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Book Antiqua" svg:font-family="&quot;Book Antiqua&quot;"/>
    <style:font-face style:name="Cambria" svg:font-family="Cambria"/>
    <style:font-face style:name="Times New Roman" svg:font-family="&quot;Times New Roman&quot;"/>
    <style:font-face style:name="Arial Bold" svg:font-family="&quot;Arial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color="#0000FF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  <style:text-properties fo:color="#FF0000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1F497D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Hyperlink_32_2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10" style:family="table-cell" style:parent-style-name="Hyperlink" style:data-style-name="N0">
      <style:table-cell-properties fo:background-color="#FFFFFF"/>
      <style:text-properties fo:color="#1F497D" fo:font-size="10pt" style:font-size-asian="10pt" style:font-size-complex="10pt" style:text-underline-style="solid" style:text-underline-type="single"/>
    </style:style>
    <style:style style:name="ce11" style:family="table-cell" style:parent-style-name="Hyperlink_32_2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12" style:family="table-cell" style:parent-style-name="Hyperlink" style:data-style-name="N0">
      <style:table-cell-properties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13" style:family="table-cell" style:parent-style-name="Normal_32_2" style:data-style-name="N0">
      <style:table-cell-properties style:vertical-align="automatic" fo:background-color="#FFFFFF"/>
      <style:text-properties fo:color="#7030A0" fo:font-size="16pt" style:font-size-asian="16pt" style:font-size-complex="16pt" fo:font-weight="bold" style:font-weight-asian="bold" style:font-weight-complex="bold"/>
    </style:style>
    <style:style style:name="ce14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5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Normal_32_3_32_2" style:data-style-name="N43">
      <style:table-cell-properties style:vertical-align="automatic" fo:background-color="#FFFFFF"/>
      <style:text-properties fo:font-size="10pt" style:font-size-asian="10pt" style:font-size-complex="10pt"/>
    </style:style>
    <style:style style:name="ce17" style:family="table-cell" style:parent-style-name="Normal_32_3_32_2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8" style:family="table-cell" style:parent-style-name="Normal_32_3_32_2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19" style:family="table-cell" style:parent-style-name="Normal_32_3_32_2" style:data-style-name="N0">
      <style:table-cell-properties style:vertical-align="middle" fo:background-color="#FFFFFF" style:repeat-content="false"/>
      <style:paragraph-properties fo:text-align="start" fo:margin-left="0cm"/>
      <style:text-properties fo:color="#9999FF" fo:font-size="12pt" style:font-size-asian="12pt" style:font-size-complex="12pt" fo:font-weight="bold" style:font-weight-asian="bold" style:font-weight-complex="bold"/>
    </style:style>
    <style:style style:name="ce20" style:family="table-cell" style:parent-style-name="Normal_32_3_32_2" style:data-style-name="N42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3_32_2" style:data-style-name="N42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4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/>
    </style:style>
    <style:style style:name="ce25" style:family="table-cell" style:parent-style-name="Normal_32_3_32_2" style:data-style-name="N42">
      <style:table-cell-properties style:vertical-align="automatic" fo:background-color="#FFFFFF"/>
      <style:text-properties fo:font-size="9pt" style:font-size-asian="9pt" style:font-size-complex="9pt"/>
    </style:style>
    <style:style style:name="ce26" style:family="table-cell" style:parent-style-name="Normal_32_3_32_2" style:data-style-name="N42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Normal_32_3_32_2" style:data-style-name="N42">
      <style:table-cell-properties fo:border-top="thin solid #000000" fo:border-bottom="none" fo:border-left="none" fo:border-right="none" style:vertical-align="automatic" fo:background-color="#FFFFFF"/>
      <style:text-properties fo:font-size="9pt" style:font-size-asian="9pt" style:font-size-complex="9pt"/>
    </style:style>
    <style:style style:name="ce28" style:family="table-cell" style:parent-style-name="Normal_32_3_32_2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9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3_32_2" style:data-style-name="N42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Normal_32_3_32_2" style:data-style-name="N42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3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3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Normal_32_3_32_2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Normal_32_3_32_2" style:data-style-name="N3">
      <style:table-cell-properties style:vertical-align="automatic" fo:background-color="#FFFFFF"/>
      <style:text-properties fo:font-size="9pt" style:font-size-asian="9pt" style:font-size-complex="9pt"/>
    </style:style>
    <style:style style:name="ce36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7" style:family="table-cell" style:parent-style-name="Normal_32_3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8" style:family="table-cell" style:parent-style-name="Normal_32_3_32_2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Comma_32_2_32_2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0" style:family="table-cell" style:parent-style-name="Comma_32_2_32_2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3_32_2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Normal_32_3_32_2" style:data-style-name="N42">
      <style:table-cell-properties style:vertical-align="automatic" fo:background-color="#FFFFFF"/>
      <style:text-properties fo:font-size="10pt" style:font-size-asian="10pt" style:font-size-complex="10pt"/>
    </style:style>
    <style:style style:name="ce43" style:family="table-cell" style:parent-style-name="Normal_32_3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Normal_32_2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Normal_32_3_32_2" style:data-style-name="N1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32_3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48" style:family="table-cell" style:parent-style-name="Normal_32_3_32_2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49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32_3_32_2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51" style:family="table-cell" style:parent-style-name="Normal_32_3_32_2" style:data-style-name="N51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32_3_32_2" style:data-style-name="N51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3" style:family="table-cell" style:parent-style-name="Normal_32_3_32_2" style:data-style-name="N0">
      <style:table-cell-properties style:vertical-align="automatic" fo:background-color="#FFFFFF"/>
      <style:text-properties fo:color="#7030A0" fo:font-size="10pt" style:font-size-asian="10pt" style:font-size-complex="10pt"/>
    </style:style>
    <style:style style:name="ce54" style:family="table-cell" style:parent-style-name="Normal_32_3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55" style:family="table-cell" style:parent-style-name="Comma_32_2_32_2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Comma_32_2_32_2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3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Normal_32_3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Normal_32_3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60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6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2" style:data-style-name="N38">
      <style:table-cell-properties style:vertical-align="automatic" fo:background-color="#FFFFFF"/>
      <style:text-properties fo:font-size="10pt" style:font-size-asian="10pt" style:font-size-complex="10pt"/>
    </style:style>
    <style:style style:name="ce6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64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65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3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67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3_32_2" style:data-style-name="N42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71" style:family="table-cell" style:parent-style-name="Normal_32_4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72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76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77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8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32_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81" style:family="table-cell" style:parent-style-name="Normal_32_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2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4" style:data-style-name="N3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4" style:family="table-cell" style:parent-style-name="Comma_32_8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Normal_32_4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87" style:family="table-cell" style:parent-style-name="Normal_32_4" style:data-style-name="N1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8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89" style:family="table-cell" style:parent-style-name="Comma_32_8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0" style:family="table-cell" style:parent-style-name="Comma_32_8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1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92" style:family="table-cell" style:parent-style-name="Comma_32_8" style:data-style-name="N38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Comma_32_8" style:data-style-name="N38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Normal_32_4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9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98" style:family="table-cell" style:parent-style-name="Normal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9" style:family="table-cell" style:parent-style-name="Percent_32_5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Normal_32_4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Percent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02" style:family="table-cell" style:parent-style-name="Percent" style:data-style-name="N36">
      <style:table-cell-properties fo:background-color="#FFFFFF"/>
      <style:text-properties fo:font-size="10pt" style:font-size-asian="10pt" style:font-size-complex="10pt"/>
    </style:style>
    <style:style style:name="ce103" style:family="table-cell" style:parent-style-name="Comma_32_3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04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4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36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4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109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0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11" style:family="table-cell" style:parent-style-name="Comma_32_8" style:data-style-name="N38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12" style:family="table-cell" style:parent-style-name="Normal_32_4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3" style:family="table-cell" style:parent-style-name="Normal_32_2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114" style:family="table-cell" style:parent-style-name="Normal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115" style:family="table-cell" style:parent-style-name="Comma_32_8" style:data-style-name="N39">
      <style:table-cell-properties fo:background-color="#FFFFFF"/>
    </style:style>
    <style:style style:name="ce116" style:family="table-cell" style:parent-style-name="Normal_32_2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117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118" style:family="table-cell" style:parent-style-name="Normal_32_2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1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22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2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25" style:family="table-cell" style:parent-style-name="Normal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26" style:family="table-cell" style:parent-style-name="Normal_Sheet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27" style:family="table-cell" style:parent-style-name="Normal_Sheet1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Sheet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29" style:family="table-cell" style:parent-style-name="Normal_Sheet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Sheet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1" style:family="table-cell" style:parent-style-name="Comma_32_3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2" style:family="table-cell" style:parent-style-name="Comma_32_3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Percent_32_2" style:data-style-name="N41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4" style:family="table-cell" style:parent-style-name="Percent_32_2" style:data-style-name="N41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36" style:family="table-cell" style:parent-style-name="Normal_Sheet1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7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38" style:family="table-cell" style:parent-style-name="Normal_Prelim_32_07-08_32_tables_32__32_charts_32_v3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39" style:family="table-cell" style:parent-style-name="Comma_32_3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0" style:family="table-cell" style:parent-style-name="Comma_32_3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1" style:family="table-cell" style:parent-style-name="Normal_Prelim_32_07-08_32_tables_32__32_charts_32_v3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3" style:family="table-cell" style:parent-style-name="Normal_32_2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144" style:family="table-cell" style:parent-style-name="Normal_32_2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45" style:family="table-cell" style:parent-style-name="Percent_32_2" style:data-style-name="N41">
      <style:table-cell-properties style:vertical-align="automatic" fo:background-color="#FFFFFF"/>
      <style:text-properties fo:font-size="10pt" style:font-size-asian="10pt" style:font-size-complex="10pt"/>
    </style:style>
    <style:style style:name="ce146" style:family="table-cell" style:parent-style-name="Percent_32_2" style:data-style-name="N41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47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8" style:family="table-cell" style:parent-style-name="Comma_32_2_32_3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9" style:family="table-cell" style:parent-style-name="Normal_32_2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0" style:family="table-cell" style:parent-style-name="Normal_1.3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1" style:family="table-cell" style:parent-style-name="Normal_1.3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3" style:family="table-cell" style:parent-style-name="Normal_Sheet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4" style:family="table-cell" style:parent-style-name="Normal_Sheet1_32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5" style:family="table-cell" style:parent-style-name="Normal_Sheet1_32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6" style:family="table-cell" style:parent-style-name="Normal_Sheet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8" style:family="table-cell" style:parent-style-name="Percent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9" style:family="table-cell" style:parent-style-name="Percent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0" style:family="table-cell" style:parent-style-name="Percent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62" style:family="table-cell" style:parent-style-name="Normal_Sheet4" style:data-style-name="N2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3" style:family="table-cell" style:parent-style-name="Normal_32_2" style:data-style-name="N37">
      <style:table-cell-properties style:vertical-align="automatic" fo:background-color="#FFFFFF"/>
      <style:text-properties fo:font-size="10pt" style:font-size-asian="10pt" style:font-size-complex="10pt"/>
    </style:style>
    <style:style style:name="ce16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65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 fo:font-style="italic" style:font-style-asian="italic" style:font-style-complex="italic"/>
    </style:style>
    <style:style style:name="ce166" style:family="table-cell" style:parent-style-name="Normal_32_2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167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68" style:family="table-cell" style:parent-style-name="Comma_32_3" style:data-style-name="N4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text-position="33%"/>
    </style:style>
    <style:style style:name="ce170" style:family="table-cell" style:parent-style-name="Comma_32_3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1" style:family="table-cell" style:parent-style-name="Normal_Prelim_32_07-08_32_tables_32__32_charts_32_v3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173" style:family="table-cell" style:parent-style-name="Normal_32_2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74" style:family="table-cell" style:parent-style-name="Normal_32_3_32_2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175" style:family="table-cell" style:parent-style-name="Normal_32_2" style:data-style-name="N0">
      <style:table-cell-properties style:vertical-align="middle" fo:background-color="#FFFFFF"/>
      <style:text-properties fo:font-size="12pt" style:font-size-asian="12pt" style:font-size-complex="12pt"/>
    </style:style>
    <style:style style:name="ce17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7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9" style:family="table-cell" style:parent-style-name="Normal_32_2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0" style:family="table-cell" style:parent-style-name="Comma_32_3" style:data-style-name="N38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1" style:family="table-cell" style:parent-style-name="Comma_32_3" style:data-style-name="N38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2" style:family="table-cell" style:parent-style-name="Comma_32_3" style:data-style-name="N44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3" style:family="table-cell" style:parent-style-name="Normal_32_2" style:data-style-name="N45">
      <style:table-cell-properties style:vertical-align="automatic" fo:background-color="#FFFFFF"/>
      <style:text-properties fo:font-size="10pt" style:font-size-asian="10pt" style:font-size-complex="10pt"/>
    </style:style>
    <style:style style:name="ce184" style:family="table-cell" style:parent-style-name="Normal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5" style:family="table-cell" style:parent-style-name="Default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6" style:family="table-cell" style:parent-style-name="Percent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7" style:family="table-cell" style:parent-style-name="Percent" style:data-style-name="N41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8" style:family="table-cell" style:parent-style-name="Comma_32_3" style:data-style-name="N38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9" style:family="table-cell" style:parent-style-name="Comma_32_3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0" style:family="table-cell" style:parent-style-name="Normal_32_2" style:data-style-name="N36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1" style:family="table-cell" style:parent-style-name="Percent" style:data-style-name="N36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2" style:family="table-cell" style:parent-style-name="Normal_32_2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3" style:family="table-cell" style:parent-style-name="Normal_32_2" style:data-style-name="N36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4" style:family="table-cell" style:parent-style-name="Comma_32_3" style:data-style-name="N40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95" style:family="table-cell" style:parent-style-name="Comma_32_3" style:data-style-name="N4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96" style:family="table-cell" style:parent-style-name="Normal_1.4" style:data-style-name="N1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97" style:family="table-cell" style:parent-style-name="Normal_1.4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99" style:family="table-cell" style:parent-style-name="Comma_32_3" style:data-style-name="N40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00" style:family="table-cell" style:parent-style-name="Comma_32_3" style:data-style-name="N4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01" style:family="table-cell" style:parent-style-name="Normal_1.4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0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.353cm"/>
    </style:style>
    <style:style style:name="ce203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206" style:family="table-cell" style:parent-style-name="Comma_32_3" style:data-style-name="N40">
      <style:table-cell-properties fo:background-color="#FFFFFF"/>
      <style:text-properties fo:font-size="10pt" style:font-size-asian="10pt" style:font-size-complex="10pt"/>
    </style:style>
    <style:style style:name="ce207" style:family="table-cell" style:parent-style-name="Normal_32_2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08" style:family="table-cell" style:parent-style-name="Comma_32_3" style:data-style-name="N40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09" style:family="table-cell" style:parent-style-name="Comma_32_3" style:data-style-name="N40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11" style:family="table-cell" style:parent-style-name="Default" style:data-style-name="N40">
      <style:table-cell-properties fo:background-color="#FFFFFF"/>
    </style:style>
    <style:style style:name="ce212" style:family="table-cell" style:parent-style-name="Comma_32_3" style:data-style-name="N44">
      <style:table-cell-properties fo:background-color="#FFFFFF"/>
      <style:text-properties fo:font-size="10pt" style:font-size-asian="10pt" style:font-size-complex="10pt"/>
    </style:style>
    <style:style style:name="ce213" style:family="table-cell" style:parent-style-name="Comma_32_3" style:data-style-name="N44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4" style:family="table-cell" style:parent-style-name="Comma_32_3" style:data-style-name="N44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16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/>
    </style:style>
    <style:style style:name="ce21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 fo:font-style="italic" style:font-style-asian="italic" style:font-style-complex="italic"/>
    </style:style>
    <style:style style:name="ce218" style:family="table-cell" style:parent-style-name="Comma_32_3" style:data-style-name="N4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19" style:family="table-cell" style:parent-style-name="Comma_32_3" style:data-style-name="N4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40">
      <style:table-cell-properties style:vertical-align="automatic" fo:background-color="#FFFFFF"/>
      <style:text-properties fo:font-size="10pt" style:font-size-asian="10pt" style:font-size-complex="10pt"/>
    </style:style>
    <style:style style:name="ce221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222" style:family="table-cell" style:parent-style-name="Normal_32_2" style:data-style-name="N0">
      <style:table-cell-properties style:vertical-align="automatic" fo:background-color="#FFFFFF"/>
      <style:text-properties fo:color="#FF0000" fo:font-size="16pt" style:font-size-asian="16pt" style:font-size-complex="16pt" fo:font-weight="bold" style:font-weight-asian="bold" style:font-weight-complex="bold"/>
    </style:style>
    <style:style style:name="ce223" style:family="table-cell" style:parent-style-name="Normal_32_2" style:data-style-name="N0">
      <style:table-cell-properties style:vertical-align="middle" fo:background-color="#FFFFFF"/>
      <style:text-properties fo:color="#009999" fo:font-size="12pt" style:font-size-asian="12pt" style:font-size-complex="12pt" fo:font-weight="bold" style:font-weight-asian="bold" style:font-weight-complex="bold"/>
    </style:style>
    <style:style style:name="ce224" style:family="table-cell" style:parent-style-name="Normal_32_2" style:data-style-name="N0">
      <style:table-cell-properties style:vertical-align="middle" fo:background-color="#FFFFFF"/>
      <style:text-properties fo:color="#009999" fo:font-size="12pt" style:font-size-asian="12pt" style:font-size-complex="12pt"/>
    </style:style>
    <style:style style:name="ce225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26" style:family="table-cell" style:parent-style-name="Normal_32_2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27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9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230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31" style:family="table-cell" style:parent-style-name="Normal_32_3_32_2" style:data-style-name="N42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2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3" style:family="table-cell" style:parent-style-name="Normal_32_3_32_2" style:data-style-name="N42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4" style:family="table-cell" style:parent-style-name="Normal_32_3_32_2" style:data-style-name="N42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5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236" style:family="table-cell" style:parent-style-name="Comma_32_5_32_2" style:data-style-name="N38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7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238" style:family="table-cell" style:parent-style-name="Comma_32_5_32_2" style:data-style-name="N38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39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Comma_32_2_32_2" style:data-style-name="N4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2" style:family="table-cell" style:parent-style-name="Normal_Sheet3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3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44" style:family="table-cell" style:parent-style-name="Normal_32_2" style:data-style-name="N3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245" style:family="table-cell" style:parent-style-name="Normal_32_3_32_2" style:data-style-name="N3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246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/>
    </style:style>
    <style:style style:name="ce247" style:family="table-cell" style:parent-style-name="Comma_32_5_32_2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8" style:family="table-cell" style:parent-style-name="Comma_32_5_32_2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49" style:family="table-cell" style:parent-style-name="Normal_32_2" style:data-style-name="N37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250" style:family="table-cell" style:parent-style-name="Normal_32_2" style:data-style-name="N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51" style:family="table-cell" style:parent-style-name="Normal_32_2" style:data-style-name="N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52" style:family="table-cell" style:parent-style-name="Comma_32_2_32_2" style:data-style-name="N46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53" style:family="table-cell" style:parent-style-name="Normal_Sheet3" style:data-style-name="N36">
      <style:table-cell-properties style:vertical-align="middle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54" style:family="table-cell" style:parent-style-name="Comma_32_2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55" style:family="table-cell" style:parent-style-name="Normal_32_2" style:data-style-name="N36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256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7" style:family="table-cell" style:parent-style-name="Comma_32_2_32_3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59" style:family="table-cell" style:parent-style-name="Comma_32_2_32_2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60" style:family="table-cell" style:parent-style-name="Comma_32_2_32_2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61" style:family="table-cell" style:parent-style-name="Normal_32_2" style:data-style-name="N38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262" style:family="table-cell" style:parent-style-name="Comma_32_2_32_2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63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64" style:family="table-cell" style:parent-style-name="Normal_32_2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 style:text-position="33%"/>
    </style:style>
    <style:style style:name="ce266" style:family="table-cell" style:parent-style-name="Normal_Proportion_32_on_32_income_32_spent_32_on_32_housing" style:data-style-name="N38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67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68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69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 style:text-position="33%"/>
    </style:style>
    <style:style style:name="ce270" style:family="table-cell" style:parent-style-name="Normal_Proportion_32_on_32_income_32_spent_32_on_32_housing" style:data-style-name="N0">
      <style:table-cell-properties style:vertical-align="automatic" fo:background-color="#FFFFFF"/>
      <style:text-properties fo:color="#FFFFCC" fo:font-size="10pt" style:font-size-asian="10pt" style:font-size-complex="10pt"/>
    </style:style>
    <style:style style:name="ce271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72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73" style:family="table-cell" style:parent-style-name="Normal_AT1.6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74" style:family="table-cell" style:parent-style-name="Normal_AT1.6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75" style:family="table-cell" style:parent-style-name="Normal_AT1.6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76" style:family="table-cell" style:parent-style-name="Normal_AT1.6" style:data-style-name="N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77" style:family="table-cell" style:parent-style-name="Default" style:data-style-name="N0">
      <style:table-cell-properties fo:background-color="#FFFFFF"/>
    </style:style>
    <style:style style:name="ce278" style:family="table-cell" style:parent-style-name="Normal_32_3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/>
    </style:style>
    <style:style style:name="ce279" style:family="table-cell" style:parent-style-name="Comma_32_2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80" style:family="table-cell" style:parent-style-name="Normal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81" style:family="table-cell" style:parent-style-name="Normal_32_2" style:data-style-name="N40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282" style:family="table-cell" style:parent-style-name="Normal_32_3_32_2" style:data-style-name="N40">
      <style:table-cell-properties style:vertical-align="automatic" fo:background-color="#FFFFFF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/>
    </style:style>
    <style:style style:name="ce283" style:family="table-cell" style:parent-style-name="Normal_32_2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84" style:family="table-cell" style:parent-style-name="Normal_32_3_32_2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/>
    </style:style>
    <style:style style:name="ce285" style:family="table-cell" style:parent-style-name="Normal_32_3_32_2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286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87" style:family="table-cell" style:parent-style-name="Normal_AT1.8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88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89" style:family="table-cell" style:parent-style-name="Normal_AT1.8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90" style:family="table-cell" style:parent-style-name="Percen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91" style:family="table-cell" style:parent-style-name="Normal_AT1.8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92" style:family="table-cell" style:parent-style-name="Normal_AT1.8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93" style:family="table-cell" style:parent-style-name="Normal_AT1.8_1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9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95" style:family="table-cell" style:parent-style-name="Normal_AT1.8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96" style:family="table-cell" style:parent-style-name="Percen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97" style:family="table-cell" style:parent-style-name="Normal_AT1.8_1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98" style:family="table-cell" style:parent-style-name="Normal_AT1.8_1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99" style:family="table-cell" style:parent-style-name="Comma_32_2_32_3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00" style:family="table-cell" style:parent-style-name="Comma_32_2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style:vertical-align="automatic" fo:background-color="#FFFFFF"/>
    </style:style>
    <style:style style:name="ce302" style:family="table-cell" style:parent-style-name="Normal_AT1.8_1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03" style:family="table-cell" style:parent-style-name="Normal_AT1.8_1" style:data-style-name="N43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04" style:family="table-cell" style:parent-style-name="Normal_32_2" style:data-style-name="N0">
      <style:table-cell-properties style:vertical-align="automatic" fo:wrap-option="wra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05" style:family="table-cell" style:parent-style-name="Normal_AT1.8_1" style:data-style-name="N41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06" style:family="table-cell" style:parent-style-name="Normal_AT1.8_1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07" style:family="table-cell" style:parent-style-name="Default" style:data-style-name="N36">
      <style:table-cell-properties style:vertical-align="automatic" fo:background-color="#FFFFFF"/>
    </style:style>
    <style:style style:name="ce308" style:family="table-cell" style:parent-style-name="Normal_AT1.8_1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09" style:family="table-cell" style:parent-style-name="Normal_Prelim_32_07-08_32_tables_32__32_charts_32_v3" style:data-style-name="N4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10" style:family="table-cell" style:parent-style-name="Normal_AT1.8_1" style:data-style-name="N1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11" style:family="table-cell" style:parent-style-name="Percent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12" style:family="table-cell" style:parent-style-name="Normal_AT1.8_1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13" style:family="table-cell" style:parent-style-name="Percent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14" style:family="table-cell" style:parent-style-name="Normal_32_2" style:data-style-name="N1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15" style:family="table-cell" style:parent-style-name="Percen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16" style:family="table-cell" style:parent-style-name="Comma_32_2_32_2" style:data-style-name="N4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17" style:family="table-cell" style:parent-style-name="Default" style:data-style-name="N0">
      <style:table-cell-properties fo:background-color="#FFFFFF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Percent" style:data-style-name="N36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1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 fo:font-weight="bold" style:font-weight-asian="bold" style:font-weight-complex="bold"/>
    </style:style>
    <style:style style:name="ce32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21" style:family="table-cell" style:parent-style-name="Normal_32_2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22" style:family="table-cell" style:parent-style-name="Normal_32_2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23" style:family="table-cell" style:parent-style-name="Normal_32_3_32_3" style:data-style-name="N47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24" style:family="table-cell" style:parent-style-name="Comma_32_2_32_3" style:data-style-name="N4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25" style:family="table-cell" style:parent-style-name="Normal_32_3_32_3" style:data-style-name="N47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26" style:family="table-cell" style:parent-style-name="Normal_32_2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27" style:family="table-cell" style:parent-style-name="Normal_32_2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28" style:family="table-cell" style:parent-style-name="Normal_32_2_32_2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29" style:family="table-cell" style:parent-style-name="Normal_32_3_32_3" style:data-style-name="N0">
      <style:table-cell-properties style:vertical-align="automatic" fo:background-color="#FFFFFF"/>
    </style:style>
    <style:style style:name="ce33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31" style:family="table-cell" style:parent-style-name="Normal_32_2_32_2" style:data-style-name="N0">
      <style:table-cell-properties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332" style:family="table-cell" style:parent-style-name="Normal_32_3_32_3" style:data-style-name="N1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33" style:family="table-cell" style:parent-style-name="Comma_32_2_32_2_32_2_32_2" style:data-style-name="N4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34" style:family="table-cell" style:parent-style-name="Normal_32_3_32_3" style:data-style-name="N37">
      <style:table-cell-properties style:vertical-align="automatic" fo:background-color="#FFFFFF"/>
    </style:style>
    <style:style style:name="ce335" style:family="table-cell" style:parent-style-name="Normal_32_2_32_2" style:data-style-name="N22">
      <style:table-cell-properties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336" style:family="table-cell" style:parent-style-name="Normal_32_2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337" style:family="table-cell" style:parent-style-name="Normal_32_3_32_3" style:data-style-name="N1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38" style:family="table-cell" style:parent-style-name="Comma_32_2_32_2_32_2_32_2" style:data-style-name="N46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39" style:family="table-cell" style:parent-style-name="Normal_32_2" style:data-style-name="N1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40" style:family="table-cell" style:parent-style-name="Percent_32_2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41" style:family="table-cell" style:parent-style-name="Normal_32_2" style:data-style-name="N3">
      <style:table-cell-properties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342" style:family="table-cell" style:parent-style-name="Percent_32_2_32_2" style:data-style-name="N4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43" style:family="table-cell" style:parent-style-name="Comma_32_2_32_3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4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345" style:family="table-cell" style:parent-style-name="Normal_32_2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346" style:family="table-cell" style:parent-style-name="Normal_32_2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347" style:family="table-cell" style:parent-style-name="Normal_32_3_32_3" style:data-style-name="N1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48" style:family="table-cell" style:parent-style-name="Comma_32_2_32_2_32_2_32_2" style:data-style-name="N46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49" style:family="table-cell" style:parent-style-name="Comma_32_2_32_2_32_2_32_2" style:data-style-name="N38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50" style:family="table-cell" style:parent-style-name="Normal_32_3_32_3" style:data-style-name="N0">
      <style:table-cell-properties style:vertical-align="middle" fo:background-color="#FFFFFF" style:repeat-content="false"/>
      <style:paragraph-properties fo:text-align="start" fo:margin-left="1.059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1" style:family="table-cell" style:parent-style-name="Comma_32_2_32_2_32_2_32_2" style:data-style-name="N38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52" style:family="table-cell" style:parent-style-name="Normal_32_3_32_3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53" style:family="table-cell" style:parent-style-name="Normal_32_3_32_2" style:data-style-name="N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54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55" style:family="table-cell" style:parent-style-name="Normal_Sheet1_32_2" style:data-style-name="N1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56" style:family="table-cell" style:parent-style-name="Normal_Sheet1_32_2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5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1.059cm"/>
      <style:text-properties fo:font-size="10pt" style:font-size-asian="10pt" style:font-size-complex="10pt"/>
    </style:style>
    <style:style style:name="ce359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60" style:family="table-cell" style:parent-style-name="Normal_FA1201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61" style:family="table-cell" style:parent-style-name="Normal_32_2" style:data-style-name="N42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2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63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64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365" style:family="table-cell" style:parent-style-name="Normal_32_3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66" style:family="table-cell" style:parent-style-name="Normal_32_3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67" style:family="table-cell" style:parent-style-name="Normal_32_3_32_2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368" style:family="table-cell" style:parent-style-name="Normal_32_3_32_2" style:data-style-name="N0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69" style:family="table-cell" style:parent-style-name="Normal_32_3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70" style:family="table-cell" style:parent-style-name="Normal_32_3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71" style:family="table-cell" style:parent-style-name="Normal_32_2" style:data-style-name="N0">
      <style:table-cell-properties style:vertical-align="automatic" fo:wrap-option="wrap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372" style:family="table-cell" style:parent-style-name="Normal_32_3_32_2" style:data-style-name="N0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373" style:family="table-cell" style:parent-style-name="Normal_32_3_32_2" style:data-style-name="N1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74" style:family="table-cell" style:parent-style-name="Normal_32_3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375" style:family="table-cell" style:parent-style-name="Normal_32_3_32_2" style:data-style-name="N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76" style:family="table-cell" style:parent-style-name="Normal_32_3_32_2" style:data-style-name="N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377" style:family="table-cell" style:parent-style-name="Normal_Sheet1_32_2" style:data-style-name="N2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78" style:family="table-cell" style:parent-style-name="Normal_32_3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79" style:family="table-cell" style:parent-style-name="Normal_32_3_32_2" style:data-style-name="N0">
      <style:table-cell-properties fo:border-top="thin solid #000000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/>
    </style:style>
    <style:style style:name="ce380" style:family="table-cell" style:parent-style-name="Normal_32_3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81" style:family="table-cell" style:parent-style-name="Normal_32_3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82" style:family="table-cell" style:parent-style-name="Normal_32_2" style:data-style-name="N0">
      <style:table-cell-properties style:vertical-align="automatic" fo:background-color="#FFFFFF"/>
      <style:text-properties fo:color="#FF0000" fo:font-size="14pt" style:font-size-asian="14pt" style:font-size-complex="14pt" fo:font-weight="bold" style:font-weight-asian="bold" style:font-weight-complex="bold"/>
    </style:style>
    <style:style style:name="ce383" style:family="table-cell" style:parent-style-name="Normal_32_3_32_2" style:data-style-name="N42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84" style:family="table-cell" style:parent-style-name="Normal_32_3_32_2" style:data-style-name="N42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85" style:family="table-cell" style:parent-style-name="Normal_Proportion_32_on_32_income_32_spent_32_on_32_housing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386" style:family="table-cell" style:parent-style-name="Normal_Proportion_32_on_32_income_32_spent_32_on_32_housing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387" style:family="table-cell" style:parent-style-name="Normal_Proportion_32_on_32_income_32_spent_32_on_32_housing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88" style:family="table-cell" style:parent-style-name="Comma_32_2_32_2_32_2_32_2" style:data-style-name="N38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89" style:family="table-cell" style:parent-style-name="Comma_32_2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90" style:family="table-cell" style:parent-style-name="Comma_32_2_32_2_32_2_32_2" style:data-style-name="N38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91" style:family="table-cell" style:parent-style-name="Normal_Proportion_32_on_32_income_32_spent_32_on_32_housing" style:data-style-name="N38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392" style:family="table-cell" style:parent-style-name="Normal_tabA1.1-1.16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93" style:family="table-cell" style:parent-style-name="Normal_Proportion_32_on_32_income_32_spent_32_on_32_housing" style:data-style-name="N0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39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weight="bold" style:font-weight-asian="bold" style:font-weight-complex="bold"/>
    </style:style>
    <style:style style:name="ce395" style:family="table-cell" style:parent-style-name="Normal_32_3_32_2" style:data-style-name="N42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96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97" style:family="table-cell" style:parent-style-name="Comma_32_2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98" style:family="table-cell" style:parent-style-name="Comma_32_2_32_3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99" style:family="table-cell" style:parent-style-name="Comma_32_2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00" style:family="table-cell" style:parent-style-name="Comma_32_5_32_2" style:data-style-name="N48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01" style:family="table-cell" style:parent-style-name="Normal_32_2" style:data-style-name="N45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402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03" style:family="table-cell" style:parent-style-name="Comma_32_2_32_3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0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405" style:family="table-cell" style:parent-style-name="Comma_32_2_32_3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06" style:family="table-cell" style:parent-style-name="Normal_Proportion_32_on_32_income_32_spent_32_on_32_housing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407" style:family="table-cell" style:parent-style-name="Normal_Proportion_32_on_32_income_32_spent_32_on_32_housing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0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40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410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411" style:family="table-cell" style:parent-style-name="Normal_32_3_32_3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412" style:family="table-cell" style:parent-style-name="Normal_32_3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413" style:family="table-cell" style:parent-style-name="Normal_32_3_32_3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14" style:family="table-cell" style:parent-style-name="Normal_32_3_32_3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15" style:family="table-cell" style:parent-style-name="Normal_32_3_32_3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16" style:family="table-cell" style:parent-style-name="Normal_32_3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17" style:family="table-cell" style:parent-style-name="Normal_32_3_32_3" style:data-style-name="N0">
      <style:table-cell-properties style:vertical-align="automatic" fo:wrap-option="wrap" fo:background-color="#FFFFFF"/>
    </style:style>
    <style:style style:name="ce418" style:family="table-cell" style:parent-style-name="Normal_32_3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19" style:family="table-cell" style:parent-style-name="Normal_32_3_32_3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420" style:family="table-cell" style:parent-style-name="Normal_32_3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21" style:family="table-cell" style:parent-style-name="Normal_32_3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22" style:family="table-cell" style:parent-style-name="Normal_32_3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23" style:family="table-cell" style:parent-style-name="Normal_32_3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24" style:family="table-cell" style:parent-style-name="Normal_32_3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25" style:family="table-cell" style:parent-style-name="Normal_32_3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26" style:family="table-cell" style:parent-style-name="Normal_32_3_32_3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27" style:family="table-cell" style:parent-style-name="Normal_32_3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28" style:family="table-cell" style:parent-style-name="Normal_32_3_32_3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29" style:family="table-cell" style:parent-style-name="Normal_32_3_32_3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430" style:family="table-cell" style:parent-style-name="Normal_32_3_32_3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31" style:family="table-cell" style:parent-style-name="Normal_32_3_32_3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32" style:family="table-cell" style:parent-style-name="Normal_32_3_32_3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3" style:family="table-cell" style:parent-style-name="Normal_32_3_32_3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434" style:family="table-cell" style:parent-style-name="Normal_32_3_32_3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35" style:family="table-cell" style:parent-style-name="Normal_32_2" style:data-style-name="N0">
      <style:table-cell-properties style:vertical-align="automatic" fo:background-color="#FFFFFF"/>
      <style:text-properties fo:color="#009999" fo:font-size="12pt" style:font-size-asian="12pt" style:font-size-complex="12pt" fo:font-weight="bold" style:font-weight-asian="bold" style:font-weight-complex="bold"/>
    </style:style>
    <style:style style:name="ce436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37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38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39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440" style:family="table-cell" style:parent-style-name="Normal_Sheet5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41" style:family="table-cell" style:parent-style-name="Normal_Sheet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42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43" style:family="table-cell" style:parent-style-name="Normal_Sheet5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44" style:family="table-cell" style:parent-style-name="Normal_Sheet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45" style:family="table-cell" style:parent-style-name="Normal_32_2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46" style:family="table-cell" style:parent-style-name="Normal_Sheet5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47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48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49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50" style:family="table-cell" style:parent-style-name="Normal_Sheet5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51" style:family="table-cell" style:parent-style-name="Normal_Sheet5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52" style:family="table-cell" style:parent-style-name="Normal_32_2" style:data-style-name="N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453" style:family="table-cell" style:parent-style-name="Comma_32_2_32_2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54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55" style:family="table-cell" style:parent-style-name="Comma_32_2_32_2" style:data-style-name="N40">
      <style:table-cell-properties fo:background-color="#FFFFFF"/>
      <style:text-properties fo:font-size="10pt" style:font-size-asian="10pt" style:font-size-complex="10pt"/>
    </style:style>
    <style:style style:name="ce456" style:family="table-cell" style:parent-style-name="Comma_32_2_32_2" style:data-style-name="N40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/>
    </style:style>
    <style:style style:name="ce457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458" style:family="table-cell" style:parent-style-name="Percent" style:data-style-name="N36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/>
    </style:style>
    <style:style style:name="ce459" style:family="table-cell" style:parent-style-name="Normal_AT1.13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60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461" style:family="table-cell" style:parent-style-name="Normal_AT1.13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462" style:family="table-cell" style:parent-style-name="Normal_AT1.1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63" style:family="table-cell" style:parent-style-name="Normal_AT1.13" style:data-style-name="N49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64" style:family="table-cell" style:parent-style-name="Normal_AT1.13" style:data-style-name="N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65" style:family="table-cell" style:parent-style-name="Normal_AT1.13" style:data-style-name="N50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66" style:family="table-cell" style:parent-style-name="Normal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67" style:family="table-cell" style:parent-style-name="Normal_32_2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68" style:family="table-cell" style:parent-style-name="Normal_32_2" style:data-style-name="N0">
      <style:table-cell-properties style:vertical-align="middle" fo:wrap-option="wrap" fo:background-color="#FFFFFF"/>
      <style:text-properties fo:color="#009999" fo:font-size="12pt" style:font-size-asian="12pt" style:font-size-complex="12pt" fo:font-weight="bold" style:font-weight-asian="bold" style:font-weight-complex="bold"/>
    </style:style>
    <style:style style:name="ce46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0pt" style:font-size-asian="10pt" style:font-size-complex="10pt"/>
    </style:style>
    <style:style style:name="ce470" style:family="table-cell" style:parent-style-name="Normal_32_2" style:data-style-name="N38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7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7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73" style:family="table-cell" style:parent-style-name="Comma_32_3" style:data-style-name="N46">
      <style:table-cell-properties fo:background-color="#FFFFFF"/>
      <style:text-properties fo:font-size="10pt" style:font-size-asian="10pt" style:font-size-complex="10pt"/>
    </style:style>
    <style:style style:name="ce474" style:family="table-cell" style:parent-style-name="Comma_32_3" style:data-style-name="N4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7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476" style:family="table-cell" style:parent-style-name="Comma_32_3" style:data-style-name="N46">
      <style:table-cell-properties fo:border-top="thin solid #000000" fo:border-bottom="none" fo:border-left="none" fo:border-right="none" fo:background-color="#FFFFFF"/>
      <style:text-properties fo:font-size="10pt" style:font-size-asian="10pt" style:font-size-complex="10pt"/>
    </style:style>
    <style:style style:name="ce477" style:family="table-cell" style:parent-style-name="Normal_32_2" style:data-style-name="N3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478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479" style:family="table-cell" style:parent-style-name="Normal_32_2" style:data-style-name="N4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480" style:family="table-cell" style:parent-style-name="Normal_32_8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481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482" style:family="table-cell" style:parent-style-name="Normal_32_10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83" style:family="table-cell" style:parent-style-name="Normal_32_2_32_2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84" style:family="table-cell" style:parent-style-name="Normal_32_2_32_2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85" style:family="table-cell" style:parent-style-name="Normal_32_2_32_2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486" style:family="table-cell" style:parent-style-name="Normal_32_10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487" style:family="table-cell" style:parent-style-name="Normal_32_2_32_2_32_2" style:data-style-name="N0">
      <style:table-cell-properties fo:border-top="thin solid #000000" fo:border-bottom="none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88" style:family="table-cell" style:parent-style-name="Normal_32_2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89" style:family="table-cell" style:parent-style-name="Normal_32_2_32_4" style:data-style-name="N0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/>
    </style:style>
    <style:style style:name="ce490" style:family="table-cell" style:parent-style-name="Normal_32_2_32_4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91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92" style:family="table-cell" style:parent-style-name="Normal_32_2_32_2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93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94" style:family="table-cell" style:parent-style-name="Normal_Religion" style:data-style-name="N0">
      <style:table-cell-properties fo:border-top="none" fo:border-bottom="thin solid #FFFFFF" fo:border-left="none" fo:border-right="none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95" style:family="table-cell" style:parent-style-name="Normal_32_10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96" style:family="table-cell" style:parent-style-name="Normal_Religion" style:data-style-name="N0">
      <style:table-cell-properties fo:border-top="thin solid #FFFFFF" fo:border-bottom="thin solid #FFFFFF" fo:border-left="none" fo:border-right="none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97" style:family="table-cell" style:parent-style-name="Normal_Religion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98" style:family="table-cell" style:parent-style-name="Normal_32_2_32_2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99" style:family="table-cell" style:parent-style-name="Normal_32_10" style:data-style-name="N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00" style:family="table-cell" style:parent-style-name="Comma_32_3_32_2_32_3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01" style:family="table-cell" style:parent-style-name="Comma_32_3_32_2_32_3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02" style:family="table-cell" style:parent-style-name="Comma_32_3_32_2_32_3" style:data-style-name="N4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03" style:family="table-cell" style:parent-style-name="Normal_32_10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04" style:family="table-cell" style:parent-style-name="Normal_32_2_32_2_32_2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505" style:family="table-cell" style:parent-style-name="Normal_32_2_32_2_32_2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06" style:family="table-cell" style:parent-style-name="Normal_32_2_32_2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07" style:family="table-cell" style:parent-style-name="Normal_32_10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08" style:family="table-cell" style:parent-style-name="Normal_32_2_32_2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09" style:family="table-cell" style:parent-style-name="Normal_32_8" style:data-style-name="N36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510" style:family="table-cell" style:parent-style-name="Normal_32_2_32_2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511" style:family="table-cell" style:parent-style-name="Comma_32_3_32_2_32_3" style:data-style-name="N4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12" style:family="table-cell" style:parent-style-name="Normal_32_2_32_2_32_2" style:data-style-name="N4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513" style:family="table-cell" style:parent-style-name="Normal_Benefit_32_uni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14" style:family="table-cell" style:parent-style-name="Normal_32_3_32_2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515" style:family="table-cell" style:parent-style-name="Comma_32_3_32_2_32_3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16" style:family="table-cell" style:parent-style-name="Normal_32_2_32_2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517" style:family="table-cell" style:parent-style-name="Normal_32_2_32_2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518" style:family="table-cell" style:parent-style-name="Normal_32_8" style:data-style-name="N0">
      <style:table-cell-properties style:vertical-align="automatic" fo:background-color="#FFFFFF"/>
      <style:text-properties fo:color="#FF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19" style:family="table-cell" style:parent-style-name="Normal_32_2_32_4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2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521" style:family="table-cell" style:parent-style-name="Normal_32_2_32_4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22" style:family="table-cell" style:parent-style-name="Normal_32_2_32_4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23" style:family="table-cell" style:parent-style-name="Normal_32_2_32_4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24" style:family="table-cell" style:parent-style-name="Normal_32_2_32_4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25" style:family="table-cell" style:parent-style-name="Normal_32_2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26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27" style:family="table-cell" style:parent-style-name="Normal_Sheet5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28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29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30" style:family="table-cell" style:parent-style-name="Percen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31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32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533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534" style:family="table-cell" style:parent-style-name="Normal_Sheet1_32_2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35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36" style:family="table-cell" style:parent-style-name="Comma_32_2_32_2" style:data-style-name="N4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37" style:family="table-cell" style:parent-style-name="Normal_Sheet1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38" style:family="table-cell" style:parent-style-name="Comma_32_2_32_2" style:data-style-name="N4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39" style:family="table-cell" style:parent-style-name="Comma_32_2_32_2" style:data-style-name="N4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40" style:family="table-cell" style:parent-style-name="Normal_32_2" style:data-style-name="N3">
      <style:table-cell-properties fo:border-top="thin solid #000000" fo:border-bottom="none" fo:border-left="none" fo:border-right="none"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541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542" style:family="table-cell" style:parent-style-name="Normal_32_2" style:data-style-name="N0">
      <style:table-cell-properties style:vertical-align="top" fo:wrap-option="wrap" fo:background-color="#FFFFFF"/>
      <style:text-properties fo:font-size="9pt" style:font-size-asian="9pt" style:font-size-complex="9pt"/>
    </style:style>
    <style:style style:name="ce543" style:family="table-cell" style:parent-style-name="Normal_32_2" style:data-style-name="N5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44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545" style:family="table-cell" style:parent-style-name="Comma_32_4" style:data-style-name="N38">
      <style:table-cell-properties fo:background-color="#FFFFFF"/>
    </style:style>
    <style:style style:name="ce546" style:family="table-cell" style:parent-style-name="Comma_32_4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47" style:family="table-cell" style:parent-style-name="Normal_32_2" style:data-style-name="N0">
      <style:table-cell-properties style:vertical-align="middle" fo:wrap-option="wrap" fo:background-color="#FFFFFF"/>
      <style:text-properties style:font-name="Arial Bold" style:font-name-asian="Arial Bold" style:font-name-complex="Arial Bold" fo:font-size="9pt" style:font-size-asian="9pt" style:font-size-complex="9pt" fo:font-weight="bold" style:font-weight-asian="bold" style:font-weight-complex="bold"/>
    </style:style>
    <style:style style:name="ce548" style:family="table-cell" style:parent-style-name="Comma_32_4" style:data-style-name="N38">
      <style:table-cell-properties style:vertical-align="middle" fo:background-color="#FFFFFF"/>
    </style:style>
    <style:style style:name="ce549" style:family="table-cell" style:parent-style-name="Normal_32_2" style:data-style-name="N0">
      <style:table-cell-properties style:vertical-align="middle" fo:wrap-option="wrap" fo:background-color="#FFFFFF"/>
      <style:text-properties fo:font-size="10pt" style:font-size-asian="10pt" style:font-size-complex="10pt"/>
    </style:style>
    <style:style style:name="ce550" style:family="table-cell" style:parent-style-name="Comma_32_4" style:data-style-name="N38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551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52" style:family="table-cell" style:parent-style-name="Normal_32_2" style:data-style-name="N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53" style:family="table-cell" style:parent-style-name="Comma_32_4" style:data-style-name="N38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54" style:family="table-cell" style:parent-style-name="Normal_32_2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55" style:family="table-cell" style:parent-style-name="Normal_32_2" style:data-style-name="N21">
      <style:table-cell-properties style:vertical-align="automatic" fo:background-color="#FFFFFF"/>
      <style:text-properties fo:font-size="10pt" style:font-size-asian="10pt" style:font-size-complex="10pt"/>
    </style:style>
    <style:style style:name="ce556" style:family="table-cell" style:parent-style-name="Default" style:data-style-name="N0">
      <style:table-cell-properties style:vertical-align="middle" fo:background-color="#FFFFFF"/>
    </style:style>
    <style:style style:name="ce557" style:family="table-cell" style:parent-style-name="Normal_AT1.13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 Bold" style:font-name-asian="Arial Bold" style:font-name-complex="Arial Bold" fo:font-size="9pt" style:font-size-asian="9pt" style:font-size-complex="9pt" fo:font-weight="bold" style:font-weight-asian="bold" style:font-weight-complex="bold"/>
    </style:style>
    <style:style style:name="ce558" style:family="table-cell" style:parent-style-name="Normal_AT1.13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559" style:family="table-cell" style:parent-style-name="Normal_AT1.13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60" style:family="table-cell" style:parent-style-name="Normal_AT1.13" style:data-style-name="N0">
      <style:table-cell-properties style:vertical-align="top" fo:wrap-option="wrap" fo:background-color="#FFFFFF"/>
      <style:text-properties fo:font-size="9pt" style:font-size-asian="9pt" style:font-size-complex="9pt"/>
    </style:style>
    <style:style style:name="ce561" style:family="table-cell" style:parent-style-name="Normal_AT1.13" style:data-style-name="N5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6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563" style:family="table-cell" style:parent-style-name="Normal_AT1.17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564" style:family="table-cell" style:parent-style-name="Normal_AT1.17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565" style:family="table-cell" style:parent-style-name="Normal_AT1.13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66" style:family="table-cell" style:parent-style-name="Normal_AT1.17" style:data-style-name="N1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67" style:family="table-cell" style:parent-style-name="Normal_AT1.13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68" style:family="table-cell" style:parent-style-name="Normal_AT1.13_1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69" style:family="table-cell" style:parent-style-name="Normal_AT1.13_1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70" style:family="table-cell" style:parent-style-name="Comma_32_6" style:data-style-name="N38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71" style:family="table-cell" style:parent-style-name="Comma_32_6" style:data-style-name="N38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72" style:family="table-cell" style:parent-style-name="Normal_AT1.13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573" style:family="table-cell" style:parent-style-name="Normal_AT1.13" style:data-style-name="N0">
      <style:table-cell-properties style:vertical-align="middle" fo:wrap-option="wrap" fo:background-color="#FFFFFF"/>
      <style:text-properties fo:font-size="10pt" style:font-size-asian="10pt" style:font-size-complex="10pt"/>
    </style:style>
    <style:style style:name="ce574" style:family="table-cell" style:parent-style-name="Normal_AT1.13" style:data-style-name="N52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75" style:family="table-cell" style:parent-style-name="Normal_Length_32_of_32_residence" style:data-style-name="N0">
      <style:table-cell-properties style:vertical-align="automatic" fo:background-color="#FFFFFF"/>
      <style:text-properties fo:color="#008080" fo:font-size="9pt" style:font-size-asian="9pt" style:font-size-complex="9pt" fo:font-weight="bold" style:font-weight-asian="bold" style:font-weight-complex="bold"/>
    </style:style>
    <style:style style:name="ce57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77" style:family="table-cell" style:parent-style-name="Default" style:data-style-name="N1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578" style:family="table-cell" style:parent-style-name="Default" style:data-style-name="N1">
      <style:table-cell-properties fo:background-color="#FFFFFF"/>
      <style:text-properties fo:font-size="9pt" style:font-size-asian="9pt" style:font-size-complex="9pt"/>
    </style:style>
    <style:style style:name="ce579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580" style:family="table-cell" style:parent-style-name="Default" style:data-style-name="N1">
      <style:table-cell-properties fo:border-top="none" fo:border-bottom="thin solid #000000" fo:border-left="none" fo:border-right="none" fo:background-color="#FFFFFF"/>
      <style:text-properties fo:font-size="9pt" style:font-size-asian="9pt" style:font-size-complex="9pt"/>
    </style:style>
    <style:style style:name="ce581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82" style:family="table-cell" style:parent-style-name="Default" style:data-style-name="N1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583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84" style:family="table-cell" style:parent-style-name="Default" style:data-style-name="N0">
      <style:table-cell-properties fo:background-color="#FFFFFF"/>
      <style:text-properties fo:color="#FF0000" fo:font-size="10pt" style:font-size-asian="10pt" style:font-size-complex="10pt"/>
    </style:style>
    <style:style style:name="ce585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86" style:family="table-cell" style:parent-style-name="Default" style:data-style-name="N1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87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88" style:family="table-cell" style:parent-style-name="Default" style:data-style-name="N3">
      <style:table-cell-properties fo:background-color="#FFFFFF"/>
    </style:style>
    <style:style style:name="ce589" style:family="table-cell" style:parent-style-name="Default" style:data-style-name="N1">
      <style:table-cell-properties fo:background-color="#FFFFFF"/>
      <style:text-properties fo:font-size="10pt" style:font-size-asian="10pt" style:font-size-complex="10pt"/>
    </style:style>
    <style:style style:name="ce590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91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592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593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9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95" style:family="table-cell" style:parent-style-name="Default" style:data-style-name="N3">
      <style:table-cell-properties fo:background-color="#FFFFFF"/>
      <style:text-properties fo:font-size="10pt" style:font-size-asian="10pt" style:font-size-complex="10pt"/>
    </style:style>
    <style:style style:name="ce596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97" style:family="table-cell" style:parent-style-name="Default" style:data-style-name="N4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98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 fo:font-weight="bold" style:font-weight-asian="bold" style:font-weight-complex="bold"/>
    </style:style>
    <style:style style:name="ce599" style:family="table-cell" style:parent-style-name="Percent" style:data-style-name="N41">
      <style:table-cell-properties fo:background-color="#FFFFFF"/>
    </style:style>
    <style:style style:name="ce600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01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/>
    </style:style>
    <style:style style:name="ce60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60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0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05" style:family="table-cell" style:parent-style-name="Default" style:data-style-name="N36">
      <style:table-cell-properties fo:background-color="#FFFFFF"/>
    </style:style>
    <style:style style:name="ce606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607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0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09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610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11" style:family="table-cell" style:parent-style-name="Normal_tabA1.1-1.16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text-position="33%" style:font-family-generic="swiss"/>
    </style:style>
    <style:style style:name="ce612" style:family="table-cell" style:parent-style-name="Default" style:data-style-name="N2">
      <style:table-cell-properties fo:background-color="#FFFFFF"/>
      <style:text-properties fo:font-size="9pt" style:font-size-asian="9pt" style:font-size-complex="9pt"/>
    </style:style>
    <style:style style:name="ce613" style:family="table-cell" style:parent-style-name="Default" style:data-style-name="N3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614" style:family="table-cell" style:parent-style-name="Default" style:data-style-name="N3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6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616" style:family="table-cell" style:parent-style-name="Default" style:data-style-name="N3">
      <style:table-cell-properties fo:background-color="#FFFFFF"/>
      <style:text-properties fo:font-size="9pt" style:font-size-asian="9pt" style:font-size-complex="9pt"/>
    </style:style>
    <style:style style:name="ce6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618" style:family="table-cell" style:parent-style-name="Default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619" style:family="table-cell" style:parent-style-name="Default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20" style:family="table-cell" style:parent-style-name="Default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2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2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24" style:family="table-cell" style:parent-style-name="Normal_32_3_32_3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weight="bold" style:font-weight-asian="bold" style:font-weight-complex="bold"/>
    </style:style>
    <style:style style:name="ce62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627" style:family="table-cell" style:parent-style-name="Normal_32_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28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629" style:family="table-cell" style:parent-style-name="Normal_32_2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30" style:family="table-cell" style:parent-style-name="Normal_32_2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31" style:family="table-cell" style:parent-style-name="Percent_32_3" style:data-style-name="N41">
      <style:table-cell-properties fo:background-color="#FFFFFF"/>
    </style:style>
    <style:style style:name="ce632" style:family="table-cell" style:parent-style-name="Comma_32_4" style:data-style-name="N53">
      <style:table-cell-properties fo:background-color="#FFFFFF"/>
    </style:style>
    <style:style style:name="ce633" style:family="table-cell" style:parent-style-name="Percent_32_3" style:data-style-name="N41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634" style:family="table-cell" style:parent-style-name="Comma_32_3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35" style:family="table-cell" style:parent-style-name="Comma_32_3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36" style:family="table-cell" style:parent-style-name="Comma_32_3" style:data-style-name="N38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37" style:family="table-cell" style:parent-style-name="Percent_32_3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638" style:family="table-cell" style:parent-style-name="Comma_32_3" style:data-style-name="N4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39" style:family="table-cell" style:parent-style-name="Comma_32_3" style:data-style-name="N4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40" style:family="table-cell" style:parent-style-name="Comma_32_3" style:data-style-name="N4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41" style:family="table-cell" style:parent-style-name="Comma_32_3" style:data-style-name="N4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42" style:family="table-cell" style:parent-style-name="Comma_32_3" style:data-style-name="N38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643" style:family="table-cell" style:parent-style-name="Comma_32_3" style:data-style-name="N38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644" style:family="table-cell" style:parent-style-name="Normal_32_2" style:data-style-name="N37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45" style:family="table-cell" style:parent-style-name="Normal_AT1.25" style:data-style-name="N4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46" style:family="table-cell" style:parent-style-name="Comma_32_3" style:data-style-name="N38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647" style:family="table-cell" style:parent-style-name="Comma_32_3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48" style:family="table-cell" style:parent-style-name="Normal_32_2" style:data-style-name="N0">
      <style:table-cell-properties style:vertical-align="top" fo:background-color="#FFFFFF"/>
      <style:text-properties fo:color="#009999" fo:font-size="12pt" style:font-size-asian="12pt" style:font-size-complex="12pt" fo:font-weight="bold" style:font-weight-asian="bold" style:font-weight-complex="bold"/>
    </style:style>
    <style:style style:name="ce649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65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51" style:family="table-cell" style:parent-style-name="Normal_AT1.18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652" style:family="table-cell" style:parent-style-name="Normal_Sheet1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53" style:family="table-cell" style:parent-style-name="Normal_AT1.18" style:data-style-name="N51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54" style:family="table-cell" style:parent-style-name="Comma_32_6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55" style:family="table-cell" style:parent-style-name="Normal_AT1.18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56" style:family="table-cell" style:parent-style-name="Normal_AT1.18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657" style:family="table-cell" style:parent-style-name="Normal_Sheet1_32_2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58" style:family="table-cell" style:parent-style-name="Normal_Sheet1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59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660" style:family="table-cell" style:parent-style-name="Comma_32_6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61" style:family="table-cell" style:parent-style-name="Normal_AT1.18" style:data-style-name="N52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62" style:family="table-cell" style:parent-style-name="Normal_AT1.18" style:data-style-name="N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63" style:family="table-cell" style:parent-style-name="Normal_AT1.18" style:data-style-name="N54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64" style:family="table-cell" style:parent-style-name="Normal_AT1.18" style:data-style-name="N55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65" style:family="table-cell" style:parent-style-name="Normal_AT1.18" style:data-style-name="N56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66" style:family="table-cell" style:parent-style-name="Normal_AT1.18" style:data-style-name="N57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67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/>
    </style:style>
    <style:style style:name="ce668" style:family="table-cell" style:parent-style-name="Normal_32_3_32_3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669" style:family="table-cell" style:parent-style-name="Comma_32_6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9999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0" style:family="text" style:parent-style-name="Default">
      <style:text-properties fo:color="#009999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page" style:column-width="1.349375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5.053541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83104166666667cm" style:use-optimal-column-width="true"/>
    </style:style>
    <style:style style:name="co15" style:family="table-column">
      <style:table-column-properties fo:break-before="auto" style:column-width="2.72520833333333cm" style:use-optimal-column-width="true"/>
    </style:style>
    <style:style style:name="co16" style:family="table-column">
      <style:table-column-properties fo:break-before="auto" style:column-width="5.84729166666667cm"/>
    </style:style>
    <style:style style:name="co17" style:family="table-column">
      <style:table-column-properties fo:break-before="auto" style:column-width="1.719791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2.2225cm"/>
    </style:style>
    <style:style style:name="co21" style:family="table-column">
      <style:table-column-properties fo:break-before="auto" style:column-width="0.687916666666667cm"/>
    </style:style>
    <style:style style:name="co22" style:family="table-column">
      <style:table-column-properties fo:break-before="auto" style:column-width="5.635625cm"/>
    </style:style>
    <style:style style:name="co23" style:family="table-column">
      <style:table-column-properties fo:break-before="auto" style:column-width="1.5875cm" style:use-optimal-column-width="true"/>
    </style:style>
    <style:style style:name="co24" style:family="table-column">
      <style:table-column-properties fo:break-before="auto" style:column-width="1.69333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5.476875cm"/>
    </style:style>
    <style:style style:name="co27" style:family="table-column">
      <style:table-column-properties fo:break-before="auto" style:column-width="1.61395833333333cm"/>
    </style:style>
    <style:style style:name="co28" style:family="table-column">
      <style:table-column-properties fo:break-before="auto" style:column-width="4.841875cm"/>
    </style:style>
    <style:style style:name="co29" style:family="table-column">
      <style:table-column-properties fo:break-before="auto" style:column-width="5.000625cm"/>
    </style:style>
    <style:style style:name="co30" style:family="table-column">
      <style:table-column-properties fo:break-before="auto" style:column-width="2.32833333333333cm"/>
    </style:style>
    <style:style style:name="co31" style:family="table-column">
      <style:table-column-properties fo:break-before="auto" style:column-width="2.96333333333333cm"/>
    </style:style>
    <style:style style:name="co32" style:family="table-column">
      <style:table-column-properties fo:break-before="auto" style:column-width="5.90020833333333cm"/>
    </style:style>
    <style:style style:name="co33" style:family="table-column">
      <style:table-column-properties fo:break-before="auto" style:column-width="2.936875cm"/>
    </style:style>
    <style:style style:name="co34" style:family="table-column">
      <style:table-column-properties fo:break-before="auto" style:column-width="3.12208333333333cm"/>
    </style:style>
    <style:style style:name="co35" style:family="table-column">
      <style:table-column-properties fo:break-before="auto" style:column-width="8.28145833333333cm"/>
    </style:style>
    <style:style style:name="co36" style:family="table-column">
      <style:table-column-properties fo:break-before="auto" style:column-width="2.54cm"/>
    </style:style>
    <style:style style:name="co37" style:family="table-column">
      <style:table-column-properties fo:break-before="auto" style:column-width="2.54cm" style:use-optimal-column-width="true"/>
    </style:style>
    <style:style style:name="co38" style:family="table-column">
      <style:table-column-properties fo:break-before="auto" style:column-width="2.03729166666667cm"/>
    </style:style>
    <style:style style:name="co39" style:family="table-column">
      <style:table-column-properties fo:break-before="auto" style:column-width="1.08479166666667cm"/>
    </style:style>
    <style:style style:name="co40" style:family="table-column">
      <style:table-column-properties fo:break-before="auto" style:column-width="1.87854166666667cm"/>
    </style:style>
    <style:style style:name="co41" style:family="table-column">
      <style:table-column-properties fo:break-before="auto" style:column-width="0.661458333333333cm"/>
    </style:style>
    <style:style style:name="co42" style:family="table-column">
      <style:table-column-properties fo:break-before="auto" style:column-width="1.93145833333333cm"/>
    </style:style>
    <style:style style:name="co43" style:family="table-column">
      <style:table-column-properties fo:break-before="auto" style:column-width="8.334375cm"/>
    </style:style>
    <style:style style:name="co44" style:family="table-column">
      <style:table-column-properties fo:break-before="auto" style:column-width="2.24895833333333cm"/>
    </style:style>
    <style:style style:name="co45" style:family="table-column">
      <style:table-column-properties fo:break-before="auto" style:column-width="3.33375cm"/>
    </style:style>
    <style:style style:name="co46" style:family="table-column">
      <style:table-column-properties fo:break-before="auto" style:column-width="2.43416666666667cm"/>
    </style:style>
    <style:style style:name="co47" style:family="table-column">
      <style:table-column-properties fo:break-before="auto" style:column-width="1.666875cm"/>
    </style:style>
    <style:style style:name="co48" style:family="table-column">
      <style:table-column-properties fo:break-before="auto" style:column-width="4.60375cm"/>
    </style:style>
    <style:style style:name="co49" style:family="table-column">
      <style:table-column-properties fo:break-before="auto" style:column-width="0.502708333333333cm"/>
    </style:style>
    <style:style style:name="co50" style:family="table-column">
      <style:table-column-properties fo:break-before="auto" style:column-width="2.56645833333333cm"/>
    </style:style>
    <style:style style:name="co51" style:family="table-column">
      <style:table-column-properties fo:break-before="auto" style:column-width="2.59291666666667cm"/>
    </style:style>
    <style:style style:name="co52" style:family="table-column">
      <style:table-column-properties fo:break-before="auto" style:column-width="3.730625cm"/>
    </style:style>
    <style:style style:name="co53" style:family="table-column">
      <style:table-column-properties fo:break-before="auto" style:column-width="3.62479166666667cm"/>
    </style:style>
    <style:style style:name="co54" style:family="table-column">
      <style:table-column-properties fo:break-before="auto" style:column-width="1.984375cm"/>
    </style:style>
    <style:style style:name="co55" style:family="table-column">
      <style:table-column-properties fo:break-before="auto" style:column-width="1.71979166666667cm" style:use-optimal-column-width="true"/>
    </style:style>
    <style:style style:name="co56" style:family="table-column">
      <style:table-column-properties fo:break-before="auto" style:column-width="1.56104166666667cm" style:use-optimal-column-width="true"/>
    </style:style>
    <style:style style:name="co57" style:family="table-column">
      <style:table-column-properties fo:break-before="auto" style:column-width="5.42395833333333cm"/>
    </style:style>
    <style:style style:name="co58" style:family="table-column">
      <style:table-column-properties fo:break-before="auto" style:column-width="1.74625cm"/>
    </style:style>
    <style:style style:name="co59" style:family="table-column">
      <style:table-column-properties fo:break-before="auto" style:column-width="2.778125cm"/>
    </style:style>
    <style:style style:name="co60" style:family="table-column">
      <style:table-column-properties fo:break-before="auto" style:column-width="2.72520833333333cm"/>
    </style:style>
    <style:style style:name="co61" style:family="table-column">
      <style:table-column-properties fo:break-before="auto" style:column-width="2.27541666666667cm"/>
    </style:style>
    <style:style style:name="co62" style:family="table-column">
      <style:table-column-properties fo:break-before="auto" style:column-width="2.67229166666667cm"/>
    </style:style>
    <style:style style:name="co63" style:family="table-column">
      <style:table-column-properties fo:break-before="auto" style:column-width="5.87375cm"/>
    </style:style>
    <style:style style:name="co64" style:family="table-column">
      <style:table-column-properties fo:break-before="auto" style:column-width="2.69875cm"/>
    </style:style>
    <style:style style:name="co65" style:family="table-column">
      <style:table-column-properties fo:break-before="auto" style:column-width="1.77270833333333cm"/>
    </style:style>
    <style:style style:name="co66" style:family="table-column">
      <style:table-column-properties fo:break-before="auto" style:column-width="3.75708333333333cm"/>
    </style:style>
    <style:style style:name="co67" style:family="table-column">
      <style:table-column-properties fo:break-before="auto" style:column-width="4.10104166666667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2.51354166666667cm" style:use-optimal-column-width="true"/>
    </style:style>
    <style:style style:name="co70" style:family="table-column">
      <style:table-column-properties fo:break-before="auto" style:column-width="3.99520833333333cm"/>
    </style:style>
    <style:style style:name="co71" style:family="table-column">
      <style:table-column-properties fo:break-before="auto" style:column-width="1.05833333333333cm"/>
    </style:style>
    <style:style style:name="co72" style:family="table-column">
      <style:table-column-properties fo:break-before="auto" style:column-width="3.04270833333333cm"/>
    </style:style>
    <style:style style:name="co73" style:family="table-column">
      <style:table-column-properties fo:break-before="auto" style:column-width="2.19604166666667cm"/>
    </style:style>
    <style:style style:name="co74" style:family="table-column">
      <style:table-column-properties fo:break-before="auto" style:column-width="0.79375cm"/>
    </style:style>
    <style:style style:name="co75" style:family="table-column">
      <style:table-column-properties fo:break-before="auto" style:column-width="5.58270833333333cm"/>
    </style:style>
    <style:style style:name="co76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49.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42.75pt" style:use-optimal-row-height="false" fo:break-before="auto"/>
    </style:style>
    <style:style style:name="ro13" style:family="table-row">
      <style:table-row-properties style:row-height="14.1pt" style:use-optimal-row-height="false" fo:break-before="auto"/>
    </style:style>
    <style:style style:name="ro14" style:family="table-row">
      <style:table-row-properties style:row-height="14.45pt" style:use-optimal-row-height="false" fo:break-before="auto"/>
    </style:style>
    <style:style style:name="ro15" style:family="table-row">
      <style:table-row-properties style:row-height="28.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12.75pt" style:use-optimal-row-height="true" fo:break-before="auto"/>
    </style:style>
    <style:style style:name="ro19" style:family="table-row">
      <style:table-row-properties style:row-height="26.25pt" style:use-optimal-row-height="false" fo:break-before="auto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3.5pt" style:use-optimal-row-height="true" fo:break-before="auto"/>
    </style:style>
    <style:style style:name="ro22" style:family="table-row">
      <style:table-row-properties style:row-height="38.25pt" style:use-optimal-row-height="true" fo:break-before="auto"/>
    </style:style>
    <style:style style:name="ro23" style:family="table-row">
      <style:table-row-properties style:row-height="33pt" style:use-optimal-row-height="false" fo:break-before="auto"/>
    </style:style>
    <style:style style:name="ro24" style:family="table-row">
      <style:table-row-properties style:row-height="15.95pt" style:use-optimal-row-height="false" fo:break-before="auto"/>
    </style:style>
    <style:style style:name="ro25" style:family="table-row">
      <style:table-row-properties style:row-height="18.6pt" style:use-optimal-row-height="false" fo:break-before="auto"/>
    </style:style>
    <style:style style:name="ro26" style:family="table-row">
      <style:table-row-properties style:row-height="18.75pt" style:use-optimal-row-height="true" fo:break-before="auto"/>
    </style:style>
    <style:style style:name="ro27" style:family="table-row">
      <style:table-row-properties style:row-height="12pt" style:use-optimal-row-height="true" fo:break-before="auto"/>
    </style:style>
    <style:style style:name="ro28" style:family="table-row">
      <style:table-row-properties style:row-height="27.95pt" style:use-optimal-row-height="false" fo:break-before="auto"/>
    </style:style>
    <style:style style:name="ro29" style:family="table-row">
      <style:table-row-properties style:row-height="14.25pt" style:use-optimal-row-height="true" fo:break-before="auto"/>
    </style:style>
    <style:style style:name="ro30" style:family="table-row">
      <style:table-row-properties style:row-height="27.6pt" style:use-optimal-row-height="false" fo:break-before="auto"/>
    </style:style>
    <style:style style:name="ro31" style:family="table-row">
      <style:table-row-properties style:row-height="12.95pt" style:use-optimal-row-height="true" fo:break-before="auto"/>
    </style:style>
    <style:style style:name="ro32" style:family="table-row">
      <style:table-row-properties style:row-height="39.6pt" style:use-optimal-row-height="false" fo:break-before="auto"/>
    </style:style>
    <style:style style:name="ro33" style:family="table-row">
      <style:table-row-properties style:row-height="21pt" style:use-optimal-row-height="false" fo:break-before="auto"/>
    </style:style>
    <style:style style:name="ro34" style:family="table-row">
      <style:table-row-properties style:row-height="12pt" style:use-optimal-row-height="false" fo:break-before="auto"/>
    </style:style>
    <style:style style:name="ro35" style:family="table-row">
      <style:table-row-properties style:row-height="24.75pt" style:use-optimal-row-height="false" fo:break-before="auto"/>
    </style:style>
    <style:style style:name="ro36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_of_contents" table:style-name="ta1">
        <table:table-column table:style-name="co1" table:number-columns-repeated="1638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2020-21 English Housing Survey Headline Report<text:s/></text:p>
          </table:table-cell>
          <table:table-cell table:style-name="ce4"/>
          <table:table-cell table:number-columns-repeated="3" table:style-name="ce5"/>
          <table:table-cell table:style-name="ce6"/>
          <table:table-cell table:number-columns-repeated="9" table:style-name="ce5"/>
          <table:table-cell table:number-columns-repeated="16368"/>
        </table:table-row>
        <table:table-row table:style-name="ro2">
          <table:table-cell/>
          <table:table-cell table:style-name="ce3"/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2">
          <table:table-cell/>
          <table:table-cell office:value-type="string" table:style-name="ce3">
            <text:p>Section 1: Annex Tables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/>
          <table:table-cell table:style-name="ce2"/>
          <table:table-cell table:style-name="ce7"/>
          <table:table-cell table:number-columns-repeated="13" table:style-name="ce5"/>
          <table:table-cell table:number-columns-repeated="16368"/>
        </table:table-row>
        <table:table-row table:style-name="ro2">
          <table:table-cell/>
          <table:table-cell office:value-type="string" table:style-name="ce8">
            <text:p>ANNEX TABLES</text:p>
          </table:table-cell>
          <table:table-cell table:style-name="ce7"/>
          <table:table-cell table:number-columns-repeated="13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</text:p>
          </table:table-cell>
          <table:table-cell office:value-type="string" table:style-name="ce10">
            <text:p><text:a xlink:href="#AT1_1.A1">Trends in tenure, 1980 to 2020-21</text:a></text:p>
          </table:table-cell>
          <table:table-cell table:style-name="ce10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2</text:p>
          </table:table-cell>
          <table:table-cell office:value-type="string" table:style-name="ce10">
            <text:p><text:a xlink:href="#AT1_2.A1">Tenure, by region, 2003-04 to 2020-21</text:a></text:p>
          </table:table-cell>
          <table:table-cell table:style-name="ce10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3</text:p>
          </table:table-cell>
          <table:table-cell office:value-type="string" table:style-name="ce10">
            <text:p><text:a xlink:href="#AT1_3.A1">Demographic and economic characteristics, 2020-21</text:a></text:p>
          </table:table-cell>
          <table:table-cell table:style-name="ce2"/>
          <table:table-cell table:number-columns-repeated="4" table:style-name="ce5"/>
          <table:table-cell table:style-name="ce11"/>
          <table:table-cell table:number-columns-repeated="7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4</text:p>
          </table:table-cell>
          <table:table-cell office:value-type="string" table:style-name="ce10">
            <text:p><text:a xlink:href="#AT1_4.A1">Age of household reference person, by tenure, 2003-04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5</text:p>
          </table:table-cell>
          <table:table-cell office:value-type="string" table:style-name="ce10">
            <text:p><text:a xlink:href="#AT1_5.A1">Households with dependent children, by tenure, 2003-04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6</text:p>
          </table:table-cell>
          <table:table-cell office:value-type="string" table:style-name="ce10">
            <text:p><text:a xlink:href="#AT1_6.A1">Recent first time buyers, London and outside London, 2003-04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7</text:p>
          </table:table-cell>
          <table:table-cell office:value-type="string" table:style-name="ce10">
            <text:p><text:a xlink:href="#AT1_7.A1">Average age of recent first time buyers, London and outside London, 2003-04 to 2020-21</text:a></text:p>
          </table:table-cell>
          <table:table-cell table:style-name="ce2"/>
          <table:table-cell table:number-columns-repeated="7" table:style-name="ce12"/>
          <table:table-cell table:number-columns-repeated="5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8</text:p>
          </table:table-cell>
          <table:table-cell office:value-type="string" table:style-name="ce10">
            <text:p><text:a xlink:href="#AT1_8.A1">Demographic and economic characteristics, recent first time buyers,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9</text:p>
          </table:table-cell>
          <table:table-cell office:value-type="string" table:style-name="ce10">
            <text:p><text:a xlink:href="#AT1_9.A1">Deposit and type of mortgage, recent first time buyers,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0</text:p>
          </table:table-cell>
          <table:table-cell office:value-type="string" table:style-name="ce10">
            <text:p><text:a xlink:href="#AT1_10.A1">Mean and median mortgage payments, London and England, 2008-09 to 2020-21</text:a></text:p>
          </table:table-cell>
          <table:table-cell table:style-name="ce2"/>
          <table:table-cell table:number-columns-repeated="6" table:style-name="ce12"/>
          <table:table-cell table:number-columns-repeated="6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1</text:p>
          </table:table-cell>
          <table:table-cell office:value-type="string" table:style-name="ce10">
            <text:p><text:a xlink:href="#AT1_11.A1">Mean and median weekly rents, London and England, 2008-09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2</text:p>
          </table:table-cell>
          <table:table-cell office:value-type="string" table:style-name="ce10">
            <text:p><text:a xlink:href="#AT1_12.A1">Mortgage/rent as a proportion of household income (including and excluding housing benefit), by tenure, 2010-11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3</text:p>
          </table:table-cell>
          <table:table-cell office:value-type="string" table:style-name="ce10">
            <text:p><text:a xlink:href="#AT1_13.A1">Number and proportion of households in mortgage arrears, 2011-12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4</text:p>
          </table:table-cell>
          <table:table-cell office:value-type="string" table:style-name="ce10">
            <text:p><text:a xlink:href="#AT1_14.A1">Number and proportion of households in rent arrears, by tenure, 2011-12 to 2016-17 and 2019-20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5</text:p>
          </table:table-cell>
          <table:table-cell office:value-type="string" table:style-name="ce10">
            <text:p><text:a xlink:href="#AT1_15.A1">Ease of paying mortgage,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6</text:p>
          </table:table-cell>
          <table:table-cell office:value-type="string" table:style-name="ce10">
            <text:p><text:a xlink:href="#AT1_16.A1">Ease of affording rent, social and private renters,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7</text:p>
          </table:table-cell>
          <table:table-cell office:value-type="string" table:style-name="ce10">
            <text:p><text:a xlink:href="#AT1_17.A1">Receipt of Housing Benefit and mean amount received, 2008-09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8</text:p>
          </table:table-cell>
          <table:table-cell office:value-type="string" table:style-name="ce10">
            <text:p><text:a xlink:href="#AT1_18.A1">Receipt of Housing Benefit, by economic status, 2008-09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19</text:p>
          </table:table-cell>
          <table:table-cell office:value-type="string" table:style-name="ce10">
            <text:p><text:a xlink:href="#AT1_19.A1">Presence of savings, by tenure,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20</text:p>
          </table:table-cell>
          <table:table-cell office:value-type="string" table:style-name="ce10">
            <text:p><text:a xlink:href="#AT1_20.A1">Buying expectations, social and private renters,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21</text:p>
          </table:table-cell>
          <table:table-cell office:value-type="string" table:style-name="ce10">
            <text:p><text:a xlink:href="#AT1_21.A1">Number and proportion of renters who expect to buy, 2008-09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22</text:p>
          </table:table-cell>
          <table:table-cell office:value-type="string" table:style-name="ce10">
            <text:p><text:a xlink:href="#AT1_22.A1">Average number of years in current home and in the private rented sector, by tenure, 2010-11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23</text:p>
          </table:table-cell>
          <table:table-cell office:value-type="string" table:style-name="ce10">
            <text:p><text:a xlink:href="#AT1_23.A1">Previous tenure by current tenure,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24</text:p>
          </table:table-cell>
          <table:table-cell office:value-type="string" table:style-name="ce10">
            <text:p><text:a xlink:href="#AT1_24.A1">Overcrowding, by tenure, 1995-96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25</text:p>
          </table:table-cell>
          <table:table-cell office:value-type="string" table:style-name="ce10">
            <text:p><text:a xlink:href="#AT1_25.A1">Under-occupation, by tenure, 1995-96 to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26</text:p>
          </table:table-cell>
          <table:table-cell office:value-type="string" table:style-name="ce10">
            <text:p><text:a xlink:href="#AT1_26.A1">Well-being, by tenure,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1.27</text:p>
          </table:table-cell>
          <table:table-cell office:value-type="string" table:style-name="ce10">
            <text:p><text:a xlink:href="#AT1_27.A1">Loneliness, by tenure, 2020-21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number-rows-repeated="23" table:style-name="ro1">
          <table:table-cell/>
          <table:table-cell table:number-columns-repeated="15" table:style-name="ce5"/>
          <table:table-cell table:number-columns-repeated="16368"/>
        </table:table-row>
        <table:table-row table:number-rows-repeated="1048520" table:style-name="ro1">
          <table:table-cell table:number-columns-repeated="16384"/>
        </table:table-row>
        <table:named-expressions>
          <table:named-range table:name="Print_Area" table:cell-range-address="List_of_contents.$A$1:List_of_contents.$L$35" table:base-cell-address="List_of_contents.$A$1"/>
        </table:named-expressions>
      </table:table>
      <table:table table:name="AT1_1" table:style-name="ta2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ce14"/>
        <table:table-column table:style-name="co1" table:default-cell-style-name="ce14"/>
        <table:table-column table:style-name="co3" table:number-columns-repeated="3" table:default-cell-style-name="ce14"/>
        <table:table-column table:style-name="co1" table:default-cell-style-name="ce14"/>
        <table:table-column table:style-name="co5" table:default-cell-style-name="ce14"/>
        <table:table-column table:style-name="co2" table:default-cell-style-name="ce15"/>
        <table:table-column table:style-name="co3" table:number-columns-repeated="2" table:default-cell-style-name="ce15"/>
        <table:table-column table:style-name="co3" table:default-cell-style-name="ce14"/>
        <table:table-column table:style-name="co1" table:default-cell-style-name="ce14"/>
        <table:table-column table:style-name="co3" table:number-columns-repeated="3" table:default-cell-style-name="ce14"/>
        <table:table-column table:style-name="co1" table:number-columns-repeated="22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47" table:default-cell-style-name="ce14"/>
        <table:table-row table:style-name="ro3">
          <table:table-cell table:style-name="ce2"/>
          <table:table-cell table:style-name="ce13"/>
          <table:table-cell table:number-columns-repeated="9" table:style-name="ce14"/>
          <table:table-cell table:number-columns-repeated="3" table:style-name="ce15"/>
          <table:table-cell table:number-columns-repeated="5" table:style-name="ce16"/>
          <table:table-cell table:style-name="ce14"/>
          <table:table-cell table:number-columns-repeated="16364" table:style-name="ce2"/>
        </table:table-row>
        <table:table-row table:style-name="ro4">
          <table:table-cell table:style-name="ce17"/>
          <table:table-cell office:value-type="string" table:style-name="ce18">
            <text:p>Annex Table 1.1: Trends in tenure, 1980 to 2020-21</text:p>
          </table:table-cell>
          <table:table-cell table:number-columns-repeated="2" table:style-name="ce19"/>
          <table:table-cell table:number-columns-repeated="7" table:style-name="ce20"/>
          <table:table-cell office:value-type="string" table:style-name="ce18">
            <text:p>Annex Table 1.1 (continued): Trends in tenure, 1980 to 2020-21</text:p>
          </table:table-cell>
          <table:table-cell table:number-columns-repeated="2" table:style-name="ce19"/>
          <table:table-cell table:number-columns-repeated="6" table:style-name="ce20"/>
          <table:table-cell table:number-columns-repeated="16364" table:style-name="ce17"/>
        </table:table-row>
        <table:table-row table:style-name="ro5">
          <table:table-cell table:style-name="ce2"/>
          <table:table-cell table:number-columns-repeated="3" table:style-name="ce21"/>
          <table:table-cell table:number-columns-repeated="7" table:style-name="ce22"/>
          <table:table-cell table:number-columns-repeated="3" table:style-name="ce21"/>
          <table:table-cell table:number-columns-repeated="6" table:style-name="ce22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3">
            <text:p>all households</text:p>
          </table:table-cell>
          <table:table-cell table:number-columns-repeated="2" table:style-name="ce23"/>
          <table:table-cell table:number-columns-repeated="6" table:style-name="ce24"/>
          <table:table-cell table:style-name="ce25"/>
          <table:table-cell office:value-type="string" table:style-name="ce23">
            <text:p>all households</text:p>
          </table:table-cell>
          <table:table-cell table:number-columns-repeated="2" table:style-name="ce23"/>
          <table:table-cell table:number-columns-repeated="6" table:style-name="ce24"/>
          <table:table-cell table:number-columns-repeated="16364" table:style-name="ce2"/>
        </table:table-row>
        <table:table-row table:style-name="ro5">
          <table:table-cell table:style-name="ce2"/>
          <table:table-cell table:style-name="ce26"/>
          <table:table-cell office:value-type="string" table:number-columns-spanned="3" table:number-rows-spanned="1" table:style-name="ce69">
            <text:p>owner occupiers</text:p>
          </table:table-cell>
          <table:covered-table-cell table:number-columns-repeated="2"/>
          <table:table-cell table:style-name="ce27"/>
          <table:table-cell office:value-type="string" table:number-columns-spanned="3" table:number-rows-spanned="1" table:style-name="ce69">
            <text:p>social renters</text:p>
          </table:table-cell>
          <table:covered-table-cell table:number-columns-repeated="2"/>
          <table:table-cell table:style-name="ce27"/>
          <table:table-cell table:style-name="ce25"/>
          <table:table-cell table:style-name="ce28"/>
          <table:table-cell office:value-type="string" table:number-columns-spanned="3" table:number-rows-spanned="1" table:style-name="ce69">
            <text:p>owner occupiers</text:p>
          </table:table-cell>
          <table:covered-table-cell table:number-columns-repeated="2"/>
          <table:table-cell table:style-name="ce27"/>
          <table:table-cell office:value-type="string" table:number-columns-spanned="3" table:number-rows-spanned="1" table:style-name="ce69">
            <text:p>social renters</text:p>
          </table:table-cell>
          <table:covered-table-cell table:number-columns-repeated="2"/>
          <table:table-cell table:style-name="ce27"/>
          <table:table-cell table:number-columns-repeated="16364" table:style-name="ce2"/>
        </table:table-row>
        <table:table-row table:style-name="ro6">
          <table:table-cell table:style-name="ce2"/>
          <table:table-cell table:style-name="ce29"/>
          <table:table-cell office:value-type="string" table:style-name="ce30">
            <text:p>own outright</text:p>
          </table:table-cell>
          <table:table-cell office:value-type="string" table:style-name="ce30">
            <text:p>buying with mortgage</text:p>
          </table:table-cell>
          <table:table-cell office:value-type="string" table:style-name="ce31">
            <text:p>all owner occupiers</text:p>
          </table:table-cell>
          <table:table-cell office:value-type="string" table:style-name="ce31">
            <text:p>private renters</text:p>
          </table:table-cell>
          <table:table-cell office:value-type="string" table:style-name="ce30">
            <text:p>local authority</text:p>
          </table:table-cell>
          <table:table-cell office:value-type="string" table:style-name="ce30">
            <text:p>housing association</text:p>
          </table:table-cell>
          <table:table-cell office:value-type="string" table:style-name="ce31">
            <text:p>all social renters</text:p>
          </table:table-cell>
          <table:table-cell office:value-type="string" table:style-name="ce31">
            <text:p>all<text:s/></text:p>
            <text:p>tenures</text:p>
          </table:table-cell>
          <table:table-cell table:style-name="ce22"/>
          <table:table-cell table:style-name="ce29"/>
          <table:table-cell office:value-type="string" table:style-name="ce30">
            <text:p>own outright</text:p>
          </table:table-cell>
          <table:table-cell office:value-type="string" table:style-name="ce30">
            <text:p>buying with mortgage</text:p>
          </table:table-cell>
          <table:table-cell office:value-type="string" table:style-name="ce31">
            <text:p>all owner occupiers</text:p>
          </table:table-cell>
          <table:table-cell office:value-type="string" table:style-name="ce31">
            <text:p>private renters</text:p>
          </table:table-cell>
          <table:table-cell office:value-type="string" table:style-name="ce30">
            <text:p>local authority</text:p>
          </table:table-cell>
          <table:table-cell office:value-type="string" table:style-name="ce30">
            <text:p>housing association</text:p>
          </table:table-cell>
          <table:table-cell office:value-type="string" table:style-name="ce31">
            <text:p>all social renters</text:p>
          </table:table-cell>
          <table:table-cell office:value-type="string" table:style-name="ce31">
            <text:p>all<text:s/></text:p>
            <text:p>tenures</text:p>
          </table:table-cell>
          <table:table-cell table:number-columns-repeated="16364" table:style-name="ce2"/>
        </table:table-row>
        <table:table-row table:style-name="ro5">
          <table:table-cell table:style-name="ce32"/>
          <table:table-cell table:number-columns-repeated="3" table:style-name="ce33"/>
          <table:table-cell table:style-name="ce34"/>
          <table:table-cell table:number-columns-repeated="3" table:style-name="ce35"/>
          <table:table-cell table:style-name="ce34"/>
          <table:table-cell office:value-type="string" table:style-name="ce36">
            <text:p>thousands of households</text:p>
          </table:table-cell>
          <table:table-cell table:style-name="ce25"/>
          <table:table-cell table:number-columns-repeated="3" table:style-name="ce33"/>
          <table:table-cell table:number-columns-repeated="5" table:style-name="ce32"/>
          <table:table-cell office:value-type="string" table:style-name="ce37">
            <text:p>percentages</text:p>
          </table:table-cell>
          <table:table-cell table:number-columns-repeated="16364" table:style-name="ce32"/>
        </table:table-row>
        <table:table-row table:style-name="ro5">
          <table:table-cell table:style-name="ce32"/>
          <table:table-cell office:value-type="float" office:value="1980" table:style-name="ce38">
            <text:p>198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9680" table:style-name="ce40">
            <text:p><text:s/>9,680<text:s/></text:p>
          </table:table-cell>
          <table:table-cell office:value-type="float" office:value="2043" table:style-name="ce40">
            <text:p><text:s/>2,04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378" table:style-name="ce40">
            <text:p><text:s/>5,378<text:s/></text:p>
          </table:table-cell>
          <table:table-cell office:value-type="float" office:value="17101" table:style-name="ce40">
            <text:p><text:s/>17,101<text:s/></text:p>
          </table:table-cell>
          <table:table-cell table:style-name="ce25"/>
          <table:table-cell office:value-type="float" office:value="1980" table:style-name="ce38">
            <text:p>198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6.604876907783172" table:style-name="ce41">
            <text:p>56.6</text:p>
          </table:table-cell>
          <table:table-cell office:value-type="float" office:value="11.946669785392668" table:style-name="ce41">
            <text:p>11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1.448453306824163" table:style-name="ce41">
            <text:p>31.4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32"/>
        </table:table-row>
        <table:table-row table:style-name="ro5">
          <table:table-cell table:style-name="ce2"/>
          <table:table-cell office:value-type="float" office:value="1981" table:style-name="ce38">
            <text:p>1981</text:p>
          </table:table-cell>
          <table:table-cell office:value-type="float" office:value="4313.4792442533189" table:style-name="ce39">
            <text:p><text:s/>4,313<text:s/></text:p>
          </table:table-cell>
          <table:table-cell office:value-type="float" office:value="5546.2877297187579" table:style-name="ce39">
            <text:p><text:s/>5,546<text:s/></text:p>
          </table:table-cell>
          <table:table-cell office:value-type="float" office:value="9860" table:style-name="ce40">
            <text:p><text:s/>9,860<text:s/></text:p>
          </table:table-cell>
          <table:table-cell office:value-type="float" office:value="1910" table:style-name="ce40">
            <text:p><text:s/>1,910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460" table:style-name="ce40">
            <text:p><text:s/>5,460<text:s/></text:p>
          </table:table-cell>
          <table:table-cell office:value-type="float" office:value="17230" table:style-name="ce40">
            <text:p><text:s/>17,230<text:s/></text:p>
          </table:table-cell>
          <table:table-cell table:style-name="ce42"/>
          <table:table-cell office:value-type="float" office:value="1981" table:style-name="ce38">
            <text:p>1981</text:p>
          </table:table-cell>
          <table:table-cell office:value-type="float" office:value="25.042446257856447" table:style-name="ce43">
            <text:p>25.0</text:p>
          </table:table-cell>
          <table:table-cell office:value-type="float" office:value="32.199670970280401" table:style-name="ce43">
            <text:p>32.2</text:p>
          </table:table-cell>
          <table:table-cell office:value-type="float" office:value="57.225769007544983" table:style-name="ce41">
            <text:p>57.2</text:p>
          </table:table-cell>
          <table:table-cell office:value-type="float" office:value="11.085316308763785" table:style-name="ce41">
            <text:p>11.1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1.688914683691237" table:style-name="ce41">
            <text:p>31.7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2" table:style-name="ce44">
            <text:p>1982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0236.629000000001" table:style-name="ce40">
            <text:p><text:s/>10,237<text:s/></text:p>
          </table:table-cell>
          <table:table-cell office:value-type="float" office:value="1913.3330000000001" table:style-name="ce40">
            <text:p><text:s/>1,91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316.6809999999996" table:style-name="ce40">
            <text:p><text:s/>5,317<text:s/></text:p>
          </table:table-cell>
          <table:table-cell office:value-type="float" office:value="17466.643" table:style-name="ce40">
            <text:p><text:s/>17,467<text:s/></text:p>
          </table:table-cell>
          <table:table-cell table:style-name="ce42"/>
          <table:table-cell office:value-type="float" office:value="1982" table:style-name="ce44">
            <text:p>1982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8.60673399004034" table:style-name="ce41">
            <text:p>58.6</text:p>
          </table:table-cell>
          <table:table-cell office:value-type="float" office:value="10.954211407423854" table:style-name="ce41">
            <text:p>11.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0.439054602535816" table:style-name="ce41">
            <text:p>30.4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3" table:style-name="ce45">
            <text:p>198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0613.258000000002" table:style-name="ce40">
            <text:p><text:s/>10,613<text:s/></text:p>
          </table:table-cell>
          <table:table-cell office:value-type="float" office:value="1916.6660000000002" table:style-name="ce40">
            <text:p><text:s/>1,917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173.3620000000001" table:style-name="ce40">
            <text:p><text:s/>5,173<text:s/></text:p>
          </table:table-cell>
          <table:table-cell office:value-type="float" office:value="17703.286000000004" table:style-name="ce40">
            <text:p><text:s/>17,703<text:s/></text:p>
          </table:table-cell>
          <table:table-cell table:style-name="ce42"/>
          <table:table-cell office:value-type="float" office:value="1983" table:style-name="ce45">
            <text:p>198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9.950779759192727" table:style-name="ce41">
            <text:p>60.0</text:p>
          </table:table-cell>
          <table:table-cell office:value-type="float" office:value="10.826611511557797" table:style-name="ce41">
            <text:p>10.8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9.222608729249465" table:style-name="ce41">
            <text:p>29.2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4" table:style-name="ce15">
            <text:p>1984</text:p>
          </table:table-cell>
          <table:table-cell office:value-type="float" office:value="4590.2597523249124" table:style-name="ce39">
            <text:p><text:s/>4,590<text:s/></text:p>
          </table:table-cell>
          <table:table-cell office:value-type="float" office:value="6399.4287216400817" table:style-name="ce39">
            <text:p><text:s/>6,399<text:s/></text:p>
          </table:table-cell>
          <table:table-cell office:value-type="float" office:value="10990" table:style-name="ce40">
            <text:p><text:s/>10,990<text:s/></text:p>
          </table:table-cell>
          <table:table-cell office:value-type="float" office:value="1920" table:style-name="ce40">
            <text:p><text:s/>1,920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030" table:style-name="ce40">
            <text:p><text:s/>5,030<text:s/></text:p>
          </table:table-cell>
          <table:table-cell office:value-type="float" office:value="17940" table:style-name="ce40">
            <text:p><text:s/>17,940<text:s/></text:p>
          </table:table-cell>
          <table:table-cell table:style-name="ce42"/>
          <table:table-cell office:value-type="float" office:value="1984" table:style-name="ce15">
            <text:p>1984</text:p>
          </table:table-cell>
          <table:table-cell office:value-type="float" office:value="25.580149681289488" table:style-name="ce43">
            <text:p>25.6</text:p>
          </table:table-cell>
          <table:table-cell office:value-type="float" office:value="35.662109206648935" table:style-name="ce43">
            <text:p>35.7</text:p>
          </table:table-cell>
          <table:table-cell office:value-type="float" office:value="61.259754738015602" table:style-name="ce41">
            <text:p>61.3</text:p>
          </table:table-cell>
          <table:table-cell office:value-type="float" office:value="10.702341137123746" table:style-name="ce41">
            <text:p>10.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8.037904124860646" table:style-name="ce41">
            <text:p>28.0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5" table:style-name="ce45">
            <text:p>1985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1304.5" table:style-name="ce40">
            <text:p><text:s/>11,305<text:s/></text:p>
          </table:table-cell>
          <table:table-cell office:value-type="float" office:value="1865.5" table:style-name="ce40">
            <text:p><text:s/>1,866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949" table:style-name="ce40">
            <text:p><text:s/>4,949<text:s/></text:p>
          </table:table-cell>
          <table:table-cell office:value-type="float" office:value="18119" table:style-name="ce40">
            <text:p><text:s/>18,119<text:s/></text:p>
          </table:table-cell>
          <table:table-cell table:style-name="ce42"/>
          <table:table-cell office:value-type="float" office:value="1985" table:style-name="ce45">
            <text:p>1985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2.390308515922513" table:style-name="ce41">
            <text:p>62.4</text:p>
          </table:table-cell>
          <table:table-cell office:value-type="float" office:value="10.295822065235388" table:style-name="ce41">
            <text:p>10.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7.313869418842103" table:style-name="ce41">
            <text:p>27.3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6" table:style-name="ce44">
            <text:p>1986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1619" table:style-name="ce40">
            <text:p><text:s/>11,619<text:s/></text:p>
          </table:table-cell>
          <table:table-cell office:value-type="float" office:value="1811" table:style-name="ce40">
            <text:p><text:s/>1,811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868" table:style-name="ce40">
            <text:p><text:s/>4,868<text:s/></text:p>
          </table:table-cell>
          <table:table-cell office:value-type="float" office:value="18298" table:style-name="ce40">
            <text:p><text:s/>18,298<text:s/></text:p>
          </table:table-cell>
          <table:table-cell table:style-name="ce42"/>
          <table:table-cell office:value-type="float" office:value="1986" table:style-name="ce44">
            <text:p>1986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3.498743032025359" table:style-name="ce41">
            <text:p>63.5</text:p>
          </table:table-cell>
          <table:table-cell office:value-type="float" office:value="9.8972565307683897" table:style-name="ce41">
            <text:p>9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6.604000437206253" table:style-name="ce41">
            <text:p>26.6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7" table:style-name="ce44">
            <text:p>198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1933.5" table:style-name="ce40">
            <text:p><text:s/>11,934<text:s/></text:p>
          </table:table-cell>
          <table:table-cell office:value-type="float" office:value="1756.5" table:style-name="ce40">
            <text:p><text:s/>1,757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787" table:style-name="ce40">
            <text:p><text:s/>4,787<text:s/></text:p>
          </table:table-cell>
          <table:table-cell office:value-type="float" office:value="18477" table:style-name="ce40">
            <text:p><text:s/>18,477<text:s/></text:p>
          </table:table-cell>
          <table:table-cell table:style-name="ce42"/>
          <table:table-cell office:value-type="float" office:value="1987" table:style-name="ce44">
            <text:p>198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4.585701141960271" table:style-name="ce41">
            <text:p>64.6</text:p>
          </table:table-cell>
          <table:table-cell office:value-type="float" office:value="9.5064133787952585" table:style-name="ce41">
            <text:p>9.5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5.907885479244463" table:style-name="ce41">
            <text:p>25.9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8" table:style-name="ce15">
            <text:p>1988</text:p>
          </table:table-cell>
          <table:table-cell office:value-type="float" office:value="4834.4681655989634" table:style-name="ce39">
            <text:p><text:s/>4,834<text:s/></text:p>
          </table:table-cell>
          <table:table-cell office:value-type="float" office:value="7413.6073922071137" table:style-name="ce39">
            <text:p><text:s/>7,414<text:s/></text:p>
          </table:table-cell>
          <table:table-cell office:value-type="float" office:value="12248" table:style-name="ce40">
            <text:p><text:s/>12,248<text:s/></text:p>
          </table:table-cell>
          <table:table-cell office:value-type="float" office:value="1702" table:style-name="ce40">
            <text:p><text:s/>1,702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706" table:style-name="ce40">
            <text:p><text:s/>4,706<text:s/></text:p>
          </table:table-cell>
          <table:table-cell office:value-type="float" office:value="18656" table:style-name="ce40">
            <text:p><text:s/>18,656<text:s/></text:p>
          </table:table-cell>
          <table:table-cell table:style-name="ce42"/>
          <table:table-cell office:value-type="float" office:value="1988" table:style-name="ce15">
            <text:p>1988</text:p>
          </table:table-cell>
          <table:table-cell office:value-type="float" office:value="25.913179061637965" table:style-name="ce43">
            <text:p>25.9</text:p>
          </table:table-cell>
          <table:table-cell office:value-type="float" office:value="39.737594553618173" table:style-name="ce43">
            <text:p>39.7</text:p>
          </table:table-cell>
          <table:table-cell office:value-type="float" office:value="65.651801029159515" table:style-name="ce41">
            <text:p>65.7</text:p>
          </table:table-cell>
          <table:table-cell office:value-type="float" office:value="9.1230703259005139" table:style-name="ce41">
            <text:p>9.1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5.225128644939964" table:style-name="ce41">
            <text:p>25.2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9" table:style-name="ce45">
            <text:p>198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515.066000000001" table:style-name="ce40">
            <text:p><text:s/>12,515<text:s/></text:p>
          </table:table-cell>
          <table:table-cell office:value-type="float" office:value="1742.626" table:style-name="ce40">
            <text:p><text:s/>1,74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616.09" table:style-name="ce40">
            <text:p><text:s/>4,616<text:s/></text:p>
          </table:table-cell>
          <table:table-cell office:value-type="float" office:value="18873.781999999999" table:style-name="ce40">
            <text:p><text:s/>18,874<text:s/></text:p>
          </table:table-cell>
          <table:table-cell table:style-name="ce42"/>
          <table:table-cell office:value-type="float" office:value="1989" table:style-name="ce45">
            <text:p>198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6.309264354118326" table:style-name="ce41">
            <text:p>66.3</text:p>
          </table:table-cell>
          <table:table-cell office:value-type="float" office:value="9.2330514361138647" table:style-name="ce41">
            <text:p>9.2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4.457684209767809" table:style-name="ce41">
            <text:p>24.5</text:p>
          </table:table-cell>
          <table:table-cell office:value-type="float" office:value="100" table:style-name="ce41">
            <text:p>100.0</text:p>
          </table:table-cell>
          <table:table-cell table:style-name="ce14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0" table:style-name="ce44">
            <text:p>199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782.132000000001" table:style-name="ce40">
            <text:p><text:s/>12,782<text:s/></text:p>
          </table:table-cell>
          <table:table-cell office:value-type="float" office:value="1783.252" table:style-name="ce40">
            <text:p><text:s/>1,78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526.18" table:style-name="ce40">
            <text:p><text:s/>4,526<text:s/></text:p>
          </table:table-cell>
          <table:table-cell office:value-type="float" office:value="19091.564000000002" table:style-name="ce40">
            <text:p><text:s/>19,092<text:s/></text:p>
          </table:table-cell>
          <table:table-cell table:style-name="ce42"/>
          <table:table-cell office:value-type="float" office:value="1990" table:style-name="ce44">
            <text:p>199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6.951727998816651" table:style-name="ce41">
            <text:p>67.0</text:p>
          </table:table-cell>
          <table:table-cell office:value-type="float" office:value="9.3405233850930163" table:style-name="ce41">
            <text:p>9.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3.707748616090328" table:style-name="ce41">
            <text:p>23.7</text:p>
          </table:table-cell>
          <table:table-cell office:value-type="float" office:value="100" table:style-name="ce41">
            <text:p>100.0</text:p>
          </table:table-cell>
          <table:table-cell table:style-name="ce14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1" table:style-name="ce38">
            <text:p>1991</text:p>
          </table:table-cell>
          <table:table-cell office:value-type="float" office:value="4794.5999133999812" table:style-name="ce39">
            <text:p><text:s/>4,795<text:s/></text:p>
          </table:table-cell>
          <table:table-cell office:value-type="float" office:value="8255.1903518997715" table:style-name="ce39">
            <text:p><text:s/>8,255<text:s/></text:p>
          </table:table-cell>
          <table:table-cell office:value-type="float" office:value="13050" table:style-name="ce40">
            <text:p><text:s/>13,050<text:s/></text:p>
          </table:table-cell>
          <table:table-cell office:value-type="float" office:value="1824" table:style-name="ce40">
            <text:p><text:s/>1,824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436" table:style-name="ce40">
            <text:p><text:s/>4,436<text:s/></text:p>
          </table:table-cell>
          <table:table-cell office:value-type="float" office:value="19310" table:style-name="ce40">
            <text:p><text:s/>19,310<text:s/></text:p>
          </table:table-cell>
          <table:table-cell table:style-name="ce46"/>
          <table:table-cell office:value-type="float" office:value="1991" table:style-name="ce38">
            <text:p>1991</text:p>
          </table:table-cell>
          <table:table-cell office:value-type="float" office:value="24.831546764979819" table:style-name="ce43">
            <text:p>24.8</text:p>
          </table:table-cell>
          <table:table-cell office:value-type="float" office:value="42.754171146606893" table:style-name="ce43">
            <text:p>42.8</text:p>
          </table:table-cell>
          <table:table-cell office:value-type="float" office:value="67.581563956499224" table:style-name="ce41">
            <text:p>67.6</text:p>
          </table:table-cell>
          <table:table-cell office:value-type="float" office:value="9.4458829621957534" table:style-name="ce41">
            <text:p>9.4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2.972553081305023" table:style-name="ce41">
            <text:p>23.0</text:p>
          </table:table-cell>
          <table:table-cell office:value-type="float" office:value="100" table:style-name="ce41">
            <text:p>100.0</text:p>
          </table:table-cell>
          <table:table-cell table:style-name="ce14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2" table:style-name="ce15">
            <text:p>1992</text:p>
          </table:table-cell>
          <table:table-cell office:value-type="float" office:value="4814.5974348675227" table:style-name="ce39">
            <text:p><text:s/>4,815<text:s/></text:p>
          </table:table-cell>
          <table:table-cell office:value-type="float" office:value="8254.6396295483082" table:style-name="ce39">
            <text:p><text:s/>8,255<text:s/></text:p>
          </table:table-cell>
          <table:table-cell office:value-type="float" office:value="13069.237064415833" table:style-name="ce40">
            <text:p><text:s/>13,069<text:s/></text:p>
          </table:table-cell>
          <table:table-cell office:value-type="float" office:value="1723.5832523530914" table:style-name="ce40">
            <text:p><text:s/>1,724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370.871723758306" table:style-name="ce40">
            <text:p><text:s/>4,371<text:s/></text:p>
          </table:table-cell>
          <table:table-cell office:value-type="float" office:value="19163.692040527232" table:style-name="ce40">
            <text:p><text:s/>19,164<text:s/></text:p>
          </table:table-cell>
          <table:table-cell table:style-name="ce46"/>
          <table:table-cell office:value-type="float" office:value="1992" table:style-name="ce15">
            <text:p>1992</text:p>
          </table:table-cell>
          <table:table-cell office:value-type="float" office:value="25.123537910574289" table:style-name="ce43">
            <text:p>25.1</text:p>
          </table:table-cell>
          <table:table-cell office:value-type="float" office:value="43.074370074887099" table:style-name="ce43">
            <text:p>43.1</text:p>
          </table:table-cell>
          <table:table-cell office:value-type="float" office:value="68.197907985460787" table:style-name="ce41">
            <text:p>68.2</text:p>
          </table:table-cell>
          <table:table-cell office:value-type="float" office:value="8.9940041235690416" table:style-name="ce41">
            <text:p>9.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2.808087890970167" table:style-name="ce41">
            <text:p>22.8</text:p>
          </table:table-cell>
          <table:table-cell office:value-type="float" office:value="100" table:style-name="ce41">
            <text:p>100.0</text:p>
          </table:table-cell>
          <table:table-cell table:style-name="ce14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3" table:style-name="ce38">
            <text:p>1993</text:p>
          </table:table-cell>
          <table:table-cell office:value-type="float" office:value="4897.6595011687396" table:style-name="ce39">
            <text:p><text:s/>4,898<text:s/></text:p>
          </table:table-cell>
          <table:table-cell office:value-type="float" office:value="8381.9693310984512" table:style-name="ce39">
            <text:p><text:s/>8,382<text:s/></text:p>
          </table:table-cell>
          <table:table-cell office:value-type="float" office:value="13279.62883226719" table:style-name="ce40">
            <text:p><text:s/>13,280<text:s/></text:p>
          </table:table-cell>
          <table:table-cell office:value-type="float" office:value="1833.3520580335373" table:style-name="ce40">
            <text:p><text:s/>1,83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316.807303852017" table:style-name="ce40">
            <text:p><text:s/>4,317<text:s/></text:p>
          </table:table-cell>
          <table:table-cell office:value-type="float" office:value="19429.788194152745" table:style-name="ce40">
            <text:p><text:s/>19,430<text:s/></text:p>
          </table:table-cell>
          <table:table-cell table:style-name="ce46"/>
          <table:table-cell office:value-type="float" office:value="1993" table:style-name="ce38">
            <text:p>1993</text:p>
          </table:table-cell>
          <table:table-cell office:value-type="float" office:value="25.206962897530115" table:style-name="ce43">
            <text:p>25.2</text:p>
          </table:table-cell>
          <table:table-cell office:value-type="float" office:value="43.139787461095409" table:style-name="ce43">
            <text:p>43.1</text:p>
          </table:table-cell>
          <table:table-cell office:value-type="float" office:value="68.346750358625101" table:style-name="ce41">
            <text:p>68.3</text:p>
          </table:table-cell>
          <table:table-cell office:value-type="float" office:value="9.4357799463057024" table:style-name="ce41">
            <text:p>9.4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2.217469695069187" table:style-name="ce41">
            <text:p>22.2</text:p>
          </table:table-cell>
          <table:table-cell office:value-type="float" office:value="100" table:style-name="ce41">
            <text:p>100.0</text:p>
          </table:table-cell>
          <table:table-cell table:style-name="ce47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4" table:style-name="ce15">
            <text:p>1994</text:p>
          </table:table-cell>
          <table:table-cell office:value-type="float" office:value="5007.7251771042138" table:style-name="ce39">
            <text:p><text:s/>5,008<text:s/></text:p>
          </table:table-cell>
          <table:table-cell office:value-type="float" office:value="8421.1779099966789" table:style-name="ce39">
            <text:p><text:s/>8,421<text:s/></text:p>
          </table:table-cell>
          <table:table-cell office:value-type="float" office:value="13428.903087100893" table:style-name="ce40">
            <text:p><text:s/>13,429<text:s/></text:p>
          </table:table-cell>
          <table:table-cell office:value-type="float" office:value="1869.2553386849982" table:style-name="ce40">
            <text:p><text:s/>1,869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257.0684865064277" table:style-name="ce40">
            <text:p><text:s/>4,257<text:s/></text:p>
          </table:table-cell>
          <table:table-cell office:value-type="float" office:value="19555.226912292317" table:style-name="ce40">
            <text:p><text:s/>19,555<text:s/></text:p>
          </table:table-cell>
          <table:table-cell table:style-name="ce46"/>
          <table:table-cell office:value-type="float" office:value="1994" table:style-name="ce15">
            <text:p>1994</text:p>
          </table:table-cell>
          <table:table-cell office:value-type="float" office:value="25.60811592504011" table:style-name="ce43">
            <text:p>25.6</text:p>
          </table:table-cell>
          <table:table-cell office:value-type="float" office:value="43.063565295187544" table:style-name="ce43">
            <text:p>43.1</text:p>
          </table:table-cell>
          <table:table-cell office:value-type="float" office:value="68.671681220224301" table:style-name="ce41">
            <text:p>68.7</text:p>
          </table:table-cell>
          <table:table-cell office:value-type="float" office:value="9.5588527152809135" table:style-name="ce41">
            <text:p>9.6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1.769466064494786" table:style-name="ce41">
            <text:p>21.8</text:p>
          </table:table-cell>
          <table:table-cell office:value-type="float" office:value="100" table:style-name="ce41">
            <text:p>100.0</text:p>
          </table:table-cell>
          <table:table-cell table:style-name="ce48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5" table:style-name="ce38">
            <text:p>1995</text:p>
          </table:table-cell>
          <table:table-cell office:value-type="float" office:value="4998.4888626922011" table:style-name="ce39">
            <text:p><text:s/>4,998<text:s/></text:p>
          </table:table-cell>
          <table:table-cell office:value-type="float" office:value="8468.321481674855" table:style-name="ce39">
            <text:p><text:s/>8,468<text:s/></text:p>
          </table:table-cell>
          <table:table-cell office:value-type="float" office:value="13466.810344367057" table:style-name="ce40">
            <text:p><text:s/>13,467<text:s/></text:p>
          </table:table-cell>
          <table:table-cell office:value-type="float" office:value="1939.4969432078778" table:style-name="ce40">
            <text:p><text:s/>1,939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245.2645931469851" table:style-name="ce40">
            <text:p><text:s/>4,245<text:s/></text:p>
          </table:table-cell>
          <table:table-cell office:value-type="float" office:value="19651.571880721924" table:style-name="ce40">
            <text:p><text:s/>19,652<text:s/></text:p>
          </table:table-cell>
          <table:table-cell table:style-name="ce49"/>
          <table:table-cell office:value-type="float" office:value="1995" table:style-name="ce38">
            <text:p>1995</text:p>
          </table:table-cell>
          <table:table-cell office:value-type="float" office:value="25.435567663652549" table:style-name="ce43">
            <text:p>25.4</text:p>
          </table:table-cell>
          <table:table-cell office:value-type="float" office:value="43.092336496412628" table:style-name="ce43">
            <text:p>43.1</text:p>
          </table:table-cell>
          <table:table-cell office:value-type="float" office:value="68.52790416006323" table:style-name="ce41">
            <text:p>68.5</text:p>
          </table:table-cell>
          <table:table-cell office:value-type="float" office:value="9.8694239574316853" table:style-name="ce41">
            <text:p>9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1.602671882505057" table:style-name="ce41">
            <text:p>21.6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6" table:style-name="ce15">
            <text:p>1996</text:p>
          </table:table-cell>
          <table:table-cell office:value-type="float" office:value="5114.5927664955207" table:style-name="ce39">
            <text:p><text:s/>5,115<text:s/></text:p>
          </table:table-cell>
          <table:table-cell office:value-type="float" office:value="8406.5392065101296" table:style-name="ce39">
            <text:p><text:s/>8,407<text:s/></text:p>
          </table:table-cell>
          <table:table-cell office:value-type="float" office:value="13522" table:style-name="ce40">
            <text:p><text:s/>13,522<text:s/></text:p>
          </table:table-cell>
          <table:table-cell office:value-type="float" office:value="1995" table:style-name="ce40">
            <text:p><text:s/>1,995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218" table:style-name="ce40">
            <text:p><text:s/>4,218<text:s/></text:p>
          </table:table-cell>
          <table:table-cell office:value-type="float" office:value="19735" table:style-name="ce40">
            <text:p><text:s/>19,735<text:s/></text:p>
          </table:table-cell>
          <table:table-cell table:style-name="ce49"/>
          <table:table-cell office:value-type="float" office:value="1996" table:style-name="ce15">
            <text:p>1996</text:p>
          </table:table-cell>
          <table:table-cell office:value-type="float" office:value="25.917356915867732" table:style-name="ce43">
            <text:p>25.9</text:p>
          </table:table-cell>
          <table:table-cell office:value-type="float" office:value="42.598753603533723" table:style-name="ce43">
            <text:p>42.6</text:p>
          </table:table-cell>
          <table:table-cell office:value-type="float" office:value="68.517861667088937" table:style-name="ce41">
            <text:p>68.5</text:p>
          </table:table-cell>
          <table:table-cell office:value-type="float" office:value="10.108943501393464" table:style-name="ce41">
            <text:p>10.1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1.373194831517608" table:style-name="ce41">
            <text:p>21.4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7" table:style-name="ce38">
            <text:p>1997</text:p>
          </table:table-cell>
          <table:table-cell office:value-type="float" office:value="5248.6248054524685" table:style-name="ce39">
            <text:p><text:s/>5,249<text:s/></text:p>
          </table:table-cell>
          <table:table-cell office:value-type="float" office:value="8380.1387301927552" table:style-name="ce39">
            <text:p><text:s/>8,380<text:s/></text:p>
          </table:table-cell>
          <table:table-cell office:value-type="float" office:value="13629.066999755412" table:style-name="ce40">
            <text:p><text:s/>13,629<text:s/></text:p>
          </table:table-cell>
          <table:table-cell office:value-type="float" office:value="2077.8527638067285" table:style-name="ce40">
            <text:p><text:s/>2,078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169.9592364378586" table:style-name="ce40">
            <text:p><text:s/>4,170<text:s/></text:p>
          </table:table-cell>
          <table:table-cell office:value-type="float" office:value="19876.878999999997" table:style-name="ce40">
            <text:p><text:s/>19,877<text:s/></text:p>
          </table:table-cell>
          <table:table-cell table:style-name="ce22"/>
          <table:table-cell office:value-type="float" office:value="1997" table:style-name="ce38">
            <text:p>1997</text:p>
          </table:table-cell>
          <table:table-cell office:value-type="float" office:value="26.405685814045871" table:style-name="ce43">
            <text:p>26.4</text:p>
          </table:table-cell>
          <table:table-cell office:value-type="float" office:value="42.160245509968597" table:style-name="ce43">
            <text:p>42.2</text:p>
          </table:table-cell>
          <table:table-cell office:value-type="float" office:value="68.567439585235761" table:style-name="ce41">
            <text:p>68.6</text:p>
          </table:table-cell>
          <table:table-cell office:value-type="float" office:value="10.453616806777005" table:style-name="ce41">
            <text:p>10.5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0.978943607987247" table:style-name="ce41">
            <text:p>21.0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8" table:style-name="ce15">
            <text:p>1998</text:p>
          </table:table-cell>
          <table:table-cell office:value-type="float" office:value="5404.0963132933712" table:style-name="ce39">
            <text:p><text:s/>5,404<text:s/></text:p>
          </table:table-cell>
          <table:table-cell office:value-type="float" office:value="8412.5416626483238" table:style-name="ce39">
            <text:p><text:s/>8,413<text:s/></text:p>
          </table:table-cell>
          <table:table-cell office:value-type="float" office:value="13816.976407420418" table:style-name="ce40">
            <text:p><text:s/>13,817<text:s/></text:p>
          </table:table-cell>
          <table:table-cell office:value-type="float" office:value="2062.5790371875696" table:style-name="ce40">
            <text:p><text:s/>2,06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148.3075553920116" table:style-name="ce40">
            <text:p><text:s/>4,148<text:s/></text:p>
          </table:table-cell>
          <table:table-cell office:value-type="float" office:value="20027.862999999998" table:style-name="ce40">
            <text:p><text:s/>20,028<text:s/></text:p>
          </table:table-cell>
          <table:table-cell table:style-name="ce22"/>
          <table:table-cell office:value-type="float" office:value="1998" table:style-name="ce15">
            <text:p>1998</text:p>
          </table:table-cell>
          <table:table-cell office:value-type="float" office:value="26.982974341493023" table:style-name="ce43">
            <text:p>27.0</text:p>
          </table:table-cell>
          <table:table-cell office:value-type="float" office:value="42.004320920706334" table:style-name="ce43">
            <text:p>42.0</text:p>
          </table:table-cell>
          <table:table-cell office:value-type="float" office:value="68.988770331714463" table:style-name="ce41">
            <text:p>69.0</text:p>
          </table:table-cell>
          <table:table-cell office:value-type="float" office:value="10.298547764120265" table:style-name="ce41">
            <text:p>10.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0.712681904165272" table:style-name="ce41">
            <text:p>20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9" table:style-name="ce38">
            <text:p>1999</text:p>
          </table:table-cell>
          <table:table-cell office:value-type="float" office:value="5582.3947950762213" table:style-name="ce39">
            <text:p><text:s/>5,582<text:s/></text:p>
          </table:table-cell>
          <table:table-cell office:value-type="float" office:value="8508.1203206056489" table:style-name="ce39">
            <text:p><text:s/>8,508<text:s/></text:p>
          </table:table-cell>
          <table:table-cell office:value-type="float" office:value="14090.518786362218" table:style-name="ce40">
            <text:p><text:s/>14,091<text:s/></text:p>
          </table:table-cell>
          <table:table-cell office:value-type="float" office:value="2000.3960000703635" table:style-name="ce40">
            <text:p><text:s/>2,000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071.7432135674185" table:style-name="ce40">
            <text:p><text:s/>4,072<text:s/></text:p>
          </table:table-cell>
          <table:table-cell office:value-type="float" office:value="20162.657999999999" table:style-name="ce40">
            <text:p><text:s/>20,163<text:s/></text:p>
          </table:table-cell>
          <table:table-cell table:style-name="ce22"/>
          <table:table-cell office:value-type="float" office:value="1999" table:style-name="ce38">
            <text:p>1999</text:p>
          </table:table-cell>
          <table:table-cell office:value-type="float" office:value="27.686807212274061" table:style-name="ce43">
            <text:p>27.7</text:p>
          </table:table-cell>
          <table:table-cell office:value-type="float" office:value="42.197425245382277" table:style-name="ce43">
            <text:p>42.2</text:p>
          </table:table-cell>
          <table:table-cell office:value-type="float" office:value="69.884232457656211" table:style-name="ce41">
            <text:p>69.9</text:p>
          </table:table-cell>
          <table:table-cell office:value-type="float" office:value="9.9212911317067594" table:style-name="ce41">
            <text:p>9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0.194476410637023" table:style-name="ce41">
            <text:p>20.2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0" table:style-name="ce15">
            <text:p>2000</text:p>
          </table:table-cell>
          <table:table-cell office:value-type="float" office:value="5764.2627106609461" table:style-name="ce39">
            <text:p><text:s/>5,764<text:s/></text:p>
          </table:table-cell>
          <table:table-cell office:value-type="float" office:value="8574.6756154632676" table:style-name="ce39">
            <text:p><text:s/>8,575<text:s/></text:p>
          </table:table-cell>
          <table:table-cell office:value-type="float" office:value="14339.61120025954" table:style-name="ce40">
            <text:p><text:s/>14,340<text:s/></text:p>
          </table:table-cell>
          <table:table-cell office:value-type="float" office:value="2027.8332464054149" table:style-name="ce40">
            <text:p><text:s/>2,028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952.8865533350449" table:style-name="ce40">
            <text:p><text:s/>3,953<text:s/></text:p>
          </table:table-cell>
          <table:table-cell office:value-type="float" office:value="20320.330999999998" table:style-name="ce40">
            <text:p><text:s/>20,320<text:s/></text:p>
          </table:table-cell>
          <table:table-cell table:style-name="ce14"/>
          <table:table-cell office:value-type="float" office:value="2000" table:style-name="ce15">
            <text:p>2000</text:p>
          </table:table-cell>
          <table:table-cell office:value-type="float" office:value="28.366982236645221" table:style-name="ce43">
            <text:p>28.4</text:p>
          </table:table-cell>
          <table:table-cell office:value-type="float" office:value="42.197533852677431" table:style-name="ce43">
            <text:p>42.2</text:p>
          </table:table-cell>
          <table:table-cell office:value-type="float" office:value="70.567803252119958" table:style-name="ce41">
            <text:p>70.6</text:p>
          </table:table-cell>
          <table:table-cell office:value-type="float" office:value="9.9793317658330238" table:style-name="ce41">
            <text:p>10.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9.452864982047021" table:style-name="ce41">
            <text:p>19.5</text:p>
          </table:table-cell>
          <table:table-cell office:value-type="float" office:value="100" table:style-name="ce41">
            <text:p>100.0</text:p>
          </table:table-cell>
          <table:table-cell table:style-name="ce2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1" table:style-name="ce38">
            <text:p>2001</text:p>
          </table:table-cell>
          <table:table-cell office:value-type="float" office:value="5885.3144431098126" table:style-name="ce39">
            <text:p><text:s/>5,885<text:s/></text:p>
          </table:table-cell>
          <table:table-cell office:value-type="float" office:value="8472.8890213480172" table:style-name="ce39">
            <text:p><text:s/>8,473<text:s/></text:p>
          </table:table-cell>
          <table:table-cell office:value-type="float" office:value="14358.509913491469" table:style-name="ce40">
            <text:p><text:s/>14,359<text:s/></text:p>
          </table:table-cell>
          <table:table-cell office:value-type="float" office:value="2061.2432090442376" table:style-name="ce40">
            <text:p><text:s/>2,061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983.2708774642929" table:style-name="ce40">
            <text:p><text:s/>3,983<text:s/></text:p>
          </table:table-cell>
          <table:table-cell office:value-type="float" office:value="20403.024000000001" table:style-name="ce40">
            <text:p><text:s/>20,403<text:s/></text:p>
          </table:table-cell>
          <table:table-cell table:style-name="ce14"/>
          <table:table-cell office:value-type="float" office:value="2001" table:style-name="ce38">
            <text:p>2001</text:p>
          </table:table-cell>
          <table:table-cell office:value-type="float" office:value="28.845310731454887" table:style-name="ce43">
            <text:p>28.8</text:p>
          </table:table-cell>
          <table:table-cell office:value-type="float" office:value="41.527622521520385" table:style-name="ce43">
            <text:p>41.5</text:p>
          </table:table-cell>
          <table:table-cell office:value-type="float" office:value="70.374420544187316" table:style-name="ce41">
            <text:p>70.4</text:p>
          </table:table-cell>
          <table:table-cell office:value-type="float" office:value="10.1026358104771" table:style-name="ce41">
            <text:p>10.1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9.522943645335577" table:style-name="ce41">
            <text:p>19.5</text:p>
          </table:table-cell>
          <table:table-cell office:value-type="float" office:value="100" table:style-name="ce41">
            <text:p>100.0</text:p>
          </table:table-cell>
          <table:table-cell table:style-name="ce2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2" table:style-name="ce15">
            <text:p>2002</text:p>
          </table:table-cell>
          <table:table-cell office:value-type="float" office:value="6018.597423354443" table:style-name="ce39">
            <text:p><text:s/>6,019<text:s/></text:p>
          </table:table-cell>
          <table:table-cell office:value-type="float" office:value="8540.0692865347773" table:style-name="ce39">
            <text:p><text:s/>8,540<text:s/></text:p>
          </table:table-cell>
          <table:table-cell office:value-type="float" office:value="14558.972246671841" table:style-name="ce40">
            <text:p><text:s/>14,559<text:s/></text:p>
          </table:table-cell>
          <table:table-cell office:value-type="float" office:value="2130.8648275440992" table:style-name="ce40">
            <text:p><text:s/>2,131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971.809925784059" table:style-name="ce40">
            <text:p><text:s/>3,972<text:s/></text:p>
          </table:table-cell>
          <table:table-cell office:value-type="float" office:value="20661.646999999997" table:style-name="ce40">
            <text:p><text:s/>20,662<text:s/></text:p>
          </table:table-cell>
          <table:table-cell table:style-name="ce14"/>
          <table:table-cell office:value-type="float" office:value="2002" table:style-name="ce15">
            <text:p>2002</text:p>
          </table:table-cell>
          <table:table-cell office:value-type="float" office:value="29.1293352678146" table:style-name="ce43">
            <text:p>29.1</text:p>
          </table:table-cell>
          <table:table-cell office:value-type="float" office:value="41.332975768163045" table:style-name="ce43">
            <text:p>41.3</text:p>
          </table:table-cell>
          <table:table-cell office:value-type="float" office:value="70.463754640043192" table:style-name="ce41">
            <text:p>70.5</text:p>
          </table:table-cell>
          <table:table-cell office:value-type="float" office:value="10.313141191232718" table:style-name="ce41">
            <text:p>10.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9.22310416872411" table:style-name="ce41">
            <text:p>19.2</text:p>
          </table:table-cell>
          <table:table-cell office:value-type="float" office:value="100" table:style-name="ce41">
            <text:p>100.0</text:p>
          </table:table-cell>
          <table:table-cell table:style-name="ce2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3" table:style-name="ce38">
            <text:p>2003</text:p>
          </table:table-cell>
          <table:table-cell office:value-type="float" office:value="6158.3888129645211" table:style-name="ce39">
            <text:p><text:s/>6,158<text:s/></text:p>
          </table:table-cell>
          <table:table-cell office:value-type="float" office:value="8542.132043913658" table:style-name="ce39">
            <text:p><text:s/>8,542<text:s/></text:p>
          </table:table-cell>
          <table:table-cell office:value-type="float" office:value="14700.529756031054" table:style-name="ce40">
            <text:p><text:s/>14,701<text:s/></text:p>
          </table:table-cell>
          <table:table-cell office:value-type="float" office:value="2234.2713761899836" table:style-name="ce40">
            <text:p><text:s/>2,234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804.2098677789641" table:style-name="ce40">
            <text:p><text:s/>3,804<text:s/></text:p>
          </table:table-cell>
          <table:table-cell office:value-type="float" office:value="20739.011000000002" table:style-name="ce40">
            <text:p><text:s/>20,739<text:s/></text:p>
          </table:table-cell>
          <table:table-cell table:style-name="ce14"/>
          <table:table-cell office:value-type="float" office:value="2003" table:style-name="ce38">
            <text:p>2003</text:p>
          </table:table-cell>
          <table:table-cell office:value-type="float" office:value="29.694726238516761" table:style-name="ce43">
            <text:p>29.7</text:p>
          </table:table-cell>
          <table:table-cell office:value-type="float" office:value="41.188739496812126" table:style-name="ce43">
            <text:p>41.2</text:p>
          </table:table-cell>
          <table:table-cell office:value-type="float" office:value="70.883465735328713" table:style-name="ce41">
            <text:p>70.9</text:p>
          </table:table-cell>
          <table:table-cell office:value-type="float" office:value="10.773278321661449" table:style-name="ce41">
            <text:p>10.8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8.343255943009837" table:style-name="ce41">
            <text:p>18.3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4" table:style-name="ce15">
            <text:p>2004</text:p>
          </table:table-cell>
          <table:table-cell office:value-type="float" office:value="6288.2124299628649" table:style-name="ce39">
            <text:p><text:s/>6,288<text:s/></text:p>
          </table:table-cell>
          <table:table-cell office:value-type="float" office:value="8389.0412899771964" table:style-name="ce39">
            <text:p><text:s/>8,389<text:s/></text:p>
          </table:table-cell>
          <table:table-cell office:value-type="float" office:value="14677.58169030241" table:style-name="ce40">
            <text:p><text:s/>14,678<text:s/></text:p>
          </table:table-cell>
          <table:table-cell office:value-type="float" office:value="2283.1484847258271" table:style-name="ce40">
            <text:p><text:s/>2,28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97.0898249717634" table:style-name="ce40">
            <text:p><text:s/>3,797<text:s/></text:p>
          </table:table-cell>
          <table:table-cell office:value-type="float" office:value="20757.82" table:style-name="ce40">
            <text:p><text:s/>20,758<text:s/></text:p>
          </table:table-cell>
          <table:table-cell table:style-name="ce14"/>
          <table:table-cell office:value-type="float" office:value="2004" table:style-name="ce15">
            <text:p>2004</text:p>
          </table:table-cell>
          <table:table-cell office:value-type="float" office:value="30.293237026051699" table:style-name="ce43">
            <text:p>30.3</text:p>
          </table:table-cell>
          <table:table-cell office:value-type="float" office:value="40.413904436131538" table:style-name="ce43">
            <text:p>40.4</text:p>
          </table:table-cell>
          <table:table-cell office:value-type="float" office:value="70.708685643783454" table:style-name="ce41">
            <text:p>70.7</text:p>
          </table:table-cell>
          <table:table-cell office:value-type="float" office:value="10.998980069804185" table:style-name="ce41">
            <text:p>11.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8.292334286412366" table:style-name="ce41">
            <text:p>18.3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5" table:style-name="ce38">
            <text:p>2005</text:p>
          </table:table-cell>
          <table:table-cell office:value-type="float" office:value="6351.502304227738" table:style-name="ce39">
            <text:p><text:s/>6,352<text:s/></text:p>
          </table:table-cell>
          <table:table-cell office:value-type="float" office:value="8439.7113539237416" table:style-name="ce39">
            <text:p><text:s/>8,440<text:s/></text:p>
          </table:table-cell>
          <table:table-cell office:value-type="float" office:value="14791.229620468253" table:style-name="ce40">
            <text:p><text:s/>14,791<text:s/></text:p>
          </table:table-cell>
          <table:table-cell office:value-type="float" office:value="2445.1671207961513" table:style-name="ce40">
            <text:p><text:s/>2,445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695.7412587355961" table:style-name="ce40">
            <text:p><text:s/>3,696<text:s/></text:p>
          </table:table-cell>
          <table:table-cell office:value-type="float" office:value="20932.138000000003" table:style-name="ce40">
            <text:p><text:s/>20,932<text:s/></text:p>
          </table:table-cell>
          <table:table-cell table:style-name="ce14"/>
          <table:table-cell office:value-type="float" office:value="2005" table:style-name="ce38">
            <text:p>2005</text:p>
          </table:table-cell>
          <table:table-cell office:value-type="float" office:value="30.343336923414189" table:style-name="ce43">
            <text:p>30.3</text:p>
          </table:table-cell>
          <table:table-cell office:value-type="float" office:value="40.319438281241304" table:style-name="ce43">
            <text:p>40.3</text:p>
          </table:table-cell>
          <table:table-cell office:value-type="float" office:value="70.662775204655404" table:style-name="ce41">
            <text:p>70.7</text:p>
          </table:table-cell>
          <table:table-cell office:value-type="float" office:value="11.681401683842095" table:style-name="ce41">
            <text:p>11.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7.655823111502492" table:style-name="ce41">
            <text:p>17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6" table:style-name="ce15">
            <text:p>2006</text:p>
          </table:table-cell>
          <table:table-cell office:value-type="float" office:value="6424.7419167146063" table:style-name="ce39">
            <text:p><text:s/>6,425<text:s/></text:p>
          </table:table-cell>
          <table:table-cell office:value-type="float" office:value="8365.0165229757131" table:style-name="ce39">
            <text:p><text:s/>8,365<text:s/></text:p>
          </table:table-cell>
          <table:table-cell office:value-type="float" office:value="14790.651258135007" table:style-name="ce40">
            <text:p><text:s/>14,791<text:s/></text:p>
          </table:table-cell>
          <table:table-cell office:value-type="float" office:value="2565.0540298203391" table:style-name="ce40">
            <text:p><text:s/>2,565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36.5077120446531" table:style-name="ce40">
            <text:p><text:s/>3,737<text:s/></text:p>
          </table:table-cell>
          <table:table-cell office:value-type="float" office:value="21092.213" table:style-name="ce40">
            <text:p><text:s/>21,092<text:s/></text:p>
          </table:table-cell>
          <table:table-cell table:style-name="ce14"/>
          <table:table-cell office:value-type="float" office:value="2006" table:style-name="ce15">
            <text:p>2006</text:p>
          </table:table-cell>
          <table:table-cell office:value-type="float" office:value="30.460264634103311" table:style-name="ce43">
            <text:p>30.5</text:p>
          </table:table-cell>
          <table:table-cell office:value-type="float" office:value="39.659276631112256" table:style-name="ce43">
            <text:p>39.7</text:p>
          </table:table-cell>
          <table:table-cell office:value-type="float" office:value="70.123752581746672" table:style-name="ce41">
            <text:p>70.1</text:p>
          </table:table-cell>
          <table:table-cell office:value-type="float" office:value="12.161142265253718" table:style-name="ce41">
            <text:p>12.2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7.715105152999609" table:style-name="ce41">
            <text:p>17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7" table:style-name="ce15">
            <text:p>2007</text:p>
          </table:table-cell>
          <table:table-cell office:value-type="float" office:value="6504.5128983991444" table:style-name="ce39">
            <text:p><text:s/>6,505<text:s/></text:p>
          </table:table-cell>
          <table:table-cell office:value-type="float" office:value="8228.1277562990108" table:style-name="ce39">
            <text:p><text:s/>8,228<text:s/></text:p>
          </table:table-cell>
          <table:table-cell office:value-type="float" office:value="14732.650194436892" table:style-name="ce40">
            <text:p><text:s/>14,733<text:s/></text:p>
          </table:table-cell>
          <table:table-cell office:value-type="float" office:value="2690.9173502920585" table:style-name="ce40">
            <text:p><text:s/>2,691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54.813455271049" table:style-name="ce40">
            <text:p><text:s/>3,755<text:s/></text:p>
          </table:table-cell>
          <table:table-cell office:value-type="float" office:value="21178.381000000001" table:style-name="ce40">
            <text:p><text:s/>21,178<text:s/></text:p>
          </table:table-cell>
          <table:table-cell table:style-name="ce14"/>
          <table:table-cell office:value-type="float" office:value="2007" table:style-name="ce15">
            <text:p>2007</text:p>
          </table:table-cell>
          <table:table-cell office:value-type="float" office:value="30.713004503165358" table:style-name="ce43">
            <text:p>30.7</text:p>
          </table:table-cell>
          <table:table-cell office:value-type="float" office:value="38.851567946621664" table:style-name="ce43">
            <text:p>38.9</text:p>
          </table:table-cell>
          <table:table-cell office:value-type="float" office:value="69.564572449786837" table:style-name="ce41">
            <text:p>69.6</text:p>
          </table:table-cell>
          <table:table-cell office:value-type="float" office:value="12.705963455337111" table:style-name="ce41">
            <text:p>12.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7.72946409487604" table:style-name="ce41">
            <text:p>17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8" table:style-name="ce15">
            <text:p>2008</text:p>
          </table:table-cell>
          <table:table-cell office:value-type="float" office:value="6652.8713344909138" table:style-name="ce39">
            <text:p><text:s/>6,653<text:s/></text:p>
          </table:table-cell>
          <table:table-cell office:value-type="float" office:value="7975.4488607111889" table:style-name="ce39">
            <text:p><text:s/>7,975<text:s/></text:p>
          </table:table-cell>
          <table:table-cell office:value-type="float" office:value="14628.328280317708" table:style-name="ce40">
            <text:p><text:s/>14,628<text:s/></text:p>
          </table:table-cell>
          <table:table-cell office:value-type="float" office:value="2982.0199520857395" table:style-name="ce40">
            <text:p><text:s/>2,982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96.9017675965524" table:style-name="ce40">
            <text:p><text:s/>3,797<text:s/></text:p>
          </table:table-cell>
          <table:table-cell office:value-type="float" office:value="21407.25" table:style-name="ce40">
            <text:p><text:s/>21,407<text:s/></text:p>
          </table:table-cell>
          <table:table-cell table:style-name="ce14"/>
          <table:table-cell office:value-type="float" office:value="2008" table:style-name="ce15">
            <text:p>2008</text:p>
          </table:table-cell>
          <table:table-cell office:value-type="float" office:value="31.077672337887552" table:style-name="ce43">
            <text:p>31.1</text:p>
          </table:table-cell>
          <table:table-cell office:value-type="float" office:value="37.255851493139893" table:style-name="ce43">
            <text:p>37.3</text:p>
          </table:table-cell>
          <table:table-cell office:value-type="float" office:value="68.333523831027847" table:style-name="ce41">
            <text:p>68.3</text:p>
          </table:table-cell>
          <table:table-cell office:value-type="float" office:value="13.929953413379764" table:style-name="ce41">
            <text:p>13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7.736522755592393" table:style-name="ce41">
            <text:p>17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08-09</text:p>
          </table:table-cell>
          <table:table-cell office:value-type="float" office:value="6769.9898500350655" table:style-name="ce39">
            <text:p><text:s/>6,770<text:s/></text:p>
          </table:table-cell>
          <table:table-cell office:value-type="float" office:value="7851.215149964939" table:style-name="ce39">
            <text:p><text:s/>7,851<text:s/></text:p>
          </table:table-cell>
          <table:table-cell office:value-type="float" office:value="14621.205" table:style-name="ce40">
            <text:p><text:s/>14,621<text:s/></text:p>
          </table:table-cell>
          <table:table-cell office:value-type="float" office:value="3067.26853368512" table:style-name="ce40">
            <text:p><text:s/>3,067<text:s/></text:p>
          </table:table-cell>
          <table:table-cell office:value-type="float" office:value="1887.01022993016" table:style-name="ce39">
            <text:p><text:s/>1,887<text:s/></text:p>
          </table:table-cell>
          <table:table-cell office:value-type="float" office:value="1954.9192363847171" table:style-name="ce39">
            <text:p><text:s/>1,955<text:s/></text:p>
          </table:table-cell>
          <table:table-cell office:value-type="float" office:value="3841.9294663148798" table:style-name="ce40">
            <text:p><text:s/>3,842<text:s/></text:p>
          </table:table-cell>
          <table:table-cell office:value-type="float" office:value="21530.403000000002" table:style-name="ce40">
            <text:p><text:s/>21,530<text:s/></text:p>
          </table:table-cell>
          <table:table-cell table:style-name="ce14"/>
          <table:table-cell office:value-type="string" table:style-name="ce15">
            <text:p>2008-09</text:p>
          </table:table-cell>
          <table:table-cell office:value-type="float" office:value="31.443860340352526" table:style-name="ce43">
            <text:p>31.4</text:p>
          </table:table-cell>
          <table:table-cell office:value-type="float" office:value="36.465713855727401" table:style-name="ce43">
            <text:p>36.5</text:p>
          </table:table-cell>
          <table:table-cell office:value-type="float" office:value="67.909574196079831" table:style-name="ce41">
            <text:p>67.9</text:p>
          </table:table-cell>
          <table:table-cell office:value-type="float" office:value="14.246219792937085" table:style-name="ce41">
            <text:p>14.2</text:p>
          </table:table-cell>
          <table:table-cell office:value-type="float" office:value="8.7643980929207856" table:style-name="ce50">
            <text:p>8.8</text:p>
          </table:table-cell>
          <table:table-cell office:value-type="float" office:value="9.0798079180622793" table:style-name="ce50">
            <text:p>9.1</text:p>
          </table:table-cell>
          <table:table-cell office:value-type="float" office:value="17.844206010983072" table:style-name="ce41">
            <text:p>17.8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09-10</text:p>
          </table:table-cell>
          <table:table-cell office:value-type="float" office:value="6828.0898234823917" table:style-name="ce39">
            <text:p><text:s/>6,828<text:s/></text:p>
          </table:table-cell>
          <table:table-cell office:value-type="float" office:value="7696.5311765176211" table:style-name="ce39">
            <text:p><text:s/>7,697<text:s/></text:p>
          </table:table-cell>
          <table:table-cell office:value-type="float" office:value="14524.621000000034" table:style-name="ce40">
            <text:p><text:s/>14,525<text:s/></text:p>
          </table:table-cell>
          <table:table-cell office:value-type="float" office:value="3354.86" table:style-name="ce40">
            <text:p><text:s/>3,355<text:s/></text:p>
          </table:table-cell>
          <table:table-cell office:value-type="float" office:value="1745.1337407443721" table:style-name="ce39">
            <text:p><text:s/>1,745<text:s/></text:p>
          </table:table-cell>
          <table:table-cell office:value-type="float" office:value="1929.7522592556275" table:style-name="ce39">
            <text:p><text:s/>1,930<text:s/></text:p>
          </table:table-cell>
          <table:table-cell office:value-type="float" office:value="3674.8859999999922" table:style-name="ce40">
            <text:p><text:s/>3,675<text:s/></text:p>
          </table:table-cell>
          <table:table-cell office:value-type="float" office:value="21554.367000000027" table:style-name="ce40">
            <text:p><text:s/>21,554<text:s/></text:p>
          </table:table-cell>
          <table:table-cell table:style-name="ce14"/>
          <table:table-cell office:value-type="string" table:style-name="ce15">
            <text:p>2009-10</text:p>
          </table:table-cell>
          <table:table-cell office:value-type="float" office:value="31.678452090392508" table:style-name="ce43">
            <text:p>31.7</text:p>
          </table:table-cell>
          <table:table-cell office:value-type="float" office:value="35.707525887991046" table:style-name="ce43">
            <text:p>35.7</text:p>
          </table:table-cell>
          <table:table-cell office:value-type="float" office:value="67.385977978383764" table:style-name="ce41">
            <text:p>67.4</text:p>
          </table:table-cell>
          <table:table-cell office:value-type="float" office:value="15.564641726662609" table:style-name="ce41">
            <text:p>15.6</text:p>
          </table:table-cell>
          <table:table-cell office:value-type="float" office:value="8.0964277018405006" table:style-name="ce50">
            <text:p>8.1</text:p>
          </table:table-cell>
          <table:table-cell office:value-type="float" office:value="8.9529525931131353" table:style-name="ce50">
            <text:p>9.0</text:p>
          </table:table-cell>
          <table:table-cell office:value-type="float" office:value="17.049380294953629" table:style-name="ce41">
            <text:p>17.0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7008.9454973654783" table:style-name="ce39">
            <text:p><text:s/>7,009<text:s/></text:p>
          </table:table-cell>
          <table:table-cell office:value-type="float" office:value="7440.8355026345316" table:style-name="ce39">
            <text:p><text:s/>7,441<text:s/></text:p>
          </table:table-cell>
          <table:table-cell office:value-type="float" office:value="14449.781000000001" table:style-name="ce40">
            <text:p><text:s/>14,450<text:s/></text:p>
          </table:table-cell>
          <table:table-cell office:value-type="float" office:value="3616.873" table:style-name="ce40">
            <text:p><text:s/>3,617<text:s/></text:p>
          </table:table-cell>
          <table:table-cell office:value-type="float" office:value="1834.5198419475639" table:style-name="ce39">
            <text:p><text:s/>1,835<text:s/></text:p>
          </table:table-cell>
          <table:table-cell office:value-type="float" office:value="1991.505158052433" table:style-name="ce39">
            <text:p><text:s/>1,992<text:s/></text:p>
          </table:table-cell>
          <table:table-cell office:value-type="float" office:value="3826.0249999999901" table:style-name="ce40">
            <text:p><text:s/>3,826<text:s/></text:p>
          </table:table-cell>
          <table:table-cell office:value-type="float" office:value="21892.679" table:style-name="ce40">
            <text:p><text:s/>21,893<text:s/></text:p>
          </table:table-cell>
          <table:table-cell table:style-name="ce14"/>
          <table:table-cell office:value-type="string" table:style-name="ce14">
            <text:p>2010-11</text:p>
          </table:table-cell>
          <table:table-cell office:value-type="float" office:value="32.01501971213974" table:style-name="ce43">
            <text:p>32.0</text:p>
          </table:table-cell>
          <table:table-cell office:value-type="float" office:value="33.987779671160986" table:style-name="ce43">
            <text:p>34.0</text:p>
          </table:table-cell>
          <table:table-cell office:value-type="float" office:value="66.002799383300697" table:style-name="ce51">
            <text:p>66.0</text:p>
          </table:table-cell>
          <table:table-cell office:value-type="float" office:value="16.520924643347701" table:style-name="ce51">
            <text:p>16.5</text:p>
          </table:table-cell>
          <table:table-cell office:value-type="float" office:value="8.3796041678935858" table:style-name="ce52">
            <text:p>8.4</text:p>
          </table:table-cell>
          <table:table-cell office:value-type="float" office:value="9.0966718054580369" table:style-name="ce52">
            <text:p>9.1</text:p>
          </table:table-cell>
          <table:table-cell office:value-type="float" office:value="17.476275973351601" table:style-name="ce51">
            <text:p>17.5</text:p>
          </table:table-cell>
          <table:table-cell office:value-type="float" office:value="100" table:style-name="ce5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1-12</text:p>
          </table:table-cell>
          <table:table-cell office:value-type="float" office:value="6995.9647450913681" table:style-name="ce39">
            <text:p><text:s/>6,996<text:s/></text:p>
          </table:table-cell>
          <table:table-cell office:value-type="float" office:value="7392.2482549086353" table:style-name="ce39">
            <text:p><text:s/>7,392<text:s/></text:p>
          </table:table-cell>
          <table:table-cell office:value-type="float" office:value="14388.213000000018" table:style-name="ce40">
            <text:p><text:s/>14,388<text:s/></text:p>
          </table:table-cell>
          <table:table-cell office:value-type="float" office:value="3843.3430000000017" table:style-name="ce40">
            <text:p><text:s/>3,843<text:s/></text:p>
          </table:table-cell>
          <table:table-cell office:value-type="float" office:value="1782.1002228582129" table:style-name="ce39">
            <text:p><text:s/>1,782<text:s/></text:p>
          </table:table-cell>
          <table:table-cell office:value-type="float" office:value="2026.0727771417921" table:style-name="ce39">
            <text:p><text:s/>2,026<text:s/></text:p>
          </table:table-cell>
          <table:table-cell office:value-type="float" office:value="3808.1729999999989" table:style-name="ce40">
            <text:p><text:s/>3,808<text:s/></text:p>
          </table:table-cell>
          <table:table-cell office:value-type="float" office:value="22039.729000000003" table:style-name="ce40">
            <text:p><text:s/>22,040<text:s/></text:p>
          </table:table-cell>
          <table:table-cell table:style-name="ce14"/>
          <table:table-cell office:value-type="string" table:style-name="ce14">
            <text:p>2011-12</text:p>
          </table:table-cell>
          <table:table-cell office:value-type="float" office:value="31.74251709307028" table:style-name="ce43">
            <text:p>31.7</text:p>
          </table:table-cell>
          <table:table-cell office:value-type="float" office:value="33.540558756002099" table:style-name="ce43">
            <text:p>33.5</text:p>
          </table:table-cell>
          <table:table-cell office:value-type="float" office:value="65.283075849072446" table:style-name="ce41">
            <text:p>65.3</text:p>
          </table:table-cell>
          <table:table-cell office:value-type="float" office:value="17.438249807881036" table:style-name="ce41">
            <text:p>17.4</text:p>
          </table:table-cell>
          <table:table-cell office:value-type="float" office:value="8.0858536094441664" table:style-name="ce50">
            <text:p>8.1</text:p>
          </table:table-cell>
          <table:table-cell office:value-type="float" office:value="9.1928207336024492" table:style-name="ce50">
            <text:p>9.2</text:p>
          </table:table-cell>
          <table:table-cell office:value-type="float" office:value="17.278674343046589" table:style-name="ce41">
            <text:p>17.3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2-13</text:p>
          </table:table-cell>
          <table:table-cell office:value-type="float" office:value="7152.4400800790399" table:style-name="ce39">
            <text:p><text:s/>7,152<text:s/></text:p>
          </table:table-cell>
          <table:table-cell office:value-type="float" office:value="7184.30991992094" table:style-name="ce39">
            <text:p><text:s/>7,184<text:s/></text:p>
          </table:table-cell>
          <table:table-cell office:value-type="float" office:value="14336.7499999999" table:style-name="ce40">
            <text:p><text:s/>14,337<text:s/></text:p>
          </table:table-cell>
          <table:table-cell office:value-type="float" office:value="3956.0920000000001" table:style-name="ce40">
            <text:p><text:s/>3,956<text:s/></text:p>
          </table:table-cell>
          <table:table-cell office:value-type="float" office:value="1684.1148192476901" table:style-name="ce39">
            <text:p><text:s/>1,684<text:s/></text:p>
          </table:table-cell>
          <table:table-cell office:value-type="float" office:value="1999.8761807522901" table:style-name="ce39">
            <text:p><text:s/>2,000<text:s/></text:p>
          </table:table-cell>
          <table:table-cell office:value-type="float" office:value="3683.99099999998" table:style-name="ce40">
            <text:p><text:s/>3,684<text:s/></text:p>
          </table:table-cell>
          <table:table-cell office:value-type="float" office:value="21976.832999999999" table:style-name="ce40">
            <text:p><text:s/>21,977<text:s/></text:p>
          </table:table-cell>
          <table:table-cell table:style-name="ce14"/>
          <table:table-cell office:value-type="string" table:style-name="ce14">
            <text:p>2012-13</text:p>
          </table:table-cell>
          <table:table-cell office:value-type="float" office:value="32.545363019680899" table:style-name="ce43">
            <text:p>32.5</text:p>
          </table:table-cell>
          <table:table-cell office:value-type="float" office:value="32.690378636088901" table:style-name="ce43">
            <text:p>32.7</text:p>
          </table:table-cell>
          <table:table-cell office:value-type="float" office:value="65.235741655769701" table:style-name="ce41">
            <text:p>65.2</text:p>
          </table:table-cell>
          <table:table-cell office:value-type="float" office:value="18.001192437509001" table:style-name="ce41">
            <text:p>18.0</text:p>
          </table:table-cell>
          <table:table-cell office:value-type="float" office:value="7.6631369917935697" table:style-name="ce50">
            <text:p>7.7</text:p>
          </table:table-cell>
          <table:table-cell office:value-type="float" office:value="9.0999289149273501" table:style-name="ce50">
            <text:p>9.1</text:p>
          </table:table-cell>
          <table:table-cell office:value-type="float" office:value="16.763065906720801" table:style-name="ce41">
            <text:p>16.8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3-14</text:p>
          </table:table-cell>
          <table:table-cell office:value-type="float" office:value="7385.7548498202941" table:style-name="ce39">
            <text:p><text:s/>7,386<text:s/></text:p>
          </table:table-cell>
          <table:table-cell office:value-type="float" office:value="6933.3960147987609" table:style-name="ce39">
            <text:p><text:s/>6,933<text:s/></text:p>
          </table:table-cell>
          <table:table-cell office:value-type="float" office:value="14319.150864619012" table:style-name="ce40">
            <text:p><text:s/>14,319<text:s/></text:p>
          </table:table-cell>
          <table:table-cell office:value-type="float" office:value="4377.2022241460591" table:style-name="ce40">
            <text:p><text:s/>4,377<text:s/></text:p>
          </table:table-cell>
          <table:table-cell office:value-type="float" office:value="1641.2374547052532" table:style-name="ce39">
            <text:p><text:s/>1,641<text:s/></text:p>
          </table:table-cell>
          <table:table-cell office:value-type="float" office:value="2279.0182364862962" table:style-name="ce39">
            <text:p><text:s/>2,279<text:s/></text:p>
          </table:table-cell>
          <table:table-cell office:value-type="float" office:value="3920.255691191544" table:style-name="ce40">
            <text:p><text:s/>3,920<text:s/></text:p>
          </table:table-cell>
          <table:table-cell office:value-type="float" office:value="22616.608779956579" table:style-name="ce40">
            <text:p><text:s/>22,617<text:s/></text:p>
          </table:table-cell>
          <table:table-cell table:style-name="ce14"/>
          <table:table-cell office:value-type="string" table:style-name="ce14">
            <text:p>2013-14</text:p>
          </table:table-cell>
          <table:table-cell office:value-type="float" office:value="32.656331997773869" table:style-name="ce43">
            <text:p>32.7</text:p>
          </table:table-cell>
          <table:table-cell office:value-type="float" office:value="30.656214122354697" table:style-name="ce43">
            <text:p>30.7</text:p>
          </table:table-cell>
          <table:table-cell office:value-type="float" office:value="63.312546120128374" table:style-name="ce41">
            <text:p>63.3</text:p>
          </table:table-cell>
          <table:table-cell office:value-type="float" office:value="19.353928198224164" table:style-name="ce41">
            <text:p>19.4</text:p>
          </table:table-cell>
          <table:table-cell office:value-type="float" office:value="7.2567796112729326" table:style-name="ce50">
            <text:p>7.3</text:p>
          </table:table-cell>
          <table:table-cell office:value-type="float" office:value="10.07674607037471" table:style-name="ce50">
            <text:p>10.1</text:p>
          </table:table-cell>
          <table:table-cell office:value-type="float" office:value="17.333525681647618" table:style-name="ce41">
            <text:p>17.3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4-15</text:p>
          </table:table-cell>
          <table:table-cell office:value-type="float" office:value="7474.5203776390372" table:style-name="ce39">
            <text:p><text:s/>7,475<text:s/></text:p>
          </table:table-cell>
          <table:table-cell office:value-type="float" office:value="6849.0152560147289" table:style-name="ce39">
            <text:p><text:s/>6,849<text:s/></text:p>
          </table:table-cell>
          <table:table-cell office:value-type="float" office:value="14323.535633653773" table:style-name="ce40">
            <text:p><text:s/>14,324<text:s/></text:p>
          </table:table-cell>
          <table:table-cell office:value-type="float" office:value="4278.287113523118" table:style-name="ce40">
            <text:p><text:s/>4,278<text:s/></text:p>
          </table:table-cell>
          <table:table-cell office:value-type="float" office:value="1639.3704825862503" table:style-name="ce39">
            <text:p><text:s/>1,639<text:s/></text:p>
          </table:table-cell>
          <table:table-cell office:value-type="float" office:value="2272.3165200732478" table:style-name="ce39">
            <text:p><text:s/>2,272<text:s/></text:p>
          </table:table-cell>
          <table:table-cell office:value-type="float" office:value="3911.6870026595079" table:style-name="ce40">
            <text:p><text:s/>3,912<text:s/></text:p>
          </table:table-cell>
          <table:table-cell office:value-type="float" office:value="22513.50974983647" table:style-name="ce40">
            <text:p><text:s/>22,514<text:s/></text:p>
          </table:table-cell>
          <table:table-cell table:style-name="ce14"/>
          <table:table-cell office:value-type="string" table:style-name="ce14">
            <text:p>2014-15</text:p>
          </table:table-cell>
          <table:table-cell office:value-type="float" office:value="33.200156087139447" table:style-name="ce43">
            <text:p>33.2</text:p>
          </table:table-cell>
          <table:table-cell office:value-type="float" office:value="30.421801541025847" table:style-name="ce43">
            <text:p>30.4</text:p>
          </table:table-cell>
          <table:table-cell office:value-type="float" office:value="63.621957628165283" table:style-name="ce41">
            <text:p>63.6</text:p>
          </table:table-cell>
          <table:table-cell office:value-type="float" office:value="19.003199239310998" table:style-name="ce41">
            <text:p>19.0</text:p>
          </table:table-cell>
          <table:table-cell office:value-type="float" office:value="7.2817188470498895" table:style-name="ce50">
            <text:p>7.3</text:p>
          </table:table-cell>
          <table:table-cell office:value-type="float" office:value="10.093124285473801" table:style-name="ce50">
            <text:p>10.1</text:p>
          </table:table-cell>
          <table:table-cell office:value-type="float" office:value="17.374843132523722" table:style-name="ce41">
            <text:p>17.4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5-16</text:p>
          </table:table-cell>
          <table:table-cell office:value-type="float" office:value="7732.1941013693295" table:style-name="ce39">
            <text:p><text:s/>7,732<text:s/></text:p>
          </table:table-cell>
          <table:table-cell office:value-type="float" office:value="6597.5022928071112" table:style-name="ce39">
            <text:p><text:s/>6,598<text:s/></text:p>
          </table:table-cell>
          <table:table-cell office:value-type="float" office:value="14329.696394176388" table:style-name="ce40">
            <text:p><text:s/>14,330<text:s/></text:p>
          </table:table-cell>
          <table:table-cell office:value-type="float" office:value="4527.9989469974589" table:style-name="ce40">
            <text:p><text:s/>4,528<text:s/></text:p>
          </table:table-cell>
          <table:table-cell office:value-type="float" office:value="1604.7519418678967" table:style-name="ce39">
            <text:p><text:s/>1,605<text:s/></text:p>
          </table:table-cell>
          <table:table-cell office:value-type="float" office:value="2313.4854508328353" table:style-name="ce39">
            <text:p><text:s/>2,313<text:s/></text:p>
          </table:table-cell>
          <table:table-cell office:value-type="float" office:value="3918.2373927007302" table:style-name="ce40">
            <text:p><text:s/>3,918<text:s/></text:p>
          </table:table-cell>
          <table:table-cell office:value-type="float" office:value="22775.932733874579" table:style-name="ce40">
            <text:p><text:s/>22,776<text:s/></text:p>
          </table:table-cell>
          <table:table-cell table:style-name="ce53"/>
          <table:table-cell office:value-type="string" table:style-name="ce14">
            <text:p>2015-16</text:p>
          </table:table-cell>
          <table:table-cell office:value-type="float" office:value="33.948967937849758" table:style-name="ce43">
            <text:p>33.9</text:p>
          </table:table-cell>
          <table:table-cell office:value-type="float" office:value="28.966990594394613" table:style-name="ce43">
            <text:p>29.0</text:p>
          </table:table-cell>
          <table:table-cell office:value-type="float" office:value="62.91595853224414" table:style-name="ce41">
            <text:p>62.9</text:p>
          </table:table-cell>
          <table:table-cell office:value-type="float" office:value="19.880630136666003" table:style-name="ce41">
            <text:p>19.9</text:p>
          </table:table-cell>
          <table:table-cell office:value-type="float" office:value="7.0458231529686133" table:style-name="ce50">
            <text:p>7.0</text:p>
          </table:table-cell>
          <table:table-cell office:value-type="float" office:value="10.157588178120973" table:style-name="ce50">
            <text:p>10.2</text:p>
          </table:table-cell>
          <table:table-cell office:value-type="float" office:value="17.203411331089587" table:style-name="ce41">
            <text:p>17.2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6-17</text:p>
          </table:table-cell>
          <table:table-cell office:value-type="float" office:value="7880.9033186000561" table:style-name="ce39">
            <text:p><text:s/>7,881<text:s/></text:p>
          </table:table-cell>
          <table:table-cell office:value-type="float" office:value="6563.1541573298427" table:style-name="ce39">
            <text:p><text:s/>6,563<text:s/></text:p>
          </table:table-cell>
          <table:table-cell office:value-type="float" office:value="14444.057475929958" table:style-name="ce40">
            <text:p><text:s/>14,444<text:s/></text:p>
          </table:table-cell>
          <table:table-cell office:value-type="float" office:value="4692.0680375337961" table:style-name="ce40">
            <text:p><text:s/>4,692<text:s/></text:p>
          </table:table-cell>
          <table:table-cell office:value-type="float" office:value="1565.7907655098522" table:style-name="ce39">
            <text:p><text:s/>1,566<text:s/></text:p>
          </table:table-cell>
          <table:table-cell office:value-type="float" office:value="2381.1647760940318" table:style-name="ce39">
            <text:p><text:s/>2,381<text:s/></text:p>
          </table:table-cell>
          <table:table-cell office:value-type="float" office:value="3946.9555416038861" table:style-name="ce40">
            <text:p><text:s/>3,947<text:s/></text:p>
          </table:table-cell>
          <table:table-cell office:value-type="float" office:value="23083.08105506764" table:style-name="ce40">
            <text:p><text:s/>23,083<text:s/></text:p>
          </table:table-cell>
          <table:table-cell table:style-name="ce53"/>
          <table:table-cell office:value-type="string" table:style-name="ce14">
            <text:p>2016-17</text:p>
          </table:table-cell>
          <table:table-cell office:value-type="float" office:value="34.141470541992078" table:style-name="ce43">
            <text:p>34.1</text:p>
          </table:table-cell>
          <table:table-cell office:value-type="float" office:value="28.432747524789335" table:style-name="ce43">
            <text:p>28.4</text:p>
          </table:table-cell>
          <table:table-cell office:value-type="float" office:value="62.574218066781654" table:style-name="ce41">
            <text:p>62.6</text:p>
          </table:table-cell>
          <table:table-cell office:value-type="float" office:value="20.3268706908765" table:style-name="ce41">
            <text:p>20.3</text:p>
          </table:table-cell>
          <table:table-cell office:value-type="float" office:value="6.7832832271153984" table:style-name="ce50">
            <text:p>6.8</text:p>
          </table:table-cell>
          <table:table-cell office:value-type="float" office:value="10.315628015226666" table:style-name="ce50">
            <text:p>10.3</text:p>
          </table:table-cell>
          <table:table-cell office:value-type="float" office:value="17.098911242342073" table:style-name="ce41">
            <text:p>17.1</text:p>
          </table:table-cell>
          <table:table-cell office:value-type="float" office:value="100.0000000000002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7-18</text:p>
          </table:table-cell>
          <table:table-cell office:value-type="float" office:value="7891.7711578741701" table:style-name="ce39">
            <text:p><text:s/>7,892<text:s/></text:p>
          </table:table-cell>
          <table:table-cell office:value-type="float" office:value="6892.0064331760505" table:style-name="ce39">
            <text:p><text:s/>6,892<text:s/></text:p>
          </table:table-cell>
          <table:table-cell office:value-type="float" office:value="14784" table:style-name="ce40">
            <text:p><text:s/>14,784<text:s/></text:p>
          </table:table-cell>
          <table:table-cell office:value-type="float" office:value="4530" table:style-name="ce40">
            <text:p><text:s/>4,530<text:s/></text:p>
          </table:table-cell>
          <table:table-cell office:value-type="float" office:value="1581.1530151991597" table:style-name="ce39">
            <text:p><text:s/>1,581<text:s/></text:p>
          </table:table-cell>
          <table:table-cell office:value-type="float" office:value="2377.22148524665" table:style-name="ce39">
            <text:p><text:s/>2,377<text:s/></text:p>
          </table:table-cell>
          <table:table-cell office:value-type="float" office:value="3958.3745004458128" table:style-name="ce40">
            <text:p><text:s/>3,958<text:s/></text:p>
          </table:table-cell>
          <table:table-cell office:value-type="float" office:value="23271.804555807626" table:style-name="ce40">
            <text:p><text:s/>23,272<text:s/></text:p>
          </table:table-cell>
          <table:table-cell table:style-name="ce53"/>
          <table:table-cell office:value-type="string" table:style-name="ce14">
            <text:p>2017-18</text:p>
          </table:table-cell>
          <table:table-cell office:value-type="float" office:value="33.911298708912213" table:style-name="ce43">
            <text:p>33.9</text:p>
          </table:table-cell>
          <table:table-cell office:value-type="float" office:value="29.615264328335471" table:style-name="ce43">
            <text:p>29.6</text:p>
          </table:table-cell>
          <table:table-cell office:value-type="float" office:value="63.526563037247726" table:style-name="ce41">
            <text:p>63.5</text:p>
          </table:table-cell>
          <table:table-cell office:value-type="float" office:value="19.464122145960523" table:style-name="ce41">
            <text:p>19.5</text:p>
          </table:table-cell>
          <table:table-cell office:value-type="float" office:value="6.7942862419948087" table:style-name="ce50">
            <text:p>6.8</text:p>
          </table:table-cell>
          <table:table-cell office:value-type="float" office:value="10.21502857479696" table:style-name="ce50">
            <text:p>10.2</text:p>
          </table:table-cell>
          <table:table-cell office:value-type="float" office:value="17.009314816791772" table:style-name="ce41">
            <text:p>17.0</text:p>
          </table:table-cell>
          <table:table-cell office:value-type="float" office:value="100.0000000000002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8-19</text:p>
          </table:table-cell>
          <table:table-cell office:value-type="float" office:value="8096.3990769707898" table:style-name="ce39">
            <text:p><text:s/>8,096<text:s/></text:p>
          </table:table-cell>
          <table:table-cell office:value-type="float" office:value="6922.0766451653399" table:style-name="ce39">
            <text:p><text:s/>6,922<text:s/></text:p>
          </table:table-cell>
          <table:table-cell office:value-type="float" office:value="15018.4757221361" table:style-name="ce40">
            <text:p><text:s/>15,018<text:s/></text:p>
          </table:table-cell>
          <table:table-cell office:value-type="float" office:value="4551.8324385522201" table:style-name="ce40">
            <text:p><text:s/>4,552<text:s/></text:p>
          </table:table-cell>
          <table:table-cell office:value-type="float" office:value="1591.3889895938701" table:style-name="ce39">
            <text:p><text:s/>1,591<text:s/></text:p>
          </table:table-cell>
          <table:table-cell office:value-type="float" office:value="2371.8232367721898" table:style-name="ce39">
            <text:p><text:s/>2,372<text:s/></text:p>
          </table:table-cell>
          <table:table-cell office:value-type="float" office:value="3963.2122263660599" table:style-name="ce40">
            <text:p><text:s/>3,963<text:s/></text:p>
          </table:table-cell>
          <table:table-cell office:value-type="float" office:value="23533.520387054399" table:style-name="ce40">
            <text:p><text:s/>23,534<text:s/></text:p>
          </table:table-cell>
          <table:table-cell table:style-name="ce53"/>
          <table:table-cell office:value-type="string" table:style-name="ce15">
            <text:p>2018-19</text:p>
          </table:table-cell>
          <table:table-cell office:value-type="float" office:value="34.403688627157301" table:style-name="ce43">
            <text:p>34.4</text:p>
          </table:table-cell>
          <table:table-cell office:value-type="float" office:value="29.413689627894001" table:style-name="ce43">
            <text:p>29.4</text:p>
          </table:table-cell>
          <table:table-cell office:value-type="float" office:value="63.817378255051104" table:style-name="ce41">
            <text:p>63.8</text:p>
          </table:table-cell>
          <table:table-cell office:value-type="float" office:value="19.3419104481119" table:style-name="ce41">
            <text:p>19.3</text:p>
          </table:table-cell>
          <table:table-cell office:value-type="float" office:value="6.7622224105037603" table:style-name="ce50">
            <text:p>6.8</text:p>
          </table:table-cell>
          <table:table-cell office:value-type="float" office:value="10.078488886333" table:style-name="ce50">
            <text:p>10.1</text:p>
          </table:table-cell>
          <table:table-cell office:value-type="float" office:value="16.840711296836801" table:style-name="ce41">
            <text:p>16.8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9-20</text:p>
          </table:table-cell>
          <table:table-cell office:value-type="float" office:value="8304.1862360217256" table:style-name="ce39">
            <text:p><text:s/>8,304<text:s/></text:p>
          </table:table-cell>
          <table:table-cell office:value-type="float" office:value="7057.6111175941996" table:style-name="ce39">
            <text:p><text:s/>7,058<text:s/></text:p>
          </table:table-cell>
          <table:table-cell office:value-type="float" office:value="15361.797353615948" table:style-name="ce40">
            <text:p><text:s/>15,362<text:s/></text:p>
          </table:table-cell>
          <table:table-cell office:value-type="float" office:value="4437.9418308909535" table:style-name="ce40">
            <text:p><text:s/>4,438<text:s/></text:p>
          </table:table-cell>
          <table:table-cell office:value-type="float" office:value="1580.5231696986141" table:style-name="ce39">
            <text:p><text:s/>1,581<text:s/></text:p>
          </table:table-cell>
          <table:table-cell office:value-type="float" office:value="2397.848127118446" table:style-name="ce39">
            <text:p><text:s/>2,398<text:s/></text:p>
          </table:table-cell>
          <table:table-cell office:value-type="float" office:value="3978.3712968170498" table:style-name="ce40">
            <text:p><text:s/>3,978<text:s/></text:p>
          </table:table-cell>
          <table:table-cell office:value-type="float" office:value="23778.110481324002" table:style-name="ce40">
            <text:p><text:s/>23,778<text:s/></text:p>
          </table:table-cell>
          <table:table-cell table:style-name="ce53"/>
          <table:table-cell office:value-type="string" table:style-name="ce15">
            <text:p>2019-20</text:p>
          </table:table-cell>
          <table:table-cell office:value-type="float" office:value="34.923659062582303" table:style-name="ce43">
            <text:p>34.9</text:p>
          </table:table-cell>
          <table:table-cell office:value-type="float" office:value="29.681126778923272" table:style-name="ce43">
            <text:p>29.7</text:p>
          </table:table-cell>
          <table:table-cell office:value-type="float" office:value="64.604785841505631" table:style-name="ce41">
            <text:p>64.6</text:p>
          </table:table-cell>
          <table:table-cell office:value-type="float" office:value="18.663980194627516" table:style-name="ce41">
            <text:p>18.7</text:p>
          </table:table-cell>
          <table:table-cell office:value-type="float" office:value="6.6469670537530821" table:style-name="ce50">
            <text:p>6.6</text:p>
          </table:table-cell>
          <table:table-cell office:value-type="float" office:value="10.084266910113779" table:style-name="ce50">
            <text:p>10.1</text:p>
          </table:table-cell>
          <table:table-cell office:value-type="float" office:value="16.731233963866806" table:style-name="ce41">
            <text:p>16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54">
            <text:p>2020-21</text:p>
          </table:table-cell>
          <table:table-cell office:value-type="float" office:value="8323.7149913143712" table:style-name="ce55">
            <text:p><text:s/>8,324<text:s/></text:p>
          </table:table-cell>
          <table:table-cell office:value-type="float" office:value="7216.7162279591112" table:style-name="ce55">
            <text:p><text:s/>7,217<text:s/></text:p>
          </table:table-cell>
          <table:table-cell office:value-type="float" office:value="15540.431219273487" table:style-name="ce56">
            <text:p><text:s/>15,540<text:s/></text:p>
          </table:table-cell>
          <table:table-cell office:value-type="float" office:value="4433.6366749313356" table:style-name="ce56">
            <text:p><text:s/>4,434<text:s/></text:p>
          </table:table-cell>
          <table:table-cell office:value-type="float" office:value="1570.0830934872824" table:style-name="ce55">
            <text:p><text:s/>1,570<text:s/></text:p>
          </table:table-cell>
          <table:table-cell office:value-type="float" office:value="2414.2580297932491" table:style-name="ce55">
            <text:p><text:s/>2,414<text:s/></text:p>
          </table:table-cell>
          <table:table-cell office:value-type="float" office:value="3984.3411232805274" table:style-name="ce56">
            <text:p><text:s/>3,984<text:s/></text:p>
          </table:table-cell>
          <table:table-cell office:value-type="float" office:value="23958.409017485348" table:style-name="ce56">
            <text:p><text:s/>23,958<text:s/></text:p>
          </table:table-cell>
          <table:table-cell table:style-name="ce53"/>
          <table:table-cell office:value-type="string" table:style-name="ce54">
            <text:p>2020-21</text:p>
          </table:table-cell>
          <table:table-cell office:value-type="float" office:value="34.742352821673414" table:style-name="ce57">
            <text:p>34.7</text:p>
          </table:table-cell>
          <table:table-cell office:value-type="float" office:value="30.121850840313343" table:style-name="ce57">
            <text:p>30.1</text:p>
          </table:table-cell>
          <table:table-cell office:value-type="float" office:value="64.864203661986778" table:style-name="ce58">
            <text:p>64.9</text:p>
          </table:table-cell>
          <table:table-cell office:value-type="float" office:value="18.505555488661951" table:style-name="ce58">
            <text:p>18.5</text:p>
          </table:table-cell>
          <table:table-cell office:value-type="float" office:value="6.5533696012176961" table:style-name="ce59">
            <text:p>6.6</text:p>
          </table:table-cell>
          <table:table-cell office:value-type="float" office:value="10.076871248133694" table:style-name="ce59">
            <text:p>10.1</text:p>
          </table:table-cell>
          <table:table-cell office:value-type="float" office:value="16.63024084935137" table:style-name="ce58">
            <text:p>16.6</text:p>
          </table:table-cell>
          <table:table-cell office:value-type="float" office:value="100" table:style-name="ce58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7">
          <table:table-cell table:style-name="ce60"/>
          <table:table-cell office:value-type="string" table:style-name="ce61">
            <text:p>Notes:<text:s/></text:p>
          </table:table-cell>
          <table:table-cell table:number-columns-repeated="2" table:style-name="ce60"/>
          <table:table-cell table:style-name="ce62"/>
          <table:table-cell table:number-columns-repeated="3" table:style-name="ce60"/>
          <table:table-cell table:number-columns-repeated="2" table:style-name="ce62"/>
          <table:table-cell table:style-name="ce60"/>
          <table:table-cell office:value-type="string" table:style-name="ce61">
            <text:p>Notes:<text:s/></text:p>
          </table:table-cell>
          <table:table-cell table:number-columns-repeated="16372" table:style-name="ce60"/>
        </table:table-row>
        <table:table-row table:style-name="ro7">
          <table:table-cell table:style-name="ce60"/>
          <table:table-cell office:value-type="string" table:style-name="ce63">
            <text:p>1) Data not available indicated by :</text:p>
          </table:table-cell>
          <table:table-cell table:number-columns-repeated="9" table:style-name="ce60"/>
          <table:table-cell office:value-type="string" table:style-name="ce63">
            <text:p>1) Data not available indicated by :</text:p>
          </table:table-cell>
          <table:table-cell table:number-columns-repeated="16372" table:style-name="ce60"/>
        </table:table-row>
        <table:table-row table:style-name="ro8">
          <table:table-cell table:style-name="ce60"/>
          <table:table-cell office:value-type="string" table:number-columns-spanned="9" table:number-rows-spanned="1" table:style-name="ce70">
            <text:p>2) Separate housing association/local authority estimates are not available prior to 2008-09. This is because a large number of HA tenants wrongly report that that they are LA tenants; most commonly because their home used to be owned by the council but had transferred to a housing association. Since 2008-09, an adjustment has been made for this.</text:p>
          </table:table-cell>
          <table:covered-table-cell table:number-columns-repeated="8"/>
          <table:table-cell table:style-name="ce63"/>
          <table:table-cell office:value-type="string" table:number-columns-spanned="9" table:number-rows-spanned="1" table:style-name="ce70">
            <text:p>2) Separate housing association/local authority estimates are not available prior to 2008-09. This is because a large number of HA tenants wrongly report that that they are LA tenants; most commonly because their home used to be owned by the council but had transferred to a housing association. Since 2008-09, an adjustment has been made for this.</text:p>
          </table:table-cell>
          <table:covered-table-cell table:number-columns-repeated="8"/>
          <table:table-cell table:number-columns-repeated="16364" table:style-name="ce60"/>
        </table:table-row>
        <table:table-row table:style-name="ro7">
          <table:table-cell table:style-name="ce2"/>
          <table:table-cell office:value-type="string" table:style-name="ce64">
            <text:p>Sources:</text:p>
          </table:table-cell>
          <table:table-cell table:number-columns-repeated="2" table:style-name="ce64"/>
          <table:table-cell table:number-columns-repeated="7" table:style-name="ce14"/>
          <table:table-cell office:value-type="string" table:style-name="ce64">
            <text:p>Sources:</text:p>
          </table:table-cell>
          <table:table-cell table:number-columns-repeated="2" table:style-name="ce65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7">
          <table:table-cell table:style-name="ce2"/>
          <table:table-cell office:value-type="string" table:style-name="ce65">
            <text:p>1980 to 1991: DOE Labour Force Survey Housing Trailer;<text:s/></text:p>
          </table:table-cell>
          <table:table-cell table:number-columns-repeated="2" table:style-name="ce65"/>
          <table:table-cell table:number-columns-repeated="7" table:style-name="ce14"/>
          <table:table-cell office:value-type="string" table:style-name="ce65">
            <text:p>1980 to 1991: DOE Labour Force Survey Housing Trailer;<text:s/></text:p>
          </table:table-cell>
          <table:table-cell table:number-columns-repeated="2" table:style-name="ce65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7">
          <table:table-cell table:style-name="ce2"/>
          <table:table-cell office:value-type="string" table:style-name="ce65">
            <text:p>1992 to 2008: ONS Labour Force Survey;<text:s text:c="11"/></text:p>
          </table:table-cell>
          <table:table-cell table:number-columns-repeated="2" table:style-name="ce65"/>
          <table:table-cell table:number-columns-repeated="7" table:style-name="ce14"/>
          <table:table-cell office:value-type="string" table:style-name="ce65">
            <text:p>1992 to 2008: ONS Labour Force Survey;<text:s text:c="11"/></text:p>
          </table:table-cell>
          <table:table-cell table:number-columns-repeated="2" table:style-name="ce65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65">
            <text:p>2008-09 onwards: English Housing Survey, full household sample<text:s text:c="6"/></text:p>
          </table:table-cell>
          <table:table-cell table:number-columns-repeated="2" table:style-name="ce65"/>
          <table:table-cell table:number-columns-repeated="7" table:style-name="ce14"/>
          <table:table-cell office:value-type="string" table:style-name="ce65">
            <text:p>2008-09 onwards: English Housing Survey, full household sample<text:s text:c="6"/></text:p>
          </table:table-cell>
          <table:table-cell table:number-columns-repeated="2" table:style-name="ce66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table:number-columns-repeated="3" table:style-name="ce65"/>
          <table:table-cell table:number-columns-repeated="7" table:style-name="ce14"/>
          <table:table-cell table:number-columns-repeated="3" table:style-name="ce65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table:style-name="ce67"/>
          <table:table-cell table:number-columns-repeated="2" table:style-name="ce15"/>
          <table:table-cell table:number-columns-repeated="7" table:style-name="ce14"/>
          <table:table-cell table:number-columns-repeated="3" table:style-name="ce15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table:number-columns-repeated="3" table:style-name="ce15"/>
          <table:table-cell table:number-columns-repeated="7" table:style-name="ce14"/>
          <table:table-cell table:number-columns-repeated="3" table:style-name="ce15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68"/>
          <table:table-cell table:number-columns-repeated="3" table:style-name="ce15"/>
          <table:table-cell table:number-columns-repeated="7" table:style-name="ce14"/>
          <table:table-cell table:number-columns-repeated="3" table:style-name="ce15"/>
          <table:table-cell table:number-columns-repeated="6" table:style-name="ce14"/>
          <table:table-cell table:style-name="ce42"/>
          <table:table-cell table:number-columns-repeated="16363" table:style-name="ce68"/>
        </table:table-row>
        <table:table-row table:number-rows-repeated="1048516" table:style-name="ro5">
          <table:table-cell table:number-columns-repeated="16384"/>
        </table:table-row>
        <table:named-expressions>
          <table:named-range table:name="Print_Area" table:cell-range-address="AT1_1.$A$1:AT1_1.$U$57" table:base-cell-address="AT1_1.$A$1"/>
        </table:named-expressions>
      </table:table>
      <table:table table:name="AT1_2" table:style-name="ta3">
        <table:table-column table:style-name="co11" table:default-cell-style-name="ce71"/>
        <table:table-column table:style-name="co12" table:default-cell-style-name="ce71"/>
        <table:table-column table:style-name="co13" table:number-columns-repeated="12" table:default-cell-style-name="ce71"/>
        <table:table-column table:style-name="co13" table:default-cell-style-name="ce72"/>
        <table:table-column table:style-name="co13" table:number-columns-repeated="5" table:default-cell-style-name="ce71"/>
        <table:table-column table:style-name="co11" table:default-cell-style-name="ce71"/>
        <table:table-column table:style-name="co14" table:default-cell-style-name="ce71"/>
        <table:table-column table:style-name="co11" table:number-columns-repeated="2" table:default-cell-style-name="ce71"/>
        <table:table-column table:style-name="co15" table:default-cell-style-name="ce71"/>
        <table:table-column table:style-name="co11" table:number-columns-repeated="16359" table:default-cell-style-name="ce71"/>
        <table:table-row table:style-name="ro2">
          <table:table-cell table:style-name="ce2"/>
          <table:table-cell table:number-columns-repeated="13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9">
          <table:table-cell table:style-name="ce2"/>
          <table:table-cell office:value-type="string" table:style-name="ce18">
            <text:p>Annex Table 1.2: Tenure, by region, 2003-04 to 2020-21</text:p>
          </table:table-cell>
          <table:table-cell table:number-columns-repeated="10" table:style-name="ce18"/>
          <table:table-cell table:number-columns-repeated="2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2">
          <table:table-cell table:style-name="ce2"/>
          <table:table-cell table:number-columns-repeated="10" table:style-name="ce73"/>
          <table:table-cell table:number-columns-repeated="3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2">
          <table:table-cell table:style-name="ce2"/>
          <table:table-cell office:value-type="string" table:style-name="ce74">
            <text:p>all households</text:p>
          </table:table-cell>
          <table:table-cell table:number-columns-repeated="8" table:style-name="ce75"/>
          <table:table-cell table:style-name="ce60"/>
          <table:table-cell table:number-columns-repeated="3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1">
          <table:table-cell table:style-name="ce2"/>
          <table:table-cell table:style-name="ce76"/>
          <table:table-cell office:value-type="string" table:style-name="ce77">
            <text:p>2003-04</text:p>
          </table:table-cell>
          <table:table-cell office:value-type="string" table:style-name="ce77">
            <text:p>2004-05</text:p>
          </table:table-cell>
          <table:table-cell office:value-type="string" table:style-name="ce77">
            <text:p>2005-06</text:p>
          </table:table-cell>
          <table:table-cell office:value-type="string" table:style-name="ce77">
            <text:p>2006-07</text:p>
          </table:table-cell>
          <table:table-cell office:value-type="string" table:style-name="ce77">
            <text:p>2007-08</text:p>
          </table:table-cell>
          <table:table-cell office:value-type="string" table:style-name="ce77">
            <text:p>2008-09</text:p>
          </table:table-cell>
          <table:table-cell office:value-type="string" table:style-name="ce77">
            <text:p>2009-10</text:p>
          </table:table-cell>
          <table:table-cell office:value-type="string" table:style-name="ce77">
            <text:p>2010-11</text:p>
          </table:table-cell>
          <table:table-cell office:value-type="string" table:style-name="ce78">
            <text:p>2011-12</text:p>
          </table:table-cell>
          <table:table-cell office:value-type="string" table:style-name="ce78">
            <text:p>2012-13</text:p>
          </table:table-cell>
          <table:table-cell office:value-type="string" table:style-name="ce78">
            <text:p>2013-14</text:p>
          </table:table-cell>
          <table:table-cell office:value-type="string" table:style-name="ce78">
            <text:p>2014-15</text:p>
          </table:table-cell>
          <table:table-cell office:value-type="string" table:style-name="ce78">
            <text:p>2015-16</text:p>
          </table:table-cell>
          <table:table-cell office:value-type="string" table:style-name="ce78">
            <text:p>2016-17</text:p>
          </table:table-cell>
          <table:table-cell office:value-type="string" table:style-name="ce78">
            <text:p>2017-18</text:p>
          </table:table-cell>
          <table:table-cell office:value-type="string" table:style-name="ce78">
            <text:p>2018-19</text:p>
          </table:table-cell>
          <table:table-cell office:value-type="string" table:style-name="ce78">
            <text:p>2019-20</text:p>
          </table:table-cell>
          <table:table-cell office:value-type="string" table:style-name="ce78">
            <text:p>2020-21</text:p>
          </table:table-cell>
          <table:table-cell table:number-columns-repeated="16364" table:style-name="ce2"/>
        </table:table-row>
        <table:table-row table:style-name="ro2">
          <table:table-cell table:style-name="ce2"/>
          <table:table-cell table:style-name="ce60"/>
          <table:table-cell table:number-columns-repeated="9" table:style-name="ce79"/>
          <table:table-cell table:number-columns-repeated="3" table:style-name="ce80"/>
          <table:table-cell table:style-name="ce72"/>
          <table:table-cell table:number-columns-repeated="2" table:style-name="ce71"/>
          <table:table-cell table:number-columns-repeated="2" table:style-name="ce81"/>
          <table:table-cell office:value-type="string" table:style-name="ce36">
            <text:p>thousands of households</text:p>
          </table:table-cell>
          <table:table-cell table:number-columns-repeated="16364" table:style-name="ce2"/>
        </table:table-row>
        <table:table-row table:style-name="ro2">
          <table:table-cell table:style-name="ce2"/>
          <table:table-cell office:value-type="string" table:style-name="ce82">
            <text:p>Region</text:p>
          </table:table-cell>
          <table:table-cell table:number-columns-repeated="9" table:style-name="ce79"/>
          <table:table-cell table:style-name="ce71"/>
          <table:table-cell table:number-columns-repeated="2" table:style-name="ce80"/>
          <table:table-cell table:style-name="ce81"/>
          <table:table-cell table:number-columns-repeated="5" table:style-name="ce71"/>
          <table:table-cell table:number-columns-repeated="16364" table:style-name="ce2"/>
        </table:table-row>
        <table:table-row table:style-name="ro2">
          <table:table-cell table:style-name="ce2"/>
          <table:table-cell office:value-type="string" table:style-name="ce82">
            <text:p>North East</text:p>
          </table:table-cell>
          <table:table-cell table:number-columns-repeated="9" table:style-name="ce79"/>
          <table:table-cell table:style-name="ce71"/>
          <table:table-cell table:number-columns-repeated="2" table:style-name="ce80"/>
          <table:table-cell table:style-name="ce81"/>
          <table:table-cell table:number-columns-repeated="2" table:style-name="ce71"/>
          <table:table-cell table:number-columns-repeated="3" table:style-name="ce83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734.79499999999996" table:style-name="ce84">
            <text:p><text:s/>735<text:s/></text:p>
          </table:table-cell>
          <table:table-cell office:value-type="float" office:value="721.50300000000027" table:style-name="ce84">
            <text:p><text:s/>722<text:s/></text:p>
          </table:table-cell>
          <table:table-cell office:value-type="float" office:value="734.03700000000003" table:style-name="ce84">
            <text:p><text:s/>734<text:s/></text:p>
          </table:table-cell>
          <table:table-cell office:value-type="float" office:value="726.89700000000016" table:style-name="ce84">
            <text:p><text:s/>727<text:s/></text:p>
          </table:table-cell>
          <table:table-cell office:value-type="float" office:value="748.93899999999985" table:style-name="ce84">
            <text:p><text:s/>749<text:s/></text:p>
          </table:table-cell>
          <table:table-cell office:value-type="float" office:value="760.83376283851192" table:style-name="ce84">
            <text:p><text:s/>761<text:s/></text:p>
          </table:table-cell>
          <table:table-cell office:value-type="float" office:value="706.40534194882571" table:style-name="ce84">
            <text:p><text:s/>706<text:s/></text:p>
          </table:table-cell>
          <table:table-cell office:value-type="float" office:value="734.03538699570913" table:style-name="ce84">
            <text:p><text:s/>734<text:s/></text:p>
          </table:table-cell>
          <table:table-cell office:value-type="float" office:value="699.48842654187047" table:style-name="ce84">
            <text:p><text:s/>699<text:s/></text:p>
          </table:table-cell>
          <table:table-cell office:value-type="float" office:value="720.62413263124085" table:style-name="ce84">
            <text:p><text:s/>721<text:s/></text:p>
          </table:table-cell>
          <table:table-cell office:value-type="float" office:value="711.77103755674375" table:style-name="ce84">
            <text:p><text:s/>712<text:s/></text:p>
          </table:table-cell>
          <table:table-cell office:value-type="float" office:value="693.33617069419483" table:style-name="ce84">
            <text:p><text:s/>693<text:s/></text:p>
          </table:table-cell>
          <table:table-cell office:value-type="float" office:value="696" table:style-name="ce84">
            <text:p><text:s/>696<text:s/></text:p>
          </table:table-cell>
          <table:table-cell office:value-type="float" office:value="699.26316580698199" table:style-name="ce84">
            <text:p><text:s/>699<text:s/></text:p>
          </table:table-cell>
          <table:table-cell office:value-type="float" office:value="715.70202847627013" table:style-name="ce84">
            <text:p><text:s/>716<text:s/></text:p>
          </table:table-cell>
          <table:table-cell office:value-type="float" office:value="716.68394469067096" table:style-name="ce85">
            <text:p>717</text:p>
          </table:table-cell>
          <table:table-cell office:value-type="float" office:value="750.35901002504647" table:style-name="ce85">
            <text:p>750</text:p>
          </table:table-cell>
          <table:table-cell office:value-type="float" office:value="752.25442198233588" table:style-name="ce85">
            <text:p>752</text:p>
          </table:table-cell>
          <table:table-cell table:number-columns-repeated="16364" table:style-name="ce2"/>
        </table:table-row>
        <table:table-row table:style-name="ro10">
          <table:table-cell table:style-name="ce2"/>
          <table:table-cell office:value-type="string" table:style-name="ce86">
            <text:p>own outright</text:p>
          </table:table-cell>
          <table:table-cell office:value-type="float" office:value="332.89200000000005" table:style-name="ce84">
            <text:p><text:s/>333<text:s/></text:p>
          </table:table-cell>
          <table:table-cell office:value-type="float" office:value="381.48400000000015" table:style-name="ce84">
            <text:p><text:s/>381<text:s/></text:p>
          </table:table-cell>
          <table:table-cell office:value-type="float" office:value="348.14599999999996" table:style-name="ce84">
            <text:p><text:s/>348<text:s/></text:p>
          </table:table-cell>
          <table:table-cell office:value-type="float" office:value="357.42900000000009" table:style-name="ce84">
            <text:p><text:s/>357<text:s/></text:p>
          </table:table-cell>
          <table:table-cell office:value-type="float" office:value="393.78799999999995" table:style-name="ce84">
            <text:p><text:s/>394<text:s/></text:p>
          </table:table-cell>
          <table:table-cell office:value-type="float" office:value="345.30082644459242" table:style-name="ce84">
            <text:p><text:s/>345<text:s/></text:p>
          </table:table-cell>
          <table:table-cell office:value-type="float" office:value="322.22260693632597" table:style-name="ce84">
            <text:p><text:s/>322<text:s/></text:p>
          </table:table-cell>
          <table:table-cell office:value-type="float" office:value="333.78870132091095" table:style-name="ce84">
            <text:p><text:s/>334<text:s/></text:p>
          </table:table-cell>
          <table:table-cell office:value-type="float" office:value="332.20738816936409" table:style-name="ce84">
            <text:p><text:s/>332<text:s/></text:p>
          </table:table-cell>
          <table:table-cell office:value-type="float" office:value="372.22641196342533" table:style-name="ce84">
            <text:p><text:s/>372<text:s/></text:p>
          </table:table-cell>
          <table:table-cell office:value-type="float" office:value="364.47703354157949" table:style-name="ce84">
            <text:p><text:s/>364<text:s/></text:p>
          </table:table-cell>
          <table:table-cell office:value-type="float" office:value="345.00125309423902" table:style-name="ce84">
            <text:p><text:s/>345<text:s/></text:p>
          </table:table-cell>
          <table:table-cell office:value-type="float" office:value="369" table:style-name="ce84">
            <text:p><text:s/>369<text:s/></text:p>
          </table:table-cell>
          <table:table-cell office:value-type="float" office:value="360.85481421202735" table:style-name="ce84">
            <text:p><text:s/>361<text:s/></text:p>
          </table:table-cell>
          <table:table-cell office:value-type="float" office:value="357.81546180114179" table:style-name="ce84">
            <text:p><text:s/>358<text:s/></text:p>
          </table:table-cell>
          <table:table-cell office:value-type="float" office:value="404.69677735883101" table:style-name="ce85">
            <text:p>405</text:p>
          </table:table-cell>
          <table:table-cell office:value-type="float" office:value="437.25946322036958" table:style-name="ce85">
            <text:p>437</text:p>
          </table:table-cell>
          <table:table-cell office:value-type="float" office:value="404.82366079590895" table:style-name="ce85">
            <text:p>405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401.90300000000002" table:style-name="ce84">
            <text:p><text:s/>402<text:s/></text:p>
          </table:table-cell>
          <table:table-cell office:value-type="float" office:value="340.01900000000012" table:style-name="ce84">
            <text:p><text:s/>340<text:s/></text:p>
          </table:table-cell>
          <table:table-cell office:value-type="float" office:value="385.89100000000013" table:style-name="ce84">
            <text:p><text:s/>386<text:s/></text:p>
          </table:table-cell>
          <table:table-cell office:value-type="float" office:value="369.46800000000013" table:style-name="ce84">
            <text:p><text:s/>369<text:s/></text:p>
          </table:table-cell>
          <table:table-cell office:value-type="float" office:value="355.15099999999995" table:style-name="ce84">
            <text:p><text:s/>355<text:s/></text:p>
          </table:table-cell>
          <table:table-cell office:value-type="float" office:value="415.5329363939195" table:style-name="ce84">
            <text:p><text:s/>416<text:s/></text:p>
          </table:table-cell>
          <table:table-cell office:value-type="float" office:value="384.18273501249968" table:style-name="ce84">
            <text:p><text:s/>384<text:s/></text:p>
          </table:table-cell>
          <table:table-cell office:value-type="float" office:value="400.24668567479819" table:style-name="ce84">
            <text:p><text:s/>400<text:s/></text:p>
          </table:table-cell>
          <table:table-cell office:value-type="float" office:value="367.28103837250643" table:style-name="ce84">
            <text:p><text:s/>367<text:s/></text:p>
          </table:table-cell>
          <table:table-cell office:value-type="float" office:value="348.39772066781546" table:style-name="ce84">
            <text:p><text:s/>348<text:s/></text:p>
          </table:table-cell>
          <table:table-cell office:value-type="float" office:value="347.29400401516432" table:style-name="ce84">
            <text:p><text:s/>347<text:s/></text:p>
          </table:table-cell>
          <table:table-cell office:value-type="float" office:value="348.33491759995582" table:style-name="ce84">
            <text:p><text:s/>348<text:s/></text:p>
          </table:table-cell>
          <table:table-cell office:value-type="float" office:value="327" table:style-name="ce84">
            <text:p><text:s/>327<text:s/></text:p>
          </table:table-cell>
          <table:table-cell office:value-type="float" office:value="338.40835159495435" table:style-name="ce84">
            <text:p><text:s/>338<text:s/></text:p>
          </table:table-cell>
          <table:table-cell office:value-type="float" office:value="357.88656667512873" table:style-name="ce84">
            <text:p><text:s/>358<text:s/></text:p>
          </table:table-cell>
          <table:table-cell office:value-type="float" office:value="311.98716733184" table:style-name="ce85">
            <text:p>312</text:p>
          </table:table-cell>
          <table:table-cell office:value-type="float" office:value="313.09954680467689" table:style-name="ce85">
            <text:p>313</text:p>
          </table:table-cell>
          <table:table-cell office:value-type="float" office:value="347.43076118642699" table:style-name="ce85">
            <text:p>34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66.189000000000007" table:style-name="ce84">
            <text:p><text:s/>66<text:s/></text:p>
          </table:table-cell>
          <table:table-cell office:value-type="float" office:value="90.702999999999989" table:style-name="ce84">
            <text:p><text:s/>91<text:s/></text:p>
          </table:table-cell>
          <table:table-cell office:value-type="float" office:value="81.258000000000024" table:style-name="ce84">
            <text:p><text:s/>81<text:s/></text:p>
          </table:table-cell>
          <table:table-cell office:value-type="float" office:value="100.46199999999993" table:style-name="ce84">
            <text:p><text:s/>100<text:s/></text:p>
          </table:table-cell>
          <table:table-cell office:value-type="float" office:value="111.25099999999999" table:style-name="ce84">
            <text:p><text:s/>111<text:s/></text:p>
          </table:table-cell>
          <table:table-cell office:value-type="float" office:value="113.94365826188442" table:style-name="ce84">
            <text:p><text:s/>114<text:s/></text:p>
          </table:table-cell>
          <table:table-cell office:value-type="float" office:value="135.37264472671998" table:style-name="ce84">
            <text:p><text:s/>135<text:s/></text:p>
          </table:table-cell>
          <table:table-cell office:value-type="float" office:value="129.60082088718451" table:style-name="ce84">
            <text:p><text:s/>130<text:s/></text:p>
          </table:table-cell>
          <table:table-cell office:value-type="float" office:value="181.97936621891859" table:style-name="ce84">
            <text:p><text:s/>182<text:s/></text:p>
          </table:table-cell>
          <table:table-cell office:value-type="float" office:value="155.47488129903795" table:style-name="ce84">
            <text:p><text:s/>155<text:s/></text:p>
          </table:table-cell>
          <table:table-cell office:value-type="float" office:value="165.07509338803158" table:style-name="ce84">
            <text:p><text:s/>165<text:s/></text:p>
          </table:table-cell>
          <table:table-cell office:value-type="float" office:value="184.5540497875088" table:style-name="ce84">
            <text:p><text:s/>185<text:s/></text:p>
          </table:table-cell>
          <table:table-cell office:value-type="float" office:value="188" table:style-name="ce84">
            <text:p><text:s/>188<text:s/></text:p>
          </table:table-cell>
          <table:table-cell office:value-type="float" office:value="186.19351467866147" table:style-name="ce84">
            <text:p><text:s/>186<text:s/></text:p>
          </table:table-cell>
          <table:table-cell office:value-type="float" office:value="191.88472955109987" table:style-name="ce84">
            <text:p><text:s/>192<text:s/></text:p>
          </table:table-cell>
          <table:table-cell office:value-type="float" office:value="202.18765435986899" table:style-name="ce85">
            <text:p>202</text:p>
          </table:table-cell>
          <table:table-cell office:value-type="float" office:value="176.71903873103378" table:style-name="ce85">
            <text:p>177</text:p>
          </table:table-cell>
          <table:table-cell office:value-type="float" office:value="183.63437604636729" table:style-name="ce85">
            <text:p>18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284.97599999999989" table:style-name="ce84">
            <text:p><text:s/>285<text:s/></text:p>
          </table:table-cell>
          <table:table-cell office:value-type="float" office:value="284.93299999999977" table:style-name="ce84">
            <text:p><text:s/>285<text:s/></text:p>
          </table:table-cell>
          <table:table-cell office:value-type="float" office:value="272.90999999999997" table:style-name="ce84">
            <text:p><text:s/>273<text:s/></text:p>
          </table:table-cell>
          <table:table-cell office:value-type="float" office:value="261.19400000000007" table:style-name="ce84">
            <text:p><text:s/>261<text:s/></text:p>
          </table:table-cell>
          <table:table-cell office:value-type="float" office:value="258.61500000000001" table:style-name="ce84">
            <text:p><text:s/>259<text:s/></text:p>
          </table:table-cell>
          <table:table-cell office:value-type="float" office:value="265.07349849120214" table:style-name="ce84">
            <text:p><text:s/>265<text:s/></text:p>
          </table:table-cell>
          <table:table-cell office:value-type="float" office:value="270.9596544965612" table:style-name="ce84">
            <text:p><text:s/>271<text:s/></text:p>
          </table:table-cell>
          <table:table-cell office:value-type="float" office:value="271.43578899952178" table:style-name="ce84">
            <text:p><text:s/>271<text:s/></text:p>
          </table:table-cell>
          <table:table-cell office:value-type="float" office:value="280.87465374264303" table:style-name="ce84">
            <text:p><text:s/>281<text:s/></text:p>
          </table:table-cell>
          <table:table-cell office:value-type="float" office:value="244.93031240122096" table:style-name="ce84">
            <text:p><text:s/>245<text:s/></text:p>
          </table:table-cell>
          <table:table-cell office:value-type="float" office:value="261.45690155296836" table:style-name="ce84">
            <text:p><text:s/>261<text:s/></text:p>
          </table:table-cell>
          <table:table-cell office:value-type="float" office:value="261.95579967222693" table:style-name="ce84">
            <text:p><text:s/>262<text:s/></text:p>
          </table:table-cell>
          <table:table-cell office:value-type="float" office:value="263" table:style-name="ce84">
            <text:p><text:s/>263<text:s/></text:p>
          </table:table-cell>
          <table:table-cell office:value-type="float" office:value="263.29256976057746" table:style-name="ce84">
            <text:p><text:s/>263<text:s/></text:p>
          </table:table-cell>
          <table:table-cell office:value-type="float" office:value="262.60283995213064" table:style-name="ce84">
            <text:p><text:s/>263<text:s/></text:p>
          </table:table-cell>
          <table:table-cell office:value-type="float" office:value="264.361336792202" table:style-name="ce85">
            <text:p>264</text:p>
          </table:table-cell>
          <table:table-cell office:value-type="float" office:value="264.17417453245537" table:style-name="ce85">
            <text:p>264</text:p>
          </table:table-cell>
          <table:table-cell office:value-type="float" office:value="265.82890512548227" table:style-name="ce85">
            <text:p>26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30.02991619386097" table:style-name="ce84">
            <text:p><text:s/>130<text:s/></text:p>
          </table:table-cell>
          <table:table-cell office:value-type="float" office:value="119.88250809728073" table:style-name="ce84">
            <text:p><text:s/>120<text:s/></text:p>
          </table:table-cell>
          <table:table-cell office:value-type="float" office:value="159.13178738187864" table:style-name="ce84">
            <text:p><text:s/>159<text:s/></text:p>
          </table:table-cell>
          <table:table-cell office:value-type="float" office:value="132.50040538824911" table:style-name="ce84">
            <text:p><text:s/>133<text:s/></text:p>
          </table:table-cell>
          <table:table-cell office:value-type="float" office:value="112.66230948592701" table:style-name="ce84">
            <text:p><text:s/>113<text:s/></text:p>
          </table:table-cell>
          <table:table-cell office:value-type="float" office:value="109.32501126516189" table:style-name="ce84">
            <text:p><text:s/>109<text:s/></text:p>
          </table:table-cell>
          <table:table-cell office:value-type="float" office:value="110.11046131592245" table:style-name="ce84">
            <text:p><text:s/>110<text:s/></text:p>
          </table:table-cell>
          <table:table-cell office:value-type="float" office:value="110" table:style-name="ce84">
            <text:p><text:s/>110<text:s/></text:p>
          </table:table-cell>
          <table:table-cell office:value-type="float" office:value="87.215655825378406" table:style-name="ce84">
            <text:p><text:s/>87<text:s/></text:p>
          </table:table-cell>
          <table:table-cell office:value-type="float" office:value="89.927958429453852" table:style-name="ce84">
            <text:p><text:s/>90<text:s/></text:p>
          </table:table-cell>
          <table:table-cell office:value-type="float" office:value="86.9614805910348" table:style-name="ce85">
            <text:p>87</text:p>
          </table:table-cell>
          <table:table-cell office:value-type="float" office:value="90.012508575472623" table:style-name="ce85">
            <text:p>90</text:p>
          </table:table-cell>
          <table:table-cell office:value-type="float" office:value="88.615156273092751" table:style-name="ce85">
            <text:p>8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35.04358229734112" table:style-name="ce84">
            <text:p><text:s/>135<text:s/></text:p>
          </table:table-cell>
          <table:table-cell office:value-type="float" office:value="151.07714639928062" table:style-name="ce84">
            <text:p><text:s/>151<text:s/></text:p>
          </table:table-cell>
          <table:table-cell office:value-type="float" office:value="112.30400161764315" table:style-name="ce84">
            <text:p><text:s/>112<text:s/></text:p>
          </table:table-cell>
          <table:table-cell office:value-type="float" office:value="148.37424835439393" table:style-name="ce84">
            <text:p><text:s/>148<text:s/></text:p>
          </table:table-cell>
          <table:table-cell office:value-type="float" office:value="132.26800291529409" table:style-name="ce84">
            <text:p><text:s/>132<text:s/></text:p>
          </table:table-cell>
          <table:table-cell office:value-type="float" office:value="152.13189028780664" table:style-name="ce84">
            <text:p><text:s/>152<text:s/></text:p>
          </table:table-cell>
          <table:table-cell office:value-type="float" office:value="151.8453383563045" table:style-name="ce84">
            <text:p><text:s/>152<text:s/></text:p>
          </table:table-cell>
          <table:table-cell office:value-type="float" office:value="153" table:style-name="ce84">
            <text:p><text:s/>153<text:s/></text:p>
          </table:table-cell>
          <table:table-cell office:value-type="float" office:value="176.07691393519929" table:style-name="ce84">
            <text:p><text:s/>176<text:s/></text:p>
          </table:table-cell>
          <table:table-cell office:value-type="float" office:value="172.67488152267697" table:style-name="ce84">
            <text:p><text:s/>173<text:s/></text:p>
          </table:table-cell>
          <table:table-cell office:value-type="float" office:value="177.39985620116801" table:style-name="ce85">
            <text:p>177</text:p>
          </table:table-cell>
          <table:table-cell office:value-type="float" office:value="174.16166595698286" table:style-name="ce85">
            <text:p>174</text:p>
          </table:table-cell>
          <table:table-cell office:value-type="float" office:value="177.21374885238956" table:style-name="ce85">
            <text:p>17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60"/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North West</text:p>
          </table:table-cell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2049.4529999999995" table:style-name="ce84">
            <text:p><text:s/>2,049<text:s/></text:p>
          </table:table-cell>
          <table:table-cell office:value-type="float" office:value="2089.9250000000015" table:style-name="ce84">
            <text:p><text:s/>2,090<text:s/></text:p>
          </table:table-cell>
          <table:table-cell office:value-type="float" office:value="2104.9260000000004" table:style-name="ce84">
            <text:p><text:s/>2,105<text:s/></text:p>
          </table:table-cell>
          <table:table-cell office:value-type="float" office:value="2126.1389999999997" table:style-name="ce84">
            <text:p><text:s/>2,126<text:s/></text:p>
          </table:table-cell>
          <table:table-cell office:value-type="float" office:value="2153.6990000000005" table:style-name="ce84">
            <text:p><text:s/>2,154<text:s/></text:p>
          </table:table-cell>
          <table:table-cell office:value-type="float" office:value="2027.5149011270087" table:style-name="ce84">
            <text:p><text:s/>2,028<text:s/></text:p>
          </table:table-cell>
          <table:table-cell office:value-type="float" office:value="1998.8838029376393" table:style-name="ce84">
            <text:p><text:s/>1,999<text:s/></text:p>
          </table:table-cell>
          <table:table-cell office:value-type="float" office:value="1958.0879026914565" table:style-name="ce84">
            <text:p><text:s/>1,958<text:s/></text:p>
          </table:table-cell>
          <table:table-cell office:value-type="float" office:value="2064.2296205954885" table:style-name="ce84">
            <text:p><text:s/>2,064<text:s/></text:p>
          </table:table-cell>
          <table:table-cell office:value-type="float" office:value="1956.2163955435758" table:style-name="ce84">
            <text:p><text:s/>1,956<text:s/></text:p>
          </table:table-cell>
          <table:table-cell office:value-type="float" office:value="1942.9470033084558" table:style-name="ce84">
            <text:p><text:s/>1,943<text:s/></text:p>
          </table:table-cell>
          <table:table-cell office:value-type="float" office:value="1974.7388079432594" table:style-name="ce84">
            <text:p><text:s/>1,975<text:s/></text:p>
          </table:table-cell>
          <table:table-cell office:value-type="float" office:value="1949" table:style-name="ce84">
            <text:p><text:s/>1,949<text:s/></text:p>
          </table:table-cell>
          <table:table-cell office:value-type="float" office:value="1989.3936289470571" table:style-name="ce84">
            <text:p><text:s/>1,989<text:s/></text:p>
          </table:table-cell>
          <table:table-cell office:value-type="float" office:value="2010.178864209" table:style-name="ce84">
            <text:p><text:s/>2,010<text:s/></text:p>
          </table:table-cell>
          <table:table-cell office:value-type="float" office:value="2033.8555058777399" table:style-name="ce85">
            <text:p>2,034</text:p>
          </table:table-cell>
          <table:table-cell office:value-type="float" office:value="2093.3941827389444" table:style-name="ce85">
            <text:p>2,093</text:p>
          </table:table-cell>
          <table:table-cell office:value-type="float" office:value="2151.4366274792801" table:style-name="ce85">
            <text:p>2,15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801.32399999999939" table:style-name="ce84">
            <text:p><text:s/>801<text:s/></text:p>
          </table:table-cell>
          <table:table-cell office:value-type="float" office:value="947.82600000000059" table:style-name="ce84">
            <text:p><text:s/>948<text:s/></text:p>
          </table:table-cell>
          <table:table-cell office:value-type="float" office:value="918.49800000000005" table:style-name="ce84">
            <text:p><text:s/>918<text:s/></text:p>
          </table:table-cell>
          <table:table-cell office:value-type="float" office:value="985.41499999999951" table:style-name="ce84">
            <text:p><text:s/>985<text:s/></text:p>
          </table:table-cell>
          <table:table-cell office:value-type="float" office:value="1046.4980000000005" table:style-name="ce84">
            <text:p><text:s/>1,046<text:s/></text:p>
          </table:table-cell>
          <table:table-cell office:value-type="float" office:value="926.22420581928202" table:style-name="ce84">
            <text:p><text:s/>926<text:s/></text:p>
          </table:table-cell>
          <table:table-cell office:value-type="float" office:value="914.14420906826115" table:style-name="ce84">
            <text:p><text:s/>914<text:s/></text:p>
          </table:table-cell>
          <table:table-cell office:value-type="float" office:value="934.31673864926142" table:style-name="ce84">
            <text:p><text:s/>934<text:s/></text:p>
          </table:table-cell>
          <table:table-cell office:value-type="float" office:value="982.55341618060527" table:style-name="ce84">
            <text:p><text:s/>983<text:s/></text:p>
          </table:table-cell>
          <table:table-cell office:value-type="float" office:value="946.26880919601001" table:style-name="ce84">
            <text:p><text:s/>946<text:s/></text:p>
          </table:table-cell>
          <table:table-cell office:value-type="float" office:value="998.63744803231134" table:style-name="ce84">
            <text:p><text:s/>999<text:s/></text:p>
          </table:table-cell>
          <table:table-cell office:value-type="float" office:value="1056.4339257780382" table:style-name="ce84">
            <text:p><text:s/>1,056<text:s/></text:p>
          </table:table-cell>
          <table:table-cell office:value-type="float" office:value="1060" table:style-name="ce84">
            <text:p><text:s/>1,060<text:s/></text:p>
          </table:table-cell>
          <table:table-cell office:value-type="float" office:value="1069.5551614632786" table:style-name="ce84">
            <text:p><text:s/>1,070<text:s/></text:p>
          </table:table-cell>
          <table:table-cell office:value-type="float" office:value="1057.01528552479" table:style-name="ce84">
            <text:p><text:s/>1,057<text:s/></text:p>
          </table:table-cell>
          <table:table-cell office:value-type="float" office:value="1054.3161246032601" table:style-name="ce85">
            <text:p>1,054</text:p>
          </table:table-cell>
          <table:table-cell office:value-type="float" office:value="1100.5435395161553" table:style-name="ce85">
            <text:p>1,101</text:p>
          </table:table-cell>
          <table:table-cell office:value-type="float" office:value="1253.1207400730243" table:style-name="ce85">
            <text:p>1,25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1248.1289999999999" table:style-name="ce84">
            <text:p><text:s/>1,248<text:s/></text:p>
          </table:table-cell>
          <table:table-cell office:value-type="float" office:value="1142.0990000000011" table:style-name="ce84">
            <text:p><text:s/>1,142<text:s/></text:p>
          </table:table-cell>
          <table:table-cell office:value-type="float" office:value="1186.4280000000001" table:style-name="ce84">
            <text:p><text:s/>1,186<text:s/></text:p>
          </table:table-cell>
          <table:table-cell office:value-type="float" office:value="1140.7240000000002" table:style-name="ce84">
            <text:p><text:s/>1,141<text:s/></text:p>
          </table:table-cell>
          <table:table-cell office:value-type="float" office:value="1107.2009999999998" table:style-name="ce84">
            <text:p><text:s/>1,107<text:s/></text:p>
          </table:table-cell>
          <table:table-cell office:value-type="float" office:value="1101.2906953077265" table:style-name="ce84">
            <text:p><text:s/>1,101<text:s/></text:p>
          </table:table-cell>
          <table:table-cell office:value-type="float" office:value="1084.739593869378" table:style-name="ce84">
            <text:p><text:s/>1,085<text:s/></text:p>
          </table:table-cell>
          <table:table-cell office:value-type="float" office:value="1023.7711640421951" table:style-name="ce84">
            <text:p><text:s/>1,024<text:s/></text:p>
          </table:table-cell>
          <table:table-cell office:value-type="float" office:value="1081.6762044148834" table:style-name="ce84">
            <text:p><text:s/>1,082<text:s/></text:p>
          </table:table-cell>
          <table:table-cell office:value-type="float" office:value="1009.9475863475657" table:style-name="ce84">
            <text:p><text:s/>1,010<text:s/></text:p>
          </table:table-cell>
          <table:table-cell office:value-type="float" office:value="944.30955527614458" table:style-name="ce84">
            <text:p><text:s/>944<text:s/></text:p>
          </table:table-cell>
          <table:table-cell office:value-type="float" office:value="918.30488216522122" table:style-name="ce84">
            <text:p><text:s/>918<text:s/></text:p>
          </table:table-cell>
          <table:table-cell office:value-type="float" office:value="889" table:style-name="ce84">
            <text:p><text:s/>889<text:s/></text:p>
          </table:table-cell>
          <table:table-cell office:value-type="float" office:value="919.83846748377869" table:style-name="ce84">
            <text:p><text:s/>920<text:s/></text:p>
          </table:table-cell>
          <table:table-cell office:value-type="float" office:value="953.16357868420789" table:style-name="ce84">
            <text:p><text:s/>953<text:s/></text:p>
          </table:table-cell>
          <table:table-cell office:value-type="float" office:value="979.53938127447304" table:style-name="ce85">
            <text:p>980</text:p>
          </table:table-cell>
          <table:table-cell office:value-type="float" office:value="992.8506432227897" table:style-name="ce85">
            <text:p>993</text:p>
          </table:table-cell>
          <table:table-cell office:value-type="float" office:value="898.31588740625682" table:style-name="ce85">
            <text:p>89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202.9790000000001" table:style-name="ce84">
            <text:p><text:s/>203<text:s/></text:p>
          </table:table-cell>
          <table:table-cell office:value-type="float" office:value="230.54400000000001" table:style-name="ce84">
            <text:p><text:s/>231<text:s/></text:p>
          </table:table-cell>
          <table:table-cell office:value-type="float" office:value="238.39300000000003" table:style-name="ce84">
            <text:p><text:s/>238<text:s/></text:p>
          </table:table-cell>
          <table:table-cell office:value-type="float" office:value="229.18099999999993" table:style-name="ce84">
            <text:p><text:s/>229<text:s/></text:p>
          </table:table-cell>
          <table:table-cell office:value-type="float" office:value="263.54799999999989" table:style-name="ce84">
            <text:p><text:s/>264<text:s/></text:p>
          </table:table-cell>
          <table:table-cell office:value-type="float" office:value="339.62096381829366" table:style-name="ce84">
            <text:p><text:s/>340<text:s/></text:p>
          </table:table-cell>
          <table:table-cell office:value-type="float" office:value="398.30851396620722" table:style-name="ce84">
            <text:p><text:s/>398<text:s/></text:p>
          </table:table-cell>
          <table:table-cell office:value-type="float" office:value="484.08314522285121" table:style-name="ce84">
            <text:p><text:s/>484<text:s/></text:p>
          </table:table-cell>
          <table:table-cell office:value-type="float" office:value="423.59634657866206" table:style-name="ce84">
            <text:p><text:s/>424<text:s/></text:p>
          </table:table-cell>
          <table:table-cell office:value-type="float" office:value="513.16167880173066" table:style-name="ce84">
            <text:p><text:s/>513<text:s/></text:p>
          </table:table-cell>
          <table:table-cell office:value-type="float" office:value="546.8472917695359" table:style-name="ce84">
            <text:p><text:s/>547<text:s/></text:p>
          </table:table-cell>
          <table:table-cell office:value-type="float" office:value="522.82037233953224" table:style-name="ce84">
            <text:p><text:s/>523<text:s/></text:p>
          </table:table-cell>
          <table:table-cell office:value-type="float" office:value="571" table:style-name="ce84">
            <text:p><text:s/>571<text:s/></text:p>
          </table:table-cell>
          <table:table-cell office:value-type="float" office:value="582.36168625021389" table:style-name="ce84">
            <text:p><text:s/>582<text:s/></text:p>
          </table:table-cell>
          <table:table-cell office:value-type="float" office:value="580.23583268768232" table:style-name="ce84">
            <text:p><text:s/>580<text:s/></text:p>
          </table:table-cell>
          <table:table-cell office:value-type="float" office:value="571.05092827142596" table:style-name="ce85">
            <text:p>571</text:p>
          </table:table-cell>
          <table:table-cell office:value-type="float" office:value="554.74686485692655" table:style-name="ce85">
            <text:p>555</text:p>
          </table:table-cell>
          <table:table-cell office:value-type="float" office:value="532.5933774309575" table:style-name="ce85">
            <text:p>53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575.51900000000046" table:style-name="ce84">
            <text:p><text:s/>576<text:s/></text:p>
          </table:table-cell>
          <table:table-cell office:value-type="float" office:value="573.92199999999968" table:style-name="ce84">
            <text:p><text:s/>574<text:s/></text:p>
          </table:table-cell>
          <table:table-cell office:value-type="float" office:value="559.49500000000012" table:style-name="ce84">
            <text:p><text:s/>559<text:s/></text:p>
          </table:table-cell>
          <table:table-cell office:value-type="float" office:value="539.57399999999996" table:style-name="ce84">
            <text:p><text:s/>540<text:s/></text:p>
          </table:table-cell>
          <table:table-cell office:value-type="float" office:value="524.95800000000008" table:style-name="ce84">
            <text:p><text:s/>525<text:s/></text:p>
          </table:table-cell>
          <table:table-cell office:value-type="float" office:value="534.22544507020814" table:style-name="ce84">
            <text:p><text:s/>534<text:s/></text:p>
          </table:table-cell>
          <table:table-cell office:value-type="float" office:value="579.80746504633362" table:style-name="ce84">
            <text:p><text:s/>580<text:s/></text:p>
          </table:table-cell>
          <table:table-cell office:value-type="float" office:value="532.42415869947058" table:style-name="ce84">
            <text:p><text:s/>532<text:s/></text:p>
          </table:table-cell>
          <table:table-cell office:value-type="float" office:value="510.24735188116063" table:style-name="ce84">
            <text:p><text:s/>510<text:s/></text:p>
          </table:table-cell>
          <table:table-cell office:value-type="float" office:value="483.48262756685341" table:style-name="ce84">
            <text:p><text:s/>483<text:s/></text:p>
          </table:table-cell>
          <table:table-cell office:value-type="float" office:value="556.66740803081188" table:style-name="ce84">
            <text:p><text:s/>557<text:s/></text:p>
          </table:table-cell>
          <table:table-cell office:value-type="float" office:value="553.56734789094071" table:style-name="ce84">
            <text:p><text:s/>554<text:s/></text:p>
          </table:table-cell>
          <table:table-cell office:value-type="float" office:value="555" table:style-name="ce84">
            <text:p><text:s/>555<text:s/></text:p>
          </table:table-cell>
          <table:table-cell office:value-type="float" office:value="557.53523703620715" table:style-name="ce84">
            <text:p><text:s/>558<text:s/></text:p>
          </table:table-cell>
          <table:table-cell office:value-type="float" office:value="563.20195024688883" table:style-name="ce84">
            <text:p><text:s/>563<text:s/></text:p>
          </table:table-cell>
          <table:table-cell office:value-type="float" office:value="553.35960527532097" table:style-name="ce85">
            <text:p>553</text:p>
          </table:table-cell>
          <table:table-cell office:value-type="float" office:value="552.587364589186" table:style-name="ce85">
            <text:p>553</text:p>
          </table:table-cell>
          <table:table-cell office:value-type="float" office:value="539.07402285392232" table:style-name="ce85">
            <text:p>53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43.5008241544495" table:style-name="ce84">
            <text:p><text:s/>144<text:s/></text:p>
          </table:table-cell>
          <table:table-cell office:value-type="float" office:value="157.51083559453437" table:style-name="ce84">
            <text:p><text:s/>158<text:s/></text:p>
          </table:table-cell>
          <table:table-cell office:value-type="float" office:value="175.92214450733698" table:style-name="ce84">
            <text:p><text:s/>176<text:s/></text:p>
          </table:table-cell>
          <table:table-cell office:value-type="float" office:value="134.31857599144851" table:style-name="ce84">
            <text:p><text:s/>134<text:s/></text:p>
          </table:table-cell>
          <table:table-cell office:value-type="float" office:value="106.58687708826142" table:style-name="ce84">
            <text:p><text:s/>107<text:s/></text:p>
          </table:table-cell>
          <table:table-cell office:value-type="float" office:value="89.496045010833939" table:style-name="ce84">
            <text:p><text:s/>89<text:s/></text:p>
          </table:table-cell>
          <table:table-cell office:value-type="float" office:value="92.056469882062771" table:style-name="ce84">
            <text:p><text:s/>92<text:s/></text:p>
          </table:table-cell>
          <table:table-cell office:value-type="float" office:value="86" table:style-name="ce84">
            <text:p><text:s/>86<text:s/></text:p>
          </table:table-cell>
          <table:table-cell office:value-type="float" office:value="86.955501194551971" table:style-name="ce84">
            <text:p><text:s/>87<text:s/></text:p>
          </table:table-cell>
          <table:table-cell office:value-type="float" office:value="95.246463035693537" table:style-name="ce84">
            <text:p><text:s/>95<text:s/></text:p>
          </table:table-cell>
          <table:table-cell office:value-type="float" office:value="87.623331132248097" table:style-name="ce85">
            <text:p>88</text:p>
          </table:table-cell>
          <table:table-cell office:value-type="float" office:value="83.141772053335629" table:style-name="ce85">
            <text:p>83</text:p>
          </table:table-cell>
          <table:table-cell office:value-type="float" office:value="83.412996333971904" table:style-name="ce85">
            <text:p>8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390.72462091575824" table:style-name="ce84">
            <text:p><text:s/>391<text:s/></text:p>
          </table:table-cell>
          <table:table-cell office:value-type="float" office:value="422.29662945179916" table:style-name="ce84">
            <text:p><text:s/>422<text:s/></text:p>
          </table:table-cell>
          <table:table-cell office:value-type="float" office:value="356.50201419213323" table:style-name="ce84">
            <text:p><text:s/>357<text:s/></text:p>
          </table:table-cell>
          <table:table-cell office:value-type="float" office:value="375.92877588971231" table:style-name="ce84">
            <text:p><text:s/>376<text:s/></text:p>
          </table:table-cell>
          <table:table-cell office:value-type="float" office:value="376.89575047859194" table:style-name="ce84">
            <text:p><text:s/>377<text:s/></text:p>
          </table:table-cell>
          <table:table-cell office:value-type="float" office:value="467.17136301997738" table:style-name="ce84">
            <text:p><text:s/>467<text:s/></text:p>
          </table:table-cell>
          <table:table-cell office:value-type="float" office:value="461.51087800887791" table:style-name="ce84">
            <text:p><text:s/>462<text:s/></text:p>
          </table:table-cell>
          <table:table-cell office:value-type="float" office:value="469" table:style-name="ce84">
            <text:p><text:s/>469<text:s/></text:p>
          </table:table-cell>
          <table:table-cell office:value-type="float" office:value="470.5797358416541" table:style-name="ce84">
            <text:p><text:s/>471<text:s/></text:p>
          </table:table-cell>
          <table:table-cell office:value-type="float" office:value="467.95548721119445" table:style-name="ce84">
            <text:p><text:s/>468<text:s/></text:p>
          </table:table-cell>
          <table:table-cell office:value-type="float" office:value="465.73627414307299" table:style-name="ce85">
            <text:p>466</text:p>
          </table:table-cell>
          <table:table-cell office:value-type="float" office:value="469.44559253585021" table:style-name="ce85">
            <text:p>469</text:p>
          </table:table-cell>
          <table:table-cell office:value-type="float" office:value="455.6610265199505" table:style-name="ce85">
            <text:p>45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60"/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Yorkshire and Humber</text:p>
          </table:table-cell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1460.6909999999998" table:style-name="ce84">
            <text:p><text:s/>1,461<text:s/></text:p>
          </table:table-cell>
          <table:table-cell office:value-type="float" office:value="1510.8760000000007" table:style-name="ce84">
            <text:p><text:s/>1,511<text:s/></text:p>
          </table:table-cell>
          <table:table-cell office:value-type="float" office:value="1494.6099999999994" table:style-name="ce84">
            <text:p><text:s/>1,495<text:s/></text:p>
          </table:table-cell>
          <table:table-cell office:value-type="float" office:value="1522.9319999999998" table:style-name="ce84">
            <text:p><text:s/>1,523<text:s/></text:p>
          </table:table-cell>
          <table:table-cell office:value-type="float" office:value="1530.2279999999998" table:style-name="ce84">
            <text:p><text:s/>1,530<text:s/></text:p>
          </table:table-cell>
          <table:table-cell office:value-type="float" office:value="1520.2329489921519" table:style-name="ce84">
            <text:p><text:s/>1,520<text:s/></text:p>
          </table:table-cell>
          <table:table-cell office:value-type="float" office:value="1493.4909227299638" table:style-name="ce84">
            <text:p><text:s/>1,493<text:s/></text:p>
          </table:table-cell>
          <table:table-cell office:value-type="float" office:value="1532.4027648029792" table:style-name="ce84">
            <text:p><text:s/>1,532<text:s/></text:p>
          </table:table-cell>
          <table:table-cell office:value-type="float" office:value="1471.5623401118842" table:style-name="ce84">
            <text:p><text:s/>1,472<text:s/></text:p>
          </table:table-cell>
          <table:table-cell office:value-type="float" office:value="1464.7435428386857" table:style-name="ce84">
            <text:p><text:s/>1,465<text:s/></text:p>
          </table:table-cell>
          <table:table-cell office:value-type="float" office:value="1390.3301059674561" table:style-name="ce84">
            <text:p><text:s/>1,390<text:s/></text:p>
          </table:table-cell>
          <table:table-cell office:value-type="float" office:value="1400.3388628436469" table:style-name="ce84">
            <text:p><text:s/>1,400<text:s/></text:p>
          </table:table-cell>
          <table:table-cell office:value-type="float" office:value="1394" table:style-name="ce84">
            <text:p><text:s/>1,394<text:s/></text:p>
          </table:table-cell>
          <table:table-cell office:value-type="float" office:value="1391.9041766806854" table:style-name="ce84">
            <text:p><text:s/>1,392<text:s/></text:p>
          </table:table-cell>
          <table:table-cell office:value-type="float" office:value="1479.8515691407758" table:style-name="ce84">
            <text:p><text:s/>1,480<text:s/></text:p>
          </table:table-cell>
          <table:table-cell office:value-type="float" office:value="1506.9757745822899" table:style-name="ce85">
            <text:p>1,507</text:p>
          </table:table-cell>
          <table:table-cell office:value-type="float" office:value="1499.9202994097664" table:style-name="ce85">
            <text:p>1,500</text:p>
          </table:table-cell>
          <table:table-cell office:value-type="float" office:value="1518.4179041271866" table:style-name="ce85">
            <text:p>1,51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587.94100000000003" table:style-name="ce84">
            <text:p><text:s/>588<text:s/></text:p>
          </table:table-cell>
          <table:table-cell office:value-type="float" office:value="625.20200000000011" table:style-name="ce84">
            <text:p><text:s/>625<text:s/></text:p>
          </table:table-cell>
          <table:table-cell office:value-type="float" office:value="681.78700000000003" table:style-name="ce84">
            <text:p><text:s/>682<text:s/></text:p>
          </table:table-cell>
          <table:table-cell office:value-type="float" office:value="651.15999999999963" table:style-name="ce84">
            <text:p><text:s/>651<text:s/></text:p>
          </table:table-cell>
          <table:table-cell office:value-type="float" office:value="782.47599999999977" table:style-name="ce84">
            <text:p><text:s/>782<text:s/></text:p>
          </table:table-cell>
          <table:table-cell office:value-type="float" office:value="690.13024965444743" table:style-name="ce84">
            <text:p><text:s/>690<text:s/></text:p>
          </table:table-cell>
          <table:table-cell office:value-type="float" office:value="738.333706330925" table:style-name="ce84">
            <text:p><text:s/>738<text:s/></text:p>
          </table:table-cell>
          <table:table-cell office:value-type="float" office:value="711.72341067233845" table:style-name="ce84">
            <text:p><text:s/>712<text:s/></text:p>
          </table:table-cell>
          <table:table-cell office:value-type="float" office:value="655.64459885991516" table:style-name="ce84">
            <text:p><text:s/>656<text:s/></text:p>
          </table:table-cell>
          <table:table-cell office:value-type="float" office:value="731.90800799590193" table:style-name="ce84">
            <text:p><text:s/>732<text:s/></text:p>
          </table:table-cell>
          <table:table-cell office:value-type="float" office:value="706.7404728413876" table:style-name="ce84">
            <text:p><text:s/>707<text:s/></text:p>
          </table:table-cell>
          <table:table-cell office:value-type="float" office:value="726.52567687909709" table:style-name="ce84">
            <text:p><text:s/>727<text:s/></text:p>
          </table:table-cell>
          <table:table-cell office:value-type="float" office:value="801" table:style-name="ce84">
            <text:p><text:s/>801<text:s/></text:p>
          </table:table-cell>
          <table:table-cell office:value-type="float" office:value="757.57534713473638" table:style-name="ce84">
            <text:p><text:s/>758<text:s/></text:p>
          </table:table-cell>
          <table:table-cell office:value-type="float" office:value="769.51210263694543" table:style-name="ce84">
            <text:p><text:s/>770<text:s/></text:p>
          </table:table-cell>
          <table:table-cell office:value-type="float" office:value="838.03768160436903" table:style-name="ce85">
            <text:p>838</text:p>
          </table:table-cell>
          <table:table-cell office:value-type="float" office:value="834.50654207469017" table:style-name="ce85">
            <text:p>835</text:p>
          </table:table-cell>
          <table:table-cell office:value-type="float" office:value="805.11411146973262" table:style-name="ce85">
            <text:p>805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872.74999999999977" table:style-name="ce84">
            <text:p><text:s/>873<text:s/></text:p>
          </table:table-cell>
          <table:table-cell office:value-type="float" office:value="885.67400000000055" table:style-name="ce84">
            <text:p><text:s/>886<text:s/></text:p>
          </table:table-cell>
          <table:table-cell office:value-type="float" office:value="812.82299999999941" table:style-name="ce84">
            <text:p><text:s/>813<text:s/></text:p>
          </table:table-cell>
          <table:table-cell office:value-type="float" office:value="871.77200000000016" table:style-name="ce84">
            <text:p><text:s/>872<text:s/></text:p>
          </table:table-cell>
          <table:table-cell office:value-type="float" office:value="747.75200000000007" table:style-name="ce84">
            <text:p><text:s/>748<text:s/></text:p>
          </table:table-cell>
          <table:table-cell office:value-type="float" office:value="830.10269933770451" table:style-name="ce84">
            <text:p><text:s/>830<text:s/></text:p>
          </table:table-cell>
          <table:table-cell office:value-type="float" office:value="755.15721639903882" table:style-name="ce84">
            <text:p><text:s/>755<text:s/></text:p>
          </table:table-cell>
          <table:table-cell office:value-type="float" office:value="820.67935413064083" table:style-name="ce84">
            <text:p><text:s/>821<text:s/></text:p>
          </table:table-cell>
          <table:table-cell office:value-type="float" office:value="815.91774125196889" table:style-name="ce84">
            <text:p><text:s/>816<text:s/></text:p>
          </table:table-cell>
          <table:table-cell office:value-type="float" office:value="732.83553484278389" table:style-name="ce84">
            <text:p><text:s/>733<text:s/></text:p>
          </table:table-cell>
          <table:table-cell office:value-type="float" office:value="683.58963312606852" table:style-name="ce84">
            <text:p><text:s/>684<text:s/></text:p>
          </table:table-cell>
          <table:table-cell office:value-type="float" office:value="673.8131859645498" table:style-name="ce84">
            <text:p><text:s/>674<text:s/></text:p>
          </table:table-cell>
          <table:table-cell office:value-type="float" office:value="593" table:style-name="ce84">
            <text:p><text:s/>593<text:s/></text:p>
          </table:table-cell>
          <table:table-cell office:value-type="float" office:value="634.3288295459497" table:style-name="ce84">
            <text:p><text:s/>634<text:s/></text:p>
          </table:table-cell>
          <table:table-cell office:value-type="float" office:value="710.33946650382927" table:style-name="ce84">
            <text:p><text:s/>710<text:s/></text:p>
          </table:table-cell>
          <table:table-cell office:value-type="float" office:value="668.93809297791995" table:style-name="ce85">
            <text:p>669</text:p>
          </table:table-cell>
          <table:table-cell office:value-type="float" office:value="665.41375733507562" table:style-name="ce85">
            <text:p>665</text:p>
          </table:table-cell>
          <table:table-cell office:value-type="float" office:value="713.3037926574558" table:style-name="ce85">
            <text:p>71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199.35899999999995" table:style-name="ce84">
            <text:p><text:s/>199<text:s/></text:p>
          </table:table-cell>
          <table:table-cell office:value-type="float" office:value="202.0330000000001" table:style-name="ce84">
            <text:p><text:s/>202<text:s/></text:p>
          </table:table-cell>
          <table:table-cell office:value-type="float" office:value="216.37700000000004" table:style-name="ce84">
            <text:p><text:s/>216<text:s/></text:p>
          </table:table-cell>
          <table:table-cell office:value-type="float" office:value="214.56899999999999" table:style-name="ce84">
            <text:p><text:s/>215<text:s/></text:p>
          </table:table-cell>
          <table:table-cell office:value-type="float" office:value="206.36800000000008" table:style-name="ce84">
            <text:p><text:s/>206<text:s/></text:p>
          </table:table-cell>
          <table:table-cell office:value-type="float" office:value="334.79745932619494" table:style-name="ce84">
            <text:p><text:s/>335<text:s/></text:p>
          </table:table-cell>
          <table:table-cell office:value-type="float" office:value="313.03662620543344" table:style-name="ce84">
            <text:p><text:s/>313<text:s/></text:p>
          </table:table-cell>
          <table:table-cell office:value-type="float" office:value="318.06710461600045" table:style-name="ce84">
            <text:p><text:s/>318<text:s/></text:p>
          </table:table-cell>
          <table:table-cell office:value-type="float" office:value="377.57736367040781" table:style-name="ce84">
            <text:p><text:s/>378<text:s/></text:p>
          </table:table-cell>
          <table:table-cell office:value-type="float" office:value="394.79107427945183" table:style-name="ce84">
            <text:p><text:s/>395<text:s/></text:p>
          </table:table-cell>
          <table:table-cell office:value-type="float" office:value="445.20205138410091" table:style-name="ce84">
            <text:p><text:s/>445<text:s/></text:p>
          </table:table-cell>
          <table:table-cell office:value-type="float" office:value="429.92344089973767" table:style-name="ce84">
            <text:p><text:s/>430<text:s/></text:p>
          </table:table-cell>
          <table:table-cell office:value-type="float" office:value="456" table:style-name="ce84">
            <text:p><text:s/>456<text:s/></text:p>
          </table:table-cell>
          <table:table-cell office:value-type="float" office:value="482.50180971573621" table:style-name="ce84">
            <text:p><text:s/>483<text:s/></text:p>
          </table:table-cell>
          <table:table-cell office:value-type="float" office:value="416.70308675191234" table:style-name="ce84">
            <text:p><text:s/>417<text:s/></text:p>
          </table:table-cell>
          <table:table-cell office:value-type="float" office:value="426.852948888951" table:style-name="ce85">
            <text:p>427</text:p>
          </table:table-cell>
          <table:table-cell office:value-type="float" office:value="470.6622470896092" table:style-name="ce85">
            <text:p>471</text:p>
          </table:table-cell>
          <table:table-cell office:value-type="float" office:value="467.88494106269343" table:style-name="ce85">
            <text:p>46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429.18299999999988" table:style-name="ce84">
            <text:p><text:s/>429<text:s/></text:p>
          </table:table-cell>
          <table:table-cell office:value-type="float" office:value="398.0259999999999" table:style-name="ce84">
            <text:p><text:s/>398<text:s/></text:p>
          </table:table-cell>
          <table:table-cell office:value-type="float" office:value="410.68000000000018" table:style-name="ce84">
            <text:p><text:s/>411<text:s/></text:p>
          </table:table-cell>
          <table:table-cell office:value-type="float" office:value="413.8400000000002" table:style-name="ce84">
            <text:p><text:s/>414<text:s/></text:p>
          </table:table-cell>
          <table:table-cell office:value-type="float" office:value="390.61800000000039" table:style-name="ce84">
            <text:p><text:s/>391<text:s/></text:p>
          </table:table-cell>
          <table:table-cell office:value-type="float" office:value="394.92388253590627" table:style-name="ce84">
            <text:p><text:s/>395<text:s/></text:p>
          </table:table-cell>
          <table:table-cell office:value-type="float" office:value="408.07476063636193" table:style-name="ce84">
            <text:p><text:s/>408<text:s/></text:p>
          </table:table-cell>
          <table:table-cell office:value-type="float" office:value="415.41381180201694" table:style-name="ce84">
            <text:p><text:s/>415<text:s/></text:p>
          </table:table-cell>
          <table:table-cell office:value-type="float" office:value="423.35949946708109" table:style-name="ce84">
            <text:p><text:s/>423<text:s/></text:p>
          </table:table-cell>
          <table:table-cell office:value-type="float" office:value="406.64372706480941" table:style-name="ce84">
            <text:p><text:s/>407<text:s/></text:p>
          </table:table-cell>
          <table:table-cell office:value-type="float" office:value="409.77096481269558" table:style-name="ce84">
            <text:p><text:s/>410<text:s/></text:p>
          </table:table-cell>
          <table:table-cell office:value-type="float" office:value="406.71326823946038" table:style-name="ce84">
            <text:p><text:s/>407<text:s/></text:p>
          </table:table-cell>
          <table:table-cell office:value-type="float" office:value="408" table:style-name="ce84">
            <text:p><text:s/>408<text:s/></text:p>
          </table:table-cell>
          <table:table-cell office:value-type="float" office:value="407.40356996037195" table:style-name="ce84">
            <text:p><text:s/>407<text:s/></text:p>
          </table:table-cell>
          <table:table-cell office:value-type="float" office:value="402.39795280353667" table:style-name="ce84">
            <text:p><text:s/>402<text:s/></text:p>
          </table:table-cell>
          <table:table-cell office:value-type="float" office:value="401.45864647873498" table:style-name="ce85">
            <text:p>401</text:p>
          </table:table-cell>
          <table:table-cell office:value-type="float" office:value="407.50660117927032" table:style-name="ce85">
            <text:p>408</text:p>
          </table:table-cell>
          <table:table-cell office:value-type="float" office:value="406.8779338600288" table:style-name="ce85">
            <text:p>40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241.45975966973532" table:style-name="ce84">
            <text:p><text:s/>241<text:s/></text:p>
          </table:table-cell>
          <table:table-cell office:value-type="float" office:value="243.5373746236389" table:style-name="ce84">
            <text:p><text:s/>244<text:s/></text:p>
          </table:table-cell>
          <table:table-cell office:value-type="float" office:value="235.60293385710688" table:style-name="ce84">
            <text:p><text:s/>236<text:s/></text:p>
          </table:table-cell>
          <table:table-cell office:value-type="float" office:value="247.29515581113088" table:style-name="ce84">
            <text:p><text:s/>247<text:s/></text:p>
          </table:table-cell>
          <table:table-cell office:value-type="float" office:value="213.5972198394829" table:style-name="ce84">
            <text:p><text:s/>214<text:s/></text:p>
          </table:table-cell>
          <table:table-cell office:value-type="float" office:value="225.39045492778604" table:style-name="ce84">
            <text:p><text:s/>225<text:s/></text:p>
          </table:table-cell>
          <table:table-cell office:value-type="float" office:value="225.498638704852" table:style-name="ce84">
            <text:p><text:s/>225<text:s/></text:p>
          </table:table-cell>
          <table:table-cell office:value-type="float" office:value="222" table:style-name="ce84">
            <text:p><text:s/>222<text:s/></text:p>
          </table:table-cell>
          <table:table-cell office:value-type="float" office:value="221.70838519659847" table:style-name="ce84">
            <text:p><text:s/>222<text:s/></text:p>
          </table:table-cell>
          <table:table-cell office:value-type="float" office:value="224.46228676064806" table:style-name="ce84">
            <text:p><text:s/>224<text:s/></text:p>
          </table:table-cell>
          <table:table-cell office:value-type="float" office:value="221.471162126932" table:style-name="ce85">
            <text:p>221</text:p>
          </table:table-cell>
          <table:table-cell office:value-type="float" office:value="220.57438433862049" table:style-name="ce85">
            <text:p>221</text:p>
          </table:table-cell>
          <table:table-cell office:value-type="float" office:value="218.95602872144659" table:style-name="ce85">
            <text:p>219</text:p>
          </table:table-cell>
          <table:table-cell table:number-columns-repeated="16364" table:style-name="ce2"/>
        </table:table-row>
        <table:table-row table:style-name="ro2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53.46412286617098" table:style-name="ce84">
            <text:p><text:s/>153<text:s/></text:p>
          </table:table-cell>
          <table:table-cell office:value-type="float" office:value="164.537386012723" table:style-name="ce84">
            <text:p><text:s/>165<text:s/></text:p>
          </table:table-cell>
          <table:table-cell office:value-type="float" office:value="179.81087794490963" table:style-name="ce84">
            <text:p><text:s/>180<text:s/></text:p>
          </table:table-cell>
          <table:table-cell office:value-type="float" office:value="176.06434365594995" table:style-name="ce84">
            <text:p><text:s/>176<text:s/></text:p>
          </table:table-cell>
          <table:table-cell office:value-type="float" office:value="193.04650722532676" table:style-name="ce84">
            <text:p><text:s/>193<text:s/></text:p>
          </table:table-cell>
          <table:table-cell office:value-type="float" office:value="184.38050988490988" table:style-name="ce84">
            <text:p><text:s/>184<text:s/></text:p>
          </table:table-cell>
          <table:table-cell office:value-type="float" office:value="181.21462953460838" table:style-name="ce84">
            <text:p><text:s/>181<text:s/></text:p>
          </table:table-cell>
          <table:table-cell office:value-type="float" office:value="185" table:style-name="ce84">
            <text:p><text:s/>185<text:s/></text:p>
          </table:table-cell>
          <table:table-cell office:value-type="float" office:value="185.69518476377323" table:style-name="ce84">
            <text:p><text:s/>186<text:s/></text:p>
          </table:table-cell>
          <table:table-cell office:value-type="float" office:value="177.93566604288856" table:style-name="ce84">
            <text:p><text:s/>178<text:s/></text:p>
          </table:table-cell>
          <table:table-cell office:value-type="float" office:value="179.987484351804" table:style-name="ce85">
            <text:p>180</text:p>
          </table:table-cell>
          <table:table-cell office:value-type="float" office:value="186.93221684064937" table:style-name="ce85">
            <text:p>187</text:p>
          </table:table-cell>
          <table:table-cell office:value-type="float" office:value="187.9219051385821" table:style-name="ce85">
            <text:p>188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table:style-name="ce86"/>
          <table:table-cell table:number-columns-repeated="15" table:style-name="ce84"/>
          <table:table-cell table:number-columns-repeated="3" table:style-name="ce85"/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2">
            <text:p>East Midlands</text:p>
          </table:table-cell>
          <table:table-cell table:number-columns-repeated="15" table:style-name="ce84"/>
          <table:table-cell table:number-columns-repeated="3" table:style-name="ce85"/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60">
            <text:p>owner occupiers</text:p>
          </table:table-cell>
          <table:table-cell office:value-type="float" office:value="1327.5600000000006" table:style-name="ce84">
            <text:p><text:s/>1,328<text:s/></text:p>
          </table:table-cell>
          <table:table-cell office:value-type="float" office:value="1336.6429999999991" table:style-name="ce84">
            <text:p><text:s/>1,337<text:s/></text:p>
          </table:table-cell>
          <table:table-cell office:value-type="float" office:value="1357.1589999999997" table:style-name="ce84">
            <text:p><text:s/>1,357<text:s/></text:p>
          </table:table-cell>
          <table:table-cell office:value-type="float" office:value="1364.2679999999998" table:style-name="ce84">
            <text:p><text:s/>1,364<text:s/></text:p>
          </table:table-cell>
          <table:table-cell office:value-type="float" office:value="1366.5629999999994" table:style-name="ce84">
            <text:p><text:s/>1,367<text:s/></text:p>
          </table:table-cell>
          <table:table-cell office:value-type="float" office:value="1365.717357460966" table:style-name="ce84">
            <text:p><text:s/>1,366<text:s/></text:p>
          </table:table-cell>
          <table:table-cell office:value-type="float" office:value="1334.4568748129773" table:style-name="ce84">
            <text:p><text:s/>1,334<text:s/></text:p>
          </table:table-cell>
          <table:table-cell office:value-type="float" office:value="1325.6933307108252" table:style-name="ce84">
            <text:p><text:s/>1,326<text:s/></text:p>
          </table:table-cell>
          <table:table-cell office:value-type="float" office:value="1348.4066184340531" table:style-name="ce84">
            <text:p><text:s/>1,348<text:s/></text:p>
          </table:table-cell>
          <table:table-cell office:value-type="float" office:value="1351.4456453079824" table:style-name="ce84">
            <text:p><text:s/>1,351<text:s/></text:p>
          </table:table-cell>
          <table:table-cell office:value-type="float" office:value="1266.0353874682396" table:style-name="ce84">
            <text:p><text:s/>1,266<text:s/></text:p>
          </table:table-cell>
          <table:table-cell office:value-type="float" office:value="1288.9683130523877" table:style-name="ce84">
            <text:p><text:s/>1,289<text:s/></text:p>
          </table:table-cell>
          <table:table-cell office:value-type="float" office:value="1298" table:style-name="ce84">
            <text:p><text:s/>1,298<text:s/></text:p>
          </table:table-cell>
          <table:table-cell office:value-type="float" office:value="1308.8438196937423" table:style-name="ce84">
            <text:p><text:s/>1,309<text:s/></text:p>
          </table:table-cell>
          <table:table-cell office:value-type="float" office:value="1334.3055655037781" table:style-name="ce84">
            <text:p><text:s/>1,334<text:s/></text:p>
          </table:table-cell>
          <table:table-cell office:value-type="float" office:value="1353.3563022319299" table:style-name="ce85">
            <text:p>1,353</text:p>
          </table:table-cell>
          <table:table-cell office:value-type="float" office:value="1371.6669903545167" table:style-name="ce85">
            <text:p>1,372</text:p>
          </table:table-cell>
          <table:table-cell office:value-type="float" office:value="1398.6343105365993" table:style-name="ce85">
            <text:p>1,399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6">
            <text:p>own outright</text:p>
          </table:table-cell>
          <table:table-cell office:value-type="float" office:value="562.9830000000004" table:style-name="ce84">
            <text:p><text:s/>563<text:s/></text:p>
          </table:table-cell>
          <table:table-cell office:value-type="float" office:value="621.65899999999999" table:style-name="ce84">
            <text:p><text:s/>622<text:s/></text:p>
          </table:table-cell>
          <table:table-cell office:value-type="float" office:value="582.09399999999994" table:style-name="ce84">
            <text:p><text:s/>582<text:s/></text:p>
          </table:table-cell>
          <table:table-cell office:value-type="float" office:value="575.26599999999985" table:style-name="ce84">
            <text:p><text:s/>575<text:s/></text:p>
          </table:table-cell>
          <table:table-cell office:value-type="float" office:value="629.649" table:style-name="ce84">
            <text:p><text:s/>630<text:s/></text:p>
          </table:table-cell>
          <table:table-cell office:value-type="float" office:value="668.98979758738426" table:style-name="ce84">
            <text:p><text:s/>669<text:s/></text:p>
          </table:table-cell>
          <table:table-cell office:value-type="float" office:value="600.1742290977927" table:style-name="ce84">
            <text:p><text:s/>600<text:s/></text:p>
          </table:table-cell>
          <table:table-cell office:value-type="float" office:value="628.6787379173644" table:style-name="ce84">
            <text:p><text:s/>629<text:s/></text:p>
          </table:table-cell>
          <table:table-cell office:value-type="float" office:value="685.83444985443873" table:style-name="ce84">
            <text:p><text:s/>686<text:s/></text:p>
          </table:table-cell>
          <table:table-cell office:value-type="float" office:value="729.92377414310818" table:style-name="ce84">
            <text:p><text:s/>730<text:s/></text:p>
          </table:table-cell>
          <table:table-cell office:value-type="float" office:value="674.08168123717451" table:style-name="ce84">
            <text:p><text:s/>674<text:s/></text:p>
          </table:table-cell>
          <table:table-cell office:value-type="float" office:value="723.86181655993153" table:style-name="ce84">
            <text:p><text:s/>724<text:s/></text:p>
          </table:table-cell>
          <table:table-cell office:value-type="float" office:value="668" table:style-name="ce84">
            <text:p><text:s/>668<text:s/></text:p>
          </table:table-cell>
          <table:table-cell office:value-type="float" office:value="699.47850501295829" table:style-name="ce84">
            <text:p><text:s/>699<text:s/></text:p>
          </table:table-cell>
          <table:table-cell office:value-type="float" office:value="725.52954471068836" table:style-name="ce84">
            <text:p><text:s/>726<text:s/></text:p>
          </table:table-cell>
          <table:table-cell office:value-type="float" office:value="767.11719855035403" table:style-name="ce85">
            <text:p>767</text:p>
          </table:table-cell>
          <table:table-cell office:value-type="float" office:value="689.83505810862141" table:style-name="ce85">
            <text:p>690</text:p>
          </table:table-cell>
          <table:table-cell office:value-type="float" office:value="736.14859269778788" table:style-name="ce85">
            <text:p>736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764.57700000000023" table:style-name="ce84">
            <text:p><text:s/>765<text:s/></text:p>
          </table:table-cell>
          <table:table-cell office:value-type="float" office:value="714.98399999999913" table:style-name="ce84">
            <text:p><text:s/>715<text:s/></text:p>
          </table:table-cell>
          <table:table-cell office:value-type="float" office:value="775.06499999999983" table:style-name="ce84">
            <text:p><text:s/>775<text:s/></text:p>
          </table:table-cell>
          <table:table-cell office:value-type="float" office:value="789.00199999999995" table:style-name="ce84">
            <text:p><text:s/>789<text:s/></text:p>
          </table:table-cell>
          <table:table-cell office:value-type="float" office:value="736.91399999999942" table:style-name="ce84">
            <text:p><text:s/>737<text:s/></text:p>
          </table:table-cell>
          <table:table-cell office:value-type="float" office:value="696.72755987358175" table:style-name="ce84">
            <text:p><text:s/>697<text:s/></text:p>
          </table:table-cell>
          <table:table-cell office:value-type="float" office:value="734.28264571518469" table:style-name="ce84">
            <text:p><text:s/>734<text:s/></text:p>
          </table:table-cell>
          <table:table-cell office:value-type="float" office:value="697.01459279346068" table:style-name="ce84">
            <text:p><text:s/>697<text:s/></text:p>
          </table:table-cell>
          <table:table-cell office:value-type="float" office:value="662.57216857961441" table:style-name="ce84">
            <text:p><text:s/>663<text:s/></text:p>
          </table:table-cell>
          <table:table-cell office:value-type="float" office:value="621.52187116487426" table:style-name="ce84">
            <text:p><text:s/>622<text:s/></text:p>
          </table:table-cell>
          <table:table-cell office:value-type="float" office:value="591.95370623106521" table:style-name="ce84">
            <text:p><text:s/>592<text:s/></text:p>
          </table:table-cell>
          <table:table-cell office:value-type="float" office:value="565.10649649245624" table:style-name="ce84">
            <text:p><text:s/>565<text:s/></text:p>
          </table:table-cell>
          <table:table-cell office:value-type="float" office:value="630" table:style-name="ce84">
            <text:p><text:s/>630<text:s/></text:p>
          </table:table-cell>
          <table:table-cell office:value-type="float" office:value="609.36531468078579" table:style-name="ce84">
            <text:p><text:s/>609<text:s/></text:p>
          </table:table-cell>
          <table:table-cell office:value-type="float" office:value="608.77602079309133" table:style-name="ce84">
            <text:p><text:s/>609<text:s/></text:p>
          </table:table-cell>
          <table:table-cell office:value-type="float" office:value="586.23910368157203" table:style-name="ce85">
            <text:p>586</text:p>
          </table:table-cell>
          <table:table-cell office:value-type="float" office:value="681.83193224589593" table:style-name="ce85">
            <text:p>682</text:p>
          </table:table-cell>
          <table:table-cell office:value-type="float" office:value="662.48571783881118" table:style-name="ce85">
            <text:p>662</text:p>
          </table:table-cell>
          <table:table-cell table:style-name="ce71"/>
          <table:table-cell table:style-name="ce87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60">
            <text:p>private renters</text:p>
          </table:table-cell>
          <table:table-cell office:value-type="float" office:value="137.44899999999993" table:style-name="ce84">
            <text:p><text:s/>137<text:s/></text:p>
          </table:table-cell>
          <table:table-cell office:value-type="float" office:value="136.16" table:style-name="ce84">
            <text:p><text:s/>136<text:s/></text:p>
          </table:table-cell>
          <table:table-cell office:value-type="float" office:value="159.11300000000003" table:style-name="ce84">
            <text:p><text:s/>159<text:s/></text:p>
          </table:table-cell>
          <table:table-cell office:value-type="float" office:value="162.48600000000005" table:style-name="ce84">
            <text:p><text:s/>162<text:s/></text:p>
          </table:table-cell>
          <table:table-cell office:value-type="float" office:value="160.05299999999991" table:style-name="ce84">
            <text:p><text:s/>160<text:s/></text:p>
          </table:table-cell>
          <table:table-cell office:value-type="float" office:value="187.52461793135089" table:style-name="ce84">
            <text:p><text:s/>188<text:s/></text:p>
          </table:table-cell>
          <table:table-cell office:value-type="float" office:value="268.81415631051095" table:style-name="ce84">
            <text:p><text:s/>269<text:s/></text:p>
          </table:table-cell>
          <table:table-cell office:value-type="float" office:value="269.49648363377776" table:style-name="ce84">
            <text:p><text:s/>269<text:s/></text:p>
          </table:table-cell>
          <table:table-cell office:value-type="float" office:value="263.62943376355997" table:style-name="ce84">
            <text:p><text:s/>264<text:s/></text:p>
          </table:table-cell>
          <table:table-cell office:value-type="float" office:value="314.3740315906125" table:style-name="ce84">
            <text:p><text:s/>314<text:s/></text:p>
          </table:table-cell>
          <table:table-cell office:value-type="float" office:value="367.74185263171358" table:style-name="ce84">
            <text:p><text:s/>368<text:s/></text:p>
          </table:table-cell>
          <table:table-cell office:value-type="float" office:value="339.35029945437213" table:style-name="ce84">
            <text:p><text:s/>339<text:s/></text:p>
          </table:table-cell>
          <table:table-cell office:value-type="float" office:value="342" table:style-name="ce84">
            <text:p><text:s/>342<text:s/></text:p>
          </table:table-cell>
          <table:table-cell office:value-type="float" office:value="349.56466106904037" table:style-name="ce84">
            <text:p><text:s/>350<text:s/></text:p>
          </table:table-cell>
          <table:table-cell office:value-type="float" office:value="359.03145228222036" table:style-name="ce84">
            <text:p><text:s/>359<text:s/></text:p>
          </table:table-cell>
          <table:table-cell office:value-type="float" office:value="358.91679512577599" table:style-name="ce85">
            <text:p>359</text:p>
          </table:table-cell>
          <table:table-cell office:value-type="float" office:value="361.77629802990361" table:style-name="ce85">
            <text:p>362</text:p>
          </table:table-cell>
          <table:table-cell office:value-type="float" office:value="358.72410106853391" table:style-name="ce85">
            <text:p>359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60">
            <text:p>social renters</text:p>
          </table:table-cell>
          <table:table-cell office:value-type="float" office:value="302.49200000000019" table:style-name="ce84">
            <text:p><text:s/>302<text:s/></text:p>
          </table:table-cell>
          <table:table-cell office:value-type="float" office:value="298.47199999999998" table:style-name="ce84">
            <text:p><text:s/>298<text:s/></text:p>
          </table:table-cell>
          <table:table-cell office:value-type="float" office:value="295.32800000000009" table:style-name="ce84">
            <text:p><text:s/>295<text:s/></text:p>
          </table:table-cell>
          <table:table-cell office:value-type="float" office:value="293.22599999999989" table:style-name="ce84">
            <text:p><text:s/>293<text:s/></text:p>
          </table:table-cell>
          <table:table-cell office:value-type="float" office:value="302.36700000000008" table:style-name="ce84">
            <text:p><text:s/>302<text:s/></text:p>
          </table:table-cell>
          <table:table-cell office:value-type="float" office:value="310.7835895680243" table:style-name="ce84">
            <text:p><text:s/>311<text:s/></text:p>
          </table:table-cell>
          <table:table-cell office:value-type="float" office:value="254.97391553426095" table:style-name="ce84">
            <text:p><text:s/>255<text:s/></text:p>
          </table:table-cell>
          <table:table-cell office:value-type="float" office:value="322.97523855519455" table:style-name="ce84">
            <text:p><text:s/>323<text:s/></text:p>
          </table:table-cell>
          <table:table-cell office:value-type="float" office:value="296.84348845191994" table:style-name="ce84">
            <text:p><text:s/>297<text:s/></text:p>
          </table:table-cell>
          <table:table-cell office:value-type="float" office:value="267.16497056183414" table:style-name="ce84">
            <text:p><text:s/>267<text:s/></text:p>
          </table:table-cell>
          <table:table-cell office:value-type="float" office:value="302.11501148377891" table:style-name="ce84">
            <text:p><text:s/>302<text:s/></text:p>
          </table:table-cell>
          <table:table-cell office:value-type="float" office:value="307.37987097871309" table:style-name="ce84">
            <text:p><text:s/>307<text:s/></text:p>
          </table:table-cell>
          <table:table-cell office:value-type="float" office:value="305" table:style-name="ce84">
            <text:p><text:s/>305<text:s/></text:p>
          </table:table-cell>
          <table:table-cell office:value-type="float" office:value="301.88963987399347" table:style-name="ce84">
            <text:p><text:s/>302<text:s/></text:p>
          </table:table-cell>
          <table:table-cell office:value-type="float" office:value="300.63068306551816" table:style-name="ce84">
            <text:p><text:s/>301<text:s/></text:p>
          </table:table-cell>
          <table:table-cell office:value-type="float" office:value="299.534339133142" table:style-name="ce85">
            <text:p>300</text:p>
          </table:table-cell>
          <table:table-cell office:value-type="float" office:value="301.27921079804605" table:style-name="ce85">
            <text:p>301</text:p>
          </table:table-cell>
          <table:table-cell office:value-type="float" office:value="301.99260925998595" table:style-name="ce85">
            <text:p>302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99.8507546809137" table:style-name="ce84">
            <text:p><text:s/>200<text:s/></text:p>
          </table:table-cell>
          <table:table-cell office:value-type="float" office:value="154.36596131778666" table:style-name="ce84">
            <text:p><text:s/>154<text:s/></text:p>
          </table:table-cell>
          <table:table-cell office:value-type="float" office:value="196.65531935091326" table:style-name="ce84">
            <text:p><text:s/>197<text:s/></text:p>
          </table:table-cell>
          <table:table-cell office:value-type="float" office:value="178.00361518659065" table:style-name="ce84">
            <text:p><text:s/>178<text:s/></text:p>
          </table:table-cell>
          <table:table-cell office:value-type="float" office:value="169.66947243762277" table:style-name="ce84">
            <text:p><text:s/>170<text:s/></text:p>
          </table:table-cell>
          <table:table-cell office:value-type="float" office:value="178.71605022808282" table:style-name="ce84">
            <text:p><text:s/>179<text:s/></text:p>
          </table:table-cell>
          <table:table-cell office:value-type="float" office:value="181.67428418146184" table:style-name="ce84">
            <text:p><text:s/>182<text:s/></text:p>
          </table:table-cell>
          <table:table-cell office:value-type="float" office:value="178" table:style-name="ce84">
            <text:p><text:s/>178<text:s/></text:p>
          </table:table-cell>
          <table:table-cell office:value-type="float" office:value="172.36517574796187" table:style-name="ce84">
            <text:p><text:s/>172<text:s/></text:p>
          </table:table-cell>
          <table:table-cell office:value-type="float" office:value="174.42909286625914" table:style-name="ce84">
            <text:p><text:s/>174<text:s/></text:p>
          </table:table-cell>
          <table:table-cell office:value-type="float" office:value="173.110640582581" table:style-name="ce85">
            <text:p>173</text:p>
          </table:table-cell>
          <table:table-cell office:value-type="float" office:value="171.0790671839994" table:style-name="ce85">
            <text:p>171</text:p>
          </table:table-cell>
          <table:table-cell office:value-type="float" office:value="168.71518123769113" table:style-name="ce85">
            <text:p>169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10.93283488711086" table:style-name="ce84">
            <text:p><text:s/>111<text:s/></text:p>
          </table:table-cell>
          <table:table-cell office:value-type="float" office:value="100.60795421647427" table:style-name="ce84">
            <text:p><text:s/>101<text:s/></text:p>
          </table:table-cell>
          <table:table-cell office:value-type="float" office:value="126.31991920428122" table:style-name="ce84">
            <text:p><text:s/>126<text:s/></text:p>
          </table:table-cell>
          <table:table-cell office:value-type="float" office:value="118.83987326532949" table:style-name="ce84">
            <text:p><text:s/>119<text:s/></text:p>
          </table:table-cell>
          <table:table-cell office:value-type="float" office:value="97.495498124211636" table:style-name="ce84">
            <text:p><text:s/>97<text:s/></text:p>
          </table:table-cell>
          <table:table-cell office:value-type="float" office:value="123.39896125569611" table:style-name="ce84">
            <text:p><text:s/>123<text:s/></text:p>
          </table:table-cell>
          <table:table-cell office:value-type="float" office:value="125.70558679725126" table:style-name="ce84">
            <text:p><text:s/>126<text:s/></text:p>
          </table:table-cell>
          <table:table-cell office:value-type="float" office:value="127" table:style-name="ce84">
            <text:p><text:s/>127<text:s/></text:p>
          </table:table-cell>
          <table:table-cell office:value-type="float" office:value="129.52446412603166" table:style-name="ce84">
            <text:p><text:s/>130<text:s/></text:p>
          </table:table-cell>
          <table:table-cell office:value-type="float" office:value="126.20159019925887" table:style-name="ce84">
            <text:p><text:s/>126<text:s/></text:p>
          </table:table-cell>
          <table:table-cell office:value-type="float" office:value="126.423698550561" table:style-name="ce85">
            <text:p>126</text:p>
          </table:table-cell>
          <table:table-cell office:value-type="float" office:value="130.20014361404694" table:style-name="ce85">
            <text:p>130</text:p>
          </table:table-cell>
          <table:table-cell office:value-type="float" office:value="133.27742802229488" table:style-name="ce85">
            <text:p>133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table:style-name="ce60"/>
          <table:table-cell table:number-columns-repeated="15" table:style-name="ce84"/>
          <table:table-cell table:number-columns-repeated="3" table:style-name="ce85"/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2">
            <text:p>West Midlands</text:p>
          </table:table-cell>
          <table:table-cell table:number-columns-repeated="15" table:style-name="ce84"/>
          <table:table-cell table:number-columns-repeated="3" table:style-name="ce85"/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60">
            <text:p>owner occupiers</text:p>
          </table:table-cell>
          <table:table-cell office:value-type="float" office:value="1561.9130000000005" table:style-name="ce84">
            <text:p><text:s/>1,562<text:s/></text:p>
          </table:table-cell>
          <table:table-cell office:value-type="float" office:value="1594.9109999999998" table:style-name="ce84">
            <text:p><text:s/>1,595<text:s/></text:p>
          </table:table-cell>
          <table:table-cell office:value-type="float" office:value="1598.2660000000001" table:style-name="ce84">
            <text:p><text:s/>1,598<text:s/></text:p>
          </table:table-cell>
          <table:table-cell office:value-type="float" office:value="1613.668999999999" table:style-name="ce84">
            <text:p><text:s/>1,614<text:s/></text:p>
          </table:table-cell>
          <table:table-cell office:value-type="float" office:value="1607.7939999999999" table:style-name="ce84">
            <text:p><text:s/>1,608<text:s/></text:p>
          </table:table-cell>
          <table:table-cell office:value-type="float" office:value="1532.8151663322851" table:style-name="ce84">
            <text:p><text:s/>1,533<text:s/></text:p>
          </table:table-cell>
          <table:table-cell office:value-type="float" office:value="1525.2244692821987" table:style-name="ce84">
            <text:p><text:s/>1,525<text:s/></text:p>
          </table:table-cell>
          <table:table-cell office:value-type="float" office:value="1541.2692084055973" table:style-name="ce84">
            <text:p><text:s/>1,541<text:s/></text:p>
          </table:table-cell>
          <table:table-cell office:value-type="float" office:value="1514.7669853240334" table:style-name="ce84">
            <text:p><text:s/>1,515<text:s/></text:p>
          </table:table-cell>
          <table:table-cell office:value-type="float" office:value="1551.7764944371424" table:style-name="ce84">
            <text:p><text:s/>1,552<text:s/></text:p>
          </table:table-cell>
          <table:table-cell office:value-type="float" office:value="1531.6421243988807" table:style-name="ce84">
            <text:p><text:s/>1,532<text:s/></text:p>
          </table:table-cell>
          <table:table-cell office:value-type="float" office:value="1526.867119141217" table:style-name="ce84">
            <text:p><text:s/>1,527<text:s/></text:p>
          </table:table-cell>
          <table:table-cell office:value-type="float" office:value="1497" table:style-name="ce84">
            <text:p><text:s/>1,497<text:s/></text:p>
          </table:table-cell>
          <table:table-cell office:value-type="float" office:value="1527.9107094367157" table:style-name="ce84">
            <text:p><text:s/>1,528<text:s/></text:p>
          </table:table-cell>
          <table:table-cell office:value-type="float" office:value="1573.8402690500463" table:style-name="ce84">
            <text:p><text:s/>1,574<text:s/></text:p>
          </table:table-cell>
          <table:table-cell office:value-type="float" office:value="1605.7944397755" table:style-name="ce85">
            <text:p>1,606</text:p>
          </table:table-cell>
          <table:table-cell office:value-type="float" office:value="1622.5294089298952" table:style-name="ce85">
            <text:p>1,623</text:p>
          </table:table-cell>
          <table:table-cell office:value-type="float" office:value="1619.7228778562894" table:style-name="ce85">
            <text:p>1,620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6">
            <text:p>own outright</text:p>
          </table:table-cell>
          <table:table-cell office:value-type="float" office:value="635.69599999999991" table:style-name="ce84">
            <text:p><text:s/>636<text:s/></text:p>
          </table:table-cell>
          <table:table-cell office:value-type="float" office:value="685.51100000000008" table:style-name="ce84">
            <text:p><text:s/>686<text:s/></text:p>
          </table:table-cell>
          <table:table-cell office:value-type="float" office:value="793.74800000000005" table:style-name="ce84">
            <text:p><text:s/>794<text:s/></text:p>
          </table:table-cell>
          <table:table-cell office:value-type="float" office:value="732.39399999999955" table:style-name="ce84">
            <text:p><text:s/>732<text:s/></text:p>
          </table:table-cell>
          <table:table-cell office:value-type="float" office:value="730.70199999999988" table:style-name="ce84">
            <text:p><text:s/>731<text:s/></text:p>
          </table:table-cell>
          <table:table-cell office:value-type="float" office:value="725.61655086569681" table:style-name="ce84">
            <text:p><text:s/>726<text:s/></text:p>
          </table:table-cell>
          <table:table-cell office:value-type="float" office:value="761.56895528369967" table:style-name="ce84">
            <text:p><text:s/>762<text:s/></text:p>
          </table:table-cell>
          <table:table-cell office:value-type="float" office:value="790.47920598430289" table:style-name="ce84">
            <text:p><text:s/>790<text:s/></text:p>
          </table:table-cell>
          <table:table-cell office:value-type="float" office:value="823.67688170316524" table:style-name="ce84">
            <text:p><text:s/>824<text:s/></text:p>
          </table:table-cell>
          <table:table-cell office:value-type="float" office:value="782.91134898197481" table:style-name="ce84">
            <text:p><text:s/>783<text:s/></text:p>
          </table:table-cell>
          <table:table-cell office:value-type="float" office:value="806.62461941194852" table:style-name="ce84">
            <text:p><text:s/>807<text:s/></text:p>
          </table:table-cell>
          <table:table-cell office:value-type="float" office:value="846.7671830860271" table:style-name="ce84">
            <text:p><text:s/>847<text:s/></text:p>
          </table:table-cell>
          <table:table-cell office:value-type="float" office:value="803" table:style-name="ce84">
            <text:p><text:s/>803<text:s/></text:p>
          </table:table-cell>
          <table:table-cell office:value-type="float" office:value="888.41521724549136" table:style-name="ce84">
            <text:p><text:s/>888<text:s/></text:p>
          </table:table-cell>
          <table:table-cell office:value-type="float" office:value="886.06309310741506" table:style-name="ce84">
            <text:p><text:s/>886<text:s/></text:p>
          </table:table-cell>
          <table:table-cell office:value-type="float" office:value="991.59291604733403" table:style-name="ce85">
            <text:p>992</text:p>
          </table:table-cell>
          <table:table-cell office:value-type="float" office:value="955.99229337651877" table:style-name="ce85">
            <text:p>956</text:p>
          </table:table-cell>
          <table:table-cell office:value-type="float" office:value="845.11978332982596" table:style-name="ce85">
            <text:p>845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926.21700000000044" table:style-name="ce84">
            <text:p><text:s/>926<text:s/></text:p>
          </table:table-cell>
          <table:table-cell office:value-type="float" office:value="909.39999999999975" table:style-name="ce84">
            <text:p><text:s/>909<text:s/></text:p>
          </table:table-cell>
          <table:table-cell office:value-type="float" office:value="804.51800000000003" table:style-name="ce84">
            <text:p><text:s/>805<text:s/></text:p>
          </table:table-cell>
          <table:table-cell office:value-type="float" office:value="881.27499999999952" table:style-name="ce84">
            <text:p><text:s/>881<text:s/></text:p>
          </table:table-cell>
          <table:table-cell office:value-type="float" office:value="877.09199999999998" table:style-name="ce84">
            <text:p><text:s/>877<text:s/></text:p>
          </table:table-cell>
          <table:table-cell office:value-type="float" office:value="807.19861546658831" table:style-name="ce84">
            <text:p><text:s/>807<text:s/></text:p>
          </table:table-cell>
          <table:table-cell office:value-type="float" office:value="763.65551399849892" table:style-name="ce84">
            <text:p><text:s/>764<text:s/></text:p>
          </table:table-cell>
          <table:table-cell office:value-type="float" office:value="750.79000242129439" table:style-name="ce84">
            <text:p><text:s/>751<text:s/></text:p>
          </table:table-cell>
          <table:table-cell office:value-type="float" office:value="691.09010362086815" table:style-name="ce84">
            <text:p><text:s/>691<text:s/></text:p>
          </table:table-cell>
          <table:table-cell office:value-type="float" office:value="768.86514545516775" table:style-name="ce84">
            <text:p><text:s/>769<text:s/></text:p>
          </table:table-cell>
          <table:table-cell office:value-type="float" office:value="725.01750498693229" table:style-name="ce84">
            <text:p><text:s/>725<text:s/></text:p>
          </table:table-cell>
          <table:table-cell office:value-type="float" office:value="680.09993605518991" table:style-name="ce84">
            <text:p><text:s/>680<text:s/></text:p>
          </table:table-cell>
          <table:table-cell office:value-type="float" office:value="694" table:style-name="ce84">
            <text:p><text:s/>694<text:s/></text:p>
          </table:table-cell>
          <table:table-cell office:value-type="float" office:value="639.49549219122457" table:style-name="ce84">
            <text:p><text:s/>639<text:s/></text:p>
          </table:table-cell>
          <table:table-cell office:value-type="float" office:value="687.77717594263186" table:style-name="ce84">
            <text:p><text:s/>688<text:s/></text:p>
          </table:table-cell>
          <table:table-cell office:value-type="float" office:value="614.20152372816699" table:style-name="ce85">
            <text:p>614</text:p>
          </table:table-cell>
          <table:table-cell office:value-type="float" office:value="666.53711555337873" table:style-name="ce85">
            <text:p>667</text:p>
          </table:table-cell>
          <table:table-cell office:value-type="float" office:value="774.60309452646243" table:style-name="ce85">
            <text:p>775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60">
            <text:p>private renters</text:p>
          </table:table-cell>
          <table:table-cell office:value-type="float" office:value="149.749" table:style-name="ce84">
            <text:p><text:s/>150<text:s/></text:p>
          </table:table-cell>
          <table:table-cell office:value-type="float" office:value="188.38800000000001" table:style-name="ce84">
            <text:p><text:s/>188<text:s/></text:p>
          </table:table-cell>
          <table:table-cell office:value-type="float" office:value="164.16700000000003" table:style-name="ce84">
            <text:p><text:s/>164<text:s/></text:p>
          </table:table-cell>
          <table:table-cell office:value-type="float" office:value="184.79" table:style-name="ce84">
            <text:p><text:s/>185<text:s/></text:p>
          </table:table-cell>
          <table:table-cell office:value-type="float" office:value="189.72100000000003" table:style-name="ce84">
            <text:p><text:s/>190<text:s/></text:p>
          </table:table-cell>
          <table:table-cell office:value-type="float" office:value="257.16130999041508" table:style-name="ce84">
            <text:p><text:s/>257<text:s/></text:p>
          </table:table-cell>
          <table:table-cell office:value-type="float" office:value="323.28325679236855" table:style-name="ce84">
            <text:p><text:s/>323<text:s/></text:p>
          </table:table-cell>
          <table:table-cell office:value-type="float" office:value="331.35145902065915" table:style-name="ce84">
            <text:p><text:s/>331<text:s/></text:p>
          </table:table-cell>
          <table:table-cell office:value-type="float" office:value="360.18493338106924" table:style-name="ce84">
            <text:p><text:s/>360<text:s/></text:p>
          </table:table-cell>
          <table:table-cell office:value-type="float" office:value="331.21902382882757" table:style-name="ce84">
            <text:p><text:s/>331<text:s/></text:p>
          </table:table-cell>
          <table:table-cell office:value-type="float" office:value="346.59206826838061" table:style-name="ce84">
            <text:p><text:s/>347<text:s/></text:p>
          </table:table-cell>
          <table:table-cell office:value-type="float" office:value="363.16159751255771" table:style-name="ce84">
            <text:p><text:s/>363<text:s/></text:p>
          </table:table-cell>
          <table:table-cell office:value-type="float" office:value="410" table:style-name="ce84">
            <text:p><text:s/>410<text:s/></text:p>
          </table:table-cell>
          <table:table-cell office:value-type="float" office:value="425.67703047282544" table:style-name="ce84">
            <text:p><text:s/>426<text:s/></text:p>
          </table:table-cell>
          <table:table-cell office:value-type="float" office:value="384.6848272124866" table:style-name="ce84">
            <text:p><text:s/>385<text:s/></text:p>
          </table:table-cell>
          <table:table-cell office:value-type="float" office:value="404.77381148402799" table:style-name="ce85">
            <text:p>405</text:p>
          </table:table-cell>
          <table:table-cell office:value-type="float" office:value="408.38726619680199" table:style-name="ce85">
            <text:p>408</text:p>
          </table:table-cell>
          <table:table-cell office:value-type="float" office:value="420.37575268173947" table:style-name="ce85">
            <text:p>420</text:p>
          </table:table-cell>
          <table:table-cell table:number-columns-repeated="2" table:style-name="ce71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451.31600000000037" table:style-name="ce84">
            <text:p><text:s/>451<text:s/></text:p>
          </table:table-cell>
          <table:table-cell office:value-type="float" office:value="437.41999999999985" table:style-name="ce84">
            <text:p><text:s/>437<text:s/></text:p>
          </table:table-cell>
          <table:table-cell office:value-type="float" office:value="432.08500000000021" table:style-name="ce84">
            <text:p><text:s/>432<text:s/></text:p>
          </table:table-cell>
          <table:table-cell office:value-type="float" office:value="422.34299999999979" table:style-name="ce84">
            <text:p><text:s/>422<text:s/></text:p>
          </table:table-cell>
          <table:table-cell office:value-type="float" office:value="428.93700000000058" table:style-name="ce84">
            <text:p><text:s/>429<text:s/></text:p>
          </table:table-cell>
          <table:table-cell office:value-type="float" office:value="456.30972223977898" table:style-name="ce84">
            <text:p><text:s/>456<text:s/></text:p>
          </table:table-cell>
          <table:table-cell office:value-type="float" office:value="390.17054911916881" table:style-name="ce84">
            <text:p><text:s/>390<text:s/></text:p>
          </table:table-cell>
          <table:table-cell office:value-type="float" office:value="396.24462195175164" table:style-name="ce84">
            <text:p><text:s/>396<text:s/></text:p>
          </table:table-cell>
          <table:table-cell office:value-type="float" office:value="438.89340207492313" table:style-name="ce84">
            <text:p><text:s/>439<text:s/></text:p>
          </table:table-cell>
          <table:table-cell office:value-type="float" office:value="396.66606424629072" table:style-name="ce84">
            <text:p><text:s/>397<text:s/></text:p>
          </table:table-cell>
          <table:table-cell office:value-type="float" office:value="431.63748799309991" table:style-name="ce84">
            <text:p><text:s/>432<text:s/></text:p>
          </table:table-cell>
          <table:table-cell office:value-type="float" office:value="431.27887568944783" table:style-name="ce84">
            <text:p><text:s/>431<text:s/></text:p>
          </table:table-cell>
          <table:table-cell office:value-type="float" office:value="434" table:style-name="ce84">
            <text:p><text:s/>434<text:s/></text:p>
          </table:table-cell>
          <table:table-cell office:value-type="float" office:value="436.40879184977371" table:style-name="ce84">
            <text:p><text:s/>436<text:s/></text:p>
          </table:table-cell>
          <table:table-cell office:value-type="float" office:value="440.22939661913932" table:style-name="ce84">
            <text:p><text:s/>440<text:s/></text:p>
          </table:table-cell>
          <table:table-cell office:value-type="float" office:value="438.561280314383" table:style-name="ce85">
            <text:p>439</text:p>
          </table:table-cell>
          <table:table-cell office:value-type="float" office:value="442.45346418052196" table:style-name="ce85">
            <text:p>442</text:p>
          </table:table-cell>
          <table:table-cell office:value-type="float" office:value="441.93539800145152" table:style-name="ce85">
            <text:p>442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239.73494395619147" table:style-name="ce84">
            <text:p><text:s/>240<text:s/></text:p>
          </table:table-cell>
          <table:table-cell office:value-type="float" office:value="200.09443642454642" table:style-name="ce84">
            <text:p><text:s/>200<text:s/></text:p>
          </table:table-cell>
          <table:table-cell office:value-type="float" office:value="190.00371394072323" table:style-name="ce84">
            <text:p><text:s/>190<text:s/></text:p>
          </table:table-cell>
          <table:table-cell office:value-type="float" office:value="181.68361990869758" table:style-name="ce84">
            <text:p><text:s/>182<text:s/></text:p>
          </table:table-cell>
          <table:table-cell office:value-type="float" office:value="185.57512445325327" table:style-name="ce84">
            <text:p><text:s/>186<text:s/></text:p>
          </table:table-cell>
          <table:table-cell office:value-type="float" office:value="203.5065905813351" table:style-name="ce84">
            <text:p><text:s/>204<text:s/></text:p>
          </table:table-cell>
          <table:table-cell office:value-type="float" office:value="202.469540484455" table:style-name="ce84">
            <text:p><text:s/>202<text:s/></text:p>
          </table:table-cell>
          <table:table-cell office:value-type="float" office:value="200" table:style-name="ce84">
            <text:p><text:s/>200<text:s/></text:p>
          </table:table-cell>
          <table:table-cell office:value-type="float" office:value="195.05762408656474" table:style-name="ce84">
            <text:p><text:s/>195<text:s/></text:p>
          </table:table-cell>
          <table:table-cell office:value-type="float" office:value="190.42700150126754" table:style-name="ce84">
            <text:p><text:s/>190<text:s/></text:p>
          </table:table-cell>
          <table:table-cell office:value-type="float" office:value="193.28283213158701" table:style-name="ce85">
            <text:p>193</text:p>
          </table:table-cell>
          <table:table-cell office:value-type="float" office:value="193.34171914813979" table:style-name="ce85">
            <text:p>193</text:p>
          </table:table-cell>
          <table:table-cell office:value-type="float" office:value="187.67820152722859" table:style-name="ce85">
            <text:p>18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216.57477828358765" table:style-name="ce84">
            <text:p><text:s/>217<text:s/></text:p>
          </table:table-cell>
          <table:table-cell office:value-type="float" office:value="190.07611269462268" table:style-name="ce84">
            <text:p><text:s/>190<text:s/></text:p>
          </table:table-cell>
          <table:table-cell office:value-type="float" office:value="206.24090801102838" table:style-name="ce84">
            <text:p><text:s/>206<text:s/></text:p>
          </table:table-cell>
          <table:table-cell office:value-type="float" office:value="257.20978216622552" table:style-name="ce84">
            <text:p><text:s/>257<text:s/></text:p>
          </table:table-cell>
          <table:table-cell office:value-type="float" office:value="211.0909397930381" table:style-name="ce84">
            <text:p><text:s/>211<text:s/></text:p>
          </table:table-cell>
          <table:table-cell office:value-type="float" office:value="228.13089741176486" table:style-name="ce84">
            <text:p><text:s/>228<text:s/></text:p>
          </table:table-cell>
          <table:table-cell office:value-type="float" office:value="228.80933520499283" table:style-name="ce84">
            <text:p><text:s/>229<text:s/></text:p>
          </table:table-cell>
          <table:table-cell office:value-type="float" office:value="234" table:style-name="ce84">
            <text:p><text:s/>234<text:s/></text:p>
          </table:table-cell>
          <table:table-cell office:value-type="float" office:value="241.35116776320859" table:style-name="ce84">
            <text:p><text:s/>241<text:s/></text:p>
          </table:table-cell>
          <table:table-cell office:value-type="float" office:value="249.80239511787221" table:style-name="ce84">
            <text:p><text:s/>250<text:s/></text:p>
          </table:table-cell>
          <table:table-cell office:value-type="float" office:value="245.27844818279601" table:style-name="ce85">
            <text:p>245</text:p>
          </table:table-cell>
          <table:table-cell office:value-type="float" office:value="249.11174503238186" table:style-name="ce85">
            <text:p>249</text:p>
          </table:table-cell>
          <table:table-cell office:value-type="float" office:value="254.25719647422287" table:style-name="ce85">
            <text:p>25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60"/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East of England</text:p>
          </table:table-cell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1710.6639999999993" table:style-name="ce84">
            <text:p><text:s/>1,711<text:s/></text:p>
          </table:table-cell>
          <table:table-cell office:value-type="float" office:value="1717.8179999999998" table:style-name="ce84">
            <text:p><text:s/>1,718<text:s/></text:p>
          </table:table-cell>
          <table:table-cell office:value-type="float" office:value="1696.3440000000005" table:style-name="ce84">
            <text:p><text:s/>1,696<text:s/></text:p>
          </table:table-cell>
          <table:table-cell office:value-type="float" office:value="1747.331000000001" table:style-name="ce84">
            <text:p><text:s/>1,747<text:s/></text:p>
          </table:table-cell>
          <table:table-cell office:value-type="float" office:value="1762.0859999999989" table:style-name="ce84">
            <text:p><text:s/>1,762<text:s/></text:p>
          </table:table-cell>
          <table:table-cell office:value-type="float" office:value="1727.0493211941894" table:style-name="ce84">
            <text:p><text:s/>1,727<text:s/></text:p>
          </table:table-cell>
          <table:table-cell office:value-type="float" office:value="1685.4805058463148" table:style-name="ce84">
            <text:p><text:s/>1,685<text:s/></text:p>
          </table:table-cell>
          <table:table-cell office:value-type="float" office:value="1663.4344520037469" table:style-name="ce84">
            <text:p><text:s/>1,663<text:s/></text:p>
          </table:table-cell>
          <table:table-cell office:value-type="float" office:value="1691.5556132907059" table:style-name="ce84">
            <text:p><text:s/>1,692<text:s/></text:p>
          </table:table-cell>
          <table:table-cell office:value-type="float" office:value="1648.9009677735439" table:style-name="ce84">
            <text:p><text:s/>1,649<text:s/></text:p>
          </table:table-cell>
          <table:table-cell office:value-type="float" office:value="1663.3916734426723" table:style-name="ce84">
            <text:p><text:s/>1,663<text:s/></text:p>
          </table:table-cell>
          <table:table-cell office:value-type="float" office:value="1666.1321611820958" table:style-name="ce84">
            <text:p><text:s/>1,666<text:s/></text:p>
          </table:table-cell>
          <table:table-cell office:value-type="float" office:value="1668" table:style-name="ce84">
            <text:p><text:s/>1,668<text:s/></text:p>
          </table:table-cell>
          <table:table-cell office:value-type="float" office:value="1688.9213337206704" table:style-name="ce84">
            <text:p><text:s/>1,689<text:s/></text:p>
          </table:table-cell>
          <table:table-cell office:value-type="float" office:value="1732.1502911659825" table:style-name="ce84">
            <text:p><text:s/>1,732<text:s/></text:p>
          </table:table-cell>
          <table:table-cell office:value-type="float" office:value="1758.2083137980601" table:style-name="ce85">
            <text:p>1,758</text:p>
          </table:table-cell>
          <table:table-cell office:value-type="float" office:value="1799.2935225968208" table:style-name="ce85">
            <text:p>1,799</text:p>
          </table:table-cell>
          <table:table-cell office:value-type="float" office:value="1794.1831182019494" table:style-name="ce85">
            <text:p>1,79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748.40899999999988" table:style-name="ce84">
            <text:p><text:s/>748<text:s/></text:p>
          </table:table-cell>
          <table:table-cell office:value-type="float" office:value="749.24800000000039" table:style-name="ce84">
            <text:p><text:s/>749<text:s/></text:p>
          </table:table-cell>
          <table:table-cell office:value-type="float" office:value="632.47999999999968" table:style-name="ce84">
            <text:p><text:s/>632<text:s/></text:p>
          </table:table-cell>
          <table:table-cell office:value-type="float" office:value="795.52000000000078" table:style-name="ce84">
            <text:p><text:s/>796<text:s/></text:p>
          </table:table-cell>
          <table:table-cell office:value-type="float" office:value="801.93299999999942" table:style-name="ce84">
            <text:p><text:s/>802<text:s/></text:p>
          </table:table-cell>
          <table:table-cell office:value-type="float" office:value="782.76416588084066" table:style-name="ce84">
            <text:p><text:s/>783<text:s/></text:p>
          </table:table-cell>
          <table:table-cell office:value-type="float" office:value="837.4026815518672" table:style-name="ce84">
            <text:p><text:s/>837<text:s/></text:p>
          </table:table-cell>
          <table:table-cell office:value-type="float" office:value="839.59447132353853" table:style-name="ce84">
            <text:p><text:s/>840<text:s/></text:p>
          </table:table-cell>
          <table:table-cell office:value-type="float" office:value="833.34247292316104" table:style-name="ce84">
            <text:p><text:s/>833<text:s/></text:p>
          </table:table-cell>
          <table:table-cell office:value-type="float" office:value="829.73774048199039" table:style-name="ce84">
            <text:p><text:s/>830<text:s/></text:p>
          </table:table-cell>
          <table:table-cell office:value-type="float" office:value="889.17462022405914" table:style-name="ce84">
            <text:p><text:s/>889<text:s/></text:p>
          </table:table-cell>
          <table:table-cell office:value-type="float" office:value="914.44586416155289" table:style-name="ce84">
            <text:p><text:s/>914<text:s/></text:p>
          </table:table-cell>
          <table:table-cell office:value-type="float" office:value="892" table:style-name="ce84">
            <text:p><text:s/>892<text:s/></text:p>
          </table:table-cell>
          <table:table-cell office:value-type="float" office:value="919.41564712364732" table:style-name="ce84">
            <text:p><text:s/>919<text:s/></text:p>
          </table:table-cell>
          <table:table-cell office:value-type="float" office:value="946.7182652747764" table:style-name="ce84">
            <text:p><text:s/>947<text:s/></text:p>
          </table:table-cell>
          <table:table-cell office:value-type="float" office:value="938.72920151710798" table:style-name="ce85">
            <text:p>939</text:p>
          </table:table-cell>
          <table:table-cell office:value-type="float" office:value="972.17331791348363" table:style-name="ce85">
            <text:p>972</text:p>
          </table:table-cell>
          <table:table-cell office:value-type="float" office:value="1001.1146753081234" table:style-name="ce85">
            <text:p>1,00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962.25499999999931" table:style-name="ce84">
            <text:p><text:s/>962<text:s/></text:p>
          </table:table-cell>
          <table:table-cell office:value-type="float" office:value="968.56999999999925" table:style-name="ce84">
            <text:p><text:s/>969<text:s/></text:p>
          </table:table-cell>
          <table:table-cell office:value-type="float" office:value="1063.8640000000007" table:style-name="ce84">
            <text:p><text:s/>1,064<text:s/></text:p>
          </table:table-cell>
          <table:table-cell office:value-type="float" office:value="951.81100000000026" table:style-name="ce84">
            <text:p><text:s/>952<text:s/></text:p>
          </table:table-cell>
          <table:table-cell office:value-type="float" office:value="960.15299999999934" table:style-name="ce84">
            <text:p><text:s/>960<text:s/></text:p>
          </table:table-cell>
          <table:table-cell office:value-type="float" office:value="944.28515531334858" table:style-name="ce84">
            <text:p><text:s/>944<text:s/></text:p>
          </table:table-cell>
          <table:table-cell office:value-type="float" office:value="848.07782429444751" table:style-name="ce84">
            <text:p><text:s/>848<text:s/></text:p>
          </table:table-cell>
          <table:table-cell office:value-type="float" office:value="823.83998068020833" table:style-name="ce84">
            <text:p><text:s/>824<text:s/></text:p>
          </table:table-cell>
          <table:table-cell office:value-type="float" office:value="858.21314036754484" table:style-name="ce84">
            <text:p><text:s/>858<text:s/></text:p>
          </table:table-cell>
          <table:table-cell office:value-type="float" office:value="819.16322729155354" table:style-name="ce84">
            <text:p><text:s/>819<text:s/></text:p>
          </table:table-cell>
          <table:table-cell office:value-type="float" office:value="774.21705321861316" table:style-name="ce84">
            <text:p><text:s/>774<text:s/></text:p>
          </table:table-cell>
          <table:table-cell office:value-type="float" office:value="751.68629702054307" table:style-name="ce84">
            <text:p><text:s/>752<text:s/></text:p>
          </table:table-cell>
          <table:table-cell office:value-type="float" office:value="776" table:style-name="ce84">
            <text:p><text:s/>776<text:s/></text:p>
          </table:table-cell>
          <table:table-cell office:value-type="float" office:value="769.50568659702355" table:style-name="ce84">
            <text:p><text:s/>770<text:s/></text:p>
          </table:table-cell>
          <table:table-cell office:value-type="float" office:value="785.4320258912046" table:style-name="ce84">
            <text:p><text:s/>785<text:s/></text:p>
          </table:table-cell>
          <table:table-cell office:value-type="float" office:value="819.47911228095199" table:style-name="ce85">
            <text:p>819</text:p>
          </table:table-cell>
          <table:table-cell office:value-type="float" office:value="827.12020468333867" table:style-name="ce85">
            <text:p>827</text:p>
          </table:table-cell>
          <table:table-cell office:value-type="float" office:value="793.06844289382525" table:style-name="ce85">
            <text:p>79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224.27600000000001" table:style-name="ce84">
            <text:p><text:s/>224<text:s/></text:p>
          </table:table-cell>
          <table:table-cell office:value-type="float" office:value="217.5929999999999" table:style-name="ce84">
            <text:p><text:s/>218<text:s/></text:p>
          </table:table-cell>
          <table:table-cell office:value-type="float" office:value="223.02199999999996" table:style-name="ce84">
            <text:p><text:s/>223<text:s/></text:p>
          </table:table-cell>
          <table:table-cell office:value-type="float" office:value="222.09399999999985" table:style-name="ce84">
            <text:p><text:s/>222<text:s/></text:p>
          </table:table-cell>
          <table:table-cell office:value-type="float" office:value="223.83100000000005" table:style-name="ce84">
            <text:p><text:s/>224<text:s/></text:p>
          </table:table-cell>
          <table:table-cell office:value-type="float" office:value="294.53859289625876" table:style-name="ce84">
            <text:p><text:s/>295<text:s/></text:p>
          </table:table-cell>
          <table:table-cell office:value-type="float" office:value="305.28211140686125" table:style-name="ce84">
            <text:p><text:s/>305<text:s/></text:p>
          </table:table-cell>
          <table:table-cell office:value-type="float" office:value="354.51986869620924" table:style-name="ce84">
            <text:p><text:s/>355<text:s/></text:p>
          </table:table-cell>
          <table:table-cell office:value-type="float" office:value="414.32662731061674" table:style-name="ce84">
            <text:p><text:s/>414<text:s/></text:p>
          </table:table-cell>
          <table:table-cell office:value-type="float" office:value="395.0127450454487" table:style-name="ce84">
            <text:p><text:s/>395<text:s/></text:p>
          </table:table-cell>
          <table:table-cell office:value-type="float" office:value="422.50070097669015" table:style-name="ce84">
            <text:p><text:s/>423<text:s/></text:p>
          </table:table-cell>
          <table:table-cell office:value-type="float" office:value="428.42638325595306" table:style-name="ce84">
            <text:p><text:s/>428<text:s/></text:p>
          </table:table-cell>
          <table:table-cell office:value-type="float" office:value="452" table:style-name="ce84">
            <text:p><text:s/>452<text:s/></text:p>
          </table:table-cell>
          <table:table-cell office:value-type="float" office:value="463.96814775450332" table:style-name="ce84">
            <text:p><text:s/>464<text:s/></text:p>
          </table:table-cell>
          <table:table-cell office:value-type="float" office:value="438.12390786409827" table:style-name="ce84">
            <text:p><text:s/>438<text:s/></text:p>
          </table:table-cell>
          <table:table-cell office:value-type="float" office:value="436.78046206690402" table:style-name="ce85">
            <text:p>437</text:p>
          </table:table-cell>
          <table:table-cell office:value-type="float" office:value="423.12971805671708" table:style-name="ce85">
            <text:p>423</text:p>
          </table:table-cell>
          <table:table-cell office:value-type="float" office:value="437.51491333115314" table:style-name="ce85">
            <text:p>43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344.07499999999999" table:style-name="ce84">
            <text:p><text:s/>344<text:s/></text:p>
          </table:table-cell>
          <table:table-cell office:value-type="float" office:value="367.62" table:style-name="ce84">
            <text:p><text:s/>368<text:s/></text:p>
          </table:table-cell>
          <table:table-cell office:value-type="float" office:value="364.70899999999995" table:style-name="ce84">
            <text:p><text:s/>365<text:s/></text:p>
          </table:table-cell>
          <table:table-cell office:value-type="float" office:value="352.45699999999977" table:style-name="ce84">
            <text:p><text:s/>352<text:s/></text:p>
          </table:table-cell>
          <table:table-cell office:value-type="float" office:value="356.20099999999996" table:style-name="ce84">
            <text:p><text:s/>356<text:s/></text:p>
          </table:table-cell>
          <table:table-cell office:value-type="float" office:value="355.80373947342247" table:style-name="ce84">
            <text:p><text:s/>356<text:s/></text:p>
          </table:table-cell>
          <table:table-cell office:value-type="float" office:value="401.09628153018224" table:style-name="ce84">
            <text:p><text:s/>401<text:s/></text:p>
          </table:table-cell>
          <table:table-cell office:value-type="float" office:value="388.0592188387958" table:style-name="ce84">
            <text:p><text:s/>388<text:s/></text:p>
          </table:table-cell>
          <table:table-cell office:value-type="float" office:value="367.76154143698261" table:style-name="ce84">
            <text:p><text:s/>368<text:s/></text:p>
          </table:table-cell>
          <table:table-cell office:value-type="float" office:value="348.66676993907197" table:style-name="ce84">
            <text:p><text:s/>349<text:s/></text:p>
          </table:table-cell>
          <table:table-cell office:value-type="float" office:value="394.23737473948756" table:style-name="ce84">
            <text:p><text:s/>394<text:s/></text:p>
          </table:table-cell>
          <table:table-cell office:value-type="float" office:value="388.63948645377678" table:style-name="ce84">
            <text:p><text:s/>389<text:s/></text:p>
          </table:table-cell>
          <table:table-cell office:value-type="float" office:value="391" table:style-name="ce84">
            <text:p><text:s/>391<text:s/></text:p>
          </table:table-cell>
          <table:table-cell office:value-type="float" office:value="395.49669224533142" table:style-name="ce84">
            <text:p><text:s/>395<text:s/></text:p>
          </table:table-cell>
          <table:table-cell office:value-type="float" office:value="394.76773427540422" table:style-name="ce84">
            <text:p><text:s/>395<text:s/></text:p>
          </table:table-cell>
          <table:table-cell office:value-type="float" office:value="390.47760018470302" table:style-name="ce85">
            <text:p>390</text:p>
          </table:table-cell>
          <table:table-cell office:value-type="float" office:value="395.41538653514749" table:style-name="ce85">
            <text:p>395</text:p>
          </table:table-cell>
          <table:table-cell office:value-type="float" office:value="402.50617698764478" table:style-name="ce85">
            <text:p>40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43.87693403782535" table:style-name="ce84">
            <text:p><text:s/>144<text:s/></text:p>
          </table:table-cell>
          <table:table-cell office:value-type="float" office:value="177.54401464249196" table:style-name="ce84">
            <text:p><text:s/>178<text:s/></text:p>
          </table:table-cell>
          <table:table-cell office:value-type="float" office:value="146.31776385954177" table:style-name="ce84">
            <text:p><text:s/>146<text:s/></text:p>
          </table:table-cell>
          <table:table-cell office:value-type="float" office:value="149.02879441437173" table:style-name="ce84">
            <text:p><text:s/>149<text:s/></text:p>
          </table:table-cell>
          <table:table-cell office:value-type="float" office:value="170.41781892986953" table:style-name="ce84">
            <text:p><text:s/>170<text:s/></text:p>
          </table:table-cell>
          <table:table-cell office:value-type="float" office:value="156.17805941167018" table:style-name="ce84">
            <text:p><text:s/>156<text:s/></text:p>
          </table:table-cell>
          <table:table-cell office:value-type="float" office:value="154.95113755109128" table:style-name="ce84">
            <text:p><text:s/>155<text:s/></text:p>
          </table:table-cell>
          <table:table-cell office:value-type="float" office:value="155" table:style-name="ce84">
            <text:p><text:s/>155<text:s/></text:p>
          </table:table-cell>
          <table:table-cell office:value-type="float" office:value="157.03072605415318" table:style-name="ce84">
            <text:p><text:s/>157<text:s/></text:p>
          </table:table-cell>
          <table:table-cell office:value-type="float" office:value="152.72290418885572" table:style-name="ce84">
            <text:p><text:s/>153<text:s/></text:p>
          </table:table-cell>
          <table:table-cell office:value-type="float" office:value="151.81387389117401" table:style-name="ce85">
            <text:p>152</text:p>
          </table:table-cell>
          <table:table-cell office:value-type="float" office:value="154.55863642046569" table:style-name="ce85">
            <text:p>155</text:p>
          </table:table-cell>
          <table:table-cell office:value-type="float" office:value="152.19700501601815" table:style-name="ce85">
            <text:p>152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211.926805435597" table:style-name="ce84">
            <text:p><text:s/>212<text:s/></text:p>
          </table:table-cell>
          <table:table-cell office:value-type="float" office:value="223.55226688769031" table:style-name="ce84">
            <text:p><text:s/>224<text:s/></text:p>
          </table:table-cell>
          <table:table-cell office:value-type="float" office:value="241.74145497925423" table:style-name="ce84">
            <text:p><text:s/>242<text:s/></text:p>
          </table:table-cell>
          <table:table-cell office:value-type="float" office:value="218.73274702261105" table:style-name="ce84">
            <text:p><text:s/>219<text:s/></text:p>
          </table:table-cell>
          <table:table-cell office:value-type="float" office:value="178.24895100920241" table:style-name="ce84">
            <text:p><text:s/>178<text:s/></text:p>
          </table:table-cell>
          <table:table-cell office:value-type="float" office:value="238.05931532781739" table:style-name="ce84">
            <text:p><text:s/>238<text:s/></text:p>
          </table:table-cell>
          <table:table-cell office:value-type="float" office:value="233.6883489026855" table:style-name="ce84">
            <text:p><text:s/>234<text:s/></text:p>
          </table:table-cell>
          <table:table-cell office:value-type="float" office:value="236" table:style-name="ce84">
            <text:p><text:s/>236<text:s/></text:p>
          </table:table-cell>
          <table:table-cell office:value-type="float" office:value="238.46596619117801" table:style-name="ce84">
            <text:p><text:s/>238<text:s/></text:p>
          </table:table-cell>
          <table:table-cell office:value-type="float" office:value="242.04483008654839" table:style-name="ce84">
            <text:p><text:s/>242<text:s/></text:p>
          </table:table-cell>
          <table:table-cell office:value-type="float" office:value="238.66372629352901" table:style-name="ce85">
            <text:p>239</text:p>
          </table:table-cell>
          <table:table-cell office:value-type="float" office:value="240.85675011468155" table:style-name="ce85">
            <text:p>241</text:p>
          </table:table-cell>
          <table:table-cell office:value-type="float" office:value="250.3091719716266" table:style-name="ce85">
            <text:p>25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86"/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London</text:p>
          </table:table-cell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1811.4059999999997" table:style-name="ce84">
            <text:p><text:s/>1,811<text:s/></text:p>
          </table:table-cell>
          <table:table-cell office:value-type="float" office:value="1784.6190000000001" table:style-name="ce84">
            <text:p><text:s/>1,785<text:s/></text:p>
          </table:table-cell>
          <table:table-cell office:value-type="float" office:value="1825.8969999999999" table:style-name="ce84">
            <text:p><text:s/>1,826<text:s/></text:p>
          </table:table-cell>
          <table:table-cell office:value-type="float" office:value="1804.0040000000008" table:style-name="ce84">
            <text:p><text:s/>1,804<text:s/></text:p>
          </table:table-cell>
          <table:table-cell office:value-type="float" office:value="1784.5450000000001" table:style-name="ce84">
            <text:p><text:s/>1,785<text:s/></text:p>
          </table:table-cell>
          <table:table-cell office:value-type="float" office:value="1636.7870833848156" table:style-name="ce84">
            <text:p><text:s/>1,637<text:s/></text:p>
          </table:table-cell>
          <table:table-cell office:value-type="float" office:value="1616.8433657980538" table:style-name="ce84">
            <text:p><text:s/>1,617<text:s/></text:p>
          </table:table-cell>
          <table:table-cell office:value-type="float" office:value="1602.9584993047092" table:style-name="ce84">
            <text:p><text:s/>1,603<text:s/></text:p>
          </table:table-cell>
          <table:table-cell office:value-type="float" office:value="1522.6991029969388" table:style-name="ce84">
            <text:p><text:s/>1,523<text:s/></text:p>
          </table:table-cell>
          <table:table-cell office:value-type="float" office:value="1610.0841904408303" table:style-name="ce84">
            <text:p><text:s/>1,610<text:s/></text:p>
          </table:table-cell>
          <table:table-cell office:value-type="float" office:value="1651.3753827334137" table:style-name="ce84">
            <text:p><text:s/>1,651<text:s/></text:p>
          </table:table-cell>
          <table:table-cell office:value-type="float" office:value="1635.9520859175623" table:style-name="ce84">
            <text:p><text:s/>1,636<text:s/></text:p>
          </table:table-cell>
          <table:table-cell office:value-type="float" office:value="1675" table:style-name="ce84">
            <text:p><text:s/>1,675<text:s/></text:p>
          </table:table-cell>
          <table:table-cell office:value-type="float" office:value="1639.7789061069673" table:style-name="ce84">
            <text:p><text:s/>1,640<text:s/></text:p>
          </table:table-cell>
          <table:table-cell office:value-type="float" office:value="1662.5611681899752" table:style-name="ce84">
            <text:p><text:s/>1,663<text:s/></text:p>
          </table:table-cell>
          <table:table-cell office:value-type="float" office:value="1758.19556974539" table:style-name="ce85">
            <text:p>1,758</text:p>
          </table:table-cell>
          <table:table-cell office:value-type="float" office:value="1751.4528079883551" table:style-name="ce85">
            <text:p>1,751</text:p>
          </table:table-cell>
          <table:table-cell office:value-type="float" office:value="1799.1473237998748" table:style-name="ce85">
            <text:p>1,79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661.37799999999993" table:style-name="ce84">
            <text:p><text:s/>661<text:s/></text:p>
          </table:table-cell>
          <table:table-cell office:value-type="float" office:value="716.56199999999967" table:style-name="ce84">
            <text:p><text:s/>717<text:s/></text:p>
          </table:table-cell>
          <table:table-cell office:value-type="float" office:value="629.99999999999977" table:style-name="ce84">
            <text:p><text:s/>630<text:s/></text:p>
          </table:table-cell>
          <table:table-cell office:value-type="float" office:value="716.50100000000009" table:style-name="ce84">
            <text:p><text:s/>717<text:s/></text:p>
          </table:table-cell>
          <table:table-cell office:value-type="float" office:value="722.76500000000021" table:style-name="ce84">
            <text:p><text:s/>723<text:s/></text:p>
          </table:table-cell>
          <table:table-cell office:value-type="float" office:value="671.29781843784804" table:style-name="ce84">
            <text:p><text:s/>671<text:s/></text:p>
          </table:table-cell>
          <table:table-cell office:value-type="float" office:value="667.50578520518138" table:style-name="ce84">
            <text:p><text:s/>668<text:s/></text:p>
          </table:table-cell>
          <table:table-cell office:value-type="float" office:value="680.54789925734076" table:style-name="ce84">
            <text:p><text:s/>681<text:s/></text:p>
          </table:table-cell>
          <table:table-cell office:value-type="float" office:value="605.15050804683733" table:style-name="ce84">
            <text:p><text:s/>605<text:s/></text:p>
          </table:table-cell>
          <table:table-cell office:value-type="float" office:value="691.85952903455586" table:style-name="ce84">
            <text:p><text:s/>692<text:s/></text:p>
          </table:table-cell>
          <table:table-cell office:value-type="float" office:value="737.82654160218704" table:style-name="ce84">
            <text:p><text:s/>738<text:s/></text:p>
          </table:table-cell>
          <table:table-cell office:value-type="float" office:value="753.30864979415276" table:style-name="ce84">
            <text:p><text:s/>753<text:s/></text:p>
          </table:table-cell>
          <table:table-cell office:value-type="float" office:value="794" table:style-name="ce84">
            <text:p><text:s/>794<text:s/></text:p>
          </table:table-cell>
          <table:table-cell office:value-type="float" office:value="866.91319281304106" table:style-name="ce84">
            <text:p><text:s/>867<text:s/></text:p>
          </table:table-cell>
          <table:table-cell office:value-type="float" office:value="747.32192397767926" table:style-name="ce84">
            <text:p><text:s/>747<text:s/></text:p>
          </table:table-cell>
          <table:table-cell office:value-type="float" office:value="802.11170497673697" table:style-name="ce85">
            <text:p>802</text:p>
          </table:table-cell>
          <table:table-cell office:value-type="float" office:value="825.76200773111839" table:style-name="ce85">
            <text:p>826</text:p>
          </table:table-cell>
          <table:table-cell office:value-type="float" office:value="787.27715460689103" table:style-name="ce85">
            <text:p>78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1150.0279999999998" table:style-name="ce84">
            <text:p><text:s/>1,150<text:s/></text:p>
          </table:table-cell>
          <table:table-cell office:value-type="float" office:value="1068.0570000000005" table:style-name="ce84">
            <text:p><text:s/>1,068<text:s/></text:p>
          </table:table-cell>
          <table:table-cell office:value-type="float" office:value="1195.8970000000002" table:style-name="ce84">
            <text:p><text:s/>1,196<text:s/></text:p>
          </table:table-cell>
          <table:table-cell office:value-type="float" office:value="1087.5030000000006" table:style-name="ce84">
            <text:p><text:s/>1,088<text:s/></text:p>
          </table:table-cell>
          <table:table-cell office:value-type="float" office:value="1061.7799999999997" table:style-name="ce84">
            <text:p><text:s/>1,062<text:s/></text:p>
          </table:table-cell>
          <table:table-cell office:value-type="float" office:value="965.48926494696764" table:style-name="ce84">
            <text:p><text:s/>965<text:s/></text:p>
          </table:table-cell>
          <table:table-cell office:value-type="float" office:value="949.33758059287243" table:style-name="ce84">
            <text:p><text:s/>949<text:s/></text:p>
          </table:table-cell>
          <table:table-cell office:value-type="float" office:value="922.41060004736846" table:style-name="ce84">
            <text:p><text:s/>922<text:s/></text:p>
          </table:table-cell>
          <table:table-cell office:value-type="float" office:value="917.54859495010146" table:style-name="ce84">
            <text:p><text:s/>918<text:s/></text:p>
          </table:table-cell>
          <table:table-cell office:value-type="float" office:value="918.22466140627432" table:style-name="ce84">
            <text:p><text:s/>918<text:s/></text:p>
          </table:table-cell>
          <table:table-cell office:value-type="float" office:value="913.54884113122671" table:style-name="ce84">
            <text:p><text:s/>914<text:s/></text:p>
          </table:table-cell>
          <table:table-cell office:value-type="float" office:value="882.6434361234094" table:style-name="ce84">
            <text:p><text:s/>883<text:s/></text:p>
          </table:table-cell>
          <table:table-cell office:value-type="float" office:value="881" table:style-name="ce84">
            <text:p><text:s/>881<text:s/></text:p>
          </table:table-cell>
          <table:table-cell office:value-type="float" office:value="772.86571329392666" table:style-name="ce84">
            <text:p><text:s/>773<text:s/></text:p>
          </table:table-cell>
          <table:table-cell office:value-type="float" office:value="915.23924421229526" table:style-name="ce84">
            <text:p><text:s/>915<text:s/></text:p>
          </table:table-cell>
          <table:table-cell office:value-type="float" office:value="956.08386476865599" table:style-name="ce85">
            <text:p>956</text:p>
          </table:table-cell>
          <table:table-cell office:value-type="float" office:value="925.69080025723611" table:style-name="ce85">
            <text:p>926</text:p>
          </table:table-cell>
          <table:table-cell office:value-type="float" office:value="1011.8701691929878" table:style-name="ce85">
            <text:p>1,012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44">
            <text:p>private renters</text:p>
          </table:table-cell>
          <table:table-cell office:value-type="float" office:value="404.6279999999997" table:style-name="ce84">
            <text:p><text:s/>405<text:s/></text:p>
          </table:table-cell>
          <table:table-cell office:value-type="float" office:value="566.46899999999982" table:style-name="ce84">
            <text:p><text:s/>566<text:s/></text:p>
          </table:table-cell>
          <table:table-cell office:value-type="float" office:value="504.2579999999997" table:style-name="ce84">
            <text:p><text:s/>504<text:s/></text:p>
          </table:table-cell>
          <table:table-cell office:value-type="float" office:value="565.69700000000012" table:style-name="ce84">
            <text:p><text:s/>566<text:s/></text:p>
          </table:table-cell>
          <table:table-cell office:value-type="float" office:value="583.03599999999994" table:style-name="ce84">
            <text:p><text:s/>583<text:s/></text:p>
          </table:table-cell>
          <table:table-cell office:value-type="float" office:value="665.52646889563084" table:style-name="ce84">
            <text:p><text:s/>666<text:s/></text:p>
          </table:table-cell>
          <table:table-cell office:value-type="float" office:value="697.0871078270801" table:style-name="ce84">
            <text:p><text:s/>697<text:s/></text:p>
          </table:table-cell>
          <table:table-cell office:value-type="float" office:value="802.16031436875073" table:style-name="ce84">
            <text:p><text:s/>802<text:s/></text:p>
          </table:table-cell>
          <table:table-cell office:value-type="float" office:value="805.66358854809403" table:style-name="ce84">
            <text:p><text:s/>806<text:s/></text:p>
          </table:table-cell>
          <table:table-cell office:value-type="float" office:value="766.75683477429106" table:style-name="ce84">
            <text:p><text:s/>767<text:s/></text:p>
          </table:table-cell>
          <table:table-cell office:value-type="float" office:value="1014.2359892162431" table:style-name="ce84">
            <text:p><text:s/>1,014<text:s/></text:p>
          </table:table-cell>
          <table:table-cell office:value-type="float" office:value="898.27350253976681" table:style-name="ce84">
            <text:p><text:s/>898<text:s/></text:p>
          </table:table-cell>
          <table:table-cell office:value-type="float" office:value="955" table:style-name="ce84">
            <text:p><text:s/>955<text:s/></text:p>
          </table:table-cell>
          <table:table-cell office:value-type="float" office:value="1035.206961765301" table:style-name="ce84">
            <text:p><text:s/>1,035<text:s/></text:p>
          </table:table-cell>
          <table:table-cell office:value-type="float" office:value="996.45467093347725" table:style-name="ce84">
            <text:p><text:s/>996<text:s/></text:p>
          </table:table-cell>
          <table:table-cell office:value-type="float" office:value="964.24647044971698" table:style-name="ce85">
            <text:p>964</text:p>
          </table:table-cell>
          <table:table-cell office:value-type="float" office:value="993.7393130582509" table:style-name="ce85">
            <text:p>994</text:p>
          </table:table-cell>
          <table:table-cell office:value-type="float" office:value="949.60700752314153" table:style-name="ce85">
            <text:p>95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750.31200000000035" table:style-name="ce84">
            <text:p><text:s/>750<text:s/></text:p>
          </table:table-cell>
          <table:table-cell office:value-type="float" office:value="747.48999999999899" table:style-name="ce84">
            <text:p><text:s/>747<text:s/></text:p>
          </table:table-cell>
          <table:table-cell office:value-type="float" office:value="717.26700000000073" table:style-name="ce84">
            <text:p><text:s/>717<text:s/></text:p>
          </table:table-cell>
          <table:table-cell office:value-type="float" office:value="696.34900000000084" table:style-name="ce84">
            <text:p><text:s/>696<text:s/></text:p>
          </table:table-cell>
          <table:table-cell office:value-type="float" office:value="722.27700000000038" table:style-name="ce84">
            <text:p><text:s/>722<text:s/></text:p>
          </table:table-cell>
          <table:table-cell office:value-type="float" office:value="789.32002837925654" table:style-name="ce84">
            <text:p><text:s/>789<text:s/></text:p>
          </table:table-cell>
          <table:table-cell office:value-type="float" office:value="710.74490511960573" table:style-name="ce84">
            <text:p><text:s/>711<text:s/></text:p>
          </table:table-cell>
          <table:table-cell office:value-type="float" office:value="756.57996585691967" table:style-name="ce84">
            <text:p><text:s/>757<text:s/></text:p>
          </table:table-cell>
          <table:table-cell office:value-type="float" office:value="764.37636159681597" table:style-name="ce84">
            <text:p><text:s/>764<text:s/></text:p>
          </table:table-cell>
          <table:table-cell office:value-type="float" office:value="798.98161513705577" table:style-name="ce84">
            <text:p><text:s/>799<text:s/></text:p>
          </table:table-cell>
          <table:table-cell office:value-type="float" office:value="763.70398350533469" table:style-name="ce84">
            <text:p><text:s/>764<text:s/></text:p>
          </table:table-cell>
          <table:table-cell office:value-type="float" office:value="768.32037052283431" table:style-name="ce84">
            <text:p><text:s/>768<text:s/></text:p>
          </table:table-cell>
          <table:table-cell office:value-type="float" office:value="764" table:style-name="ce84">
            <text:p><text:s/>764<text:s/></text:p>
          </table:table-cell>
          <table:table-cell office:value-type="float" office:value="774.32101274952583" table:style-name="ce84">
            <text:p><text:s/>774<text:s/></text:p>
          </table:table-cell>
          <table:table-cell office:value-type="float" office:value="778.51866943466257" table:style-name="ce84">
            <text:p><text:s/>779<text:s/></text:p>
          </table:table-cell>
          <table:table-cell office:value-type="float" office:value="800.17888204173903" table:style-name="ce85">
            <text:p>800</text:p>
          </table:table-cell>
          <table:table-cell office:value-type="float" office:value="785.18877061728404" table:style-name="ce85">
            <text:p>785</text:p>
          </table:table-cell>
          <table:table-cell office:value-type="float" office:value="797.81782176031516" table:style-name="ce85">
            <text:p>79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507.66511537663808" table:style-name="ce84">
            <text:p><text:s/>508<text:s/></text:p>
          </table:table-cell>
          <table:table-cell office:value-type="float" office:value="456.61927543602565" table:style-name="ce84">
            <text:p><text:s/>457<text:s/></text:p>
          </table:table-cell>
          <table:table-cell office:value-type="float" office:value="450.95965612155982" table:style-name="ce84">
            <text:p><text:s/>451<text:s/></text:p>
          </table:table-cell>
          <table:table-cell office:value-type="float" office:value="504.35572453496474" table:style-name="ce84">
            <text:p><text:s/>504<text:s/></text:p>
          </table:table-cell>
          <table:table-cell office:value-type="float" office:value="465.57014515898391" table:style-name="ce84">
            <text:p><text:s/>466<text:s/></text:p>
          </table:table-cell>
          <table:table-cell office:value-type="float" office:value="401.49927863873893" table:style-name="ce84">
            <text:p><text:s/>401<text:s/></text:p>
          </table:table-cell>
          <table:table-cell office:value-type="float" office:value="405.72290577333479" table:style-name="ce84">
            <text:p><text:s/>406<text:s/></text:p>
          </table:table-cell>
          <table:table-cell office:value-type="float" office:value="395" table:style-name="ce84">
            <text:p><text:s/>395<text:s/></text:p>
          </table:table-cell>
          <table:table-cell office:value-type="float" office:value="384.64516637255974" table:style-name="ce84">
            <text:p><text:s/>385<text:s/></text:p>
          </table:table-cell>
          <table:table-cell office:value-type="float" office:value="395.04397639902118" table:style-name="ce84">
            <text:p><text:s/>395<text:s/></text:p>
          </table:table-cell>
          <table:table-cell office:value-type="float" office:value="420.64772323196399" table:style-name="ce85">
            <text:p>421</text:p>
          </table:table-cell>
          <table:table-cell office:value-type="float" office:value="411.32378752293374" table:style-name="ce85">
            <text:p>411</text:p>
          </table:table-cell>
          <table:table-cell office:value-type="float" office:value="406.76245194412508" table:style-name="ce85">
            <text:p>40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281.65491300261857" table:style-name="ce84">
            <text:p><text:s/>282<text:s/></text:p>
          </table:table-cell>
          <table:table-cell office:value-type="float" office:value="254.12562968358029" table:style-name="ce84">
            <text:p><text:s/>254<text:s/></text:p>
          </table:table-cell>
          <table:table-cell office:value-type="float" office:value="305.62030973535985" table:style-name="ce84">
            <text:p><text:s/>306<text:s/></text:p>
          </table:table-cell>
          <table:table-cell office:value-type="float" office:value="260.02063706185169" table:style-name="ce84">
            <text:p><text:s/>260<text:s/></text:p>
          </table:table-cell>
          <table:table-cell office:value-type="float" office:value="333.41146997807158" table:style-name="ce84">
            <text:p><text:s/>333<text:s/></text:p>
          </table:table-cell>
          <table:table-cell office:value-type="float" office:value="362.20470486659576" table:style-name="ce84">
            <text:p><text:s/>362<text:s/></text:p>
          </table:table-cell>
          <table:table-cell office:value-type="float" office:value="362.59746474949952" table:style-name="ce84">
            <text:p><text:s/>363<text:s/></text:p>
          </table:table-cell>
          <table:table-cell office:value-type="float" office:value="370" table:style-name="ce84">
            <text:p><text:s/>370<text:s/></text:p>
          </table:table-cell>
          <table:table-cell office:value-type="float" office:value="389.67584637696609" table:style-name="ce84">
            <text:p><text:s/>390<text:s/></text:p>
          </table:table-cell>
          <table:table-cell office:value-type="float" office:value="383.47469303564105" table:style-name="ce84">
            <text:p><text:s/>383<text:s/></text:p>
          </table:table-cell>
          <table:table-cell office:value-type="float" office:value="379.53115880977498" table:style-name="ce85">
            <text:p>380</text:p>
          </table:table-cell>
          <table:table-cell office:value-type="float" office:value="373.86498309435069" table:style-name="ce85">
            <text:p>374</text:p>
          </table:table-cell>
          <table:table-cell office:value-type="float" office:value="391.05536981619042" table:style-name="ce85">
            <text:p>39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86"/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South East</text:p>
          </table:table-cell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2589.8500000000013" table:style-name="ce84">
            <text:p><text:s/>2,590<text:s/></text:p>
          </table:table-cell>
          <table:table-cell office:value-type="float" office:value="2555.157000000002" table:style-name="ce84">
            <text:p><text:s/>2,555<text:s/></text:p>
          </table:table-cell>
          <table:table-cell office:value-type="float" office:value="2592.3450000000012" table:style-name="ce84">
            <text:p><text:s/>2,592<text:s/></text:p>
          </table:table-cell>
          <table:table-cell office:value-type="float" office:value="2588.1519999999982" table:style-name="ce84">
            <text:p><text:s/>2,588<text:s/></text:p>
          </table:table-cell>
          <table:table-cell office:value-type="float" office:value="2613.0280000000002" table:style-name="ce84">
            <text:p><text:s/>2,613<text:s/></text:p>
          </table:table-cell>
          <table:table-cell office:value-type="float" office:value="2530.6199827314686" table:style-name="ce84">
            <text:p><text:s/>2,531<text:s/></text:p>
          </table:table-cell>
          <table:table-cell office:value-type="float" office:value="2505.4280128545652" table:style-name="ce84">
            <text:p><text:s/>2,505<text:s/></text:p>
          </table:table-cell>
          <table:table-cell office:value-type="float" office:value="2503.1315763329376" table:style-name="ce84">
            <text:p><text:s/>2,503<text:s/></text:p>
          </table:table-cell>
          <table:table-cell office:value-type="float" office:value="2486.4732103820015" table:style-name="ce84">
            <text:p><text:s/>2,486<text:s/></text:p>
          </table:table-cell>
          <table:table-cell office:value-type="float" office:value="2398.7852305022075" table:style-name="ce84">
            <text:p><text:s/>2,399<text:s/></text:p>
          </table:table-cell>
          <table:table-cell office:value-type="float" office:value="2523.196623502522" table:style-name="ce84">
            <text:p><text:s/>2,523<text:s/></text:p>
          </table:table-cell>
          <table:table-cell office:value-type="float" office:value="2498.8825823232582" table:style-name="ce84">
            <text:p><text:s/>2,499<text:s/></text:p>
          </table:table-cell>
          <table:table-cell office:value-type="float" office:value="2523" table:style-name="ce84">
            <text:p><text:s/>2,523<text:s/></text:p>
          </table:table-cell>
          <table:table-cell office:value-type="float" office:value="2554.2698528770702" table:style-name="ce84">
            <text:p><text:s/>2,554<text:s/></text:p>
          </table:table-cell>
          <table:table-cell office:value-type="float" office:value="2574.7450757560027" table:style-name="ce84">
            <text:p><text:s/>2,575<text:s/></text:p>
          </table:table-cell>
          <table:table-cell office:value-type="float" office:value="2592.3257541170801" table:style-name="ce85">
            <text:p>2,592</text:p>
          </table:table-cell>
          <table:table-cell office:value-type="float" office:value="2719.341017709593" table:style-name="ce85">
            <text:p>2,719</text:p>
          </table:table-cell>
          <table:table-cell office:value-type="float" office:value="2754.4642567077904" table:style-name="ce85">
            <text:p>2,75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1007.2680000000008" table:style-name="ce84">
            <text:p><text:s/>1,007<text:s/></text:p>
          </table:table-cell>
          <table:table-cell office:value-type="float" office:value="1091.880000000001" table:style-name="ce84">
            <text:p><text:s/>1,092<text:s/></text:p>
          </table:table-cell>
          <table:table-cell office:value-type="float" office:value="1064.0880000000006" table:style-name="ce84">
            <text:p><text:s/>1,064<text:s/></text:p>
          </table:table-cell>
          <table:table-cell office:value-type="float" office:value="1175.5719999999992" table:style-name="ce84">
            <text:p><text:s/>1,176<text:s/></text:p>
          </table:table-cell>
          <table:table-cell office:value-type="float" office:value="1229.6100000000006" table:style-name="ce84">
            <text:p><text:s/>1,230<text:s/></text:p>
          </table:table-cell>
          <table:table-cell office:value-type="float" office:value="1152.5368125744492" table:style-name="ce84">
            <text:p><text:s/>1,153<text:s/></text:p>
          </table:table-cell>
          <table:table-cell office:value-type="float" office:value="1144.8492676247413" table:style-name="ce84">
            <text:p><text:s/>1,145<text:s/></text:p>
          </table:table-cell>
          <table:table-cell office:value-type="float" office:value="1247.265463446033" table:style-name="ce84">
            <text:p><text:s/>1,247<text:s/></text:p>
          </table:table-cell>
          <table:table-cell office:value-type="float" office:value="1205.3288219951557" table:style-name="ce84">
            <text:p><text:s/>1,205<text:s/></text:p>
          </table:table-cell>
          <table:table-cell office:value-type="float" office:value="1140.7248455900155" table:style-name="ce84">
            <text:p><text:s/>1,141<text:s/></text:p>
          </table:table-cell>
          <table:table-cell office:value-type="float" office:value="1287.1755469522952" table:style-name="ce84">
            <text:p><text:s/>1,287<text:s/></text:p>
          </table:table-cell>
          <table:table-cell office:value-type="float" office:value="1240.6151540008118" table:style-name="ce84">
            <text:p><text:s/>1,241<text:s/></text:p>
          </table:table-cell>
          <table:table-cell office:value-type="float" office:value="1362" table:style-name="ce84">
            <text:p><text:s/>1,362<text:s/></text:p>
          </table:table-cell>
          <table:table-cell office:value-type="float" office:value="1365.286972672912" table:style-name="ce84">
            <text:p><text:s/>1,365<text:s/></text:p>
          </table:table-cell>
          <table:table-cell office:value-type="float" office:value="1343.1668245642522" table:style-name="ce84">
            <text:p><text:s/>1,343<text:s/></text:p>
          </table:table-cell>
          <table:table-cell office:value-type="float" office:value="1323.56972162594" table:style-name="ce85">
            <text:p>1,324</text:p>
          </table:table-cell>
          <table:table-cell office:value-type="float" office:value="1443.7375562742313" table:style-name="ce85">
            <text:p>1,444</text:p>
          </table:table-cell>
          <table:table-cell office:value-type="float" office:value="1497.8216685395698" table:style-name="ce85">
            <text:p>1,49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1582.5820000000003" table:style-name="ce84">
            <text:p><text:s/>1,583<text:s/></text:p>
          </table:table-cell>
          <table:table-cell office:value-type="float" office:value="1463.2770000000007" table:style-name="ce84">
            <text:p><text:s/>1,463<text:s/></text:p>
          </table:table-cell>
          <table:table-cell office:value-type="float" office:value="1528.2570000000003" table:style-name="ce84">
            <text:p><text:s/>1,528<text:s/></text:p>
          </table:table-cell>
          <table:table-cell office:value-type="float" office:value="1412.579999999999" table:style-name="ce84">
            <text:p><text:s/>1,413<text:s/></text:p>
          </table:table-cell>
          <table:table-cell office:value-type="float" office:value="1383.4179999999999" table:style-name="ce84">
            <text:p><text:s/>1,383<text:s/></text:p>
          </table:table-cell>
          <table:table-cell office:value-type="float" office:value="1378.0831701570194" table:style-name="ce84">
            <text:p><text:s/>1,378<text:s/></text:p>
          </table:table-cell>
          <table:table-cell office:value-type="float" office:value="1360.5787452298239" table:style-name="ce84">
            <text:p><text:s/>1,361<text:s/></text:p>
          </table:table-cell>
          <table:table-cell office:value-type="float" office:value="1255.8661128869044" table:style-name="ce84">
            <text:p><text:s/>1,256<text:s/></text:p>
          </table:table-cell>
          <table:table-cell office:value-type="float" office:value="1281.1443883868458" table:style-name="ce84">
            <text:p><text:s/>1,281<text:s/></text:p>
          </table:table-cell>
          <table:table-cell office:value-type="float" office:value="1258.0603849121919" table:style-name="ce84">
            <text:p><text:s/>1,258<text:s/></text:p>
          </table:table-cell>
          <table:table-cell office:value-type="float" office:value="1236.0210765502266" table:style-name="ce84">
            <text:p><text:s/>1,236<text:s/></text:p>
          </table:table-cell>
          <table:table-cell office:value-type="float" office:value="1258.2674283224467" table:style-name="ce84">
            <text:p><text:s/>1,258<text:s/></text:p>
          </table:table-cell>
          <table:table-cell office:value-type="float" office:value="1160" table:style-name="ce84">
            <text:p><text:s/>1,160<text:s/></text:p>
          </table:table-cell>
          <table:table-cell office:value-type="float" office:value="1188.9828802041575" table:style-name="ce84">
            <text:p><text:s/>1,189<text:s/></text:p>
          </table:table-cell>
          <table:table-cell office:value-type="float" office:value="1231.5782511917505" table:style-name="ce84">
            <text:p><text:s/>1,232<text:s/></text:p>
          </table:table-cell>
          <table:table-cell office:value-type="float" office:value="1268.7560324911301" table:style-name="ce85">
            <text:p>1,269</text:p>
          </table:table-cell>
          <table:table-cell office:value-type="float" office:value="1275.6034614353689" table:style-name="ce85">
            <text:p>1,276</text:p>
          </table:table-cell>
          <table:table-cell office:value-type="float" office:value="1256.6425881682171" table:style-name="ce85">
            <text:p>1,25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325.33100000000007" table:style-name="ce84">
            <text:p><text:s/>325<text:s/></text:p>
          </table:table-cell>
          <table:table-cell office:value-type="float" office:value="384.49699999999984" table:style-name="ce84">
            <text:p><text:s/>384<text:s/></text:p>
          </table:table-cell>
          <table:table-cell office:value-type="float" office:value="379.70100000000002" table:style-name="ce84">
            <text:p><text:s/>380<text:s/></text:p>
          </table:table-cell>
          <table:table-cell office:value-type="float" office:value="408.35899999999981" table:style-name="ce84">
            <text:p><text:s/>408<text:s/></text:p>
          </table:table-cell>
          <table:table-cell office:value-type="float" office:value="447.56100000000004" table:style-name="ce84">
            <text:p><text:s/>448<text:s/></text:p>
          </table:table-cell>
          <table:table-cell office:value-type="float" office:value="499.5459086342276" table:style-name="ce84">
            <text:p><text:s/>500<text:s/></text:p>
          </table:table-cell>
          <table:table-cell office:value-type="float" office:value="549.97730905802996" table:style-name="ce84">
            <text:p><text:s/>550<text:s/></text:p>
          </table:table-cell>
          <table:table-cell office:value-type="float" office:value="559.2149078527774" table:style-name="ce84">
            <text:p><text:s/>559<text:s/></text:p>
          </table:table-cell>
          <table:table-cell office:value-type="float" office:value="623.17844825063298" table:style-name="ce84">
            <text:p><text:s/>623<text:s/></text:p>
          </table:table-cell>
          <table:table-cell office:value-type="float" office:value="656.4454360812324" table:style-name="ce84">
            <text:p><text:s/>656<text:s/></text:p>
          </table:table-cell>
          <table:table-cell office:value-type="float" office:value="650.67431273974046" table:style-name="ce84">
            <text:p><text:s/>651<text:s/></text:p>
          </table:table-cell>
          <table:table-cell office:value-type="float" office:value="690.53467191521474" table:style-name="ce84">
            <text:p><text:s/>691<text:s/></text:p>
          </table:table-cell>
          <table:table-cell office:value-type="float" office:value="709" table:style-name="ce84">
            <text:p><text:s/>709<text:s/></text:p>
          </table:table-cell>
          <table:table-cell office:value-type="float" office:value="710.92850836724142" table:style-name="ce84">
            <text:p><text:s/>711<text:s/></text:p>
          </table:table-cell>
          <table:table-cell office:value-type="float" office:value="710.16939564140523" table:style-name="ce84">
            <text:p><text:s/>710<text:s/></text:p>
          </table:table-cell>
          <table:table-cell office:value-type="float" office:value="712.90101621585598" table:style-name="ce85">
            <text:p>713</text:p>
          </table:table-cell>
          <table:table-cell office:value-type="float" office:value="613.78123938815156" table:style-name="ce85">
            <text:p>614</text:p>
          </table:table-cell>
          <table:table-cell office:value-type="float" office:value="623.58523715907324" table:style-name="ce85">
            <text:p>62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451.77500000000003" table:style-name="ce84">
            <text:p><text:s/>452<text:s/></text:p>
          </table:table-cell>
          <table:table-cell office:value-type="float" office:value="450.12900000000002" table:style-name="ce84">
            <text:p><text:s/>450<text:s/></text:p>
          </table:table-cell>
          <table:table-cell office:value-type="float" office:value="444.19100000000009" table:style-name="ce84">
            <text:p><text:s/>444<text:s/></text:p>
          </table:table-cell>
          <table:table-cell office:value-type="float" office:value="439.52799999999968" table:style-name="ce84">
            <text:p><text:s/>440<text:s/></text:p>
          </table:table-cell>
          <table:table-cell office:value-type="float" office:value="441.50700000000018" table:style-name="ce84">
            <text:p><text:s/>442<text:s/></text:p>
          </table:table-cell>
          <table:table-cell office:value-type="float" office:value="451.44130217669061" table:style-name="ce84">
            <text:p><text:s/>451<text:s/></text:p>
          </table:table-cell>
          <table:table-cell office:value-type="float" office:value="406.6748104533321" table:style-name="ce84">
            <text:p><text:s/>407<text:s/></text:p>
          </table:table-cell>
          <table:table-cell office:value-type="float" office:value="458.01545584441675" table:style-name="ce84">
            <text:p><text:s/>458<text:s/></text:p>
          </table:table-cell>
          <table:table-cell office:value-type="float" office:value="445.70658909083744" table:style-name="ce84">
            <text:p><text:s/>446<text:s/></text:p>
          </table:table-cell>
          <table:table-cell office:value-type="float" office:value="458.01539725851319" table:style-name="ce84">
            <text:p><text:s/>458<text:s/></text:p>
          </table:table-cell>
          <table:table-cell office:value-type="float" office:value="491.58293081262065" table:style-name="ce84">
            <text:p><text:s/>492<text:s/></text:p>
          </table:table-cell>
          <table:table-cell office:value-type="float" office:value="481.9983930701344" table:style-name="ce84">
            <text:p><text:s/>482<text:s/></text:p>
          </table:table-cell>
          <table:table-cell office:value-type="float" office:value="484" table:style-name="ce84">
            <text:p><text:s/>484<text:s/></text:p>
          </table:table-cell>
          <table:table-cell office:value-type="float" office:value="493.23069015681841" table:style-name="ce84">
            <text:p><text:s/>493<text:s/></text:p>
          </table:table-cell>
          <table:table-cell office:value-type="float" office:value="496.73117594821906" table:style-name="ce84">
            <text:p><text:s/>497<text:s/></text:p>
          </table:table-cell>
          <table:table-cell office:value-type="float" office:value="495.30321574596798" table:style-name="ce85">
            <text:p>495</text:p>
          </table:table-cell>
          <table:table-cell office:value-type="float" office:value="502.47071685832407" table:style-name="ce85">
            <text:p>502</text:p>
          </table:table-cell>
          <table:table-cell office:value-type="float" office:value="497.97452960420628" table:style-name="ce85">
            <text:p>49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72.0461477076559" table:style-name="ce84">
            <text:p><text:s/>172<text:s/></text:p>
          </table:table-cell>
          <table:table-cell office:value-type="float" office:value="141.82820821272531" table:style-name="ce84">
            <text:p><text:s/>142<text:s/></text:p>
          </table:table-cell>
          <table:table-cell office:value-type="float" office:value="178.78098265365662" table:style-name="ce84">
            <text:p><text:s/>179<text:s/></text:p>
          </table:table-cell>
          <table:table-cell office:value-type="float" office:value="168.73242742777003" table:style-name="ce84">
            <text:p><text:s/>169<text:s/></text:p>
          </table:table-cell>
          <table:table-cell office:value-type="float" office:value="171.67697858729679" table:style-name="ce84">
            <text:p><text:s/>172<text:s/></text:p>
          </table:table-cell>
          <table:table-cell office:value-type="float" office:value="177.75126629866978" table:style-name="ce84">
            <text:p><text:s/>178<text:s/></text:p>
          </table:table-cell>
          <table:table-cell office:value-type="float" office:value="167.09194179778095" table:style-name="ce84">
            <text:p><text:s/>167<text:s/></text:p>
          </table:table-cell>
          <table:table-cell office:value-type="float" office:value="168" table:style-name="ce84">
            <text:p><text:s/>168<text:s/></text:p>
          </table:table-cell>
          <table:table-cell office:value-type="float" office:value="168.25113977406434" table:style-name="ce84">
            <text:p><text:s/>168<text:s/></text:p>
          </table:table-cell>
          <table:table-cell office:value-type="float" office:value="166.72963442812849" table:style-name="ce84">
            <text:p><text:s/>167<text:s/></text:p>
          </table:table-cell>
          <table:table-cell office:value-type="float" office:value="165.275117707942" table:style-name="ce85">
            <text:p>165</text:p>
          </table:table-cell>
          <table:table-cell office:value-type="float" office:value="164.6318152135332" table:style-name="ce85">
            <text:p>165</text:p>
          </table:table-cell>
          <table:table-cell office:value-type="float" office:value="170.38626031058874" table:style-name="ce85">
            <text:p>17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279.39515446903499" table:style-name="ce84">
            <text:p><text:s/>279<text:s/></text:p>
          </table:table-cell>
          <table:table-cell office:value-type="float" office:value="264.84660224060656" table:style-name="ce84">
            <text:p><text:s/>265<text:s/></text:p>
          </table:table-cell>
          <table:table-cell office:value-type="float" office:value="279.23447319076041" table:style-name="ce84">
            <text:p><text:s/>279<text:s/></text:p>
          </table:table-cell>
          <table:table-cell office:value-type="float" office:value="276.97416166306721" table:style-name="ce84">
            <text:p><text:s/>277<text:s/></text:p>
          </table:table-cell>
          <table:table-cell office:value-type="float" office:value="286.33841867121669" table:style-name="ce84">
            <text:p><text:s/>286<text:s/></text:p>
          </table:table-cell>
          <table:table-cell office:value-type="float" office:value="313.8316645139513" table:style-name="ce84">
            <text:p><text:s/>314<text:s/></text:p>
          </table:table-cell>
          <table:table-cell office:value-type="float" office:value="314.90645127235348" table:style-name="ce84">
            <text:p><text:s/>315<text:s/></text:p>
          </table:table-cell>
          <table:table-cell office:value-type="float" office:value="316" table:style-name="ce84">
            <text:p><text:s/>316<text:s/></text:p>
          </table:table-cell>
          <table:table-cell office:value-type="float" office:value="324.97955038275342" table:style-name="ce84">
            <text:p><text:s/>325<text:s/></text:p>
          </table:table-cell>
          <table:table-cell office:value-type="float" office:value="330.00154152009054" table:style-name="ce84">
            <text:p><text:s/>330<text:s/></text:p>
          </table:table-cell>
          <table:table-cell office:value-type="float" office:value="330.02809803802597" table:style-name="ce85">
            <text:p>330</text:p>
          </table:table-cell>
          <table:table-cell office:value-type="float" office:value="337.83890164479067" table:style-name="ce85">
            <text:p>338</text:p>
          </table:table-cell>
          <table:table-cell office:value-type="float" office:value="327.58826929361743" table:style-name="ce85">
            <text:p>32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60"/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South West</text:p>
          </table:table-cell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1622.6529999999991" table:style-name="ce84">
            <text:p><text:s/>1,623<text:s/></text:p>
          </table:table-cell>
          <table:table-cell office:value-type="float" office:value="1607.2250000000004" table:style-name="ce84">
            <text:p><text:s/>1,607<text:s/></text:p>
          </table:table-cell>
          <table:table-cell office:value-type="float" office:value="1627.067" table:style-name="ce84">
            <text:p><text:s/>1,627<text:s/></text:p>
          </table:table-cell>
          <table:table-cell office:value-type="float" office:value="1627.3670000000006" table:style-name="ce84">
            <text:p><text:s/>1,627<text:s/></text:p>
          </table:table-cell>
          <table:table-cell office:value-type="float" office:value="1639.6219999999998" table:style-name="ce84">
            <text:p><text:s/>1,640<text:s/></text:p>
          </table:table-cell>
          <table:table-cell office:value-type="float" office:value="1519.6344759386061" table:style-name="ce84">
            <text:p><text:s/>1,520<text:s/></text:p>
          </table:table-cell>
          <table:table-cell office:value-type="float" office:value="1658.4077037894665" table:style-name="ce84">
            <text:p><text:s/>1,658<text:s/></text:p>
          </table:table-cell>
          <table:table-cell office:value-type="float" office:value="1588.7678787520381" table:style-name="ce84">
            <text:p><text:s/>1,589<text:s/></text:p>
          </table:table-cell>
          <table:table-cell office:value-type="float" office:value="1589.0310823230275" table:style-name="ce84">
            <text:p><text:s/>1,589<text:s/></text:p>
          </table:table-cell>
          <table:table-cell office:value-type="float" office:value="1634.1734005247724" table:style-name="ce84">
            <text:p><text:s/>1,634<text:s/></text:p>
          </table:table-cell>
          <table:table-cell office:value-type="float" office:value="1638.4615262406635" table:style-name="ce84">
            <text:p><text:s/>1,638<text:s/></text:p>
          </table:table-cell>
          <table:table-cell office:value-type="float" office:value="1638.3195305561403" table:style-name="ce84">
            <text:p><text:s/>1,638<text:s/></text:p>
          </table:table-cell>
          <table:table-cell office:value-type="float" office:value="1630" table:style-name="ce84">
            <text:p><text:s/>1,630<text:s/></text:p>
          </table:table-cell>
          <table:table-cell office:value-type="float" office:value="1643.771882660018" table:style-name="ce84">
            <text:p><text:s/>1,644<text:s/></text:p>
          </table:table-cell>
          <table:table-cell office:value-type="float" office:value="1700.4427595583902" table:style-name="ce84">
            <text:p><text:s/>1,700<text:s/></text:p>
          </table:table-cell>
          <table:table-cell office:value-type="float" office:value="1693.08011731746" table:style-name="ce85">
            <text:p>1,693</text:p>
          </table:table-cell>
          <table:table-cell office:value-type="float" office:value="1753.8401138629804" table:style-name="ce85">
            <text:p>1,754</text:p>
          </table:table-cell>
          <table:table-cell office:value-type="float" office:value="1752.1703785821703" table:style-name="ce85">
            <text:p>1,752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689.65099999999984" table:style-name="ce84">
            <text:p><text:s/>690<text:s/></text:p>
          </table:table-cell>
          <table:table-cell office:value-type="float" office:value="776.31200000000013" table:style-name="ce84">
            <text:p><text:s/>776<text:s/></text:p>
          </table:table-cell>
          <table:table-cell office:value-type="float" office:value="742.96900000000005" table:style-name="ce84">
            <text:p><text:s/>743<text:s/></text:p>
          </table:table-cell>
          <table:table-cell office:value-type="float" office:value="649.48200000000054" table:style-name="ce84">
            <text:p><text:s/>649<text:s/></text:p>
          </table:table-cell>
          <table:table-cell office:value-type="float" office:value="841.24400000000003" table:style-name="ce84">
            <text:p><text:s/>841<text:s/></text:p>
          </table:table-cell>
          <table:table-cell office:value-type="float" office:value="807.12942277051593" table:style-name="ce84">
            <text:p><text:s/>807<text:s/></text:p>
          </table:table-cell>
          <table:table-cell office:value-type="float" office:value="841.88838238359949" table:style-name="ce84">
            <text:p><text:s/>842<text:s/></text:p>
          </table:table-cell>
          <table:table-cell office:value-type="float" office:value="842.55086879438147" table:style-name="ce84">
            <text:p><text:s/>843<text:s/></text:p>
          </table:table-cell>
          <table:table-cell office:value-type="float" office:value="872.22620735874" table:style-name="ce84">
            <text:p><text:s/>872<text:s/></text:p>
          </table:table-cell>
          <table:table-cell office:value-type="float" office:value="926.8796126920538" table:style-name="ce84">
            <text:p><text:s/>927<text:s/></text:p>
          </table:table-cell>
          <table:table-cell office:value-type="float" office:value="921.01688597734619" table:style-name="ce84">
            <text:p><text:s/>921<text:s/></text:p>
          </table:table-cell>
          <table:table-cell office:value-type="float" office:value="867.56085428519179" table:style-name="ce84">
            <text:p><text:s/>868<text:s/></text:p>
          </table:table-cell>
          <table:table-cell office:value-type="float" office:value="983" table:style-name="ce84">
            <text:p><text:s/>983<text:s/></text:p>
          </table:table-cell>
          <table:table-cell office:value-type="float" office:value="953.40846092196716" table:style-name="ce84">
            <text:p><text:s/>953<text:s/></text:p>
          </table:table-cell>
          <table:table-cell office:value-type="float" office:value="1058.6286562764685" table:style-name="ce84">
            <text:p><text:s/>1,059<text:s/></text:p>
          </table:table-cell>
          <table:table-cell office:value-type="float" office:value="976.22775068686406" table:style-name="ce85">
            <text:p>976</text:p>
          </table:table-cell>
          <table:table-cell office:value-type="float" office:value="1044.3764578065479" table:style-name="ce85">
            <text:p>1,044</text:p>
          </table:table-cell>
          <table:table-cell office:value-type="float" office:value="993.17460449350267" table:style-name="ce85">
            <text:p>99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933.00199999999927" table:style-name="ce84">
            <text:p><text:s/>933<text:s/></text:p>
          </table:table-cell>
          <table:table-cell office:value-type="float" office:value="830.91300000000012" table:style-name="ce84">
            <text:p><text:s/>831<text:s/></text:p>
          </table:table-cell>
          <table:table-cell office:value-type="float" office:value="884.09799999999984" table:style-name="ce84">
            <text:p><text:s/>884<text:s/></text:p>
          </table:table-cell>
          <table:table-cell office:value-type="float" office:value="977.8850000000001" table:style-name="ce84">
            <text:p><text:s/>978<text:s/></text:p>
          </table:table-cell>
          <table:table-cell office:value-type="float" office:value="798.3779999999997" table:style-name="ce84">
            <text:p><text:s/>798<text:s/></text:p>
          </table:table-cell>
          <table:table-cell office:value-type="float" office:value="712.50505316809017" table:style-name="ce84">
            <text:p><text:s/>713<text:s/></text:p>
          </table:table-cell>
          <table:table-cell office:value-type="float" office:value="816.519321405867" table:style-name="ce84">
            <text:p><text:s/>817<text:s/></text:p>
          </table:table-cell>
          <table:table-cell office:value-type="float" office:value="746.21700995765661" table:style-name="ce84">
            <text:p><text:s/>746<text:s/></text:p>
          </table:table-cell>
          <table:table-cell office:value-type="float" office:value="716.80487496428748" table:style-name="ce84">
            <text:p><text:s/>717<text:s/></text:p>
          </table:table-cell>
          <table:table-cell office:value-type="float" office:value="707.29378783271864" table:style-name="ce84">
            <text:p><text:s/>707<text:s/></text:p>
          </table:table-cell>
          <table:table-cell office:value-type="float" office:value="717.4446402633173" table:style-name="ce84">
            <text:p><text:s/>717<text:s/></text:p>
          </table:table-cell>
          <table:table-cell office:value-type="float" office:value="770.75867627094851" table:style-name="ce84">
            <text:p><text:s/>771<text:s/></text:p>
          </table:table-cell>
          <table:table-cell office:value-type="float" office:value="648" table:style-name="ce84">
            <text:p><text:s/>648<text:s/></text:p>
          </table:table-cell>
          <table:table-cell office:value-type="float" office:value="690.36342173805042" table:style-name="ce84">
            <text:p><text:s/>690<text:s/></text:p>
          </table:table-cell>
          <table:table-cell office:value-type="float" office:value="641.81410328191942" table:style-name="ce84">
            <text:p><text:s/>642<text:s/></text:p>
          </table:table-cell>
          <table:table-cell office:value-type="float" office:value="716.852366630598" table:style-name="ce85">
            <text:p>717</text:p>
          </table:table-cell>
          <table:table-cell office:value-type="float" office:value="709.46365605643041" table:style-name="ce85">
            <text:p>709</text:p>
          </table:table-cell>
          <table:table-cell office:value-type="float" office:value="758.99577408866833" table:style-name="ce85">
            <text:p>75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231.74100000000001" table:style-name="ce84">
            <text:p><text:s/>232<text:s/></text:p>
          </table:table-cell>
          <table:table-cell office:value-type="float" office:value="279.39700000000005" table:style-name="ce84">
            <text:p><text:s/>279<text:s/></text:p>
          </table:table-cell>
          <table:table-cell office:value-type="float" office:value="255.05300000000008" table:style-name="ce84">
            <text:p><text:s/>255<text:s/></text:p>
          </table:table-cell>
          <table:table-cell office:value-type="float" office:value="289.19800000000004" table:style-name="ce84">
            <text:p><text:s/>289<text:s/></text:p>
          </table:table-cell>
          <table:table-cell office:value-type="float" office:value="267.76499999999993" table:style-name="ce84">
            <text:p><text:s/>268<text:s/></text:p>
          </table:table-cell>
          <table:table-cell office:value-type="float" office:value="374.60955393086778" table:style-name="ce84">
            <text:p><text:s/>375<text:s/></text:p>
          </table:table-cell>
          <table:table-cell office:value-type="float" office:value="363.69827370678826" table:style-name="ce84">
            <text:p><text:s/>364<text:s/></text:p>
          </table:table-cell>
          <table:table-cell office:value-type="float" office:value="368.37889570178965" table:style-name="ce84">
            <text:p><text:s/>368<text:s/></text:p>
          </table:table-cell>
          <table:table-cell office:value-type="float" office:value="393.20689227803837" table:style-name="ce84">
            <text:p><text:s/>393<text:s/></text:p>
          </table:table-cell>
          <table:table-cell office:value-type="float" office:value="428.85629429936841" table:style-name="ce84">
            <text:p><text:s/>429<text:s/></text:p>
          </table:table-cell>
          <table:table-cell office:value-type="float" office:value="418.33286377161471" table:style-name="ce84">
            <text:p><text:s/>418<text:s/></text:p>
          </table:table-cell>
          <table:table-cell office:value-type="float" office:value="421.24279581847367" table:style-name="ce84">
            <text:p><text:s/>421<text:s/></text:p>
          </table:table-cell>
          <table:table-cell office:value-type="float" office:value="445" table:style-name="ce84">
            <text:p><text:s/>445<text:s/></text:p>
          </table:table-cell>
          <table:table-cell office:value-type="float" office:value="455.66571746027768" table:style-name="ce84">
            <text:p><text:s/>456<text:s/></text:p>
          </table:table-cell>
          <table:table-cell office:value-type="float" office:value="452.36456138721661" table:style-name="ce84">
            <text:p><text:s/>452<text:s/></text:p>
          </table:table-cell>
          <table:table-cell office:value-type="float" office:value="474.12235168968698" table:style-name="ce85">
            <text:p>474</text:p>
          </table:table-cell>
          <table:table-cell office:value-type="float" office:value="434.99984548354354" table:style-name="ce85">
            <text:p>435</text:p>
          </table:table-cell>
          <table:table-cell office:value-type="float" office:value="459.71696862767379" table:style-name="ce85">
            <text:p>46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290.53500000000014" table:style-name="ce84">
            <text:p><text:s/>291<text:s/></text:p>
          </table:table-cell>
          <table:table-cell office:value-type="float" office:value="284.82599999999985" table:style-name="ce84">
            <text:p><text:s/>285<text:s/></text:p>
          </table:table-cell>
          <table:table-cell office:value-type="float" office:value="291.34100000000012" table:style-name="ce84">
            <text:p><text:s/>291<text:s/></text:p>
          </table:table-cell>
          <table:table-cell office:value-type="float" office:value="287.31199999999984" table:style-name="ce84">
            <text:p><text:s/>287<text:s/></text:p>
          </table:table-cell>
          <table:table-cell office:value-type="float" office:value="280.87599999999992" table:style-name="ce84">
            <text:p><text:s/>281<text:s/></text:p>
          </table:table-cell>
          <table:table-cell office:value-type="float" office:value="284.04825838038744" table:style-name="ce84">
            <text:p><text:s/>284<text:s/></text:p>
          </table:table-cell>
          <table:table-cell office:value-type="float" office:value="252.38365806419236" table:style-name="ce84">
            <text:p><text:s/>252<text:s/></text:p>
          </table:table-cell>
          <table:table-cell office:value-type="float" office:value="284.87673945191216" table:style-name="ce84">
            <text:p><text:s/>285<text:s/></text:p>
          </table:table-cell>
          <table:table-cell office:value-type="float" office:value="280.11011225763548" table:style-name="ce84">
            <text:p><text:s/>280<text:s/></text:p>
          </table:table-cell>
          <table:table-cell office:value-type="float" office:value="279.43951582434443" table:style-name="ce84">
            <text:p><text:s/>279<text:s/></text:p>
          </table:table-cell>
          <table:table-cell office:value-type="float" office:value="309.08362826074466" table:style-name="ce84">
            <text:p><text:s/>309<text:s/></text:p>
          </table:table-cell>
          <table:table-cell office:value-type="float" office:value="311.83359014196401" table:style-name="ce84">
            <text:p><text:s/>312<text:s/></text:p>
          </table:table-cell>
          <table:table-cell office:value-type="float" office:value="314" table:style-name="ce84">
            <text:p><text:s/>314<text:s/></text:p>
          </table:table-cell>
          <table:table-cell office:value-type="float" office:value="317.37733797128521" table:style-name="ce84">
            <text:p><text:s/>317<text:s/></text:p>
          </table:table-cell>
          <table:table-cell office:value-type="float" office:value="319.29409810031234" table:style-name="ce84">
            <text:p><text:s/>319<text:s/></text:p>
          </table:table-cell>
          <table:table-cell office:value-type="float" office:value="319.97732039987" table:style-name="ce85">
            <text:p>320</text:p>
          </table:table-cell>
          <table:table-cell office:value-type="float" office:value="327.29560752682795" table:style-name="ce85">
            <text:p>327</text:p>
          </table:table-cell>
          <table:table-cell office:value-type="float" office:value="330.33372582749337" table:style-name="ce85">
            <text:p>33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08.84583415288903" table:style-name="ce84">
            <text:p><text:s/>109<text:s/></text:p>
          </table:table-cell>
          <table:table-cell office:value-type="float" office:value="93.751126395340478" table:style-name="ce84">
            <text:p><text:s/>94<text:s/></text:p>
          </table:table-cell>
          <table:table-cell office:value-type="float" office:value="101.14554027484925" table:style-name="ce84">
            <text:p><text:s/>101<text:s/></text:p>
          </table:table-cell>
          <table:table-cell office:value-type="float" office:value="86.181904194985904" table:style-name="ce84">
            <text:p><text:s/>86<text:s/></text:p>
          </table:table-cell>
          <table:table-cell office:value-type="float" office:value="88.358873267001044" table:style-name="ce84">
            <text:p><text:s/>88<text:s/></text:p>
          </table:table-cell>
          <table:table-cell office:value-type="float" office:value="99.374698342972152" table:style-name="ce84">
            <text:p><text:s/>99<text:s/></text:p>
          </table:table-cell>
          <table:table-cell office:value-type="float" office:value="99.795102895291251" table:style-name="ce84">
            <text:p><text:s/>100<text:s/></text:p>
          </table:table-cell>
          <table:table-cell office:value-type="float" office:value="92" table:style-name="ce84">
            <text:p><text:s/>92<text:s/></text:p>
          </table:table-cell>
          <table:table-cell office:value-type="float" office:value="92.561391258018958" table:style-name="ce84">
            <text:p><text:s/>93<text:s/></text:p>
          </table:table-cell>
          <table:table-cell office:value-type="float" office:value="92.163697589829923" table:style-name="ce84">
            <text:p><text:s/>92<text:s/></text:p>
          </table:table-cell>
          <table:table-cell office:value-type="float" office:value="91.202828198402898" table:style-name="ce85">
            <text:p>91</text:p>
          </table:table-cell>
          <table:table-cell office:value-type="float" office:value="91.859479242114091" table:style-name="ce85">
            <text:p>92</text:p>
          </table:table-cell>
          <table:table-cell office:value-type="float" office:value="93.359812123118758" table:style-name="ce85">
            <text:p>9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string" table:style-name="ce84">
            <text:p>:</text:p>
          </table:table-cell>
          <table:table-cell office:value-type="float" office:value="175.2024242274982" table:style-name="ce84">
            <text:p><text:s/>175<text:s/></text:p>
          </table:table-cell>
          <table:table-cell office:value-type="float" office:value="158.63253166885187" table:style-name="ce84">
            <text:p><text:s/>159<text:s/></text:p>
          </table:table-cell>
          <table:table-cell office:value-type="float" office:value="183.73119917706285" table:style-name="ce84">
            <text:p><text:s/>184<text:s/></text:p>
          </table:table-cell>
          <table:table-cell office:value-type="float" office:value="193.92820806264942" table:style-name="ce84">
            <text:p><text:s/>194<text:s/></text:p>
          </table:table-cell>
          <table:table-cell office:value-type="float" office:value="191.0806425573434" table:style-name="ce84">
            <text:p><text:s/>191<text:s/></text:p>
          </table:table-cell>
          <table:table-cell office:value-type="float" office:value="209.70892991777234" table:style-name="ce84">
            <text:p><text:s/>210<text:s/></text:p>
          </table:table-cell>
          <table:table-cell office:value-type="float" office:value="212.03848724667273" table:style-name="ce84">
            <text:p><text:s/>212<text:s/></text:p>
          </table:table-cell>
          <table:table-cell office:value-type="float" office:value="223" table:style-name="ce84">
            <text:p><text:s/>223<text:s/></text:p>
          </table:table-cell>
          <table:table-cell office:value-type="float" office:value="224.81594671326613" table:style-name="ce84">
            <text:p><text:s/>225<text:s/></text:p>
          </table:table-cell>
          <table:table-cell office:value-type="float" office:value="227.13040051048242" table:style-name="ce84">
            <text:p><text:s/>227<text:s/></text:p>
          </table:table-cell>
          <table:table-cell office:value-type="float" office:value="228.77449220146701" table:style-name="ce85">
            <text:p>229</text:p>
          </table:table-cell>
          <table:table-cell office:value-type="float" office:value="235.43612828471385" table:style-name="ce85">
            <text:p>235</text:p>
          </table:table-cell>
          <table:table-cell office:value-type="float" office:value="236.97391370437461" table:style-name="ce85">
            <text:p>23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86"/>
          <table:table-cell table:number-columns-repeated="15" table:style-name="ce84"/>
          <table:table-cell table:number-columns-repeated="3" table:style-name="ce85"/>
          <table:table-cell table:number-columns-repeated="16364" table:style-name="ce2"/>
        </table:table-row>
        <table:table-row table:style-name="ro11">
          <table:table-cell table:style-name="ce2"/>
          <table:table-cell office:value-type="string" table:style-name="ce88">
            <text:p>England (excluding London)</text:p>
          </table:table-cell>
          <table:table-cell table:number-columns-repeated="15" table:style-name="ce89"/>
          <table:table-cell table:number-columns-repeated="3" table:style-name="ce85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13057.578999999991" table:style-name="ce84">
            <text:p><text:s/>13,058<text:s/></text:p>
          </table:table-cell>
          <table:table-cell office:value-type="float" office:value="13134.057999999983" table:style-name="ce84">
            <text:p><text:s/>13,134<text:s/></text:p>
          </table:table-cell>
          <table:table-cell office:value-type="float" office:value="13204.754000000001" table:style-name="ce84">
            <text:p><text:s/>13,205<text:s/></text:p>
          </table:table-cell>
          <table:table-cell office:value-type="float" office:value="13316.754999999985" table:style-name="ce84">
            <text:p><text:s/>13,317<text:s/></text:p>
          </table:table-cell>
          <table:table-cell office:value-type="float" office:value="13421.958999999986" table:style-name="ce84">
            <text:p><text:s/>13,422<text:s/></text:p>
          </table:table-cell>
          <table:table-cell office:value-type="float" office:value="12984.417916615188" table:style-name="ce84">
            <text:p><text:s/>12,984<text:s/></text:p>
          </table:table-cell>
          <table:table-cell office:value-type="float" office:value="12907.777634201926" table:style-name="ce84">
            <text:p><text:s/>12,908<text:s/></text:p>
          </table:table-cell>
          <table:table-cell office:value-type="float" office:value="12846.822500695311" table:style-name="ce84">
            <text:p><text:s/>12,847<text:s/></text:p>
          </table:table-cell>
          <table:table-cell office:value-type="float" office:value="12865.513897003071" table:style-name="ce84">
            <text:p><text:s/>12,866<text:s/></text:p>
          </table:table-cell>
          <table:table-cell office:value-type="float" office:value="12726.665809559159" table:style-name="ce84">
            <text:p><text:s/>12,727<text:s/></text:p>
          </table:table-cell>
          <table:table-cell office:value-type="float" office:value="12667.775481885637" table:style-name="ce84">
            <text:p><text:s/>12,668<text:s/></text:p>
          </table:table-cell>
          <table:table-cell office:value-type="float" office:value="12687.583547736203" table:style-name="ce84">
            <text:p><text:s/>12,688<text:s/></text:p>
          </table:table-cell>
          <table:table-cell office:value-type="float" office:value="12654.846315155412" table:style-name="ce84">
            <text:p><text:s/>12,655<text:s/></text:p>
          </table:table-cell>
          <table:table-cell office:value-type="float" office:value="12804.278569822962" table:style-name="ce84">
            <text:p><text:s/>12,804<text:s/></text:p>
          </table:table-cell>
          <table:table-cell office:value-type="float" office:value="13121.216422860245" table:formula="of:=SUM([.Q9];[.Q18];[.Q27];[.Q36];[.Q45];[.Q54];[.Q72];[.Q81])" table:style-name="ce84">
            <text:p><text:s/>13,121<text:s/></text:p>
          </table:table-cell>
          <table:table-cell office:value-type="float" office:value="13260.2801523907" table:style-name="ce85">
            <text:p>13,260</text:p>
          </table:table-cell>
          <table:table-cell office:value-type="float" office:value="13610.344545627597" table:style-name="ce85">
            <text:p>13,610</text:p>
          </table:table-cell>
          <table:table-cell office:value-type="float" office:value="13741.283895473605" table:style-name="ce85">
            <text:p>13,74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5366.163999999997" table:style-name="ce84">
            <text:p><text:s/>5,366<text:s/></text:p>
          </table:table-cell>
          <table:table-cell office:value-type="float" office:value="5879.1219999999894" table:style-name="ce84">
            <text:p><text:s/>5,879<text:s/></text:p>
          </table:table-cell>
          <table:table-cell office:value-type="float" office:value="5763.8100000000159" table:style-name="ce84">
            <text:p><text:s/>5,764<text:s/></text:p>
          </table:table-cell>
          <table:table-cell office:value-type="float" office:value="5922.2379999999976" table:style-name="ce84">
            <text:p><text:s/>5,922<text:s/></text:p>
          </table:table-cell>
          <table:table-cell office:value-type="float" office:value="6455.8999999999987" table:style-name="ce84">
            <text:p><text:s/>6,456<text:s/></text:p>
          </table:table-cell>
          <table:table-cell office:value-type="float" office:value="6098.692031597202" table:style-name="ce84">
            <text:p><text:s/>6,099<text:s/></text:p>
          </table:table-cell>
          <table:table-cell office:value-type="float" office:value="6160.5840382771967" table:style-name="ce84">
            <text:p><text:s/>6,161<text:s/></text:p>
          </table:table-cell>
          <table:table-cell office:value-type="float" office:value="6328.3975981081494" table:style-name="ce84">
            <text:p><text:s/>6,328<text:s/></text:p>
          </table:table-cell>
          <table:table-cell office:value-type="float" office:value="6390.8142370445339" table:style-name="ce84">
            <text:p><text:s/>6,391<text:s/></text:p>
          </table:table-cell>
          <table:table-cell office:value-type="float" office:value="6460.5805510444934" table:style-name="ce84">
            <text:p><text:s/>6,461<text:s/></text:p>
          </table:table-cell>
          <table:table-cell office:value-type="float" office:value="6647.9283082181137" table:style-name="ce84">
            <text:p><text:s/>6,648<text:s/></text:p>
          </table:table-cell>
          <table:table-cell office:value-type="float" office:value="6721.2117278448877" table:style-name="ce84">
            <text:p><text:s/>6,721<text:s/></text:p>
          </table:table-cell>
          <table:table-cell office:value-type="float" office:value="6938.3613940712612" table:style-name="ce84">
            <text:p><text:s/>6,938<text:s/></text:p>
          </table:table-cell>
          <table:table-cell office:value-type="float" office:value="7013.9901257870088" table:style-name="ce84">
            <text:p><text:s/>7,014<text:s/></text:p>
          </table:table-cell>
          <table:table-cell office:value-type="float" office:value="7144.4492338964774" table:formula="of:=SUM([.Q10];[.Q19];[.Q28];[.Q37];[.Q46];[.Q55];[.Q73];[.Q82])" table:style-name="ce84">
            <text:p><text:s/>7,144<text:s/></text:p>
          </table:table-cell>
          <table:table-cell office:value-type="float" office:value="7294.2873719940699" table:style-name="ce85">
            <text:p>7,294</text:p>
          </table:table-cell>
          <table:table-cell office:value-type="float" office:value="7478.4242282906089" table:style-name="ce85">
            <text:p>7,478</text:p>
          </table:table-cell>
          <table:table-cell office:value-type="float" office:value="7536.4378367074833" table:style-name="ce85">
            <text:p>7,53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7691.4149999999945" table:style-name="ce84">
            <text:p><text:s/>7,691<text:s/></text:p>
          </table:table-cell>
          <table:table-cell office:value-type="float" office:value="7254.9359999999924" table:style-name="ce84">
            <text:p><text:s/>7,255<text:s/></text:p>
          </table:table-cell>
          <table:table-cell office:value-type="float" office:value="7440.9440000000086" table:style-name="ce84">
            <text:p><text:s/>7,441<text:s/></text:p>
          </table:table-cell>
          <table:table-cell office:value-type="float" office:value="7394.5169999999871" table:style-name="ce84">
            <text:p><text:s/>7,395<text:s/></text:p>
          </table:table-cell>
          <table:table-cell office:value-type="float" office:value="6966.0589999999875" table:style-name="ce84">
            <text:p><text:s/>6,966<text:s/></text:p>
          </table:table-cell>
          <table:table-cell office:value-type="float" office:value="6885.725885017986" table:style-name="ce84">
            <text:p><text:s/>6,886<text:s/></text:p>
          </table:table-cell>
          <table:table-cell office:value-type="float" office:value="6747.1935959247294" table:style-name="ce84">
            <text:p><text:s/>6,747<text:s/></text:p>
          </table:table-cell>
          <table:table-cell office:value-type="float" office:value="6518.4249025871623" table:style-name="ce84">
            <text:p><text:s/>6,518<text:s/></text:p>
          </table:table-cell>
          <table:table-cell office:value-type="float" office:value="6474.6996599585364" table:style-name="ce84">
            <text:p><text:s/>6,475<text:s/></text:p>
          </table:table-cell>
          <table:table-cell office:value-type="float" office:value="6266.0852585146667" table:style-name="ce84">
            <text:p><text:s/>6,266<text:s/></text:p>
          </table:table-cell>
          <table:table-cell office:value-type="float" office:value="6019.8471736675228" table:style-name="ce84">
            <text:p><text:s/>6,020<text:s/></text:p>
          </table:table-cell>
          <table:table-cell office:value-type="float" office:value="5966.3718198913239" table:style-name="ce84">
            <text:p><text:s/>5,966<text:s/></text:p>
          </table:table-cell>
          <table:table-cell office:value-type="float" office:value="5716.4849210841776" table:style-name="ce84">
            <text:p><text:s/>5,716<text:s/></text:p>
          </table:table-cell>
          <table:table-cell office:value-type="float" office:value="5790.2884440359157" table:style-name="ce84">
            <text:p><text:s/>5,790<text:s/></text:p>
          </table:table-cell>
          <table:table-cell office:value-type="float" office:value="5976.7671889637631" table:formula="of:=SUM([.Q11];[.Q20];[.Q29];[.Q38];[.Q47];[.Q56];[.Q74];[.Q83])" table:style-name="ce84">
            <text:p><text:s/>5,977<text:s/></text:p>
          </table:table-cell>
          <table:table-cell office:value-type="float" office:value="5965.9927803966802" table:style-name="ce85">
            <text:p>5,966</text:p>
          </table:table-cell>
          <table:table-cell office:value-type="float" office:value="6131.9203173369588" table:style-name="ce85">
            <text:p>6,132</text:p>
          </table:table-cell>
          <table:table-cell office:value-type="float" office:value="6204.8460587661257" table:style-name="ce85">
            <text:p>6,205</text:p>
          </table:table-cell>
          <table:table-cell table:number-columns-repeated="16364" table:style-name="ce2"/>
        </table:table-row>
        <table:table-row table:style-name="ro9">
          <table:table-cell table:style-name="ce2"/>
          <table:table-cell office:value-type="string" table:style-name="ce60">
            <text:p>private renters</text:p>
          </table:table-cell>
          <table:table-cell office:value-type="float" office:value="1537.0730000000003" table:style-name="ce84">
            <text:p><text:s/>1,537<text:s/></text:p>
          </table:table-cell>
          <table:table-cell office:value-type="float" office:value="1729.3150000000039" table:style-name="ce84">
            <text:p><text:s/>1,729<text:s/></text:p>
          </table:table-cell>
          <table:table-cell office:value-type="float" office:value="1717.0840000000023" table:style-name="ce84">
            <text:p><text:s/>1,717<text:s/></text:p>
          </table:table-cell>
          <table:table-cell office:value-type="float" office:value="1811.1389999999994" table:style-name="ce84">
            <text:p><text:s/>1,811<text:s/></text:p>
          </table:table-cell>
          <table:table-cell office:value-type="float" office:value="1870.0980000000009" table:style-name="ce84">
            <text:p><text:s/>1,870<text:s/></text:p>
          </table:table-cell>
          <table:table-cell office:value-type="float" office:value="2401.7420647894933" table:style-name="ce84">
            <text:p><text:s/>2,402<text:s/></text:p>
          </table:table-cell>
          <table:table-cell office:value-type="float" office:value="2657.7728921729199" table:style-name="ce84">
            <text:p><text:s/>2,658<text:s/></text:p>
          </table:table-cell>
          <table:table-cell office:value-type="float" office:value="2814.7126856312507" table:style-name="ce84">
            <text:p><text:s/>2,815<text:s/></text:p>
          </table:table-cell>
          <table:table-cell office:value-type="float" office:value="3037.6794114519016" table:style-name="ce84">
            <text:p><text:s/>3,038<text:s/></text:p>
          </table:table-cell>
          <table:table-cell office:value-type="float" office:value="3189.3351652257115" table:style-name="ce84">
            <text:p><text:s/>3,189<text:s/></text:p>
          </table:table-cell>
          <table:table-cell office:value-type="float" office:value="3362.9662349298083" table:style-name="ce84">
            <text:p><text:s/>3,363<text:s/></text:p>
          </table:table-cell>
          <table:table-cell office:value-type="float" office:value="3380.0136109833502" table:style-name="ce84">
            <text:p><text:s/>3,380<text:s/></text:p>
          </table:table-cell>
          <table:table-cell office:value-type="float" office:value="3573.2740649074058" table:style-name="ce84">
            <text:p><text:s/>3,573<text:s/></text:p>
          </table:table-cell>
          <table:table-cell office:value-type="float" office:value="3656.8610757685046" table:style-name="ce84">
            <text:p><text:s/>3,657<text:s/></text:p>
          </table:table-cell>
          <table:table-cell office:value-type="float" office:value="3533.1977933781218" table:formula="of:=SUM([.Q12];[.Q21];[.Q30];[.Q39];[.Q48];[.Q57];[.Q75];[.Q84])" table:style-name="ce84">
            <text:p><text:s/>3,533<text:s/></text:p>
          </table:table-cell>
          <table:table-cell office:value-type="float" office:value="3587.5859681024999" table:style-name="ce85">
            <text:p>3,588</text:p>
          </table:table-cell>
          <table:table-cell office:value-type="float" office:value="3444.2025178326926" table:style-name="ce85">
            <text:p>3,444</text:p>
          </table:table-cell>
          <table:table-cell office:value-type="float" office:value="3484.0296674081906" table:style-name="ce85">
            <text:p>3,48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3129.8709999999955" table:style-name="ce84">
            <text:p><text:s/>3,130<text:s/></text:p>
          </table:table-cell>
          <table:table-cell office:value-type="float" office:value="3095.3480000000063" table:style-name="ce84">
            <text:p><text:s/>3,095<text:s/></text:p>
          </table:table-cell>
          <table:table-cell office:value-type="float" office:value="3070.7389999999928" table:style-name="ce84">
            <text:p><text:s/>3,071<text:s/></text:p>
          </table:table-cell>
          <table:table-cell office:value-type="float" office:value="3009.473999999997" table:style-name="ce84">
            <text:p><text:s/>3,009<text:s/></text:p>
          </table:table-cell>
          <table:table-cell office:value-type="float" office:value="2984.0790000000015" table:style-name="ce84">
            <text:p><text:s/>2,984<text:s/></text:p>
          </table:table-cell>
          <table:table-cell office:value-type="float" office:value="3052.6094379356173" table:style-name="ce84">
            <text:p><text:s/>3,053<text:s/></text:p>
          </table:table-cell>
          <table:table-cell office:value-type="float" office:value="2964.1410948803909" table:style-name="ce84">
            <text:p><text:s/>2,964<text:s/></text:p>
          </table:table-cell>
          <table:table-cell office:value-type="float" office:value="3069.4450341430716" table:style-name="ce84">
            <text:p><text:s/>3,069<text:s/></text:p>
          </table:table-cell>
          <table:table-cell office:value-type="float" office:value="3043.7966384031852" table:style-name="ce84">
            <text:p><text:s/>3,044<text:s/></text:p>
          </table:table-cell>
          <table:table-cell office:value-type="float" office:value="2885.0093848629381" table:style-name="ce84">
            <text:p><text:s/>2,885<text:s/></text:p>
          </table:table-cell>
          <table:table-cell office:value-type="float" office:value="3156.5517076862066" table:style-name="ce84">
            <text:p><text:s/>3,157<text:s/></text:p>
          </table:table-cell>
          <table:table-cell office:value-type="float" office:value="3143.36663213667" table:style-name="ce84">
            <text:p><text:s/>3,143<text:s/></text:p>
          </table:table-cell>
          <table:table-cell office:value-type="float" office:value="3153.9119349604562" table:style-name="ce84">
            <text:p><text:s/>3,154<text:s/></text:p>
          </table:table-cell>
          <table:table-cell office:value-type="float" office:value="3172.6345288543557" table:style-name="ce84">
            <text:p><text:s/>3,173<text:s/></text:p>
          </table:table-cell>
          <table:table-cell office:value-type="float" office:value="3179.8558310111493" table:formula="of:=SUM([.Q13];[.Q22];[.Q31];[.Q40];[.Q49];[.Q58];[.Q76];[.Q85])" table:style-name="ce84">
            <text:p><text:s/>3,180<text:s/></text:p>
          </table:table-cell>
          <table:table-cell office:value-type="float" office:value="3163.0333443243198" table:style-name="ce85">
            <text:p>3,163</text:p>
          </table:table-cell>
          <table:table-cell office:value-type="float" office:value="3193.1825261997783" table:style-name="ce85">
            <text:p>3,193</text:p>
          </table:table-cell>
          <table:table-cell office:value-type="float" office:value="3186.523301520213" table:style-name="ce85">
            <text:p>3,18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0">
            <text:p>:</text:p>
          </table:table-cell>
          <table:table-cell office:value-type="string" table:style-name="ce90">
            <text:p>:</text:p>
          </table:table-cell>
          <table:table-cell office:value-type="string" table:style-name="ce90">
            <text:p>:</text:p>
          </table:table-cell>
          <table:table-cell office:value-type="string" table:style-name="ce90">
            <text:p>:</text:p>
          </table:table-cell>
          <table:table-cell office:value-type="string" table:style-name="ce90">
            <text:p>:</text:p>
          </table:table-cell>
          <table:table-cell office:value-type="float" office:value="1379.3451145535232" table:style-name="ce84">
            <text:p><text:s/>1,379<text:s/></text:p>
          </table:table-cell>
          <table:table-cell office:value-type="float" office:value="1288.5144653083451" table:style-name="ce84">
            <text:p><text:s/>1,289<text:s/></text:p>
          </table:table-cell>
          <table:table-cell office:value-type="float" office:value="1383.5601858260068" table:style-name="ce84">
            <text:p><text:s/>1,384<text:s/></text:p>
          </table:table-cell>
          <table:table-cell office:value-type="float" office:value="1277.7444983232444" table:style-name="ce84">
            <text:p><text:s/>1,278<text:s/></text:p>
          </table:table-cell>
          <table:table-cell office:value-type="float" office:value="1218.5446740887137" table:style-name="ce84">
            <text:p><text:s/>1,219<text:s/></text:p>
          </table:table-cell>
          <table:table-cell office:value-type="float" office:value="1239.7381760665116" table:style-name="ce84">
            <text:p><text:s/>1,240<text:s/></text:p>
          </table:table-cell>
          <table:table-cell office:value-type="float" office:value="1233.6475768129176" table:style-name="ce84">
            <text:p><text:s/>1,234<text:s/></text:p>
          </table:table-cell>
          <table:table-cell office:value-type="float" office:value="1209.9516617215127" table:style-name="ce84">
            <text:p><text:s/>1,210<text:s/></text:p>
          </table:table-cell>
          <table:table-cell office:value-type="float" office:value="1181.145599137292" table:style-name="ce84">
            <text:p><text:s/>1,181<text:s/></text:p>
          </table:table-cell>
          <table:table-cell office:value-type="float" office:value="1186.1090388001364" table:formula="of:=SUM([.Q14];[.Q23];[.Q32];[.Q41];[.Q50];[.Q59];[.Q77];[.Q86])" table:style-name="ce84">
            <text:p><text:s/>1,186<text:s/></text:p>
          </table:table-cell>
          <table:table-cell office:value-type="float" office:value="1170.7412663619" table:style-name="ce85">
            <text:p>1,171</text:p>
          </table:table-cell>
          <table:table-cell office:value-type="float" office:value="1169.1993821756805" table:style-name="ce85">
            <text:p>1,169</text:p>
          </table:table-cell>
          <table:table-cell office:value-type="float" office:value="1163.3206415431569" table:style-name="ce85">
            <text:p>1,16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0">
            <text:p>:</text:p>
          </table:table-cell>
          <table:table-cell office:value-type="string" table:style-name="ce90">
            <text:p>:</text:p>
          </table:table-cell>
          <table:table-cell office:value-type="string" table:style-name="ce90">
            <text:p>:</text:p>
          </table:table-cell>
          <table:table-cell office:value-type="string" table:style-name="ce90">
            <text:p>:</text:p>
          </table:table-cell>
          <table:table-cell office:value-type="string" table:style-name="ce90">
            <text:p>:</text:p>
          </table:table-cell>
          <table:table-cell office:value-type="float" office:value="1673.2643233820979" table:style-name="ce84">
            <text:p><text:s/>1,673<text:s/></text:p>
          </table:table-cell>
          <table:table-cell office:value-type="float" office:value="1675.6266295720488" table:style-name="ce84">
            <text:p><text:s/>1,676<text:s/></text:p>
          </table:table-cell>
          <table:table-cell office:value-type="float" office:value="1685.88484831707" table:style-name="ce84">
            <text:p><text:s/>1,686<text:s/></text:p>
          </table:table-cell>
          <table:table-cell office:value-type="float" office:value="1766.0521400799419" table:style-name="ce84">
            <text:p><text:s/>1,766<text:s/></text:p>
          </table:table-cell>
          <table:table-cell office:value-type="float" office:value="1666.4647107742246" table:style-name="ce84">
            <text:p><text:s/>1,666<text:s/></text:p>
          </table:table-cell>
          <table:table-cell office:value-type="float" office:value="1916.8135316196983" table:style-name="ce84">
            <text:p><text:s/>1,917<text:s/></text:p>
          </table:table-cell>
          <table:table-cell office:value-type="float" office:value="1909.7190553237465" table:style-name="ce84">
            <text:p><text:s/>1,910<text:s/></text:p>
          </table:table-cell>
          <table:table-cell office:value-type="float" office:value="1943.9602732389503" table:style-name="ce84">
            <text:p><text:s/>1,944<text:s/></text:p>
          </table:table-cell>
          <table:table-cell office:value-type="float" office:value="1991.4889297170687" table:style-name="ce84">
            <text:p><text:s/>1,991<text:s/></text:p>
          </table:table-cell>
          <table:table-cell office:value-type="float" office:value="1993.7467922110125" table:formula="of:=SUM([.Q15];[.Q24];[.Q33];[.Q42];[.Q51];[.Q60];[.Q78];[.Q87])" table:style-name="ce84">
            <text:p><text:s/>1,994<text:s/></text:p>
          </table:table-cell>
          <table:table-cell office:value-type="float" office:value="1992.2920779624201" table:style-name="ce85">
            <text:p>1,992</text:p>
          </table:table-cell>
          <table:table-cell office:value-type="float" office:value="2023.9831440240971" table:style-name="ce85">
            <text:p>2,024</text:p>
          </table:table-cell>
          <table:table-cell office:value-type="float" office:value="2023.2026599770597" table:style-name="ce85">
            <text:p>2,023</text:p>
          </table:table-cell>
          <table:table-cell table:number-columns-repeated="16364" table:style-name="ce2"/>
        </table:table-row>
        <table:table-row table:style-name="ro6">
          <table:table-cell table:style-name="ce2"/>
          <table:table-cell office:value-type="string" table:style-name="ce91">
            <text:p>all England (excluding London) households</text:p>
          </table:table-cell>
          <table:table-cell office:value-type="float" office:value="17724.522999999994" table:style-name="ce92">
            <text:p><text:s/>17,725<text:s/></text:p>
          </table:table-cell>
          <table:table-cell office:value-type="float" office:value="17958.720999999983" table:style-name="ce92">
            <text:p><text:s/>17,959<text:s/></text:p>
          </table:table-cell>
          <table:table-cell office:value-type="float" office:value="17992.57700000003" table:style-name="ce92">
            <text:p><text:s/>17,993<text:s/></text:p>
          </table:table-cell>
          <table:table-cell office:value-type="float" office:value="18137.367999999984" table:style-name="ce92">
            <text:p><text:s/>18,137<text:s/></text:p>
          </table:table-cell>
          <table:table-cell office:value-type="float" office:value="18276.135999999988" table:style-name="ce92">
            <text:p><text:s/>18,276<text:s/></text:p>
          </table:table-cell>
          <table:table-cell office:value-type="float" office:value="18438.7694193403" table:style-name="ce92">
            <text:p><text:s/>18,439<text:s/></text:p>
          </table:table-cell>
          <table:table-cell office:value-type="float" office:value="18529.691621255239" table:style-name="ce92">
            <text:p><text:s/>18,530<text:s/></text:p>
          </table:table-cell>
          <table:table-cell office:value-type="float" office:value="18730.980220469639" table:style-name="ce92">
            <text:p><text:s/>18,731<text:s/></text:p>
          </table:table-cell>
          <table:table-cell office:value-type="float" office:value="18946.989946858157" table:style-name="ce92">
            <text:p><text:s/>18,947<text:s/></text:p>
          </table:table-cell>
          <table:table-cell office:value-type="float" office:value="18801.010359647807" table:style-name="ce92">
            <text:p><text:s/>18,801<text:s/></text:p>
          </table:table-cell>
          <table:table-cell office:value-type="float" office:value="19187.293424501655" table:style-name="ce92">
            <text:p><text:s/>19,187<text:s/></text:p>
          </table:table-cell>
          <table:table-cell office:value-type="float" office:value="19210.963790856236" table:style-name="ce92">
            <text:p><text:s/>19,211<text:s/></text:p>
          </table:table-cell>
          <table:table-cell office:value-type="float" office:value="19382.032315023262" table:style-name="ce93">
            <text:p><text:s/>19,382<text:s/></text:p>
          </table:table-cell>
          <table:table-cell office:value-type="float" office:value="19633.774174445829" table:style-name="ce93">
            <text:p><text:s/>19,634<text:s/></text:p>
          </table:table-cell>
          <table:table-cell office:value-type="float" office:value="19834.270047249513" table:formula="of:=SUM([.Q90];[.Q93];[.Q94])" table:style-name="ce93">
            <text:p><text:s/>19,834<text:s/></text:p>
          </table:table-cell>
          <table:table-cell office:value-type="float" office:value="20010.899464817499" table:style-name="ce94">
            <text:p>20,011</text:p>
          </table:table-cell>
          <table:table-cell office:value-type="float" office:value="20247.729589660088" table:style-name="ce94">
            <text:p>20,248</text:p>
          </table:table-cell>
          <table:table-cell office:value-type="float" office:value="20411.836864402052" table:style-name="ce94">
            <text:p>20,412</text:p>
          </table:table-cell>
          <table:table-cell table:number-columns-repeated="16364" table:style-name="ce2"/>
        </table:table-row>
        <table:table-row table:style-name="ro2">
          <table:table-cell table:style-name="ce2"/>
          <table:table-cell table:style-name="ce75"/>
          <table:table-cell table:number-columns-repeated="10" table:style-name="ce77"/>
          <table:table-cell table:number-columns-repeated="3" table:style-name="ce79"/>
          <table:table-cell table:number-columns-repeated="2" table:style-name="ce95"/>
          <table:table-cell table:number-columns-repeated="3" table:style-name="ce96"/>
          <table:table-cell table:number-columns-repeated="16364" table:style-name="ce2"/>
        </table:table-row>
        <table:table-row table:style-name="ro2">
          <table:table-cell table:style-name="ce2"/>
          <table:table-cell table:style-name="ce60"/>
          <table:table-cell table:number-columns-repeated="9" table:style-name="ce79"/>
          <table:table-cell table:style-name="ce80"/>
          <table:table-cell table:number-columns-repeated="2" table:style-name="ce97"/>
          <table:table-cell table:style-name="ce98"/>
          <table:table-cell table:number-columns-repeated="2" table:style-name="ce71"/>
          <table:table-cell table:style-name="ce81"/>
          <table:table-cell table:style-name="ce80"/>
          <table:table-cell office:value-type="string" table:style-name="ce80">
            <text:p>percentages</text:p>
          </table:table-cell>
          <table:table-cell table:number-columns-repeated="16364" table:style-name="ce2"/>
        </table:table-row>
        <table:table-row table:style-name="ro2">
          <table:table-cell table:style-name="ce2"/>
          <table:table-cell office:value-type="string" table:style-name="ce82">
            <text:p>North East</text:p>
          </table:table-cell>
          <table:table-cell table:number-columns-repeated="9" table:style-name="ce79"/>
          <table:table-cell table:style-name="ce71"/>
          <table:table-cell table:number-columns-repeated="2" table:style-name="ce80"/>
          <table:table-cell table:style-name="ce81"/>
          <table:table-cell table:number-columns-repeated="2" table:style-name="ce71"/>
          <table:table-cell table:number-columns-repeated="3" table:style-name="ce72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67.663173597554206" table:style-name="ce99">
            <text:p>67.7</text:p>
          </table:table-cell>
          <table:table-cell office:value-type="float" office:value="65.762223382816572" table:style-name="ce99">
            <text:p>65.8</text:p>
          </table:table-cell>
          <table:table-cell office:value-type="float" office:value="67.453926420113874" table:style-name="ce99">
            <text:p>67.5</text:p>
          </table:table-cell>
          <table:table-cell office:value-type="float" office:value="66.776445428013162" table:style-name="ce99">
            <text:p>66.8</text:p>
          </table:table-cell>
          <table:table-cell office:value-type="float" office:value="66.940977203355331" table:style-name="ce99">
            <text:p>66.9</text:p>
          </table:table-cell>
          <table:table-cell office:value-type="float" office:value="66.748532616099894" table:style-name="ce99">
            <text:p>66.7</text:p>
          </table:table-cell>
          <table:table-cell office:value-type="float" office:value="63.48354866514002" table:style-name="ce99">
            <text:p>63.5</text:p>
          </table:table-cell>
          <table:table-cell office:value-type="float" office:value="64.668619172335056" table:style-name="ce99">
            <text:p>64.7</text:p>
          </table:table-cell>
          <table:table-cell office:value-type="float" office:value="60.179203525267155" table:style-name="ce99">
            <text:p>60.2</text:p>
          </table:table-cell>
          <table:table-cell office:value-type="float" office:value="64.282362263388706" table:style-name="ce99">
            <text:p>64.3</text:p>
          </table:table-cell>
          <table:table-cell office:value-type="float" office:value="62.529134794179228" table:style-name="ce99">
            <text:p>62.5</text:p>
          </table:table-cell>
          <table:table-cell office:value-type="float" office:value="60.827178271023243" table:style-name="ce99">
            <text:p>60.8</text:p>
          </table:table-cell>
          <table:table-cell office:value-type="float" office:value="60.680034873583253" table:style-name="ce99">
            <text:p>60.7</text:p>
          </table:table-cell>
          <table:table-cell office:value-type="float" office:value="60.871697253086531" table:style-name="ce99">
            <text:p>60.9</text:p>
          </table:table-cell>
          <table:table-cell office:value-type="float" office:value="61.161202399340496" table:style-name="ce99">
            <text:p>61.2</text:p>
          </table:table-cell>
          <table:table-cell office:value-type="float" office:value="60.5699793321104" table:style-name="ce100">
            <text:p>60.6</text:p>
          </table:table-cell>
          <table:table-cell office:value-type="float" office:value="62.98909629344719" table:style-name="ce100">
            <text:p>63.0</text:p>
          </table:table-cell>
          <table:table-cell office:value-type="float" office:value="62.598264135401358" table:style-name="ce100">
            <text:p>62.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30.654167740984921" table:style-name="ce99">
            <text:p>30.7</text:p>
          </table:table-cell>
          <table:table-cell office:value-type="float" office:value="34.770799324424708" table:style-name="ce99">
            <text:p>34.8</text:p>
          </table:table-cell>
          <table:table-cell office:value-type="float" office:value="31.992685201777242" table:style-name="ce99">
            <text:p>32.0</text:p>
          </table:table-cell>
          <table:table-cell office:value-type="float" office:value="32.835240911558742" table:style-name="ce99">
            <text:p>32.8</text:p>
          </table:table-cell>
          <table:table-cell office:value-type="float" office:value="35.197197009309022" table:style-name="ce99">
            <text:p>35.2</text:p>
          </table:table-cell>
          <table:table-cell office:value-type="float" office:value="30.293507730669901" table:style-name="ce99">
            <text:p>30.3</text:p>
          </table:table-cell>
          <table:table-cell office:value-type="float" office:value="28.957644193370811" table:style-name="ce99">
            <text:p>29.0</text:p>
          </table:table-cell>
          <table:table-cell office:value-type="float" office:value="29.406830777051439" table:style-name="ce99">
            <text:p>29.4</text:p>
          </table:table-cell>
          <table:table-cell office:value-type="float" office:value="28.580853187347049" table:style-name="ce99">
            <text:p>28.6</text:p>
          </table:table-cell>
          <table:table-cell office:value-type="float" office:value="33.203985232171711" table:style-name="ce99">
            <text:p>33.2</text:p>
          </table:table-cell>
          <table:table-cell office:value-type="float" office:value="32.019332562245637" table:style-name="ce99">
            <text:p>32.0</text:p>
          </table:table-cell>
          <table:table-cell office:value-type="float" office:value="30.267356028286024" table:style-name="ce99">
            <text:p>30.3</text:p>
          </table:table-cell>
          <table:table-cell office:value-type="float" office:value="32.170880557977334" table:style-name="ce99">
            <text:p>32.2</text:p>
          </table:table-cell>
          <table:table-cell office:value-type="float" office:value="31.41284437266723" table:style-name="ce99">
            <text:p>31.4</text:p>
          </table:table-cell>
          <table:table-cell office:value-type="float" office:value="30.577563022177102" table:style-name="ce99">
            <text:p>30.6</text:p>
          </table:table-cell>
          <table:table-cell office:value-type="float" office:value="34.202629516105503" table:style-name="ce100">
            <text:p>34.2</text:p>
          </table:table-cell>
          <table:table-cell office:value-type="float" office:value="36.705867546109076" table:style-name="ce100">
            <text:p>36.7</text:p>
          </table:table-cell>
          <table:table-cell office:value-type="float" office:value="33.687084723255353" table:style-name="ce100">
            <text:p>33.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37.009005856569289" table:style-name="ce99">
            <text:p>37.0</text:p>
          </table:table-cell>
          <table:table-cell office:value-type="float" office:value="30.991424058391871" table:style-name="ce99">
            <text:p>31.0</text:p>
          </table:table-cell>
          <table:table-cell office:value-type="float" office:value="35.461241218336639" table:style-name="ce99">
            <text:p>35.5</text:p>
          </table:table-cell>
          <table:table-cell office:value-type="float" office:value="33.94120451645442" table:style-name="ce99">
            <text:p>33.9</text:p>
          </table:table-cell>
          <table:table-cell office:value-type="float" office:value="31.743780194046312" table:style-name="ce99">
            <text:p>31.7</text:p>
          </table:table-cell>
          <table:table-cell office:value-type="float" office:value="36.455024885430007" table:style-name="ce99">
            <text:p>36.5</text:p>
          </table:table-cell>
          <table:table-cell office:value-type="float" office:value="34.525904471769209" table:style-name="ce99">
            <text:p>34.5</text:p>
          </table:table-cell>
          <table:table-cell office:value-type="float" office:value="35.261788395283624" table:style-name="ce99">
            <text:p>35.3</text:p>
          </table:table-cell>
          <table:table-cell office:value-type="float" office:value="31.59835033792011" table:style-name="ce99">
            <text:p>31.6</text:p>
          </table:table-cell>
          <table:table-cell office:value-type="float" office:value="31.078377031216988" table:style-name="ce99">
            <text:p>31.1</text:p>
          </table:table-cell>
          <table:table-cell office:value-type="float" office:value="30.509802231933598" table:style-name="ce99">
            <text:p>30.5</text:p>
          </table:table-cell>
          <table:table-cell office:value-type="float" office:value="30.559822242737216" table:style-name="ce99">
            <text:p>30.6</text:p>
          </table:table-cell>
          <table:table-cell office:value-type="float" office:value="28.509154315605929" table:style-name="ce99">
            <text:p>28.5</text:p>
          </table:table-cell>
          <table:table-cell office:value-type="float" office:value="29.458852880419307" table:style-name="ce99">
            <text:p>29.5</text:p>
          </table:table-cell>
          <table:table-cell office:value-type="float" office:value="30.583639377163429" table:style-name="ce99">
            <text:p>30.6</text:p>
          </table:table-cell>
          <table:table-cell office:value-type="float" office:value="26.3673498160049" table:style-name="ce100">
            <text:p>26.4</text:p>
          </table:table-cell>
          <table:table-cell office:value-type="float" office:value="26.283228747338111" table:style-name="ce100">
            <text:p>26.3</text:p>
          </table:table-cell>
          <table:table-cell office:value-type="float" office:value="28.911179412146009" table:style-name="ce100">
            <text:p>28.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6.0949758738811726" table:style-name="ce99">
            <text:p>6.1</text:p>
          </table:table-cell>
          <table:table-cell office:value-type="float" office:value="8.2672295853123412" table:style-name="ce99">
            <text:p>8.3</text:p>
          </table:table-cell>
          <table:table-cell office:value-type="float" office:value="7.4671592209188562" table:style-name="ce99">
            <text:p>7.5</text:p>
          </table:table-cell>
          <table:table-cell office:value-type="float" office:value="9.2289488890297413" table:style-name="ce99">
            <text:p>9.2</text:p>
          </table:table-cell>
          <table:table-cell office:value-type="float" office:value="9.9437346096951611" table:style-name="ce99">
            <text:p>9.9</text:p>
          </table:table-cell>
          <table:table-cell office:value-type="float" office:value="9.9963649897926885" table:style-name="ce99">
            <text:p>10.0</text:p>
          </table:table-cell>
          <table:table-cell office:value-type="float" office:value="12.165728894020754" table:style-name="ce99">
            <text:p>12.2</text:p>
          </table:table-cell>
          <table:table-cell office:value-type="float" office:value="11.417850254710316" table:style-name="ce99">
            <text:p>11.4</text:p>
          </table:table-cell>
          <table:table-cell office:value-type="float" office:value="15.656260920897303" table:style-name="ce99">
            <text:p>15.7</text:p>
          </table:table-cell>
          <table:table-cell office:value-type="float" office:value="13.868939700963931" table:style-name="ce99">
            <text:p>13.9</text:p>
          </table:table-cell>
          <table:table-cell office:value-type="float" office:value="14.501858351884769" table:style-name="ce99">
            <text:p>14.5</text:p>
          </table:table-cell>
          <table:table-cell office:value-type="float" office:value="16.191138673501328" table:style-name="ce99">
            <text:p>16.2</text:p>
          </table:table-cell>
          <table:table-cell office:value-type="float" office:value="16.390584132519617" table:style-name="ce99">
            <text:p>16.4</text:p>
          </table:table-cell>
          <table:table-cell office:value-type="float" office:value="16.208368766182257" table:style-name="ce99">
            <text:p>16.2</text:p>
          </table:table-cell>
          <table:table-cell office:value-type="float" office:value="16.397746987532312" table:style-name="ce99">
            <text:p>16.4</text:p>
          </table:table-cell>
          <table:table-cell office:value-type="float" office:value="17.087730423584201" table:style-name="ce100">
            <text:p>17.1</text:p>
          </table:table-cell>
          <table:table-cell office:value-type="float" office:value="14.834728974791616" table:style-name="ce100">
            <text:p>14.8</text:p>
          </table:table-cell>
          <table:table-cell office:value-type="float" office:value="15.280991164928034" table:style-name="ce100">
            <text:p>15.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26.241850528564566" table:style-name="ce99">
            <text:p>26.2</text:p>
          </table:table-cell>
          <table:table-cell office:value-type="float" office:value="25.970547031871043" table:style-name="ce99">
            <text:p>26.0</text:p>
          </table:table-cell>
          <table:table-cell office:value-type="float" office:value="25.078914358967292" table:style-name="ce99">
            <text:p>25.1</text:p>
          </table:table-cell>
          <table:table-cell office:value-type="float" office:value="23.994605682957104" table:style-name="ce99">
            <text:p>24.0</text:p>
          </table:table-cell>
          <table:table-cell office:value-type="float" office:value="23.11528818694946" table:style-name="ce99">
            <text:p>23.1</text:p>
          </table:table-cell>
          <table:table-cell office:value-type="float" office:value="23.255102394107524" table:style-name="ce99">
            <text:p>23.3</text:p>
          </table:table-cell>
          <table:table-cell office:value-type="float" office:value="24.35072244083922" table:style-name="ce99">
            <text:p>24.4</text:p>
          </table:table-cell>
          <table:table-cell office:value-type="float" office:value="23.913530572954489" table:style-name="ce99">
            <text:p>23.9</text:p>
          </table:table-cell>
          <table:table-cell office:value-type="float" office:value="24.164535553835467" table:style-name="ce99">
            <text:p>24.2</text:p>
          </table:table-cell>
          <table:table-cell office:value-type="float" office:value="21.848698035647327" table:style-name="ce99">
            <text:p>21.8</text:p>
          </table:table-cell>
          <table:table-cell office:value-type="float" office:value="22.969006853936033" table:style-name="ce99">
            <text:p>23.0</text:p>
          </table:table-cell>
          <table:table-cell office:value-type="float" office:value="22.981683055475433" table:style-name="ce99">
            <text:p>23.0</text:p>
          </table:table-cell>
          <table:table-cell office:value-type="float" office:value="22.929380993897123" table:style-name="ce99">
            <text:p>22.9</text:p>
          </table:table-cell>
          <table:table-cell office:value-type="float" office:value="22.919933980731091" table:style-name="ce99">
            <text:p>22.9</text:p>
          </table:table-cell>
          <table:table-cell office:value-type="float" office:value="22.44105061312732" table:style-name="ce99">
            <text:p>22.4</text:p>
          </table:table-cell>
          <table:table-cell office:value-type="float" office:value="22.342290244305499" table:style-name="ce100">
            <text:p>22.3</text:p>
          </table:table-cell>
          <table:table-cell office:value-type="float" office:value="22.176174731761161" table:style-name="ce100">
            <text:p>22.2</text:p>
          </table:table-cell>
          <table:table-cell office:value-type="float" office:value="22.120744699670546" table:style-name="ce100">
            <text:p>22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11.407624800658144" table:style-name="ce99">
            <text:p>11.4</text:p>
          </table:table-cell>
          <table:table-cell office:value-type="float" office:value="10.773654423247693" table:style-name="ce99">
            <text:p>10.8</text:p>
          </table:table-cell>
          <table:table-cell office:value-type="float" office:value="14.019532489476369" table:style-name="ce99">
            <text:p>14.0</text:p>
          </table:table-cell>
          <table:table-cell office:value-type="float" office:value="11.399429297866373" table:style-name="ce99">
            <text:p>11.4</text:p>
          </table:table-cell>
          <table:table-cell office:value-type="float" office:value="10.049898503066599" table:style-name="ce99">
            <text:p>10.0</text:p>
          </table:table-cell>
          <table:table-cell office:value-type="float" office:value="9.6042097880801904" table:style-name="ce99">
            <text:p>9.6</text:p>
          </table:table-cell>
          <table:table-cell office:value-type="float" office:value="9.6601171885525883" table:style-name="ce99">
            <text:p>9.7</text:p>
          </table:table-cell>
          <table:table-cell office:value-type="float" office:value="9.5902353966870102" table:style-name="ce99">
            <text:p>9.6</text:p>
          </table:table-cell>
          <table:table-cell office:value-type="float" office:value="7.592227442732578" table:style-name="ce99">
            <text:p>7.6</text:p>
          </table:table-cell>
          <table:table-cell office:value-type="float" office:value="7.6849049576861201" table:style-name="ce99">
            <text:p>7.7</text:p>
          </table:table-cell>
          <table:table-cell office:value-type="float" office:value="7.3494810663884804" table:style-name="ce100">
            <text:p>7.3</text:p>
          </table:table-cell>
          <table:table-cell office:value-type="float" office:value="7.5561251274718906" table:style-name="ce100">
            <text:p>7.6</text:p>
          </table:table-cell>
          <table:table-cell office:value-type="float" office:value="7.3740410115039303" table:style-name="ce100">
            <text:p>7.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11.847477593449375" table:style-name="ce99">
            <text:p>11.8</text:p>
          </table:table-cell>
          <table:table-cell office:value-type="float" office:value="13.577068017591539" table:style-name="ce99">
            <text:p>13.6</text:p>
          </table:table-cell>
          <table:table-cell office:value-type="float" office:value="9.8939980834781203" table:style-name="ce99">
            <text:p>9.9</text:p>
          </table:table-cell>
          <table:table-cell office:value-type="float" office:value="12.765106255969091" table:style-name="ce99">
            <text:p>12.8</text:p>
          </table:table-cell>
          <table:table-cell office:value-type="float" office:value="11.798799532580743" table:style-name="ce99">
            <text:p>11.8</text:p>
          </table:table-cell>
          <table:table-cell office:value-type="float" office:value="13.364797065855857" table:style-name="ce99">
            <text:p>13.4</text:p>
          </table:table-cell>
          <table:table-cell office:value-type="float" office:value="13.321565866922844" table:style-name="ce99">
            <text:p>13.3</text:p>
          </table:table-cell>
          <table:table-cell office:value-type="float" office:value="13.339145597210111" table:style-name="ce99">
            <text:p>13.3</text:p>
          </table:table-cell>
          <table:table-cell office:value-type="float" office:value="15.327706537998534" table:style-name="ce99">
            <text:p>15.3</text:p>
          </table:table-cell>
          <table:table-cell office:value-type="float" office:value="14.756145655441216" table:style-name="ce99">
            <text:p>14.8</text:p>
          </table:table-cell>
          <table:table-cell office:value-type="float" office:value="14.992809177917" table:style-name="ce100">
            <text:p>15.0</text:p>
          </table:table-cell>
          <table:table-cell office:value-type="float" office:value="14.620049604289278" table:style-name="ce100">
            <text:p>14.6</text:p>
          </table:table-cell>
          <table:table-cell office:value-type="float" office:value="14.746703688166619" table:style-name="ce100">
            <text:p>14.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60"/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North West</text:p>
          </table:table-cell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72.471305195882081" table:style-name="ce99">
            <text:p>72.5</text:p>
          </table:table-cell>
          <table:table-cell office:value-type="float" office:value="72.206035742924954" table:style-name="ce99">
            <text:p>72.2</text:p>
          </table:table-cell>
          <table:table-cell office:value-type="float" office:value="72.513292274324215" table:style-name="ce99">
            <text:p>72.5</text:p>
          </table:table-cell>
          <table:table-cell office:value-type="float" office:value="73.444450815815671" table:style-name="ce99">
            <text:p>73.4</text:p>
          </table:table-cell>
          <table:table-cell office:value-type="float" office:value="73.200167901284985" table:style-name="ce99">
            <text:p>73.2</text:p>
          </table:table-cell>
          <table:table-cell office:value-type="float" office:value="69.881503352513334" table:style-name="ce99">
            <text:p>69.9</text:p>
          </table:table-cell>
          <table:table-cell office:value-type="float" office:value="67.144237465419067" table:style-name="ce99">
            <text:p>67.1</text:p>
          </table:table-cell>
          <table:table-cell office:value-type="float" office:value="65.827037518846311" table:style-name="ce99">
            <text:p>65.8</text:p>
          </table:table-cell>
          <table:table-cell office:value-type="float" office:value="68.851872550132427" table:style-name="ce99">
            <text:p>68.9</text:p>
          </table:table-cell>
          <table:table-cell office:value-type="float" office:value="66.248177378526577" table:style-name="ce99">
            <text:p>66.2</text:p>
          </table:table-cell>
          <table:table-cell office:value-type="float" office:value="63.777168159565299" table:style-name="ce99">
            <text:p>63.8</text:p>
          </table:table-cell>
          <table:table-cell office:value-type="float" office:value="64.721629526299893" table:style-name="ce99">
            <text:p>64.7</text:p>
          </table:table-cell>
          <table:table-cell office:value-type="float" office:value="63.382113821138205" table:style-name="ce99">
            <text:p>63.4</text:p>
          </table:table-cell>
          <table:table-cell office:value-type="float" office:value="63.573311450007822" table:style-name="ce99">
            <text:p>63.6</text:p>
          </table:table-cell>
          <table:table-cell office:value-type="float" office:value="63.742017154486554" table:style-name="ce99">
            <text:p>63.7</text:p>
          </table:table-cell>
          <table:table-cell office:value-type="float" office:value="64.397852507965297" table:style-name="ce100">
            <text:p>64.4</text:p>
          </table:table-cell>
          <table:table-cell office:value-type="float" office:value="65.403680448783732" table:style-name="ce100">
            <text:p>65.4</text:p>
          </table:table-cell>
          <table:table-cell office:value-type="float" office:value="66.750455739143874" table:style-name="ce100">
            <text:p>66.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28.335851646651562" table:style-name="ce99">
            <text:p>28.3</text:p>
          </table:table-cell>
          <table:table-cell office:value-type="float" office:value="32.746992372488762" table:style-name="ce99">
            <text:p>32.7</text:p>
          </table:table-cell>
          <table:table-cell office:value-type="float" office:value="31.64164152439669" table:style-name="ce99">
            <text:p>31.6</text:p>
          </table:table-cell>
          <table:table-cell office:value-type="float" office:value="34.039761041336888" table:style-name="ce99">
            <text:p>34.0</text:p>
          </table:table-cell>
          <table:table-cell office:value-type="float" office:value="35.568493697753937" table:style-name="ce99">
            <text:p>35.6</text:p>
          </table:table-cell>
          <table:table-cell office:value-type="float" office:value="31.923780144925583" table:style-name="ce99">
            <text:p>31.9</text:p>
          </table:table-cell>
          <table:table-cell office:value-type="float" office:value="30.70689539887773" table:style-name="ce99">
            <text:p>30.7</text:p>
          </table:table-cell>
          <table:table-cell office:value-type="float" office:value="31.409878445708557" table:style-name="ce99">
            <text:p>31.4</text:p>
          </table:table-cell>
          <table:table-cell office:value-type="float" office:value="32.772828133843177" table:style-name="ce99">
            <text:p>32.8</text:p>
          </table:table-cell>
          <table:table-cell office:value-type="float" office:value="32.045832997920996" table:style-name="ce99">
            <text:p>32.0</text:p>
          </table:table-cell>
          <table:table-cell office:value-type="float" office:value="32.780239679797695" table:style-name="ce99">
            <text:p>32.8</text:p>
          </table:table-cell>
          <table:table-cell office:value-type="float" office:value="34.624389255019594" table:style-name="ce99">
            <text:p>34.6</text:p>
          </table:table-cell>
          <table:table-cell office:value-type="float" office:value="34.471544715447152" table:style-name="ce99">
            <text:p>34.5</text:p>
          </table:table-cell>
          <table:table-cell office:value-type="float" office:value="34.178838417541726" table:style-name="ce99">
            <text:p>34.2</text:p>
          </table:table-cell>
          <table:table-cell office:value-type="float" office:value="33.517557896017514" table:style-name="ce99">
            <text:p>33.5</text:p>
          </table:table-cell>
          <table:table-cell office:value-type="float" office:value="33.382752163443101" table:style-name="ce100">
            <text:p>33.4</text:p>
          </table:table-cell>
          <table:table-cell office:value-type="float" office:value="34.384158784807411" table:style-name="ce100">
            <text:p>34.4</text:p>
          </table:table-cell>
          <table:table-cell office:value-type="float" office:value="38.87931414184925" table:style-name="ce100">
            <text:p>38.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44.135453549230512" table:style-name="ce99">
            <text:p>44.1</text:p>
          </table:table-cell>
          <table:table-cell office:value-type="float" office:value="39.459043370436191" table:style-name="ce99">
            <text:p>39.5</text:p>
          </table:table-cell>
          <table:table-cell office:value-type="float" office:value="40.871650749927518" table:style-name="ce99">
            <text:p>40.9</text:p>
          </table:table-cell>
          <table:table-cell office:value-type="float" office:value="39.404689774478783" table:style-name="ce99">
            <text:p>39.4</text:p>
          </table:table-cell>
          <table:table-cell office:value-type="float" office:value="37.631674203531041" table:style-name="ce99">
            <text:p>37.6</text:p>
          </table:table-cell>
          <table:table-cell office:value-type="float" office:value="37.957723207587748" table:style-name="ce99">
            <text:p>38.0</text:p>
          </table:table-cell>
          <table:table-cell office:value-type="float" office:value="36.437342066541326" table:style-name="ce99">
            <text:p>36.4</text:p>
          </table:table-cell>
          <table:table-cell office:value-type="float" office:value="34.417159073137753" table:style-name="ce99">
            <text:p>34.4</text:p>
          </table:table-cell>
          <table:table-cell office:value-type="float" office:value="36.07904441628925" table:style-name="ce99">
            <text:p>36.1</text:p>
          </table:table-cell>
          <table:table-cell office:value-type="float" office:value="34.202344380605581" table:style-name="ce99">
            <text:p>34.2</text:p>
          </table:table-cell>
          <table:table-cell office:value-type="float" office:value="30.996928479767604" table:style-name="ce99">
            <text:p>31.0</text:p>
          </table:table-cell>
          <table:table-cell office:value-type="float" office:value="30.097240271280306" table:style-name="ce99">
            <text:p>30.1</text:p>
          </table:table-cell>
          <table:table-cell office:value-type="float" office:value="28.91056910569106" table:style-name="ce99">
            <text:p>28.9</text:p>
          </table:table-cell>
          <table:table-cell office:value-type="float" office:value="29.394473032466113" table:style-name="ce99">
            <text:p>29.4</text:p>
          </table:table-cell>
          <table:table-cell office:value-type="float" office:value="30.224459258469054" table:style-name="ce99">
            <text:p>30.2</text:p>
          </table:table-cell>
          <table:table-cell office:value-type="float" office:value="31.015100344522299" table:style-name="ce100">
            <text:p>31.0</text:p>
          </table:table-cell>
          <table:table-cell office:value-type="float" office:value="31.019521663976334" table:style-name="ce100">
            <text:p>31.0</text:p>
          </table:table-cell>
          <table:table-cell office:value-type="float" office:value="27.871141597294656" table:style-name="ce100">
            <text:p>27.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7.1775996118744665" table:style-name="ce99">
            <text:p>7.2</text:p>
          </table:table-cell>
          <table:table-cell office:value-type="float" office:value="7.9651988967627441" table:style-name="ce99">
            <text:p>8.0</text:p>
          </table:table-cell>
          <table:table-cell office:value-type="float" office:value="8.2124793390138056" table:style-name="ce99">
            <text:p>8.2</text:p>
          </table:table-cell>
          <table:table-cell office:value-type="float" office:value="7.9167320116038731" table:style-name="ce99">
            <text:p>7.9</text:p>
          </table:table-cell>
          <table:table-cell office:value-type="float" office:value="8.9574995624030294" table:style-name="ce99">
            <text:p>9.0</text:p>
          </table:table-cell>
          <table:table-cell office:value-type="float" office:value="11.705572920060719" table:style-name="ce99">
            <text:p>11.7</text:p>
          </table:table-cell>
          <table:table-cell office:value-type="float" office:value="13.379527817945682" table:style-name="ce99">
            <text:p>13.4</text:p>
          </table:table-cell>
          <table:table-cell office:value-type="float" office:value="16.273916670965185" table:style-name="ce99">
            <text:p>16.3</text:p>
          </table:table-cell>
          <table:table-cell office:value-type="float" office:value="14.128952213621531" table:style-name="ce99">
            <text:p>14.1</text:p>
          </table:table-cell>
          <table:table-cell office:value-type="float" office:value="17.378458742379074" table:style-name="ce99">
            <text:p>17.4</text:p>
          </table:table-cell>
          <table:table-cell office:value-type="float" office:value="17.95024343196236" table:style-name="ce99">
            <text:p>18.0</text:p>
          </table:table-cell>
          <table:table-cell office:value-type="float" office:value="17.135322560761487" table:style-name="ce99">
            <text:p>17.1</text:p>
          </table:table-cell>
          <table:table-cell office:value-type="float" office:value="18.569105691056912" table:style-name="ce99">
            <text:p>18.6</text:p>
          </table:table-cell>
          <table:table-cell office:value-type="float" office:value="18.610022831998251" table:style-name="ce99">
            <text:p>18.6</text:p>
          </table:table-cell>
          <table:table-cell office:value-type="float" office:value="18.399060431559999" table:style-name="ce99">
            <text:p>18.4</text:p>
          </table:table-cell>
          <table:table-cell office:value-type="float" office:value="18.081153428591001" table:style-name="ce100">
            <text:p>18.1</text:p>
          </table:table-cell>
          <table:table-cell office:value-type="float" office:value="17.331894288344653" table:style-name="ce100">
            <text:p>17.3</text:p>
          </table:table-cell>
          <table:table-cell office:value-type="float" office:value="16.524237903683574" table:style-name="ce100">
            <text:p>16.5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20.351095192243442" table:style-name="ce99">
            <text:p>20.4</text:p>
          </table:table-cell>
          <table:table-cell office:value-type="float" office:value="19.828765360312413" table:style-name="ce99">
            <text:p>19.8</text:p>
          </table:table-cell>
          <table:table-cell office:value-type="float" office:value="19.274228386662063" table:style-name="ce99">
            <text:p>19.3</text:p>
          </table:table-cell>
          <table:table-cell office:value-type="float" office:value="18.638817172580403" table:style-name="ce99">
            <text:p>18.6</text:p>
          </table:table-cell>
          <table:table-cell office:value-type="float" office:value="17.842332536312068" table:style-name="ce99">
            <text:p>17.8</text:p>
          </table:table-cell>
          <table:table-cell office:value-type="float" office:value="18.412923727426197" table:style-name="ce99">
            <text:p>18.4</text:p>
          </table:table-cell>
          <table:table-cell office:value-type="float" office:value="19.476234716635123" table:style-name="ce99">
            <text:p>19.5</text:p>
          </table:table-cell>
          <table:table-cell office:value-type="float" office:value="17.899045810188461" table:style-name="ce99">
            <text:p>17.9</text:p>
          </table:table-cell>
          <table:table-cell office:value-type="float" office:value="17.019175236246014" table:style-name="ce99">
            <text:p>17.0</text:p>
          </table:table-cell>
          <table:table-cell office:value-type="float" office:value="16.373363879094185" table:style-name="ce99">
            <text:p>16.4</text:p>
          </table:table-cell>
          <table:table-cell office:value-type="float" office:value="18.272588408472483" table:style-name="ce99">
            <text:p>18.3</text:p>
          </table:table-cell>
          <table:table-cell office:value-type="float" office:value="18.143047912938613" table:style-name="ce99">
            <text:p>18.1</text:p>
          </table:table-cell>
          <table:table-cell office:value-type="float" office:value="18.048780487804876" table:style-name="ce99">
            <text:p>18.0</text:p>
          </table:table-cell>
          <table:table-cell office:value-type="float" office:value="17.816665717994013" table:style-name="ce99">
            <text:p>17.8</text:p>
          </table:table-cell>
          <table:table-cell office:value-type="float" office:value="17.858922413953373" table:style-name="ce99">
            <text:p>17.9</text:p>
          </table:table-cell>
          <table:table-cell office:value-type="float" office:value="17.520994063443698" table:style-name="ce100">
            <text:p>17.5</text:p>
          </table:table-cell>
          <table:table-cell office:value-type="float" office:value="17.264425262871598" table:style-name="ce100">
            <text:p>17.3</text:p>
          </table:table-cell>
          <table:table-cell office:value-type="float" office:value="16.725306357172503" table:style-name="ce100">
            <text:p>16.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4.9459825516761553" table:style-name="ce99">
            <text:p>4.9</text:p>
          </table:table-cell>
          <table:table-cell office:value-type="float" office:value="5.2909253319243303" table:style-name="ce99">
            <text:p>5.3</text:p>
          </table:table-cell>
          <table:table-cell office:value-type="float" office:value="5.9141541046051529" table:style-name="ce99">
            <text:p>5.9</text:p>
          </table:table-cell>
          <table:table-cell office:value-type="float" office:value="4.4801631480370885" table:style-name="ce99">
            <text:p>4.5</text:p>
          </table:table-cell>
          <table:table-cell office:value-type="float" office:value="3.6096141284023204" table:style-name="ce99">
            <text:p>3.6</text:p>
          </table:table-cell>
          <table:table-cell office:value-type="float" office:value="2.9377045810064377" table:style-name="ce99">
            <text:p>2.9</text:p>
          </table:table-cell>
          <table:table-cell office:value-type="float" office:value="3.0171305264473465" table:style-name="ce99">
            <text:p>3.0</text:p>
          </table:table-cell>
          <table:table-cell office:value-type="float" office:value="2.7967479674796749" table:style-name="ce99">
            <text:p>2.8</text:p>
          </table:table-cell>
          <table:table-cell office:value-type="float" office:value="2.7787608642632762" table:style-name="ce99">
            <text:p>2.8</text:p>
          </table:table-cell>
          <table:table-cell office:value-type="float" office:value="3.020229586939938" table:style-name="ce99">
            <text:p>3.0</text:p>
          </table:table-cell>
          <table:table-cell office:value-type="float" office:value="2.7744126061088701" table:style-name="ce100">
            <text:p>2.8</text:p>
          </table:table-cell>
          <table:table-cell office:value-type="float" office:value="2.597589090558821" table:style-name="ce100">
            <text:p>2.6</text:p>
          </table:table-cell>
          <table:table-cell office:value-type="float" office:value="2.5879709626324026" table:style-name="ce100">
            <text:p>2.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13.46694117575003" table:style-name="ce99">
            <text:p>13.5</text:p>
          </table:table-cell>
          <table:table-cell office:value-type="float" office:value="14.185309384710788" table:style-name="ce99">
            <text:p>14.2</text:p>
          </table:table-cell>
          <table:table-cell office:value-type="float" office:value="11.984891705583298" table:style-name="ce99">
            <text:p>12.0</text:p>
          </table:table-cell>
          <table:table-cell office:value-type="float" office:value="12.539012088208928" table:style-name="ce99">
            <text:p>12.5</text:p>
          </table:table-cell>
          <table:table-cell office:value-type="float" office:value="12.763749750691867" table:style-name="ce99">
            <text:p>12.8</text:p>
          </table:table-cell>
          <table:table-cell office:value-type="float" office:value="15.334883827466028" table:style-name="ce99">
            <text:p>15.3</text:p>
          </table:table-cell>
          <table:table-cell office:value-type="float" office:value="15.125917386491267" table:style-name="ce99">
            <text:p>15.1</text:p>
          </table:table-cell>
          <table:table-cell office:value-type="float" office:value="15.252032520325203" table:style-name="ce99">
            <text:p>15.3</text:p>
          </table:table-cell>
          <table:table-cell office:value-type="float" office:value="15.037904853730701" table:style-name="ce99">
            <text:p>15.0</text:p>
          </table:table-cell>
          <table:table-cell office:value-type="float" office:value="14.838692827013405" table:style-name="ce99">
            <text:p>14.8</text:p>
          </table:table-cell>
          <table:table-cell office:value-type="float" office:value="14.7465814573348" table:style-name="ce100">
            <text:p>14.7</text:p>
          </table:table-cell>
          <table:table-cell office:value-type="float" office:value="14.66683617231277" table:style-name="ce100">
            <text:p>14.7</text:p>
          </table:table-cell>
          <table:table-cell office:value-type="float" office:value="14.137335394540104" table:style-name="ce100">
            <text:p>14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60"/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Yorkshire and Humber</text:p>
          </table:table-cell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69.915179398372544" table:style-name="ce99">
            <text:p>69.9</text:p>
          </table:table-cell>
          <table:table-cell office:value-type="float" office:value="71.573781286491581" table:style-name="ce99">
            <text:p>71.6</text:p>
          </table:table-cell>
          <table:table-cell office:value-type="float" office:value="70.445079270215373" table:style-name="ce99">
            <text:p>70.4</text:p>
          </table:table-cell>
          <table:table-cell office:value-type="float" office:value="70.789893373481846" table:style-name="ce99">
            <text:p>70.8</text:p>
          </table:table-cell>
          <table:table-cell office:value-type="float" office:value="71.935780791213261" table:style-name="ce99">
            <text:p>71.9</text:p>
          </table:table-cell>
          <table:table-cell office:value-type="float" office:value="67.567281485303226" table:style-name="ce99">
            <text:p>67.6</text:p>
          </table:table-cell>
          <table:table-cell office:value-type="float" office:value="67.43833492247937" table:style-name="ce99">
            <text:p>67.4</text:p>
          </table:table-cell>
          <table:table-cell office:value-type="float" office:value="67.629365863000814" table:style-name="ce99">
            <text:p>67.6</text:p>
          </table:table-cell>
          <table:table-cell office:value-type="float" office:value="64.755241190304758" table:style-name="ce99">
            <text:p>64.8</text:p>
          </table:table-cell>
          <table:table-cell office:value-type="float" office:value="64.634963377817684" table:style-name="ce99">
            <text:p>64.6</text:p>
          </table:table-cell>
          <table:table-cell office:value-type="float" office:value="61.921710803453259" table:style-name="ce99">
            <text:p>61.9</text:p>
          </table:table-cell>
          <table:table-cell office:value-type="float" office:value="62.599649293550087" table:style-name="ce99">
            <text:p>62.6</text:p>
          </table:table-cell>
          <table:table-cell office:value-type="float" office:value="61.763402747009302" table:style-name="ce99">
            <text:p>61.8</text:p>
          </table:table-cell>
          <table:table-cell office:value-type="float" office:value="61.000015220509482" table:style-name="ce99">
            <text:p>61.0</text:p>
          </table:table-cell>
          <table:table-cell office:value-type="float" office:value="64.370686178695379" table:style-name="ce99">
            <text:p>64.4</text:p>
          </table:table-cell>
          <table:table-cell office:value-type="float" office:value="64.530635243172298" table:style-name="ce100">
            <text:p>64.5</text:p>
          </table:table-cell>
          <table:table-cell office:value-type="float" office:value="63.072500914185738" table:style-name="ce100">
            <text:p>63.1</text:p>
          </table:table-cell>
          <table:table-cell office:value-type="float" office:value="63.447689260232075" table:style-name="ce100">
            <text:p>63.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28.141475843048642" table:style-name="ce99">
            <text:p>28.1</text:p>
          </table:table-cell>
          <table:table-cell office:value-type="float" office:value="29.61730228548014" table:style-name="ce99">
            <text:p>29.6</text:p>
          </table:table-cell>
          <table:table-cell office:value-type="float" office:value="32.13449612969427" table:style-name="ce99">
            <text:p>32.1</text:p>
          </table:table-cell>
          <table:table-cell office:value-type="float" office:value="30.267633071651534" table:style-name="ce99">
            <text:p>30.3</text:p>
          </table:table-cell>
          <table:table-cell office:value-type="float" office:value="36.784075321053713" table:style-name="ce99">
            <text:p>36.8</text:p>
          </table:table-cell>
          <table:table-cell office:value-type="float" office:value="30.673078669185827" table:style-name="ce99">
            <text:p>30.7</text:p>
          </table:table-cell>
          <table:table-cell office:value-type="float" office:value="33.339336057754714" table:style-name="ce99">
            <text:p>33.3</text:p>
          </table:table-cell>
          <table:table-cell office:value-type="float" office:value="31.410412483698991" table:style-name="ce99">
            <text:p>31.4</text:p>
          </table:table-cell>
          <table:table-cell office:value-type="float" office:value="28.85125758998862" table:style-name="ce99">
            <text:p>28.9</text:p>
          </table:table-cell>
          <table:table-cell office:value-type="float" office:value="32.297017129063789" table:style-name="ce99">
            <text:p>32.3</text:p>
          </table:table-cell>
          <table:table-cell office:value-type="float" office:value="31.47639469543687" table:style-name="ce99">
            <text:p>31.5</text:p>
          </table:table-cell>
          <table:table-cell office:value-type="float" office:value="32.478033554702975" table:style-name="ce99">
            <text:p>32.5</text:p>
          </table:table-cell>
          <table:table-cell office:value-type="float" office:value="35.489587948604346" table:style-name="ce99">
            <text:p>35.5</text:p>
          </table:table-cell>
          <table:table-cell office:value-type="float" office:value="33.200638722203593" table:style-name="ce99">
            <text:p>33.2</text:p>
          </table:table-cell>
          <table:table-cell office:value-type="float" office:value="33.472290804348063" table:style-name="ce99">
            <text:p>33.5</text:p>
          </table:table-cell>
          <table:table-cell office:value-type="float" office:value="35.885848242408002" table:style-name="ce100">
            <text:p>35.9</text:p>
          </table:table-cell>
          <table:table-cell office:value-type="float" office:value="35.091474299409136" table:style-name="ce100">
            <text:p>35.1</text:p>
          </table:table-cell>
          <table:table-cell office:value-type="float" office:value="33.642009768662888" table:style-name="ce100">
            <text:p>33.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41.773703555323905" table:style-name="ce99">
            <text:p>41.8</text:p>
          </table:table-cell>
          <table:table-cell office:value-type="float" office:value="41.956479001011438" table:style-name="ce99">
            <text:p>42.0</text:p>
          </table:table-cell>
          <table:table-cell office:value-type="float" office:value="38.310583140521111" table:style-name="ce99">
            <text:p>38.3</text:p>
          </table:table-cell>
          <table:table-cell office:value-type="float" office:value="40.522260301830308" table:style-name="ce99">
            <text:p>40.5</text:p>
          </table:table-cell>
          <table:table-cell office:value-type="float" office:value="35.151705470159548" table:style-name="ce99">
            <text:p>35.2</text:p>
          </table:table-cell>
          <table:table-cell office:value-type="float" office:value="36.894202816117406" table:style-name="ce99">
            <text:p>36.9</text:p>
          </table:table-cell>
          <table:table-cell office:value-type="float" office:value="34.098998864724649" table:style-name="ce99">
            <text:p>34.1</text:p>
          </table:table-cell>
          <table:table-cell office:value-type="float" office:value="36.218953379301816" table:style-name="ce99">
            <text:p>36.2</text:p>
          </table:table-cell>
          <table:table-cell office:value-type="float" office:value="35.903983600316131" table:style-name="ce99">
            <text:p>35.9</text:p>
          </table:table-cell>
          <table:table-cell office:value-type="float" office:value="32.337946248753902" table:style-name="ce99">
            <text:p>32.3</text:p>
          </table:table-cell>
          <table:table-cell office:value-type="float" office:value="30.445316108016389" table:style-name="ce99">
            <text:p>30.4</text:p>
          </table:table-cell>
          <table:table-cell office:value-type="float" office:value="30.121615738847112" table:style-name="ce99">
            <text:p>30.1</text:p>
          </table:table-cell>
          <table:table-cell office:value-type="float" office:value="26.273814798404967" table:style-name="ce99">
            <text:p>26.3</text:p>
          </table:table-cell>
          <table:table-cell office:value-type="float" office:value="27.799376498305922" table:style-name="ce99">
            <text:p>27.8</text:p>
          </table:table-cell>
          <table:table-cell office:value-type="float" office:value="30.89839537434727" table:style-name="ce99">
            <text:p>30.9</text:p>
          </table:table-cell>
          <table:table-cell office:value-type="float" office:value="28.6447870007643" table:style-name="ce100">
            <text:p>28.6</text:p>
          </table:table-cell>
          <table:table-cell office:value-type="float" office:value="27.981026614776578" table:style-name="ce100">
            <text:p>28.0</text:p>
          </table:table-cell>
          <table:table-cell office:value-type="float" office:value="29.805679491569258" table:style-name="ce100">
            <text:p>29.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9.5422099880673947" table:style-name="ce99">
            <text:p>9.5</text:p>
          </table:table-cell>
          <table:table-cell office:value-type="float" office:value="9.570782615286598" table:style-name="ce99">
            <text:p>9.6</text:p>
          </table:table-cell>
          <table:table-cell office:value-type="float" office:value="10.19844301674109" table:style-name="ce99">
            <text:p>10.2</text:p>
          </table:table-cell>
          <table:table-cell office:value-type="float" office:value="9.9737326625578984" table:style-name="ce99">
            <text:p>10.0</text:p>
          </table:table-cell>
          <table:table-cell office:value-type="float" office:value="9.7013276520368894" table:style-name="ce99">
            <text:p>9.7</text:p>
          </table:table-cell>
          <table:table-cell office:value-type="float" office:value="14.880189374828603" table:style-name="ce99">
            <text:p>14.9</text:p>
          </table:table-cell>
          <table:table-cell office:value-type="float" office:value="14.135116939617312" table:style-name="ce99">
            <text:p>14.1</text:p>
          </table:table-cell>
          <table:table-cell office:value-type="float" office:value="14.03722120654518" table:style-name="ce99">
            <text:p>14.0</text:p>
          </table:table-cell>
          <table:table-cell office:value-type="float" office:value="16.615071333381437" table:style-name="ce99">
            <text:p>16.6</text:p>
          </table:table-cell>
          <table:table-cell office:value-type="float" office:value="17.421006395760521" table:style-name="ce99">
            <text:p>17.4</text:p>
          </table:table-cell>
          <table:table-cell office:value-type="float" office:value="19.828149125583074" table:style-name="ce99">
            <text:p>19.8</text:p>
          </table:table-cell>
          <table:table-cell office:value-type="float" office:value="19.218960022824724" table:style-name="ce99">
            <text:p>19.2</text:p>
          </table:table-cell>
          <table:table-cell office:value-type="float" office:value="20.203810367744794" table:style-name="ce99">
            <text:p>20.2</text:p>
          </table:table-cell>
          <table:table-cell office:value-type="float" office:value="21.145577568976123" table:style-name="ce99">
            <text:p>21.1</text:p>
          </table:table-cell>
          <table:table-cell office:value-type="float" office:value="18.125779764909218" table:style-name="ce99">
            <text:p>18.1</text:p>
          </table:table-cell>
          <table:table-cell office:value-type="float" office:value="18.278390676094599" table:style-name="ce100">
            <text:p>18.3</text:p>
          </table:table-cell>
          <table:table-cell office:value-type="float" office:value="19.791614942149771" table:style-name="ce100">
            <text:p>19.8</text:p>
          </table:table-cell>
          <table:table-cell office:value-type="float" office:value="19.550756263738823" table:style-name="ce100">
            <text:p>19.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20.5426106135601" table:style-name="ce99">
            <text:p>20.5</text:p>
          </table:table-cell>
          <table:table-cell office:value-type="float" office:value="18.855436098221876" table:style-name="ce99">
            <text:p>18.9</text:p>
          </table:table-cell>
          <table:table-cell office:value-type="float" office:value="19.356477713043585" table:style-name="ce99">
            <text:p>19.4</text:p>
          </table:table-cell>
          <table:table-cell office:value-type="float" office:value="19.236373963960141" table:style-name="ce99">
            <text:p>19.2</text:p>
          </table:table-cell>
          <table:table-cell office:value-type="float" office:value="18.362891556749826" table:style-name="ce99">
            <text:p>18.4</text:p>
          </table:table-cell>
          <table:table-cell office:value-type="float" office:value="17.552529139868131" table:style-name="ce99">
            <text:p>17.6</text:p>
          </table:table-cell>
          <table:table-cell office:value-type="float" office:value="18.426548137903488" table:style-name="ce99">
            <text:p>18.4</text:p>
          </table:table-cell>
          <table:table-cell office:value-type="float" office:value="18.333412930453978" table:style-name="ce99">
            <text:p>18.3</text:p>
          </table:table-cell>
          <table:table-cell office:value-type="float" office:value="18.629687476313894" table:style-name="ce99">
            <text:p>18.6</text:p>
          </table:table-cell>
          <table:table-cell office:value-type="float" office:value="17.944030226421606" table:style-name="ce99">
            <text:p>17.9</text:p>
          </table:table-cell>
          <table:table-cell office:value-type="float" office:value="18.250140070963614" table:style-name="ce99">
            <text:p>18.3</text:p>
          </table:table-cell>
          <table:table-cell office:value-type="float" office:value="18.181390683625196" table:style-name="ce99">
            <text:p>18.2</text:p>
          </table:table-cell>
          <table:table-cell office:value-type="float" office:value="18.069087688219664" table:style-name="ce99">
            <text:p>18.1</text:p>
          </table:table-cell>
          <table:table-cell office:value-type="float" office:value="17.854407210514292" table:style-name="ce99">
            <text:p>17.9</text:p>
          </table:table-cell>
          <table:table-cell office:value-type="float" office:value="17.50353405639553" table:style-name="ce99">
            <text:p>17.5</text:p>
          </table:table-cell>
          <table:table-cell office:value-type="float" office:value="17.190974080733199" table:style-name="ce100">
            <text:p>17.2</text:p>
          </table:table-cell>
          <table:table-cell office:value-type="float" office:value="17.135884143664452" table:style-name="ce100">
            <text:p>17.1</text:p>
          </table:table-cell>
          <table:table-cell office:value-type="float" office:value="17.001554476029145" table:style-name="ce100">
            <text:p>17.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10.731762891861186" table:style-name="ce99">
            <text:p>10.7</text:p>
          </table:table-cell>
          <table:table-cell office:value-type="float" office:value="10.996889760795584" table:style-name="ce99">
            <text:p>11.0</text:p>
          </table:table-cell>
          <table:table-cell office:value-type="float" office:value="10.397838856853831" table:style-name="ce99">
            <text:p>10.4</text:p>
          </table:table-cell>
          <table:table-cell office:value-type="float" office:value="10.882078878511013" table:style-name="ce99">
            <text:p>10.9</text:p>
          </table:table-cell>
          <table:table-cell office:value-type="float" office:value="9.4254373398177247" table:style-name="ce99">
            <text:p>9.4</text:p>
          </table:table-cell>
          <table:table-cell office:value-type="float" office:value="10.0383085340625" table:style-name="ce99">
            <text:p>10.0</text:p>
          </table:table-cell>
          <table:table-cell office:value-type="float" office:value="10.080514133865622" table:style-name="ce99">
            <text:p>10.1</text:p>
          </table:table-cell>
          <table:table-cell office:value-type="float" office:value="9.8360655737704921" table:style-name="ce99">
            <text:p>9.8</text:p>
          </table:table-cell>
          <table:table-cell office:value-type="float" office:value="9.716340462285757" table:style-name="ce99">
            <text:p>9.7</text:p>
          </table:table-cell>
          <table:table-cell office:value-type="float" office:value="9.7636761154439249" table:style-name="ce99">
            <text:p>9.8</text:p>
          </table:table-cell>
          <table:table-cell office:value-type="float" office:value="9.4836791812767807" table:style-name="ce100">
            <text:p>9.5</text:p>
          </table:table-cell>
          <table:table-cell office:value-type="float" office:value="9.2752782019939186" table:style-name="ce100">
            <text:p>9.3</text:p>
          </table:table-cell>
          <table:table-cell office:value-type="float" office:value="9.1491637672425252" table:style-name="ce100">
            <text:p>9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6.8207662480069455" table:style-name="ce99">
            <text:p>6.8</text:p>
          </table:table-cell>
          <table:table-cell office:value-type="float" office:value="7.4296583771079021" table:style-name="ce99">
            <text:p>7.4</text:p>
          </table:table-cell>
          <table:table-cell office:value-type="float" office:value="7.9355740736001286" table:style-name="ce99">
            <text:p>7.9</text:p>
          </table:table-cell>
          <table:table-cell office:value-type="float" office:value="7.7476085978028681" table:style-name="ce99">
            <text:p>7.7</text:p>
          </table:table-cell>
          <table:table-cell office:value-type="float" office:value="8.5185928866038925" table:style-name="ce99">
            <text:p>8.5</text:p>
          </table:table-cell>
          <table:table-cell office:value-type="float" office:value="8.2118315369011299" table:style-name="ce99">
            <text:p>8.2</text:p>
          </table:table-cell>
          <table:table-cell office:value-type="float" office:value="8.1008765497595743" table:style-name="ce99">
            <text:p>8.1</text:p>
          </table:table-cell>
          <table:table-cell office:value-type="float" office:value="8.1967213114754092" table:style-name="ce99">
            <text:p>8.2</text:p>
          </table:table-cell>
          <table:table-cell office:value-type="float" office:value="8.1380667482285247" table:style-name="ce99">
            <text:p>8.1</text:p>
          </table:table-cell>
          <table:table-cell office:value-type="float" office:value="7.7398579409516026" table:style-name="ce99">
            <text:p>7.7</text:p>
          </table:table-cell>
          <table:table-cell office:value-type="float" office:value="7.7072948994563903" table:style-name="ce100">
            <text:p>7.7</text:p>
          </table:table-cell>
          <table:table-cell office:value-type="float" office:value="7.8606059416705136" table:style-name="ce100">
            <text:p>7.9</text:p>
          </table:table-cell>
          <table:table-cell office:value-type="float" office:value="7.8523907087866149" table:style-name="ce100">
            <text:p>7.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86"/>
          <table:table-cell table:number-columns-repeated="15" table:style-name="ce99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East Midlands</text:p>
          </table:table-cell>
          <table:table-cell table:number-columns-repeated="15" table:style-name="ce99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75.109434167222602" table:style-name="ce99">
            <text:p>75.1</text:p>
          </table:table-cell>
          <table:table-cell office:value-type="float" office:value="75.462195311287005" table:style-name="ce99">
            <text:p>75.5</text:p>
          </table:table-cell>
          <table:table-cell office:value-type="float" office:value="74.914937072201297" table:style-name="ce99">
            <text:p>74.9</text:p>
          </table:table-cell>
          <table:table-cell office:value-type="float" office:value="74.960603962680935" table:style-name="ce99">
            <text:p>75.0</text:p>
          </table:table-cell>
          <table:table-cell office:value-type="float" office:value="74.717096878429132" table:style-name="ce99">
            <text:p>74.7</text:p>
          </table:table-cell>
          <table:table-cell office:value-type="float" office:value="73.267093710167259" table:style-name="ce99">
            <text:p>73.3</text:p>
          </table:table-cell>
          <table:table-cell office:value-type="float" office:value="71.812754137345635" table:style-name="ce99">
            <text:p>71.8</text:p>
          </table:table-cell>
          <table:table-cell office:value-type="float" office:value="69.112578644194514" table:style-name="ce99">
            <text:p>69.1</text:p>
          </table:table-cell>
          <table:table-cell office:value-type="float" office:value="70.638643755133472" table:style-name="ce99">
            <text:p>70.6</text:p>
          </table:table-cell>
          <table:table-cell office:value-type="float" office:value="69.914970462053233" table:style-name="ce99">
            <text:p>69.9</text:p>
          </table:table-cell>
          <table:table-cell office:value-type="float" office:value="65.398029587261817" table:style-name="ce99">
            <text:p>65.4</text:p>
          </table:table-cell>
          <table:table-cell office:value-type="float" office:value="66.589312542697002" table:style-name="ce99">
            <text:p>66.6</text:p>
          </table:table-cell>
          <table:table-cell office:value-type="float" office:value="66.735218508997434" table:style-name="ce99">
            <text:p>66.7</text:p>
          </table:table-cell>
          <table:table-cell office:value-type="float" office:value="66.767590394290636" table:style-name="ce99">
            <text:p>66.8</text:p>
          </table:table-cell>
          <table:table-cell office:value-type="float" office:value="66.917110288896225" table:style-name="ce99">
            <text:p>66.9</text:p>
          </table:table-cell>
          <table:table-cell office:value-type="float" office:value="67.270668041299103" table:style-name="ce100">
            <text:p>67.3</text:p>
          </table:table-cell>
          <table:table-cell office:value-type="float" office:value="67.41297601543404" table:style-name="ce100">
            <text:p>67.4</text:p>
          </table:table-cell>
          <table:table-cell office:value-type="float" office:value="67.916265676214877" table:style-name="ce100">
            <text:p>67.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31.851919744317009" table:style-name="ce99">
            <text:p>31.9</text:p>
          </table:table-cell>
          <table:table-cell office:value-type="float" office:value="35.096695882909195" table:style-name="ce99">
            <text:p>35.1</text:p>
          </table:table-cell>
          <table:table-cell office:value-type="float" office:value="32.131485979244836" table:style-name="ce99">
            <text:p>32.1</text:p>
          </table:table-cell>
          <table:table-cell office:value-type="float" office:value="31.608369322739822" table:style-name="ce99">
            <text:p>31.6</text:p>
          </table:table-cell>
          <table:table-cell office:value-type="float" office:value="34.426181107205487" table:style-name="ce99">
            <text:p>34.4</text:p>
          </table:table-cell>
          <table:table-cell office:value-type="float" office:value="35.889518371579761" table:style-name="ce99">
            <text:p>35.9</text:p>
          </table:table-cell>
          <table:table-cell office:value-type="float" office:value="32.297907236463658" table:style-name="ce99">
            <text:p>32.3</text:p>
          </table:table-cell>
          <table:table-cell office:value-type="float" office:value="32.775007394017365" table:style-name="ce99">
            <text:p>32.8</text:p>
          </table:table-cell>
          <table:table-cell office:value-type="float" office:value="35.928639563137111" table:style-name="ce99">
            <text:p>35.9</text:p>
          </table:table-cell>
          <table:table-cell office:value-type="float" office:value="37.761488437173476" table:style-name="ce99">
            <text:p>37.8</text:p>
          </table:table-cell>
          <table:table-cell office:value-type="float" office:value="34.820206583590327" table:style-name="ce99">
            <text:p>34.8</text:p>
          </table:table-cell>
          <table:table-cell office:value-type="float" office:value="37.395380671917749" table:style-name="ce99">
            <text:p>37.4</text:p>
          </table:table-cell>
          <table:table-cell office:value-type="float" office:value="34.344473007712082" table:style-name="ce99">
            <text:p>34.3</text:p>
          </table:table-cell>
          <table:table-cell office:value-type="float" office:value="35.682251472329163" table:style-name="ce99">
            <text:p>35.7</text:p>
          </table:table-cell>
          <table:table-cell office:value-type="float" office:value="36.386223528137066" table:style-name="ce99">
            <text:p>36.4</text:p>
          </table:table-cell>
          <table:table-cell office:value-type="float" office:value="38.130746742263803" table:style-name="ce100">
            <text:p>38.1</text:p>
          </table:table-cell>
          <table:table-cell office:value-type="float" office:value="33.903151824673436" table:style-name="ce100">
            <text:p>33.9</text:p>
          </table:table-cell>
          <table:table-cell office:value-type="float" office:value="35.746630139262805" table:style-name="ce100">
            <text:p>35.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43.257514422905587" table:style-name="ce99">
            <text:p>43.3</text:p>
          </table:table-cell>
          <table:table-cell office:value-type="float" office:value="40.365499428377809" table:style-name="ce99">
            <text:p>40.4</text:p>
          </table:table-cell>
          <table:table-cell office:value-type="float" office:value="42.783451092956454" table:style-name="ce99">
            <text:p>42.8</text:p>
          </table:table-cell>
          <table:table-cell office:value-type="float" office:value="43.352234639941116" table:style-name="ce99">
            <text:p>43.4</text:p>
          </table:table-cell>
          <table:table-cell office:value-type="float" office:value="40.290915771223652" table:style-name="ce99">
            <text:p>40.3</text:p>
          </table:table-cell>
          <table:table-cell office:value-type="float" office:value="37.377575338587491" table:style-name="ce99">
            <text:p>37.4</text:p>
          </table:table-cell>
          <table:table-cell office:value-type="float" office:value="39.514846900881977" table:style-name="ce99">
            <text:p>39.5</text:p>
          </table:table-cell>
          <table:table-cell office:value-type="float" office:value="36.337571250177149" table:style-name="ce99">
            <text:p>36.3</text:p>
          </table:table-cell>
          <table:table-cell office:value-type="float" office:value="34.710004191996362" table:style-name="ce99">
            <text:p>34.7</text:p>
          </table:table-cell>
          <table:table-cell office:value-type="float" office:value="32.153482024879757" table:style-name="ce99">
            <text:p>32.2</text:p>
          </table:table-cell>
          <table:table-cell office:value-type="float" office:value="30.577823003671494" table:style-name="ce99">
            <text:p>30.6</text:p>
          </table:table-cell>
          <table:table-cell office:value-type="float" office:value="29.193931870779256" table:style-name="ce99">
            <text:p>29.2</text:p>
          </table:table-cell>
          <table:table-cell office:value-type="float" office:value="32.390745501285345" table:style-name="ce99">
            <text:p>32.4</text:p>
          </table:table-cell>
          <table:table-cell office:value-type="float" office:value="31.085338921961558" table:style-name="ce99">
            <text:p>31.1</text:p>
          </table:table-cell>
          <table:table-cell office:value-type="float" office:value="30.530886760759245" table:style-name="ce99">
            <text:p>30.5</text:p>
          </table:table-cell>
          <table:table-cell office:value-type="float" office:value="29.139921299035301" table:style-name="ce100">
            <text:p>29.1</text:p>
          </table:table-cell>
          <table:table-cell office:value-type="float" office:value="33.509824190760654" table:style-name="ce100">
            <text:p>33.5</text:p>
          </table:table-cell>
          <table:table-cell office:value-type="float" office:value="32.169635536952065" table:style-name="ce100">
            <text:p>32.2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7.7764595324132753" table:style-name="ce99">
            <text:p>7.8</text:p>
          </table:table-cell>
          <table:table-cell office:value-type="float" office:value="7.6871180364426737" table:style-name="ce99">
            <text:p>7.7</text:p>
          </table:table-cell>
          <table:table-cell office:value-type="float" office:value="8.7830094943696118" table:style-name="ce99">
            <text:p>8.8</text:p>
          </table:table-cell>
          <table:table-cell office:value-type="float" office:value="8.9279003065967828" table:style-name="ce99">
            <text:p>8.9</text:p>
          </table:table-cell>
          <table:table-cell office:value-type="float" office:value="8.7509287948548415" table:style-name="ce99">
            <text:p>8.8</text:p>
          </table:table-cell>
          <table:table-cell office:value-type="float" office:value="10.060195603344146" table:style-name="ce99">
            <text:p>10.1</text:p>
          </table:table-cell>
          <table:table-cell office:value-type="float" office:value="14.466023803481995" table:style-name="ce99">
            <text:p>14.5</text:p>
          </table:table-cell>
          <table:table-cell office:value-type="float" office:value="14.049702512636511" table:style-name="ce99">
            <text:p>14.0</text:p>
          </table:table-cell>
          <table:table-cell office:value-type="float" office:value="13.810689891613315" table:style-name="ce99">
            <text:p>13.8</text:p>
          </table:table-cell>
          <table:table-cell office:value-type="float" office:value="16.263659000273993" table:style-name="ce99">
            <text:p>16.3</text:p>
          </table:table-cell>
          <table:table-cell office:value-type="float" office:value="18.995987629521611" table:style-name="ce99">
            <text:p>19.0</text:p>
          </table:table-cell>
          <table:table-cell office:value-type="float" office:value="17.531154895742258" table:style-name="ce99">
            <text:p>17.5</text:p>
          </table:table-cell>
          <table:table-cell office:value-type="float" office:value="17.583547557840618" table:style-name="ce99">
            <text:p>17.6</text:p>
          </table:table-cell>
          <table:table-cell office:value-type="float" office:value="17.832219364444853" table:style-name="ce99">
            <text:p>17.8</text:p>
          </table:table-cell>
          <table:table-cell office:value-type="float" office:value="18.005881044557402" table:style-name="ce99">
            <text:p>18.0</text:p>
          </table:table-cell>
          <table:table-cell office:value-type="float" office:value="17.8405143860004" table:style-name="ce100">
            <text:p>17.8</text:p>
          </table:table-cell>
          <table:table-cell office:value-type="float" office:value="17.780129633169246" table:style-name="ce100">
            <text:p>17.8</text:p>
          </table:table-cell>
          <table:table-cell office:value-type="float" office:value="17.419279056070586" table:style-name="ce100">
            <text:p>17.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17.114106300364202" table:style-name="ce99">
            <text:p>17.1</text:p>
          </table:table-cell>
          <table:table-cell office:value-type="float" office:value="16.850686652270252" table:style-name="ce99">
            <text:p>16.9</text:p>
          </table:table-cell>
          <table:table-cell office:value-type="float" office:value="16.302053433429005" table:style-name="ce99">
            <text:p>16.3</text:p>
          </table:table-cell>
          <table:table-cell office:value-type="float" office:value="16.111495730722318" table:style-name="ce99">
            <text:p>16.1</text:p>
          </table:table-cell>
          <table:table-cell office:value-type="float" office:value="16.531974326716" table:style-name="ce99">
            <text:p>16.5</text:p>
          </table:table-cell>
          <table:table-cell office:value-type="float" office:value="16.672710686488728" table:style-name="ce99">
            <text:p>16.7</text:p>
          </table:table-cell>
          <table:table-cell office:value-type="float" office:value="13.721222059172497" table:style-name="ce99">
            <text:p>13.7</text:p>
          </table:table-cell>
          <table:table-cell office:value-type="float" office:value="16.837718843169178" table:style-name="ce99">
            <text:p>16.8</text:p>
          </table:table-cell>
          <table:table-cell office:value-type="float" office:value="15.550666353253121" table:style-name="ce99">
            <text:p>15.6</text:p>
          </table:table-cell>
          <table:table-cell office:value-type="float" office:value="13.821370537672802" table:style-name="ce99">
            <text:p>13.8</text:p>
          </table:table-cell>
          <table:table-cell office:value-type="float" office:value="15.605982783216451" table:style-name="ce99">
            <text:p>15.6</text:p>
          </table:table-cell>
          <table:table-cell office:value-type="float" office:value="15.879532561560739" table:style-name="ce99">
            <text:p>15.9</text:p>
          </table:table-cell>
          <table:table-cell office:value-type="float" office:value="15.681233933161954" table:style-name="ce99">
            <text:p>15.7</text:p>
          </table:table-cell>
          <table:table-cell office:value-type="float" office:value="15.400190241264333" table:style-name="ce99">
            <text:p>15.4</text:p>
          </table:table-cell>
          <table:table-cell office:value-type="float" office:value="15.077008666546346" table:style-name="ce99">
            <text:p>15.1</text:p>
          </table:table-cell>
          <table:table-cell office:value-type="float" office:value="14.888817572700299" table:style-name="ce100">
            <text:p>14.9</text:p>
          </table:table-cell>
          <table:table-cell office:value-type="float" office:value="14.806894351396679" table:style-name="ce100">
            <text:p>14.8</text:p>
          </table:table-cell>
          <table:table-cell office:value-type="float" office:value="14.664455267714418" table:style-name="ce100">
            <text:p>14.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10.721459964802895" table:style-name="ce99">
            <text:p>10.7</text:p>
          </table:table-cell>
          <table:table-cell office:value-type="float" office:value="8.3070836057124993" table:style-name="ce99">
            <text:p>8.3</text:p>
          </table:table-cell>
          <table:table-cell office:value-type="float" office:value="10.252262653498915" table:style-name="ce99">
            <text:p>10.3</text:p>
          </table:table-cell>
          <table:table-cell office:value-type="float" office:value="9.3250313283792288" table:style-name="ce99">
            <text:p>9.3</text:p>
          </table:table-cell>
          <table:table-cell office:value-type="float" office:value="8.7775902752531412" table:style-name="ce99">
            <text:p>8.8</text:p>
          </table:table-cell>
          <table:table-cell office:value-type="float" office:value="9.2317147342202013" table:style-name="ce99">
            <text:p>9.2</text:p>
          </table:table-cell>
          <table:table-cell office:value-type="float" office:value="9.3854639930457573" table:style-name="ce99">
            <text:p>9.4</text:p>
          </table:table-cell>
          <table:table-cell office:value-type="float" office:value="9.1516709511568131" table:style-name="ce99">
            <text:p>9.2</text:p>
          </table:table-cell>
          <table:table-cell office:value-type="float" office:value="8.792804213471932" table:style-name="ce99">
            <text:p>8.8</text:p>
          </table:table-cell>
          <table:table-cell office:value-type="float" office:value="8.7478394355018789" table:style-name="ce99">
            <text:p>8.7</text:p>
          </table:table-cell>
          <table:table-cell office:value-type="float" office:value="8.6047321151438805" table:style-name="ce100">
            <text:p>8.6</text:p>
          </table:table-cell>
          <table:table-cell office:value-type="float" office:value="8.4079803144034351" table:style-name="ce100">
            <text:p>8.4</text:p>
          </table:table-cell>
          <table:table-cell office:value-type="float" office:value="8.1926383374318998" table:style-name="ce100">
            <text:p>8.2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5.951250721685847" table:style-name="ce99">
            <text:p>6.0</text:p>
          </table:table-cell>
          <table:table-cell office:value-type="float" office:value="5.4141384534599961" table:style-name="ce99">
            <text:p>5.4</text:p>
          </table:table-cell>
          <table:table-cell office:value-type="float" office:value="6.5854561896702561" table:style-name="ce99">
            <text:p>6.6</text:p>
          </table:table-cell>
          <table:table-cell office:value-type="float" office:value="6.2256350248739016" table:style-name="ce99">
            <text:p>6.2</text:p>
          </table:table-cell>
          <table:table-cell office:value-type="float" office:value="5.0437802624196753" table:style-name="ce99">
            <text:p>5.0</text:p>
          </table:table-cell>
          <table:table-cell office:value-type="float" office:value="6.3742680489962513" table:style-name="ce99">
            <text:p>6.4</text:p>
          </table:table-cell>
          <table:table-cell office:value-type="float" office:value="6.4940685685149813" table:style-name="ce99">
            <text:p>6.5</text:p>
          </table:table-cell>
          <table:table-cell office:value-type="float" office:value="6.5295629820051406" table:style-name="ce99">
            <text:p>6.5</text:p>
          </table:table-cell>
          <table:table-cell office:value-type="float" office:value="6.6073860277924039" table:style-name="ce99">
            <text:p>6.6</text:p>
          </table:table-cell>
          <table:table-cell office:value-type="float" office:value="6.3291692310444612" table:style-name="ce99">
            <text:p>6.3</text:p>
          </table:table-cell>
          <table:table-cell office:value-type="float" office:value="6.2840854575564604" table:style-name="ce100">
            <text:p>6.3</text:p>
          </table:table-cell>
          <table:table-cell office:value-type="float" office:value="6.3989140369932596" table:style-name="ce100">
            <text:p>6.4</text:p>
          </table:table-cell>
          <table:table-cell office:value-type="float" office:value="6.4718169302825217" table:style-name="ce100">
            <text:p>6.5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60"/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West Midlands</text:p>
          </table:table-cell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72.211229147961717" table:style-name="ce99">
            <text:p>72.2</text:p>
          </table:table-cell>
          <table:table-cell office:value-type="float" office:value="71.819577353100456" table:style-name="ce99">
            <text:p>71.8</text:p>
          </table:table-cell>
          <table:table-cell office:value-type="float" office:value="72.829933497925254" table:style-name="ce99">
            <text:p>72.8</text:p>
          </table:table-cell>
          <table:table-cell office:value-type="float" office:value="72.661542992126286" table:style-name="ce99">
            <text:p>72.7</text:p>
          </table:table-cell>
          <table:table-cell office:value-type="float" office:value="72.213279244286383" table:style-name="ce99">
            <text:p>72.2</text:p>
          </table:table-cell>
          <table:table-cell office:value-type="float" office:value="68.237750261441036" table:style-name="ce99">
            <text:p>68.2</text:p>
          </table:table-cell>
          <table:table-cell office:value-type="float" office:value="68.130578930561427" table:style-name="ce99">
            <text:p>68.1</text:p>
          </table:table-cell>
          <table:table-cell office:value-type="float" office:value="67.931278935829738" table:style-name="ce99">
            <text:p>67.9</text:p>
          </table:table-cell>
          <table:table-cell office:value-type="float" office:value="65.465352057906145" table:style-name="ce99">
            <text:p>65.5</text:p>
          </table:table-cell>
          <table:table-cell office:value-type="float" office:value="68.070476176864716" table:style-name="ce99">
            <text:p>68.1</text:p>
          </table:table-cell>
          <table:table-cell office:value-type="float" office:value="66.308537276018995" table:style-name="ce99">
            <text:p>66.3</text:p>
          </table:table-cell>
          <table:table-cell office:value-type="float" office:value="65.776165303450156" table:style-name="ce99">
            <text:p>65.8</text:p>
          </table:table-cell>
          <table:table-cell office:value-type="float" office:value="63.947031183255021" table:style-name="ce99">
            <text:p>63.9</text:p>
          </table:table-cell>
          <table:table-cell office:value-type="float" office:value="63.929411157429413" table:style-name="ce99">
            <text:p>63.9</text:p>
          </table:table-cell>
          <table:table-cell office:value-type="float" office:value="65.61072730537596" table:style-name="ce99">
            <text:p>65.6</text:p>
          </table:table-cell>
          <table:table-cell office:value-type="float" office:value="65.565925324641896" table:style-name="ce100">
            <text:p>65.6</text:p>
          </table:table-cell>
          <table:table-cell office:value-type="float" office:value="65.599943297785572" table:style-name="ce100">
            <text:p>65.6</text:p>
          </table:table-cell>
          <table:table-cell office:value-type="float" office:value="65.25788362415777" table:style-name="ce100">
            <text:p>65.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29.389850474669622" table:style-name="ce99">
            <text:p>29.4</text:p>
          </table:table-cell>
          <table:table-cell office:value-type="float" office:value="30.868876251340204" table:style-name="ce99">
            <text:p>30.9</text:p>
          </table:table-cell>
          <table:table-cell office:value-type="float" office:value="36.169582568928561" table:style-name="ce99">
            <text:p>36.2</text:p>
          </table:table-cell>
          <table:table-cell office:value-type="float" office:value="32.978806755397379" table:style-name="ce99">
            <text:p>33.0</text:p>
          </table:table-cell>
          <table:table-cell office:value-type="float" office:value="32.819122083027146" table:style-name="ce99">
            <text:p>32.8</text:p>
          </table:table-cell>
          <table:table-cell office:value-type="float" office:value="32.302943023469446" table:style-name="ce99">
            <text:p>32.3</text:p>
          </table:table-cell>
          <table:table-cell office:value-type="float" office:value="34.018686995914749" table:style-name="ce99">
            <text:p>34.0</text:p>
          </table:table-cell>
          <table:table-cell office:value-type="float" office:value="34.840288213012663" table:style-name="ce99">
            <text:p>34.8</text:p>
          </table:table-cell>
          <table:table-cell office:value-type="float" office:value="35.597750390051687" table:style-name="ce99">
            <text:p>35.6</text:p>
          </table:table-cell>
          <table:table-cell office:value-type="float" office:value="34.343314594931357" table:style-name="ce99">
            <text:p>34.3</text:p>
          </table:table-cell>
          <table:table-cell office:value-type="float" office:value="34.920754523530334" table:style-name="ce99">
            <text:p>34.9</text:p>
          </table:table-cell>
          <table:table-cell office:value-type="float" office:value="36.478025828161179" table:style-name="ce99">
            <text:p>36.5</text:p>
          </table:table-cell>
          <table:table-cell office:value-type="float" office:value="34.301580521144807" table:style-name="ce99">
            <text:p>34.3</text:p>
          </table:table-cell>
          <table:table-cell office:value-type="float" office:value="37.172238764359818" table:style-name="ce99">
            <text:p>37.2</text:p>
          </table:table-cell>
          <table:table-cell office:value-type="float" office:value="36.938465180026427" table:style-name="ce99">
            <text:p>36.9</text:p>
          </table:table-cell>
          <table:table-cell office:value-type="float" office:value="40.487565204854498" table:style-name="ce100">
            <text:p>40.5</text:p>
          </table:table-cell>
          <table:table-cell office:value-type="float" office:value="38.651404340326053" table:style-name="ce100">
            <text:p>38.7</text:p>
          </table:table-cell>
          <table:table-cell office:value-type="float" office:value="34.049484157440226" table:style-name="ce100">
            <text:p>34.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42.821378673292095" table:style-name="ce99">
            <text:p>42.8</text:p>
          </table:table-cell>
          <table:table-cell office:value-type="float" office:value="40.950701101760245" table:style-name="ce99">
            <text:p>41.0</text:p>
          </table:table-cell>
          <table:table-cell office:value-type="float" office:value="36.660350928996692" table:style-name="ce99">
            <text:p>36.7</text:p>
          </table:table-cell>
          <table:table-cell office:value-type="float" office:value="39.6827362367289" table:style-name="ce99">
            <text:p>39.7</text:p>
          </table:table-cell>
          <table:table-cell office:value-type="float" office:value="39.394157161259237" table:style-name="ce99">
            <text:p>39.4</text:p>
          </table:table-cell>
          <table:table-cell office:value-type="float" office:value="35.93480723797159" table:style-name="ce99">
            <text:p>35.9</text:p>
          </table:table-cell>
          <table:table-cell office:value-type="float" office:value="34.111891934646671" table:style-name="ce99">
            <text:p>34.1</text:p>
          </table:table-cell>
          <table:table-cell office:value-type="float" office:value="33.090990722817068" table:style-name="ce99">
            <text:p>33.1</text:p>
          </table:table-cell>
          <table:table-cell office:value-type="float" office:value="29.867601667854458" table:style-name="ce99">
            <text:p>29.9</text:p>
          </table:table-cell>
          <table:table-cell office:value-type="float" office:value="33.727161581933359" table:style-name="ce99">
            <text:p>33.7</text:p>
          </table:table-cell>
          <table:table-cell office:value-type="float" office:value="31.387782752488665" table:style-name="ce99">
            <text:p>31.4</text:p>
          </table:table-cell>
          <table:table-cell office:value-type="float" office:value="29.298139475288981" table:style-name="ce99">
            <text:p>29.3</text:p>
          </table:table-cell>
          <table:table-cell office:value-type="float" office:value="29.645450662110211" table:style-name="ce99">
            <text:p>29.6</text:p>
          </table:table-cell>
          <table:table-cell office:value-type="float" office:value="26.757172393069613" table:style-name="ce99">
            <text:p>26.8</text:p>
          </table:table-cell>
          <table:table-cell office:value-type="float" office:value="28.672262125349558" table:style-name="ce99">
            <text:p>28.7</text:p>
          </table:table-cell>
          <table:table-cell office:value-type="float" office:value="25.078360119787401" table:style-name="ce100">
            <text:p>25.1</text:p>
          </table:table-cell>
          <table:table-cell office:value-type="float" office:value="26.948538957459611" table:style-name="ce100">
            <text:p>26.9</text:p>
          </table:table-cell>
          <table:table-cell office:value-type="float" office:value="31.208399466717506" table:style-name="ce100">
            <text:p>31.2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6.9232789237800798" table:style-name="ce99">
            <text:p>6.9</text:p>
          </table:table-cell>
          <table:table-cell office:value-type="float" office:value="8.4831984595979897" table:style-name="ce99">
            <text:p>8.5</text:p>
          </table:table-cell>
          <table:table-cell office:value-type="float" office:value="7.4807771000283418" table:style-name="ce99">
            <text:p>7.5</text:p>
          </table:table-cell>
          <table:table-cell office:value-type="float" office:value="8.3208678666535842" table:style-name="ce99">
            <text:p>8.3</text:p>
          </table:table-cell>
          <table:table-cell office:value-type="float" office:value="8.5212256990045123" table:style-name="ce99">
            <text:p>8.5</text:p>
          </table:table-cell>
          <table:table-cell office:value-type="float" office:value="11.448287851965885" table:style-name="ce99">
            <text:p>11.4</text:p>
          </table:table-cell>
          <table:table-cell office:value-type="float" office:value="14.440809131646738" table:style-name="ce99">
            <text:p>14.4</text:p>
          </table:table-cell>
          <table:table-cell office:value-type="float" office:value="14.604280852279958" table:style-name="ce99">
            <text:p>14.6</text:p>
          </table:table-cell>
          <table:table-cell office:value-type="float" office:value="15.566508709391433" table:style-name="ce99">
            <text:p>15.6</text:p>
          </table:table-cell>
          <table:table-cell office:value-type="float" office:value="14.529306734371255" table:style-name="ce99">
            <text:p>14.5</text:p>
          </table:table-cell>
          <table:table-cell office:value-type="float" office:value="15.00481914949037" table:style-name="ce99">
            <text:p>15.0</text:p>
          </table:table-cell>
          <table:table-cell office:value-type="float" office:value="15.644699509467747" table:style-name="ce99">
            <text:p>15.6</text:p>
          </table:table-cell>
          <table:table-cell office:value-type="float" office:value="17.513882956001709" table:style-name="ce99">
            <text:p>17.5</text:p>
          </table:table-cell>
          <table:table-cell office:value-type="float" office:value="17.810780259144465" table:style-name="ce99">
            <text:p>17.8</text:p>
          </table:table-cell>
          <table:table-cell office:value-type="float" office:value="16.036856975319612" table:style-name="ce99">
            <text:p>16.0</text:p>
          </table:table-cell>
          <table:table-cell office:value-type="float" office:value="16.527252081432501" table:style-name="ce100">
            <text:p>16.5</text:p>
          </table:table-cell>
          <table:table-cell office:value-type="float" office:value="16.511368828572891" table:style-name="ce100">
            <text:p>16.5</text:p>
          </table:table-cell>
          <table:table-cell office:value-type="float" office:value="16.936744131953091" table:style-name="ce100">
            <text:p>16.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20.865491928258173" table:style-name="ce99">
            <text:p>20.9</text:p>
          </table:table-cell>
          <table:table-cell office:value-type="float" office:value="19.69722418730148" table:style-name="ce99">
            <text:p>19.7</text:p>
          </table:table-cell>
          <table:table-cell office:value-type="float" office:value="19.689289402046374" table:style-name="ce99">
            <text:p>19.7</text:p>
          </table:table-cell>
          <table:table-cell office:value-type="float" office:value="19.01758914122016" table:style-name="ce99">
            <text:p>19.0</text:p>
          </table:table-cell>
          <table:table-cell office:value-type="float" office:value="19.265495056709078" table:style-name="ce99">
            <text:p>19.3</text:p>
          </table:table-cell>
          <table:table-cell office:value-type="float" office:value="20.313961886592878" table:style-name="ce99">
            <text:p>20.3</text:p>
          </table:table-cell>
          <table:table-cell office:value-type="float" office:value="17.428611937791889" table:style-name="ce99">
            <text:p>17.4</text:p>
          </table:table-cell>
          <table:table-cell office:value-type="float" office:value="17.464440211890167" table:style-name="ce99">
            <text:p>17.5</text:p>
          </table:table-cell>
          <table:table-cell office:value-type="float" office:value="18.968139232702306" table:style-name="ce99">
            <text:p>19.0</text:p>
          </table:table-cell>
          <table:table-cell office:value-type="float" office:value="17.400217088764233" table:style-name="ce99">
            <text:p>17.4</text:p>
          </table:table-cell>
          <table:table-cell office:value-type="float" office:value="18.686643574490724" table:style-name="ce99">
            <text:p>18.7</text:p>
          </table:table-cell>
          <table:table-cell office:value-type="float" office:value="18.579135187082095" table:style-name="ce99">
            <text:p>18.6</text:p>
          </table:table-cell>
          <table:table-cell office:value-type="float" office:value="18.525232336285999" table:style-name="ce99">
            <text:p>18.5</text:p>
          </table:table-cell>
          <table:table-cell office:value-type="float" office:value="18.259808583426107" table:style-name="ce99">
            <text:p>18.3</text:p>
          </table:table-cell>
          <table:table-cell office:value-type="float" office:value="18.352415719304535" table:style-name="ce99">
            <text:p>18.4</text:p>
          </table:table-cell>
          <table:table-cell office:value-type="float" office:value="17.9068225939257" table:style-name="ce100">
            <text:p>17.9</text:p>
          </table:table-cell>
          <table:table-cell office:value-type="float" office:value="17.888687873641569" table:style-name="ce100">
            <text:p>17.9</text:p>
          </table:table-cell>
          <table:table-cell office:value-type="float" office:value="17.80537224388911" table:style-name="ce100">
            <text:p>17.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10.672502199835909" table:style-name="ce99">
            <text:p>10.7</text:p>
          </table:table-cell>
          <table:table-cell office:value-type="float" office:value="8.9380612945480191" table:style-name="ce99">
            <text:p>8.9</text:p>
          </table:table-cell>
          <table:table-cell office:value-type="float" office:value="8.3743937919210278" table:style-name="ce99">
            <text:p>8.4</text:p>
          </table:table-cell>
          <table:table-cell office:value-type="float" office:value="7.8520209746539837" table:style-name="ce99">
            <text:p>7.9</text:p>
          </table:table-cell>
          <table:table-cell office:value-type="float" office:value="8.1404681237266736" table:style-name="ce99">
            <text:p>8.1</text:p>
          </table:table-cell>
          <table:table-cell office:value-type="float" office:value="8.8102985237325164" table:style-name="ce99">
            <text:p>8.8</text:p>
          </table:table-cell>
          <table:table-cell office:value-type="float" office:value="8.7222193711981966" table:style-name="ce99">
            <text:p>8.7</text:p>
          </table:table-cell>
          <table:table-cell office:value-type="float" office:value="8.5375186838983197" table:style-name="ce99">
            <text:p>8.5</text:p>
          </table:table-cell>
          <table:table-cell office:value-type="float" office:value="8.1614187089627137" table:style-name="ce99">
            <text:p>8.2</text:p>
          </table:table-cell>
          <table:table-cell office:value-type="float" office:value="7.9385782107490268" table:style-name="ce99">
            <text:p>7.9</text:p>
          </table:table-cell>
          <table:table-cell office:value-type="float" office:value="7.8918991274167398" table:style-name="ce100">
            <text:p>7.9</text:p>
          </table:table-cell>
          <table:table-cell office:value-type="float" office:value="7.8169343146632349" table:style-name="ce100">
            <text:p>7.8</text:p>
          </table:table-cell>
          <table:table-cell office:value-type="float" office:value="7.5614677062935067" table:style-name="ce100">
            <text:p>7.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9.6414596867569777" table:style-name="ce99">
            <text:p>9.6</text:p>
          </table:table-cell>
          <table:table-cell office:value-type="float" office:value="8.490550643243882" table:style-name="ce99">
            <text:p>8.5</text:p>
          </table:table-cell>
          <table:table-cell office:value-type="float" office:value="9.0900464199691395" table:style-name="ce99">
            <text:p>9.1</text:p>
          </table:table-cell>
          <table:table-cell office:value-type="float" office:value="11.116118258048322" table:style-name="ce99">
            <text:p>11.1</text:p>
          </table:table-cell>
          <table:table-cell office:value-type="float" office:value="9.2597489650375859" table:style-name="ce99">
            <text:p>9.3</text:p>
          </table:table-cell>
          <table:table-cell office:value-type="float" office:value="9.8763450507582089" table:style-name="ce99">
            <text:p>9.9</text:p>
          </table:table-cell>
          <table:table-cell office:value-type="float" office:value="9.8569158158838981" table:style-name="ce99">
            <text:p>9.9</text:p>
          </table:table-cell>
          <table:table-cell office:value-type="float" office:value="9.9877136523877095" table:style-name="ce99">
            <text:p>10.0</text:p>
          </table:table-cell>
          <table:table-cell office:value-type="float" office:value="10.098389874463379" table:style-name="ce99">
            <text:p>10.1</text:p>
          </table:table-cell>
          <table:table-cell office:value-type="float" office:value="10.413837508555526" table:style-name="ce99">
            <text:p>10.4</text:p>
          </table:table-cell>
          <table:table-cell office:value-type="float" office:value="10.0149234665089" table:style-name="ce100">
            <text:p>10.0</text:p>
          </table:table-cell>
          <table:table-cell office:value-type="float" office:value="10.071753558978322" table:style-name="ce100">
            <text:p>10.1</text:p>
          </table:table-cell>
          <table:table-cell office:value-type="float" office:value="10.243904537595604" table:style-name="ce100">
            <text:p>10.2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60"/>
          <table:table-cell table:number-columns-repeated="15" table:style-name="ce99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East of England</text:p>
          </table:table-cell>
          <table:table-cell table:number-columns-repeated="15" table:style-name="ce99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75.061550713795171" table:style-name="ce99">
            <text:p>75.1</text:p>
          </table:table-cell>
          <table:table-cell office:value-type="float" office:value="74.589443216352649" table:style-name="ce99">
            <text:p>74.6</text:p>
          </table:table-cell>
          <table:table-cell office:value-type="float" office:value="74.268314306666824" table:style-name="ce99">
            <text:p>74.3</text:p>
          </table:table-cell>
          <table:table-cell office:value-type="float" office:value="75.254944049697642" table:style-name="ce99">
            <text:p>75.3</text:p>
          </table:table-cell>
          <table:table-cell office:value-type="float" office:value="75.234723442627342" table:style-name="ce99">
            <text:p>75.2</text:p>
          </table:table-cell>
          <table:table-cell office:value-type="float" office:value="72.64471205681366" table:style-name="ce99">
            <text:p>72.6</text:p>
          </table:table-cell>
          <table:table-cell office:value-type="float" office:value="70.467388636664708" table:style-name="ce99">
            <text:p>70.5</text:p>
          </table:table-cell>
          <table:table-cell office:value-type="float" office:value="69.136537457833128" table:style-name="ce99">
            <text:p>69.1</text:p>
          </table:table-cell>
          <table:table-cell office:value-type="float" office:value="68.383153046266358" table:style-name="ce99">
            <text:p>68.4</text:p>
          </table:table-cell>
          <table:table-cell office:value-type="float" office:value="68.917262330618172" table:style-name="ce99">
            <text:p>68.9</text:p>
          </table:table-cell>
          <table:table-cell office:value-type="float" office:value="67.068735980721073" table:style-name="ce99">
            <text:p>67.1</text:p>
          </table:table-cell>
          <table:table-cell office:value-type="float" office:value="67.096225933447371" table:style-name="ce99">
            <text:p>67.1</text:p>
          </table:table-cell>
          <table:table-cell office:value-type="float" office:value="66.427718040621272" table:style-name="ce99">
            <text:p>66.4</text:p>
          </table:table-cell>
          <table:table-cell office:value-type="float" office:value="66.274152290464556" table:style-name="ce99">
            <text:p>66.3</text:p>
          </table:table-cell>
          <table:table-cell office:value-type="float" office:value="67.529121792321675" table:style-name="ce99">
            <text:p>67.5</text:p>
          </table:table-cell>
          <table:table-cell office:value-type="float" office:value="68.003526562369203" table:style-name="ce100">
            <text:p>68.0</text:p>
          </table:table-cell>
          <table:table-cell office:value-type="float" office:value="68.732025874684808" table:style-name="ce100">
            <text:p>68.7</text:p>
          </table:table-cell>
          <table:table-cell office:value-type="float" office:value="68.111010999010063" table:style-name="ce100">
            <text:p>68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32.839143226349975" table:style-name="ce99">
            <text:p>32.8</text:p>
          </table:table-cell>
          <table:table-cell office:value-type="float" office:value="32.533126996553669" table:style-name="ce99">
            <text:p>32.5</text:p>
          </table:table-cell>
          <table:table-cell office:value-type="float" office:value="27.690859538325125" table:style-name="ce99">
            <text:p>27.7</text:p>
          </table:table-cell>
          <table:table-cell office:value-type="float" office:value="34.261861713902796" table:style-name="ce99">
            <text:p>34.3</text:p>
          </table:table-cell>
          <table:table-cell office:value-type="float" office:value="34.239649752915838" table:style-name="ce99">
            <text:p>34.2</text:p>
          </table:table-cell>
          <table:table-cell office:value-type="float" office:value="32.925334986661824" table:style-name="ce99">
            <text:p>32.9</text:p>
          </table:table-cell>
          <table:table-cell office:value-type="float" office:value="35.010538538783436" table:style-name="ce99">
            <text:p>35.0</text:p>
          </table:table-cell>
          <table:table-cell office:value-type="float" office:value="34.89566694144596" table:style-name="ce99">
            <text:p>34.9</text:p>
          </table:table-cell>
          <table:table-cell office:value-type="float" office:value="33.688863326815763" table:style-name="ce99">
            <text:p>33.7</text:p>
          </table:table-cell>
          <table:table-cell office:value-type="float" office:value="34.679616692580609" table:style-name="ce99">
            <text:p>34.7</text:p>
          </table:table-cell>
          <table:table-cell office:value-type="float" office:value="35.851939622337333" table:style-name="ce99">
            <text:p>35.9</text:p>
          </table:table-cell>
          <table:table-cell office:value-type="float" office:value="36.825329787859687" table:style-name="ce99">
            <text:p>36.8</text:p>
          </table:table-cell>
          <table:table-cell office:value-type="float" office:value="35.523695738749502" table:style-name="ce99">
            <text:p>35.5</text:p>
          </table:table-cell>
          <table:table-cell office:value-type="float" office:value="36.078348588014443" table:style-name="ce99">
            <text:p>36.1</text:p>
          </table:table-cell>
          <table:table-cell office:value-type="float" office:value="36.908490772888555" table:style-name="ce99">
            <text:p>36.9</text:p>
          </table:table-cell>
          <table:table-cell office:value-type="float" office:value="36.307925340394199" table:style-name="ce100">
            <text:p>36.3</text:p>
          </table:table-cell>
          <table:table-cell office:value-type="float" office:value="37.1364876282503" table:style-name="ce100">
            <text:p>37.1</text:p>
          </table:table-cell>
          <table:table-cell office:value-type="float" office:value="38.004444456882354" table:style-name="ce100">
            <text:p>38.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42.222407487445203" table:style-name="ce99">
            <text:p>42.2</text:p>
          </table:table-cell>
          <table:table-cell office:value-type="float" office:value="42.05631621979898" table:style-name="ce99">
            <text:p>42.1</text:p>
          </table:table-cell>
          <table:table-cell office:value-type="float" office:value="46.577454768341696" table:style-name="ce99">
            <text:p>46.6</text:p>
          </table:table-cell>
          <table:table-cell office:value-type="float" office:value="40.993082335794838" table:style-name="ce99">
            <text:p>41.0</text:p>
          </table:table-cell>
          <table:table-cell office:value-type="float" office:value="40.995073689711489" table:style-name="ce99">
            <text:p>41.0</text:p>
          </table:table-cell>
          <table:table-cell office:value-type="float" office:value="39.719377070151836" table:style-name="ce99">
            <text:p>39.7</text:p>
          </table:table-cell>
          <table:table-cell office:value-type="float" office:value="35.456850097881265" table:style-name="ce99">
            <text:p>35.5</text:p>
          </table:table-cell>
          <table:table-cell office:value-type="float" office:value="34.240870516387169" table:style-name="ce99">
            <text:p>34.2</text:p>
          </table:table-cell>
          <table:table-cell office:value-type="float" office:value="34.694289719450602" table:style-name="ce99">
            <text:p>34.7</text:p>
          </table:table-cell>
          <table:table-cell office:value-type="float" office:value="34.237645638037563" table:style-name="ce99">
            <text:p>34.2</text:p>
          </table:table-cell>
          <table:table-cell office:value-type="float" office:value="31.216796358383736" table:style-name="ce99">
            <text:p>31.2</text:p>
          </table:table-cell>
          <table:table-cell office:value-type="float" office:value="30.270896145587685" table:style-name="ce99">
            <text:p>30.3</text:p>
          </table:table-cell>
          <table:table-cell office:value-type="float" office:value="30.904022301871763" table:style-name="ce99">
            <text:p>30.9</text:p>
          </table:table-cell>
          <table:table-cell office:value-type="float" office:value="30.195803702450124" table:style-name="ce99">
            <text:p>30.2</text:p>
          </table:table-cell>
          <table:table-cell office:value-type="float" office:value="30.62063101943307" table:style-name="ce99">
            <text:p>30.6</text:p>
          </table:table-cell>
          <table:table-cell office:value-type="float" office:value="31.695601221975" table:style-name="ce100">
            <text:p>31.7</text:p>
          </table:table-cell>
          <table:table-cell office:value-type="float" office:value="31.595538246434568" table:style-name="ce100">
            <text:p>31.6</text:p>
          </table:table-cell>
          <table:table-cell office:value-type="float" office:value="30.106566542127673" table:style-name="ce100">
            <text:p>30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9.8409181159404397" table:style-name="ce99">
            <text:p>9.8</text:p>
          </table:table-cell>
          <table:table-cell office:value-type="float" office:value="9.4481142459654155" table:style-name="ce99">
            <text:p>9.4</text:p>
          </table:table-cell>
          <table:table-cell office:value-type="float" office:value="9.764215273141204" table:style-name="ce99">
            <text:p>9.8</text:p>
          </table:table-cell>
          <table:table-cell office:value-type="float" office:value="9.5652578382536131" table:style-name="ce99">
            <text:p>9.6</text:p>
          </table:table-cell>
          <table:table-cell office:value-type="float" office:value="9.5567772417956522" table:style-name="ce99">
            <text:p>9.6</text:p>
          </table:table-cell>
          <table:table-cell office:value-type="float" office:value="12.389148942065413" table:style-name="ce99">
            <text:p>12.4</text:p>
          </table:table-cell>
          <table:table-cell office:value-type="float" office:value="12.763382972220743" table:style-name="ce99">
            <text:p>12.8</text:p>
          </table:table-cell>
          <table:table-cell office:value-type="float" office:value="14.734741216966416" table:style-name="ce99">
            <text:p>14.7</text:p>
          </table:table-cell>
          <table:table-cell office:value-type="float" office:value="16.749648042258041" table:style-name="ce99">
            <text:p>16.7</text:p>
          </table:table-cell>
          <table:table-cell office:value-type="float" office:value="16.509904176351693" table:style-name="ce99">
            <text:p>16.5</text:p>
          </table:table-cell>
          <table:table-cell office:value-type="float" office:value="17.03542732471891" table:style-name="ce99">
            <text:p>17.0</text:p>
          </table:table-cell>
          <table:table-cell office:value-type="float" office:value="17.253009140881375" table:style-name="ce99">
            <text:p>17.3</text:p>
          </table:table-cell>
          <table:table-cell office:value-type="float" office:value="18.00079649542015" table:style-name="ce99">
            <text:p>18.0</text:p>
          </table:table-cell>
          <table:table-cell office:value-type="float" office:value="18.206351633007607" table:style-name="ce99">
            <text:p>18.2</text:p>
          </table:table-cell>
          <table:table-cell office:value-type="float" office:value="17.080574869959445" table:style-name="ce99">
            <text:p>17.1</text:p>
          </table:table-cell>
          <table:table-cell office:value-type="float" office:value="16.8936817787691" table:style-name="ce100">
            <text:p>16.9</text:p>
          </table:table-cell>
          <table:table-cell office:value-type="float" office:value="16.163323195789154" table:style-name="ce100">
            <text:p>16.2</text:p>
          </table:table-cell>
          <table:table-cell office:value-type="float" office:value="16.608997583252773" table:style-name="ce100">
            <text:p>16.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15.097531170264347" table:style-name="ce99">
            <text:p>15.1</text:p>
          </table:table-cell>
          <table:table-cell office:value-type="float" office:value="15.962442537681854" table:style-name="ce99">
            <text:p>16.0</text:p>
          </table:table-cell>
          <table:table-cell office:value-type="float" office:value="15.967470420191979" table:style-name="ce99">
            <text:p>16.0</text:p>
          </table:table-cell>
          <table:table-cell office:value-type="float" office:value="15.179798112048742" table:style-name="ce99">
            <text:p>15.2</text:p>
          </table:table-cell>
          <table:table-cell office:value-type="float" office:value="15.208499315576718" table:style-name="ce99">
            <text:p>15.2</text:p>
          </table:table-cell>
          <table:table-cell office:value-type="float" office:value="14.96613900112124" table:style-name="ce99">
            <text:p>15.0</text:p>
          </table:table-cell>
          <table:table-cell office:value-type="float" office:value="16.769228391114726" table:style-name="ce99">
            <text:p>16.8</text:p>
          </table:table-cell>
          <table:table-cell office:value-type="float" office:value="16.128721325200399" table:style-name="ce99">
            <text:p>16.1</text:p>
          </table:table-cell>
          <table:table-cell office:value-type="float" office:value="14.867198911475594" table:style-name="ce99">
            <text:p>14.9</text:p>
          </table:table-cell>
          <table:table-cell office:value-type="float" office:value="14.572833493030265" table:style-name="ce99">
            <text:p>14.6</text:p>
          </table:table-cell>
          <table:table-cell office:value-type="float" office:value="15.895836694559815" table:style-name="ce99">
            <text:p>15.9</text:p>
          </table:table-cell>
          <table:table-cell office:value-type="float" office:value="15.65076492567124" table:style-name="ce99">
            <text:p>15.7</text:p>
          </table:table-cell>
          <table:table-cell office:value-type="float" office:value="15.571485463958581" table:style-name="ce99">
            <text:p>15.6</text:p>
          </table:table-cell>
          <table:table-cell office:value-type="float" office:value="15.519496076527824" table:style-name="ce99">
            <text:p>15.5</text:p>
          </table:table-cell>
          <table:table-cell office:value-type="float" office:value="15.390303337718938" table:style-name="ce99">
            <text:p>15.4</text:p>
          </table:table-cell>
          <table:table-cell office:value-type="float" office:value="15.102791658861699" table:style-name="ce100">
            <text:p>15.1</text:p>
          </table:table-cell>
          <table:table-cell office:value-type="float" office:value="15.104650929526041" table:style-name="ce100">
            <text:p>15.1</text:p>
          </table:table-cell>
          <table:table-cell office:value-type="float" office:value="15.279991417737316" table:style-name="ce100">
            <text:p>15.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6.0518818522032145" table:style-name="ce99">
            <text:p>6.1</text:p>
          </table:table-cell>
          <table:table-cell office:value-type="float" office:value="7.4228465037298683" table:style-name="ce99">
            <text:p>7.4</text:p>
          </table:table-cell>
          <table:table-cell office:value-type="float" office:value="6.0813358468295124" table:style-name="ce99">
            <text:p>6.1</text:p>
          </table:table-cell>
          <table:table-cell office:value-type="float" office:value="6.0246667485635559" table:style-name="ce99">
            <text:p>6.0</text:p>
          </table:table-cell>
          <table:table-cell office:value-type="float" office:value="7.1227622292320696" table:style-name="ce99">
            <text:p>7.1</text:p>
          </table:table-cell>
          <table:table-cell office:value-type="float" office:value="6.2971729388205802" table:style-name="ce99">
            <text:p>6.3</text:p>
          </table:table-cell>
          <table:table-cell office:value-type="float" office:value="6.2399831033790525" table:style-name="ce99">
            <text:p>6.2</text:p>
          </table:table-cell>
          <table:table-cell office:value-type="float" office:value="6.1728395061728394" table:style-name="ce99">
            <text:p>6.2</text:p>
          </table:table-cell>
          <table:table-cell office:value-type="float" office:value="6.1619674315253734" table:style-name="ce99">
            <text:p>6.2</text:p>
          </table:table-cell>
          <table:table-cell office:value-type="float" office:value="5.9540119873224402" table:style-name="ce99">
            <text:p>6.0</text:p>
          </table:table-cell>
          <table:table-cell office:value-type="float" office:value="5.8718177616809797" table:style-name="ce100">
            <text:p>5.9</text:p>
          </table:table-cell>
          <table:table-cell office:value-type="float" office:value="5.9040551550898028" table:style-name="ce100">
            <text:p>5.9</text:p>
          </table:table-cell>
          <table:table-cell office:value-type="float" office:value="5.7777223392064005" table:style-name="ce100">
            <text:p>5.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8.9142571489180202" table:style-name="ce99">
            <text:p>8.9</text:p>
          </table:table-cell>
          <table:table-cell office:value-type="float" office:value="9.3463818873848563" table:style-name="ce99">
            <text:p>9.3</text:p>
          </table:table-cell>
          <table:table-cell office:value-type="float" office:value="10.047385478370893" table:style-name="ce99">
            <text:p>10.0</text:p>
          </table:table-cell>
          <table:table-cell office:value-type="float" office:value="8.842532162912045" table:style-name="ce99">
            <text:p>8.8</text:p>
          </table:table-cell>
          <table:table-cell office:value-type="float" office:value="7.4500712637981925" table:style-name="ce99">
            <text:p>7.5</text:p>
          </table:table-cell>
          <table:table-cell office:value-type="float" office:value="9.5986637557392331" table:style-name="ce99">
            <text:p>9.6</text:p>
          </table:table-cell>
          <table:table-cell office:value-type="float" office:value="9.4107818222921864" table:style-name="ce99">
            <text:p>9.4</text:p>
          </table:table-cell>
          <table:table-cell office:value-type="float" office:value="9.3986459577857424" table:style-name="ce99">
            <text:p>9.4</text:p>
          </table:table-cell>
          <table:table-cell office:value-type="float" office:value="9.3575286450024429" table:style-name="ce99">
            <text:p>9.4</text:p>
          </table:table-cell>
          <table:table-cell office:value-type="float" office:value="9.4362913503964965" table:style-name="ce99">
            <text:p>9.4</text:p>
          </table:table-cell>
          <table:table-cell office:value-type="float" office:value="9.2309738971807196" table:style-name="ce100">
            <text:p>9.2</text:p>
          </table:table-cell>
          <table:table-cell office:value-type="float" office:value="9.2005957744362288" table:style-name="ce100">
            <text:p>9.2</text:p>
          </table:table-cell>
          <table:table-cell office:value-type="float" office:value="9.5022690785309134" table:style-name="ce100">
            <text:p>9.5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86"/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London</text:p>
          </table:table-cell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61.065229747305281" table:style-name="ce99">
            <text:p>61.1</text:p>
          </table:table-cell>
          <table:table-cell office:value-type="float" office:value="57.594774118966875" table:style-name="ce99">
            <text:p>57.6</text:p>
          </table:table-cell>
          <table:table-cell office:value-type="float" office:value="59.916119264086213" table:style-name="ce99">
            <text:p>59.9</text:p>
          </table:table-cell>
          <table:table-cell office:value-type="float" office:value="58.838048955496568" table:style-name="ce99">
            <text:p>58.8</text:p>
          </table:table-cell>
          <table:table-cell office:value-type="float" office:value="57.754919481736735" table:style-name="ce99">
            <text:p>57.8</text:p>
          </table:table-cell>
          <table:table-cell office:value-type="float" office:value="52.942466844196787" table:style-name="ce99">
            <text:p>52.9</text:p>
          </table:table-cell>
          <table:table-cell office:value-type="float" office:value="53.45510388189345" table:style-name="ce99">
            <text:p>53.5</text:p>
          </table:table-cell>
          <table:table-cell office:value-type="float" office:value="50.69927944061773" table:style-name="ce99">
            <text:p>50.7</text:p>
          </table:table-cell>
          <table:table-cell office:value-type="float" office:value="49.234645304137779" table:style-name="ce99">
            <text:p>49.2</text:p>
          </table:table-cell>
          <table:table-cell office:value-type="float" office:value="50.698177221328699" table:style-name="ce99">
            <text:p>50.7</text:p>
          </table:table-cell>
          <table:table-cell office:value-type="float" office:value="48.154666793958789" table:style-name="ce99">
            <text:p>48.2</text:p>
          </table:table-cell>
          <table:table-cell office:value-type="float" office:value="49.536088406858966" table:style-name="ce99">
            <text:p>49.5</text:p>
          </table:table-cell>
          <table:table-cell office:value-type="float" office:value="49.337260677466865" table:style-name="ce99">
            <text:p>49.3</text:p>
          </table:table-cell>
          <table:table-cell office:value-type="float" office:value="47.539374223825767" table:style-name="ce99">
            <text:p>47.5</text:p>
          </table:table-cell>
          <table:table-cell office:value-type="float" office:value="48.364930273451748" table:style-name="ce99">
            <text:p>48.4</text:p>
          </table:table-cell>
          <table:table-cell office:value-type="float" office:value="49.911574607606099" table:style-name="ce100">
            <text:p>49.9</text:p>
          </table:table-cell>
          <table:table-cell office:value-type="float" office:value="49.610873776367207" table:style-name="ce100">
            <text:p>49.6</text:p>
          </table:table-cell>
          <table:table-cell office:value-type="float" office:value="50.729189937267293" table:style-name="ce100">
            <text:p>50.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22.29605042702369" table:style-name="ce99">
            <text:p>22.3</text:p>
          </table:table-cell>
          <table:table-cell office:value-type="float" office:value="23.125511121553185" table:style-name="ce99">
            <text:p>23.1</text:p>
          </table:table-cell>
          <table:table-cell office:value-type="float" office:value="20.673211652340903" table:style-name="ce99">
            <text:p>20.7</text:p>
          </table:table-cell>
          <table:table-cell office:value-type="float" office:value="23.368862216858851" table:style-name="ce99">
            <text:p>23.4</text:p>
          </table:table-cell>
          <table:table-cell office:value-type="float" office:value="23.391528024912493" table:style-name="ce99">
            <text:p>23.4</text:p>
          </table:table-cell>
          <table:table-cell office:value-type="float" office:value="21.713369353900113" table:style-name="ce99">
            <text:p>21.7</text:p>
          </table:table-cell>
          <table:table-cell office:value-type="float" office:value="22.068675200516928" table:style-name="ce99">
            <text:p>22.1</text:p>
          </table:table-cell>
          <table:table-cell office:value-type="float" office:value="21.524754466281717" table:style-name="ce99">
            <text:p>21.5</text:p>
          </table:table-cell>
          <table:table-cell office:value-type="float" office:value="19.566814323765126" table:style-name="ce99">
            <text:p>19.6</text:p>
          </table:table-cell>
          <table:table-cell office:value-type="float" office:value="21.785206775836574" table:style-name="ce99">
            <text:p>21.8</text:p>
          </table:table-cell>
          <table:table-cell office:value-type="float" office:value="21.515272441437357" table:style-name="ce99">
            <text:p>21.5</text:p>
          </table:table-cell>
          <table:table-cell office:value-type="float" office:value="22.809936913846212" table:style-name="ce99">
            <text:p>22.8</text:p>
          </table:table-cell>
          <table:table-cell office:value-type="float" office:value="23.387334315169365" table:style-name="ce99">
            <text:p>23.4</text:p>
          </table:table-cell>
          <table:table-cell office:value-type="float" office:value="25.1329679502673" table:style-name="ce99">
            <text:p>25.1</text:p>
          </table:table-cell>
          <table:table-cell office:value-type="float" office:value="21.74005590684661" table:style-name="ce99">
            <text:p>21.7</text:p>
          </table:table-cell>
          <table:table-cell office:value-type="float" office:value="22.770310024372399" table:style-name="ce100">
            <text:p>22.8</text:p>
          </table:table-cell>
          <table:table-cell office:value-type="float" office:value="23.390167607153963" table:style-name="ce100">
            <text:p>23.4</text:p>
          </table:table-cell>
          <table:table-cell office:value-type="float" office:value="22.198255685350844" table:style-name="ce100">
            <text:p>22.2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38.769179320281587" table:style-name="ce99">
            <text:p>38.8</text:p>
          </table:table-cell>
          <table:table-cell office:value-type="float" office:value="34.469262997413693" table:style-name="ce99">
            <text:p>34.5</text:p>
          </table:table-cell>
          <table:table-cell office:value-type="float" office:value="39.242907611745309" table:style-name="ce99">
            <text:p>39.2</text:p>
          </table:table-cell>
          <table:table-cell office:value-type="float" office:value="35.469186738637717" table:style-name="ce99">
            <text:p>35.5</text:p>
          </table:table-cell>
          <table:table-cell office:value-type="float" office:value="34.363391456824239" table:style-name="ce99">
            <text:p>34.4</text:p>
          </table:table-cell>
          <table:table-cell office:value-type="float" office:value="31.229097490296674" table:style-name="ce99">
            <text:p>31.2</text:p>
          </table:table-cell>
          <table:table-cell office:value-type="float" office:value="31.386428681376525" table:style-name="ce99">
            <text:p>31.4</text:p>
          </table:table-cell>
          <table:table-cell office:value-type="float" office:value="29.174524974336009" table:style-name="ce99">
            <text:p>29.2</text:p>
          </table:table-cell>
          <table:table-cell office:value-type="float" office:value="29.667830980372649" table:style-name="ce99">
            <text:p>29.7</text:p>
          </table:table-cell>
          <table:table-cell office:value-type="float" office:value="28.912970445492121" table:style-name="ce99">
            <text:p>28.9</text:p>
          </table:table-cell>
          <table:table-cell office:value-type="float" office:value="26.639394352521428" table:style-name="ce99">
            <text:p>26.6</text:p>
          </table:table-cell>
          <table:table-cell office:value-type="float" office:value="26.726151493012757" table:style-name="ce99">
            <text:p>26.7</text:p>
          </table:table-cell>
          <table:table-cell office:value-type="float" office:value="25.9499263622975" table:style-name="ce99">
            <text:p>25.9</text:p>
          </table:table-cell>
          <table:table-cell office:value-type="float" office:value="22.406406273558499" table:style-name="ce99">
            <text:p>22.4</text:p>
          </table:table-cell>
          <table:table-cell office:value-type="float" office:value="26.624874366605123" table:style-name="ce99">
            <text:p>26.6</text:p>
          </table:table-cell>
          <table:table-cell office:value-type="float" office:value="27.141264583233799" table:style-name="ce100">
            <text:p>27.1</text:p>
          </table:table-cell>
          <table:table-cell office:value-type="float" office:value="26.220706169213226" table:style-name="ce100">
            <text:p>26.2</text:p>
          </table:table-cell>
          <table:table-cell office:value-type="float" office:value="28.530934251916566" table:style-name="ce100">
            <text:p>28.5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44">
            <text:p>private renters</text:p>
          </table:table-cell>
          <table:table-cell office:value-type="float" office:value="13.640620480550814" table:style-name="ce99">
            <text:p>13.6</text:p>
          </table:table-cell>
          <table:table-cell office:value-type="float" office:value="18.281579485815758" table:style-name="ce99">
            <text:p>18.3</text:p>
          </table:table-cell>
          <table:table-cell office:value-type="float" office:value="16.547035494263678" table:style-name="ce99">
            <text:p>16.5</text:p>
          </table:table-cell>
          <table:table-cell office:value-type="float" office:value="18.450351429363536" table:style-name="ce99">
            <text:p>18.5</text:p>
          </table:table-cell>
          <table:table-cell office:value-type="float" office:value="18.869346099400044" table:style-name="ce99">
            <text:p>18.9</text:p>
          </table:table-cell>
          <table:table-cell office:value-type="float" office:value="21.526692977426492" table:style-name="ce99">
            <text:p>21.5</text:p>
          </table:table-cell>
          <table:table-cell office:value-type="float" office:value="23.046675115144961" table:style-name="ce99">
            <text:p>23.0</text:p>
          </table:table-cell>
          <table:table-cell office:value-type="float" office:value="25.371180820960369" table:style-name="ce99">
            <text:p>25.4</text:p>
          </table:table-cell>
          <table:table-cell office:value-type="float" office:value="26.050163777304043" table:style-name="ce99">
            <text:p>26.1</text:p>
          </table:table-cell>
          <table:table-cell office:value-type="float" office:value="24.143565986079796" table:style-name="ce99">
            <text:p>24.1</text:p>
          </table:table-cell>
          <table:table-cell office:value-type="float" office:value="29.575465773449629" table:style-name="ce99">
            <text:p>29.6</text:p>
          </table:table-cell>
          <table:table-cell office:value-type="float" office:value="27.199424737669858" table:style-name="ce99">
            <text:p>27.2</text:p>
          </table:table-cell>
          <table:table-cell office:value-type="float" office:value="28.12960235640648" table:style-name="ce99">
            <text:p>28.1</text:p>
          </table:table-cell>
          <table:table-cell office:value-type="float" office:value="30.012028433338095" table:style-name="ce99">
            <text:p>30.0</text:p>
          </table:table-cell>
          <table:table-cell office:value-type="float" office:value="28.98748124426664" table:style-name="ce99">
            <text:p>29.0</text:p>
          </table:table-cell>
          <table:table-cell office:value-type="float" office:value="27.372984256206099" table:style-name="ce100">
            <text:p>27.4</text:p>
          </table:table-cell>
          <table:table-cell office:value-type="float" office:value="28.1482180975067" table:style-name="ce100">
            <text:p>28.1</text:p>
          </table:table-cell>
          <table:table-cell office:value-type="float" office:value="26.775347195391703" table:style-name="ce100">
            <text:p>26.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25.294149772143925" table:style-name="ce99">
            <text:p>25.3</text:p>
          </table:table-cell>
          <table:table-cell office:value-type="float" office:value="24.123646395217403" table:style-name="ce99">
            <text:p>24.1</text:p>
          </table:table-cell>
          <table:table-cell office:value-type="float" office:value="23.536845241650198" table:style-name="ce99">
            <text:p>23.5</text:p>
          </table:table-cell>
          <table:table-cell office:value-type="float" office:value="22.711599615140052" table:style-name="ce99">
            <text:p>22.7</text:p>
          </table:table-cell>
          <table:table-cell office:value-type="float" office:value="23.375734418863285" table:style-name="ce99">
            <text:p>23.4</text:p>
          </table:table-cell>
          <table:table-cell office:value-type="float" office:value="25.530840178376817" table:style-name="ce99">
            <text:p>25.5</text:p>
          </table:table-cell>
          <table:table-cell office:value-type="float" office:value="23.498221002961646" table:style-name="ce99">
            <text:p>23.5</text:p>
          </table:table-cell>
          <table:table-cell office:value-type="float" office:value="23.929539738421784" table:style-name="ce99">
            <text:p>23.9</text:p>
          </table:table-cell>
          <table:table-cell office:value-type="float" office:value="24.715190918558157" table:style-name="ce99">
            <text:p>24.7</text:p>
          </table:table-cell>
          <table:table-cell office:value-type="float" office:value="25.158256792591306" table:style-name="ce99">
            <text:p>25.2</text:p>
          </table:table-cell>
          <table:table-cell office:value-type="float" office:value="22.269867432591631" table:style-name="ce99">
            <text:p>22.3</text:p>
          </table:table-cell>
          <table:table-cell office:value-type="float" office:value="23.264486855471166" table:style-name="ce99">
            <text:p>23.3</text:p>
          </table:table-cell>
          <table:table-cell office:value-type="float" office:value="22.510312315851504" table:style-name="ce99">
            <text:p>22.5</text:p>
          </table:table-cell>
          <table:table-cell office:value-type="float" office:value="22.448597342836052" table:style-name="ce99">
            <text:p>22.4</text:p>
          </table:table-cell>
          <table:table-cell office:value-type="float" office:value="22.647588482281577" table:style-name="ce99">
            <text:p>22.6</text:p>
          </table:table-cell>
          <table:table-cell office:value-type="float" office:value="22.715441136187501" table:style-name="ce100">
            <text:p>22.7</text:p>
          </table:table-cell>
          <table:table-cell office:value-type="float" office:value="22.240908126126353" table:style-name="ce100">
            <text:p>22.2</text:p>
          </table:table-cell>
          <table:table-cell office:value-type="float" office:value="22.495462867340933" table:style-name="ce100">
            <text:p>22.5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16.420610726718504" table:style-name="ce99">
            <text:p>16.4</text:p>
          </table:table-cell>
          <table:table-cell office:value-type="float" office:value="15.096472125399652" table:style-name="ce99">
            <text:p>15.1</text:p>
          </table:table-cell>
          <table:table-cell office:value-type="float" office:value="14.263207458002757" table:style-name="ce99">
            <text:p>14.3</text:p>
          </table:table-cell>
          <table:table-cell office:value-type="float" office:value="16.307736148078842" table:style-name="ce99">
            <text:p>16.3</text:p>
          </table:table-cell>
          <table:table-cell office:value-type="float" office:value="14.659828267593507" table:style-name="ce99">
            <text:p>14.7</text:p>
          </table:table-cell>
          <table:table-cell office:value-type="float" office:value="11.707855272046551" table:style-name="ce99">
            <text:p>11.7</text:p>
          </table:table-cell>
          <table:table-cell office:value-type="float" office:value="12.285155477400934" table:style-name="ce99">
            <text:p>12.3</text:p>
          </table:table-cell>
          <table:table-cell office:value-type="float" office:value="11.634756995581737" table:style-name="ce99">
            <text:p>11.6</text:p>
          </table:table-cell>
          <table:table-cell office:value-type="float" office:value="11.151375615011119" table:style-name="ce99">
            <text:p>11.2</text:p>
          </table:table-cell>
          <table:table-cell office:value-type="float" office:value="11.492073037100173" table:style-name="ce99">
            <text:p>11.5</text:p>
          </table:table-cell>
          <table:table-cell office:value-type="float" office:value="11.9413281337367" table:style-name="ce100">
            <text:p>11.9</text:p>
          </table:table-cell>
          <table:table-cell office:value-type="float" office:value="11.650974785586815" table:style-name="ce100">
            <text:p>11.7</text:p>
          </table:table-cell>
          <table:table-cell office:value-type="float" office:value="11.46917176323319" table:style-name="ce100">
            <text:p>11.5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9.1102294516583164" table:style-name="ce99">
            <text:p>9.1</text:p>
          </table:table-cell>
          <table:table-cell office:value-type="float" office:value="8.4017488775620031" table:style-name="ce99">
            <text:p>8.4</text:p>
          </table:table-cell>
          <table:table-cell office:value-type="float" office:value="9.6663322804190273" table:style-name="ce99">
            <text:p>9.7</text:p>
          </table:table-cell>
          <table:table-cell office:value-type="float" office:value="8.4074547704793297" table:style-name="ce99">
            <text:p>8.4</text:p>
          </table:table-cell>
          <table:table-cell office:value-type="float" office:value="10.49842852499779" table:style-name="ce99">
            <text:p>10.5</text:p>
          </table:table-cell>
          <table:table-cell office:value-type="float" office:value="10.562012160545081" table:style-name="ce99">
            <text:p>10.6</text:p>
          </table:table-cell>
          <table:table-cell office:value-type="float" office:value="10.979331378070231" table:style-name="ce99">
            <text:p>11.0</text:p>
          </table:table-cell>
          <table:table-cell office:value-type="float" office:value="10.898379970544919" table:style-name="ce99">
            <text:p>10.9</text:p>
          </table:table-cell>
          <table:table-cell office:value-type="float" office:value="11.297221727824933" table:style-name="ce99">
            <text:p>11.3</text:p>
          </table:table-cell>
          <table:table-cell office:value-type="float" office:value="11.155515445181397" table:style-name="ce99">
            <text:p>11.2</text:p>
          </table:table-cell>
          <table:table-cell office:value-type="float" office:value="10.7741130024508" table:style-name="ce100">
            <text:p>10.8</text:p>
          </table:table-cell>
          <table:table-cell office:value-type="float" office:value="10.589933340539549" table:style-name="ce100">
            <text:p>10.6</text:p>
          </table:table-cell>
          <table:table-cell office:value-type="float" office:value="11.026291104107752" table:style-name="ce100">
            <text:p>11.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86"/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South East</text:p>
          </table:table-cell>
          <table:table-cell table:number-columns-repeated="14" table:style-name="ce99"/>
          <table:table-cell table:style-name="ce101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76.919627105314063" table:style-name="ce99">
            <text:p>76.9</text:p>
          </table:table-cell>
          <table:table-cell office:value-type="float" office:value="75.378187925303848" table:style-name="ce99">
            <text:p>75.4</text:p>
          </table:table-cell>
          <table:table-cell office:value-type="float" office:value="75.883054951983709" table:style-name="ce99">
            <text:p>75.9</text:p>
          </table:table-cell>
          <table:table-cell office:value-type="float" office:value="75.323708491085355" table:style-name="ce99">
            <text:p>75.3</text:p>
          </table:table-cell>
          <table:table-cell office:value-type="float" office:value="74.613260173336144" table:style-name="ce99">
            <text:p>74.6</text:p>
          </table:table-cell>
          <table:table-cell office:value-type="float" office:value="72.685396199353434" table:style-name="ce99">
            <text:p>72.7</text:p>
          </table:table-cell>
          <table:table-cell office:value-type="float" office:value="72.367707189446207" table:style-name="ce99">
            <text:p>72.4</text:p>
          </table:table-cell>
          <table:table-cell office:value-type="float" office:value="71.104381281644919" table:style-name="ce99">
            <text:p>71.1</text:p>
          </table:table-cell>
          <table:table-cell office:value-type="float" office:value="69.935939985066554" table:style-name="ce99">
            <text:p>69.9</text:p>
          </table:table-cell>
          <table:table-cell office:value-type="float" office:value="68.278315464160599" table:style-name="ce99">
            <text:p>68.3</text:p>
          </table:table-cell>
          <table:table-cell office:value-type="float" office:value="68.837222210897892" table:style-name="ce99">
            <text:p>68.8</text:p>
          </table:table-cell>
          <table:table-cell office:value-type="float" office:value="68.063189308328688" table:style-name="ce99">
            <text:p>68.1</text:p>
          </table:table-cell>
          <table:table-cell office:value-type="float" office:value="67.895586652314321" table:style-name="ce99">
            <text:p>67.9</text:p>
          </table:table-cell>
          <table:table-cell office:value-type="float" office:value="67.961103374423033" table:style-name="ce99">
            <text:p>68.0</text:p>
          </table:table-cell>
          <table:table-cell office:value-type="float" office:value="68.085307716846472" table:style-name="ce99">
            <text:p>68.1</text:p>
          </table:table-cell>
          <table:table-cell office:value-type="float" office:value="68.209585600234803" table:style-name="ce100">
            <text:p>68.2</text:p>
          </table:table-cell>
          <table:table-cell office:value-type="float" office:value="70.89753882057083" table:style-name="ce100">
            <text:p>70.9</text:p>
          </table:table-cell>
          <table:table-cell office:value-type="float" office:value="71.064168850045036" table:style-name="ce100">
            <text:p>71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29.916280462233537" table:style-name="ce99">
            <text:p>29.9</text:p>
          </table:table-cell>
          <table:table-cell office:value-type="float" office:value="32.210911435923812" table:style-name="ce99">
            <text:p>32.2</text:p>
          </table:table-cell>
          <table:table-cell office:value-type="float" office:value="31.147956069792588" table:style-name="ce99">
            <text:p>31.1</text:p>
          </table:table-cell>
          <table:table-cell office:value-type="float" office:value="34.212999328587422" table:style-name="ce99">
            <text:p>34.2</text:p>
          </table:table-cell>
          <table:table-cell office:value-type="float" office:value="35.110687999415198" table:style-name="ce99">
            <text:p>35.1</text:p>
          </table:table-cell>
          <table:table-cell office:value-type="float" office:value="33.103585456514253" table:style-name="ce99">
            <text:p>33.1</text:p>
          </table:table-cell>
          <table:table-cell office:value-type="float" office:value="33.068248678645425" table:style-name="ce99">
            <text:p>33.1</text:p>
          </table:table-cell>
          <table:table-cell office:value-type="float" office:value="35.430034885428775" table:style-name="ce99">
            <text:p>35.4</text:p>
          </table:table-cell>
          <table:table-cell office:value-type="float" office:value="33.901754422833157" table:style-name="ce99">
            <text:p>33.9</text:p>
          </table:table-cell>
          <table:table-cell office:value-type="float" office:value="32.46925563598483" table:style-name="ce99">
            <text:p>32.5</text:p>
          </table:table-cell>
          <table:table-cell office:value-type="float" office:value="35.116402869544601" table:style-name="ce99">
            <text:p>35.1</text:p>
          </table:table-cell>
          <table:table-cell office:value-type="float" office:value="33.791193184848609" table:style-name="ce99">
            <text:p>33.8</text:p>
          </table:table-cell>
          <table:table-cell office:value-type="float" office:value="36.662180349932704" table:style-name="ce99">
            <text:p>36.7</text:p>
          </table:table-cell>
          <table:table-cell office:value-type="float" office:value="36.326000943504219" table:style-name="ce99">
            <text:p>36.3</text:p>
          </table:table-cell>
          <table:table-cell office:value-type="float" office:value="35.518050865157946" table:style-name="ce99">
            <text:p>35.5</text:p>
          </table:table-cell>
          <table:table-cell office:value-type="float" office:value="34.825924975571702" table:style-name="ce100">
            <text:p>34.8</text:p>
          </table:table-cell>
          <table:table-cell office:value-type="float" office:value="37.6405308404021" table:style-name="ce100">
            <text:p>37.6</text:p>
          </table:table-cell>
          <table:table-cell office:value-type="float" office:value="38.643250389305784" table:style-name="ce100">
            <text:p>38.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47.003346643080533" table:style-name="ce99">
            <text:p>47.0</text:p>
          </table:table-cell>
          <table:table-cell office:value-type="float" office:value="43.167276489380036" table:style-name="ce99">
            <text:p>43.2</text:p>
          </table:table-cell>
          <table:table-cell office:value-type="float" office:value="44.735098882191124" table:style-name="ce99">
            <text:p>44.7</text:p>
          </table:table-cell>
          <table:table-cell office:value-type="float" office:value="41.110709162497933" table:style-name="ce99">
            <text:p>41.1</text:p>
          </table:table-cell>
          <table:table-cell office:value-type="float" office:value="39.502572173920953" table:style-name="ce99">
            <text:p>39.5</text:p>
          </table:table-cell>
          <table:table-cell office:value-type="float" office:value="39.581810742839181" table:style-name="ce99">
            <text:p>39.6</text:p>
          </table:table-cell>
          <table:table-cell office:value-type="float" office:value="39.299458510800775" table:style-name="ce99">
            <text:p>39.3</text:p>
          </table:table-cell>
          <table:table-cell office:value-type="float" office:value="35.674346396216151" table:style-name="ce99">
            <text:p>35.7</text:p>
          </table:table-cell>
          <table:table-cell office:value-type="float" office:value="36.034185562233397" table:style-name="ce99">
            <text:p>36.0</text:p>
          </table:table-cell>
          <table:table-cell office:value-type="float" office:value="35.809059828175769" table:style-name="ce99">
            <text:p>35.8</text:p>
          </table:table-cell>
          <table:table-cell office:value-type="float" office:value="33.720819341353305" table:style-name="ce99">
            <text:p>33.7</text:p>
          </table:table-cell>
          <table:table-cell office:value-type="float" office:value="34.271996123480072" table:style-name="ce99">
            <text:p>34.3</text:p>
          </table:table-cell>
          <table:table-cell office:value-type="float" office:value="31.224764468371468" table:style-name="ce99">
            <text:p>31.2</text:p>
          </table:table-cell>
          <table:table-cell office:value-type="float" office:value="31.635102430918781" table:style-name="ce99">
            <text:p>31.6</text:p>
          </table:table-cell>
          <table:table-cell office:value-type="float" office:value="32.567256851688526" table:style-name="ce99">
            <text:p>32.6</text:p>
          </table:table-cell>
          <table:table-cell office:value-type="float" office:value="33.383660624663101" table:style-name="ce100">
            <text:p>33.4</text:p>
          </table:table-cell>
          <table:table-cell office:value-type="float" office:value="33.257007980168915" table:style-name="ce100">
            <text:p>33.3</text:p>
          </table:table-cell>
          <table:table-cell office:value-type="float" office:value="32.420918460739166" table:style-name="ce100">
            <text:p>32.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9.6624666315805641" table:style-name="ce99">
            <text:p>9.7</text:p>
          </table:table-cell>
          <table:table-cell office:value-type="float" office:value="11.342820469628881" table:style-name="ce99">
            <text:p>11.3</text:p>
          </table:table-cell>
          <table:table-cell office:value-type="float" office:value="11.114597728436284" table:style-name="ce99">
            <text:p>11.1</text:p>
          </table:table-cell>
          <table:table-cell office:value-type="float" office:value="11.884585710464894" table:style-name="ce99">
            <text:p>11.9</text:p>
          </table:table-cell>
          <table:table-cell office:value-type="float" office:value="12.779803866027651" table:style-name="ce99">
            <text:p>12.8</text:p>
          </table:table-cell>
          <table:table-cell office:value-type="float" office:value="14.348140983875954" table:style-name="ce99">
            <text:p>14.3</text:p>
          </table:table-cell>
          <table:table-cell office:value-type="float" office:value="15.885747528385046" table:style-name="ce99">
            <text:p>15.9</text:p>
          </table:table-cell>
          <table:table-cell office:value-type="float" office:value="15.885153781886158" table:style-name="ce99">
            <text:p>15.9</text:p>
          </table:table-cell>
          <table:table-cell office:value-type="float" office:value="17.527866527927522" table:style-name="ce99">
            <text:p>17.5</text:p>
          </table:table-cell>
          <table:table-cell office:value-type="float" office:value="18.684869324620269" table:style-name="ce99">
            <text:p>18.7</text:p>
          </table:table-cell>
          <table:table-cell office:value-type="float" office:value="17.751534634987603" table:style-name="ce99">
            <text:p>17.8</text:p>
          </table:table-cell>
          <table:table-cell office:value-type="float" office:value="18.808403576463011" table:style-name="ce99">
            <text:p>18.8</text:p>
          </table:table-cell>
          <table:table-cell office:value-type="float" office:value="19.084791386271871" table:style-name="ce99">
            <text:p>19.1</text:p>
          </table:table-cell>
          <table:table-cell office:value-type="float" office:value="18.915576126206485" table:style-name="ce99">
            <text:p>18.9</text:p>
          </table:table-cell>
          <table:table-cell office:value-type="float" office:value="18.779374427635211" table:style-name="ce99">
            <text:p>18.8</text:p>
          </table:table-cell>
          <table:table-cell office:value-type="float" office:value="18.757936888464702" table:style-name="ce100">
            <text:p>18.8</text:p>
          </table:table-cell>
          <table:table-cell office:value-type="float" office:value="16.00225163503444" table:style-name="ce100">
            <text:p>16.0</text:p>
          </table:table-cell>
          <table:table-cell office:value-type="float" office:value="16.088270696543265" table:style-name="ce100">
            <text:p>16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13.417906263105294" table:style-name="ce99">
            <text:p>13.4</text:p>
          </table:table-cell>
          <table:table-cell office:value-type="float" office:value="13.278991605067347" table:style-name="ce99">
            <text:p>13.3</text:p>
          </table:table-cell>
          <table:table-cell office:value-type="float" office:value="13.002347319579991" table:style-name="ce99">
            <text:p>13.0</text:p>
          </table:table-cell>
          <table:table-cell office:value-type="float" office:value="12.791705798449923" table:style-name="ce99">
            <text:p>12.8</text:p>
          </table:table-cell>
          <table:table-cell office:value-type="float" office:value="12.60693596063614" table:style-name="ce99">
            <text:p>12.6</text:p>
          </table:table-cell>
          <table:table-cell office:value-type="float" office:value="12.966462816770816" table:style-name="ce99">
            <text:p>13.0</text:p>
          </table:table-cell>
          <table:table-cell office:value-type="float" office:value="11.746545282168771" table:style-name="ce99">
            <text:p>11.7</text:p>
          </table:table-cell>
          <table:table-cell office:value-type="float" office:value="13.010464936468901" table:style-name="ce99">
            <text:p>13.0</text:p>
          </table:table-cell>
          <table:table-cell office:value-type="float" office:value="12.536193487005908" table:style-name="ce99">
            <text:p>12.5</text:p>
          </table:table-cell>
          <table:table-cell office:value-type="float" office:value="13.036815211219393" table:style-name="ce99">
            <text:p>13.0</text:p>
          </table:table-cell>
          <table:table-cell office:value-type="float" office:value="13.411243154114421" table:style-name="ce99">
            <text:p>13.4</text:p>
          </table:table-cell>
          <table:table-cell office:value-type="float" office:value="13.128407115208308" table:style-name="ce99">
            <text:p>13.1</text:p>
          </table:table-cell>
          <table:table-cell office:value-type="float" office:value="13.02475780409042" table:style-name="ce99">
            <text:p>13.0</text:p>
          </table:table-cell>
          <table:table-cell office:value-type="float" office:value="13.123320499370431" table:style-name="ce99">
            <text:p>13.1</text:p>
          </table:table-cell>
          <table:table-cell office:value-type="float" office:value="13.135317855518247" table:style-name="ce99">
            <text:p>13.1</text:p>
          </table:table-cell>
          <table:table-cell office:value-type="float" office:value="13.0324775113006" table:style-name="ce100">
            <text:p>13.0</text:p>
          </table:table-cell>
          <table:table-cell office:value-type="float" office:value="13.100209544394655" table:style-name="ce100">
            <text:p>13.1</text:p>
          </table:table-cell>
          <table:table-cell office:value-type="float" office:value="12.847560453411702" table:style-name="ce100">
            <text:p>12.8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4.9415726170018228" table:style-name="ce99">
            <text:p>4.9</text:p>
          </table:table-cell>
          <table:table-cell office:value-type="float" office:value="4.0966182985430306" table:style-name="ce99">
            <text:p>4.1</text:p>
          </table:table-cell>
          <table:table-cell office:value-type="float" office:value="5.0784829997374183" table:style-name="ce99">
            <text:p>5.1</text:p>
          </table:table-cell>
          <table:table-cell office:value-type="float" office:value="4.7458628827576206" table:style-name="ce99">
            <text:p>4.7</text:p>
          </table:table-cell>
          <table:table-cell office:value-type="float" office:value="4.8865628956133458" table:style-name="ce99">
            <text:p>4.9</text:p>
          </table:table-cell>
          <table:table-cell office:value-type="float" office:value="4.84936580149866" table:style-name="ce99">
            <text:p>4.8</text:p>
          </table:table-cell>
          <table:table-cell office:value-type="float" office:value="4.5511584045317912" table:style-name="ce99">
            <text:p>4.6</text:p>
          </table:table-cell>
          <table:table-cell office:value-type="float" office:value="4.5222072678331093" table:style-name="ce99">
            <text:p>4.5</text:p>
          </table:table-cell>
          <table:table-cell office:value-type="float" office:value="4.4766347182033615" table:style-name="ce99">
            <text:p>4.5</text:p>
          </table:table-cell>
          <table:table-cell office:value-type="float" office:value="4.4089174390296897" table:style-name="ce99">
            <text:p>4.4</text:p>
          </table:table-cell>
          <table:table-cell office:value-type="float" office:value="4.3487386841660101" table:style-name="ce100">
            <text:p>4.3</text:p>
          </table:table-cell>
          <table:table-cell office:value-type="float" office:value="4.292212868554981" table:style-name="ce100">
            <text:p>4.3</text:p>
          </table:table-cell>
          <table:table-cell office:value-type="float" office:value="4.3959031027368063" table:style-name="ce100">
            <text:p>4.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8.0248901997690005" table:style-name="ce99">
            <text:p>8.0</text:p>
          </table:table-cell>
          <table:table-cell office:value-type="float" office:value="7.6499269836257353" table:style-name="ce99">
            <text:p>7.6</text:p>
          </table:table-cell>
          <table:table-cell office:value-type="float" office:value="7.931981936731491" table:style-name="ce99">
            <text:p>7.9</text:p>
          </table:table-cell>
          <table:table-cell office:value-type="float" office:value="7.7903306042482843" table:style-name="ce99">
            <text:p>7.8</text:p>
          </table:table-cell>
          <table:table-cell office:value-type="float" office:value="8.1502523156060569" table:style-name="ce99">
            <text:p>8.2</text:p>
          </table:table-cell>
          <table:table-cell office:value-type="float" office:value="8.5618773526157721" table:style-name="ce99">
            <text:p>8.6</text:p>
          </table:table-cell>
          <table:table-cell office:value-type="float" office:value="8.5772487106765176" table:style-name="ce99">
            <text:p>8.6</text:p>
          </table:table-cell>
          <table:table-cell office:value-type="float" office:value="8.5060565275908484" table:style-name="ce99">
            <text:p>8.5</text:p>
          </table:table-cell>
          <table:table-cell office:value-type="float" office:value="8.6466857811670526" table:style-name="ce99">
            <text:p>8.6</text:p>
          </table:table-cell>
          <table:table-cell office:value-type="float" office:value="8.7264004164885591" table:style-name="ce99">
            <text:p>8.7</text:p>
          </table:table-cell>
          <table:table-cell office:value-type="float" office:value="8.6837388271346008" table:style-name="ce100">
            <text:p>8.7</text:p>
          </table:table-cell>
          <table:table-cell office:value-type="float" office:value="8.8079966758396679" table:style-name="ce100">
            <text:p>8.8</text:p>
          </table:table-cell>
          <table:table-cell office:value-type="float" office:value="8.4516573506748944" table:style-name="ce100">
            <text:p>8.5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60"/>
          <table:table-cell table:number-columns-repeated="15" table:style-name="ce99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2">
            <text:p>South West</text:p>
          </table:table-cell>
          <table:table-cell table:number-columns-repeated="15" table:style-name="ce99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75.650662562723497" table:style-name="ce99">
            <text:p>75.7</text:p>
          </table:table-cell>
          <table:table-cell office:value-type="float" office:value="74.016278538560428" table:style-name="ce99">
            <text:p>74.0</text:p>
          </table:table-cell>
          <table:table-cell office:value-type="float" office:value="74.860648523253957" table:style-name="ce99">
            <text:p>74.9</text:p>
          </table:table-cell>
          <table:table-cell office:value-type="float" office:value="73.841099117600351" table:style-name="ce99">
            <text:p>73.8</text:p>
          </table:table-cell>
          <table:table-cell office:value-type="float" office:value="74.928013680256882" table:style-name="ce99">
            <text:p>74.9</text:p>
          </table:table-cell>
          <table:table-cell office:value-type="float" office:value="69.762652337145809" table:style-name="ce99">
            <text:p>69.8</text:p>
          </table:table-cell>
          <table:table-cell office:value-type="float" office:value="72.913399026363507" table:style-name="ce99">
            <text:p>72.9</text:p>
          </table:table-cell>
          <table:table-cell office:value-type="float" office:value="70.86312292881847" table:style-name="ce99">
            <text:p>70.9</text:p>
          </table:table-cell>
          <table:table-cell office:value-type="float" office:value="70.238134067574691" table:style-name="ce99">
            <text:p>70.2</text:p>
          </table:table-cell>
          <table:table-cell office:value-type="float" office:value="69.762855071737306" table:style-name="ce99">
            <text:p>69.8</text:p>
          </table:table-cell>
          <table:table-cell office:value-type="float" office:value="69.253846292407701" table:style-name="ce99">
            <text:p>69.3</text:p>
          </table:table-cell>
          <table:table-cell office:value-type="float" office:value="69.086714670687385" table:style-name="ce99">
            <text:p>69.1</text:p>
          </table:table-cell>
          <table:table-cell office:value-type="float" office:value="68.20083682008368" table:style-name="ce99">
            <text:p>68.2</text:p>
          </table:table-cell>
          <table:table-cell office:value-type="float" office:value="68.013973960207622" table:style-name="ce99">
            <text:p>68.0</text:p>
          </table:table-cell>
          <table:table-cell office:value-type="float" office:value="68.785315459050238" table:style-name="ce99">
            <text:p>68.8</text:p>
          </table:table-cell>
          <table:table-cell office:value-type="float" office:value="68.072285104934593" table:style-name="ce100">
            <text:p>68.1</text:p>
          </table:table-cell>
          <table:table-cell office:value-type="float" office:value="69.703720934336346" table:style-name="ce100">
            <text:p>69.7</text:p>
          </table:table-cell>
          <table:table-cell office:value-type="float" office:value="68.922817026638455" table:style-name="ce100">
            <text:p>68.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32.152626030978176" table:style-name="ce99">
            <text:p>32.2</text:p>
          </table:table-cell>
          <table:table-cell office:value-type="float" office:value="35.750890649925758" table:style-name="ce99">
            <text:p>35.8</text:p>
          </table:table-cell>
          <table:table-cell office:value-type="float" office:value="34.183682154867299" table:style-name="ce99">
            <text:p>34.2</text:p>
          </table:table-cell>
          <table:table-cell office:value-type="float" office:value="29.469974957767565" table:style-name="ce99">
            <text:p>29.5</text:p>
          </table:table-cell>
          <table:table-cell office:value-type="float" office:value="38.443459492757491" table:style-name="ce99">
            <text:p>38.4</text:p>
          </table:table-cell>
          <table:table-cell office:value-type="float" office:value="37.053311308327757" table:style-name="ce99">
            <text:p>37.1</text:p>
          </table:table-cell>
          <table:table-cell office:value-type="float" office:value="37.014386402167759" table:style-name="ce99">
            <text:p>37.0</text:p>
          </table:table-cell>
          <table:table-cell office:value-type="float" office:value="37.579930075158224" table:style-name="ce99">
            <text:p>37.6</text:p>
          </table:table-cell>
          <table:table-cell office:value-type="float" office:value="38.554023248024407" table:style-name="ce99">
            <text:p>38.6</text:p>
          </table:table-cell>
          <table:table-cell office:value-type="float" office:value="39.568486470541806" table:style-name="ce99">
            <text:p>39.6</text:p>
          </table:table-cell>
          <table:table-cell office:value-type="float" office:value="38.929178886815244" table:style-name="ce99">
            <text:p>38.9</text:p>
          </table:table-cell>
          <table:table-cell office:value-type="float" office:value="36.584395218137203" table:style-name="ce99">
            <text:p>36.6</text:p>
          </table:table-cell>
          <table:table-cell office:value-type="float" office:value="41.112505227938101" table:style-name="ce99">
            <text:p>41.1</text:p>
          </table:table-cell>
          <table:table-cell office:value-type="float" office:value="39.448964250229992" table:style-name="ce99">
            <text:p>39.4</text:p>
          </table:table-cell>
          <table:table-cell office:value-type="float" office:value="42.823026924398448" table:style-name="ce99">
            <text:p>42.8</text:p>
          </table:table-cell>
          <table:table-cell office:value-type="float" office:value="39.250389330302902" table:style-name="ce100">
            <text:p>39.3</text:p>
          </table:table-cell>
          <table:table-cell office:value-type="float" office:value="41.507161679063756" table:style-name="ce100">
            <text:p>41.5</text:p>
          </table:table-cell>
          <table:table-cell office:value-type="float" office:value="39.067200528980706" table:style-name="ce100">
            <text:p>39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43.498036531745313" table:style-name="ce99">
            <text:p>43.5</text:p>
          </table:table-cell>
          <table:table-cell office:value-type="float" office:value="38.26538788863467" table:style-name="ce99">
            <text:p>38.3</text:p>
          </table:table-cell>
          <table:table-cell office:value-type="float" office:value="40.676966368386651" table:style-name="ce99">
            <text:p>40.7</text:p>
          </table:table-cell>
          <table:table-cell office:value-type="float" office:value="44.371124159832782" table:style-name="ce99">
            <text:p>44.4</text:p>
          </table:table-cell>
          <table:table-cell office:value-type="float" office:value="36.484554187499377" table:style-name="ce99">
            <text:p>36.5</text:p>
          </table:table-cell>
          <table:table-cell office:value-type="float" office:value="32.709341028818052" table:style-name="ce99">
            <text:p>32.7</text:p>
          </table:table-cell>
          <table:table-cell office:value-type="float" office:value="35.899012624195741" table:style-name="ce99">
            <text:p>35.9</text:p>
          </table:table-cell>
          <table:table-cell office:value-type="float" office:value="33.283192853660239" table:style-name="ce99">
            <text:p>33.3</text:p>
          </table:table-cell>
          <table:table-cell office:value-type="float" office:value="31.684110819550291" table:style-name="ce99">
            <text:p>31.7</text:p>
          </table:table-cell>
          <table:table-cell office:value-type="float" office:value="30.194368601195499" table:style-name="ce99">
            <text:p>30.2</text:p>
          </table:table-cell>
          <table:table-cell office:value-type="float" office:value="30.324667405592454" table:style-name="ce99">
            <text:p>30.3</text:p>
          </table:table-cell>
          <table:table-cell office:value-type="float" office:value="32.502319452550189" table:style-name="ce99">
            <text:p>32.5</text:p>
          </table:table-cell>
          <table:table-cell office:value-type="float" office:value="27.101631116687582" table:style-name="ce99">
            <text:p>27.1</text:p>
          </table:table-cell>
          <table:table-cell office:value-type="float" office:value="28.565009709977605" table:style-name="ce99">
            <text:p>28.6</text:p>
          </table:table-cell>
          <table:table-cell office:value-type="float" office:value="25.962288534651691" table:style-name="ce99">
            <text:p>26.0</text:p>
          </table:table-cell>
          <table:table-cell office:value-type="float" office:value="28.821895774631798" table:style-name="ce100">
            <text:p>28.8</text:p>
          </table:table-cell>
          <table:table-cell office:value-type="float" office:value="28.196559255272508" table:style-name="ce100">
            <text:p>28.2</text:p>
          </table:table-cell>
          <table:table-cell office:value-type="float" office:value="29.855616497657767" table:style-name="ce100">
            <text:p>29.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10.80413384312488" table:style-name="ce99">
            <text:p>10.8</text:p>
          </table:table-cell>
          <table:table-cell office:value-type="float" office:value="12.866851980798064" table:style-name="ce99">
            <text:p>12.9</text:p>
          </table:table-cell>
          <table:table-cell office:value-type="float" office:value="11.734878150562636" table:style-name="ce99">
            <text:p>11.7</text:p>
          </table:table-cell>
          <table:table-cell office:value-type="float" office:value="13.122238673029365" table:style-name="ce99">
            <text:p>13.1</text:p>
          </table:table-cell>
          <table:table-cell office:value-type="float" office:value="12.236417651808758" table:style-name="ce99">
            <text:p>12.2</text:p>
          </table:table-cell>
          <table:table-cell office:value-type="float" office:value="17.197396141536483" table:style-name="ce99">
            <text:p>17.2</text:p>
          </table:table-cell>
          <table:table-cell office:value-type="float" office:value="15.99032451151054" table:style-name="ce99">
            <text:p>16.0</text:p>
          </table:table-cell>
          <table:table-cell office:value-type="float" office:value="16.430643720593803" table:style-name="ce99">
            <text:p>16.4</text:p>
          </table:table-cell>
          <table:table-cell office:value-type="float" office:value="17.380477149473965" table:style-name="ce99">
            <text:p>17.4</text:p>
          </table:table-cell>
          <table:table-cell office:value-type="float" office:value="18.307873262532418" table:style-name="ce99">
            <text:p>18.3</text:p>
          </table:table-cell>
          <table:table-cell office:value-type="float" office:value="17.681928676820661" table:style-name="ce99">
            <text:p>17.7</text:p>
          </table:table-cell>
          <table:table-cell office:value-type="float" office:value="17.763495031957852" table:style-name="ce99">
            <text:p>17.8</text:p>
          </table:table-cell>
          <table:table-cell office:value-type="float" office:value="18.611459640317857" table:style-name="ce99">
            <text:p>18.6</text:p>
          </table:table-cell>
          <table:table-cell office:value-type="float" office:value="18.85397637520769" table:style-name="ce99">
            <text:p>18.9</text:p>
          </table:table-cell>
          <table:table-cell office:value-type="float" office:value="18.298786526395933" table:style-name="ce99">
            <text:p>18.3</text:p>
          </table:table-cell>
          <table:table-cell office:value-type="float" office:value="19.062648937121001" table:style-name="ce100">
            <text:p>19.1</text:p>
          </table:table-cell>
          <table:table-cell office:value-type="float" office:value="17.28841049785294" table:style-name="ce100">
            <text:p>17.3</text:p>
          </table:table-cell>
          <table:table-cell office:value-type="float" office:value="18.083280541704546" table:style-name="ce100">
            <text:p>18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13.545203594151612" table:style-name="ce99">
            <text:p>13.5</text:p>
          </table:table-cell>
          <table:table-cell office:value-type="float" office:value="13.116869480641476" table:style-name="ce99">
            <text:p>13.1</text:p>
          </table:table-cell>
          <table:table-cell office:value-type="float" office:value="13.404473326183455" table:style-name="ce99">
            <text:p>13.4</text:p>
          </table:table-cell>
          <table:table-cell office:value-type="float" office:value="13.036662209370087" table:style-name="ce99">
            <text:p>13.0</text:p>
          </table:table-cell>
          <table:table-cell office:value-type="float" office:value="12.835568667934332" table:style-name="ce99">
            <text:p>12.8</text:p>
          </table:table-cell>
          <table:table-cell office:value-type="float" office:value="13.039951521317885" table:style-name="ce99">
            <text:p>13.0</text:p>
          </table:table-cell>
          <table:table-cell office:value-type="float" office:value="11.096276462126154" table:style-name="ce99">
            <text:p>11.1</text:p>
          </table:table-cell>
          <table:table-cell office:value-type="float" office:value="12.706233350587837" table:style-name="ce99">
            <text:p>12.7</text:p>
          </table:table-cell>
          <table:table-cell office:value-type="float" office:value="12.381388782951239" table:style-name="ce99">
            <text:p>12.4</text:p>
          </table:table-cell>
          <table:table-cell office:value-type="float" office:value="11.929271665730228" table:style-name="ce99">
            <text:p>11.9</text:p>
          </table:table-cell>
          <table:table-cell office:value-type="float" office:value="13.064225030771464" table:style-name="ce99">
            <text:p>13.1</text:p>
          </table:table-cell>
          <table:table-cell office:value-type="float" office:value="13.149790297354762" table:style-name="ce99">
            <text:p>13.1</text:p>
          </table:table-cell>
          <table:table-cell office:value-type="float" office:value="13.143574717455001" table:style-name="ce99">
            <text:p>13.1</text:p>
          </table:table-cell>
          <table:table-cell office:value-type="float" office:value="13.132049664584553" table:style-name="ce99">
            <text:p>13.1</text:p>
          </table:table-cell>
          <table:table-cell office:value-type="float" office:value="12.915898014553987" table:style-name="ce99">
            <text:p>12.9</text:p>
          </table:table-cell>
          <table:table-cell office:value-type="float" office:value="12.8650659579442" table:style-name="ce100">
            <text:p>12.9</text:p>
          </table:table-cell>
          <table:table-cell office:value-type="float" office:value="13.007868567810865" table:style-name="ce100">
            <text:p>13.0</text:p>
          </table:table-cell>
          <table:table-cell office:value-type="float" office:value="12.993902431656911" table:style-name="ce100">
            <text:p>13.0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4.9968424687552329" table:style-name="ce99">
            <text:p>5.0</text:p>
          </table:table-cell>
          <table:table-cell office:value-type="float" office:value="4.1218533129186952" table:style-name="ce99">
            <text:p>4.1</text:p>
          </table:table-cell>
          <table:table-cell office:value-type="float" office:value="4.5113505566517338" table:style-name="ce99">
            <text:p>4.5</text:p>
          </table:table-cell>
          <table:table-cell office:value-type="float" office:value="3.8094007149293492" table:style-name="ce99">
            <text:p>3.8</text:p>
          </table:table-cell>
          <table:table-cell office:value-type="float" office:value="3.7720398998345805" table:style-name="ce99">
            <text:p>3.8</text:p>
          </table:table-cell>
          <table:table-cell office:value-type="float" office:value="4.2003305992720081" table:style-name="ce99">
            <text:p>4.2</text:p>
          </table:table-cell>
          <table:table-cell office:value-type="float" office:value="4.2082851792156069" table:style-name="ce99">
            <text:p>4.2</text:p>
          </table:table-cell>
          <table:table-cell office:value-type="float" office:value="3.8477624424926811" table:style-name="ce99">
            <text:p>3.8</text:p>
          </table:table-cell>
          <table:table-cell office:value-type="float" office:value="3.8298915568235117" table:style-name="ce99">
            <text:p>3.8</text:p>
          </table:table-cell>
          <table:table-cell office:value-type="float" office:value="3.7281519633365061" table:style-name="ce99">
            <text:p>3.7</text:p>
          </table:table-cell>
          <table:table-cell office:value-type="float" office:value="3.6669173891987499" table:style-name="ce100">
            <text:p>3.7</text:p>
          </table:table-cell>
          <table:table-cell office:value-type="float" office:value="3.6508159755582006" table:style-name="ce100">
            <text:p>3.7</text:p>
          </table:table-cell>
          <table:table-cell office:value-type="float" office:value="3.6723718921728681" table:style-name="ce100">
            <text:p>3.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string" table:style-name="ce99">
            <text:p>:</text:p>
          </table:table-cell>
          <table:table-cell office:value-type="float" office:value="8.0431090525626416" table:style-name="ce99">
            <text:p>8.0</text:p>
          </table:table-cell>
          <table:table-cell office:value-type="float" office:value="6.9744231492074578" table:style-name="ce99">
            <text:p>7.0</text:p>
          </table:table-cell>
          <table:table-cell office:value-type="float" office:value="8.1948827939361006" table:style-name="ce99">
            <text:p>8.2</text:p>
          </table:table-cell>
          <table:table-cell office:value-type="float" office:value="8.5719880680218843" table:style-name="ce99">
            <text:p>8.6</text:p>
          </table:table-cell>
          <table:table-cell office:value-type="float" office:value="8.1572317658956486" table:style-name="ce99">
            <text:p>8.2</text:p>
          </table:table-cell>
          <table:table-cell office:value-type="float" office:value="8.8638944314994479" table:style-name="ce99">
            <text:p>8.9</text:p>
          </table:table-cell>
          <table:table-cell office:value-type="float" office:value="8.9415051181391547" table:style-name="ce99">
            <text:p>8.9</text:p>
          </table:table-cell>
          <table:table-cell office:value-type="float" office:value="9.3266415725637817" table:style-name="ce99">
            <text:p>9.3</text:p>
          </table:table-cell>
          <table:table-cell office:value-type="float" office:value="9.3021581077610342" table:style-name="ce99">
            <text:p>9.3</text:p>
          </table:table-cell>
          <table:table-cell office:value-type="float" office:value="9.1877460512174807" table:style-name="ce99">
            <text:p>9.2</text:p>
          </table:table-cell>
          <table:table-cell office:value-type="float" office:value="9.1981485687453901" table:style-name="ce100">
            <text:p>9.2</text:p>
          </table:table-cell>
          <table:table-cell office:value-type="float" office:value="9.3570525922526624" table:style-name="ce100">
            <text:p>9.4</text:p>
          </table:table-cell>
          <table:table-cell office:value-type="float" office:value="9.3215305394840442" table:style-name="ce100">
            <text:p>9.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table:style-name="ce86"/>
          <table:table-cell table:number-columns-repeated="15" table:style-name="ce99"/>
          <table:table-cell table:number-columns-repeated="3" table:style-name="ce100"/>
          <table:table-cell table:number-columns-repeated="16364" table:style-name="ce2"/>
        </table:table-row>
        <table:table-row table:style-name="ro11">
          <table:table-cell table:style-name="ce2"/>
          <table:table-cell office:value-type="string" table:style-name="ce88">
            <text:p>England (excluding London)</text:p>
          </table:table-cell>
          <table:table-cell table:number-columns-repeated="14" table:style-name="ce60"/>
          <table:table-cell table:style-name="ce102"/>
          <table:table-cell table:number-columns-repeated="3" table:style-name="ce100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owner occupiers</text:p>
          </table:table-cell>
          <table:table-cell office:value-type="float" office:value="73.669565042737588" table:style-name="ce103">
            <text:p>73.7</text:p>
          </table:table-cell>
          <table:table-cell office:value-type="float" office:value="73.134707087437079" table:style-name="ce103">
            <text:p>73.1</text:p>
          </table:table-cell>
          <table:table-cell office:value-type="float" office:value="73.390009668987858" table:style-name="ce103">
            <text:p>73.4</text:p>
          </table:table-cell>
          <table:table-cell office:value-type="float" office:value="73.421650815046263" table:style-name="ce103">
            <text:p>73.4</text:p>
          </table:table-cell>
          <table:table-cell office:value-type="float" office:value="73.439806970138505" table:style-name="ce103">
            <text:p>73.4</text:p>
          </table:table-cell>
          <table:table-cell office:value-type="float" office:value="70.419113235376528" table:style-name="ce103">
            <text:p>70.4</text:p>
          </table:table-cell>
          <table:table-cell office:value-type="float" office:value="69.659970052580405" table:style-name="ce103">
            <text:p>69.7</text:p>
          </table:table-cell>
          <table:table-cell office:value-type="float" office:value="68.585959461192544" table:style-name="ce103">
            <text:p>68.6</text:p>
          </table:table-cell>
          <table:table-cell office:value-type="float" office:value="67.902679703149801" table:style-name="ce103">
            <text:p>67.9</text:p>
          </table:table-cell>
          <table:table-cell office:value-type="float" office:value="67.691392994890236" table:style-name="ce103">
            <text:p>67.7</text:p>
          </table:table-cell>
          <table:table-cell office:value-type="float" office:value="66.021690509560159" table:style-name="ce103">
            <text:p>66.0</text:p>
          </table:table-cell>
          <table:table-cell office:value-type="float" office:value="66.043451467932442" table:style-name="ce103">
            <text:p>66.0</text:p>
          </table:table-cell>
          <table:table-cell office:value-type="float" office:value="65.291637685210475" table:style-name="ce103">
            <text:p>65.3</text:p>
          </table:table-cell>
          <table:table-cell office:value-type="float" office:value="65.215574224584202" table:style-name="ce103">
            <text:p>65.2</text:p>
          </table:table-cell>
          <table:table-cell office:value-type="float" office:value="66.154269310656133" table:style-name="ce103">
            <text:p>66.2</text:p>
          </table:table-cell>
          <table:table-cell office:value-type="float" office:value="66.265287953219996" table:style-name="ce100">
            <text:p>66.3</text:p>
          </table:table-cell>
          <table:table-cell office:value-type="float" office:value="67.219114544961101" table:style-name="ce100">
            <text:p>67.2</text:p>
          </table:table-cell>
          <table:table-cell office:value-type="float" office:value="67.320173028808611" table:style-name="ce100">
            <text:p>67.3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own outright</text:p>
          </table:table-cell>
          <table:table-cell office:value-type="float" office:value="30.275364815177213" table:style-name="ce103">
            <text:p>30.3</text:p>
          </table:table-cell>
          <table:table-cell office:value-type="float" office:value="32.736863610721606" table:style-name="ce103">
            <text:p>32.7</text:p>
          </table:table-cell>
          <table:table-cell office:value-type="float" office:value="32.034377287922915" table:style-name="ce103">
            <text:p>32.0</text:p>
          </table:table-cell>
          <table:table-cell office:value-type="float" office:value="32.652135635115179" table:style-name="ce103">
            <text:p>32.7</text:p>
          </table:table-cell>
          <table:table-cell office:value-type="float" office:value="35.324206385857501" table:style-name="ce103">
            <text:p>35.3</text:p>
          </table:table-cell>
          <table:table-cell office:value-type="float" office:value="33.075374461813823" table:style-name="ce103">
            <text:p>33.1</text:p>
          </table:table-cell>
          <table:table-cell office:value-type="float" office:value="33.247094253907797" table:style-name="ce103">
            <text:p>33.2</text:p>
          </table:table-cell>
          <table:table-cell office:value-type="float" office:value="33.785725699460876" table:style-name="ce103">
            <text:p>33.8</text:p>
          </table:table-cell>
          <table:table-cell office:value-type="float" office:value="33.729971119261009" table:style-name="ce103">
            <text:p>33.7</text:p>
          </table:table-cell>
          <table:table-cell office:value-type="float" office:value="34.36294341345998" table:style-name="ce103">
            <text:p>34.4</text:p>
          </table:table-cell>
          <table:table-cell office:value-type="float" office:value="34.647556386086777" table:style-name="ce103">
            <text:p>34.6</text:p>
          </table:table-cell>
          <table:table-cell office:value-type="float" office:value="34.986332809829953" table:style-name="ce103">
            <text:p>35.0</text:p>
          </table:table-cell>
          <table:table-cell office:value-type="float" office:value="35.797904375039309" table:style-name="ce103">
            <text:p>35.8</text:p>
          </table:table-cell>
          <table:table-cell office:value-type="float" office:value="35.724105123486758" table:style-name="ce103">
            <text:p>35.7</text:p>
          </table:table-cell>
          <table:table-cell office:value-type="float" office:value="36.020731879100452" table:style-name="ce103">
            <text:p>36.0</text:p>
          </table:table-cell>
          <table:table-cell office:value-type="float" office:value="36.451571728790299" table:style-name="ce100">
            <text:p>36.5</text:p>
          </table:table-cell>
          <table:table-cell office:value-type="float" office:value="36.9346310912292" table:style-name="ce100">
            <text:p>36.9</text:p>
          </table:table-cell>
          <table:table-cell office:value-type="float" office:value="36.921899223341931" table:style-name="ce100">
            <text:p>36.9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43.394200227560368" table:style-name="ce103">
            <text:p>43.4</text:p>
          </table:table-cell>
          <table:table-cell office:value-type="float" office:value="40.397843476715501" table:style-name="ce103">
            <text:p>40.4</text:p>
          </table:table-cell>
          <table:table-cell office:value-type="float" office:value="41.355632381064943" table:style-name="ce103">
            <text:p>41.4</text:p>
          </table:table-cell>
          <table:table-cell office:value-type="float" office:value="40.769515179931084" table:style-name="ce103">
            <text:p>40.8</text:p>
          </table:table-cell>
          <table:table-cell office:value-type="float" office:value="38.115600584281005" table:style-name="ce103">
            <text:p>38.1</text:p>
          </table:table-cell>
          <table:table-cell office:value-type="float" office:value="37.343738773562698" table:style-name="ce103">
            <text:p>37.3</text:p>
          </table:table-cell>
          <table:table-cell office:value-type="float" office:value="36.412875798672616" table:style-name="ce103">
            <text:p>36.4</text:p>
          </table:table-cell>
          <table:table-cell office:value-type="float" office:value="34.800233761731675" table:style-name="ce103">
            <text:p>34.8</text:p>
          </table:table-cell>
          <table:table-cell office:value-type="float" office:value="34.172708583888799" table:style-name="ce103">
            <text:p>34.2</text:p>
          </table:table-cell>
          <table:table-cell office:value-type="float" office:value="33.328449581430249" table:style-name="ce103">
            <text:p>33.3</text:p>
          </table:table-cell>
          <table:table-cell office:value-type="float" office:value="31.374134123473386" table:style-name="ce103">
            <text:p>31.4</text:p>
          </table:table-cell>
          <table:table-cell office:value-type="float" office:value="31.057118658102485" table:style-name="ce103">
            <text:p>31.1</text:p>
          </table:table-cell>
          <table:table-cell office:value-type="float" office:value="29.493733310171212" table:style-name="ce103">
            <text:p>29.5</text:p>
          </table:table-cell>
          <table:table-cell office:value-type="float" office:value="29.491469101097373" table:style-name="ce103">
            <text:p>29.5</text:p>
          </table:table-cell>
          <table:table-cell office:value-type="float" office:value="30.133537431555652" table:style-name="ce103">
            <text:p>30.1</text:p>
          </table:table-cell>
          <table:table-cell office:value-type="float" office:value="29.813716224429999" table:style-name="ce100">
            <text:p>29.8</text:p>
          </table:table-cell>
          <table:table-cell office:value-type="float" office:value="30.28448345373176" table:style-name="ce100">
            <text:p>30.3</text:p>
          </table:table-cell>
          <table:table-cell office:value-type="float" office:value="30.398273805466708" table:style-name="ce100">
            <text:p>30.4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private renters</text:p>
          </table:table-cell>
          <table:table-cell office:value-type="float" office:value="8.6720133455777582" table:style-name="ce103">
            <text:p>8.7</text:p>
          </table:table-cell>
          <table:table-cell office:value-type="float" office:value="9.6293884180282792" table:style-name="ce103">
            <text:p>9.6</text:p>
          </table:table-cell>
          <table:table-cell office:value-type="float" office:value="9.5432911027698264" table:style-name="ce103">
            <text:p>9.5</text:p>
          </table:table-cell>
          <table:table-cell office:value-type="float" office:value="9.9856770839076177" table:style-name="ce103">
            <text:p>10.0</text:p>
          </table:table-cell>
          <table:table-cell office:value-type="float" office:value="10.232458327077461" table:style-name="ce103">
            <text:p>10.2</text:p>
          </table:table-cell>
          <table:table-cell office:value-type="float" office:value="13.025500835594423" table:style-name="ce103">
            <text:p>13.0</text:p>
          </table:table-cell>
          <table:table-cell office:value-type="float" office:value="14.343319611019364" table:style-name="ce103">
            <text:p>14.3</text:p>
          </table:table-cell>
          <table:table-cell office:value-type="float" office:value="15.027044247023799" table:style-name="ce103">
            <text:p>15.0</text:p>
          </table:table-cell>
          <table:table-cell office:value-type="float" office:value="16.032517143735657" table:style-name="ce103">
            <text:p>16.0</text:p>
          </table:table-cell>
          <table:table-cell office:value-type="float" office:value="16.963637082350246" table:style-name="ce103">
            <text:p>17.0</text:p>
          </table:table-cell>
          <table:table-cell office:value-type="float" office:value="17.527048555141185" table:style-name="ce103">
            <text:p>17.5</text:p>
          </table:table-cell>
          <table:table-cell office:value-type="float" office:value="17.594190732857044" table:style-name="ce103">
            <text:p>17.6</text:p>
          </table:table-cell>
          <table:table-cell office:value-type="float" office:value="18.436013349011453" table:style-name="ce103">
            <text:p>18.4</text:p>
          </table:table-cell>
          <table:table-cell office:value-type="float" office:value="18.625359766682358" table:style-name="ce103">
            <text:p>18.6</text:p>
          </table:table-cell>
          <table:table-cell office:value-type="float" office:value="17.813601332246069" table:style-name="ce103">
            <text:p>17.8</text:p>
          </table:table-cell>
          <table:table-cell office:value-type="float" office:value="17.928159473341399" table:style-name="ce100">
            <text:p>17.9</text:p>
          </table:table-cell>
          <table:table-cell office:value-type="float" office:value="17.010314675436717" table:style-name="ce100">
            <text:p>17.0</text:p>
          </table:table-cell>
          <table:table-cell office:value-type="float" office:value="17.068672900694633" table:style-name="ce100">
            <text:p>17.1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0">
            <text:p>social renters</text:p>
          </table:table-cell>
          <table:table-cell office:value-type="float" office:value="17.658421611684521" table:style-name="ce103">
            <text:p>17.7</text:p>
          </table:table-cell>
          <table:table-cell office:value-type="float" office:value="17.23590449453512" table:style-name="ce103">
            <text:p>17.2</text:p>
          </table:table-cell>
          <table:table-cell office:value-type="float" office:value="17.066699228242886" table:style-name="ce103">
            <text:p>17.1</text:p>
          </table:table-cell>
          <table:table-cell office:value-type="float" office:value="16.592672101045682" table:style-name="ce103">
            <text:p>16.6</text:p>
          </table:table-cell>
          <table:table-cell office:value-type="float" office:value="16.327734702784017" table:style-name="ce103">
            <text:p>16.3</text:p>
          </table:table-cell>
          <table:table-cell office:value-type="float" office:value="16.55538592902932" table:style-name="ce103">
            <text:p>16.6</text:p>
          </table:table-cell>
          <table:table-cell office:value-type="float" office:value="15.996710336400019" table:style-name="ce103">
            <text:p>16.0</text:p>
          </table:table-cell>
          <table:table-cell office:value-type="float" office:value="16.386996291783547" table:style-name="ce103">
            <text:p>16.4</text:p>
          </table:table-cell>
          <table:table-cell office:value-type="float" office:value="16.064803153114674" table:style-name="ce103">
            <text:p>16.1</text:p>
          </table:table-cell>
          <table:table-cell office:value-type="float" office:value="15.344969922760022" table:style-name="ce103">
            <text:p>15.3</text:p>
          </table:table-cell>
          <table:table-cell office:value-type="float" office:value="16.451260935298897" table:style-name="ce103">
            <text:p>16.5</text:p>
          </table:table-cell>
          <table:table-cell office:value-type="float" office:value="16.362357799210496" table:style-name="ce103">
            <text:p>16.4</text:p>
          </table:table-cell>
          <table:table-cell office:value-type="float" office:value="16.272348965778054" table:style-name="ce103">
            <text:p>16.3</text:p>
          </table:table-cell>
          <table:table-cell office:value-type="float" office:value="16.159066008733408" table:style-name="ce103">
            <text:p>16.2</text:p>
          </table:table-cell>
          <table:table-cell office:value-type="float" office:value="16.032129357097823" table:style-name="ce103">
            <text:p>16.0</text:p>
          </table:table-cell>
          <table:table-cell office:value-type="float" office:value="15.8065525734386" table:style-name="ce100">
            <text:p>15.8</text:p>
          </table:table-cell>
          <table:table-cell office:value-type="float" office:value="15.77057077960208" table:style-name="ce100">
            <text:p>15.8</text:p>
          </table:table-cell>
          <table:table-cell office:value-type="float" office:value="15.611154070496532" table:style-name="ce100">
            <text:p>15.6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7.4806787979394178" table:style-name="ce103">
            <text:p>7.5</text:p>
          </table:table-cell>
          <table:table-cell office:value-type="float" office:value="6.9537825650066374" table:style-name="ce103">
            <text:p>7.0</text:p>
          </table:table-cell>
          <table:table-cell office:value-type="float" office:value="7.3864804166202687" table:style-name="ce103">
            <text:p>7.4</text:p>
          </table:table-cell>
          <table:table-cell office:value-type="float" office:value="6.7437862262397275" table:style-name="ce103">
            <text:p>6.7</text:p>
          </table:table-cell>
          <table:table-cell office:value-type="float" office:value="6.4812722868556838" table:style-name="ce103">
            <text:p>6.5</text:p>
          </table:table-cell>
          <table:table-cell office:value-type="float" office:value="6.4612457246492241" table:style-name="ce103">
            <text:p>6.5</text:p>
          </table:table-cell>
          <table:table-cell office:value-type="float" office:value="6.4215808756044375" table:style-name="ce103">
            <text:p>6.4</text:p>
          </table:table-cell>
          <table:table-cell office:value-type="float" office:value="6.2426459829171819" table:style-name="ce103">
            <text:p>6.2</text:p>
          </table:table-cell>
          <table:table-cell office:value-type="float" office:value="6.0158866483989719" table:style-name="ce103">
            <text:p>6.0</text:p>
          </table:table-cell>
          <table:table-cell office:value-type="float" office:value="5.9800992724943676" table:style-name="ce103">
            <text:p>6.0</text:p>
          </table:table-cell>
          <table:table-cell office:value-type="float" office:value="5.8505179560781899" table:style-name="ce100">
            <text:p>5.9</text:p>
          </table:table-cell>
          <table:table-cell office:value-type="float" office:value="5.7744715376520821" table:style-name="ce100">
            <text:p>5.8</text:p>
          </table:table-cell>
          <table:table-cell office:value-type="float" office:value="5.6992452431949978" table:style-name="ce100">
            <text:p>5.7</text:p>
          </table:table-cell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9.0747071310899248" table:style-name="ce103">
            <text:p>9.1</text:p>
          </table:table-cell>
          <table:table-cell office:value-type="float" office:value="9.0429277713933978" table:style-name="ce103">
            <text:p>9.0</text:p>
          </table:table-cell>
          <table:table-cell office:value-type="float" office:value="9.0005158751633285" table:style-name="ce103">
            <text:p>9.0</text:p>
          </table:table-cell>
          <table:table-cell office:value-type="float" office:value="9.3210169268749521" table:style-name="ce103">
            <text:p>9.3</text:p>
          </table:table-cell>
          <table:table-cell office:value-type="float" office:value="8.8636976359043391" table:style-name="ce103">
            <text:p>8.9</text:p>
          </table:table-cell>
          <table:table-cell office:value-type="float" office:value="9.9900152106496911" table:style-name="ce103">
            <text:p>10.0</text:p>
          </table:table-cell>
          <table:table-cell office:value-type="float" office:value="9.9407769236060286" table:style-name="ce103">
            <text:p>9.9</text:p>
          </table:table-cell>
          <table:table-cell office:value-type="float" office:value="10.029702982860869" table:style-name="ce103">
            <text:p>10.0</text:p>
          </table:table-cell>
          <table:table-cell office:value-type="float" office:value="10.14317936033447" table:style-name="ce103">
            <text:p>10.1</text:p>
          </table:table-cell>
          <table:table-cell office:value-type="float" office:value="10.052030084603453" table:style-name="ce103">
            <text:p>10.1</text:p>
          </table:table-cell>
          <table:table-cell office:value-type="float" office:value="9.9560346173604195" table:style-name="ce100">
            <text:p>10.0</text:p>
          </table:table-cell>
          <table:table-cell office:value-type="float" office:value="9.9960992419499952" table:style-name="ce100">
            <text:p>10.0</text:p>
          </table:table-cell>
          <table:table-cell office:value-type="float" office:value="9.9119088273015539" table:style-name="ce100">
            <text:p>9.9</text:p>
          </table:table-cell>
          <table:table-cell table:number-columns-repeated="16364" table:style-name="ce2"/>
        </table:table-row>
        <table:table-row table:style-name="ro6">
          <table:table-cell table:style-name="ce2"/>
          <table:table-cell office:value-type="string" table:style-name="ce91">
            <text:p>all England (excluding London) households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99.999999999999986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5">
            <text:p>100.0</text:p>
          </table:table-cell>
          <table:table-cell office:value-type="float" office:value="100" table:style-name="ce105">
            <text:p>100.0</text:p>
          </table:table-cell>
          <table:table-cell office:value-type="float" office:value="100" table:style-name="ce104">
            <text:p>100.0</text:p>
          </table:table-cell>
          <table:table-cell table:number-columns-repeated="16364" table:style-name="ce2"/>
        </table:table-row>
        <table:table-row table:style-name="ro2">
          <table:table-cell table:style-name="ce2"/>
          <table:table-cell table:style-name="ce106"/>
          <table:table-cell table:number-columns-repeated="13" table:style-name="ce107"/>
          <table:table-cell table:style-name="ce108"/>
          <table:table-cell table:style-name="ce71"/>
          <table:table-cell table:number-columns-repeated="3" table:style-name="ce109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110">
            <text:p>sample size</text:p>
          </table:table-cell>
          <table:table-cell office:value-type="float" office:value="7742" table:style-name="ce111">
            <text:p><text:s/>7,742<text:s/></text:p>
          </table:table-cell>
          <table:table-cell office:value-type="float" office:value="8132" table:style-name="ce111">
            <text:p><text:s/>8,132<text:s/></text:p>
          </table:table-cell>
          <table:table-cell office:value-type="float" office:value="7927" table:style-name="ce111">
            <text:p><text:s/>7,927<text:s/></text:p>
          </table:table-cell>
          <table:table-cell office:value-type="float" office:value="7721" table:style-name="ce111">
            <text:p><text:s/>7,721<text:s/></text:p>
          </table:table-cell>
          <table:table-cell office:value-type="float" office:value="7883" table:style-name="ce111">
            <text:p><text:s/>7,883<text:s/></text:p>
          </table:table-cell>
          <table:table-cell office:value-type="float" office:value="17691" table:style-name="ce111">
            <text:p><text:s/>17,691<text:s/></text:p>
          </table:table-cell>
          <table:table-cell office:value-type="float" office:value="17042" table:style-name="ce111">
            <text:p><text:s/>17,042<text:s/></text:p>
          </table:table-cell>
          <table:table-cell office:value-type="float" office:value="17556" table:style-name="ce111">
            <text:p><text:s/>17,556<text:s/></text:p>
          </table:table-cell>
          <table:table-cell office:value-type="float" office:value="13829" table:style-name="ce111">
            <text:p><text:s/>13,829<text:s/></text:p>
          </table:table-cell>
          <table:table-cell office:value-type="float" office:value="13652" table:style-name="ce111">
            <text:p><text:s/>13,652<text:s/></text:p>
          </table:table-cell>
          <table:table-cell office:value-type="float" office:value="13276" table:style-name="ce111">
            <text:p><text:s/>13,276<text:s/></text:p>
          </table:table-cell>
          <table:table-cell office:value-type="float" office:value="13174" table:style-name="ce111">
            <text:p><text:s/>13,174<text:s/></text:p>
          </table:table-cell>
          <table:table-cell office:value-type="float" office:value="13468" table:style-name="ce111">
            <text:p><text:s/>13,468<text:s/></text:p>
          </table:table-cell>
          <table:table-cell office:value-type="float" office:value="12970" table:style-name="ce111">
            <text:p><text:s/>12,970<text:s/></text:p>
          </table:table-cell>
          <table:table-cell office:value-type="float" office:value="13395" table:style-name="ce111">
            <text:p><text:s/>13,395<text:s/></text:p>
          </table:table-cell>
          <table:table-cell office:value-type="float" office:value="13431" table:style-name="ce112">
            <text:p>13,431</text:p>
          </table:table-cell>
          <table:table-cell office:value-type="float" office:value="13332" table:style-name="ce112">
            <text:p>13,332</text:p>
          </table:table-cell>
          <table:table-cell office:value-type="float" office:value="7474" table:style-name="ce112">
            <text:p>7,474</text:p>
          </table:table-cell>
          <table:table-cell table:number-columns-repeated="16364" table:style-name="ce2"/>
        </table:table-row>
        <table:table-row table:style-name="ro2">
          <table:table-cell table:style-name="ce2"/>
          <table:table-cell office:value-type="string" table:number-columns-spanned="8" table:number-rows-spanned="1" table:style-name="ce116">
            <text:p>Sources:<text:s/></text:p>
          </table:table-cell>
          <table:covered-table-cell table:number-columns-repeated="7"/>
          <table:table-cell table:style-name="ce114"/>
          <table:table-cell table:style-name="ce60"/>
          <table:table-cell table:number-columns-repeated="3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2">
          <table:table-cell table:style-name="ce2"/>
          <table:table-cell office:value-type="string" table:style-name="ce63">
            <text:p>2003-04 to 2007-08: English House Condition Survey;<text:s/></text:p>
          </table:table-cell>
          <table:table-cell table:number-columns-repeated="7" table:style-name="ce61"/>
          <table:table-cell table:style-name="ce114"/>
          <table:table-cell table:style-name="ce60"/>
          <table:table-cell table:number-columns-repeated="3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2">
          <table:table-cell table:style-name="ce2"/>
          <table:table-cell office:value-type="string" table:style-name="ce63">
            <text:p>2008-09 onwards: English Housing Survey, full household sample</text:p>
          </table:table-cell>
          <table:table-cell table:number-columns-repeated="7" table:style-name="ce61"/>
          <table:table-cell table:number-columns-repeated="5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2">
          <table:table-cell table:style-name="ce2"/>
          <table:table-cell table:style-name="ce63"/>
          <table:table-cell table:number-columns-repeated="12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2">
          <table:table-cell table:style-name="ce2"/>
          <table:table-cell table:number-columns-repeated="13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2">
          <table:table-cell table:style-name="ce2"/>
          <table:table-cell table:style-name="ce63"/>
          <table:table-cell table:number-columns-repeated="12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number-rows-repeated="4" table:style-name="ro2">
          <table:table-cell table:style-name="ce2"/>
          <table:table-cell table:style-name="ce60"/>
          <table:table-cell table:number-columns-repeated="12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number-rows-repeated="2" table:style-name="ro2">
          <table:table-cell table:style-name="ce2"/>
          <table:table-cell table:style-name="ce86"/>
          <table:table-cell table:number-columns-repeated="12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style-name="ro2">
          <table:table-cell table:style-name="ce2"/>
          <table:table-cell table:number-columns-repeated="13" table:style-name="ce71"/>
          <table:table-cell table:style-name="ce72"/>
          <table:table-cell table:number-columns-repeated="5" table:style-name="ce115"/>
          <table:table-cell table:number-columns-repeated="16364" table:style-name="ce2"/>
        </table:table-row>
        <table:table-row table:number-rows-repeated="4" table:style-name="ro2">
          <table:table-cell table:style-name="ce2"/>
          <table:table-cell table:style-name="ce60"/>
          <table:table-cell table:number-columns-repeated="12" table:style-name="ce71"/>
          <table:table-cell table:style-name="ce72"/>
          <table:table-cell table:number-columns-repeated="5" table:style-name="ce71"/>
          <table:table-cell table:number-columns-repeated="16364" table:style-name="ce2"/>
        </table:table-row>
        <table:table-row table:number-rows-repeated="2" table:style-name="ro2">
          <table:table-cell table:style-name="ce2"/>
          <table:table-cell table:style-name="ce86"/>
          <table:table-cell table:number-columns-repeated="12" table:style-name="ce71"/>
          <table:table-cell table:style-name="ce72"/>
          <table:table-cell table:number-columns-repeated="16369" table:style-name="ce2"/>
        </table:table-row>
        <table:table-row table:number-rows-repeated="1048366" table:style-name="ro1">
          <table:table-cell table:number-columns-repeated="16384"/>
        </table:table-row>
        <table:named-expressions>
          <table:named-range table:name="Print_Area" table:cell-range-address="AT1_2.$A$1:AT1_2.$U$195" table:base-cell-address="AT1_2.$A$1"/>
        </table:named-expressions>
      </table:table>
      <table:table table:name="AT1_3" table:style-name="ta4">
        <table:table-column table:style-name="co1" table:default-cell-style-name="ce60"/>
        <table:table-column table:style-name="co16" table:default-cell-style-name="ce60"/>
        <table:table-column table:style-name="co17" table:default-cell-style-name="ce60"/>
        <table:table-column table:style-name="co7" table:number-columns-repeated="2" table:default-cell-style-name="ce60"/>
        <table:table-column table:style-name="co6" table:default-cell-style-name="ce60"/>
        <table:table-column table:style-name="co18" table:default-cell-style-name="ce60"/>
        <table:table-column table:style-name="co19" table:default-cell-style-name="ce60"/>
        <table:table-column table:style-name="co6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7" table:number-columns-repeated="2" table:default-cell-style-name="ce60"/>
        <table:table-column table:style-name="co6" table:default-cell-style-name="ce60"/>
        <table:table-column table:style-name="co18" table:default-cell-style-name="ce60"/>
        <table:table-column table:style-name="co19" table:default-cell-style-name="ce60"/>
        <table:table-column table:style-name="co6" table:default-cell-style-name="ce60"/>
        <table:table-column table:style-name="co20" table:default-cell-style-name="ce60"/>
        <table:table-column table:style-name="co1" table:default-cell-style-name="ce60"/>
        <table:table-column table:style-name="co24" table:number-columns-repeated="16363" table:default-cell-style-name="ce60"/>
        <table:table-row table:style-name="ro5">
          <table:table-cell table:style-name="ce60"/>
          <table:table-cell table:style-name="ce13"/>
          <table:table-cell table:number-columns-repeated="3" table:style-name="ce60"/>
          <table:table-cell table:style-name="ce117"/>
          <table:table-cell table:number-columns-repeated="3" table:style-name="ce60"/>
          <table:table-cell table:style-name="ce118"/>
          <table:table-cell table:number-columns-repeated="11" table:style-name="ce60"/>
          <table:table-cell table:number-columns-repeated="16363" table:style-name="ce2"/>
        </table:table-row>
        <table:table-row table:style-name="ro4">
          <table:table-cell table:style-name="ce60"/>
          <table:table-cell office:value-type="string" table:style-name="ce18">
            <text:p>Annex Table 1.3: Demographic and economic characteristics, 2020-21</text:p>
          </table:table-cell>
          <table:table-cell table:number-columns-repeated="8" table:style-name="ce18"/>
          <table:table-cell table:style-name="ce60"/>
          <table:table-cell office:value-type="string" table:style-name="ce18">
            <text:p>Annex Table 1.3 (continued): Demographic and economic characteristics, 2020-21</text:p>
          </table:table-cell>
          <table:table-cell table:number-columns-repeated="8" table:style-name="ce18"/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table:number-columns-repeated="9" table:style-name="ce119"/>
          <table:table-cell table:number-columns-repeated="11" table:style-name="ce60"/>
          <table:table-cell table:number-columns-repeated="16363" table:style-name="ce2"/>
        </table:table-row>
        <table:table-row table:style-name="ro5">
          <table:table-cell table:style-name="ce60"/>
          <table:table-cell office:value-type="string" table:style-name="ce74">
            <text:p>all households</text:p>
          </table:table-cell>
          <table:table-cell table:style-name="ce120"/>
          <table:table-cell table:number-columns-repeated="7" table:style-name="ce75"/>
          <table:table-cell table:style-name="ce60"/>
          <table:table-cell office:value-type="string" table:style-name="ce74">
            <text:p>all households</text:p>
          </table:table-cell>
          <table:table-cell table:number-columns-repeated="8" table:style-name="ce75"/>
          <table:table-cell table:style-name="ce60"/>
          <table:table-cell table:number-columns-repeated="16363" table:style-name="ce2"/>
        </table:table-row>
        <table:table-row table:style-name="ro12">
          <table:table-cell table:style-name="ce121"/>
          <table:table-cell table:style-name="ce77"/>
          <table:table-cell office:value-type="string" table:style-name="ce122">
            <text:p>own outright</text:p>
          </table:table-cell>
          <table:table-cell office:value-type="string" table:style-name="ce122">
            <text:p>buying with mortgage</text:p>
          </table:table-cell>
          <table:table-cell office:value-type="string" table:style-name="ce77">
            <text:p>all<text:s/></text:p>
            <text:p>owner occupiers</text:p>
          </table:table-cell>
          <table:table-cell office:value-type="string" table:style-name="ce77">
            <text:p/>
            <text:p>private renters</text:p>
          </table:table-cell>
          <table:table-cell office:value-type="string" table:style-name="ce122">
            <text:p>local authority</text:p>
          </table:table-cell>
          <table:table-cell office:value-type="string" table:style-name="ce122">
            <text:p>housing association</text:p>
          </table:table-cell>
          <table:table-cell office:value-type="string" table:style-name="ce77">
            <text:p>all<text:s/></text:p>
            <text:p>social renters</text:p>
          </table:table-cell>
          <table:table-cell office:value-type="string" table:style-name="ce77">
            <text:p>all households</text:p>
          </table:table-cell>
          <table:table-cell table:style-name="ce121"/>
          <table:table-cell table:style-name="ce77"/>
          <table:table-cell office:value-type="string" table:style-name="ce122">
            <text:p>own outright</text:p>
          </table:table-cell>
          <table:table-cell office:value-type="string" table:style-name="ce122">
            <text:p>buying with mortgage</text:p>
          </table:table-cell>
          <table:table-cell office:value-type="string" table:style-name="ce77">
            <text:p>all<text:s/></text:p>
            <text:p>owner occupiers</text:p>
          </table:table-cell>
          <table:table-cell office:value-type="string" table:style-name="ce77">
            <text:p/>
            <text:p>private renters</text:p>
          </table:table-cell>
          <table:table-cell office:value-type="string" table:style-name="ce122">
            <text:p>local authority</text:p>
          </table:table-cell>
          <table:table-cell office:value-type="string" table:style-name="ce122">
            <text:p>housing association</text:p>
          </table:table-cell>
          <table:table-cell office:value-type="string" table:style-name="ce77">
            <text:p>all<text:s/></text:p>
            <text:p>social renters</text:p>
          </table:table-cell>
          <table:table-cell office:value-type="string" table:style-name="ce77">
            <text:p>all households</text:p>
          </table:table-cell>
          <table:table-cell table:style-name="ce122"/>
          <table:table-cell table:number-columns-repeated="16363" table:style-name="ce121"/>
        </table:table-row>
        <table:table-row table:style-name="ro5">
          <table:table-cell table:style-name="ce60"/>
          <table:table-cell table:style-name="ce123"/>
          <table:table-cell table:number-columns-repeated="2" table:style-name="ce60"/>
          <table:table-cell table:number-columns-repeated="2" table:style-name="ce82"/>
          <table:table-cell table:number-columns-repeated="2" table:style-name="ce60"/>
          <table:table-cell table:style-name="ce82"/>
          <table:table-cell office:value-type="string" table:style-name="ce124">
            <text:p>thousands of households</text:p>
          </table:table-cell>
          <table:table-cell table:style-name="ce60"/>
          <table:table-cell table:style-name="ce123"/>
          <table:table-cell table:number-columns-repeated="2" table:style-name="ce60"/>
          <table:table-cell table:number-columns-repeated="2" table:style-name="ce82"/>
          <table:table-cell table:number-columns-repeated="2" table:style-name="ce60"/>
          <table:table-cell table:style-name="ce82"/>
          <table:table-cell office:value-type="string" table:style-name="ce124">
            <text:p>percentages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office:value-type="string" table:style-name="ce123">
            <text:p>age of HRP</text:p>
          </table:table-cell>
          <table:table-cell table:number-columns-repeated="2" table:style-name="ce60"/>
          <table:table-cell table:number-columns-repeated="2" table:style-name="ce82"/>
          <table:table-cell table:number-columns-repeated="2" table:style-name="ce60"/>
          <table:table-cell table:style-name="ce82"/>
          <table:table-cell table:style-name="ce124"/>
          <table:table-cell table:style-name="ce60"/>
          <table:table-cell office:value-type="string" table:style-name="ce123">
            <text:p>age of HRP</text:p>
          </table:table-cell>
          <table:table-cell table:number-columns-repeated="8" table:style-name="ce125"/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office:value-type="string" table:style-name="ce44">
            <text:p>16-24</text:p>
          </table:table-cell>
          <table:table-cell office:value-type="float" office:value="12.900308880452179" table:style-name="ce126">
            <text:p>13</text:p>
          </table:table-cell>
          <table:table-cell office:value-type="float" office:value="97.956065563607368" table:style-name="ce126">
            <text:p>98</text:p>
          </table:table-cell>
          <table:table-cell office:value-type="float" office:value="110.85637444405955" table:style-name="ce127">
            <text:p>111</text:p>
          </table:table-cell>
          <table:table-cell office:value-type="float" office:value="560.40993565485576" table:style-name="ce127">
            <text:p>560</text:p>
          </table:table-cell>
          <table:table-cell office:value-type="float" office:value="31.957814156799593" table:style-name="ce126">
            <text:p>32</text:p>
          </table:table-cell>
          <table:table-cell office:value-type="float" office:value="73.689447835366167" table:style-name="ce126">
            <text:p>74</text:p>
          </table:table-cell>
          <table:table-cell office:value-type="float" office:value="105.64726199216575" table:style-name="ce127">
            <text:p>106</text:p>
          </table:table-cell>
          <table:table-cell office:value-type="float" office:value="776.91357209108048" table:style-name="ce127">
            <text:p>777</text:p>
          </table:table-cell>
          <table:table-cell table:style-name="ce60"/>
          <table:table-cell office:value-type="string" table:style-name="ce44">
            <text:p>16-24</text:p>
          </table:table-cell>
          <table:table-cell office:value-type="float" office:value="0.15498258762960279" table:style-name="ce128">
            <text:p>0.2</text:p>
          </table:table-cell>
          <table:table-cell office:value-type="float" office:value="1.3573495544151299" table:style-name="ce128">
            <text:p>1.4</text:p>
          </table:table-cell>
          <table:table-cell office:value-type="float" office:value="0.71334168839905643" table:style-name="ce129">
            <text:p>0.7</text:p>
          </table:table-cell>
          <table:table-cell office:value-type="float" office:value="12.639960753291426" table:style-name="ce129">
            <text:p>12.6</text:p>
          </table:table-cell>
          <table:table-cell office:value-type="float" office:value="2.0354218378225246" table:style-name="ce128">
            <text:p>2.0</text:p>
          </table:table-cell>
          <table:table-cell office:value-type="float" office:value="3.052260650104444" table:style-name="ce128">
            <text:p>3.1</text:p>
          </table:table-cell>
          <table:table-cell office:value-type="float" office:value="2.651561669126878" table:style-name="ce129">
            <text:p>2.7</text:p>
          </table:table-cell>
          <table:table-cell office:value-type="float" office:value="3.2427594483593358" table:style-name="ce129">
            <text:p>3.2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office:value-type="string" table:style-name="ce44">
            <text:p>25-34</text:p>
          </table:table-cell>
          <table:table-cell office:value-type="float" office:value="120.77727493063286" table:style-name="ce126">
            <text:p>121</text:p>
          </table:table-cell>
          <table:table-cell office:value-type="float" office:value="1623.8362928687056" table:style-name="ce126">
            <text:p>1,624</text:p>
          </table:table-cell>
          <table:table-cell office:value-type="float" office:value="1744.6135677993379" table:style-name="ce127">
            <text:p>1,745</text:p>
          </table:table-cell>
          <table:table-cell office:value-type="float" office:value="1367.8290143311083" table:style-name="ce127">
            <text:p>1,368</text:p>
          </table:table-cell>
          <table:table-cell office:value-type="float" office:value="139.69907470010455" table:style-name="ce126">
            <text:p>140</text:p>
          </table:table-cell>
          <table:table-cell office:value-type="float" office:value="469.61282144651341" table:style-name="ce126">
            <text:p>470</text:p>
          </table:table-cell>
          <table:table-cell office:value-type="float" office:value="609.31189614661832" table:style-name="ce127">
            <text:p>609</text:p>
          </table:table-cell>
          <table:table-cell office:value-type="float" office:value="3721.7544782770656" table:style-name="ce130">
            <text:p>3,722</text:p>
          </table:table-cell>
          <table:table-cell table:style-name="ce60"/>
          <table:table-cell office:value-type="string" table:style-name="ce44">
            <text:p>25-34</text:p>
          </table:table-cell>
          <table:table-cell office:value-type="float" office:value="1.451002047242866" table:style-name="ce128">
            <text:p>1.5</text:p>
          </table:table-cell>
          <table:table-cell office:value-type="float" office:value="22.501041215637862" table:style-name="ce128">
            <text:p>22.5</text:p>
          </table:table-cell>
          <table:table-cell office:value-type="float" office:value="11.226288017256824" table:style-name="ce129">
            <text:p>11.2</text:p>
          </table:table-cell>
          <table:table-cell office:value-type="float" office:value="30.851175110154738" table:style-name="ce129">
            <text:p>30.9</text:p>
          </table:table-cell>
          <table:table-cell office:value-type="float" office:value="8.8975593253361858" table:style-name="ce128">
            <text:p>8.9</text:p>
          </table:table-cell>
          <table:table-cell office:value-type="float" office:value="19.451641690790186" table:style-name="ce128">
            <text:p>19.5</text:p>
          </table:table-cell>
          <table:table-cell office:value-type="float" office:value="15.292663888300265" table:style-name="ce129">
            <text:p>15.3</text:p>
          </table:table-cell>
          <table:table-cell office:value-type="float" office:value="15.534230489014753" table:style-name="ce129">
            <text:p>15.5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62"/>
          <table:table-cell office:value-type="string" table:style-name="ce44">
            <text:p>35-44</text:p>
          </table:table-cell>
          <table:table-cell office:value-type="float" office:value="277.74298779610268" table:style-name="ce126">
            <text:p>278</text:p>
          </table:table-cell>
          <table:table-cell office:value-type="float" office:value="2113.3002957338554" table:style-name="ce126">
            <text:p>2,113</text:p>
          </table:table-cell>
          <table:table-cell office:value-type="float" office:value="2391.0432835299566" table:style-name="ce127">
            <text:p>2,391</text:p>
          </table:table-cell>
          <table:table-cell office:value-type="float" office:value="947.39109528886104" table:style-name="ce127">
            <text:p>947</text:p>
          </table:table-cell>
          <table:table-cell office:value-type="float" office:value="237.15337561770104" table:style-name="ce126">
            <text:p>237</text:p>
          </table:table-cell>
          <table:table-cell office:value-type="float" office:value="327.4564343712795" table:style-name="ce126">
            <text:p>327</text:p>
          </table:table-cell>
          <table:table-cell office:value-type="float" office:value="564.6098099889806" table:style-name="ce127">
            <text:p>565</text:p>
          </table:table-cell>
          <table:table-cell office:value-type="float" office:value="3903.044188807798" table:style-name="ce130">
            <text:p>3,903</text:p>
          </table:table-cell>
          <table:table-cell table:style-name="ce118"/>
          <table:table-cell office:value-type="string" table:style-name="ce44">
            <text:p>35-44</text:p>
          </table:table-cell>
          <table:table-cell office:value-type="float" office:value="3.33676715367984" table:style-name="ce128">
            <text:p>3.3</text:p>
          </table:table-cell>
          <table:table-cell office:value-type="float" office:value="29.283405762117614" table:style-name="ce128">
            <text:p>29.3</text:p>
          </table:table-cell>
          <table:table-cell office:value-type="float" office:value="15.385951971297599" table:style-name="ce129">
            <text:p>15.4</text:p>
          </table:table-cell>
          <table:table-cell office:value-type="float" office:value="21.368261875078733" table:style-name="ce129">
            <text:p>21.4</text:p>
          </table:table-cell>
          <table:table-cell office:value-type="float" office:value="15.104511130743029" table:style-name="ce128">
            <text:p>15.1</text:p>
          </table:table-cell>
          <table:table-cell office:value-type="float" office:value="13.563439795178894" table:style-name="ce128">
            <text:p>13.6</text:p>
          </table:table-cell>
          <table:table-cell office:value-type="float" office:value="14.170719637682685" table:style-name="ce129">
            <text:p>14.2</text:p>
          </table:table-cell>
          <table:table-cell office:value-type="float" office:value="16.290915586086196" table:style-name="ce129">
            <text:p>16.3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office:value-type="string" table:style-name="ce44">
            <text:p>45-54</text:p>
          </table:table-cell>
          <table:table-cell office:value-type="float" office:value="789.05223516902799" table:style-name="ce126">
            <text:p>789</text:p>
          </table:table-cell>
          <table:table-cell office:value-type="float" office:value="2070.3790347051845" table:style-name="ce126">
            <text:p>2,070</text:p>
          </table:table-cell>
          <table:table-cell office:value-type="float" office:value="2859.431269874216" table:style-name="ce127">
            <text:p>2,859</text:p>
          </table:table-cell>
          <table:table-cell office:value-type="float" office:value="691.13656443397826" table:style-name="ce127">
            <text:p>691</text:p>
          </table:table-cell>
          <table:table-cell office:value-type="float" office:value="394.14239611577642" table:style-name="ce126">
            <text:p>394</text:p>
          </table:table-cell>
          <table:table-cell office:value-type="float" office:value="480.0576431551583" table:style-name="ce126">
            <text:p>480</text:p>
          </table:table-cell>
          <table:table-cell office:value-type="float" office:value="874.20003927093455" table:style-name="ce127">
            <text:p>874</text:p>
          </table:table-cell>
          <table:table-cell office:value-type="float" office:value="4424.7678735791333" table:style-name="ce130">
            <text:p>4,425</text:p>
          </table:table-cell>
          <table:table-cell table:style-name="ce60"/>
          <table:table-cell office:value-type="string" table:style-name="ce44">
            <text:p>45-54</text:p>
          </table:table-cell>
          <table:table-cell office:value-type="float" office:value="9.4795681494667718" table:style-name="ce128">
            <text:p>9.5</text:p>
          </table:table-cell>
          <table:table-cell office:value-type="float" office:value="28.688657961693032" table:style-name="ce128">
            <text:p>28.7</text:p>
          </table:table-cell>
          <table:table-cell office:value-type="float" office:value="18.399948042161817" table:style-name="ce129">
            <text:p>18.4</text:p>
          </table:table-cell>
          <table:table-cell office:value-type="float" office:value="15.588479956912165" table:style-name="ce129">
            <text:p>15.6</text:p>
          </table:table-cell>
          <table:table-cell office:value-type="float" office:value="25.103282606550081" table:style-name="ce128">
            <text:p>25.1</text:p>
          </table:table-cell>
          <table:table-cell office:value-type="float" office:value="19.88427240299038" table:style-name="ce128">
            <text:p>19.9</text:p>
          </table:table-cell>
          <table:table-cell office:value-type="float" office:value="21.94089341806049" table:style-name="ce129">
            <text:p>21.9</text:p>
          </table:table-cell>
          <table:table-cell office:value-type="float" office:value="18.468537999955878" table:style-name="ce129">
            <text:p>18.5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office:value-type="string" table:style-name="ce44">
            <text:p>55-64</text:p>
          </table:table-cell>
          <table:table-cell office:value-type="float" office:value="1987.58937103328" table:style-name="ce126">
            <text:p>1,988</text:p>
          </table:table-cell>
          <table:table-cell office:value-type="float" office:value="991.48517406833264" table:style-name="ce126">
            <text:p>991</text:p>
          </table:table-cell>
          <table:table-cell office:value-type="float" office:value="2979.0745451016178" table:style-name="ce127">
            <text:p>2,979</text:p>
          </table:table-cell>
          <table:table-cell office:value-type="float" office:value="485.01212136803588" table:style-name="ce127">
            <text:p>485</text:p>
          </table:table-cell>
          <table:table-cell office:value-type="float" office:value="344.61356659498068" table:style-name="ce126">
            <text:p>345</text:p>
          </table:table-cell>
          <table:table-cell office:value-type="float" office:value="469.28560074982931" table:style-name="ce126">
            <text:p>469</text:p>
          </table:table-cell>
          <table:table-cell office:value-type="float" office:value="813.89916734481028" table:style-name="ce127">
            <text:p>814</text:p>
          </table:table-cell>
          <table:table-cell office:value-type="float" office:value="4277.985833814465" table:style-name="ce130">
            <text:p>4,278</text:p>
          </table:table-cell>
          <table:table-cell table:style-name="ce60"/>
          <table:table-cell office:value-type="string" table:style-name="ce44">
            <text:p>55-64</text:p>
          </table:table-cell>
          <table:table-cell office:value-type="float" office:value="23.878633195721978" table:style-name="ce128">
            <text:p>23.9</text:p>
          </table:table-cell>
          <table:table-cell office:value-type="float" office:value="13.738730230615218" table:style-name="ce128">
            <text:p>13.7</text:p>
          </table:table-cell>
          <table:table-cell office:value-type="float" office:value="19.16983192465678" table:style-name="ce129">
            <text:p>19.2</text:p>
          </table:table-cell>
          <table:table-cell office:value-type="float" office:value="10.939374534462667" table:style-name="ce129">
            <text:p>10.9</text:p>
          </table:table-cell>
          <table:table-cell office:value-type="float" office:value="21.948747045582529" table:style-name="ce128">
            <text:p>21.9</text:p>
          </table:table-cell>
          <table:table-cell office:value-type="float" office:value="19.438088015389877" table:style-name="ce128">
            <text:p>19.4</text:p>
          </table:table-cell>
          <table:table-cell office:value-type="float" office:value="20.427446901802483" table:style-name="ce129">
            <text:p>20.4</text:p>
          </table:table-cell>
          <table:table-cell office:value-type="float" office:value="17.855884465000599" table:style-name="ce129">
            <text:p>17.9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office:value-type="string" table:style-name="ce44">
            <text:p>65 or over</text:p>
          </table:table-cell>
          <table:table-cell office:value-type="float" office:value="5135.6528135048875" table:style-name="ce126">
            <text:p>5,136</text:p>
          </table:table-cell>
          <table:table-cell office:value-type="float" office:value="319.75936501942238" table:style-name="ce126">
            <text:p>320</text:p>
          </table:table-cell>
          <table:table-cell office:value-type="float" office:value="5455.4121785243051" table:style-name="ce127">
            <text:p>5,455</text:p>
          </table:table-cell>
          <table:table-cell office:value-type="float" office:value="381.85794385449503" table:style-name="ce127">
            <text:p>382</text:p>
          </table:table-cell>
          <table:table-cell office:value-type="float" office:value="422.51686630191961" table:style-name="ce126">
            <text:p>423</text:p>
          </table:table-cell>
          <table:table-cell office:value-type="float" office:value="594.15608223510208" table:style-name="ce126">
            <text:p>594</text:p>
          </table:table-cell>
          <table:table-cell office:value-type="float" office:value="1016.6729485370211" table:style-name="ce127">
            <text:p>1,017</text:p>
          </table:table-cell>
          <table:table-cell office:value-type="float" office:value="6853.943070915826" table:style-name="ce130">
            <text:p>6,854</text:p>
          </table:table-cell>
          <table:table-cell table:style-name="ce60"/>
          <table:table-cell office:value-type="string" table:style-name="ce44">
            <text:p>65 or over</text:p>
          </table:table-cell>
          <table:table-cell office:value-type="float" office:value="61.699046866259089" table:style-name="ce128">
            <text:p>61.7</text:p>
          </table:table-cell>
          <table:table-cell office:value-type="float" office:value="4.4308152755210992" table:style-name="ce128">
            <text:p>4.4</text:p>
          </table:table-cell>
          <table:table-cell office:value-type="float" office:value="35.104638356227966" table:style-name="ce129">
            <text:p>35.1</text:p>
          </table:table-cell>
          <table:table-cell office:value-type="float" office:value="8.6127477701002402" table:style-name="ce129">
            <text:p>8.6</text:p>
          </table:table-cell>
          <table:table-cell office:value-type="float" office:value="26.910478053965619" table:style-name="ce128">
            <text:p>26.9</text:p>
          </table:table-cell>
          <table:table-cell office:value-type="float" office:value="24.610297445546202" table:style-name="ce128">
            <text:p>24.6</text:p>
          </table:table-cell>
          <table:table-cell office:value-type="float" office:value="25.516714485027279" table:style-name="ce129">
            <text:p>25.5</text:p>
          </table:table-cell>
          <table:table-cell office:value-type="float" office:value="28.607672011583414" table:style-name="ce129">
            <text:p>28.6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table:style-name="ce123"/>
          <table:table-cell table:number-columns-repeated="2" table:style-name="ce131"/>
          <table:table-cell table:number-columns-repeated="2" table:style-name="ce132"/>
          <table:table-cell table:number-columns-repeated="2" table:style-name="ce131"/>
          <table:table-cell table:number-columns-repeated="2" table:style-name="ce132"/>
          <table:table-cell table:style-name="ce60"/>
          <table:table-cell table:style-name="ce123"/>
          <table:table-cell table:style-name="ce128"/>
          <table:table-cell table:style-name="ce133"/>
          <table:table-cell table:number-columns-repeated="2" table:style-name="ce134"/>
          <table:table-cell table:number-columns-repeated="2" table:style-name="ce133"/>
          <table:table-cell table:number-columns-repeated="2" table:style-name="ce134"/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office:value-type="string" table:style-name="ce123">
            <text:p>economic status of HRP</text:p>
          </table:table-cell>
          <table:table-cell table:number-columns-repeated="2" table:style-name="ce131"/>
          <table:table-cell table:number-columns-repeated="2" table:style-name="ce132"/>
          <table:table-cell table:number-columns-repeated="2" table:style-name="ce131"/>
          <table:table-cell table:number-columns-repeated="2" table:style-name="ce132"/>
          <table:table-cell table:style-name="ce60"/>
          <table:table-cell office:value-type="string" table:style-name="ce123">
            <text:p>economic status of HRP</text:p>
          </table:table-cell>
          <table:table-cell table:style-name="ce128"/>
          <table:table-cell table:style-name="ce133"/>
          <table:table-cell table:number-columns-repeated="2" table:style-name="ce134"/>
          <table:table-cell table:number-columns-repeated="2" table:style-name="ce133"/>
          <table:table-cell table:number-columns-repeated="2" table:style-name="ce134"/>
          <table:table-cell table:style-name="ce60"/>
          <table:table-cell table:number-columns-repeated="16363" table:style-name="ce2"/>
        </table:table-row>
        <table:table-row table:style-name="ro5">
          <table:table-cell table:style-name="ce60"/>
          <table:table-cell office:value-type="string" table:style-name="ce135">
            <text:p>full-time work</text:p>
          </table:table-cell>
          <table:table-cell office:value-type="float" office:value="1865.6691320079549" table:style-name="ce126">
            <text:p>1,866</text:p>
          </table:table-cell>
          <table:table-cell office:value-type="float" office:value="5912.1920158309531" table:style-name="ce126">
            <text:p>5,912</text:p>
          </table:table-cell>
          <table:table-cell office:value-type="float" office:value="7777.8611478388957" table:style-name="ce127">
            <text:p>7,778</text:p>
          </table:table-cell>
          <table:table-cell office:value-type="float" office:value="2569.3301288166549" table:style-name="ce127">
            <text:p>2,569</text:p>
          </table:table-cell>
          <table:table-cell office:value-type="float" office:value="417.57318724673166" table:style-name="ce136">
            <text:p>418</text:p>
          </table:table-cell>
          <table:table-cell office:value-type="float" office:value="581.97815473164292" table:style-name="ce136">
            <text:p>582</text:p>
          </table:table-cell>
          <table:table-cell office:value-type="float" office:value="999.55134197837515" table:style-name="ce130">
            <text:p>1,000</text:p>
          </table:table-cell>
          <table:table-cell office:value-type="float" office:value="11346.742618633929" table:style-name="ce127">
            <text:p>11,347</text:p>
          </table:table-cell>
          <table:table-cell table:style-name="ce60"/>
          <table:table-cell office:value-type="string" table:style-name="ce135">
            <text:p>full-time work</text:p>
          </table:table-cell>
          <table:table-cell office:value-type="float" office:value="22.413899730525888" table:style-name="ce128">
            <text:p>22.4</text:p>
          </table:table-cell>
          <table:table-cell office:value-type="float" office:value="81.923576167867722" table:style-name="ce128">
            <text:p>81.9</text:p>
          </table:table-cell>
          <table:table-cell office:value-type="float" office:value="50.049197722342932" table:style-name="ce129">
            <text:p>50.0</text:p>
          </table:table-cell>
          <table:table-cell office:value-type="float" office:value="57.950849769539282" table:style-name="ce129">
            <text:p>58.0</text:p>
          </table:table-cell>
          <table:table-cell office:value-type="float" office:value="26.595610702314332" table:style-name="ce128">
            <text:p>26.6</text:p>
          </table:table-cell>
          <table:table-cell office:value-type="float" office:value="24.105880463053985" table:style-name="ce128">
            <text:p>24.1</text:p>
          </table:table-cell>
          <table:table-cell office:value-type="float" office:value="25.086992078514335" table:style-name="ce129">
            <text:p>25.1</text:p>
          </table:table-cell>
          <table:table-cell office:value-type="float" office:value="47.360167406578832" table:style-name="ce129">
            <text:p>47.4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35">
            <text:p>part-time work</text:p>
          </table:table-cell>
          <table:table-cell office:value-type="float" office:value="818.63771490029535" table:style-name="ce126">
            <text:p>819</text:p>
          </table:table-cell>
          <table:table-cell office:value-type="float" office:value="645.9931578332031" table:style-name="ce126">
            <text:p>646</text:p>
          </table:table-cell>
          <table:table-cell office:value-type="float" office:value="1464.6308727334958" table:style-name="ce127">
            <text:p>1,465</text:p>
          </table:table-cell>
          <table:table-cell office:value-type="float" office:value="681.74728706669862" table:style-name="ce127">
            <text:p>682</text:p>
          </table:table-cell>
          <table:table-cell office:value-type="float" office:value="209.39691471791366" table:style-name="ce136">
            <text:p>209</text:p>
          </table:table-cell>
          <table:table-cell office:value-type="float" office:value="317.80674583192655" table:style-name="ce136">
            <text:p>318</text:p>
          </table:table-cell>
          <table:table-cell office:value-type="float" office:value="527.20366054984027" table:style-name="ce130">
            <text:p>527</text:p>
          </table:table-cell>
          <table:table-cell office:value-type="float" office:value="2673.5818203500353" table:style-name="ce127">
            <text:p>2,674</text:p>
          </table:table-cell>
          <table:table-cell table:style-name="ce60"/>
          <table:table-cell office:value-type="string" table:style-name="ce135">
            <text:p>part-time work</text:p>
          </table:table-cell>
          <table:table-cell office:value-type="float" office:value="9.8350041508452328" table:style-name="ce128">
            <text:p>9.8</text:p>
          </table:table-cell>
          <table:table-cell office:value-type="float" office:value="8.9513448697135498" table:style-name="ce128">
            <text:p>9.0</text:p>
          </table:table-cell>
          <table:table-cell office:value-type="float" office:value="9.4246475665169296" table:style-name="ce129">
            <text:p>9.4</text:p>
          </table:table-cell>
          <table:table-cell office:value-type="float" office:value="15.376706235795853" table:style-name="ce129">
            <text:p>15.4</text:p>
          </table:table-cell>
          <table:table-cell office:value-type="float" office:value="13.336677248898084" table:style-name="ce128">
            <text:p>13.3</text:p>
          </table:table-cell>
          <table:table-cell office:value-type="float" office:value="13.163743970612069" table:style-name="ce128">
            <text:p>13.2</text:p>
          </table:table-cell>
          <table:table-cell office:value-type="float" office:value="13.231890649858927" table:style-name="ce129">
            <text:p>13.2</text:p>
          </table:table-cell>
          <table:table-cell office:value-type="float" office:value="11.159262780758112" table:style-name="ce129">
            <text:p>11.2</text:p>
          </table:table-cell>
          <table:table-cell table:style-name="ce118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44">
            <text:p>retired</text:p>
          </table:table-cell>
          <table:table-cell office:value-type="float" office:value="5243.8938024884956" table:style-name="ce126">
            <text:p>5,244</text:p>
          </table:table-cell>
          <table:table-cell office:value-type="float" office:value="325.35532842182545" table:style-name="ce126">
            <text:p>325</text:p>
          </table:table-cell>
          <table:table-cell office:value-type="float" office:value="5569.2491309103189" table:style-name="ce127">
            <text:p>5,569</text:p>
          </table:table-cell>
          <table:table-cell office:value-type="float" office:value="395.71096586149355" table:style-name="ce127">
            <text:p>396</text:p>
          </table:table-cell>
          <table:table-cell office:value-type="float" office:value="397.8049273103781" table:style-name="ce136">
            <text:p>398</text:p>
          </table:table-cell>
          <table:table-cell office:value-type="float" office:value="607.01831956801914" table:style-name="ce136">
            <text:p>607</text:p>
          </table:table-cell>
          <table:table-cell office:value-type="float" office:value="1004.8232468783967" table:style-name="ce130">
            <text:p>1,005</text:p>
          </table:table-cell>
          <table:table-cell office:value-type="float" office:value="6969.7833436502142" table:style-name="ce127">
            <text:p>6,970</text:p>
          </table:table-cell>
          <table:table-cell table:style-name="ce60"/>
          <table:table-cell office:value-type="string" table:style-name="ce44">
            <text:p>retired</text:p>
          </table:table-cell>
          <table:table-cell office:value-type="float" office:value="62.999439648767321" table:style-name="ce128">
            <text:p>63.0</text:p>
          </table:table-cell>
          <table:table-cell office:value-type="float" office:value="4.5083569610417671" table:style-name="ce128">
            <text:p>4.5</text:p>
          </table:table-cell>
          <table:table-cell office:value-type="float" office:value="35.837159550651648" table:style-name="ce129">
            <text:p>35.8</text:p>
          </table:table-cell>
          <table:table-cell office:value-type="float" office:value="8.9252005717771628" table:style-name="ce129">
            <text:p>8.9</text:p>
          </table:table-cell>
          <table:table-cell office:value-type="float" office:value="25.33655250225139" table:style-name="ce128">
            <text:p>25.3</text:p>
          </table:table-cell>
          <table:table-cell office:value-type="float" office:value="25.14305894718315" table:style-name="ce128">
            <text:p>25.1</text:p>
          </table:table-cell>
          <table:table-cell office:value-type="float" office:value="25.219307679435598" table:style-name="ce129">
            <text:p>25.2</text:p>
          </table:table-cell>
          <table:table-cell office:value-type="float" office:value="29.091177709519556" table:style-name="ce129">
            <text:p>29.1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44">
            <text:p>unemployed</text:p>
          </table:table-cell>
          <table:table-cell office:value-type="float" office:value="105.37047690849418" table:style-name="ce126">
            <text:p>105</text:p>
          </table:table-cell>
          <table:table-cell office:value-type="float" office:value="156.76660576644954" table:style-name="ce126">
            <text:p>157</text:p>
          </table:table-cell>
          <table:table-cell office:value-type="float" office:value="262.13708267494377" table:style-name="ce127">
            <text:p>262</text:p>
          </table:table-cell>
          <table:table-cell office:value-type="float" office:value="314.91002197962712" table:style-name="ce127">
            <text:p>315</text:p>
          </table:table-cell>
          <table:table-cell office:value-type="float" office:value="150.81349221842493" table:style-name="ce136">
            <text:p>151</text:p>
          </table:table-cell>
          <table:table-cell office:value-type="float" office:value="271.15881778346125" table:style-name="ce136">
            <text:p>271</text:p>
          </table:table-cell>
          <table:table-cell office:value-type="float" office:value="421.9723100018864" table:style-name="ce130">
            <text:p>422</text:p>
          </table:table-cell>
          <table:table-cell office:value-type="float" office:value="999.01941465645655" table:style-name="ce127">
            <text:p>999</text:p>
          </table:table-cell>
          <table:table-cell table:style-name="ce60"/>
          <table:table-cell office:value-type="string" table:style-name="ce44">
            <text:p>unemployed</text:p>
          </table:table-cell>
          <table:table-cell office:value-type="float" office:value="1.2659068338890285" table:style-name="ce128">
            <text:p>1.3</text:p>
          </table:table-cell>
          <table:table-cell office:value-type="float" office:value="2.1722706119315318" table:style-name="ce128">
            <text:p>2.2</text:p>
          </table:table-cell>
          <table:table-cell office:value-type="float" office:value="1.6868070066796939" table:style-name="ce129">
            <text:p>1.7</text:p>
          </table:table-cell>
          <table:table-cell office:value-type="float" office:value="7.1027475877802768" table:style-name="ce129">
            <text:p>7.1</text:p>
          </table:table-cell>
          <table:table-cell office:value-type="float" office:value="9.6054465425429107" table:style-name="ce128">
            <text:p>9.6</text:p>
          </table:table-cell>
          <table:table-cell office:value-type="float" office:value="11.231559114113523" table:style-name="ce128">
            <text:p>11.2</text:p>
          </table:table-cell>
          <table:table-cell office:value-type="float" office:value="10.590767631222633" table:style-name="ce129">
            <text:p>10.6</text:p>
          </table:table-cell>
          <table:table-cell office:value-type="float" office:value="4.1698069931411226" table:style-name="ce129">
            <text:p>4.2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35">
            <text:p>full-time education</text:p>
          </table:table-cell>
          <table:table-cell office:value-type="float" office:value="17.763035873885389" table:style-name="ce126">
            <text:p>18</text:p>
          </table:table-cell>
          <table:table-cell office:value-type="float" office:value="13.477641792259082" table:style-name="ce126">
            <text:p>13</text:p>
          </table:table-cell>
          <table:table-cell office:value-type="float" office:value="31.240677666144467" table:style-name="ce127">
            <text:p>31</text:p>
          </table:table-cell>
          <table:table-cell office:value-type="float" office:value="234.02713122900681" table:style-name="ce127">
            <text:p>234</text:p>
          </table:table-cell>
          <table:table-cell office:value-type="float" office:value="19.285499628429431" table:style-name="ce136">
            <text:p>19</text:p>
          </table:table-cell>
          <table:table-cell office:value-type="float" office:value="22.030137307091628" table:style-name="ce136">
            <text:p>22</text:p>
          </table:table-cell>
          <table:table-cell office:value-type="float" office:value="41.315636935521056" table:style-name="ce130">
            <text:p>41</text:p>
          </table:table-cell>
          <table:table-cell office:value-type="float" office:value="306.5834458306723" table:style-name="ce127">
            <text:p>307</text:p>
          </table:table-cell>
          <table:table-cell table:style-name="ce60"/>
          <table:table-cell office:value-type="string" table:style-name="ce135">
            <text:p>full-time education</text:p>
          </table:table-cell>
          <table:table-cell office:value-type="float" office:value="0.21340274015173225" table:style-name="ce128">
            <text:p>0.2</text:p>
          </table:table-cell>
          <table:table-cell office:value-type="float" office:value="0.18675587852607808" table:style-name="ce128">
            <text:p>0.2</text:p>
          </table:table-cell>
          <table:table-cell office:value-type="float" office:value="0.20102838348140098" table:style-name="ce129">
            <text:p>0.2</text:p>
          </table:table-cell>
          <table:table-cell office:value-type="float" office:value="5.27844630463842" table:style-name="ce129">
            <text:p>5.3</text:p>
          </table:table-cell>
          <table:table-cell office:value-type="float" office:value="1.228310763196282" table:style-name="ce128">
            <text:p>1.2</text:p>
          </table:table-cell>
          <table:table-cell office:value-type="float" office:value="0.91250135798360521" table:style-name="ce128">
            <text:p>0.9</text:p>
          </table:table-cell>
          <table:table-cell office:value-type="float" office:value="1.0369502925869867" table:style-name="ce129">
            <text:p>1.0</text:p>
          </table:table-cell>
          <table:table-cell office:value-type="float" office:value="1.2796486010691344" table:style-name="ce129">
            <text:p>1.3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35">
            <text:p>other inactive</text:p>
          </table:table-cell>
          <table:table-cell office:value-type="float" office:value="272.38082913525329" table:style-name="ce126">
            <text:p>272</text:p>
          </table:table-cell>
          <table:table-cell office:value-type="float" office:value="162.93147831442943" table:style-name="ce126">
            <text:p>163</text:p>
          </table:table-cell>
          <table:table-cell office:value-type="float" office:value="435.31230744968269" table:style-name="ce127">
            <text:p>435</text:p>
          </table:table-cell>
          <table:table-cell office:value-type="float" office:value="237.91113997785089" table:style-name="ce127">
            <text:p>238</text:p>
          </table:table-cell>
          <table:table-cell office:value-type="float" office:value="375.2090723654041" table:style-name="ce136">
            <text:p>375</text:p>
          </table:table-cell>
          <table:table-cell office:value-type="float" office:value="614.26585457110684" table:style-name="ce136">
            <text:p>614</text:p>
          </table:table-cell>
          <table:table-cell office:value-type="float" office:value="989.47492693651145" table:style-name="ce130">
            <text:p>989</text:p>
          </table:table-cell>
          <table:table-cell office:value-type="float" office:value="1662.6983743640453" table:style-name="ce127">
            <text:p>1,663</text:p>
          </table:table-cell>
          <table:table-cell table:style-name="ce60"/>
          <table:table-cell office:value-type="string" table:style-name="ce135">
            <text:p>other inactive</text:p>
          </table:table-cell>
          <table:table-cell office:value-type="float" office:value="3.272346895820883" table:style-name="ce128">
            <text:p>3.3</text:p>
          </table:table-cell>
          <table:table-cell office:value-type="float" office:value="2.2576955109194654" table:style-name="ce128">
            <text:p>2.3</text:p>
          </table:table-cell>
          <table:table-cell office:value-type="float" office:value="2.8011597703273607" table:style-name="ce129">
            <text:p>2.8</text:p>
          </table:table-cell>
          <table:table-cell office:value-type="float" office:value="5.3660495304689224" table:style-name="ce129">
            <text:p>5.4</text:p>
          </table:table-cell>
          <table:table-cell office:value-type="float" office:value="23.897402240796961" table:style-name="ce128">
            <text:p>23.9</text:p>
          </table:table-cell>
          <table:table-cell office:value-type="float" office:value="25.443256147053635" table:style-name="ce128">
            <text:p>25.4</text:p>
          </table:table-cell>
          <table:table-cell office:value-type="float" office:value="24.834091668381603" table:style-name="ce129">
            <text:p>24.8</text:p>
          </table:table-cell>
          <table:table-cell office:value-type="float" office:value="6.9399365089333545" table:style-name="ce129">
            <text:p>6.9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table:style-name="ce123"/>
          <table:table-cell table:number-columns-repeated="2" table:style-name="ce131"/>
          <table:table-cell table:number-columns-repeated="2" table:style-name="ce132"/>
          <table:table-cell table:number-columns-repeated="2" table:style-name="ce131"/>
          <table:table-cell table:number-columns-repeated="2" table:style-name="ce132"/>
          <table:table-cell table:style-name="ce60"/>
          <table:table-cell table:style-name="ce123"/>
          <table:table-cell table:style-name="ce128"/>
          <table:table-cell table:style-name="ce133"/>
          <table:table-cell table:number-columns-repeated="2" table:style-name="ce134"/>
          <table:table-cell table:number-columns-repeated="2" table:style-name="ce133"/>
          <table:table-cell table:number-columns-repeated="2" table:style-name="ce134"/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23">
            <text:p>ethnicity of HRP</text:p>
          </table:table-cell>
          <table:table-cell table:number-columns-repeated="9" table:style-name="ce60"/>
          <table:table-cell office:value-type="string" table:style-name="ce123">
            <text:p>ethnicity of HRP</text:p>
          </table:table-cell>
          <table:table-cell table:number-columns-repeated="2" table:style-name="ce128"/>
          <table:table-cell table:number-columns-repeated="2" table:style-name="ce129"/>
          <table:table-cell table:number-columns-repeated="2" table:style-name="ce128"/>
          <table:table-cell table:number-columns-repeated="2" table:style-name="ce129"/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37">
            <text:p>Black</text:p>
          </table:table-cell>
          <table:table-cell office:value-type="float" office:value="33.677340733519372" table:style-name="ce126">
            <text:p>34</text:p>
          </table:table-cell>
          <table:table-cell office:value-type="float" office:value="73.618630666195628" table:style-name="ce126">
            <text:p>74</text:p>
          </table:table-cell>
          <table:table-cell office:value-type="float" office:value="107.29597139971501" table:style-name="ce127">
            <text:p>107</text:p>
          </table:table-cell>
          <table:table-cell office:value-type="float" office:value="138.77171784156545" table:style-name="ce127">
            <text:p>139</text:p>
          </table:table-cell>
          <table:table-cell office:value-type="float" office:value="127.31798040263054" table:style-name="ce136">
            <text:p>127</text:p>
          </table:table-cell>
          <table:table-cell office:value-type="float" office:value="100.33052984451631" table:style-name="ce136">
            <text:p>100</text:p>
          </table:table-cell>
          <table:table-cell office:value-type="float" office:value="227.64851024714682" table:style-name="ce130">
            <text:p>228</text:p>
          </table:table-cell>
          <table:table-cell office:value-type="float" office:value="473.71619948842721" table:style-name="ce127">
            <text:p>474</text:p>
          </table:table-cell>
          <table:table-cell table:style-name="ce60"/>
          <table:table-cell office:value-type="string" table:style-name="ce137">
            <text:p>Black</text:p>
          </table:table-cell>
          <table:table-cell office:value-type="float" office:value="0.40459507285702356" table:style-name="ce128">
            <text:p>0.4</text:p>
          </table:table-cell>
          <table:table-cell office:value-type="float" office:value="1.0201125877858577" table:style-name="ce128">
            <text:p>1.0</text:p>
          </table:table-cell>
          <table:table-cell office:value-type="float" office:value="0.69043110764291316" table:style-name="ce129">
            <text:p>0.7</text:p>
          </table:table-cell>
          <table:table-cell office:value-type="float" office:value="3.129974962229277" table:style-name="ce129">
            <text:p>3.1</text:p>
          </table:table-cell>
          <table:table-cell office:value-type="float" office:value="8.1089963283310649" table:style-name="ce128">
            <text:p>8.1</text:p>
          </table:table-cell>
          <table:table-cell office:value-type="float" office:value="4.155750073371749" table:style-name="ce128">
            <text:p>4.2</text:p>
          </table:table-cell>
          <table:table-cell office:value-type="float" office:value="5.7135798166727065" table:style-name="ce129">
            <text:p>5.7</text:p>
          </table:table-cell>
          <table:table-cell office:value-type="float" office:value="1.9772439778563744" table:style-name="ce129">
            <text:p>2.0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38">
            <text:p>Indian</text:p>
          </table:table-cell>
          <table:table-cell office:value-type="float" office:value="101.30979378804857" table:style-name="ce126">
            <text:p>101</text:p>
          </table:table-cell>
          <table:table-cell office:value-type="float" office:value="219.58932453651789" table:style-name="ce126">
            <text:p>220</text:p>
          </table:table-cell>
          <table:table-cell office:value-type="float" office:value="320.89911832456653" table:style-name="ce127">
            <text:p>321</text:p>
          </table:table-cell>
          <table:table-cell office:value-type="float" office:value="154.01281211509553" table:style-name="ce127">
            <text:p>154</text:p>
          </table:table-cell>
          <table:table-cell office:value-type="float" office:value="13.771777466307668" table:style-name="ce136">
            <text:p>14</text:p>
          </table:table-cell>
          <table:table-cell office:value-type="float" office:value="17.127170800940871" table:style-name="ce136">
            <text:p>17</text:p>
          </table:table-cell>
          <table:table-cell office:value-type="float" office:value="30.898948267248542" table:style-name="ce130">
            <text:p>31</text:p>
          </table:table-cell>
          <table:table-cell office:value-type="float" office:value="505.81087870691073" table:style-name="ce127">
            <text:p>506</text:p>
          </table:table-cell>
          <table:table-cell table:style-name="ce60"/>
          <table:table-cell office:value-type="string" table:style-name="ce138">
            <text:p>Indian</text:p>
          </table:table-cell>
          <table:table-cell office:value-type="float" office:value="1.2171223293176581" table:style-name="ce128">
            <text:p>1.2</text:p>
          </table:table-cell>
          <table:table-cell office:value-type="float" office:value="3.0427872954984929" table:style-name="ce128">
            <text:p>3.0</text:p>
          </table:table-cell>
          <table:table-cell office:value-type="float" office:value="2.064930591672272" table:style-name="ce129">
            <text:p>2.1</text:p>
          </table:table-cell>
          <table:table-cell office:value-type="float" office:value="3.4737355224868702" table:style-name="ce129">
            <text:p>3.5</text:p>
          </table:table-cell>
          <table:table-cell office:value-type="float" office:value="0.87713685494946825" table:style-name="ce128">
            <text:p>0.9</text:p>
          </table:table-cell>
          <table:table-cell office:value-type="float" office:value="0.70941757631464097" table:style-name="ce128">
            <text:p>0.7</text:p>
          </table:table-cell>
          <table:table-cell office:value-type="float" office:value="0.77550960902182331" table:style-name="ce129">
            <text:p>0.8</text:p>
          </table:table-cell>
          <table:table-cell office:value-type="float" office:value="2.1112039548943331" table:style-name="ce129">
            <text:p>2.1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38">
            <text:p>Pakistani or Bangladeshi</text:p>
          </table:table-cell>
          <table:table-cell office:value-type="float" office:value="52.656978304273615" table:style-name="ce126">
            <text:p>53</text:p>
          </table:table-cell>
          <table:table-cell office:value-type="float" office:value="154.8827872224216" table:style-name="ce126">
            <text:p>155</text:p>
          </table:table-cell>
          <table:table-cell office:value-type="float" office:value="207.53976552669531" table:style-name="ce127">
            <text:p>208</text:p>
          </table:table-cell>
          <table:table-cell office:value-type="float" office:value="82.232323714248835" table:style-name="ce127">
            <text:p>82</text:p>
          </table:table-cell>
          <table:table-cell office:value-type="float" office:value="40.769374150749734" table:style-name="ce136">
            <text:p>41</text:p>
          </table:table-cell>
          <table:table-cell office:value-type="float" office:value="50.91494392781302" table:style-name="ce136">
            <text:p>51</text:p>
          </table:table-cell>
          <table:table-cell office:value-type="float" office:value="91.684318078562754" table:style-name="ce130">
            <text:p>92</text:p>
          </table:table-cell>
          <table:table-cell office:value-type="float" office:value="381.45640731950698" table:style-name="ce127">
            <text:p>381</text:p>
          </table:table-cell>
          <table:table-cell table:style-name="ce60"/>
          <table:table-cell office:value-type="string" table:style-name="ce138">
            <text:p>Pakistani or Bangladeshi</text:p>
          </table:table-cell>
          <table:table-cell office:value-type="float" office:value="0.63261390327780453" table:style-name="ce128">
            <text:p>0.6</text:p>
          </table:table-cell>
          <table:table-cell office:value-type="float" office:value="2.1461670700362636" table:style-name="ce128">
            <text:p>2.1</text:p>
          </table:table-cell>
          <table:table-cell office:value-type="float" office:value="1.3354826683914744" table:style-name="ce129">
            <text:p>1.3</text:p>
          </table:table-cell>
          <table:table-cell office:value-type="float" office:value="1.854737538129968" table:style-name="ce129">
            <text:p>1.9</text:p>
          </table:table-cell>
          <table:table-cell office:value-type="float" office:value="2.5966379945024207" table:style-name="ce128">
            <text:p>2.6</text:p>
          </table:table-cell>
          <table:table-cell office:value-type="float" office:value="2.1089271858887941" table:style-name="ce128">
            <text:p>2.1</text:p>
          </table:table-cell>
          <table:table-cell office:value-type="float" office:value="2.3011161755917624" table:style-name="ce129">
            <text:p>2.3</text:p>
          </table:table-cell>
          <table:table-cell office:value-type="float" office:value="1.5921608444079589" table:style-name="ce129">
            <text:p>1.6</text:p>
          </table:table-cell>
          <table:table-cell table:style-name="ce60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38">
            <text:p>White</text:p>
          </table:table-cell>
          <table:table-cell office:value-type="float" office:value="7951.7969260035379" table:style-name="ce139">
            <text:p>7,952</text:p>
          </table:table-cell>
          <table:table-cell office:value-type="float" office:value="6494.2124039043292" table:style-name="ce139">
            <text:p>6,494</text:p>
          </table:table-cell>
          <table:table-cell office:value-type="float" office:value="14446.00932990786" table:style-name="ce140">
            <text:p>14,446</text:p>
          </table:table-cell>
          <table:table-cell office:value-type="float" office:value="3828.7455059631507" table:style-name="ce140">
            <text:p>3,829</text:p>
          </table:table-cell>
          <table:table-cell office:value-type="float" office:value="1256.360492351391" table:style-name="ce139">
            <text:p>1,256</text:p>
          </table:table-cell>
          <table:table-cell office:value-type="float" office:value="2112.2518635236834" table:style-name="ce139">
            <text:p>2,112</text:p>
          </table:table-cell>
          <table:table-cell office:value-type="float" office:value="3368.6123558750692" table:style-name="ce140">
            <text:p>3,369</text:p>
          </table:table-cell>
          <table:table-cell office:value-type="float" office:value="21643.367191746122" table:style-name="ce140">
            <text:p>21,643</text:p>
          </table:table-cell>
          <table:table-cell table:style-name="ce60"/>
          <table:table-cell office:value-type="string" table:style-name="ce138">
            <text:p>White</text:p>
          </table:table-cell>
          <table:table-cell office:value-type="float" office:value="95.531826045234354" table:style-name="ce128">
            <text:p>95.5</text:p>
          </table:table-cell>
          <table:table-cell office:value-type="float" office:value="89.988468422027651" table:style-name="ce128">
            <text:p>90.0</text:p>
          </table:table-cell>
          <table:table-cell office:value-type="float" office:value="92.95758351925069" table:style-name="ce129">
            <text:p>93.0</text:p>
          </table:table-cell>
          <table:table-cell office:value-type="float" office:value="86.356771803419079" table:style-name="ce129">
            <text:p>86.4</text:p>
          </table:table-cell>
          <table:table-cell office:value-type="float" office:value="80.018726242119584" table:style-name="ce128">
            <text:p>80.0</text:p>
          </table:table-cell>
          <table:table-cell office:value-type="float" office:value="87.490725409519342" table:style-name="ce128">
            <text:p>87.5</text:p>
          </table:table-cell>
          <table:table-cell office:value-type="float" office:value="84.546283855873895" table:style-name="ce129">
            <text:p>84.5</text:p>
          </table:table-cell>
          <table:table-cell office:value-type="float" office:value="90.337247251895391" table:style-name="ce129">
            <text:p>90.3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38">
            <text:p>Other</text:p>
          </table:table-cell>
          <table:table-cell office:value-type="float" office:value="184.27395248499445" table:style-name="ce126">
            <text:p>184</text:p>
          </table:table-cell>
          <table:table-cell office:value-type="float" office:value="274.41308162964458" table:style-name="ce126">
            <text:p>274</text:p>
          </table:table-cell>
          <table:table-cell office:value-type="float" office:value="458.68703411463883" table:style-name="ce127">
            <text:p>459</text:p>
          </table:table-cell>
          <table:table-cell office:value-type="float" office:value="229.87431529727127" table:style-name="ce127">
            <text:p>230</text:p>
          </table:table-cell>
          <table:table-cell office:value-type="float" office:value="131.86346911620336" table:style-name="ce136">
            <text:p>132</text:p>
          </table:table-cell>
          <table:table-cell office:value-type="float" office:value="133.63352169629704" table:style-name="ce136">
            <text:p>134</text:p>
          </table:table-cell>
          <table:table-cell office:value-type="float" office:value="265.49699081250026" table:style-name="ce130">
            <text:p>265</text:p>
          </table:table-cell>
          <table:table-cell office:value-type="float" office:value="954.05834022441081" table:style-name="ce127">
            <text:p>954</text:p>
          </table:table-cell>
          <table:table-cell table:style-name="ce60"/>
          <table:table-cell office:value-type="string" table:style-name="ce138">
            <text:p>Other</text:p>
          </table:table-cell>
          <table:table-cell office:value-type="float" office:value="2.2138426493132046" table:style-name="ce128">
            <text:p>2.2</text:p>
          </table:table-cell>
          <table:table-cell office:value-type="float" office:value="3.8024646246517113" table:style-name="ce128">
            <text:p>3.8</text:p>
          </table:table-cell>
          <table:table-cell office:value-type="float" office:value="2.9515721130425772" table:style-name="ce129">
            <text:p>3.0</text:p>
          </table:table-cell>
          <table:table-cell office:value-type="float" office:value="5.1847801737347226" table:style-name="ce129">
            <text:p>5.2</text:p>
          </table:table-cell>
          <table:table-cell office:value-type="float" office:value="8.3985025800974551" table:style-name="ce128">
            <text:p>8.4</text:p>
          </table:table-cell>
          <table:table-cell office:value-type="float" office:value="5.5351797549055295" table:style-name="ce128">
            <text:p>5.5</text:p>
          </table:table-cell>
          <table:table-cell office:value-type="float" office:value="6.6635105428398154" table:style-name="ce129">
            <text:p>6.7</text:p>
          </table:table-cell>
          <table:table-cell office:value-type="float" office:value="3.9821439709461504" table:style-name="ce129">
            <text:p>4.0</text:p>
          </table:table-cell>
          <table:table-cell table:style-name="ce60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38">
            <text:p>all ethnic minority</text:p>
          </table:table-cell>
          <table:table-cell office:value-type="float" office:value="371.91806531083608" table:style-name="ce126">
            <text:p>372</text:p>
          </table:table-cell>
          <table:table-cell office:value-type="float" office:value="722.50382405477944" table:style-name="ce126">
            <text:p>723</text:p>
          </table:table-cell>
          <table:table-cell office:value-type="float" office:value="1094.4218893656157" table:style-name="ce127">
            <text:p>1,094</text:p>
          </table:table-cell>
          <table:table-cell office:value-type="float" office:value="604.89116896818132" table:style-name="ce127">
            <text:p>605</text:p>
          </table:table-cell>
          <table:table-cell office:value-type="float" office:value="313.7226011358913" table:style-name="ce136">
            <text:p>314</text:p>
          </table:table-cell>
          <table:table-cell office:value-type="float" office:value="302.00616626956719" table:style-name="ce136">
            <text:p>302</text:p>
          </table:table-cell>
          <table:table-cell office:value-type="float" office:value="615.7287674054586" table:style-name="ce130">
            <text:p>616</text:p>
          </table:table-cell>
          <table:table-cell office:value-type="float" office:value="2315.0418257392544" table:style-name="ce127">
            <text:p>2,315</text:p>
          </table:table-cell>
          <table:table-cell table:style-name="ce60"/>
          <table:table-cell office:value-type="string" table:style-name="ce138">
            <text:p>all ethnic minority</text:p>
          </table:table-cell>
          <table:table-cell office:value-type="float" office:value="4.4681739547656916" table:style-name="ce128">
            <text:p>4.5</text:p>
          </table:table-cell>
          <table:table-cell office:value-type="float" office:value="10.011531577972322" table:style-name="ce128">
            <text:p>10.0</text:p>
          </table:table-cell>
          <table:table-cell office:value-type="float" office:value="7.042416480749238" table:style-name="ce129">
            <text:p>7.0</text:p>
          </table:table-cell>
          <table:table-cell office:value-type="float" office:value="13.643228196580843" table:style-name="ce129">
            <text:p>13.6</text:p>
          </table:table-cell>
          <table:table-cell office:value-type="float" office:value="19.981273757880409" table:style-name="ce128">
            <text:p>20.0</text:p>
          </table:table-cell>
          <table:table-cell office:value-type="float" office:value="12.509274590480713" table:style-name="ce128">
            <text:p>12.5</text:p>
          </table:table-cell>
          <table:table-cell office:value-type="float" office:value="15.453716144126114" table:style-name="ce129">
            <text:p>15.5</text:p>
          </table:table-cell>
          <table:table-cell office:value-type="float" office:value="9.662752748104813" table:style-name="ce129">
            <text:p>9.7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table:style-name="ce141"/>
          <table:table-cell table:number-columns-repeated="2" table:style-name="ce131"/>
          <table:table-cell table:number-columns-repeated="2" table:style-name="ce132"/>
          <table:table-cell table:number-columns-repeated="2" table:style-name="ce131"/>
          <table:table-cell table:number-columns-repeated="2" table:style-name="ce132"/>
          <table:table-cell table:style-name="ce60"/>
          <table:table-cell table:style-name="ce141"/>
          <table:table-cell table:style-name="ce128"/>
          <table:table-cell table:style-name="ce133"/>
          <table:table-cell table:number-columns-repeated="2" table:style-name="ce134"/>
          <table:table-cell table:number-columns-repeated="2" table:style-name="ce133"/>
          <table:table-cell table:number-columns-repeated="2" table:style-name="ce134"/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23">
            <text:p>household type</text:p>
          </table:table-cell>
          <table:table-cell table:number-columns-repeated="2" table:style-name="ce131"/>
          <table:table-cell table:number-columns-repeated="2" table:style-name="ce132"/>
          <table:table-cell table:number-columns-repeated="2" table:style-name="ce131"/>
          <table:table-cell table:number-columns-repeated="2" table:style-name="ce132"/>
          <table:table-cell table:style-name="ce60"/>
          <table:table-cell office:value-type="string" table:style-name="ce123">
            <text:p>household type</text:p>
          </table:table-cell>
          <table:table-cell table:style-name="ce128"/>
          <table:table-cell table:style-name="ce133"/>
          <table:table-cell table:number-columns-repeated="2" table:style-name="ce134"/>
          <table:table-cell table:number-columns-repeated="2" table:style-name="ce133"/>
          <table:table-cell table:number-columns-repeated="2" table:style-name="ce134"/>
          <table:table-cell table:style-name="ce60"/>
          <table:table-cell table:number-columns-repeated="16363" table:style-name="ce2"/>
        </table:table-row>
        <table:table-row table:style-name="ro14">
          <table:table-cell table:style-name="ce2"/>
          <table:table-cell office:value-type="string" table:style-name="ce135">
            <text:p>couple no dependent child(ren)</text:p>
          </table:table-cell>
          <table:table-cell office:value-type="float" office:value="3348.3617502383549" table:style-name="ce126">
            <text:p>3,348</text:p>
          </table:table-cell>
          <table:table-cell office:value-type="float" office:value="1774.4816237616328" table:style-name="ce126">
            <text:p>1,774</text:p>
          </table:table-cell>
          <table:table-cell office:value-type="float" office:value="5122.8433739999873" table:style-name="ce127">
            <text:p>5,123</text:p>
          </table:table-cell>
          <table:table-cell office:value-type="float" office:value="1011.2065895953981" table:style-name="ce127">
            <text:p>1,011</text:p>
          </table:table-cell>
          <table:table-cell office:value-type="float" office:value="155.61332977767185" table:style-name="ce136">
            <text:p>156</text:p>
          </table:table-cell>
          <table:table-cell office:value-type="float" office:value="279.04016150977003" table:style-name="ce136">
            <text:p>279</text:p>
          </table:table-cell>
          <table:table-cell office:value-type="float" office:value="434.65349128744202" table:style-name="ce130">
            <text:p>435</text:p>
          </table:table-cell>
          <table:table-cell office:value-type="float" office:value="6568.7034548828242" table:style-name="ce127">
            <text:p>6,569</text:p>
          </table:table-cell>
          <table:table-cell table:style-name="ce62"/>
          <table:table-cell office:value-type="string" table:style-name="ce135">
            <text:p>couple no dependent child(ren)</text:p>
          </table:table-cell>
          <table:table-cell office:value-type="float" office:value="40.226770783626101" table:style-name="ce128">
            <text:p>40.2</text:p>
          </table:table-cell>
          <table:table-cell office:value-type="float" office:value="24.5884910492519" table:style-name="ce128">
            <text:p>24.6</text:p>
          </table:table-cell>
          <table:table-cell office:value-type="float" office:value="32.964615342504501" table:style-name="ce129">
            <text:p>33.0</text:p>
          </table:table-cell>
          <table:table-cell office:value-type="float" office:value="22.807610630635601" table:style-name="ce129">
            <text:p>22.8</text:p>
          </table:table-cell>
          <table:table-cell office:value-type="float" office:value="9.9111525003458247" table:style-name="ce128">
            <text:p>9.9</text:p>
          </table:table-cell>
          <table:table-cell office:value-type="float" office:value="11.558009047345545" table:style-name="ce128">
            <text:p>11.6</text:p>
          </table:table-cell>
          <table:table-cell office:value-type="float" office:value="10.909043122531834" table:style-name="ce129">
            <text:p>10.9</text:p>
          </table:table-cell>
          <table:table-cell office:value-type="float" office:value="27.417110418679524" table:style-name="ce129">
            <text:p>27.4</text:p>
          </table:table-cell>
          <table:table-cell table:style-name="ce60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35">
            <text:p>couple with dependent child(ren)</text:p>
          </table:table-cell>
          <table:table-cell office:value-type="float" office:value="381.28533690724993" table:style-name="ce126">
            <text:p>381</text:p>
          </table:table-cell>
          <table:table-cell office:value-type="float" office:value="2340.4005500713611" table:style-name="ce126">
            <text:p>2,340</text:p>
          </table:table-cell>
          <table:table-cell office:value-type="float" office:value="2721.6858869786111" table:style-name="ce127">
            <text:p>2,722</text:p>
          </table:table-cell>
          <table:table-cell office:value-type="float" office:value="720.02569198768651" table:style-name="ce127">
            <text:p>720</text:p>
          </table:table-cell>
          <table:table-cell office:value-type="float" office:value="157.19995081206528" table:style-name="ce136">
            <text:p>157</text:p>
          </table:table-cell>
          <table:table-cell office:value-type="float" office:value="336.66593037415322" table:style-name="ce136">
            <text:p>337</text:p>
          </table:table-cell>
          <table:table-cell office:value-type="float" office:value="493.86588118621847" table:style-name="ce130">
            <text:p>494</text:p>
          </table:table-cell>
          <table:table-cell office:value-type="float" office:value="3935.5774601525127" table:style-name="ce127">
            <text:p>3,936</text:p>
          </table:table-cell>
          <table:table-cell table:style-name="ce60"/>
          <table:table-cell office:value-type="string" table:style-name="ce135">
            <text:p>couple with dependent child(ren)</text:p>
          </table:table-cell>
          <table:table-cell office:value-type="float" office:value="4.5807111044180813" table:style-name="ce128">
            <text:p>4.6</text:p>
          </table:table-cell>
          <table:table-cell office:value-type="float" office:value="32.430269892061801" table:style-name="ce128">
            <text:p>32.4</text:p>
          </table:table-cell>
          <table:table-cell office:value-type="float" office:value="17.513580212646438" table:style-name="ce129">
            <text:p>17.5</text:p>
          </table:table-cell>
          <table:table-cell office:value-type="float" office:value="16.24006982933119" table:style-name="ce129">
            <text:p>16.2</text:p>
          </table:table-cell>
          <table:table-cell office:value-type="float" office:value="10.012205816630468" table:style-name="ce128">
            <text:p>10.0</text:p>
          </table:table-cell>
          <table:table-cell office:value-type="float" office:value="13.944902583713656" table:style-name="ce128">
            <text:p>13.9</text:p>
          </table:table-cell>
          <table:table-cell office:value-type="float" office:value="12.395170641905066" table:style-name="ce129">
            <text:p>12.4</text:p>
          </table:table-cell>
          <table:table-cell office:value-type="float" office:value="16.426706202737627" table:style-name="ce129">
            <text:p>16.4</text:p>
          </table:table-cell>
          <table:table-cell table:style-name="ce60"/>
          <table:table-cell table:number-columns-repeated="16363" table:style-name="ce2"/>
        </table:table-row>
        <table:table-row table:style-name="ro15">
          <table:table-cell table:style-name="ce2"/>
          <table:table-cell office:value-type="string" table:style-name="ce135">
            <text:p>couple with dependent and independent child(ren)</text:p>
          </table:table-cell>
          <table:table-cell office:value-type="float" office:value="97.443104755279222" table:style-name="ce126">
            <text:p>97</text:p>
          </table:table-cell>
          <table:table-cell office:value-type="float" office:value="282.95264458474315" table:style-name="ce126">
            <text:p>283</text:p>
          </table:table-cell>
          <table:table-cell office:value-type="float" office:value="380.39574934002218" table:style-name="ce127">
            <text:p>380</text:p>
          </table:table-cell>
          <table:table-cell office:value-type="float" office:value="67.912123919796031" table:style-name="ce127">
            <text:p>68</text:p>
          </table:table-cell>
          <table:table-cell office:value-type="float" office:value="30.975955665683575" table:style-name="ce136">
            <text:p>31</text:p>
          </table:table-cell>
          <table:table-cell office:value-type="float" office:value="30.184614708227539" table:style-name="ce136">
            <text:p>30</text:p>
          </table:table-cell>
          <table:table-cell office:value-type="float" office:value="61.160570373911114" table:style-name="ce130">
            <text:p>61</text:p>
          </table:table-cell>
          <table:table-cell office:value-type="float" office:value="509.46844363372912" table:style-name="ce127">
            <text:p>509</text:p>
          </table:table-cell>
          <table:table-cell table:style-name="ce60"/>
          <table:table-cell office:value-type="string" table:style-name="ce135">
            <text:p>couple with dependent and independent child(ren)</text:p>
          </table:table-cell>
          <table:table-cell office:value-type="float" office:value="1.1706684438013453" table:style-name="ce128">
            <text:p>1.2</text:p>
          </table:table-cell>
          <table:table-cell office:value-type="float" office:value="3.9207949384031999" table:style-name="ce128">
            <text:p>3.9</text:p>
          </table:table-cell>
          <table:table-cell office:value-type="float" office:value="2.447781171401791" table:style-name="ce129">
            <text:p>2.4</text:p>
          </table:table-cell>
          <table:table-cell office:value-type="float" office:value="1.5317476126039984" table:style-name="ce129">
            <text:p>1.5</text:p>
          </table:table-cell>
          <table:table-cell office:value-type="float" office:value="1.9728863901644502" table:style-name="ce128">
            <text:p>2.0</text:p>
          </table:table-cell>
          <table:table-cell office:value-type="float" office:value="1.2502646500801935" table:style-name="ce128">
            <text:p>1.3</text:p>
          </table:table-cell>
          <table:table-cell office:value-type="float" office:value="1.5350234450697398" table:style-name="ce129">
            <text:p>1.5</text:p>
          </table:table-cell>
          <table:table-cell office:value-type="float" office:value="2.1264702646236184" table:style-name="ce129">
            <text:p>2.1</text:p>
          </table:table-cell>
          <table:table-cell table:style-name="ce60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35">
            <text:p>couple with independent child(ren)</text:p>
          </table:table-cell>
          <table:table-cell office:value-type="float" office:value="521.30717112647949" table:style-name="ce126">
            <text:p>521</text:p>
          </table:table-cell>
          <table:table-cell office:value-type="float" office:value="340.7609624666232" table:style-name="ce126">
            <text:p>341</text:p>
          </table:table-cell>
          <table:table-cell office:value-type="float" office:value="862.06813359310195" table:style-name="ce127">
            <text:p>862</text:p>
          </table:table-cell>
          <table:table-cell office:value-type="float" office:value="53.885282762004465" table:style-name="ce127">
            <text:p>54</text:p>
          </table:table-cell>
          <table:table-cell office:value-type="float" office:value="40.881176243569634" table:style-name="ce136">
            <text:p>41</text:p>
          </table:table-cell>
          <table:table-cell office:value-type="float" office:value="61.220376911813609" table:style-name="ce136">
            <text:p>61</text:p>
          </table:table-cell>
          <table:table-cell office:value-type="float" office:value="102.10155315538329" table:style-name="ce130">
            <text:p>102</text:p>
          </table:table-cell>
          <table:table-cell office:value-type="float" office:value="1018.0549695104897" table:style-name="ce127">
            <text:p>1,018</text:p>
          </table:table-cell>
          <table:table-cell table:style-name="ce60"/>
          <table:table-cell office:value-type="string" table:style-name="ce135">
            <text:p>couple with independent child(ren)</text:p>
          </table:table-cell>
          <table:table-cell office:value-type="float" office:value="6.2629147162108865" table:style-name="ce128">
            <text:p>6.3</text:p>
          </table:table-cell>
          <table:table-cell office:value-type="float" office:value="4.7218284840748197" table:style-name="ce128">
            <text:p>4.7</text:p>
          </table:table-cell>
          <table:table-cell office:value-type="float" office:value="5.5472600562328767" table:style-name="ce129">
            <text:p>5.5</text:p>
          </table:table-cell>
          <table:table-cell office:value-type="float" office:value="1.2153743464520352" table:style-name="ce129">
            <text:p>1.2</text:p>
          </table:table-cell>
          <table:table-cell office:value-type="float" office:value="2.6037587700386742" table:style-name="ce128">
            <text:p>2.6</text:p>
          </table:table-cell>
          <table:table-cell office:value-type="float" office:value="2.5357843344133504" table:style-name="ce128">
            <text:p>2.5</text:p>
          </table:table-cell>
          <table:table-cell office:value-type="float" office:value="2.5625705730566928" table:style-name="ce129">
            <text:p>2.6</text:p>
          </table:table-cell>
          <table:table-cell office:value-type="float" office:value="4.2492594928465115" table:style-name="ce129">
            <text:p>4.2</text:p>
          </table:table-cell>
          <table:table-cell table:style-name="ce118"/>
          <table:table-cell table:number-columns-repeated="16363" table:style-name="ce2"/>
        </table:table-row>
        <table:table-row table:style-name="ro15">
          <table:table-cell table:style-name="ce2"/>
          <table:table-cell office:value-type="string" table:style-name="ce135">
            <text:p>lone parent with dependent child(ren)</text:p>
          </table:table-cell>
          <table:table-cell office:value-type="float" office:value="71.271166690774237" table:style-name="ce126">
            <text:p>71</text:p>
          </table:table-cell>
          <table:table-cell office:value-type="float" office:value="353.23688316575624" table:style-name="ce126">
            <text:p>353</text:p>
          </table:table-cell>
          <table:table-cell office:value-type="float" office:value="424.50804985653048" table:style-name="ce127">
            <text:p>425</text:p>
          </table:table-cell>
          <table:table-cell office:value-type="float" office:value="446.19680217526462" table:style-name="ce127">
            <text:p>446</text:p>
          </table:table-cell>
          <table:table-cell office:value-type="float" office:value="275.09676231401983" table:style-name="ce136">
            <text:p>275</text:p>
          </table:table-cell>
          <table:table-cell office:value-type="float" office:value="353.5627519491897" table:style-name="ce136">
            <text:p>354</text:p>
          </table:table-cell>
          <table:table-cell office:value-type="float" office:value="628.65951426320987" table:style-name="ce130">
            <text:p>629</text:p>
          </table:table-cell>
          <table:table-cell office:value-type="float" office:value="1499.3643662950051" table:style-name="ce127">
            <text:p>1,499</text:p>
          </table:table-cell>
          <table:table-cell table:style-name="ce60"/>
          <table:table-cell office:value-type="string" table:style-name="ce135">
            <text:p>lone parent with dependent child(ren)</text:p>
          </table:table-cell>
          <table:table-cell office:value-type="float" office:value="0.85624227601670966" table:style-name="ce128">
            <text:p>0.9</text:p>
          </table:table-cell>
          <table:table-cell office:value-type="float" office:value="4.8947037961287796" table:style-name="ce128">
            <text:p>4.9</text:p>
          </table:table-cell>
          <table:table-cell office:value-type="float" office:value="2.7316362323977788" table:style-name="ce129">
            <text:p>2.7</text:p>
          </table:table-cell>
          <table:table-cell office:value-type="float" office:value="10.063900921294481" table:style-name="ce129">
            <text:p>10.1</text:p>
          </table:table-cell>
          <table:table-cell office:value-type="float" office:value="17.521159450421667" table:style-name="ce128">
            <text:p>17.5</text:p>
          </table:table-cell>
          <table:table-cell office:value-type="float" office:value="14.644778958422597" table:style-name="ce128">
            <text:p>14.6</text:p>
          </table:table-cell>
          <table:table-cell office:value-type="float" office:value="15.778255295209259" table:style-name="ce129">
            <text:p>15.8</text:p>
          </table:table-cell>
          <table:table-cell office:value-type="float" office:value="6.2581967158200653" table:style-name="ce129">
            <text:p>6.3</text:p>
          </table:table-cell>
          <table:table-cell table:style-name="ce60"/>
          <table:table-cell table:number-columns-repeated="16363" table:style-name="ce2"/>
        </table:table-row>
        <table:table-row table:style-name="ro15">
          <table:table-cell table:style-name="ce2"/>
          <table:table-cell office:value-type="string" table:style-name="ce135">
            <text:p>lone parent with dependent and independent child(ren)</text:p>
          </table:table-cell>
          <table:table-cell office:value-type="float" office:value="16.691903776099895" table:style-name="ce126">
            <text:p>17</text:p>
          </table:table-cell>
          <table:table-cell office:value-type="float" office:value="42.044594734367777" table:style-name="ce126">
            <text:p>42</text:p>
          </table:table-cell>
          <table:table-cell office:value-type="float" office:value="58.736498510467676" table:style-name="ce127">
            <text:p>59</text:p>
          </table:table-cell>
          <table:table-cell office:value-type="float" office:value="57.560716195329348" table:style-name="ce127">
            <text:p>58</text:p>
          </table:table-cell>
          <table:table-cell office:value-type="float" office:value="21.013105283253687" table:style-name="ce136">
            <text:p>21</text:p>
          </table:table-cell>
          <table:table-cell office:value-type="float" office:value="51.140100289223568" table:style-name="ce136">
            <text:p>51</text:p>
          </table:table-cell>
          <table:table-cell office:value-type="float" office:value="72.153205572477262" table:style-name="ce130">
            <text:p>72</text:p>
          </table:table-cell>
          <table:table-cell office:value-type="float" office:value="188.45042027827429" table:style-name="ce127">
            <text:p>188</text:p>
          </table:table-cell>
          <table:table-cell table:style-name="ce60"/>
          <table:table-cell office:value-type="string" table:style-name="ce135">
            <text:p>lone parent with dependent and independent child(ren)</text:p>
          </table:table-cell>
          <table:table-cell office:value-type="float" office:value="0.20053430221382593" table:style-name="ce128">
            <text:p>0.2</text:p>
          </table:table-cell>
          <table:table-cell office:value-type="float" office:value="0.58260008300559196" table:style-name="ce128">
            <text:p>0.6</text:p>
          </table:table-cell>
          <table:table-cell office:value-type="float" office:value="0.3779592578976943" table:style-name="ce129">
            <text:p>0.4</text:p>
          </table:table-cell>
          <table:table-cell office:value-type="float" office:value="1.298273187805151" table:style-name="ce129">
            <text:p>1.3</text:p>
          </table:table-cell>
          <table:table-cell office:value-type="float" office:value="1.3383435163665045" table:style-name="ce128">
            <text:p>1.3</text:p>
          </table:table-cell>
          <table:table-cell office:value-type="float" office:value="2.1182532959661762" table:style-name="ce128">
            <text:p>2.1</text:p>
          </table:table-cell>
          <table:table-cell office:value-type="float" office:value="1.8109193801425707" table:style-name="ce129">
            <text:p>1.8</text:p>
          </table:table-cell>
          <table:table-cell office:value-type="float" office:value="0.78657318247108732" table:style-name="ce129">
            <text:p>0.8</text:p>
          </table:table-cell>
          <table:table-cell table:style-name="ce60"/>
          <table:table-cell table:number-columns-repeated="16363" table:style-name="ce2"/>
        </table:table-row>
        <table:table-row table:style-name="ro15">
          <table:table-cell table:style-name="ce2"/>
          <table:table-cell office:value-type="string" table:style-name="ce135">
            <text:p>lone parent with independent child(ren)</text:p>
          </table:table-cell>
          <table:table-cell office:value-type="float" office:value="251.63191899423435" table:style-name="ce126">
            <text:p>252</text:p>
          </table:table-cell>
          <table:table-cell office:value-type="float" office:value="173.82498365760603" table:style-name="ce126">
            <text:p>174</text:p>
          </table:table-cell>
          <table:table-cell office:value-type="float" office:value="425.45690265184032" table:style-name="ce127">
            <text:p>425</text:p>
          </table:table-cell>
          <table:table-cell office:value-type="float" office:value="92.806594395779044" table:style-name="ce127">
            <text:p>93</text:p>
          </table:table-cell>
          <table:table-cell office:value-type="float" office:value="75.205053784217668" table:style-name="ce136">
            <text:p>75</text:p>
          </table:table-cell>
          <table:table-cell office:value-type="float" office:value="150.80191982411807" table:style-name="ce136">
            <text:p>151</text:p>
          </table:table-cell>
          <table:table-cell office:value-type="float" office:value="226.00697360833567" table:style-name="ce130">
            <text:p>226</text:p>
          </table:table-cell>
          <table:table-cell office:value-type="float" office:value="744.27047065595536" table:style-name="ce127">
            <text:p>744</text:p>
          </table:table-cell>
          <table:table-cell table:style-name="ce60"/>
          <table:table-cell office:value-type="string" table:style-name="ce135">
            <text:p>lone parent with independent child(ren)</text:p>
          </table:table-cell>
          <table:table-cell office:value-type="float" office:value="3.023072261085431" table:style-name="ce128">
            <text:p>3.0</text:p>
          </table:table-cell>
          <table:table-cell office:value-type="float" office:value="2.40864373999037" table:style-name="ce128">
            <text:p>2.4</text:p>
          </table:table-cell>
          <table:table-cell office:value-type="float" office:value="2.737741936814353" table:style-name="ce129">
            <text:p>2.7</text:p>
          </table:table-cell>
          <table:table-cell office:value-type="float" office:value="2.0932386029853549" table:style-name="ce129">
            <text:p>2.1</text:p>
          </table:table-cell>
          <table:table-cell office:value-type="float" office:value="4.7898773062501503" table:style-name="ce128">
            <text:p>4.8</text:p>
          </table:table-cell>
          <table:table-cell office:value-type="float" office:value="6.2463049915601765" table:style-name="ce128">
            <text:p>6.2</text:p>
          </table:table-cell>
          <table:table-cell office:value-type="float" office:value="5.6723801154418139" table:style-name="ce129">
            <text:p>5.7</text:p>
          </table:table-cell>
          <table:table-cell office:value-type="float" office:value="3.1065104119091207" table:style-name="ce129">
            <text:p>3.1</text:p>
          </table:table-cell>
          <table:table-cell table:style-name="ce60"/>
          <table:table-cell table:number-columns-repeated="16363" table:style-name="ce2"/>
        </table:table-row>
        <table:table-row table:style-name="ro14">
          <table:table-cell table:style-name="ce2"/>
          <table:table-cell office:value-type="string" table:style-name="ce135">
            <text:p>two or more families</text:p>
          </table:table-cell>
          <table:table-cell office:value-type="float" office:value="70.052683064182006" table:style-name="ce126">
            <text:p>70</text:p>
          </table:table-cell>
          <table:table-cell office:value-type="float" office:value="63.430193254089822" table:style-name="ce126">
            <text:p>63</text:p>
          </table:table-cell>
          <table:table-cell office:value-type="float" office:value="133.48287631827185" table:style-name="ce127">
            <text:p>133</text:p>
          </table:table-cell>
          <table:table-cell office:value-type="float" office:value="48.292286586650498" table:style-name="ce127">
            <text:p>48</text:p>
          </table:table-cell>
          <table:table-cell office:value-type="float" office:value="21.045896036906612" table:style-name="ce136">
            <text:p>21</text:p>
          </table:table-cell>
          <table:table-cell office:value-type="float" office:value="17.883963192765499" table:style-name="ce136">
            <text:p>18</text:p>
          </table:table-cell>
          <table:table-cell office:value-type="float" office:value="38.929859229672111" table:style-name="ce130">
            <text:p>39</text:p>
          </table:table-cell>
          <table:table-cell office:value-type="float" office:value="220.70502213459449" table:style-name="ce127">
            <text:p>221</text:p>
          </table:table-cell>
          <table:table-cell table:style-name="ce60"/>
          <table:table-cell office:value-type="string" table:style-name="ce135">
            <text:p>two or more families</text:p>
          </table:table-cell>
          <table:table-cell office:value-type="float" office:value="0.84160357649535789" table:style-name="ce128">
            <text:p>0.8</text:p>
          </table:table-cell>
          <table:table-cell office:value-type="float" office:value="0.87893428604477497" table:style-name="ce128">
            <text:p>0.9</text:p>
          </table:table-cell>
          <table:table-cell office:value-type="float" office:value="0.85893933337399475" table:style-name="ce129">
            <text:p>0.9</text:p>
          </table:table-cell>
          <table:table-cell office:value-type="float" office:value="1.0892251694800501" table:style-name="ce129">
            <text:p>1.1</text:p>
          </table:table-cell>
          <table:table-cell office:value-type="float" office:value="1.3404319888676697" table:style-name="ce128">
            <text:p>1.3</text:p>
          </table:table-cell>
          <table:table-cell office:value-type="float" office:value="0.74076436619730479" table:style-name="ce128">
            <text:p>0.7</text:p>
          </table:table-cell>
          <table:table-cell office:value-type="float" office:value="0.97707144105219113" table:style-name="ce129">
            <text:p>1.0</text:p>
          </table:table-cell>
          <table:table-cell office:value-type="float" office:value="0.92120066058443006" table:style-name="ce129">
            <text:p>0.9</text:p>
          </table:table-cell>
          <table:table-cell table:style-name="ce60"/>
          <table:table-cell table:number-columns-repeated="16363" table:style-name="ce2"/>
        </table:table-row>
        <table:table-row table:style-name="ro15">
          <table:table-cell table:style-name="ce2"/>
          <table:table-cell office:value-type="string" table:style-name="ce135">
            <text:p>lone person sharing with other lone persons</text:p>
          </table:table-cell>
          <table:table-cell office:value-type="float" office:value="116.3469532925125" table:style-name="ce126">
            <text:p>116</text:p>
          </table:table-cell>
          <table:table-cell office:value-type="float" office:value="113.89992956301322" table:style-name="ce126">
            <text:p>114</text:p>
          </table:table-cell>
          <table:table-cell office:value-type="float" office:value="230.24688285552585" table:style-name="ce127">
            <text:p>230</text:p>
          </table:table-cell>
          <table:table-cell office:value-type="float" office:value="270.05537863289078" table:style-name="ce127">
            <text:p>270</text:p>
          </table:table-cell>
          <table:table-cell office:value-type="float" office:value="14.288368479169101" table:style-name="ce136">
            <text:p>14</text:p>
          </table:table-cell>
          <table:table-cell office:value-type="float" office:value="63.368640601991679" table:style-name="ce136">
            <text:p>63</text:p>
          </table:table-cell>
          <table:table-cell office:value-type="float" office:value="77.657009081160766" table:style-name="ce130">
            <text:p>78</text:p>
          </table:table-cell>
          <table:table-cell office:value-type="float" office:value="577.95927056957714" table:style-name="ce127">
            <text:p>578</text:p>
          </table:table-cell>
          <table:table-cell table:style-name="ce60"/>
          <table:table-cell office:value-type="string" table:style-name="ce135">
            <text:p>lone person sharing with other lone persons</text:p>
          </table:table-cell>
          <table:table-cell office:value-type="float" office:value="1.3977767548975211" table:style-name="ce128">
            <text:p>1.4</text:p>
          </table:table-cell>
          <table:table-cell office:value-type="float" office:value="1.57827917802477" table:style-name="ce128">
            <text:p>1.6</text:p>
          </table:table-cell>
          <table:table-cell office:value-type="float" office:value="1.4815990599409496" table:style-name="ce129">
            <text:p>1.5</text:p>
          </table:table-cell>
          <table:table-cell office:value-type="float" office:value="6.0910579380542762" table:style-name="ce129">
            <text:p>6.1</text:p>
          </table:table-cell>
          <table:table-cell office:value-type="float" office:value="0.91003899974704328" table:style-name="ce128">
            <text:p>0.9</text:p>
          </table:table-cell>
          <table:table-cell office:value-type="float" office:value="2.6247666910491092" table:style-name="ce128">
            <text:p>2.6</text:p>
          </table:table-cell>
          <table:table-cell office:value-type="float" office:value="1.94905523092414" table:style-name="ce129">
            <text:p>1.9</text:p>
          </table:table-cell>
          <table:table-cell office:value-type="float" office:value="2.4123441174569269" table:style-name="ce129">
            <text:p>2.4</text:p>
          </table:table-cell>
          <table:table-cell table:style-name="ce60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35">
            <text:p>one male</text:p>
          </table:table-cell>
          <table:table-cell office:value-type="float" office:value="1379.6793034674174" table:style-name="ce126">
            <text:p>1,380</text:p>
          </table:table-cell>
          <table:table-cell office:value-type="float" office:value="950.80982731670838" table:style-name="ce126">
            <text:p>951</text:p>
          </table:table-cell>
          <table:table-cell office:value-type="float" office:value="2330.4891307841299" table:style-name="ce127">
            <text:p>2,330</text:p>
          </table:table-cell>
          <table:table-cell office:value-type="float" office:value="1011.2877944728426" table:style-name="ce127">
            <text:p>1,011</text:p>
          </table:table-cell>
          <table:table-cell office:value-type="float" office:value="364.0283083362113" table:style-name="ce136">
            <text:p>364</text:p>
          </table:table-cell>
          <table:table-cell office:value-type="float" office:value="492.48193700549211" table:style-name="ce136">
            <text:p>492</text:p>
          </table:table-cell>
          <table:table-cell office:value-type="float" office:value="856.51024534170301" table:style-name="ce130">
            <text:p>857</text:p>
          </table:table-cell>
          <table:table-cell office:value-type="float" office:value="4198.2871705986763" table:style-name="ce127">
            <text:p>4,198</text:p>
          </table:table-cell>
          <table:table-cell table:style-name="ce60"/>
          <table:table-cell office:value-type="string" table:style-name="ce135">
            <text:p>one male</text:p>
          </table:table-cell>
          <table:table-cell office:value-type="float" office:value="16.575282850350895" table:style-name="ce128">
            <text:p>16.6</text:p>
          </table:table-cell>
          <table:table-cell office:value-type="float" office:value="13.175103430464199" table:style-name="ce128">
            <text:p>13.2</text:p>
          </table:table-cell>
          <table:table-cell office:value-type="float" office:value="14.996296421259023" table:style-name="ce129">
            <text:p>15.0</text:p>
          </table:table-cell>
          <table:table-cell office:value-type="float" office:value="22.80944219427959" table:style-name="ce129">
            <text:p>22.8</text:p>
          </table:table-cell>
          <table:table-cell office:value-type="float" office:value="23.185289354824832" table:style-name="ce128">
            <text:p>23.2</text:p>
          </table:table-cell>
          <table:table-cell office:value-type="float" office:value="20.39889402574202" table:style-name="ce128">
            <text:p>20.4</text:p>
          </table:table-cell>
          <table:table-cell office:value-type="float" office:value="21.496910501390275" table:style-name="ce129">
            <text:p>21.5</text:p>
          </table:table-cell>
          <table:table-cell office:value-type="float" office:value="17.523230225908083" table:style-name="ce129">
            <text:p>17.5</text:p>
          </table:table-cell>
          <table:table-cell table:style-name="ce60"/>
          <table:table-cell table:number-columns-repeated="16363" table:style-name="ce2"/>
        </table:table-row>
        <table:table-row table:style-name="ro14">
          <table:table-cell table:style-name="ce2"/>
          <table:table-cell office:value-type="string" table:style-name="ce135">
            <text:p>one female</text:p>
          </table:table-cell>
          <table:table-cell office:value-type="float" office:value="2069.6436990017887" table:style-name="ce126">
            <text:p>2,070</text:p>
          </table:table-cell>
          <table:table-cell office:value-type="float" office:value="780.87403538320609" table:style-name="ce126">
            <text:p>781</text:p>
          </table:table-cell>
          <table:table-cell office:value-type="float" office:value="2850.5177343849955" table:style-name="ce127">
            <text:p>2,851</text:p>
          </table:table-cell>
          <table:table-cell office:value-type="float" office:value="654.4074142076912" table:style-name="ce127">
            <text:p>654</text:p>
          </table:table-cell>
          <table:table-cell office:value-type="float" office:value="414.73518675451328" table:style-name="ce136">
            <text:p>415</text:p>
          </table:table-cell>
          <table:table-cell office:value-type="float" office:value="577.90763342650416" table:style-name="ce136">
            <text:p>578</text:p>
          </table:table-cell>
          <table:table-cell office:value-type="float" office:value="992.64282018101687" table:style-name="ce130">
            <text:p>993</text:p>
          </table:table-cell>
          <table:table-cell office:value-type="float" office:value="4497.5679687737029" table:style-name="ce127">
            <text:p>4,498</text:p>
          </table:table-cell>
          <table:table-cell table:style-name="ce60"/>
          <table:table-cell office:value-type="string" table:style-name="ce135">
            <text:p>one female</text:p>
          </table:table-cell>
          <table:table-cell office:value-type="float" office:value="24.864422930883869" table:style-name="ce128">
            <text:p>24.9</text:p>
          </table:table-cell>
          <table:table-cell office:value-type="float" office:value="10.8203511225498" table:style-name="ce128">
            <text:p>10.8</text:p>
          </table:table-cell>
          <table:table-cell office:value-type="float" office:value="18.34259097553058" table:style-name="ce129">
            <text:p>18.3</text:p>
          </table:table-cell>
          <table:table-cell office:value-type="float" office:value="14.760059567078217" table:style-name="ce129">
            <text:p>14.8</text:p>
          </table:table-cell>
          <table:table-cell office:value-type="float" office:value="26.414855906342677" table:style-name="ce128">
            <text:p>26.4</text:p>
          </table:table-cell>
          <table:table-cell office:value-type="float" office:value="23.937277055509874" table:style-name="ce128">
            <text:p>23.9</text:p>
          </table:table-cell>
          <table:table-cell office:value-type="float" office:value="24.913600253276492" table:style-name="ce129">
            <text:p>24.9</text:p>
          </table:table-cell>
          <table:table-cell office:value-type="float" office:value="18.772398306963069" table:style-name="ce129">
            <text:p>18.8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table:style-name="ce138"/>
          <table:table-cell table:style-name="ce142"/>
          <table:table-cell table:style-name="ce143"/>
          <table:table-cell table:number-columns-repeated="2" table:style-name="ce144"/>
          <table:table-cell table:number-columns-repeated="2" table:style-name="ce143"/>
          <table:table-cell table:style-name="ce140"/>
          <table:table-cell table:style-name="ce127"/>
          <table:table-cell table:style-name="ce60"/>
          <table:table-cell table:style-name="ce82"/>
          <table:table-cell table:style-name="ce128"/>
          <table:table-cell table:style-name="ce145"/>
          <table:table-cell table:number-columns-repeated="2" table:style-name="ce146"/>
          <table:table-cell table:number-columns-repeated="2" table:style-name="ce145"/>
          <table:table-cell table:number-columns-repeated="2" table:style-name="ce146"/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1">
            <text:p>long term illness or disability</text:p>
          </table:table-cell>
          <table:table-cell table:style-name="ce142"/>
          <table:table-cell table:style-name="ce143"/>
          <table:table-cell table:number-columns-repeated="2" table:style-name="ce144"/>
          <table:table-cell table:number-columns-repeated="2" table:style-name="ce143"/>
          <table:table-cell table:style-name="ce140"/>
          <table:table-cell table:style-name="ce127"/>
          <table:table-cell table:style-name="ce60"/>
          <table:table-cell office:value-type="string" table:style-name="ce141">
            <text:p>long term illness or disability</text:p>
          </table:table-cell>
          <table:table-cell table:style-name="ce128"/>
          <table:table-cell table:style-name="ce145"/>
          <table:table-cell table:number-columns-repeated="2" table:style-name="ce146"/>
          <table:table-cell table:number-columns-repeated="2" table:style-name="ce145"/>
          <table:table-cell table:number-columns-repeated="2" table:style-name="ce146"/>
          <table:table-cell table:style-name="ce60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38">
            <text:p>yes</text:p>
          </table:table-cell>
          <table:table-cell office:value-type="float" office:value="3039.2352224204606" table:style-name="ce142">
            <text:p>3,039</text:p>
          </table:table-cell>
          <table:table-cell office:value-type="float" office:value="1325.0869525489225" table:style-name="ce143">
            <text:p>1,325</text:p>
          </table:table-cell>
          <table:table-cell office:value-type="float" office:value="4364.3221749693812" table:style-name="ce144">
            <text:p>4,364</text:p>
          </table:table-cell>
          <table:table-cell office:value-type="float" office:value="1293.4470966540555" table:style-name="ce144">
            <text:p>1,293</text:p>
          </table:table-cell>
          <table:table-cell office:value-type="float" office:value="845.71596611731604" table:style-name="ce143">
            <text:p>846</text:p>
          </table:table-cell>
          <table:table-cell office:value-type="float" office:value="1324.1180926664788" table:style-name="ce143">
            <text:p>1,324</text:p>
          </table:table-cell>
          <table:table-cell office:value-type="float" office:value="2169.8340587837943" table:style-name="ce140">
            <text:p>2,170</text:p>
          </table:table-cell>
          <table:table-cell office:value-type="float" office:value="7827.6033304072344" table:style-name="ce127">
            <text:p>7,828</text:p>
          </table:table-cell>
          <table:table-cell table:style-name="ce60"/>
          <table:table-cell office:value-type="string" table:style-name="ce138">
            <text:p>yes</text:p>
          </table:table-cell>
          <table:table-cell office:value-type="float" office:value="36.558562180223738" table:style-name="ce128">
            <text:p>36.6</text:p>
          </table:table-cell>
          <table:table-cell office:value-type="float" office:value="18.444931009955809" table:style-name="ce128">
            <text:p>18.4</text:p>
          </table:table-cell>
          <table:table-cell office:value-type="float" office:value="28.161731234354452" table:style-name="ce129">
            <text:p>28.2</text:p>
          </table:table-cell>
          <table:table-cell office:value-type="float" office:value="29.18884426824226" table:style-name="ce129">
            <text:p>29.2</text:p>
          </table:table-cell>
          <table:table-cell office:value-type="float" office:value="53.951913690813754" table:style-name="ce128">
            <text:p>54.0</text:p>
          </table:table-cell>
          <table:table-cell office:value-type="float" office:value="54.942191459440949" table:style-name="ce128">
            <text:p>54.9</text:p>
          </table:table-cell>
          <table:table-cell office:value-type="float" office:value="54.551927645218825" table:style-name="ce129">
            <text:p>54.6</text:p>
          </table:table-cell>
          <table:table-cell office:value-type="float" office:value="32.742965462747286" table:style-name="ce129">
            <text:p>32.7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38">
            <text:p>no</text:p>
          </table:table-cell>
          <table:table-cell office:value-type="float" office:value="5274.0983475319417" table:style-name="ce142">
            <text:p>5,274</text:p>
          </table:table-cell>
          <table:table-cell office:value-type="float" office:value="5858.9299019120517" table:style-name="ce143">
            <text:p>5,859</text:p>
          </table:table-cell>
          <table:table-cell office:value-type="float" office:value="11133.028249443983" table:style-name="ce144">
            <text:p>11,133</text:p>
          </table:table-cell>
          <table:table-cell office:value-type="float" office:value="3137.8592091640812" table:style-name="ce144">
            <text:p>3,138</text:p>
          </table:table-cell>
          <table:table-cell office:value-type="float" office:value="721.82058312155402" table:style-name="ce143">
            <text:p>722</text:p>
          </table:table-cell>
          <table:table-cell office:value-type="float" office:value="1085.9024352623373" table:style-name="ce143">
            <text:p>1,086</text:p>
          </table:table-cell>
          <table:table-cell office:value-type="float" office:value="1807.7230183838919" table:style-name="ce140">
            <text:p>1,808</text:p>
          </table:table-cell>
          <table:table-cell office:value-type="float" office:value="16078.610476991957" table:style-name="ce127">
            <text:p>16,079</text:p>
          </table:table-cell>
          <table:table-cell table:style-name="ce60"/>
          <table:table-cell office:value-type="string" table:style-name="ce138">
            <text:p>no</text:p>
          </table:table-cell>
          <table:table-cell office:value-type="float" office:value="63.44143781977634" table:style-name="ce128">
            <text:p>63.4</text:p>
          </table:table-cell>
          <table:table-cell office:value-type="float" office:value="81.555068990044319" table:style-name="ce128">
            <text:p>81.6</text:p>
          </table:table-cell>
          <table:table-cell office:value-type="float" office:value="71.838268765645537" table:style-name="ce129">
            <text:p>71.8</text:p>
          </table:table-cell>
          <table:table-cell office:value-type="float" office:value="70.811155731757708" table:style-name="ce129">
            <text:p>70.8</text:p>
          </table:table-cell>
          <table:table-cell office:value-type="float" office:value="46.048086309186182" table:style-name="ce128">
            <text:p>46.0</text:p>
          </table:table-cell>
          <table:table-cell office:value-type="float" office:value="45.057808540559115" table:style-name="ce128">
            <text:p>45.1</text:p>
          </table:table-cell>
          <table:table-cell office:value-type="float" office:value="45.448072354781303" table:style-name="ce129">
            <text:p>45.4</text:p>
          </table:table-cell>
          <table:table-cell office:value-type="float" office:value="67.257034537252792" table:style-name="ce129">
            <text:p>67.3</text:p>
          </table:table-cell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table:style-name="ce138"/>
          <table:table-cell table:style-name="ce142"/>
          <table:table-cell table:style-name="ce143"/>
          <table:table-cell table:number-columns-repeated="2" table:style-name="ce144"/>
          <table:table-cell table:number-columns-repeated="2" table:style-name="ce143"/>
          <table:table-cell table:style-name="ce140"/>
          <table:table-cell table:style-name="ce127"/>
          <table:table-cell table:style-name="ce60"/>
          <table:table-cell table:style-name="ce82"/>
          <table:table-cell table:style-name="ce128"/>
          <table:table-cell table:style-name="ce145"/>
          <table:table-cell table:number-columns-repeated="2" table:style-name="ce146"/>
          <table:table-cell table:number-columns-repeated="2" table:style-name="ce145"/>
          <table:table-cell table:number-columns-repeated="2" table:style-name="ce146"/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23">
            <text:p>weekly gross household income</text:p>
          </table:table-cell>
          <table:table-cell table:style-name="ce147"/>
          <table:table-cell table:style-name="ce148"/>
          <table:table-cell table:number-columns-repeated="2" table:style-name="ce82"/>
          <table:table-cell table:number-columns-repeated="2" table:style-name="ce60"/>
          <table:table-cell table:number-columns-repeated="2" table:style-name="ce82"/>
          <table:table-cell table:style-name="ce60"/>
          <table:table-cell office:value-type="string" table:style-name="ce123">
            <text:p>weekly gross household income</text:p>
          </table:table-cell>
          <table:table-cell table:style-name="ce128"/>
          <table:table-cell table:style-name="ce145"/>
          <table:table-cell table:number-columns-repeated="2" table:style-name="ce146"/>
          <table:table-cell table:number-columns-repeated="2" table:style-name="ce145"/>
          <table:table-cell table:number-columns-repeated="2" table:style-name="ce146"/>
          <table:table-cell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44">
            <text:p>first quintile (lowest incomes)</text:p>
          </table:table-cell>
          <table:table-cell office:value-type="float" office:value="1531.346139023336" table:style-name="ce126">
            <text:p>1,531</text:p>
          </table:table-cell>
          <table:table-cell office:value-type="float" office:value="318.87618962554876" table:style-name="ce126">
            <text:p>319</text:p>
          </table:table-cell>
          <table:table-cell office:value-type="float" office:value="1850.2223286488845" table:style-name="ce127">
            <text:p>1,850</text:p>
          </table:table-cell>
          <table:table-cell office:value-type="float" office:value="967.53049809962124" table:style-name="ce127">
            <text:p>968</text:p>
          </table:table-cell>
          <table:table-cell office:value-type="float" office:value="803.77097133437258" table:style-name="ce136">
            <text:p>804</text:p>
          </table:table-cell>
          <table:table-cell office:value-type="float" office:value="1169.4756169531847" table:style-name="ce136">
            <text:p>1,169</text:p>
          </table:table-cell>
          <table:table-cell office:value-type="float" office:value="1973.2465882875579" table:style-name="ce130">
            <text:p>1,973</text:p>
          </table:table-cell>
          <table:table-cell office:value-type="float" office:value="4790.9994150360662" table:style-name="ce127">
            <text:p>4,791</text:p>
          </table:table-cell>
          <table:table-cell table:style-name="ce60"/>
          <table:table-cell office:value-type="string" table:style-name="ce44">
            <text:p>first quintile (lowest incomes)</text:p>
          </table:table-cell>
          <table:table-cell office:value-type="float" office:value="18.397387952630105" table:style-name="ce128">
            <text:p>18.4</text:p>
          </table:table-cell>
          <table:table-cell office:value-type="float" office:value="4.4185773633464178" table:style-name="ce128">
            <text:p>4.4</text:p>
          </table:table-cell>
          <table:table-cell office:value-type="float" office:value="11.905862215420443" table:style-name="ce129">
            <text:p>11.9</text:p>
          </table:table-cell>
          <table:table-cell office:value-type="float" office:value="21.822503038425118" table:style-name="ce129">
            <text:p>21.8</text:p>
          </table:table-cell>
          <table:table-cell office:value-type="float" office:value="51.192893845454499" table:style-name="ce128">
            <text:p>51.2</text:p>
          </table:table-cell>
          <table:table-cell office:value-type="float" office:value="48.440373917005701" table:style-name="ce128">
            <text:p>48.4</text:p>
          </table:table-cell>
          <table:table-cell office:value-type="float" office:value="49.525041336392285" table:style-name="ce129">
            <text:p>49.5</text:p>
          </table:table-cell>
          <table:table-cell office:value-type="float" office:value="19.997151778899422" table:style-name="ce129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second quintile</text:p>
          </table:table-cell>
          <table:table-cell office:value-type="float" office:value="1956.010186422641" table:style-name="ce126">
            <text:p>1,956</text:p>
          </table:table-cell>
          <table:table-cell office:value-type="float" office:value="774.5077414607066" table:style-name="ce126">
            <text:p>775</text:p>
          </table:table-cell>
          <table:table-cell office:value-type="float" office:value="2730.517927883348" table:style-name="ce127">
            <text:p>2,731</text:p>
          </table:table-cell>
          <table:table-cell office:value-type="float" office:value="1011.0232390244134" table:style-name="ce127">
            <text:p>1,011</text:p>
          </table:table-cell>
          <table:table-cell office:value-type="float" office:value="427.33884431826897" table:style-name="ce136">
            <text:p>427</text:p>
          </table:table-cell>
          <table:table-cell office:value-type="float" office:value="626.83455624488715" table:style-name="ce136">
            <text:p>627</text:p>
          </table:table-cell>
          <table:table-cell office:value-type="float" office:value="1054.1734005631565" table:style-name="ce130">
            <text:p>1,054</text:p>
          </table:table-cell>
          <table:table-cell office:value-type="float" office:value="4795.7145674709127" table:style-name="ce127">
            <text:p>4,796</text:p>
          </table:table-cell>
          <table:table-cell table:style-name="ce60"/>
          <table:table-cell office:value-type="string" table:style-name="ce44">
            <text:p>second quintile</text:p>
          </table:table-cell>
          <table:table-cell office:value-type="float" office:value="23.499245090247541" table:style-name="ce128">
            <text:p>23.5</text:p>
          </table:table-cell>
          <table:table-cell office:value-type="float" office:value="10.732135184422203" table:style-name="ce128">
            <text:p>10.7</text:p>
          </table:table-cell>
          <table:table-cell office:value-type="float" office:value="17.570412875653776" table:style-name="ce129">
            <text:p>17.6</text:p>
          </table:table-cell>
          <table:table-cell office:value-type="float" office:value="22.80347518642969" table:style-name="ce129">
            <text:p>22.8</text:p>
          </table:table-cell>
          <table:table-cell office:value-type="float" office:value="27.217594157333075" table:style-name="ce128">
            <text:p>27.2</text:p>
          </table:table-cell>
          <table:table-cell office:value-type="float" office:value="25.963859227531188" table:style-name="ce128">
            <text:p>26.0</text:p>
          </table:table-cell>
          <table:table-cell office:value-type="float" office:value="26.457910303001302" table:style-name="ce129">
            <text:p>26.5</text:p>
          </table:table-cell>
          <table:table-cell office:value-type="float" office:value="20.016832352978465" table:style-name="ce129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third quintile</text:p>
          </table:table-cell>
          <table:table-cell office:value-type="float" office:value="1862.2829070124274" table:style-name="ce126">
            <text:p>1,862</text:p>
          </table:table-cell>
          <table:table-cell office:value-type="float" office:value="1481.6921277333199" table:style-name="ce126">
            <text:p>1,482</text:p>
          </table:table-cell>
          <table:table-cell office:value-type="float" office:value="3343.9750347457525" table:style-name="ce127">
            <text:p>3,344</text:p>
          </table:table-cell>
          <table:table-cell office:value-type="float" office:value="906.09106986846871" table:style-name="ce127">
            <text:p>906</text:p>
          </table:table-cell>
          <table:table-cell office:value-type="float" office:value="196.5929208294059" table:style-name="ce136">
            <text:p>197</text:p>
          </table:table-cell>
          <table:table-cell office:value-type="float" office:value="343.04325756864603" table:style-name="ce136">
            <text:p>343</text:p>
          </table:table-cell>
          <table:table-cell office:value-type="float" office:value="539.63617839805181" table:style-name="ce130">
            <text:p>540</text:p>
          </table:table-cell>
          <table:table-cell office:value-type="float" office:value="4789.7022830122705" table:style-name="ce127">
            <text:p>4,790</text:p>
          </table:table-cell>
          <table:table-cell table:style-name="ce149"/>
          <table:table-cell office:value-type="string" table:style-name="ce44">
            <text:p>third quintile</text:p>
          </table:table-cell>
          <table:table-cell office:value-type="float" office:value="22.373218075771241" table:style-name="ce128">
            <text:p>22.4</text:p>
          </table:table-cell>
          <table:table-cell office:value-type="float" office:value="20.531389636645624" table:style-name="ce128">
            <text:p>20.5</text:p>
          </table:table-cell>
          <table:table-cell office:value-type="float" office:value="21.517903767036415" table:style-name="ce129">
            <text:p>21.5</text:p>
          </table:table-cell>
          <table:table-cell office:value-type="float" office:value="20.436746091345011" table:style-name="ce129">
            <text:p>20.4</text:p>
          </table:table-cell>
          <table:table-cell office:value-type="float" office:value="12.52117939775767" table:style-name="ce128">
            <text:p>12.5</text:p>
          </table:table-cell>
          <table:table-cell office:value-type="float" office:value="14.209055259848235" table:style-name="ce128">
            <text:p>14.2</text:p>
          </table:table-cell>
          <table:table-cell office:value-type="float" office:value="13.543925123402579" table:style-name="ce129">
            <text:p>13.5</text:p>
          </table:table-cell>
          <table:table-cell office:value-type="float" office:value="19.991737679729276" table:style-name="ce129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fourth quintile</text:p>
          </table:table-cell>
          <table:table-cell office:value-type="float" office:value="1704.1041118559917" table:style-name="ce126">
            <text:p>1,704</text:p>
          </table:table-cell>
          <table:table-cell office:value-type="float" office:value="2011.5861236540347" table:style-name="ce126">
            <text:p>2,012</text:p>
          </table:table-cell>
          <table:table-cell office:value-type="float" office:value="3715.6902355100297" table:style-name="ce127">
            <text:p>3,716</text:p>
          </table:table-cell>
          <table:table-cell office:value-type="float" office:value="770.58334938317762" table:style-name="ce127">
            <text:p>771</text:p>
          </table:table-cell>
          <table:table-cell office:value-type="float" office:value="101.3248934235896" table:style-name="ce136">
            <text:p>101</text:p>
          </table:table-cell>
          <table:table-cell office:value-type="float" office:value="203.25073174255851" table:style-name="ce136">
            <text:p>203</text:p>
          </table:table-cell>
          <table:table-cell office:value-type="float" office:value="304.57562516614809" table:style-name="ce130">
            <text:p>305</text:p>
          </table:table-cell>
          <table:table-cell office:value-type="float" office:value="4790.8492100593685" table:style-name="ce127">
            <text:p>4,791</text:p>
          </table:table-cell>
          <table:table-cell table:style-name="ce149"/>
          <table:table-cell office:value-type="string" table:style-name="ce44">
            <text:p>fourth quintile</text:p>
          </table:table-cell>
          <table:table-cell office:value-type="float" office:value="20.472879160737602" table:style-name="ce128">
            <text:p>20.5</text:p>
          </table:table-cell>
          <table:table-cell office:value-type="float" office:value="27.873981186356161" table:style-name="ce128">
            <text:p>27.9</text:p>
          </table:table-cell>
          <table:table-cell office:value-type="float" office:value="23.909827102492319" table:style-name="ce129">
            <text:p>23.9</text:p>
          </table:table-cell>
          <table:table-cell office:value-type="float" office:value="17.380390092408998" table:style-name="ce129">
            <text:p>17.4</text:p>
          </table:table-cell>
          <table:table-cell office:value-type="float" office:value="6.4534733125836521" table:style-name="ce128">
            <text:p>6.5</text:p>
          </table:table-cell>
          <table:table-cell office:value-type="float" office:value="8.4187658996815831" table:style-name="ce128">
            <text:p>8.4</text:p>
          </table:table-cell>
          <table:table-cell office:value-type="float" office:value="7.6443159795357634" table:style-name="ce129">
            <text:p>7.6</text:p>
          </table:table-cell>
          <table:table-cell office:value-type="float" office:value="19.996524838368487" table:style-name="ce129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fifth quintile (highest incomes)</text:p>
          </table:table-cell>
          <table:table-cell office:value-type="float" office:value="1269.9716469999692" table:style-name="ce126">
            <text:p>1,270</text:p>
          </table:table-cell>
          <table:table-cell office:value-type="float" office:value="2630.0540454855018" table:style-name="ce126">
            <text:p>2,630</text:p>
          </table:table-cell>
          <table:table-cell office:value-type="float" office:value="3900.0256924854743" table:style-name="ce127">
            <text:p>3,900</text:p>
          </table:table-cell>
          <table:table-cell office:value-type="float" office:value="778.40851855565177" table:style-name="ce127">
            <text:p>778</text:p>
          </table:table-cell>
          <table:table-cell office:value-type="float" office:value="41.05546358164473" table:style-name="ce136">
            <text:p>41</text:p>
          </table:table-cell>
          <table:table-cell office:value-type="float" office:value="71.653867283972986" table:style-name="ce136">
            <text:p>72</text:p>
          </table:table-cell>
          <table:table-cell office:value-type="float" office:value="112.70933086561773" table:style-name="ce130">
            <text:p>113</text:p>
          </table:table-cell>
          <table:table-cell office:value-type="float" office:value="4791.1435419067493" table:style-name="ce127">
            <text:p>4,791</text:p>
          </table:table-cell>
          <table:table-cell table:style-name="ce149"/>
          <table:table-cell office:value-type="string" table:style-name="ce44">
            <text:p>fifth quintile (highest incomes)</text:p>
          </table:table-cell>
          <table:table-cell office:value-type="float" office:value="15.25726972061344" table:style-name="ce128">
            <text:p>15.3</text:p>
          </table:table-cell>
          <table:table-cell office:value-type="float" office:value="36.443916629229598" table:style-name="ce128">
            <text:p>36.4</text:p>
          </table:table-cell>
          <table:table-cell office:value-type="float" office:value="25.095994039397063" table:style-name="ce129">
            <text:p>25.1</text:p>
          </table:table-cell>
          <table:table-cell office:value-type="float" office:value="17.556885591391115" table:style-name="ce129">
            <text:p>17.6</text:p>
          </table:table-cell>
          <table:table-cell office:value-type="float" office:value="2.6148592868710665" table:style-name="ce128">
            <text:p>2.6</text:p>
          </table:table-cell>
          <table:table-cell office:value-type="float" office:value="2.9679456959333068" table:style-name="ce128">
            <text:p>3.0</text:p>
          </table:table-cell>
          <table:table-cell office:value-type="float" office:value="2.8288072576681871" table:style-name="ce129">
            <text:p>2.8</text:p>
          </table:table-cell>
          <table:table-cell office:value-type="float" office:value="19.997753350024521" table:style-name="ce129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135"/>
          <table:table-cell table:number-columns-repeated="2" table:style-name="ce126"/>
          <table:table-cell table:number-columns-repeated="2" table:style-name="ce127"/>
          <table:table-cell table:number-columns-repeated="2" table:style-name="ce136"/>
          <table:table-cell table:style-name="ce130"/>
          <table:table-cell table:style-name="ce127"/>
          <table:table-cell table:style-name="ce149"/>
          <table:table-cell table:style-name="ce135"/>
          <table:table-cell table:number-columns-repeated="2" table:style-name="ce128"/>
          <table:table-cell table:number-columns-repeated="2" table:style-name="ce129"/>
          <table:table-cell table:number-columns-repeated="2" table:style-name="ce128"/>
          <table:table-cell table:number-columns-repeated="2" table:style-name="ce129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41">
            <text:p>household has internet access at home<text:span text:style-name="T3">1</text:span></text:p>
          </table:table-cell>
          <table:table-cell table:style-name="ce142"/>
          <table:table-cell table:style-name="ce143"/>
          <table:table-cell table:number-columns-repeated="2" table:style-name="ce144"/>
          <table:table-cell table:number-columns-repeated="2" table:style-name="ce143"/>
          <table:table-cell table:style-name="ce140"/>
          <table:table-cell table:style-name="ce127"/>
          <table:table-cell table:style-name="ce60"/>
          <table:table-cell office:value-type="string" table:style-name="ce141">
            <text:p>household has internet access at home</text:p>
          </table:table-cell>
          <table:table-cell table:number-columns-repeated="2" table:style-name="ce128"/>
          <table:table-cell table:number-columns-repeated="2" table:style-name="ce129"/>
          <table:table-cell table:number-columns-repeated="2" table:style-name="ce128"/>
          <table:table-cell table:number-columns-repeated="2" table:style-name="ce129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38">
            <text:p>yes</text:p>
          </table:table-cell>
          <table:table-cell office:value-type="float" office:value="7763.5558027817788" table:style-name="ce142">
            <text:p>7,764</text:p>
          </table:table-cell>
          <table:table-cell office:value-type="float" office:value="7120.2377115643922" table:style-name="ce143">
            <text:p>7,120</text:p>
          </table:table-cell>
          <table:table-cell office:value-type="float" office:value="14883.793514346155" table:style-name="ce144">
            <text:p>14,884</text:p>
          </table:table-cell>
          <table:table-cell office:value-type="float" office:value="4196.1601949391807" table:style-name="ce144">
            <text:p>4,196</text:p>
          </table:table-cell>
          <table:table-cell office:value-type="float" office:value="1305.9219925816396" table:style-name="ce143">
            <text:p>1,306</text:p>
          </table:table-cell>
          <table:table-cell office:value-type="float" office:value="2036.3081822894469" table:style-name="ce143">
            <text:p>2,036</text:p>
          </table:table-cell>
          <table:table-cell office:value-type="float" office:value="3342.2301748710834" table:style-name="ce140">
            <text:p>3,342</text:p>
          </table:table-cell>
          <table:table-cell office:value-type="float" office:value="22422.183884156457" table:style-name="ce127">
            <text:p>22,422</text:p>
          </table:table-cell>
          <table:table-cell table:style-name="ce60"/>
          <table:table-cell office:value-type="string" table:style-name="ce138">
            <text:p>yes</text:p>
          </table:table-cell>
          <table:table-cell office:value-type="float" office:value="93.297858486154723" table:style-name="ce128">
            <text:p>93.3</text:p>
          </table:table-cell>
          <table:table-cell office:value-type="float" office:value="98.663124427410068" table:style-name="ce128">
            <text:p>98.7</text:p>
          </table:table-cell>
          <table:table-cell office:value-type="float" office:value="95.78979214776399" table:style-name="ce129">
            <text:p>95.8</text:p>
          </table:table-cell>
          <table:table-cell office:value-type="float" office:value="94.784839898062828" table:style-name="ce129">
            <text:p>94.8</text:p>
          </table:table-cell>
          <table:table-cell office:value-type="float" office:value="83.175342629865568" table:style-name="ce128">
            <text:p>83.2</text:p>
          </table:table-cell>
          <table:table-cell office:value-type="float" office:value="84.409432347247147" table:style-name="ce128">
            <text:p>84.4</text:p>
          </table:table-cell>
          <table:table-cell office:value-type="float" office:value="83.922898019617179" table:style-name="ce129">
            <text:p>83.9</text:p>
          </table:table-cell>
          <table:table-cell office:value-type="float" office:value="93.630533342893358" table:style-name="ce129">
            <text:p>93.6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38">
            <text:p>no</text:p>
          </table:table-cell>
          <table:table-cell office:value-type="float" office:value="557.70250770118491" table:style-name="ce142">
            <text:p>558</text:p>
          </table:table-cell>
          <table:table-cell office:value-type="float" office:value="96.478516394720927" table:style-name="ce143">
            <text:p>96</text:p>
          </table:table-cell>
          <table:table-cell office:value-type="float" office:value="654.18102409590517" table:style-name="ce144">
            <text:p>654</text:p>
          </table:table-cell>
          <table:table-cell office:value-type="float" office:value="230.87708175187532" table:style-name="ce144">
            <text:p>231</text:p>
          </table:table-cell>
          <table:table-cell office:value-type="float" office:value="264.16110090564183" table:style-name="ce143">
            <text:p>264</text:p>
          </table:table-cell>
          <table:table-cell office:value-type="float" office:value="376.10963129375062" table:style-name="ce143">
            <text:p>376</text:p>
          </table:table-cell>
          <table:table-cell office:value-type="float" office:value="640.27073219939257" table:style-name="ce140">
            <text:p>640</text:p>
          </table:table-cell>
          <table:table-cell office:value-type="float" office:value="1525.3288380471768" table:style-name="ce127">
            <text:p>1,525</text:p>
          </table:table-cell>
          <table:table-cell table:style-name="ce60"/>
          <table:table-cell office:value-type="string" table:style-name="ce138">
            <text:p>no</text:p>
          </table:table-cell>
          <table:table-cell office:value-type="float" office:value="6.7021415138453557" table:style-name="ce128">
            <text:p>6.7</text:p>
          </table:table-cell>
          <table:table-cell office:value-type="float" office:value="1.3368755725899599" table:style-name="ce128">
            <text:p>1.3</text:p>
          </table:table-cell>
          <table:table-cell office:value-type="float" office:value="4.2102078522359143" table:style-name="ce129">
            <text:p>4.2</text:p>
          </table:table-cell>
          <table:table-cell office:value-type="float" office:value="5.2151601019371112" table:style-name="ce129">
            <text:p>5.2</text:p>
          </table:table-cell>
          <table:table-cell office:value-type="float" office:value="16.824657370134375" table:style-name="ce128">
            <text:p>16.8</text:p>
          </table:table-cell>
          <table:table-cell office:value-type="float" office:value="15.590567652752904" table:style-name="ce128">
            <text:p>15.6</text:p>
          </table:table-cell>
          <table:table-cell office:value-type="float" office:value="16.077101980382857" table:style-name="ce129">
            <text:p>16.1</text:p>
          </table:table-cell>
          <table:table-cell office:value-type="float" office:value="6.3694666571068428" table:style-name="ce129">
            <text:p>6.4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138"/>
          <table:table-cell table:style-name="ce142"/>
          <table:table-cell table:style-name="ce143"/>
          <table:table-cell table:number-columns-repeated="2" table:style-name="ce144"/>
          <table:table-cell table:number-columns-repeated="2" table:style-name="ce143"/>
          <table:table-cell table:style-name="ce140"/>
          <table:table-cell table:style-name="ce127"/>
          <table:table-cell table:style-name="ce60"/>
          <table:table-cell table:style-name="ce138"/>
          <table:table-cell table:number-columns-repeated="2" table:style-name="ce150"/>
          <table:table-cell table:number-columns-repeated="2" table:style-name="ce151"/>
          <table:table-cell table:number-columns-repeated="2" table:style-name="ce150"/>
          <table:table-cell table:number-columns-repeated="2" table:style-name="ce151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52">
            <text:p>all households</text:p>
          </table:table-cell>
          <table:table-cell office:value-type="float" office:value="8323.7149913143712" table:style-name="ce153">
            <text:p>8,324</text:p>
          </table:table-cell>
          <table:table-cell office:value-type="float" office:value="7216.7162279591112" table:style-name="ce153">
            <text:p>7,217</text:p>
          </table:table-cell>
          <table:table-cell office:value-type="float" office:value="15540.431219273487" table:style-name="ce154">
            <text:p>15,540</text:p>
          </table:table-cell>
          <table:table-cell office:value-type="float" office:value="4433.6366749313356" table:style-name="ce154">
            <text:p>4,434</text:p>
          </table:table-cell>
          <table:table-cell office:value-type="float" office:value="1570.0830934872824" table:style-name="ce155">
            <text:p>1,570</text:p>
          </table:table-cell>
          <table:table-cell office:value-type="float" office:value="2414.2580297932491" table:style-name="ce155">
            <text:p>2,414</text:p>
          </table:table-cell>
          <table:table-cell office:value-type="float" office:value="3984.3411232805274" table:style-name="ce156">
            <text:p>3,984</text:p>
          </table:table-cell>
          <table:table-cell office:value-type="float" office:value="23958.409017485326" table:style-name="ce154">
            <text:p>23,958</text:p>
          </table:table-cell>
          <table:table-cell table:style-name="ce149"/>
          <table:table-cell office:value-type="string" table:style-name="ce157">
            <text:p>all households</text:p>
          </table:table-cell>
          <table:table-cell office:value-type="float" office:value="34.742352821673414" table:style-name="ce158">
            <text:p>34.7</text:p>
          </table:table-cell>
          <table:table-cell office:value-type="float" office:value="30.121850840313343" table:style-name="ce158">
            <text:p>30.1</text:p>
          </table:table-cell>
          <table:table-cell office:value-type="float" office:value="64.864203661986778" table:style-name="ce159">
            <text:p>64.9</text:p>
          </table:table-cell>
          <table:table-cell office:value-type="float" office:value="18.505555488661951" table:style-name="ce159">
            <text:p>18.5</text:p>
          </table:table-cell>
          <table:table-cell office:value-type="float" office:value="6.5533696012176961" table:style-name="ce158">
            <text:p>6.6</text:p>
          </table:table-cell>
          <table:table-cell office:value-type="float" office:value="10.076871248133694" table:style-name="ce158">
            <text:p>10.1</text:p>
          </table:table-cell>
          <table:table-cell office:value-type="float" office:value="16.63024084935137" table:style-name="ce159">
            <text:p>16.6</text:p>
          </table:table-cell>
          <table:table-cell office:value-type="float" office:value="100" table:style-name="ce160">
            <text:p>100.0</text:p>
          </table:table-cell>
          <table:table-cell table:number-columns-repeated="16364" table:style-name="ce2"/>
        </table:table-row>
        <table:table-row table:style-name="ro16">
          <table:table-cell table:style-name="ce161"/>
          <table:table-cell office:value-type="string" table:style-name="ce152">
            <text:p>mean number of persons per household</text:p>
          </table:table-cell>
          <table:table-cell office:value-type="float" office:value="1.8351915797771059" table:style-name="ce162">
            <text:p>1.84</text:p>
          </table:table-cell>
          <table:table-cell office:value-type="float" office:value="2.5930578268395417" table:style-name="ce162">
            <text:p>2.59</text:p>
          </table:table-cell>
          <table:table-cell office:value-type="float" office:value="2.1871319839156285" table:style-name="ce162">
            <text:p>2.19</text:p>
          </table:table-cell>
          <table:table-cell office:value-type="float" office:value="2.1734961130770416" table:style-name="ce162">
            <text:p>2.17</text:p>
          </table:table-cell>
          <table:table-cell office:value-type="float" office:value="2.0614130966677102" table:style-name="ce162">
            <text:p>2.06</text:p>
          </table:table-cell>
          <table:table-cell office:value-type="float" office:value="2.1620986426478037" table:style-name="ce162">
            <text:p>2.16</text:p>
          </table:table-cell>
          <table:table-cell office:value-type="float" office:value="2.1224221519532236" table:style-name="ce162">
            <text:p>2.12</text:p>
          </table:table-cell>
          <table:table-cell office:value-type="float" office:value="2.1738471893626716" table:style-name="ce162">
            <text:p>2.17</text:p>
          </table:table-cell>
          <table:table-cell table:style-name="ce163"/>
          <table:table-cell table:number-columns-repeated="9" table:style-name="ce60"/>
          <table:table-cell table:number-columns-repeated="16364" table:style-name="ce161"/>
        </table:table-row>
        <table:table-row table:style-name="ro5">
          <table:table-cell table:style-name="ce2"/>
          <table:table-cell table:style-name="ce164"/>
          <table:table-cell table:number-columns-repeated="8" table:style-name="ce165"/>
          <table:table-cell table:style-name="ce161"/>
          <table:table-cell table:style-name="ce60"/>
          <table:table-cell table:number-columns-repeated="8" table:style-name="ce166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67">
            <text:p>sample size</text:p>
          </table:table-cell>
          <table:table-cell office:value-type="float" office:value="3477" table:style-name="ce168">
            <text:p><text:s/>3,477<text:s/></text:p>
          </table:table-cell>
          <table:table-cell office:value-type="float" office:value="2290" table:style-name="ce168">
            <text:p><text:s/>2,290<text:s/></text:p>
          </table:table-cell>
          <table:table-cell office:value-type="float" office:value="5767" table:style-name="ce168">
            <text:p><text:s/>5,767<text:s/></text:p>
          </table:table-cell>
          <table:table-cell office:value-type="float" office:value="900" table:style-name="ce168">
            <text:p><text:s/>900<text:s/></text:p>
          </table:table-cell>
          <table:table-cell office:value-type="float" office:value="312" table:style-name="ce168">
            <text:p><text:s/>312<text:s/></text:p>
          </table:table-cell>
          <table:table-cell office:value-type="float" office:value="495" table:style-name="ce168">
            <text:p><text:s/>495<text:s/></text:p>
          </table:table-cell>
          <table:table-cell office:value-type="float" office:value="807" table:style-name="ce168">
            <text:p><text:s/>807<text:s/></text:p>
          </table:table-cell>
          <table:table-cell office:value-type="float" office:value="7474" table:style-name="ce168">
            <text:p><text:s/>7,474<text:s/></text:p>
          </table:table-cell>
          <table:table-cell table:number-columns-repeated="10" table:style-name="ce60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69">
            <text:p>1<text:span text:style-name="T2"><text:s/>3 'don't know' responses have been excluded</text:span></text:p>
          </table:table-cell>
          <table:table-cell table:number-columns-repeated="8" table:style-name="ce170"/>
          <table:table-cell table:number-columns-repeated="10" table:style-name="ce60"/>
          <table:table-cell table:number-columns-repeated="16364" table:style-name="ce2"/>
        </table:table-row>
        <table:table-row table:style-name="ro17">
          <table:table-cell table:style-name="ce2"/>
          <table:table-cell office:value-type="string" table:style-name="ce61">
            <text:p>Source: English Housing Survey, full household sample</text:p>
          </table:table-cell>
          <table:table-cell table:number-columns-repeated="8" table:style-name="ce114"/>
          <table:table-cell table:number-columns-repeated="10" table:style-name="ce60"/>
          <table:table-cell table:number-columns-repeated="16364" table:style-name="ce2"/>
        </table:table-row>
        <table:table-row table:style-name="ro1">
          <table:table-cell table:style-name="ce2"/>
          <table:table-cell table:style-name="ce171"/>
          <table:table-cell table:number-columns-repeated="8" table:style-name="ce114"/>
          <table:table-cell table:number-columns-repeated="16374" table:style-name="ce2"/>
        </table:table-row>
        <table:table-row table:number-rows-repeated="1048511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3.$A$1:AT1_3.$U$65" table:base-cell-address="AT1_3.$A$1"/>
        </table:named-expressions>
      </table:table>
      <table:table table:name="AT1_4" table:style-name="ta1">
        <table:table-column table:style-name="co25" table:default-cell-style-name="ce60"/>
        <table:table-column table:style-name="co26" table:default-cell-style-name="ce60"/>
        <table:table-column table:style-name="co27" table:number-columns-repeated="10" table:default-cell-style-name="ce60"/>
        <table:table-column table:style-name="co27" table:default-cell-style-name="ce172"/>
        <table:table-column table:style-name="co27" table:number-columns-repeated="7" table:default-cell-style-name="ce60"/>
        <table:table-column table:style-name="co1" table:number-columns-repeated="16364" table:default-cell-style-name="ce60"/>
        <table:table-row table:style-name="ro5">
          <table:table-cell table:style-name="ce2"/>
          <table:table-cell table:style-name="ce13"/>
          <table:table-cell table:number-columns-repeated="10" table:style-name="ce60"/>
          <table:table-cell table:style-name="ce172"/>
          <table:table-cell table:number-columns-repeated="2" table:style-name="ce60"/>
          <table:table-cell table:style-name="ce2"/>
          <table:table-cell table:number-columns-repeated="4" table:style-name="ce60"/>
          <table:table-cell table:number-columns-repeated="16364" table:style-name="ce2"/>
        </table:table-row>
        <table:table-row table:style-name="ro4">
          <table:table-cell table:style-name="ce173"/>
          <table:table-cell office:value-type="string" table:style-name="ce18">
            <text:p>Annex Table 1.4: Age of household reference person, by tenure, 2003-04 to 2020-21</text:p>
          </table:table-cell>
          <table:table-cell table:number-columns-repeated="10" table:style-name="ce18"/>
          <table:table-cell table:style-name="ce174"/>
          <table:table-cell table:style-name="ce18"/>
          <table:table-cell table:style-name="ce175"/>
          <table:table-cell table:style-name="ce2"/>
          <table:table-cell table:number-columns-repeated="16368" table:style-name="ce173"/>
        </table:table-row>
        <table:table-row table:style-name="ro5">
          <table:table-cell table:style-name="ce2"/>
          <table:table-cell table:number-columns-repeated="3" table:style-name="ce73"/>
          <table:table-cell table:number-columns-repeated="8" table:style-name="ce60"/>
          <table:table-cell table:style-name="ce172"/>
          <table:table-cell table:number-columns-repeated="2" table:style-name="ce60"/>
          <table:table-cell table:style-name="ce2"/>
          <table:table-cell table:number-columns-repeated="4" table:style-name="ce60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74">
            <text:p>all households</text:p>
          </table:table-cell>
          <table:table-cell table:number-columns-repeated="8" table:style-name="ce75"/>
          <table:table-cell table:number-columns-repeated="2" table:style-name="ce60"/>
          <table:table-cell table:style-name="ce172"/>
          <table:table-cell table:number-columns-repeated="2" table:style-name="ce60"/>
          <table:table-cell table:style-name="ce2"/>
          <table:table-cell table:number-columns-repeated="4" table:style-name="ce60"/>
          <table:table-cell table:number-columns-repeated="16364" table:style-name="ce2"/>
        </table:table-row>
        <table:table-row table:style-name="ro5">
          <table:table-cell table:style-name="ce2"/>
          <table:table-cell table:style-name="ce76"/>
          <table:table-cell office:value-type="string" table:style-name="ce77">
            <text:p>2003-04</text:p>
          </table:table-cell>
          <table:table-cell office:value-type="string" table:style-name="ce77">
            <text:p>2004-05</text:p>
          </table:table-cell>
          <table:table-cell office:value-type="string" table:style-name="ce77">
            <text:p>2005-06</text:p>
          </table:table-cell>
          <table:table-cell office:value-type="string" table:style-name="ce77">
            <text:p>2006-07</text:p>
          </table:table-cell>
          <table:table-cell office:value-type="string" table:style-name="ce77">
            <text:p>2007-08</text:p>
          </table:table-cell>
          <table:table-cell office:value-type="string" table:style-name="ce77">
            <text:p>2008-09</text:p>
          </table:table-cell>
          <table:table-cell office:value-type="string" table:style-name="ce77">
            <text:p>2009-10</text:p>
          </table:table-cell>
          <table:table-cell office:value-type="string" table:style-name="ce77">
            <text:p>2010-11</text:p>
          </table:table-cell>
          <table:table-cell office:value-type="string" table:style-name="ce78">
            <text:p>2011-12</text:p>
          </table:table-cell>
          <table:table-cell office:value-type="string" table:style-name="ce78">
            <text:p>2012-13</text:p>
          </table:table-cell>
          <table:table-cell office:value-type="string" table:style-name="ce78">
            <text:p>2013-14</text:p>
          </table:table-cell>
          <table:table-cell office:value-type="string" table:style-name="ce78">
            <text:p>2014-15</text:p>
          </table:table-cell>
          <table:table-cell office:value-type="string" table:style-name="ce78">
            <text:p>2015-16</text:p>
          </table:table-cell>
          <table:table-cell office:value-type="string" table:style-name="ce78">
            <text:p>2016-17</text:p>
          </table:table-cell>
          <table:table-cell office:value-type="string" table:style-name="ce78">
            <text:p>2017-18</text:p>
          </table:table-cell>
          <table:table-cell office:value-type="string" table:style-name="ce78">
            <text:p>2018-19</text:p>
          </table:table-cell>
          <table:table-cell office:value-type="string" table:style-name="ce78">
            <text:p>2019-20</text:p>
          </table:table-cell>
          <table:table-cell office:value-type="string" table:style-name="ce78">
            <text:p>2020-21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60"/>
          <table:table-cell table:number-columns-repeated="11" table:style-name="ce79"/>
          <table:table-cell table:number-columns-repeated="2" table:style-name="ce176"/>
          <table:table-cell table:style-name="ce60"/>
          <table:table-cell table:number-columns-repeated="3" table:style-name="ce176"/>
          <table:table-cell office:value-type="string" table:style-name="ce176">
            <text:p>thousands of households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60"/>
          <table:table-cell table:number-columns-repeated="11" table:style-name="ce79"/>
          <table:table-cell table:number-columns-repeated="3" table:style-name="ce177"/>
          <table:table-cell table:number-columns-repeated="4" table:style-name="ce60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string" table:style-name="ce131">
            <text:p>u</text:p>
          </table:table-cell>
          <table:table-cell office:value-type="float" office:value="19.148" table:style-name="ce131">
            <text:p><text:s/>19<text:s/></text:p>
          </table:table-cell>
          <table:table-cell office:value-type="string" table:style-name="ce131">
            <text:p>u</text:p>
          </table:table-cell>
          <table:table-cell office:value-type="string" table:style-name="ce131">
            <text:p>u</text:p>
          </table:table-cell>
          <table:table-cell office:value-type="string" table:style-name="ce131">
            <text:p>u</text:p>
          </table:table-cell>
          <table:table-cell office:value-type="float" office:value="9.0738449829273513" table:style-name="ce131">
            <text:p><text:s/>9<text:s/></text:p>
          </table:table-cell>
          <table:table-cell office:value-type="float" office:value="11.360920935836017" table:style-name="ce131">
            <text:p><text:s/>11<text:s/></text:p>
          </table:table-cell>
          <table:table-cell office:value-type="float" office:value="14.943510968152257" table:style-name="ce131">
            <text:p><text:s/>15<text:s/></text:p>
          </table:table-cell>
          <table:table-cell office:value-type="float" office:value="17.940045797812736" table:style-name="ce131">
            <text:p><text:s/>18<text:s/></text:p>
          </table:table-cell>
          <table:table-cell office:value-type="float" office:value="23.730043320924359" table:style-name="ce131">
            <text:p><text:s/>24<text:s/></text:p>
          </table:table-cell>
          <table:table-cell office:value-type="float" office:value="9.889631908166459" table:style-name="ce131">
            <text:p><text:s/>10<text:s/></text:p>
          </table:table-cell>
          <table:table-cell office:value-type="float" office:value="6.2608482386024509" table:style-name="ce131">
            <text:p><text:s/>6<text:s/></text:p>
          </table:table-cell>
          <table:table-cell office:value-type="float" office:value="24.549575511541871" table:style-name="ce131">
            <text:p><text:s/>25<text:s/></text:p>
          </table:table-cell>
          <table:table-cell office:value-type="float" office:value="16.418914839991629" table:style-name="ce131">
            <text:p><text:s/>16<text:s/></text:p>
          </table:table-cell>
          <table:table-cell office:value-type="float" office:value="14.1932526666301" table:style-name="ce131">
            <text:p><text:s/>14<text:s/></text:p>
          </table:table-cell>
          <table:table-cell office:value-type="float" office:value="17.319910406584199" table:style-name="ce131">
            <text:p><text:s/>17<text:s/></text:p>
          </table:table-cell>
          <table:table-cell office:value-type="float" office:value="24.5663908311619" table:style-name="ce131">
            <text:p><text:s/>25<text:s/></text:p>
          </table:table-cell>
          <table:table-cell office:value-type="float" office:value="12.900308880452179" table:style-name="ce131">
            <text:p><text:s/>13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159.80399999999997" table:style-name="ce131">
            <text:p><text:s/>160<text:s/></text:p>
          </table:table-cell>
          <table:table-cell office:value-type="float" office:value="174.65900000000002" table:style-name="ce131">
            <text:p><text:s/>175<text:s/></text:p>
          </table:table-cell>
          <table:table-cell office:value-type="float" office:value="94.725000000000009" table:style-name="ce131">
            <text:p><text:s/>95<text:s/></text:p>
          </table:table-cell>
          <table:table-cell office:value-type="float" office:value="97.384" table:style-name="ce131">
            <text:p><text:s/>97<text:s/></text:p>
          </table:table-cell>
          <table:table-cell office:value-type="float" office:value="89.33" table:style-name="ce131">
            <text:p><text:s/>89<text:s/></text:p>
          </table:table-cell>
          <table:table-cell office:value-type="float" office:value="114.10157271878535" table:style-name="ce131">
            <text:p><text:s/>114<text:s/></text:p>
          </table:table-cell>
          <table:table-cell office:value-type="float" office:value="106.38302364785298" table:style-name="ce131">
            <text:p><text:s/>106<text:s/></text:p>
          </table:table-cell>
          <table:table-cell office:value-type="float" office:value="91.567447777220593" table:style-name="ce131">
            <text:p><text:s/>92<text:s/></text:p>
          </table:table-cell>
          <table:table-cell office:value-type="float" office:value="66.977881309726143" table:style-name="ce131">
            <text:p><text:s/>67<text:s/></text:p>
          </table:table-cell>
          <table:table-cell office:value-type="float" office:value="72.410318044471907" table:style-name="ce131">
            <text:p><text:s/>72<text:s/></text:p>
          </table:table-cell>
          <table:table-cell office:value-type="float" office:value="63.086042100536602" table:style-name="ce131">
            <text:p><text:s/>63<text:s/></text:p>
          </table:table-cell>
          <table:table-cell office:value-type="float" office:value="60.240316714876023" table:style-name="ce131">
            <text:p><text:s/>60<text:s/></text:p>
          </table:table-cell>
          <table:table-cell office:value-type="float" office:value="49.707785364432937" table:style-name="ce131">
            <text:p><text:s/>50<text:s/></text:p>
          </table:table-cell>
          <table:table-cell office:value-type="float" office:value="50.492627822435225" table:style-name="ce131">
            <text:p><text:s/>50<text:s/></text:p>
          </table:table-cell>
          <table:table-cell office:value-type="float" office:value="83.280247041214565" table:style-name="ce131">
            <text:p><text:s/>83<text:s/></text:p>
          </table:table-cell>
          <table:table-cell office:value-type="float" office:value="48.394360202317301" table:style-name="ce131">
            <text:p><text:s/>48<text:s/></text:p>
          </table:table-cell>
          <table:table-cell office:value-type="float" office:value="77.304424430381104" table:style-name="ce131">
            <text:p><text:s/>77<text:s/></text:p>
          </table:table-cell>
          <table:table-cell office:value-type="float" office:value="97.956065563607368" table:style-name="ce131">
            <text:p><text:s/>98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166.99599999999998" table:style-name="ce131">
            <text:p><text:s/>167<text:s/></text:p>
          </table:table-cell>
          <table:table-cell office:value-type="float" office:value="193.80700000000002" table:style-name="ce131">
            <text:p><text:s/>194<text:s/></text:p>
          </table:table-cell>
          <table:table-cell office:value-type="float" office:value="106.87700000000001" table:style-name="ce131">
            <text:p><text:s/>107<text:s/></text:p>
          </table:table-cell>
          <table:table-cell office:value-type="float" office:value="106.163" table:style-name="ce131">
            <text:p><text:s/>106<text:s/></text:p>
          </table:table-cell>
          <table:table-cell office:value-type="float" office:value="97.652999999999992" table:style-name="ce131">
            <text:p><text:s/>98<text:s/></text:p>
          </table:table-cell>
          <table:table-cell office:value-type="float" office:value="123.1754177017127" table:style-name="ce131">
            <text:p><text:s/>123<text:s/></text:p>
          </table:table-cell>
          <table:table-cell office:value-type="float" office:value="117.743944583689" table:style-name="ce131">
            <text:p><text:s/>118<text:s/></text:p>
          </table:table-cell>
          <table:table-cell office:value-type="float" office:value="106.51095874537285" table:style-name="ce131">
            <text:p><text:s/>107<text:s/></text:p>
          </table:table-cell>
          <table:table-cell office:value-type="float" office:value="84.917927107538873" table:style-name="ce131">
            <text:p><text:s/>85<text:s/></text:p>
          </table:table-cell>
          <table:table-cell office:value-type="float" office:value="96.140361365396274" table:style-name="ce131">
            <text:p><text:s/>96<text:s/></text:p>
          </table:table-cell>
          <table:table-cell office:value-type="float" office:value="72.975674008703066" table:style-name="ce131">
            <text:p><text:s/>73<text:s/></text:p>
          </table:table-cell>
          <table:table-cell office:value-type="float" office:value="66.501164953478479" table:style-name="ce131">
            <text:p><text:s/>67<text:s/></text:p>
          </table:table-cell>
          <table:table-cell office:value-type="float" office:value="74.25736087597484" table:style-name="ce131">
            <text:p><text:s/>74<text:s/></text:p>
          </table:table-cell>
          <table:table-cell office:value-type="float" office:value="66.911542662426839" table:style-name="ce131">
            <text:p><text:s/>67<text:s/></text:p>
          </table:table-cell>
          <table:table-cell office:value-type="float" office:value="97.473499707844681" table:style-name="ce131">
            <text:p><text:s/>97<text:s/></text:p>
          </table:table-cell>
          <table:table-cell office:value-type="float" office:value="65.714270608901501" table:style-name="ce131">
            <text:p><text:s/>66<text:s/></text:p>
          </table:table-cell>
          <table:table-cell office:value-type="float" office:value="101.870815261543" table:style-name="ce131">
            <text:p><text:s/>102<text:s/></text:p>
          </table:table-cell>
          <table:table-cell office:value-type="float" office:value="110.85637444405955" table:style-name="ce131">
            <text:p><text:s/>111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321.77099999999979" table:style-name="ce131">
            <text:p><text:s/>322<text:s/></text:p>
          </table:table-cell>
          <table:table-cell office:value-type="float" office:value="306.3889999999999" table:style-name="ce131">
            <text:p><text:s/>306<text:s/></text:p>
          </table:table-cell>
          <table:table-cell office:value-type="float" office:value="318.44699999999989" table:style-name="ce131">
            <text:p><text:s/>318<text:s/></text:p>
          </table:table-cell>
          <table:table-cell office:value-type="float" office:value="315.7600000000001" table:style-name="ce131">
            <text:p><text:s/>316<text:s/></text:p>
          </table:table-cell>
          <table:table-cell office:value-type="float" office:value="377.63599999999991" table:style-name="ce131">
            <text:p><text:s/>378<text:s/></text:p>
          </table:table-cell>
          <table:table-cell office:value-type="float" office:value="497.210841136488" table:style-name="ce131">
            <text:p><text:s/>497<text:s/></text:p>
          </table:table-cell>
          <table:table-cell office:value-type="float" office:value="517.74074236943432" table:style-name="ce131">
            <text:p><text:s/>518<text:s/></text:p>
          </table:table-cell>
          <table:table-cell office:value-type="float" office:value="581.65936785985366" table:style-name="ce131">
            <text:p><text:s/>582<text:s/></text:p>
          </table:table-cell>
          <table:table-cell office:value-type="float" office:value="577.4991003977857" table:style-name="ce131">
            <text:p><text:s/>577<text:s/></text:p>
          </table:table-cell>
          <table:table-cell office:value-type="float" office:value="579.97149099153182" table:style-name="ce131">
            <text:p><text:s/>580<text:s/></text:p>
          </table:table-cell>
          <table:table-cell office:value-type="float" office:value="533.34495548909933" table:style-name="ce131">
            <text:p><text:s/>533<text:s/></text:p>
          </table:table-cell>
          <table:table-cell office:value-type="float" office:value="556.24765507133236" table:style-name="ce131">
            <text:p><text:s/>556<text:s/></text:p>
          </table:table-cell>
          <table:table-cell office:value-type="float" office:value="469.25535404609201" table:style-name="ce131">
            <text:p><text:s/>469<text:s/></text:p>
          </table:table-cell>
          <table:table-cell office:value-type="float" office:value="512.75232344940423" table:style-name="ce131">
            <text:p><text:s/>513<text:s/></text:p>
          </table:table-cell>
          <table:table-cell office:value-type="float" office:value="536.54087306179667" table:style-name="ce131">
            <text:p><text:s/>537<text:s/></text:p>
          </table:table-cell>
          <table:table-cell office:value-type="float" office:value="503.85631355848801" table:style-name="ce131">
            <text:p><text:s/>504<text:s/></text:p>
          </table:table-cell>
          <table:table-cell office:value-type="float" office:value="477.481866402729" table:style-name="ce131">
            <text:p><text:s/>477<text:s/></text:p>
          </table:table-cell>
          <table:table-cell office:value-type="float" office:value="560.40993565485576" table:style-name="ce131">
            <text:p><text:s/>560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3.10594842547106" table:style-name="ce131">
            <text:p><text:s/>123<text:s/></text:p>
          </table:table-cell>
          <table:table-cell office:value-type="float" office:value="77.965551360111405" table:style-name="ce131">
            <text:p><text:s/>78<text:s/></text:p>
          </table:table-cell>
          <table:table-cell office:value-type="float" office:value="97.827895833689695" table:style-name="ce131">
            <text:p><text:s/>98<text:s/></text:p>
          </table:table-cell>
          <table:table-cell office:value-type="float" office:value="75.847354151706426" table:style-name="ce131">
            <text:p><text:s/>76<text:s/></text:p>
          </table:table-cell>
          <table:table-cell office:value-type="float" office:value="75.38718459860273" table:style-name="ce131">
            <text:p><text:s/>75<text:s/></text:p>
          </table:table-cell>
          <table:table-cell office:value-type="float" office:value="79.523775294452804" table:style-name="ce131">
            <text:p><text:s/>80<text:s/></text:p>
          </table:table-cell>
          <table:table-cell office:value-type="float" office:value="57.229329394216052" table:style-name="ce131">
            <text:p><text:s/>57<text:s/></text:p>
          </table:table-cell>
          <table:table-cell office:value-type="float" office:value="62.417055462535103" table:style-name="ce131">
            <text:p><text:s/>62<text:s/></text:p>
          </table:table-cell>
          <table:table-cell office:value-type="float" office:value="42.890669971756836" table:style-name="ce131">
            <text:p><text:s/>43<text:s/></text:p>
          </table:table-cell>
          <table:table-cell office:value-type="float" office:value="54.072121102906102" table:style-name="ce131">
            <text:p><text:s/>54<text:s/></text:p>
          </table:table-cell>
          <table:table-cell office:value-type="float" office:value="44.655707278403398" table:style-name="ce131">
            <text:p><text:s/>45<text:s/></text:p>
          </table:table-cell>
          <table:table-cell office:value-type="float" office:value="43.678471255917501" table:style-name="ce131">
            <text:p><text:s/>44<text:s/></text:p>
          </table:table-cell>
          <table:table-cell office:value-type="float" office:value="31.957814156799593" table:style-name="ce131">
            <text:p><text:s/>32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11.82041313383286" table:style-name="ce131">
            <text:p><text:s/>112<text:s/></text:p>
          </table:table-cell>
          <table:table-cell office:value-type="float" office:value="115.3962099334875" table:style-name="ce131">
            <text:p><text:s/>115<text:s/></text:p>
          </table:table-cell>
          <table:table-cell office:value-type="float" office:value="111.88686930840765" table:style-name="ce131">
            <text:p><text:s/>112<text:s/></text:p>
          </table:table-cell>
          <table:table-cell office:value-type="float" office:value="111.46855231313717" table:style-name="ce131">
            <text:p><text:s/>111<text:s/></text:p>
          </table:table-cell>
          <table:table-cell office:value-type="float" office:value="105.20678386406107" table:style-name="ce131">
            <text:p><text:s/>105<text:s/></text:p>
          </table:table-cell>
          <table:table-cell office:value-type="float" office:value="129.76350108140963" table:style-name="ce131">
            <text:p><text:s/>130<text:s/></text:p>
          </table:table-cell>
          <table:table-cell office:value-type="float" office:value="106.50633732108146" table:style-name="ce131">
            <text:p><text:s/>107<text:s/></text:p>
          </table:table-cell>
          <table:table-cell office:value-type="float" office:value="123.52709945049395" table:style-name="ce131">
            <text:p><text:s/>124<text:s/></text:p>
          </table:table-cell>
          <table:table-cell office:value-type="float" office:value="151.79578359554577" table:style-name="ce131">
            <text:p><text:s/>152<text:s/></text:p>
          </table:table-cell>
          <table:table-cell office:value-type="float" office:value="103.4744927786921" table:style-name="ce131">
            <text:p><text:s/>103<text:s/></text:p>
          </table:table-cell>
          <table:table-cell office:value-type="float" office:value="88.065030744192399" table:style-name="ce131">
            <text:p><text:s/>88<text:s/></text:p>
          </table:table-cell>
          <table:table-cell office:value-type="float" office:value="91.506788461373802" table:style-name="ce131">
            <text:p><text:s/>92<text:s/></text:p>
          </table:table-cell>
          <table:table-cell office:value-type="float" office:value="73.689447835366167" table:style-name="ce131">
            <text:p><text:s/>74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206.53399999999996" table:style-name="ce131">
            <text:p><text:s/>207<text:s/></text:p>
          </table:table-cell>
          <table:table-cell office:value-type="float" office:value="212.65099999999998" table:style-name="ce131">
            <text:p><text:s/>213<text:s/></text:p>
          </table:table-cell>
          <table:table-cell office:value-type="float" office:value="208.23500000000004" table:style-name="ce131">
            <text:p><text:s/>208<text:s/></text:p>
          </table:table-cell>
          <table:table-cell office:value-type="float" office:value="136.61800000000005" table:style-name="ce131">
            <text:p><text:s/>137<text:s/></text:p>
          </table:table-cell>
          <table:table-cell office:value-type="float" office:value="197.709" table:style-name="ce131">
            <text:p><text:s/>198<text:s/></text:p>
          </table:table-cell>
          <table:table-cell office:value-type="float" office:value="234.92636155930381" table:style-name="ce131">
            <text:p><text:s/>235<text:s/></text:p>
          </table:table-cell>
          <table:table-cell office:value-type="float" office:value="193.36176129359876" table:style-name="ce131">
            <text:p><text:s/>193<text:s/></text:p>
          </table:table-cell>
          <table:table-cell office:value-type="float" office:value="209.71476514209735" table:style-name="ce131">
            <text:p><text:s/>210<text:s/></text:p>
          </table:table-cell>
          <table:table-cell office:value-type="float" office:value="187.31590646484352" table:style-name="ce131">
            <text:p><text:s/>187<text:s/></text:p>
          </table:table-cell>
          <table:table-cell office:value-type="float" office:value="180.59396846266378" table:style-name="ce131">
            <text:p><text:s/>181<text:s/></text:p>
          </table:table-cell>
          <table:table-cell office:value-type="float" office:value="209.28727637586238" table:style-name="ce131">
            <text:p><text:s/>209<text:s/></text:p>
          </table:table-cell>
          <table:table-cell office:value-type="float" office:value="163.73566671529758" table:style-name="ce131">
            <text:p><text:s/>164<text:s/></text:p>
          </table:table-cell>
          <table:table-cell office:value-type="float" office:value="185.944154913029" table:style-name="ce131">
            <text:p><text:s/>186<text:s/></text:p>
          </table:table-cell>
          <table:table-cell office:value-type="float" office:value="194.68645356730249" table:style-name="ce131">
            <text:p><text:s/>195<text:s/></text:p>
          </table:table-cell>
          <table:table-cell office:value-type="float" office:value="157.54661388159818" table:style-name="ce131">
            <text:p><text:s/>158<text:s/></text:p>
          </table:table-cell>
          <table:table-cell office:value-type="float" office:value="132.72073802259601" table:style-name="ce131">
            <text:p><text:s/>133<text:s/></text:p>
          </table:table-cell>
          <table:table-cell office:value-type="float" office:value="135.18525971729099" table:style-name="ce131">
            <text:p><text:s/>135<text:s/></text:p>
          </table:table-cell>
          <table:table-cell office:value-type="float" office:value="105.64726199216575" table:style-name="ce131">
            <text:p><text:s/>106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23">
            <text:p>all 16-24</text:p>
          </table:table-cell>
          <table:table-cell office:value-type="float" office:value="695.30099999999982" table:style-name="ce132">
            <text:p><text:s/>695<text:s/></text:p>
          </table:table-cell>
          <table:table-cell office:value-type="float" office:value="712.84699999999953" table:style-name="ce132">
            <text:p><text:s/>713<text:s/></text:p>
          </table:table-cell>
          <table:table-cell office:value-type="float" office:value="633.55899999999951" table:style-name="ce132">
            <text:p><text:s/>634<text:s/></text:p>
          </table:table-cell>
          <table:table-cell office:value-type="float" office:value="558.54100000000028" table:style-name="ce132">
            <text:p><text:s/>559<text:s/></text:p>
          </table:table-cell>
          <table:table-cell office:value-type="float" office:value="672.99800000000062" table:style-name="ce132">
            <text:p><text:s/>673<text:s/></text:p>
          </table:table-cell>
          <table:table-cell office:value-type="float" office:value="855.31262039750516" table:style-name="ce132">
            <text:p><text:s/>855<text:s/></text:p>
          </table:table-cell>
          <table:table-cell office:value-type="float" office:value="828.84644824672228" table:style-name="ce132">
            <text:p><text:s/>829<text:s/></text:p>
          </table:table-cell>
          <table:table-cell office:value-type="float" office:value="897.88509174732371" table:style-name="ce132">
            <text:p><text:s/>898<text:s/></text:p>
          </table:table-cell>
          <table:table-cell office:value-type="float" office:value="849.73293397016823" table:style-name="ce132">
            <text:p><text:s/>850<text:s/></text:p>
          </table:table-cell>
          <table:table-cell office:value-type="float" office:value="856.7058208195923" table:style-name="ce132">
            <text:p><text:s/>857<text:s/></text:p>
          </table:table-cell>
          <table:table-cell office:value-type="float" office:value="815.60790587366489" table:style-name="ce132">
            <text:p><text:s/>816<text:s/></text:p>
          </table:table-cell>
          <table:table-cell office:value-type="float" office:value="786.48448674010831" table:style-name="ce132">
            <text:p><text:s/>786<text:s/></text:p>
          </table:table-cell>
          <table:table-cell office:value-type="float" office:value="729.45686983509574" table:style-name="ce132">
            <text:p><text:s/>729<text:s/></text:p>
          </table:table-cell>
          <table:table-cell office:value-type="float" office:value="774.35031967913369" table:style-name="ce132">
            <text:p><text:s/>774<text:s/></text:p>
          </table:table-cell>
          <table:table-cell office:value-type="float" office:value="791.56098665123977" table:style-name="ce132">
            <text:p><text:s/>792<text:s/></text:p>
          </table:table-cell>
          <table:table-cell office:value-type="float" office:value="702.29132218998598" table:style-name="ce132">
            <text:p><text:s/>702<text:s/></text:p>
          </table:table-cell>
          <table:table-cell office:value-type="float" office:value="714.53794138156297" table:style-name="ce132">
            <text:p><text:s/>715<text:s/></text:p>
          </table:table-cell>
          <table:table-cell office:value-type="float" office:value="776.91357209108082" table:style-name="ce132">
            <text:p><text:s/>77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86"/>
          <table:table-cell table:number-columns-repeated="10" table:style-name="ce79"/>
          <table:table-cell table:style-name="ce178"/>
          <table:table-cell table:number-columns-repeated="7" table:style-name="ce179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95.947000000000003" table:style-name="ce131">
            <text:p><text:s/>96<text:s/></text:p>
          </table:table-cell>
          <table:table-cell office:value-type="float" office:value="77.070999999999998" table:style-name="ce131">
            <text:p><text:s/>77<text:s/></text:p>
          </table:table-cell>
          <table:table-cell office:value-type="float" office:value="89.649000000000015" table:style-name="ce131">
            <text:p><text:s/>90<text:s/></text:p>
          </table:table-cell>
          <table:table-cell office:value-type="float" office:value="67.305000000000007" table:style-name="ce131">
            <text:p><text:s/>67<text:s/></text:p>
          </table:table-cell>
          <table:table-cell office:value-type="float" office:value="58.957000000000015" table:style-name="ce131">
            <text:p><text:s/>59<text:s/></text:p>
          </table:table-cell>
          <table:table-cell office:value-type="float" office:value="87.397150583817705" table:style-name="ce131">
            <text:p><text:s/>87<text:s/></text:p>
          </table:table-cell>
          <table:table-cell office:value-type="float" office:value="75.267705575753823" table:style-name="ce131">
            <text:p><text:s/>75<text:s/></text:p>
          </table:table-cell>
          <table:table-cell office:value-type="float" office:value="85.034861690262147" table:style-name="ce131">
            <text:p><text:s/>85<text:s/></text:p>
          </table:table-cell>
          <table:table-cell office:value-type="float" office:value="89.927778787937285" table:style-name="ce131">
            <text:p><text:s/>90<text:s/></text:p>
          </table:table-cell>
          <table:table-cell office:value-type="float" office:value="68.185461052171917" table:style-name="ce131">
            <text:p><text:s/>68<text:s/></text:p>
          </table:table-cell>
          <table:table-cell office:value-type="float" office:value="72.152353506271467" table:style-name="ce131">
            <text:p><text:s/>72<text:s/></text:p>
          </table:table-cell>
          <table:table-cell office:value-type="float" office:value="88.674828309009598" table:style-name="ce131">
            <text:p><text:s/>89<text:s/></text:p>
          </table:table-cell>
          <table:table-cell office:value-type="float" office:value="116.94938860360934" table:style-name="ce131">
            <text:p><text:s/>117<text:s/></text:p>
          </table:table-cell>
          <table:table-cell office:value-type="float" office:value="90.150771061335121" table:style-name="ce131">
            <text:p><text:s/>90<text:s/></text:p>
          </table:table-cell>
          <table:table-cell office:value-type="float" office:value="132.42448386906759" table:style-name="ce131">
            <text:p><text:s/>132<text:s/></text:p>
          </table:table-cell>
          <table:table-cell office:value-type="float" office:value="100.025496461362" table:style-name="ce131">
            <text:p><text:s/>100<text:s/></text:p>
          </table:table-cell>
          <table:table-cell office:value-type="float" office:value="79.322230575924905" table:style-name="ce131">
            <text:p><text:s/>79<text:s/></text:p>
          </table:table-cell>
          <table:table-cell office:value-type="float" office:value="120.77727493063286" table:style-name="ce131">
            <text:p><text:s/>121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1752.433" table:style-name="ce131">
            <text:p><text:s/>1,752<text:s/></text:p>
          </table:table-cell>
          <table:table-cell office:value-type="float" office:value="1519.3570000000002" table:style-name="ce131">
            <text:p><text:s/>1,519<text:s/></text:p>
          </table:table-cell>
          <table:table-cell office:value-type="float" office:value="1596.1230000000005" table:style-name="ce131">
            <text:p><text:s/>1,596<text:s/></text:p>
          </table:table-cell>
          <table:table-cell office:value-type="float" office:value="1595.4600000000005" table:style-name="ce131">
            <text:p><text:s/>1,595<text:s/></text:p>
          </table:table-cell>
          <table:table-cell office:value-type="float" office:value="1431.5830000000005" table:style-name="ce131">
            <text:p><text:s/>1,432<text:s/></text:p>
          </table:table-cell>
          <table:table-cell office:value-type="float" office:value="1561.6385711420669" table:style-name="ce131">
            <text:p><text:s/>1,562<text:s/></text:p>
          </table:table-cell>
          <table:table-cell office:value-type="float" office:value="1411.9554632159404" table:style-name="ce131">
            <text:p><text:s/>1,412<text:s/></text:p>
          </table:table-cell>
          <table:table-cell office:value-type="float" office:value="1284.0976068198563" table:style-name="ce131">
            <text:p><text:s/>1,284<text:s/></text:p>
          </table:table-cell>
          <table:table-cell office:value-type="float" office:value="1304.7079843648785" table:style-name="ce131">
            <text:p><text:s/>1,305<text:s/></text:p>
          </table:table-cell>
          <table:table-cell office:value-type="float" office:value="1195.8364558154669" table:style-name="ce131">
            <text:p><text:s/>1,196<text:s/></text:p>
          </table:table-cell>
          <table:table-cell office:value-type="float" office:value="1116.6652797802578" table:style-name="ce131">
            <text:p><text:s/>1,117<text:s/></text:p>
          </table:table-cell>
          <table:table-cell office:value-type="float" office:value="1105.9634720636161" table:style-name="ce131">
            <text:p><text:s/>1,106<text:s/></text:p>
          </table:table-cell>
          <table:table-cell office:value-type="float" office:value="1155.0566185638897" table:style-name="ce131">
            <text:p><text:s/>1,155<text:s/></text:p>
          </table:table-cell>
          <table:table-cell office:value-type="float" office:value="1159.7938618709891" table:style-name="ce131">
            <text:p><text:s/>1,160<text:s/></text:p>
          </table:table-cell>
          <table:table-cell office:value-type="float" office:value="1097.4699910422651" table:style-name="ce131">
            <text:p><text:s/>1,097<text:s/></text:p>
          </table:table-cell>
          <table:table-cell office:value-type="float" office:value="1269.04901325175" table:style-name="ce131">
            <text:p><text:s/>1,269<text:s/></text:p>
          </table:table-cell>
          <table:table-cell office:value-type="float" office:value="1299.20707433295" table:style-name="ce131">
            <text:p><text:s/>1,299<text:s/></text:p>
          </table:table-cell>
          <table:table-cell office:value-type="float" office:value="1623.8362928687056" table:style-name="ce131">
            <text:p><text:s/>1,624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1848.38" table:style-name="ce131">
            <text:p><text:s/>1,848<text:s/></text:p>
          </table:table-cell>
          <table:table-cell office:value-type="float" office:value="1596.4280000000001" table:style-name="ce131">
            <text:p><text:s/>1,596<text:s/></text:p>
          </table:table-cell>
          <table:table-cell office:value-type="float" office:value="1685.7720000000006" table:style-name="ce131">
            <text:p><text:s/>1,686<text:s/></text:p>
          </table:table-cell>
          <table:table-cell office:value-type="float" office:value="1662.7650000000006" table:style-name="ce131">
            <text:p><text:s/>1,663<text:s/></text:p>
          </table:table-cell>
          <table:table-cell office:value-type="float" office:value="1490.5400000000006" table:style-name="ce131">
            <text:p><text:s/>1,491<text:s/></text:p>
          </table:table-cell>
          <table:table-cell office:value-type="float" office:value="1649.0357217258845" table:style-name="ce131">
            <text:p><text:s/>1,649<text:s/></text:p>
          </table:table-cell>
          <table:table-cell office:value-type="float" office:value="1487.2231687916942" table:style-name="ce131">
            <text:p><text:s/>1,487<text:s/></text:p>
          </table:table-cell>
          <table:table-cell office:value-type="float" office:value="1369.1324685101185" table:style-name="ce131">
            <text:p><text:s/>1,369<text:s/></text:p>
          </table:table-cell>
          <table:table-cell office:value-type="float" office:value="1394.6357631528158" table:style-name="ce131">
            <text:p><text:s/>1,395<text:s/></text:p>
          </table:table-cell>
          <table:table-cell office:value-type="float" office:value="1264.0219168676388" table:style-name="ce131">
            <text:p><text:s/>1,264<text:s/></text:p>
          </table:table-cell>
          <table:table-cell office:value-type="float" office:value="1188.8176332865294" table:style-name="ce131">
            <text:p><text:s/>1,189<text:s/></text:p>
          </table:table-cell>
          <table:table-cell office:value-type="float" office:value="1194.6383003726257" table:style-name="ce131">
            <text:p><text:s/>1,195<text:s/></text:p>
          </table:table-cell>
          <table:table-cell office:value-type="float" office:value="1272.0060071674984" table:style-name="ce131">
            <text:p><text:s/>1,272<text:s/></text:p>
          </table:table-cell>
          <table:table-cell office:value-type="float" office:value="1249.9446329323246" table:style-name="ce131">
            <text:p><text:s/>1,250<text:s/></text:p>
          </table:table-cell>
          <table:table-cell office:value-type="float" office:value="1229.894474911333" table:style-name="ce131">
            <text:p><text:s/>1,230<text:s/></text:p>
          </table:table-cell>
          <table:table-cell office:value-type="float" office:value="1369.07450971311" table:style-name="ce131">
            <text:p><text:s/>1,369<text:s/></text:p>
          </table:table-cell>
          <table:table-cell office:value-type="float" office:value="1378.52930490887" table:style-name="ce131">
            <text:p><text:s/>1,379<text:s/></text:p>
          </table:table-cell>
          <table:table-cell office:value-type="float" office:value="1744.6135677993379" table:style-name="ce131">
            <text:p><text:s/>1,745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675.04900000000009" table:style-name="ce131">
            <text:p><text:s/>675<text:s/></text:p>
          </table:table-cell>
          <table:table-cell office:value-type="float" office:value="686.21400000000017" table:style-name="ce131">
            <text:p><text:s/>686<text:s/></text:p>
          </table:table-cell>
          <table:table-cell office:value-type="float" office:value="728.69699999999932" table:style-name="ce131">
            <text:p><text:s/>729<text:s/></text:p>
          </table:table-cell>
          <table:table-cell office:value-type="float" office:value="796.26999999999987" table:style-name="ce131">
            <text:p><text:s/>796<text:s/></text:p>
          </table:table-cell>
          <table:table-cell office:value-type="float" office:value="756.76599999999985" table:style-name="ce131">
            <text:p><text:s/>757<text:s/></text:p>
          </table:table-cell>
          <table:table-cell office:value-type="float" office:value="994.62575921486496" table:style-name="ce131">
            <text:p><text:s/>995<text:s/></text:p>
          </table:table-cell>
          <table:table-cell office:value-type="float" office:value="1161.0346125766341" table:style-name="ce131">
            <text:p><text:s/>1,161<text:s/></text:p>
          </table:table-cell>
          <table:table-cell office:value-type="float" office:value="1288.7083662216542" table:style-name="ce131">
            <text:p><text:s/>1,289<text:s/></text:p>
          </table:table-cell>
          <table:table-cell office:value-type="float" office:value="1334.126437548575" table:style-name="ce131">
            <text:p><text:s/>1,334<text:s/></text:p>
          </table:table-cell>
          <table:table-cell office:value-type="float" office:value="1428.4917906170267" table:style-name="ce131">
            <text:p><text:s/>1,428<text:s/></text:p>
          </table:table-cell>
          <table:table-cell office:value-type="float" office:value="1600.3456374460332" table:style-name="ce131">
            <text:p><text:s/>1,600<text:s/></text:p>
          </table:table-cell>
          <table:table-cell office:value-type="float" office:value="1481.0493021473587" table:style-name="ce131">
            <text:p><text:s/>1,481<text:s/></text:p>
          </table:table-cell>
          <table:table-cell office:value-type="float" office:value="1536.7474416021105" table:style-name="ce131">
            <text:p><text:s/>1,537<text:s/></text:p>
          </table:table-cell>
          <table:table-cell office:value-type="float" office:value="1528.7639424820845" table:style-name="ce131">
            <text:p><text:s/>1,529<text:s/></text:p>
          </table:table-cell>
          <table:table-cell office:value-type="float" office:value="1428.5495942035" table:style-name="ce131">
            <text:p><text:s/>1,429<text:s/></text:p>
          </table:table-cell>
          <table:table-cell office:value-type="float" office:value="1358.79879681238" table:style-name="ce131">
            <text:p><text:s/>1,359<text:s/></text:p>
          </table:table-cell>
          <table:table-cell office:value-type="float" office:value="1408.2842617265001" table:style-name="ce131">
            <text:p><text:s/>1,408<text:s/></text:p>
          </table:table-cell>
          <table:table-cell office:value-type="float" office:value="1367.8290143311083" table:style-name="ce131">
            <text:p><text:s/>1,368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05.73101426759581" table:style-name="ce131">
            <text:p><text:s/>306<text:s/></text:p>
          </table:table-cell>
          <table:table-cell office:value-type="float" office:value="264.31782292056579" table:style-name="ce131">
            <text:p><text:s/>264<text:s/></text:p>
          </table:table-cell>
          <table:table-cell office:value-type="float" office:value="258.10943644632442" table:style-name="ce131">
            <text:p><text:s/>258<text:s/></text:p>
          </table:table-cell>
          <table:table-cell office:value-type="float" office:value="242.34970076161534" table:style-name="ce131">
            <text:p><text:s/>242<text:s/></text:p>
          </table:table-cell>
          <table:table-cell office:value-type="float" office:value="240.63330860064255" table:style-name="ce131">
            <text:p><text:s/>241<text:s/></text:p>
          </table:table-cell>
          <table:table-cell office:value-type="float" office:value="211.07666768279836" table:style-name="ce131">
            <text:p><text:s/>211<text:s/></text:p>
          </table:table-cell>
          <table:table-cell office:value-type="float" office:value="253.1366097515326" table:style-name="ce131">
            <text:p><text:s/>253<text:s/></text:p>
          </table:table-cell>
          <table:table-cell office:value-type="float" office:value="214.69596861132337" table:style-name="ce131">
            <text:p><text:s/>215<text:s/></text:p>
          </table:table-cell>
          <table:table-cell office:value-type="float" office:value="235.85247355627939" table:style-name="ce131">
            <text:p><text:s/>236<text:s/></text:p>
          </table:table-cell>
          <table:table-cell office:value-type="float" office:value="215.31333064299903" table:style-name="ce131">
            <text:p><text:s/>215<text:s/></text:p>
          </table:table-cell>
          <table:table-cell office:value-type="float" office:value="210.79329726294199" table:style-name="ce131">
            <text:p><text:s/>211<text:s/></text:p>
          </table:table-cell>
          <table:table-cell office:value-type="float" office:value="222.47311445768" table:style-name="ce131">
            <text:p><text:s/>222<text:s/></text:p>
          </table:table-cell>
          <table:table-cell office:value-type="float" office:value="139.69907470010455" table:style-name="ce131">
            <text:p><text:s/>140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53.99160679052991" table:style-name="ce131">
            <text:p><text:s/>254<text:s/></text:p>
          </table:table-cell>
          <table:table-cell office:value-type="float" office:value="276.12189897102144" table:style-name="ce131">
            <text:p><text:s/>276<text:s/></text:p>
          </table:table-cell>
          <table:table-cell office:value-type="float" office:value="260.714482953426" table:style-name="ce131">
            <text:p><text:s/>261<text:s/></text:p>
          </table:table-cell>
          <table:table-cell office:value-type="float" office:value="288.41653724959247" table:style-name="ce131">
            <text:p><text:s/>288<text:s/></text:p>
          </table:table-cell>
          <table:table-cell office:value-type="float" office:value="266.51090889365241" table:style-name="ce131">
            <text:p><text:s/>267<text:s/></text:p>
          </table:table-cell>
          <table:table-cell office:value-type="float" office:value="317.34153567745426" table:style-name="ce131">
            <text:p><text:s/>317<text:s/></text:p>
          </table:table-cell>
          <table:table-cell office:value-type="float" office:value="324.67314575658122" table:style-name="ce131">
            <text:p><text:s/>325<text:s/></text:p>
          </table:table-cell>
          <table:table-cell office:value-type="float" office:value="308.78560643948043" table:style-name="ce131">
            <text:p><text:s/>309<text:s/></text:p>
          </table:table-cell>
          <table:table-cell office:value-type="float" office:value="333.73989893222341" table:style-name="ce131">
            <text:p><text:s/>334<text:s/></text:p>
          </table:table-cell>
          <table:table-cell office:value-type="float" office:value="393.17587323084229" table:style-name="ce131">
            <text:p><text:s/>393<text:s/></text:p>
          </table:table-cell>
          <table:table-cell office:value-type="float" office:value="385.43417794935601" table:style-name="ce131">
            <text:p><text:s/>385<text:s/></text:p>
          </table:table-cell>
          <table:table-cell office:value-type="float" office:value="360.86929116822103" table:style-name="ce131">
            <text:p><text:s/>361<text:s/></text:p>
          </table:table-cell>
          <table:table-cell office:value-type="float" office:value="469.61282144651341" table:style-name="ce131">
            <text:p><text:s/>470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629.61699999999928" table:style-name="ce131">
            <text:p><text:s/>630<text:s/></text:p>
          </table:table-cell>
          <table:table-cell office:value-type="float" office:value="532.03800000000047" table:style-name="ce131">
            <text:p><text:s/>532<text:s/></text:p>
          </table:table-cell>
          <table:table-cell office:value-type="float" office:value="595.18000000000006" table:style-name="ce131">
            <text:p><text:s/>595<text:s/></text:p>
          </table:table-cell>
          <table:table-cell office:value-type="float" office:value="482.53900000000021" table:style-name="ce131">
            <text:p><text:s/>483<text:s/></text:p>
          </table:table-cell>
          <table:table-cell office:value-type="float" office:value="453.98200000000043" table:style-name="ce131">
            <text:p><text:s/>454<text:s/></text:p>
          </table:table-cell>
          <table:table-cell office:value-type="float" office:value="559.72262105812536" table:style-name="ce131">
            <text:p><text:s/>560<text:s/></text:p>
          </table:table-cell>
          <table:table-cell office:value-type="float" office:value="540.43972189158728" table:style-name="ce131">
            <text:p><text:s/>540<text:s/></text:p>
          </table:table-cell>
          <table:table-cell office:value-type="float" office:value="518.82391939975048" table:style-name="ce131">
            <text:p><text:s/>519<text:s/></text:p>
          </table:table-cell>
          <table:table-cell office:value-type="float" office:value="530.76623801120786" table:style-name="ce131">
            <text:p><text:s/>531<text:s/></text:p>
          </table:table-cell>
          <table:table-cell office:value-type="float" office:value="507.14421749429465" table:style-name="ce131">
            <text:p><text:s/>507<text:s/></text:p>
          </table:table-cell>
          <table:table-cell office:value-type="float" office:value="528.41820336025216" table:style-name="ce131">
            <text:p><text:s/>528<text:s/></text:p>
          </table:table-cell>
          <table:table-cell office:value-type="float" office:value="577.80975550811411" table:style-name="ce131">
            <text:p><text:s/>578<text:s/></text:p>
          </table:table-cell>
          <table:table-cell office:value-type="float" office:value="523.48157505080383" table:style-name="ce131">
            <text:p><text:s/>523<text:s/></text:p>
          </table:table-cell>
          <table:table-cell office:value-type="float" office:value="569.59237248850286" table:style-name="ce131">
            <text:p><text:s/>570<text:s/></text:p>
          </table:table-cell>
          <table:table-cell office:value-type="float" office:value="608.48920387384123" table:style-name="ce131">
            <text:p><text:s/>608<text:s/></text:p>
          </table:table-cell>
          <table:table-cell office:value-type="float" office:value="596.22747521229701" table:style-name="ce131">
            <text:p><text:s/>596<text:s/></text:p>
          </table:table-cell>
          <table:table-cell office:value-type="float" office:value="583.34240562590003" table:style-name="ce131">
            <text:p><text:s/>583<text:s/></text:p>
          </table:table-cell>
          <table:table-cell office:value-type="float" office:value="609.31189614661832" table:style-name="ce131">
            <text:p><text:s/>609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23">
            <text:p>all 25-34</text:p>
          </table:table-cell>
          <table:table-cell office:value-type="float" office:value="3153.0459999999998" table:style-name="ce132">
            <text:p><text:s/>3,153<text:s/></text:p>
          </table:table-cell>
          <table:table-cell office:value-type="float" office:value="2814.6799999999989" table:style-name="ce132">
            <text:p><text:s/>2,815<text:s/></text:p>
          </table:table-cell>
          <table:table-cell office:value-type="float" office:value="3009.6490000000026" table:style-name="ce132">
            <text:p><text:s/>3,010<text:s/></text:p>
          </table:table-cell>
          <table:table-cell office:value-type="float" office:value="2941.5739999999951" table:style-name="ce132">
            <text:p><text:s/>2,942<text:s/></text:p>
          </table:table-cell>
          <table:table-cell office:value-type="float" office:value="2701.2880000000023" table:style-name="ce132">
            <text:p><text:s/>2,701<text:s/></text:p>
          </table:table-cell>
          <table:table-cell office:value-type="float" office:value="3203.384101998869" table:style-name="ce132">
            <text:p><text:s/>3,203<text:s/></text:p>
          </table:table-cell>
          <table:table-cell office:value-type="float" office:value="3188.6975032599184" table:style-name="ce132">
            <text:p><text:s/>3,189<text:s/></text:p>
          </table:table-cell>
          <table:table-cell office:value-type="float" office:value="3176.6647541315265" table:style-name="ce132">
            <text:p><text:s/>3,177<text:s/></text:p>
          </table:table-cell>
          <table:table-cell office:value-type="float" office:value="3259.5284387126035" table:style-name="ce132">
            <text:p><text:s/>3,260<text:s/></text:p>
          </table:table-cell>
          <table:table-cell office:value-type="float" office:value="3199.6579249789588" table:style-name="ce132">
            <text:p><text:s/>3,200<text:s/></text:p>
          </table:table-cell>
          <table:table-cell office:value-type="float" office:value="3317.5814740928117" table:style-name="ce132">
            <text:p><text:s/>3,318<text:s/></text:p>
          </table:table-cell>
          <table:table-cell office:value-type="float" office:value="3253.497358028098" table:style-name="ce132">
            <text:p><text:s/>3,253<text:s/></text:p>
          </table:table-cell>
          <table:table-cell office:value-type="float" office:value="3332.2350238204126" table:style-name="ce132">
            <text:p><text:s/>3,332<text:s/></text:p>
          </table:table-cell>
          <table:table-cell office:value-type="float" office:value="3348.300947902912" table:style-name="ce132">
            <text:p><text:s/>3,348<text:s/></text:p>
          </table:table-cell>
          <table:table-cell office:value-type="float" office:value="3266.9332729886728" table:style-name="ce132">
            <text:p><text:s/>3,267<text:s/></text:p>
          </table:table-cell>
          <table:table-cell office:value-type="float" office:value="3324.1007817377899" table:style-name="ce132">
            <text:p><text:s/>3,324<text:s/></text:p>
          </table:table-cell>
          <table:table-cell office:value-type="float" office:value="3370.1559722612801" table:style-name="ce132">
            <text:p><text:s/>3,370<text:s/></text:p>
          </table:table-cell>
          <table:table-cell office:value-type="float" office:value="3721.7544782770642" table:style-name="ce132">
            <text:p><text:s/>3,722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86"/>
          <table:table-cell table:number-columns-repeated="10" table:style-name="ce79"/>
          <table:table-cell table:style-name="ce178"/>
          <table:table-cell table:number-columns-repeated="7" table:style-name="ce179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261.64499999999998" table:style-name="ce131">
            <text:p><text:s/>262<text:s/></text:p>
          </table:table-cell>
          <table:table-cell office:value-type="float" office:value="271.41800000000001" table:style-name="ce131">
            <text:p><text:s/>271<text:s/></text:p>
          </table:table-cell>
          <table:table-cell office:value-type="float" office:value="297.25799999999998" table:style-name="ce131">
            <text:p><text:s/>297<text:s/></text:p>
          </table:table-cell>
          <table:table-cell office:value-type="float" office:value="301.23599999999993" table:style-name="ce131">
            <text:p><text:s/>301<text:s/></text:p>
          </table:table-cell>
          <table:table-cell office:value-type="float" office:value="342.13299999999998" table:style-name="ce131">
            <text:p><text:s/>342<text:s/></text:p>
          </table:table-cell>
          <table:table-cell office:value-type="float" office:value="329.15450659263485" table:style-name="ce131">
            <text:p><text:s/>329<text:s/></text:p>
          </table:table-cell>
          <table:table-cell office:value-type="float" office:value="296.88075103629336" table:style-name="ce131">
            <text:p><text:s/>297<text:s/></text:p>
          </table:table-cell>
          <table:table-cell office:value-type="float" office:value="308.51231496936612" table:style-name="ce131">
            <text:p><text:s/>309<text:s/></text:p>
          </table:table-cell>
          <table:table-cell office:value-type="float" office:value="288.73176304564345" table:style-name="ce131">
            <text:p><text:s/>289<text:s/></text:p>
          </table:table-cell>
          <table:table-cell office:value-type="float" office:value="292.36104232405251" table:style-name="ce131">
            <text:p><text:s/>292<text:s/></text:p>
          </table:table-cell>
          <table:table-cell office:value-type="float" office:value="239.89164037544177" table:style-name="ce131">
            <text:p><text:s/>240<text:s/></text:p>
          </table:table-cell>
          <table:table-cell office:value-type="float" office:value="249.15917794048099" table:style-name="ce131">
            <text:p><text:s/>249<text:s/></text:p>
          </table:table-cell>
          <table:table-cell office:value-type="float" office:value="295.62785980134203" table:style-name="ce131">
            <text:p><text:s/>296<text:s/></text:p>
          </table:table-cell>
          <table:table-cell office:value-type="float" office:value="258.92060898858114" table:style-name="ce131">
            <text:p><text:s/>259<text:s/></text:p>
          </table:table-cell>
          <table:table-cell office:value-type="float" office:value="243.97094958402917" table:style-name="ce131">
            <text:p><text:s/>244<text:s/></text:p>
          </table:table-cell>
          <table:table-cell office:value-type="float" office:value="268.20422157193599" table:style-name="ce131">
            <text:p><text:s/>268<text:s/></text:p>
          </table:table-cell>
          <table:table-cell office:value-type="float" office:value="266.86914820023497" table:style-name="ce131">
            <text:p><text:s/>267<text:s/></text:p>
          </table:table-cell>
          <table:table-cell office:value-type="float" office:value="277.74298779610268" table:style-name="ce131">
            <text:p><text:s/>278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2926.8040000000015" table:style-name="ce131">
            <text:p><text:s/>2,927<text:s/></text:p>
          </table:table-cell>
          <table:table-cell office:value-type="float" office:value="2937.5680000000011" table:style-name="ce131">
            <text:p><text:s/>2,938<text:s/></text:p>
          </table:table-cell>
          <table:table-cell office:value-type="float" office:value="3049.5489999999986" table:style-name="ce131">
            <text:p><text:s/>3,050<text:s/></text:p>
          </table:table-cell>
          <table:table-cell office:value-type="float" office:value="2855.8039999999992" table:style-name="ce131">
            <text:p><text:s/>2,856<text:s/></text:p>
          </table:table-cell>
          <table:table-cell office:value-type="float" office:value="2689.8830000000003" table:style-name="ce131">
            <text:p><text:s/>2,690<text:s/></text:p>
          </table:table-cell>
          <table:table-cell office:value-type="float" office:value="2618.8197080165455" table:style-name="ce131">
            <text:p><text:s/>2,619<text:s/></text:p>
          </table:table-cell>
          <table:table-cell office:value-type="float" office:value="2558.5795314456936" table:style-name="ce131">
            <text:p><text:s/>2,559<text:s/></text:p>
          </table:table-cell>
          <table:table-cell office:value-type="float" office:value="2358.1745470427627" table:style-name="ce131">
            <text:p><text:s/>2,358<text:s/></text:p>
          </table:table-cell>
          <table:table-cell office:value-type="float" office:value="2316.3421089585772" table:style-name="ce131">
            <text:p><text:s/>2,316<text:s/></text:p>
          </table:table-cell>
          <table:table-cell office:value-type="float" office:value="2217.66295390495" table:style-name="ce131">
            <text:p><text:s/>2,218<text:s/></text:p>
          </table:table-cell>
          <table:table-cell office:value-type="float" office:value="2143.3969877621462" table:style-name="ce131">
            <text:p><text:s/>2,143<text:s/></text:p>
          </table:table-cell>
          <table:table-cell office:value-type="float" office:value="2092.3179902173765" table:style-name="ce131">
            <text:p><text:s/>2,092<text:s/></text:p>
          </table:table-cell>
          <table:table-cell office:value-type="float" office:value="1914.9653070096297" table:style-name="ce131">
            <text:p><text:s/>1,915<text:s/></text:p>
          </table:table-cell>
          <table:table-cell office:value-type="float" office:value="1832.6831571016996" table:style-name="ce131">
            <text:p><text:s/>1,833<text:s/></text:p>
          </table:table-cell>
          <table:table-cell office:value-type="float" office:value="2018.9798532577595" table:style-name="ce131">
            <text:p><text:s/>2,019<text:s/></text:p>
          </table:table-cell>
          <table:table-cell office:value-type="float" office:value="1955.0585333336401" table:style-name="ce131">
            <text:p><text:s/>1,955<text:s/></text:p>
          </table:table-cell>
          <table:table-cell office:value-type="float" office:value="1938.15624403483" table:style-name="ce131">
            <text:p><text:s/>1,938<text:s/></text:p>
          </table:table-cell>
          <table:table-cell office:value-type="float" office:value="2113.3002957338554" table:style-name="ce131">
            <text:p><text:s/>2,113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3188.4490000000014" table:style-name="ce131">
            <text:p><text:s/>3,188<text:s/></text:p>
          </table:table-cell>
          <table:table-cell office:value-type="float" office:value="3208.9860000000012" table:style-name="ce131">
            <text:p><text:s/>3,209<text:s/></text:p>
          </table:table-cell>
          <table:table-cell office:value-type="float" office:value="3346.8069999999984" table:style-name="ce131">
            <text:p><text:s/>3,347<text:s/></text:p>
          </table:table-cell>
          <table:table-cell office:value-type="float" office:value="3157.0399999999991" table:style-name="ce131">
            <text:p><text:s/>3,157<text:s/></text:p>
          </table:table-cell>
          <table:table-cell office:value-type="float" office:value="3032.0160000000001" table:style-name="ce131">
            <text:p><text:s/>3,032<text:s/></text:p>
          </table:table-cell>
          <table:table-cell office:value-type="float" office:value="2947.9742146091803" table:style-name="ce131">
            <text:p><text:s/>2,948<text:s/></text:p>
          </table:table-cell>
          <table:table-cell office:value-type="float" office:value="2855.4602824819872" table:style-name="ce131">
            <text:p><text:s/>2,855<text:s/></text:p>
          </table:table-cell>
          <table:table-cell office:value-type="float" office:value="2666.6868620121286" table:style-name="ce131">
            <text:p><text:s/>2,667<text:s/></text:p>
          </table:table-cell>
          <table:table-cell office:value-type="float" office:value="2605.0738720042209" table:style-name="ce131">
            <text:p><text:s/>2,605<text:s/></text:p>
          </table:table-cell>
          <table:table-cell office:value-type="float" office:value="2510.0239962290025" table:style-name="ce131">
            <text:p><text:s/>2,510<text:s/></text:p>
          </table:table-cell>
          <table:table-cell office:value-type="float" office:value="2383.2886281375881" table:style-name="ce131">
            <text:p><text:s/>2,383<text:s/></text:p>
          </table:table-cell>
          <table:table-cell office:value-type="float" office:value="2341.4771681578577" table:style-name="ce131">
            <text:p><text:s/>2,341<text:s/></text:p>
          </table:table-cell>
          <table:table-cell office:value-type="float" office:value="2210.593166810972" table:style-name="ce131">
            <text:p><text:s/>2,211<text:s/></text:p>
          </table:table-cell>
          <table:table-cell office:value-type="float" office:value="2091.6037660902816" table:style-name="ce131">
            <text:p><text:s/>2,092<text:s/></text:p>
          </table:table-cell>
          <table:table-cell office:value-type="float" office:value="2262.9508028417908" table:style-name="ce131">
            <text:p><text:s/>2,263<text:s/></text:p>
          </table:table-cell>
          <table:table-cell office:value-type="float" office:value="2223.2627549055801" table:style-name="ce131">
            <text:p><text:s/>2,223<text:s/></text:p>
          </table:table-cell>
          <table:table-cell office:value-type="float" office:value="2205.0253922350698" table:style-name="ce131">
            <text:p><text:s/>2,205<text:s/></text:p>
          </table:table-cell>
          <table:table-cell office:value-type="float" office:value="2391.0432835299566" table:style-name="ce131">
            <text:p><text:s/>2,391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367.62599999999952" table:style-name="ce131">
            <text:p><text:s/>368<text:s/></text:p>
          </table:table-cell>
          <table:table-cell office:value-type="float" office:value="516.11499999999978" table:style-name="ce131">
            <text:p><text:s/>516<text:s/></text:p>
          </table:table-cell>
          <table:table-cell office:value-type="float" office:value="532.61399999999992" table:style-name="ce131">
            <text:p><text:s/>533<text:s/></text:p>
          </table:table-cell>
          <table:table-cell office:value-type="float" office:value="503.50699999999978" table:style-name="ce131">
            <text:p><text:s/>504<text:s/></text:p>
          </table:table-cell>
          <table:table-cell office:value-type="float" office:value="538.02000000000032" table:style-name="ce131">
            <text:p><text:s/>538<text:s/></text:p>
          </table:table-cell>
          <table:table-cell office:value-type="float" office:value="686.32853412273096" table:style-name="ce131">
            <text:p><text:s/>686<text:s/></text:p>
          </table:table-cell>
          <table:table-cell office:value-type="float" office:value="729.70321854932956" table:style-name="ce131">
            <text:p><text:s/>730<text:s/></text:p>
          </table:table-cell>
          <table:table-cell office:value-type="float" office:value="779.91339333102633" table:style-name="ce131">
            <text:p><text:s/>780<text:s/></text:p>
          </table:table-cell>
          <table:table-cell office:value-type="float" office:value="839.08222268733732" table:style-name="ce131">
            <text:p><text:s/>839<text:s/></text:p>
          </table:table-cell>
          <table:table-cell office:value-type="float" office:value="869.13447774763608" table:style-name="ce131">
            <text:p><text:s/>869<text:s/></text:p>
          </table:table-cell>
          <table:table-cell office:value-type="float" office:value="958.89663555412255" table:style-name="ce131">
            <text:p><text:s/>959<text:s/></text:p>
          </table:table-cell>
          <table:table-cell office:value-type="float" office:value="959.75949741860609" table:style-name="ce131">
            <text:p><text:s/>960<text:s/></text:p>
          </table:table-cell>
          <table:table-cell office:value-type="float" office:value="1037.9698653619803" table:style-name="ce131">
            <text:p><text:s/>1,038<text:s/></text:p>
          </table:table-cell>
          <table:table-cell office:value-type="float" office:value="1136.803788072797" table:style-name="ce131">
            <text:p><text:s/>1,137<text:s/></text:p>
          </table:table-cell>
          <table:table-cell office:value-type="float" office:value="1103.6586786572643" table:style-name="ce131">
            <text:p><text:s/>1,104<text:s/></text:p>
          </table:table-cell>
          <table:table-cell office:value-type="float" office:value="1189.4522836747799" table:style-name="ce131">
            <text:p><text:s/>1,189<text:s/></text:p>
          </table:table-cell>
          <table:table-cell office:value-type="float" office:value="1069.23001258881" table:style-name="ce131">
            <text:p><text:s/>1,069<text:s/></text:p>
          </table:table-cell>
          <table:table-cell office:value-type="float" office:value="947.39109528886104" table:style-name="ce131">
            <text:p><text:s/>94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2.66959871172691" table:style-name="ce131">
            <text:p><text:s/>373<text:s/></text:p>
          </table:table-cell>
          <table:table-cell office:value-type="float" office:value="350.58863755025095" table:style-name="ce131">
            <text:p><text:s/>351<text:s/></text:p>
          </table:table-cell>
          <table:table-cell office:value-type="float" office:value="363.47219761067674" table:style-name="ce131">
            <text:p><text:s/>363<text:s/></text:p>
          </table:table-cell>
          <table:table-cell office:value-type="float" office:value="317.55108442928321" table:style-name="ce131">
            <text:p><text:s/>318<text:s/></text:p>
          </table:table-cell>
          <table:table-cell office:value-type="float" office:value="312.61784287226203" table:style-name="ce131">
            <text:p><text:s/>313<text:s/></text:p>
          </table:table-cell>
          <table:table-cell office:value-type="float" office:value="329.54803672526458" table:style-name="ce131">
            <text:p><text:s/>330<text:s/></text:p>
          </table:table-cell>
          <table:table-cell office:value-type="float" office:value="267.50553147625607" table:style-name="ce131">
            <text:p><text:s/>268<text:s/></text:p>
          </table:table-cell>
          <table:table-cell office:value-type="float" office:value="281.94004313755596" table:style-name="ce131">
            <text:p><text:s/>282<text:s/></text:p>
          </table:table-cell>
          <table:table-cell office:value-type="float" office:value="316.5853809648039" table:style-name="ce131">
            <text:p><text:s/>317<text:s/></text:p>
          </table:table-cell>
          <table:table-cell office:value-type="float" office:value="240.47302658430644" table:style-name="ce131">
            <text:p><text:s/>240<text:s/></text:p>
          </table:table-cell>
          <table:table-cell office:value-type="float" office:value="260.49319884182501" table:style-name="ce131">
            <text:p><text:s/>260<text:s/></text:p>
          </table:table-cell>
          <table:table-cell office:value-type="float" office:value="271.34860751461798" table:style-name="ce131">
            <text:p><text:s/>271<text:s/></text:p>
          </table:table-cell>
          <table:table-cell office:value-type="float" office:value="237.15337561770104" table:style-name="ce131">
            <text:p><text:s/>23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84.61674917058684" table:style-name="ce131">
            <text:p><text:s/>385<text:s/></text:p>
          </table:table-cell>
          <table:table-cell office:value-type="float" office:value="338.8643211411661" table:style-name="ce131">
            <text:p><text:s/>339<text:s/></text:p>
          </table:table-cell>
          <table:table-cell office:value-type="float" office:value="415.21099492588985" table:style-name="ce131">
            <text:p><text:s/>415<text:s/></text:p>
          </table:table-cell>
          <table:table-cell office:value-type="float" office:value="332.12571140680603" table:style-name="ce131">
            <text:p><text:s/>332<text:s/></text:p>
          </table:table-cell>
          <table:table-cell office:value-type="float" office:value="372.91384339644014" table:style-name="ce131">
            <text:p><text:s/>373<text:s/></text:p>
          </table:table-cell>
          <table:table-cell office:value-type="float" office:value="383.34478345870082" table:style-name="ce131">
            <text:p><text:s/>383<text:s/></text:p>
          </table:table-cell>
          <table:table-cell office:value-type="float" office:value="409.36193445668613" table:style-name="ce131">
            <text:p><text:s/>409<text:s/></text:p>
          </table:table-cell>
          <table:table-cell office:value-type="float" office:value="403.95205117785224" table:style-name="ce131">
            <text:p><text:s/>404<text:s/></text:p>
          </table:table-cell>
          <table:table-cell office:value-type="float" office:value="443.76684105406969" table:style-name="ce131">
            <text:p><text:s/>444<text:s/></text:p>
          </table:table-cell>
          <table:table-cell office:value-type="float" office:value="396.19279538299975" table:style-name="ce131">
            <text:p><text:s/>396<text:s/></text:p>
          </table:table-cell>
          <table:table-cell office:value-type="float" office:value="397.62797304906701" table:style-name="ce131">
            <text:p><text:s/>398<text:s/></text:p>
          </table:table-cell>
          <table:table-cell office:value-type="float" office:value="407.364789162958" table:style-name="ce131">
            <text:p><text:s/>407<text:s/></text:p>
          </table:table-cell>
          <table:table-cell office:value-type="float" office:value="327.4564343712795" table:style-name="ce131">
            <text:p><text:s/>32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733.995" table:style-name="ce131">
            <text:p><text:s/>734<text:s/></text:p>
          </table:table-cell>
          <table:table-cell office:value-type="float" office:value="761.63500000000033" table:style-name="ce131">
            <text:p><text:s/>762<text:s/></text:p>
          </table:table-cell>
          <table:table-cell office:value-type="float" office:value="704.24900000000002" table:style-name="ce131">
            <text:p><text:s/>704<text:s/></text:p>
          </table:table-cell>
          <table:table-cell office:value-type="float" office:value="748.96100000000081" table:style-name="ce131">
            <text:p><text:s/>749<text:s/></text:p>
          </table:table-cell>
          <table:table-cell office:value-type="float" office:value="721.09899999999948" table:style-name="ce131">
            <text:p><text:s/>721<text:s/></text:p>
          </table:table-cell>
          <table:table-cell office:value-type="float" office:value="757.28634788231318" table:style-name="ce131">
            <text:p><text:s/>757<text:s/></text:p>
          </table:table-cell>
          <table:table-cell office:value-type="float" office:value="689.45295869141751" table:style-name="ce131">
            <text:p><text:s/>689<text:s/></text:p>
          </table:table-cell>
          <table:table-cell office:value-type="float" office:value="778.68319253656659" table:style-name="ce131">
            <text:p><text:s/>779<text:s/></text:p>
          </table:table-cell>
          <table:table-cell office:value-type="float" office:value="649.67679583608935" table:style-name="ce131">
            <text:p><text:s/>650<text:s/></text:p>
          </table:table-cell>
          <table:table-cell office:value-type="float" office:value="685.53168626870274" table:style-name="ce131">
            <text:p><text:s/>686<text:s/></text:p>
          </table:table-cell>
          <table:table-cell office:value-type="float" office:value="712.89282018396602" table:style-name="ce131">
            <text:p><text:s/>713<text:s/></text:p>
          </table:table-cell>
          <table:table-cell office:value-type="float" office:value="676.86746593294276" table:style-name="ce131">
            <text:p><text:s/>677<text:s/></text:p>
          </table:table-cell>
          <table:table-cell office:value-type="float" office:value="685.89209431540792" table:style-name="ce131">
            <text:p><text:s/>686<text:s/></text:p>
          </table:table-cell>
          <table:table-cell office:value-type="float" office:value="760.35222201887302" table:style-name="ce131">
            <text:p><text:s/>760<text:s/></text:p>
          </table:table-cell>
          <table:table-cell office:value-type="float" office:value="636.66582196730621" table:style-name="ce131">
            <text:p><text:s/>637<text:s/></text:p>
          </table:table-cell>
          <table:table-cell office:value-type="float" office:value="658.12117189089304" table:style-name="ce131">
            <text:p><text:s/>658<text:s/></text:p>
          </table:table-cell>
          <table:table-cell office:value-type="float" office:value="678.71339667757502" table:style-name="ce131">
            <text:p><text:s/>679<text:s/></text:p>
          </table:table-cell>
          <table:table-cell office:value-type="float" office:value="564.6098099889806" table:style-name="ce131">
            <text:p><text:s/>565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23">
            <text:p>all 35-44</text:p>
          </table:table-cell>
          <table:table-cell office:value-type="float" office:value="4290.0699999999961" table:style-name="ce132">
            <text:p><text:s/>4,290<text:s/></text:p>
          </table:table-cell>
          <table:table-cell office:value-type="float" office:value="4486.7360000000081" table:style-name="ce132">
            <text:p><text:s/>4,487<text:s/></text:p>
          </table:table-cell>
          <table:table-cell office:value-type="float" office:value="4583.6699999999955" table:style-name="ce132">
            <text:p><text:s/>4,584<text:s/></text:p>
          </table:table-cell>
          <table:table-cell office:value-type="float" office:value="4409.5080000000025" table:style-name="ce132">
            <text:p><text:s/>4,410<text:s/></text:p>
          </table:table-cell>
          <table:table-cell office:value-type="float" office:value="4291.1350000000002" table:style-name="ce132">
            <text:p><text:s/>4,291<text:s/></text:p>
          </table:table-cell>
          <table:table-cell office:value-type="float" office:value="4391.589096614226" table:style-name="ce132">
            <text:p><text:s/>4,392<text:s/></text:p>
          </table:table-cell>
          <table:table-cell office:value-type="float" office:value="4274.6164597227435" table:style-name="ce132">
            <text:p><text:s/>4,275<text:s/></text:p>
          </table:table-cell>
          <table:table-cell office:value-type="float" office:value="4225.2834478797158" table:style-name="ce132">
            <text:p><text:s/>4,225<text:s/></text:p>
          </table:table-cell>
          <table:table-cell office:value-type="float" office:value="4093.8328905276621" table:style-name="ce132">
            <text:p><text:s/>4,094<text:s/></text:p>
          </table:table-cell>
          <table:table-cell office:value-type="float" office:value="4064.6901602453418" table:style-name="ce132">
            <text:p><text:s/>4,065<text:s/></text:p>
          </table:table-cell>
          <table:table-cell office:value-type="float" office:value="4055.0780838756718" table:style-name="ce132">
            <text:p><text:s/>4,055<text:s/></text:p>
          </table:table-cell>
          <table:table-cell office:value-type="float" office:value="3978.1041315094058" table:style-name="ce132">
            <text:p><text:s/>3,978<text:s/></text:p>
          </table:table-cell>
          <table:table-cell office:value-type="float" office:value="3934.4551264883612" table:style-name="ce132">
            <text:p><text:s/>3,934<text:s/></text:p>
          </table:table-cell>
          <table:table-cell office:value-type="float" office:value="3988.7597761819497" table:style-name="ce132">
            <text:p><text:s/>3,989<text:s/></text:p>
          </table:table-cell>
          <table:table-cell office:value-type="float" office:value="4003.2753034663701" table:style-name="ce132">
            <text:p><text:s/>4,003<text:s/></text:p>
          </table:table-cell>
          <table:table-cell office:value-type="float" office:value="4070.8362104712501" table:style-name="ce132">
            <text:p><text:s/>4,071<text:s/></text:p>
          </table:table-cell>
          <table:table-cell office:value-type="float" office:value="3952.9688015014499" table:style-name="ce132">
            <text:p><text:s/>3,953<text:s/></text:p>
          </table:table-cell>
          <table:table-cell office:value-type="float" office:value="3903.0441888077958" table:style-name="ce132">
            <text:p><text:s/>3,903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86"/>
          <table:table-cell table:number-columns-repeated="10" table:style-name="ce79"/>
          <table:table-cell table:style-name="ce178"/>
          <table:table-cell table:number-columns-repeated="7" table:style-name="ce179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712.48299999999983" table:style-name="ce131">
            <text:p><text:s/>712<text:s/></text:p>
          </table:table-cell>
          <table:table-cell office:value-type="float" office:value="753.1160000000001" table:style-name="ce131">
            <text:p><text:s/>753<text:s/></text:p>
          </table:table-cell>
          <table:table-cell office:value-type="float" office:value="787.65500000000054" table:style-name="ce131">
            <text:p><text:s/>788<text:s/></text:p>
          </table:table-cell>
          <table:table-cell office:value-type="float" office:value="762.34099999999921" table:style-name="ce131">
            <text:p><text:s/>762<text:s/></text:p>
          </table:table-cell>
          <table:table-cell office:value-type="float" office:value="885.19100000000037" table:style-name="ce131">
            <text:p><text:s/>885<text:s/></text:p>
          </table:table-cell>
          <table:table-cell office:value-type="float" office:value="759.27864572007445" table:style-name="ce131">
            <text:p><text:s/>759<text:s/></text:p>
          </table:table-cell>
          <table:table-cell office:value-type="float" office:value="773.32624735789034" table:style-name="ce131">
            <text:p><text:s/>773<text:s/></text:p>
          </table:table-cell>
          <table:table-cell office:value-type="float" office:value="792.86038852221498" table:style-name="ce131">
            <text:p><text:s/>793<text:s/></text:p>
          </table:table-cell>
          <table:table-cell office:value-type="float" office:value="799.60571611623152" table:style-name="ce131">
            <text:p><text:s/>800<text:s/></text:p>
          </table:table-cell>
          <table:table-cell office:value-type="float" office:value="723.45396694665715" table:style-name="ce131">
            <text:p><text:s/>723<text:s/></text:p>
          </table:table-cell>
          <table:table-cell office:value-type="float" office:value="800.52206021517861" table:style-name="ce131">
            <text:p><text:s/>801<text:s/></text:p>
          </table:table-cell>
          <table:table-cell office:value-type="float" office:value="856.27573180963793" table:style-name="ce131">
            <text:p><text:s/>856<text:s/></text:p>
          </table:table-cell>
          <table:table-cell office:value-type="float" office:value="867.03909975432634" table:style-name="ce131">
            <text:p><text:s/>867<text:s/></text:p>
          </table:table-cell>
          <table:table-cell office:value-type="float" office:value="934.79173396842941" table:style-name="ce131">
            <text:p><text:s/>935<text:s/></text:p>
          </table:table-cell>
          <table:table-cell office:value-type="float" office:value="781.9183590439892" table:style-name="ce131">
            <text:p><text:s/>782<text:s/></text:p>
          </table:table-cell>
          <table:table-cell office:value-type="float" office:value="784.29568603487905" table:style-name="ce131">
            <text:p><text:s/>784<text:s/></text:p>
          </table:table-cell>
          <table:table-cell office:value-type="float" office:value="832.77527526269705" table:style-name="ce131">
            <text:p><text:s/>833<text:s/></text:p>
          </table:table-cell>
          <table:table-cell office:value-type="float" office:value="789.05223516902799" table:style-name="ce131">
            <text:p><text:s/>789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2460.9850000000006" table:style-name="ce131">
            <text:p><text:s/>2,461<text:s/></text:p>
          </table:table-cell>
          <table:table-cell office:value-type="float" office:value="2232.0969999999993" table:style-name="ce131">
            <text:p><text:s/>2,232<text:s/></text:p>
          </table:table-cell>
          <table:table-cell office:value-type="float" office:value="2343.7329999999979" table:style-name="ce131">
            <text:p><text:s/>2,344<text:s/></text:p>
          </table:table-cell>
          <table:table-cell office:value-type="float" office:value="2254.369999999999" table:style-name="ce131">
            <text:p><text:s/>2,254<text:s/></text:p>
          </table:table-cell>
          <table:table-cell office:value-type="float" office:value="2310.7019999999998" table:style-name="ce131">
            <text:p><text:s/>2,311<text:s/></text:p>
          </table:table-cell>
          <table:table-cell office:value-type="float" office:value="2236.69261061314" table:style-name="ce131">
            <text:p><text:s/>2,237<text:s/></text:p>
          </table:table-cell>
          <table:table-cell office:value-type="float" office:value="2283.7539333247068" table:style-name="ce131">
            <text:p><text:s/>2,284<text:s/></text:p>
          </table:table-cell>
          <table:table-cell office:value-type="float" office:value="2356.62350278744" table:style-name="ce131">
            <text:p><text:s/>2,357<text:s/></text:p>
          </table:table-cell>
          <table:table-cell office:value-type="float" office:value="2383.4381351021266" table:style-name="ce131">
            <text:p><text:s/>2,383<text:s/></text:p>
          </table:table-cell>
          <table:table-cell office:value-type="float" office:value="2360.8121258858059" table:style-name="ce131">
            <text:p><text:s/>2,361<text:s/></text:p>
          </table:table-cell>
          <table:table-cell office:value-type="float" office:value="2251.1339993673951" table:style-name="ce131">
            <text:p><text:s/>2,251<text:s/></text:p>
          </table:table-cell>
          <table:table-cell office:value-type="float" office:value="2260.948211001732" table:style-name="ce131">
            <text:p><text:s/>2,261<text:s/></text:p>
          </table:table-cell>
          <table:table-cell office:value-type="float" office:value="2180.0882463167632" table:style-name="ce131">
            <text:p><text:s/>2,180<text:s/></text:p>
          </table:table-cell>
          <table:table-cell office:value-type="float" office:value="2122.3069226568969" table:style-name="ce131">
            <text:p><text:s/>2,122<text:s/></text:p>
          </table:table-cell>
          <table:table-cell office:value-type="float" office:value="2241.4886451912621" table:style-name="ce131">
            <text:p><text:s/>2,241<text:s/></text:p>
          </table:table-cell>
          <table:table-cell office:value-type="float" office:value="2221.9380733172102" table:style-name="ce131">
            <text:p><text:s/>2,222<text:s/></text:p>
          </table:table-cell>
          <table:table-cell office:value-type="float" office:value="2259.2814802182502" table:style-name="ce131">
            <text:p><text:s/>2,259<text:s/></text:p>
          </table:table-cell>
          <table:table-cell office:value-type="float" office:value="2070.3790347051845" table:style-name="ce131">
            <text:p><text:s/>2,070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3173.4680000000003" table:style-name="ce131">
            <text:p><text:s/>3,173<text:s/></text:p>
          </table:table-cell>
          <table:table-cell office:value-type="float" office:value="2985.2129999999993" table:style-name="ce131">
            <text:p><text:s/>2,985<text:s/></text:p>
          </table:table-cell>
          <table:table-cell office:value-type="float" office:value="3131.3879999999986" table:style-name="ce131">
            <text:p><text:s/>3,131<text:s/></text:p>
          </table:table-cell>
          <table:table-cell office:value-type="float" office:value="3016.7109999999984" table:style-name="ce131">
            <text:p><text:s/>3,017<text:s/></text:p>
          </table:table-cell>
          <table:table-cell office:value-type="float" office:value="3195.893" table:style-name="ce131">
            <text:p><text:s/>3,196<text:s/></text:p>
          </table:table-cell>
          <table:table-cell office:value-type="float" office:value="2995.9712563332146" table:style-name="ce131">
            <text:p><text:s/>2,996<text:s/></text:p>
          </table:table-cell>
          <table:table-cell office:value-type="float" office:value="3057.0801806825971" table:style-name="ce131">
            <text:p><text:s/>3,057<text:s/></text:p>
          </table:table-cell>
          <table:table-cell office:value-type="float" office:value="3149.4838913096551" table:style-name="ce131">
            <text:p><text:s/>3,149<text:s/></text:p>
          </table:table-cell>
          <table:table-cell office:value-type="float" office:value="3183.0438512183582" table:style-name="ce131">
            <text:p><text:s/>3,183<text:s/></text:p>
          </table:table-cell>
          <table:table-cell office:value-type="float" office:value="3084.2660928324631" table:style-name="ce131">
            <text:p><text:s/>3,084<text:s/></text:p>
          </table:table-cell>
          <table:table-cell office:value-type="float" office:value="3051.6560595825736" table:style-name="ce131">
            <text:p><text:s/>3,052<text:s/></text:p>
          </table:table-cell>
          <table:table-cell office:value-type="float" office:value="3117.2239428113699" table:style-name="ce131">
            <text:p><text:s/>3,117<text:s/></text:p>
          </table:table-cell>
          <table:table-cell office:value-type="float" office:value="3047.1273460710886" table:style-name="ce131">
            <text:p><text:s/>3,047<text:s/></text:p>
          </table:table-cell>
          <table:table-cell office:value-type="float" office:value="3057.0986566253268" table:style-name="ce131">
            <text:p><text:s/>3,057<text:s/></text:p>
          </table:table-cell>
          <table:table-cell office:value-type="float" office:value="3023.4070042352573" table:style-name="ce131">
            <text:p><text:s/>3,023<text:s/></text:p>
          </table:table-cell>
          <table:table-cell office:value-type="float" office:value="3006.2337593520901" table:style-name="ce131">
            <text:p><text:s/>3,006<text:s/></text:p>
          </table:table-cell>
          <table:table-cell office:value-type="float" office:value="3092.05675548095" table:style-name="ce131">
            <text:p><text:s/>3,092<text:s/></text:p>
          </table:table-cell>
          <table:table-cell office:value-type="float" office:value="2859.431269874216" table:style-name="ce131">
            <text:p><text:s/>2,859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211.1279999999999" table:style-name="ce131">
            <text:p><text:s/>211<text:s/></text:p>
          </table:table-cell>
          <table:table-cell office:value-type="float" office:value="318.74900000000002" table:style-name="ce131">
            <text:p><text:s/>319<text:s/></text:p>
          </table:table-cell>
          <table:table-cell office:value-type="float" office:value="243.83100000000002" table:style-name="ce131">
            <text:p><text:s/>244<text:s/></text:p>
          </table:table-cell>
          <table:table-cell office:value-type="float" office:value="316.76599999999985" table:style-name="ce131">
            <text:p><text:s/>317<text:s/></text:p>
          </table:table-cell>
          <table:table-cell office:value-type="float" office:value="355.01699999999994" table:style-name="ce131">
            <text:p><text:s/>355<text:s/></text:p>
          </table:table-cell>
          <table:table-cell office:value-type="float" office:value="380.08302780429995" table:style-name="ce131">
            <text:p><text:s/>380<text:s/></text:p>
          </table:table-cell>
          <table:table-cell office:value-type="float" office:value="454.72705467189809" table:style-name="ce131">
            <text:p><text:s/>455<text:s/></text:p>
          </table:table-cell>
          <table:table-cell office:value-type="float" office:value="460.51704607935636" table:style-name="ce131">
            <text:p><text:s/>461<text:s/></text:p>
          </table:table-cell>
          <table:table-cell office:value-type="float" office:value="530.1315161521004" table:style-name="ce131">
            <text:p><text:s/>530<text:s/></text:p>
          </table:table-cell>
          <table:table-cell office:value-type="float" office:value="512.26738721334129" table:style-name="ce131">
            <text:p><text:s/>512<text:s/></text:p>
          </table:table-cell>
          <table:table-cell office:value-type="float" office:value="662.27293353486107" table:style-name="ce131">
            <text:p><text:s/>662<text:s/></text:p>
          </table:table-cell>
          <table:table-cell office:value-type="float" office:value="621.7833163023214" table:style-name="ce131">
            <text:p><text:s/>622<text:s/></text:p>
          </table:table-cell>
          <table:table-cell office:value-type="float" office:value="674.01728216375182" table:style-name="ce131">
            <text:p><text:s/>674<text:s/></text:p>
          </table:table-cell>
          <table:table-cell office:value-type="float" office:value="728.56608119714292" table:style-name="ce131">
            <text:p><text:s/>729<text:s/></text:p>
          </table:table-cell>
          <table:table-cell office:value-type="float" office:value="718.83615237333311" table:style-name="ce131">
            <text:p><text:s/>719<text:s/></text:p>
          </table:table-cell>
          <table:table-cell office:value-type="float" office:value="700.979097632773" table:style-name="ce131">
            <text:p><text:s/>701<text:s/></text:p>
          </table:table-cell>
          <table:table-cell office:value-type="float" office:value="707.68641920438199" table:style-name="ce131">
            <text:p><text:s/>708<text:s/></text:p>
          </table:table-cell>
          <table:table-cell office:value-type="float" office:value="691.13656443397826" table:style-name="ce131">
            <text:p><text:s/>691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18.23049106800443" table:style-name="ce131">
            <text:p><text:s/>318<text:s/></text:p>
          </table:table-cell>
          <table:table-cell office:value-type="float" office:value="291.74528554912166" table:style-name="ce131">
            <text:p><text:s/>292<text:s/></text:p>
          </table:table-cell>
          <table:table-cell office:value-type="float" office:value="328.37521684911025" table:style-name="ce131">
            <text:p><text:s/>328<text:s/></text:p>
          </table:table-cell>
          <table:table-cell office:value-type="float" office:value="326.49705461418841" table:style-name="ce131">
            <text:p><text:s/>326<text:s/></text:p>
          </table:table-cell>
          <table:table-cell office:value-type="float" office:value="331.91522367700259" table:style-name="ce131">
            <text:p><text:s/>332<text:s/></text:p>
          </table:table-cell>
          <table:table-cell office:value-type="float" office:value="312.30882188921157" table:style-name="ce131">
            <text:p><text:s/>312<text:s/></text:p>
          </table:table-cell>
          <table:table-cell office:value-type="float" office:value="328.71299554121083" table:style-name="ce131">
            <text:p><text:s/>329<text:s/></text:p>
          </table:table-cell>
          <table:table-cell office:value-type="float" office:value="344.79668849542679" table:style-name="ce131">
            <text:p><text:s/>345<text:s/></text:p>
          </table:table-cell>
          <table:table-cell office:value-type="float" office:value="313.89358396862582" table:style-name="ce131">
            <text:p><text:s/>314<text:s/></text:p>
          </table:table-cell>
          <table:table-cell office:value-type="float" office:value="360.32979878571729" table:style-name="ce131">
            <text:p><text:s/>360<text:s/></text:p>
          </table:table-cell>
          <table:table-cell office:value-type="float" office:value="342.01426305202398" table:style-name="ce131">
            <text:p><text:s/>342<text:s/></text:p>
          </table:table-cell>
          <table:table-cell office:value-type="float" office:value="336.46579880056402" table:style-name="ce131">
            <text:p><text:s/>336<text:s/></text:p>
          </table:table-cell>
          <table:table-cell office:value-type="float" office:value="394.14239611577642" table:style-name="ce131">
            <text:p><text:s/>394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49.02632938573504" table:style-name="ce131">
            <text:p><text:s/>349<text:s/></text:p>
          </table:table-cell>
          <table:table-cell office:value-type="float" office:value="331.77390440390286" table:style-name="ce131">
            <text:p><text:s/>332<text:s/></text:p>
          </table:table-cell>
          <table:table-cell office:value-type="float" office:value="346.13220134755244" table:style-name="ce131">
            <text:p><text:s/>346<text:s/></text:p>
          </table:table-cell>
          <table:table-cell office:value-type="float" office:value="404.32982056331826" table:style-name="ce131">
            <text:p><text:s/>404<text:s/></text:p>
          </table:table-cell>
          <table:table-cell office:value-type="float" office:value="356.53330250589744" table:style-name="ce131">
            <text:p><text:s/>357<text:s/></text:p>
          </table:table-cell>
          <table:table-cell office:value-type="float" office:value="474.12253770898565" table:style-name="ce131">
            <text:p><text:s/>474<text:s/></text:p>
          </table:table-cell>
          <table:table-cell office:value-type="float" office:value="465.30234676589828" table:style-name="ce131">
            <text:p><text:s/>465<text:s/></text:p>
          </table:table-cell>
          <table:table-cell office:value-type="float" office:value="494.38447540619501" table:style-name="ce131">
            <text:p><text:s/>494<text:s/></text:p>
          </table:table-cell>
          <table:table-cell office:value-type="float" office:value="460.07749318842787" table:style-name="ce131">
            <text:p><text:s/>460<text:s/></text:p>
          </table:table-cell>
          <table:table-cell office:value-type="float" office:value="444.11086364284796" table:style-name="ce131">
            <text:p><text:s/>444<text:s/></text:p>
          </table:table-cell>
          <table:table-cell office:value-type="float" office:value="471.58207327641202" table:style-name="ce131">
            <text:p><text:s/>472<text:s/></text:p>
          </table:table-cell>
          <table:table-cell office:value-type="float" office:value="524.51620831015998" table:style-name="ce131">
            <text:p><text:s/>525<text:s/></text:p>
          </table:table-cell>
          <table:table-cell office:value-type="float" office:value="480.0576431551583" table:style-name="ce131">
            <text:p><text:s/>480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552.10399999999993" table:style-name="ce131">
            <text:p><text:s/>552<text:s/></text:p>
          </table:table-cell>
          <table:table-cell office:value-type="float" office:value="548.57600000000025" table:style-name="ce131">
            <text:p><text:s/>549<text:s/></text:p>
          </table:table-cell>
          <table:table-cell office:value-type="float" office:value="535.09299999999985" table:style-name="ce131">
            <text:p><text:s/>535<text:s/></text:p>
          </table:table-cell>
          <table:table-cell office:value-type="float" office:value="587.26700000000028" table:style-name="ce131">
            <text:p><text:s/>587<text:s/></text:p>
          </table:table-cell>
          <table:table-cell office:value-type="float" office:value="579.34100000000012" table:style-name="ce131">
            <text:p><text:s/>579<text:s/></text:p>
          </table:table-cell>
          <table:table-cell office:value-type="float" office:value="667.25682045373935" table:style-name="ce131">
            <text:p><text:s/>667<text:s/></text:p>
          </table:table-cell>
          <table:table-cell office:value-type="float" office:value="623.51918995302424" table:style-name="ce131">
            <text:p><text:s/>624<text:s/></text:p>
          </table:table-cell>
          <table:table-cell office:value-type="float" office:value="674.5074181966628" table:style-name="ce131">
            <text:p><text:s/>675<text:s/></text:p>
          </table:table-cell>
          <table:table-cell office:value-type="float" office:value="730.82687517750662" table:style-name="ce131">
            <text:p><text:s/>731<text:s/></text:p>
          </table:table-cell>
          <table:table-cell office:value-type="float" office:value="688.44852618289951" table:style-name="ce131">
            <text:p><text:s/>688<text:s/></text:p>
          </table:table-cell>
          <table:table-cell office:value-type="float" office:value="786.4313595981979" table:style-name="ce131">
            <text:p><text:s/>786<text:s/></text:p>
          </table:table-cell>
          <table:table-cell office:value-type="float" office:value="794.01534230710888" table:style-name="ce131">
            <text:p><text:s/>794<text:s/></text:p>
          </table:table-cell>
          <table:table-cell office:value-type="float" office:value="839.18116390162209" table:style-name="ce131">
            <text:p><text:s/>839<text:s/></text:p>
          </table:table-cell>
          <table:table-cell office:value-type="float" office:value="773.97107715705306" table:style-name="ce131">
            <text:p><text:s/>774<text:s/></text:p>
          </table:table-cell>
          <table:table-cell office:value-type="float" office:value="804.44066242856434" table:style-name="ce131">
            <text:p><text:s/>804<text:s/></text:p>
          </table:table-cell>
          <table:table-cell office:value-type="float" office:value="813.596336328436" table:style-name="ce131">
            <text:p><text:s/>814<text:s/></text:p>
          </table:table-cell>
          <table:table-cell office:value-type="float" office:value="860.982007110724" table:style-name="ce131">
            <text:p><text:s/>861<text:s/></text:p>
          </table:table-cell>
          <table:table-cell office:value-type="float" office:value="874.20003927093455" table:style-name="ce131">
            <text:p><text:s/>874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23">
            <text:p>all 45-54</text:p>
          </table:table-cell>
          <table:table-cell office:value-type="float" office:value="3936.6999999999966" table:style-name="ce132">
            <text:p><text:s/>3,937<text:s/></text:p>
          </table:table-cell>
          <table:table-cell office:value-type="float" office:value="3852.5380000000023" table:style-name="ce132">
            <text:p><text:s/>3,853<text:s/></text:p>
          </table:table-cell>
          <table:table-cell office:value-type="float" office:value="3910.3120000000004" table:style-name="ce132">
            <text:p><text:s/>3,910<text:s/></text:p>
          </table:table-cell>
          <table:table-cell office:value-type="float" office:value="3920.7439999999974" table:style-name="ce132">
            <text:p><text:s/>3,921<text:s/></text:p>
          </table:table-cell>
          <table:table-cell office:value-type="float" office:value="4130.2509999999984" table:style-name="ce132">
            <text:p><text:s/>4,130<text:s/></text:p>
          </table:table-cell>
          <table:table-cell office:value-type="float" office:value="4043.3111045912392" table:style-name="ce132">
            <text:p><text:s/>4,043<text:s/></text:p>
          </table:table-cell>
          <table:table-cell office:value-type="float" office:value="4135.3264253075113" table:style-name="ce132">
            <text:p><text:s/>4,135<text:s/></text:p>
          </table:table-cell>
          <table:table-cell office:value-type="float" office:value="4284.50835558567" table:style-name="ce132">
            <text:p><text:s/>4,285<text:s/></text:p>
          </table:table-cell>
          <table:table-cell office:value-type="float" office:value="4444.0022425479638" table:style-name="ce132">
            <text:p><text:s/>4,444<text:s/></text:p>
          </table:table-cell>
          <table:table-cell office:value-type="float" office:value="4284.9820062287099" table:style-name="ce132">
            <text:p><text:s/>4,285<text:s/></text:p>
          </table:table-cell>
          <table:table-cell office:value-type="float" office:value="4500.360352715622" table:style-name="ce132">
            <text:p><text:s/>4,500<text:s/></text:p>
          </table:table-cell>
          <table:table-cell office:value-type="float" office:value="4533.022601420801" table:style-name="ce132">
            <text:p><text:s/>4,533<text:s/></text:p>
          </table:table-cell>
          <table:table-cell office:value-type="float" office:value="4560.3257921364639" table:style-name="ce132">
            <text:p><text:s/>4,560<text:s/></text:p>
          </table:table-cell>
          <table:table-cell office:value-type="float" office:value="4559.6358149795233" table:style-name="ce132">
            <text:p><text:s/>4,560<text:s/></text:p>
          </table:table-cell>
          <table:table-cell office:value-type="float" office:value="4546.6838190371518" table:style-name="ce132">
            <text:p><text:s/>4,547<text:s/></text:p>
          </table:table-cell>
          <table:table-cell office:value-type="float" office:value="4520.8091933133001" table:style-name="ce132">
            <text:p><text:s/>4,521<text:s/></text:p>
          </table:table-cell>
          <table:table-cell office:value-type="float" office:value="4660.7251817960596" table:style-name="ce132">
            <text:p><text:s/>4,661<text:s/></text:p>
          </table:table-cell>
          <table:table-cell office:value-type="float" office:value="4424.7678735791287" table:style-name="ce132">
            <text:p><text:s/>4,425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86"/>
          <table:table-cell table:number-columns-repeated="10" table:style-name="ce79"/>
          <table:table-cell table:style-name="ce178"/>
          <table:table-cell table:number-columns-repeated="7" table:style-name="ce179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1679.0539999999994" table:style-name="ce131">
            <text:p><text:s/>1,679<text:s/></text:p>
          </table:table-cell>
          <table:table-cell office:value-type="float" office:value="1793.1989999999998" table:style-name="ce131">
            <text:p><text:s/>1,793<text:s/></text:p>
          </table:table-cell>
          <table:table-cell office:value-type="float" office:value="1586.173" table:style-name="ce131">
            <text:p><text:s/>1,586<text:s/></text:p>
          </table:table-cell>
          <table:table-cell office:value-type="float" office:value="2016.0879999999988" table:style-name="ce131">
            <text:p><text:s/>2,016<text:s/></text:p>
          </table:table-cell>
          <table:table-cell office:value-type="float" office:value="1861.7859999999989" table:style-name="ce131">
            <text:p><text:s/>1,862<text:s/></text:p>
          </table:table-cell>
          <table:table-cell office:value-type="float" office:value="1752.2323636986935" table:style-name="ce131">
            <text:p><text:s/>1,752<text:s/></text:p>
          </table:table-cell>
          <table:table-cell office:value-type="float" office:value="1742.1120323909715" table:style-name="ce131">
            <text:p><text:s/>1,742<text:s/></text:p>
          </table:table-cell>
          <table:table-cell office:value-type="float" office:value="1787.5346178214613" table:style-name="ce131">
            <text:p><text:s/>1,788<text:s/></text:p>
          </table:table-cell>
          <table:table-cell office:value-type="float" office:value="1741.7383160668157" table:style-name="ce131">
            <text:p><text:s/>1,742<text:s/></text:p>
          </table:table-cell>
          <table:table-cell office:value-type="float" office:value="1768.4681654414464" table:style-name="ce131">
            <text:p><text:s/>1,768<text:s/></text:p>
          </table:table-cell>
          <table:table-cell office:value-type="float" office:value="1762.053063310678" table:style-name="ce131">
            <text:p><text:s/>1,762<text:s/></text:p>
          </table:table-cell>
          <table:table-cell office:value-type="float" office:value="1685.9882197075201" table:style-name="ce131">
            <text:p><text:s/>1,686<text:s/></text:p>
          </table:table-cell>
          <table:table-cell office:value-type="float" office:value="1724.1974715511747" table:style-name="ce131">
            <text:p><text:s/>1,724<text:s/></text:p>
          </table:table-cell>
          <table:table-cell office:value-type="float" office:value="1807.2176559468489" table:style-name="ce131">
            <text:p><text:s/>1,807<text:s/></text:p>
          </table:table-cell>
          <table:table-cell office:value-type="float" office:value="1693.8312556309997" table:style-name="ce131">
            <text:p><text:s/>1,694<text:s/></text:p>
          </table:table-cell>
          <table:table-cell office:value-type="float" office:value="1824.7190214909499" table:style-name="ce131">
            <text:p><text:s/>1,825<text:s/></text:p>
          </table:table-cell>
          <table:table-cell office:value-type="float" office:value="1907.1062912402999" table:style-name="ce131">
            <text:p><text:s/>1,907<text:s/></text:p>
          </table:table-cell>
          <table:table-cell office:value-type="float" office:value="1987.58937103328" table:style-name="ce131">
            <text:p><text:s/>1,988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1242.5949999999996" table:style-name="ce131">
            <text:p><text:s/>1,243<text:s/></text:p>
          </table:table-cell>
          <table:table-cell office:value-type="float" office:value="1169.0170000000005" table:style-name="ce131">
            <text:p><text:s/>1,169<text:s/></text:p>
          </table:table-cell>
          <table:table-cell office:value-type="float" office:value="1200.2940000000008" table:style-name="ce131">
            <text:p><text:s/>1,200<text:s/></text:p>
          </table:table-cell>
          <table:table-cell office:value-type="float" office:value="1331.1430000000003" table:style-name="ce131">
            <text:p><text:s/>1,331<text:s/></text:p>
          </table:table-cell>
          <table:table-cell office:value-type="float" office:value="1167.4489999999998" table:style-name="ce131">
            <text:p><text:s/>1,167<text:s/></text:p>
          </table:table-cell>
          <table:table-cell office:value-type="float" office:value="1070.9311164822032" table:style-name="ce131">
            <text:p><text:s/>1,071<text:s/></text:p>
          </table:table-cell>
          <table:table-cell office:value-type="float" office:value="1036.0732161086776" table:style-name="ce131">
            <text:p><text:s/>1,036<text:s/></text:p>
          </table:table-cell>
          <table:table-cell office:value-type="float" office:value="1081.4007609094338" table:style-name="ce131">
            <text:p><text:s/>1,081<text:s/></text:p>
          </table:table-cell>
          <table:table-cell office:value-type="float" office:value="1031.7997483473009" table:style-name="ce131">
            <text:p><text:s/>1,032<text:s/></text:p>
          </table:table-cell>
          <table:table-cell office:value-type="float" office:value="1011.9015243193486" table:style-name="ce131">
            <text:p><text:s/>1,012<text:s/></text:p>
          </table:table-cell>
          <table:table-cell office:value-type="float" office:value="1024.6202104816352" table:style-name="ce131">
            <text:p><text:s/>1,025<text:s/></text:p>
          </table:table-cell>
          <table:table-cell office:value-type="float" office:value="1007.1380217977295" table:style-name="ce131">
            <text:p><text:s/>1,007<text:s/></text:p>
          </table:table-cell>
          <table:table-cell office:value-type="float" office:value="1005.2055541718153" table:style-name="ce131">
            <text:p><text:s/>1,005<text:s/></text:p>
          </table:table-cell>
          <table:table-cell office:value-type="float" office:value="1089.8618751427662" table:style-name="ce131">
            <text:p><text:s/>1,090<text:s/></text:p>
          </table:table-cell>
          <table:table-cell office:value-type="float" office:value="1151.1212653987045" table:style-name="ce131">
            <text:p><text:s/>1,151<text:s/></text:p>
          </table:table-cell>
          <table:table-cell office:value-type="float" office:value="1110.33666875839" table:style-name="ce131">
            <text:p><text:s/>1,110<text:s/></text:p>
          </table:table-cell>
          <table:table-cell office:value-type="float" office:value="1098.76828284056" table:style-name="ce131">
            <text:p><text:s/>1,099<text:s/></text:p>
          </table:table-cell>
          <table:table-cell office:value-type="float" office:value="991.48517406833264" table:style-name="ce131">
            <text:p><text:s/>991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2921.648999999999" table:style-name="ce131">
            <text:p><text:s/>2,922<text:s/></text:p>
          </table:table-cell>
          <table:table-cell office:value-type="float" office:value="2962.2160000000003" table:style-name="ce131">
            <text:p><text:s/>2,962<text:s/></text:p>
          </table:table-cell>
          <table:table-cell office:value-type="float" office:value="2786.4670000000006" table:style-name="ce131">
            <text:p><text:s/>2,786<text:s/></text:p>
          </table:table-cell>
          <table:table-cell office:value-type="float" office:value="3347.2309999999989" table:style-name="ce131">
            <text:p><text:s/>3,347<text:s/></text:p>
          </table:table-cell>
          <table:table-cell office:value-type="float" office:value="3029.2349999999988" table:style-name="ce131">
            <text:p><text:s/>3,029<text:s/></text:p>
          </table:table-cell>
          <table:table-cell office:value-type="float" office:value="2823.1634801808968" table:style-name="ce131">
            <text:p><text:s/>2,823<text:s/></text:p>
          </table:table-cell>
          <table:table-cell office:value-type="float" office:value="2778.1852484996489" table:style-name="ce131">
            <text:p><text:s/>2,778<text:s/></text:p>
          </table:table-cell>
          <table:table-cell office:value-type="float" office:value="2868.9353787308951" table:style-name="ce131">
            <text:p><text:s/>2,869<text:s/></text:p>
          </table:table-cell>
          <table:table-cell office:value-type="float" office:value="2773.5380644141169" table:style-name="ce131">
            <text:p><text:s/>2,774<text:s/></text:p>
          </table:table-cell>
          <table:table-cell office:value-type="float" office:value="2780.3696897607952" table:style-name="ce131">
            <text:p><text:s/>2,780<text:s/></text:p>
          </table:table-cell>
          <table:table-cell office:value-type="float" office:value="2786.673273792313" table:style-name="ce131">
            <text:p><text:s/>2,787<text:s/></text:p>
          </table:table-cell>
          <table:table-cell office:value-type="float" office:value="2693.1262415052497" table:style-name="ce131">
            <text:p><text:s/>2,693<text:s/></text:p>
          </table:table-cell>
          <table:table-cell office:value-type="float" office:value="2729.4030257229929" table:style-name="ce131">
            <text:p><text:s/>2,729<text:s/></text:p>
          </table:table-cell>
          <table:table-cell office:value-type="float" office:value="2897.0795310896146" table:style-name="ce131">
            <text:p><text:s/>2,897<text:s/></text:p>
          </table:table-cell>
          <table:table-cell office:value-type="float" office:value="2844.9525210297002" table:style-name="ce131">
            <text:p><text:s/>2,845<text:s/></text:p>
          </table:table-cell>
          <table:table-cell office:value-type="float" office:value="2935.0556902493299" table:style-name="ce131">
            <text:p><text:s/>2,935<text:s/></text:p>
          </table:table-cell>
          <table:table-cell office:value-type="float" office:value="3005.8745740808699" table:style-name="ce131">
            <text:p><text:s/>3,006<text:s/></text:p>
          </table:table-cell>
          <table:table-cell office:value-type="float" office:value="2979.0745451016178" table:style-name="ce131">
            <text:p><text:s/>2,979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145.83799999999997" table:style-name="ce131">
            <text:p><text:s/>146<text:s/></text:p>
          </table:table-cell>
          <table:table-cell office:value-type="float" office:value="198.40400000000002" table:style-name="ce131">
            <text:p><text:s/>198<text:s/></text:p>
          </table:table-cell>
          <table:table-cell office:value-type="float" office:value="159.096" table:style-name="ce131">
            <text:p><text:s/>159<text:s/></text:p>
          </table:table-cell>
          <table:table-cell office:value-type="float" office:value="190.90600000000001" table:style-name="ce131">
            <text:p><text:s/>191<text:s/></text:p>
          </table:table-cell>
          <table:table-cell office:value-type="float" office:value="187.88900000000004" table:style-name="ce131">
            <text:p><text:s/>188<text:s/></text:p>
          </table:table-cell>
          <table:table-cell office:value-type="float" office:value="251.81270860300043" table:style-name="ce131">
            <text:p><text:s/>252<text:s/></text:p>
          </table:table-cell>
          <table:table-cell office:value-type="float" office:value="233.81061001683108" table:style-name="ce131">
            <text:p><text:s/>234<text:s/></text:p>
          </table:table-cell>
          <table:table-cell office:value-type="float" office:value="230.37158528608686" table:style-name="ce131">
            <text:p><text:s/>230<text:s/></text:p>
          </table:table-cell>
          <table:table-cell office:value-type="float" office:value="251.99108621763486" table:style-name="ce131">
            <text:p><text:s/>252<text:s/></text:p>
          </table:table-cell>
          <table:table-cell office:value-type="float" office:value="262.00670494632561" table:style-name="ce131">
            <text:p><text:s/>262<text:s/></text:p>
          </table:table-cell>
          <table:table-cell office:value-type="float" office:value="296.55880347223814" table:style-name="ce131">
            <text:p><text:s/>297<text:s/></text:p>
          </table:table-cell>
          <table:table-cell office:value-type="float" office:value="295.17533450067589" table:style-name="ce131">
            <text:p><text:s/>295<text:s/></text:p>
          </table:table-cell>
          <table:table-cell office:value-type="float" office:value="440.31376037559323" table:style-name="ce131">
            <text:p><text:s/>440<text:s/></text:p>
          </table:table-cell>
          <table:table-cell office:value-type="float" office:value="370.95085826340863" table:style-name="ce131">
            <text:p><text:s/>371<text:s/></text:p>
          </table:table-cell>
          <table:table-cell office:value-type="float" office:value="362.50583948490402" table:style-name="ce131">
            <text:p><text:s/>363<text:s/></text:p>
          </table:table-cell>
          <table:table-cell office:value-type="float" office:value="417.61713140453998" table:style-name="ce131">
            <text:p><text:s/>418<text:s/></text:p>
          </table:table-cell>
          <table:table-cell office:value-type="float" office:value="404.43317673777301" table:style-name="ce131">
            <text:p><text:s/>404<text:s/></text:p>
          </table:table-cell>
          <table:table-cell office:value-type="float" office:value="485.01212136803588" table:style-name="ce131">
            <text:p><text:s/>485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44.45648595096301" table:style-name="ce131">
            <text:p><text:s/>244<text:s/></text:p>
          </table:table-cell>
          <table:table-cell office:value-type="float" office:value="262.98588950811904" table:style-name="ce131">
            <text:p><text:s/>263<text:s/></text:p>
          </table:table-cell>
          <table:table-cell office:value-type="float" office:value="285.28648968215265" table:style-name="ce131">
            <text:p><text:s/>285<text:s/></text:p>
          </table:table-cell>
          <table:table-cell office:value-type="float" office:value="328.20611160989813" table:style-name="ce131">
            <text:p><text:s/>328<text:s/></text:p>
          </table:table-cell>
          <table:table-cell office:value-type="float" office:value="243.31848404335463" table:style-name="ce131">
            <text:p><text:s/>243<text:s/></text:p>
          </table:table-cell>
          <table:table-cell office:value-type="float" office:value="239.86639990405533" table:style-name="ce131">
            <text:p><text:s/>240<text:s/></text:p>
          </table:table-cell>
          <table:table-cell office:value-type="float" office:value="244.87872931264212" table:style-name="ce131">
            <text:p><text:s/>245<text:s/></text:p>
          </table:table-cell>
          <table:table-cell office:value-type="float" office:value="262.64816523429988" table:style-name="ce131">
            <text:p><text:s/>263<text:s/></text:p>
          </table:table-cell>
          <table:table-cell office:value-type="float" office:value="244.02847348019307" table:style-name="ce131">
            <text:p><text:s/>244<text:s/></text:p>
          </table:table-cell>
          <table:table-cell office:value-type="float" office:value="281.29660493713294" table:style-name="ce131">
            <text:p><text:s/>281<text:s/></text:p>
          </table:table-cell>
          <table:table-cell office:value-type="float" office:value="275.15954900994802" table:style-name="ce131">
            <text:p><text:s/>275<text:s/></text:p>
          </table:table-cell>
          <table:table-cell office:value-type="float" office:value="281.75130010571502" table:style-name="ce131">
            <text:p><text:s/>282<text:s/></text:p>
          </table:table-cell>
          <table:table-cell office:value-type="float" office:value="344.61356659498068" table:style-name="ce131">
            <text:p><text:s/>345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56.25926438153795" table:style-name="ce131">
            <text:p><text:s/>256<text:s/></text:p>
          </table:table-cell>
          <table:table-cell office:value-type="float" office:value="281.82990759612835" table:style-name="ce131">
            <text:p><text:s/>282<text:s/></text:p>
          </table:table-cell>
          <table:table-cell office:value-type="float" office:value="264.93284332235464" table:style-name="ce131">
            <text:p><text:s/>265<text:s/></text:p>
          </table:table-cell>
          <table:table-cell office:value-type="float" office:value="286.25084872726217" table:style-name="ce131">
            <text:p><text:s/>286<text:s/></text:p>
          </table:table-cell>
          <table:table-cell office:value-type="float" office:value="329.38418151078486" table:style-name="ce131">
            <text:p><text:s/>329<text:s/></text:p>
          </table:table-cell>
          <table:table-cell office:value-type="float" office:value="333.81039307694306" table:style-name="ce131">
            <text:p><text:s/>334<text:s/></text:p>
          </table:table-cell>
          <table:table-cell office:value-type="float" office:value="330.48424203220088" table:style-name="ce131">
            <text:p><text:s/>330<text:s/></text:p>
          </table:table-cell>
          <table:table-cell office:value-type="float" office:value="362.31332918394622" table:style-name="ce131">
            <text:p><text:s/>362<text:s/></text:p>
          </table:table-cell>
          <table:table-cell office:value-type="float" office:value="349.86645468381164" table:style-name="ce131">
            <text:p><text:s/>350<text:s/></text:p>
          </table:table-cell>
          <table:table-cell office:value-type="float" office:value="398.7021609114791" table:style-name="ce131">
            <text:p><text:s/>399<text:s/></text:p>
          </table:table-cell>
          <table:table-cell office:value-type="float" office:value="397.55399894608598" table:style-name="ce131">
            <text:p><text:s/>398<text:s/></text:p>
          </table:table-cell>
          <table:table-cell office:value-type="float" office:value="389.78438436374" table:style-name="ce131">
            <text:p><text:s/>390<text:s/></text:p>
          </table:table-cell>
          <table:table-cell office:value-type="float" office:value="469.28560074982931" table:style-name="ce131">
            <text:p><text:s/>469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516.6279999999997" table:style-name="ce131">
            <text:p><text:s/>517<text:s/></text:p>
          </table:table-cell>
          <table:table-cell office:value-type="float" office:value="511.15300000000025" table:style-name="ce131">
            <text:p><text:s/>511<text:s/></text:p>
          </table:table-cell>
          <table:table-cell office:value-type="float" office:value="558.44700000000034" table:style-name="ce131">
            <text:p><text:s/>558<text:s/></text:p>
          </table:table-cell>
          <table:table-cell office:value-type="float" office:value="571.2030000000002" table:style-name="ce131">
            <text:p><text:s/>571<text:s/></text:p>
          </table:table-cell>
          <table:table-cell office:value-type="float" office:value="546.25299999999993" table:style-name="ce131">
            <text:p><text:s/>546<text:s/></text:p>
          </table:table-cell>
          <table:table-cell office:value-type="float" office:value="500.71575033250093" table:style-name="ce131">
            <text:p><text:s/>501<text:s/></text:p>
          </table:table-cell>
          <table:table-cell office:value-type="float" office:value="544.81579710424728" table:style-name="ce131">
            <text:p><text:s/>545<text:s/></text:p>
          </table:table-cell>
          <table:table-cell office:value-type="float" office:value="550.21933300450758" table:style-name="ce131">
            <text:p><text:s/>550<text:s/></text:p>
          </table:table-cell>
          <table:table-cell office:value-type="float" office:value="614.45696033716001" table:style-name="ce131">
            <text:p><text:s/>614<text:s/></text:p>
          </table:table-cell>
          <table:table-cell office:value-type="float" office:value="572.70266555413946" table:style-name="ce131">
            <text:p><text:s/>573<text:s/></text:p>
          </table:table-cell>
          <table:table-cell office:value-type="float" office:value="573.67679298099802" table:style-name="ce131">
            <text:p><text:s/>574<text:s/></text:p>
          </table:table-cell>
          <table:table-cell office:value-type="float" office:value="575.36297134484357" table:style-name="ce131">
            <text:p><text:s/>575<text:s/></text:p>
          </table:table-cell>
          <table:table-cell office:value-type="float" office:value="624.96149441824593" table:style-name="ce131">
            <text:p><text:s/>625<text:s/></text:p>
          </table:table-cell>
          <table:table-cell office:value-type="float" office:value="593.89492816400491" table:style-name="ce131">
            <text:p><text:s/>594<text:s/></text:p>
          </table:table-cell>
          <table:table-cell office:value-type="float" office:value="679.99876584861136" table:style-name="ce131">
            <text:p><text:s/>680<text:s/></text:p>
          </table:table-cell>
          <table:table-cell office:value-type="float" office:value="672.71354795603395" table:style-name="ce131">
            <text:p><text:s/>673<text:s/></text:p>
          </table:table-cell>
          <table:table-cell office:value-type="float" office:value="671.53568446945599" table:style-name="ce131">
            <text:p><text:s/>672<text:s/></text:p>
          </table:table-cell>
          <table:table-cell office:value-type="float" office:value="813.89916734481028" table:style-name="ce131">
            <text:p><text:s/>814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23">
            <text:p>all 55-64</text:p>
          </table:table-cell>
          <table:table-cell office:value-type="float" office:value="3584.1149999999975" table:style-name="ce132">
            <text:p><text:s/>3,584<text:s/></text:p>
          </table:table-cell>
          <table:table-cell office:value-type="float" office:value="3671.773000000006" table:style-name="ce132">
            <text:p><text:s/>3,672<text:s/></text:p>
          </table:table-cell>
          <table:table-cell office:value-type="float" office:value="3504.0100000000007" table:style-name="ce132">
            <text:p><text:s/>3,504<text:s/></text:p>
          </table:table-cell>
          <table:table-cell office:value-type="float" office:value="4109.3400000000038" table:style-name="ce132">
            <text:p><text:s/>4,109<text:s/></text:p>
          </table:table-cell>
          <table:table-cell office:value-type="float" office:value="3763.3770000000031" table:style-name="ce132">
            <text:p><text:s/>3,763<text:s/></text:p>
          </table:table-cell>
          <table:table-cell office:value-type="float" office:value="3575.6919391163942" table:style-name="ce132">
            <text:p><text:s/>3,576<text:s/></text:p>
          </table:table-cell>
          <table:table-cell office:value-type="float" office:value="3556.811655620731" table:style-name="ce132">
            <text:p><text:s/>3,557<text:s/></text:p>
          </table:table-cell>
          <table:table-cell office:value-type="float" office:value="3649.5262970214885" table:style-name="ce132">
            <text:p><text:s/>3,650<text:s/></text:p>
          </table:table-cell>
          <table:table-cell office:value-type="float" office:value="3639.9861109689095" table:style-name="ce132">
            <text:p><text:s/>3,640<text:s/></text:p>
          </table:table-cell>
          <table:table-cell office:value-type="float" office:value="3615.0790602612674" table:style-name="ce132">
            <text:p><text:s/>3,615<text:s/></text:p>
          </table:table-cell>
          <table:table-cell office:value-type="float" office:value="3656.9088702455583" table:style-name="ce132">
            <text:p><text:s/>3,657<text:s/></text:p>
          </table:table-cell>
          <table:table-cell office:value-type="float" office:value="3563.6645473507688" table:style-name="ce132">
            <text:p><text:s/>3,564<text:s/></text:p>
          </table:table-cell>
          <table:table-cell office:value-type="float" office:value="3794.6782805168282" table:style-name="ce132">
            <text:p><text:s/>3,795<text:s/></text:p>
          </table:table-cell>
          <table:table-cell office:value-type="float" office:value="3861.9253175170279" table:style-name="ce132">
            <text:p><text:s/>3,862<text:s/></text:p>
          </table:table-cell>
          <table:table-cell office:value-type="float" office:value="3887.4571263632142" table:style-name="ce132">
            <text:p><text:s/>3,887<text:s/></text:p>
          </table:table-cell>
          <table:table-cell office:value-type="float" office:value="4025.3863696099102" table:style-name="ce132">
            <text:p><text:s/>4,025<text:s/></text:p>
          </table:table-cell>
          <table:table-cell office:value-type="float" office:value="4081.8434352881" table:style-name="ce132">
            <text:p><text:s/>4,082<text:s/></text:p>
          </table:table-cell>
          <table:table-cell office:value-type="float" office:value="4277.9858338144641" table:style-name="ce132">
            <text:p><text:s/>4,278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table:style-name="ce60"/>
          <table:table-cell table:number-columns-repeated="10" table:style-name="ce79"/>
          <table:table-cell table:style-name="ce178"/>
          <table:table-cell table:number-columns-repeated="7" table:style-name="ce179"/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3271.2209999999991" table:style-name="ce179">
            <text:p><text:s/>3,271<text:s/></text:p>
          </table:table-cell>
          <table:table-cell office:value-type="float" office:value="3681.7320000000018" table:style-name="ce179">
            <text:p><text:s/>3,682<text:s/></text:p>
          </table:table-cell>
          <table:table-cell office:value-type="float" office:value="3620.922999999998" table:style-name="ce179">
            <text:p><text:s/>3,621<text:s/></text:p>
          </table:table-cell>
          <table:table-cell office:value-type="float" office:value="3482.9899999999971" table:style-name="ce179">
            <text:p><text:s/>3,483<text:s/></text:p>
          </table:table-cell>
          <table:table-cell office:value-type="float" office:value="4022.2750000000055" table:style-name="ce179">
            <text:p><text:s/>4,022<text:s/></text:p>
          </table:table-cell>
          <table:table-cell office:value-type="float" office:value="3832.8533384569009" table:style-name="ce179">
            <text:p><text:s/>3,833<text:s/></text:p>
          </table:table-cell>
          <table:table-cell office:value-type="float" office:value="3929.1421661856343" table:style-name="ce179">
            <text:p><text:s/>3,929<text:s/></text:p>
          </table:table-cell>
          <table:table-cell office:value-type="float" office:value="4020.0598033939973" table:style-name="ce179">
            <text:p><text:s/>4,020<text:s/></text:p>
          </table:table-cell>
          <table:table-cell office:value-type="float" office:value="4058.0211252769436" table:style-name="ce179">
            <text:p><text:s/>4,058<text:s/></text:p>
          </table:table-cell>
          <table:table-cell office:value-type="float" office:value="4276.2414009937866" table:style-name="ce179">
            <text:p><text:s/>4,276<text:s/></text:p>
          </table:table-cell>
          <table:table-cell office:value-type="float" office:value="4501.2461005045607" table:style-name="ce179">
            <text:p><text:s/>4,501<text:s/></text:p>
          </table:table-cell>
          <table:table-cell office:value-type="float" office:value="4588.1615716337901" table:style-name="ce131">
            <text:p><text:s/>4,588<text:s/></text:p>
          </table:table-cell>
          <table:table-cell office:value-type="float" office:value="4703.8307061473051" table:style-name="ce131">
            <text:p><text:s/>4,704<text:s/></text:p>
          </table:table-cell>
          <table:table-cell office:value-type="float" office:value="4773.4036337948719" table:style-name="ce131">
            <text:p><text:s/>4,773<text:s/></text:p>
          </table:table-cell>
          <table:table-cell office:value-type="float" office:value="5025.4328570794605" table:style-name="ce131">
            <text:p><text:s/>5,025<text:s/></text:p>
          </table:table-cell>
          <table:table-cell office:value-type="float" office:value="5101.8347410050901" table:style-name="ce131">
            <text:p><text:s/>5,102<text:s/></text:p>
          </table:table-cell>
          <table:table-cell office:value-type="float" office:value="5193.54689991141" table:style-name="ce131">
            <text:p><text:s/>5,194<text:s/></text:p>
          </table:table-cell>
          <table:table-cell office:value-type="float" office:value="5135.6528135048875" table:style-name="ce131">
            <text:p><text:s/>5,136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298.82199999999989" table:style-name="ce179">
            <text:p><text:s/>299<text:s/></text:p>
          </table:table-cell>
          <table:table-cell office:value-type="float" office:value="290.29499999999996" table:style-name="ce179">
            <text:p><text:s/>290<text:s/></text:p>
          </table:table-cell>
          <table:table-cell office:value-type="float" office:value="352.41700000000003" table:style-name="ce179">
            <text:p><text:s/>352<text:s/></text:p>
          </table:table-cell>
          <table:table-cell office:value-type="float" office:value="347.85900000000015" table:style-name="ce179">
            <text:p><text:s/>348<text:s/></text:p>
          </table:table-cell>
          <table:table-cell office:value-type="float" office:value="338.89199999999994" table:style-name="ce179">
            <text:p><text:s/>339<text:s/></text:p>
          </table:table-cell>
          <table:table-cell office:value-type="float" office:value="249.03157099220357" table:style-name="ce179">
            <text:p><text:s/>249<text:s/></text:p>
          </table:table-cell>
          <table:table-cell office:value-type="float" office:value="299.78600877473758" table:style-name="ce179">
            <text:p><text:s/>300<text:s/></text:p>
          </table:table-cell>
          <table:table-cell office:value-type="float" office:value="268.97163729781744" table:style-name="ce179">
            <text:p><text:s/>269<text:s/></text:p>
          </table:table-cell>
          <table:table-cell office:value-type="float" office:value="288.98239682600484" table:style-name="ce179">
            <text:p><text:s/>289<text:s/></text:p>
          </table:table-cell>
          <table:table-cell office:value-type="float" office:value="325.6865419508996" table:style-name="ce179">
            <text:p><text:s/>326<text:s/></text:p>
          </table:table-cell>
          <table:table-cell office:value-type="float" office:value="334.49349530678916" table:style-name="ce179">
            <text:p><text:s/>334<text:s/></text:p>
          </table:table-cell>
          <table:table-cell office:value-type="float" office:value="322.40724421938614" table:style-name="ce131">
            <text:p><text:s/>322<text:s/></text:p>
          </table:table-cell>
          <table:table-cell office:value-type="float" office:value="292.47878138058451" table:style-name="ce131">
            <text:p><text:s/>292<text:s/></text:p>
          </table:table-cell>
          <table:table-cell office:value-type="float" office:value="308.01571273506289" table:style-name="ce131">
            <text:p><text:s/>308<text:s/></text:p>
          </table:table-cell>
          <table:table-cell office:value-type="float" office:value="299.66643124485404" table:style-name="ce131">
            <text:p><text:s/>300<text:s/></text:p>
          </table:table-cell>
          <table:table-cell office:value-type="float" office:value="317.29999630201701" table:style-name="ce131">
            <text:p><text:s/>317<text:s/></text:p>
          </table:table-cell>
          <table:table-cell office:value-type="float" office:value="384.89361173720698" table:style-name="ce131">
            <text:p><text:s/>385<text:s/></text:p>
          </table:table-cell>
          <table:table-cell office:value-type="float" office:value="319.75936501942238" table:style-name="ce131">
            <text:p><text:s/>320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3570.0429999999988" table:style-name="ce179">
            <text:p><text:s/>3,570<text:s/></text:p>
          </table:table-cell>
          <table:table-cell office:value-type="float" office:value="3972.0270000000019" table:style-name="ce179">
            <text:p><text:s/>3,972<text:s/></text:p>
          </table:table-cell>
          <table:table-cell office:value-type="float" office:value="3973.3399999999979" table:style-name="ce179">
            <text:p><text:s/>3,973<text:s/></text:p>
          </table:table-cell>
          <table:table-cell office:value-type="float" office:value="3830.8489999999974" table:style-name="ce179">
            <text:p><text:s/>3,831<text:s/></text:p>
          </table:table-cell>
          <table:table-cell office:value-type="float" office:value="4361.1670000000058" table:style-name="ce179">
            <text:p><text:s/>4,361<text:s/></text:p>
          </table:table-cell>
          <table:table-cell office:value-type="float" office:value="4081.8849094491043" table:style-name="ce179">
            <text:p><text:s/>4,082<text:s/></text:p>
          </table:table-cell>
          <table:table-cell office:value-type="float" office:value="4228.9281749603715" table:style-name="ce179">
            <text:p><text:s/>4,229<text:s/></text:p>
          </table:table-cell>
          <table:table-cell office:value-type="float" office:value="4289.0314406918151" table:style-name="ce179">
            <text:p><text:s/>4,289<text:s/></text:p>
          </table:table-cell>
          <table:table-cell office:value-type="float" office:value="4347.0035221029484" table:style-name="ce179">
            <text:p><text:s/>4,347<text:s/></text:p>
          </table:table-cell>
          <table:table-cell office:value-type="float" office:value="4601.927942944686" table:style-name="ce179">
            <text:p><text:s/>4,602<text:s/></text:p>
          </table:table-cell>
          <table:table-cell office:value-type="float" office:value="4835.7395958113502" table:style-name="ce179">
            <text:p><text:s/>4,836<text:s/></text:p>
          </table:table-cell>
          <table:table-cell office:value-type="float" office:value="4910.5688158531766" table:style-name="ce179">
            <text:p><text:s/>4,911<text:s/></text:p>
          </table:table-cell>
          <table:table-cell office:value-type="float" office:value="4996.3094875278985" table:style-name="ce179">
            <text:p><text:s/>4,996<text:s/></text:p>
          </table:table-cell>
          <table:table-cell office:value-type="float" office:value="5081.4193465299386" table:style-name="ce179">
            <text:p><text:s/>5,081<text:s/></text:p>
          </table:table-cell>
          <table:table-cell office:value-type="float" office:value="5325.0992883243107" table:style-name="ce179">
            <text:p><text:s/>5,325<text:s/></text:p>
          </table:table-cell>
          <table:table-cell office:value-type="float" office:value="5419.1347373071103" table:style-name="ce179">
            <text:p><text:s/>5,419<text:s/></text:p>
          </table:table-cell>
          <table:table-cell office:value-type="float" office:value="5578.4405116486196" table:style-name="ce179">
            <text:p><text:s/>5,578<text:s/></text:p>
          </table:table-cell>
          <table:table-cell office:value-type="float" office:value="5455.4121785243051" table:style-name="ce179">
            <text:p><text:s/>5,455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220.28899999999999" table:style-name="ce179">
            <text:p><text:s/>220<text:s/></text:p>
          </table:table-cell>
          <table:table-cell office:value-type="float" office:value="269.9129999999999" table:style-name="ce179">
            <text:p><text:s/>270<text:s/></text:p>
          </table:table-cell>
          <table:table-cell office:value-type="float" office:value="238.65699999999998" table:style-name="ce179">
            <text:p><text:s/>239<text:s/></text:p>
          </table:table-cell>
          <table:table-cell office:value-type="float" office:value="253.62699999999998" table:style-name="ce179">
            <text:p><text:s/>254<text:s/></text:p>
          </table:table-cell>
          <table:table-cell office:value-type="float" office:value="237.80600000000007" table:style-name="ce179">
            <text:p><text:s/>238<text:s/></text:p>
          </table:table-cell>
          <table:table-cell office:value-type="float" office:value="257.20766280374039" table:style-name="ce179">
            <text:p><text:s/>257<text:s/></text:p>
          </table:table-cell>
          <table:table-cell office:value-type="float" office:value="257.84376181587339" table:style-name="ce179">
            <text:p><text:s/>258<text:s/></text:p>
          </table:table-cell>
          <table:table-cell office:value-type="float" office:value="275.70324122202288" table:style-name="ce179">
            <text:p><text:s/>276<text:s/></text:p>
          </table:table-cell>
          <table:table-cell office:value-type="float" office:value="310.51263699656511" table:style-name="ce179">
            <text:p><text:s/>311<text:s/></text:p>
          </table:table-cell>
          <table:table-cell office:value-type="float" office:value="304.22014848413863" table:style-name="ce179">
            <text:p><text:s/>304<text:s/></text:p>
          </table:table-cell>
          <table:table-cell office:value-type="float" office:value="325.78325864969474" table:style-name="ce179">
            <text:p><text:s/>326<text:s/></text:p>
          </table:table-cell>
          <table:table-cell office:value-type="float" office:value="364.27200808282538" table:style-name="ce131">
            <text:p><text:s/>364<text:s/></text:p>
          </table:table-cell>
          <table:table-cell office:value-type="float" office:value="369.69524344793689" table:style-name="ce131">
            <text:p><text:s/>370<text:s/></text:p>
          </table:table-cell>
          <table:table-cell office:value-type="float" office:value="414.23104406896692" table:style-name="ce131">
            <text:p><text:s/>414<text:s/></text:p>
          </table:table-cell>
          <table:table-cell office:value-type="float" office:value="379.56132653079965" table:style-name="ce131">
            <text:p><text:s/>380<text:s/></text:p>
          </table:table-cell>
          <table:table-cell office:value-type="float" office:value="381.12881546925098" table:style-name="ce131">
            <text:p><text:s/>381<text:s/></text:p>
          </table:table-cell>
          <table:table-cell office:value-type="float" office:value="370.82609423074098" table:style-name="ce131">
            <text:p><text:s/>371<text:s/></text:p>
          </table:table-cell>
          <table:table-cell office:value-type="float" office:value="381.85794385449503" table:style-name="ce131">
            <text:p><text:s/>382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22.8166915063988" table:style-name="ce179">
            <text:p><text:s/>523<text:s/></text:p>
          </table:table-cell>
          <table:table-cell office:value-type="float" office:value="497.53055385620218" table:style-name="ce179">
            <text:p><text:s/>498<text:s/></text:p>
          </table:table-cell>
          <table:table-cell office:value-type="float" office:value="501.44860552561323" table:style-name="ce179">
            <text:p><text:s/>501<text:s/></text:p>
          </table:table-cell>
          <table:table-cell office:value-type="float" office:value="491.64891729151742" table:style-name="ce179">
            <text:p><text:s/>492<text:s/></text:p>
          </table:table-cell>
          <table:table-cell office:value-type="float" office:value="480.24277545583374" table:style-name="ce179">
            <text:p><text:s/>480<text:s/></text:p>
          </table:table-cell>
          <table:table-cell office:value-type="float" office:value="468.91375320946787" table:style-name="ce179">
            <text:p><text:s/>469<text:s/></text:p>
          </table:table-cell>
          <table:table-cell office:value-type="float" office:value="487.90728711039492" table:style-name="ce131">
            <text:p><text:s/>488<text:s/></text:p>
          </table:table-cell>
          <table:table-cell office:value-type="float" office:value="438.254020926755" table:style-name="ce131">
            <text:p><text:s/>438<text:s/></text:p>
          </table:table-cell>
          <table:table-cell office:value-type="float" office:value="412.5401835681929" table:style-name="ce131">
            <text:p><text:s/>413<text:s/></text:p>
          </table:table-cell>
          <table:table-cell office:value-type="float" office:value="429.66813314609567" table:style-name="ce131">
            <text:p><text:s/>430<text:s/></text:p>
          </table:table-cell>
          <table:table-cell office:value-type="float" office:value="458.27297414872299" table:style-name="ce131">
            <text:p><text:s/>458<text:s/></text:p>
          </table:table-cell>
          <table:table-cell office:value-type="float" office:value="424.80587756412001" table:style-name="ce131">
            <text:p><text:s/>425<text:s/></text:p>
          </table:table-cell>
          <table:table-cell office:value-type="float" office:value="422.51686630191961" table:style-name="ce131">
            <text:p><text:s/>423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99.2048735224954" table:style-name="ce179">
            <text:p><text:s/>599<text:s/></text:p>
          </table:table-cell>
          <table:table-cell office:value-type="float" office:value="585.76601720992278" table:style-name="ce179">
            <text:p><text:s/>586<text:s/></text:p>
          </table:table-cell>
          <table:table-cell office:value-type="float" office:value="592.62776619480269" table:style-name="ce179">
            <text:p><text:s/>593<text:s/></text:p>
          </table:table-cell>
          <table:table-cell office:value-type="float" office:value="603.4813068816735" table:style-name="ce179">
            <text:p><text:s/>603<text:s/></text:p>
          </table:table-cell>
          <table:table-cell office:value-type="float" office:value="569.32716058146002" table:style-name="ce179">
            <text:p><text:s/>569<text:s/></text:p>
          </table:table-cell>
          <table:table-cell office:value-type="float" office:value="640.63548548279789" table:style-name="ce179">
            <text:p><text:s/>641<text:s/></text:p>
          </table:table-cell>
          <table:table-cell office:value-type="float" office:value="635.9885137407972" table:style-name="ce131">
            <text:p><text:s/>636<text:s/></text:p>
          </table:table-cell>
          <table:table-cell office:value-type="float" office:value="620.52288917486578" table:style-name="ce131">
            <text:p><text:s/>621<text:s/></text:p>
          </table:table-cell>
          <table:table-cell office:value-type="float" office:value="641.91830463995291" table:style-name="ce131">
            <text:p><text:s/>642<text:s/></text:p>
          </table:table-cell>
          <table:table-cell office:value-type="float" office:value="641.56529929979251" table:style-name="ce131">
            <text:p><text:s/>642<text:s/></text:p>
          </table:table-cell>
          <table:table-cell office:value-type="float" office:value="631.55998280708297" table:style-name="ce131">
            <text:p><text:s/>632<text:s/></text:p>
          </table:table-cell>
          <table:table-cell office:value-type="float" office:value="623.80666565199499" table:style-name="ce131">
            <text:p><text:s/>624<text:s/></text:p>
          </table:table-cell>
          <table:table-cell office:value-type="float" office:value="594.15608223510208" table:style-name="ce131">
            <text:p><text:s/>594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1241.3050000000003" table:style-name="ce179">
            <text:p><text:s/>1,241<text:s/></text:p>
          </table:table-cell>
          <table:table-cell office:value-type="float" office:value="1276.7850000000003" table:style-name="ce179">
            <text:p><text:s/>1,277<text:s/></text:p>
          </table:table-cell>
          <table:table-cell office:value-type="float" office:value="1186.8020000000006" table:style-name="ce179">
            <text:p><text:s/>1,187<text:s/></text:p>
          </table:table-cell>
          <table:table-cell office:value-type="float" office:value="1179.2349999999999" table:style-name="ce179">
            <text:p><text:s/>1,179<text:s/></text:p>
          </table:table-cell>
          <table:table-cell office:value-type="float" office:value="1207.972" table:style-name="ce179">
            <text:p><text:s/>1,208<text:s/></text:p>
          </table:table-cell>
          <table:table-cell office:value-type="float" office:value="1122.0215650288942" table:style-name="ce179">
            <text:p><text:s/>1,122<text:s/></text:p>
          </table:table-cell>
          <table:table-cell office:value-type="float" office:value="1083.2965710661249" table:style-name="ce179">
            <text:p><text:s/>1,083<text:s/></text:p>
          </table:table-cell>
          <table:table-cell office:value-type="float" office:value="1094.0763717204159" table:style-name="ce179">
            <text:p><text:s/>1,094<text:s/></text:p>
          </table:table-cell>
          <table:table-cell office:value-type="float" office:value="1095.130224173191" table:style-name="ce179">
            <text:p><text:s/>1,095<text:s/></text:p>
          </table:table-cell>
          <table:table-cell office:value-type="float" office:value="1049.5699360372937" table:style-name="ce179">
            <text:p><text:s/>1,050<text:s/></text:p>
          </table:table-cell>
          <table:table-cell office:value-type="float" office:value="1109.5492386922658" table:style-name="ce179">
            <text:p><text:s/>1,110<text:s/></text:p>
          </table:table-cell>
          <table:table-cell office:value-type="float" office:value="1123.8958008511913" table:style-name="ce131">
            <text:p><text:s/>1,124<text:s/></text:p>
          </table:table-cell>
          <table:table-cell office:value-type="float" office:value="1058.7769101016215" table:style-name="ce131">
            <text:p><text:s/>1,059<text:s/></text:p>
          </table:table-cell>
          <table:table-cell office:value-type="float" office:value="1054.4584882081458" table:style-name="ce131">
            <text:p><text:s/>1,054<text:s/></text:p>
          </table:table-cell>
          <table:table-cell office:value-type="float" office:value="1071.2334324458891" table:style-name="ce131">
            <text:p><text:s/>1,071<text:s/></text:p>
          </table:table-cell>
          <table:table-cell office:value-type="float" office:value="1089.83295695581" table:style-name="ce131">
            <text:p><text:s/>1,090<text:s/></text:p>
          </table:table-cell>
          <table:table-cell office:value-type="float" office:value="1048.61254321612" table:style-name="ce131">
            <text:p><text:s/>1,049<text:s/></text:p>
          </table:table-cell>
          <table:table-cell office:value-type="float" office:value="1016.6729485370211" table:style-name="ce131">
            <text:p><text:s/>1,017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20">
            <text:p>all 65 or over</text:p>
          </table:table-cell>
          <table:table-cell office:value-type="float" office:value="5031.6369999999943" table:style-name="ce180">
            <text:p><text:s/>5,032<text:s/></text:p>
          </table:table-cell>
          <table:table-cell office:value-type="float" office:value="5518.7250000000013" table:style-name="ce180">
            <text:p><text:s/>5,519<text:s/></text:p>
          </table:table-cell>
          <table:table-cell office:value-type="float" office:value="5398.7990000000036" table:style-name="ce180">
            <text:p><text:s/>5,399<text:s/></text:p>
          </table:table-cell>
          <table:table-cell office:value-type="float" office:value="5263.7109999999957" table:style-name="ce180">
            <text:p><text:s/>5,264<text:s/></text:p>
          </table:table-cell>
          <table:table-cell office:value-type="float" office:value="5806.944999999997" table:style-name="ce180">
            <text:p><text:s/>5,807<text:s/></text:p>
          </table:table-cell>
          <table:table-cell office:value-type="float" office:value="5461.1141372817565" table:style-name="ce180">
            <text:p><text:s/>5,461<text:s/></text:p>
          </table:table-cell>
          <table:table-cell office:value-type="float" office:value="5570.0685078423758" table:style-name="ce180">
            <text:p><text:s/>5,570<text:s/></text:p>
          </table:table-cell>
          <table:table-cell office:value-type="float" office:value="5658.8110536342874" table:style-name="ce180">
            <text:p><text:s/>5,659<text:s/></text:p>
          </table:table-cell>
          <table:table-cell office:value-type="float" office:value="5752.6463832727013" table:style-name="ce180">
            <text:p><text:s/>5,753<text:s/></text:p>
          </table:table-cell>
          <table:table-cell office:value-type="float" office:value="5955.7180274661259" table:style-name="ce180">
            <text:p><text:s/>5,956<text:s/></text:p>
          </table:table-cell>
          <table:table-cell office:value-type="float" office:value="6271.0720931533042" table:style-name="ce180">
            <text:p><text:s/>6,271<text:s/></text:p>
          </table:table-cell>
          <table:table-cell office:value-type="float" office:value="6398.7366247871951" table:style-name="ce180">
            <text:p><text:s/>6,399<text:s/></text:p>
          </table:table-cell>
          <table:table-cell office:value-type="float" office:value="6424.7816410774594" table:style-name="ce180">
            <text:p><text:s/>6,425<text:s/></text:p>
          </table:table-cell>
          <table:table-cell office:value-type="float" office:value="6550.108878807052" table:style-name="ce180">
            <text:p><text:s/>6,550<text:s/></text:p>
          </table:table-cell>
          <table:table-cell office:value-type="float" office:value="6775.8940473010098" table:style-name="ce180">
            <text:p><text:s/>6,776<text:s/></text:p>
          </table:table-cell>
          <table:table-cell office:value-type="float" office:value="6890.0965097321596" table:style-name="ce180">
            <text:p><text:s/>6,890<text:s/></text:p>
          </table:table-cell>
          <table:table-cell office:value-type="float" office:value="6997.87914909547" table:style-name="ce180">
            <text:p><text:s/>6,998<text:s/></text:p>
          </table:table-cell>
          <table:table-cell office:value-type="float" office:value="6853.943070915826" table:style-name="ce180">
            <text:p><text:s/>6,854<text:s/>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table:style-name="ce82"/>
          <table:table-cell table:number-columns-repeated="10" table:style-name="ce181"/>
          <table:table-cell table:style-name="ce178"/>
          <table:table-cell table:number-columns-repeated="2" table:style-name="ce176"/>
          <table:table-cell table:style-name="ce60"/>
          <table:table-cell table:number-columns-repeated="3" table:style-name="ce176"/>
          <table:table-cell office:value-type="string" table:style-name="ce176">
            <text:p>percentages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table:style-name="ce82"/>
          <table:table-cell table:number-columns-repeated="10" table:style-name="ce181"/>
          <table:table-cell table:style-name="ce178"/>
          <table:table-cell table:number-columns-repeated="3" table:style-name="ce177"/>
          <table:table-cell table:number-columns-repeated="6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string" table:style-name="ce182">
            <text:p>u</text:p>
          </table:table-cell>
          <table:table-cell office:value-type="float" office:value="2.6861304038594556" table:style-name="ce182">
            <text:p><text:s/>2.7<text:s/></text:p>
          </table:table-cell>
          <table:table-cell office:value-type="string" table:style-name="ce182">
            <text:p>u</text:p>
          </table:table-cell>
          <table:table-cell office:value-type="string" table:style-name="ce182">
            <text:p>u</text:p>
          </table:table-cell>
          <table:table-cell office:value-type="string" table:style-name="ce182">
            <text:p>u</text:p>
          </table:table-cell>
          <table:table-cell office:value-type="float" office:value="1.0608805209386829" table:style-name="ce182">
            <text:p><text:s/>1.1<text:s/></text:p>
          </table:table-cell>
          <table:table-cell office:value-type="float" office:value="1.3706906701317272" table:style-name="ce182">
            <text:p><text:s/>1.4<text:s/></text:p>
          </table:table-cell>
          <table:table-cell office:value-type="float" office:value="1.6643010453677907" table:style-name="ce182">
            <text:p><text:s/>1.7<text:s/></text:p>
          </table:table-cell>
          <table:table-cell office:value-type="float" office:value="2.111256970350941" table:style-name="ce182">
            <text:p><text:s/>2.1<text:s/></text:p>
          </table:table-cell>
          <table:table-cell office:value-type="float" office:value="2.7699173676936537" table:style-name="ce182">
            <text:p><text:s/>2.8<text:s/></text:p>
          </table:table-cell>
          <table:table-cell office:value-type="float" office:value="1.2125473327251357" table:style-name="ce182">
            <text:p><text:s/>1.2<text:s/></text:p>
          </table:table-cell>
          <table:table-cell office:value-type="float" office:value="0.79605489290106446" table:style-name="ce182">
            <text:p><text:s/>0.8<text:s/></text:p>
          </table:table-cell>
          <table:table-cell office:value-type="float" office:value="3.3654594982554125" table:style-name="ce182">
            <text:p><text:s/>3.4<text:s/></text:p>
          </table:table-cell>
          <table:table-cell office:value-type="float" office:value="2.120347137816784" table:style-name="ce182">
            <text:p><text:s/>2.1<text:s/></text:p>
          </table:table-cell>
          <table:table-cell office:value-type="float" office:value="1.7930712738478694" table:style-name="ce182">
            <text:p><text:s/>1.8<text:s/></text:p>
          </table:table-cell>
          <table:table-cell office:value-type="float" office:value="2.4662002589715599" table:style-name="ce101">
            <text:p>2.5</text:p>
          </table:table-cell>
          <table:table-cell office:value-type="float" office:value="3.43808066841946" table:style-name="ce182">
            <text:p><text:s/>3.4<text:s/></text:p>
          </table:table-cell>
          <table:table-cell office:value-type="float" office:value="1.6604561104178805" table:style-name="ce182">
            <text:p><text:s/>1.7<text:s/>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22.98342732140469" table:style-name="ce182">
            <text:p><text:s/>23.0<text:s/></text:p>
          </table:table-cell>
          <table:table-cell office:value-type="float" office:value="24.501611145168617" table:style-name="ce182">
            <text:p><text:s/>24.5<text:s/></text:p>
          </table:table-cell>
          <table:table-cell office:value-type="float" office:value="14.951251580357958" table:style-name="ce182">
            <text:p><text:s/>15.0<text:s/></text:p>
          </table:table-cell>
          <table:table-cell office:value-type="float" office:value="17.435425510392246" table:style-name="ce182">
            <text:p><text:s/>17.4<text:s/></text:p>
          </table:table-cell>
          <table:table-cell office:value-type="float" office:value="13.273442120184594" table:style-name="ce182">
            <text:p><text:s/>13.3<text:s/></text:p>
          </table:table-cell>
          <table:table-cell office:value-type="float" office:value="13.340335451353077" table:style-name="ce182">
            <text:p><text:s/>13.3<text:s/></text:p>
          </table:table-cell>
          <table:table-cell office:value-type="float" office:value="12.835070219928843" table:style-name="ce182">
            <text:p><text:s/>12.8<text:s/></text:p>
          </table:table-cell>
          <table:table-cell office:value-type="float" office:value="10.198125419258975" table:style-name="ce182">
            <text:p><text:s/>10.2<text:s/></text:p>
          </table:table-cell>
          <table:table-cell office:value-type="float" office:value="7.8822273013226001" table:style-name="ce182">
            <text:p><text:s/>7.9<text:s/></text:p>
          </table:table-cell>
          <table:table-cell office:value-type="float" office:value="8.4521799998041907" table:style-name="ce182">
            <text:p><text:s/>8.5<text:s/></text:p>
          </table:table-cell>
          <table:table-cell office:value-type="float" office:value="7.7348492635024106" table:style-name="ce182">
            <text:p><text:s/>7.7<text:s/></text:p>
          </table:table-cell>
          <table:table-cell office:value-type="float" office:value="7.6594411880348146" table:style-name="ce182">
            <text:p><text:s/>7.7<text:s/></text:p>
          </table:table-cell>
          <table:table-cell office:value-type="float" office:value="6.8143556418448785" table:style-name="ce182">
            <text:p><text:s/>6.8<text:s/></text:p>
          </table:table-cell>
          <table:table-cell office:value-type="float" office:value="6.5206440210882555" table:style-name="ce182">
            <text:p><text:s/>6.5<text:s/></text:p>
          </table:table-cell>
          <table:table-cell office:value-type="float" office:value="10.521014608556966" table:style-name="ce182">
            <text:p><text:s/>10.5<text:s/></text:p>
          </table:table-cell>
          <table:table-cell office:value-type="float" office:value="6.8909238478708597" table:style-name="ce101">
            <text:p>6.9</text:p>
          </table:table-cell>
          <table:table-cell office:value-type="float" office:value="10.8187991082618" table:style-name="ce182">
            <text:p><text:s/>10.8<text:s/></text:p>
          </table:table-cell>
          <table:table-cell office:value-type="float" office:value="12.608360708637942" table:style-name="ce182">
            <text:p><text:s/>12.6<text:s/>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24.01779948540273" table:style-name="ce182">
            <text:p><text:s/>24.0<text:s/></text:p>
          </table:table-cell>
          <table:table-cell office:value-type="float" office:value="27.187741549028072" table:style-name="ce182">
            <text:p><text:s/>27.2<text:s/></text:p>
          </table:table-cell>
          <table:table-cell office:value-type="float" office:value="16.869304989748404" table:style-name="ce182">
            <text:p><text:s/>16.9<text:s/></text:p>
          </table:table-cell>
          <table:table-cell office:value-type="float" office:value="19.007199113404379" table:style-name="ce182">
            <text:p><text:s/>19.0<text:s/></text:p>
          </table:table-cell>
          <table:table-cell office:value-type="float" office:value="14.510147132680915" table:style-name="ce182">
            <text:p><text:s/>14.5<text:s/></text:p>
          </table:table-cell>
          <table:table-cell office:value-type="float" office:value="14.401215972291761" table:style-name="ce182">
            <text:p><text:s/>14.4<text:s/></text:p>
          </table:table-cell>
          <table:table-cell office:value-type="float" office:value="14.205760890060571" table:style-name="ce182">
            <text:p><text:s/>14.2<text:s/></text:p>
          </table:table-cell>
          <table:table-cell office:value-type="float" office:value="11.862426464626767" table:style-name="ce182">
            <text:p><text:s/>11.9<text:s/></text:p>
          </table:table-cell>
          <table:table-cell office:value-type="float" office:value="9.993484271673541" table:style-name="ce182">
            <text:p><text:s/>10.0<text:s/></text:p>
          </table:table-cell>
          <table:table-cell office:value-type="float" office:value="11.222097367497845" table:style-name="ce182">
            <text:p><text:s/>11.2<text:s/></text:p>
          </table:table-cell>
          <table:table-cell office:value-type="float" office:value="8.9473965962275468" table:style-name="ce182">
            <text:p><text:s/>8.9<text:s/></text:p>
          </table:table-cell>
          <table:table-cell office:value-type="float" office:value="8.4554960809358786" table:style-name="ce182">
            <text:p><text:s/>8.5<text:s/></text:p>
          </table:table-cell>
          <table:table-cell office:value-type="float" office:value="10.179815140100303" table:style-name="ce182">
            <text:p><text:s/>10.2<text:s/></text:p>
          </table:table-cell>
          <table:table-cell office:value-type="float" office:value="8.6409911589050381" table:style-name="ce182">
            <text:p><text:s/>8.6<text:s/></text:p>
          </table:table-cell>
          <table:table-cell office:value-type="float" office:value="12.31408588240483" table:style-name="ce182">
            <text:p><text:s/>12.3<text:s/></text:p>
          </table:table-cell>
          <table:table-cell office:value-type="float" office:value="9.35712410684242" table:style-name="ce101">
            <text:p>9.4</text:p>
          </table:table-cell>
          <table:table-cell office:value-type="float" office:value="14.2568797766813" table:style-name="ce101">
            <text:p>14.3</text:p>
          </table:table-cell>
          <table:table-cell office:value-type="float" office:value="14.268816819055822" table:style-name="ce101">
            <text:p>14.3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46.277942934067383" table:style-name="ce182">
            <text:p><text:s/>46.3<text:s/></text:p>
          </table:table-cell>
          <table:table-cell office:value-type="float" office:value="42.981032395450931" table:style-name="ce182">
            <text:p><text:s/>43.0<text:s/></text:p>
          </table:table-cell>
          <table:table-cell office:value-type="float" office:value="50.263195692903132" table:style-name="ce182">
            <text:p><text:s/>50.3<text:s/></text:p>
          </table:table-cell>
          <table:table-cell office:value-type="float" office:value="56.533002948753975" table:style-name="ce182">
            <text:p><text:s/>56.5<text:s/></text:p>
          </table:table-cell>
          <table:table-cell office:value-type="float" office:value="56.11249959138059" table:style-name="ce182">
            <text:p><text:s/>56.1<text:s/></text:p>
          </table:table-cell>
          <table:table-cell office:value-type="float" office:value="58.132059469134219" table:style-name="ce182">
            <text:p><text:s/>58.1<text:s/></text:p>
          </table:table-cell>
          <table:table-cell office:value-type="float" office:value="62.465218191454284" table:style-name="ce182">
            <text:p><text:s/>62.5<text:s/></text:p>
          </table:table-cell>
          <table:table-cell office:value-type="float" office:value="64.781047508865427" table:style-name="ce182">
            <text:p><text:s/>64.8<text:s/></text:p>
          </table:table-cell>
          <table:table-cell office:value-type="float" office:value="67.962424111251423" table:style-name="ce182">
            <text:p><text:s/>68.0<text:s/></text:p>
          </table:table-cell>
          <table:table-cell office:value-type="float" office:value="67.697858109179805" table:style-name="ce182">
            <text:p><text:s/>67.7<text:s/></text:p>
          </table:table-cell>
          <table:table-cell office:value-type="float" office:value="65.392322910086264" table:style-name="ce182">
            <text:p><text:s/>65.4<text:s/></text:p>
          </table:table-cell>
          <table:table-cell office:value-type="float" office:value="70.725826694550335" table:style-name="ce182">
            <text:p><text:s/>70.7<text:s/></text:p>
          </table:table-cell>
          <table:table-cell office:value-type="float" office:value="64.329417331030669" table:style-name="ce182">
            <text:p><text:s/>64.3<text:s/></text:p>
          </table:table-cell>
          <table:table-cell office:value-type="float" office:value="66.217099731020014" table:style-name="ce182">
            <text:p><text:s/>66.2<text:s/></text:p>
          </table:table-cell>
          <table:table-cell office:value-type="float" office:value="67.782632306283148" table:style-name="ce182">
            <text:p><text:s/>67.8<text:s/></text:p>
          </table:table-cell>
          <table:table-cell office:value-type="float" office:value="71.744630417373102" table:style-name="ce101">
            <text:p>71.7</text:p>
          </table:table-cell>
          <table:table-cell office:value-type="float" office:value="66.823864591363105" table:style-name="ce101">
            <text:p>66.8</text:p>
          </table:table-cell>
          <table:table-cell office:value-type="float" office:value="72.132854385140845" table:style-name="ce101">
            <text:p>72.1</text:p>
          </table:table-cell>
          <table:table-cell table:style-name="ce183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182">
            <text:p>:</text:p>
          </table:table-cell>
          <table:table-cell office:value-type="string" table:style-name="ce182">
            <text:p>:</text:p>
          </table:table-cell>
          <table:table-cell office:value-type="string" table:style-name="ce182">
            <text:p>:</text:p>
          </table:table-cell>
          <table:table-cell office:value-type="string" table:style-name="ce182">
            <text:p>:</text:p>
          </table:table-cell>
          <table:table-cell office:value-type="string" table:style-name="ce182">
            <text:p>:</text:p>
          </table:table-cell>
          <table:table-cell office:value-type="float" office:value="14.393093880487553" table:style-name="ce182">
            <text:p><text:s/>14.4<text:s/></text:p>
          </table:table-cell>
          <table:table-cell office:value-type="float" office:value="9.4065132962846985" table:style-name="ce182">
            <text:p><text:s/>9.4<text:s/></text:p>
          </table:table-cell>
          <table:table-cell office:value-type="float" office:value="10.895369210698478" table:style-name="ce182">
            <text:p><text:s/>10.9<text:s/></text:p>
          </table:table-cell>
          <table:table-cell office:value-type="float" office:value="8.9260226501199984" table:style-name="ce182">
            <text:p><text:s/>8.9<text:s/></text:p>
          </table:table-cell>
          <table:table-cell office:value-type="float" office:value="8.7996582685152536" table:style-name="ce182">
            <text:p><text:s/>8.8<text:s/></text:p>
          </table:table-cell>
          <table:table-cell office:value-type="float" office:value="9.7502457641418196" table:style-name="ce182">
            <text:p><text:s/>9.8<text:s/></text:p>
          </table:table-cell>
          <table:table-cell office:value-type="float" office:value="7.276599902361121" table:style-name="ce182">
            <text:p><text:s/>7.3<text:s/></text:p>
          </table:table-cell>
          <table:table-cell office:value-type="float" office:value="8.5566478353470536" table:style-name="ce182">
            <text:p><text:s/>8.6<text:s/></text:p>
          </table:table-cell>
          <table:table-cell office:value-type="float" office:value="5.5389232601504412" table:style-name="ce182">
            <text:p><text:s/>5.5<text:s/></text:p>
          </table:table-cell>
          <table:table-cell office:value-type="float" office:value="6.8310745495002765" table:style-name="ce182">
            <text:p><text:s/>6.8<text:s/></text:p>
          </table:table-cell>
          <table:table-cell office:value-type="float" office:value="6.35857312591469" table:style-name="ce101">
            <text:p>6.4</text:p>
          </table:table-cell>
          <table:table-cell office:value-type="float" office:value="6.1128274268354303" table:style-name="ce101">
            <text:p>6.1</text:p>
          </table:table-cell>
          <table:table-cell office:value-type="float" office:value="4.1134323436755507" table:style-name="ce101">
            <text:p>4.1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182">
            <text:p>:</text:p>
          </table:table-cell>
          <table:table-cell office:value-type="string" table:style-name="ce182">
            <text:p>:</text:p>
          </table:table-cell>
          <table:table-cell office:value-type="string" table:style-name="ce182">
            <text:p>:</text:p>
          </table:table-cell>
          <table:table-cell office:value-type="string" table:style-name="ce182">
            <text:p>:</text:p>
          </table:table-cell>
          <table:table-cell office:value-type="string" table:style-name="ce182">
            <text:p>:</text:p>
          </table:table-cell>
          <table:table-cell office:value-type="float" office:value="13.073630678086392" table:style-name="ce182">
            <text:p><text:s/>13.1<text:s/></text:p>
          </table:table-cell>
          <table:table-cell office:value-type="float" office:value="13.922507622200436" table:style-name="ce182">
            <text:p><text:s/>13.9<text:s/></text:p>
          </table:table-cell>
          <table:table-cell office:value-type="float" office:value="12.461156815809348" table:style-name="ce182">
            <text:p><text:s/>12.5<text:s/></text:p>
          </table:table-cell>
          <table:table-cell office:value-type="float" office:value="13.118068966955034" table:style-name="ce182">
            <text:p><text:s/>13.1<text:s/></text:p>
          </table:table-cell>
          <table:table-cell office:value-type="float" office:value="12.280386254807043" table:style-name="ce182">
            <text:p><text:s/>12.3<text:s/></text:p>
          </table:table-cell>
          <table:table-cell office:value-type="float" office:value="15.910034729544369" table:style-name="ce182">
            <text:p><text:s/>15.9<text:s/></text:p>
          </table:table-cell>
          <table:table-cell office:value-type="float" office:value="13.542077322152732" table:style-name="ce182">
            <text:p><text:s/>13.5<text:s/></text:p>
          </table:table-cell>
          <table:table-cell office:value-type="float" office:value="16.934119693521978" table:style-name="ce182">
            <text:p><text:s/>16.9<text:s/></text:p>
          </table:table-cell>
          <table:table-cell office:value-type="float" office:value="19.602985849924508" table:style-name="ce182">
            <text:p><text:s/>19.6<text:s/></text:p>
          </table:table-cell>
          <table:table-cell office:value-type="float" office:value="13.072207261811752" table:style-name="ce182">
            <text:p><text:s/>13.1<text:s/></text:p>
          </table:table-cell>
          <table:table-cell office:value-type="float" office:value="12.5396723498698" table:style-name="ce101">
            <text:p>12.5</text:p>
          </table:table-cell>
          <table:table-cell office:value-type="float" office:value="12.8064282051202" table:style-name="ce101">
            <text:p>12.8</text:p>
          </table:table-cell>
          <table:table-cell office:value-type="float" office:value="9.4848964521277814" table:style-name="ce101">
            <text:p>9.5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29.704257580529873" table:style-name="ce182">
            <text:p><text:s/>29.7<text:s/></text:p>
          </table:table-cell>
          <table:table-cell office:value-type="float" office:value="29.83122605552105" table:style-name="ce182">
            <text:p><text:s/>29.8<text:s/></text:p>
          </table:table-cell>
          <table:table-cell office:value-type="float" office:value="32.867499317348532" table:style-name="ce182">
            <text:p><text:s/>32.9<text:s/></text:p>
          </table:table-cell>
          <table:table-cell office:value-type="float" office:value="24.459797937841625" table:style-name="ce182">
            <text:p><text:s/>24.5<text:s/></text:p>
          </table:table-cell>
          <table:table-cell office:value-type="float" office:value="29.377353275938383" table:style-name="ce182">
            <text:p><text:s/>29.4<text:s/></text:p>
          </table:table-cell>
          <table:table-cell office:value-type="float" office:value="27.466724558573937" table:style-name="ce182">
            <text:p><text:s/>27.5<text:s/></text:p>
          </table:table-cell>
          <table:table-cell office:value-type="float" office:value="23.329020918485117" table:style-name="ce182">
            <text:p><text:s/>23.3<text:s/></text:p>
          </table:table-cell>
          <table:table-cell office:value-type="float" office:value="23.356526026507826" table:style-name="ce182">
            <text:p><text:s/>23.4<text:s/></text:p>
          </table:table-cell>
          <table:table-cell office:value-type="float" office:value="22.044091617075026" table:style-name="ce182">
            <text:p><text:s/>22.0<text:s/></text:p>
          </table:table-cell>
          <table:table-cell office:value-type="float" office:value="21.080044523322297" table:style-name="ce182">
            <text:p><text:s/>21.1<text:s/></text:p>
          </table:table-cell>
          <table:table-cell office:value-type="float" office:value="25.660280493686184" table:style-name="ce182">
            <text:p><text:s/>25.7<text:s/></text:p>
          </table:table-cell>
          <table:table-cell office:value-type="float" office:value="20.818677224513863" table:style-name="ce182">
            <text:p><text:s/>20.8<text:s/></text:p>
          </table:table-cell>
          <table:table-cell office:value-type="float" office:value="25.490767528869029" table:style-name="ce182">
            <text:p><text:s/>25.5<text:s/></text:p>
          </table:table-cell>
          <table:table-cell office:value-type="float" office:value="25.141909110074927" table:style-name="ce182">
            <text:p><text:s/>25.1<text:s/></text:p>
          </table:table-cell>
          <table:table-cell office:value-type="float" office:value="19.90328181131202" table:style-name="ce182">
            <text:p><text:s/>19.9<text:s/></text:p>
          </table:table-cell>
          <table:table-cell office:value-type="float" office:value="18.898245475784499" table:style-name="ce101">
            <text:p>18.9</text:p>
          </table:table-cell>
          <table:table-cell office:value-type="float" office:value="18.9192556319556" table:style-name="ce101">
            <text:p>18.9</text:p>
          </table:table-cell>
          <table:table-cell office:value-type="float" office:value="13.598328795803335" table:style-name="ce101">
            <text:p>13.6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2">
            <text:p>all 16-24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5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table:style-name="ce114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table:style-name="ce86"/>
          <table:table-cell table:number-columns-repeated="10" table:style-name="ce79"/>
          <table:table-cell table:style-name="ce178"/>
          <table:table-cell table:number-columns-repeated="4" table:style-name="ce182"/>
          <table:table-cell table:number-columns-repeated="3" table:style-name="ce187"/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3.0429939810583164" table:style-name="ce182">
            <text:p><text:s/>3.0<text:s/></text:p>
          </table:table-cell>
          <table:table-cell office:value-type="float" office:value="2.7381798286128451" table:style-name="ce182">
            <text:p><text:s/>2.7<text:s/></text:p>
          </table:table-cell>
          <table:table-cell office:value-type="float" office:value="2.9787194453572474" table:style-name="ce182">
            <text:p><text:s/>3.0<text:s/></text:p>
          </table:table-cell>
          <table:table-cell office:value-type="float" office:value="2.2880607457096138" table:style-name="ce182">
            <text:p><text:s/>2.3<text:s/></text:p>
          </table:table-cell>
          <table:table-cell office:value-type="float" office:value="2.1825514347229902" table:style-name="ce182">
            <text:p><text:s/>2.2<text:s/></text:p>
          </table:table-cell>
          <table:table-cell office:value-type="float" office:value="2.7282757172105288" table:style-name="ce182">
            <text:p><text:s/>2.7<text:s/></text:p>
          </table:table-cell>
          <table:table-cell office:value-type="float" office:value="2.3604529905644855" table:style-name="ce182">
            <text:p><text:s/>2.4<text:s/></text:p>
          </table:table-cell>
          <table:table-cell office:value-type="float" office:value="2.6768597970455326" table:style-name="ce182">
            <text:p><text:s/>2.7<text:s/></text:p>
          </table:table-cell>
          <table:table-cell office:value-type="float" office:value="2.7589199014154184" table:style-name="ce182">
            <text:p><text:s/>2.8<text:s/></text:p>
          </table:table-cell>
          <table:table-cell office:value-type="float" office:value="2.1310234609726386" table:style-name="ce182">
            <text:p><text:s/>2.1<text:s/></text:p>
          </table:table-cell>
          <table:table-cell office:value-type="float" office:value="2.1748479749393774" table:style-name="ce182">
            <text:p><text:s/>2.2<text:s/></text:p>
          </table:table-cell>
          <table:table-cell office:value-type="float" office:value="2.7255232923488379" table:style-name="ce182">
            <text:p><text:s/>2.7<text:s/></text:p>
          </table:table-cell>
          <table:table-cell office:value-type="float" office:value="3.5096380587683336" table:style-name="ce182">
            <text:p><text:s/>3.5<text:s/></text:p>
          </table:table-cell>
          <table:table-cell office:value-type="float" office:value="2.6924333404916267" table:style-name="ce182">
            <text:p><text:s/>2.7<text:s/></text:p>
          </table:table-cell>
          <table:table-cell office:value-type="float" office:value="4.0534799092459703" table:style-name="ce182">
            <text:p><text:s/>4.1<text:s/></text:p>
          </table:table-cell>
          <table:table-cell office:value-type="float" office:value="3.0090993934627299" table:style-name="ce101">
            <text:p>3.0</text:p>
          </table:table-cell>
          <table:table-cell office:value-type="float" office:value="2.3536664542769499" table:style-name="ce101">
            <text:p>2.4</text:p>
          </table:table-cell>
          <table:table-cell office:value-type="float" office:value="3.2451704064730533" table:style-name="ce101">
            <text:p>3.2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55.57904959204528" table:style-name="ce182">
            <text:p><text:s/>55.6<text:s/></text:p>
          </table:table-cell>
          <table:table-cell office:value-type="float" office:value="53.979741924481672" table:style-name="ce182">
            <text:p><text:s/>54.0<text:s/></text:p>
          </table:table-cell>
          <table:table-cell office:value-type="float" office:value="53.033526500930819" table:style-name="ce182">
            <text:p><text:s/>53.0<text:s/></text:p>
          </table:table-cell>
          <table:table-cell office:value-type="float" office:value="54.238309150135379" table:style-name="ce182">
            <text:p><text:s/>54.2<text:s/></text:p>
          </table:table-cell>
          <table:table-cell office:value-type="float" office:value="52.996311389233554" table:style-name="ce182">
            <text:p><text:s/>53.0<text:s/></text:p>
          </table:table-cell>
          <table:table-cell office:value-type="float" office:value="48.749651038338648" table:style-name="ce182">
            <text:p><text:s/>48.7<text:s/></text:p>
          </table:table-cell>
          <table:table-cell office:value-type="float" office:value="44.280006547264151" table:style-name="ce182">
            <text:p><text:s/>44.3<text:s/></text:p>
          </table:table-cell>
          <table:table-cell office:value-type="float" office:value="40.422824131812355" table:style-name="ce182">
            <text:p><text:s/>40.4<text:s/></text:p>
          </table:table-cell>
          <table:table-cell office:value-type="float" office:value="40.027507318825272" table:style-name="ce182">
            <text:p><text:s/>40.0<text:s/></text:p>
          </table:table-cell>
          <table:table-cell office:value-type="float" office:value="37.373884454330565" table:style-name="ce182">
            <text:p><text:s/>37.4<text:s/></text:p>
          </table:table-cell>
          <table:table-cell office:value-type="float" office:value="33.659016018155469" table:style-name="ce182">
            <text:p><text:s/>33.7<text:s/></text:p>
          </table:table-cell>
          <table:table-cell office:value-type="float" office:value="33.993065011552055" table:style-name="ce182">
            <text:p><text:s/>34.0<text:s/></text:p>
          </table:table-cell>
          <table:table-cell office:value-type="float" office:value="34.663119807186185" table:style-name="ce182">
            <text:p><text:s/>34.7<text:s/></text:p>
          </table:table-cell>
          <table:table-cell office:value-type="float" office:value="34.638280128235934" table:style-name="ce182">
            <text:p><text:s/>34.6<text:s/></text:p>
          </table:table-cell>
          <table:table-cell office:value-type="float" office:value="33.593278446066066" table:style-name="ce182">
            <text:p><text:s/>33.6<text:s/></text:p>
          </table:table-cell>
          <table:table-cell office:value-type="float" office:value="38.177212322314297" table:style-name="ce101">
            <text:p>38.2</text:p>
          </table:table-cell>
          <table:table-cell office:value-type="float" office:value="38.550354494757102" table:style-name="ce101">
            <text:p>38.6</text:p>
          </table:table-cell>
          <table:table-cell office:value-type="float" office:value="43.630935418943558" table:style-name="ce101">
            <text:p>43.6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58.622043573103596" table:style-name="ce182">
            <text:p><text:s/>58.6<text:s/></text:p>
          </table:table-cell>
          <table:table-cell office:value-type="float" office:value="56.717921753094515" table:style-name="ce182">
            <text:p><text:s/>56.7<text:s/></text:p>
          </table:table-cell>
          <table:table-cell office:value-type="float" office:value="56.012245946288068" table:style-name="ce182">
            <text:p><text:s/>56.0<text:s/></text:p>
          </table:table-cell>
          <table:table-cell office:value-type="float" office:value="56.526369895844994" table:style-name="ce182">
            <text:p><text:s/>56.5<text:s/></text:p>
          </table:table-cell>
          <table:table-cell office:value-type="float" office:value="55.178862823956543" table:style-name="ce182">
            <text:p><text:s/>55.2<text:s/></text:p>
          </table:table-cell>
          <table:table-cell office:value-type="float" office:value="51.477926755549177" table:style-name="ce182">
            <text:p><text:s/>51.5<text:s/></text:p>
          </table:table-cell>
          <table:table-cell office:value-type="float" office:value="46.640459537828633" table:style-name="ce182">
            <text:p><text:s/>46.6<text:s/></text:p>
          </table:table-cell>
          <table:table-cell office:value-type="float" office:value="43.099683928857885" table:style-name="ce182">
            <text:p><text:s/>43.1<text:s/></text:p>
          </table:table-cell>
          <table:table-cell office:value-type="float" office:value="42.786427220240689" table:style-name="ce182">
            <text:p><text:s/>42.8<text:s/></text:p>
          </table:table-cell>
          <table:table-cell office:value-type="float" office:value="39.504907915303207" table:style-name="ce182">
            <text:p><text:s/>39.5<text:s/></text:p>
          </table:table-cell>
          <table:table-cell office:value-type="float" office:value="35.833863993094802" table:style-name="ce182">
            <text:p><text:s/>35.8<text:s/></text:p>
          </table:table-cell>
          <table:table-cell office:value-type="float" office:value="36.718588303900894" table:style-name="ce182">
            <text:p><text:s/>36.7<text:s/></text:p>
          </table:table-cell>
          <table:table-cell office:value-type="float" office:value="38.17275786595453" table:style-name="ce182">
            <text:p><text:s/>38.2<text:s/></text:p>
          </table:table-cell>
          <table:table-cell office:value-type="float" office:value="37.330713468727552" table:style-name="ce182">
            <text:p><text:s/>37.3<text:s/></text:p>
          </table:table-cell>
          <table:table-cell office:value-type="float" office:value="37.646758355312045" table:style-name="ce182">
            <text:p><text:s/>37.6<text:s/></text:p>
          </table:table-cell>
          <table:table-cell office:value-type="float" office:value="41.186311715777101" table:style-name="ce101">
            <text:p>41.2</text:p>
          </table:table-cell>
          <table:table-cell office:value-type="float" office:value="40.904020949033999" table:style-name="ce101">
            <text:p>40.9</text:p>
          </table:table-cell>
          <table:table-cell office:value-type="float" office:value="46.876105825416595" table:style-name="ce101">
            <text:p>46.9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21.409424410554116" table:style-name="ce182">
            <text:p><text:s/>21.4<text:s/></text:p>
          </table:table-cell>
          <table:table-cell office:value-type="float" office:value="24.3798229283613" table:style-name="ce182">
            <text:p><text:s/>24.4<text:s/></text:p>
          </table:table-cell>
          <table:table-cell office:value-type="float" office:value="24.21202605353643" table:style-name="ce182">
            <text:p><text:s/>24.2<text:s/></text:p>
          </table:table-cell>
          <table:table-cell office:value-type="float" office:value="27.069521283503363" table:style-name="ce182">
            <text:p><text:s/>27.1<text:s/></text:p>
          </table:table-cell>
          <table:table-cell office:value-type="float" office:value="28.015006174832124" table:style-name="ce182">
            <text:p><text:s/>28.0<text:s/></text:p>
          </table:table-cell>
          <table:table-cell office:value-type="float" office:value="31.049219436227819" table:style-name="ce182">
            <text:p><text:s/>31.0<text:s/></text:p>
          </table:table-cell>
          <table:table-cell office:value-type="float" office:value="36.410936170322437" table:style-name="ce182">
            <text:p><text:s/>36.4<text:s/></text:p>
          </table:table-cell>
          <table:table-cell office:value-type="float" office:value="40.567968796379212" table:style-name="ce182">
            <text:p><text:s/>40.6<text:s/></text:p>
          </table:table-cell>
          <table:table-cell office:value-type="float" office:value="40.930044410826092" table:style-name="ce182">
            <text:p><text:s/>40.9<text:s/></text:p>
          </table:table-cell>
          <table:table-cell office:value-type="float" office:value="44.645140952885477" table:style-name="ce182">
            <text:p><text:s/>44.6<text:s/></text:p>
          </table:table-cell>
          <table:table-cell office:value-type="float" office:value="48.238322101302593" table:style-name="ce182">
            <text:p><text:s/>48.2<text:s/></text:p>
          </table:table-cell>
          <table:table-cell office:value-type="float" office:value="45.521761328400402" table:style-name="ce182">
            <text:p><text:s/>45.5<text:s/></text:p>
          </table:table-cell>
          <table:table-cell office:value-type="float" office:value="46.117618673854139" table:style-name="ce182">
            <text:p><text:s/>46.1<text:s/></text:p>
          </table:table-cell>
          <table:table-cell office:value-type="float" office:value="45.657901313786354" table:style-name="ce182">
            <text:p><text:s/>45.7<text:s/></text:p>
          </table:table-cell>
          <table:table-cell office:value-type="float" office:value="43.727541239207071" table:style-name="ce182">
            <text:p><text:s/>43.7<text:s/></text:p>
          </table:table-cell>
          <table:table-cell office:value-type="float" office:value="40.877184117805903" table:style-name="ce101">
            <text:p>40.9</text:p>
          </table:table-cell>
          <table:table-cell office:value-type="float" office:value="41.786916490443197" table:style-name="ce101">
            <text:p>41.8</text:p>
          </table:table-cell>
          <table:table-cell office:value-type="float" office:value="36.752263544378835" table:style-name="ce101">
            <text:p>36.8</text:p>
          </table:table-cell>
          <table:table-cell table:style-name="ce183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9.544001110476378" table:style-name="ce182">
            <text:p><text:s/>9.5<text:s/></text:p>
          </table:table-cell>
          <table:table-cell office:value-type="float" office:value="8.2892097055410332" table:style-name="ce182">
            <text:p><text:s/>8.3<text:s/></text:p>
          </table:table-cell>
          <table:table-cell office:value-type="float" office:value="8.1251707820484" table:style-name="ce182">
            <text:p><text:s/>8.1<text:s/></text:p>
          </table:table-cell>
          <table:table-cell office:value-type="float" office:value="7.4351153953218692" table:style-name="ce182">
            <text:p><text:s/>7.4<text:s/></text:p>
          </table:table-cell>
          <table:table-cell office:value-type="float" office:value="7.5205948336563191" table:style-name="ce182">
            <text:p><text:s/>7.5<text:s/></text:p>
          </table:table-cell>
          <table:table-cell office:value-type="float" office:value="6.3623657574383152" table:style-name="ce182">
            <text:p><text:s/>6.4<text:s/></text:p>
          </table:table-cell>
          <table:table-cell office:value-type="float" office:value="7.7804461444209148" table:style-name="ce182">
            <text:p><text:s/>7.8<text:s/></text:p>
          </table:table-cell>
          <table:table-cell office:value-type="float" office:value="6.4430019814500987" table:style-name="ce182">
            <text:p><text:s/>6.4<text:s/></text:p>
          </table:table-cell>
          <table:table-cell office:value-type="float" office:value="7.0439448910348732" table:style-name="ce182">
            <text:p><text:s/>7.0<text:s/></text:p>
          </table:table-cell>
          <table:table-cell office:value-type="float" office:value="6.5906865139619102" table:style-name="ce182">
            <text:p><text:s/>6.6<text:s/></text:p>
          </table:table-cell>
          <table:table-cell office:value-type="float" office:value="6.3413630062306003" table:style-name="ce101">
            <text:p>6.3</text:p>
          </table:table-cell>
          <table:table-cell office:value-type="float" office:value="6.6012705728989403" table:style-name="ce101">
            <text:p>6.6</text:p>
          </table:table-cell>
          <table:table-cell office:value-type="float" office:value="3.7535811541436321" table:style-name="ce101">
            <text:p>3.8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7.928852697746815" table:style-name="ce182">
            <text:p><text:s/>7.9<text:s/></text:p>
          </table:table-cell>
          <table:table-cell office:value-type="float" office:value="8.659394586307803" table:style-name="ce182">
            <text:p><text:s/>8.7<text:s/></text:p>
          </table:table-cell>
          <table:table-cell office:value-type="float" office:value="8.2071764927143889" table:style-name="ce182">
            <text:p><text:s/>8.2<text:s/></text:p>
          </table:table-cell>
          <table:table-cell office:value-type="float" office:value="8.8484129736111967" table:style-name="ce182">
            <text:p><text:s/>8.8<text:s/></text:p>
          </table:table-cell>
          <table:table-cell office:value-type="float" office:value="8.3293562981550604" table:style-name="ce182">
            <text:p><text:s/>8.3<text:s/></text:p>
          </table:table-cell>
          <table:table-cell office:value-type="float" office:value="9.5654481481643465" table:style-name="ce182">
            <text:p><text:s/>9.6<text:s/></text:p>
          </table:table-cell>
          <table:table-cell office:value-type="float" office:value="9.9792042232781313" table:style-name="ce182">
            <text:p><text:s/>10.0<text:s/></text:p>
          </table:table-cell>
          <table:table-cell office:value-type="float" office:value="9.266621478741234" table:style-name="ce182">
            <text:p><text:s/>9.3<text:s/></text:p>
          </table:table-cell>
          <table:table-cell office:value-type="float" office:value="9.9674403264512232" table:style-name="ce182">
            <text:p><text:s/>10.0<text:s/></text:p>
          </table:table-cell>
          <table:table-cell office:value-type="float" office:value="12.035013891518968" table:style-name="ce182">
            <text:p><text:s/>12.0<text:s/></text:p>
          </table:table-cell>
          <table:table-cell office:value-type="float" office:value="11.595141160186399" table:style-name="ce101">
            <text:p>11.6</text:p>
          </table:table-cell>
          <table:table-cell office:value-type="float" office:value="10.707791987623899" table:style-name="ce101">
            <text:p>10.7</text:p>
          </table:table-cell>
          <table:table-cell office:value-type="float" office:value="12.618049476060932" table:style-name="ce101">
            <text:p>12.6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19.968532016342269" table:style-name="ce182">
            <text:p><text:s/>20.0<text:s/></text:p>
          </table:table-cell>
          <table:table-cell office:value-type="float" office:value="18.902255318544228" table:style-name="ce182">
            <text:p><text:s/>18.9<text:s/></text:p>
          </table:table-cell>
          <table:table-cell office:value-type="float" office:value="19.77572800017542" table:style-name="ce182">
            <text:p><text:s/>19.8<text:s/></text:p>
          </table:table-cell>
          <table:table-cell office:value-type="float" office:value="16.404108820651835" table:style-name="ce182">
            <text:p><text:s/>16.4<text:s/></text:p>
          </table:table-cell>
          <table:table-cell office:value-type="float" office:value="16.806131001211277" table:style-name="ce182">
            <text:p><text:s/>16.8<text:s/></text:p>
          </table:table-cell>
          <table:table-cell office:value-type="float" office:value="17.472853808223181" table:style-name="ce182">
            <text:p><text:s/>17.5<text:s/></text:p>
          </table:table-cell>
          <table:table-cell office:value-type="float" office:value="16.948604291848838" table:style-name="ce182">
            <text:p><text:s/>16.9<text:s/></text:p>
          </table:table-cell>
          <table:table-cell office:value-type="float" office:value="16.332347274762792" table:style-name="ce182">
            <text:p><text:s/>16.3<text:s/></text:p>
          </table:table-cell>
          <table:table-cell office:value-type="float" office:value="16.283528368933066" table:style-name="ce182">
            <text:p><text:s/>16.3<text:s/></text:p>
          </table:table-cell>
          <table:table-cell office:value-type="float" office:value="15.849951131811368" table:style-name="ce182">
            <text:p><text:s/>15.8<text:s/></text:p>
          </table:table-cell>
          <table:table-cell office:value-type="float" office:value="15.927813905602648" table:style-name="ce182">
            <text:p><text:s/>15.9<text:s/></text:p>
          </table:table-cell>
          <table:table-cell office:value-type="float" office:value="17.759650367699056" table:style-name="ce182">
            <text:p><text:s/>17.8<text:s/></text:p>
          </table:table-cell>
          <table:table-cell office:value-type="float" office:value="15.709623460191334" table:style-name="ce182">
            <text:p><text:s/>15.7<text:s/></text:p>
          </table:table-cell>
          <table:table-cell office:value-type="float" office:value="17.011385217486108" table:style-name="ce182">
            <text:p><text:s/>17.0<text:s/></text:p>
          </table:table-cell>
          <table:table-cell office:value-type="float" office:value="18.625700405480885" table:style-name="ce182">
            <text:p><text:s/>18.6<text:s/></text:p>
          </table:table-cell>
          <table:table-cell office:value-type="float" office:value="17.936504166416999" table:style-name="ce101">
            <text:p>17.9</text:p>
          </table:table-cell>
          <table:table-cell office:value-type="float" office:value="17.309062560522801" table:style-name="ce101">
            <text:p>17.3</text:p>
          </table:table-cell>
          <table:table-cell office:value-type="float" office:value="16.37163063020456" table:style-name="ce101">
            <text:p>16.4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2">
            <text:p>all 25-34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5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.00000000000001" table:style-name="ce184">
            <text:p>100.0</text:p>
          </table:table-cell>
          <table:table-cell office:value-type="float" office:value="100.00000000000001" table:style-name="ce184">
            <text:p>100.0</text:p>
          </table:table-cell>
          <table:table-cell office:value-type="float" office:value="100.00000000000001" table:style-name="ce184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table:style-name="ce86"/>
          <table:table-cell table:number-columns-repeated="10" table:style-name="ce79"/>
          <table:table-cell table:style-name="ce178"/>
          <table:table-cell table:number-columns-repeated="4" table:style-name="ce182"/>
          <table:table-cell table:number-columns-repeated="3" table:style-name="ce187"/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6.0988515338910609" table:style-name="ce182">
            <text:p><text:s/>6.1<text:s/></text:p>
          </table:table-cell>
          <table:table-cell office:value-type="float" office:value="6.0493418823839766" table:style-name="ce182">
            <text:p><text:s/>6.0<text:s/></text:p>
          </table:table-cell>
          <table:table-cell office:value-type="float" office:value="6.4851527269633333" table:style-name="ce182">
            <text:p><text:s/>6.5<text:s/></text:p>
          </table:table-cell>
          <table:table-cell office:value-type="float" office:value="6.8315104542275407" table:style-name="ce182">
            <text:p><text:s/>6.8<text:s/></text:p>
          </table:table-cell>
          <table:table-cell office:value-type="float" office:value="7.9730187933961529" table:style-name="ce182">
            <text:p><text:s/>8.0<text:s/></text:p>
          </table:table-cell>
          <table:table-cell office:value-type="float" office:value="7.4951116634842361" table:style-name="ce182">
            <text:p><text:s/>7.5<text:s/></text:p>
          </table:table-cell>
          <table:table-cell office:value-type="float" office:value="6.9452020744698428" table:style-name="ce182">
            <text:p><text:s/>6.9<text:s/></text:p>
          </table:table-cell>
          <table:table-cell office:value-type="float" office:value="7.3015767764451471" table:style-name="ce182">
            <text:p><text:s/>7.3<text:s/></text:p>
          </table:table-cell>
          <table:table-cell office:value-type="float" office:value="7.0528468251284258" table:style-name="ce182">
            <text:p><text:s/>7.1<text:s/></text:p>
          </table:table-cell>
          <table:table-cell office:value-type="float" office:value="7.1927018000901146" table:style-name="ce182">
            <text:p><text:s/>7.2<text:s/></text:p>
          </table:table-cell>
          <table:table-cell office:value-type="float" office:value="5.9158328252501491" table:style-name="ce182">
            <text:p><text:s/>5.9<text:s/></text:p>
          </table:table-cell>
          <table:table-cell office:value-type="float" office:value="6.2632643516534099" table:style-name="ce182">
            <text:p><text:s/>6.3<text:s/></text:p>
          </table:table-cell>
          <table:table-cell office:value-type="float" office:value="7.5138195835823467" table:style-name="ce182">
            <text:p><text:s/>7.5<text:s/></text:p>
          </table:table-cell>
          <table:table-cell office:value-type="float" office:value="6.4912560173383111" table:style-name="ce182">
            <text:p><text:s/>6.5<text:s/></text:p>
          </table:table-cell>
          <table:table-cell office:value-type="float" office:value="6.0942835825649917" table:style-name="ce182">
            <text:p><text:s/>6.1<text:s/></text:p>
          </table:table-cell>
          <table:table-cell office:value-type="float" office:value="6.5884306738268004" table:style-name="ce101">
            <text:p>6.6</text:p>
          </table:table-cell>
          <table:table-cell office:value-type="float" office:value="6.7511068667901002" table:style-name="ce101">
            <text:p>6.8</text:p>
          </table:table-cell>
          <table:table-cell office:value-type="float" office:value="7.1160605506990269" table:style-name="ce101">
            <text:p>7.1</text:p>
          </table:table-cell>
          <table:table-cell table:number-columns-repeated="2"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68.222756272042275" table:style-name="ce182">
            <text:p><text:s/>68.2<text:s/></text:p>
          </table:table-cell>
          <table:table-cell office:value-type="float" office:value="65.472272048099015" table:style-name="ce182">
            <text:p><text:s/>65.5<text:s/></text:p>
          </table:table-cell>
          <table:table-cell office:value-type="float" office:value="66.530727561102822" table:style-name="ce182">
            <text:p><text:s/>66.5<text:s/></text:p>
          </table:table-cell>
          <table:table-cell office:value-type="float" office:value="64.764685765395996" table:style-name="ce182">
            <text:p><text:s/>64.8<text:s/></text:p>
          </table:table-cell>
          <table:table-cell office:value-type="float" office:value="62.684651030554846" table:style-name="ce182">
            <text:p><text:s/>62.7<text:s/></text:p>
          </table:table-cell>
          <table:table-cell office:value-type="float" office:value="59.632621595576218" table:style-name="ce182">
            <text:p><text:s/>59.6<text:s/></text:p>
          </table:table-cell>
          <table:table-cell office:value-type="float" office:value="59.855183630010309" table:style-name="ce182">
            <text:p><text:s/>59.9<text:s/></text:p>
          </table:table-cell>
          <table:table-cell office:value-type="float" office:value="55.811037913352671" table:style-name="ce182">
            <text:p><text:s/>55.8<text:s/></text:p>
          </table:table-cell>
          <table:table-cell office:value-type="float" office:value="56.581257000454158" table:style-name="ce182">
            <text:p><text:s/>56.6<text:s/></text:p>
          </table:table-cell>
          <table:table-cell office:value-type="float" office:value="54.559212793013813" table:style-name="ce182">
            <text:p><text:s/>54.6<text:s/></text:p>
          </table:table-cell>
          <table:table-cell office:value-type="float" office:value="52.857107642020509" table:style-name="ce182">
            <text:p><text:s/>52.9<text:s/></text:p>
          </table:table-cell>
          <table:table-cell office:value-type="float" office:value="52.59585775155378" table:style-name="ce182">
            <text:p><text:s/>52.6<text:s/></text:p>
          </table:table-cell>
          <table:table-cell office:value-type="float" office:value="48.671677410101857" table:style-name="ce182">
            <text:p><text:s/>48.7<text:s/></text:p>
          </table:table-cell>
          <table:table-cell office:value-type="float" office:value="45.946190293162928" table:style-name="ce182">
            <text:p><text:s/>45.9<text:s/></text:p>
          </table:table-cell>
          <table:table-cell office:value-type="float" office:value="50.433200322485028" table:style-name="ce182">
            <text:p><text:s/>50.4<text:s/></text:p>
          </table:table-cell>
          <table:table-cell office:value-type="float" office:value="48.025968922668099" table:style-name="ce101">
            <text:p>48.0</text:p>
          </table:table-cell>
          <table:table-cell office:value-type="float" office:value="49.030395668659601" table:style-name="ce101">
            <text:p>49.0</text:p>
          </table:table-cell>
          <table:table-cell office:value-type="float" office:value="54.144923641752861" table:style-name="ce101">
            <text:p>54.1</text:p>
          </table:table-cell>
          <table:table-cell table:number-columns-repeated="2"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74.32160780593334" table:style-name="ce182">
            <text:p><text:s/>74.3<text:s/></text:p>
          </table:table-cell>
          <table:table-cell office:value-type="float" office:value="71.521613930482985" table:style-name="ce182">
            <text:p><text:s/>71.5<text:s/></text:p>
          </table:table-cell>
          <table:table-cell office:value-type="float" office:value="73.015880288066157" table:style-name="ce182">
            <text:p><text:s/>73.0<text:s/></text:p>
          </table:table-cell>
          <table:table-cell office:value-type="float" office:value="71.596196219623536" table:style-name="ce182">
            <text:p><text:s/>71.6<text:s/></text:p>
          </table:table-cell>
          <table:table-cell office:value-type="float" office:value="70.657669823950997" table:style-name="ce182">
            <text:p><text:s/>70.7<text:s/></text:p>
          </table:table-cell>
          <table:table-cell office:value-type="float" office:value="67.127733259060449" table:style-name="ce182">
            <text:p><text:s/>67.1<text:s/></text:p>
          </table:table-cell>
          <table:table-cell office:value-type="float" office:value="66.800385704480149" table:style-name="ce182">
            <text:p><text:s/>66.8<text:s/></text:p>
          </table:table-cell>
          <table:table-cell office:value-type="float" office:value="63.112614689797816" table:style-name="ce182">
            <text:p><text:s/>63.1<text:s/></text:p>
          </table:table-cell>
          <table:table-cell office:value-type="float" office:value="63.634103825582585" table:style-name="ce182">
            <text:p><text:s/>63.6<text:s/></text:p>
          </table:table-cell>
          <table:table-cell office:value-type="float" office:value="61.751914593103926" table:style-name="ce182">
            <text:p><text:s/>61.8<text:s/></text:p>
          </table:table-cell>
          <table:table-cell office:value-type="float" office:value="58.772940467270658" table:style-name="ce182">
            <text:p><text:s/>58.8<text:s/></text:p>
          </table:table-cell>
          <table:table-cell office:value-type="float" office:value="58.859122103207191" table:style-name="ce182">
            <text:p><text:s/>58.9<text:s/></text:p>
          </table:table-cell>
          <table:table-cell office:value-type="float" office:value="56.185496993684204" table:style-name="ce182">
            <text:p><text:s/>56.2<text:s/></text:p>
          </table:table-cell>
          <table:table-cell office:value-type="float" office:value="52.437446310501265" table:style-name="ce182">
            <text:p><text:s/>52.4<text:s/></text:p>
          </table:table-cell>
          <table:table-cell office:value-type="float" office:value="56.527483905049998" table:style-name="ce182">
            <text:p><text:s/>56.5<text:s/></text:p>
          </table:table-cell>
          <table:table-cell office:value-type="float" office:value="54.614399596494899" table:style-name="ce101">
            <text:p>54.6</text:p>
          </table:table-cell>
          <table:table-cell office:value-type="float" office:value="55.781502535449697" table:style-name="ce101">
            <text:p>55.8</text:p>
          </table:table-cell>
          <table:table-cell office:value-type="float" office:value="61.260984192451872" table:style-name="ce101">
            <text:p>61.3</text:p>
          </table:table-cell>
          <table:table-cell table:number-columns-repeated="2"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8.5692308050917543" table:style-name="ce182">
            <text:p><text:s/>8.6<text:s/></text:p>
          </table:table-cell>
          <table:table-cell office:value-type="float" office:value="11.50312833204358" table:style-name="ce182">
            <text:p><text:s/>11.5<text:s/></text:p>
          </table:table-cell>
          <table:table-cell office:value-type="float" office:value="11.619815562638681" table:style-name="ce182">
            <text:p><text:s/>11.6<text:s/></text:p>
          </table:table-cell>
          <table:table-cell office:value-type="float" office:value="11.418666209472791" table:style-name="ce182">
            <text:p><text:s/>11.4<text:s/></text:p>
          </table:table-cell>
          <table:table-cell office:value-type="float" office:value="12.53794159354111" table:style-name="ce182">
            <text:p><text:s/>12.5<text:s/></text:p>
          </table:table-cell>
          <table:table-cell office:value-type="float" office:value="15.628250253464474" table:style-name="ce182">
            <text:p><text:s/>15.6<text:s/></text:p>
          </table:table-cell>
          <table:table-cell office:value-type="float" office:value="17.070612660221194" table:style-name="ce182">
            <text:p><text:s/>17.1<text:s/></text:p>
          </table:table-cell>
          <table:table-cell office:value-type="float" office:value="18.458250267739878" table:style-name="ce182">
            <text:p><text:s/>18.5<text:s/></text:p>
          </table:table-cell>
          <table:table-cell office:value-type="float" office:value="20.496249972215804" table:style-name="ce182">
            <text:p><text:s/>20.5<text:s/></text:p>
          </table:table-cell>
          <table:table-cell office:value-type="float" office:value="21.382551768599644" table:style-name="ce182">
            <text:p><text:s/>21.4<text:s/></text:p>
          </table:table-cell>
          <table:table-cell office:value-type="float" office:value="23.646810633980436" table:style-name="ce182">
            <text:p><text:s/>23.6<text:s/></text:p>
          </table:table-cell>
          <table:table-cell office:value-type="float" office:value="24.126052654495076" table:style-name="ce182">
            <text:p><text:s/>24.1<text:s/></text:p>
          </table:table-cell>
          <table:table-cell office:value-type="float" office:value="26.381540314793341" table:style-name="ce182">
            <text:p><text:s/>26.4<text:s/></text:p>
          </table:table-cell>
          <table:table-cell office:value-type="float" office:value="28.500181807412524" table:style-name="ce182">
            <text:p><text:s/>28.5<text:s/></text:p>
          </table:table-cell>
          <table:table-cell office:value-type="float" office:value="27.5688928438578" table:style-name="ce182">
            <text:p><text:s/>27.6<text:s/></text:p>
          </table:table-cell>
          <table:table-cell office:value-type="float" office:value="29.218868610218198" table:style-name="ce101">
            <text:p>29.2</text:p>
          </table:table-cell>
          <table:table-cell office:value-type="float" office:value="27.048784502996501" table:style-name="ce101">
            <text:p>27.0</text:p>
          </table:table-cell>
          <table:table-cell office:value-type="float" office:value="24.273132699997582" table:style-name="ce101">
            <text:p>24.3</text:p>
          </table:table-cell>
          <table:table-cell table:number-columns-repeated="2"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8.4859851528241386" table:style-name="ce182">
            <text:p><text:s/>8.5<text:s/></text:p>
          </table:table-cell>
          <table:table-cell office:value-type="float" office:value="8.2016396290438305" table:style-name="ce182">
            <text:p><text:s/>8.2<text:s/></text:p>
          </table:table-cell>
          <table:table-cell office:value-type="float" office:value="8.6023151368240232" table:style-name="ce182">
            <text:p><text:s/>8.6<text:s/></text:p>
          </table:table-cell>
          <table:table-cell office:value-type="float" office:value="7.7568159942247528" table:style-name="ce182">
            <text:p><text:s/>7.8<text:s/></text:p>
          </table:table-cell>
          <table:table-cell office:value-type="float" office:value="7.6910620624867674" table:style-name="ce182">
            <text:p><text:s/>7.7<text:s/></text:p>
          </table:table-cell>
          <table:table-cell office:value-type="float" office:value="8.126798791758322" table:style-name="ce182">
            <text:p><text:s/>8.1<text:s/></text:p>
          </table:table-cell>
          <table:table-cell office:value-type="float" office:value="6.7244476924930598" table:style-name="ce182">
            <text:p><text:s/>6.7<text:s/></text:p>
          </table:table-cell>
          <table:table-cell office:value-type="float" office:value="7.1659234652193717" table:style-name="ce182">
            <text:p><text:s/>7.2<text:s/></text:p>
          </table:table-cell>
          <table:table-cell office:value-type="float" office:value="7.9369377633425691" table:style-name="ce182">
            <text:p><text:s/>7.9<text:s/></text:p>
          </table:table-cell>
          <table:table-cell office:value-type="float" office:value="6.00690705373386" table:style-name="ce182">
            <text:p><text:s/>6.0<text:s/></text:p>
          </table:table-cell>
          <table:table-cell office:value-type="float" office:value="6.3990095738012904" table:style-name="ce101">
            <text:p>6.4</text:p>
          </table:table-cell>
          <table:table-cell office:value-type="float" office:value="6.8644257301386196" table:style-name="ce101">
            <text:p>6.9</text:p>
          </table:table-cell>
          <table:table-cell office:value-type="float" office:value="6.0761130068102194" table:style-name="ce101">
            <text:p>6.1</text:p>
          </table:table-cell>
          <table:table-cell table:number-columns-repeated="2"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8.7580313346509122" table:style-name="ce182">
            <text:p><text:s/>8.8<text:s/></text:p>
          </table:table-cell>
          <table:table-cell office:value-type="float" office:value="7.9273620062545973" table:style-name="ce182">
            <text:p><text:s/>7.9<text:s/></text:p>
          </table:table-cell>
          <table:table-cell office:value-type="float" office:value="9.826819905638434" table:style-name="ce182">
            <text:p><text:s/>9.8<text:s/></text:p>
          </table:table-cell>
          <table:table-cell office:value-type="float" office:value="8.1128302079765078" table:style-name="ce182">
            <text:p><text:s/>8.1<text:s/></text:p>
          </table:table-cell>
          <table:table-cell office:value-type="float" office:value="9.1744715758096387" table:style-name="ce182">
            <text:p><text:s/>9.2<text:s/></text:p>
          </table:table-cell>
          <table:table-cell office:value-type="float" office:value="9.453450106990692" table:style-name="ce182">
            <text:p><text:s/>9.5<text:s/></text:p>
          </table:table-cell>
          <table:table-cell office:value-type="float" office:value="10.290377549804393" table:style-name="ce182">
            <text:p><text:s/>10.3<text:s/></text:p>
          </table:table-cell>
          <table:table-cell office:value-type="float" office:value="10.267039226303075" table:style-name="ce182">
            <text:p><text:s/>10.3<text:s/></text:p>
          </table:table-cell>
          <table:table-cell office:value-type="float" office:value="11.125434118743648" table:style-name="ce182">
            <text:p><text:s/>11.1<text:s/></text:p>
          </table:table-cell>
          <table:table-cell office:value-type="float" office:value="9.8967161973582929" table:style-name="ce182">
            <text:p><text:s/>9.9<text:s/></text:p>
          </table:table-cell>
          <table:table-cell office:value-type="float" office:value="9.7677222194856306" table:style-name="ce101">
            <text:p>9.8</text:p>
          </table:table-cell>
          <table:table-cell office:value-type="float" office:value="10.305287231415299" table:style-name="ce101">
            <text:p>10.3</text:p>
          </table:table-cell>
          <table:table-cell office:value-type="float" office:value="8.3897701007403285" table:style-name="ce101">
            <text:p>8.4</text:p>
          </table:table-cell>
          <table:table-cell table:number-columns-repeated="2"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17.109161388975021" table:style-name="ce182">
            <text:p><text:s/>17.1<text:s/></text:p>
          </table:table-cell>
          <table:table-cell office:value-type="float" office:value="16.975257737473274" table:style-name="ce182">
            <text:p><text:s/>17.0<text:s/></text:p>
          </table:table-cell>
          <table:table-cell office:value-type="float" office:value="15.364304149295229" table:style-name="ce182">
            <text:p><text:s/>15.4<text:s/></text:p>
          </table:table-cell>
          <table:table-cell office:value-type="float" office:value="16.985137570903611" table:style-name="ce182">
            <text:p><text:s/>17.0<text:s/></text:p>
          </table:table-cell>
          <table:table-cell office:value-type="float" office:value="16.80438858250788" table:style-name="ce182">
            <text:p><text:s/>16.8<text:s/></text:p>
          </table:table-cell>
          <table:table-cell office:value-type="float" office:value="17.244016487475037" table:style-name="ce182">
            <text:p><text:s/>17.2<text:s/></text:p>
          </table:table-cell>
          <table:table-cell office:value-type="float" office:value="16.129001635298437" table:style-name="ce182">
            <text:p><text:s/>16.1<text:s/></text:p>
          </table:table-cell>
          <table:table-cell office:value-type="float" office:value="18.429135042462455" table:style-name="ce182">
            <text:p><text:s/>18.4<text:s/></text:p>
          </table:table-cell>
          <table:table-cell office:value-type="float" office:value="15.869646202201263" table:style-name="ce182">
            <text:p><text:s/>15.9<text:s/></text:p>
          </table:table-cell>
          <table:table-cell office:value-type="float" office:value="16.865533638296419" table:style-name="ce182">
            <text:p><text:s/>16.9<text:s/></text:p>
          </table:table-cell>
          <table:table-cell office:value-type="float" office:value="17.58024889874903" table:style-name="ce182">
            <text:p><text:s/>17.6<text:s/></text:p>
          </table:table-cell>
          <table:table-cell office:value-type="float" office:value="17.014825242297469" table:style-name="ce182">
            <text:p><text:s/>17.0<text:s/></text:p>
          </table:table-cell>
          <table:table-cell office:value-type="float" office:value="17.432962691522437" table:style-name="ce182">
            <text:p><text:s/>17.4<text:s/></text:p>
          </table:table-cell>
          <table:table-cell office:value-type="float" office:value="19.062371882086214" table:style-name="ce182">
            <text:p><text:s/>19.1<text:s/></text:p>
          </table:table-cell>
          <table:table-cell office:value-type="float" office:value="15.903623251092128" table:style-name="ce182">
            <text:p><text:s/>15.9<text:s/></text:p>
          </table:table-cell>
          <table:table-cell office:value-type="float" office:value="16.1667317932869" table:style-name="ce101">
            <text:p>16.2</text:p>
          </table:table-cell>
          <table:table-cell office:value-type="float" office:value="17.169712961553898" table:style-name="ce101">
            <text:p>17.2</text:p>
          </table:table-cell>
          <table:table-cell office:value-type="float" office:value="14.465883107550557" table:style-name="ce101">
            <text:p>14.5</text:p>
          </table:table-cell>
          <table:table-cell table:number-columns-repeated="2"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2">
            <text:p>all 35-44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5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99.999999999999986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table:number-columns-repeated="2" table:style-name="ce118"/>
          <table:table-cell table:number-columns-repeated="16362" table:style-name="ce2"/>
        </table:table-row>
        <table:table-row table:style-name="ro5">
          <table:table-cell table:style-name="ce2"/>
          <table:table-cell table:style-name="ce86"/>
          <table:table-cell table:number-columns-repeated="10" table:style-name="ce79"/>
          <table:table-cell table:style-name="ce178"/>
          <table:table-cell table:number-columns-repeated="4" table:style-name="ce182"/>
          <table:table-cell table:number-columns-repeated="3" table:style-name="ce187"/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18.09848350140982" table:style-name="ce182">
            <text:p><text:s/>18.1<text:s/></text:p>
          </table:table-cell>
          <table:table-cell office:value-type="float" office:value="19.548567723407263" table:style-name="ce182">
            <text:p><text:s/>19.5<text:s/></text:p>
          </table:table-cell>
          <table:table-cell office:value-type="float" office:value="20.143021835597786" table:style-name="ce182">
            <text:p><text:s/>20.1<text:s/></text:p>
          </table:table-cell>
          <table:table-cell office:value-type="float" office:value="19.443784138928727" table:style-name="ce182">
            <text:p><text:s/>19.4<text:s/></text:p>
          </table:table-cell>
          <table:table-cell office:value-type="float" office:value="21.431893606466065" table:style-name="ce182">
            <text:p><text:s/>21.4<text:s/></text:p>
          </table:table-cell>
          <table:table-cell office:value-type="float" office:value="18.778635283787647" table:style-name="ce182">
            <text:p><text:s/>18.8<text:s/></text:p>
          </table:table-cell>
          <table:table-cell office:value-type="float" office:value="18.700488615004176" table:style-name="ce182">
            <text:p><text:s/>18.7<text:s/></text:p>
          </table:table-cell>
          <table:table-cell office:value-type="float" office:value="18.505282817072139" table:style-name="ce182">
            <text:p><text:s/>18.5<text:s/></text:p>
          </table:table-cell>
          <table:table-cell office:value-type="float" office:value="17.992918825751502" table:style-name="ce182">
            <text:p><text:s/>18.0<text:s/></text:p>
          </table:table-cell>
          <table:table-cell office:value-type="float" office:value="16.883477361049227" table:style-name="ce182">
            <text:p><text:s/>16.9<text:s/></text:p>
          </table:table-cell>
          <table:table-cell office:value-type="float" office:value="17.787954685275924" table:style-name="ce182">
            <text:p><text:s/>17.8<text:s/></text:p>
          </table:table-cell>
          <table:table-cell office:value-type="float" office:value="18.88973003446425" table:style-name="ce182">
            <text:p><text:s/>18.9<text:s/></text:p>
          </table:table-cell>
          <table:table-cell office:value-type="float" office:value="19.012656973968692" table:style-name="ce182">
            <text:p><text:s/>19.0<text:s/></text:p>
          </table:table-cell>
          <table:table-cell office:value-type="float" office:value="20.501456078957204" table:style-name="ce182">
            <text:p><text:s/>20.5<text:s/></text:p>
          </table:table-cell>
          <table:table-cell office:value-type="float" office:value="17.197552989501165" table:style-name="ce182">
            <text:p><text:s/>17.2<text:s/></text:p>
          </table:table-cell>
          <table:table-cell office:value-type="float" office:value="17.348568641094801" table:style-name="ce101">
            <text:p>17.3</text:p>
          </table:table-cell>
          <table:table-cell office:value-type="float" office:value="17.8679334820119" table:style-name="ce101">
            <text:p>17.9</text:p>
          </table:table-cell>
          <table:table-cell office:value-type="float" office:value="17.83262439326057" table:style-name="ce101">
            <text:p>17.8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62.513907587573414" table:style-name="ce182">
            <text:p><text:s/>62.5<text:s/></text:p>
          </table:table-cell>
          <table:table-cell office:value-type="float" office:value="57.9383512894616" table:style-name="ce182">
            <text:p><text:s/>57.9<text:s/></text:p>
          </table:table-cell>
          <table:table-cell office:value-type="float" office:value="59.937237744711865" table:style-name="ce182">
            <text:p><text:s/>59.9<text:s/></text:p>
          </table:table-cell>
          <table:table-cell office:value-type="float" office:value="57.498525790003143" table:style-name="ce182">
            <text:p><text:s/>57.5<text:s/></text:p>
          </table:table-cell>
          <table:table-cell office:value-type="float" office:value="55.945800872634635" table:style-name="ce182">
            <text:p><text:s/>55.9<text:s/></text:p>
          </table:table-cell>
          <table:table-cell office:value-type="float" office:value="55.318340655838796" table:style-name="ce182">
            <text:p><text:s/>55.3<text:s/></text:p>
          </table:table-cell>
          <table:table-cell office:value-type="float" office:value="55.22548158105517" table:style-name="ce182">
            <text:p><text:s/>55.2<text:s/></text:p>
          </table:table-cell>
          <table:table-cell office:value-type="float" office:value="55.003358780130142" table:style-name="ce182">
            <text:p><text:s/>55.0<text:s/></text:p>
          </table:table-cell>
          <table:table-cell office:value-type="float" office:value="53.63269424759752" table:style-name="ce182">
            <text:p><text:s/>53.6<text:s/></text:p>
          </table:table-cell>
          <table:table-cell office:value-type="float" office:value="55.095030094737766" table:style-name="ce182">
            <text:p><text:s/>55.1<text:s/></text:p>
          </table:table-cell>
          <table:table-cell office:value-type="float" office:value="50.021194369668834" table:style-name="ce182">
            <text:p><text:s/>50.0<text:s/></text:p>
          </table:table-cell>
          <table:table-cell office:value-type="float" office:value="49.877276373893984" table:style-name="ce182">
            <text:p><text:s/>49.9<text:s/></text:p>
          </table:table-cell>
          <table:table-cell office:value-type="float" office:value="47.805537272709088" table:style-name="ce182">
            <text:p><text:s/>47.8<text:s/></text:p>
          </table:table-cell>
          <table:table-cell office:value-type="float" office:value="46.545535844871587" table:style-name="ce182">
            <text:p><text:s/>46.5<text:s/></text:p>
          </table:table-cell>
          <table:table-cell office:value-type="float" office:value="49.299417650421567" table:style-name="ce182">
            <text:p><text:s/>49.3<text:s/></text:p>
          </table:table-cell>
          <table:table-cell office:value-type="float" office:value="49.149123050883503" table:style-name="ce101">
            <text:p>49.1</text:p>
          </table:table-cell>
          <table:table-cell office:value-type="float" office:value="48.4748916122022" table:style-name="ce101">
            <text:p>48.5</text:p>
          </table:table-cell>
          <table:table-cell office:value-type="float" office:value="46.790681316136194" table:style-name="ce101">
            <text:p>46.8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80.61239108898323" table:style-name="ce182">
            <text:p><text:s/>80.6<text:s/></text:p>
          </table:table-cell>
          <table:table-cell office:value-type="float" office:value="77.486919012868867" table:style-name="ce182">
            <text:p><text:s/>77.5<text:s/></text:p>
          </table:table-cell>
          <table:table-cell office:value-type="float" office:value="80.080259580309644" table:style-name="ce182">
            <text:p><text:s/>80.1<text:s/></text:p>
          </table:table-cell>
          <table:table-cell office:value-type="float" office:value="76.942309928931877" table:style-name="ce182">
            <text:p><text:s/>76.9<text:s/></text:p>
          </table:table-cell>
          <table:table-cell office:value-type="float" office:value="77.377694479100697" table:style-name="ce182">
            <text:p><text:s/>77.4<text:s/></text:p>
          </table:table-cell>
          <table:table-cell office:value-type="float" office:value="74.096975939626446" table:style-name="ce182">
            <text:p><text:s/>74.1<text:s/></text:p>
          </table:table-cell>
          <table:table-cell office:value-type="float" office:value="73.925970196059353" table:style-name="ce182">
            <text:p><text:s/>73.9<text:s/></text:p>
          </table:table-cell>
          <table:table-cell office:value-type="float" office:value="73.508641597202285" table:style-name="ce182">
            <text:p><text:s/>73.5<text:s/></text:p>
          </table:table-cell>
          <table:table-cell office:value-type="float" office:value="71.625613073349029" table:style-name="ce182">
            <text:p><text:s/>71.6<text:s/></text:p>
          </table:table-cell>
          <table:table-cell office:value-type="float" office:value="71.978507455786996" table:style-name="ce182">
            <text:p><text:s/>72.0<text:s/></text:p>
          </table:table-cell>
          <table:table-cell office:value-type="float" office:value="67.809149054944754" table:style-name="ce182">
            <text:p><text:s/>67.8<text:s/></text:p>
          </table:table-cell>
          <table:table-cell office:value-type="float" office:value="68.767006408358242" table:style-name="ce182">
            <text:p><text:s/>68.8<text:s/></text:p>
          </table:table-cell>
          <table:table-cell office:value-type="float" office:value="66.818194246677791" table:style-name="ce182">
            <text:p><text:s/>66.8<text:s/></text:p>
          </table:table-cell>
          <table:table-cell office:value-type="float" office:value="67.046991923828813" table:style-name="ce182">
            <text:p><text:s/>67.0<text:s/></text:p>
          </table:table-cell>
          <table:table-cell office:value-type="float" office:value="66.496970639922779" table:style-name="ce182">
            <text:p><text:s/>66.5<text:s/></text:p>
          </table:table-cell>
          <table:table-cell office:value-type="float" office:value="66.497691691978304" table:style-name="ce101">
            <text:p>66.5</text:p>
          </table:table-cell>
          <table:table-cell office:value-type="float" office:value="66.342825094214106" table:style-name="ce101">
            <text:p>66.3</text:p>
          </table:table-cell>
          <table:table-cell office:value-type="float" office:value="64.623305709396789" table:style-name="ce101">
            <text:p>64.6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5.3630705921203061" table:style-name="ce182">
            <text:p><text:s/>5.4<text:s/></text:p>
          </table:table-cell>
          <table:table-cell office:value-type="float" office:value="8.2737405834802882" table:style-name="ce182">
            <text:p><text:s/>8.3<text:s/></text:p>
          </table:table-cell>
          <table:table-cell office:value-type="float" office:value="6.2355893851948387" table:style-name="ce182">
            <text:p><text:s/>6.2<text:s/></text:p>
          </table:table-cell>
          <table:table-cell office:value-type="float" office:value="8.0792319008841194" table:style-name="ce182">
            <text:p><text:s/>8.1<text:s/></text:p>
          </table:table-cell>
          <table:table-cell office:value-type="float" office:value="8.5955308769370209" table:style-name="ce182">
            <text:p><text:s/>8.6<text:s/></text:p>
          </table:table-cell>
          <table:table-cell office:value-type="float" office:value="9.4002914436316836" table:style-name="ce182">
            <text:p><text:s/>9.4<text:s/></text:p>
          </table:table-cell>
          <table:table-cell office:value-type="float" office:value="10.996158656038469" table:style-name="ce182">
            <text:p><text:s/>11.0<text:s/></text:p>
          </table:table-cell>
          <table:table-cell office:value-type="float" office:value="10.748422172616024" table:style-name="ce182">
            <text:p><text:s/>10.7<text:s/></text:p>
          </table:table-cell>
          <table:table-cell office:value-type="float" office:value="11.929146008894678" table:style-name="ce182">
            <text:p><text:s/>11.9<text:s/></text:p>
          </table:table-cell>
          <table:table-cell office:value-type="float" office:value="11.954948386450683" table:style-name="ce182">
            <text:p><text:s/>12.0<text:s/></text:p>
          </table:table-cell>
          <table:table-cell office:value-type="float" office:value="14.715997867486994" table:style-name="ce182">
            <text:p><text:s/>14.7<text:s/></text:p>
          </table:table-cell>
          <table:table-cell office:value-type="float" office:value="13.716748645979255" table:style-name="ce182">
            <text:p><text:s/>13.7<text:s/></text:p>
          </table:table-cell>
          <table:table-cell office:value-type="float" office:value="14.780024780816859" table:style-name="ce182">
            <text:p><text:s/>14.8<text:s/></text:p>
          </table:table-cell>
          <table:table-cell office:value-type="float" office:value="15.9786024753035" table:style-name="ce182">
            <text:p><text:s/>16.0<text:s/></text:p>
          </table:table-cell>
          <table:table-cell office:value-type="float" office:value="15.810119660477293" table:style-name="ce182">
            <text:p><text:s/>15.8<text:s/></text:p>
          </table:table-cell>
          <table:table-cell office:value-type="float" office:value="15.505611222645401" table:style-name="ce101">
            <text:p>15.5</text:p>
          </table:table-cell>
          <table:table-cell office:value-type="float" office:value="15.184040929263" table:style-name="ce101">
            <text:p>15.2</text:p>
          </table:table-cell>
          <table:table-cell office:value-type="float" office:value="15.619724789651579" table:style-name="ce101">
            <text:p>15.6</text:p>
          </table:table-cell>
          <table:table-cell table:style-name="ce183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7.8705418117999635" table:style-name="ce182">
            <text:p><text:s/>7.9<text:s/></text:p>
          </table:table-cell>
          <table:table-cell office:value-type="float" office:value="7.0549517872081138" table:style-name="ce182">
            <text:p><text:s/>7.1<text:s/></text:p>
          </table:table-cell>
          <table:table-cell office:value-type="float" office:value="7.66424498673251" table:style-name="ce182">
            <text:p><text:s/>7.7<text:s/></text:p>
          </table:table-cell>
          <table:table-cell office:value-type="float" office:value="7.3469147132336214" table:style-name="ce182">
            <text:p><text:s/>7.3<text:s/></text:p>
          </table:table-cell>
          <table:table-cell office:value-type="float" office:value="7.7460120764690723" table:style-name="ce182">
            <text:p><text:s/>7.7<text:s/></text:p>
          </table:table-cell>
          <table:table-cell office:value-type="float" office:value="6.9396403268186555" table:style-name="ce182">
            <text:p><text:s/>6.9<text:s/></text:p>
          </table:table-cell>
          <table:table-cell office:value-type="float" office:value="7.2515190071671194" table:style-name="ce182">
            <text:p><text:s/>7.3<text:s/></text:p>
          </table:table-cell>
          <table:table-cell office:value-type="float" office:value="7.5607907024970107" table:style-name="ce182">
            <text:p><text:s/>7.6<text:s/></text:p>
          </table:table-cell>
          <table:table-cell office:value-type="float" office:value="6.8841810334371072" table:style-name="ce182">
            <text:p><text:s/>6.9<text:s/></text:p>
          </table:table-cell>
          <table:table-cell office:value-type="float" office:value="7.9251123044228793" table:style-name="ce182">
            <text:p><text:s/>7.9<text:s/></text:p>
          </table:table-cell>
          <table:table-cell office:value-type="float" office:value="7.5653328514261498" table:style-name="ce101">
            <text:p>7.6</text:p>
          </table:table-cell>
          <table:table-cell office:value-type="float" office:value="7.2191726754183803" table:style-name="ce101">
            <text:p>7.2</text:p>
          </table:table-cell>
          <table:table-cell office:value-type="float" office:value="8.9076400700984237" table:style-name="ce101">
            <text:p>8.9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8.6321908049422795" table:style-name="ce182">
            <text:p><text:s/>8.6<text:s/></text:p>
          </table:table-cell>
          <table:table-cell office:value-type="float" office:value="8.0229193606942761" table:style-name="ce182">
            <text:p><text:s/>8.0<text:s/></text:p>
          </table:table-cell>
          <table:table-cell office:value-type="float" office:value="8.0786912434492848" table:style-name="ce182">
            <text:p><text:s/>8.1<text:s/></text:p>
          </table:table-cell>
          <table:table-cell office:value-type="float" office:value="9.09832620452271" table:style-name="ce182">
            <text:p><text:s/>9.1<text:s/></text:p>
          </table:table-cell>
          <table:table-cell office:value-type="float" office:value="8.3205320812931216" table:style-name="ce182">
            <text:p><text:s/>8.3<text:s/></text:p>
          </table:table-cell>
          <table:table-cell office:value-type="float" office:value="10.535212750749817" table:style-name="ce182">
            <text:p><text:s/>10.5<text:s/></text:p>
          </table:table-cell>
          <table:table-cell office:value-type="float" office:value="10.264725938495362" table:style-name="ce182">
            <text:p><text:s/>10.3<text:s/></text:p>
          </table:table-cell>
          <table:table-cell office:value-type="float" office:value="10.84099027000835" table:style-name="ce182">
            <text:p><text:s/>10.8<text:s/></text:p>
          </table:table-cell>
          <table:table-cell office:value-type="float" office:value="10.090224567430591" table:style-name="ce182">
            <text:p><text:s/>10.1<text:s/></text:p>
          </table:table-cell>
          <table:table-cell office:value-type="float" office:value="9.7677973951770678" table:style-name="ce182">
            <text:p><text:s/>9.8<text:s/></text:p>
          </table:table-cell>
          <table:table-cell office:value-type="float" office:value="10.4313642339501" table:style-name="ce101">
            <text:p>10.4</text:p>
          </table:table-cell>
          <table:table-cell office:value-type="float" office:value="11.2539613011045" table:style-name="ce101">
            <text:p>11.3</text:p>
          </table:table-cell>
          <table:table-cell office:value-type="float" office:value="10.849329430853214" table:style-name="ce101">
            <text:p>10.8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14.024538318896548" table:style-name="ce182">
            <text:p><text:s/>14.0<text:s/></text:p>
          </table:table-cell>
          <table:table-cell office:value-type="float" office:value="14.239340403650786" table:style-name="ce182">
            <text:p><text:s/>14.2<text:s/></text:p>
          </table:table-cell>
          <table:table-cell office:value-type="float" office:value="13.68415103449545" table:style-name="ce182">
            <text:p><text:s/>13.7<text:s/></text:p>
          </table:table-cell>
          <table:table-cell office:value-type="float" office:value="14.978458170184043" table:style-name="ce182">
            <text:p><text:s/>15.0<text:s/></text:p>
          </table:table-cell>
          <table:table-cell office:value-type="float" office:value="14.026774643962325" table:style-name="ce182">
            <text:p><text:s/>14.0<text:s/></text:p>
          </table:table-cell>
          <table:table-cell office:value-type="float" office:value="16.502732616742239" table:style-name="ce182">
            <text:p><text:s/>16.5<text:s/></text:p>
          </table:table-cell>
          <table:table-cell office:value-type="float" office:value="15.077871147902384" table:style-name="ce182">
            <text:p><text:s/>15.1<text:s/></text:p>
          </table:table-cell>
          <table:table-cell office:value-type="float" office:value="15.742936230181797" table:style-name="ce182">
            <text:p><text:s/>15.7<text:s/></text:p>
          </table:table-cell>
          <table:table-cell office:value-type="float" office:value="16.44524091775633" table:style-name="ce182">
            <text:p><text:s/>16.4<text:s/></text:p>
          </table:table-cell>
          <table:table-cell office:value-type="float" office:value="16.066544157762181" table:style-name="ce182">
            <text:p><text:s/>16.1<text:s/></text:p>
          </table:table-cell>
          <table:table-cell office:value-type="float" office:value="17.474853077568486" table:style-name="ce182">
            <text:p><text:s/>17.5<text:s/></text:p>
          </table:table-cell>
          <table:table-cell office:value-type="float" office:value="17.516244945662475" table:style-name="ce182">
            <text:p><text:s/>17.5<text:s/></text:p>
          </table:table-cell>
          <table:table-cell office:value-type="float" office:value="18.40178097250536" table:style-name="ce182">
            <text:p><text:s/>18.4<text:s/></text:p>
          </table:table-cell>
          <table:table-cell office:value-type="float" office:value="16.974405600867684" table:style-name="ce182">
            <text:p><text:s/>17.0<text:s/></text:p>
          </table:table-cell>
          <table:table-cell office:value-type="float" office:value="17.69290969959992" table:style-name="ce182">
            <text:p><text:s/>17.7<text:s/></text:p>
          </table:table-cell>
          <table:table-cell office:value-type="float" office:value="17.996697085376201" table:style-name="ce101">
            <text:p>18.0</text:p>
          </table:table-cell>
          <table:table-cell office:value-type="float" office:value="18.473133976522899" table:style-name="ce101">
            <text:p>18.5</text:p>
          </table:table-cell>
          <table:table-cell office:value-type="float" office:value="19.756969500951634" table:style-name="ce101">
            <text:p>19.8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2">
            <text:p>all 45-54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5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.00000000000001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table:style-name="ce86"/>
          <table:table-cell table:number-columns-repeated="10" table:style-name="ce79"/>
          <table:table-cell table:style-name="ce178"/>
          <table:table-cell table:number-columns-repeated="4" table:style-name="ce182"/>
          <table:table-cell table:number-columns-repeated="3" table:style-name="ce187"/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46.847101725251576" table:style-name="ce182">
            <text:p><text:s/>46.8<text:s/></text:p>
          </table:table-cell>
          <table:table-cell office:value-type="float" office:value="48.837414513369886" table:style-name="ce182">
            <text:p><text:s/>48.8<text:s/></text:p>
          </table:table-cell>
          <table:table-cell office:value-type="float" office:value="45.267365104551637" table:style-name="ce182">
            <text:p><text:s/>45.3<text:s/></text:p>
          </table:table-cell>
          <table:table-cell office:value-type="float" office:value="49.061114436868131" table:style-name="ce182">
            <text:p><text:s/>49.1<text:s/></text:p>
          </table:table-cell>
          <table:table-cell office:value-type="float" office:value="49.471153169081845" table:style-name="ce182">
            <text:p><text:s/>49.5<text:s/></text:p>
          </table:table-cell>
          <table:table-cell office:value-type="float" office:value="49.004007994371456" table:style-name="ce182">
            <text:p><text:s/>49.0<text:s/></text:p>
          </table:table-cell>
          <table:table-cell office:value-type="float" office:value="48.97959748973382" table:style-name="ce182">
            <text:p><text:s/>49.0<text:s/></text:p>
          </table:table-cell>
          <table:table-cell office:value-type="float" office:value="48.979907865860113" table:style-name="ce182">
            <text:p><text:s/>49.0<text:s/></text:p>
          </table:table-cell>
          <table:table-cell office:value-type="float" office:value="47.850136318327635" table:style-name="ce182">
            <text:p><text:s/>47.9<text:s/></text:p>
          </table:table-cell>
          <table:table-cell office:value-type="float" office:value="48.919211335688921" table:style-name="ce182">
            <text:p><text:s/>48.9<text:s/></text:p>
          </table:table-cell>
          <table:table-cell office:value-type="float" office:value="48.184221314554051" table:style-name="ce182">
            <text:p><text:s/>48.2<text:s/></text:p>
          </table:table-cell>
          <table:table-cell office:value-type="float" office:value="47.310519755875411" table:style-name="ce182">
            <text:p><text:s/>47.3<text:s/></text:p>
          </table:table-cell>
          <table:table-cell office:value-type="float" office:value="45.437250383090223" table:style-name="ce182">
            <text:p><text:s/>45.4<text:s/></text:p>
          </table:table-cell>
          <table:table-cell office:value-type="float" office:value="46.795769140061317" table:style-name="ce182">
            <text:p><text:s/>46.8<text:s/></text:p>
          </table:table-cell>
          <table:table-cell office:value-type="float" office:value="43.571702544166882" table:style-name="ce182">
            <text:p><text:s/>43.6<text:s/></text:p>
          </table:table-cell>
          <table:table-cell office:value-type="float" office:value="45.330282709427998" table:style-name="ce101">
            <text:p>45.3</text:p>
          </table:table-cell>
          <table:table-cell office:value-type="float" office:value="46.721691350361702" table:style-name="ce101">
            <text:p>46.7</text:p>
          </table:table-cell>
          <table:table-cell office:value-type="float" office:value="46.460868461105896" table:style-name="ce101">
            <text:p>46.5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34.669506977315194" table:style-name="ce182">
            <text:p><text:s/>34.7<text:s/></text:p>
          </table:table-cell>
          <table:table-cell office:value-type="float" office:value="31.837943140820485" table:style-name="ce182">
            <text:p><text:s/>31.8<text:s/></text:p>
          </table:table-cell>
          <table:table-cell office:value-type="float" office:value="34.254867994098205" table:style-name="ce182">
            <text:p><text:s/>34.3<text:s/></text:p>
          </table:table-cell>
          <table:table-cell office:value-type="float" office:value="32.393109355760267" table:style-name="ce182">
            <text:p><text:s/>32.4<text:s/></text:p>
          </table:table-cell>
          <table:table-cell office:value-type="float" office:value="31.021314101669827" table:style-name="ce182">
            <text:p><text:s/>31.0<text:s/></text:p>
          </table:table-cell>
          <table:table-cell office:value-type="float" office:value="29.950318280126947" table:style-name="ce182">
            <text:p><text:s/>30.0<text:s/></text:p>
          </table:table-cell>
          <table:table-cell office:value-type="float" office:value="29.129268469175184" table:style-name="ce182">
            <text:p><text:s/>29.1<text:s/></text:p>
          </table:table-cell>
          <table:table-cell office:value-type="float" office:value="29.631263701045381" table:style-name="ce182">
            <text:p><text:s/>29.6<text:s/></text:p>
          </table:table-cell>
          <table:table-cell office:value-type="float" office:value="28.346255092513289" table:style-name="ce182">
            <text:p><text:s/>28.3<text:s/></text:p>
          </table:table-cell>
          <table:table-cell office:value-type="float" office:value="27.991131243647459" table:style-name="ce182">
            <text:p><text:s/>28.0<text:s/></text:p>
          </table:table-cell>
          <table:table-cell office:value-type="float" office:value="28.018751542278185" table:style-name="ce182">
            <text:p><text:s/>28.0<text:s/></text:p>
          </table:table-cell>
          <table:table-cell office:value-type="float" office:value="28.261302611841867" table:style-name="ce182">
            <text:p><text:s/>28.3<text:s/></text:p>
          </table:table-cell>
          <table:table-cell office:value-type="float" office:value="26.489875553690094" table:style-name="ce182">
            <text:p><text:s/>26.5<text:s/></text:p>
          </table:table-cell>
          <table:table-cell office:value-type="float" office:value="28.220687494896403" table:style-name="ce182">
            <text:p><text:s/>28.2<text:s/></text:p>
          </table:table-cell>
          <table:table-cell office:value-type="float" office:value="29.611162978293663" table:style-name="ce182">
            <text:p><text:s/>29.6<text:s/></text:p>
          </table:table-cell>
          <table:table-cell office:value-type="float" office:value="27.583356398804099" table:style-name="ce101">
            <text:p>27.6</text:p>
          </table:table-cell>
          <table:table-cell office:value-type="float" office:value="26.918432817426599" table:style-name="ce101">
            <text:p>26.9</text:p>
          </table:table-cell>
          <table:table-cell office:value-type="float" office:value="23.176448276928411" table:style-name="ce101">
            <text:p>23.2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81.516608702566771" table:style-name="ce182">
            <text:p><text:s/>81.5<text:s/></text:p>
          </table:table-cell>
          <table:table-cell office:value-type="float" office:value="80.675357654190378" table:style-name="ce182">
            <text:p><text:s/>80.7<text:s/></text:p>
          </table:table-cell>
          <table:table-cell office:value-type="float" office:value="79.522233098649849" table:style-name="ce182">
            <text:p><text:s/>79.5<text:s/></text:p>
          </table:table-cell>
          <table:table-cell office:value-type="float" office:value="81.454223792628397" table:style-name="ce182">
            <text:p><text:s/>81.5<text:s/></text:p>
          </table:table-cell>
          <table:table-cell office:value-type="float" office:value="80.492467270751675" table:style-name="ce182">
            <text:p><text:s/>80.5<text:s/></text:p>
          </table:table-cell>
          <table:table-cell office:value-type="float" office:value="78.954326274498399" table:style-name="ce182">
            <text:p><text:s/>79.0<text:s/></text:p>
          </table:table-cell>
          <table:table-cell office:value-type="float" office:value="78.108865958909007" table:style-name="ce182">
            <text:p><text:s/>78.1<text:s/></text:p>
          </table:table-cell>
          <table:table-cell office:value-type="float" office:value="78.611171566905497" table:style-name="ce182">
            <text:p><text:s/>78.6<text:s/></text:p>
          </table:table-cell>
          <table:table-cell office:value-type="float" office:value="76.196391410840931" table:style-name="ce182">
            <text:p><text:s/>76.2<text:s/></text:p>
          </table:table-cell>
          <table:table-cell office:value-type="float" office:value="76.910342579336373" table:style-name="ce182">
            <text:p><text:s/>76.9<text:s/></text:p>
          </table:table-cell>
          <table:table-cell office:value-type="float" office:value="76.202972856832233" table:style-name="ce182">
            <text:p><text:s/>76.2<text:s/></text:p>
          </table:table-cell>
          <table:table-cell office:value-type="float" office:value="75.571822367717274" table:style-name="ce182">
            <text:p><text:s/>75.6<text:s/></text:p>
          </table:table-cell>
          <table:table-cell office:value-type="float" office:value="71.927125936780342" table:style-name="ce182">
            <text:p><text:s/>71.9<text:s/></text:p>
          </table:table-cell>
          <table:table-cell office:value-type="float" office:value="75.01645663495772" table:style-name="ce182">
            <text:p><text:s/>75.0<text:s/></text:p>
          </table:table-cell>
          <table:table-cell office:value-type="float" office:value="73.182865522460517" table:style-name="ce182">
            <text:p><text:s/>73.2<text:s/></text:p>
          </table:table-cell>
          <table:table-cell office:value-type="float" office:value="72.913639108232104" table:style-name="ce101">
            <text:p>72.9</text:p>
          </table:table-cell>
          <table:table-cell office:value-type="float" office:value="73.640124167788301" table:style-name="ce101">
            <text:p>73.6</text:p>
          </table:table-cell>
          <table:table-cell office:value-type="float" office:value="69.637316738034343" table:style-name="ce101">
            <text:p>69.6</text:p>
          </table:table-cell>
          <table:table-cell table:style-name="ce183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4.0690100624561447" table:style-name="ce182">
            <text:p><text:s/>4.1<text:s/></text:p>
          </table:table-cell>
          <table:table-cell office:value-type="float" office:value="5.4034930808631065" table:style-name="ce182">
            <text:p><text:s/>5.4<text:s/></text:p>
          </table:table-cell>
          <table:table-cell office:value-type="float" office:value="4.5403980011472562" table:style-name="ce182">
            <text:p><text:s/>4.5<text:s/></text:p>
          </table:table-cell>
          <table:table-cell office:value-type="float" office:value="4.6456608603814686" table:style-name="ce182">
            <text:p><text:s/>4.6<text:s/></text:p>
          </table:table-cell>
          <table:table-cell office:value-type="float" office:value="4.9925638595336022" table:style-name="ce182">
            <text:p><text:s/>5.0<text:s/></text:p>
          </table:table-cell>
          <table:table-cell office:value-type="float" office:value="7.0423490862925693" table:style-name="ce182">
            <text:p><text:s/>7.0<text:s/></text:p>
          </table:table-cell>
          <table:table-cell office:value-type="float" office:value="6.5736010971327818" table:style-name="ce182">
            <text:p><text:s/>6.6<text:s/></text:p>
          </table:table-cell>
          <table:table-cell office:value-type="float" office:value="6.3123695114651319" table:style-name="ce182">
            <text:p><text:s/>6.3<text:s/></text:p>
          </table:table-cell>
          <table:table-cell office:value-type="float" office:value="6.9228584542746674" table:style-name="ce182">
            <text:p><text:s/>6.9<text:s/></text:p>
          </table:table-cell>
          <table:table-cell office:value-type="float" office:value="7.2476064998531449" table:style-name="ce182">
            <text:p><text:s/>7.2<text:s/></text:p>
          </table:table-cell>
          <table:table-cell office:value-type="float" office:value="8.1095486377904855" table:style-name="ce182">
            <text:p><text:s/>8.1<text:s/></text:p>
          </table:table-cell>
          <table:table-cell office:value-type="float" office:value="8.2829158182160647" table:style-name="ce182">
            <text:p><text:s/>8.3<text:s/></text:p>
          </table:table-cell>
          <table:table-cell office:value-type="float" office:value="11.603454306951756" table:style-name="ce182">
            <text:p><text:s/>11.6<text:s/></text:p>
          </table:table-cell>
          <table:table-cell office:value-type="float" office:value="9.6053348463482564" table:style-name="ce182">
            <text:p><text:s/>9.6<text:s/></text:p>
          </table:table-cell>
          <table:table-cell office:value-type="float" office:value="9.3250118959905919" table:style-name="ce182">
            <text:p><text:s/>9.3<text:s/></text:p>
          </table:table-cell>
          <table:table-cell office:value-type="float" office:value="10.374585022630001" table:style-name="ce101">
            <text:p>10.4</text:p>
          </table:table-cell>
          <table:table-cell office:value-type="float" office:value="9.9081011594269501" table:style-name="ce101">
            <text:p>9.9</text:p>
          </table:table-cell>
          <table:table-cell office:value-type="float" office:value="11.337394283411523" table:style-name="ce101">
            <text:p>11.3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.8366204391581835" table:style-name="ce182">
            <text:p><text:s/>6.8<text:s/></text:p>
          </table:table-cell>
          <table:table-cell office:value-type="float" office:value="7.393866051145265" table:style-name="ce182">
            <text:p><text:s/>7.4<text:s/></text:p>
          </table:table-cell>
          <table:table-cell office:value-type="float" office:value="7.8170827242698691" table:style-name="ce182">
            <text:p><text:s/>7.8<text:s/></text:p>
          </table:table-cell>
          <table:table-cell office:value-type="float" office:value="9.016685822532839" table:style-name="ce182">
            <text:p><text:s/>9.0<text:s/></text:p>
          </table:table-cell>
          <table:table-cell office:value-type="float" office:value="6.7306545717915665" table:style-name="ce182">
            <text:p><text:s/>6.7<text:s/></text:p>
          </table:table-cell>
          <table:table-cell office:value-type="float" office:value="6.5592665394461553" table:style-name="ce182">
            <text:p><text:s/>6.6<text:s/></text:p>
          </table:table-cell>
          <table:table-cell office:value-type="float" office:value="6.8715426510804507" table:style-name="ce182">
            <text:p><text:s/>6.9<text:s/></text:p>
          </table:table-cell>
          <table:table-cell office:value-type="float" office:value="6.9214870357475311" table:style-name="ce182">
            <text:p><text:s/>6.9<text:s/></text:p>
          </table:table-cell>
          <table:table-cell office:value-type="float" office:value="6.3188294287650244" table:style-name="ce182">
            <text:p><text:s/>6.3<text:s/></text:p>
          </table:table-cell>
          <table:table-cell office:value-type="float" office:value="7.2360053318527697" table:style-name="ce182">
            <text:p><text:s/>7.2<text:s/></text:p>
          </table:table-cell>
          <table:table-cell office:value-type="float" office:value="6.8356059206463904" table:style-name="ce101">
            <text:p>6.8</text:p>
          </table:table-cell>
          <table:table-cell office:value-type="float" office:value="6.9025503935289798" table:style-name="ce101">
            <text:p>6.9</text:p>
          </table:table-cell>
          <table:table-cell office:value-type="float" office:value="8.0555097651575487" table:style-name="ce101">
            <text:p>8.1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7.166704200050952" table:style-name="ce182">
            <text:p><text:s/>7.2<text:s/></text:p>
          </table:table-cell>
          <table:table-cell office:value-type="float" office:value="7.9236668928128475" table:style-name="ce182">
            <text:p><text:s/>7.9<text:s/></text:p>
          </table:table-cell>
          <table:table-cell office:value-type="float" office:value="7.259376197359531" table:style-name="ce182">
            <text:p><text:s/>7.3<text:s/></text:p>
          </table:table-cell>
          <table:table-cell office:value-type="float" office:value="7.8640643123516343" table:style-name="ce182">
            <text:p><text:s/>7.9<text:s/></text:p>
          </table:table-cell>
          <table:table-cell office:value-type="float" office:value="9.1113963490187064" table:style-name="ce182">
            <text:p><text:s/>9.1<text:s/></text:p>
          </table:table-cell>
          <table:table-cell office:value-type="float" office:value="9.1282119659308876" table:style-name="ce182">
            <text:p><text:s/>9.1<text:s/></text:p>
          </table:table-cell>
          <table:table-cell office:value-type="float" office:value="9.2737191629858042" table:style-name="ce182">
            <text:p><text:s/>9.3<text:s/></text:p>
          </table:table-cell>
          <table:table-cell office:value-type="float" office:value="9.5479327205203663" table:style-name="ce182">
            <text:p><text:s/>9.5<text:s/></text:p>
          </table:table-cell>
          <table:table-cell office:value-type="float" office:value="9.0593790899289974" table:style-name="ce182">
            <text:p><text:s/>9.1<text:s/></text:p>
          </table:table-cell>
          <table:table-cell office:value-type="float" office:value="10.256117249696121" table:style-name="ce182">
            <text:p><text:s/>10.3<text:s/></text:p>
          </table:table-cell>
          <table:table-cell office:value-type="float" office:value="9.8761699484914995" table:style-name="ce101">
            <text:p>9.9</text:p>
          </table:table-cell>
          <table:table-cell office:value-type="float" office:value="9.5492242792557995" table:style-name="ce101">
            <text:p>9.5</text:p>
          </table:table-cell>
          <table:table-cell office:value-type="float" office:value="10.969779213396578" table:style-name="ce101">
            <text:p>11.0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14.414381234977117" table:style-name="ce182">
            <text:p><text:s/>14.4<text:s/></text:p>
          </table:table-cell>
          <table:table-cell office:value-type="float" office:value="13.921149264946376" table:style-name="ce182">
            <text:p><text:s/>13.9<text:s/></text:p>
          </table:table-cell>
          <table:table-cell office:value-type="float" office:value="15.937368900202916" table:style-name="ce182">
            <text:p><text:s/>15.9<text:s/></text:p>
          </table:table-cell>
          <table:table-cell office:value-type="float" office:value="13.900115346990018" table:style-name="ce182">
            <text:p><text:s/>13.9<text:s/></text:p>
          </table:table-cell>
          <table:table-cell office:value-type="float" office:value="14.514968869714606" table:style-name="ce182">
            <text:p><text:s/>14.5<text:s/></text:p>
          </table:table-cell>
          <table:table-cell office:value-type="float" office:value="14.003324639209136" table:style-name="ce182">
            <text:p><text:s/>14.0<text:s/></text:p>
          </table:table-cell>
          <table:table-cell office:value-type="float" office:value="15.31753294395811" table:style-name="ce182">
            <text:p><text:s/>15.3<text:s/></text:p>
          </table:table-cell>
          <table:table-cell office:value-type="float" office:value="15.076458921629406" table:style-name="ce182">
            <text:p><text:s/>15.1<text:s/></text:p>
          </table:table-cell>
          <table:table-cell office:value-type="float" office:value="16.880750134884465" table:style-name="ce182">
            <text:p><text:s/>16.9<text:s/></text:p>
          </table:table-cell>
          <table:table-cell office:value-type="float" office:value="15.842050920810271" table:style-name="ce182">
            <text:p><text:s/>15.8<text:s/></text:p>
          </table:table-cell>
          <table:table-cell office:value-type="float" office:value="15.687478505377031" table:style-name="ce182">
            <text:p><text:s/>15.7<text:s/></text:p>
          </table:table-cell>
          <table:table-cell office:value-type="float" office:value="16.14526181406627" table:style-name="ce182">
            <text:p><text:s/>16.1<text:s/></text:p>
          </table:table-cell>
          <table:table-cell office:value-type="float" office:value="16.469419756267911" table:style-name="ce182">
            <text:p><text:s/>16.5<text:s/></text:p>
          </table:table-cell>
          <table:table-cell office:value-type="float" office:value="15.378208518694034" table:style-name="ce182">
            <text:p><text:s/>15.4<text:s/></text:p>
          </table:table-cell>
          <table:table-cell office:value-type="float" office:value="17.492122581548887" table:style-name="ce182">
            <text:p><text:s/>17.5<text:s/></text:p>
          </table:table-cell>
          <table:table-cell office:value-type="float" office:value="16.711775869137899" table:style-name="ce101">
            <text:p>16.7</text:p>
          </table:table-cell>
          <table:table-cell office:value-type="float" office:value="16.451774672784801" table:style-name="ce101">
            <text:p>16.5</text:p>
          </table:table-cell>
          <table:table-cell office:value-type="float" office:value="19.025288978554137" table:style-name="ce101">
            <text:p>19.0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2">
            <text:p>all 55-64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" table:style-name="ce185">
            <text:p>100.0</text:p>
          </table:table-cell>
          <table:table-cell office:value-type="float" office:value="100" table:style-name="ce184">
            <text:p>100.0</text:p>
          </table:table-cell>
          <table:table-cell office:value-type="float" office:value="100.00000000000001" table:style-name="ce184">
            <text:p>100.0</text:p>
          </table:table-cell>
          <table:table-cell office:value-type="float" office:value="100.00000000000001" table:style-name="ce184">
            <text:p>100.0</text:p>
          </table:table-cell>
          <table:table-cell office:value-type="float" office:value="100.00000000000001" table:style-name="ce184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office:value-type="float" office:value="100" table:style-name="ce186">
            <text:p>100.0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table:style-name="ce82"/>
          <table:table-cell table:number-columns-repeated="10" table:style-name="ce181"/>
          <table:table-cell table:style-name="ce188"/>
          <table:table-cell table:number-columns-repeated="4" table:style-name="ce182"/>
          <table:table-cell table:number-columns-repeated="3" table:style-name="ce187"/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own outright</text:p>
          </table:table-cell>
          <table:table-cell office:value-type="float" office:value="65.013056387016846" table:style-name="ce103">
            <text:p>65.0</text:p>
          </table:table-cell>
          <table:table-cell office:value-type="float" office:value="66.713452835573449" table:style-name="ce103">
            <text:p>66.7</text:p>
          </table:table-cell>
          <table:table-cell office:value-type="float" office:value="67.06904628233049" table:style-name="ce103">
            <text:p>67.1</text:p>
          </table:table-cell>
          <table:table-cell office:value-type="float" office:value="66.169856209810902" table:style-name="ce103">
            <text:p>66.2</text:p>
          </table:table-cell>
          <table:table-cell office:value-type="float" office:value="69.266628149569314" table:style-name="ce103">
            <text:p>69.3</text:p>
          </table:table-cell>
          <table:table-cell office:value-type="float" office:value="70.184457641910512" table:style-name="ce103">
            <text:p>70.2</text:p>
          </table:table-cell>
          <table:table-cell office:value-type="float" office:value="70.540284390642597" table:style-name="ce103">
            <text:p>70.5</text:p>
          </table:table-cell>
          <table:table-cell office:value-type="float" office:value="71.040714476801156" table:style-name="ce103">
            <text:p>71.0</text:p>
          </table:table-cell>
          <table:table-cell office:value-type="float" office:value="70.541814234865598" table:style-name="ce103">
            <text:p>70.5</text:p>
          </table:table-cell>
          <table:table-cell office:value-type="float" office:value="71.800602064653546" table:style-name="ce103">
            <text:p>71.8</text:p>
          </table:table-cell>
          <table:table-cell office:value-type="float" office:value="71.777935792174645" table:style-name="ce189">
            <text:p>71.8</text:p>
          </table:table-cell>
          <table:table-cell office:value-type="float" office:value="71.704179132179533" table:style-name="ce182">
            <text:p><text:s/>71.7<text:s/></text:p>
          </table:table-cell>
          <table:table-cell office:value-type="float" office:value="73.213861091759455" table:style-name="ce182">
            <text:p><text:s/>73.2<text:s/></text:p>
          </table:table-cell>
          <table:table-cell office:value-type="float" office:value="72.875179972034871" table:style-name="ce182">
            <text:p><text:s/>72.9<text:s/></text:p>
          </table:table-cell>
          <table:table-cell office:value-type="float" office:value="74.166343540764316" table:style-name="ce182">
            <text:p><text:s/>74.2<text:s/></text:p>
          </table:table-cell>
          <table:table-cell office:value-type="float" office:value="74.045911168280696" table:style-name="ce101">
            <text:p>74.0</text:p>
          </table:table-cell>
          <table:table-cell office:value-type="float" office:value="74.216013012781403" table:style-name="ce101">
            <text:p>74.2</text:p>
          </table:table-cell>
          <table:table-cell office:value-type="float" office:value="74.929901815170169" table:style-name="ce101">
            <text:p>74.9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buying with mortgage</text:p>
          </table:table-cell>
          <table:table-cell office:value-type="float" office:value="5.9388624417858482" table:style-name="ce103">
            <text:p>5.9</text:p>
          </table:table-cell>
          <table:table-cell office:value-type="float" office:value="5.2601823790821225" table:style-name="ce103">
            <text:p>5.3</text:p>
          </table:table-cell>
          <table:table-cell office:value-type="float" office:value="6.5276925479166721" table:style-name="ce103">
            <text:p>6.5</text:p>
          </table:table-cell>
          <table:table-cell office:value-type="float" office:value="6.6086264994411819" table:style-name="ce103">
            <text:p>6.6</text:p>
          </table:table-cell>
          <table:table-cell office:value-type="float" office:value="5.8359774373616435" table:style-name="ce103">
            <text:p>5.8</text:p>
          </table:table-cell>
          <table:table-cell office:value-type="float" office:value="4.5600872776513297" table:style-name="ce103">
            <text:p>4.6</text:p>
          </table:table-cell>
          <table:table-cell office:value-type="float" office:value="5.3820883594636939" table:style-name="ce103">
            <text:p>5.4</text:p>
          </table:table-cell>
          <table:table-cell office:value-type="float" office:value="4.7531475207159355" table:style-name="ce103">
            <text:p>4.8</text:p>
          </table:table-cell>
          <table:table-cell office:value-type="float" office:value="5.0234688102209004" table:style-name="ce103">
            <text:p>5.0</text:p>
          </table:table-cell>
          <table:table-cell office:value-type="float" office:value="5.468468125067762" table:style-name="ce103">
            <text:p>5.5</text:p>
          </table:table-cell>
          <table:table-cell office:value-type="float" office:value="5.333912452895988" table:style-name="ce182">
            <text:p><text:s/>5.3<text:s/></text:p>
          </table:table-cell>
          <table:table-cell office:value-type="float" office:value="5.0386078240891568" table:style-name="ce182">
            <text:p><text:s/>5.0<text:s/></text:p>
          </table:table-cell>
          <table:table-cell office:value-type="float" office:value="4.5523536474857584" table:style-name="ce182">
            <text:p><text:s/>4.6<text:s/></text:p>
          </table:table-cell>
          <table:table-cell office:value-type="float" office:value="4.7024517978876847" table:style-name="ce182">
            <text:p><text:s/>4.7<text:s/></text:p>
          </table:table-cell>
          <table:table-cell office:value-type="float" office:value="4.4225371464333652" table:style-name="ce182">
            <text:p><text:s/>4.4<text:s/></text:p>
          </table:table-cell>
          <table:table-cell office:value-type="float" office:value="4.6051604045579797" table:style-name="ce101">
            <text:p>4.6</text:p>
          </table:table-cell>
          <table:table-cell office:value-type="float" office:value="5.5001465949430903" table:style-name="ce101">
            <text:p>5.5</text:p>
          </table:table-cell>
          <table:table-cell office:value-type="float" office:value="4.6653344171517315" table:style-name="ce101">
            <text:p>4.7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owner occupiers</text:p>
          </table:table-cell>
          <table:table-cell office:value-type="float" office:value="70.95191882880269" table:style-name="ce103">
            <text:p>71.0</text:p>
          </table:table-cell>
          <table:table-cell office:value-type="float" office:value="71.973635214655573" table:style-name="ce103">
            <text:p>72.0</text:p>
          </table:table-cell>
          <table:table-cell office:value-type="float" office:value="73.596738830247162" table:style-name="ce103">
            <text:p>73.6</text:p>
          </table:table-cell>
          <table:table-cell office:value-type="float" office:value="72.778482709252089" table:style-name="ce103">
            <text:p>72.8</text:p>
          </table:table-cell>
          <table:table-cell office:value-type="float" office:value="75.102605586930963" table:style-name="ce103">
            <text:p>75.1</text:p>
          </table:table-cell>
          <table:table-cell office:value-type="float" office:value="74.744544919561847" table:style-name="ce103">
            <text:p>74.7</text:p>
          </table:table-cell>
          <table:table-cell office:value-type="float" office:value="75.922372750106291" table:style-name="ce103">
            <text:p>75.9</text:p>
          </table:table-cell>
          <table:table-cell office:value-type="float" office:value="75.793861997517098" table:style-name="ce103">
            <text:p>75.8</text:p>
          </table:table-cell>
          <table:table-cell office:value-type="float" office:value="75.565283045086503" table:style-name="ce103">
            <text:p>75.6</text:p>
          </table:table-cell>
          <table:table-cell office:value-type="float" office:value="77.269070189721305" table:style-name="ce103">
            <text:p>77.3</text:p>
          </table:table-cell>
          <table:table-cell office:value-type="float" office:value="77.111848245070632" table:style-name="ce182">
            <text:p><text:s/>77.1<text:s/></text:p>
          </table:table-cell>
          <table:table-cell office:value-type="float" office:value="76.742786956268688" table:style-name="ce103">
            <text:p>76.7</text:p>
          </table:table-cell>
          <table:table-cell office:value-type="float" office:value="77.766214739245228" table:style-name="ce182">
            <text:p><text:s/>77.8<text:s/></text:p>
          </table:table-cell>
          <table:table-cell office:value-type="float" office:value="77.577631769922576" table:style-name="ce182">
            <text:p><text:s/>77.6<text:s/></text:p>
          </table:table-cell>
          <table:table-cell office:value-type="float" office:value="78.588880687197658" table:style-name="ce182">
            <text:p><text:s/>78.6<text:s/></text:p>
          </table:table-cell>
          <table:table-cell office:value-type="float" office:value="78.651071572838703" table:style-name="ce101">
            <text:p>78.7</text:p>
          </table:table-cell>
          <table:table-cell office:value-type="float" office:value="79.716159607724506" table:style-name="ce101">
            <text:p>79.7</text:p>
          </table:table-cell>
          <table:table-cell office:value-type="float" office:value="79.595236232321881" table:style-name="ce101">
            <text:p>79.6</text:p>
          </table:table-cell>
          <table:table-cell table:style-name="ce183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private renters</text:p>
          </table:table-cell>
          <table:table-cell office:value-type="float" office:value="4.3780781483242981" table:style-name="ce103">
            <text:p>4.4</text:p>
          </table:table-cell>
          <table:table-cell office:value-type="float" office:value="4.8908579427313343" table:style-name="ce103">
            <text:p>4.9</text:p>
          </table:table-cell>
          <table:table-cell office:value-type="float" office:value="4.4205572387488363" table:style-name="ce103">
            <text:p>4.4</text:p>
          </table:table-cell>
          <table:table-cell office:value-type="float" office:value="4.818406633646874" table:style-name="ce103">
            <text:p>4.8</text:p>
          </table:table-cell>
          <table:table-cell office:value-type="float" office:value="4.0951997995503691" table:style-name="ce103">
            <text:p>4.1</text:p>
          </table:table-cell>
          <table:table-cell office:value-type="float" office:value="4.7098019989702005" table:style-name="ce103">
            <text:p>4.7</text:p>
          </table:table-cell>
          <table:table-cell office:value-type="float" office:value="4.6290949824556442" table:style-name="ce103">
            <text:p>4.6</text:p>
          </table:table-cell>
          <table:table-cell office:value-type="float" office:value="4.8721054406818647" table:style-name="ce103">
            <text:p>4.9</text:p>
          </table:table-cell>
          <table:table-cell office:value-type="float" office:value="5.3977355169867636" table:style-name="ce103">
            <text:p>5.4</text:p>
          </table:table-cell>
          <table:table-cell office:value-type="float" office:value="5.1080347840706928" table:style-name="ce103">
            <text:p>5.1</text:p>
          </table:table-cell>
          <table:table-cell office:value-type="float" office:value="5.1950169573936451" table:style-name="ce182">
            <text:p><text:s/>5.2<text:s/></text:p>
          </table:table-cell>
          <table:table-cell office:value-type="float" office:value="5.6928739131365642" table:style-name="ce182">
            <text:p><text:s/>5.7<text:s/></text:p>
          </table:table-cell>
          <table:table-cell office:value-type="float" office:value="5.7542071326479789" table:style-name="ce182">
            <text:p><text:s/>5.8<text:s/></text:p>
          </table:table-cell>
          <table:table-cell office:value-type="float" office:value="6.3240329547683691" table:style-name="ce182">
            <text:p><text:s/>6.3<text:s/></text:p>
          </table:table-cell>
          <table:table-cell office:value-type="float" office:value="5.6016419955974373" table:style-name="ce182">
            <text:p><text:s/>5.6<text:s/></text:p>
          </table:table-cell>
          <table:table-cell office:value-type="float" office:value="5.5315453844646703" table:style-name="ce101">
            <text:p>5.5</text:p>
          </table:table-cell>
          <table:table-cell office:value-type="float" office:value="5.29912115270914" table:style-name="ce101">
            <text:p>5.3</text:p>
          </table:table-cell>
          <table:table-cell office:value-type="float" office:value="5.5713614762118429" table:style-name="ce101">
            <text:p>5.6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9.5734437765592713" table:style-name="ce103">
            <text:p>9.6</text:p>
          </table:table-cell>
          <table:table-cell office:value-type="float" office:value="8.9322160608205117" table:style-name="ce103">
            <text:p>8.9</text:p>
          </table:table-cell>
          <table:table-cell office:value-type="float" office:value="8.8613774302212356" table:style-name="ce103">
            <text:p>8.9</text:p>
          </table:table-cell>
          <table:table-cell office:value-type="float" office:value="8.5464825149189263" table:style-name="ce103">
            <text:p>8.5</text:p>
          </table:table-cell>
          <table:table-cell office:value-type="float" office:value="8.0635579663289416" table:style-name="ce103">
            <text:p>8.1</text:p>
          </table:table-cell>
          <table:table-cell office:value-type="float" office:value="7.4774097035405367" table:style-name="ce182">
            <text:p><text:s/>7.5<text:s/></text:p>
          </table:table-cell>
          <table:table-cell office:value-type="float" office:value="7.6250565653906923" table:style-name="ce182">
            <text:p><text:s/>7.6<text:s/></text:p>
          </table:table-cell>
          <table:table-cell office:value-type="float" office:value="6.8213060833808878" table:style-name="ce182">
            <text:p><text:s/>6.8<text:s/></text:p>
          </table:table-cell>
          <table:table-cell office:value-type="float" office:value="6.2982187197371804" table:style-name="ce182">
            <text:p><text:s/>6.3<text:s/></text:p>
          </table:table-cell>
          <table:table-cell office:value-type="float" office:value="6.3411282724711819" table:style-name="ce182">
            <text:p><text:s/>6.3<text:s/></text:p>
          </table:table-cell>
          <table:table-cell office:value-type="float" office:value="6.6511836735729197" table:style-name="ce101">
            <text:p>6.7</text:p>
          </table:table-cell>
          <table:table-cell office:value-type="float" office:value="6.0704946243467104" table:style-name="ce101">
            <text:p>6.1</text:p>
          </table:table-cell>
          <table:table-cell office:value-type="float" office:value="6.1645809124799609" table:style-name="ce101">
            <text:p>6.2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0.972209304908372" table:style-name="ce103">
            <text:p>11.0</text:p>
          </table:table-cell>
          <table:table-cell office:value-type="float" office:value="10.516316206617454" table:style-name="ce103">
            <text:p>10.5</text:p>
          </table:table-cell>
          <table:table-cell office:value-type="float" office:value="10.472655131579209" table:style-name="ce103">
            <text:p>10.5</text:p>
          </table:table-cell>
          <table:table-cell office:value-type="float" office:value="10.490498923007863" table:style-name="ce103">
            <text:p>10.5</text:p>
          </table:table-cell>
          <table:table-cell office:value-type="float" office:value="9.5593370598789349" table:style-name="ce103">
            <text:p>9.6</text:p>
          </table:table-cell>
          <table:table-cell office:value-type="float" office:value="10.215725093995291" table:style-name="ce182">
            <text:p><text:s/>10.2<text:s/></text:p>
          </table:table-cell>
          <table:table-cell office:value-type="float" office:value="9.9392825652040067" table:style-name="ce182">
            <text:p><text:s/>9.9<text:s/></text:p>
          </table:table-cell>
          <table:table-cell office:value-type="float" office:value="9.6582720447258978" table:style-name="ce182">
            <text:p><text:s/>9.7<text:s/></text:p>
          </table:table-cell>
          <table:table-cell office:value-type="float" office:value="9.8001165555718703" table:style-name="ce182">
            <text:p><text:s/>9.8<text:s/></text:p>
          </table:table-cell>
          <table:table-cell office:value-type="float" office:value="9.4683490447337064" table:style-name="ce182">
            <text:p><text:s/>9.5<text:s/></text:p>
          </table:table-cell>
          <table:table-cell office:value-type="float" office:value="9.1661993691236905" table:style-name="ce101">
            <text:p>9.2</text:p>
          </table:table-cell>
          <table:table-cell office:value-type="float" office:value="8.9142246152196893" table:style-name="ce101">
            <text:p>8.9</text:p>
          </table:table-cell>
          <table:table-cell office:value-type="float" office:value="8.6688213789863173" table:style-name="ce101">
            <text:p>8.7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0">
            <text:p>all social renters</text:p>
          </table:table-cell>
          <table:table-cell office:value-type="float" office:value="24.670003022873104" table:style-name="ce103">
            <text:p>24.7</text:p>
          </table:table-cell>
          <table:table-cell office:value-type="float" office:value="23.135506842613101" table:style-name="ce103">
            <text:p>23.1</text:p>
          </table:table-cell>
          <table:table-cell office:value-type="float" office:value="21.982703931003911" table:style-name="ce103">
            <text:p>22.0</text:p>
          </table:table-cell>
          <table:table-cell office:value-type="float" office:value="22.40311065710106" table:style-name="ce103">
            <text:p>22.4</text:p>
          </table:table-cell>
          <table:table-cell office:value-type="float" office:value="20.802194613518822" table:style-name="ce103">
            <text:p>20.8</text:p>
          </table:table-cell>
          <table:table-cell office:value-type="float" office:value="20.545653081467641" table:style-name="ce103">
            <text:p>20.5</text:p>
          </table:table-cell>
          <table:table-cell office:value-type="float" office:value="19.448532267437969" table:style-name="ce103">
            <text:p>19.4</text:p>
          </table:table-cell>
          <table:table-cell office:value-type="float" office:value="19.334032561800445" table:style-name="ce103">
            <text:p>19.3</text:p>
          </table:table-cell>
          <table:table-cell office:value-type="float" office:value="19.036981437926791" table:style-name="ce103">
            <text:p>19.0</text:p>
          </table:table-cell>
          <table:table-cell office:value-type="float" office:value="17.622895026207878" table:style-name="ce103">
            <text:p>17.6</text:p>
          </table:table-cell>
          <table:table-cell office:value-type="float" office:value="17.69313479753583" table:style-name="ce182">
            <text:p><text:s/>17.7<text:s/></text:p>
          </table:table-cell>
          <table:table-cell office:value-type="float" office:value="17.564339130594686" table:style-name="ce182">
            <text:p><text:s/>17.6<text:s/></text:p>
          </table:table-cell>
          <table:table-cell office:value-type="float" office:value="16.479578128106791" table:style-name="ce182">
            <text:p><text:s/>16.5<text:s/></text:p>
          </table:table-cell>
          <table:table-cell office:value-type="float" office:value="16.098335275309065" table:style-name="ce182">
            <text:p><text:s/>16.1<text:s/></text:p>
          </table:table-cell>
          <table:table-cell office:value-type="float" office:value="15.809477317204889" table:style-name="ce182">
            <text:p><text:s/>15.8<text:s/></text:p>
          </table:table-cell>
          <table:table-cell office:value-type="float" office:value="15.8173830426966" table:style-name="ce101">
            <text:p>15.8</text:p>
          </table:table-cell>
          <table:table-cell office:value-type="float" office:value="14.984719239566401" table:style-name="ce101">
            <text:p>15.0</text:p>
          </table:table-cell>
          <table:table-cell office:value-type="float" office:value="14.83340229146626" table:style-name="ce101">
            <text:p>14.8</text:p>
          </table:table-cell>
          <table:table-cell table:style-name="ce60"/>
          <table:table-cell table:style-name="ce118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20">
            <text:p>all 65 or over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90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" table:style-name="ce104">
            <text:p>100.0</text:p>
          </table:table-cell>
          <table:table-cell office:value-type="float" office:value="100.00000000000001" table:style-name="ce104">
            <text:p>100.0</text:p>
          </table:table-cell>
          <table:table-cell office:value-type="float" office:value="100.00000000000001" table:style-name="ce104">
            <text:p>100.0</text:p>
          </table:table-cell>
          <table:table-cell office:value-type="float" office:value="100" table:style-name="ce191">
            <text:p>100.0</text:p>
          </table:table-cell>
          <table:table-cell office:value-type="float" office:value="100" table:style-name="ce191">
            <text:p>100.0</text:p>
          </table:table-cell>
          <table:table-cell office:value-type="float" office:value="100" table:style-name="ce191">
            <text:p>100.0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table:style-name="ce82"/>
          <table:table-cell table:number-columns-repeated="10" table:style-name="ce192"/>
          <table:table-cell table:style-name="ce193"/>
          <table:table-cell table:number-columns-repeated="2" table:style-name="ce176"/>
          <table:table-cell table:style-name="ce60"/>
          <table:table-cell table:number-columns-repeated="3" table:style-name="ce176"/>
          <table:table-cell office:value-type="string" table:style-name="ce176">
            <text:p>sample size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table:style-name="ce60"/>
          <table:table-cell table:number-columns-repeated="10" table:style-name="ce192"/>
          <table:table-cell table:style-name="ce193"/>
          <table:table-cell table:style-name="ce192"/>
          <table:table-cell table:number-columns-repeated="2" table:style-name="ce194"/>
          <table:table-cell table:number-columns-repeated="4" table:style-name="ce2"/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61">
            <text:p>16-24</text:p>
          </table:table-cell>
          <table:table-cell office:value-type="float" office:value="377" table:style-name="ce194">
            <text:p><text:s/>377<text:s/></text:p>
          </table:table-cell>
          <table:table-cell office:value-type="float" office:value="352" table:style-name="ce194">
            <text:p><text:s/>352<text:s/></text:p>
          </table:table-cell>
          <table:table-cell office:value-type="float" office:value="331" table:style-name="ce194">
            <text:p><text:s/>331<text:s/></text:p>
          </table:table-cell>
          <table:table-cell office:value-type="float" office:value="274" table:style-name="ce194">
            <text:p><text:s/>274<text:s/></text:p>
          </table:table-cell>
          <table:table-cell office:value-type="float" office:value="338" table:style-name="ce194">
            <text:p><text:s/>338<text:s/></text:p>
          </table:table-cell>
          <table:table-cell office:value-type="float" office:value="564" table:style-name="ce194">
            <text:p><text:s/>564<text:s/></text:p>
          </table:table-cell>
          <table:table-cell office:value-type="float" office:value="566" table:style-name="ce194">
            <text:p><text:s/>566<text:s/></text:p>
          </table:table-cell>
          <table:table-cell office:value-type="float" office:value="527" table:style-name="ce194">
            <text:p><text:s/>527<text:s/></text:p>
          </table:table-cell>
          <table:table-cell office:value-type="float" office:value="476" table:style-name="ce194">
            <text:p><text:s/>476<text:s/></text:p>
          </table:table-cell>
          <table:table-cell office:value-type="float" office:value="476" table:style-name="ce194">
            <text:p><text:s/>476<text:s/></text:p>
          </table:table-cell>
          <table:table-cell office:value-type="float" office:value="448" table:style-name="ce195">
            <text:p><text:s/>448<text:s/></text:p>
          </table:table-cell>
          <table:table-cell office:value-type="float" office:value="422" table:style-name="ce194">
            <text:p><text:s/>422<text:s/></text:p>
          </table:table-cell>
          <table:table-cell office:value-type="float" office:value="385" table:style-name="ce194">
            <text:p><text:s/>385<text:s/></text:p>
          </table:table-cell>
          <table:table-cell office:value-type="float" office:value="466" table:style-name="ce194">
            <text:p><text:s/>466<text:s/></text:p>
          </table:table-cell>
          <table:table-cell office:value-type="float" office:value="404" table:style-name="ce194">
            <text:p><text:s/>404<text:s/></text:p>
          </table:table-cell>
          <table:table-cell office:value-type="float" office:value="388" table:style-name="ce194">
            <text:p><text:s/>388<text:s/></text:p>
          </table:table-cell>
          <table:table-cell office:value-type="float" office:value="369" table:style-name="ce194">
            <text:p><text:s/>369<text:s/></text:p>
          </table:table-cell>
          <table:table-cell office:value-type="float" office:value="115" table:style-name="ce196">
            <text:p>115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61">
            <text:p>25-34</text:p>
          </table:table-cell>
          <table:table-cell office:value-type="float" office:value="1296" table:style-name="ce194">
            <text:p><text:s/>1,296<text:s/></text:p>
          </table:table-cell>
          <table:table-cell office:value-type="float" office:value="1163" table:style-name="ce194">
            <text:p><text:s/>1,163<text:s/></text:p>
          </table:table-cell>
          <table:table-cell office:value-type="float" office:value="1223" table:style-name="ce194">
            <text:p><text:s/>1,223<text:s/></text:p>
          </table:table-cell>
          <table:table-cell office:value-type="float" office:value="1103" table:style-name="ce194">
            <text:p><text:s/>1,103<text:s/></text:p>
          </table:table-cell>
          <table:table-cell office:value-type="float" office:value="1034" table:style-name="ce194">
            <text:p><text:s/>1,034<text:s/></text:p>
          </table:table-cell>
          <table:table-cell office:value-type="float" office:value="2257" table:style-name="ce194">
            <text:p><text:s/>2,257<text:s/></text:p>
          </table:table-cell>
          <table:table-cell office:value-type="float" office:value="2221" table:style-name="ce194">
            <text:p><text:s/>2,221<text:s/></text:p>
          </table:table-cell>
          <table:table-cell office:value-type="float" office:value="2202" table:style-name="ce194">
            <text:p><text:s/>2,202<text:s/></text:p>
          </table:table-cell>
          <table:table-cell office:value-type="float" office:value="1845" table:style-name="ce194">
            <text:p><text:s/>1,845<text:s/></text:p>
          </table:table-cell>
          <table:table-cell office:value-type="float" office:value="1865" table:style-name="ce194">
            <text:p><text:s/>1,865<text:s/></text:p>
          </table:table-cell>
          <table:table-cell office:value-type="float" office:value="1865" table:style-name="ce195">
            <text:p><text:s/>1,865<text:s/></text:p>
          </table:table-cell>
          <table:table-cell office:value-type="float" office:value="1841" table:style-name="ce194">
            <text:p><text:s/>1,841<text:s/></text:p>
          </table:table-cell>
          <table:table-cell office:value-type="float" office:value="1773" table:style-name="ce194">
            <text:p><text:s/>1,773<text:s/></text:p>
          </table:table-cell>
          <table:table-cell office:value-type="float" office:value="1870" table:style-name="ce194">
            <text:p><text:s/>1,870<text:s/></text:p>
          </table:table-cell>
          <table:table-cell office:value-type="float" office:value="1850" table:style-name="ce194">
            <text:p><text:s/>1,850<text:s/></text:p>
          </table:table-cell>
          <table:table-cell office:value-type="float" office:value="1848" table:style-name="ce194">
            <text:p><text:s/>1,848<text:s/></text:p>
          </table:table-cell>
          <table:table-cell office:value-type="float" office:value="1837" table:style-name="ce194">
            <text:p><text:s/>1,837<text:s/></text:p>
          </table:table-cell>
          <table:table-cell office:value-type="float" office:value="816" table:style-name="ce196">
            <text:p>816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61">
            <text:p>35-44</text:p>
          </table:table-cell>
          <table:table-cell office:value-type="float" office:value="1580" table:style-name="ce194">
            <text:p><text:s/>1,580<text:s/></text:p>
          </table:table-cell>
          <table:table-cell office:value-type="float" office:value="1702" table:style-name="ce194">
            <text:p><text:s/>1,702<text:s/></text:p>
          </table:table-cell>
          <table:table-cell office:value-type="float" office:value="1669" table:style-name="ce194">
            <text:p><text:s/>1,669<text:s/></text:p>
          </table:table-cell>
          <table:table-cell office:value-type="float" office:value="1597" table:style-name="ce194">
            <text:p><text:s/>1,597<text:s/></text:p>
          </table:table-cell>
          <table:table-cell office:value-type="float" office:value="1565" table:style-name="ce194">
            <text:p><text:s/>1,565<text:s/></text:p>
          </table:table-cell>
          <table:table-cell office:value-type="float" office:value="3430" table:style-name="ce194">
            <text:p><text:s/>3,430<text:s/></text:p>
          </table:table-cell>
          <table:table-cell office:value-type="float" office:value="3306" table:style-name="ce194">
            <text:p><text:s/>3,306<text:s/></text:p>
          </table:table-cell>
          <table:table-cell office:value-type="float" office:value="3299" table:style-name="ce194">
            <text:p><text:s/>3,299<text:s/></text:p>
          </table:table-cell>
          <table:table-cell office:value-type="float" office:value="2550" table:style-name="ce194">
            <text:p><text:s/>2,550<text:s/></text:p>
          </table:table-cell>
          <table:table-cell office:value-type="float" office:value="2506" table:style-name="ce194">
            <text:p><text:s/>2,506<text:s/></text:p>
          </table:table-cell>
          <table:table-cell office:value-type="float" office:value="2391" table:style-name="ce195">
            <text:p><text:s/>2,391<text:s/></text:p>
          </table:table-cell>
          <table:table-cell office:value-type="float" office:value="2288" table:style-name="ce194">
            <text:p><text:s/>2,288<text:s/></text:p>
          </table:table-cell>
          <table:table-cell office:value-type="float" office:value="2366" table:style-name="ce194">
            <text:p><text:s/>2,366<text:s/></text:p>
          </table:table-cell>
          <table:table-cell office:value-type="float" office:value="2239" table:style-name="ce194">
            <text:p><text:s/>2,239<text:s/></text:p>
          </table:table-cell>
          <table:table-cell office:value-type="float" office:value="2354" table:style-name="ce194">
            <text:p><text:s/>2,354<text:s/></text:p>
          </table:table-cell>
          <table:table-cell office:value-type="float" office:value="2305" table:style-name="ce194">
            <text:p><text:s/>2,305<text:s/></text:p>
          </table:table-cell>
          <table:table-cell office:value-type="float" office:value="2330" table:style-name="ce194">
            <text:p><text:s/>2,330<text:s/></text:p>
          </table:table-cell>
          <table:table-cell office:value-type="float" office:value="1059" table:style-name="ce197">
            <text:p>1,059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61">
            <text:p>45-54</text:p>
          </table:table-cell>
          <table:table-cell office:value-type="float" office:value="1348" table:style-name="ce194">
            <text:p><text:s/>1,348<text:s/></text:p>
          </table:table-cell>
          <table:table-cell office:value-type="float" office:value="1388" table:style-name="ce194">
            <text:p><text:s/>1,388<text:s/></text:p>
          </table:table-cell>
          <table:table-cell office:value-type="float" office:value="1369" table:style-name="ce194">
            <text:p><text:s/>1,369<text:s/></text:p>
          </table:table-cell>
          <table:table-cell office:value-type="float" office:value="1365" table:style-name="ce194">
            <text:p><text:s/>1,365<text:s/></text:p>
          </table:table-cell>
          <table:table-cell office:value-type="float" office:value="1399" table:style-name="ce194">
            <text:p><text:s/>1,399<text:s/></text:p>
          </table:table-cell>
          <table:table-cell office:value-type="float" office:value="3428" table:style-name="ce194">
            <text:p><text:s/>3,428<text:s/></text:p>
          </table:table-cell>
          <table:table-cell office:value-type="float" office:value="3261" table:style-name="ce194">
            <text:p><text:s/>3,261<text:s/></text:p>
          </table:table-cell>
          <table:table-cell office:value-type="float" office:value="3423" table:style-name="ce194">
            <text:p><text:s/>3,423<text:s/></text:p>
          </table:table-cell>
          <table:table-cell office:value-type="float" office:value="2729" table:style-name="ce194">
            <text:p><text:s/>2,729<text:s/></text:p>
          </table:table-cell>
          <table:table-cell office:value-type="float" office:value="2655" table:style-name="ce194">
            <text:p><text:s/>2,655<text:s/></text:p>
          </table:table-cell>
          <table:table-cell office:value-type="float" office:value="2605" table:style-name="ce195">
            <text:p><text:s/>2,605<text:s/></text:p>
          </table:table-cell>
          <table:table-cell office:value-type="float" office:value="2659" table:style-name="ce194">
            <text:p><text:s/>2,659<text:s/></text:p>
          </table:table-cell>
          <table:table-cell office:value-type="float" office:value="2634" table:style-name="ce194">
            <text:p><text:s/>2,634<text:s/></text:p>
          </table:table-cell>
          <table:table-cell office:value-type="float" office:value="2474" table:style-name="ce194">
            <text:p><text:s/>2,474<text:s/></text:p>
          </table:table-cell>
          <table:table-cell office:value-type="float" office:value="2537" table:style-name="ce194">
            <text:p><text:s/>2,537<text:s/></text:p>
          </table:table-cell>
          <table:table-cell office:value-type="float" office:value="2527" table:style-name="ce194">
            <text:p><text:s/>2,527<text:s/></text:p>
          </table:table-cell>
          <table:table-cell office:value-type="float" office:value="2495" table:style-name="ce194">
            <text:p><text:s/>2,495<text:s/></text:p>
          </table:table-cell>
          <table:table-cell office:value-type="float" office:value="1224" table:style-name="ce197">
            <text:p>1,224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61">
            <text:p>55-64</text:p>
          </table:table-cell>
          <table:table-cell office:value-type="float" office:value="1215" table:style-name="ce194">
            <text:p><text:s/>1,215<text:s/></text:p>
          </table:table-cell>
          <table:table-cell office:value-type="float" office:value="1321" table:style-name="ce194">
            <text:p><text:s/>1,321<text:s/></text:p>
          </table:table-cell>
          <table:table-cell office:value-type="float" office:value="1255" table:style-name="ce194">
            <text:p><text:s/>1,255<text:s/></text:p>
          </table:table-cell>
          <table:table-cell office:value-type="float" office:value="1379" table:style-name="ce194">
            <text:p><text:s/>1,379<text:s/></text:p>
          </table:table-cell>
          <table:table-cell office:value-type="float" office:value="1302" table:style-name="ce194">
            <text:p><text:s/>1,302<text:s/></text:p>
          </table:table-cell>
          <table:table-cell office:value-type="float" office:value="3162" table:style-name="ce194">
            <text:p><text:s/>3,162<text:s/></text:p>
          </table:table-cell>
          <table:table-cell office:value-type="float" office:value="3069" table:style-name="ce194">
            <text:p><text:s/>3,069<text:s/></text:p>
          </table:table-cell>
          <table:table-cell office:value-type="float" office:value="3135" table:style-name="ce194">
            <text:p><text:s/>3,135<text:s/></text:p>
          </table:table-cell>
          <table:table-cell office:value-type="float" office:value="2448" table:style-name="ce194">
            <text:p><text:s/>2,448<text:s/></text:p>
          </table:table-cell>
          <table:table-cell office:value-type="float" office:value="2430" table:style-name="ce194">
            <text:p><text:s/>2,430<text:s/></text:p>
          </table:table-cell>
          <table:table-cell office:value-type="float" office:value="2247" table:style-name="ce195">
            <text:p><text:s/>2,247<text:s/></text:p>
          </table:table-cell>
          <table:table-cell office:value-type="float" office:value="2142" table:style-name="ce194">
            <text:p><text:s/>2,142<text:s/></text:p>
          </table:table-cell>
          <table:table-cell office:value-type="float" office:value="2374" table:style-name="ce194">
            <text:p><text:s/>2,374<text:s/></text:p>
          </table:table-cell>
          <table:table-cell office:value-type="float" office:value="2216" table:style-name="ce194">
            <text:p><text:s/>2,216<text:s/></text:p>
          </table:table-cell>
          <table:table-cell office:value-type="float" office:value="2250" table:style-name="ce194">
            <text:p><text:s/>2,250<text:s/></text:p>
          </table:table-cell>
          <table:table-cell office:value-type="float" office:value="2292" table:style-name="ce194">
            <text:p><text:s/>2,292<text:s/></text:p>
          </table:table-cell>
          <table:table-cell office:value-type="float" office:value="2340" table:style-name="ce194">
            <text:p><text:s/>2,340<text:s/></text:p>
          </table:table-cell>
          <table:table-cell office:value-type="float" office:value="1496" table:style-name="ce197">
            <text:p>1,496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98">
            <text:p>65 or over</text:p>
          </table:table-cell>
          <table:table-cell office:value-type="float" office:value="1926" table:style-name="ce199">
            <text:p><text:s/>1,926<text:s/></text:p>
          </table:table-cell>
          <table:table-cell office:value-type="float" office:value="2206" table:style-name="ce199">
            <text:p><text:s/>2,206<text:s/></text:p>
          </table:table-cell>
          <table:table-cell office:value-type="float" office:value="2080" table:style-name="ce199">
            <text:p><text:s/>2,080<text:s/></text:p>
          </table:table-cell>
          <table:table-cell office:value-type="float" office:value="2003" table:style-name="ce199">
            <text:p><text:s/>2,003<text:s/></text:p>
          </table:table-cell>
          <table:table-cell office:value-type="float" office:value="2245" table:style-name="ce199">
            <text:p><text:s/>2,245<text:s/></text:p>
          </table:table-cell>
          <table:table-cell office:value-type="float" office:value="4850" table:style-name="ce199">
            <text:p><text:s/>4,850<text:s/></text:p>
          </table:table-cell>
          <table:table-cell office:value-type="float" office:value="4619" table:style-name="ce199">
            <text:p><text:s/>4,619<text:s/></text:p>
          </table:table-cell>
          <table:table-cell office:value-type="float" office:value="4970" table:style-name="ce199">
            <text:p><text:s/>4,970<text:s/></text:p>
          </table:table-cell>
          <table:table-cell office:value-type="float" office:value="3781" table:style-name="ce199">
            <text:p><text:s/>3,781<text:s/></text:p>
          </table:table-cell>
          <table:table-cell office:value-type="float" office:value="3720" table:style-name="ce199">
            <text:p><text:s/>3,720<text:s/></text:p>
          </table:table-cell>
          <table:table-cell office:value-type="float" office:value="3720" table:style-name="ce200">
            <text:p><text:s/>3,720<text:s/></text:p>
          </table:table-cell>
          <table:table-cell office:value-type="float" office:value="3822" table:style-name="ce199">
            <text:p><text:s/>3,822<text:s/></text:p>
          </table:table-cell>
          <table:table-cell office:value-type="float" office:value="3936" table:style-name="ce199">
            <text:p><text:s/>3,936<text:s/></text:p>
          </table:table-cell>
          <table:table-cell office:value-type="float" office:value="3705" table:style-name="ce199">
            <text:p><text:s/>3,705<text:s/></text:p>
          </table:table-cell>
          <table:table-cell office:value-type="float" office:value="4000" table:style-name="ce199">
            <text:p><text:s/>4,000<text:s/></text:p>
          </table:table-cell>
          <table:table-cell office:value-type="float" office:value="4071" table:style-name="ce199">
            <text:p><text:s/>4,071<text:s/></text:p>
          </table:table-cell>
          <table:table-cell office:value-type="float" office:value="3961" table:style-name="ce199">
            <text:p><text:s/>3,961<text:s/></text:p>
          </table:table-cell>
          <table:table-cell office:value-type="float" office:value="2764" table:style-name="ce201">
            <text:p>2,764</text:p>
          </table:table-cell>
          <table:table-cell table:number-columns-repeated="2" table:style-name="ce60"/>
          <table:table-cell table:number-columns-repeated="16362" table:style-name="ce2"/>
        </table:table-row>
        <table:table-row table:style-name="ro7">
          <table:table-cell table:style-name="ce2"/>
          <table:table-cell office:value-type="string" table:style-name="ce61">
            <text:p>Notes:<text:s/></text:p>
          </table:table-cell>
          <table:table-cell table:number-columns-repeated="10" table:style-name="ce60"/>
          <table:table-cell table:style-name="ce172"/>
          <table:table-cell table:number-columns-repeated="9" table:style-name="ce60"/>
          <table:table-cell table:number-columns-repeated="16362" table:style-name="ce2"/>
        </table:table-row>
        <table:table-row table:style-name="ro7">
          <table:table-cell table:style-name="ce2"/>
          <table:table-cell office:value-type="string" table:style-name="ce63">
            <text:p>1) Data not available indicated by :</text:p>
          </table:table-cell>
          <table:table-cell table:number-columns-repeated="10" table:style-name="ce60"/>
          <table:table-cell table:style-name="ce172"/>
          <table:table-cell table:number-columns-repeated="9" table:style-name="ce60"/>
          <table:table-cell table:number-columns-repeated="16362" table:style-name="ce2"/>
        </table:table-row>
        <table:table-row table:style-name="ro7">
          <table:table-cell table:style-name="ce2"/>
          <table:table-cell office:value-type="string" table:style-name="ce63">
            <text:p>2) u indicates sample size too small for reliable estimate</text:p>
          </table:table-cell>
          <table:table-cell table:number-columns-repeated="10" table:style-name="ce60"/>
          <table:table-cell table:style-name="ce172"/>
          <table:table-cell table:number-columns-repeated="9" table:style-name="ce60"/>
          <table:table-cell table:number-columns-repeated="16362" table:style-name="ce2"/>
        </table:table-row>
        <table:table-row table:style-name="ro19">
          <table:table-cell table:style-name="ce2"/>
          <table:table-cell office:value-type="string" table:number-columns-spanned="15" table:number-rows-spanned="1" table:style-name="ce70">
            <text:p>3) Separate housing association/local authority estimates are not available prior to 2008-09. This is because a large number of HA tenants wrongly report that that they are LA tenants; most commonly because their home used to be owned by the council but had transferred to a housing association. Since 2008-09, an adjustment has been made for this.</text:p>
          </table:table-cell>
          <table:covered-table-cell table:number-columns-repeated="14"/>
          <table:table-cell table:number-columns-repeated="6" table:style-name="ce60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4) the household reference person (HRP) is the person in whose name the accommodation is owned or rented</text:p>
          </table:table-cell>
          <table:table-cell table:number-columns-repeated="8" table:style-name="ce202"/>
          <table:table-cell table:number-columns-repeated="2" table:style-name="ce60"/>
          <table:table-cell table:style-name="ce172"/>
          <table:table-cell table:number-columns-repeated="9" table:style-name="ce6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number-columns-spanned="8" table:number-rows-spanned="1" table:style-name="ce204">
            <text:p>Sources:<text:s/></text:p>
          </table:table-cell>
          <table:covered-table-cell table:number-columns-repeated="7"/>
          <table:table-cell table:style-name="ce114"/>
          <table:table-cell table:number-columns-repeated="2" table:style-name="ce60"/>
          <table:table-cell table:style-name="ce172"/>
          <table:table-cell table:number-columns-repeated="3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3">
            <text:p>2003-04 to 2007-08: English House Condition Survey, full household sample;<text:s/></text:p>
          </table:table-cell>
          <table:table-cell table:number-columns-repeated="7" table:style-name="ce61"/>
          <table:table-cell table:number-columns-repeated="3" table:style-name="ce60"/>
          <table:table-cell table:style-name="ce172"/>
          <table:table-cell table:number-columns-repeated="3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3">
            <text:p>2008-09 onwards: English Housing Survey, full household sample</text:p>
          </table:table-cell>
          <table:table-cell table:number-columns-repeated="7" table:style-name="ce61"/>
          <table:table-cell table:number-columns-repeated="3" table:style-name="ce60"/>
          <table:table-cell table:style-name="ce172"/>
          <table:table-cell table:number-columns-repeated="3" table:style-name="ce60"/>
          <table:table-cell table:number-columns-repeated="16368" table:style-name="ce2"/>
        </table:table-row>
        <table:table-row table:style-name="ro1">
          <table:table-cell table:style-name="ce2"/>
          <table:table-cell table:style-name="ce63"/>
          <table:table-cell table:number-columns-repeated="10" table:style-name="ce60"/>
          <table:table-cell table:style-name="ce172"/>
          <table:table-cell table:number-columns-repeated="3" table:style-name="ce60"/>
          <table:table-cell table:number-columns-repeated="16368" table:style-name="ce2"/>
        </table:table-row>
        <table:table-row table:style-name="ro1">
          <table:table-cell table:style-name="ce2"/>
          <table:table-cell table:number-columns-repeated="11" table:style-name="ce60"/>
          <table:table-cell table:style-name="ce172"/>
          <table:table-cell table:number-columns-repeated="3" table:style-name="ce60"/>
          <table:table-cell table:number-columns-repeated="16368" table:style-name="ce2"/>
        </table:table-row>
        <table:table-row table:style-name="ro1">
          <table:table-cell table:style-name="ce2"/>
          <table:table-cell table:style-name="ce117"/>
          <table:table-cell table:number-columns-repeated="10" table:style-name="ce60"/>
          <table:table-cell table:style-name="ce172"/>
          <table:table-cell table:number-columns-repeated="3" table:style-name="ce60"/>
          <table:table-cell table:number-columns-repeated="16368" table:style-name="ce2"/>
        </table:table-row>
        <table:table-row table:number-rows-repeated="1048442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4.$A$1:AT1_4.$U$132" table:base-cell-address="AT1_4.$A$1"/>
        </table:named-expressions>
      </table:table>
      <table:table table:name="AT1_5" table:style-name="ta4">
        <table:table-column table:style-name="co27" table:default-cell-style-name="ce60"/>
        <table:table-column table:style-name="co28" table:default-cell-style-name="ce60"/>
        <table:table-column table:style-name="co27" table:number-columns-repeated="18" table:default-cell-style-name="ce60"/>
        <table:table-column table:style-name="co1" table:number-columns-repeated="16364" table:default-cell-style-name="ce60"/>
        <table:table-row table:style-name="ro5">
          <table:table-cell table:style-name="ce2"/>
          <table:table-cell table:style-name="ce13"/>
          <table:table-cell table:number-columns-repeated="18" table:style-name="ce60"/>
          <table:table-cell table:number-columns-repeated="16364" table:style-name="ce2"/>
        </table:table-row>
        <table:table-row table:style-name="ro4">
          <table:table-cell table:style-name="ce2"/>
          <table:table-cell office:value-type="string" table:style-name="ce18">
            <text:p>Annex Table 1.5: Households with dependent children, by tenure, 2003-04 to 2020-21</text:p>
          </table:table-cell>
          <table:table-cell table:number-columns-repeated="12" table:style-name="ce18"/>
          <table:table-cell table:style-name="ce175"/>
          <table:table-cell table:number-columns-repeated="5" table:style-name="ce60"/>
          <table:table-cell table:number-columns-repeated="16364" table:style-name="ce2"/>
        </table:table-row>
        <table:table-row table:style-name="ro5">
          <table:table-cell table:style-name="ce2"/>
          <table:table-cell table:number-columns-repeated="10" table:style-name="ce73"/>
          <table:table-cell table:number-columns-repeated="9" table:style-name="ce60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74">
            <text:p>all households</text:p>
          </table:table-cell>
          <table:table-cell table:number-columns-repeated="8" table:style-name="ce75"/>
          <table:table-cell table:number-columns-repeated="10" table:style-name="ce60"/>
          <table:table-cell table:number-columns-repeated="16364" table:style-name="ce2"/>
        </table:table-row>
        <table:table-row table:style-name="ro5">
          <table:table-cell table:style-name="ce2"/>
          <table:table-cell table:style-name="ce76"/>
          <table:table-cell office:value-type="string" table:style-name="ce77">
            <text:p>2003-04</text:p>
          </table:table-cell>
          <table:table-cell office:value-type="string" table:style-name="ce77">
            <text:p>2004-05</text:p>
          </table:table-cell>
          <table:table-cell office:value-type="string" table:style-name="ce77">
            <text:p>2005-06</text:p>
          </table:table-cell>
          <table:table-cell office:value-type="string" table:style-name="ce77">
            <text:p>2006-07</text:p>
          </table:table-cell>
          <table:table-cell office:value-type="string" table:style-name="ce77">
            <text:p>2007-08</text:p>
          </table:table-cell>
          <table:table-cell office:value-type="string" table:style-name="ce77">
            <text:p>2008-09</text:p>
          </table:table-cell>
          <table:table-cell office:value-type="string" table:style-name="ce77">
            <text:p>2009-10</text:p>
          </table:table-cell>
          <table:table-cell office:value-type="string" table:style-name="ce77">
            <text:p>2010-11</text:p>
          </table:table-cell>
          <table:table-cell office:value-type="string" table:style-name="ce78">
            <text:p>2011-12</text:p>
          </table:table-cell>
          <table:table-cell office:value-type="string" table:style-name="ce78">
            <text:p>2012-13</text:p>
          </table:table-cell>
          <table:table-cell office:value-type="string" table:style-name="ce78">
            <text:p>2013-14</text:p>
          </table:table-cell>
          <table:table-cell office:value-type="string" table:style-name="ce78">
            <text:p>2014-15</text:p>
          </table:table-cell>
          <table:table-cell office:value-type="string" table:style-name="ce78">
            <text:p>2015-16</text:p>
          </table:table-cell>
          <table:table-cell office:value-type="string" table:style-name="ce78">
            <text:p>2016-17</text:p>
          </table:table-cell>
          <table:table-cell office:value-type="string" table:style-name="ce78">
            <text:p>2017-18</text:p>
          </table:table-cell>
          <table:table-cell office:value-type="string" table:style-name="ce78">
            <text:p>2018-19</text:p>
          </table:table-cell>
          <table:table-cell office:value-type="string" table:style-name="ce78">
            <text:p>2019-20</text:p>
          </table:table-cell>
          <table:table-cell office:value-type="string" table:style-name="ce78">
            <text:p>2020-21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60"/>
          <table:table-cell table:number-columns-repeated="11" table:style-name="ce79"/>
          <table:table-cell table:style-name="ce60"/>
          <table:table-cell table:number-columns-repeated="5" table:style-name="ce176"/>
          <table:table-cell office:value-type="string" table:style-name="ce176">
            <text:p>thousands of households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05">
            <text:p>own outright</text:p>
          </table:table-cell>
          <table:table-cell table:number-columns-repeated="14" table:style-name="ce79"/>
          <table:table-cell table:number-columns-repeated="4" table:style-name="ce60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with children</text:p>
          </table:table-cell>
          <table:table-cell office:value-type="float" office:value="468.22200000000021" table:style-name="ce206">
            <text:p><text:s/>468<text:s/></text:p>
          </table:table-cell>
          <table:table-cell office:value-type="float" office:value="555.41200000000026" table:style-name="ce206">
            <text:p><text:s/>555<text:s/></text:p>
          </table:table-cell>
          <table:table-cell office:value-type="float" office:value="523.18900000000019" table:style-name="ce206">
            <text:p><text:s/>523<text:s/></text:p>
          </table:table-cell>
          <table:table-cell office:value-type="float" office:value="521.05099999999993" table:style-name="ce206">
            <text:p><text:s/>521<text:s/></text:p>
          </table:table-cell>
          <table:table-cell office:value-type="float" office:value="601.61299999999983" table:style-name="ce206">
            <text:p><text:s/>602<text:s/></text:p>
          </table:table-cell>
          <table:table-cell office:value-type="float" office:value="562.84488433500053" table:style-name="ce206">
            <text:p><text:s/>563<text:s/></text:p>
          </table:table-cell>
          <table:table-cell office:value-type="float" office:value="578.84262639985718" table:style-name="ce206">
            <text:p><text:s/>579<text:s/></text:p>
          </table:table-cell>
          <table:table-cell office:value-type="float" office:value="575.12044057138621" table:style-name="ce206">
            <text:p><text:s/>575<text:s/></text:p>
          </table:table-cell>
          <table:table-cell office:value-type="float" office:value="614.85936155814898" table:style-name="ce206">
            <text:p><text:s/>615<text:s/></text:p>
          </table:table-cell>
          <table:table-cell office:value-type="float" office:value="552.557961395848" table:style-name="ce206">
            <text:p><text:s/>553<text:s/></text:p>
          </table:table-cell>
          <table:table-cell office:value-type="float" office:value="579.60873846399079" table:style-name="ce206">
            <text:p><text:s/>580<text:s/></text:p>
          </table:table-cell>
          <table:table-cell office:value-type="float" office:value="568.27901597212713" table:style-name="ce206">
            <text:p><text:s/>568<text:s/></text:p>
          </table:table-cell>
          <table:table-cell office:value-type="float" office:value="632.48162371809133" table:style-name="ce206">
            <text:p><text:s/>632<text:s/></text:p>
          </table:table-cell>
          <table:table-cell office:value-type="float" office:value="679.36551705881584" table:style-name="ce206">
            <text:p><text:s/>679<text:s/></text:p>
          </table:table-cell>
          <table:table-cell office:value-type="float" office:value="644.21320627677369" table:style-name="ce206">
            <text:p><text:s/>644<text:s/></text:p>
          </table:table-cell>
          <table:table-cell office:value-type="float" office:value="654.48567028026105" table:style-name="ce206">
            <text:p><text:s/>654<text:s/></text:p>
          </table:table-cell>
          <table:table-cell office:value-type="float" office:value="662.47084559895995" table:style-name="ce206">
            <text:p><text:s/>662<text:s/></text:p>
          </table:table-cell>
          <table:table-cell office:value-type="float" office:value="603.07544757468975" table:style-name="ce206">
            <text:p><text:s/>603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no children</text:p>
          </table:table-cell>
          <table:table-cell office:value-type="float" office:value="5559.319999999997" table:style-name="ce206">
            <text:p><text:s/>5,559<text:s/></text:p>
          </table:table-cell>
          <table:table-cell office:value-type="float" office:value="6040.2719999999917" table:style-name="ce206">
            <text:p><text:s/>6,040<text:s/></text:p>
          </table:table-cell>
          <table:table-cell office:value-type="float" office:value="5870.621000000011" table:style-name="ce206">
            <text:p><text:s/>5,871<text:s/></text:p>
          </table:table-cell>
          <table:table-cell office:value-type="float" office:value="6117.6879999999937" table:style-name="ce206">
            <text:p><text:s/>6,118<text:s/></text:p>
          </table:table-cell>
          <table:table-cell office:value-type="float" office:value="6577.051999999997" table:style-name="ce206">
            <text:p><text:s/>6,577<text:s/></text:p>
          </table:table-cell>
          <table:table-cell office:value-type="float" office:value="6207.1449657000585" table:style-name="ce206">
            <text:p><text:s/>6,207<text:s/></text:p>
          </table:table-cell>
          <table:table-cell office:value-type="float" office:value="6249.2471970825236" table:style-name="ce206">
            <text:p><text:s/>6,249<text:s/></text:p>
          </table:table-cell>
          <table:table-cell office:value-type="float" office:value="6433.825056794095" table:style-name="ce206">
            <text:p><text:s/>6,434<text:s/></text:p>
          </table:table-cell>
          <table:table-cell office:value-type="float" office:value="6381.105383533225" table:style-name="ce206">
            <text:p><text:s/>6,381<text:s/></text:p>
          </table:table-cell>
          <table:table-cell office:value-type="float" office:value="6599.8821186832038" table:style-name="ce206">
            <text:p><text:s/>6,600<text:s/></text:p>
          </table:table-cell>
          <table:table-cell office:value-type="float" office:value="6806.14611135631" table:style-name="ce206">
            <text:p><text:s/>6,806<text:s/></text:p>
          </table:table-cell>
          <table:table-cell office:value-type="float" office:value="6906.2413616669173" table:style-name="ce206">
            <text:p><text:s/>6,906<text:s/></text:p>
          </table:table-cell>
          <table:table-cell office:value-type="float" office:value="7099.7124776512292" table:style-name="ce206">
            <text:p><text:s/>7,100<text:s/></text:p>
          </table:table-cell>
          <table:table-cell office:value-type="float" office:value="7201.537801541238" table:style-name="ce206">
            <text:p><text:s/>7,202<text:s/></text:p>
          </table:table-cell>
          <table:table-cell office:value-type="float" office:value="7247.5579515973932" table:style-name="ce206">
            <text:p><text:s/>7,248<text:s/></text:p>
          </table:table-cell>
          <table:table-cell office:value-type="float" office:value="7441.9134066905299" table:style-name="ce206">
            <text:p><text:s/>7,442<text:s/></text:p>
          </table:table-cell>
          <table:table-cell office:value-type="float" office:value="7641.7153904227698" table:style-name="ce206">
            <text:p><text:s/>7,642<text:s/></text:p>
          </table:table-cell>
          <table:table-cell office:value-type="float" office:value="7720.6395437396868" table:style-name="ce206">
            <text:p><text:s/>7,721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05">
            <text:p>buying with mortgage</text:p>
          </table:table-cell>
          <table:table-cell table:number-columns-repeated="18" table:style-name="ce206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with children</text:p>
          </table:table-cell>
          <table:table-cell office:value-type="float" office:value="3985.8809999999939" table:style-name="ce206">
            <text:p><text:s/>3,986<text:s/></text:p>
          </table:table-cell>
          <table:table-cell office:value-type="float" office:value="3956.4510000000055" table:style-name="ce206">
            <text:p><text:s/>3,956<text:s/></text:p>
          </table:table-cell>
          <table:table-cell office:value-type="float" office:value="4276.3099999999977" table:style-name="ce206">
            <text:p><text:s/>4,276<text:s/></text:p>
          </table:table-cell>
          <table:table-cell office:value-type="float" office:value="3931.0159999999969" table:style-name="ce206">
            <text:p><text:s/>3,931<text:s/></text:p>
          </table:table-cell>
          <table:table-cell office:value-type="float" office:value="3851.1800000000003" table:style-name="ce206">
            <text:p><text:s/>3,851<text:s/></text:p>
          </table:table-cell>
          <table:table-cell office:value-type="float" office:value="3442.8039340822561" table:style-name="ce206">
            <text:p><text:s/>3,443<text:s/></text:p>
          </table:table-cell>
          <table:table-cell office:value-type="float" office:value="3413.9302628331061" table:style-name="ce206">
            <text:p><text:s/>3,414<text:s/></text:p>
          </table:table-cell>
          <table:table-cell office:value-type="float" office:value="3330.6722451205565" table:style-name="ce206">
            <text:p><text:s/>3,331<text:s/></text:p>
          </table:table-cell>
          <table:table-cell office:value-type="float" office:value="3245.798037394673" table:style-name="ce206">
            <text:p><text:s/>3,246<text:s/></text:p>
          </table:table-cell>
          <table:table-cell office:value-type="float" office:value="3288.3245746544735" table:style-name="ce206">
            <text:p><text:s/>3,288<text:s/></text:p>
          </table:table-cell>
          <table:table-cell office:value-type="float" office:value="3155.136084867916" table:style-name="ce206">
            <text:p><text:s/>3,155<text:s/></text:p>
          </table:table-cell>
          <table:table-cell office:value-type="float" office:value="3142.8251807669631" table:style-name="ce206">
            <text:p><text:s/>3,143<text:s/></text:p>
          </table:table-cell>
          <table:table-cell office:value-type="float" office:value="3110.1326605449517" table:style-name="ce206">
            <text:p><text:s/>3,110<text:s/></text:p>
          </table:table-cell>
          <table:table-cell office:value-type="float" office:value="2912.5539902756573" table:style-name="ce206">
            <text:p><text:s/>2,913<text:s/></text:p>
          </table:table-cell>
          <table:table-cell office:value-type="float" office:value="3148.7982420682483" table:style-name="ce206">
            <text:p><text:s/>3,149<text:s/></text:p>
          </table:table-cell>
          <table:table-cell office:value-type="float" office:value="3160.55029632171" table:style-name="ce206">
            <text:p><text:s/>3,161<text:s/></text:p>
          </table:table-cell>
          <table:table-cell office:value-type="float" office:value="3175.88464514817" table:style-name="ce206">
            <text:p><text:s/>3,176<text:s/></text:p>
          </table:table-cell>
          <table:table-cell office:value-type="float" office:value="3057.1788295168303" table:style-name="ce206">
            <text:p><text:s/>3,05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no children</text:p>
          </table:table-cell>
          <table:table-cell office:value-type="float" office:value="4855.5620000000017" table:style-name="ce206">
            <text:p><text:s/>4,856<text:s/></text:p>
          </table:table-cell>
          <table:table-cell office:value-type="float" office:value="4366.5420000000086" table:style-name="ce206">
            <text:p><text:s/>4,367<text:s/></text:p>
          </table:table-cell>
          <table:table-cell office:value-type="float" office:value="4360.5309999999945" table:style-name="ce206">
            <text:p><text:s/>4,361<text:s/></text:p>
          </table:table-cell>
          <table:table-cell office:value-type="float" office:value="4551.0039999999963" table:style-name="ce206">
            <text:p><text:s/>4,551<text:s/></text:p>
          </table:table-cell>
          <table:table-cell office:value-type="float" office:value="4176.6590000000015" table:style-name="ce206">
            <text:p><text:s/>4,177<text:s/></text:p>
          </table:table-cell>
          <table:table-cell office:value-type="float" office:value="4408.4112158826847" table:style-name="ce206">
            <text:p><text:s/>4,408<text:s/></text:p>
          </table:table-cell>
          <table:table-cell office:value-type="float" office:value="4282.6009136844978" table:style-name="ce206">
            <text:p><text:s/>4,283<text:s/></text:p>
          </table:table-cell>
          <table:table-cell office:value-type="float" office:value="4110.1632575139656" table:style-name="ce206">
            <text:p><text:s/>4,110<text:s/></text:p>
          </table:table-cell>
          <table:table-cell office:value-type="float" office:value="4146.4502175139451" table:style-name="ce206">
            <text:p><text:s/>4,146<text:s/></text:p>
          </table:table-cell>
          <table:table-cell office:value-type="float" office:value="3895.9853452664706" table:style-name="ce206">
            <text:p><text:s/>3,896<text:s/></text:p>
          </table:table-cell>
          <table:table-cell office:value-type="float" office:value="3778.2599299308386" table:style-name="ce206">
            <text:p><text:s/>3,778<text:s/></text:p>
          </table:table-cell>
          <table:table-cell office:value-type="float" office:value="3706.1900752477572" table:style-name="ce206">
            <text:p><text:s/>3,706<text:s/></text:p>
          </table:table-cell>
          <table:table-cell office:value-type="float" office:value="3487.3696322621613" table:style-name="ce206">
            <text:p><text:s/>3,487<text:s/></text:p>
          </table:table-cell>
          <table:table-cell office:value-type="float" office:value="3650.6001670541868" table:style-name="ce206">
            <text:p><text:s/>3,651<text:s/></text:p>
          </table:table-cell>
          <table:table-cell office:value-type="float" office:value="3743.2081911078185" table:style-name="ce206">
            <text:p><text:s/>3,743<text:s/></text:p>
          </table:table-cell>
          <table:table-cell office:value-type="float" office:value="3761.5263488435999" table:style-name="ce206">
            <text:p><text:s/>3,762<text:s/></text:p>
          </table:table-cell>
          <table:table-cell office:value-type="float" office:value="3881.7264724460101" table:style-name="ce206">
            <text:p><text:s/>3,882<text:s/></text:p>
          </table:table-cell>
          <table:table-cell office:value-type="float" office:value="4159.5373984422868" table:style-name="ce206">
            <text:p><text:s/>4,160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2">
            <text:p>private renters</text:p>
          </table:table-cell>
          <table:table-cell table:number-columns-repeated="18" table:style-name="ce206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with children</text:p>
          </table:table-cell>
          <table:table-cell office:value-type="float" office:value="565.86099999999954" table:style-name="ce206">
            <text:p><text:s/>566<text:s/></text:p>
          </table:table-cell>
          <table:table-cell office:value-type="float" office:value="688.80999999999983" table:style-name="ce206">
            <text:p><text:s/>689<text:s/></text:p>
          </table:table-cell>
          <table:table-cell office:value-type="float" office:value="673.20599999999968" table:style-name="ce206">
            <text:p><text:s/>673<text:s/></text:p>
          </table:table-cell>
          <table:table-cell office:value-type="float" office:value="811.31600000000037" table:style-name="ce206">
            <text:p><text:s/>811<text:s/></text:p>
          </table:table-cell>
          <table:table-cell office:value-type="float" office:value="774.64499999999998" table:style-name="ce206">
            <text:p><text:s/>775<text:s/></text:p>
          </table:table-cell>
          <table:table-cell office:value-type="float" office:value="912.77399050179758" table:style-name="ce206">
            <text:p><text:s/>913<text:s/></text:p>
          </table:table-cell>
          <table:table-cell office:value-type="float" office:value="1050.87197948061" table:style-name="ce206">
            <text:p><text:s/>1,051<text:s/></text:p>
          </table:table-cell>
          <table:table-cell office:value-type="float" office:value="1145.5087833319528" table:style-name="ce206">
            <text:p><text:s/>1,146<text:s/></text:p>
          </table:table-cell>
          <table:table-cell office:value-type="float" office:value="1348.6608431598047" table:style-name="ce206">
            <text:p><text:s/>1,349<text:s/></text:p>
          </table:table-cell>
          <table:table-cell office:value-type="float" office:value="1308.2641902759472" table:style-name="ce206">
            <text:p><text:s/>1,308<text:s/></text:p>
          </table:table-cell>
          <table:table-cell office:value-type="float" office:value="1573.6972722262874" table:style-name="ce206">
            <text:p><text:s/>1,574<text:s/></text:p>
          </table:table-cell>
          <table:table-cell office:value-type="float" office:value="1600.6900026778128" table:style-name="ce206">
            <text:p><text:s/>1,601<text:s/></text:p>
          </table:table-cell>
          <table:table-cell office:value-type="float" office:value="1618.0747964065429" table:style-name="ce206">
            <text:p><text:s/>1,618<text:s/></text:p>
          </table:table-cell>
          <table:table-cell office:value-type="float" office:value="1777.0915838985843" table:style-name="ce206">
            <text:p><text:s/>1,777<text:s/></text:p>
          </table:table-cell>
          <table:table-cell office:value-type="float" office:value="1570.14141544362" table:style-name="ce206">
            <text:p><text:s/>1,570<text:s/></text:p>
          </table:table-cell>
          <table:table-cell office:value-type="float" office:value="1678.1757283821601" table:style-name="ce206">
            <text:p><text:s/>1,678<text:s/></text:p>
          </table:table-cell>
          <table:table-cell office:value-type="float" office:value="1598.30933862693" table:style-name="ce206">
            <text:p><text:s/>1,598<text:s/></text:p>
          </table:table-cell>
          <table:table-cell office:value-type="float" office:value="1317.5918556690513" table:style-name="ce206">
            <text:p><text:s/>1,318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no children</text:p>
          </table:table-cell>
          <table:table-cell office:value-type="float" office:value="1375.8399999999997" table:style-name="ce206">
            <text:p><text:s/>1,376<text:s/></text:p>
          </table:table-cell>
          <table:table-cell office:value-type="float" office:value="1606.9740000000024" table:style-name="ce206">
            <text:p><text:s/>1,607<text:s/></text:p>
          </table:table-cell>
          <table:table-cell office:value-type="float" office:value="1548.136000000002" table:style-name="ce206">
            <text:p><text:s/>1,548<text:s/></text:p>
          </table:table-cell>
          <table:table-cell office:value-type="float" office:value="1565.52" table:style-name="ce206">
            <text:p><text:s/>1,566<text:s/></text:p>
          </table:table-cell>
          <table:table-cell office:value-type="float" office:value="1678.4890000000003" table:style-name="ce206">
            <text:p><text:s/>1,678<text:s/></text:p>
          </table:table-cell>
          <table:table-cell office:value-type="float" office:value="2154.4945431833294" table:style-name="ce206">
            <text:p><text:s/>2,154<text:s/></text:p>
          </table:table-cell>
          <table:table-cell office:value-type="float" office:value="2303.9880205193922" table:style-name="ce206">
            <text:p><text:s/>2,304<text:s/></text:p>
          </table:table-cell>
          <table:table-cell office:value-type="float" office:value="2471.364216668052" table:style-name="ce206">
            <text:p><text:s/>2,471<text:s/></text:p>
          </table:table-cell>
          <table:table-cell office:value-type="float" office:value="2494.6821568401933" table:style-name="ce206">
            <text:p><text:s/>2,495<text:s/></text:p>
          </table:table-cell>
          <table:table-cell office:value-type="float" office:value="2647.8278097240573" table:style-name="ce206">
            <text:p><text:s/>2,648<text:s/></text:p>
          </table:table-cell>
          <table:table-cell office:value-type="float" office:value="2803.5049519197596" table:style-name="ce206">
            <text:p><text:s/>2,804<text:s/></text:p>
          </table:table-cell>
          <table:table-cell office:value-type="float" office:value="2677.5971108453023" table:style-name="ce206">
            <text:p><text:s/>2,678<text:s/></text:p>
          </table:table-cell>
          <table:table-cell office:value-type="float" office:value="2909.9241505909276" table:style-name="ce206">
            <text:p><text:s/>2,910<text:s/></text:p>
          </table:table-cell>
          <table:table-cell office:value-type="float" office:value="2914.9764536352254" table:style-name="ce206">
            <text:p><text:s/>2,915<text:s/></text:p>
          </table:table-cell>
          <table:table-cell office:value-type="float" office:value="2959.5110488679779" table:style-name="ce206">
            <text:p><text:s/>2,960<text:s/></text:p>
          </table:table-cell>
          <table:table-cell office:value-type="float" office:value="2873.6567101700598" table:style-name="ce206">
            <text:p><text:s/>2,874<text:s/></text:p>
          </table:table-cell>
          <table:table-cell office:value-type="float" office:value="2839.6324922640101" table:style-name="ce206">
            <text:p><text:s/>2,840<text:s/></text:p>
          </table:table-cell>
          <table:table-cell office:value-type="float" office:value="3116.0448192622825" table:style-name="ce206">
            <text:p><text:s/>3,116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05">
            <text:p>local authority</text:p>
          </table:table-cell>
          <table:table-cell table:number-columns-repeated="18" table:style-name="ce206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with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56.30002445218111" table:style-name="ce206">
            <text:p><text:s/>656<text:s/></text:p>
          </table:table-cell>
          <table:table-cell office:value-type="float" office:value="593.85649843577471" table:style-name="ce206">
            <text:p><text:s/>594<text:s/></text:p>
          </table:table-cell>
          <table:table-cell office:value-type="float" office:value="622.77694394791149" table:style-name="ce206">
            <text:p><text:s/>623<text:s/></text:p>
          </table:table-cell>
          <table:table-cell office:value-type="float" office:value="541.30729544686073" table:style-name="ce206">
            <text:p><text:s/>541<text:s/></text:p>
          </table:table-cell>
          <table:table-cell office:value-type="float" office:value="540.90903673311004" table:style-name="ce206">
            <text:p><text:s/>541<text:s/></text:p>
          </table:table-cell>
          <table:table-cell office:value-type="float" office:value="552.30413724201549" table:style-name="ce206">
            <text:p><text:s/>552<text:s/></text:p>
          </table:table-cell>
          <table:table-cell office:value-type="float" office:value="571.07507922294417" table:style-name="ce206">
            <text:p><text:s/>571<text:s/></text:p>
          </table:table-cell>
          <table:table-cell office:value-type="float" office:value="486.93665579869474" table:style-name="ce206">
            <text:p><text:s/>487<text:s/></text:p>
          </table:table-cell>
          <table:table-cell office:value-type="float" office:value="552.87939313417098" table:style-name="ce206">
            <text:p><text:s/>553<text:s/></text:p>
          </table:table-cell>
          <table:table-cell office:value-type="float" office:value="527.48292345712196" table:style-name="ce206">
            <text:p><text:s/>527<text:s/></text:p>
          </table:table-cell>
          <table:table-cell office:value-type="float" office:value="527.15083826464502" table:style-name="ce206">
            <text:p><text:s/>527<text:s/></text:p>
          </table:table-cell>
          <table:table-cell office:value-type="float" office:value="531.43590608700094" table:style-name="ce206">
            <text:p><text:s/>531<text:s/></text:p>
          </table:table-cell>
          <table:table-cell office:value-type="float" office:value="503.39868741578744" table:style-name="ce206">
            <text:p><text:s/>503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no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30.7102054779771" table:style-name="ce206">
            <text:p><text:s/>1,231<text:s/></text:p>
          </table:table-cell>
          <table:table-cell office:value-type="float" office:value="1151.2772423085946" table:style-name="ce206">
            <text:p><text:s/>1,151<text:s/></text:p>
          </table:table-cell>
          <table:table-cell office:value-type="float" office:value="1211.7428979996557" table:style-name="ce206">
            <text:p><text:s/>1,212<text:s/></text:p>
          </table:table-cell>
          <table:table-cell office:value-type="float" office:value="1240.7929274113487" table:style-name="ce206">
            <text:p><text:s/>1,241<text:s/></text:p>
          </table:table-cell>
          <table:table-cell office:value-type="float" office:value="1143.205782514586" table:style-name="ce206">
            <text:p><text:s/>1,143<text:s/></text:p>
          </table:table-cell>
          <table:table-cell office:value-type="float" office:value="1088.9333174632359" table:style-name="ce206">
            <text:p><text:s/>1,089<text:s/></text:p>
          </table:table-cell>
          <table:table-cell office:value-type="float" office:value="1068.2954033633091" table:style-name="ce206">
            <text:p><text:s/>1,068<text:s/></text:p>
          </table:table-cell>
          <table:table-cell office:value-type="float" office:value="1117.8152860692003" table:style-name="ce206">
            <text:p><text:s/>1,118<text:s/></text:p>
          </table:table-cell>
          <table:table-cell office:value-type="float" office:value="1012.9113723756817" table:style-name="ce206">
            <text:p><text:s/>1,013<text:s/></text:p>
          </table:table-cell>
          <table:table-cell office:value-type="float" office:value="1053.6700917420301" table:style-name="ce206">
            <text:p><text:s/>1,054<text:s/></text:p>
          </table:table-cell>
          <table:table-cell office:value-type="float" office:value="1064.23815132922" table:style-name="ce206">
            <text:p><text:s/>1,064<text:s/></text:p>
          </table:table-cell>
          <table:table-cell office:value-type="float" office:value="1049.0872636116101" table:style-name="ce206">
            <text:p><text:s/>1,049<text:s/></text:p>
          </table:table-cell>
          <table:table-cell office:value-type="float" office:value="1066.6844060714945" table:style-name="ce206">
            <text:p><text:s/>1,06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05">
            <text:p>housing association</text:p>
          </table:table-cell>
          <table:table-cell table:number-columns-repeated="18" table:style-name="ce206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with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61.93629017878345" table:style-name="ce206">
            <text:p><text:s/>662<text:s/></text:p>
          </table:table-cell>
          <table:table-cell office:value-type="float" office:value="617.61234746371088" table:style-name="ce206">
            <text:p><text:s/>618<text:s/></text:p>
          </table:table-cell>
          <table:table-cell office:value-type="float" office:value="691.51606545178231" table:style-name="ce206">
            <text:p><text:s/>692<text:s/></text:p>
          </table:table-cell>
          <table:table-cell office:value-type="float" office:value="616.78482755787866" table:style-name="ce206">
            <text:p><text:s/>617<text:s/></text:p>
          </table:table-cell>
          <table:table-cell office:value-type="float" office:value="635.79605944958041" table:style-name="ce206">
            <text:p><text:s/>636<text:s/></text:p>
          </table:table-cell>
          <table:table-cell office:value-type="float" office:value="731.96820134349593" table:style-name="ce206">
            <text:p><text:s/>732<text:s/></text:p>
          </table:table-cell>
          <table:table-cell office:value-type="float" office:value="768.23681142543762" table:style-name="ce206">
            <text:p><text:s/>768<text:s/></text:p>
          </table:table-cell>
          <table:table-cell office:value-type="float" office:value="754.72871229981604" table:style-name="ce206">
            <text:p><text:s/>755<text:s/></text:p>
          </table:table-cell>
          <table:table-cell office:value-type="float" office:value="812.66994054331008" table:style-name="ce206">
            <text:p><text:s/>813<text:s/></text:p>
          </table:table-cell>
          <table:table-cell office:value-type="float" office:value="791.98808776166402" table:style-name="ce206">
            <text:p><text:s/>792<text:s/></text:p>
          </table:table-cell>
          <table:table-cell office:value-type="float" office:value="839.91967896985" table:style-name="ce206">
            <text:p><text:s/>840<text:s/></text:p>
          </table:table-cell>
          <table:table-cell office:value-type="float" office:value="832.31532592301301" table:style-name="ce206">
            <text:p><text:s/>832<text:s/></text:p>
          </table:table-cell>
          <table:table-cell office:value-type="float" office:value="790.37673145924657" table:style-name="ce206">
            <text:p><text:s/>790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no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92.9829462059347" table:style-name="ce206">
            <text:p><text:s/>1,293<text:s/></text:p>
          </table:table-cell>
          <table:table-cell office:value-type="float" office:value="1312.1399117919188" table:style-name="ce206">
            <text:p><text:s/>1,312<text:s/></text:p>
          </table:table-cell>
          <table:table-cell office:value-type="float" office:value="1299.9890926006526" table:style-name="ce206">
            <text:p><text:s/>1,300<text:s/></text:p>
          </table:table-cell>
          <table:table-cell office:value-type="float" office:value="1409.2879495839156" table:style-name="ce206">
            <text:p><text:s/>1,409<text:s/></text:p>
          </table:table-cell>
          <table:table-cell office:value-type="float" office:value="1364.0801213027155" table:style-name="ce206">
            <text:p><text:s/>1,364<text:s/></text:p>
          </table:table-cell>
          <table:table-cell office:value-type="float" office:value="1547.0500351427934" table:style-name="ce206">
            <text:p><text:s/>1,547<text:s/></text:p>
          </table:table-cell>
          <table:table-cell office:value-type="float" office:value="1504.0797086478085" table:style-name="ce206">
            <text:p><text:s/>1,504<text:s/></text:p>
          </table:table-cell>
          <table:table-cell office:value-type="float" office:value="1558.7567385330203" table:style-name="ce206">
            <text:p><text:s/>1,559<text:s/></text:p>
          </table:table-cell>
          <table:table-cell office:value-type="float" office:value="1568.4948355507236" table:style-name="ce206">
            <text:p><text:s/>1,568<text:s/></text:p>
          </table:table-cell>
          <table:table-cell office:value-type="float" office:value="1585.2333974849901" table:style-name="ce206">
            <text:p><text:s/>1,585<text:s/></text:p>
          </table:table-cell>
          <table:table-cell office:value-type="float" office:value="1531.9035578023399" table:style-name="ce206">
            <text:p><text:s/>1,532<text:s/></text:p>
          </table:table-cell>
          <table:table-cell office:value-type="float" office:value="1565.53280119543" table:style-name="ce206">
            <text:p><text:s/>1,566<text:s/></text:p>
          </table:table-cell>
          <table:table-cell office:value-type="float" office:value="1623.8812983340028" table:style-name="ce206">
            <text:p><text:s/>1,624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2">
            <text:p>all social renters</text:p>
          </table:table-cell>
          <table:table-cell table:number-columns-repeated="18" table:style-name="ce206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with children</text:p>
          </table:table-cell>
          <table:table-cell office:value-type="float" office:value="1375.5519999999979" table:style-name="ce206">
            <text:p><text:s/>1,376<text:s/></text:p>
          </table:table-cell>
          <table:table-cell office:value-type="float" office:value="1308.5240000000015" table:style-name="ce206">
            <text:p><text:s/>1,309<text:s/></text:p>
          </table:table-cell>
          <table:table-cell office:value-type="float" office:value="1364.6450000000004" table:style-name="ce206">
            <text:p><text:s/>1,365<text:s/></text:p>
          </table:table-cell>
          <table:table-cell office:value-type="float" office:value="1296.1659999999993" table:style-name="ce206">
            <text:p><text:s/>1,296<text:s/></text:p>
          </table:table-cell>
          <table:table-cell office:value-type="float" office:value="1267.0530000000003" table:style-name="ce206">
            <text:p><text:s/>1,267<text:s/></text:p>
          </table:table-cell>
          <table:table-cell office:value-type="float" office:value="1318.2363146309647" table:style-name="ce206">
            <text:p><text:s/>1,318<text:s/></text:p>
          </table:table-cell>
          <table:table-cell office:value-type="float" office:value="1211.4688458994858" table:style-name="ce206">
            <text:p><text:s/>1,211<text:s/></text:p>
          </table:table-cell>
          <table:table-cell office:value-type="float" office:value="1314.2930093996938" table:style-name="ce206">
            <text:p><text:s/>1,314<text:s/></text:p>
          </table:table-cell>
          <table:table-cell office:value-type="float" office:value="1158.0921230047395" table:style-name="ce206">
            <text:p><text:s/>1,158<text:s/></text:p>
          </table:table-cell>
          <table:table-cell office:value-type="float" office:value="1176.7050961826926" table:style-name="ce206">
            <text:p><text:s/>1,177<text:s/></text:p>
          </table:table-cell>
          <table:table-cell office:value-type="float" office:value="1284.2723385855134" table:style-name="ce206">
            <text:p><text:s/>1,284<text:s/></text:p>
          </table:table-cell>
          <table:table-cell office:value-type="float" office:value="1339.3118906483796" table:style-name="ce206">
            <text:p><text:s/>1,339<text:s/></text:p>
          </table:table-cell>
          <table:table-cell office:value-type="float" office:value="1241.6653680985107" table:formula="of:=[.O17]+[.O20]" table:style-name="ce206">
            <text:p><text:s/>1,242<text:s/></text:p>
          </table:table-cell>
          <table:table-cell office:value-type="float" office:value="1365.5493336774828" table:style-name="ce206">
            <text:p><text:s/>1,366<text:s/></text:p>
          </table:table-cell>
          <table:table-cell office:value-type="float" office:value="1319.4710112187799" table:style-name="ce206">
            <text:p><text:s/>1,319<text:s/></text:p>
          </table:table-cell>
          <table:table-cell office:value-type="float" office:value="1367.0705172344951" table:style-name="ce206">
            <text:p><text:s/>1,367<text:s/></text:p>
          </table:table-cell>
          <table:table-cell office:value-type="float" office:value="1363.7512320100141" table:style-name="ce206">
            <text:p><text:s/>1,364<text:s/></text:p>
          </table:table-cell>
          <table:table-cell office:value-type="float" office:value="1293.7754188750341" table:style-name="ce206">
            <text:p><text:s/>1,294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no children</text:p>
          </table:table-cell>
          <table:table-cell office:value-type="float" office:value="2504.6310000000017" table:style-name="ce206">
            <text:p><text:s/>2,505<text:s/></text:p>
          </table:table-cell>
          <table:table-cell office:value-type="float" office:value="2534.314000000003" table:style-name="ce206">
            <text:p><text:s/>2,534<text:s/></text:p>
          </table:table-cell>
          <table:table-cell office:value-type="float" office:value="2423.3609999999976" table:style-name="ce206">
            <text:p><text:s/>2,423<text:s/></text:p>
          </table:table-cell>
          <table:table-cell office:value-type="float" office:value="2409.6569999999992" table:style-name="ce206">
            <text:p><text:s/>2,410<text:s/></text:p>
          </table:table-cell>
          <table:table-cell office:value-type="float" office:value="2439.3030000000022" table:style-name="ce206">
            <text:p><text:s/>2,439<text:s/></text:p>
          </table:table-cell>
          <table:table-cell office:value-type="float" office:value="2523.6931516839077" table:style-name="ce206">
            <text:p><text:s/>2,524<text:s/></text:p>
          </table:table-cell>
          <table:table-cell office:value-type="float" office:value="2463.4171541005107" table:style-name="ce206">
            <text:p><text:s/>2,463<text:s/></text:p>
          </table:table-cell>
          <table:table-cell office:value-type="float" office:value="2511.7319906002999" table:style-name="ce206">
            <text:p><text:s/>2,512<text:s/></text:p>
          </table:table-cell>
          <table:table-cell office:value-type="float" office:value="2650.0808769952587" table:style-name="ce206">
            <text:p><text:s/>2,650<text:s/></text:p>
          </table:table-cell>
          <table:table-cell office:value-type="float" office:value="2507.2859038173083" table:style-name="ce206">
            <text:p><text:s/>2,507<text:s/></text:p>
          </table:table-cell>
          <table:table-cell office:value-type="float" office:value="2635.9833526060356" table:style-name="ce206">
            <text:p><text:s/>2,636<text:s/></text:p>
          </table:table-cell>
          <table:table-cell office:value-type="float" office:value="2572.3751120111228" table:style-name="ce206">
            <text:p><text:s/>2,572<text:s/></text:p>
          </table:table-cell>
          <table:table-cell office:value-type="float" office:value="2676.5720246022206" table:formula="of:=[.O18]+[.O21]" table:style-name="ce206">
            <text:p><text:s/>2,677<text:s/></text:p>
          </table:table-cell>
          <table:table-cell office:value-type="float" office:value="2581.4062079264063" table:style-name="ce206">
            <text:p><text:s/>2,581<text:s/></text:p>
          </table:table-cell>
          <table:table-cell office:value-type="float" office:value="2638.9034892270201" table:style-name="ce206">
            <text:p><text:s/>2,639<text:s/></text:p>
          </table:table-cell>
          <table:table-cell office:value-type="float" office:value="2596.1417091315598" table:style-name="ce206">
            <text:p><text:s/>2,596<text:s/></text:p>
          </table:table-cell>
          <table:table-cell office:value-type="float" office:value="2614.6200648070399" table:style-name="ce206">
            <text:p><text:s/>2,615<text:s/></text:p>
          </table:table-cell>
          <table:table-cell office:value-type="float" office:value="2690.5657044054974" table:style-name="ce206">
            <text:p><text:s/>2,691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86"/>
          <table:table-cell table:number-columns-repeated="11" table:style-name="ce79"/>
          <table:table-cell table:number-columns-repeated="7" table:style-name="ce207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2">
            <text:p>all households</text:p>
          </table:table-cell>
          <table:table-cell table:number-columns-repeated="11" table:style-name="ce192"/>
          <table:table-cell table:number-columns-repeated="7" table:style-name="ce207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2">
            <text:p>with children</text:p>
          </table:table-cell>
          <table:table-cell office:value-type="float" office:value="6395.5159999999933" table:style-name="ce208">
            <text:p><text:s/>6,396<text:s/></text:p>
          </table:table-cell>
          <table:table-cell office:value-type="float" office:value="6509.1970000000056" table:style-name="ce208">
            <text:p><text:s/>6,509<text:s/></text:p>
          </table:table-cell>
          <table:table-cell office:value-type="float" office:value="6837.3499999999985" table:style-name="ce208">
            <text:p><text:s/>6,837<text:s/></text:p>
          </table:table-cell>
          <table:table-cell office:value-type="float" office:value="6559.5489999999991" table:style-name="ce208">
            <text:p><text:s/>6,560<text:s/></text:p>
          </table:table-cell>
          <table:table-cell office:value-type="float" office:value="6494.491" table:style-name="ce208">
            <text:p><text:s/>6,494<text:s/></text:p>
          </table:table-cell>
          <table:table-cell office:value-type="float" office:value="6236.6591235500191" table:style-name="ce208">
            <text:p><text:s/>6,237<text:s/></text:p>
          </table:table-cell>
          <table:table-cell office:value-type="float" office:value="6255.1137146130559" table:style-name="ce208">
            <text:p><text:s/>6,255<text:s/></text:p>
          </table:table-cell>
          <table:table-cell office:value-type="float" office:value="6365.594478423589" table:style-name="ce208">
            <text:p><text:s/>6,366<text:s/></text:p>
          </table:table-cell>
          <table:table-cell office:value-type="float" office:value="6367.4103651173664" table:style-name="ce208">
            <text:p><text:s/>6,367<text:s/></text:p>
          </table:table-cell>
          <table:table-cell office:value-type="float" office:value="6325.8518225089592" table:style-name="ce208">
            <text:p><text:s/>6,326<text:s/></text:p>
          </table:table-cell>
          <table:table-cell office:value-type="float" office:value="6592.7144341437061" table:style-name="ce208">
            <text:p><text:s/>6,593<text:s/></text:p>
          </table:table-cell>
          <table:table-cell office:value-type="float" office:value="6651.1060900652856" table:style-name="ce208">
            <text:p><text:s/>6,651<text:s/></text:p>
          </table:table-cell>
          <table:table-cell office:value-type="float" office:value="6602.354448768092" table:style-name="ce208">
            <text:p><text:s/>6,602<text:s/></text:p>
          </table:table-cell>
          <table:table-cell office:value-type="float" office:value="6734.5604249105381" table:style-name="ce208">
            <text:p><text:s/>6,735<text:s/></text:p>
          </table:table-cell>
          <table:table-cell office:value-type="float" office:value="6682.6238750074299" table:style-name="ce208">
            <text:p><text:s/>6,683<text:s/></text:p>
          </table:table-cell>
          <table:table-cell office:value-type="float" office:value="6860.2822122186299" table:style-name="ce208">
            <text:p><text:s/>6,860<text:s/></text:p>
          </table:table-cell>
          <table:table-cell office:value-type="float" office:value="6800.4160613840804" table:style-name="ce208">
            <text:p><text:s/>6,800<text:s/></text:p>
          </table:table-cell>
          <table:table-cell office:value-type="float" office:value="6271.6215516356051" table:style-name="ce208">
            <text:p><text:s/>6,272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20">
            <text:p>no children</text:p>
          </table:table-cell>
          <table:table-cell office:value-type="float" office:value="14295.352999999997" table:style-name="ce209">
            <text:p><text:s/>14,295<text:s/></text:p>
          </table:table-cell>
          <table:table-cell office:value-type="float" office:value="14548.102000000003" table:style-name="ce209">
            <text:p><text:s/>14,548<text:s/></text:p>
          </table:table-cell>
          <table:table-cell office:value-type="float" office:value="14202.649000000009" table:style-name="ce209">
            <text:p><text:s/>14,203<text:s/></text:p>
          </table:table-cell>
          <table:table-cell office:value-type="float" office:value="14643.868999999992" table:style-name="ce209">
            <text:p><text:s/>14,644<text:s/></text:p>
          </table:table-cell>
          <table:table-cell office:value-type="float" office:value="14871.503000000001" table:style-name="ce209">
            <text:p><text:s/>14,872<text:s/></text:p>
          </table:table-cell>
          <table:table-cell office:value-type="float" office:value="15293.743876449984" table:style-name="ce209">
            <text:p><text:s/>15,294<text:s/></text:p>
          </table:table-cell>
          <table:table-cell office:value-type="float" office:value="15299.253285386929" table:style-name="ce209">
            <text:p><text:s/>15,299<text:s/></text:p>
          </table:table-cell>
          <table:table-cell office:value-type="float" office:value="15527.08452157642" table:style-name="ce209">
            <text:p><text:s/>15,527<text:s/></text:p>
          </table:table-cell>
          <table:table-cell office:value-type="float" office:value="15672.318634882628" table:style-name="ce209">
            <text:p><text:s/>15,672<text:s/></text:p>
          </table:table-cell>
          <table:table-cell office:value-type="float" office:value="15650.981177491034" table:style-name="ce209">
            <text:p><text:s/>15,651<text:s/></text:p>
          </table:table-cell>
          <table:table-cell office:value-type="float" office:value="16023.894345812936" table:style-name="ce209">
            <text:p><text:s/>16,024<text:s/></text:p>
          </table:table-cell>
          <table:table-cell office:value-type="float" office:value="15862.403659771093" table:style-name="ce209">
            <text:p><text:s/>15,862<text:s/></text:p>
          </table:table-cell>
          <table:table-cell office:value-type="float" office:value="16173.57828510654" table:style-name="ce209">
            <text:p><text:s/>16,174<text:s/></text:p>
          </table:table-cell>
          <table:table-cell office:value-type="float" office:value="16348.520630157056" table:style-name="ce209">
            <text:p><text:s/>16,349<text:s/></text:p>
          </table:table-cell>
          <table:table-cell office:value-type="float" office:value="16589.1806808002" table:style-name="ce209">
            <text:p><text:s/>16,589<text:s/></text:p>
          </table:table-cell>
          <table:table-cell office:value-type="float" office:value="16673.238174835798" table:style-name="ce209">
            <text:p><text:s/>16,673<text:s/></text:p>
          </table:table-cell>
          <table:table-cell office:value-type="float" office:value="16977.694419939799" table:style-name="ce209">
            <text:p><text:s/>16,978<text:s/></text:p>
          </table:table-cell>
          <table:table-cell office:value-type="float" office:value="17686.787465849753" table:style-name="ce209">
            <text:p><text:s/>17,68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number-columns-repeated="9" table:style-name="ce60"/>
          <table:table-cell table:number-columns-repeated="3" table:style-name="ce210"/>
          <table:table-cell table:style-name="ce124"/>
          <table:table-cell table:style-name="ce176"/>
          <table:table-cell table:style-name="ce60"/>
          <table:table-cell table:number-columns-repeated="3" table:style-name="ce176"/>
          <table:table-cell office:value-type="string" table:style-name="ce176">
            <text:p>percentages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05">
            <text:p>own outright</text:p>
          </table:table-cell>
          <table:table-cell table:number-columns-repeated="11" table:style-name="ce118"/>
          <table:table-cell table:number-columns-repeated="3" table:style-name="ce60"/>
          <table:table-cell table:number-columns-repeated="4" table:style-name="ce211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with children</text:p>
          </table:table-cell>
          <table:table-cell office:value-type="float" office:value="7.7680420974254556" table:style-name="ce212">
            <text:p><text:s/>7.8<text:s/></text:p>
          </table:table-cell>
          <table:table-cell office:value-type="float" office:value="8.4208400523736628" table:style-name="ce212">
            <text:p><text:s/>8.4<text:s/></text:p>
          </table:table-cell>
          <table:table-cell office:value-type="float" office:value="8.1827423711370653" table:style-name="ce212">
            <text:p><text:s/>8.2<text:s/></text:p>
          </table:table-cell>
          <table:table-cell office:value-type="float" office:value="7.8486441476310524" table:style-name="ce212">
            <text:p><text:s/>7.8<text:s/></text:p>
          </table:table-cell>
          <table:table-cell office:value-type="float" office:value="8.3805693677027691" table:style-name="ce212">
            <text:p><text:s/>8.4<text:s/></text:p>
          </table:table-cell>
          <table:table-cell office:value-type="float" office:value="8.3138216866320072" table:style-name="ce212">
            <text:p><text:s/>8.3<text:s/></text:p>
          </table:table-cell>
          <table:table-cell office:value-type="float" office:value="8.4773727552494673" table:style-name="ce212">
            <text:p><text:s/>8.5<text:s/></text:p>
          </table:table-cell>
          <table:table-cell office:value-type="float" office:value="8.2055202282220971" table:style-name="ce212">
            <text:p><text:s/>8.2<text:s/></text:p>
          </table:table-cell>
          <table:table-cell office:value-type="float" office:value="8.7887715842129914" table:style-name="ce212">
            <text:p><text:s/>8.8<text:s/></text:p>
          </table:table-cell>
          <table:table-cell office:value-type="float" office:value="7.7254469133524237" table:style-name="ce212">
            <text:p><text:s/>7.7<text:s/></text:p>
          </table:table-cell>
          <table:table-cell office:value-type="float" office:value="7.8476574195810667" table:style-name="ce212">
            <text:p><text:s/>7.8<text:s/></text:p>
          </table:table-cell>
          <table:table-cell office:value-type="float" office:value="7.6028826902687277" table:style-name="ce212">
            <text:p><text:s/>7.6<text:s/></text:p>
          </table:table-cell>
          <table:table-cell office:value-type="float" office:value="8.1798466958567726" table:style-name="ce212">
            <text:p><text:s/>8.2<text:s/></text:p>
          </table:table-cell>
          <table:table-cell office:value-type="float" office:value="8.6204016163403026" table:style-name="ce212">
            <text:p><text:s/>8.6<text:s/></text:p>
          </table:table-cell>
          <table:table-cell office:value-type="float" office:value="8.1631004420851401" table:style-name="ce212">
            <text:p><text:s/>8.2<text:s/></text:p>
          </table:table-cell>
          <table:table-cell office:value-type="float" office:value="8.0836636640338693" table:style-name="ce212">
            <text:p><text:s/>8.1<text:s/></text:p>
          </table:table-cell>
          <table:table-cell office:value-type="float" office:value="7.9775528482888296" table:style-name="ce212">
            <text:p><text:s/>8.0<text:s/></text:p>
          </table:table-cell>
          <table:table-cell office:value-type="float" office:value="7.2452678666194936" table:style-name="ce212">
            <text:p><text:s/>7.2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no children</text:p>
          </table:table-cell>
          <table:table-cell office:value-type="float" office:value="92.231957902574493" table:style-name="ce212">
            <text:p><text:s/>92.2<text:s/></text:p>
          </table:table-cell>
          <table:table-cell office:value-type="float" office:value="91.579159947626408" table:style-name="ce212">
            <text:p><text:s/>91.6<text:s/></text:p>
          </table:table-cell>
          <table:table-cell office:value-type="float" office:value="91.817257628862833" table:style-name="ce212">
            <text:p><text:s/>91.8<text:s/></text:p>
          </table:table-cell>
          <table:table-cell office:value-type="float" office:value="92.151355852368908" table:style-name="ce212">
            <text:p><text:s/>92.2<text:s/></text:p>
          </table:table-cell>
          <table:table-cell office:value-type="float" office:value="91.61943063229721" table:style-name="ce212">
            <text:p><text:s/>91.6<text:s/></text:p>
          </table:table-cell>
          <table:table-cell office:value-type="float" office:value="91.686178313367975" table:style-name="ce212">
            <text:p><text:s/>91.7<text:s/></text:p>
          </table:table-cell>
          <table:table-cell office:value-type="float" office:value="91.522627244750467" table:style-name="ce212">
            <text:p><text:s/>91.5<text:s/></text:p>
          </table:table-cell>
          <table:table-cell office:value-type="float" office:value="91.794479771777944" table:style-name="ce212">
            <text:p><text:s/>91.8<text:s/></text:p>
          </table:table-cell>
          <table:table-cell office:value-type="float" office:value="91.21122841578709" table:style-name="ce212">
            <text:p><text:s/>91.2<text:s/></text:p>
          </table:table-cell>
          <table:table-cell office:value-type="float" office:value="92.2745530866477" table:style-name="ce212">
            <text:p><text:s/>92.3<text:s/></text:p>
          </table:table-cell>
          <table:table-cell office:value-type="float" office:value="92.152342580419031" table:style-name="ce212">
            <text:p><text:s/>92.2<text:s/></text:p>
          </table:table-cell>
          <table:table-cell office:value-type="float" office:value="92.397117309731371" table:style-name="ce212">
            <text:p><text:s/>92.4<text:s/></text:p>
          </table:table-cell>
          <table:table-cell office:value-type="float" office:value="91.820153304143105" table:style-name="ce212">
            <text:p><text:s/>91.8<text:s/></text:p>
          </table:table-cell>
          <table:table-cell office:value-type="float" office:value="91.379598383659669" table:style-name="ce212">
            <text:p><text:s/>91.4<text:s/></text:p>
          </table:table-cell>
          <table:table-cell office:value-type="float" office:value="91.836899557914805" table:style-name="ce212">
            <text:p><text:s/>91.8<text:s/></text:p>
          </table:table-cell>
          <table:table-cell office:value-type="float" office:value="91.916336335966193" table:style-name="ce212">
            <text:p><text:s/>91.9<text:s/></text:p>
          </table:table-cell>
          <table:table-cell office:value-type="float" office:value="92.022447151711205" table:style-name="ce212">
            <text:p><text:s/>92.0<text:s/></text:p>
          </table:table-cell>
          <table:table-cell office:value-type="float" office:value="92.754732133380571" table:style-name="ce212">
            <text:p><text:s/>92.8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05">
            <text:p>buying with mortgage</text:p>
          </table:table-cell>
          <table:table-cell table:number-columns-repeated="18" table:style-name="ce212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with children</text:p>
          </table:table-cell>
          <table:table-cell office:value-type="float" office:value="45.081792644028717" table:style-name="ce212">
            <text:p><text:s/>45.1<text:s/></text:p>
          </table:table-cell>
          <table:table-cell office:value-type="float" office:value="47.53639706293162" table:style-name="ce212">
            <text:p><text:s/>47.5<text:s/></text:p>
          </table:table-cell>
          <table:table-cell office:value-type="float" office:value="49.512431686539067" table:style-name="ce212">
            <text:p><text:s/>49.5<text:s/></text:p>
          </table:table-cell>
          <table:table-cell office:value-type="float" office:value="46.345280959016875" table:style-name="ce212">
            <text:p><text:s/>46.3<text:s/></text:p>
          </table:table-cell>
          <table:table-cell office:value-type="float" office:value="47.972810615658908" table:style-name="ce212">
            <text:p><text:s/>48.0<text:s/></text:p>
          </table:table-cell>
          <table:table-cell office:value-type="float" office:value="43.850587053363654" table:style-name="ce212">
            <text:p><text:s/>43.9<text:s/></text:p>
          </table:table-cell>
          <table:table-cell office:value-type="float" office:value="44.356739218430462" table:style-name="ce212">
            <text:p><text:s/>44.4<text:s/></text:p>
          </table:table-cell>
          <table:table-cell office:value-type="float" office:value="44.762073344334588" table:style-name="ce212">
            <text:p><text:s/>44.8<text:s/></text:p>
          </table:table-cell>
          <table:table-cell office:value-type="float" office:value="43.908130861803549" table:style-name="ce212">
            <text:p><text:s/>43.9<text:s/></text:p>
          </table:table-cell>
          <table:table-cell office:value-type="float" office:value="45.770917615016501" table:style-name="ce212">
            <text:p><text:s/>45.8<text:s/></text:p>
          </table:table-cell>
          <table:table-cell office:value-type="float" office:value="45.506359050219238" table:style-name="ce212">
            <text:p><text:s/>45.5<text:s/></text:p>
          </table:table-cell>
          <table:table-cell office:value-type="float" office:value="45.887256244712972" table:style-name="ce212">
            <text:p><text:s/>45.9<text:s/></text:p>
          </table:table-cell>
          <table:table-cell office:value-type="float" office:value="47.141062215859414" table:style-name="ce212">
            <text:p><text:s/>47.1<text:s/></text:p>
          </table:table-cell>
          <table:table-cell office:value-type="float" office:value="44.377351505950337" table:style-name="ce212">
            <text:p><text:s/>44.4<text:s/></text:p>
          </table:table-cell>
          <table:table-cell office:value-type="float" office:value="45.687685764640001" table:style-name="ce212">
            <text:p><text:s/>45.7<text:s/></text:p>
          </table:table-cell>
          <table:table-cell office:value-type="float" office:value="45.658990189442299" table:style-name="ce212">
            <text:p><text:s/>45.7<text:s/></text:p>
          </table:table-cell>
          <table:table-cell office:value-type="float" office:value="44.9994281667189" table:style-name="ce212">
            <text:p><text:s/>45.0<text:s/></text:p>
          </table:table-cell>
          <table:table-cell office:value-type="float" office:value="42.362464214300985" table:style-name="ce212">
            <text:p><text:s/>42.4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no children</text:p>
          </table:table-cell>
          <table:table-cell office:value-type="float" office:value="54.918207355971184" table:style-name="ce212">
            <text:p><text:s/>54.9<text:s/></text:p>
          </table:table-cell>
          <table:table-cell office:value-type="float" office:value="52.463602937068522" table:style-name="ce212">
            <text:p><text:s/>52.5<text:s/></text:p>
          </table:table-cell>
          <table:table-cell office:value-type="float" office:value="50.487568313460841" table:style-name="ce212">
            <text:p><text:s/>50.5<text:s/></text:p>
          </table:table-cell>
          <table:table-cell office:value-type="float" office:value="53.65471904098321" table:style-name="ce212">
            <text:p><text:s/>53.7<text:s/></text:p>
          </table:table-cell>
          <table:table-cell office:value-type="float" office:value="52.027189384341263" table:style-name="ce212">
            <text:p><text:s/>52.0<text:s/></text:p>
          </table:table-cell>
          <table:table-cell office:value-type="float" office:value="56.149412946636232" table:style-name="ce212">
            <text:p><text:s/>56.1<text:s/></text:p>
          </table:table-cell>
          <table:table-cell office:value-type="float" office:value="55.643260781569694" table:style-name="ce212">
            <text:p><text:s/>55.6<text:s/></text:p>
          </table:table-cell>
          <table:table-cell office:value-type="float" office:value="55.237926655665284" table:style-name="ce212">
            <text:p><text:s/>55.2<text:s/></text:p>
          </table:table-cell>
          <table:table-cell office:value-type="float" office:value="56.091869138196216" table:style-name="ce212">
            <text:p><text:s/>56.1<text:s/></text:p>
          </table:table-cell>
          <table:table-cell office:value-type="float" office:value="54.229082384983499" table:style-name="ce212">
            <text:p><text:s/>54.2<text:s/></text:p>
          </table:table-cell>
          <table:table-cell office:value-type="float" office:value="54.493640949780662" table:style-name="ce212">
            <text:p><text:s/>54.5<text:s/></text:p>
          </table:table-cell>
          <table:table-cell office:value-type="float" office:value="54.1127437552869" table:style-name="ce212">
            <text:p><text:s/>54.1<text:s/></text:p>
          </table:table-cell>
          <table:table-cell office:value-type="float" office:value="52.858937784140615" table:style-name="ce212">
            <text:p><text:s/>52.9<text:s/></text:p>
          </table:table-cell>
          <table:table-cell office:value-type="float" office:value="55.622648494049685" table:style-name="ce212">
            <text:p><text:s/>55.6<text:s/></text:p>
          </table:table-cell>
          <table:table-cell office:value-type="float" office:value="54.312314235360226" table:style-name="ce212">
            <text:p><text:s/>54.3<text:s/></text:p>
          </table:table-cell>
          <table:table-cell office:value-type="float" office:value="54.341009810557402" table:style-name="ce212">
            <text:p><text:s/>54.3<text:s/></text:p>
          </table:table-cell>
          <table:table-cell office:value-type="float" office:value="55.000571833280802" table:style-name="ce212">
            <text:p><text:s/>55.0<text:s/></text:p>
          </table:table-cell>
          <table:table-cell office:value-type="float" office:value="57.6375357856991" table:style-name="ce212">
            <text:p><text:s/>57.6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2">
            <text:p>private renters</text:p>
          </table:table-cell>
          <table:table-cell table:number-columns-repeated="18" table:style-name="ce212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with children</text:p>
          </table:table-cell>
          <table:table-cell office:value-type="float" office:value="29.142540483833468" table:style-name="ce212">
            <text:p><text:s/>29.1<text:s/></text:p>
          </table:table-cell>
          <table:table-cell office:value-type="float" office:value="30.003258146236746" table:style-name="ce212">
            <text:p><text:s/>30.0<text:s/></text:p>
          </table:table-cell>
          <table:table-cell office:value-type="float" office:value="30.306274315256239" table:style-name="ce212">
            <text:p><text:s/>30.3<text:s/></text:p>
          </table:table-cell>
          <table:table-cell office:value-type="float" office:value="34.134286084525804" table:style-name="ce212">
            <text:p><text:s/>34.1<text:s/></text:p>
          </table:table-cell>
          <table:table-cell office:value-type="float" office:value="31.57776949811954" table:style-name="ce212">
            <text:p><text:s/>31.6<text:s/></text:p>
          </table:table-cell>
          <table:table-cell office:value-type="float" office:value="29.758528817337009" table:style-name="ce212">
            <text:p><text:s/>29.8<text:s/></text:p>
          </table:table-cell>
          <table:table-cell office:value-type="float" office:value="31.32386983303644" table:style-name="ce212">
            <text:p><text:s/>31.3<text:s/></text:p>
          </table:table-cell>
          <table:table-cell office:value-type="float" office:value="31.671247050475699" table:style-name="ce212">
            <text:p><text:s/>31.7<text:s/></text:p>
          </table:table-cell>
          <table:table-cell office:value-type="float" office:value="35.090827000343296" table:style-name="ce212">
            <text:p><text:s/>35.1<text:s/></text:p>
          </table:table-cell>
          <table:table-cell office:value-type="float" office:value="33.069609864379963" table:style-name="ce212">
            <text:p><text:s/>33.1<text:s/></text:p>
          </table:table-cell>
          <table:table-cell office:value-type="float" office:value="35.952126304452321" table:style-name="ce212">
            <text:p><text:s/>36.0<text:s/></text:p>
          </table:table-cell>
          <table:table-cell office:value-type="float" office:value="37.414272586293627" table:style-name="ce212">
            <text:p><text:s/>37.4<text:s/></text:p>
          </table:table-cell>
          <table:table-cell office:value-type="float" office:value="35.734875722078009" table:style-name="ce212">
            <text:p><text:s/>35.7<text:s/></text:p>
          </table:table-cell>
          <table:table-cell office:value-type="float" office:value="37.874377986058441" table:style-name="ce212">
            <text:p><text:s/>37.9<text:s/></text:p>
          </table:table-cell>
          <table:table-cell office:value-type="float" office:value="34.6636177458318" table:style-name="ce212">
            <text:p><text:s/>34.7<text:s/></text:p>
          </table:table-cell>
          <table:table-cell office:value-type="float" office:value="36.868134999185799" table:style-name="ce212">
            <text:p><text:s/>36.9<text:s/></text:p>
          </table:table-cell>
          <table:table-cell office:value-type="float" office:value="36.014652727119199" table:style-name="ce212">
            <text:p><text:s/>36.0<text:s/></text:p>
          </table:table-cell>
          <table:table-cell office:value-type="float" office:value="29.718083647200455" table:style-name="ce212">
            <text:p><text:s/>29.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no children</text:p>
          </table:table-cell>
          <table:table-cell office:value-type="float" office:value="70.857459516166443" table:style-name="ce212">
            <text:p><text:s/>70.9<text:s/></text:p>
          </table:table-cell>
          <table:table-cell office:value-type="float" office:value="69.996741853763353" table:style-name="ce212">
            <text:p><text:s/>70.0<text:s/></text:p>
          </table:table-cell>
          <table:table-cell office:value-type="float" office:value="69.693725684743768" table:style-name="ce212">
            <text:p><text:s/>69.7<text:s/></text:p>
          </table:table-cell>
          <table:table-cell office:value-type="float" office:value="65.865713915474146" table:style-name="ce212">
            <text:p><text:s/>65.9<text:s/></text:p>
          </table:table-cell>
          <table:table-cell office:value-type="float" office:value="68.422230501880449" table:style-name="ce212">
            <text:p><text:s/>68.4<text:s/></text:p>
          </table:table-cell>
          <table:table-cell office:value-type="float" office:value="70.241471182663133" table:style-name="ce212">
            <text:p><text:s/>70.2<text:s/></text:p>
          </table:table-cell>
          <table:table-cell office:value-type="float" office:value="68.676130166963461" table:style-name="ce212">
            <text:p><text:s/>68.7<text:s/></text:p>
          </table:table-cell>
          <table:table-cell office:value-type="float" office:value="68.328752949524358" table:style-name="ce212">
            <text:p><text:s/>68.3<text:s/></text:p>
          </table:table-cell>
          <table:table-cell office:value-type="float" office:value="64.909172999656604" table:style-name="ce212">
            <text:p><text:s/>64.9<text:s/></text:p>
          </table:table-cell>
          <table:table-cell office:value-type="float" office:value="66.930390135620115" table:style-name="ce212">
            <text:p><text:s/>66.9<text:s/></text:p>
          </table:table-cell>
          <table:table-cell office:value-type="float" office:value="64.047873695547409" table:style-name="ce212">
            <text:p><text:s/>64.0<text:s/></text:p>
          </table:table-cell>
          <table:table-cell office:value-type="float" office:value="62.585727413706302" table:style-name="ce212">
            <text:p><text:s/>62.6<text:s/></text:p>
          </table:table-cell>
          <table:table-cell office:value-type="float" office:value="64.26512427792224" table:style-name="ce212">
            <text:p><text:s/>64.3<text:s/></text:p>
          </table:table-cell>
          <table:table-cell office:value-type="float" office:value="62.12562201394185" table:style-name="ce212">
            <text:p><text:s/>62.1<text:s/></text:p>
          </table:table-cell>
          <table:table-cell office:value-type="float" office:value="65.336382254168143" table:style-name="ce212">
            <text:p><text:s/>65.3<text:s/></text:p>
          </table:table-cell>
          <table:table-cell office:value-type="float" office:value="63.131865000814201" table:style-name="ce212">
            <text:p><text:s/>63.1<text:s/></text:p>
          </table:table-cell>
          <table:table-cell office:value-type="float" office:value="63.985347272880603" table:style-name="ce212">
            <text:p><text:s/>64.0<text:s/></text:p>
          </table:table-cell>
          <table:table-cell office:value-type="float" office:value="70.281916352799499" table:style-name="ce212">
            <text:p><text:s/>70.3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05">
            <text:p>local authority</text:p>
          </table:table-cell>
          <table:table-cell table:number-columns-repeated="18" table:style-name="ce212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with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4.779886936620983" table:style-name="ce212">
            <text:p><text:s/>34.8<text:s/></text:p>
          </table:table-cell>
          <table:table-cell office:value-type="float" office:value="34.029282946673852" table:style-name="ce212">
            <text:p><text:s/>34.0<text:s/></text:p>
          </table:table-cell>
          <table:table-cell office:value-type="float" office:value="33.947681006641972" table:style-name="ce212">
            <text:p><text:s/>33.9<text:s/></text:p>
          </table:table-cell>
          <table:table-cell office:value-type="float" office:value="30.374683112865984" table:style-name="ce212">
            <text:p><text:s/>30.4<text:s/></text:p>
          </table:table-cell>
          <table:table-cell office:value-type="float" office:value="32.118299212801702" table:style-name="ce212">
            <text:p><text:s/>32.1<text:s/></text:p>
          </table:table-cell>
          <table:table-cell office:value-type="float" office:value="33.651689806287216" table:style-name="ce212">
            <text:p><text:s/>33.7<text:s/></text:p>
          </table:table-cell>
          <table:table-cell office:value-type="float" office:value="34.835022668092897" table:style-name="ce212">
            <text:p><text:s/>34.8<text:s/></text:p>
          </table:table-cell>
          <table:table-cell office:value-type="float" office:value="30.343422126158075" table:style-name="ce212">
            <text:p><text:s/>30.3<text:s/></text:p>
          </table:table-cell>
          <table:table-cell office:value-type="float" office:value="35.309915303667204" table:style-name="ce212">
            <text:p><text:s/>35.3<text:s/></text:p>
          </table:table-cell>
          <table:table-cell office:value-type="float" office:value="33.3606500058238" table:style-name="ce212">
            <text:p><text:s/>33.4<text:s/></text:p>
          </table:table-cell>
          <table:table-cell office:value-type="float" office:value="33.125203310548102" table:style-name="ce212">
            <text:p><text:s/>33.1<text:s/></text:p>
          </table:table-cell>
          <table:table-cell office:value-type="float" office:value="33.6240503319125" table:style-name="ce212">
            <text:p><text:s/>33.6<text:s/></text:p>
          </table:table-cell>
          <table:table-cell office:value-type="float" office:value="32.061913761372843" table:style-name="ce212">
            <text:p><text:s/>32.1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no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5.22011306337896" table:style-name="ce212">
            <text:p><text:s/>65.2<text:s/></text:p>
          </table:table-cell>
          <table:table-cell office:value-type="float" office:value="65.970717053326211" table:style-name="ce212">
            <text:p><text:s/>66.0<text:s/></text:p>
          </table:table-cell>
          <table:table-cell office:value-type="float" office:value="66.052318993358213" table:style-name="ce212">
            <text:p><text:s/>66.1<text:s/></text:p>
          </table:table-cell>
          <table:table-cell office:value-type="float" office:value="69.62531688713382" table:style-name="ce212">
            <text:p><text:s/>69.6<text:s/></text:p>
          </table:table-cell>
          <table:table-cell office:value-type="float" office:value="67.881700787198199" table:style-name="ce212">
            <text:p><text:s/>67.9<text:s/></text:p>
          </table:table-cell>
          <table:table-cell office:value-type="float" office:value="66.348310193712678" table:style-name="ce212">
            <text:p><text:s/>66.3<text:s/></text:p>
          </table:table-cell>
          <table:table-cell office:value-type="float" office:value="65.164977331907281" table:style-name="ce212">
            <text:p><text:s/>65.2<text:s/></text:p>
          </table:table-cell>
          <table:table-cell office:value-type="float" office:value="69.656577873841826" table:style-name="ce212">
            <text:p><text:s/>69.7<text:s/></text:p>
          </table:table-cell>
          <table:table-cell office:value-type="float" office:value="64.690084696332832" table:style-name="ce212">
            <text:p><text:s/>64.7<text:s/></text:p>
          </table:table-cell>
          <table:table-cell office:value-type="float" office:value="66.639349994175987" table:style-name="ce212">
            <text:p><text:s/>66.6<text:s/></text:p>
          </table:table-cell>
          <table:table-cell office:value-type="float" office:value="66.874796689451998" table:style-name="ce212">
            <text:p><text:s/>66.9<text:s/></text:p>
          </table:table-cell>
          <table:table-cell office:value-type="float" office:value="66.3759496680876" table:style-name="ce212">
            <text:p><text:s/>66.4<text:s/></text:p>
          </table:table-cell>
          <table:table-cell office:value-type="float" office:value="67.938086238627122" table:style-name="ce212">
            <text:p><text:s/>67.9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05">
            <text:p>housing association</text:p>
          </table:table-cell>
          <table:table-cell table:number-columns-repeated="18" table:style-name="ce212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with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3.860032571111226" table:style-name="ce212">
            <text:p><text:s/>33.9<text:s/></text:p>
          </table:table-cell>
          <table:table-cell office:value-type="float" office:value="32.004747992985592" table:style-name="ce212">
            <text:p><text:s/>32.0<text:s/></text:p>
          </table:table-cell>
          <table:table-cell office:value-type="float" office:value="34.723287693015145" table:style-name="ce212">
            <text:p><text:s/>34.7<text:s/></text:p>
          </table:table-cell>
          <table:table-cell office:value-type="float" office:value="30.442382648662068" table:style-name="ce212">
            <text:p><text:s/>30.4<text:s/></text:p>
          </table:table-cell>
          <table:table-cell office:value-type="float" office:value="31.791771189074908" table:style-name="ce212">
            <text:p><text:s/>31.8<text:s/></text:p>
          </table:table-cell>
          <table:table-cell office:value-type="float" office:value="32.117698297667715" table:style-name="ce212">
            <text:p><text:s/>32.1<text:s/></text:p>
          </table:table-cell>
          <table:table-cell office:value-type="float" office:value="33.808529957819154" table:style-name="ce212">
            <text:p><text:s/>33.8<text:s/></text:p>
          </table:table-cell>
          <table:table-cell office:value-type="float" office:value="32.623015287522989" table:style-name="ce212">
            <text:p><text:s/>32.6<text:s/></text:p>
          </table:table-cell>
          <table:table-cell office:value-type="float" office:value="34.129092984332715" table:style-name="ce212">
            <text:p><text:s/>34.1<text:s/></text:p>
          </table:table-cell>
          <table:table-cell office:value-type="float" office:value="33.315704602067903" table:style-name="ce212">
            <text:p><text:s/>33.3<text:s/></text:p>
          </table:table-cell>
          <table:table-cell office:value-type="float" office:value="35.412406200762803" table:style-name="ce212">
            <text:p><text:s/>35.4<text:s/></text:p>
          </table:table-cell>
          <table:table-cell office:value-type="float" office:value="34.710927539986699" table:style-name="ce212">
            <text:p><text:s/>34.7<text:s/></text:p>
          </table:table-cell>
          <table:table-cell office:value-type="float" office:value="32.737873156289446" table:style-name="ce212">
            <text:p><text:s/>32.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6">
            <text:p>no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6.139967428888923" table:style-name="ce212">
            <text:p><text:s/>66.1<text:s/></text:p>
          </table:table-cell>
          <table:table-cell office:value-type="float" office:value="67.995252007014301" table:style-name="ce212">
            <text:p><text:s/>68.0<text:s/></text:p>
          </table:table-cell>
          <table:table-cell office:value-type="float" office:value="65.276712306984948" table:style-name="ce212">
            <text:p><text:s/>65.3<text:s/></text:p>
          </table:table-cell>
          <table:table-cell office:value-type="float" office:value="69.557617351338038" table:style-name="ce212">
            <text:p><text:s/>69.6<text:s/></text:p>
          </table:table-cell>
          <table:table-cell office:value-type="float" office:value="68.208228810925036" table:style-name="ce212">
            <text:p><text:s/>68.2<text:s/></text:p>
          </table:table-cell>
          <table:table-cell office:value-type="float" office:value="67.882301702331986" table:style-name="ce212">
            <text:p><text:s/>67.9<text:s/></text:p>
          </table:table-cell>
          <table:table-cell office:value-type="float" office:value="66.191470042180768" table:style-name="ce212">
            <text:p><text:s/>66.2<text:s/></text:p>
          </table:table-cell>
          <table:table-cell office:value-type="float" office:value="67.376984712477054" table:style-name="ce212">
            <text:p><text:s/>67.4<text:s/></text:p>
          </table:table-cell>
          <table:table-cell office:value-type="float" office:value="65.870907015667356" table:style-name="ce212">
            <text:p><text:s/>65.9<text:s/></text:p>
          </table:table-cell>
          <table:table-cell office:value-type="float" office:value="66.684295397932274" table:style-name="ce212">
            <text:p><text:s/>66.7<text:s/></text:p>
          </table:table-cell>
          <table:table-cell office:value-type="float" office:value="64.587593799237098" table:style-name="ce212">
            <text:p><text:s/>64.6<text:s/></text:p>
          </table:table-cell>
          <table:table-cell office:value-type="float" office:value="65.289072460013301" table:style-name="ce212">
            <text:p><text:s/>65.3<text:s/></text:p>
          </table:table-cell>
          <table:table-cell office:value-type="float" office:value="67.262126843710561" table:style-name="ce212">
            <text:p><text:s/>67.3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2">
            <text:p>all social renters</text:p>
          </table:table-cell>
          <table:table-cell table:number-columns-repeated="18" table:style-name="ce212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with children</text:p>
          </table:table-cell>
          <table:table-cell office:value-type="float" office:value="35.450699103624757" table:style-name="ce212">
            <text:p><text:s/>35.5<text:s/></text:p>
          </table:table-cell>
          <table:table-cell office:value-type="float" office:value="34.050980030904228" table:style-name="ce212">
            <text:p><text:s/>34.1<text:s/></text:p>
          </table:table-cell>
          <table:table-cell office:value-type="float" office:value="36.025418122357841" table:style-name="ce212">
            <text:p><text:s/>36.0<text:s/></text:p>
          </table:table-cell>
          <table:table-cell office:value-type="float" office:value="34.976468115179834" table:style-name="ce212">
            <text:p><text:s/>35.0<text:s/></text:p>
          </table:table-cell>
          <table:table-cell office:value-type="float" office:value="34.185949757659571" table:style-name="ce212">
            <text:p><text:s/>34.2<text:s/></text:p>
          </table:table-cell>
          <table:table-cell office:value-type="float" office:value="34.311830193368934" table:style-name="ce212">
            <text:p><text:s/>34.3<text:s/></text:p>
          </table:table-cell>
          <table:table-cell office:value-type="float" office:value="32.966161287710378" table:style-name="ce212">
            <text:p><text:s/>33.0<text:s/></text:p>
          </table:table-cell>
          <table:table-cell office:value-type="float" office:value="34.35139627680676" table:style-name="ce212">
            <text:p><text:s/>34.4<text:s/></text:p>
          </table:table-cell>
          <table:table-cell office:value-type="float" office:value="30.410701483486697" table:style-name="ce212">
            <text:p><text:s/>30.4<text:s/></text:p>
          </table:table-cell>
          <table:table-cell office:value-type="float" office:value="31.941041554734966" table:style-name="ce212">
            <text:p><text:s/>31.9<text:s/></text:p>
          </table:table-cell>
          <table:table-cell office:value-type="float" office:value="32.759912611597144" table:style-name="ce212">
            <text:p><text:s/>32.8<text:s/></text:p>
          </table:table-cell>
          <table:table-cell office:value-type="float" office:value="34.238728449842689" table:style-name="ce212">
            <text:p><text:s/>34.2<text:s/></text:p>
          </table:table-cell>
          <table:table-cell office:value-type="float" office:value="31.68938590631608" table:style-name="ce212">
            <text:p><text:s/>31.7<text:s/></text:p>
          </table:table-cell>
          <table:table-cell office:value-type="float" office:value="34.597535221351308" table:style-name="ce212">
            <text:p><text:s/>34.6<text:s/></text:p>
          </table:table-cell>
          <table:table-cell office:value-type="float" office:value="33.333657820152702" table:style-name="ce212">
            <text:p><text:s/>33.3<text:s/></text:p>
          </table:table-cell>
          <table:table-cell office:value-type="float" office:value="34.494002318114198" table:style-name="ce212">
            <text:p><text:s/>34.5<text:s/></text:p>
          </table:table-cell>
          <table:table-cell office:value-type="float" office:value="34.279134104478899" table:style-name="ce212">
            <text:p><text:s/>34.3<text:s/></text:p>
          </table:table-cell>
          <table:table-cell office:value-type="float" office:value="32.471502284668773" table:style-name="ce212">
            <text:p><text:s/>32.5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no children</text:p>
          </table:table-cell>
          <table:table-cell office:value-type="float" office:value="64.549300896375399" table:style-name="ce212">
            <text:p><text:s/>64.5<text:s/></text:p>
          </table:table-cell>
          <table:table-cell office:value-type="float" office:value="65.94901996909573" table:style-name="ce212">
            <text:p><text:s/>65.9<text:s/></text:p>
          </table:table-cell>
          <table:table-cell office:value-type="float" office:value="63.974581877642244" table:style-name="ce212">
            <text:p><text:s/>64.0<text:s/></text:p>
          </table:table-cell>
          <table:table-cell office:value-type="float" office:value="65.023531884820244" table:style-name="ce212">
            <text:p><text:s/>65.0<text:s/></text:p>
          </table:table-cell>
          <table:table-cell office:value-type="float" office:value="65.814050242340556" table:style-name="ce212">
            <text:p><text:s/>65.8<text:s/></text:p>
          </table:table-cell>
          <table:table-cell office:value-type="float" office:value="65.688169806631052" table:style-name="ce212">
            <text:p><text:s/>65.7<text:s/></text:p>
          </table:table-cell>
          <table:table-cell office:value-type="float" office:value="67.033838712289736" table:style-name="ce212">
            <text:p><text:s/>67.0<text:s/></text:p>
          </table:table-cell>
          <table:table-cell office:value-type="float" office:value="65.648603723193233" table:style-name="ce212">
            <text:p><text:s/>65.6<text:s/></text:p>
          </table:table-cell>
          <table:table-cell office:value-type="float" office:value="69.589298516513281" table:style-name="ce212">
            <text:p><text:s/>69.6<text:s/></text:p>
          </table:table-cell>
          <table:table-cell office:value-type="float" office:value="68.058958445265361" table:style-name="ce212">
            <text:p><text:s/>68.1<text:s/></text:p>
          </table:table-cell>
          <table:table-cell office:value-type="float" office:value="67.240087388402983" table:style-name="ce212">
            <text:p><text:s/>67.2<text:s/></text:p>
          </table:table-cell>
          <table:table-cell office:value-type="float" office:value="65.761271550157176" table:style-name="ce212">
            <text:p><text:s/>65.8<text:s/></text:p>
          </table:table-cell>
          <table:table-cell office:value-type="float" office:value="68.310614093683924" table:style-name="ce212">
            <text:p><text:s/>68.3<text:s/></text:p>
          </table:table-cell>
          <table:table-cell office:value-type="float" office:value="65.402464778648692" table:style-name="ce212">
            <text:p><text:s/>65.4<text:s/></text:p>
          </table:table-cell>
          <table:table-cell office:value-type="float" office:value="66.666342179847305" table:style-name="ce212">
            <text:p><text:s/>66.7<text:s/></text:p>
          </table:table-cell>
          <table:table-cell office:value-type="float" office:value="65.505997681885802" table:style-name="ce212">
            <text:p><text:s/>65.5<text:s/></text:p>
          </table:table-cell>
          <table:table-cell office:value-type="float" office:value="65.720865895521101" table:style-name="ce212">
            <text:p><text:s/>65.7<text:s/></text:p>
          </table:table-cell>
          <table:table-cell office:value-type="float" office:value="67.528497715331227" table:style-name="ce212">
            <text:p><text:s/>67.5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86"/>
          <table:table-cell table:number-columns-repeated="18" table:style-name="ce212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2">
            <text:p>all households</text:p>
          </table:table-cell>
          <table:table-cell table:number-columns-repeated="12" table:style-name="ce213"/>
          <table:table-cell table:number-columns-repeated="6" table:style-name="ce212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82">
            <text:p>with children</text:p>
          </table:table-cell>
          <table:table-cell office:value-type="float" office:value="30.909847237445646" table:style-name="ce213">
            <text:p><text:s/>30.9<text:s/></text:p>
          </table:table-cell>
          <table:table-cell office:value-type="float" office:value="30.911832519450915" table:style-name="ce213">
            <text:p><text:s/>30.9<text:s/></text:p>
          </table:table-cell>
          <table:table-cell office:value-type="float" office:value="32.496912190918039" table:style-name="ce213">
            <text:p><text:s/>32.5<text:s/></text:p>
          </table:table-cell>
          <table:table-cell office:value-type="float" office:value="30.936281122222809" table:style-name="ce213">
            <text:p><text:s/>30.9<text:s/></text:p>
          </table:table-cell>
          <table:table-cell office:value-type="float" office:value="30.396390638319986" table:style-name="ce213">
            <text:p><text:s/>30.4<text:s/></text:p>
          </table:table-cell>
          <table:table-cell office:value-type="float" office:value="28.966755167332693" table:style-name="ce213">
            <text:p><text:s/>29.0<text:s/></text:p>
          </table:table-cell>
          <table:table-cell office:value-type="float" office:value="29.02016892731314" table:style-name="ce213">
            <text:p><text:s/>29.0<text:s/></text:p>
          </table:table-cell>
          <table:table-cell office:value-type="float" office:value="29.076361455916842" table:style-name="ce213">
            <text:p><text:s/>29.1<text:s/></text:p>
          </table:table-cell>
          <table:table-cell office:value-type="float" office:value="28.890601899494261" table:style-name="ce213">
            <text:p><text:s/>28.9<text:s/></text:p>
          </table:table-cell>
          <table:table-cell office:value-type="float" office:value="28.784182973538325" table:style-name="ce213">
            <text:p><text:s/>28.8<text:s/></text:p>
          </table:table-cell>
          <table:table-cell office:value-type="float" office:value="29.149880507224189" table:style-name="ce213">
            <text:p><text:s/>29.1<text:s/></text:p>
          </table:table-cell>
          <table:table-cell office:value-type="float" office:value="29.5" table:style-name="ce213">
            <text:p><text:s/>29.5<text:s/></text:p>
          </table:table-cell>
          <table:table-cell office:value-type="float" office:value="28.988294468170817" table:style-name="ce213">
            <text:p><text:s/>29.0<text:s/></text:p>
          </table:table-cell>
          <table:table-cell office:value-type="float" office:value="29.175309868056225" table:style-name="ce213">
            <text:p><text:s/>29.2<text:s/></text:p>
          </table:table-cell>
          <table:table-cell office:value-type="float" office:value="28.715537976360906" table:style-name="ce213">
            <text:p><text:s/>28.7<text:s/></text:p>
          </table:table-cell>
          <table:table-cell office:value-type="float" office:value="29.151109138743301" table:style-name="ce213">
            <text:p><text:s/>29.2<text:s/></text:p>
          </table:table-cell>
          <table:table-cell office:value-type="float" office:value="28.599480462189501" table:style-name="ce213">
            <text:p><text:s/>28.6<text:s/></text:p>
          </table:table-cell>
          <table:table-cell office:value-type="float" office:value="26.177120304851869" table:style-name="ce213">
            <text:p><text:s/>26.2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20">
            <text:p>no children</text:p>
          </table:table-cell>
          <table:table-cell office:value-type="float" office:value="69.090152762554922" table:style-name="ce214">
            <text:p><text:s/>69.1<text:s/></text:p>
          </table:table-cell>
          <table:table-cell office:value-type="float" office:value="69.08816748054916" table:style-name="ce214">
            <text:p><text:s/>69.1<text:s/></text:p>
          </table:table-cell>
          <table:table-cell office:value-type="float" office:value="67.50308780908243" table:style-name="ce214">
            <text:p><text:s/>67.5<text:s/></text:p>
          </table:table-cell>
          <table:table-cell office:value-type="float" office:value="69.063718877777106" table:style-name="ce214">
            <text:p><text:s/>69.1<text:s/></text:p>
          </table:table-cell>
          <table:table-cell office:value-type="float" office:value="69.603609361680185" table:style-name="ce214">
            <text:p><text:s/>69.6<text:s/></text:p>
          </table:table-cell>
          <table:table-cell office:value-type="float" office:value="71.033244832667862" table:style-name="ce214">
            <text:p><text:s/>71.0<text:s/></text:p>
          </table:table-cell>
          <table:table-cell office:value-type="float" office:value="70.979831072686721" table:style-name="ce214">
            <text:p><text:s/>71.0<text:s/></text:p>
          </table:table-cell>
          <table:table-cell office:value-type="float" office:value="70.923638544083516" table:style-name="ce214">
            <text:p><text:s/>70.9<text:s/></text:p>
          </table:table-cell>
          <table:table-cell office:value-type="float" office:value="71.109398100505956" table:style-name="ce214">
            <text:p><text:s/>71.1<text:s/></text:p>
          </table:table-cell>
          <table:table-cell office:value-type="float" office:value="71.215817026461593" table:style-name="ce214">
            <text:p><text:s/>71.2<text:s/></text:p>
          </table:table-cell>
          <table:table-cell office:value-type="float" office:value="70.850119492776102" table:style-name="ce214">
            <text:p><text:s/>70.9<text:s/></text:p>
          </table:table-cell>
          <table:table-cell office:value-type="float" office:value="70.457266930076798" table:style-name="ce214">
            <text:p><text:s/>70.5<text:s/></text:p>
          </table:table-cell>
          <table:table-cell office:value-type="float" office:value="71.011705531829193" table:style-name="ce213">
            <text:p><text:s/>71.0<text:s/></text:p>
          </table:table-cell>
          <table:table-cell office:value-type="float" office:value="70.82469013194391" table:style-name="ce213">
            <text:p><text:s/>70.8<text:s/></text:p>
          </table:table-cell>
          <table:table-cell office:value-type="float" office:value="71.284462023638895" table:style-name="ce214">
            <text:p><text:s/>71.3<text:s/></text:p>
          </table:table-cell>
          <table:table-cell office:value-type="float" office:value="70.848890861256507" table:style-name="ce214">
            <text:p><text:s/>70.8<text:s/></text:p>
          </table:table-cell>
          <table:table-cell office:value-type="float" office:value="71.400519537810695" table:style-name="ce214">
            <text:p><text:s/>71.4<text:s/></text:p>
          </table:table-cell>
          <table:table-cell office:value-type="float" office:value="73.822879695148146" table:style-name="ce214">
            <text:p><text:s/>73.8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82"/>
          <table:table-cell table:number-columns-repeated="11" table:style-name="ce103"/>
          <table:table-cell table:style-name="ce124"/>
          <table:table-cell table:style-name="ce215"/>
          <table:table-cell table:style-name="ce216"/>
          <table:table-cell table:number-columns-repeated="3" table:style-name="ce215"/>
          <table:table-cell office:value-type="string" table:style-name="ce215">
            <text:p>sample size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60"/>
          <table:table-cell table:number-columns-repeated="12" table:style-name="ce103"/>
          <table:table-cell table:number-columns-repeated="2" table:style-name="ce176"/>
          <table:table-cell table:number-columns-repeated="4" table:style-name="ce60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17">
            <text:p>own outright</text:p>
          </table:table-cell>
          <table:table-cell office:value-type="float" office:value="1576" table:style-name="ce218">
            <text:p><text:s/>1,576<text:s/></text:p>
          </table:table-cell>
          <table:table-cell office:value-type="float" office:value="1938" table:style-name="ce218">
            <text:p><text:s/>1,938<text:s/></text:p>
          </table:table-cell>
          <table:table-cell office:value-type="float" office:value="1705" table:style-name="ce218">
            <text:p><text:s/>1,705<text:s/></text:p>
          </table:table-cell>
          <table:table-cell office:value-type="float" office:value="1688" table:style-name="ce218">
            <text:p><text:s/>1,688<text:s/></text:p>
          </table:table-cell>
          <table:table-cell office:value-type="float" office:value="1819" table:style-name="ce218">
            <text:p><text:s/>1,819<text:s/></text:p>
          </table:table-cell>
          <table:table-cell office:value-type="float" office:value="5954" table:style-name="ce218">
            <text:p><text:s/>5,954<text:s/></text:p>
          </table:table-cell>
          <table:table-cell office:value-type="float" office:value="5672" table:style-name="ce218">
            <text:p><text:s/>5,672<text:s/></text:p>
          </table:table-cell>
          <table:table-cell office:value-type="float" office:value="6107" table:style-name="ce218">
            <text:p><text:s/>6,107<text:s/></text:p>
          </table:table-cell>
          <table:table-cell office:value-type="float" office:value="4271" table:style-name="ce218">
            <text:p><text:s/>4,271<text:s/></text:p>
          </table:table-cell>
          <table:table-cell office:value-type="float" office:value="4161" table:style-name="ce218">
            <text:p><text:s/>4,161<text:s/></text:p>
          </table:table-cell>
          <table:table-cell office:value-type="float" office:value="3996" table:style-name="ce218">
            <text:p><text:s/>3,996<text:s/></text:p>
          </table:table-cell>
          <table:table-cell office:value-type="float" office:value="4134" table:style-name="ce218">
            <text:p><text:s/>4,134<text:s/></text:p>
          </table:table-cell>
          <table:table-cell office:value-type="float" office:value="4205" table:style-name="ce218">
            <text:p><text:s/>4,205<text:s/></text:p>
          </table:table-cell>
          <table:table-cell office:value-type="float" office:value="3995" table:style-name="ce218">
            <text:p><text:s/>3,995<text:s/></text:p>
          </table:table-cell>
          <table:table-cell office:value-type="float" office:value="3939" table:style-name="ce218">
            <text:p><text:s/>3,939<text:s/></text:p>
          </table:table-cell>
          <table:table-cell office:value-type="float" office:value="4109" table:style-name="ce218">
            <text:p><text:s/>4,109<text:s/></text:p>
          </table:table-cell>
          <table:table-cell office:value-type="float" office:value="4063" table:style-name="ce218">
            <text:p><text:s/>4,063<text:s/></text:p>
          </table:table-cell>
          <table:table-cell office:value-type="float" office:value="3477" table:style-name="ce218">
            <text:p><text:s/>3,477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17">
            <text:p>buying with mortgage</text:p>
          </table:table-cell>
          <table:table-cell office:value-type="float" office:value="2362" table:style-name="ce218">
            <text:p><text:s/>2,362<text:s/></text:p>
          </table:table-cell>
          <table:table-cell office:value-type="float" office:value="2451" table:style-name="ce218">
            <text:p><text:s/>2,451<text:s/></text:p>
          </table:table-cell>
          <table:table-cell office:value-type="float" office:value="2357" table:style-name="ce218">
            <text:p><text:s/>2,357<text:s/></text:p>
          </table:table-cell>
          <table:table-cell office:value-type="float" office:value="2207" table:style-name="ce218">
            <text:p><text:s/>2,207<text:s/></text:p>
          </table:table-cell>
          <table:table-cell office:value-type="float" office:value="1996" table:style-name="ce218">
            <text:p><text:s/>1,996<text:s/></text:p>
          </table:table-cell>
          <table:table-cell office:value-type="float" office:value="6314" table:style-name="ce218">
            <text:p><text:s/>6,314<text:s/></text:p>
          </table:table-cell>
          <table:table-cell office:value-type="float" office:value="5950" table:style-name="ce218">
            <text:p><text:s/>5,950<text:s/></text:p>
          </table:table-cell>
          <table:table-cell office:value-type="float" office:value="5930" table:style-name="ce218">
            <text:p><text:s/>5,930<text:s/></text:p>
          </table:table-cell>
          <table:table-cell office:value-type="float" office:value="4288" table:style-name="ce218">
            <text:p><text:s/>4,288<text:s/></text:p>
          </table:table-cell>
          <table:table-cell office:value-type="float" office:value="4119" table:style-name="ce218">
            <text:p><text:s/>4,119<text:s/></text:p>
          </table:table-cell>
          <table:table-cell office:value-type="float" office:value="3773" table:style-name="ce218">
            <text:p><text:s/>3,773<text:s/></text:p>
          </table:table-cell>
          <table:table-cell office:value-type="float" office:value="3683" table:style-name="ce218">
            <text:p><text:s/>3,683<text:s/></text:p>
          </table:table-cell>
          <table:table-cell office:value-type="float" office:value="3543" table:style-name="ce218">
            <text:p><text:s/>3,543<text:s/></text:p>
          </table:table-cell>
          <table:table-cell office:value-type="float" office:value="3312" table:style-name="ce218">
            <text:p><text:s/>3,312<text:s/></text:p>
          </table:table-cell>
          <table:table-cell office:value-type="float" office:value="3331" table:style-name="ce218">
            <text:p><text:s/>3,331<text:s/></text:p>
          </table:table-cell>
          <table:table-cell office:value-type="float" office:value="3341" table:style-name="ce218">
            <text:p><text:s/>3,341<text:s/></text:p>
          </table:table-cell>
          <table:table-cell office:value-type="float" office:value="3401" table:style-name="ce218">
            <text:p><text:s/>3,401<text:s/></text:p>
          </table:table-cell>
          <table:table-cell office:value-type="float" office:value="2290" table:style-name="ce218">
            <text:p><text:s/>2,290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61">
            <text:p>private renters</text:p>
          </table:table-cell>
          <table:table-cell office:value-type="float" office:value="1079" table:style-name="ce218">
            <text:p><text:s/>1,079<text:s/></text:p>
          </table:table-cell>
          <table:table-cell office:value-type="float" office:value="1083" table:style-name="ce218">
            <text:p><text:s/>1,083<text:s/></text:p>
          </table:table-cell>
          <table:table-cell office:value-type="float" office:value="1077" table:style-name="ce218">
            <text:p><text:s/>1,077<text:s/></text:p>
          </table:table-cell>
          <table:table-cell office:value-type="float" office:value="1068" table:style-name="ce218">
            <text:p><text:s/>1,068<text:s/></text:p>
          </table:table-cell>
          <table:table-cell office:value-type="float" office:value="1093" table:style-name="ce218">
            <text:p><text:s/>1,093<text:s/></text:p>
          </table:table-cell>
          <table:table-cell office:value-type="float" office:value="2223" table:style-name="ce218">
            <text:p><text:s/>2,223<text:s/></text:p>
          </table:table-cell>
          <table:table-cell office:value-type="float" office:value="2331" table:style-name="ce218">
            <text:p><text:s/>2,331<text:s/></text:p>
          </table:table-cell>
          <table:table-cell office:value-type="float" office:value="2470" table:style-name="ce218">
            <text:p><text:s/>2,470<text:s/></text:p>
          </table:table-cell>
          <table:table-cell office:value-type="float" office:value="2079" table:style-name="ce218">
            <text:p><text:s/>2,079<text:s/></text:p>
          </table:table-cell>
          <table:table-cell office:value-type="float" office:value="2103" table:style-name="ce218">
            <text:p><text:s/>2,103<text:s/></text:p>
          </table:table-cell>
          <table:table-cell office:value-type="float" office:value="2058" table:style-name="ce218">
            <text:p><text:s/>2,058<text:s/></text:p>
          </table:table-cell>
          <table:table-cell office:value-type="float" office:value="2087" table:style-name="ce218">
            <text:p><text:s/>2,087<text:s/></text:p>
          </table:table-cell>
          <table:table-cell office:value-type="float" office:value="2061" table:style-name="ce218">
            <text:p><text:s/>2,061<text:s/></text:p>
          </table:table-cell>
          <table:table-cell office:value-type="float" office:value="2507" table:style-name="ce218">
            <text:p><text:s/>2,507<text:s/></text:p>
          </table:table-cell>
          <table:table-cell office:value-type="float" office:value="2406" table:style-name="ce218">
            <text:p><text:s/>2,406<text:s/></text:p>
          </table:table-cell>
          <table:table-cell office:value-type="float" office:value="2483" table:style-name="ce218">
            <text:p><text:s/>2,483<text:s/></text:p>
          </table:table-cell>
          <table:table-cell office:value-type="float" office:value="2438" table:style-name="ce218">
            <text:p><text:s/>2,438<text:s/></text:p>
          </table:table-cell>
          <table:table-cell office:value-type="float" office:value="900" table:style-name="ce218">
            <text:p><text:s/>900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17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510" table:style-name="ce218">
            <text:p><text:s/>1,510<text:s/></text:p>
          </table:table-cell>
          <table:table-cell office:value-type="float" office:value="1440" table:style-name="ce218">
            <text:p><text:s/>1,440<text:s/></text:p>
          </table:table-cell>
          <table:table-cell office:value-type="float" office:value="1460" table:style-name="ce218">
            <text:p><text:s/>1,460<text:s/></text:p>
          </table:table-cell>
          <table:table-cell office:value-type="float" office:value="1520" table:style-name="ce218">
            <text:p><text:s/>1,520<text:s/></text:p>
          </table:table-cell>
          <table:table-cell office:value-type="float" office:value="1523" table:style-name="ce218">
            <text:p><text:s/>1,523<text:s/></text:p>
          </table:table-cell>
          <table:table-cell office:value-type="float" office:value="1461" table:style-name="ce218">
            <text:p><text:s/>1,461<text:s/></text:p>
          </table:table-cell>
          <table:table-cell office:value-type="float" office:value="1446" table:style-name="ce218">
            <text:p><text:s/>1,446<text:s/></text:p>
          </table:table-cell>
          <table:table-cell office:value-type="float" office:value="1536" table:style-name="ce218">
            <text:p><text:s/>1,536<text:s/></text:p>
          </table:table-cell>
          <table:table-cell office:value-type="float" office:value="1275" table:style-name="ce218">
            <text:p><text:s/>1,275<text:s/></text:p>
          </table:table-cell>
          <table:table-cell office:value-type="float" office:value="1546" table:style-name="ce218">
            <text:p><text:s/>1,546<text:s/></text:p>
          </table:table-cell>
          <table:table-cell office:value-type="float" office:value="1432" table:style-name="ce218">
            <text:p><text:s/>1,432<text:s/></text:p>
          </table:table-cell>
          <table:table-cell office:value-type="float" office:value="1446" table:style-name="ce218">
            <text:p><text:s/>1,446<text:s/></text:p>
          </table:table-cell>
          <table:table-cell office:value-type="float" office:value="312" table:style-name="ce218">
            <text:p><text:s/>312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17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690" table:style-name="ce218">
            <text:p><text:s/>1,690<text:s/></text:p>
          </table:table-cell>
          <table:table-cell office:value-type="float" office:value="1649" table:style-name="ce218">
            <text:p><text:s/>1,649<text:s/></text:p>
          </table:table-cell>
          <table:table-cell office:value-type="float" office:value="1589" table:style-name="ce218">
            <text:p><text:s/>1,589<text:s/></text:p>
          </table:table-cell>
          <table:table-cell office:value-type="float" office:value="1671" table:style-name="ce218">
            <text:p><text:s/>1,671<text:s/></text:p>
          </table:table-cell>
          <table:table-cell office:value-type="float" office:value="1746" table:style-name="ce218">
            <text:p><text:s/>1,746<text:s/></text:p>
          </table:table-cell>
          <table:table-cell office:value-type="float" office:value="1988" table:style-name="ce218">
            <text:p><text:s/>1,988<text:s/></text:p>
          </table:table-cell>
          <table:table-cell office:value-type="float" office:value="1824" table:style-name="ce218">
            <text:p><text:s/>1,824<text:s/></text:p>
          </table:table-cell>
          <table:table-cell office:value-type="float" office:value="2123" table:style-name="ce218">
            <text:p><text:s/>2,123<text:s/></text:p>
          </table:table-cell>
          <table:table-cell office:value-type="float" office:value="1881" table:style-name="ce218">
            <text:p><text:s/>1,881<text:s/></text:p>
          </table:table-cell>
          <table:table-cell office:value-type="float" office:value="2173" table:style-name="ce218">
            <text:p><text:s/>2,173<text:s/></text:p>
          </table:table-cell>
          <table:table-cell office:value-type="float" office:value="2066" table:style-name="ce218">
            <text:p><text:s/>2,066<text:s/></text:p>
          </table:table-cell>
          <table:table-cell office:value-type="float" office:value="1984" table:style-name="ce218">
            <text:p><text:s/>1,984<text:s/></text:p>
          </table:table-cell>
          <table:table-cell office:value-type="float" office:value="495" table:style-name="ce218">
            <text:p><text:s/>495<text:s/>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98">
            <text:p>all social renters</text:p>
          </table:table-cell>
          <table:table-cell office:value-type="float" office:value="2725" table:style-name="ce219">
            <text:p><text:s/>2,725<text:s/></text:p>
          </table:table-cell>
          <table:table-cell office:value-type="float" office:value="2660" table:style-name="ce219">
            <text:p><text:s/>2,660<text:s/></text:p>
          </table:table-cell>
          <table:table-cell office:value-type="float" office:value="2788" table:style-name="ce219">
            <text:p><text:s/>2,788<text:s/></text:p>
          </table:table-cell>
          <table:table-cell office:value-type="float" office:value="2758" table:style-name="ce219">
            <text:p><text:s/>2,758<text:s/></text:p>
          </table:table-cell>
          <table:table-cell office:value-type="float" office:value="2975" table:style-name="ce219">
            <text:p><text:s/>2,975<text:s/></text:p>
          </table:table-cell>
          <table:table-cell office:value-type="float" office:value="3200" table:style-name="ce219">
            <text:p><text:s/>3,200<text:s/></text:p>
          </table:table-cell>
          <table:table-cell office:value-type="float" office:value="3089" table:style-name="ce219">
            <text:p><text:s/>3,089<text:s/></text:p>
          </table:table-cell>
          <table:table-cell office:value-type="float" office:value="3049" table:style-name="ce219">
            <text:p><text:s/>3,049<text:s/></text:p>
          </table:table-cell>
          <table:table-cell office:value-type="float" office:value="3191" table:style-name="ce219">
            <text:p><text:s/>3,191<text:s/></text:p>
          </table:table-cell>
          <table:table-cell office:value-type="float" office:value="3269" table:style-name="ce219">
            <text:p><text:s/>3,269<text:s/></text:p>
          </table:table-cell>
          <table:table-cell office:value-type="float" office:value="3449" table:style-name="ce219">
            <text:p><text:s/>3,449<text:s/></text:p>
          </table:table-cell>
          <table:table-cell office:value-type="float" office:value="3270" table:style-name="ce219">
            <text:p><text:s/>3,270<text:s/></text:p>
          </table:table-cell>
          <table:table-cell office:value-type="float" office:value="3659" table:style-name="ce219">
            <text:p><text:s/>3,659<text:s/></text:p>
          </table:table-cell>
          <table:table-cell office:value-type="float" office:value="3156" table:style-name="ce219">
            <text:p><text:s/>3,156<text:s/></text:p>
          </table:table-cell>
          <table:table-cell office:value-type="float" office:value="3719" table:style-name="ce219">
            <text:p><text:s/>3,719<text:s/></text:p>
          </table:table-cell>
          <table:table-cell office:value-type="float" office:value="3498" table:style-name="ce219">
            <text:p><text:s/>3,498<text:s/></text:p>
          </table:table-cell>
          <table:table-cell office:value-type="float" office:value="3430" table:style-name="ce219">
            <text:p><text:s/>3,430<text:s/></text:p>
          </table:table-cell>
          <table:table-cell office:value-type="float" office:value="807" table:style-name="ce219">
            <text:p><text:s/>807<text:s/></text:p>
          </table:table-cell>
          <table:table-cell table:number-columns-repeated="16364" table:style-name="ce2"/>
        </table:table-row>
        <table:table-row table:style-name="ro7">
          <table:table-cell table:style-name="ce2"/>
          <table:table-cell office:value-type="string" table:style-name="ce61">
            <text:p>Notes:<text:s/></text:p>
          </table:table-cell>
          <table:table-cell table:number-columns-repeated="13" table:style-name="ce60"/>
          <table:table-cell table:style-name="ce220"/>
          <table:table-cell table:number-columns-repeated="4" table:style-name="ce60"/>
          <table:table-cell table:number-columns-repeated="16364" table:style-name="ce2"/>
        </table:table-row>
        <table:table-row table:style-name="ro7">
          <table:table-cell table:style-name="ce2"/>
          <table:table-cell office:value-type="string" table:style-name="ce63">
            <text:p>1) percentages sum within tenure</text:p>
          </table:table-cell>
          <table:table-cell table:number-columns-repeated="18" table:style-name="ce60"/>
          <table:table-cell table:number-columns-repeated="16364" table:style-name="ce2"/>
        </table:table-row>
        <table:table-row table:style-name="ro15">
          <table:table-cell table:style-name="ce2"/>
          <table:table-cell office:value-type="string" table:number-columns-spanned="15" table:number-rows-spanned="1" table:style-name="ce70">
            <text:p>2) Dependent children defined as any person aged 0 to 15 in a household (whether or not in a family) or a person aged 16 to 18 in full-time education and living in a family with his or her parent(s) or grandparent(s). It does not include any people aged 16 to 18 who have a spouse, partner or child living in the household.</text:p>
          </table:table-cell>
          <table:covered-table-cell table:number-columns-repeated="14"/>
          <table:table-cell table:number-columns-repeated="4" table:style-name="ce60"/>
          <table:table-cell table:number-columns-repeated="16364" table:style-name="ce2"/>
        </table:table-row>
        <table:table-row table:style-name="ro20">
          <table:table-cell table:style-name="ce2"/>
          <table:table-cell office:value-type="string" table:style-name="ce203">
            <text:p>Sources:<text:s/></text:p>
          </table:table-cell>
          <table:table-cell table:number-columns-repeated="7" table:style-name="ce203"/>
          <table:table-cell table:style-name="ce114"/>
          <table:table-cell table:number-columns-repeated="10" table:style-name="ce60"/>
          <table:table-cell table:number-columns-repeated="16364" table:style-name="ce2"/>
        </table:table-row>
        <table:table-row table:style-name="ro20">
          <table:table-cell table:style-name="ce2"/>
          <table:table-cell office:value-type="string" table:style-name="ce63">
            <text:p>2003-04 to 2007-08: English House Condition Survey, full household sample;<text:s/></text:p>
          </table:table-cell>
          <table:table-cell table:number-columns-repeated="7" table:style-name="ce61"/>
          <table:table-cell table:style-name="ce114"/>
          <table:table-cell table:number-columns-repeated="5" table:style-name="ce60"/>
          <table:table-cell table:number-columns-repeated="16369" table:style-name="ce2"/>
        </table:table-row>
        <table:table-row table:style-name="ro20">
          <table:table-cell table:style-name="ce2"/>
          <table:table-cell office:value-type="string" table:style-name="ce63">
            <text:p>2008-09 onwards: English Housing Survey, full household sample</text:p>
          </table:table-cell>
          <table:table-cell table:number-columns-repeated="7" table:style-name="ce61"/>
          <table:table-cell table:number-columns-repeated="6" table:style-name="ce60"/>
          <table:table-cell table:number-columns-repeated="16369" table:style-name="ce2"/>
        </table:table-row>
        <table:table-row table:style-name="ro1">
          <table:table-cell table:style-name="ce2"/>
          <table:table-cell table:style-name="ce63"/>
          <table:table-cell table:number-columns-repeated="4" table:style-name="ce60"/>
          <table:table-cell office:value-type="string" table:style-name="ce60">
            <text:p><text:s/></text:p>
          </table:table-cell>
          <table:table-cell table:number-columns-repeated="8" table:style-name="ce60"/>
          <table:table-cell table:number-columns-repeated="16369" table:style-name="ce2"/>
        </table:table-row>
        <table:table-row table:style-name="ro1">
          <table:table-cell table:style-name="ce2"/>
          <table:table-cell table:number-columns-repeated="14" table:style-name="ce60"/>
          <table:table-cell table:number-columns-repeated="16369" table:style-name="ce2"/>
        </table:table-row>
        <table:table-row table:style-name="ro2">
          <table:table-cell table:style-name="ce2"/>
          <table:table-cell table:style-name="ce221"/>
          <table:table-cell table:number-columns-repeated="13" table:style-name="ce60"/>
          <table:table-cell table:number-columns-repeated="16369" table:style-name="ce2"/>
        </table:table-row>
        <table:table-row table:style-name="ro1">
          <table:table-cell table:style-name="ce2"/>
          <table:table-cell table:style-name="ce117"/>
          <table:table-cell table:number-columns-repeated="18" table:style-name="ce60"/>
          <table:table-cell table:number-columns-repeated="16364" table:style-name="ce2"/>
        </table:table-row>
        <table:table-row table:number-rows-repeated="1048507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5.$A$1:AT1_5.$S$66" table:base-cell-address="AT1_5.$A$1"/>
        </table:named-expressions>
      </table:table>
      <table:table table:name="AT1_6" table:style-name="ta1">
        <table:table-column table:style-name="co27" table:default-cell-style-name="ce60"/>
        <table:table-column table:style-name="co29" table:default-cell-style-name="ce60"/>
        <table:table-column table:style-name="co30" table:number-columns-repeated="3" table:default-cell-style-name="ce60"/>
        <table:table-column table:style-name="co31" table:default-cell-style-name="ce60"/>
        <table:table-column table:style-name="co27" table:number-columns-repeated="9" table:default-cell-style-name="ce60"/>
        <table:table-column table:style-name="co1" table:default-cell-style-name="ce60"/>
        <table:table-column table:style-name="co24" table:number-columns-repeated="16368" table:default-cell-style-name="ce60"/>
        <table:table-row table:style-name="ro5">
          <table:table-cell table:style-name="ce2"/>
          <table:table-cell table:style-name="ce222"/>
          <table:table-cell table:number-columns-repeated="17" table:style-name="ce60"/>
          <table:table-cell table:number-columns-repeated="16365" table:style-name="ce2"/>
        </table:table-row>
        <table:table-row table:style-name="ro2">
          <table:table-cell table:style-name="ce173"/>
          <table:table-cell office:value-type="string" table:style-name="ce18">
            <text:p>Annex Table 1.6: Recent first time buyers, London and outside London, 2003-04 to 2020-21</text:p>
          </table:table-cell>
          <table:table-cell table:number-columns-repeated="3" table:style-name="ce18"/>
          <table:table-cell table:number-columns-repeated="6" table:style-name="ce223"/>
          <table:table-cell table:number-columns-repeated="4" table:style-name="ce224"/>
          <table:table-cell table:number-columns-repeated="16369" table:style-name="ce173"/>
        </table:table-row>
        <table:table-row table:style-name="ro1">
          <table:table-cell table:style-name="ce2"/>
          <table:table-cell table:number-columns-repeated="18" table:style-name="ce60"/>
          <table:table-cell table:number-columns-repeated="16365" table:style-name="ce2"/>
        </table:table-row>
        <table:table-row table:style-name="ro21">
          <table:table-cell table:style-name="ce225"/>
          <table:table-cell office:value-type="string" table:style-name="ce226">
            <text:p>all recent first time buyers<text:span text:style-name="T4">1</text:span></text:p>
          </table:table-cell>
          <table:table-cell table:number-columns-repeated="5" table:style-name="ce225"/>
          <table:table-cell table:style-name="ce227"/>
          <table:table-cell table:style-name="ce228"/>
          <table:table-cell table:style-name="ce225"/>
          <table:table-cell table:number-columns-repeated="2" table:style-name="ce229"/>
          <table:table-cell table:style-name="ce230"/>
          <table:table-cell table:style-name="ce229"/>
          <table:table-cell table:number-columns-repeated="16370" table:style-name="ce225"/>
        </table:table-row>
        <table:table-row table:style-name="ro22">
          <table:table-cell table:style-name="ce2"/>
          <table:table-cell table:style-name="ce231"/>
          <table:table-cell office:value-type="string" table:style-name="ce232">
            <text:p>London</text:p>
          </table:table-cell>
          <table:table-cell office:value-type="string" table:style-name="ce232">
            <text:p>England (excluding London)</text:p>
          </table:table-cell>
          <table:table-cell office:value-type="string" table:style-name="ce78">
            <text:p>all first time buyers</text:p>
          </table:table-cell>
          <table:table-cell table:style-name="ce233"/>
          <table:table-cell table:style-name="ce234"/>
          <table:table-cell table:style-name="ce60"/>
          <table:table-cell table:style-name="ce235"/>
          <table:table-cell table:style-name="ce60"/>
          <table:table-cell table:style-name="ce236"/>
          <table:table-cell table:number-columns-repeated="8" table:style-name="ce60"/>
          <table:table-cell table:number-columns-repeated="16365" table:style-name="ce2"/>
        </table:table-row>
        <table:table-row table:style-name="ro1">
          <table:table-cell table:style-name="ce2"/>
          <table:table-cell table:style-name="ce15"/>
          <table:table-cell table:style-name="ce237"/>
          <table:table-cell table:style-name="ce35"/>
          <table:table-cell office:value-type="string" table:style-name="ce36">
            <text:p>thousands of households</text:p>
          </table:table-cell>
          <table:table-cell table:number-columns-repeated="3" table:style-name="ce60"/>
          <table:table-cell table:style-name="ce142"/>
          <table:table-cell table:number-columns-repeated="7" table:style-name="ce238"/>
          <table:table-cell table:number-columns-repeated="3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03-04</text:p>
          </table:table-cell>
          <table:table-cell office:value-type="float" office:value="145.06540386764931" table:style-name="ce147">
            <text:p>145</text:p>
          </table:table-cell>
          <table:table-cell office:value-type="float" office:value="698.68518684130356" table:style-name="ce147">
            <text:p>699</text:p>
          </table:table-cell>
          <table:table-cell office:value-type="float" office:value="843.75059070895281" table:style-name="ce239">
            <text:p>844</text:p>
          </table:table-cell>
          <table:table-cell table:number-columns-repeated="6" table:style-name="ce60"/>
          <table:table-cell table:number-columns-repeated="8" table:style-name="ce238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04-05</text:p>
          </table:table-cell>
          <table:table-cell office:value-type="float" office:value="146.81510984409709" table:style-name="ce147">
            <text:p>147</text:p>
          </table:table-cell>
          <table:table-cell office:value-type="float" office:value="668.07313553728272" table:style-name="ce147">
            <text:p>668</text:p>
          </table:table-cell>
          <table:table-cell office:value-type="float" office:value="814.88824538137987" table:style-name="ce239">
            <text:p>815</text:p>
          </table:table-cell>
          <table:table-cell table:style-name="ce240"/>
          <table:table-cell table:style-name="ce36"/>
          <table:table-cell table:style-name="ce60"/>
          <table:table-cell table:style-name="ce142"/>
          <table:table-cell table:number-columns-repeated="10" table:style-name="ce238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05-06</text:p>
          </table:table-cell>
          <table:table-cell office:value-type="float" office:value="112.87632483470331" table:style-name="ce147">
            <text:p>113</text:p>
          </table:table-cell>
          <table:table-cell office:value-type="float" office:value="562.16785832349785" table:style-name="ce147">
            <text:p>562</text:p>
          </table:table-cell>
          <table:table-cell office:value-type="float" office:value="675.04418315820112" table:style-name="ce239">
            <text:p>675</text:p>
          </table:table-cell>
          <table:table-cell table:style-name="ce240"/>
          <table:table-cell table:style-name="ce36"/>
          <table:table-cell table:style-name="ce60"/>
          <table:table-cell table:style-name="ce142"/>
          <table:table-cell table:number-columns-repeated="10" table:style-name="ce238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06-07</text:p>
          </table:table-cell>
          <table:table-cell office:value-type="float" office:value="149.49870699536743" table:style-name="ce147">
            <text:p>149</text:p>
          </table:table-cell>
          <table:table-cell office:value-type="float" office:value="643.9536361370657" table:style-name="ce147">
            <text:p>644</text:p>
          </table:table-cell>
          <table:table-cell office:value-type="float" office:value="793.45234313243316" table:style-name="ce239">
            <text:p>793</text:p>
          </table:table-cell>
          <table:table-cell table:style-name="ce240"/>
          <table:table-cell table:style-name="ce36"/>
          <table:table-cell table:style-name="ce60"/>
          <table:table-cell table:style-name="ce142"/>
          <table:table-cell table:number-columns-repeated="7" table:style-name="ce238"/>
          <table:table-cell table:number-columns-repeated="3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07-08</text:p>
          </table:table-cell>
          <table:table-cell office:value-type="float" office:value="131.575308886112" table:style-name="ce147">
            <text:p>132</text:p>
          </table:table-cell>
          <table:table-cell office:value-type="float" office:value="652.39186787090432" table:style-name="ce147">
            <text:p>652</text:p>
          </table:table-cell>
          <table:table-cell office:value-type="float" office:value="783.96717675701632" table:style-name="ce239">
            <text:p>784</text:p>
          </table:table-cell>
          <table:table-cell table:style-name="ce240"/>
          <table:table-cell table:style-name="ce36"/>
          <table:table-cell table:style-name="ce60"/>
          <table:table-cell table:style-name="ce142"/>
          <table:table-cell table:number-columns-repeated="7" table:style-name="ce238"/>
          <table:table-cell table:number-columns-repeated="3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08-09</text:p>
          </table:table-cell>
          <table:table-cell office:value-type="float" office:value="128.95602925257666" table:style-name="ce147">
            <text:p>129</text:p>
          </table:table-cell>
          <table:table-cell office:value-type="float" office:value="582.98451338770462" table:style-name="ce147">
            <text:p>583</text:p>
          </table:table-cell>
          <table:table-cell office:value-type="float" office:value="711.94054264028091" table:style-name="ce239">
            <text:p>712</text:p>
          </table:table-cell>
          <table:table-cell table:style-name="ce240"/>
          <table:table-cell table:style-name="ce36"/>
          <table:table-cell table:style-name="ce60"/>
          <table:table-cell table:style-name="ce142"/>
          <table:table-cell table:number-columns-repeated="7" table:style-name="ce238"/>
          <table:table-cell table:number-columns-repeated="3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09-10</text:p>
          </table:table-cell>
          <table:table-cell office:value-type="float" office:value="115.85543300767661" table:style-name="ce147">
            <text:p>116</text:p>
          </table:table-cell>
          <table:table-cell office:value-type="float" office:value="510.18039676635249" table:style-name="ce147">
            <text:p>510</text:p>
          </table:table-cell>
          <table:table-cell office:value-type="float" office:value="626.03582977402914" table:style-name="ce239">
            <text:p>626</text:p>
          </table:table-cell>
          <table:table-cell table:number-columns-repeated="2" table:style-name="ce241"/>
          <table:table-cell table:number-columns-repeated="2" table:style-name="ce60"/>
          <table:table-cell table:number-columns-repeated="7" table:style-name="ce238"/>
          <table:table-cell table:number-columns-repeated="3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10-11</text:p>
          </table:table-cell>
          <table:table-cell office:value-type="float" office:value="91.286935907140759" table:style-name="ce147">
            <text:p>91</text:p>
          </table:table-cell>
          <table:table-cell office:value-type="float" office:value="432.09881265327914" table:style-name="ce147">
            <text:p>432</text:p>
          </table:table-cell>
          <table:table-cell office:value-type="float" office:value="523.38574856041976" table:style-name="ce239">
            <text:p>523</text:p>
          </table:table-cell>
          <table:table-cell table:number-columns-repeated="2" table:style-name="ce241"/>
          <table:table-cell table:number-columns-repeated="2" table:style-name="ce60"/>
          <table:table-cell table:number-columns-repeated="7" table:style-name="ce238"/>
          <table:table-cell table:number-columns-repeated="3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11-12</text:p>
          </table:table-cell>
          <table:table-cell office:value-type="float" office:value="94.839399625591795" table:style-name="ce147">
            <text:p>95</text:p>
          </table:table-cell>
          <table:table-cell office:value-type="float" office:value="434.58487028791558" table:style-name="ce147">
            <text:p>435</text:p>
          </table:table-cell>
          <table:table-cell office:value-type="float" office:value="529.42426991350715" table:style-name="ce239">
            <text:p>529</text:p>
          </table:table-cell>
          <table:table-cell table:number-columns-repeated="2" table:style-name="ce241"/>
          <table:table-cell table:number-columns-repeated="2" table:style-name="ce60"/>
          <table:table-cell table:number-columns-repeated="7" table:style-name="ce238"/>
          <table:table-cell table:number-columns-repeated="3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12-13</text:p>
          </table:table-cell>
          <table:table-cell office:value-type="float" office:value="128.87630717136145" table:style-name="ce147">
            <text:p>129</text:p>
          </table:table-cell>
          <table:table-cell office:value-type="float" office:value="472.50193118556098" table:style-name="ce147">
            <text:p>473</text:p>
          </table:table-cell>
          <table:table-cell office:value-type="float" office:value="601.37823835692222" table:style-name="ce239">
            <text:p>601</text:p>
          </table:table-cell>
          <table:table-cell table:number-columns-repeated="2" table:style-name="ce241"/>
          <table:table-cell table:number-columns-repeated="2" table:style-name="ce60"/>
          <table:table-cell table:number-columns-repeated="7" table:style-name="ce238"/>
          <table:table-cell table:number-columns-repeated="3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0">
            <text:p>2013-14</text:p>
          </table:table-cell>
          <table:table-cell office:value-type="float" office:value="156.11294971510915" table:style-name="ce147">
            <text:p>156</text:p>
          </table:table-cell>
          <table:table-cell office:value-type="float" office:value="461.06564277586654" table:style-name="ce147">
            <text:p>461</text:p>
          </table:table-cell>
          <table:table-cell office:value-type="float" office:value="617.1785924909758" table:style-name="ce239">
            <text:p>617</text:p>
          </table:table-cell>
          <table:table-cell table:number-columns-repeated="2" table:style-name="ce241"/>
          <table:table-cell table:number-columns-repeated="2"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4-15</text:p>
          </table:table-cell>
          <table:table-cell office:value-type="float" office:value="125.52942910977281" table:style-name="ce147">
            <text:p>126</text:p>
          </table:table-cell>
          <table:table-cell office:value-type="float" office:value="438.11527173318626" table:style-name="ce147">
            <text:p>438</text:p>
          </table:table-cell>
          <table:table-cell office:value-type="float" office:value="563.64470084295908" table:style-name="ce239">
            <text:p>564</text:p>
          </table:table-cell>
          <table:table-cell table:number-columns-repeated="2" table:style-name="ce242"/>
          <table:table-cell table:number-columns-repeated="2"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5-16</text:p>
          </table:table-cell>
          <table:table-cell office:value-type="float" office:value="113.538998564235" table:style-name="ce147">
            <text:p>114</text:p>
          </table:table-cell>
          <table:table-cell office:value-type="float" office:value="540.06750132934405" table:style-name="ce147">
            <text:p>540</text:p>
          </table:table-cell>
          <table:table-cell office:value-type="float" office:value="653.60649989357898" table:style-name="ce239">
            <text:p>654</text:p>
          </table:table-cell>
          <table:table-cell table:number-columns-repeated="2" table:style-name="ce242"/>
          <table:table-cell table:number-columns-repeated="2" table:style-name="ce60"/>
          <table:table-cell table:number-columns-repeated="7" table:style-name="ce238"/>
          <table:table-cell table:number-columns-repeated="16368" table:style-name="ce2"/>
        </table:table-row>
        <table:table-row table:style-name="ro17">
          <table:table-cell table:style-name="ce2"/>
          <table:table-cell office:value-type="string" table:style-name="ce15">
            <text:p>2016-17</text:p>
          </table:table-cell>
          <table:table-cell office:value-type="float" office:value="107.23723083988058" table:style-name="ce147">
            <text:p>107</text:p>
          </table:table-cell>
          <table:table-cell office:value-type="float" office:value="564.10529946862505" table:style-name="ce147">
            <text:p>564</text:p>
          </table:table-cell>
          <table:table-cell office:value-type="float" office:value="671.34253030850562" table:style-name="ce239">
            <text:p>671</text:p>
          </table:table-cell>
          <table:table-cell table:number-columns-repeated="2" table:style-name="ce243"/>
          <table:table-cell table:style-name="ce244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7-18</text:p>
          </table:table-cell>
          <table:table-cell office:value-type="float" office:value="119.59288249353" table:style-name="ce147">
            <text:p>120</text:p>
          </table:table-cell>
          <table:table-cell office:value-type="float" office:value="665.18367709602899" table:style-name="ce147">
            <text:p>665</text:p>
          </table:table-cell>
          <table:table-cell office:value-type="float" office:value="784.77655958955904" table:style-name="ce239">
            <text:p>785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2" table:style-name="ce247"/>
          <table:table-cell table:style-name="ce248"/>
          <table:table-cell table:number-columns-repeated="4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8-19</text:p>
          </table:table-cell>
          <table:table-cell office:value-type="float" office:value="126.109167639551" table:style-name="ce147">
            <text:p>126</text:p>
          </table:table-cell>
          <table:table-cell office:value-type="float" office:value="600.66441163511195" table:style-name="ce147">
            <text:p>601</text:p>
          </table:table-cell>
          <table:table-cell office:value-type="float" office:value="726.77357927466301" table:style-name="ce239">
            <text:p>727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2" table:style-name="ce247"/>
          <table:table-cell table:style-name="ce248"/>
          <table:table-cell table:number-columns-repeated="4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9-20</text:p>
          </table:table-cell>
          <table:table-cell office:value-type="float" office:value="109.063766142986" table:style-name="ce147">
            <text:p>109</text:p>
          </table:table-cell>
          <table:table-cell office:value-type="float" office:value="717.52252522717697" table:style-name="ce147">
            <text:p>718</text:p>
          </table:table-cell>
          <table:table-cell office:value-type="float" office:value="826.58629137016203" table:style-name="ce239">
            <text:p>827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75">
            <text:p>2020-21</text:p>
          </table:table-cell>
          <table:table-cell office:value-type="float" office:value="154.5294653356282" table:style-name="ce250">
            <text:p>155</text:p>
          </table:table-cell>
          <table:table-cell office:value-type="float" office:value="802.76764897965893" table:style-name="ce250">
            <text:p>803</text:p>
          </table:table-cell>
          <table:table-cell office:value-type="float" office:value="957.29711431528744" table:style-name="ce251">
            <text:p>957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table:style-name="ce15"/>
          <table:table-cell table:number-columns-repeated="2" table:style-name="ce237"/>
          <table:table-cell office:value-type="string" table:style-name="ce36">
            <text:p>percentages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2" table:style-name="ce247"/>
          <table:table-cell table:style-name="ce248"/>
          <table:table-cell table:number-columns-repeated="4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3-04</text:p>
          </table:table-cell>
          <table:table-cell office:value-type="float" office:value="17.19292471792637" table:style-name="ce118">
            <text:p>17.2</text:p>
          </table:table-cell>
          <table:table-cell office:value-type="float" office:value="82.80707528207364" table:style-name="ce118">
            <text:p>82.8</text:p>
          </table:table-cell>
          <table:table-cell office:value-type="float" office:value="100.00000000000001" table:style-name="ce192">
            <text:p>100.0</text:p>
          </table:table-cell>
          <table:table-cell table:number-columns-repeated="3" table:style-name="ce117"/>
          <table:table-cell table:number-columns-repeated="7" table:style-name="ce60"/>
          <table:table-cell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4-05</text:p>
          </table:table-cell>
          <table:table-cell office:value-type="float" office:value="18.01659438287583" table:style-name="ce118">
            <text:p>18.0</text:p>
          </table:table-cell>
          <table:table-cell office:value-type="float" office:value="81.983405617124163" table:style-name="ce118">
            <text:p>82.0</text:p>
          </table:table-cell>
          <table:table-cell office:value-type="float" office:value="100" table:style-name="ce192">
            <text:p>100.0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5-06</text:p>
          </table:table-cell>
          <table:table-cell office:value-type="float" office:value="16.721323974174588" table:style-name="ce118">
            <text:p>16.7</text:p>
          </table:table-cell>
          <table:table-cell office:value-type="float" office:value="83.278676025825419" table:style-name="ce118">
            <text:p>83.3</text:p>
          </table:table-cell>
          <table:table-cell office:value-type="float" office:value="100" table:style-name="ce192">
            <text:p>100.0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6-07</text:p>
          </table:table-cell>
          <table:table-cell office:value-type="float" office:value="18.84154836636672" table:style-name="ce118">
            <text:p>18.8</text:p>
          </table:table-cell>
          <table:table-cell office:value-type="float" office:value="81.158451633633277" table:style-name="ce118">
            <text:p>81.2</text:p>
          </table:table-cell>
          <table:table-cell office:value-type="float" office:value="100" table:style-name="ce192">
            <text:p>100.0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7-08</text:p>
          </table:table-cell>
          <table:table-cell office:value-type="float" office:value="16.783267563623088" table:style-name="ce118">
            <text:p>16.8</text:p>
          </table:table-cell>
          <table:table-cell office:value-type="float" office:value="83.216732436376915" table:style-name="ce118">
            <text:p>83.2</text:p>
          </table:table-cell>
          <table:table-cell office:value-type="float" office:value="100" table:style-name="ce192">
            <text:p>100.0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8-09</text:p>
          </table:table-cell>
          <table:table-cell office:value-type="float" office:value="18.113314459425823" table:style-name="ce118">
            <text:p>18.1</text:p>
          </table:table-cell>
          <table:table-cell office:value-type="float" office:value="81.886685540574234" table:style-name="ce118">
            <text:p>81.9</text:p>
          </table:table-cell>
          <table:table-cell office:value-type="float" office:value="100.00000000000006" table:style-name="ce192">
            <text:p>100.0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9-10</text:p>
          </table:table-cell>
          <table:table-cell office:value-type="float" office:value="18.506198447059369" table:style-name="ce118">
            <text:p>18.5</text:p>
          </table:table-cell>
          <table:table-cell office:value-type="float" office:value="81.493801552940624" table:style-name="ce118">
            <text:p>81.5</text:p>
          </table:table-cell>
          <table:table-cell office:value-type="float" office:value="100" table:style-name="ce192">
            <text:p>100.0</text:p>
          </table:table-cell>
          <table:table-cell table:number-columns-repeated="2" table:style-name="ce252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0-11</text:p>
          </table:table-cell>
          <table:table-cell office:value-type="float" office:value="17.441616658120001" table:style-name="ce118">
            <text:p>17.4</text:p>
          </table:table-cell>
          <table:table-cell office:value-type="float" office:value="82.558383341879903" table:style-name="ce118">
            <text:p>82.6</text:p>
          </table:table-cell>
          <table:table-cell office:value-type="float" office:value="99.999999999999901" table:style-name="ce192">
            <text:p>100.0</text:p>
          </table:table-cell>
          <table:table-cell table:number-columns-repeated="2" table:style-name="ce252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1-12</text:p>
          </table:table-cell>
          <table:table-cell office:value-type="float" office:value="17.91368567993414" table:style-name="ce118">
            <text:p>17.9</text:p>
          </table:table-cell>
          <table:table-cell office:value-type="float" office:value="82.086314320065895" table:style-name="ce118">
            <text:p>82.1</text:p>
          </table:table-cell>
          <table:table-cell office:value-type="float" office:value="100.00000000000003" table:style-name="ce192">
            <text:p>100.0</text:p>
          </table:table-cell>
          <table:table-cell table:number-columns-repeated="2" table:style-name="ce252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2-13</text:p>
          </table:table-cell>
          <table:table-cell office:value-type="float" office:value="21.430158085446458" table:style-name="ce118">
            <text:p>21.4</text:p>
          </table:table-cell>
          <table:table-cell office:value-type="float" office:value="78.569841914553578" table:style-name="ce118">
            <text:p>78.6</text:p>
          </table:table-cell>
          <table:table-cell office:value-type="float" office:value="100.00000000000003" table:style-name="ce192">
            <text:p>100.0</text:p>
          </table:table-cell>
          <table:table-cell table:number-columns-repeated="2" table:style-name="ce252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3-14</text:p>
          </table:table-cell>
          <table:table-cell office:value-type="float" office:value="25.294615142924258" table:style-name="ce118">
            <text:p>25.3</text:p>
          </table:table-cell>
          <table:table-cell office:value-type="float" office:value="74.705384857075714" table:style-name="ce118">
            <text:p>74.7</text:p>
          </table:table-cell>
          <table:table-cell office:value-type="float" office:value="99.999999999999972" table:style-name="ce192">
            <text:p>100.0</text:p>
          </table:table-cell>
          <table:table-cell table:number-columns-repeated="2" table:style-name="ce252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4-15</text:p>
          </table:table-cell>
          <table:table-cell office:value-type="float" office:value="22.271020897036237" table:style-name="ce118">
            <text:p>22.3</text:p>
          </table:table-cell>
          <table:table-cell office:value-type="float" office:value="77.728979102963748" table:style-name="ce118">
            <text:p>77.7</text:p>
          </table:table-cell>
          <table:table-cell office:value-type="float" office:value="99.999999999999986" table:style-name="ce192">
            <text:p>100.0</text:p>
          </table:table-cell>
          <table:table-cell table:number-columns-repeated="2" table:style-name="ce253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5-16</text:p>
          </table:table-cell>
          <table:table-cell office:value-type="float" office:value="17.3711550577789" table:style-name="ce118">
            <text:p>17.4</text:p>
          </table:table-cell>
          <table:table-cell office:value-type="float" office:value="82.628844942220994" table:style-name="ce118">
            <text:p>82.6</text:p>
          </table:table-cell>
          <table:table-cell office:value-type="float" office:value="99.999999999999886" table:style-name="ce192">
            <text:p>100.0</text:p>
          </table:table-cell>
          <table:table-cell table:number-columns-repeated="2" table:style-name="ce253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6-17</text:p>
          </table:table-cell>
          <table:table-cell office:value-type="float" office:value="15.973549417553103" table:style-name="ce118">
            <text:p>16.0</text:p>
          </table:table-cell>
          <table:table-cell office:value-type="float" office:value="84.026450582446884" table:style-name="ce118">
            <text:p>84.0</text:p>
          </table:table-cell>
          <table:table-cell office:value-type="float" office:value="99.999999999999986" table:style-name="ce192">
            <text:p>100.0</text:p>
          </table:table-cell>
          <table:table-cell table:number-columns-repeated="2" table:style-name="ce254"/>
          <table:table-cell table:style-name="ce255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7-18</text:p>
          </table:table-cell>
          <table:table-cell office:value-type="float" office:value="15.2390997198078" table:style-name="ce118">
            <text:p>15.2</text:p>
          </table:table-cell>
          <table:table-cell office:value-type="float" office:value="84.760900300000003" table:style-name="ce118">
            <text:p>84.8</text:p>
          </table:table-cell>
          <table:table-cell office:value-type="float" office:value="99.999999999999986" table:style-name="ce192">
            <text:p>100.0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2" table:style-name="ce247"/>
          <table:table-cell table:style-name="ce248"/>
          <table:table-cell table:number-columns-repeated="4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8-19</text:p>
          </table:table-cell>
          <table:table-cell office:value-type="float" office:value="17.351919667389499" table:style-name="ce256">
            <text:p>17.4</text:p>
          </table:table-cell>
          <table:table-cell office:value-type="float" office:value="82.648080332610405" table:style-name="ce256">
            <text:p>82.6</text:p>
          </table:table-cell>
          <table:table-cell office:value-type="float" office:value="100" table:style-name="ce257">
            <text:p>100.0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9-20</text:p>
          </table:table-cell>
          <table:table-cell office:value-type="float" office:value="13.194480392627799" table:style-name="ce256">
            <text:p>13.2</text:p>
          </table:table-cell>
          <table:table-cell office:value-type="float" office:value="86.805519607372204" table:style-name="ce256">
            <text:p>86.8</text:p>
          </table:table-cell>
          <table:table-cell office:value-type="float" office:value="100" table:style-name="ce257">
            <text:p>100.0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75">
            <text:p>2020-21</text:p>
          </table:table-cell>
          <table:table-cell office:value-type="float" office:value="16.142267956814678" table:style-name="ce258">
            <text:p>16.1</text:p>
          </table:table-cell>
          <table:table-cell office:value-type="float" office:value="83.857732043185294" table:style-name="ce258">
            <text:p>83.9</text:p>
          </table:table-cell>
          <table:table-cell office:value-type="float" office:value="100" table:style-name="ce104">
            <text:p>100.0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table:style-name="ce15"/>
          <table:table-cell table:number-columns-repeated="2" table:style-name="ce237"/>
          <table:table-cell office:value-type="string" table:style-name="ce195">
            <text:p>sample size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2" table:style-name="ce247"/>
          <table:table-cell table:style-name="ce248"/>
          <table:table-cell table:number-columns-repeated="4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3-04</text:p>
          </table:table-cell>
          <table:table-cell office:value-type="float" office:value="103" table:style-name="ce195">
            <text:p><text:s/>103<text:s/></text:p>
          </table:table-cell>
          <table:table-cell office:value-type="float" office:value="603" table:style-name="ce195">
            <text:p><text:s/>603<text:s/></text:p>
          </table:table-cell>
          <table:table-cell office:value-type="float" office:value="706" table:style-name="ce195">
            <text:p><text:s/>706<text:s/></text:p>
          </table:table-cell>
          <table:table-cell table:number-columns-repeated="3" table:style-name="ce117"/>
          <table:table-cell table:number-columns-repeated="7" table:style-name="ce60"/>
          <table:table-cell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4-05</text:p>
          </table:table-cell>
          <table:table-cell office:value-type="float" office:value="94" table:style-name="ce195">
            <text:p><text:s/>94<text:s/></text:p>
          </table:table-cell>
          <table:table-cell office:value-type="float" office:value="515" table:style-name="ce195">
            <text:p><text:s/>515<text:s/></text:p>
          </table:table-cell>
          <table:table-cell office:value-type="float" office:value="609" table:style-name="ce195">
            <text:p><text:s/>609<text:s/></text:p>
          </table:table-cell>
          <table:table-cell table:number-columns-repeated="2" table:style-name="ce253"/>
          <table:table-cell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5-06</text:p>
          </table:table-cell>
          <table:table-cell office:value-type="float" office:value="72" table:style-name="ce195">
            <text:p><text:s/>72<text:s/></text:p>
          </table:table-cell>
          <table:table-cell office:value-type="float" office:value="435" table:style-name="ce195">
            <text:p><text:s/>435<text:s/></text:p>
          </table:table-cell>
          <table:table-cell office:value-type="float" office:value="507" table:style-name="ce195">
            <text:p><text:s/>507<text:s/></text:p>
          </table:table-cell>
          <table:table-cell table:number-columns-repeated="2" table:style-name="ce252"/>
          <table:table-cell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6-07</text:p>
          </table:table-cell>
          <table:table-cell office:value-type="float" office:value="89" table:style-name="ce195">
            <text:p><text:s/>89<text:s/></text:p>
          </table:table-cell>
          <table:table-cell office:value-type="float" office:value="459" table:style-name="ce195">
            <text:p><text:s/>459<text:s/></text:p>
          </table:table-cell>
          <table:table-cell office:value-type="float" office:value="548" table:style-name="ce195">
            <text:p><text:s/>548<text:s/>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07-08</text:p>
          </table:table-cell>
          <table:table-cell office:value-type="float" office:value="71" table:style-name="ce195">
            <text:p><text:s/>71<text:s/></text:p>
          </table:table-cell>
          <table:table-cell office:value-type="float" office:value="414" table:style-name="ce195">
            <text:p><text:s/>414<text:s/></text:p>
          </table:table-cell>
          <table:table-cell office:value-type="float" office:value="485" table:style-name="ce195">
            <text:p><text:s/>485<text:s/></text:p>
          </table:table-cell>
          <table:table-cell table:style-name="ce245"/>
          <table:table-cell table:style-name="ce246"/>
          <table:table-cell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08-09</text:p>
          </table:table-cell>
          <table:table-cell office:value-type="float" office:value="63" table:style-name="ce195">
            <text:p><text:s/>63<text:s/></text:p>
          </table:table-cell>
          <table:table-cell office:value-type="float" office:value="406" table:style-name="ce195">
            <text:p><text:s/>406<text:s/></text:p>
          </table:table-cell>
          <table:table-cell office:value-type="float" office:value="469" table:style-name="ce195">
            <text:p><text:s/>469<text:s/></text:p>
          </table:table-cell>
          <table:table-cell table:number-columns-repeated="3" table:style-name="ce117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09-10</text:p>
          </table:table-cell>
          <table:table-cell office:value-type="float" office:value="65" table:style-name="ce195">
            <text:p><text:s/>65<text:s/></text:p>
          </table:table-cell>
          <table:table-cell office:value-type="float" office:value="355" table:style-name="ce195">
            <text:p><text:s/>355<text:s/></text:p>
          </table:table-cell>
          <table:table-cell office:value-type="float" office:value="420" table:style-name="ce195">
            <text:p><text:s/>420<text:s/></text:p>
          </table:table-cell>
          <table:table-cell table:number-columns-repeated="2" table:style-name="ce253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0-11</text:p>
          </table:table-cell>
          <table:table-cell office:value-type="float" office:value="51" table:style-name="ce195">
            <text:p><text:s/>51<text:s/></text:p>
          </table:table-cell>
          <table:table-cell office:value-type="float" office:value="294" table:style-name="ce195">
            <text:p><text:s/>294<text:s/></text:p>
          </table:table-cell>
          <table:table-cell office:value-type="float" office:value="345" table:style-name="ce195">
            <text:p><text:s/>345<text:s/></text:p>
          </table:table-cell>
          <table:table-cell table:number-columns-repeated="2" table:style-name="ce252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1-12</text:p>
          </table:table-cell>
          <table:table-cell office:value-type="float" office:value="46" table:style-name="ce195">
            <text:p><text:s/>46<text:s/></text:p>
          </table:table-cell>
          <table:table-cell office:value-type="float" office:value="225" table:style-name="ce195">
            <text:p><text:s/>225<text:s/></text:p>
          </table:table-cell>
          <table:table-cell office:value-type="float" office:value="271" table:style-name="ce195">
            <text:p><text:s/>271<text:s/></text:p>
          </table:table-cell>
          <table:table-cell table:style-name="ce245"/>
          <table:table-cell table:style-name="ce246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2-13</text:p>
          </table:table-cell>
          <table:table-cell office:value-type="float" office:value="55" table:style-name="ce195">
            <text:p><text:s/>55<text:s/></text:p>
          </table:table-cell>
          <table:table-cell office:value-type="float" office:value="254" table:style-name="ce195">
            <text:p><text:s/>254<text:s/></text:p>
          </table:table-cell>
          <table:table-cell office:value-type="float" office:value="309" table:style-name="ce195">
            <text:p><text:s/>309<text:s/></text:p>
          </table:table-cell>
          <table:table-cell table:style-name="ce245"/>
          <table:table-cell table:style-name="ce246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3-14</text:p>
          </table:table-cell>
          <table:table-cell office:value-type="float" office:value="57" table:style-name="ce195">
            <text:p><text:s/>57<text:s/></text:p>
          </table:table-cell>
          <table:table-cell office:value-type="float" office:value="269" table:style-name="ce195">
            <text:p><text:s/>269<text:s/></text:p>
          </table:table-cell>
          <table:table-cell office:value-type="float" office:value="326" table:style-name="ce195">
            <text:p><text:s/>326<text:s/></text:p>
          </table:table-cell>
          <table:table-cell table:number-columns-repeated="3"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4-15</text:p>
          </table:table-cell>
          <table:table-cell office:value-type="float" office:value="53" table:style-name="ce195">
            <text:p><text:s/>53<text:s/></text:p>
          </table:table-cell>
          <table:table-cell office:value-type="float" office:value="246" table:style-name="ce195">
            <text:p><text:s/>246<text:s/></text:p>
          </table:table-cell>
          <table:table-cell office:value-type="float" office:value="299" table:style-name="ce195">
            <text:p><text:s/>299<text:s/></text:p>
          </table:table-cell>
          <table:table-cell table:number-columns-repeated="2" table:style-name="ce253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5-16</text:p>
          </table:table-cell>
          <table:table-cell office:value-type="float" office:value="42" table:style-name="ce195">
            <text:p><text:s/>42<text:s/></text:p>
          </table:table-cell>
          <table:table-cell office:value-type="float" office:value="285" table:style-name="ce195">
            <text:p><text:s/>285<text:s/></text:p>
          </table:table-cell>
          <table:table-cell office:value-type="float" office:value="327" table:style-name="ce195">
            <text:p><text:s/>327<text:s/></text:p>
          </table:table-cell>
          <table:table-cell table:number-columns-repeated="2" table:style-name="ce253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15">
            <text:p>2016-17</text:p>
          </table:table-cell>
          <table:table-cell office:value-type="float" office:value="42" table:style-name="ce259">
            <text:p><text:s/>42<text:s/></text:p>
          </table:table-cell>
          <table:table-cell office:value-type="float" office:value="296" table:style-name="ce259">
            <text:p><text:s/>296<text:s/></text:p>
          </table:table-cell>
          <table:table-cell office:value-type="float" office:value="338" table:style-name="ce259">
            <text:p><text:s/>338<text:s/></text:p>
          </table:table-cell>
          <table:table-cell table:number-columns-repeated="2" table:style-name="ce253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15">
            <text:p>2017-18</text:p>
          </table:table-cell>
          <table:table-cell office:value-type="float" office:value="49" table:style-name="ce259">
            <text:p><text:s/>49<text:s/></text:p>
          </table:table-cell>
          <table:table-cell office:value-type="float" office:value="328" table:style-name="ce259">
            <text:p><text:s/>328<text:s/></text:p>
          </table:table-cell>
          <table:table-cell office:value-type="float" office:value="377" table:style-name="ce259">
            <text:p><text:s/>377<text:s/></text:p>
          </table:table-cell>
          <table:table-cell table:number-columns-repeated="2" table:style-name="ce253"/>
          <table:table-cell table:style-name="ce117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15">
            <text:p>2018-19</text:p>
          </table:table-cell>
          <table:table-cell office:value-type="float" office:value="47" table:style-name="ce259">
            <text:p><text:s/>47<text:s/></text:p>
          </table:table-cell>
          <table:table-cell office:value-type="float" office:value="295" table:style-name="ce259">
            <text:p><text:s/>295<text:s/></text:p>
          </table:table-cell>
          <table:table-cell office:value-type="float" office:value="342" table:style-name="ce259">
            <text:p><text:s/>342<text:s/></text:p>
          </table:table-cell>
          <table:table-cell table:number-columns-repeated="2" table:style-name="ce260"/>
          <table:table-cell table:style-name="ce261"/>
          <table:table-cell table:style-name="ce60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15">
            <text:p>2019-20</text:p>
          </table:table-cell>
          <table:table-cell office:value-type="float" office:value="47" table:style-name="ce259">
            <text:p><text:s/>47<text:s/></text:p>
          </table:table-cell>
          <table:table-cell office:value-type="float" office:value="347" table:style-name="ce259">
            <text:p><text:s/>347<text:s/></text:p>
          </table:table-cell>
          <table:table-cell office:value-type="float" office:value="394" table:style-name="ce259">
            <text:p><text:s/>394<text:s/>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75">
            <text:p>2020-21</text:p>
          </table:table-cell>
          <table:table-cell office:value-type="float" office:value="49" table:style-name="ce262">
            <text:p><text:s/>49<text:s/></text:p>
          </table:table-cell>
          <table:table-cell office:value-type="float" office:value="217" table:style-name="ce262">
            <text:p><text:s/>217<text:s/></text:p>
          </table:table-cell>
          <table:table-cell office:value-type="float" office:value="266" table:style-name="ce262">
            <text:p><text:s/>266<text:s/>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63"/>
          <table:table-cell office:value-type="string" table:style-name="ce264">
            <text:p><text:span text:style-name="T5">1</text:span><text:span text:style-name="T6"><text:s/></text:span>resident for less than three years</text:p>
          </table:table-cell>
          <table:table-cell table:number-columns-repeated="3" table:style-name="ce265"/>
          <table:table-cell table:number-columns-repeated="2" table:style-name="ce60"/>
          <table:table-cell table:number-columns-repeated="2" table:style-name="ce265"/>
          <table:table-cell table:style-name="ce263"/>
          <table:table-cell table:number-columns-repeated="2" table:style-name="ce266"/>
          <table:table-cell table:style-name="ce267"/>
          <table:table-cell table:style-name="ce268"/>
          <table:table-cell table:number-columns-repeated="16370" table:style-name="ce263"/>
        </table:table-row>
        <table:table-row table:style-name="ro5">
          <table:table-cell table:style-name="ce269"/>
          <table:table-cell office:value-type="string" table:style-name="ce203">
            <text:p>Sources:<text:s/></text:p>
          </table:table-cell>
          <table:table-cell table:number-columns-repeated="7" table:style-name="ce203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63"/>
        </table:table-row>
        <table:table-row table:style-name="ro5">
          <table:table-cell table:style-name="ce270"/>
          <table:table-cell office:value-type="string" table:style-name="ce63">
            <text:p>2003-04 to 2007-08: Survey of English Housing</text:p>
          </table:table-cell>
          <table:table-cell table:number-columns-repeated="7" table:style-name="ce61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63"/>
        </table:table-row>
        <table:table-row table:style-name="ro5">
          <table:table-cell table:style-name="ce270"/>
          <table:table-cell office:value-type="string" table:style-name="ce63">
            <text:p>2008-09 onwards: English Housing Survey, full household sample</text:p>
          </table:table-cell>
          <table:table-cell table:number-columns-repeated="7" table:style-name="ce61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63"/>
        </table:table-row>
        <table:table-row table:number-rows-repeated="2" table:style-name="ro18">
          <table:table-cell table:number-columns-repeated="7" table:style-name="ce270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63"/>
        </table:table-row>
        <table:table-row table:style-name="ro1">
          <table:table-cell table:number-columns-repeated="48" table:style-name="ce60"/>
          <table:table-cell table:number-columns-repeated="16336" table:style-name="ce2"/>
        </table:table-row>
        <table:table-row table:style-name="ro1">
          <table:table-cell table:number-columns-spanned="1" table:number-rows-spanned="3" table:style-name="ce277"/>
          <table:table-cell table:number-columns-spanned="46" table:number-rows-spanned="1" table:style-name="ce277"/>
          <table:covered-table-cell table:number-columns-repeated="45"/>
          <table:table-cell table:style-name="ce273"/>
          <table:table-cell table:number-columns-repeated="16336" table:style-name="ce2"/>
        </table:table-row>
        <table:table-row table:style-name="ro1">
          <table:covered-table-cell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4" table:number-rows-spanned="1" table:style-name="ce277"/>
          <table:covered-table-cell table:number-columns-repeated="3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style-name="ce273"/>
          <table:table-cell table:number-columns-repeated="16336" table:style-name="ce2"/>
        </table:table-row>
        <table:table-row table:style-name="ro1">
          <table:covered-table-cell/>
          <table:table-cell table:number-columns-repeated="46" table:style-name="ce274"/>
          <table:table-cell table:style-name="ce273"/>
          <table:table-cell table:number-columns-repeated="16336" table:style-name="ce2"/>
        </table:table-row>
        <table:table-row table:style-name="ro1">
          <table:table-cell table:style-name="ce275"/>
          <table:table-cell table:number-columns-repeated="46" table:style-name="ce276"/>
          <table:table-cell table:style-name="ce273"/>
          <table:table-cell table:number-columns-repeated="16336" table:style-name="ce2"/>
        </table:table-row>
        <table:table-row table:number-rows-repeated="1048503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6.$A$1:AT1_6.$J$67" table:base-cell-address="AT1_6.$A$1"/>
        </table:named-expressions>
      </table:table>
      <table:table table:name="AT1_7" table:style-name="ta1">
        <table:table-column table:style-name="co27" table:default-cell-style-name="ce60"/>
        <table:table-column table:style-name="co29" table:default-cell-style-name="ce60"/>
        <table:table-column table:style-name="co30" table:number-columns-repeated="3" table:default-cell-style-name="ce60"/>
        <table:table-column table:style-name="co27" table:number-columns-repeated="10" table:default-cell-style-name="ce60"/>
        <table:table-column table:style-name="co1" table:number-columns-repeated="16369" table:default-cell-style-name="ce60"/>
        <table:table-row table:style-name="ro5">
          <table:table-cell table:style-name="ce2"/>
          <table:table-cell table:style-name="ce13"/>
          <table:table-cell table:number-columns-repeated="14" table:style-name="ce60"/>
          <table:table-cell table:number-columns-repeated="16368" table:style-name="ce2"/>
        </table:table-row>
        <table:table-row table:style-name="ro23">
          <table:table-cell table:style-name="ce173"/>
          <table:table-cell office:value-type="string" table:number-columns-spanned="4" table:number-rows-spanned="1" table:style-name="ce285">
            <text:p>Annex Table 1.7: Average age of recent first time buyers, London and outside London, 2003-04 to 2020-21</text:p>
          </table:table-cell>
          <table:covered-table-cell table:number-columns-repeated="3"/>
          <table:table-cell table:style-name="ce18"/>
          <table:table-cell table:number-columns-spanned="5" table:number-rows-spanned="1" table:style-name="ce277"/>
          <table:covered-table-cell table:number-columns-repeated="4"/>
          <table:table-cell table:number-columns-spanned="3" table:number-rows-spanned="1" table:style-name="ce277"/>
          <table:covered-table-cell table:number-columns-repeated="2"/>
          <table:table-cell table:style-name="ce224"/>
          <table:table-cell table:number-columns-repeated="16369" table:style-name="ce173"/>
        </table:table-row>
        <table:table-row table:style-name="ro1">
          <table:table-cell table:style-name="ce2"/>
          <table:table-cell table:number-columns-repeated="15" table:style-name="ce60"/>
          <table:table-cell table:number-columns-repeated="16368" table:style-name="ce2"/>
        </table:table-row>
        <table:table-row table:style-name="ro21">
          <table:table-cell table:style-name="ce225"/>
          <table:table-cell office:value-type="string" table:style-name="ce226">
            <text:p>all recent first time buyers<text:span text:style-name="T4">1</text:span></text:p>
          </table:table-cell>
          <table:table-cell table:number-columns-repeated="5" table:style-name="ce225"/>
          <table:table-cell table:style-name="ce227"/>
          <table:table-cell table:style-name="ce228"/>
          <table:table-cell table:style-name="ce225"/>
          <table:table-cell table:number-columns-repeated="2" table:style-name="ce229"/>
          <table:table-cell table:style-name="ce230"/>
          <table:table-cell table:style-name="ce229"/>
          <table:table-cell table:number-columns-repeated="16370" table:style-name="ce225"/>
        </table:table-row>
        <table:table-row table:style-name="ro22">
          <table:table-cell table:style-name="ce2"/>
          <table:table-cell table:style-name="ce231"/>
          <table:table-cell office:value-type="string" table:style-name="ce232">
            <text:p>London</text:p>
          </table:table-cell>
          <table:table-cell office:value-type="string" table:style-name="ce232">
            <text:p>England (excluding London)</text:p>
          </table:table-cell>
          <table:table-cell office:value-type="string" table:style-name="ce78">
            <text:p>all first time buyers</text:p>
          </table:table-cell>
          <table:table-cell table:style-name="ce233"/>
          <table:table-cell table:style-name="ce234"/>
          <table:table-cell table:style-name="ce60"/>
          <table:table-cell table:style-name="ce235"/>
          <table:table-cell table:style-name="ce60"/>
          <table:table-cell table:style-name="ce236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table:style-name="ce15"/>
          <table:table-cell table:number-columns-repeated="2" table:style-name="ce237"/>
          <table:table-cell office:value-type="string" table:style-name="ce36">
            <text:p>age (means)</text:p>
          </table:table-cell>
          <table:table-cell table:number-columns-repeated="3" table:style-name="ce60"/>
          <table:table-cell table:style-name="ce142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3-04</text:p>
          </table:table-cell>
          <table:table-cell office:value-type="float" office:value="31.968336410942818" table:style-name="ce148">
            <text:p>32.0</text:p>
          </table:table-cell>
          <table:table-cell office:value-type="float" office:value="31.229379591342322" table:style-name="ce148">
            <text:p>31.2</text:p>
          </table:table-cell>
          <table:table-cell office:value-type="float" office:value="31.356427881034236" table:style-name="ce148">
            <text:p>31.4</text:p>
          </table:table-cell>
          <table:table-cell table:style-name="ce148"/>
          <table:table-cell table:number-columns-repeated="3" table:style-name="ce249"/>
          <table:table-cell table:number-columns-repeated="7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4-05</text:p>
          </table:table-cell>
          <table:table-cell office:value-type="float" office:value="30.970219224231244" table:style-name="ce148">
            <text:p>31.0</text:p>
          </table:table-cell>
          <table:table-cell office:value-type="float" office:value="31.089599393997638" table:style-name="ce148">
            <text:p>31.1</text:p>
          </table:table-cell>
          <table:table-cell office:value-type="float" office:value="31.068091153037223" table:style-name="ce148">
            <text:p>31.1</text:p>
          </table:table-cell>
          <table:table-cell table:style-name="ce148"/>
          <table:table-cell table:style-name="ce278"/>
          <table:table-cell table:number-columns-repeated="2" table:style-name="ce249"/>
          <table:table-cell table:number-columns-repeated="7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5-06</text:p>
          </table:table-cell>
          <table:table-cell office:value-type="float" office:value="31.950254345383374" table:style-name="ce148">
            <text:p>32.0</text:p>
          </table:table-cell>
          <table:table-cell office:value-type="float" office:value="30.608661570068861" table:style-name="ce148">
            <text:p>30.6</text:p>
          </table:table-cell>
          <table:table-cell office:value-type="float" office:value="30.832993644443398" table:style-name="ce148">
            <text:p>30.8</text:p>
          </table:table-cell>
          <table:table-cell table:style-name="ce148"/>
          <table:table-cell table:style-name="ce278"/>
          <table:table-cell table:number-columns-repeated="2" table:style-name="ce249"/>
          <table:table-cell table:number-columns-repeated="7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6-07</text:p>
          </table:table-cell>
          <table:table-cell office:value-type="float" office:value="33.037451314839998" table:style-name="ce148">
            <text:p>33.0</text:p>
          </table:table-cell>
          <table:table-cell office:value-type="float" office:value="29.70361585033638" table:style-name="ce148">
            <text:p>29.7</text:p>
          </table:table-cell>
          <table:table-cell office:value-type="float" office:value="30.3317620718359" table:style-name="ce148">
            <text:p>30.3</text:p>
          </table:table-cell>
          <table:table-cell table:style-name="ce148"/>
          <table:table-cell table:style-name="ce278"/>
          <table:table-cell table:number-columns-repeated="2" table:style-name="ce249"/>
          <table:table-cell table:number-columns-repeated="7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7-08</text:p>
          </table:table-cell>
          <table:table-cell office:value-type="float" office:value="32.736077518502483" table:style-name="ce148">
            <text:p>32.7</text:p>
          </table:table-cell>
          <table:table-cell office:value-type="float" office:value="30.495985114215387" table:style-name="ce148">
            <text:p>30.5</text:p>
          </table:table-cell>
          <table:table-cell office:value-type="float" office:value="30.871945816099281" table:style-name="ce148">
            <text:p>30.9</text:p>
          </table:table-cell>
          <table:table-cell table:style-name="ce148"/>
          <table:table-cell table:style-name="ce278"/>
          <table:table-cell table:number-columns-repeated="2" table:style-name="ce249"/>
          <table:table-cell table:number-columns-repeated="7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8-09</text:p>
          </table:table-cell>
          <table:table-cell office:value-type="float" office:value="33.600196239749195" table:style-name="ce148">
            <text:p>33.6</text:p>
          </table:table-cell>
          <table:table-cell office:value-type="float" office:value="31.278687457962093" table:style-name="ce148">
            <text:p>31.3</text:p>
          </table:table-cell>
          <table:table-cell office:value-type="float" office:value="31.699189643810382" table:style-name="ce148">
            <text:p>31.7</text:p>
          </table:table-cell>
          <table:table-cell table:style-name="ce148"/>
          <table:table-cell table:style-name="ce278"/>
          <table:table-cell table:number-columns-repeated="2" table:style-name="ce249"/>
          <table:table-cell table:number-columns-repeated="7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9-10</text:p>
          </table:table-cell>
          <table:table-cell office:value-type="float" office:value="32.830965861577809" table:style-name="ce148">
            <text:p>32.8</text:p>
          </table:table-cell>
          <table:table-cell office:value-type="float" office:value="31.667782735568739" table:style-name="ce148">
            <text:p>31.7</text:p>
          </table:table-cell>
          <table:table-cell office:value-type="float" office:value="31.883043713170615" table:style-name="ce148">
            <text:p>31.9</text:p>
          </table:table-cell>
          <table:table-cell table:style-name="ce148"/>
          <table:table-cell table:style-name="ce279"/>
          <table:table-cell table:number-columns-repeated="2" table:style-name="ce249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0-11</text:p>
          </table:table-cell>
          <table:table-cell office:value-type="float" office:value="32.505014534435333" table:style-name="ce148">
            <text:p>32.5</text:p>
          </table:table-cell>
          <table:table-cell office:value-type="float" office:value="31.943403855683716" table:style-name="ce148">
            <text:p>31.9</text:p>
          </table:table-cell>
          <table:table-cell office:value-type="float" office:value="32.041357837382648" table:style-name="ce148">
            <text:p>32.0</text:p>
          </table:table-cell>
          <table:table-cell table:style-name="ce148"/>
          <table:table-cell table:style-name="ce279"/>
          <table:table-cell table:number-columns-repeated="2" table:style-name="ce249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1-12</text:p>
          </table:table-cell>
          <table:table-cell office:value-type="float" office:value="31.567819043943594" table:style-name="ce148">
            <text:p>31.6</text:p>
          </table:table-cell>
          <table:table-cell office:value-type="float" office:value="31.555730086590675" table:style-name="ce148">
            <text:p>31.6</text:p>
          </table:table-cell>
          <table:table-cell office:value-type="float" office:value="31.557895664412882" table:style-name="ce148">
            <text:p>31.6</text:p>
          </table:table-cell>
          <table:table-cell table:style-name="ce148"/>
          <table:table-cell table:style-name="ce279"/>
          <table:table-cell table:number-columns-repeated="2" table:style-name="ce249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2-13</text:p>
          </table:table-cell>
          <table:table-cell office:value-type="float" office:value="32.232727718384488" table:style-name="ce148">
            <text:p>32.2</text:p>
          </table:table-cell>
          <table:table-cell office:value-type="float" office:value="32.397019988584375" table:style-name="ce148">
            <text:p>32.4</text:p>
          </table:table-cell>
          <table:table-cell office:value-type="float" office:value="32.361811895358379" table:style-name="ce148">
            <text:p>32.4</text:p>
          </table:table-cell>
          <table:table-cell table:style-name="ce148"/>
          <table:table-cell table:style-name="ce279"/>
          <table:table-cell table:number-columns-repeated="2" table:style-name="ce249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3-14</text:p>
          </table:table-cell>
          <table:table-cell office:value-type="float" office:value="35.723891617183035" table:style-name="ce148">
            <text:p>35.7</text:p>
          </table:table-cell>
          <table:table-cell office:value-type="float" office:value="31.785853267694538" table:style-name="ce148">
            <text:p>31.8</text:p>
          </table:table-cell>
          <table:table-cell office:value-type="float" office:value="32.78196491237842" table:style-name="ce148">
            <text:p>32.8</text:p>
          </table:table-cell>
          <table:table-cell table:style-name="ce148"/>
          <table:table-cell table:style-name="ce279"/>
          <table:table-cell table:number-columns-repeated="2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4-15</text:p>
          </table:table-cell>
          <table:table-cell office:value-type="float" office:value="32.859540250007498" table:style-name="ce148">
            <text:p>32.9</text:p>
          </table:table-cell>
          <table:table-cell office:value-type="float" office:value="32.457770548083893" table:style-name="ce148">
            <text:p>32.5</text:p>
          </table:table-cell>
          <table:table-cell office:value-type="float" office:value="32.547248762357277" table:style-name="ce148">
            <text:p>32.5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15-16</text:p>
          </table:table-cell>
          <table:table-cell office:value-type="float" office:value="32.559373615764258" table:style-name="ce148">
            <text:p>32.6</text:p>
          </table:table-cell>
          <table:table-cell office:value-type="float" office:value="32.306380820143453" table:style-name="ce148">
            <text:p>32.3</text:p>
          </table:table-cell>
          <table:table-cell office:value-type="float" office:value="32.350328590955804" table:style-name="ce148">
            <text:p>32.4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6-17</text:p>
          </table:table-cell>
          <table:table-cell office:value-type="float" office:value="34.05444085201929" table:style-name="ce148">
            <text:p>34.1</text:p>
          </table:table-cell>
          <table:table-cell office:value-type="float" office:value="33.087953463504107" table:style-name="ce148">
            <text:p>33.1</text:p>
          </table:table-cell>
          <table:table-cell office:value-type="float" office:value="33.242335804122987" table:style-name="ce148">
            <text:p>33.2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7-18</text:p>
          </table:table-cell>
          <table:table-cell office:value-type="float" office:value="34.512403322760129" table:style-name="ce148">
            <text:p>34.5</text:p>
          </table:table-cell>
          <table:table-cell office:value-type="float" office:value="32.601878989374299" table:style-name="ce148">
            <text:p>32.6</text:p>
          </table:table-cell>
          <table:table-cell office:value-type="float" office:value="32.893025697710151" table:style-name="ce148">
            <text:p>32.9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8-19</text:p>
          </table:table-cell>
          <table:table-cell office:value-type="float" office:value="36.690713742786301" table:style-name="ce148">
            <text:p>36.7</text:p>
          </table:table-cell>
          <table:table-cell office:value-type="float" office:value="32.136580741834798" table:style-name="ce148">
            <text:p>32.1</text:p>
          </table:table-cell>
          <table:table-cell office:value-type="float" office:value="32.926810241706001" table:style-name="ce148">
            <text:p>32.9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9-20</text:p>
          </table:table-cell>
          <table:table-cell office:value-type="float" office:value="34.4772618714291" table:style-name="ce148">
            <text:p>34.5</text:p>
          </table:table-cell>
          <table:table-cell office:value-type="float" office:value="31.827458408198801" table:style-name="ce148">
            <text:p>31.8</text:p>
          </table:table-cell>
          <table:table-cell office:value-type="float" office:value="32.177086206597899" table:style-name="ce148">
            <text:p>32.2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75">
            <text:p>2020-21</text:p>
          </table:table-cell>
          <table:table-cell office:value-type="float" office:value="33.806554772048003" table:style-name="ce258">
            <text:p>33.8</text:p>
          </table:table-cell>
          <table:table-cell office:value-type="float" office:value="32.079868897312267" table:style-name="ce258">
            <text:p>32.1</text:p>
          </table:table-cell>
          <table:table-cell office:value-type="float" office:value="32.358595157984574" table:style-name="ce258">
            <text:p>32.4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table:style-name="ce15"/>
          <table:table-cell table:number-columns-repeated="2" table:style-name="ce237"/>
          <table:table-cell office:value-type="string" table:style-name="ce36">
            <text:p>sample size</text:p>
          </table:table-cell>
          <table:table-cell table:style-name="ce240"/>
          <table:table-cell table:number-columns-repeated="2" table:style-name="ce244"/>
          <table:table-cell table:style-name="ce280"/>
          <table:table-cell table:style-name="ce247"/>
          <table:table-cell table:number-columns-repeated="6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3-04</text:p>
          </table:table-cell>
          <table:table-cell office:value-type="float" office:value="103" table:style-name="ce194">
            <text:p><text:s/>103<text:s/></text:p>
          </table:table-cell>
          <table:table-cell office:value-type="float" office:value="603" table:style-name="ce194">
            <text:p><text:s/>603<text:s/></text:p>
          </table:table-cell>
          <table:table-cell office:value-type="float" office:value="706" table:style-name="ce194">
            <text:p><text:s/>706<text:s/></text:p>
          </table:table-cell>
          <table:table-cell table:style-name="ce60"/>
          <table:table-cell table:number-columns-repeated="3" table:style-name="ce281"/>
          <table:table-cell table:style-name="ce60"/>
          <table:table-cell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4-05</text:p>
          </table:table-cell>
          <table:table-cell office:value-type="float" office:value="94" table:style-name="ce194">
            <text:p><text:s/>94<text:s/></text:p>
          </table:table-cell>
          <table:table-cell office:value-type="float" office:value="515" table:style-name="ce194">
            <text:p><text:s/>515<text:s/></text:p>
          </table:table-cell>
          <table:table-cell office:value-type="float" office:value="609" table:style-name="ce194">
            <text:p><text:s/>609<text:s/></text:p>
          </table:table-cell>
          <table:table-cell table:style-name="ce240"/>
          <table:table-cell table:style-name="ce282"/>
          <table:table-cell table:style-name="ce281"/>
          <table:table-cell table:style-name="ce283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5-06</text:p>
          </table:table-cell>
          <table:table-cell office:value-type="float" office:value="72" table:style-name="ce194">
            <text:p><text:s/>72<text:s/></text:p>
          </table:table-cell>
          <table:table-cell office:value-type="float" office:value="435" table:style-name="ce194">
            <text:p><text:s/>435<text:s/></text:p>
          </table:table-cell>
          <table:table-cell office:value-type="float" office:value="507" table:style-name="ce194">
            <text:p><text:s/>507<text:s/></text:p>
          </table:table-cell>
          <table:table-cell table:style-name="ce240"/>
          <table:table-cell table:style-name="ce282"/>
          <table:table-cell table:style-name="ce281"/>
          <table:table-cell table:style-name="ce283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6-07</text:p>
          </table:table-cell>
          <table:table-cell office:value-type="float" office:value="89" table:style-name="ce194">
            <text:p><text:s/>89<text:s/></text:p>
          </table:table-cell>
          <table:table-cell office:value-type="float" office:value="459" table:style-name="ce194">
            <text:p><text:s/>459<text:s/></text:p>
          </table:table-cell>
          <table:table-cell office:value-type="float" office:value="548" table:style-name="ce194">
            <text:p><text:s/>548<text:s/></text:p>
          </table:table-cell>
          <table:table-cell table:style-name="ce240"/>
          <table:table-cell table:style-name="ce282"/>
          <table:table-cell table:style-name="ce281"/>
          <table:table-cell table:style-name="ce283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7-08</text:p>
          </table:table-cell>
          <table:table-cell office:value-type="float" office:value="71" table:style-name="ce194">
            <text:p><text:s/>71<text:s/></text:p>
          </table:table-cell>
          <table:table-cell office:value-type="float" office:value="414" table:style-name="ce194">
            <text:p><text:s/>414<text:s/></text:p>
          </table:table-cell>
          <table:table-cell office:value-type="float" office:value="485" table:style-name="ce194">
            <text:p><text:s/>485<text:s/></text:p>
          </table:table-cell>
          <table:table-cell table:style-name="ce60"/>
          <table:table-cell table:style-name="ce282"/>
          <table:table-cell table:style-name="ce281"/>
          <table:table-cell table:style-name="ce283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8-09</text:p>
          </table:table-cell>
          <table:table-cell office:value-type="float" office:value="63" table:style-name="ce194">
            <text:p><text:s/>63<text:s/></text:p>
          </table:table-cell>
          <table:table-cell office:value-type="float" office:value="406" table:style-name="ce194">
            <text:p><text:s/>406<text:s/></text:p>
          </table:table-cell>
          <table:table-cell office:value-type="float" office:value="469" table:style-name="ce194">
            <text:p><text:s/>469<text:s/></text:p>
          </table:table-cell>
          <table:table-cell table:style-name="ce36"/>
          <table:table-cell table:style-name="ce282"/>
          <table:table-cell table:style-name="ce281"/>
          <table:table-cell table:style-name="ce283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0">
            <text:p>2009-10</text:p>
          </table:table-cell>
          <table:table-cell office:value-type="float" office:value="65" table:style-name="ce194">
            <text:p><text:s/>65<text:s/></text:p>
          </table:table-cell>
          <table:table-cell office:value-type="float" office:value="355" table:style-name="ce194">
            <text:p><text:s/>355<text:s/></text:p>
          </table:table-cell>
          <table:table-cell office:value-type="float" office:value="420" table:style-name="ce194">
            <text:p><text:s/>420<text:s/></text:p>
          </table:table-cell>
          <table:table-cell table:style-name="ce60"/>
          <table:table-cell table:style-name="ce282"/>
          <table:table-cell table:number-columns-repeated="2" table:style-name="ce28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0-11</text:p>
          </table:table-cell>
          <table:table-cell office:value-type="float" office:value="51" table:style-name="ce194">
            <text:p><text:s/>51<text:s/></text:p>
          </table:table-cell>
          <table:table-cell office:value-type="float" office:value="294" table:style-name="ce194">
            <text:p><text:s/>294<text:s/></text:p>
          </table:table-cell>
          <table:table-cell office:value-type="float" office:value="345" table:style-name="ce194">
            <text:p><text:s/>345<text:s/></text:p>
          </table:table-cell>
          <table:table-cell table:style-name="ce36"/>
          <table:table-cell table:style-name="ce282"/>
          <table:table-cell table:number-columns-repeated="2" table:style-name="ce28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1-12</text:p>
          </table:table-cell>
          <table:table-cell office:value-type="float" office:value="46" table:style-name="ce194">
            <text:p><text:s/>46<text:s/></text:p>
          </table:table-cell>
          <table:table-cell office:value-type="float" office:value="225" table:style-name="ce194">
            <text:p><text:s/>225<text:s/></text:p>
          </table:table-cell>
          <table:table-cell office:value-type="float" office:value="271" table:style-name="ce194">
            <text:p><text:s/>271<text:s/></text:p>
          </table:table-cell>
          <table:table-cell table:style-name="ce60"/>
          <table:table-cell table:style-name="ce282"/>
          <table:table-cell table:number-columns-repeated="2" table:style-name="ce28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2-13</text:p>
          </table:table-cell>
          <table:table-cell office:value-type="float" office:value="55" table:style-name="ce194">
            <text:p><text:s/>55<text:s/></text:p>
          </table:table-cell>
          <table:table-cell office:value-type="float" office:value="254" table:style-name="ce194">
            <text:p><text:s/>254<text:s/></text:p>
          </table:table-cell>
          <table:table-cell office:value-type="float" office:value="309" table:style-name="ce194">
            <text:p><text:s/>309<text:s/></text:p>
          </table:table-cell>
          <table:table-cell table:style-name="ce36"/>
          <table:table-cell table:style-name="ce282"/>
          <table:table-cell table:number-columns-repeated="2" table:style-name="ce28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3-14</text:p>
          </table:table-cell>
          <table:table-cell office:value-type="float" office:value="57" table:style-name="ce194">
            <text:p><text:s/>57<text:s/></text:p>
          </table:table-cell>
          <table:table-cell office:value-type="float" office:value="269" table:style-name="ce194">
            <text:p><text:s/>269<text:s/></text:p>
          </table:table-cell>
          <table:table-cell office:value-type="float" office:value="326" table:style-name="ce194">
            <text:p><text:s/>326<text:s/></text:p>
          </table:table-cell>
          <table:table-cell table:style-name="ce60"/>
          <table:table-cell table:style-name="ce282"/>
          <table:table-cell table:number-columns-repeated="2" table:style-name="ce28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4-15</text:p>
          </table:table-cell>
          <table:table-cell office:value-type="float" office:value="53" table:style-name="ce194">
            <text:p><text:s/>53<text:s/></text:p>
          </table:table-cell>
          <table:table-cell office:value-type="float" office:value="246" table:style-name="ce194">
            <text:p><text:s/>246<text:s/></text:p>
          </table:table-cell>
          <table:table-cell office:value-type="float" office:value="299" table:style-name="ce194">
            <text:p><text:s/>299<text:s/></text:p>
          </table:table-cell>
          <table:table-cell table:style-name="ce36"/>
          <table:table-cell table:style-name="ce282"/>
          <table:table-cell table:number-columns-repeated="2" table:style-name="ce28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60">
            <text:p>2015-16</text:p>
          </table:table-cell>
          <table:table-cell office:value-type="float" office:value="42" table:style-name="ce194">
            <text:p><text:s/>42<text:s/></text:p>
          </table:table-cell>
          <table:table-cell office:value-type="float" office:value="285" table:style-name="ce194">
            <text:p><text:s/>285<text:s/></text:p>
          </table:table-cell>
          <table:table-cell office:value-type="float" office:value="327" table:style-name="ce194">
            <text:p><text:s/>327<text:s/></text:p>
          </table:table-cell>
          <table:table-cell table:style-name="ce36"/>
          <table:table-cell table:style-name="ce282"/>
          <table:table-cell table:number-columns-repeated="2" table:style-name="ce28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15">
            <text:p>2016-17</text:p>
          </table:table-cell>
          <table:table-cell office:value-type="float" office:value="42" table:style-name="ce259">
            <text:p><text:s/>42<text:s/></text:p>
          </table:table-cell>
          <table:table-cell office:value-type="float" office:value="296" table:style-name="ce259">
            <text:p><text:s/>296<text:s/></text:p>
          </table:table-cell>
          <table:table-cell office:value-type="float" office:value="338" table:style-name="ce259">
            <text:p><text:s/>338<text:s/></text:p>
          </table:table-cell>
          <table:table-cell table:style-name="ce36"/>
          <table:table-cell table:style-name="ce282"/>
          <table:table-cell table:number-columns-repeated="2" table:style-name="ce28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15">
            <text:p>2017-18</text:p>
          </table:table-cell>
          <table:table-cell office:value-type="float" office:value="49" table:style-name="ce259">
            <text:p><text:s/>49<text:s/></text:p>
          </table:table-cell>
          <table:table-cell office:value-type="float" office:value="328" table:style-name="ce259">
            <text:p><text:s/>328<text:s/></text:p>
          </table:table-cell>
          <table:table-cell office:value-type="float" office:value="377" table:style-name="ce259">
            <text:p><text:s/>377<text:s/></text:p>
          </table:table-cell>
          <table:table-cell table:style-name="ce60"/>
          <table:table-cell table:style-name="ce284"/>
          <table:table-cell table:number-columns-repeated="2" table:style-name="ce26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15">
            <text:p>2018-19</text:p>
          </table:table-cell>
          <table:table-cell office:value-type="float" office:value="47" table:style-name="ce259">
            <text:p><text:s/>47<text:s/></text:p>
          </table:table-cell>
          <table:table-cell office:value-type="float" office:value="295" table:style-name="ce259">
            <text:p><text:s/>295<text:s/></text:p>
          </table:table-cell>
          <table:table-cell office:value-type="float" office:value="342" table:style-name="ce259">
            <text:p><text:s/>342<text:s/></text:p>
          </table:table-cell>
          <table:table-cell table:style-name="ce60"/>
          <table:table-cell table:style-name="ce284"/>
          <table:table-cell table:number-columns-repeated="2" table:style-name="ce261"/>
          <table:table-cell table:number-columns-repeated="7" table:style-name="ce238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15">
            <text:p>2019-20</text:p>
          </table:table-cell>
          <table:table-cell office:value-type="float" office:value="47" table:style-name="ce259">
            <text:p><text:s/>47<text:s/></text:p>
          </table:table-cell>
          <table:table-cell office:value-type="float" office:value="347" table:style-name="ce259">
            <text:p><text:s/>347<text:s/></text:p>
          </table:table-cell>
          <table:table-cell office:value-type="float" office:value="394" table:style-name="ce259">
            <text:p><text:s/>394<text:s/>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60"/>
          <table:table-cell office:value-type="string" table:style-name="ce75">
            <text:p>2020-21</text:p>
          </table:table-cell>
          <table:table-cell office:value-type="float" office:value="49" table:style-name="ce262">
            <text:p><text:s/>49<text:s/></text:p>
          </table:table-cell>
          <table:table-cell office:value-type="float" office:value="217" table:style-name="ce262">
            <text:p><text:s/>217<text:s/></text:p>
          </table:table-cell>
          <table:table-cell office:value-type="float" office:value="266" table:style-name="ce262">
            <text:p><text:s/>266<text:s/></text:p>
          </table:table-cell>
          <table:table-cell table:style-name="ce148"/>
          <table:table-cell table:number-columns-repeated="3" table:style-name="ce249"/>
          <table:table-cell table:number-columns-repeated="2" table:style-name="ce238"/>
          <table:table-cell table:number-columns-repeated="5" table:style-name="ce60"/>
          <table:table-cell table:number-columns-repeated="16368" table:style-name="ce2"/>
        </table:table-row>
        <table:table-row table:style-name="ro5">
          <table:table-cell table:style-name="ce263"/>
          <table:table-cell office:value-type="string" table:style-name="ce265">
            <text:p>1<text:s/><text:span text:style-name="T2">resident for less than three years</text:span></text:p>
          </table:table-cell>
          <table:table-cell table:number-columns-repeated="3" table:style-name="ce265"/>
          <table:table-cell table:style-name="ce263"/>
          <table:table-cell table:number-columns-repeated="3" table:style-name="ce265"/>
          <table:table-cell table:style-name="ce263"/>
          <table:table-cell table:number-columns-repeated="2" table:style-name="ce266"/>
          <table:table-cell table:style-name="ce267"/>
          <table:table-cell table:style-name="ce268"/>
          <table:table-cell table:number-columns-repeated="16370" table:style-name="ce263"/>
        </table:table-row>
        <table:table-row table:style-name="ro5">
          <table:table-cell table:style-name="ce269"/>
          <table:table-cell office:value-type="string" table:style-name="ce61">
            <text:p>Sources:<text:s/></text:p>
          </table:table-cell>
          <table:table-cell table:number-columns-repeated="7" table:style-name="ce61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63"/>
        </table:table-row>
        <table:table-row table:style-name="ro5">
          <table:table-cell table:style-name="ce270"/>
          <table:table-cell office:value-type="string" table:style-name="ce63">
            <text:p>2003-04 to 2007-08: Survey of English Housing</text:p>
          </table:table-cell>
          <table:table-cell table:number-columns-repeated="7" table:style-name="ce61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63"/>
        </table:table-row>
        <table:table-row table:style-name="ro5">
          <table:table-cell table:style-name="ce270"/>
          <table:table-cell office:value-type="string" table:style-name="ce63">
            <text:p>2008-09 onwards: English Housing Survey, full household sample</text:p>
          </table:table-cell>
          <table:table-cell table:number-columns-repeated="7" table:style-name="ce61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63"/>
        </table:table-row>
        <table:table-row table:number-rows-repeated="2" table:style-name="ro18">
          <table:table-cell table:number-columns-repeated="7" table:style-name="ce270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63"/>
        </table:table-row>
        <table:table-row table:style-name="ro1">
          <table:table-cell table:number-columns-repeated="48" table:style-name="ce60"/>
          <table:table-cell table:number-columns-repeated="16336" table:style-name="ce2"/>
        </table:table-row>
        <table:table-row table:style-name="ro1">
          <table:table-cell table:number-columns-spanned="1" table:number-rows-spanned="3" table:style-name="ce277"/>
          <table:table-cell table:number-columns-spanned="46" table:number-rows-spanned="1" table:style-name="ce277"/>
          <table:covered-table-cell table:number-columns-repeated="45"/>
          <table:table-cell table:style-name="ce273"/>
          <table:table-cell table:number-columns-repeated="16336" table:style-name="ce2"/>
        </table:table-row>
        <table:table-row table:style-name="ro1">
          <table:covered-table-cell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4" table:number-rows-spanned="1" table:style-name="ce277"/>
          <table:covered-table-cell table:number-columns-repeated="3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number-columns-spanned="3" table:number-rows-spanned="1" table:style-name="ce277"/>
          <table:covered-table-cell table:number-columns-repeated="2"/>
          <table:table-cell table:style-name="ce273"/>
          <table:table-cell table:number-columns-repeated="16336" table:style-name="ce2"/>
        </table:table-row>
        <table:table-row table:style-name="ro1">
          <table:covered-table-cell/>
          <table:table-cell table:number-columns-repeated="46" table:style-name="ce274"/>
          <table:table-cell table:style-name="ce273"/>
          <table:table-cell table:number-columns-repeated="16336" table:style-name="ce2"/>
        </table:table-row>
        <table:table-row table:style-name="ro1">
          <table:table-cell table:style-name="ce275"/>
          <table:table-cell table:number-columns-repeated="46" table:style-name="ce276"/>
          <table:table-cell table:style-name="ce273"/>
          <table:table-cell table:number-columns-repeated="16336" table:style-name="ce2"/>
        </table:table-row>
        <table:table-row table:number-rows-repeated="1048522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7.$A$1:AT1_7.$F$48" table:base-cell-address="AT1_7.$A$1"/>
        </table:named-expressions>
      </table:table>
      <table:table table:name="AT1_8" table:style-name="ta1">
        <table:table-column table:style-name="co1" table:default-cell-style-name="ce60"/>
        <table:table-column table:style-name="co32" table:default-cell-style-name="ce60"/>
        <table:table-column table:style-name="co33" table:default-cell-style-name="ce60"/>
        <table:table-column table:style-name="co34" table:default-cell-style-name="ce60"/>
        <table:table-column table:style-name="co15" table:default-cell-style-name="ce60"/>
        <table:table-column table:style-name="co1" table:number-columns-repeated="16379" table:default-cell-style-name="ce60"/>
        <table:table-row table:style-name="ro5">
          <table:table-cell table:style-name="ce2"/>
          <table:table-cell table:style-name="ce222"/>
          <table:table-cell table:number-columns-repeated="43" table:style-name="ce60"/>
          <table:table-cell table:number-columns-repeated="16339" table:style-name="ce2"/>
        </table:table-row>
        <table:table-row table:style-name="ro2">
          <table:table-cell table:style-name="ce2"/>
          <table:table-cell office:value-type="string" table:style-name="ce18">
            <text:p>Annex Table 1.8: Demographic and economic characteristics, recent first time buyers, 2020-21</text:p>
          </table:table-cell>
          <table:table-cell table:number-columns-repeated="2" table:style-name="ce18"/>
          <table:table-cell table:number-columns-repeated="41" table:style-name="ce60"/>
          <table:table-cell table:number-columns-repeated="16339" table:style-name="ce2"/>
        </table:table-row>
        <table:table-row table:style-name="ro5">
          <table:table-cell table:style-name="ce2"/>
          <table:table-cell table:number-columns-repeated="3" table:style-name="ce119"/>
          <table:table-cell table:number-columns-repeated="41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226">
            <text:p>all recent first time buyers<text:span text:style-name="T4">1</text:span></text:p>
          </table:table-cell>
          <table:table-cell table:number-columns-repeated="2" table:style-name="ce119"/>
          <table:table-cell table:number-columns-repeated="41" table:style-name="ce60"/>
          <table:table-cell table:number-columns-repeated="16339" table:style-name="ce2"/>
        </table:table-row>
        <table:table-row table:style-name="ro6">
          <table:table-cell table:style-name="ce121"/>
          <table:table-cell table:style-name="ce78"/>
          <table:table-cell office:value-type="string" table:style-name="ce286">
            <text:p>thousands of households</text:p>
          </table:table-cell>
          <table:table-cell office:value-type="string" table:style-name="ce286">
            <text:p>percentages</text:p>
          </table:table-cell>
          <table:table-cell table:number-columns-repeated="16380" table:style-name="ce121"/>
        </table:table-row>
        <table:table-row table:style-name="ro5">
          <table:table-cell table:style-name="ce2"/>
          <table:table-cell table:style-name="ce123"/>
          <table:table-cell table:number-columns-repeated="4" table:style-name="ce60"/>
          <table:table-cell table:number-columns-spanned="6" table:number-rows-spanned="1" table:style-name="ce277"/>
          <table:covered-table-cell table:number-columns-repeated="5"/>
          <table:table-cell table:style-name="ce287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23">
            <text:p>age of HRP</text:p>
          </table:table-cell>
          <table:table-cell table:style-name="ce288"/>
          <table:table-cell table:style-name="ce252"/>
          <table:table-cell table:number-columns-repeated="2" table:style-name="ce60"/>
          <table:table-cell table:number-columns-spanned="3" table:number-rows-spanned="2" table:style-name="ce277"/>
          <table:covered-table-cell table:number-columns-repeated="2"/>
          <table:table-cell table:number-columns-spanned="2" table:number-rows-spanned="1" table:style-name="ce277"/>
          <table:covered-table-cell/>
          <table:table-cell table:number-columns-spanned="1" table:number-rows-spanned="2" table:style-name="ce277"/>
          <table:table-cell table:style-name="ce287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44">
            <text:p>16-24</text:p>
          </table:table-cell>
          <table:table-cell office:value-type="float" office:value="84.686674445593496" table:style-name="ce289">
            <text:p>85</text:p>
          </table:table-cell>
          <table:table-cell office:value-type="float" office:value="8.8464357804072336" table:style-name="ce290">
            <text:p>8.8</text:p>
          </table:table-cell>
          <table:table-cell table:number-columns-repeated="2" table:style-name="ce60"/>
          <table:covered-table-cell/>
          <table:covered-table-cell table:number-columns-repeated="2"/>
          <table:table-cell table:style-name="ce291"/>
          <table:table-cell table:style-name="ce292"/>
          <table:covered-table-cell/>
          <table:table-cell table:style-name="ce287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44">
            <text:p>25-34</text:p>
          </table:table-cell>
          <table:table-cell office:value-type="float" office:value="601.09685248184064" table:style-name="ce289">
            <text:p>601</text:p>
          </table:table-cell>
          <table:table-cell office:value-type="float" office:value="62.791044023127462" table:style-name="ce290">
            <text:p>62.8</text:p>
          </table:table-cell>
          <table:table-cell table:number-columns-repeated="2" table:style-name="ce60"/>
          <table:table-cell table:number-columns-spanned="6" table:number-rows-spanned="1" table:style-name="ce277"/>
          <table:covered-table-cell table:number-columns-repeated="5"/>
          <table:table-cell table:style-name="ce293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44">
            <text:p>35-44</text:p>
          </table:table-cell>
          <table:table-cell office:value-type="float" office:value="203.30495830122584" table:style-name="ce289">
            <text:p>203</text:p>
          </table:table-cell>
          <table:table-cell office:value-type="float" office:value="21.23739383113476" table:style-name="ce290">
            <text:p>21.2</text:p>
          </table:table-cell>
          <table:table-cell table:number-columns-repeated="2" table:style-name="ce60"/>
          <table:table-cell table:number-columns-spanned="3" table:number-rows-spanned="2" table:style-name="ce277"/>
          <table:covered-table-cell table:number-columns-repeated="2"/>
          <table:table-cell table:number-columns-spanned="2" table:number-rows-spanned="1" table:style-name="ce277"/>
          <table:covered-table-cell/>
          <table:table-cell table:number-columns-spanned="1" table:number-rows-spanned="2" table:style-name="ce277"/>
          <table:table-cell table:style-name="ce293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294">
            <text:p>45 or over</text:p>
          </table:table-cell>
          <table:table-cell office:value-type="float" office:value="68.208629086626985" table:style-name="ce295">
            <text:p>68</text:p>
          </table:table-cell>
          <table:table-cell office:value-type="float" office:value="7.1251263653305434" table:style-name="ce296">
            <text:p>7.1</text:p>
          </table:table-cell>
          <table:table-cell table:number-columns-repeated="2" table:style-name="ce60"/>
          <table:covered-table-cell/>
          <table:covered-table-cell table:number-columns-repeated="2"/>
          <table:table-cell table:style-name="ce297"/>
          <table:table-cell table:style-name="ce298"/>
          <table:covered-table-cell/>
          <table:table-cell table:style-name="ce293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table:style-name="ce44"/>
          <table:table-cell table:style-name="ce299"/>
          <table:table-cell table:style-name="ce300"/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23">
            <text:p>weekly gross household income</text:p>
          </table:table-cell>
          <table:table-cell table:style-name="ce299"/>
          <table:table-cell table:style-name="ce300"/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44">
            <text:p>first quintile (lowest incomes)</text:p>
          </table:table-cell>
          <table:table-cell office:value-type="float" office:value="20.869005937297175" table:style-name="ce306">
            <text:p>21</text:p>
          </table:table-cell>
          <table:table-cell office:value-type="float" office:value="2.1799925671168316" table:style-name="ce290">
            <text:p>2.2</text:p>
          </table:table-cell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44">
            <text:p>second quintile</text:p>
          </table:table-cell>
          <table:table-cell office:value-type="float" office:value="96.592715089210827" table:style-name="ce306">
            <text:p>97</text:p>
          </table:table-cell>
          <table:table-cell office:value-type="float" office:value="10.090150032291637" table:style-name="ce290">
            <text:p>10.1</text:p>
          </table:table-cell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44">
            <text:p>third quintile</text:p>
          </table:table-cell>
          <table:table-cell office:value-type="float" office:value="250.12189011603215" table:style-name="ce306">
            <text:p>250</text:p>
          </table:table-cell>
          <table:table-cell office:value-type="float" office:value="26.12792688662114" table:style-name="ce290">
            <text:p>26.1</text:p>
          </table:table-cell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44">
            <text:p>fourth quintile</text:p>
          </table:table-cell>
          <table:table-cell office:value-type="float" office:value="305.43305876801946" table:style-name="ce306">
            <text:p>305</text:p>
          </table:table-cell>
          <table:table-cell office:value-type="float" office:value="31.905774518758733" table:style-name="ce290">
            <text:p>31.9</text:p>
          </table:table-cell>
          <table:table-cell table:style-name="ce307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294">
            <text:p>fifth quintile (highest incomes)</text:p>
          </table:table-cell>
          <table:table-cell office:value-type="float" office:value="284.28044440472723" table:style-name="ce308">
            <text:p>284</text:p>
          </table:table-cell>
          <table:table-cell office:value-type="float" office:value="29.696155995211654" table:style-name="ce296">
            <text:p>29.7</text:p>
          </table:table-cell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table:style-name="ce123"/>
          <table:table-cell table:style-name="ce147"/>
          <table:table-cell table:style-name="ce300"/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23">
            <text:p>ethnicity of HRP</text:p>
          </table:table-cell>
          <table:table-cell table:style-name="ce147"/>
          <table:table-cell table:style-name="ce300"/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38">
            <text:p>white</text:p>
          </table:table-cell>
          <table:table-cell office:value-type="float" office:value="851.10158542503405" table:style-name="ce289">
            <text:p>851</text:p>
          </table:table-cell>
          <table:table-cell office:value-type="float" office:value="88.906732580489361" table:style-name="ce290">
            <text:p>88.9</text:p>
          </table:table-cell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309">
            <text:p>ethnic minority background</text:p>
          </table:table-cell>
          <table:table-cell office:value-type="float" office:value="106.19552889025312" table:style-name="ce295">
            <text:p>106</text:p>
          </table:table-cell>
          <table:table-cell office:value-type="float" office:value="11.093267419510621" table:style-name="ce296">
            <text:p>11.1</text:p>
          </table:table-cell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table:style-name="ce141"/>
          <table:table-cell table:style-name="ce147"/>
          <table:table-cell table:style-name="ce300"/>
          <table:table-cell table:style-name="ce301"/>
          <table:table-cell table:style-name="ce60"/>
          <table:table-cell table:number-columns-repeated="2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2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23">
            <text:p>household type</text:p>
          </table:table-cell>
          <table:table-cell table:style-name="ce147"/>
          <table:table-cell table:style-name="ce300"/>
          <table:table-cell table:style-name="ce301"/>
          <table:table-cell table:style-name="ce60"/>
          <table:table-cell table:number-columns-repeated="5" table:style-name="ce301"/>
          <table:table-cell table:style-name="ce293"/>
          <table:table-cell table:style-name="ce287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38">
            <text:p>couple, no dependent child(ren)</text:p>
          </table:table-cell>
          <table:table-cell office:value-type="float" office:value="375.70348980068241" table:style-name="ce310">
            <text:p>376</text:p>
          </table:table-cell>
          <table:table-cell office:value-type="float" office:value="39.246278316571207" table:style-name="ce311">
            <text:p>39.2</text:p>
          </table:table-cell>
          <table:table-cell table:style-name="ce301"/>
          <table:table-cell table:style-name="ce60"/>
          <table:table-cell table:number-columns-repeated="5" table:style-name="ce301"/>
          <table:table-cell table:style-name="ce293"/>
          <table:table-cell table:style-name="ce287"/>
          <table:table-cell table:number-columns-repeated="32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38">
            <text:p>couple with dependent child(ren)</text:p>
          </table:table-cell>
          <table:table-cell office:value-type="float" office:value="218.93443057163267" table:style-name="ce310">
            <text:p>219</text:p>
          </table:table-cell>
          <table:table-cell office:value-type="float" office:value="22.870060642377151" table:style-name="ce311">
            <text:p>22.9</text:p>
          </table:table-cell>
          <table:table-cell table:style-name="ce301"/>
          <table:table-cell table:style-name="ce60"/>
          <table:table-cell table:number-columns-repeated="2" table:style-name="ce301"/>
          <table:table-cell table:style-name="ce297"/>
          <table:table-cell table:style-name="ce298"/>
          <table:table-cell table:style-name="ce301"/>
          <table:table-cell table:style-name="ce293"/>
          <table:table-cell table:number-columns-repeated="33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38">
            <text:p>lone parent with dependent child(ren)</text:p>
          </table:table-cell>
          <table:table-cell office:value-type="string" table:style-name="ce310">
            <text:p>u</text:p>
          </table:table-cell>
          <table:table-cell office:value-type="string" table:style-name="ce311">
            <text:p>u</text:p>
          </table:table-cell>
          <table:table-cell table:style-name="ce301"/>
          <table:table-cell table:style-name="ce60"/>
          <table:table-cell table:number-columns-repeated="5" table:style-name="ce301"/>
          <table:table-cell table:style-name="ce293"/>
          <table:table-cell table:number-columns-repeated="33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38">
            <text:p>other multi-person households</text:p>
          </table:table-cell>
          <table:table-cell office:value-type="float" office:value="36.603700793032729" table:style-name="ce310">
            <text:p>37</text:p>
          </table:table-cell>
          <table:table-cell office:value-type="float" office:value="3.8236510113387072" table:style-name="ce311">
            <text:p>3.8</text:p>
          </table:table-cell>
          <table:table-cell table:style-name="ce301"/>
          <table:table-cell table:style-name="ce60"/>
          <table:table-cell table:number-columns-repeated="5" table:style-name="ce301"/>
          <table:table-cell table:style-name="ce293"/>
          <table:table-cell table:number-columns-repeated="33" table:style-name="ce304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309">
            <text:p>one person households</text:p>
          </table:table-cell>
          <table:table-cell office:value-type="float" office:value="305.94909529143308" table:style-name="ce312">
            <text:p>306</text:p>
          </table:table-cell>
          <table:table-cell office:value-type="float" office:value="31.959680094749388" table:style-name="ce313">
            <text:p>32.0</text:p>
          </table:table-cell>
          <table:table-cell table:style-name="ce301"/>
          <table:table-cell table:style-name="ce60"/>
          <table:table-cell table:number-columns-repeated="2" table:style-name="ce301"/>
          <table:table-cell table:style-name="ce297"/>
          <table:table-cell table:style-name="ce298"/>
          <table:table-cell table:style-name="ce301"/>
          <table:table-cell table:style-name="ce293"/>
          <table:table-cell table:number-columns-repeated="33" table:style-name="ce304"/>
          <table:table-cell table:number-columns-repeated="16339" table:style-name="ce2"/>
        </table:table-row>
        <table:table-row table:style-name="ro5">
          <table:table-cell table:style-name="ce2"/>
          <table:table-cell table:style-name="ce138"/>
          <table:table-cell table:style-name="ce147"/>
          <table:table-cell table:style-name="ce241"/>
          <table:table-cell table:style-name="ce301"/>
          <table:table-cell table:style-name="ce60"/>
          <table:table-cell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123">
            <text:p>all recent first time buyers<text:span text:style-name="T8">1</text:span></text:p>
          </table:table-cell>
          <table:table-cell office:value-type="float" office:value="957.29711431528744" table:style-name="ce314">
            <text:p>957</text:p>
          </table:table-cell>
          <table:table-cell office:value-type="float" office:value="100" table:style-name="ce315">
            <text:p>100.0</text:p>
          </table:table-cell>
          <table:table-cell table:style-name="ce301"/>
          <table:table-cell table:style-name="ce60"/>
          <table:table-cell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7">
          <table:table-cell table:style-name="ce2"/>
          <table:table-cell table:style-name="ce123"/>
          <table:table-cell table:style-name="ce147"/>
          <table:table-cell table:style-name="ce241"/>
          <table:table-cell table:style-name="ce301"/>
          <table:table-cell table:style-name="ce60"/>
          <table:table-cell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7">
          <table:table-cell table:style-name="ce2"/>
          <table:table-cell office:value-type="string" table:style-name="ce167">
            <text:p>sample size</text:p>
          </table:table-cell>
          <table:table-cell office:value-type="float" office:value="266" table:style-name="ce262">
            <text:p><text:s/>266<text:s/></text:p>
          </table:table-cell>
          <table:table-cell table:style-name="ce316"/>
          <table:table-cell table:style-name="ce301"/>
          <table:table-cell table:style-name="ce60"/>
          <table:table-cell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265">
            <text:p>1<text:s/><text:span text:style-name="T2">resident for less than three years</text:span></text:p>
          </table:table-cell>
          <table:table-cell table:number-columns-repeated="2" table:style-name="ce114"/>
          <table:table-cell table:number-columns-repeated="3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61">
            <text:p>1) u indicates sample size too small for reliable estimate</text:p>
          </table:table-cell>
          <table:table-cell table:number-columns-repeated="2" table:style-name="ce114"/>
          <table:table-cell table:number-columns-repeated="3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61">
            <text:p>Source: English Housing Survey, full household sample</text:p>
          </table:table-cell>
          <table:table-cell table:style-name="ce317"/>
          <table:table-cell table:style-name="ce318"/>
          <table:table-cell table:number-columns-repeated="3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16372" table:style-name="ce2"/>
        </table:table-row>
        <table:table-row table:style-name="ro7">
          <table:table-cell table:style-name="ce2"/>
          <table:table-cell table:number-columns-repeated="3" table:style-name="ce60"/>
          <table:table-cell table:number-columns-repeated="3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7">
          <table:table-cell table:style-name="ce2"/>
          <table:table-cell table:number-columns-repeated="3" table:style-name="ce60"/>
          <table:table-cell table:number-columns-repeated="3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7">
          <table:table-cell table:style-name="ce2"/>
          <table:table-cell table:number-columns-repeated="3" table:style-name="ce60"/>
          <table:table-cell table:number-columns-repeated="3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7">
          <table:table-cell table:style-name="ce2"/>
          <table:table-cell table:number-columns-repeated="3" table:style-name="ce60"/>
          <table:table-cell table:number-columns-repeated="3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7">
          <table:table-cell table:style-name="ce2"/>
          <table:table-cell table:number-columns-repeated="3" table:style-name="ce60"/>
          <table:table-cell table:number-columns-repeated="3" table:style-name="ce301"/>
          <table:table-cell table:style-name="ce302"/>
          <table:table-cell table:number-columns-repeated="3" table:style-name="ce303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style-name="ro7">
          <table:table-cell table:style-name="ce2"/>
          <table:table-cell table:number-columns-repeated="3" table:style-name="ce60"/>
          <table:table-cell table:number-columns-repeated="3" table:style-name="ce301"/>
          <table:table-cell table:style-name="ce302"/>
          <table:table-cell table:number-columns-repeated="3" table:style-name="ce305"/>
          <table:table-cell table:style-name="ce293"/>
          <table:table-cell table:number-columns-repeated="33" table:style-name="ce60"/>
          <table:table-cell table:number-columns-repeated="16339" table:style-name="ce2"/>
        </table:table-row>
        <table:table-row table:number-rows-repeated="1048534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8.$A$1:AT1_8.$E$39" table:base-cell-address="AT1_8.$A$1"/>
        </table:named-expressions>
      </table:table>
      <table:table table:name="AT1_9" table:style-name="ta1">
        <table:table-column table:style-name="co1" table:default-cell-style-name="ce60"/>
        <table:table-column table:style-name="co35" table:default-cell-style-name="ce60"/>
        <table:table-column table:style-name="co36" table:number-columns-repeated="2" table:default-cell-style-name="ce60"/>
        <table:table-column table:style-name="co1" table:number-columns-repeated="4" table:default-cell-style-name="ce60"/>
        <table:table-column table:style-name="co37" table:default-cell-style-name="ce60"/>
        <table:table-column table:style-name="co1" table:number-columns-repeated="2" table:default-cell-style-name="ce60"/>
        <table:table-column table:style-name="co37" table:default-cell-style-name="ce60"/>
        <table:table-column table:style-name="co1" table:number-columns-repeated="23" table:default-cell-style-name="ce60"/>
        <table:table-column table:style-name="co1" table:number-columns-repeated="17" table:default-cell-style-name="ce304"/>
        <table:table-column table:style-name="co1" table:default-cell-style-name="ce60"/>
        <table:table-column table:style-name="co24" table:number-columns-repeated="16331" table:default-cell-style-name="ce60"/>
        <table:table-row table:style-name="ro5">
          <table:table-cell table:style-name="ce2"/>
          <table:table-cell table:style-name="ce222"/>
          <table:table-cell table:number-columns-repeated="33" table:style-name="ce60"/>
          <table:table-cell table:number-columns-repeated="17" table:style-name="ce304"/>
          <table:table-cell table:number-columns-repeated="16332" table:style-name="ce2"/>
        </table:table-row>
        <table:table-row table:style-name="ro2">
          <table:table-cell table:style-name="ce2"/>
          <table:table-cell office:value-type="string" table:style-name="ce18">
            <text:p>Annex Table 1.9: Deposit and type of mortgage, recent first time buyers, 2020-21</text:p>
          </table:table-cell>
          <table:table-cell table:number-columns-repeated="2" table:style-name="ce18"/>
          <table:table-cell table:number-columns-repeated="31" table:style-name="ce60"/>
          <table:table-cell table:number-columns-repeated="17" table:style-name="ce304"/>
          <table:table-cell table:number-columns-repeated="16332" table:style-name="ce2"/>
        </table:table-row>
        <table:table-row table:style-name="ro5">
          <table:table-cell table:style-name="ce2"/>
          <table:table-cell table:style-name="ce319"/>
          <table:table-cell table:number-columns-repeated="33" table:style-name="ce60"/>
          <table:table-cell table:number-columns-repeated="17" table:style-name="ce304"/>
          <table:table-cell table:number-columns-repeated="16332" table:style-name="ce2"/>
        </table:table-row>
        <table:table-row table:style-name="ro5">
          <table:table-cell table:style-name="ce2"/>
          <table:table-cell office:value-type="string" table:style-name="ce226">
            <text:p>all recent first time buyers<text:span text:style-name="T4">1</text:span></text:p>
          </table:table-cell>
          <table:table-cell table:number-columns-repeated="3" table:style-name="ce60"/>
          <table:table-cell table:style-name="ce117"/>
          <table:table-cell table:number-columns-repeated="29" table:style-name="ce60"/>
          <table:table-cell table:number-columns-repeated="17" table:style-name="ce304"/>
          <table:table-cell table:number-columns-repeated="16332" table:style-name="ce2"/>
        </table:table-row>
        <table:table-row table:style-name="ro5">
          <table:table-cell/>
          <table:table-cell table:style-name="ce320"/>
          <table:table-cell office:value-type="string" table:style-name="ce321">
            <text:p>£</text:p>
          </table:table-cell>
          <table:table-cell table:style-name="ce322"/>
          <table:table-cell table:number-columns-repeated="40" table:style-name="ce304"/>
          <table:table-cell table:number-columns-repeated="16340" table:style-name="ce60"/>
        </table:table-row>
        <table:table-row table:style-name="ro2">
          <table:table-cell table:style-name="ce2"/>
          <table:table-cell office:value-type="string" table:style-name="ce44">
            <text:p>mean size of deposit<text:span text:style-name="T9">2</text:span></text:p>
          </table:table-cell>
          <table:table-cell office:value-type="currency" office:value="44293.995294758402" table:style-name="ce323">
            <text:p>£44,294</text:p>
          </table:table-cell>
          <table:table-cell table:style-name="ce324"/>
          <table:table-cell table:number-columns-repeated="48" table:style-name="ce304"/>
          <table:table-cell table:number-columns-repeated="16332" table:style-name="ce2"/>
        </table:table-row>
        <table:table-row table:style-name="ro5">
          <table:table-cell table:style-name="ce2"/>
          <table:table-cell office:value-type="string" table:style-name="ce44">
            <text:p>median size of deposit</text:p>
          </table:table-cell>
          <table:table-cell office:value-type="currency" office:value="25000" table:style-name="ce325">
            <text:p>£25,000</text:p>
          </table:table-cell>
          <table:table-cell table:style-name="ce324"/>
          <table:table-cell table:number-columns-repeated="48" table:style-name="ce304"/>
          <table:table-cell table:number-columns-repeated="16332" table:style-name="ce2"/>
        </table:table-row>
        <table:table-row table:style-name="ro15">
          <table:table-cell table:style-name="ce2"/>
          <table:table-cell table:style-name="ce326"/>
          <table:table-cell office:value-type="string" table:style-name="ce327">
            <text:p>thousands of households</text:p>
          </table:table-cell>
          <table:table-cell office:value-type="string" table:style-name="ce328">
            <text:p>percentages</text:p>
          </table:table-cell>
          <table:table-cell table:style-name="ce304"/>
          <table:table-cell table:style-name="ce329"/>
          <table:table-cell table:number-columns-repeated="46" table:style-name="ce304"/>
          <table:table-cell table:number-columns-repeated="16332" table:style-name="ce2"/>
        </table:table-row>
        <table:table-row table:style-name="ro5">
          <table:table-cell table:style-name="ce2"/>
          <table:table-cell office:value-type="string" table:style-name="ce82">
            <text:p>percentage of purchase price paid</text:p>
          </table:table-cell>
          <table:table-cell table:style-name="ce60"/>
          <table:table-cell table:style-name="ce330"/>
          <table:table-cell table:number-columns-repeated="5" table:style-name="ce329"/>
          <table:table-cell table:number-columns-repeated="4" table:style-name="ce304"/>
          <table:table-cell table:style-name="ce60"/>
          <table:table-cell table:number-columns-repeated="38" table:style-name="ce304"/>
          <table:table-cell table:number-columns-repeated="16332" table:style-name="ce2"/>
        </table:table-row>
        <table:table-row table:style-name="ro5">
          <table:table-cell/>
          <table:table-cell office:value-type="float" office:value="0" table:style-name="ce331">
            <text:p>0</text:p>
          </table:table-cell>
          <table:table-cell office:value-type="string" table:style-name="ce332">
            <text:p>u</text:p>
          </table:table-cell>
          <table:table-cell office:value-type="string" table:style-name="ce333">
            <text:p>u</text:p>
          </table:table-cell>
          <table:table-cell table:style-name="ce329"/>
          <table:table-cell table:style-name="ce334"/>
          <table:table-cell table:style-name="ce329"/>
          <table:table-cell table:style-name="ce334"/>
          <table:table-cell table:style-name="ce329"/>
          <table:table-cell table:number-columns-repeated="4" table:style-name="ce304"/>
          <table:table-cell table:style-name="ce60"/>
          <table:table-cell table:number-columns-repeated="37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31">
            <text:p>1-9</text:p>
          </table:table-cell>
          <table:table-cell office:value-type="float" office:value="201.17014684635598" table:style-name="ce332">
            <text:p>201</text:p>
          </table:table-cell>
          <table:table-cell office:value-type="float" office:value="22.135431844097113" table:style-name="ce333">
            <text:p><text:s/>22.1<text:s/></text:p>
          </table:table-cell>
          <table:table-cell table:number-columns-repeated="5" table:style-name="ce329"/>
          <table:table-cell table:number-columns-repeated="4" table:style-name="ce304"/>
          <table:table-cell table:style-name="ce60"/>
          <table:table-cell table:number-columns-repeated="37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35">
            <text:p>10-19</text:p>
          </table:table-cell>
          <table:table-cell office:value-type="float" office:value="454.130368204592" table:style-name="ce332">
            <text:p>454</text:p>
          </table:table-cell>
          <table:table-cell office:value-type="float" office:value="49.969500799763239" table:style-name="ce333">
            <text:p><text:s/>50.0<text:s/></text:p>
          </table:table-cell>
          <table:table-cell table:style-name="ce334"/>
          <table:table-cell table:number-columns-repeated="4" table:style-name="ce329"/>
          <table:table-cell table:number-columns-repeated="4" table:style-name="ce304"/>
          <table:table-cell table:style-name="ce60"/>
          <table:table-cell table:number-columns-repeated="37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31">
            <text:p>20-29</text:p>
          </table:table-cell>
          <table:table-cell office:value-type="float" office:value="97.677711923895544" table:style-name="ce332">
            <text:p>98</text:p>
          </table:table-cell>
          <table:table-cell office:value-type="float" office:value="10.7478091002741" table:style-name="ce333">
            <text:p><text:s/>10.7<text:s/></text:p>
          </table:table-cell>
          <table:table-cell table:number-columns-repeated="5" table:style-name="ce329"/>
          <table:table-cell table:number-columns-repeated="4" table:style-name="ce304"/>
          <table:table-cell table:style-name="ce60"/>
          <table:table-cell table:number-columns-repeated="37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31">
            <text:p>30-99</text:p>
          </table:table-cell>
          <table:table-cell office:value-type="float" office:value="109.07383478660419" table:style-name="ce332">
            <text:p>109</text:p>
          </table:table-cell>
          <table:table-cell office:value-type="float" office:value="12.00176305352695" table:style-name="ce333">
            <text:p><text:s/>12.0<text:s/></text:p>
          </table:table-cell>
          <table:table-cell table:number-columns-repeated="5" table:style-name="ce329"/>
          <table:table-cell table:number-columns-repeated="4" table:style-name="ce304"/>
          <table:table-cell table:style-name="ce60"/>
          <table:table-cell table:number-columns-repeated="37" table:style-name="ce304"/>
          <table:table-cell table:number-columns-repeated="16333" table:style-name="ce60"/>
        </table:table-row>
        <table:table-row table:style-name="ro5">
          <table:table-cell/>
          <table:table-cell office:value-type="float" office:value="100" table:style-name="ce331">
            <text:p>100</text:p>
          </table:table-cell>
          <table:table-cell office:value-type="float" office:value="43.988367374231764" table:style-name="ce332">
            <text:p>44</text:p>
          </table:table-cell>
          <table:table-cell office:value-type="float" office:value="4.84018888095299" table:style-name="ce333">
            <text:p><text:s/>4.8<text:s/></text:p>
          </table:table-cell>
          <table:table-cell table:number-columns-repeated="5" table:style-name="ce329"/>
          <table:table-cell table:number-columns-repeated="4" table:style-name="ce304"/>
          <table:table-cell table:style-name="ce60"/>
          <table:table-cell table:number-columns-repeated="37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36">
            <text:p>total<text:s/></text:p>
          </table:table-cell>
          <table:table-cell office:value-type="float" office:value="908.81509908288638" table:style-name="ce337">
            <text:p>909</text:p>
          </table:table-cell>
          <table:table-cell office:value-type="float" office:value="100" table:style-name="ce338">
            <text:p><text:s/>100.0<text:s/></text:p>
          </table:table-cell>
          <table:table-cell table:number-columns-repeated="5" table:style-name="ce329"/>
          <table:table-cell table:number-columns-repeated="4" table:style-name="ce304"/>
          <table:table-cell table:style-name="ce60"/>
          <table:table-cell table:number-columns-repeated="37" table:style-name="ce304"/>
          <table:table-cell table:number-columns-repeated="16333" table:style-name="ce60"/>
        </table:table-row>
        <table:table-row table:style-name="ro5">
          <table:table-cell table:style-name="ce60"/>
          <table:table-cell table:style-name="ce123"/>
          <table:table-cell table:style-name="ce339"/>
          <table:table-cell table:style-name="ce123"/>
          <table:table-cell table:number-columns-repeated="8" table:style-name="ce329"/>
          <table:table-cell table:style-name="ce304"/>
          <table:table-cell table:style-name="ce60"/>
          <table:table-cell table:number-columns-repeated="37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123">
            <text:p>type of mortgage</text:p>
          </table:table-cell>
          <table:table-cell table:style-name="ce239"/>
          <table:table-cell table:style-name="ce257"/>
          <table:table-cell table:number-columns-repeated="8" table:style-name="ce329"/>
          <table:table-cell table:style-name="ce304"/>
          <table:table-cell table:style-name="ce60"/>
          <table:table-cell table:number-columns-repeated="37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1">
            <text:p>repayment (interest and part of loan)</text:p>
          </table:table-cell>
          <table:table-cell office:value-type="float" office:value="876.52732161634754" table:style-name="ce332">
            <text:p>877</text:p>
          </table:table-cell>
          <table:table-cell office:value-type="float" office:value="99.21745293369662" table:style-name="ce333">
            <text:p><text:s/>99.2<text:s/></text:p>
          </table:table-cell>
          <table:table-cell table:number-columns-repeated="8" table:style-name="ce329"/>
          <table:table-cell table:number-columns-repeated="39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1">
            <text:p>other type</text:p>
          </table:table-cell>
          <table:table-cell office:value-type="string" table:style-name="ce332">
            <text:p>u</text:p>
          </table:table-cell>
          <table:table-cell office:value-type="string" table:style-name="ce333">
            <text:p>u</text:p>
          </table:table-cell>
          <table:table-cell table:number-columns-repeated="8" table:style-name="ce329"/>
          <table:table-cell table:style-name="ce60"/>
          <table:table-cell table:number-columns-repeated="38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6">
            <text:p>total</text:p>
          </table:table-cell>
          <table:table-cell office:value-type="float" office:value="883.44066058831254" table:style-name="ce337">
            <text:p>883</text:p>
          </table:table-cell>
          <table:table-cell office:value-type="float" office:value="100" table:style-name="ce338">
            <text:p><text:s/>100.0<text:s/></text:p>
          </table:table-cell>
          <table:table-cell table:number-columns-repeated="8" table:style-name="ce329"/>
          <table:table-cell table:style-name="ce60"/>
          <table:table-cell table:number-columns-repeated="38" table:style-name="ce304"/>
          <table:table-cell table:number-columns-repeated="16333" table:style-name="ce60"/>
        </table:table-row>
        <table:table-row table:style-name="ro5">
          <table:table-cell table:style-name="ce60"/>
          <table:table-cell table:style-name="ce123"/>
          <table:table-cell table:number-columns-repeated="2" table:style-name="ce340"/>
          <table:table-cell table:number-columns-repeated="2" table:style-name="ce329"/>
          <table:table-cell table:number-columns-repeated="2" table:style-name="ce331"/>
          <table:table-cell table:style-name="ce148"/>
          <table:table-cell table:style-name="ce341"/>
          <table:table-cell table:style-name="ce304"/>
          <table:table-cell table:number-columns-repeated="2" table:style-name="ce60"/>
          <table:table-cell table:number-columns-repeated="38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123">
            <text:p>years to run on mortgage when taken out</text:p>
          </table:table-cell>
          <table:table-cell table:style-name="ce342"/>
          <table:table-cell table:style-name="ce340"/>
          <table:table-cell table:style-name="ce161"/>
          <table:table-cell table:number-columns-repeated="3" table:style-name="ce331"/>
          <table:table-cell table:style-name="ce60"/>
          <table:table-cell table:style-name="ce331"/>
          <table:table-cell table:style-name="ce304"/>
          <table:table-cell table:number-columns-repeated="2" table:style-name="ce60"/>
          <table:table-cell table:number-columns-repeated="38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1">
            <text:p>1-19 years</text:p>
          </table:table-cell>
          <table:table-cell office:value-type="float" office:value="43.174539418245551" table:style-name="ce332">
            <text:p>43</text:p>
          </table:table-cell>
          <table:table-cell office:value-type="float" office:value="4.9083785821911059" table:style-name="ce333">
            <text:p><text:s/>4.9<text:s/></text:p>
          </table:table-cell>
          <table:table-cell table:style-name="ce341"/>
          <table:table-cell table:number-columns-repeated="3" table:style-name="ce304"/>
          <table:table-cell table:style-name="ce60"/>
          <table:table-cell table:number-columns-repeated="2" table:style-name="ce304"/>
          <table:table-cell table:number-columns-repeated="2" table:style-name="ce60"/>
          <table:table-cell table:number-columns-repeated="38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1">
            <text:p>20-29 years</text:p>
          </table:table-cell>
          <table:table-cell office:value-type="float" office:value="292.38867463166662" table:style-name="ce332">
            <text:p>292</text:p>
          </table:table-cell>
          <table:table-cell office:value-type="float" office:value="33.240755490973932" table:style-name="ce333">
            <text:p><text:s/>33.2<text:s/></text:p>
          </table:table-cell>
          <table:table-cell table:style-name="ce341"/>
          <table:table-cell table:number-columns-repeated="3" table:style-name="ce304"/>
          <table:table-cell table:style-name="ce60"/>
          <table:table-cell table:number-columns-repeated="2" table:style-name="ce304"/>
          <table:table-cell table:number-columns-repeated="2" table:style-name="ce60"/>
          <table:table-cell table:number-columns-repeated="38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1">
            <text:p>30 years or over</text:p>
          </table:table-cell>
          <table:table-cell office:value-type="float" office:value="544.04577892577561" table:style-name="ce332">
            <text:p>544</text:p>
          </table:table-cell>
          <table:table-cell office:value-type="float" office:value="61.850865926834906" table:style-name="ce333">
            <text:p><text:s/>61.9<text:s/></text:p>
          </table:table-cell>
          <table:table-cell table:style-name="ce341"/>
          <table:table-cell table:number-columns-repeated="2" table:style-name="ce60"/>
          <table:table-cell table:style-name="ce304"/>
          <table:table-cell table:style-name="ce60"/>
          <table:table-cell table:number-columns-repeated="2" table:style-name="ce304"/>
          <table:table-cell table:number-columns-repeated="2" table:style-name="ce60"/>
          <table:table-cell table:number-columns-repeated="38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6">
            <text:p>total</text:p>
          </table:table-cell>
          <table:table-cell office:value-type="float" office:value="879.60899297568824" table:style-name="ce337">
            <text:p>880</text:p>
          </table:table-cell>
          <table:table-cell office:value-type="float" office:value="100" table:style-name="ce338">
            <text:p><text:s/>100.0<text:s/></text:p>
          </table:table-cell>
          <table:table-cell table:style-name="ce341"/>
          <table:table-cell table:number-columns-repeated="2" table:style-name="ce60"/>
          <table:table-cell table:style-name="ce304"/>
          <table:table-cell table:style-name="ce60"/>
          <table:table-cell table:number-columns-repeated="2" table:style-name="ce304"/>
          <table:table-cell table:number-columns-repeated="2" table:style-name="ce60"/>
          <table:table-cell table:number-columns-repeated="38" table:style-name="ce304"/>
          <table:table-cell table:number-columns-repeated="16333" table:style-name="ce60"/>
        </table:table-row>
        <table:table-row table:style-name="ro5">
          <table:table-cell table:style-name="ce60"/>
          <table:table-cell table:style-name="ce123"/>
          <table:table-cell table:style-name="ce147"/>
          <table:table-cell table:style-name="ce343"/>
          <table:table-cell table:style-name="ce344"/>
          <table:table-cell table:style-name="ce329"/>
          <table:table-cell table:style-name="ce60"/>
          <table:table-cell table:number-columns-repeated="4" table:style-name="ce304"/>
          <table:table-cell table:style-name="ce60"/>
          <table:table-cell table:number-columns-repeated="39" table:style-name="ce304"/>
          <table:table-cell table:number-columns-repeated="16333" table:style-name="ce60"/>
        </table:table-row>
        <table:table-row table:style-name="ro20">
          <table:table-cell table:style-name="ce60"/>
          <table:table-cell office:value-type="string" table:style-name="ce123">
            <text:p>source of deposit<text:span text:style-name="T8">3</text:span></text:p>
          </table:table-cell>
          <table:table-cell table:style-name="ce147"/>
          <table:table-cell table:style-name="ce340"/>
          <table:table-cell table:style-name="ce344"/>
          <table:table-cell table:style-name="ce329"/>
          <table:table-cell table:number-columns-repeated="5" table:style-name="ce304"/>
          <table:table-cell table:style-name="ce60"/>
          <table:table-cell table:number-columns-repeated="39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1">
            <text:p>savings</text:p>
          </table:table-cell>
          <table:table-cell office:value-type="float" office:value="855.42235368110573" table:style-name="ce332">
            <text:p>855</text:p>
          </table:table-cell>
          <table:table-cell office:value-type="float" office:value="90.536489520483144" table:style-name="ce333">
            <text:p><text:s/>90.5<text:s/></text:p>
          </table:table-cell>
          <table:table-cell table:style-name="ce344"/>
          <table:table-cell table:style-name="ce329"/>
          <table:table-cell table:number-columns-repeated="5" table:style-name="ce304"/>
          <table:table-cell table:style-name="ce60"/>
          <table:table-cell table:number-columns-repeated="39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1">
            <text:p>gift or loan from family or friend<text:s/></text:p>
          </table:table-cell>
          <table:table-cell office:value-type="float" office:value="218.54199332477316" table:style-name="ce332">
            <text:p>219</text:p>
          </table:table-cell>
          <table:table-cell office:value-type="float" office:value="23.130123737460671" table:style-name="ce333">
            <text:p><text:s/>23.1<text:s/></text:p>
          </table:table-cell>
          <table:table-cell table:style-name="ce345"/>
          <table:table-cell table:style-name="ce329"/>
          <table:table-cell table:number-columns-repeated="5" table:style-name="ce304"/>
          <table:table-cell table:style-name="ce60"/>
          <table:table-cell table:number-columns-repeated="39" table:style-name="ce304"/>
          <table:table-cell table:number-columns-repeated="16333" table:style-name="ce60"/>
        </table:table-row>
        <table:table-row table:style-name="ro5">
          <table:table-cell table:style-name="ce60"/>
          <table:table-cell office:value-type="string" table:style-name="ce331">
            <text:p>inheritance</text:p>
          </table:table-cell>
          <table:table-cell office:value-type="float" office:value="57.07153943856715" table:style-name="ce332">
            <text:p>57</text:p>
          </table:table-cell>
          <table:table-cell office:value-type="float" office:value="6.0403575030071179" table:style-name="ce333">
            <text:p><text:s/>6.0<text:s/></text:p>
          </table:table-cell>
          <table:table-cell table:style-name="ce344"/>
          <table:table-cell table:style-name="ce329"/>
          <table:table-cell table:number-columns-repeated="5" table:style-name="ce304"/>
          <table:table-cell table:style-name="ce60"/>
          <table:table-cell table:number-columns-repeated="39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46">
            <text:p>other source</text:p>
          </table:table-cell>
          <table:table-cell office:value-type="float" office:value="74.501089974855645" table:style-name="ce347">
            <text:p>75</text:p>
          </table:table-cell>
          <table:table-cell office:value-type="float" office:value="7.8850723537294831" table:style-name="ce348">
            <text:p><text:s/>7.9<text:s/></text:p>
          </table:table-cell>
          <table:table-cell table:style-name="ce345"/>
          <table:table-cell table:style-name="ce329"/>
          <table:table-cell table:number-columns-repeated="5" table:style-name="ce304"/>
          <table:table-cell table:style-name="ce60"/>
          <table:table-cell table:number-columns-repeated="39" table:style-name="ce304"/>
          <table:table-cell table:number-columns-repeated="16333" table:style-name="ce60"/>
        </table:table-row>
        <table:table-row table:style-name="ro5">
          <table:table-cell table:style-name="ce161"/>
          <table:table-cell table:style-name="ce331"/>
          <table:table-cell table:style-name="ce147"/>
          <table:table-cell table:style-name="ce148"/>
          <table:table-cell table:style-name="ce345"/>
          <table:table-cell table:number-columns-repeated="16379" table:style-name="ce161"/>
        </table:table-row>
        <table:table-row table:style-name="ro5">
          <table:table-cell/>
          <table:table-cell office:value-type="string" table:style-name="ce123">
            <text:p>sole or joint owner<text:s/></text:p>
          </table:table-cell>
          <table:table-cell table:style-name="ce147"/>
          <table:table-cell table:style-name="ce148"/>
          <table:table-cell table:style-name="ce344"/>
          <table:table-cell table:number-columns-repeated="6" table:style-name="ce304"/>
          <table:table-cell table:style-name="ce60"/>
          <table:table-cell table:number-columns-repeated="39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31">
            <text:p>mortgage in HRP's name only</text:p>
          </table:table-cell>
          <table:table-cell office:value-type="float" office:value="461.98923714336064" table:style-name="ce349">
            <text:p><text:s/>462<text:s/></text:p>
          </table:table-cell>
          <table:table-cell office:value-type="float" office:value="48.259754493650725" table:style-name="ce333">
            <text:p><text:s/>48.3<text:s/></text:p>
          </table:table-cell>
          <table:table-cell table:style-name="ce304"/>
          <table:table-cell table:style-name="ce82"/>
          <table:table-cell table:number-columns-repeated="45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31">
            <text:p>mortgage in HRP and partner's name</text:p>
          </table:table-cell>
          <table:table-cell office:value-type="float" office:value="457.93746417635532" table:style-name="ce349">
            <text:p><text:s/>458<text:s/></text:p>
          </table:table-cell>
          <table:table-cell office:value-type="float" office:value="47.836503142903325" table:style-name="ce333">
            <text:p><text:s/>47.8<text:s/></text:p>
          </table:table-cell>
          <table:table-cell table:number-columns-repeated="7" table:style-name="ce304"/>
          <table:table-cell table:style-name="ce60"/>
          <table:table-cell table:number-columns-repeated="39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31">
            <text:p>other</text:p>
          </table:table-cell>
          <table:table-cell office:value-type="float" office:value="37.370412995571016" table:style-name="ce349">
            <text:p><text:s/>37<text:s/></text:p>
          </table:table-cell>
          <table:table-cell office:value-type="float" office:value="3.9037423634459016" table:style-name="ce333">
            <text:p><text:s/>3.9<text:s/></text:p>
          </table:table-cell>
          <table:table-cell table:number-columns-repeated="2"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336">
            <text:p>total</text:p>
          </table:table-cell>
          <table:table-cell office:value-type="float" office:value="957.29711431528744" table:style-name="ce351">
            <text:p><text:s/>957<text:s/></text:p>
          </table:table-cell>
          <table:table-cell office:value-type="float" office:value="100" table:style-name="ce338">
            <text:p><text:s/>100.0<text:s/></text:p>
          </table:table-cell>
          <table:table-cell table:number-columns-repeated="2"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5">
          <table:table-cell/>
          <table:table-cell table:style-name="ce331"/>
          <table:table-cell table:style-name="ce147"/>
          <table:table-cell table:style-name="ce148"/>
          <table:table-cell table:style-name="ce345"/>
          <table:table-cell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24">
          <table:table-cell/>
          <table:table-cell office:value-type="string" table:style-name="ce157">
            <text:p>all recent first time buyers<text:span text:style-name="T8">1</text:span></text:p>
          </table:table-cell>
          <table:table-cell office:value-type="float" office:value="957.29711431528699" table:style-name="ce352">
            <text:p>957</text:p>
          </table:table-cell>
          <table:table-cell office:value-type="float" office:value="100" table:style-name="ce257">
            <text:p>100.0</text:p>
          </table:table-cell>
          <table:table-cell table:style-name="ce344"/>
          <table:table-cell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5">
          <table:table-cell/>
          <table:table-cell table:style-name="ce123"/>
          <table:table-cell table:style-name="ce114"/>
          <table:table-cell office:value-type="string" table:style-name="ce353">
            <text:p>sample size</text:p>
          </table:table-cell>
          <table:table-cell table:style-name="ce345"/>
          <table:table-cell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161">
            <text:p>size of deposit</text:p>
          </table:table-cell>
          <table:table-cell office:value-type="float" office:value="234" table:style-name="ce354">
            <text:p>234</text:p>
          </table:table-cell>
          <table:table-cell table:style-name="ce194"/>
          <table:table-cell table:style-name="ce345"/>
          <table:table-cell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161">
            <text:p>percentage of purchase price paid</text:p>
          </table:table-cell>
          <table:table-cell office:value-type="float" office:value="252" table:style-name="ce354">
            <text:p>252</text:p>
          </table:table-cell>
          <table:table-cell table:style-name="ce194"/>
          <table:table-cell table:style-name="ce345"/>
          <table:table-cell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161">
            <text:p>type of mortgage</text:p>
          </table:table-cell>
          <table:table-cell office:value-type="float" office:value="240" table:style-name="ce355">
            <text:p>240</text:p>
          </table:table-cell>
          <table:table-cell table:style-name="ce194"/>
          <table:table-cell table:style-name="ce345"/>
          <table:table-cell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161">
            <text:p>years to run on mortgage when taken out</text:p>
          </table:table-cell>
          <table:table-cell office:value-type="float" office:value="239" table:style-name="ce354">
            <text:p>239</text:p>
          </table:table-cell>
          <table:table-cell table:style-name="ce194"/>
          <table:table-cell table:style-name="ce345"/>
          <table:table-cell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5">
          <table:table-cell/>
          <table:table-cell office:value-type="string" table:style-name="ce161">
            <text:p>source of deposit</text:p>
          </table:table-cell>
          <table:table-cell office:value-type="float" office:value="262" table:style-name="ce354">
            <text:p>262</text:p>
          </table:table-cell>
          <table:table-cell table:style-name="ce194"/>
          <table:table-cell table:style-name="ce345"/>
          <table:table-cell table:style-name="ce304"/>
          <table:table-cell table:style-name="ce350"/>
          <table:table-cell table:number-columns-repeated="44" table:style-name="ce304"/>
          <table:table-cell table:number-columns-repeated="16333" table:style-name="ce60"/>
        </table:table-row>
        <table:table-row table:style-name="ro5">
          <table:table-cell table:style-name="ce2"/>
          <table:table-cell office:value-type="string" table:style-name="ce198">
            <text:p>sole or joint owner</text:p>
          </table:table-cell>
          <table:table-cell office:value-type="float" office:value="266" table:style-name="ce356">
            <text:p>266</text:p>
          </table:table-cell>
          <table:table-cell table:style-name="ce199"/>
          <table:table-cell table:style-name="ce345"/>
          <table:table-cell table:style-name="ce304"/>
          <table:table-cell table:style-name="ce60"/>
          <table:table-cell table:number-columns-repeated="45" table:style-name="ce304"/>
          <table:table-cell table:number-columns-repeated="16332" table:style-name="ce2"/>
        </table:table-row>
        <table:table-row table:style-name="ro10">
          <table:table-cell table:style-name="ce2"/>
          <table:table-cell office:value-type="string" table:style-name="ce357">
            <text:p>Notes:<text:s/></text:p>
          </table:table-cell>
          <table:table-cell table:style-name="ce358"/>
          <table:table-cell table:style-name="ce194"/>
          <table:table-cell table:number-columns-repeated="2" table:style-name="ce304"/>
          <table:table-cell table:style-name="ce359"/>
          <table:table-cell table:number-columns-repeated="45" table:style-name="ce304"/>
          <table:table-cell table:number-columns-repeated="16332" table:style-name="ce2"/>
        </table:table-row>
        <table:table-row table:style-name="ro10">
          <table:table-cell table:style-name="ce304"/>
          <table:table-cell office:value-type="string" table:style-name="ce63">
            <text:p>1) resident for less than three years</text:p>
          </table:table-cell>
          <table:table-cell table:style-name="ce123"/>
          <table:table-cell table:style-name="ce194"/>
          <table:table-cell table:number-columns-repeated="16380" table:style-name="ce304"/>
        </table:table-row>
        <table:table-row table:style-name="ro10">
          <table:table-cell table:style-name="ce304"/>
          <table:table-cell office:value-type="string" table:style-name="ce63">
            <text:p>2) cases where the respondent paid a deposit of 0% or 100% of their purchase price have been excluded</text:p>
          </table:table-cell>
          <table:table-cell table:style-name="ce123"/>
          <table:table-cell table:style-name="ce194"/>
          <table:table-cell table:number-columns-repeated="16380" table:style-name="ce304"/>
        </table:table-row>
        <table:table-row table:style-name="ro10">
          <table:table-cell table:style-name="ce304"/>
          <table:table-cell office:value-type="string" table:style-name="ce63">
            <text:p>3) more than one answer could be given</text:p>
          </table:table-cell>
          <table:table-cell table:style-name="ce123"/>
          <table:table-cell table:style-name="ce194"/>
          <table:table-cell table:number-columns-repeated="16380" table:style-name="ce304"/>
        </table:table-row>
        <table:table-row table:style-name="ro10">
          <table:table-cell table:style-name="ce304"/>
          <table:table-cell office:value-type="string" table:style-name="ce63">
            <text:p>4) u indicates sample size too small for reliable estimate</text:p>
          </table:table-cell>
          <table:table-cell table:style-name="ce123"/>
          <table:table-cell table:style-name="ce194"/>
          <table:table-cell table:number-columns-repeated="16380" table:style-name="ce304"/>
        </table:table-row>
        <table:table-row table:style-name="ro5">
          <table:table-cell table:style-name="ce304"/>
          <table:table-cell office:value-type="string" table:style-name="ce360">
            <text:p>Source: English Housing Survey, full household sample</text:p>
          </table:table-cell>
          <table:table-cell table:number-columns-repeated="2" table:style-name="ce361"/>
          <table:table-cell table:number-columns-repeated="16380" table:style-name="ce304"/>
        </table:table-row>
        <table:table-row table:style-name="ro5">
          <table:table-cell table:style-name="ce304"/>
          <table:table-cell table:style-name="ce362"/>
          <table:table-cell table:number-columns-repeated="2" table:style-name="ce363"/>
          <table:table-cell table:number-columns-repeated="16380" table:style-name="ce304"/>
        </table:table-row>
        <table:table-row table:style-name="ro5">
          <table:table-cell table:style-name="ce304"/>
          <table:table-cell table:style-name="ce364"/>
          <table:table-cell table:number-columns-repeated="2" table:style-name="ce60"/>
          <table:table-cell table:number-columns-repeated="16380" table:style-name="ce304"/>
        </table:table-row>
        <table:table-row table:style-name="ro5">
          <table:table-cell table:style-name="ce304"/>
          <table:table-cell table:style-name="ce123"/>
          <table:table-cell table:number-columns-repeated="2" table:style-name="ce358"/>
          <table:table-cell table:number-columns-repeated="16380" table:style-name="ce304"/>
        </table:table-row>
        <table:table-row table:number-rows-repeated="7" table:style-name="ro5">
          <table:table-cell table:style-name="ce123"/>
          <table:table-cell table:number-columns-repeated="16383" table:style-name="ce123"/>
        </table:table-row>
        <table:table-row table:number-rows-repeated="130" table:style-name="ro5">
          <table:table-cell table:number-columns-repeated="16384" table:style-name="ce123"/>
        </table:table-row>
        <table:table-row table:number-rows-repeated="94" table:style-name="ro18">
          <table:table-cell table:number-columns-repeated="16384" table:style-name="ce123"/>
        </table:table-row>
        <table:table-row table:number-rows-repeated="3" table:style-name="ro18">
          <table:table-cell table:style-name="ce123"/>
          <table:table-cell table:number-columns-repeated="16383" table:style-name="ce123"/>
        </table:table-row>
        <table:table-row table:style-name="ro18">
          <table:table-cell table:style-name="ce123"/>
          <table:table-cell table:style-name="ce60"/>
          <table:table-cell table:number-columns-repeated="16382" table:style-name="ce123"/>
        </table:table-row>
        <table:table-row table:number-rows-repeated="1048284" table:style-name="ro2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9.$A$1:AT1_9.$G$55" table:base-cell-address="AT1_9.$A$1"/>
        </table:named-expressions>
      </table:table>
      <table:table table:name="AT1_10" table:style-name="ta1">
        <table:table-column table:style-name="co1" table:default-cell-style-name="ce14"/>
        <table:table-column table:style-name="co38" table:default-cell-style-name="ce14"/>
        <table:table-column table:style-name="co3" table:default-cell-style-name="ce14"/>
        <table:table-column table:style-name="co10" table:default-cell-style-name="ce68"/>
        <table:table-column table:style-name="co39" table:default-cell-style-name="ce14"/>
        <table:table-column table:style-name="co1" table:number-columns-repeated="16379" table:default-cell-style-name="ce14"/>
        <table:table-row table:style-name="ro5">
          <table:table-cell table:style-name="ce2"/>
          <table:table-cell table:number-columns-repeated="2" table:style-name="ce14"/>
          <table:table-cell table:style-name="ce68"/>
          <table:table-cell table:number-columns-repeated="10" table:style-name="ce14"/>
          <table:table-cell table:number-columns-repeated="16370" table:style-name="ce2"/>
        </table:table-row>
        <table:table-row table:style-name="ro25">
          <table:table-cell table:style-name="ce365"/>
          <table:table-cell office:value-type="string" table:style-name="ce18">
            <text:p>Annex Table 1.10: Mean and median mortgage payments, London and England, 2008-09 to 2020-21</text:p>
          </table:table-cell>
          <table:table-cell table:number-columns-repeated="11" table:style-name="ce18"/>
          <table:table-cell table:style-name="ce14"/>
          <table:table-cell table:number-columns-repeated="16370" table:style-name="ce365"/>
        </table:table-row>
        <table:table-row table:style-name="ro7">
          <table:table-cell table:style-name="ce2"/>
          <table:table-cell table:style-name="ce366"/>
          <table:table-cell table:style-name="ce14"/>
          <table:table-cell table:style-name="ce68"/>
          <table:table-cell table:number-columns-repeated="10" table:style-name="ce14"/>
          <table:table-cell table:number-columns-repeated="16370" table:style-name="ce2"/>
        </table:table-row>
        <table:table-row table:style-name="ro1">
          <table:table-cell table:style-name="ce2"/>
          <table:table-cell office:value-type="string" table:style-name="ce230">
            <text:p>all owner occupiers buying with a mortgage</text:p>
          </table:table-cell>
          <table:table-cell table:style-name="ce367"/>
          <table:table-cell table:style-name="ce368"/>
          <table:table-cell table:number-columns-repeated="10" table:style-name="ce14"/>
          <table:table-cell table:number-columns-repeated="16370" table:style-name="ce2"/>
        </table:table-row>
        <table:table-row table:style-name="ro15">
          <table:table-cell table:style-name="ce2"/>
          <table:table-cell table:style-name="ce369"/>
          <table:table-cell office:value-type="string" table:style-name="ce369">
            <text:p>£ per week (mean)</text:p>
          </table:table-cell>
          <table:table-cell office:value-type="string" table:style-name="ce369">
            <text:p>£ per week (median)</text:p>
          </table:table-cell>
          <table:table-cell table:style-name="ce370"/>
          <table:table-cell table:style-name="ce371"/>
          <table:table-cell table:number-columns-repeated="8" table:style-name="ce14"/>
          <table:table-cell table:number-columns-repeated="16370" table:style-name="ce2"/>
        </table:table-row>
        <table:table-row table:style-name="ro7">
          <table:table-cell table:style-name="ce32"/>
          <table:table-cell table:style-name="ce32"/>
          <table:table-cell table:style-name="ce37"/>
          <table:table-cell table:style-name="ce32"/>
          <table:table-cell table:style-name="ce14"/>
          <table:table-cell table:style-name="ce372"/>
          <table:table-cell table:number-columns-repeated="8" table:style-name="ce14"/>
          <table:table-cell table:number-columns-repeated="16370" table:style-name="ce32"/>
        </table:table-row>
        <table:table-row table:style-name="ro7">
          <table:table-cell table:style-name="ce32"/>
          <table:table-cell office:value-type="string" table:style-name="ce68">
            <text:p>London</text:p>
          </table:table-cell>
          <table:table-cell table:style-name="ce37"/>
          <table:table-cell table:number-columns-repeated="2" table:style-name="ce32"/>
          <table:table-cell table:style-name="ce372"/>
          <table:table-cell table:number-columns-repeated="8" table:style-name="ce14"/>
          <table:table-cell table:number-columns-repeated="16370" table:style-name="ce32"/>
        </table:table-row>
        <table:table-row table:style-name="ro5">
          <table:table-cell table:style-name="ce2"/>
          <table:table-cell office:value-type="string" table:style-name="ce14">
            <text:p>2008-09</text:p>
          </table:table-cell>
          <table:table-cell office:value-type="float" office:value="205.84915913374101" table:style-name="ce373">
            <text:p>206</text:p>
          </table:table-cell>
          <table:table-cell office:value-type="float" office:value="177.777777777778" table:style-name="ce47">
            <text:p>178</text:p>
          </table:table-cell>
          <table:table-cell table:style-name="ce373"/>
          <table:table-cell table:number-columns-repeated="9"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09-10</text:p>
          </table:table-cell>
          <table:table-cell office:value-type="float" office:value="195.57338249886499" table:style-name="ce373">
            <text:p>196</text:p>
          </table:table-cell>
          <table:table-cell office:value-type="float" office:value="164.538461538462" table:style-name="ce47">
            <text:p>165</text:p>
          </table:table-cell>
          <table:table-cell table:style-name="ce373"/>
          <table:table-cell table:number-columns-repeated="9"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203.162488263781" table:style-name="ce373">
            <text:p>203</text:p>
          </table:table-cell>
          <table:table-cell office:value-type="float" office:value="162.69230769230799" table:style-name="ce47">
            <text:p>163</text:p>
          </table:table-cell>
          <table:table-cell table:style-name="ce373"/>
          <table:table-cell table:number-columns-repeated="9"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11-12</text:p>
          </table:table-cell>
          <table:table-cell office:value-type="float" office:value="200.445058087055" table:style-name="ce373">
            <text:p>200</text:p>
          </table:table-cell>
          <table:table-cell office:value-type="float" office:value="162.43383351492901" table:style-name="ce47">
            <text:p>162</text:p>
          </table:table-cell>
          <table:table-cell table:style-name="ce373"/>
          <table:table-cell table:number-columns-repeated="9"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12-13</text:p>
          </table:table-cell>
          <table:table-cell office:value-type="float" office:value="198.56664659486401" table:style-name="ce373">
            <text:p>199</text:p>
          </table:table-cell>
          <table:table-cell office:value-type="float" office:value="163.84615384615401" table:style-name="ce47">
            <text:p>164</text:p>
          </table:table-cell>
          <table:table-cell table:style-name="ce47"/>
          <table:table-cell table:number-columns-repeated="9"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13-14</text:p>
          </table:table-cell>
          <table:table-cell office:value-type="float" office:value="218.215284659502" table:style-name="ce373">
            <text:p>218</text:p>
          </table:table-cell>
          <table:table-cell office:value-type="float" office:value="184.61538461538501" table:style-name="ce47">
            <text:p>185</text:p>
          </table:table-cell>
          <table:table-cell table:style-name="ce47"/>
          <table:table-cell table:number-columns-repeated="9"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14-15</text:p>
          </table:table-cell>
          <table:table-cell office:value-type="float" office:value="226.53605364344699" table:style-name="ce373">
            <text:p>227</text:p>
          </table:table-cell>
          <table:table-cell office:value-type="float" office:value="184.61538461538501" table:style-name="ce47">
            <text:p>185</text:p>
          </table:table-cell>
          <table:table-cell table:style-name="ce47"/>
          <table:table-cell table:number-columns-repeated="9"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15-16</text:p>
          </table:table-cell>
          <table:table-cell office:value-type="float" office:value="234.64029646235599" table:style-name="ce373">
            <text:p>235</text:p>
          </table:table-cell>
          <table:table-cell office:value-type="float" office:value="196.15384615384599" table:style-name="ce47">
            <text:p>196</text:p>
          </table:table-cell>
          <table:table-cell table:style-name="ce47"/>
          <table:table-cell table:number-columns-repeated="9"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16-17</text:p>
          </table:table-cell>
          <table:table-cell office:value-type="float" office:value="232.52256826137599" table:style-name="ce373">
            <text:p>233</text:p>
          </table:table-cell>
          <table:table-cell office:value-type="float" office:value="204.014996012164" table:style-name="ce47">
            <text:p>204</text:p>
          </table:table-cell>
          <table:table-cell table:style-name="ce47"/>
          <table:table-cell table:number-columns-repeated="9"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17-18</text:p>
          </table:table-cell>
          <table:table-cell office:value-type="float" office:value="244.45003884018399" table:style-name="ce373">
            <text:p>244</text:p>
          </table:table-cell>
          <table:table-cell office:value-type="float" office:value="218.664689392376" table:style-name="ce47">
            <text:p>219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8-19</text:p>
          </table:table-cell>
          <table:table-cell office:value-type="float" office:value="246.36239839363299" table:style-name="ce373">
            <text:p>246</text:p>
          </table:table-cell>
          <table:table-cell office:value-type="float" office:value="221.538461538462" table:style-name="ce47">
            <text:p>222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9-20</text:p>
          </table:table-cell>
          <table:table-cell office:value-type="float" office:value="262.532693228293" table:style-name="ce373">
            <text:p>263</text:p>
          </table:table-cell>
          <table:table-cell office:value-type="float" office:value="230.769230769231" table:style-name="ce47">
            <text:p>231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374">
            <text:p>2020-21</text:p>
          </table:table-cell>
          <table:table-cell office:value-type="float" office:value="243.54100658770341" table:style-name="ce375">
            <text:p>244</text:p>
          </table:table-cell>
          <table:table-cell office:value-type="float" office:value="212.30769230769232" table:style-name="ce376">
            <text:p>212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table:style-name="ce14"/>
          <table:table-cell table:style-name="ce373"/>
          <table:table-cell table:number-columns-repeated="2"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8">
            <text:p>England (excluding London)</text:p>
          </table:table-cell>
          <table:table-cell table:style-name="ce37"/>
          <table:table-cell table:number-columns-repeated="2" table:style-name="ce32"/>
          <table:table-cell table:number-columns-repeated="3" table:style-name="ce14"/>
          <table:table-cell table:number-columns-repeated="16376" table:style-name="ce2"/>
        </table:table-row>
        <table:table-row table:style-name="ro7">
          <table:table-cell table:style-name="ce2"/>
          <table:table-cell office:value-type="string" table:style-name="ce14">
            <text:p>2008-09</text:p>
          </table:table-cell>
          <table:table-cell office:value-type="float" office:value="137.82350105333299" table:style-name="ce373">
            <text:p>138</text:p>
          </table:table-cell>
          <table:table-cell office:value-type="float" office:value="120" table:style-name="ce47">
            <text:p>120</text:p>
          </table:table-cell>
          <table:table-cell table:style-name="ce373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09-10</text:p>
          </table:table-cell>
          <table:table-cell office:value-type="float" office:value="133.676909613616" table:style-name="ce373">
            <text:p>134</text:p>
          </table:table-cell>
          <table:table-cell office:value-type="float" office:value="115.153846153846" table:style-name="ce47">
            <text:p>115</text:p>
          </table:table-cell>
          <table:table-cell table:style-name="ce373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137.33888958323899" table:style-name="ce373">
            <text:p>137</text:p>
          </table:table-cell>
          <table:table-cell office:value-type="float" office:value="115.384615384615" table:style-name="ce47">
            <text:p>115</text:p>
          </table:table-cell>
          <table:table-cell table:style-name="ce373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1-12</text:p>
          </table:table-cell>
          <table:table-cell office:value-type="float" office:value="133.85823415591199" table:style-name="ce373">
            <text:p>134</text:p>
          </table:table-cell>
          <table:table-cell office:value-type="float" office:value="114.230769230769" table:style-name="ce47">
            <text:p>114</text:p>
          </table:table-cell>
          <table:table-cell table:style-name="ce373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2-13</text:p>
          </table:table-cell>
          <table:table-cell office:value-type="float" office:value="143.75638556197899" table:style-name="ce373">
            <text:p>144</text:p>
          </table:table-cell>
          <table:table-cell office:value-type="float" office:value="117.915441946031" table:style-name="ce47">
            <text:p>118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3-14</text:p>
          </table:table-cell>
          <table:table-cell office:value-type="float" office:value="145.32445986049899" table:style-name="ce373">
            <text:p>145</text:p>
          </table:table-cell>
          <table:table-cell office:value-type="float" office:value="117.92307692307701" table:style-name="ce47">
            <text:p>118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4-15</text:p>
          </table:table-cell>
          <table:table-cell office:value-type="float" office:value="150.675176327201" table:style-name="ce373">
            <text:p>151</text:p>
          </table:table-cell>
          <table:table-cell office:value-type="float" office:value="128.20351616598401" table:style-name="ce47">
            <text:p>128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5-16</text:p>
          </table:table-cell>
          <table:table-cell office:value-type="float" office:value="150.44462030994401" table:style-name="ce373">
            <text:p>150</text:p>
          </table:table-cell>
          <table:table-cell office:value-type="float" office:value="126.92307692307701" table:style-name="ce47">
            <text:p>127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6-17</text:p>
          </table:table-cell>
          <table:table-cell office:value-type="float" office:value="151.04153479983199" table:style-name="ce373">
            <text:p>151</text:p>
          </table:table-cell>
          <table:table-cell office:value-type="float" office:value="126.69230769230801" table:style-name="ce47">
            <text:p>127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7-18</text:p>
          </table:table-cell>
          <table:table-cell office:value-type="float" office:value="154.497530728518" table:style-name="ce373">
            <text:p>154</text:p>
          </table:table-cell>
          <table:table-cell office:value-type="float" office:value="132.019230769231" table:style-name="ce47">
            <text:p>132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8-19</text:p>
          </table:table-cell>
          <table:table-cell office:value-type="float" office:value="161.69203537025399" table:style-name="ce373">
            <text:p>162</text:p>
          </table:table-cell>
          <table:table-cell office:value-type="float" office:value="138.461538461538" table:style-name="ce47">
            <text:p>138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9-20</text:p>
          </table:table-cell>
          <table:table-cell office:value-type="float" office:value="170.08790403978401" table:style-name="ce373">
            <text:p>170</text:p>
          </table:table-cell>
          <table:table-cell office:value-type="float" office:value="138.461538461538" table:style-name="ce47">
            <text:p>138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374">
            <text:p>2020-21</text:p>
          </table:table-cell>
          <table:table-cell office:value-type="float" office:value="162.79972365064737" table:style-name="ce375">
            <text:p>163</text:p>
          </table:table-cell>
          <table:table-cell office:value-type="float" office:value="138.46153846153845" table:style-name="ce376">
            <text:p>138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table:style-name="ce14"/>
          <table:table-cell table:style-name="ce373"/>
          <table:table-cell table:number-columns-repeated="2"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8">
            <text:p>all England</text:p>
          </table:table-cell>
          <table:table-cell table:style-name="ce37"/>
          <table:table-cell table:style-name="ce32"/>
          <table:table-cell table:style-name="ce47"/>
          <table:table-cell table:style-name="ce14"/>
          <table:table-cell table:number-columns-repeated="2" table:style-name="ce377"/>
          <table:table-cell table:number-columns-repeated="16376" table:style-name="ce2"/>
        </table:table-row>
        <table:table-row table:style-name="ro7">
          <table:table-cell table:style-name="ce2"/>
          <table:table-cell office:value-type="string" table:style-name="ce14">
            <text:p>2008-09</text:p>
          </table:table-cell>
          <table:table-cell office:value-type="float" office:value="145.980532567099" table:style-name="ce373">
            <text:p>146</text:p>
          </table:table-cell>
          <table:table-cell office:value-type="float" office:value="124.444444444444" table:style-name="ce47">
            <text:p>124</text:p>
          </table:table-cell>
          <table:table-cell table:style-name="ce373"/>
          <table:table-cell table:number-columns-repeated="3" table:style-name="ce14"/>
          <table:table-cell table:number-columns-repeated="16376" table:style-name="ce2"/>
        </table:table-row>
        <table:table-row table:style-name="ro7">
          <table:table-cell table:style-name="ce2"/>
          <table:table-cell office:value-type="string" table:style-name="ce14">
            <text:p>2009-10</text:p>
          </table:table-cell>
          <table:table-cell office:value-type="float" office:value="141.24041151199199" table:style-name="ce373">
            <text:p>141</text:p>
          </table:table-cell>
          <table:table-cell office:value-type="float" office:value="115.384615384615" table:style-name="ce47">
            <text:p>115</text:p>
          </table:table-cell>
          <table:table-cell table:style-name="ce373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145.28435834283701" table:style-name="ce373">
            <text:p>145</text:p>
          </table:table-cell>
          <table:table-cell office:value-type="float" office:value="118.384615384615" table:style-name="ce47">
            <text:p>118</text:p>
          </table:table-cell>
          <table:table-cell table:style-name="ce373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1-12</text:p>
          </table:table-cell>
          <table:table-cell office:value-type="float" office:value="141.99549008030399" table:style-name="ce373">
            <text:p>142</text:p>
          </table:table-cell>
          <table:table-cell office:value-type="float" office:value="115.384615384615" table:style-name="ce47">
            <text:p>115</text:p>
          </table:table-cell>
          <table:table-cell table:style-name="ce373"/>
          <table:table-cell table:style-name="ce14"/>
          <table:table-cell table:number-columns-repeated="2" table:style-name="ce377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2-13</text:p>
          </table:table-cell>
          <table:table-cell office:value-type="float" office:value="150.58631923040099" table:style-name="ce373">
            <text:p>151</text:p>
          </table:table-cell>
          <table:table-cell office:value-type="float" office:value="122.950033849345" table:style-name="ce47">
            <text:p>123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3-14</text:p>
          </table:table-cell>
          <table:table-cell office:value-type="float" office:value="154.69872218316999" table:style-name="ce373">
            <text:p>155</text:p>
          </table:table-cell>
          <table:table-cell office:value-type="float" office:value="126.92307692307701" table:style-name="ce47">
            <text:p>127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4-15</text:p>
          </table:table-cell>
          <table:table-cell office:value-type="float" office:value="160.35437126452101" table:style-name="ce373">
            <text:p>160</text:p>
          </table:table-cell>
          <table:table-cell office:value-type="float" office:value="134.769230769231" table:style-name="ce47">
            <text:p>135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5-16</text:p>
          </table:table-cell>
          <table:table-cell office:value-type="float" office:value="161.47077656834301" table:style-name="ce373">
            <text:p>161</text:p>
          </table:table-cell>
          <table:table-cell office:value-type="float" office:value="133.84615384615401" table:style-name="ce47">
            <text:p>134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6-17</text:p>
          </table:table-cell>
          <table:table-cell office:value-type="float" office:value="160.41062624064801" table:style-name="ce373">
            <text:p>160</text:p>
          </table:table-cell>
          <table:table-cell office:value-type="float" office:value="131.07692307692301" table:style-name="ce47">
            <text:p>131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7-18</text:p>
          </table:table-cell>
          <table:table-cell office:value-type="float" office:value="166.22627796236401" table:style-name="ce373">
            <text:p>166</text:p>
          </table:table-cell>
          <table:table-cell office:value-type="float" office:value="138.461538461538" table:style-name="ce47">
            <text:p>138</text:p>
          </table:table-cell>
          <table:table-cell table:style-name="ce47"/>
          <table:table-cell table:number-columns-repeated="2" table:style-name="ce14"/>
          <table:table-cell table:style-name="ce377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8-19</text:p>
          </table:table-cell>
          <table:table-cell office:value-type="float" office:value="173.30140762831701" table:style-name="ce373">
            <text:p>173</text:p>
          </table:table-cell>
          <table:table-cell office:value-type="float" office:value="143.769230769231" table:style-name="ce47">
            <text:p>144</text:p>
          </table:table-cell>
          <table:table-cell table:style-name="ce47"/>
          <table:table-cell table:number-columns-repeated="3" table:style-name="ce14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4">
            <text:p>2019-20</text:p>
          </table:table-cell>
          <table:table-cell office:value-type="float" office:value="182.001740524902" table:style-name="ce373">
            <text:p>182</text:p>
          </table:table-cell>
          <table:table-cell office:value-type="float" office:value="147" table:style-name="ce47">
            <text:p>147</text:p>
          </table:table-cell>
          <table:table-cell table:style-name="ce47"/>
          <table:table-cell table:number-columns-repeated="16379" table:style-name="ce2"/>
        </table:table-row>
        <table:table-row table:style-name="ro5">
          <table:table-cell table:style-name="ce2"/>
          <table:table-cell office:value-type="string" table:style-name="ce374">
            <text:p>2020-21</text:p>
          </table:table-cell>
          <table:table-cell office:value-type="float" office:value="173.97436496915839" table:style-name="ce375">
            <text:p>174</text:p>
          </table:table-cell>
          <table:table-cell office:value-type="float" office:value="145.38461538461539" table:style-name="ce376">
            <text:p>145</text:p>
          </table:table-cell>
          <table:table-cell table:style-name="ce47"/>
          <table:table-cell table:number-columns-repeated="16379" table:style-name="ce2"/>
        </table:table-row>
        <table:table-row table:style-name="ro5">
          <table:table-cell table:style-name="ce2"/>
          <table:table-cell office:value-type="string" table:style-name="ce66">
            <text:p>Note: excludes those with part-mortgage and part-rent (i.e. shared owners)</text:p>
          </table:table-cell>
          <table:table-cell table:style-name="ce373"/>
          <table:table-cell table:number-columns-repeated="2" table:style-name="ce47"/>
          <table:table-cell table:number-columns-repeated="16379" table:style-name="ce2"/>
        </table:table-row>
        <table:table-row table:style-name="ro5">
          <table:table-cell table:style-name="ce2"/>
          <table:table-cell office:value-type="string" table:style-name="ce66">
            <text:p>Source: English Housing Survey, full household sample</text:p>
          </table:table-cell>
          <table:table-cell table:style-name="ce373"/>
          <table:table-cell table:style-name="ce47"/>
          <table:table-cell table:style-name="ce14"/>
          <table:table-cell table:number-columns-repeated="16379" table:style-name="ce2"/>
        </table:table-row>
        <table:table-row table:style-name="ro1">
          <table:table-cell table:style-name="ce2"/>
          <table:table-cell table:style-name="ce15"/>
          <table:table-cell table:style-name="ce47"/>
          <table:table-cell table:style-name="ce68"/>
          <table:table-cell table:style-name="ce14"/>
          <table:table-cell table:number-columns-repeated="16379" table:style-name="ce2"/>
        </table:table-row>
        <table:table-row table:style-name="ro1">
          <table:table-cell table:style-name="ce2"/>
          <table:table-cell table:style-name="ce14"/>
          <table:table-cell table:style-name="ce47"/>
          <table:table-cell table:style-name="ce68"/>
          <table:table-cell table:style-name="ce14"/>
          <table:table-cell table:number-columns-repeated="16379" table:style-name="ce2"/>
        </table:table-row>
        <table:table-row table:style-name="ro1">
          <table:table-cell table:style-name="ce2"/>
          <table:table-cell table:style-name="ce68"/>
          <table:table-cell table:style-name="ce373"/>
          <table:table-cell table:style-name="ce47"/>
          <table:table-cell table:style-name="ce14"/>
          <table:table-cell table:number-columns-repeated="16379" table:style-name="ce2"/>
        </table:table-row>
        <table:table-row table:style-name="ro1">
          <table:table-cell table:style-name="ce2"/>
          <table:table-cell table:style-name="ce14"/>
          <table:table-cell table:style-name="ce373"/>
          <table:table-cell table:style-name="ce47"/>
          <table:table-cell table:style-name="ce14"/>
          <table:table-cell table:number-columns-repeated="16379" table:style-name="ce2"/>
        </table:table-row>
        <table:table-row table:style-name="ro1">
          <table:table-cell table:style-name="ce2"/>
          <table:table-cell table:style-name="ce15"/>
          <table:table-cell table:style-name="ce14"/>
          <table:table-cell table:style-name="ce68"/>
          <table:table-cell table:style-name="ce14"/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2" table:style-name="ce14"/>
          <table:table-cell table:style-name="ce68"/>
          <table:table-cell table:style-name="ce14"/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2" table:style-name="ce32"/>
          <table:table-cell table:style-name="ce66"/>
          <table:table-cell table:style-name="ce14"/>
          <table:table-cell table:number-columns-repeated="16379" table:style-name="ce2"/>
        </table:table-row>
        <table:table-row table:number-rows-repeated="1048517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10.$A$1:AT1_10.$L$53" table:base-cell-address="AT1_10.$A$1"/>
        </table:named-expressions>
      </table:table>
      <table:table table:name="AT1_11" table:style-name="ta1">
        <table:table-column table:style-name="co1" table:default-cell-style-name="ce14"/>
        <table:table-column table:style-name="co38" table:default-cell-style-name="ce14"/>
        <table:table-column table:style-name="co3" table:default-cell-style-name="ce14"/>
        <table:table-column table:style-name="co40" table:default-cell-style-name="ce68"/>
        <table:table-column table:style-name="co1" table:default-cell-style-name="ce68"/>
        <table:table-column table:style-name="co3" table:default-cell-style-name="ce14"/>
        <table:table-column table:style-name="co41" table:number-columns-repeated="2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41" table:default-cell-style-name="ce14"/>
        <table:table-column table:style-name="co1" table:number-columns-repeated="16371" table:default-cell-style-name="ce14"/>
        <table:table-row table:style-name="ro5">
          <table:table-cell table:style-name="ce2"/>
          <table:table-cell table:number-columns-repeated="2" table:style-name="ce14"/>
          <table:table-cell table:number-columns-repeated="2" table:style-name="ce68"/>
          <table:table-cell table:number-columns-repeated="17" table:style-name="ce14"/>
          <table:table-cell table:number-columns-repeated="16362" table:style-name="ce2"/>
        </table:table-row>
        <table:table-row table:style-name="ro4">
          <table:table-cell table:style-name="ce365"/>
          <table:table-cell office:value-type="string" table:style-name="ce18">
            <text:p>Annex Table 1.11: Mean and median weekly rents, London and England, 2008-09 to 2020-21</text:p>
          </table:table-cell>
          <table:table-cell table:number-columns-repeated="11" table:style-name="ce18"/>
          <table:table-cell table:number-columns-repeated="9" table:style-name="ce14"/>
          <table:table-cell table:number-columns-repeated="16362" table:style-name="ce365"/>
        </table:table-row>
        <table:table-row table:style-name="ro7">
          <table:table-cell table:style-name="ce2"/>
          <table:table-cell table:style-name="ce366"/>
          <table:table-cell table:style-name="ce14"/>
          <table:table-cell table:style-name="ce68"/>
          <table:table-cell table:style-name="ce41"/>
          <table:table-cell table:number-columns-repeated="17" table:style-name="ce1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378">
            <text:p>all households paying rent</text:p>
          </table:table-cell>
          <table:table-cell table:style-name="ce367"/>
          <table:table-cell table:number-columns-repeated="2" table:style-name="ce368"/>
          <table:table-cell table:number-columns-repeated="3" table:style-name="ce367"/>
          <table:table-cell table:number-columns-repeated="14" table:style-name="ce14"/>
          <table:table-cell table:number-columns-repeated="16362" table:style-name="ce2"/>
        </table:table-row>
        <table:table-row table:style-name="ro15">
          <table:table-cell table:style-name="ce2"/>
          <table:table-cell table:style-name="ce379"/>
          <table:table-cell office:value-type="string" table:style-name="ce380">
            <text:p>private renters</text:p>
          </table:table-cell>
          <table:table-cell office:value-type="string" table:style-name="ce369">
            <text:p>local authority</text:p>
          </table:table-cell>
          <table:table-cell office:value-type="string" table:style-name="ce369">
            <text:p>housing association</text:p>
          </table:table-cell>
          <table:table-cell office:value-type="string" table:style-name="ce380">
            <text:p>all social renters</text:p>
          </table:table-cell>
          <table:table-cell table:style-name="ce380"/>
          <table:table-cell table:style-name="ce381"/>
          <table:table-cell office:value-type="string" table:style-name="ce380">
            <text:p>private renters<text:s/></text:p>
          </table:table-cell>
          <table:table-cell office:value-type="string" table:style-name="ce369">
            <text:p>local authority</text:p>
          </table:table-cell>
          <table:table-cell office:value-type="string" table:style-name="ce369">
            <text:p>housing association</text:p>
          </table:table-cell>
          <table:table-cell office:value-type="string" table:style-name="ce380">
            <text:p>all social renters</text:p>
          </table:table-cell>
          <table:table-cell table:style-name="ce370"/>
          <table:table-cell table:number-columns-repeated="9" table:style-name="ce14"/>
          <table:table-cell table:number-columns-repeated="16362" table:style-name="ce2"/>
        </table:table-row>
        <table:table-row table:style-name="ro7">
          <table:table-cell table:style-name="ce32"/>
          <table:table-cell table:style-name="ce32"/>
          <table:table-cell table:style-name="ce37"/>
          <table:table-cell table:number-columns-repeated="2" table:style-name="ce32"/>
          <table:table-cell office:value-type="string" table:style-name="ce37">
            <text:p>£ per week (mean)</text:p>
          </table:table-cell>
          <table:table-cell table:number-columns-repeated="2" table:style-name="ce32"/>
          <table:table-cell table:style-name="ce37"/>
          <table:table-cell table:style-name="ce15"/>
          <table:table-cell table:style-name="ce68"/>
          <table:table-cell office:value-type="string" table:style-name="ce37">
            <text:p>£ per week (median)</text:p>
          </table:table-cell>
          <table:table-cell table:number-columns-repeated="10" table:style-name="ce14"/>
          <table:table-cell table:number-columns-repeated="16362" table:style-name="ce32"/>
        </table:table-row>
        <table:table-row table:style-name="ro7">
          <table:table-cell table:style-name="ce32"/>
          <table:table-cell office:value-type="string" table:style-name="ce68">
            <text:p>London</text:p>
          </table:table-cell>
          <table:table-cell table:style-name="ce37"/>
          <table:table-cell table:number-columns-repeated="6" table:style-name="ce32"/>
          <table:table-cell table:style-name="ce66"/>
          <table:table-cell table:number-columns-repeated="3" table:style-name="ce32"/>
          <table:table-cell table:number-columns-repeated="9" table:style-name="ce14"/>
          <table:table-cell table:number-columns-repeated="16362" table:style-name="ce32"/>
        </table:table-row>
        <table:table-row table:style-name="ro5">
          <table:table-cell table:style-name="ce2"/>
          <table:table-cell office:value-type="string" table:style-name="ce14">
            <text:p>2008-09</text:p>
          </table:table-cell>
          <table:table-cell office:value-type="float" office:value="233.44631629444984" table:style-name="ce373">
            <text:p>233</text:p>
          </table:table-cell>
          <table:table-cell office:value-type="float" office:value="79.847115624291177" table:style-name="ce47">
            <text:p>80</text:p>
          </table:table-cell>
          <table:table-cell office:value-type="float" office:value="97.664385636796609" table:style-name="ce47">
            <text:p>98</text:p>
          </table:table-cell>
          <table:table-cell office:value-type="float" office:value="86.202188034505753" table:style-name="ce373">
            <text:p>86</text:p>
          </table:table-cell>
          <table:table-cell table:style-name="ce373"/>
          <table:table-cell table:style-name="ce14"/>
          <table:table-cell office:value-type="float" office:value="207.69230769230771" table:style-name="ce373">
            <text:p>208</text:p>
          </table:table-cell>
          <table:table-cell office:value-type="float" office:value="81" table:style-name="ce47">
            <text:p>81</text:p>
          </table:table-cell>
          <table:table-cell office:value-type="float" office:value="97" table:style-name="ce47">
            <text:p>97</text:p>
          </table:table-cell>
          <table:table-cell office:value-type="float" office:value="86" table:style-name="ce373">
            <text:p>86</text:p>
          </table:table-cell>
          <table:table-cell table:style-name="ce373"/>
          <table:table-cell table:number-columns-repeated="9" table:style-name="ce14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4">
            <text:p>2009-10</text:p>
          </table:table-cell>
          <table:table-cell office:value-type="float" office:value="254.49626701676522" table:style-name="ce373">
            <text:p>254</text:p>
          </table:table-cell>
          <table:table-cell office:value-type="float" office:value="90.28817674672446" table:style-name="ce47">
            <text:p>90</text:p>
          </table:table-cell>
          <table:table-cell office:value-type="float" office:value="102.28720211396984" table:style-name="ce47">
            <text:p>102</text:p>
          </table:table-cell>
          <table:table-cell office:value-type="float" office:value="94.571992315831537" table:style-name="ce373">
            <text:p>95</text:p>
          </table:table-cell>
          <table:table-cell table:style-name="ce373"/>
          <table:table-cell table:style-name="ce14"/>
          <table:table-cell office:value-type="float" office:value="230.76923076923077" table:style-name="ce373">
            <text:p>231</text:p>
          </table:table-cell>
          <table:table-cell office:value-type="float" office:value="89" table:style-name="ce47">
            <text:p>89</text:p>
          </table:table-cell>
          <table:table-cell office:value-type="float" office:value="98" table:style-name="ce47">
            <text:p>98</text:p>
          </table:table-cell>
          <table:table-cell office:value-type="float" office:value="92.42" table:style-name="ce373">
            <text:p>92</text:p>
          </table:table-cell>
          <table:table-cell table:style-name="ce373"/>
          <table:table-cell table:number-columns-repeated="9" table:style-name="ce14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240.79599983232458" table:style-name="ce373">
            <text:p>241</text:p>
          </table:table-cell>
          <table:table-cell office:value-type="float" office:value="94.152724950735958" table:style-name="ce47">
            <text:p>94</text:p>
          </table:table-cell>
          <table:table-cell office:value-type="float" office:value="114.51684447400804" table:style-name="ce47">
            <text:p>115</text:p>
          </table:table-cell>
          <table:table-cell office:value-type="float" office:value="102.37880652446782" table:style-name="ce373">
            <text:p>102</text:p>
          </table:table-cell>
          <table:table-cell table:style-name="ce373"/>
          <table:table-cell table:style-name="ce14"/>
          <table:table-cell office:value-type="float" office:value="227.5" table:style-name="ce373">
            <text:p>228</text:p>
          </table:table-cell>
          <table:table-cell office:value-type="float" office:value="90" table:style-name="ce47">
            <text:p>90</text:p>
          </table:table-cell>
          <table:table-cell office:value-type="float" office:value="100" table:style-name="ce47">
            <text:p>100</text:p>
          </table:table-cell>
          <table:table-cell office:value-type="float" office:value="95" table:style-name="ce373">
            <text:p>95</text:p>
          </table:table-cell>
          <table:table-cell table:style-name="ce373"/>
          <table:table-cell table:number-columns-repeated="9" table:style-name="ce14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4">
            <text:p>2011-12</text:p>
          </table:table-cell>
          <table:table-cell office:value-type="float" office:value="258.11232690947446" table:style-name="ce373">
            <text:p>258</text:p>
          </table:table-cell>
          <table:table-cell office:value-type="float" office:value="100.04747675515537" table:style-name="ce47">
            <text:p>100</text:p>
          </table:table-cell>
          <table:table-cell office:value-type="float" office:value="118.11228804206127" table:style-name="ce47">
            <text:p>118</text:p>
          </table:table-cell>
          <table:table-cell office:value-type="float" office:value="106.16606883352887" table:style-name="ce373">
            <text:p>106</text:p>
          </table:table-cell>
          <table:table-cell table:style-name="ce373"/>
          <table:table-cell table:style-name="ce14"/>
          <table:table-cell office:value-type="float" office:value="229.23076923076923" table:style-name="ce373">
            <text:p>229</text:p>
          </table:table-cell>
          <table:table-cell office:value-type="float" office:value="97" table:style-name="ce47">
            <text:p>97</text:p>
          </table:table-cell>
          <table:table-cell office:value-type="float" office:value="106" table:style-name="ce47">
            <text:p>106</text:p>
          </table:table-cell>
          <table:table-cell office:value-type="float" office:value="100" table:style-name="ce373">
            <text:p>100</text:p>
          </table:table-cell>
          <table:table-cell table:style-name="ce373"/>
          <table:table-cell table:number-columns-repeated="9" table:style-name="ce14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4">
            <text:p>2012-13</text:p>
          </table:table-cell>
          <table:table-cell office:value-type="float" office:value="258.30625077156247" table:style-name="ce373">
            <text:p>258</text:p>
          </table:table-cell>
          <table:table-cell office:value-type="float" office:value="106.48004732193095" table:style-name="ce47">
            <text:p>106</text:p>
          </table:table-cell>
          <table:table-cell office:value-type="float" office:value="125.55506153206538" table:style-name="ce47">
            <text:p>126</text:p>
          </table:table-cell>
          <table:table-cell office:value-type="float" office:value="114.44305597692052" table:style-name="ce373">
            <text:p>114</text:p>
          </table:table-cell>
          <table:table-cell table:style-name="ce47"/>
          <table:table-cell table:style-name="ce14"/>
          <table:table-cell office:value-type="float" office:value="241.53152430547081" table:style-name="ce373">
            <text:p>242</text:p>
          </table:table-cell>
          <table:table-cell office:value-type="float" office:value="100" table:style-name="ce47">
            <text:p>100</text:p>
          </table:table-cell>
          <table:table-cell office:value-type="float" office:value="115" table:style-name="ce47">
            <text:p>115</text:p>
          </table:table-cell>
          <table:table-cell office:value-type="float" office:value="106" table:style-name="ce373">
            <text:p>106</text:p>
          </table:table-cell>
          <table:table-cell table:style-name="ce47"/>
          <table:table-cell table:number-columns-repeated="9" table:style-name="ce14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4">
            <text:p>2013-14</text:p>
          </table:table-cell>
          <table:table-cell office:value-type="float" office:value="280.80326150641184" table:style-name="ce373">
            <text:p>281</text:p>
          </table:table-cell>
          <table:table-cell office:value-type="float" office:value="118.89165287364825" table:style-name="ce47">
            <text:p>119</text:p>
          </table:table-cell>
          <table:table-cell office:value-type="float" office:value="131.02364126180271" table:style-name="ce47">
            <text:p>131</text:p>
          </table:table-cell>
          <table:table-cell office:value-type="float" office:value="124.6399380870658" table:style-name="ce373">
            <text:p>125</text:p>
          </table:table-cell>
          <table:table-cell table:style-name="ce47"/>
          <table:table-cell table:style-name="ce14"/>
          <table:table-cell office:value-type="float" office:value="253.84615384615384" table:style-name="ce373">
            <text:p>254</text:p>
          </table:table-cell>
          <table:table-cell office:value-type="float" office:value="109.86928076923077" table:style-name="ce47">
            <text:p>110</text:p>
          </table:table-cell>
          <table:table-cell office:value-type="float" office:value="125" table:style-name="ce47">
            <text:p>125</text:p>
          </table:table-cell>
          <table:table-cell office:value-type="float" office:value="115" table:style-name="ce373">
            <text:p>115</text:p>
          </table:table-cell>
          <table:table-cell table:style-name="ce47"/>
          <table:table-cell table:number-columns-repeated="9" table:style-name="ce14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4">
            <text:p>2014-15</text:p>
          </table:table-cell>
          <table:table-cell office:value-type="float" office:value="297.8645629668431" table:style-name="ce373">
            <text:p>298</text:p>
          </table:table-cell>
          <table:table-cell office:value-type="float" office:value="122.37553801226052" table:style-name="ce47">
            <text:p>122</text:p>
          </table:table-cell>
          <table:table-cell office:value-type="float" office:value="137.44543616834574" table:style-name="ce47">
            <text:p>137</text:p>
          </table:table-cell>
          <table:table-cell office:value-type="float" office:value="129.48755413869921" table:style-name="ce373">
            <text:p>129</text:p>
          </table:table-cell>
          <table:table-cell table:style-name="ce47"/>
          <table:table-cell table:style-name="ce14"/>
          <table:table-cell office:value-type="float" office:value="276.92307692307691" table:style-name="ce373">
            <text:p>277</text:p>
          </table:table-cell>
          <table:table-cell office:value-type="float" office:value="111.53846153846153" table:style-name="ce47">
            <text:p>112</text:p>
          </table:table-cell>
          <table:table-cell office:value-type="float" office:value="126.92307692307692" table:style-name="ce47">
            <text:p>127</text:p>
          </table:table-cell>
          <table:table-cell office:value-type="float" office:value="119.74379999999999" table:style-name="ce373">
            <text:p>120</text:p>
          </table:table-cell>
          <table:table-cell table:style-name="ce47"/>
          <table:table-cell table:number-columns-repeated="9" table:style-name="ce14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4">
            <text:p>2015-16</text:p>
          </table:table-cell>
          <table:table-cell office:value-type="float" office:value="299.91535856146623" table:style-name="ce373">
            <text:p>300</text:p>
          </table:table-cell>
          <table:table-cell office:value-type="float" office:value="119.95485040786244" table:style-name="ce47">
            <text:p>120</text:p>
          </table:table-cell>
          <table:table-cell office:value-type="float" office:value="138.66708963893774" table:style-name="ce47">
            <text:p>139</text:p>
          </table:table-cell>
          <table:table-cell office:value-type="float" office:value="129.00157710657206" table:style-name="ce373">
            <text:p>129</text:p>
          </table:table-cell>
          <table:table-cell table:style-name="ce47"/>
          <table:table-cell table:style-name="ce14"/>
          <table:table-cell office:value-type="float" office:value="284.00731645645976" table:style-name="ce373">
            <text:p>284</text:p>
          </table:table-cell>
          <table:table-cell office:value-type="float" office:value="115.38461538461539" table:style-name="ce47">
            <text:p>115</text:p>
          </table:table-cell>
          <table:table-cell office:value-type="float" office:value="131.53846153846155" table:style-name="ce47">
            <text:p>132</text:p>
          </table:table-cell>
          <table:table-cell office:value-type="float" office:value="124" table:style-name="ce373">
            <text:p>124</text:p>
          </table:table-cell>
          <table:table-cell table:style-name="ce47"/>
          <table:table-cell table:number-columns-repeated="9" table:style-name="ce14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4">
            <text:p>2016-17</text:p>
          </table:table-cell>
          <table:table-cell office:value-type="float" office:value="309.20195195336157" table:style-name="ce373">
            <text:p>309</text:p>
          </table:table-cell>
          <table:table-cell office:value-type="float" office:value="128.64264542079806" table:style-name="ce47">
            <text:p>129</text:p>
          </table:table-cell>
          <table:table-cell office:value-type="float" office:value="135.15938510897345" table:style-name="ce47">
            <text:p>135</text:p>
          </table:table-cell>
          <table:table-cell office:value-type="float" office:value="131.91233048555111" table:style-name="ce373">
            <text:p>132</text:p>
          </table:table-cell>
          <table:table-cell table:style-name="ce47"/>
          <table:table-cell table:style-name="ce14"/>
          <table:table-cell office:value-type="float" office:value="288.46153846153845" table:style-name="ce373">
            <text:p>288</text:p>
          </table:table-cell>
          <table:table-cell office:value-type="float" office:value="119" table:style-name="ce47">
            <text:p>119</text:p>
          </table:table-cell>
          <table:table-cell office:value-type="float" office:value="129.1" table:style-name="ce47">
            <text:p>129</text:p>
          </table:table-cell>
          <table:table-cell office:value-type="float" office:value="123" table:style-name="ce373">
            <text:p>123</text:p>
          </table:table-cell>
          <table:table-cell table:style-name="ce47"/>
          <table:table-cell table:number-columns-repeated="9" table:style-name="ce14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4">
            <text:p>2017-18</text:p>
          </table:table-cell>
          <table:table-cell office:value-type="float" office:value="311.722883112582" table:style-name="ce373">
            <text:p>312</text:p>
          </table:table-cell>
          <table:table-cell office:value-type="float" office:value="126.65868781717145" table:style-name="ce47">
            <text:p>127</text:p>
          </table:table-cell>
          <table:table-cell office:value-type="float" office:value="139.10195074118559" table:style-name="ce47">
            <text:p>139</text:p>
          </table:table-cell>
          <table:table-cell office:value-type="float" office:value="132.75228915897509" table:style-name="ce373">
            <text:p>133</text:p>
          </table:table-cell>
          <table:table-cell table:style-name="ce373"/>
          <table:table-cell table:style-name="ce14"/>
          <table:table-cell office:value-type="float" office:value="300" table:style-name="ce373">
            <text:p>300</text:p>
          </table:table-cell>
          <table:table-cell office:value-type="float" office:value="120" table:style-name="ce47">
            <text:p>120</text:p>
          </table:table-cell>
          <table:table-cell office:value-type="float" office:value="127.81046353846155" table:style-name="ce47">
            <text:p>128</text:p>
          </table:table-cell>
          <table:table-cell office:value-type="float" office:value="123.65" table:style-name="ce373">
            <text:p>124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8-19</text:p>
          </table:table-cell>
          <table:table-cell office:value-type="float" office:value="341.43835075867202" table:style-name="ce373">
            <text:p>341</text:p>
          </table:table-cell>
          <table:table-cell office:value-type="float" office:value="124.346240108118" table:style-name="ce47">
            <text:p>124</text:p>
          </table:table-cell>
          <table:table-cell office:value-type="float" office:value="139.28329909845399" table:style-name="ce47">
            <text:p>139</text:p>
          </table:table-cell>
          <table:table-cell office:value-type="float" office:value="131.39958614415599" table:style-name="ce373">
            <text:p>131</text:p>
          </table:table-cell>
          <table:table-cell table:style-name="ce373"/>
          <table:table-cell table:style-name="ce14"/>
          <table:table-cell office:value-type="float" office:value="319.258142602975" table:style-name="ce373">
            <text:p>319</text:p>
          </table:table-cell>
          <table:table-cell office:value-type="float" office:value="120" table:style-name="ce47">
            <text:p>120</text:p>
          </table:table-cell>
          <table:table-cell office:value-type="float" office:value="129.230769230769" table:style-name="ce47">
            <text:p>129</text:p>
          </table:table-cell>
          <table:table-cell office:value-type="float" office:value="122" table:style-name="ce373">
            <text:p>122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9-20</text:p>
          </table:table-cell>
          <table:table-cell office:value-type="float" office:value="342.04998781912599" table:style-name="ce373">
            <text:p>342</text:p>
          </table:table-cell>
          <table:table-cell office:value-type="float" office:value="127.56781136550801" table:style-name="ce47">
            <text:p>128</text:p>
          </table:table-cell>
          <table:table-cell office:value-type="float" office:value="148.47069093857701" table:style-name="ce47">
            <text:p>148</text:p>
          </table:table-cell>
          <table:table-cell office:value-type="float" office:value="137.534184216526" table:style-name="ce373">
            <text:p>138</text:p>
          </table:table-cell>
          <table:table-cell table:style-name="ce373"/>
          <table:table-cell table:style-name="ce14"/>
          <table:table-cell office:value-type="float" office:value="317.30769230769198" table:style-name="ce373">
            <text:p>317</text:p>
          </table:table-cell>
          <table:table-cell office:value-type="float" office:value="122.054127852588" table:style-name="ce47">
            <text:p>122</text:p>
          </table:table-cell>
          <table:table-cell office:value-type="float" office:value="134.461538461538" table:style-name="ce47">
            <text:p>134</text:p>
          </table:table-cell>
          <table:table-cell office:value-type="float" office:value="126.50630750000001" table:style-name="ce373">
            <text:p>127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374">
            <text:p>2020-21</text:p>
          </table:table-cell>
          <table:table-cell office:value-type="float" office:value="340.43484564314929" table:style-name="ce375">
            <text:p>340</text:p>
          </table:table-cell>
          <table:table-cell office:value-type="float" office:value="118.19940521193408" table:style-name="ce376">
            <text:p>118</text:p>
          </table:table-cell>
          <table:table-cell office:value-type="float" office:value="140.7547730965874" table:style-name="ce376">
            <text:p>141</text:p>
          </table:table-cell>
          <table:table-cell office:value-type="float" office:value="129.2550591330409" table:style-name="ce375">
            <text:p>129</text:p>
          </table:table-cell>
          <table:table-cell table:style-name="ce375"/>
          <table:table-cell table:style-name="ce374"/>
          <table:table-cell office:value-type="float" office:value="311.53846153846155" table:style-name="ce375">
            <text:p>312</text:p>
          </table:table-cell>
          <table:table-cell office:value-type="float" office:value="116.30000000000001" table:style-name="ce376">
            <text:p>116</text:p>
          </table:table-cell>
          <table:table-cell office:value-type="float" office:value="126.92307692307692" table:style-name="ce376">
            <text:p>127</text:p>
          </table:table-cell>
          <table:table-cell office:value-type="float" office:value="122" table:style-name="ce375">
            <text:p>122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table:style-name="ce14"/>
          <table:table-cell table:style-name="ce373"/>
          <table:table-cell table:number-columns-repeated="2" table:style-name="ce47"/>
          <table:table-cell table:style-name="ce373"/>
          <table:table-cell table:style-name="ce47"/>
          <table:table-cell table:style-name="ce14"/>
          <table:table-cell table:style-name="ce373"/>
          <table:table-cell table:number-columns-repeated="2" table:style-name="ce47"/>
          <table:table-cell table:style-name="ce373"/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8">
            <text:p>England (excluding London)</text:p>
          </table:table-cell>
          <table:table-cell table:style-name="ce37"/>
          <table:table-cell table:number-columns-repeated="4" table:style-name="ce32"/>
          <table:table-cell table:style-name="ce14"/>
          <table:table-cell table:style-name="ce37"/>
          <table:table-cell table:number-columns-repeated="4" table:style-name="ce32"/>
          <table:table-cell table:number-columns-repeated="3" table:style-name="ce14"/>
          <table:table-cell table:number-columns-repeated="16368" table:style-name="ce2"/>
        </table:table-row>
        <table:table-row table:style-name="ro7">
          <table:table-cell table:style-name="ce2"/>
          <table:table-cell office:value-type="string" table:style-name="ce14">
            <text:p>2008-09</text:p>
          </table:table-cell>
          <table:table-cell office:value-type="float" office:value="129.85882739023825" table:style-name="ce373">
            <text:p>130</text:p>
          </table:table-cell>
          <table:table-cell office:value-type="float" office:value="61.110728559252117" table:style-name="ce47">
            <text:p>61</text:p>
          </table:table-cell>
          <table:table-cell office:value-type="float" office:value="71.287095157632834" table:style-name="ce47">
            <text:p>71</text:p>
          </table:table-cell>
          <table:table-cell office:value-type="float" office:value="66.6827474368" table:style-name="ce373">
            <text:p>67</text:p>
          </table:table-cell>
          <table:table-cell table:style-name="ce373"/>
          <table:table-cell table:style-name="ce14"/>
          <table:table-cell office:value-type="float" office:value="120" table:style-name="ce373">
            <text:p>120</text:p>
          </table:table-cell>
          <table:table-cell office:value-type="float" office:value="60" table:style-name="ce47">
            <text:p>60</text:p>
          </table:table-cell>
          <table:table-cell office:value-type="float" office:value="69.230769230769226" table:style-name="ce47">
            <text:p>69</text:p>
          </table:table-cell>
          <table:table-cell office:value-type="float" office:value="65" table:style-name="ce373">
            <text:p>65</text:p>
          </table:table-cell>
          <table:table-cell table:style-name="ce373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09-10</text:p>
          </table:table-cell>
          <table:table-cell office:value-type="float" office:value="129.76786701794595" table:style-name="ce373">
            <text:p>130</text:p>
          </table:table-cell>
          <table:table-cell office:value-type="float" office:value="63.921385110631803" table:style-name="ce47">
            <text:p>64</text:p>
          </table:table-cell>
          <table:table-cell office:value-type="float" office:value="74.94206852956934" table:style-name="ce47">
            <text:p>75</text:p>
          </table:table-cell>
          <table:table-cell office:value-type="float" office:value="70.138405839454862" table:style-name="ce373">
            <text:p>70</text:p>
          </table:table-cell>
          <table:table-cell table:style-name="ce373"/>
          <table:table-cell table:style-name="ce14"/>
          <table:table-cell office:value-type="float" office:value="120" table:style-name="ce373">
            <text:p>120</text:p>
          </table:table-cell>
          <table:table-cell office:value-type="float" office:value="62.5" table:style-name="ce47">
            <text:p>63</text:p>
          </table:table-cell>
          <table:table-cell office:value-type="float" office:value="73.400000000000006" table:style-name="ce47">
            <text:p>73</text:p>
          </table:table-cell>
          <table:table-cell office:value-type="float" office:value="68" table:style-name="ce373">
            <text:p>68</text:p>
          </table:table-cell>
          <table:table-cell table:style-name="ce373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136.54930305029725" table:style-name="ce373">
            <text:p>137</text:p>
          </table:table-cell>
          <table:table-cell office:value-type="float" office:value="67.220486631486679" table:style-name="ce47">
            <text:p>67</text:p>
          </table:table-cell>
          <table:table-cell office:value-type="float" office:value="77.924165020947939" table:style-name="ce47">
            <text:p>78</text:p>
          </table:table-cell>
          <table:table-cell office:value-type="float" office:value="73.094747083194861" table:style-name="ce373">
            <text:p>73</text:p>
          </table:table-cell>
          <table:table-cell table:style-name="ce373"/>
          <table:table-cell table:style-name="ce14"/>
          <table:table-cell office:value-type="float" office:value="124.61538461538461" table:style-name="ce373">
            <text:p>125</text:p>
          </table:table-cell>
          <table:table-cell office:value-type="float" office:value="65" table:style-name="ce47">
            <text:p>65</text:p>
          </table:table-cell>
          <table:table-cell office:value-type="float" office:value="75" table:style-name="ce47">
            <text:p>75</text:p>
          </table:table-cell>
          <table:table-cell office:value-type="float" office:value="70.192307692307693" table:style-name="ce373">
            <text:p>70</text:p>
          </table:table-cell>
          <table:table-cell table:style-name="ce373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1-12</text:p>
          </table:table-cell>
          <table:table-cell office:value-type="float" office:value="138.69266777022958" table:style-name="ce373">
            <text:p>139</text:p>
          </table:table-cell>
          <table:table-cell office:value-type="float" office:value="70.380206962839225" table:style-name="ce47">
            <text:p>70</text:p>
          </table:table-cell>
          <table:table-cell office:value-type="float" office:value="82.773117563615344" table:style-name="ce47">
            <text:p>83</text:p>
          </table:table-cell>
          <table:table-cell office:value-type="float" office:value="77.549209431733004" table:style-name="ce373">
            <text:p>78</text:p>
          </table:table-cell>
          <table:table-cell table:style-name="ce373"/>
          <table:table-cell table:style-name="ce14"/>
          <table:table-cell office:value-type="float" office:value="126.92307692307692" table:style-name="ce373">
            <text:p>127</text:p>
          </table:table-cell>
          <table:table-cell office:value-type="float" office:value="68.269230769230774" table:style-name="ce47">
            <text:p>68</text:p>
          </table:table-cell>
          <table:table-cell office:value-type="float" office:value="80" table:style-name="ce47">
            <text:p>80</text:p>
          </table:table-cell>
          <table:table-cell office:value-type="float" office:value="74.038461538461533" table:style-name="ce373">
            <text:p>74</text:p>
          </table:table-cell>
          <table:table-cell table:style-name="ce373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2-13</text:p>
          </table:table-cell>
          <table:table-cell office:value-type="float" office:value="139.93039871924444" table:style-name="ce373">
            <text:p>140</text:p>
          </table:table-cell>
          <table:table-cell office:value-type="float" office:value="74.01597352214975" table:style-name="ce47">
            <text:p>74</text:p>
          </table:table-cell>
          <table:table-cell office:value-type="float" office:value="87.649919360976185" table:style-name="ce47">
            <text:p>88</text:p>
          </table:table-cell>
          <table:table-cell office:value-type="float" office:value="81.880446510197658" table:style-name="ce373">
            <text:p>82</text:p>
          </table:table-cell>
          <table:table-cell table:style-name="ce373"/>
          <table:table-cell table:style-name="ce14"/>
          <table:table-cell office:value-type="float" office:value="129.23076923076923" table:style-name="ce373">
            <text:p>129</text:p>
          </table:table-cell>
          <table:table-cell office:value-type="float" office:value="72" table:style-name="ce47">
            <text:p>72</text:p>
          </table:table-cell>
          <table:table-cell office:value-type="float" office:value="83.65384615384616" table:style-name="ce47">
            <text:p>84</text:p>
          </table:table-cell>
          <table:table-cell office:value-type="float" office:value="78.92307692307692" table:style-name="ce373">
            <text:p>79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3-14</text:p>
          </table:table-cell>
          <table:table-cell office:value-type="float" office:value="145.14159708390414" table:style-name="ce373">
            <text:p>145</text:p>
          </table:table-cell>
          <table:table-cell office:value-type="float" office:value="79.254577753819717" table:style-name="ce47">
            <text:p>79</text:p>
          </table:table-cell>
          <table:table-cell office:value-type="float" office:value="91.879600062888343" table:style-name="ce47">
            <text:p>92</text:p>
          </table:table-cell>
          <table:table-cell office:value-type="float" office:value="86.911899569620445" table:style-name="ce373">
            <text:p>87</text:p>
          </table:table-cell>
          <table:table-cell table:style-name="ce373"/>
          <table:table-cell table:style-name="ce14"/>
          <table:table-cell office:value-type="float" office:value="131.25" table:style-name="ce373">
            <text:p>131</text:p>
          </table:table-cell>
          <table:table-cell office:value-type="float" office:value="77.538461538461533" table:style-name="ce47">
            <text:p>78</text:p>
          </table:table-cell>
          <table:table-cell office:value-type="float" office:value="88" table:style-name="ce47">
            <text:p>88</text:p>
          </table:table-cell>
          <table:table-cell office:value-type="float" office:value="84" table:style-name="ce373">
            <text:p>84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4-15</text:p>
          </table:table-cell>
          <table:table-cell office:value-type="float" office:value="146.99915632592675" table:style-name="ce373">
            <text:p>147</text:p>
          </table:table-cell>
          <table:table-cell office:value-type="float" office:value="83.728018827927357" table:style-name="ce47">
            <text:p>84</text:p>
          </table:table-cell>
          <table:table-cell office:value-type="float" office:value="95.55146981557688" table:style-name="ce47">
            <text:p>96</text:p>
          </table:table-cell>
          <table:table-cell office:value-type="float" office:value="90.905925839062505" table:style-name="ce373">
            <text:p>91</text:p>
          </table:table-cell>
          <table:table-cell table:style-name="ce373"/>
          <table:table-cell table:style-name="ce14"/>
          <table:table-cell office:value-type="float" office:value="132.69230769230768" table:style-name="ce373">
            <text:p>133</text:p>
          </table:table-cell>
          <table:table-cell office:value-type="float" office:value="81.230769230769226" table:style-name="ce47">
            <text:p>81</text:p>
          </table:table-cell>
          <table:table-cell office:value-type="float" office:value="92" table:style-name="ce47">
            <text:p>92</text:p>
          </table:table-cell>
          <table:table-cell office:value-type="float" office:value="88" table:style-name="ce373">
            <text:p>88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5-16</text:p>
          </table:table-cell>
          <table:table-cell office:value-type="float" office:value="152.93426976835769" table:style-name="ce373">
            <text:p>153</text:p>
          </table:table-cell>
          <table:table-cell office:value-type="float" office:value="87.256394925482013" table:style-name="ce47">
            <text:p>87</text:p>
          </table:table-cell>
          <table:table-cell office:value-type="float" office:value="99.269242960684295" table:style-name="ce47">
            <text:p>99</text:p>
          </table:table-cell>
          <table:table-cell office:value-type="float" office:value="94.660691503973098" table:style-name="ce373">
            <text:p>95</text:p>
          </table:table-cell>
          <table:table-cell table:style-name="ce373"/>
          <table:table-cell table:style-name="ce14"/>
          <table:table-cell office:value-type="float" office:value="137.30769230769232" table:style-name="ce373">
            <text:p>137</text:p>
          </table:table-cell>
          <table:table-cell office:value-type="float" office:value="83.07692307692308" table:style-name="ce47">
            <text:p>83</text:p>
          </table:table-cell>
          <table:table-cell office:value-type="float" office:value="95" table:style-name="ce47">
            <text:p>95</text:p>
          </table:table-cell>
          <table:table-cell office:value-type="float" office:value="90" table:style-name="ce373">
            <text:p>90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6-17</text:p>
          </table:table-cell>
          <table:table-cell office:value-type="float" office:value="157.85636546611923" table:style-name="ce373">
            <text:p>158</text:p>
          </table:table-cell>
          <table:table-cell office:value-type="float" office:value="86.9109327761213" table:style-name="ce47">
            <text:p>87</text:p>
          </table:table-cell>
          <table:table-cell office:value-type="float" office:value="99.655023318287107" table:style-name="ce47">
            <text:p>100</text:p>
          </table:table-cell>
          <table:table-cell office:value-type="float" office:value="94.901847282108676" table:style-name="ce373">
            <text:p>95</text:p>
          </table:table-cell>
          <table:table-cell table:style-name="ce373"/>
          <table:table-cell table:style-name="ce14"/>
          <table:table-cell office:value-type="float" office:value="138.46153846153845" table:style-name="ce373">
            <text:p>138</text:p>
          </table:table-cell>
          <table:table-cell office:value-type="float" office:value="84" table:style-name="ce47">
            <text:p>84</text:p>
          </table:table-cell>
          <table:table-cell office:value-type="float" office:value="96.115384615384613" table:style-name="ce47">
            <text:p>96</text:p>
          </table:table-cell>
          <table:table-cell office:value-type="float" office:value="92" table:style-name="ce373">
            <text:p>92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7-18</text:p>
          </table:table-cell>
          <table:table-cell office:value-type="float" office:value="157.87268592726411" table:style-name="ce373">
            <text:p>158</text:p>
          </table:table-cell>
          <table:table-cell office:value-type="float" office:value="87.466527780140623" table:style-name="ce47">
            <text:p>87</text:p>
          </table:table-cell>
          <table:table-cell office:value-type="float" office:value="100.30637583514563" table:style-name="ce47">
            <text:p>100</text:p>
          </table:table-cell>
          <table:table-cell office:value-type="float" office:value="95.508282098876492" table:style-name="ce373">
            <text:p>96</text:p>
          </table:table-cell>
          <table:table-cell table:style-name="ce373"/>
          <table:table-cell table:style-name="ce14"/>
          <table:table-cell office:value-type="float" office:value="139.61538461538461" table:style-name="ce373">
            <text:p>140</text:p>
          </table:table-cell>
          <table:table-cell office:value-type="float" office:value="84.461538461538467" table:style-name="ce47">
            <text:p>84</text:p>
          </table:table-cell>
          <table:table-cell office:value-type="float" office:value="94.230769230769226" table:style-name="ce47">
            <text:p>94</text:p>
          </table:table-cell>
          <table:table-cell office:value-type="float" office:value="91" table:style-name="ce373">
            <text:p>91</text:p>
          </table:table-cell>
          <table:table-cell table:style-name="ce47"/>
          <table:table-cell table:style-name="ce14"/>
          <table:table-cell table:number-columns-repeated="2" table:style-name="ce377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8-19</text:p>
          </table:table-cell>
          <table:table-cell office:value-type="float" office:value="161.675286846196" table:style-name="ce373">
            <text:p>162</text:p>
          </table:table-cell>
          <table:table-cell office:value-type="float" office:value="86.077813745697796" table:style-name="ce47">
            <text:p>86</text:p>
          </table:table-cell>
          <table:table-cell office:value-type="float" office:value="99.538572346871405" table:style-name="ce47">
            <text:p>100</text:p>
          </table:table-cell>
          <table:table-cell office:value-type="float" office:value="94.557471954027307" table:style-name="ce373">
            <text:p>95</text:p>
          </table:table-cell>
          <table:table-cell table:style-name="ce373"/>
          <table:table-cell table:style-name="ce14"/>
          <table:table-cell office:value-type="float" office:value="138.795274207961" table:style-name="ce373">
            <text:p>139</text:p>
          </table:table-cell>
          <table:table-cell office:value-type="float" office:value="83" table:style-name="ce47">
            <text:p>83</text:p>
          </table:table-cell>
          <table:table-cell office:value-type="float" office:value="94.615384615384599" table:style-name="ce47">
            <text:p>95</text:p>
          </table:table-cell>
          <table:table-cell office:value-type="float" office:value="90.461538461538495" table:style-name="ce373">
            <text:p>90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9-20</text:p>
          </table:table-cell>
          <table:table-cell office:value-type="float" office:value="159.214669844121" table:style-name="ce373">
            <text:p>159</text:p>
          </table:table-cell>
          <table:table-cell office:value-type="float" office:value="88.869765328171994" table:style-name="ce47">
            <text:p>89</text:p>
          </table:table-cell>
          <table:table-cell office:value-type="float" office:value="98.411715316343404" table:style-name="ce47">
            <text:p>98</text:p>
          </table:table-cell>
          <table:table-cell office:value-type="float" office:value="94.914445795761793" table:style-name="ce373">
            <text:p>95</text:p>
          </table:table-cell>
          <table:table-cell table:style-name="ce373"/>
          <table:table-cell table:style-name="ce14"/>
          <table:table-cell office:value-type="float" office:value="144.230769230769" table:style-name="ce373">
            <text:p>144</text:p>
          </table:table-cell>
          <table:table-cell office:value-type="float" office:value="85" table:style-name="ce47">
            <text:p>85</text:p>
          </table:table-cell>
          <table:table-cell office:value-type="float" office:value="93.923076923076906" table:style-name="ce47">
            <text:p>94</text:p>
          </table:table-cell>
          <table:table-cell office:value-type="float" office:value="90.966346153846203" table:style-name="ce373">
            <text:p>91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374">
            <text:p>2020-21</text:p>
          </table:table-cell>
          <table:table-cell office:value-type="float" office:value="158.14277341517959" table:style-name="ce375">
            <text:p>158</text:p>
          </table:table-cell>
          <table:table-cell office:value-type="float" office:value="85.640905861142656" table:style-name="ce376">
            <text:p>86</text:p>
          </table:table-cell>
          <table:table-cell office:value-type="float" office:value="100.67913459388687" table:style-name="ce376">
            <text:p>101</text:p>
          </table:table-cell>
          <table:table-cell office:value-type="float" office:value="95.203192591081176" table:style-name="ce375">
            <text:p>95</text:p>
          </table:table-cell>
          <table:table-cell table:style-name="ce375"/>
          <table:table-cell table:style-name="ce374"/>
          <table:table-cell office:value-type="float" office:value="150" table:style-name="ce375">
            <text:p>150</text:p>
          </table:table-cell>
          <table:table-cell office:value-type="float" office:value="84" table:style-name="ce376">
            <text:p>84</text:p>
          </table:table-cell>
          <table:table-cell office:value-type="float" office:value="95.769230769230774" table:style-name="ce376">
            <text:p>96</text:p>
          </table:table-cell>
          <table:table-cell office:value-type="float" office:value="91" table:style-name="ce375">
            <text:p>91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table:style-name="ce14"/>
          <table:table-cell table:style-name="ce373"/>
          <table:table-cell table:number-columns-repeated="2" table:style-name="ce47"/>
          <table:table-cell table:number-columns-repeated="2" table:style-name="ce373"/>
          <table:table-cell table:style-name="ce14"/>
          <table:table-cell table:style-name="ce373"/>
          <table:table-cell table:number-columns-repeated="2" table:style-name="ce47"/>
          <table:table-cell table:style-name="ce373"/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8">
            <text:p>all England</text:p>
          </table:table-cell>
          <table:table-cell table:style-name="ce37"/>
          <table:table-cell table:number-columns-repeated="4" table:style-name="ce32"/>
          <table:table-cell table:style-name="ce14"/>
          <table:table-cell table:style-name="ce373"/>
          <table:table-cell table:number-columns-repeated="2" table:style-name="ce47"/>
          <table:table-cell table:style-name="ce373"/>
          <table:table-cell table:style-name="ce47"/>
          <table:table-cell table:style-name="ce14"/>
          <table:table-cell table:number-columns-repeated="2" table:style-name="ce377"/>
          <table:table-cell table:number-columns-repeated="16368" table:style-name="ce2"/>
        </table:table-row>
        <table:table-row table:style-name="ro7">
          <table:table-cell table:style-name="ce2"/>
          <table:table-cell office:value-type="string" table:style-name="ce14">
            <text:p>2008-09</text:p>
          </table:table-cell>
          <table:table-cell office:value-type="float" office:value="153" table:style-name="ce373">
            <text:p>153</text:p>
          </table:table-cell>
          <table:table-cell office:value-type="float" office:value="66" table:style-name="ce47">
            <text:p>66</text:p>
          </table:table-cell>
          <table:table-cell office:value-type="float" office:value="75" table:style-name="ce47">
            <text:p>75</text:p>
          </table:table-cell>
          <table:table-cell office:value-type="float" office:value="71" table:style-name="ce373">
            <text:p>71</text:p>
          </table:table-cell>
          <table:table-cell table:style-name="ce373"/>
          <table:table-cell table:style-name="ce14"/>
          <table:table-cell office:value-type="float" office:value="130" table:style-name="ce373">
            <text:p>130</text:p>
          </table:table-cell>
          <table:table-cell office:value-type="float" office:value="64" table:style-name="ce47">
            <text:p>64</text:p>
          </table:table-cell>
          <table:table-cell office:value-type="float" office:value="72" table:style-name="ce47">
            <text:p>72</text:p>
          </table:table-cell>
          <table:table-cell office:value-type="float" office:value="68" table:style-name="ce373">
            <text:p>68</text:p>
          </table:table-cell>
          <table:table-cell table:style-name="ce373"/>
          <table:table-cell table:number-columns-repeated="3" table:style-name="ce14"/>
          <table:table-cell table:number-columns-repeated="16368" table:style-name="ce2"/>
        </table:table-row>
        <table:table-row table:style-name="ro7">
          <table:table-cell table:style-name="ce2"/>
          <table:table-cell office:value-type="string" table:style-name="ce14">
            <text:p>2009-10</text:p>
          </table:table-cell>
          <table:table-cell office:value-type="float" office:value="156.30686063207631" table:style-name="ce373">
            <text:p>156</text:p>
          </table:table-cell>
          <table:table-cell office:value-type="float" office:value="70.835341925931857" table:style-name="ce47">
            <text:p>71</text:p>
          </table:table-cell>
          <table:table-cell office:value-type="float" office:value="78.560022914568748" table:style-name="ce47">
            <text:p>79</text:p>
          </table:table-cell>
          <table:table-cell office:value-type="float" office:value="74.882387234857163" table:style-name="ce373">
            <text:p>75</text:p>
          </table:table-cell>
          <table:table-cell table:style-name="ce373"/>
          <table:table-cell table:style-name="ce14"/>
          <table:table-cell office:value-type="float" office:value="132.69230769230768" table:style-name="ce373">
            <text:p>133</text:p>
          </table:table-cell>
          <table:table-cell office:value-type="float" office:value="66.866159956019743" table:style-name="ce47">
            <text:p>67</text:p>
          </table:table-cell>
          <table:table-cell office:value-type="float" office:value="75.692307692307693" table:style-name="ce47">
            <text:p>76</text:p>
          </table:table-cell>
          <table:table-cell office:value-type="float" office:value="72" table:style-name="ce373">
            <text:p>72</text:p>
          </table:table-cell>
          <table:table-cell table:style-name="ce373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159.91502555784498" table:style-name="ce373">
            <text:p>160</text:p>
          </table:table-cell>
          <table:table-cell office:value-type="float" office:value="73.853816016103806" table:style-name="ce47">
            <text:p>74</text:p>
          </table:table-cell>
          <table:table-cell office:value-type="float" office:value="83.560476459851785" table:style-name="ce47">
            <text:p>84</text:p>
          </table:table-cell>
          <table:table-cell office:value-type="float" office:value="78.902064682618786" table:style-name="ce373">
            <text:p>79</text:p>
          </table:table-cell>
          <table:table-cell table:style-name="ce373"/>
          <table:table-cell table:style-name="ce14"/>
          <table:table-cell office:value-type="float" office:value="137.30769230769232" table:style-name="ce373">
            <text:p>137</text:p>
          </table:table-cell>
          <table:table-cell office:value-type="float" office:value="69" table:style-name="ce47">
            <text:p>69</text:p>
          </table:table-cell>
          <table:table-cell office:value-type="float" office:value="78" table:style-name="ce47">
            <text:p>78</text:p>
          </table:table-cell>
          <table:table-cell office:value-type="float" office:value="73.84615384615384" table:style-name="ce373">
            <text:p>74</text:p>
          </table:table-cell>
          <table:table-cell table:style-name="ce373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1-12</text:p>
          </table:table-cell>
          <table:table-cell office:value-type="float" office:value="164.41513441196747" table:style-name="ce373">
            <text:p>164</text:p>
          </table:table-cell>
          <table:table-cell office:value-type="float" office:value="78.776399926150816" table:style-name="ce47">
            <text:p>79</text:p>
          </table:table-cell>
          <table:table-cell office:value-type="float" office:value="87.310693954069464" table:style-name="ce47">
            <text:p>87</text:p>
          </table:table-cell>
          <table:table-cell office:value-type="float" office:value="83.30192648269805" table:style-name="ce373">
            <text:p>83</text:p>
          </table:table-cell>
          <table:table-cell table:style-name="ce373"/>
          <table:table-cell table:style-name="ce14"/>
          <table:table-cell office:value-type="float" office:value="138.46153846153845" table:style-name="ce373">
            <text:p>138</text:p>
          </table:table-cell>
          <table:table-cell office:value-type="float" office:value="73.84615384615384" table:style-name="ce47">
            <text:p>74</text:p>
          </table:table-cell>
          <table:table-cell office:value-type="float" office:value="82.15384615384616" table:style-name="ce47">
            <text:p>82</text:p>
          </table:table-cell>
          <table:table-cell office:value-type="float" office:value="79" table:style-name="ce373">
            <text:p>79</text:p>
          </table:table-cell>
          <table:table-cell table:style-name="ce373"/>
          <table:table-cell table:style-name="ce14"/>
          <table:table-cell table:number-columns-repeated="2" table:style-name="ce377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2-13</text:p>
          </table:table-cell>
          <table:table-cell office:value-type="float" office:value="162.96237311020963" table:style-name="ce373">
            <text:p>163</text:p>
          </table:table-cell>
          <table:table-cell office:value-type="float" office:value="82.95400714853406" table:style-name="ce47">
            <text:p>83</text:p>
          </table:table-cell>
          <table:table-cell office:value-type="float" office:value="93.960347501643227" table:style-name="ce47">
            <text:p>94</text:p>
          </table:table-cell>
          <table:table-cell office:value-type="float" office:value="88.923401715086101" table:style-name="ce373">
            <text:p>89</text:p>
          </table:table-cell>
          <table:table-cell table:style-name="ce373"/>
          <table:table-cell table:style-name="ce14"/>
          <table:table-cell office:value-type="float" office:value="138.46153846153845" table:style-name="ce373">
            <text:p>138</text:p>
          </table:table-cell>
          <table:table-cell office:value-type="float" office:value="78" table:style-name="ce47">
            <text:p>78</text:p>
          </table:table-cell>
          <table:table-cell office:value-type="float" office:value="87.692307692307693" table:style-name="ce47">
            <text:p>88</text:p>
          </table:table-cell>
          <table:table-cell office:value-type="float" office:value="83" table:style-name="ce373">
            <text:p>83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3-14</text:p>
          </table:table-cell>
          <table:table-cell office:value-type="float" office:value="176.43302411933701" table:style-name="ce373">
            <text:p>176</text:p>
          </table:table-cell>
          <table:table-cell office:value-type="float" office:value="88.955507039486974" table:style-name="ce47">
            <text:p>89</text:p>
          </table:table-cell>
          <table:table-cell office:value-type="float" office:value="98.110260392347882" table:style-name="ce47">
            <text:p>98</text:p>
          </table:table-cell>
          <table:table-cell office:value-type="float" office:value="94.271066559688805" table:style-name="ce373">
            <text:p>94</text:p>
          </table:table-cell>
          <table:table-cell table:style-name="ce373"/>
          <table:table-cell table:style-name="ce14"/>
          <table:table-cell office:value-type="float" office:value="144.23076923076923" table:style-name="ce373">
            <text:p>144</text:p>
          </table:table-cell>
          <table:table-cell office:value-type="float" office:value="81.997799999999998" table:style-name="ce47">
            <text:p>82</text:p>
          </table:table-cell>
          <table:table-cell office:value-type="float" office:value="92" table:style-name="ce47">
            <text:p>92</text:p>
          </table:table-cell>
          <table:table-cell office:value-type="float" office:value="87.749516409322496" table:style-name="ce373">
            <text:p>88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4-15</text:p>
          </table:table-cell>
          <table:table-cell office:value-type="float" office:value="178.83163608103732" table:style-name="ce373">
            <text:p>179</text:p>
          </table:table-cell>
          <table:table-cell office:value-type="float" office:value="93.312674633825978" table:style-name="ce47">
            <text:p>93</text:p>
          </table:table-cell>
          <table:table-cell office:value-type="float" office:value="102.26269457509656" table:style-name="ce47">
            <text:p>102</text:p>
          </table:table-cell>
          <table:table-cell office:value-type="float" office:value="98.5078077680826" table:style-name="ce373">
            <text:p>99</text:p>
          </table:table-cell>
          <table:table-cell table:style-name="ce373"/>
          <table:table-cell table:style-name="ce14"/>
          <table:table-cell office:value-type="float" office:value="150" table:style-name="ce373">
            <text:p>150</text:p>
          </table:table-cell>
          <table:table-cell office:value-type="float" office:value="87" table:style-name="ce47">
            <text:p>87</text:p>
          </table:table-cell>
          <table:table-cell office:value-type="float" office:value="95.173466982393563" table:style-name="ce47">
            <text:p>95</text:p>
          </table:table-cell>
          <table:table-cell office:value-type="float" office:value="92" table:style-name="ce373">
            <text:p>92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5-16</text:p>
          </table:table-cell>
          <table:table-cell office:value-type="float" office:value="184.26686833107436" table:style-name="ce373">
            <text:p>184</text:p>
          </table:table-cell>
          <table:table-cell office:value-type="float" office:value="95.300852793388856" table:style-name="ce47">
            <text:p>95</text:p>
          </table:table-cell>
          <table:table-cell office:value-type="float" office:value="105.56212726879946" table:style-name="ce47">
            <text:p>106</text:p>
          </table:table-cell>
          <table:table-cell office:value-type="float" office:value="101.35952326855923" table:style-name="ce373">
            <text:p>101</text:p>
          </table:table-cell>
          <table:table-cell table:style-name="ce373"/>
          <table:table-cell table:style-name="ce14"/>
          <table:table-cell office:value-type="float" office:value="150" table:style-name="ce373">
            <text:p>150</text:p>
          </table:table-cell>
          <table:table-cell office:value-type="float" office:value="88.461538461538467" table:style-name="ce47">
            <text:p>88</text:p>
          </table:table-cell>
          <table:table-cell office:value-type="float" office:value="99" table:style-name="ce47">
            <text:p>99</text:p>
          </table:table-cell>
          <table:table-cell office:value-type="float" office:value="95" table:style-name="ce373">
            <text:p>95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6-17</text:p>
          </table:table-cell>
          <table:table-cell office:value-type="float" office:value="191.55070125646623" table:style-name="ce373">
            <text:p>192</text:p>
          </table:table-cell>
          <table:table-cell office:value-type="float" office:value="97.162558923627003" table:style-name="ce47">
            <text:p>97</text:p>
          </table:table-cell>
          <table:table-cell office:value-type="float" office:value="105.45002855439608" table:style-name="ce47">
            <text:p>105</text:p>
          </table:table-cell>
          <table:table-cell office:value-type="float" office:value="102.1555347052945" table:style-name="ce373">
            <text:p>102</text:p>
          </table:table-cell>
          <table:table-cell table:style-name="ce373"/>
          <table:table-cell table:style-name="ce14"/>
          <table:table-cell office:value-type="float" office:value="155.76923076923077" table:style-name="ce373">
            <text:p>156</text:p>
          </table:table-cell>
          <table:table-cell office:value-type="float" office:value="90" table:style-name="ce47">
            <text:p>90</text:p>
          </table:table-cell>
          <table:table-cell office:value-type="float" office:value="100" table:style-name="ce47">
            <text:p>100</text:p>
          </table:table-cell>
          <table:table-cell office:value-type="float" office:value="96.15384615384616" table:style-name="ce373">
            <text:p>96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7-18</text:p>
          </table:table-cell>
          <table:table-cell office:value-type="float" office:value="192.54444064230881" table:style-name="ce373">
            <text:p>193</text:p>
          </table:table-cell>
          <table:table-cell office:value-type="float" office:value="97.26553155536682" table:style-name="ce47">
            <text:p>97</text:p>
          </table:table-cell>
          <table:table-cell office:value-type="float" office:value="106.52491834274259" table:style-name="ce47">
            <text:p>107</text:p>
          </table:table-cell>
          <table:table-cell office:value-type="float" office:value="102.81660100233871" table:style-name="ce373">
            <text:p>103</text:p>
          </table:table-cell>
          <table:table-cell table:style-name="ce373"/>
          <table:table-cell table:style-name="ce14"/>
          <table:table-cell office:value-type="float" office:value="160.38461538461539" table:style-name="ce373">
            <text:p>160</text:p>
          </table:table-cell>
          <table:table-cell office:value-type="float" office:value="90" table:style-name="ce47">
            <text:p>90</text:p>
          </table:table-cell>
          <table:table-cell office:value-type="float" office:value="99" table:style-name="ce47">
            <text:p>99</text:p>
          </table:table-cell>
          <table:table-cell office:value-type="float" office:value="95" table:style-name="ce373">
            <text:p>95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8-19</text:p>
          </table:table-cell>
          <table:table-cell office:value-type="float" office:value="200.23344417130801" table:style-name="ce373">
            <text:p>200</text:p>
          </table:table-cell>
          <table:table-cell office:value-type="float" office:value="96.221929337104001" table:style-name="ce47">
            <text:p>96</text:p>
          </table:table-cell>
          <table:table-cell office:value-type="float" office:value="105.87197774220699" table:style-name="ce47">
            <text:p>106</text:p>
          </table:table-cell>
          <table:table-cell office:value-type="float" office:value="101.993753636254" table:style-name="ce373">
            <text:p>102</text:p>
          </table:table-cell>
          <table:table-cell table:style-name="ce373"/>
          <table:table-cell table:style-name="ce14"/>
          <table:table-cell office:value-type="float" office:value="160.38461538461499" table:style-name="ce373">
            <text:p>160</text:p>
          </table:table-cell>
          <table:table-cell office:value-type="float" office:value="90" table:style-name="ce47">
            <text:p>90</text:p>
          </table:table-cell>
          <table:table-cell office:value-type="float" office:value="98.076923076923094" table:style-name="ce47">
            <text:p>98</text:p>
          </table:table-cell>
          <table:table-cell office:value-type="float" office:value="95" table:style-name="ce373">
            <text:p>95</text:p>
          </table:table-cell>
          <table:table-cell table:style-name="ce47"/>
          <table:table-cell table:number-columns-repeated="3" table:style-name="ce14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9-20</text:p>
          </table:table-cell>
          <table:table-cell office:value-type="float" office:value="200.946214145429" table:style-name="ce373">
            <text:p>201</text:p>
          </table:table-cell>
          <table:table-cell office:value-type="float" office:value="98.925546764964807" table:style-name="ce47">
            <text:p>99</text:p>
          </table:table-cell>
          <table:table-cell office:value-type="float" office:value="106.23064208599401" table:style-name="ce47">
            <text:p>106</text:p>
          </table:table-cell>
          <table:table-cell office:value-type="float" office:value="103.32727029062499" table:style-name="ce373">
            <text:p>103</text:p>
          </table:table-cell>
          <table:table-cell table:style-name="ce373"/>
          <table:table-cell table:style-name="ce14"/>
          <table:table-cell office:value-type="float" office:value="161.538461538462" table:style-name="ce373">
            <text:p>162</text:p>
          </table:table-cell>
          <table:table-cell office:value-type="float" office:value="91.153846153846203" table:style-name="ce47">
            <text:p>91</text:p>
          </table:table-cell>
          <table:table-cell office:value-type="float" office:value="97" table:style-name="ce47">
            <text:p>97</text:p>
          </table:table-cell>
          <table:table-cell office:value-type="float" office:value="95" table:style-name="ce373">
            <text:p>95</text:p>
          </table:table-cell>
          <table:table-cell table:style-name="ce47"/>
          <table:table-cell table:number-columns-repeated="5" table:style-name="ce14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374">
            <text:p>2020-21</text:p>
          </table:table-cell>
          <table:table-cell office:value-type="float" office:value="198.15610357417958" table:style-name="ce375">
            <text:p>198</text:p>
          </table:table-cell>
          <table:table-cell office:value-type="float" office:value="94.101252304033579" table:style-name="ce376">
            <text:p>94</text:p>
          </table:table-cell>
          <table:table-cell office:value-type="float" office:value="107.17048450010871" table:style-name="ce376">
            <text:p>107</text:p>
          </table:table-cell>
          <table:table-cell office:value-type="float" office:value="102.02975621905485" table:style-name="ce375">
            <text:p>102</text:p>
          </table:table-cell>
          <table:table-cell table:style-name="ce375"/>
          <table:table-cell table:style-name="ce374"/>
          <table:table-cell office:value-type="float" office:value="163.30749846153844" table:style-name="ce375">
            <text:p>163</text:p>
          </table:table-cell>
          <table:table-cell office:value-type="float" office:value="88.757396449704146" table:style-name="ce376">
            <text:p>89</text:p>
          </table:table-cell>
          <table:table-cell office:value-type="float" office:value="98.887753846153842" table:style-name="ce376">
            <text:p>99</text:p>
          </table:table-cell>
          <table:table-cell office:value-type="float" office:value="94.84615384615384" table:style-name="ce375">
            <text:p>95</text:p>
          </table:table-cell>
          <table:table-cell table:style-name="ce47"/>
          <table:table-cell table:number-columns-repeated="5" table:style-name="ce14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6">
            <text:p>Note: figures exclude services but include Housing Benefit</text:p>
          </table:table-cell>
          <table:table-cell table:style-name="ce14"/>
          <table:table-cell table:number-columns-repeated="2" table:style-name="ce68"/>
          <table:table-cell table:style-name="ce14"/>
          <table:table-cell table:style-name="ce372"/>
          <table:table-cell table:number-columns-repeated="10" table:style-name="ce14"/>
          <table:table-cell table:style-name="ce47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6">
            <text:p>Source: English Housing Survey, full household sample</text:p>
          </table:table-cell>
          <table:table-cell table:style-name="ce373"/>
          <table:table-cell table:number-columns-repeated="2" table:style-name="ce47"/>
          <table:table-cell table:number-columns-repeated="2" table:style-name="ce373"/>
          <table:table-cell table:number-columns-repeated="11" table:style-name="ce14"/>
          <table:table-cell table:number-columns-repeated="16366" table:style-name="ce2"/>
        </table:table-row>
        <table:table-row table:style-name="ro1">
          <table:table-cell table:style-name="ce2"/>
          <table:table-cell table:style-name="ce15"/>
          <table:table-cell table:style-name="ce47"/>
          <table:table-cell table:number-columns-repeated="2" table:style-name="ce68"/>
          <table:table-cell table:number-columns-repeated="5" table:style-name="ce14"/>
          <table:table-cell table:style-name="ce47"/>
          <table:table-cell table:number-columns-repeated="7" table:style-name="ce14"/>
          <table:table-cell table:number-columns-repeated="16366" table:style-name="ce2"/>
        </table:table-row>
        <table:table-row table:style-name="ro1">
          <table:table-cell table:style-name="ce2"/>
          <table:table-cell table:style-name="ce14"/>
          <table:table-cell table:style-name="ce47"/>
          <table:table-cell table:number-columns-repeated="2" table:style-name="ce68"/>
          <table:table-cell table:number-columns-repeated="13" table:style-name="ce14"/>
          <table:table-cell table:number-columns-repeated="16366" table:style-name="ce2"/>
        </table:table-row>
        <table:table-row table:style-name="ro1">
          <table:table-cell table:style-name="ce2"/>
          <table:table-cell table:style-name="ce68"/>
          <table:table-cell table:style-name="ce373"/>
          <table:table-cell table:number-columns-repeated="2" table:style-name="ce47"/>
          <table:table-cell table:number-columns-repeated="2" table:style-name="ce373"/>
          <table:table-cell table:number-columns-repeated="11" table:style-name="ce14"/>
          <table:table-cell table:number-columns-repeated="16366" table:style-name="ce2"/>
        </table:table-row>
        <table:table-row table:style-name="ro1">
          <table:table-cell table:style-name="ce2"/>
          <table:table-cell table:style-name="ce14"/>
          <table:table-cell table:style-name="ce373"/>
          <table:table-cell table:number-columns-repeated="2" table:style-name="ce47"/>
          <table:table-cell table:number-columns-repeated="2" table:style-name="ce373"/>
          <table:table-cell table:number-columns-repeated="11" table:style-name="ce14"/>
          <table:table-cell table:number-columns-repeated="16366" table:style-name="ce2"/>
        </table:table-row>
        <table:table-row table:style-name="ro1">
          <table:table-cell table:style-name="ce2"/>
          <table:table-cell table:style-name="ce15"/>
          <table:table-cell table:style-name="ce14"/>
          <table:table-cell table:number-columns-repeated="2" table:style-name="ce68"/>
          <table:table-cell table:number-columns-repeated="13" table:style-name="ce14"/>
          <table:table-cell table:number-columns-repeated="16366" table:style-name="ce2"/>
        </table:table-row>
        <table:table-row table:style-name="ro1">
          <table:table-cell table:style-name="ce2"/>
          <table:table-cell table:number-columns-repeated="2" table:style-name="ce14"/>
          <table:table-cell table:number-columns-repeated="2" table:style-name="ce68"/>
          <table:table-cell table:number-columns-repeated="13" table:style-name="ce14"/>
          <table:table-cell table:number-columns-repeated="16366" table:style-name="ce2"/>
        </table:table-row>
        <table:table-row table:style-name="ro1">
          <table:table-cell table:style-name="ce2"/>
          <table:table-cell table:number-columns-repeated="2" table:style-name="ce32"/>
          <table:table-cell table:number-columns-repeated="2" table:style-name="ce66"/>
          <table:table-cell table:number-columns-repeated="2" table:style-name="ce32"/>
          <table:table-cell table:number-columns-repeated="11" table:style-name="ce14"/>
          <table:table-cell table:number-columns-repeated="16366" table:style-name="ce2"/>
        </table:table-row>
        <table:table-row table:number-rows-repeated="1048517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11.$A$1:AT1_11.$N$53" table:base-cell-address="AT1_11.$A$1"/>
        </table:named-expressions>
      </table:table>
      <table:table table:name="AT1_12" table:style-name="ta4">
        <table:table-column table:style-name="co24" table:default-cell-style-name="ce263"/>
        <table:table-column table:style-name="co42" table:default-cell-style-name="ce263"/>
        <table:table-column table:style-name="co3" table:number-columns-repeated="5" table:default-cell-style-name="ce263"/>
        <table:table-column table:style-name="co3" table:default-cell-style-name="ce271"/>
        <table:table-column table:style-name="co42" table:default-cell-style-name="ce272"/>
        <table:table-column table:style-name="co3" table:default-cell-style-name="ce263"/>
        <table:table-column table:style-name="co3" table:number-columns-repeated="2" table:default-cell-style-name="ce268"/>
        <table:table-column table:style-name="co3" table:default-cell-style-name="ce267"/>
        <table:table-column table:style-name="co3" table:default-cell-style-name="ce268"/>
        <table:table-column table:style-name="co24" table:number-columns-repeated="233" table:default-cell-style-name="ce263"/>
        <table:table-column table:style-name="co43" table:default-cell-style-name="ce263"/>
        <table:table-column table:style-name="co17" table:number-columns-repeated="8" table:default-cell-style-name="ce263"/>
        <table:table-column table:style-name="co44" table:number-columns-repeated="16128" table:default-cell-style-name="ce263"/>
        <table:table-row table:style-name="ro5">
          <table:table-cell table:style-name="ce2"/>
          <table:table-cell table:style-name="ce382"/>
          <table:table-cell table:number-columns-repeated="5" table:style-name="ce263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2" table:style-name="ce263"/>
          <table:table-cell table:number-columns-repeated="16368" table:style-name="ce2"/>
        </table:table-row>
        <table:table-row table:style-name="ro26">
          <table:table-cell table:style-name="ce60"/>
          <table:table-cell office:value-type="string" table:style-name="ce18">
            <text:p>Annex Table 1.12: Mortgage/rent<text:span text:style-name="T10">1</text:span><text:s/>as a proportion of household income (including and excluding housing benefit)<text:span text:style-name="T10">2</text:span>, by tenure, 2010-11 to 2020-21</text:p>
          </table:table-cell>
          <table:table-cell table:number-columns-repeated="12" table:style-name="ce18"/>
          <table:table-cell table:style-name="ce224"/>
          <table:table-cell table:number-columns-repeated="16369" table:style-name="ce60"/>
        </table:table-row>
        <table:table-row table:style-name="ro1">
          <table:table-cell table:style-name="ce2"/>
          <table:table-cell table:number-columns-repeated="6" table:style-name="ce263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2" table:style-name="ce263"/>
          <table:table-cell table:number-columns-repeated="16368" table:style-name="ce2"/>
        </table:table-row>
        <table:table-row table:style-name="ro27">
          <table:table-cell table:style-name="ce225"/>
          <table:table-cell office:value-type="string" table:style-name="ce230">
            <text:p>all households making mortgage or rent payments</text:p>
          </table:table-cell>
          <table:table-cell table:number-columns-repeated="6" table:style-name="ce225"/>
          <table:table-cell table:style-name="ce227"/>
          <table:table-cell table:style-name="ce228"/>
          <table:table-cell table:style-name="ce225"/>
          <table:table-cell table:number-columns-repeated="2" table:style-name="ce229"/>
          <table:table-cell table:style-name="ce230"/>
          <table:table-cell table:number-columns-repeated="16370" table:style-name="ce225"/>
        </table:table-row>
        <table:table-row table:style-name="ro6">
          <table:table-cell table:style-name="ce60"/>
          <table:table-cell table:style-name="ce231"/>
          <table:table-cell office:value-type="string" table:style-name="ce383">
            <text:p>owner occupiers</text:p>
          </table:table-cell>
          <table:table-cell office:value-type="string" table:style-name="ce383">
            <text:p>private renters</text:p>
          </table:table-cell>
          <table:table-cell office:value-type="string" table:style-name="ce384">
            <text:p>local authority</text:p>
          </table:table-cell>
          <table:table-cell office:value-type="string" table:style-name="ce384">
            <text:p>housing association</text:p>
          </table:table-cell>
          <table:table-cell office:value-type="string" table:style-name="ce383">
            <text:p>all social renters</text:p>
          </table:table-cell>
          <table:table-cell table:style-name="ce383"/>
          <table:table-cell table:style-name="ce231"/>
          <table:table-cell office:value-type="string" table:style-name="ce383">
            <text:p>owner occupiers</text:p>
          </table:table-cell>
          <table:table-cell office:value-type="string" table:style-name="ce383">
            <text:p>private renters</text:p>
          </table:table-cell>
          <table:table-cell office:value-type="string" table:style-name="ce384">
            <text:p>local authority</text:p>
          </table:table-cell>
          <table:table-cell office:value-type="string" table:style-name="ce384">
            <text:p>housing association</text:p>
          </table:table-cell>
          <table:table-cell office:value-type="string" table:style-name="ce383">
            <text:p>all social renters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table:style-name="ce15"/>
          <table:table-cell table:number-columns-repeated="3" table:style-name="ce237"/>
          <table:table-cell table:style-name="ce240"/>
          <table:table-cell table:number-columns-repeated="2" table:style-name="ce36"/>
          <table:table-cell table:style-name="ce15"/>
          <table:table-cell table:number-columns-repeated="3" table:style-name="ce237"/>
          <table:table-cell table:style-name="ce240"/>
          <table:table-cell office:value-type="string" table:style-name="ce36">
            <text:p>percentages</text:p>
          </table:table-cell>
          <table:table-cell table:number-columns-repeated="2" table:style-name="ce238"/>
          <table:table-cell table:number-columns-repeated="16368" table:style-name="ce60"/>
        </table:table-row>
        <table:table-row table:style-name="ro5">
          <table:table-cell table:style-name="ce60"/>
          <table:table-cell table:style-name="ce15"/>
          <table:table-cell table:number-columns-repeated="3" table:style-name="ce237"/>
          <table:table-cell table:style-name="ce240"/>
          <table:table-cell table:number-columns-repeated="2" table:style-name="ce36"/>
          <table:table-cell table:style-name="ce15"/>
          <table:table-cell table:number-columns-repeated="3" table:style-name="ce237"/>
          <table:table-cell table:style-name="ce240"/>
          <table:table-cell table:style-name="ce36"/>
          <table:table-cell table:number-columns-repeated="2" table:style-name="ce238"/>
          <table:table-cell table:number-columns-repeated="16368" table:style-name="ce60"/>
        </table:table-row>
        <table:table-row table:style-name="ro5">
          <table:table-cell table:style-name="ce60"/>
          <table:table-cell office:value-type="string" table:style-name="ce21">
            <text:p>household income (including housing benefit)</text:p>
          </table:table-cell>
          <table:table-cell table:number-columns-repeated="3" table:style-name="ce237"/>
          <table:table-cell table:style-name="ce240"/>
          <table:table-cell table:number-columns-repeated="2" table:style-name="ce36"/>
          <table:table-cell office:value-type="string" table:style-name="ce21">
            <text:p>joint income of HRP &amp; Partner only (including housing benefit)</text:p>
          </table:table-cell>
          <table:table-cell table:number-columns-repeated="3" table:style-name="ce237"/>
          <table:table-cell table:style-name="ce240"/>
          <table:table-cell table:style-name="ce36"/>
          <table:table-cell table:number-columns-repeated="2" table:style-name="ce238"/>
          <table:table-cell table:number-columns-repeated="16368" table:style-name="ce60"/>
        </table:table-row>
        <table:table-row table:style-name="ro5">
          <table:table-cell table:style-name="ce60"/>
          <table:table-cell office:value-type="string" table:style-name="ce14">
            <text:p>2010-11</text:p>
          </table:table-cell>
          <table:table-cell office:value-type="float" office:value="17.915723948113772" table:style-name="ce242">
            <text:p>17.9</text:p>
          </table:table-cell>
          <table:table-cell office:value-type="float" office:value="35.394800930297414" table:style-name="ce242">
            <text:p>35.4</text:p>
          </table:table-cell>
          <table:table-cell office:value-type="float" office:value="26.048384048584719" table:style-name="ce242">
            <text:p>26.0</text:p>
          </table:table-cell>
          <table:table-cell office:value-type="float" office:value="27.243625144569737" table:style-name="ce242">
            <text:p>27.2</text:p>
          </table:table-cell>
          <table:table-cell office:value-type="float" office:value="26.670006109430233" table:style-name="ce242">
            <text:p>26.7</text:p>
          </table:table-cell>
          <table:table-cell table:style-name="ce242"/>
          <table:table-cell office:value-type="string" table:style-name="ce14">
            <text:p>2010-11</text:p>
          </table:table-cell>
          <table:table-cell office:value-type="float" office:value="19.041456903560622" table:style-name="ce242">
            <text:p>19.0</text:p>
          </table:table-cell>
          <table:table-cell office:value-type="float" office:value="44.376210411643278" table:style-name="ce242">
            <text:p>44.4</text:p>
          </table:table-cell>
          <table:table-cell office:value-type="float" office:value="27.934064517970715" table:style-name="ce242">
            <text:p>27.9</text:p>
          </table:table-cell>
          <table:table-cell office:value-type="float" office:value="29.059145409001104" table:style-name="ce242">
            <text:p>29.1</text:p>
          </table:table-cell>
          <table:table-cell office:value-type="float" office:value="28.519197596518197" table:style-name="ce242">
            <text:p>28.5</text:p>
          </table:table-cell>
          <table:table-cell table:number-columns-repeated="2" table:style-name="ce238"/>
          <table:table-cell table:number-columns-repeated="16368" table:style-name="ce60"/>
        </table:table-row>
        <table:table-row table:style-name="ro5">
          <table:table-cell table:style-name="ce60"/>
          <table:table-cell office:value-type="string" table:style-name="ce15">
            <text:p>2011-12</text:p>
          </table:table-cell>
          <table:table-cell office:value-type="float" office:value="17.870461268810612" table:style-name="ce242">
            <text:p>17.9</text:p>
          </table:table-cell>
          <table:table-cell office:value-type="float" office:value="35.495735099967014" table:style-name="ce242">
            <text:p>35.5</text:p>
          </table:table-cell>
          <table:table-cell office:value-type="float" office:value="26.419563965057698" table:style-name="ce242">
            <text:p>26.4</text:p>
          </table:table-cell>
          <table:table-cell office:value-type="float" office:value="28.915797716074284" table:style-name="ce242">
            <text:p>28.9</text:p>
          </table:table-cell>
          <table:table-cell office:value-type="float" office:value="27.743255426193205" table:style-name="ce242">
            <text:p>27.7</text:p>
          </table:table-cell>
          <table:table-cell table:style-name="ce242"/>
          <table:table-cell office:value-type="string" table:style-name="ce15">
            <text:p>2011-12</text:p>
          </table:table-cell>
          <table:table-cell office:value-type="float" office:value="19.210427408638541" table:style-name="ce242">
            <text:p>19.2</text:p>
          </table:table-cell>
          <table:table-cell office:value-type="float" office:value="42.095354855164132" table:style-name="ce242">
            <text:p>42.1</text:p>
          </table:table-cell>
          <table:table-cell office:value-type="float" office:value="28.273856725945791" table:style-name="ce242">
            <text:p>28.3</text:p>
          </table:table-cell>
          <table:table-cell office:value-type="float" office:value="30.705904935538776" table:style-name="ce242">
            <text:p>30.7</text:p>
          </table:table-cell>
          <table:table-cell office:value-type="float" office:value="29.563512170591817" table:style-name="ce242">
            <text:p>29.6</text:p>
          </table:table-cell>
          <table:table-cell table:number-columns-repeated="2" table:style-name="ce238"/>
          <table:table-cell table:number-columns-repeated="16368" table:style-name="ce60"/>
        </table:table-row>
        <table:table-row table:style-name="ro5">
          <table:table-cell table:style-name="ce60"/>
          <table:table-cell office:value-type="string" table:style-name="ce15">
            <text:p>2012-13</text:p>
          </table:table-cell>
          <table:table-cell office:value-type="float" office:value="18.816500217682151" table:style-name="ce242">
            <text:p>18.8</text:p>
          </table:table-cell>
          <table:table-cell office:value-type="float" office:value="34.152135799195946" table:style-name="ce242">
            <text:p>34.2</text:p>
          </table:table-cell>
          <table:table-cell office:value-type="float" office:value="26.459300911199666" table:style-name="ce242">
            <text:p>26.5</text:p>
          </table:table-cell>
          <table:table-cell office:value-type="float" office:value="29.377738616561" table:style-name="ce242">
            <text:p>29.4</text:p>
          </table:table-cell>
          <table:table-cell office:value-type="float" office:value="28.042143674760375" table:style-name="ce242">
            <text:p>28.0</text:p>
          </table:table-cell>
          <table:table-cell table:style-name="ce242"/>
          <table:table-cell office:value-type="string" table:style-name="ce15">
            <text:p>2012-13</text:p>
          </table:table-cell>
          <table:table-cell office:value-type="float" office:value="20.194519926472889" table:style-name="ce242">
            <text:p>20.2</text:p>
          </table:table-cell>
          <table:table-cell office:value-type="float" office:value="39.824118658374111" table:style-name="ce242">
            <text:p>39.8</text:p>
          </table:table-cell>
          <table:table-cell office:value-type="float" office:value="28.610055232641418" table:style-name="ce242">
            <text:p>28.6</text:p>
          </table:table-cell>
          <table:table-cell office:value-type="float" office:value="31.606662789559675" table:style-name="ce242">
            <text:p>31.6</text:p>
          </table:table-cell>
          <table:table-cell office:value-type="float" office:value="30.235294167152887" table:style-name="ce242">
            <text:p>30.2</text:p>
          </table:table-cell>
          <table:table-cell table:number-columns-repeated="2" table:style-name="ce238"/>
          <table:table-cell table:number-columns-repeated="16368" table:style-name="ce60"/>
        </table:table-row>
        <table:table-row table:style-name="ro5">
          <table:table-cell table:style-name="ce60"/>
          <table:table-cell office:value-type="string" table:style-name="ce15">
            <text:p>2013-14</text:p>
          </table:table-cell>
          <table:table-cell office:value-type="float" office:value="17.920758951441147" table:style-name="ce242">
            <text:p>17.9</text:p>
          </table:table-cell>
          <table:table-cell office:value-type="float" office:value="33.905821372289907" table:style-name="ce242">
            <text:p>33.9</text:p>
          </table:table-cell>
          <table:table-cell office:value-type="float" office:value="27.010007316698523" table:style-name="ce242">
            <text:p>27.0</text:p>
          </table:table-cell>
          <table:table-cell office:value-type="float" office:value="29.674840475304258" table:style-name="ce242">
            <text:p>29.7</text:p>
          </table:table-cell>
          <table:table-cell office:value-type="float" office:value="28.557299605195709" table:style-name="ce242">
            <text:p>28.6</text:p>
          </table:table-cell>
          <table:table-cell table:style-name="ce242"/>
          <table:table-cell office:value-type="string" table:style-name="ce15">
            <text:p>2013-14</text:p>
          </table:table-cell>
          <table:table-cell office:value-type="float" office:value="19.347842660810851" table:style-name="ce242">
            <text:p>19.3</text:p>
          </table:table-cell>
          <table:table-cell office:value-type="float" office:value="42.965942424491821" table:style-name="ce242">
            <text:p>43.0</text:p>
          </table:table-cell>
          <table:table-cell office:value-type="float" office:value="29.015305354408255" table:style-name="ce242">
            <text:p>29.0</text:p>
          </table:table-cell>
          <table:table-cell office:value-type="float" office:value="32.10420605343581" table:style-name="ce242">
            <text:p>32.1</text:p>
          </table:table-cell>
          <table:table-cell office:value-type="float" office:value="30.808825603923484" table:style-name="ce242">
            <text:p>30.8</text:p>
          </table:table-cell>
          <table:table-cell table:number-columns-repeated="2" table:style-name="ce238"/>
          <table:table-cell table:number-columns-repeated="16368" table:style-name="ce60"/>
        </table:table-row>
        <table:table-row table:style-name="ro5">
          <table:table-cell table:style-name="ce60"/>
          <table:table-cell office:value-type="string" table:style-name="ce15">
            <text:p>2014-15</text:p>
          </table:table-cell>
          <table:table-cell office:value-type="float" office:value="17.346698989880085" table:style-name="ce242">
            <text:p>17.3</text:p>
          </table:table-cell>
          <table:table-cell office:value-type="float" office:value="36.394599122176459" table:style-name="ce242">
            <text:p>36.4</text:p>
          </table:table-cell>
          <table:table-cell office:value-type="float" office:value="28.211027319585966" table:style-name="ce242">
            <text:p>28.2</text:p>
          </table:table-cell>
          <table:table-cell office:value-type="float" office:value="29.855675163815381" table:style-name="ce242">
            <text:p>29.9</text:p>
          </table:table-cell>
          <table:table-cell office:value-type="float" office:value="29.165680445032201" table:style-name="ce242">
            <text:p>29.2</text:p>
          </table:table-cell>
          <table:table-cell table:style-name="ce242"/>
          <table:table-cell office:value-type="string" table:style-name="ce15">
            <text:p>2014-15</text:p>
          </table:table-cell>
          <table:table-cell office:value-type="float" office:value="18.615198832658475" table:style-name="ce242">
            <text:p>18.6</text:p>
          </table:table-cell>
          <table:table-cell office:value-type="float" office:value="45.520753316491657" table:style-name="ce242">
            <text:p>45.5</text:p>
          </table:table-cell>
          <table:table-cell office:value-type="float" office:value="30.552553324208354" table:style-name="ce242">
            <text:p>30.6</text:p>
          </table:table-cell>
          <table:table-cell office:value-type="float" office:value="32.570036128692607" table:style-name="ce242">
            <text:p>32.6</text:p>
          </table:table-cell>
          <table:table-cell office:value-type="float" office:value="31.723622420606556" table:style-name="ce242">
            <text:p>31.7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5-16</text:p>
          </table:table-cell>
          <table:table-cell office:value-type="float" office:value="17.660566456063428" table:style-name="ce242">
            <text:p>17.7</text:p>
          </table:table-cell>
          <table:table-cell office:value-type="float" office:value="35.002244741247843" table:style-name="ce242">
            <text:p>35.0</text:p>
          </table:table-cell>
          <table:table-cell office:value-type="float" office:value="27.552342185020002" table:style-name="ce242">
            <text:p>27.6</text:p>
          </table:table-cell>
          <table:table-cell office:value-type="float" office:value="28.625601251080475" table:style-name="ce242">
            <text:p>28.6</text:p>
          </table:table-cell>
          <table:table-cell office:value-type="float" office:value="28.186037641791199" table:style-name="ce242">
            <text:p>28.2</text:p>
          </table:table-cell>
          <table:table-cell table:style-name="ce242"/>
          <table:table-cell office:value-type="string" table:style-name="ce15">
            <text:p>2015-16</text:p>
          </table:table-cell>
          <table:table-cell office:value-type="float" office:value="18.773530500000003" table:style-name="ce242">
            <text:p>18.8</text:p>
          </table:table-cell>
          <table:table-cell office:value-type="float" office:value="41.422277220537808" table:style-name="ce242">
            <text:p>41.4</text:p>
          </table:table-cell>
          <table:table-cell office:value-type="float" office:value="29.933088140117185" table:style-name="ce242">
            <text:p>29.9</text:p>
          </table:table-cell>
          <table:table-cell office:value-type="float" office:value="30.950036605476466" table:style-name="ce242">
            <text:p>31.0</text:p>
          </table:table-cell>
          <table:table-cell office:value-type="float" office:value="30.533535546197825" table:style-name="ce242">
            <text:p>30.5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6-17</text:p>
          </table:table-cell>
          <table:table-cell office:value-type="float" office:value="18.202091775239854" table:style-name="ce242">
            <text:p>18.2</text:p>
          </table:table-cell>
          <table:table-cell office:value-type="float" office:value="34.26311166020367" table:style-name="ce242">
            <text:p>34.3</text:p>
          </table:table-cell>
          <table:table-cell office:value-type="float" office:value="27.061828154272874" table:style-name="ce242">
            <text:p>27.1</text:p>
          </table:table-cell>
          <table:table-cell office:value-type="float" office:value="28.731993199800382" table:style-name="ce242">
            <text:p>28.7</text:p>
          </table:table-cell>
          <table:table-cell office:value-type="float" office:value="28.068057316518708" table:style-name="ce242">
            <text:p>28.1</text:p>
          </table:table-cell>
          <table:table-cell table:style-name="ce242"/>
          <table:table-cell office:value-type="string" table:style-name="ce15">
            <text:p>2016-17</text:p>
          </table:table-cell>
          <table:table-cell office:value-type="float" office:value="19.416881745742369" table:style-name="ce242">
            <text:p>19.4</text:p>
          </table:table-cell>
          <table:table-cell office:value-type="float" office:value="41.08522840406215" table:style-name="ce242">
            <text:p>41.1</text:p>
          </table:table-cell>
          <table:table-cell office:value-type="float" office:value="29.622791570483766" table:style-name="ce242">
            <text:p>29.6</text:p>
          </table:table-cell>
          <table:table-cell office:value-type="float" office:value="31.385622275475651" table:style-name="ce242">
            <text:p>31.4</text:p>
          </table:table-cell>
          <table:table-cell office:value-type="float" office:value="30.684849280418014" table:style-name="ce242">
            <text:p>30.7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7-18</text:p>
          </table:table-cell>
          <table:table-cell office:value-type="float" office:value="17.1613617192858" table:style-name="ce242">
            <text:p>17.2</text:p>
          </table:table-cell>
          <table:table-cell office:value-type="float" office:value="32.898314807300537" table:style-name="ce242">
            <text:p>32.9</text:p>
          </table:table-cell>
          <table:table-cell office:value-type="float" office:value="26.810216889327769" table:style-name="ce242">
            <text:p>26.8</text:p>
          </table:table-cell>
          <table:table-cell office:value-type="float" office:value="28.725670111402856" table:style-name="ce242">
            <text:p>28.7</text:p>
          </table:table-cell>
          <table:table-cell office:value-type="float" office:value="27.95854497004478" table:style-name="ce242">
            <text:p>28.0</text:p>
          </table:table-cell>
          <table:table-cell table:style-name="ce242"/>
          <table:table-cell office:value-type="string" table:style-name="ce15">
            <text:p>2017-18</text:p>
          </table:table-cell>
          <table:table-cell office:value-type="float" office:value="18.426283635253007" table:style-name="ce242">
            <text:p>18.4</text:p>
          </table:table-cell>
          <table:table-cell office:value-type="float" office:value="41.146351392281794" table:style-name="ce242">
            <text:p>41.1</text:p>
          </table:table-cell>
          <table:table-cell office:value-type="float" office:value="29.516538545842128" table:style-name="ce242">
            <text:p>29.5</text:p>
          </table:table-cell>
          <table:table-cell office:value-type="float" office:value="30.932520051489838" table:style-name="ce242">
            <text:p>30.9</text:p>
          </table:table-cell>
          <table:table-cell office:value-type="float" office:value="30.365429714768631" table:style-name="ce242">
            <text:p>30.4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8-19</text:p>
          </table:table-cell>
          <table:table-cell office:value-type="float" office:value="17.733698438521898" table:style-name="ce242">
            <text:p>17.7</text:p>
          </table:table-cell>
          <table:table-cell office:value-type="float" office:value="32.792882185075698" table:style-name="ce242">
            <text:p>32.8</text:p>
          </table:table-cell>
          <table:table-cell office:value-type="float" office:value="26.189271125410102" table:style-name="ce242">
            <text:p>26.2</text:p>
          </table:table-cell>
          <table:table-cell office:value-type="float" office:value="27.438693163112401" table:style-name="ce242">
            <text:p>27.4</text:p>
          </table:table-cell>
          <table:table-cell office:value-type="float" office:value="26.936567322731801" table:style-name="ce242">
            <text:p>26.9</text:p>
          </table:table-cell>
          <table:table-cell table:style-name="ce242"/>
          <table:table-cell office:value-type="string" table:style-name="ce15">
            <text:p>2018-19</text:p>
          </table:table-cell>
          <table:table-cell office:value-type="float" office:value="19.147286046124599" table:style-name="ce242">
            <text:p>19.1</text:p>
          </table:table-cell>
          <table:table-cell office:value-type="float" office:value="40.318852467353601" table:style-name="ce242">
            <text:p>40.3</text:p>
          </table:table-cell>
          <table:table-cell office:value-type="float" office:value="28.910696697231401" table:style-name="ce242">
            <text:p>28.9</text:p>
          </table:table-cell>
          <table:table-cell office:value-type="float" office:value="30.196376473388" table:style-name="ce242">
            <text:p>30.2</text:p>
          </table:table-cell>
          <table:table-cell office:value-type="float" office:value="29.679679137674199" table:style-name="ce242">
            <text:p>29.7</text:p>
          </table:table-cell>
          <table:table-cell table:number-columns-repeated="16370" table:style-name="ce60"/>
        </table:table-row>
        <table:table-row table:style-name="ro1">
          <table:table-cell table:style-name="ce2"/>
          <table:table-cell office:value-type="string" table:style-name="ce15">
            <text:p>2019-20</text:p>
          </table:table-cell>
          <table:table-cell office:value-type="float" office:value="17.8213552421951" table:style-name="ce242">
            <text:p>17.8</text:p>
          </table:table-cell>
          <table:table-cell office:value-type="float" office:value="31.862344548255301" table:style-name="ce242">
            <text:p>31.9</text:p>
          </table:table-cell>
          <table:table-cell office:value-type="float" office:value="26.654916284380601" table:style-name="ce242">
            <text:p>26.7</text:p>
          </table:table-cell>
          <table:table-cell office:value-type="float" office:value="26.534327726944301" table:style-name="ce242">
            <text:p>26.5</text:p>
          </table:table-cell>
          <table:table-cell office:value-type="float" office:value="26.582255016201799" table:style-name="ce242">
            <text:p>26.6</text:p>
          </table:table-cell>
          <table:table-cell table:style-name="ce242"/>
          <table:table-cell office:value-type="string" table:style-name="ce15">
            <text:p>2019-20</text:p>
          </table:table-cell>
          <table:table-cell office:value-type="float" office:value="19.312584990399401" table:style-name="ce242">
            <text:p>19.3</text:p>
          </table:table-cell>
          <table:table-cell office:value-type="float" office:value="38.424412223254997" table:style-name="ce242">
            <text:p>38.4</text:p>
          </table:table-cell>
          <table:table-cell office:value-type="float" office:value="29.134987004690601" table:style-name="ce242">
            <text:p>29.1</text:p>
          </table:table-cell>
          <table:table-cell office:value-type="float" office:value="28.8723412174872" table:style-name="ce242">
            <text:p>28.9</text:p>
          </table:table-cell>
          <table:table-cell office:value-type="float" office:value="28.976728407144201" table:style-name="ce242">
            <text:p>29.0</text:p>
          </table:table-cell>
          <table:table-cell table:number-columns-repeated="16370" table:style-name="ce2"/>
        </table:table-row>
        <table:table-row table:style-name="ro1">
          <table:table-cell table:style-name="ce2"/>
          <table:table-cell office:value-type="string" table:style-name="ce385">
            <text:p>2020-21</text:p>
          </table:table-cell>
          <table:table-cell office:value-type="float" office:value="17.725271253102164" table:style-name="ce386">
            <text:p>17.7</text:p>
          </table:table-cell>
          <table:table-cell office:value-type="float" office:value="31.154459347711288" table:style-name="ce386">
            <text:p>31.2</text:p>
          </table:table-cell>
          <table:table-cell office:value-type="float" office:value="26.059610412743613" table:style-name="ce386">
            <text:p>26.1</text:p>
          </table:table-cell>
          <table:table-cell office:value-type="float" office:value="27.104988962924608" table:style-name="ce386">
            <text:p>27.1</text:p>
          </table:table-cell>
          <table:table-cell office:value-type="float" office:value="26.693793645809016" table:style-name="ce386">
            <text:p>26.7</text:p>
          </table:table-cell>
          <table:table-cell table:style-name="ce387"/>
          <table:table-cell office:value-type="string" table:style-name="ce385">
            <text:p>2020-21</text:p>
          </table:table-cell>
          <table:table-cell office:value-type="float" office:value="18.474196306986332" table:style-name="ce386">
            <text:p>18.5</text:p>
          </table:table-cell>
          <table:table-cell office:value-type="float" office:value="34.7255964949209" table:style-name="ce386">
            <text:p>34.7</text:p>
          </table:table-cell>
          <table:table-cell office:value-type="float" office:value="27.424446433949182" table:style-name="ce386">
            <text:p>27.4</text:p>
          </table:table-cell>
          <table:table-cell office:value-type="float" office:value="28.964499123359122" table:style-name="ce386">
            <text:p>29.0</text:p>
          </table:table-cell>
          <table:table-cell office:value-type="float" office:value="28.358725785187033" table:style-name="ce386">
            <text:p>28.4</text:p>
          </table:table-cell>
          <table:table-cell table:number-columns-repeated="16370" table:style-name="ce2"/>
        </table:table-row>
        <table:table-row table:style-name="ro5">
          <table:table-cell table:style-name="ce60"/>
          <table:table-cell table:style-name="ce15"/>
          <table:table-cell table:number-columns-repeated="3" table:style-name="ce237"/>
          <table:table-cell table:style-name="ce240"/>
          <table:table-cell table:number-columns-repeated="2" table:style-name="ce36"/>
          <table:table-cell table:style-name="ce15"/>
          <table:table-cell table:number-columns-repeated="3" table:style-name="ce237"/>
          <table:table-cell table:style-name="ce240"/>
          <table:table-cell office:value-type="string" table:style-name="ce36">
            <text:p>percentages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table:style-name="ce15"/>
          <table:table-cell table:number-columns-repeated="3" table:style-name="ce237"/>
          <table:table-cell table:style-name="ce240"/>
          <table:table-cell table:number-columns-repeated="2" table:style-name="ce36"/>
          <table:table-cell table:style-name="ce15"/>
          <table:table-cell table:number-columns-repeated="3" table:style-name="ce237"/>
          <table:table-cell table:style-name="ce240"/>
          <table:table-cell table:style-name="ce36"/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21">
            <text:p>household income (excluding housing benefit)</text:p>
          </table:table-cell>
          <table:table-cell table:number-columns-repeated="3" table:style-name="ce237"/>
          <table:table-cell table:style-name="ce240"/>
          <table:table-cell table:number-columns-repeated="2" table:style-name="ce36"/>
          <table:table-cell office:value-type="string" table:style-name="ce21">
            <text:p>joint income of HRP &amp; Partner only (excluding housing benefit)</text:p>
          </table:table-cell>
          <table:table-cell table:number-columns-repeated="3" table:style-name="ce237"/>
          <table:table-cell table:style-name="ce240"/>
          <table:table-cell table:style-name="ce36"/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4">
            <text:p>2010-11</text:p>
          </table:table-cell>
          <table:table-cell office:value-type="float" office:value="17.915723948113772" table:style-name="ce242">
            <text:p>17.9</text:p>
          </table:table-cell>
          <table:table-cell office:value-type="float" office:value="43.721762281560359" table:style-name="ce242">
            <text:p>43.7</text:p>
          </table:table-cell>
          <table:table-cell office:value-type="float" office:value="35.365623560155704" table:style-name="ce242">
            <text:p>35.4</text:p>
          </table:table-cell>
          <table:table-cell office:value-type="float" office:value="37.015634716820095" table:style-name="ce242">
            <text:p>37.0</text:p>
          </table:table-cell>
          <table:table-cell office:value-type="float" office:value="36.223762841903302" table:style-name="ce242">
            <text:p>36.2</text:p>
          </table:table-cell>
          <table:table-cell table:style-name="ce242"/>
          <table:table-cell office:value-type="string" table:style-name="ce14">
            <text:p>2010-11</text:p>
          </table:table-cell>
          <table:table-cell office:value-type="float" office:value="19.041456903560622" table:style-name="ce242">
            <text:p>19.0</text:p>
          </table:table-cell>
          <table:table-cell office:value-type="float" office:value="53.39343334136133" table:style-name="ce242">
            <text:p>53.4</text:p>
          </table:table-cell>
          <table:table-cell office:value-type="float" office:value="37.940809345189301" table:style-name="ce242">
            <text:p>37.9</text:p>
          </table:table-cell>
          <table:table-cell office:value-type="float" office:value="39.702829873139429" table:style-name="ce242">
            <text:p>39.7</text:p>
          </table:table-cell>
          <table:table-cell office:value-type="float" office:value="38.857202561182" table:style-name="ce242">
            <text:p>38.9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1-12</text:p>
          </table:table-cell>
          <table:table-cell office:value-type="float" office:value="17.870461268810612" table:style-name="ce242">
            <text:p>17.9</text:p>
          </table:table-cell>
          <table:table-cell office:value-type="float" office:value="44.413070459239101" table:style-name="ce242">
            <text:p>44.4</text:p>
          </table:table-cell>
          <table:table-cell office:value-type="float" office:value="35.591229086184136" table:style-name="ce242">
            <text:p>35.6</text:p>
          </table:table-cell>
          <table:table-cell office:value-type="float" office:value="39.611154000747796" table:style-name="ce242">
            <text:p>39.6</text:p>
          </table:table-cell>
          <table:table-cell office:value-type="float" office:value="37.722896555885981" table:style-name="ce242">
            <text:p>37.7</text:p>
          </table:table-cell>
          <table:table-cell table:style-name="ce242"/>
          <table:table-cell office:value-type="string" table:style-name="ce15">
            <text:p>2011-12</text:p>
          </table:table-cell>
          <table:table-cell office:value-type="float" office:value="19.210427408638541" table:style-name="ce242">
            <text:p>19.2</text:p>
          </table:table-cell>
          <table:table-cell office:value-type="float" office:value="51.952549564038364" table:style-name="ce242">
            <text:p>52.0</text:p>
          </table:table-cell>
          <table:table-cell office:value-type="float" office:value="38.301109627315668" table:style-name="ce242">
            <text:p>38.3</text:p>
          </table:table-cell>
          <table:table-cell office:value-type="float" office:value="42.314335891946897" table:style-name="ce242">
            <text:p>42.3</text:p>
          </table:table-cell>
          <table:table-cell office:value-type="float" office:value="40.429224967449009" table:style-name="ce242">
            <text:p>40.4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2-13</text:p>
          </table:table-cell>
          <table:table-cell office:value-type="float" office:value="18.816500217682151" table:style-name="ce242">
            <text:p>18.8</text:p>
          </table:table-cell>
          <table:table-cell office:value-type="float" office:value="40.716236159878711" table:style-name="ce242">
            <text:p>40.7</text:p>
          </table:table-cell>
          <table:table-cell office:value-type="float" office:value="35.644568431478078" table:style-name="ce242">
            <text:p>35.6</text:p>
          </table:table-cell>
          <table:table-cell office:value-type="float" office:value="41.580977207203453" table:style-name="ce242">
            <text:p>41.6</text:p>
          </table:table-cell>
          <table:table-cell office:value-type="float" office:value="38.864236836574932" table:style-name="ce242">
            <text:p>38.9</text:p>
          </table:table-cell>
          <table:table-cell table:style-name="ce242"/>
          <table:table-cell office:value-type="string" table:style-name="ce15">
            <text:p>2012-13</text:p>
          </table:table-cell>
          <table:table-cell office:value-type="float" office:value="20.194519926472889" table:style-name="ce242">
            <text:p>20.2</text:p>
          </table:table-cell>
          <table:table-cell office:value-type="float" office:value="47.058525053171643" table:style-name="ce242">
            <text:p>47.1</text:p>
          </table:table-cell>
          <table:table-cell office:value-type="float" office:value="38.762826566911293" table:style-name="ce242">
            <text:p>38.8</text:p>
          </table:table-cell>
          <table:table-cell office:value-type="float" office:value="44.764857573241827" table:style-name="ce242">
            <text:p>44.8</text:p>
          </table:table-cell>
          <table:table-cell office:value-type="float" office:value="42.018085820033136" table:style-name="ce242">
            <text:p>42.0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3-14</text:p>
          </table:table-cell>
          <table:table-cell office:value-type="float" office:value="17.920758951441147" table:style-name="ce242">
            <text:p>17.9</text:p>
          </table:table-cell>
          <table:table-cell office:value-type="float" office:value="40.997969500111985" table:style-name="ce242">
            <text:p>41.0</text:p>
          </table:table-cell>
          <table:table-cell office:value-type="float" office:value="36.023872300836636" table:style-name="ce242">
            <text:p>36.0</text:p>
          </table:table-cell>
          <table:table-cell office:value-type="float" office:value="40.346654331392934" table:style-name="ce242">
            <text:p>40.3</text:p>
          </table:table-cell>
          <table:table-cell office:value-type="float" office:value="38.53382579609918" table:style-name="ce242">
            <text:p>38.5</text:p>
          </table:table-cell>
          <table:table-cell table:style-name="ce242"/>
          <table:table-cell office:value-type="string" table:style-name="ce15">
            <text:p>2013-14</text:p>
          </table:table-cell>
          <table:table-cell office:value-type="float" office:value="19.347842660810851" table:style-name="ce242">
            <text:p>19.3</text:p>
          </table:table-cell>
          <table:table-cell office:value-type="float" office:value="51.505211865930931" table:style-name="ce242">
            <text:p>51.5</text:p>
          </table:table-cell>
          <table:table-cell office:value-type="float" office:value="38.900815051498405" table:style-name="ce242">
            <text:p>38.9</text:p>
          </table:table-cell>
          <table:table-cell office:value-type="float" office:value="43.799950609462158" table:style-name="ce242">
            <text:p>43.8</text:p>
          </table:table-cell>
          <table:table-cell office:value-type="float" office:value="41.745418903961017" table:style-name="ce242">
            <text:p>41.7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4-15</text:p>
          </table:table-cell>
          <table:table-cell office:value-type="float" office:value="17.346698989880085" table:style-name="ce242">
            <text:p>17.3</text:p>
          </table:table-cell>
          <table:table-cell office:value-type="float" office:value="43.388582434217582" table:style-name="ce242">
            <text:p>43.4</text:p>
          </table:table-cell>
          <table:table-cell office:value-type="float" office:value="36.471615187822266" table:style-name="ce242">
            <text:p>36.5</text:p>
          </table:table-cell>
          <table:table-cell office:value-type="float" office:value="40.678109596341656" table:style-name="ce242">
            <text:p>40.7</text:p>
          </table:table-cell>
          <table:table-cell office:value-type="float" office:value="38.913319074982795" table:style-name="ce242">
            <text:p>38.9</text:p>
          </table:table-cell>
          <table:table-cell table:style-name="ce242"/>
          <table:table-cell office:value-type="string" table:style-name="ce15">
            <text:p>2014-15</text:p>
          </table:table-cell>
          <table:table-cell office:value-type="float" office:value="18.615198832658475" table:style-name="ce242">
            <text:p>18.6</text:p>
          </table:table-cell>
          <table:table-cell office:value-type="float" office:value="53.346030309948354" table:style-name="ce242">
            <text:p>53.3</text:p>
          </table:table-cell>
          <table:table-cell office:value-type="float" office:value="39.612279896248815" table:style-name="ce242">
            <text:p>39.6</text:p>
          </table:table-cell>
          <table:table-cell office:value-type="float" office:value="44.536197447344378" table:style-name="ce242">
            <text:p>44.5</text:p>
          </table:table-cell>
          <table:table-cell office:value-type="float" office:value="42.470419586204841" table:style-name="ce242">
            <text:p>42.5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5-16</text:p>
          </table:table-cell>
          <table:table-cell office:value-type="float" office:value="17.660566456063428" table:style-name="ce242">
            <text:p>17.7</text:p>
          </table:table-cell>
          <table:table-cell office:value-type="float" office:value="40.970978178752034" table:style-name="ce242">
            <text:p>41.0</text:p>
          </table:table-cell>
          <table:table-cell office:value-type="float" office:value="36.144764468805555" table:style-name="ce242">
            <text:p>36.1</text:p>
          </table:table-cell>
          <table:table-cell office:value-type="float" office:value="37.792795146903238" table:style-name="ce242">
            <text:p>37.8</text:p>
          </table:table-cell>
          <table:table-cell office:value-type="float" office:value="37.117828276375683" table:style-name="ce242">
            <text:p>37.1</text:p>
          </table:table-cell>
          <table:table-cell table:style-name="ce242"/>
          <table:table-cell office:value-type="string" table:style-name="ce15">
            <text:p>2015-16</text:p>
          </table:table-cell>
          <table:table-cell office:value-type="float" office:value="18.773530500000003" table:style-name="ce242">
            <text:p>18.8</text:p>
          </table:table-cell>
          <table:table-cell office:value-type="float" office:value="48.072576098472254" table:style-name="ce242">
            <text:p>48.1</text:p>
          </table:table-cell>
          <table:table-cell office:value-type="float" office:value="39.61408674422627" table:style-name="ce242">
            <text:p>39.6</text:p>
          </table:table-cell>
          <table:table-cell office:value-type="float" office:value="41.009567678840277" table:style-name="ce242">
            <text:p>41.0</text:p>
          </table:table-cell>
          <table:table-cell office:value-type="float" office:value="40.438034993293229" table:style-name="ce242">
            <text:p>40.4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6-17</text:p>
          </table:table-cell>
          <table:table-cell office:value-type="float" office:value="18.202091775239854" table:style-name="ce242">
            <text:p>18.2</text:p>
          </table:table-cell>
          <table:table-cell office:value-type="float" office:value="38.971130786874333" table:style-name="ce242">
            <text:p>39.0</text:p>
          </table:table-cell>
          <table:table-cell office:value-type="float" office:value="35.680828613841733" table:style-name="ce242">
            <text:p>35.7</text:p>
          </table:table-cell>
          <table:table-cell office:value-type="float" office:value="38.070504307753097" table:style-name="ce242">
            <text:p>38.1</text:p>
          </table:table-cell>
          <table:table-cell office:value-type="float" office:value="37.120543436015971" table:style-name="ce242">
            <text:p>37.1</text:p>
          </table:table-cell>
          <table:table-cell table:style-name="ce242"/>
          <table:table-cell office:value-type="string" table:style-name="ce15">
            <text:p>2016-17</text:p>
          </table:table-cell>
          <table:table-cell office:value-type="float" office:value="19.416881745742369" table:style-name="ce242">
            <text:p>19.4</text:p>
          </table:table-cell>
          <table:table-cell office:value-type="float" office:value="46.180779128912839" table:style-name="ce242">
            <text:p>46.2</text:p>
          </table:table-cell>
          <table:table-cell office:value-type="float" office:value="39.414554016026116" table:style-name="ce242">
            <text:p>39.4</text:p>
          </table:table-cell>
          <table:table-cell office:value-type="float" office:value="41.747143828012817" table:style-name="ce242">
            <text:p>41.7</text:p>
          </table:table-cell>
          <table:table-cell office:value-type="float" office:value="40.819876141922428" table:style-name="ce242">
            <text:p>40.8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7-18</text:p>
          </table:table-cell>
          <table:table-cell office:value-type="float" office:value="17.1613617192858" table:style-name="ce242">
            <text:p>17.2</text:p>
          </table:table-cell>
          <table:table-cell office:value-type="float" office:value="36.770205973586492" table:style-name="ce242">
            <text:p>36.8</text:p>
          </table:table-cell>
          <table:table-cell office:value-type="float" office:value="35.105756926581527" table:style-name="ce242">
            <text:p>35.1</text:p>
          </table:table-cell>
          <table:table-cell office:value-type="float" office:value="38.068112426014181" table:style-name="ce242">
            <text:p>38.1</text:p>
          </table:table-cell>
          <table:table-cell office:value-type="float" office:value="36.881710505536603" table:style-name="ce242">
            <text:p>36.9</text:p>
          </table:table-cell>
          <table:table-cell table:style-name="ce242"/>
          <table:table-cell office:value-type="string" table:style-name="ce15">
            <text:p>2017-18</text:p>
          </table:table-cell>
          <table:table-cell office:value-type="float" office:value="18.426283635253007" table:style-name="ce242">
            <text:p>18.4</text:p>
          </table:table-cell>
          <table:table-cell office:value-type="float" office:value="45.330380384073493" table:style-name="ce242">
            <text:p>45.3</text:p>
          </table:table-cell>
          <table:table-cell office:value-type="float" office:value="38.525954893587055" table:style-name="ce242">
            <text:p>38.5</text:p>
          </table:table-cell>
          <table:table-cell office:value-type="float" office:value="41.023619851658609" table:style-name="ce242">
            <text:p>41.0</text:p>
          </table:table-cell>
          <table:table-cell office:value-type="float" office:value="40.023323127132166" table:style-name="ce242">
            <text:p>40.0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8-19</text:p>
          </table:table-cell>
          <table:table-cell office:value-type="float" office:value="17.733698438521898" table:style-name="ce242">
            <text:p>17.7</text:p>
          </table:table-cell>
          <table:table-cell office:value-type="float" office:value="37.302326082728001" table:style-name="ce242">
            <text:p>37.3</text:p>
          </table:table-cell>
          <table:table-cell office:value-type="float" office:value="33.7711372227064" table:style-name="ce242">
            <text:p>33.8</text:p>
          </table:table-cell>
          <table:table-cell office:value-type="float" office:value="35.5164830966186" table:style-name="ce242">
            <text:p>35.5</text:p>
          </table:table-cell>
          <table:table-cell office:value-type="float" office:value="34.815052165157901" table:style-name="ce242">
            <text:p>34.8</text:p>
          </table:table-cell>
          <table:table-cell table:style-name="ce242"/>
          <table:table-cell office:value-type="string" table:style-name="ce15">
            <text:p>2018-19</text:p>
          </table:table-cell>
          <table:table-cell office:value-type="float" office:value="19.147286046124599" table:style-name="ce242">
            <text:p>19.1</text:p>
          </table:table-cell>
          <table:table-cell office:value-type="float" office:value="45.265196744341701" table:style-name="ce242">
            <text:p>45.3</text:p>
          </table:table-cell>
          <table:table-cell office:value-type="float" office:value="37.262605763403897" table:style-name="ce242">
            <text:p>37.3</text:p>
          </table:table-cell>
          <table:table-cell office:value-type="float" office:value="39.2376071496886" table:style-name="ce242">
            <text:p>39.2</text:p>
          </table:table-cell>
          <table:table-cell office:value-type="float" office:value="38.4438807698779" table:style-name="ce242">
            <text:p>38.4</text:p>
          </table:table-cell>
          <table:table-cell table:number-columns-repeated="16370" table:style-name="ce60"/>
        </table:table-row>
        <table:table-row table:style-name="ro1">
          <table:table-cell table:style-name="ce2"/>
          <table:table-cell office:value-type="string" table:style-name="ce15">
            <text:p>2019-20</text:p>
          </table:table-cell>
          <table:table-cell office:value-type="float" office:value="17.8213552421951" table:style-name="ce242">
            <text:p>17.8</text:p>
          </table:table-cell>
          <table:table-cell office:value-type="float" office:value="36.548031225983998" table:style-name="ce242">
            <text:p>36.5</text:p>
          </table:table-cell>
          <table:table-cell office:value-type="float" office:value="34.459302701975503" table:style-name="ce242">
            <text:p>34.5</text:p>
          </table:table-cell>
          <table:table-cell office:value-type="float" office:value="34.244830904548103" table:style-name="ce242">
            <text:p>34.2</text:p>
          </table:table-cell>
          <table:table-cell office:value-type="float" office:value="34.330071594804501" table:style-name="ce242">
            <text:p>34.3</text:p>
          </table:table-cell>
          <table:table-cell table:style-name="ce242"/>
          <table:table-cell office:value-type="string" table:style-name="ce15">
            <text:p>2019-20</text:p>
          </table:table-cell>
          <table:table-cell office:value-type="float" office:value="19.312584990399401" table:style-name="ce242">
            <text:p>19.3</text:p>
          </table:table-cell>
          <table:table-cell office:value-type="float" office:value="43.511253741264603" table:style-name="ce242">
            <text:p>43.5</text:p>
          </table:table-cell>
          <table:table-cell office:value-type="float" office:value="37.910638082537801" table:style-name="ce242">
            <text:p>37.9</text:p>
          </table:table-cell>
          <table:table-cell office:value-type="float" office:value="37.3443119584214" table:style-name="ce242">
            <text:p>37.3</text:p>
          </table:table-cell>
          <table:table-cell office:value-type="float" office:value="37.569395304152302" table:style-name="ce242">
            <text:p>37.6</text:p>
          </table:table-cell>
          <table:table-cell table:number-columns-repeated="16370" table:style-name="ce2"/>
        </table:table-row>
        <table:table-row table:style-name="ro1">
          <table:table-cell table:style-name="ce263"/>
          <table:table-cell office:value-type="string" table:style-name="ce385">
            <text:p>2020-21</text:p>
          </table:table-cell>
          <table:table-cell office:value-type="float" office:value="17.725271253102164" table:style-name="ce386">
            <text:p>17.7</text:p>
          </table:table-cell>
          <table:table-cell office:value-type="float" office:value="37.414025692880486" table:style-name="ce386">
            <text:p>37.4</text:p>
          </table:table-cell>
          <table:table-cell office:value-type="float" office:value="33.728701131864611" table:style-name="ce386">
            <text:p>33.7</text:p>
          </table:table-cell>
          <table:table-cell office:value-type="float" office:value="37.054902884215146" table:style-name="ce386">
            <text:p>37.1</text:p>
          </table:table-cell>
          <table:table-cell office:value-type="float" office:value="35.746555220001561" table:style-name="ce386">
            <text:p>35.7</text:p>
          </table:table-cell>
          <table:table-cell table:style-name="ce387"/>
          <table:table-cell office:value-type="string" table:style-name="ce385">
            <text:p>2020-21</text:p>
          </table:table-cell>
          <table:table-cell office:value-type="float" office:value="18.474196306986332" table:style-name="ce386">
            <text:p>18.5</text:p>
          </table:table-cell>
          <table:table-cell office:value-type="float" office:value="41.769228350415425" table:style-name="ce386">
            <text:p>41.8</text:p>
          </table:table-cell>
          <table:table-cell office:value-type="float" office:value="35.438944023367021" table:style-name="ce386">
            <text:p>35.4</text:p>
          </table:table-cell>
          <table:table-cell office:value-type="float" office:value="39.735765806010988" table:style-name="ce386">
            <text:p>39.7</text:p>
          </table:table-cell>
          <table:table-cell office:value-type="float" office:value="38.04562877842644" table:style-name="ce386">
            <text:p>38.0</text:p>
          </table:table-cell>
          <table:table-cell table:number-columns-repeated="16370" table:style-name="ce2"/>
        </table:table-row>
        <table:table-row table:style-name="ro5">
          <table:table-cell table:style-name="ce60"/>
          <table:table-cell table:style-name="ce15"/>
          <table:table-cell table:number-columns-repeated="3" table:style-name="ce237"/>
          <table:table-cell table:style-name="ce240"/>
          <table:table-cell table:number-columns-repeated="2" table:style-name="ce36"/>
          <table:table-cell table:style-name="ce15"/>
          <table:table-cell table:number-columns-repeated="3" table:style-name="ce237"/>
          <table:table-cell table:style-name="ce240"/>
          <table:table-cell office:value-type="string" table:style-name="ce36">
            <text:p>sample size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table:style-name="ce15"/>
          <table:table-cell table:number-columns-repeated="3" table:style-name="ce237"/>
          <table:table-cell table:style-name="ce240"/>
          <table:table-cell table:number-columns-repeated="2" table:style-name="ce36"/>
          <table:table-cell table:style-name="ce15"/>
          <table:table-cell table:number-columns-repeated="3" table:style-name="ce237"/>
          <table:table-cell table:style-name="ce240"/>
          <table:table-cell table:style-name="ce36"/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4">
            <text:p>2010-11</text:p>
          </table:table-cell>
          <table:table-cell office:value-type="float" office:value="5842" table:style-name="ce238">
            <text:p><text:s/>5,842<text:s/></text:p>
          </table:table-cell>
          <table:table-cell office:value-type="float" office:value="2299" table:style-name="ce238">
            <text:p><text:s/>2,299<text:s/></text:p>
          </table:table-cell>
          <table:table-cell office:value-type="float" office:value="1456" table:style-name="ce238">
            <text:p><text:s/>1,456<text:s/></text:p>
          </table:table-cell>
          <table:table-cell office:value-type="float" office:value="1582" table:style-name="ce238">
            <text:p><text:s/>1,582<text:s/></text:p>
          </table:table-cell>
          <table:table-cell office:value-type="float" office:value="3038" table:style-name="ce238">
            <text:p><text:s/>3,038<text:s/></text:p>
          </table:table-cell>
          <table:table-cell table:style-name="ce238"/>
          <table:table-cell office:value-type="string" table:style-name="ce14">
            <text:p>2010-11</text:p>
          </table:table-cell>
          <table:table-cell office:value-type="float" office:value="5842" table:style-name="ce238">
            <text:p><text:s/>5,842<text:s/></text:p>
          </table:table-cell>
          <table:table-cell office:value-type="float" office:value="2299" table:style-name="ce238">
            <text:p><text:s/>2,299<text:s/></text:p>
          </table:table-cell>
          <table:table-cell office:value-type="float" office:value="1456" table:style-name="ce238">
            <text:p><text:s/>1,456<text:s/></text:p>
          </table:table-cell>
          <table:table-cell office:value-type="float" office:value="1582" table:style-name="ce238">
            <text:p><text:s/>1,582<text:s/></text:p>
          </table:table-cell>
          <table:table-cell office:value-type="float" office:value="3038" table:style-name="ce238">
            <text:p><text:s/>3,038<text:s/>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1-12</text:p>
          </table:table-cell>
          <table:table-cell office:value-type="float" office:value="4212" table:style-name="ce238">
            <text:p><text:s/>4,212<text:s/></text:p>
          </table:table-cell>
          <table:table-cell office:value-type="float" office:value="1945" table:style-name="ce238">
            <text:p><text:s/>1,945<text:s/></text:p>
          </table:table-cell>
          <table:table-cell office:value-type="float" office:value="1520" table:style-name="ce238">
            <text:p><text:s/>1,520<text:s/></text:p>
          </table:table-cell>
          <table:table-cell office:value-type="float" office:value="1663" table:style-name="ce238">
            <text:p><text:s/>1,663<text:s/></text:p>
          </table:table-cell>
          <table:table-cell office:value-type="float" office:value="3183" table:style-name="ce238">
            <text:p><text:s/>3,183<text:s/></text:p>
          </table:table-cell>
          <table:table-cell table:style-name="ce238"/>
          <table:table-cell office:value-type="string" table:style-name="ce15">
            <text:p>2011-12</text:p>
          </table:table-cell>
          <table:table-cell office:value-type="float" office:value="4212" table:style-name="ce238">
            <text:p><text:s/>4,212<text:s/></text:p>
          </table:table-cell>
          <table:table-cell office:value-type="float" office:value="1945" table:style-name="ce238">
            <text:p><text:s/>1,945<text:s/></text:p>
          </table:table-cell>
          <table:table-cell office:value-type="float" office:value="1520" table:style-name="ce238">
            <text:p><text:s/>1,520<text:s/></text:p>
          </table:table-cell>
          <table:table-cell office:value-type="float" office:value="1663" table:style-name="ce238">
            <text:p><text:s/>1,663<text:s/></text:p>
          </table:table-cell>
          <table:table-cell office:value-type="float" office:value="3183" table:style-name="ce238">
            <text:p><text:s/>3,183<text:s/>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2-13</text:p>
          </table:table-cell>
          <table:table-cell office:value-type="float" office:value="4045" table:style-name="ce238">
            <text:p><text:s/>4,045<text:s/></text:p>
          </table:table-cell>
          <table:table-cell office:value-type="float" office:value="1999" table:style-name="ce238">
            <text:p><text:s/>1,999<text:s/></text:p>
          </table:table-cell>
          <table:table-cell office:value-type="float" office:value="1518" table:style-name="ce238">
            <text:p><text:s/>1,518<text:s/></text:p>
          </table:table-cell>
          <table:table-cell office:value-type="float" office:value="1736" table:style-name="ce238">
            <text:p><text:s/>1,736<text:s/></text:p>
          </table:table-cell>
          <table:table-cell office:value-type="float" office:value="3254" table:style-name="ce238">
            <text:p><text:s/>3,254<text:s/></text:p>
          </table:table-cell>
          <table:table-cell table:style-name="ce238"/>
          <table:table-cell office:value-type="string" table:style-name="ce15">
            <text:p>2012-13</text:p>
          </table:table-cell>
          <table:table-cell office:value-type="float" office:value="4045" table:style-name="ce238">
            <text:p><text:s/>4,045<text:s/></text:p>
          </table:table-cell>
          <table:table-cell office:value-type="float" office:value="1999" table:style-name="ce238">
            <text:p><text:s/>1,999<text:s/></text:p>
          </table:table-cell>
          <table:table-cell office:value-type="float" office:value="1518" table:style-name="ce238">
            <text:p><text:s/>1,518<text:s/></text:p>
          </table:table-cell>
          <table:table-cell office:value-type="float" office:value="1736" table:style-name="ce238">
            <text:p><text:s/>1,736<text:s/></text:p>
          </table:table-cell>
          <table:table-cell office:value-type="float" office:value="3254" table:style-name="ce238">
            <text:p><text:s/>3,254<text:s/>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3-14</text:p>
          </table:table-cell>
          <table:table-cell office:value-type="float" office:value="3691" table:style-name="ce238">
            <text:p><text:s/>3,691<text:s/></text:p>
          </table:table-cell>
          <table:table-cell office:value-type="float" office:value="1947" table:style-name="ce238">
            <text:p><text:s/>1,947<text:s/></text:p>
          </table:table-cell>
          <table:table-cell office:value-type="float" office:value="1457" table:style-name="ce238">
            <text:p><text:s/>1,457<text:s/></text:p>
          </table:table-cell>
          <table:table-cell office:value-type="float" office:value="1976" table:style-name="ce238">
            <text:p><text:s/>1,976<text:s/></text:p>
          </table:table-cell>
          <table:table-cell office:value-type="float" office:value="3433" table:style-name="ce238">
            <text:p><text:s/>3,433<text:s/></text:p>
          </table:table-cell>
          <table:table-cell table:style-name="ce238"/>
          <table:table-cell office:value-type="string" table:style-name="ce15">
            <text:p>2013-14</text:p>
          </table:table-cell>
          <table:table-cell office:value-type="float" office:value="3691" table:style-name="ce238">
            <text:p><text:s/>3,691<text:s/></text:p>
          </table:table-cell>
          <table:table-cell office:value-type="float" office:value="1947" table:style-name="ce238">
            <text:p><text:s/>1,947<text:s/></text:p>
          </table:table-cell>
          <table:table-cell office:value-type="float" office:value="1457" table:style-name="ce238">
            <text:p><text:s/>1,457<text:s/></text:p>
          </table:table-cell>
          <table:table-cell office:value-type="float" office:value="1976" table:style-name="ce238">
            <text:p><text:s/>1,976<text:s/></text:p>
          </table:table-cell>
          <table:table-cell office:value-type="float" office:value="3433" table:style-name="ce238">
            <text:p><text:s/>3,433<text:s/>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4-15</text:p>
          </table:table-cell>
          <table:table-cell office:value-type="float" office:value="3618" table:style-name="ce238">
            <text:p><text:s/>3,618<text:s/></text:p>
          </table:table-cell>
          <table:table-cell office:value-type="float" office:value="1985" table:style-name="ce238">
            <text:p><text:s/>1,985<text:s/></text:p>
          </table:table-cell>
          <table:table-cell office:value-type="float" office:value="1442" table:style-name="ce238">
            <text:p><text:s/>1,442<text:s/></text:p>
          </table:table-cell>
          <table:table-cell office:value-type="float" office:value="1817" table:style-name="ce238">
            <text:p><text:s/>1,817<text:s/></text:p>
          </table:table-cell>
          <table:table-cell office:value-type="float" office:value="3259" table:style-name="ce238">
            <text:p><text:s/>3,259<text:s/></text:p>
          </table:table-cell>
          <table:table-cell table:style-name="ce238"/>
          <table:table-cell office:value-type="string" table:style-name="ce15">
            <text:p>2014-15</text:p>
          </table:table-cell>
          <table:table-cell office:value-type="float" office:value="3618" table:style-name="ce238">
            <text:p><text:s/>3,618<text:s/></text:p>
          </table:table-cell>
          <table:table-cell office:value-type="float" office:value="1985" table:style-name="ce238">
            <text:p><text:s/>1,985<text:s/></text:p>
          </table:table-cell>
          <table:table-cell office:value-type="float" office:value="1442" table:style-name="ce238">
            <text:p><text:s/>1,442<text:s/></text:p>
          </table:table-cell>
          <table:table-cell office:value-type="float" office:value="1817" table:style-name="ce238">
            <text:p><text:s/>1,817<text:s/></text:p>
          </table:table-cell>
          <table:table-cell office:value-type="float" office:value="3259" table:style-name="ce238">
            <text:p><text:s/>3,259<text:s/>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5-16</text:p>
          </table:table-cell>
          <table:table-cell office:value-type="float" office:value="3439" table:style-name="ce238">
            <text:p><text:s/>3,439<text:s/></text:p>
          </table:table-cell>
          <table:table-cell office:value-type="float" office:value="1960" table:style-name="ce238">
            <text:p><text:s/>1,960<text:s/></text:p>
          </table:table-cell>
          <table:table-cell office:value-type="float" office:value="1536" table:style-name="ce238">
            <text:p><text:s/>1,536<text:s/></text:p>
          </table:table-cell>
          <table:table-cell office:value-type="float" office:value="2123" table:style-name="ce238">
            <text:p><text:s/>2,123<text:s/></text:p>
          </table:table-cell>
          <table:table-cell office:value-type="float" office:value="3659" table:style-name="ce238">
            <text:p><text:s/>3,659<text:s/></text:p>
          </table:table-cell>
          <table:table-cell table:style-name="ce238"/>
          <table:table-cell office:value-type="string" table:style-name="ce15">
            <text:p>2015-16</text:p>
          </table:table-cell>
          <table:table-cell office:value-type="float" office:value="3439" table:style-name="ce238">
            <text:p><text:s/>3,439<text:s/></text:p>
          </table:table-cell>
          <table:table-cell office:value-type="float" office:value="1960" table:style-name="ce238">
            <text:p><text:s/>1,960<text:s/></text:p>
          </table:table-cell>
          <table:table-cell office:value-type="float" office:value="1536" table:style-name="ce238">
            <text:p><text:s/>1,536<text:s/></text:p>
          </table:table-cell>
          <table:table-cell office:value-type="float" office:value="2123" table:style-name="ce238">
            <text:p><text:s/>2,123<text:s/></text:p>
          </table:table-cell>
          <table:table-cell office:value-type="float" office:value="3659" table:style-name="ce238">
            <text:p><text:s/>3,659<text:s/>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6-17</text:p>
          </table:table-cell>
          <table:table-cell office:value-type="float" office:value="3237" table:style-name="ce238">
            <text:p><text:s/>3,237<text:s/></text:p>
          </table:table-cell>
          <table:table-cell office:value-type="float" office:value="2421" table:style-name="ce238">
            <text:p><text:s/>2,421<text:s/></text:p>
          </table:table-cell>
          <table:table-cell office:value-type="float" office:value="1275" table:style-name="ce238">
            <text:p><text:s/>1,275<text:s/></text:p>
          </table:table-cell>
          <table:table-cell office:value-type="float" office:value="1874" table:style-name="ce238">
            <text:p><text:s/>1,874<text:s/></text:p>
          </table:table-cell>
          <table:table-cell office:value-type="float" office:value="3149" table:style-name="ce238">
            <text:p><text:s/>3,149<text:s/></text:p>
          </table:table-cell>
          <table:table-cell table:style-name="ce238"/>
          <table:table-cell office:value-type="string" table:style-name="ce15">
            <text:p>2016-17</text:p>
          </table:table-cell>
          <table:table-cell office:value-type="float" office:value="3237" table:style-name="ce238">
            <text:p><text:s/>3,237<text:s/></text:p>
          </table:table-cell>
          <table:table-cell office:value-type="float" office:value="2421" table:style-name="ce238">
            <text:p><text:s/>2,421<text:s/></text:p>
          </table:table-cell>
          <table:table-cell office:value-type="float" office:value="1275" table:style-name="ce238">
            <text:p><text:s/>1,275<text:s/></text:p>
          </table:table-cell>
          <table:table-cell office:value-type="float" office:value="1874" table:style-name="ce238">
            <text:p><text:s/>1,874<text:s/></text:p>
          </table:table-cell>
          <table:table-cell office:value-type="float" office:value="3149" table:style-name="ce238">
            <text:p><text:s/>3,149<text:s/>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7-18</text:p>
          </table:table-cell>
          <table:table-cell office:value-type="float" office:value="3236" table:style-name="ce238">
            <text:p><text:s/>3,236<text:s/></text:p>
          </table:table-cell>
          <table:table-cell office:value-type="float" office:value="2311" table:style-name="ce238">
            <text:p><text:s/>2,311<text:s/></text:p>
          </table:table-cell>
          <table:table-cell office:value-type="float" office:value="1545" table:style-name="ce238">
            <text:p><text:s/>1,545<text:s/></text:p>
          </table:table-cell>
          <table:table-cell office:value-type="float" office:value="2164" table:style-name="ce238">
            <text:p><text:s/>2,164<text:s/></text:p>
          </table:table-cell>
          <table:table-cell office:value-type="float" office:value="3709" table:style-name="ce238">
            <text:p><text:s/>3,709<text:s/></text:p>
          </table:table-cell>
          <table:table-cell table:style-name="ce238"/>
          <table:table-cell office:value-type="string" table:style-name="ce15">
            <text:p>2017-18</text:p>
          </table:table-cell>
          <table:table-cell office:value-type="float" office:value="3236" table:style-name="ce238">
            <text:p><text:s/>3,236<text:s/></text:p>
          </table:table-cell>
          <table:table-cell office:value-type="float" office:value="2311" table:style-name="ce238">
            <text:p><text:s/>2,311<text:s/></text:p>
          </table:table-cell>
          <table:table-cell office:value-type="float" office:value="1545" table:style-name="ce238">
            <text:p><text:s/>1,545<text:s/></text:p>
          </table:table-cell>
          <table:table-cell office:value-type="float" office:value="2164" table:style-name="ce238">
            <text:p><text:s/>2,164<text:s/></text:p>
          </table:table-cell>
          <table:table-cell office:value-type="float" office:value="3709" table:style-name="ce238">
            <text:p><text:s/>3,709<text:s/></text:p>
          </table:table-cell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8-19</text:p>
          </table:table-cell>
          <table:table-cell office:value-type="float" office:value="3260" table:style-name="ce388">
            <text:p><text:s/>3,260<text:s/></text:p>
          </table:table-cell>
          <table:table-cell office:value-type="float" office:value="2382" table:style-name="ce388">
            <text:p><text:s/>2,382<text:s/></text:p>
          </table:table-cell>
          <table:table-cell office:value-type="float" office:value="1429" table:style-name="ce388">
            <text:p><text:s/>1,429<text:s/></text:p>
          </table:table-cell>
          <table:table-cell office:value-type="float" office:value="2056" table:style-name="ce388">
            <text:p><text:s/>2,056<text:s/></text:p>
          </table:table-cell>
          <table:table-cell office:value-type="float" office:value="3485" table:style-name="ce388">
            <text:p><text:s/>3,485<text:s/></text:p>
          </table:table-cell>
          <table:table-cell table:style-name="ce388"/>
          <table:table-cell office:value-type="string" table:style-name="ce389">
            <text:p>2018-19</text:p>
          </table:table-cell>
          <table:table-cell office:value-type="float" office:value="3260" table:style-name="ce388">
            <text:p><text:s/>3,260<text:s/></text:p>
          </table:table-cell>
          <table:table-cell office:value-type="float" office:value="2382" table:style-name="ce388">
            <text:p><text:s/>2,382<text:s/></text:p>
          </table:table-cell>
          <table:table-cell office:value-type="float" office:value="1429" table:style-name="ce388">
            <text:p><text:s/>1,429<text:s/></text:p>
          </table:table-cell>
          <table:table-cell office:value-type="float" office:value="2056" table:style-name="ce388">
            <text:p><text:s/>2,056<text:s/></text:p>
          </table:table-cell>
          <table:table-cell office:value-type="float" office:value="3485" table:style-name="ce388">
            <text:p><text:s/>3,485<text:s/></text:p>
          </table:table-cell>
          <table:table-cell table:number-columns-repeated="16370" table:style-name="ce60"/>
        </table:table-row>
        <table:table-row table:style-name="ro1">
          <table:table-cell table:style-name="ce263"/>
          <table:table-cell office:value-type="string" table:style-name="ce15">
            <text:p>2019-20</text:p>
          </table:table-cell>
          <table:table-cell office:value-type="float" office:value="3286" table:style-name="ce388">
            <text:p><text:s/>3,286<text:s/></text:p>
          </table:table-cell>
          <table:table-cell office:value-type="float" office:value="2342" table:style-name="ce388">
            <text:p><text:s/>2,342<text:s/></text:p>
          </table:table-cell>
          <table:table-cell office:value-type="float" office:value="1444" table:style-name="ce388">
            <text:p><text:s/>1,444<text:s/></text:p>
          </table:table-cell>
          <table:table-cell office:value-type="float" office:value="1980" table:style-name="ce388">
            <text:p><text:s/>1,980<text:s/></text:p>
          </table:table-cell>
          <table:table-cell office:value-type="float" office:value="3424" table:style-name="ce388">
            <text:p><text:s/>3,424<text:s/></text:p>
          </table:table-cell>
          <table:table-cell table:style-name="ce388"/>
          <table:table-cell office:value-type="string" table:style-name="ce389">
            <text:p>2019-20</text:p>
          </table:table-cell>
          <table:table-cell office:value-type="float" office:value="3286" table:style-name="ce388">
            <text:p><text:s/>3,286<text:s/></text:p>
          </table:table-cell>
          <table:table-cell office:value-type="float" office:value="2342" table:style-name="ce388">
            <text:p><text:s/>2,342<text:s/></text:p>
          </table:table-cell>
          <table:table-cell office:value-type="float" office:value="1444" table:style-name="ce388">
            <text:p><text:s/>1,444<text:s/></text:p>
          </table:table-cell>
          <table:table-cell office:value-type="float" office:value="1980" table:style-name="ce388">
            <text:p><text:s/>1,980<text:s/></text:p>
          </table:table-cell>
          <table:table-cell office:value-type="float" office:value="3424" table:style-name="ce388">
            <text:p><text:s/>3,424<text:s/></text:p>
          </table:table-cell>
          <table:table-cell table:number-columns-repeated="16370" table:style-name="ce2"/>
        </table:table-row>
        <table:table-row table:style-name="ro1">
          <table:table-cell table:style-name="ce263"/>
          <table:table-cell office:value-type="string" table:style-name="ce54">
            <text:p>2020-21</text:p>
          </table:table-cell>
          <table:table-cell office:value-type="float" office:value="2230" table:style-name="ce390">
            <text:p><text:s/>2,230<text:s/></text:p>
          </table:table-cell>
          <table:table-cell office:value-type="float" office:value="868" table:style-name="ce390">
            <text:p><text:s/>868<text:s/></text:p>
          </table:table-cell>
          <table:table-cell office:value-type="float" office:value="311" table:style-name="ce390">
            <text:p><text:s/>311<text:s/></text:p>
          </table:table-cell>
          <table:table-cell office:value-type="float" office:value="495" table:style-name="ce390">
            <text:p><text:s/>495<text:s/></text:p>
          </table:table-cell>
          <table:table-cell office:value-type="float" office:value="806" table:style-name="ce390">
            <text:p><text:s/>806<text:s/></text:p>
          </table:table-cell>
          <table:table-cell table:style-name="ce387"/>
          <table:table-cell office:value-type="string" table:style-name="ce54">
            <text:p>2020-21</text:p>
          </table:table-cell>
          <table:table-cell office:value-type="float" office:value="2230" table:style-name="ce390">
            <text:p><text:s/>2,230<text:s/></text:p>
          </table:table-cell>
          <table:table-cell office:value-type="float" office:value="868" table:style-name="ce390">
            <text:p><text:s/>868<text:s/></text:p>
          </table:table-cell>
          <table:table-cell office:value-type="float" office:value="311" table:style-name="ce390">
            <text:p><text:s/>311<text:s/></text:p>
          </table:table-cell>
          <table:table-cell office:value-type="float" office:value="495" table:style-name="ce390">
            <text:p><text:s/>495<text:s/></text:p>
          </table:table-cell>
          <table:table-cell office:value-type="float" office:value="806" table:style-name="ce390">
            <text:p><text:s/>806<text:s/></text:p>
          </table:table-cell>
          <table:table-cell table:number-columns-repeated="16370" table:style-name="ce2"/>
        </table:table-row>
        <table:table-row table:style-name="ro5">
          <table:table-cell table:style-name="ce263"/>
          <table:table-cell office:value-type="string" table:number-columns-spanned="8" table:number-rows-spanned="1" table:style-name="ce116">
            <text:p>Notes:<text:s/></text:p>
          </table:table-cell>
          <table:covered-table-cell table:number-columns-repeated="7"/>
          <table:table-cell table:style-name="ce263"/>
          <table:table-cell table:style-name="ce391"/>
          <table:table-cell table:style-name="ce266"/>
          <table:table-cell table:style-name="ce267"/>
          <table:table-cell table:style-name="ce268"/>
          <table:table-cell table:number-columns-repeated="16370" table:style-name="ce2"/>
        </table:table-row>
        <table:table-row table:style-name="ro5">
          <table:table-cell table:style-name="ce269"/>
          <table:table-cell office:value-type="string" table:style-name="ce63">
            <text:p>1) excludes households without a mortgage (i.e. outright owners), those with part-mortgage and part-rent (i.e. shared owners) and zero rent households</text:p>
          </table:table-cell>
          <table:table-cell table:number-columns-repeated="3" table:style-name="ce61"/>
          <table:table-cell table:style-name="ce235"/>
          <table:table-cell table:number-columns-repeated="2" table:style-name="ce60"/>
          <table:table-cell table:style-name="ce61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"/>
        </table:table-row>
        <table:table-row table:style-name="ro5">
          <table:table-cell table:style-name="ce270"/>
          <table:table-cell office:value-type="string" table:style-name="ce63">
            <text:p>2) includes income from all household members irrespective of whether or not they contribute to the rent or mortgage</text:p>
          </table:table-cell>
          <table:table-cell table:number-columns-repeated="4" table:style-name="ce61"/>
          <table:table-cell table:number-columns-repeated="2" table:style-name="ce60"/>
          <table:table-cell table:style-name="ce61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"/>
        </table:table-row>
        <table:table-row table:style-name="ro5">
          <table:table-cell table:style-name="ce270"/>
          <table:table-cell office:value-type="string" table:style-name="ce392">
            <text:p>Source: English Housing Survey, full household sample</text:p>
          </table:table-cell>
          <table:table-cell table:number-columns-repeated="5" table:style-name="ce263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"/>
        </table:table-row>
        <table:table-row table:style-name="ro1">
          <table:table-cell table:number-columns-repeated="7" table:style-name="ce270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"/>
        </table:table-row>
        <table:table-row table:style-name="ro18">
          <table:table-cell table:style-name="ce270"/>
          <table:table-cell table:style-name="ce393"/>
          <table:table-cell table:number-columns-repeated="5" table:style-name="ce270"/>
          <table:table-cell table:style-name="ce271"/>
          <table:table-cell table:style-name="ce272"/>
          <table:table-cell table:number-columns-repeated="3" table:style-name="ce263"/>
          <table:table-cell table:style-name="ce267"/>
          <table:table-cell table:number-columns-repeated="16371" table:style-name="ce263"/>
        </table:table-row>
        <table:table-row table:number-rows-repeated="2" table:style-name="ro18">
          <table:table-cell table:number-columns-repeated="7" table:style-name="ce270"/>
          <table:table-cell table:style-name="ce271"/>
          <table:table-cell table:style-name="ce272"/>
          <table:table-cell table:number-columns-repeated="3" table:style-name="ce263"/>
          <table:table-cell table:style-name="ce267"/>
          <table:table-cell table:number-columns-repeated="16371" table:style-name="ce263"/>
        </table:table-row>
        <table:table-row table:number-rows-repeated="10" table:style-name="ro18">
          <table:table-cell table:number-columns-repeated="7" table:style-name="ce270"/>
          <table:table-cell table:style-name="ce263"/>
          <table:table-cell table:style-name="ce268"/>
          <table:table-cell table:number-columns-repeated="3" table:style-name="ce263"/>
          <table:table-cell table:style-name="ce267"/>
          <table:table-cell table:number-columns-repeated="16371" table:style-name="ce263"/>
        </table:table-row>
        <table:table-row table:style-name="ro18">
          <table:table-cell table:style-name="ce270"/>
          <table:table-cell table:style-name="ce263"/>
          <table:table-cell table:number-columns-repeated="5" table:style-name="ce270"/>
          <table:table-cell table:style-name="ce263"/>
          <table:table-cell table:style-name="ce268"/>
          <table:table-cell table:number-columns-repeated="3" table:style-name="ce263"/>
          <table:table-cell table:style-name="ce267"/>
          <table:table-cell table:number-columns-repeated="16371" table:style-name="ce263"/>
        </table:table-row>
        <table:table-row table:number-rows-repeated="18" table:style-name="ro18">
          <table:table-cell table:number-columns-repeated="7" table:style-name="ce270"/>
          <table:table-cell table:style-name="ce263"/>
          <table:table-cell table:style-name="ce268"/>
          <table:table-cell table:number-columns-repeated="3" table:style-name="ce263"/>
          <table:table-cell table:style-name="ce267"/>
          <table:table-cell table:number-columns-repeated="16371" table:style-name="ce263"/>
        </table:table-row>
        <table:table-row table:number-rows-repeated="4" table:style-name="ro18">
          <table:table-cell table:number-columns-repeated="7" table:style-name="ce270"/>
          <table:table-cell table:style-name="ce271"/>
          <table:table-cell table:style-name="ce268"/>
          <table:table-cell table:number-columns-repeated="3" table:style-name="ce263"/>
          <table:table-cell table:style-name="ce267"/>
          <table:table-cell table:number-columns-repeated="16371" table:style-name="ce263"/>
        </table:table-row>
        <table:table-row table:style-name="ro18">
          <table:table-cell table:number-columns-repeated="7" table:style-name="ce270"/>
          <table:table-cell table:style-name="ce272"/>
          <table:table-cell table:style-name="ce268"/>
          <table:table-cell table:number-columns-repeated="3" table:style-name="ce263"/>
          <table:table-cell table:style-name="ce267"/>
          <table:table-cell table:number-columns-repeated="16371" table:style-name="ce263"/>
        </table:table-row>
        <table:table-row table:number-rows-repeated="11" table:style-name="ro18">
          <table:table-cell table:number-columns-repeated="7" table:style-name="ce270"/>
          <table:table-cell table:style-name="ce271"/>
          <table:table-cell table:style-name="ce268"/>
          <table:table-cell table:number-columns-repeated="3" table:style-name="ce263"/>
          <table:table-cell table:style-name="ce267"/>
          <table:table-cell table:number-columns-repeated="16371" table:style-name="ce263"/>
        </table:table-row>
        <table:table-row table:number-rows-repeated="45" table:style-name="ro18">
          <table:table-cell table:number-columns-repeated="7" table:style-name="ce270"/>
          <table:table-cell table:style-name="ce263"/>
          <table:table-cell table:style-name="ce268"/>
          <table:table-cell table:number-columns-repeated="3" table:style-name="ce263"/>
          <table:table-cell table:style-name="ce267"/>
          <table:table-cell table:number-columns-repeated="16371" table:style-name="ce263"/>
        </table:table-row>
        <table:table-row table:number-rows-repeated="3" table:style-name="ro1">
          <table:table-cell table:style-name="ce2"/>
          <table:table-cell table:number-columns-repeated="6" table:style-name="ce270"/>
          <table:table-cell table:style-name="ce263"/>
          <table:table-cell table:style-name="ce268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"/>
        </table:table-row>
        <table:table-row table:number-rows-repeated="13" table:style-name="ro1">
          <table:table-cell table:style-name="ce2"/>
          <table:table-cell table:number-columns-repeated="6" table:style-name="ce263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"/>
        </table:table-row>
        <table:table-row table:number-rows-repeated="96" table:style-name="ro18">
          <table:table-cell table:number-columns-repeated="16384"/>
        </table:table-row>
        <table:table-row table:number-rows-repeated="3" table:style-name="ro1">
          <table:table-cell table:number-columns-repeated="7" table:style-name="ce2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"/>
        </table:table-row>
        <table:table-row table:style-name="ro1">
          <table:table-cell table:number-columns-repeated="7" table:style-name="ce2"/>
          <table:table-cell table:style-name="ce271"/>
          <table:table-cell table:style-name="ce272"/>
          <table:table-cell table:number-columns-repeated="3" table:style-name="ce263"/>
          <table:table-cell table:style-name="ce267"/>
          <table:table-cell table:style-name="ce263"/>
          <table:table-cell table:number-columns-repeated="16370" table:style-name="ce2"/>
        </table:table-row>
        <table:table-row table:number-rows-repeated="2" table:style-name="ro1">
          <table:table-cell table:number-columns-repeated="7" table:style-name="ce2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"/>
        </table:table-row>
        <table:table-row table:style-name="ro1">
          <table:table-cell table:number-columns-repeated="7" table:style-name="ce2"/>
          <table:table-cell table:style-name="ce263"/>
          <table:table-cell table:style-name="ce268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0" table:style-name="ce2"/>
        </table:table-row>
        <table:table-row table:number-rows-repeated="1048313" table:style-name="ro18">
          <table:table-cell table:number-columns-repeated="16384"/>
        </table:table-row>
        <table:named-expressions>
          <table:named-expression table:name="LABELS" table:expression="of:=[.#REF!]" table:base-cell-address="List_of_contents.$A$1"/>
          <table:named-range table:name="Print_Area" table:cell-range-address="AT1_12.$A$1:AT1_12.$P$51" table:base-cell-address="AT1_12.$A$1"/>
        </table:named-expressions>
      </table:table>
      <table:table table:name="AT1_13" table:style-name="ta4">
        <table:table-column table:style-name="co24" table:default-cell-style-name="ce263"/>
        <table:table-column table:style-name="co45" table:default-cell-style-name="ce263"/>
        <table:table-column table:style-name="co13" table:number-columns-repeated="2" table:default-cell-style-name="ce263"/>
        <table:table-column table:style-name="co46" table:default-cell-style-name="ce263"/>
        <table:table-column table:style-name="co17" table:default-cell-style-name="ce271"/>
        <table:table-column table:style-name="co17" table:default-cell-style-name="ce272"/>
        <table:table-column table:style-name="co42" table:default-cell-style-name="ce263"/>
        <table:table-column table:style-name="co44" table:default-cell-style-name="ce268"/>
        <table:table-column table:style-name="co6" table:default-cell-style-name="ce268"/>
        <table:table-column table:style-name="co47" table:default-cell-style-name="ce267"/>
        <table:table-column table:style-name="co47" table:default-cell-style-name="ce268"/>
        <table:table-column table:style-name="co24" table:number-columns-repeated="233" table:default-cell-style-name="ce263"/>
        <table:table-column table:style-name="co43" table:default-cell-style-name="ce263"/>
        <table:table-column table:style-name="co17" table:number-columns-repeated="8" table:default-cell-style-name="ce263"/>
        <table:table-column table:style-name="co44" table:number-columns-repeated="16130" table:default-cell-style-name="ce263"/>
        <table:table-row table:style-name="ro5">
          <table:table-cell table:style-name="ce2"/>
          <table:table-cell table:style-name="ce222"/>
          <table:table-cell table:number-columns-repeated="3" table:style-name="ce263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2" table:style-name="ce263"/>
          <table:table-cell table:number-columns-repeated="16370" table:style-name="ce2"/>
        </table:table-row>
        <table:table-row table:style-name="ro2">
          <table:table-cell table:style-name="ce60"/>
          <table:table-cell office:value-type="string" table:style-name="ce394">
            <text:p>Annex Table 1.13: Number and proportion of households in mortgage arrears, 2011-12 to 2020-21</text:p>
          </table:table-cell>
          <table:table-cell table:number-columns-repeated="3" table:style-name="ce394"/>
          <table:table-cell table:number-columns-repeated="7" table:style-name="ce238"/>
          <table:table-cell table:style-name="ce224"/>
          <table:table-cell table:number-columns-repeated="16371" table:style-name="ce60"/>
        </table:table-row>
        <table:table-row table:style-name="ro1">
          <table:table-cell table:style-name="ce2"/>
          <table:table-cell table:number-columns-repeated="4" table:style-name="ce263"/>
          <table:table-cell table:number-columns-repeated="2" table:style-name="ce238"/>
          <table:table-cell table:number-columns-repeated="2" table:style-name="ce371"/>
          <table:table-cell table:number-columns-repeated="3" table:style-name="ce238"/>
          <table:table-cell table:number-columns-repeated="2" table:style-name="ce263"/>
          <table:table-cell table:number-columns-repeated="16370" table:style-name="ce2"/>
        </table:table-row>
        <table:table-row table:style-name="ro18">
          <table:table-cell table:style-name="ce225"/>
          <table:table-cell office:value-type="string" table:style-name="ce230">
            <text:p>all owner occupiers buying with a mortgage</text:p>
          </table:table-cell>
          <table:table-cell table:number-columns-repeated="3" table:style-name="ce225"/>
          <table:table-cell table:number-columns-repeated="2" table:style-name="ce238"/>
          <table:table-cell table:number-columns-repeated="2" table:style-name="ce371"/>
          <table:table-cell table:number-columns-repeated="3" table:style-name="ce238"/>
          <table:table-cell table:number-columns-repeated="16372" table:style-name="ce225"/>
        </table:table-row>
        <table:table-row table:style-name="ro28">
          <table:table-cell table:style-name="ce60"/>
          <table:table-cell table:style-name="ce383"/>
          <table:table-cell office:value-type="string" table:style-name="ce384">
            <text:p>thousands of households</text:p>
          </table:table-cell>
          <table:table-cell office:value-type="string" table:style-name="ce384">
            <text:p>percentages</text:p>
          </table:table-cell>
          <table:table-cell office:value-type="string" table:style-name="ce395">
            <text:p>sample size</text:p>
          </table:table-cell>
          <table:table-cell table:number-columns-repeated="2" table:style-name="ce238"/>
          <table:table-cell table:style-name="ce371"/>
          <table:table-cell table:style-name="ce235"/>
          <table:table-cell table:style-name="ce60"/>
          <table:table-cell table:number-columns-repeated="2" table:style-name="ce238"/>
          <table:table-cell table:number-columns-repeated="16372" table:style-name="ce60"/>
        </table:table-row>
        <table:table-row table:style-name="ro5">
          <table:table-cell table:style-name="ce60"/>
          <table:table-cell table:style-name="ce15"/>
          <table:table-cell table:number-columns-repeated="2" table:style-name="ce237"/>
          <table:table-cell table:style-name="ce240"/>
          <table:table-cell table:number-columns-repeated="2" table:style-name="ce238"/>
          <table:table-cell table:style-name="ce371"/>
          <table:table-cell office:value-type="string" table:style-name="ce371">
            <text:p/>
            <text:p/>
          </table:table-cell>
          <table:table-cell table:number-columns-repeated="5" table:style-name="ce238"/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1-12</text:p>
          </table:table-cell>
          <table:table-cell office:value-type="float" office:value="117.07003089928253" table:style-name="ce239">
            <text:p>117</text:p>
          </table:table-cell>
          <table:table-cell office:value-type="float" office:value="1.6329964306809754" table:style-name="ce118">
            <text:p>1.6</text:p>
          </table:table-cell>
          <table:table-cell office:value-type="float" office:value="4168" table:style-name="ce396">
            <text:p>4,168</text:p>
          </table:table-cell>
          <table:table-cell table:number-columns-repeated="2" table:style-name="ce60"/>
          <table:table-cell table:number-columns-repeated="2" table:style-name="ce371"/>
          <table:table-cell table:number-columns-repeated="5" table:style-name="ce238"/>
          <table:table-cell table:number-columns-repeated="16370" table:style-name="ce60"/>
        </table:table-row>
        <table:table-row table:style-name="ro5">
          <table:table-cell table:style-name="ce60"/>
          <table:table-cell office:value-type="string" table:style-name="ce15">
            <text:p>2012-13</text:p>
          </table:table-cell>
          <table:table-cell office:value-type="float" office:value="136.28080883211464" table:style-name="ce239">
            <text:p>136</text:p>
          </table:table-cell>
          <table:table-cell office:value-type="float" office:value="2.0146435002964322" table:style-name="ce118">
            <text:p>2.0</text:p>
          </table:table-cell>
          <table:table-cell office:value-type="float" office:value="3893" table:style-name="ce396">
            <text:p>3,893</text:p>
          </table:table-cell>
          <table:table-cell table:style-name="ce60"/>
          <table:table-cell table:style-name="ce238"/>
          <table:table-cell table:number-columns-repeated="2" table:style-name="ce371"/>
          <table:table-cell table:number-columns-repeated="16375" table:style-name="ce60"/>
        </table:table-row>
        <table:table-row table:style-name="ro5">
          <table:table-cell table:style-name="ce60"/>
          <table:table-cell office:value-type="string" table:style-name="ce15">
            <text:p>2013-14</text:p>
          </table:table-cell>
          <table:table-cell office:value-type="float" office:value="123.72119402726004" table:style-name="ce239">
            <text:p>124</text:p>
          </table:table-cell>
          <table:table-cell office:value-type="float" office:value="1.803848067364237" table:style-name="ce118">
            <text:p>1.8</text:p>
          </table:table-cell>
          <table:table-cell office:value-type="float" office:value="3732" table:style-name="ce396">
            <text:p>3,732</text:p>
          </table:table-cell>
          <table:table-cell table:style-name="ce60"/>
          <table:table-cell table:style-name="ce238"/>
          <table:table-cell table:number-columns-repeated="2" table:style-name="ce371"/>
          <table:table-cell table:number-columns-repeated="16375" table:style-name="ce60"/>
        </table:table-row>
        <table:table-row table:style-name="ro5">
          <table:table-cell table:style-name="ce60"/>
          <table:table-cell office:value-type="string" table:style-name="ce15">
            <text:p>2014-15</text:p>
          </table:table-cell>
          <table:table-cell office:value-type="float" office:value="71.862417950390537" table:style-name="ce239">
            <text:p>72</text:p>
          </table:table-cell>
          <table:table-cell office:value-type="float" office:value="1.0569395639135011" table:style-name="ce118">
            <text:p>1.1</text:p>
          </table:table-cell>
          <table:table-cell office:value-type="float" office:value="3655" table:style-name="ce396">
            <text:p>3,655</text:p>
          </table:table-cell>
          <table:table-cell table:style-name="ce60"/>
          <table:table-cell table:style-name="ce238"/>
          <table:table-cell table:number-columns-repeated="2" table:style-name="ce371"/>
          <table:table-cell table:number-columns-repeated="16375" table:style-name="ce60"/>
        </table:table-row>
        <table:table-row table:style-name="ro5">
          <table:table-cell table:style-name="ce60"/>
          <table:table-cell office:value-type="string" table:style-name="ce15">
            <text:p>2015-16</text:p>
          </table:table-cell>
          <table:table-cell office:value-type="float" office:value="51.172355377755622" table:style-name="ce239">
            <text:p>51</text:p>
          </table:table-cell>
          <table:table-cell office:value-type="float" office:value="0.78236456572393021" table:style-name="ce118">
            <text:p>0.8</text:p>
          </table:table-cell>
          <table:table-cell office:value-type="float" office:value="3503" table:style-name="ce396">
            <text:p>3,503</text:p>
          </table:table-cell>
          <table:table-cell table:style-name="ce60"/>
          <table:table-cell table:style-name="ce238"/>
          <table:table-cell table:number-columns-repeated="2" table:style-name="ce371"/>
          <table:table-cell table:number-columns-repeated="16375" table:style-name="ce60"/>
        </table:table-row>
        <table:table-row table:style-name="ro5">
          <table:table-cell table:style-name="ce60"/>
          <table:table-cell office:value-type="string" table:style-name="ce15">
            <text:p>2016-17</text:p>
          </table:table-cell>
          <table:table-cell office:value-type="float" office:value="29.744067767991574" table:style-name="ce239">
            <text:p>30</text:p>
          </table:table-cell>
          <table:table-cell office:value-type="float" office:value="0.45801276066264202" table:style-name="ce118">
            <text:p>0.5</text:p>
          </table:table-cell>
          <table:table-cell office:value-type="float" office:value="3276" table:style-name="ce396">
            <text:p>3,276</text:p>
          </table:table-cell>
          <table:table-cell table:style-name="ce60"/>
          <table:table-cell table:style-name="ce238"/>
          <table:table-cell table:number-columns-repeated="2" table:style-name="ce371"/>
          <table:table-cell table:number-columns-repeated="16375" table:style-name="ce60"/>
        </table:table-row>
        <table:table-row table:style-name="ro5">
          <table:table-cell table:style-name="ce60"/>
          <table:table-cell office:value-type="string" table:style-name="ce15">
            <text:p>2017-18</text:p>
          </table:table-cell>
          <table:table-cell office:value-type="float" office:value="58.807242995274812" table:style-name="ce239">
            <text:p>59</text:p>
          </table:table-cell>
          <table:table-cell office:value-type="float" office:value="0.86610757375997216" table:style-name="ce118">
            <text:p>0.9</text:p>
          </table:table-cell>
          <table:table-cell office:value-type="float" office:value="3279" table:style-name="ce396">
            <text:p>3,279</text:p>
          </table:table-cell>
          <table:table-cell table:style-name="ce60"/>
          <table:table-cell table:style-name="ce238"/>
          <table:table-cell table:number-columns-repeated="2" table:style-name="ce371"/>
          <table:table-cell table:number-columns-repeated="16375" table:style-name="ce60"/>
        </table:table-row>
        <table:table-row table:style-name="ro5">
          <table:table-cell table:style-name="ce60"/>
          <table:table-cell office:value-type="string" table:style-name="ce60">
            <text:p>2018-19</text:p>
          </table:table-cell>
          <table:table-cell office:value-type="float" office:value="43.533898340563745" table:style-name="ce314">
            <text:p>44</text:p>
          </table:table-cell>
          <table:table-cell office:value-type="float" office:value="0.63363467961129261" table:style-name="ce118">
            <text:p>0.6</text:p>
          </table:table-cell>
          <table:table-cell office:value-type="float" office:value="3306" table:style-name="ce396">
            <text:p>3,306</text:p>
          </table:table-cell>
          <table:table-cell table:style-name="ce60"/>
          <table:table-cell table:style-name="ce238"/>
          <table:table-cell table:number-columns-repeated="2" table:style-name="ce371"/>
          <table:table-cell table:number-columns-repeated="16375" table:style-name="ce60"/>
        </table:table-row>
        <table:table-row table:style-name="ro5">
          <table:table-cell table:style-name="ce60"/>
          <table:table-cell office:value-type="string" table:style-name="ce60">
            <text:p>2019-20</text:p>
          </table:table-cell>
          <table:table-cell office:value-type="float" office:value="35.476603157173571" table:style-name="ce314">
            <text:p>35</text:p>
          </table:table-cell>
          <table:table-cell office:value-type="float" office:value="0.50774264335846508" table:style-name="ce118">
            <text:p>0.5</text:p>
          </table:table-cell>
          <table:table-cell office:value-type="float" office:value="3352" table:style-name="ce396">
            <text:p>3,352</text:p>
          </table:table-cell>
          <table:table-cell table:style-name="ce60"/>
          <table:table-cell table:style-name="ce238"/>
          <table:table-cell table:number-columns-repeated="2" table:style-name="ce371"/>
          <table:table-cell table:number-columns-repeated="16375" table:style-name="ce60"/>
        </table:table-row>
        <table:table-row table:style-name="ro5">
          <table:table-cell table:style-name="ce60"/>
          <table:table-cell office:value-type="string" table:style-name="ce54">
            <text:p>2020-21</text:p>
          </table:table-cell>
          <table:table-cell office:value-type="float" office:value="66.501236920099487" table:style-name="ce397">
            <text:p>67</text:p>
          </table:table-cell>
          <table:table-cell office:value-type="float" office:value="0.93315721256757611" table:style-name="ce398">
            <text:p>0.9</text:p>
          </table:table-cell>
          <table:table-cell office:value-type="float" office:value="2265" table:style-name="ce399">
            <text:p>2,265</text:p>
          </table:table-cell>
          <table:table-cell table:style-name="ce60"/>
          <table:table-cell table:style-name="ce400"/>
          <table:table-cell table:style-name="ce401"/>
          <table:table-cell table:style-name="ce371"/>
          <table:table-cell table:number-columns-repeated="16375" table:style-name="ce60"/>
        </table:table-row>
        <table:table-row table:style-name="ro29">
          <table:table-cell table:style-name="ce269"/>
          <table:table-cell office:value-type="string" table:style-name="ce392">
            <text:p>Source: English Housing Survey, full household sample</text:p>
          </table:table-cell>
          <table:table-cell table:number-columns-repeated="3" table:style-name="ce263"/>
          <table:table-cell table:style-name="ce271"/>
          <table:table-cell table:style-name="ce272"/>
          <table:table-cell table:number-columns-repeated="2" table:style-name="ce371"/>
          <table:table-cell table:number-columns-repeated="16375" table:style-name="ce263"/>
        </table:table-row>
        <table:table-row table:number-rows-repeated="4" table:style-name="ro18">
          <table:table-cell table:number-columns-repeated="5" table:style-name="ce270"/>
          <table:table-cell table:style-name="ce271"/>
          <table:table-cell table:style-name="ce272"/>
          <table:table-cell table:number-columns-repeated="2" table:style-name="ce371"/>
          <table:table-cell table:number-columns-repeated="16375" table:style-name="ce263"/>
        </table:table-row>
        <table:table-row table:number-rows-repeated="5" table:style-name="ro18">
          <table:table-cell table:number-columns-repeated="5" table:style-name="ce270"/>
          <table:table-cell table:style-name="ce263"/>
          <table:table-cell table:style-name="ce268"/>
          <table:table-cell table:number-columns-repeated="16377" table:style-name="ce263"/>
        </table:table-row>
        <table:table-row table:style-name="ro1">
          <table:table-cell table:number-columns-repeated="5" table:style-name="ce270"/>
          <table:table-cell table:style-name="ce263"/>
          <table:table-cell table:style-name="ce268"/>
          <table:table-cell table:number-columns-repeated="8" table:style-name="ce263"/>
          <table:table-cell table:number-columns-repeated="16369" table:style-name="ce2"/>
        </table:table-row>
        <table:table-row table:style-name="ro18">
          <table:table-cell table:number-columns-repeated="5" table:style-name="ce270"/>
          <table:table-cell table:style-name="ce263"/>
          <table:table-cell table:style-name="ce268"/>
          <table:table-cell table:number-columns-repeated="16377" table:style-name="ce263"/>
        </table:table-row>
        <table:table-row table:number-rows-repeated="11" table:style-name="ro18">
          <table:table-cell table:number-columns-repeated="5" table:style-name="ce270"/>
          <table:table-cell table:style-name="ce263"/>
          <table:table-cell table:style-name="ce268"/>
          <table:table-cell table:number-columns-repeated="3" table:style-name="ce263"/>
          <table:table-cell table:style-name="ce267"/>
          <table:table-cell table:number-columns-repeated="16373" table:style-name="ce263"/>
        </table:table-row>
        <table:table-row table:style-name="ro18">
          <table:table-cell table:style-name="ce270"/>
          <table:table-cell table:style-name="ce263"/>
          <table:table-cell table:number-columns-repeated="3" table:style-name="ce270"/>
          <table:table-cell table:style-name="ce263"/>
          <table:table-cell table:style-name="ce268"/>
          <table:table-cell table:number-columns-repeated="3" table:style-name="ce263"/>
          <table:table-cell table:style-name="ce267"/>
          <table:table-cell table:number-columns-repeated="16373" table:style-name="ce263"/>
        </table:table-row>
        <table:table-row table:number-rows-repeated="10" table:style-name="ro18">
          <table:table-cell table:number-columns-repeated="5" table:style-name="ce270"/>
          <table:table-cell table:style-name="ce263"/>
          <table:table-cell table:style-name="ce268"/>
          <table:table-cell table:number-columns-repeated="3" table:style-name="ce263"/>
          <table:table-cell table:style-name="ce267"/>
          <table:table-cell table:number-columns-repeated="16373" table:style-name="ce263"/>
        </table:table-row>
        <table:table-row table:number-rows-repeated="4" table:style-name="ro18">
          <table:table-cell table:number-columns-repeated="5" table:style-name="ce270"/>
          <table:table-cell table:style-name="ce271"/>
          <table:table-cell table:style-name="ce268"/>
          <table:table-cell table:number-columns-repeated="3" table:style-name="ce263"/>
          <table:table-cell table:style-name="ce267"/>
          <table:table-cell table:number-columns-repeated="16373" table:style-name="ce263"/>
        </table:table-row>
        <table:table-row table:style-name="ro18">
          <table:table-cell table:number-columns-repeated="5" table:style-name="ce270"/>
          <table:table-cell table:style-name="ce272"/>
          <table:table-cell table:style-name="ce268"/>
          <table:table-cell table:number-columns-repeated="3" table:style-name="ce263"/>
          <table:table-cell table:style-name="ce267"/>
          <table:table-cell table:number-columns-repeated="16373" table:style-name="ce263"/>
        </table:table-row>
        <table:table-row table:number-rows-repeated="11" table:style-name="ro18">
          <table:table-cell table:number-columns-repeated="5" table:style-name="ce270"/>
          <table:table-cell table:style-name="ce271"/>
          <table:table-cell table:style-name="ce268"/>
          <table:table-cell table:number-columns-repeated="3" table:style-name="ce263"/>
          <table:table-cell table:style-name="ce267"/>
          <table:table-cell table:number-columns-repeated="16373" table:style-name="ce263"/>
        </table:table-row>
        <table:table-row table:number-rows-repeated="48" table:style-name="ro18">
          <table:table-cell table:number-columns-repeated="5" table:style-name="ce270"/>
          <table:table-cell table:style-name="ce263"/>
          <table:table-cell table:style-name="ce268"/>
          <table:table-cell table:number-columns-repeated="3" table:style-name="ce263"/>
          <table:table-cell table:style-name="ce267"/>
          <table:table-cell table:number-columns-repeated="16373" table:style-name="ce263"/>
        </table:table-row>
        <table:table-row table:number-rows-repeated="14" table:style-name="ro1">
          <table:table-cell table:number-columns-repeated="5" table:style-name="ce263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2" table:style-name="ce2"/>
        </table:table-row>
        <table:table-row table:number-rows-repeated="96" table:style-name="ro18">
          <table:table-cell table:number-columns-repeated="16384"/>
        </table:table-row>
        <table:table-row table:number-rows-repeated="5" table:style-name="ro1">
          <table:table-cell table:number-columns-repeated="5" table:style-name="ce2"/>
          <table:table-cell table:style-name="ce271"/>
          <table:table-cell table:style-name="ce272"/>
          <table:table-cell table:style-name="ce263"/>
          <table:table-cell table:number-columns-repeated="2" table:style-name="ce268"/>
          <table:table-cell table:style-name="ce267"/>
          <table:table-cell table:style-name="ce268"/>
          <table:table-cell table:number-columns-repeated="16372" table:style-name="ce2"/>
        </table:table-row>
        <table:table-row table:style-name="ro18">
          <table:table-cell table:number-columns-repeated="5"/>
          <table:table-cell table:style-name="ce263"/>
          <table:table-cell table:style-name="ce268"/>
          <table:table-cell table:number-columns-repeated="3" table:style-name="ce263"/>
          <table:table-cell table:style-name="ce267"/>
          <table:table-cell table:number-columns-repeated="16373" table:style-name="ce263"/>
        </table:table-row>
        <table:table-row table:number-rows-repeated="1048346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13.$A$1:AT1_13.$K$18" table:base-cell-address="AT1_13.$A$1"/>
        </table:named-expressions>
      </table:table>
      <table:table table:name="AT1_14" table:style-name="ta1">
        <table:table-column table:style-name="co24" table:default-cell-style-name="ce263"/>
        <table:table-column table:style-name="co48" table:default-cell-style-name="ce263"/>
        <table:table-column table:style-name="co47" table:default-cell-style-name="ce268"/>
        <table:table-column table:style-name="co24" table:number-columns-repeated="5" table:default-cell-style-name="ce263"/>
        <table:table-column table:style-name="co49" table:default-cell-style-name="ce263"/>
        <table:table-column table:style-name="co24" table:number-columns-repeated="227" table:default-cell-style-name="ce263"/>
        <table:table-column table:style-name="co43" table:default-cell-style-name="ce263"/>
        <table:table-column table:style-name="co17" table:number-columns-repeated="8" table:default-cell-style-name="ce263"/>
        <table:table-column table:style-name="co44" table:number-columns-repeated="16139" table:default-cell-style-name="ce263"/>
        <table:table-row table:style-name="ro5">
          <table:table-cell table:style-name="ce2"/>
          <table:table-cell table:style-name="ce263"/>
          <table:table-cell table:style-name="ce268"/>
          <table:table-cell table:number-columns-repeated="8" table:style-name="ce263"/>
          <table:table-cell table:number-columns-repeated="16373" table:style-name="ce2"/>
        </table:table-row>
        <table:table-row table:style-name="ro2">
          <table:table-cell table:style-name="ce60"/>
          <table:table-cell office:value-type="string" table:style-name="ce394">
            <text:p>Annex Table 1.14: Number and proportion of households in rent arrears, by tenure, 2011-12 to 2016-17 and 2019-20 to 2020-21</text:p>
          </table:table-cell>
          <table:table-cell table:style-name="ce238"/>
          <table:table-cell table:style-name="ce224"/>
          <table:table-cell table:number-columns-repeated="16380" table:style-name="ce60"/>
        </table:table-row>
        <table:table-row table:style-name="ro1">
          <table:table-cell table:style-name="ce2"/>
          <table:table-cell table:number-columns-repeated="2" table:style-name="ce238"/>
          <table:table-cell table:number-columns-repeated="8" table:style-name="ce225"/>
          <table:table-cell table:number-columns-repeated="16373" table:style-name="ce2"/>
        </table:table-row>
        <table:table-row table:style-name="ro18">
          <table:table-cell table:style-name="ce225"/>
          <table:table-cell office:value-type="string" table:style-name="ce74">
            <text:p>all renters paying rent<text:s/></text:p>
          </table:table-cell>
          <table:table-cell table:number-columns-repeated="4" table:style-name="ce75"/>
          <table:table-cell table:number-columns-repeated="5" table:style-name="ce60"/>
          <table:table-cell table:number-columns-repeated="16373" table:style-name="ce225"/>
        </table:table-row>
        <table:table-row table:style-name="ro18">
          <table:table-cell table:style-name="ce60"/>
          <table:table-cell table:style-name="ce76"/>
          <table:table-cell office:value-type="string" table:style-name="ce78">
            <text:p>2011-12</text:p>
          </table:table-cell>
          <table:table-cell office:value-type="string" table:style-name="ce78">
            <text:p>2012-13</text:p>
          </table:table-cell>
          <table:table-cell office:value-type="string" table:style-name="ce78">
            <text:p>2013-14</text:p>
          </table:table-cell>
          <table:table-cell office:value-type="string" table:style-name="ce78">
            <text:p>2014-15</text:p>
          </table:table-cell>
          <table:table-cell office:value-type="string" table:style-name="ce78">
            <text:p>2015-16</text:p>
          </table:table-cell>
          <table:table-cell office:value-type="string" table:style-name="ce78">
            <text:p>2016-17</text:p>
          </table:table-cell>
          <table:table-cell table:style-name="ce78"/>
          <table:table-cell office:value-type="string" table:style-name="ce78">
            <text:p>2019-20</text:p>
          </table:table-cell>
          <table:table-cell office:value-type="string" table:style-name="ce78">
            <text:p>2020-21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table:style-name="ce60"/>
          <table:table-cell table:style-name="ce79"/>
          <table:table-cell table:number-columns-repeated="4" table:style-name="ce60"/>
          <table:table-cell table:number-columns-repeated="2" table:style-name="ce402"/>
          <table:table-cell table:style-name="ce176"/>
          <table:table-cell office:value-type="string" table:style-name="ce176">
            <text:p>thousands of households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2">
            <text:p>private renters</text:p>
          </table:table-cell>
          <table:table-cell table:number-columns-repeated="7" table:style-name="ce79"/>
          <table:table-cell table:number-columns-repeated="2" table:style-name="ce240"/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currently in arrears<text:s/></text:p>
          </table:table-cell>
          <table:table-cell office:value-type="float" office:value="164.96154426042199" table:style-name="ce114">
            <text:p>165</text:p>
          </table:table-cell>
          <table:table-cell office:value-type="float" office:value="126.420640259294" table:style-name="ce114">
            <text:p>126</text:p>
          </table:table-cell>
          <table:table-cell office:value-type="float" office:value="161.730989633436" table:style-name="ce114">
            <text:p>162</text:p>
          </table:table-cell>
          <table:table-cell office:value-type="float" office:value="168.684308549647" table:style-name="ce114">
            <text:p>169</text:p>
          </table:table-cell>
          <table:table-cell office:value-type="float" office:value="164.948533118087" table:style-name="ce114">
            <text:p>165</text:p>
          </table:table-cell>
          <table:table-cell office:value-type="float" office:value="162.872497596237" table:style-name="ce114">
            <text:p>163</text:p>
          </table:table-cell>
          <table:table-cell table:style-name="ce114"/>
          <table:table-cell office:value-type="float" office:value="109.158862212608" table:style-name="ce114">
            <text:p>109</text:p>
          </table:table-cell>
          <table:table-cell office:value-type="float" office:value="154.7084995778356" table:style-name="ce114">
            <text:p>155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have been in arrears</text:p>
          </table:table-cell>
          <table:table-cell office:value-type="float" office:value="191.335395541682" table:style-name="ce114">
            <text:p>191</text:p>
          </table:table-cell>
          <table:table-cell office:value-type="float" office:value="174.03914840846201" table:style-name="ce114">
            <text:p>174</text:p>
          </table:table-cell>
          <table:table-cell office:value-type="float" office:value="191.44962090714901" table:style-name="ce114">
            <text:p>191</text:p>
          </table:table-cell>
          <table:table-cell office:value-type="float" office:value="179.863364976724" table:style-name="ce114">
            <text:p>180</text:p>
          </table:table-cell>
          <table:table-cell office:value-type="float" office:value="211.089030717523" table:style-name="ce114">
            <text:p>211</text:p>
          </table:table-cell>
          <table:table-cell office:value-type="float" office:value="229.395265920795" table:style-name="ce114">
            <text:p>229</text:p>
          </table:table-cell>
          <table:table-cell table:style-name="ce114"/>
          <table:table-cell office:value-type="float" office:value="202.801378325549" table:style-name="ce299">
            <text:p>203</text:p>
          </table:table-cell>
          <table:table-cell office:value-type="float" office:value="155.00005087181512" table:style-name="ce299">
            <text:p>155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205">
            <text:p>all arrears in last year</text:p>
          </table:table-cell>
          <table:table-cell office:value-type="float" office:value="356.29693980210396" table:style-name="ce403">
            <text:p>356</text:p>
          </table:table-cell>
          <table:table-cell office:value-type="float" office:value="300.45978866775607" table:style-name="ce403">
            <text:p>300</text:p>
          </table:table-cell>
          <table:table-cell office:value-type="float" office:value="353.18061054058529" table:style-name="ce403">
            <text:p>353</text:p>
          </table:table-cell>
          <table:table-cell office:value-type="float" office:value="348.54767352637066" table:style-name="ce403">
            <text:p>349</text:p>
          </table:table-cell>
          <table:table-cell office:value-type="float" office:value="376.03756383560966" table:style-name="ce403">
            <text:p>376</text:p>
          </table:table-cell>
          <table:table-cell office:value-type="float" office:value="392.26776351703222" table:style-name="ce403">
            <text:p>392</text:p>
          </table:table-cell>
          <table:table-cell table:style-name="ce403"/>
          <table:table-cell office:value-type="float" office:value="311.9602405381566" table:style-name="ce403">
            <text:p>312</text:p>
          </table:table-cell>
          <table:table-cell office:value-type="float" office:value="309.70855044965072" table:style-name="ce403">
            <text:p>310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table:style-name="ce44"/>
          <table:table-cell table:number-columns-repeated="9" table:style-name="ce114"/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44">
            <text:p>local authority</text:p>
          </table:table-cell>
          <table:table-cell table:number-columns-repeated="9" table:style-name="ce114"/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currently in arrears<text:s/></text:p>
          </table:table-cell>
          <table:table-cell office:value-type="float" office:value="135.93575197059999" table:style-name="ce114">
            <text:p>136</text:p>
          </table:table-cell>
          <table:table-cell office:value-type="float" office:value="143.33891401452399" table:style-name="ce114">
            <text:p>143</text:p>
          </table:table-cell>
          <table:table-cell office:value-type="float" office:value="177.63261858173601" table:style-name="ce114">
            <text:p>178</text:p>
          </table:table-cell>
          <table:table-cell office:value-type="float" office:value="158.817889809902" table:style-name="ce114">
            <text:p>159</text:p>
          </table:table-cell>
          <table:table-cell office:value-type="float" office:value="129.42112098717999" table:style-name="ce114">
            <text:p>129</text:p>
          </table:table-cell>
          <table:table-cell office:value-type="float" office:value="112.78770793487899" table:style-name="ce114">
            <text:p>113</text:p>
          </table:table-cell>
          <table:table-cell table:style-name="ce114"/>
          <table:table-cell office:value-type="float" office:value="139.859247648744" table:style-name="ce114">
            <text:p>140</text:p>
          </table:table-cell>
          <table:table-cell office:value-type="float" office:value="133.02853880201079" table:style-name="ce114">
            <text:p>133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have been in arrears</text:p>
          </table:table-cell>
          <table:table-cell office:value-type="float" office:value="113.953229125973" table:style-name="ce114">
            <text:p>114</text:p>
          </table:table-cell>
          <table:table-cell office:value-type="float" office:value="157.754807061577" table:style-name="ce114">
            <text:p>158</text:p>
          </table:table-cell>
          <table:table-cell office:value-type="float" office:value="157.21102711795001" table:style-name="ce114">
            <text:p>157</text:p>
          </table:table-cell>
          <table:table-cell office:value-type="float" office:value="156.18998449717" table:style-name="ce114">
            <text:p>156</text:p>
          </table:table-cell>
          <table:table-cell office:value-type="float" office:value="164.33685177700201" table:style-name="ce114">
            <text:p>164</text:p>
          </table:table-cell>
          <table:table-cell office:value-type="float" office:value="140.14945578328999" table:style-name="ce114">
            <text:p>140</text:p>
          </table:table-cell>
          <table:table-cell table:style-name="ce114"/>
          <table:table-cell office:value-type="float" office:value="167.623175726971" table:style-name="ce114">
            <text:p>168</text:p>
          </table:table-cell>
          <table:table-cell office:value-type="float" office:value="104.89076267349185" table:style-name="ce114">
            <text:p>105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205">
            <text:p>all arrears in last year</text:p>
          </table:table-cell>
          <table:table-cell office:value-type="float" office:value="249.88898109657299" table:style-name="ce314">
            <text:p>250</text:p>
          </table:table-cell>
          <table:table-cell office:value-type="float" office:value="301.0937210761" table:style-name="ce314">
            <text:p>301</text:p>
          </table:table-cell>
          <table:table-cell office:value-type="float" office:value="334.84364569968699" table:style-name="ce314">
            <text:p>335</text:p>
          </table:table-cell>
          <table:table-cell office:value-type="float" office:value="315.007874307073" table:style-name="ce314">
            <text:p>315</text:p>
          </table:table-cell>
          <table:table-cell office:value-type="float" office:value="293.757972764182" table:style-name="ce314">
            <text:p>294</text:p>
          </table:table-cell>
          <table:table-cell office:value-type="float" office:value="252.93716371816799" table:style-name="ce314">
            <text:p>253</text:p>
          </table:table-cell>
          <table:table-cell table:style-name="ce314"/>
          <table:table-cell office:value-type="float" office:value="307.48242337571401" table:style-name="ce314">
            <text:p>307</text:p>
          </table:table-cell>
          <table:table-cell office:value-type="float" office:value="237.91930147550266" table:style-name="ce314">
            <text:p>238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table:style-name="ce205"/>
          <table:table-cell table:number-columns-repeated="9" table:style-name="ce314"/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44">
            <text:p>housing association</text:p>
          </table:table-cell>
          <table:table-cell table:number-columns-repeated="9" table:style-name="ce114"/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currently in arrears<text:s/></text:p>
          </table:table-cell>
          <table:table-cell office:value-type="float" office:value="154.99562667909001" table:style-name="ce114">
            <text:p>155</text:p>
          </table:table-cell>
          <table:table-cell office:value-type="float" office:value="123.123214119192" table:style-name="ce114">
            <text:p>123</text:p>
          </table:table-cell>
          <table:table-cell office:value-type="float" office:value="212.76851833013399" table:style-name="ce114">
            <text:p>213</text:p>
          </table:table-cell>
          <table:table-cell office:value-type="float" office:value="205.433020277304" table:style-name="ce114">
            <text:p>205</text:p>
          </table:table-cell>
          <table:table-cell office:value-type="float" office:value="197.24013019536599" table:style-name="ce114">
            <text:p>197</text:p>
          </table:table-cell>
          <table:table-cell office:value-type="float" office:value="219.33903065917099" table:style-name="ce114">
            <text:p>219</text:p>
          </table:table-cell>
          <table:table-cell table:style-name="ce114"/>
          <table:table-cell office:value-type="float" office:value="209.12600329779201" table:style-name="ce114">
            <text:p>209</text:p>
          </table:table-cell>
          <table:table-cell office:value-type="float" office:value="177.9116560830804" table:style-name="ce114">
            <text:p>178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have been in arrears</text:p>
          </table:table-cell>
          <table:table-cell office:value-type="float" office:value="117.009553083697" table:style-name="ce114">
            <text:p>117</text:p>
          </table:table-cell>
          <table:table-cell office:value-type="float" office:value="128.44977163373599" table:style-name="ce114">
            <text:p>128</text:p>
          </table:table-cell>
          <table:table-cell office:value-type="float" office:value="207.003370066792" table:style-name="ce114">
            <text:p>207</text:p>
          </table:table-cell>
          <table:table-cell office:value-type="float" office:value="191.84293741093401" table:style-name="ce114">
            <text:p>192</text:p>
          </table:table-cell>
          <table:table-cell office:value-type="float" office:value="194.40231532149099" table:style-name="ce114">
            <text:p>194</text:p>
          </table:table-cell>
          <table:table-cell office:value-type="float" office:value="209.878595817563" table:style-name="ce114">
            <text:p>210</text:p>
          </table:table-cell>
          <table:table-cell table:style-name="ce114"/>
          <table:table-cell office:value-type="float" office:value="181.67500561171201" table:style-name="ce114">
            <text:p>182</text:p>
          </table:table-cell>
          <table:table-cell office:value-type="float" office:value="178.54344884096488" table:style-name="ce114">
            <text:p>179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205">
            <text:p>all arrears in last year</text:p>
          </table:table-cell>
          <table:table-cell office:value-type="float" office:value="272.00517976278701" table:style-name="ce314">
            <text:p>272</text:p>
          </table:table-cell>
          <table:table-cell office:value-type="float" office:value="251.57298575292799" table:style-name="ce314">
            <text:p>252</text:p>
          </table:table-cell>
          <table:table-cell office:value-type="float" office:value="419.77188839692599" table:style-name="ce314">
            <text:p>420</text:p>
          </table:table-cell>
          <table:table-cell office:value-type="float" office:value="397.27595768823898" table:style-name="ce314">
            <text:p>397</text:p>
          </table:table-cell>
          <table:table-cell office:value-type="float" office:value="391.64244551685698" table:style-name="ce314">
            <text:p>392</text:p>
          </table:table-cell>
          <table:table-cell office:value-type="float" office:value="429.21762647673501" table:style-name="ce314">
            <text:p>429</text:p>
          </table:table-cell>
          <table:table-cell table:style-name="ce314"/>
          <table:table-cell office:value-type="float" office:value="390.80100890950399" table:style-name="ce314">
            <text:p>391</text:p>
          </table:table-cell>
          <table:table-cell office:value-type="float" office:value="356.45510492404543" table:style-name="ce314">
            <text:p>356</text:p>
          </table:table-cell>
          <table:table-cell table:style-name="ce82"/>
          <table:table-cell table:number-columns-repeated="16372" table:style-name="ce60"/>
        </table:table-row>
        <table:table-row table:style-name="ro5">
          <table:table-cell table:style-name="ce60"/>
          <table:table-cell table:style-name="ce205"/>
          <table:table-cell table:number-columns-repeated="9" table:style-name="ce314"/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123">
            <text:p>all social renters</text:p>
          </table:table-cell>
          <table:table-cell table:number-columns-repeated="9" table:style-name="ce114"/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currently in arrears<text:s/></text:p>
          </table:table-cell>
          <table:table-cell office:value-type="float" office:value="290.93137864968901" table:style-name="ce114">
            <text:p>291</text:p>
          </table:table-cell>
          <table:table-cell office:value-type="float" office:value="266.46212813371602" table:style-name="ce114">
            <text:p>266</text:p>
          </table:table-cell>
          <table:table-cell office:value-type="float" office:value="390.40113691187003" table:style-name="ce114">
            <text:p>390</text:p>
          </table:table-cell>
          <table:table-cell office:value-type="float" office:value="364.25091008720699" table:style-name="ce114">
            <text:p>364</text:p>
          </table:table-cell>
          <table:table-cell office:value-type="float" office:value="326.66125118254598" table:style-name="ce114">
            <text:p>327</text:p>
          </table:table-cell>
          <table:table-cell office:value-type="float" office:value="332.12673859404998" table:style-name="ce114">
            <text:p>332</text:p>
          </table:table-cell>
          <table:table-cell table:style-name="ce114"/>
          <table:table-cell office:value-type="float" office:value="348.98525094653598" table:style-name="ce114">
            <text:p>349</text:p>
          </table:table-cell>
          <table:table-cell office:value-type="float" office:value="310.94019488509133" table:style-name="ce114">
            <text:p>311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have been in arrears</text:p>
          </table:table-cell>
          <table:table-cell office:value-type="float" office:value="230.96278220967099" table:style-name="ce114">
            <text:p>231</text:p>
          </table:table-cell>
          <table:table-cell office:value-type="float" office:value="286.20457869531299" table:style-name="ce114">
            <text:p>286</text:p>
          </table:table-cell>
          <table:table-cell office:value-type="float" office:value="364.21439718474198" table:style-name="ce114">
            <text:p>364</text:p>
          </table:table-cell>
          <table:table-cell office:value-type="float" office:value="348.03292190810498" table:style-name="ce114">
            <text:p>348</text:p>
          </table:table-cell>
          <table:table-cell office:value-type="float" office:value="358.739167098493" table:style-name="ce114">
            <text:p>359</text:p>
          </table:table-cell>
          <table:table-cell office:value-type="float" office:value="350.02805160085302" table:style-name="ce114">
            <text:p>350</text:p>
          </table:table-cell>
          <table:table-cell table:style-name="ce114"/>
          <table:table-cell office:value-type="float" office:value="349.29818133868201" table:style-name="ce114">
            <text:p>349</text:p>
          </table:table-cell>
          <table:table-cell office:value-type="float" office:value="283.43421151445665" table:style-name="ce114">
            <text:p>283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404">
            <text:p>all arrears in last year</text:p>
          </table:table-cell>
          <table:table-cell office:value-type="float" office:value="521.89416085936" table:style-name="ce251">
            <text:p>522</text:p>
          </table:table-cell>
          <table:table-cell office:value-type="float" office:value="552.66670682902804" table:style-name="ce251">
            <text:p>553</text:p>
          </table:table-cell>
          <table:table-cell office:value-type="float" office:value="754.61553409661406" table:style-name="ce251">
            <text:p>755</text:p>
          </table:table-cell>
          <table:table-cell office:value-type="float" office:value="712.28383199531197" table:style-name="ce251">
            <text:p>712</text:p>
          </table:table-cell>
          <table:table-cell office:value-type="float" office:value="685.40041828103904" table:style-name="ce251">
            <text:p>685</text:p>
          </table:table-cell>
          <table:table-cell office:value-type="float" office:value="682.15479019490294" table:style-name="ce251">
            <text:p>682</text:p>
          </table:table-cell>
          <table:table-cell table:style-name="ce251"/>
          <table:table-cell office:value-type="float" office:value="698.28343228521805" table:style-name="ce251">
            <text:p>698</text:p>
          </table:table-cell>
          <table:table-cell office:value-type="float" office:value="594.37440639954798" table:style-name="ce251">
            <text:p>594</text:p>
          </table:table-cell>
          <table:table-cell table:style-name="ce114"/>
          <table:table-cell table:number-columns-repeated="16372" table:style-name="ce60"/>
        </table:table-row>
        <table:table-row table:style-name="ro5">
          <table:table-cell table:style-name="ce60"/>
          <table:table-cell table:style-name="ce60"/>
          <table:table-cell table:style-name="ce79"/>
          <table:table-cell table:number-columns-repeated="4" table:style-name="ce60"/>
          <table:table-cell table:number-columns-repeated="2" table:style-name="ce402"/>
          <table:table-cell table:style-name="ce176"/>
          <table:table-cell office:value-type="string" table:style-name="ce176">
            <text:p>percentages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2">
            <text:p>private renters</text:p>
          </table:table-cell>
          <table:table-cell table:number-columns-repeated="7" table:style-name="ce79"/>
          <table:table-cell table:number-columns-repeated="2" table:style-name="ce240"/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currently in arrears<text:s/></text:p>
          </table:table-cell>
          <table:table-cell office:value-type="float" office:value="5.0465946572732099" table:style-name="ce118">
            <text:p>5.0</text:p>
          </table:table-cell>
          <table:table-cell office:value-type="float" office:value="3.66061219840631" table:style-name="ce118">
            <text:p>3.7</text:p>
          </table:table-cell>
          <table:table-cell office:value-type="float" office:value="4.2007791873019098" table:style-name="ce118">
            <text:p>4.2</text:p>
          </table:table-cell>
          <table:table-cell office:value-type="float" office:value="4.3895358201858201" table:style-name="ce118">
            <text:p>4.4</text:p>
          </table:table-cell>
          <table:table-cell office:value-type="float" office:value="4.0719302346332897" table:style-name="ce118">
            <text:p>4.1</text:p>
          </table:table-cell>
          <table:table-cell office:value-type="float" office:value="3.77400132695012" table:style-name="ce118">
            <text:p>3.8</text:p>
          </table:table-cell>
          <table:table-cell table:style-name="ce118"/>
          <table:table-cell office:value-type="float" office:value="2.6490556265862302" table:style-name="ce343">
            <text:p>2.6</text:p>
          </table:table-cell>
          <table:table-cell office:value-type="float" office:value="3.6123455638011102" table:style-name="ce343">
            <text:p>3.6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86">
            <text:p>have been in arrears</text:p>
          </table:table-cell>
          <table:table-cell office:value-type="float" office:value="5.85343807986873" table:style-name="ce118">
            <text:p>5.9</text:p>
          </table:table-cell>
          <table:table-cell office:value-type="float" office:value="5.0394447327395904" table:style-name="ce118">
            <text:p>5.0</text:p>
          </table:table-cell>
          <table:table-cell office:value-type="float" office:value="4.9726869584264399" table:style-name="ce118">
            <text:p>5.0</text:p>
          </table:table-cell>
          <table:table-cell office:value-type="float" office:value="4.6804393964843403" table:style-name="ce118">
            <text:p>4.7</text:p>
          </table:table-cell>
          <table:table-cell office:value-type="float" office:value="5.2109575643377903" table:style-name="ce118">
            <text:p>5.2</text:p>
          </table:table-cell>
          <table:table-cell office:value-type="float" office:value="5.3154341632762101" table:style-name="ce118">
            <text:p>5.3</text:p>
          </table:table-cell>
          <table:table-cell table:style-name="ce118"/>
          <table:table-cell office:value-type="float" office:value="4.9215622208151499" table:style-name="ce343">
            <text:p>4.9</text:p>
          </table:table-cell>
          <table:table-cell office:value-type="float" office:value="3.61915310201847" table:style-name="ce343">
            <text:p>3.6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205">
            <text:p>all arrears in last year</text:p>
          </table:table-cell>
          <table:table-cell office:value-type="float" office:value="10.900032737141901" table:style-name="ce405">
            <text:p>10.9</text:p>
          </table:table-cell>
          <table:table-cell office:value-type="float" office:value="8.7000569311458893" table:style-name="ce405">
            <text:p>8.7</text:p>
          </table:table-cell>
          <table:table-cell office:value-type="float" office:value="9.1734661457283497" table:style-name="ce405">
            <text:p>9.2</text:p>
          </table:table-cell>
          <table:table-cell office:value-type="float" office:value="9.0699752166701693" table:style-name="ce405">
            <text:p>9.1</text:p>
          </table:table-cell>
          <table:table-cell office:value-type="float" office:value="9.2828877989710694" table:style-name="ce405">
            <text:p>9.3</text:p>
          </table:table-cell>
          <table:table-cell office:value-type="float" office:value="9.0894354902263306" table:style-name="ce405">
            <text:p>9.1</text:p>
          </table:table-cell>
          <table:table-cell table:style-name="ce405"/>
          <table:table-cell office:value-type="float" office:value="7.5706178474013699" table:style-name="ce405">
            <text:p>7.6</text:p>
          </table:table-cell>
          <table:table-cell office:value-type="float" office:value="7.2314986658195801" table:style-name="ce405">
            <text:p>7.2</text:p>
          </table:table-cell>
          <table:table-cell table:number-columns-repeated="16373" table:style-name="ce60"/>
        </table:table-row>
        <table:table-row table:style-name="ro5">
          <table:table-cell table:style-name="ce60"/>
          <table:table-cell table:style-name="ce44"/>
          <table:table-cell table:number-columns-repeated="9" table:style-name="ce118"/>
          <table:table-cell table:number-columns-repeated="16373" table:style-name="ce60"/>
        </table:table-row>
        <table:table-row table:style-name="ro5">
          <table:table-cell table:style-name="ce60"/>
          <table:table-cell office:value-type="string" table:style-name="ce44">
            <text:p>local authority</text:p>
          </table:table-cell>
          <table:table-cell table:number-columns-repeated="9" table:style-name="ce118"/>
          <table:table-cell table:number-columns-repeated="16373" table:style-name="ce60"/>
        </table:table-row>
        <table:table-row table:style-name="ro18">
          <table:table-cell table:style-name="ce60"/>
          <table:table-cell office:value-type="string" table:style-name="ce86">
            <text:p>currently in arrears<text:s/></text:p>
          </table:table-cell>
          <table:table-cell office:value-type="float" office:value="12.946682370676299" table:style-name="ce118">
            <text:p>12.9</text:p>
          </table:table-cell>
          <table:table-cell office:value-type="float" office:value="13.4005110199505" table:style-name="ce118">
            <text:p>13.4</text:p>
          </table:table-cell>
          <table:table-cell office:value-type="float" office:value="16.446757038440602" table:style-name="ce118">
            <text:p>16.4</text:p>
          </table:table-cell>
          <table:table-cell office:value-type="float" office:value="13.837753308403601" table:style-name="ce118">
            <text:p>13.8</text:p>
          </table:table-cell>
          <table:table-cell office:value-type="float" office:value="11.6311679517613" table:style-name="ce118">
            <text:p>11.6</text:p>
          </table:table-cell>
          <table:table-cell office:value-type="float" office:value="10.7515851715722" table:style-name="ce118">
            <text:p>10.8</text:p>
          </table:table-cell>
          <table:table-cell table:style-name="ce118"/>
          <table:table-cell office:value-type="float" office:value="11.335124565420299" table:style-name="ce118">
            <text:p>11.3</text:p>
          </table:table-cell>
          <table:table-cell office:value-type="float" office:value="8.51206276666821" table:style-name="ce118">
            <text:p>8.5</text:p>
          </table:table-cell>
          <table:table-cell table:number-columns-repeated="16373" table:style-name="ce60"/>
        </table:table-row>
        <table:table-row table:style-name="ro5">
          <table:table-cell table:style-name="ce263"/>
          <table:table-cell office:value-type="string" table:style-name="ce86">
            <text:p>have been in arrears</text:p>
          </table:table-cell>
          <table:table-cell office:value-type="float" office:value="10.8530408021428" table:style-name="ce118">
            <text:p>10.9</text:p>
          </table:table-cell>
          <table:table-cell office:value-type="float" office:value="14.7482283161754" table:style-name="ce118">
            <text:p>14.7</text:p>
          </table:table-cell>
          <table:table-cell office:value-type="float" office:value="14.5559502945845" table:style-name="ce118">
            <text:p>14.6</text:p>
          </table:table-cell>
          <table:table-cell office:value-type="float" office:value="13.6087847364187" table:style-name="ce118">
            <text:p>13.6</text:p>
          </table:table-cell>
          <table:table-cell office:value-type="float" office:value="14.7690694463338" table:style-name="ce118">
            <text:p>14.8</text:p>
          </table:table-cell>
          <table:table-cell office:value-type="float" office:value="13.3598672957655" table:style-name="ce118">
            <text:p>13.4</text:p>
          </table:table-cell>
          <table:table-cell table:style-name="ce118"/>
          <table:table-cell office:value-type="float" office:value="13.5852981398018" table:style-name="ce118">
            <text:p>13.6</text:p>
          </table:table-cell>
          <table:table-cell office:value-type="float" office:value="6.7116181502172996" table:style-name="ce118">
            <text:p>6.7</text:p>
          </table:table-cell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63"/>
          <table:table-cell office:value-type="string" table:style-name="ce205">
            <text:p>all arrears in last year</text:p>
          </table:table-cell>
          <table:table-cell office:value-type="float" office:value="23.7997231728191" table:style-name="ce192">
            <text:p>23.8</text:p>
          </table:table-cell>
          <table:table-cell office:value-type="float" office:value="28.1487393361259" table:style-name="ce192">
            <text:p>28.1</text:p>
          </table:table-cell>
          <table:table-cell office:value-type="float" office:value="31.0027073330251" table:style-name="ce192">
            <text:p>31.0</text:p>
          </table:table-cell>
          <table:table-cell office:value-type="float" office:value="27.446538044822301" table:style-name="ce192">
            <text:p>27.4</text:p>
          </table:table-cell>
          <table:table-cell office:value-type="float" office:value="26.400237398095101" table:style-name="ce192">
            <text:p>26.4</text:p>
          </table:table-cell>
          <table:table-cell office:value-type="float" office:value="24.111452467337799" table:style-name="ce192">
            <text:p>24.1</text:p>
          </table:table-cell>
          <table:table-cell table:style-name="ce192"/>
          <table:table-cell office:value-type="float" office:value="24.920422705222201" table:style-name="ce192">
            <text:p>24.9</text:p>
          </table:table-cell>
          <table:table-cell office:value-type="float" office:value="15.223680916885501" table:style-name="ce192">
            <text:p>15.2</text:p>
          </table:table-cell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69"/>
          <table:table-cell table:style-name="ce205"/>
          <table:table-cell table:number-columns-repeated="9" table:style-name="ce192"/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44">
            <text:p>housing association</text:p>
          </table:table-cell>
          <table:table-cell table:number-columns-repeated="9" table:style-name="ce118"/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86">
            <text:p>currently in arrears<text:s/></text:p>
          </table:table-cell>
          <table:table-cell office:value-type="float" office:value="13.1542477306521" table:style-name="ce118">
            <text:p>13.2</text:p>
          </table:table-cell>
          <table:table-cell office:value-type="float" office:value="11.047240221793601" table:style-name="ce118">
            <text:p>11.0</text:p>
          </table:table-cell>
          <table:table-cell office:value-type="float" office:value="14.4456534020684" table:style-name="ce118">
            <text:p>14.4</text:p>
          </table:table-cell>
          <table:table-cell office:value-type="float" office:value="14.423320366719601" table:style-name="ce118">
            <text:p>14.4</text:p>
          </table:table-cell>
          <table:table-cell office:value-type="float" office:value="12.4334877729315" table:style-name="ce118">
            <text:p>12.4</text:p>
          </table:table-cell>
          <table:table-cell office:value-type="float" office:value="12.9836083343772" table:style-name="ce118">
            <text:p>13.0</text:p>
          </table:table-cell>
          <table:table-cell table:style-name="ce118"/>
          <table:table-cell office:value-type="float" office:value="11.5709107740477" table:style-name="ce406">
            <text:p>11.6</text:p>
          </table:table-cell>
          <table:table-cell office:value-type="float" office:value="7.3877398811049204" table:style-name="ce406">
            <text:p>7.4</text:p>
          </table:table-cell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86">
            <text:p>have been in arrears</text:p>
          </table:table-cell>
          <table:table-cell office:value-type="float" office:value="9.9304263035925597" table:style-name="ce118">
            <text:p>9.9</text:p>
          </table:table-cell>
          <table:table-cell office:value-type="float" office:value="11.525166020265701" table:style-name="ce118">
            <text:p>11.5</text:p>
          </table:table-cell>
          <table:table-cell office:value-type="float" office:value="14.054235845197701" table:style-name="ce118">
            <text:p>14.1</text:p>
          </table:table-cell>
          <table:table-cell office:value-type="float" office:value="13.4691693800509" table:style-name="ce118">
            <text:p>13.5</text:p>
          </table:table-cell>
          <table:table-cell office:value-type="float" office:value="12.2545995492155" table:style-name="ce118">
            <text:p>12.3</text:p>
          </table:table-cell>
          <table:table-cell office:value-type="float" office:value="12.423605035889" table:style-name="ce118">
            <text:p>12.4</text:p>
          </table:table-cell>
          <table:table-cell table:style-name="ce118"/>
          <table:table-cell office:value-type="float" office:value="10.052051139782501" table:style-name="ce406">
            <text:p>10.1</text:p>
          </table:table-cell>
          <table:table-cell office:value-type="float" office:value="7.4139749275137801" table:style-name="ce406">
            <text:p>7.4</text:p>
          </table:table-cell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205">
            <text:p>all arrears in last year</text:p>
          </table:table-cell>
          <table:table-cell office:value-type="float" office:value="23.084674034244699" table:style-name="ce192">
            <text:p>23.1</text:p>
          </table:table-cell>
          <table:table-cell office:value-type="float" office:value="22.572406242059301" table:style-name="ce192">
            <text:p>22.6</text:p>
          </table:table-cell>
          <table:table-cell office:value-type="float" office:value="28.499889247266101" table:style-name="ce192">
            <text:p>28.5</text:p>
          </table:table-cell>
          <table:table-cell office:value-type="float" office:value="27.892489746770501" table:style-name="ce192">
            <text:p>27.9</text:p>
          </table:table-cell>
          <table:table-cell office:value-type="float" office:value="24.688087322146998" table:style-name="ce192">
            <text:p>24.7</text:p>
          </table:table-cell>
          <table:table-cell office:value-type="float" office:value="25.407213370266302" table:style-name="ce192">
            <text:p>25.4</text:p>
          </table:table-cell>
          <table:table-cell table:style-name="ce192"/>
          <table:table-cell office:value-type="float" office:value="21.622961913830299" table:style-name="ce407">
            <text:p>21.6</text:p>
          </table:table-cell>
          <table:table-cell office:value-type="float" office:value="14.8017148086187" table:style-name="ce407">
            <text:p>14.8</text:p>
          </table:table-cell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table:style-name="ce205"/>
          <table:table-cell table:number-columns-repeated="9" table:style-name="ce192"/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123">
            <text:p>all social renters</text:p>
          </table:table-cell>
          <table:table-cell table:number-columns-repeated="9" table:style-name="ce118"/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86">
            <text:p>currently in arrears<text:s/></text:p>
          </table:table-cell>
          <table:table-cell office:value-type="float" office:value="13.056441987766799" table:style-name="ce118">
            <text:p>13.1</text:p>
          </table:table-cell>
          <table:table-cell office:value-type="float" office:value="12.199707435142599" table:style-name="ce118">
            <text:p>12.2</text:p>
          </table:table-cell>
          <table:table-cell office:value-type="float" office:value="15.2922413722105" table:style-name="ce118">
            <text:p>15.3</text:p>
          </table:table-cell>
          <table:table-cell office:value-type="float" office:value="14.162022946141899" table:style-name="ce118">
            <text:p>14.2</text:p>
          </table:table-cell>
          <table:table-cell office:value-type="float" office:value="12.1027262812459" table:style-name="ce118">
            <text:p>12.1</text:p>
          </table:table-cell>
          <table:table-cell office:value-type="float" office:value="12.1285550279845" table:style-name="ce118">
            <text:p>12.1</text:p>
          </table:table-cell>
          <table:table-cell table:style-name="ce118"/>
          <table:table-cell office:value-type="float" office:value="11.475249020907301" table:style-name="ce118">
            <text:p>11.5</text:p>
          </table:table-cell>
          <table:table-cell office:value-type="float" office:value="7.8302247405543" table:style-name="ce118">
            <text:p>7.8</text:p>
          </table:table-cell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86">
            <text:p>have been in arrears</text:p>
          </table:table-cell>
          <table:table-cell office:value-type="float" office:value="10.3651664569493" table:style-name="ce118">
            <text:p>10.4</text:p>
          </table:table-cell>
          <table:table-cell office:value-type="float" office:value="13.103596188832199" table:style-name="ce118">
            <text:p>13.1</text:p>
          </table:table-cell>
          <table:table-cell office:value-type="float" office:value="14.266491427356" table:style-name="ce118">
            <text:p>14.3</text:p>
          </table:table-cell>
          <table:table-cell office:value-type="float" office:value="13.531469900501801" table:style-name="ce118">
            <text:p>13.5</text:p>
          </table:table-cell>
          <table:table-cell office:value-type="float" office:value="13.291205890009101" table:style-name="ce118">
            <text:p>13.3</text:p>
          </table:table-cell>
          <table:table-cell office:value-type="float" office:value="12.782272523887601" table:style-name="ce118">
            <text:p>12.8</text:p>
          </table:table-cell>
          <table:table-cell table:style-name="ce118"/>
          <table:table-cell office:value-type="float" office:value="11.4855387227396" table:style-name="ce118">
            <text:p>11.5</text:p>
          </table:table-cell>
          <table:table-cell office:value-type="float" office:value="7.1375576777398102" table:style-name="ce118">
            <text:p>7.1</text:p>
          </table:table-cell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404">
            <text:p>all arrears in last year</text:p>
          </table:table-cell>
          <table:table-cell office:value-type="float" office:value="23.421608444716199" table:style-name="ce104">
            <text:p>23.4</text:p>
          </table:table-cell>
          <table:table-cell office:value-type="float" office:value="25.303303623974799" table:style-name="ce104">
            <text:p>25.3</text:p>
          </table:table-cell>
          <table:table-cell office:value-type="float" office:value="29.558732799566599" table:style-name="ce104">
            <text:p>29.6</text:p>
          </table:table-cell>
          <table:table-cell office:value-type="float" office:value="27.6934928466437" table:style-name="ce104">
            <text:p>27.7</text:p>
          </table:table-cell>
          <table:table-cell office:value-type="float" office:value="25.393932171255098" table:style-name="ce104">
            <text:p>25.4</text:p>
          </table:table-cell>
          <table:table-cell office:value-type="float" office:value="24.910827551872199" table:style-name="ce104">
            <text:p>24.9</text:p>
          </table:table-cell>
          <table:table-cell table:style-name="ce104"/>
          <table:table-cell office:value-type="float" office:value="22.960787743647" table:style-name="ce104">
            <text:p>23.0</text:p>
          </table:table-cell>
          <table:table-cell office:value-type="float" office:value="14.9677824182941" table:style-name="ce104">
            <text:p>15.0</text:p>
          </table:table-cell>
          <table:table-cell table:style-name="ce263"/>
          <table:table-cell table:style-name="ce60"/>
          <table:table-cell table:number-columns-repeated="16371" table:style-name="ce2"/>
        </table:table-row>
        <table:table-row table:style-name="ro1">
          <table:table-cell table:style-name="ce270"/>
          <table:table-cell table:style-name="ce205"/>
          <table:table-cell table:number-columns-repeated="7" table:style-name="ce82"/>
          <table:table-cell table:style-name="ce124"/>
          <table:table-cell office:value-type="string" table:style-name="ce124">
            <text:p>sample size</text:p>
          </table:table-cell>
          <table:table-cell table:number-columns-repeated="2" table:style-name="ce263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408">
            <text:p>private renters</text:p>
          </table:table-cell>
          <table:table-cell office:value-type="float" office:value="1747" table:style-name="ce195">
            <text:p><text:s/>1,747<text:s/></text:p>
          </table:table-cell>
          <table:table-cell office:value-type="float" office:value="1822" table:style-name="ce195">
            <text:p><text:s/>1,822<text:s/></text:p>
          </table:table-cell>
          <table:table-cell office:value-type="float" office:value="1794" table:style-name="ce195">
            <text:p><text:s/>1,794<text:s/></text:p>
          </table:table-cell>
          <table:table-cell office:value-type="float" office:value="1851" table:style-name="ce195">
            <text:p><text:s/>1,851<text:s/></text:p>
          </table:table-cell>
          <table:table-cell office:value-type="float" office:value="1823" table:style-name="ce195">
            <text:p><text:s/>1,823<text:s/></text:p>
          </table:table-cell>
          <table:table-cell office:value-type="float" office:value="2300" table:style-name="ce195">
            <text:p><text:s/>2,300<text:s/></text:p>
          </table:table-cell>
          <table:table-cell table:style-name="ce195"/>
          <table:table-cell office:value-type="float" office:value="2273" table:style-name="ce195">
            <text:p><text:s/>2,273<text:s/></text:p>
          </table:table-cell>
          <table:table-cell office:value-type="float" office:value="866" table:style-name="ce195">
            <text:p><text:s/>866<text:s/></text:p>
          </table:table-cell>
          <table:table-cell table:number-columns-repeated="2" table:style-name="ce263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217">
            <text:p>local authority</text:p>
          </table:table-cell>
          <table:table-cell office:value-type="float" office:value="874" table:style-name="ce195">
            <text:p><text:s/>874<text:s/></text:p>
          </table:table-cell>
          <table:table-cell office:value-type="float" office:value="926" table:style-name="ce195">
            <text:p><text:s/>926<text:s/></text:p>
          </table:table-cell>
          <table:table-cell office:value-type="float" office:value="926" table:style-name="ce195">
            <text:p><text:s/>926<text:s/></text:p>
          </table:table-cell>
          <table:table-cell office:value-type="float" office:value="980" table:style-name="ce195">
            <text:p><text:s/>980<text:s/></text:p>
          </table:table-cell>
          <table:table-cell office:value-type="float" office:value="1042" table:style-name="ce195">
            <text:p><text:s/>1,042<text:s/></text:p>
          </table:table-cell>
          <table:table-cell office:value-type="float" office:value="865" table:style-name="ce195">
            <text:p><text:s/>865<text:s/></text:p>
          </table:table-cell>
          <table:table-cell table:style-name="ce195"/>
          <table:table-cell office:value-type="float" office:value="1099" table:style-name="ce195">
            <text:p><text:s/>1,099<text:s/></text:p>
          </table:table-cell>
          <table:table-cell office:value-type="float" office:value="310" table:style-name="ce195">
            <text:p><text:s/>310<text:s/></text:p>
          </table:table-cell>
          <table:table-cell table:number-columns-repeated="2" table:style-name="ce263"/>
          <table:table-cell table:number-columns-repeated="16371" table:style-name="ce2"/>
        </table:table-row>
        <table:table-row table:style-name="ro1">
          <table:table-cell table:style-name="ce270"/>
          <table:table-cell office:value-type="string" table:style-name="ce217">
            <text:p>housing association</text:p>
          </table:table-cell>
          <table:table-cell office:value-type="float" office:value="957" table:style-name="ce195">
            <text:p><text:s/>957<text:s/></text:p>
          </table:table-cell>
          <table:table-cell office:value-type="float" office:value="966" table:style-name="ce195">
            <text:p><text:s/>966<text:s/></text:p>
          </table:table-cell>
          <table:table-cell office:value-type="float" office:value="1260" table:style-name="ce195">
            <text:p><text:s/>1,260<text:s/></text:p>
          </table:table-cell>
          <table:table-cell office:value-type="float" office:value="1145" table:style-name="ce195">
            <text:p><text:s/>1,145<text:s/></text:p>
          </table:table-cell>
          <table:table-cell office:value-type="float" office:value="1423" table:style-name="ce195">
            <text:p><text:s/>1,423<text:s/></text:p>
          </table:table-cell>
          <table:table-cell office:value-type="float" office:value="1324" table:style-name="ce195">
            <text:p><text:s/>1,324<text:s/></text:p>
          </table:table-cell>
          <table:table-cell table:style-name="ce195"/>
          <table:table-cell office:value-type="float" office:value="1459" table:style-name="ce195">
            <text:p><text:s/>1,459<text:s/></text:p>
          </table:table-cell>
          <table:table-cell office:value-type="float" office:value="493" table:style-name="ce195">
            <text:p><text:s/>493<text:s/></text:p>
          </table:table-cell>
          <table:table-cell table:number-columns-repeated="16373" table:style-name="ce2"/>
        </table:table-row>
        <table:table-row table:style-name="ro1">
          <table:table-cell table:style-name="ce270"/>
          <table:table-cell office:value-type="string" table:style-name="ce409">
            <text:p>all social renters</text:p>
          </table:table-cell>
          <table:table-cell office:value-type="float" office:value="1831" table:style-name="ce195">
            <text:p><text:s/>1,831<text:s/></text:p>
          </table:table-cell>
          <table:table-cell office:value-type="float" office:value="1892" table:style-name="ce195">
            <text:p><text:s/>1,892<text:s/></text:p>
          </table:table-cell>
          <table:table-cell office:value-type="float" office:value="2186" table:style-name="ce195">
            <text:p><text:s/>2,186<text:s/></text:p>
          </table:table-cell>
          <table:table-cell office:value-type="float" office:value="2125" table:style-name="ce195">
            <text:p><text:s/>2,125<text:s/></text:p>
          </table:table-cell>
          <table:table-cell office:value-type="float" office:value="2465" table:style-name="ce195">
            <text:p><text:s/>2,465<text:s/></text:p>
          </table:table-cell>
          <table:table-cell office:value-type="float" office:value="2189" table:style-name="ce200">
            <text:p><text:s/>2,189<text:s/></text:p>
          </table:table-cell>
          <table:table-cell table:style-name="ce200"/>
          <table:table-cell office:value-type="float" office:value="2558" table:style-name="ce200">
            <text:p><text:s/>2,558<text:s/></text:p>
          </table:table-cell>
          <table:table-cell office:value-type="float" office:value="803" table:style-name="ce200">
            <text:p><text:s/>803<text:s/></text:p>
          </table:table-cell>
          <table:table-cell table:number-columns-repeated="16373" table:style-name="ce2"/>
        </table:table-row>
        <table:table-row table:style-name="ro1">
          <table:table-cell table:style-name="ce270"/>
          <table:table-cell office:value-type="string" table:style-name="ce61">
            <text:p>Note:<text:s/></text:p>
          </table:table-cell>
          <table:table-cell table:number-columns-repeated="5" table:style-name="ce113"/>
          <table:table-cell table:number-columns-repeated="2" table:style-name="ce114"/>
          <table:table-cell table:number-columns-repeated="2" table:style-name="ce263"/>
          <table:table-cell table:number-columns-repeated="16373" table:style-name="ce2"/>
        </table:table-row>
        <table:table-row table:style-name="ro1">
          <table:table-cell table:style-name="ce270"/>
          <table:table-cell office:value-type="string" table:style-name="ce63">
            <text:p>1) Data not collected in 2017-18 and 2018-19<text:s/></text:p>
          </table:table-cell>
          <table:table-cell table:number-columns-repeated="5" table:style-name="ce203"/>
          <table:table-cell table:number-columns-repeated="2" table:style-name="ce114"/>
          <table:table-cell table:number-columns-repeated="2" table:style-name="ce263"/>
          <table:table-cell table:number-columns-repeated="16373" table:style-name="ce2"/>
        </table:table-row>
        <table:table-row table:style-name="ro30">
          <table:table-cell table:style-name="ce270"/>
          <table:table-cell office:value-type="string" table:number-columns-spanned="10" table:number-rows-spanned="1" table:style-name="ce410">
            <text:p>2) a change to methodology was made in 2020-21 to include renters paying rent where rent was fully covered by housing benefit. As such, caution should be taken when comparing 2020-21 to previous years.</text:p>
          </table:table-cell>
          <table:covered-table-cell table:number-columns-repeated="9"/>
          <table:table-cell table:number-columns-repeated="16373" table:style-name="ce2"/>
        </table:table-row>
        <table:table-row table:style-name="ro1">
          <table:table-cell table:style-name="ce270"/>
          <table:table-cell office:value-type="string" table:style-name="ce392">
            <text:p>Source: English Housing Survey, full household sample</text:p>
          </table:table-cell>
          <table:table-cell table:number-columns-repeated="9" table:style-name="ce263"/>
          <table:table-cell table:number-columns-repeated="16373" table:style-name="ce2"/>
        </table:table-row>
        <table:table-row table:style-name="ro1">
          <table:table-cell table:style-name="ce270"/>
          <table:table-cell table:number-columns-repeated="8" table:style-name="ce263"/>
          <table:table-cell table:number-columns-repeated="2" table:style-name="ce60"/>
          <table:table-cell table:number-columns-repeated="16373" table:style-name="ce2"/>
        </table:table-row>
        <table:table-row table:number-rows-repeated="7" table:style-name="ro18">
          <table:table-cell table:style-name="ce270"/>
          <table:table-cell table:number-columns-repeated="16383" table:style-name="ce263"/>
        </table:table-row>
        <table:table-row table:style-name="ro7">
          <table:table-cell table:style-name="ce270"/>
          <table:table-cell table:number-columns-repeated="16383" table:style-name="ce263"/>
        </table:table-row>
        <table:table-row table:number-rows-repeated="60" table:style-name="ro18">
          <table:table-cell table:style-name="ce270"/>
          <table:table-cell table:number-columns-repeated="16383" table:style-name="ce263"/>
        </table:table-row>
        <table:table-row table:number-rows-repeated="12" table:style-name="ro1">
          <table:table-cell table:style-name="ce270"/>
          <table:table-cell table:style-name="ce263"/>
          <table:table-cell table:style-name="ce268"/>
          <table:table-cell table:number-columns-repeated="16381" table:style-name="ce2"/>
        </table:table-row>
        <table:table-row table:number-rows-repeated="11" table:style-name="ro1">
          <table:table-cell table:number-columns-repeated="2" table:style-name="ce263"/>
          <table:table-cell table:style-name="ce268"/>
          <table:table-cell table:number-columns-repeated="16381" table:style-name="ce2"/>
        </table:table-row>
        <table:table-row table:number-rows-repeated="14" table:style-name="ro18">
          <table:table-cell table:number-columns-repeated="2" table:style-name="ce263"/>
          <table:table-cell table:style-name="ce268"/>
          <table:table-cell table:number-columns-repeated="16381"/>
        </table:table-row>
        <table:table-row table:number-rows-repeated="64" table:style-name="ro31">
          <table:table-cell table:number-columns-repeated="16384"/>
        </table:table-row>
        <table:table-row table:number-rows-repeated="2" table:style-name="ro18">
          <table:table-cell/>
          <table:table-cell table:style-name="ce263"/>
          <table:table-cell table:style-name="ce268"/>
          <table:table-cell table:number-columns-repeated="16381"/>
        </table:table-row>
        <table:table-row table:number-rows-repeated="12" table:style-name="ro1">
          <table:table-cell table:style-name="ce2"/>
          <table:table-cell table:style-name="ce263"/>
          <table:table-cell table:style-name="ce268"/>
          <table:table-cell table:number-columns-repeated="16381" table:style-name="ce2"/>
        </table:table-row>
        <table:table-row table:style-name="ro1">
          <table:table-cell table:style-name="ce2"/>
          <table:table-cell table:number-columns-repeated="2" table:style-name="ce263"/>
          <table:table-cell table:number-columns-repeated="16381" table:style-name="ce2"/>
        </table:table-row>
        <table:table-row table:number-rows-repeated="1048337" table:style-name="ro31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14.$A$1:AT1_14.$Q$55" table:base-cell-address="AT1_14.$A$1"/>
        </table:named-expressions>
      </table:table>
      <table:table table:name="AT1_15" table:style-name="ta5">
        <table:table-column table:style-name="co1" table:number-columns-repeated="3" table:default-cell-style-name="ce329"/>
        <table:table-column table:style-name="co50" table:default-cell-style-name="ce329"/>
        <table:table-column table:style-name="co51" table:default-cell-style-name="ce329"/>
        <table:table-column table:style-name="co50" table:default-cell-style-name="ce329"/>
        <table:table-column table:style-name="co51" table:default-cell-style-name="ce329"/>
        <table:table-column table:style-name="co1" table:default-cell-style-name="ce329"/>
        <table:table-column table:style-name="co24" table:number-columns-repeated="16376" table:default-cell-style-name="ce329"/>
        <table:table-row table:style-name="ro1">
          <table:table-cell table:number-columns-repeated="10" table:style-name="ce329"/>
          <table:table-cell table:number-columns-repeated="16374" table:style-name="ce2"/>
        </table:table-row>
        <table:table-row table:style-name="ro2">
          <table:table-cell table:style-name="ce329"/>
          <table:table-cell office:value-type="string" table:style-name="ce18">
            <text:p>Annex Table 1.15: Ease of paying mortgage, 2020-21</text:p>
          </table:table-cell>
          <table:table-cell table:number-columns-repeated="8" table:style-name="ce329"/>
          <table:table-cell table:number-columns-repeated="16374" table:style-name="ce2"/>
        </table:table-row>
        <table:table-row table:style-name="ro2">
          <table:table-cell table:style-name="ce329"/>
          <table:table-cell table:style-name="ce18"/>
          <table:table-cell table:number-columns-repeated="8" table:style-name="ce329"/>
          <table:table-cell table:number-columns-repeated="16374" table:style-name="ce2"/>
        </table:table-row>
        <table:table-row table:style-name="ro1">
          <table:table-cell table:style-name="ce329"/>
          <table:table-cell office:value-type="string" table:style-name="ce23">
            <text:p>all mortgagors (including shared owners) who are up to date with mortgage payments</text:p>
          </table:table-cell>
          <table:table-cell table:number-columns-repeated="6" table:style-name="ce411"/>
          <table:table-cell table:number-columns-repeated="2" table:style-name="ce329"/>
          <table:table-cell table:number-columns-repeated="16374" table:style-name="ce2"/>
        </table:table-row>
        <table:table-row table:style-name="ro32">
          <table:table-cell table:style-name="ce329"/>
          <table:table-cell table:number-columns-repeated="2" table:style-name="ce412"/>
          <table:table-cell office:value-type="string" table:style-name="ce413">
            <text:p>I have had no difficulty in keeping up</text:p>
          </table:table-cell>
          <table:table-cell office:value-type="string" table:style-name="ce414">
            <text:p>have found it rather difficult to keep up</text:p>
          </table:table-cell>
          <table:table-cell office:value-type="string" table:style-name="ce414">
            <text:p>found it very difficult to keep up</text:p>
          </table:table-cell>
          <table:table-cell office:value-type="string" table:style-name="ce415">
            <text:p>found it rather or very difficult</text:p>
          </table:table-cell>
          <table:table-cell office:value-type="string" table:style-name="ce416">
            <text:p>sample size</text:p>
          </table:table-cell>
          <table:table-cell table:number-columns-repeated="2" table:style-name="ce329"/>
          <table:table-cell table:number-columns-repeated="16374" table:style-name="ce2"/>
        </table:table-row>
        <table:table-row table:style-name="ro1">
          <table:table-cell table:style-name="ce417"/>
          <table:table-cell table:number-columns-repeated="2" table:style-name="ce418"/>
          <table:table-cell table:number-columns-repeated="3" table:style-name="ce419"/>
          <table:table-cell office:value-type="string" table:style-name="ce420">
            <text:p>thousands of households</text:p>
          </table:table-cell>
          <table:table-cell table:style-name="ce421"/>
          <table:table-cell table:number-columns-repeated="16376" table:style-name="ce417"/>
        </table:table-row>
        <table:table-row table:style-name="ro1">
          <table:table-cell table:style-name="ce329"/>
          <table:table-cell office:value-type="string" table:style-name="ce422">
            <text:p>all mortgagors</text:p>
          </table:table-cell>
          <table:table-cell table:style-name="ce422"/>
          <table:table-cell office:value-type="float" office:value="6629.7683439020802" table:style-name="ce423">
            <text:p>6,630</text:p>
          </table:table-cell>
          <table:table-cell office:value-type="float" office:value="334.54295954042232" table:style-name="ce424">
            <text:p>335</text:p>
          </table:table-cell>
          <table:table-cell office:value-type="float" office:value="91.703524948082887" table:style-name="ce424">
            <text:p>92</text:p>
          </table:table-cell>
          <table:table-cell office:value-type="float" office:value="426.24648448850542" table:style-name="ce352">
            <text:p>426</text:p>
          </table:table-cell>
          <table:table-cell office:value-type="float" office:value="2248" table:style-name="ce425">
            <text:p>2,248</text:p>
          </table:table-cell>
          <table:table-cell table:number-columns-repeated="2" table:style-name="ce329"/>
          <table:table-cell table:number-columns-repeated="16374" table:style-name="ce2"/>
        </table:table-row>
        <table:table-row table:style-name="ro1">
          <table:table-cell table:style-name="ce329"/>
          <table:table-cell table:number-columns-repeated="2" table:style-name="ce426"/>
          <table:table-cell table:number-columns-repeated="3" table:style-name="ce427"/>
          <table:table-cell office:value-type="string" table:style-name="ce420">
            <text:p>percentages</text:p>
          </table:table-cell>
          <table:table-cell table:style-name="ce428"/>
          <table:table-cell table:number-columns-repeated="2" table:style-name="ce329"/>
          <table:table-cell table:number-columns-repeated="16374" table:style-name="ce2"/>
        </table:table-row>
        <table:table-row table:style-name="ro1">
          <table:table-cell table:style-name="ce329"/>
          <table:table-cell office:value-type="string" table:style-name="ce422">
            <text:p>all mortgagors</text:p>
          </table:table-cell>
          <table:table-cell table:style-name="ce429"/>
          <table:table-cell office:value-type="float" office:value="93.959104468240923" table:style-name="ce430">
            <text:p>94.0</text:p>
          </table:table-cell>
          <table:table-cell office:value-type="float" office:value="4.7412451316620698" table:style-name="ce431">
            <text:p>4.7</text:p>
          </table:table-cell>
          <table:table-cell office:value-type="float" office:value="1.2996504000970144" table:style-name="ce431">
            <text:p>1.3</text:p>
          </table:table-cell>
          <table:table-cell office:value-type="float" office:value="6.0408955317590864" table:style-name="ce430">
            <text:p>6.0</text:p>
          </table:table-cell>
          <table:table-cell table:style-name="ce411"/>
          <table:table-cell table:number-columns-repeated="2" table:style-name="ce329"/>
          <table:table-cell table:number-columns-repeated="16374" table:style-name="ce2"/>
        </table:table-row>
        <table:table-row table:style-name="ro1">
          <table:table-cell table:style-name="ce329"/>
          <table:table-cell office:value-type="string" table:style-name="ce432">
            <text:p>Source: English Housing Survey, full household sample</text:p>
          </table:table-cell>
          <table:table-cell table:number-columns-repeated="5" table:style-name="ce433"/>
          <table:table-cell table:number-columns-repeated="3" table:style-name="ce329"/>
          <table:table-cell table:number-columns-repeated="16374" table:style-name="ce2"/>
        </table:table-row>
        <table:table-row table:number-rows-repeated="6" table:style-name="ro1">
          <table:table-cell table:number-columns-repeated="10" table:style-name="ce329"/>
          <table:table-cell table:number-columns-repeated="16374" table:style-name="ce2"/>
        </table:table-row>
        <table:table-row table:number-rows-repeated="2" table:style-name="ro1">
          <table:table-cell table:number-columns-repeated="7" table:style-name="ce2"/>
          <table:table-cell table:style-name="ce329"/>
          <table:table-cell table:number-columns-repeated="16376" table:style-name="ce2"/>
        </table:table-row>
        <table:table-row table:number-rows-repeated="3" table:style-name="ro1">
          <table:table-cell table:number-columns-repeated="7" table:style-name="ce2"/>
          <table:table-cell table:style-name="ce434"/>
          <table:table-cell table:number-columns-repeated="16376" table:style-name="ce2"/>
        </table:table-row>
        <table:table-row table:style-name="ro1">
          <table:table-cell table:number-columns-repeated="7" table:style-name="ce2"/>
          <table:table-cell table:style-name="ce433"/>
          <table:table-cell table:number-columns-repeated="16376" table:style-name="ce2"/>
        </table:table-row>
        <table:table-row table:number-rows-repeated="1048554" table:style-name="ro1">
          <table:table-cell table:number-columns-repeated="16384"/>
        </table:table-row>
        <table:named-expressions>
          <table:named-range table:name="Print_Area" table:cell-range-address="AT1_15.$A$1:AT1_15.$I$11" table:base-cell-address="AT1_15.$A$1"/>
        </table:named-expressions>
      </table:table>
      <table:table table:name="AT1_16" table:style-name="ta3">
        <table:table-column table:style-name="co1" table:default-cell-style-name="ce2"/>
        <table:table-column table:style-name="co52" table:default-cell-style-name="ce2"/>
        <table:table-column table:style-name="co1" table:number-columns-repeated="16382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8">
            <text:p>Annex Table 1.16: Ease of affording rent, social and private renters, 2020-21</text:p>
          </table:table-cell>
          <table:table-cell table:number-columns-repeated="2" table:style-name="ce18"/>
          <table:table-cell table:number-columns-repeated="3" table:style-name="ce402"/>
          <table:table-cell table:number-columns-repeated="16377"/>
        </table:table-row>
        <table:table-row table:style-name="ro2">
          <table:table-cell/>
          <table:table-cell table:style-name="ce435"/>
          <table:table-cell table:number-columns-repeated="5" table:style-name="ce402"/>
          <table:table-cell table:number-columns-repeated="16377"/>
        </table:table-row>
        <table:table-row table:style-name="ro1">
          <table:table-cell/>
          <table:table-cell office:value-type="string" table:style-name="ce23">
            <text:p>all renting households</text:p>
          </table:table-cell>
          <table:table-cell table:number-columns-repeated="2" table:style-name="ce436"/>
          <table:table-cell table:number-columns-repeated="3" table:style-name="ce437"/>
          <table:table-cell table:number-columns-repeated="16377"/>
        </table:table-row>
        <table:table-row table:style-name="ro6">
          <table:table-cell/>
          <table:table-cell table:style-name="ce29"/>
          <table:table-cell office:value-type="string" table:style-name="ce31">
            <text:p>private renters</text:p>
          </table:table-cell>
          <table:table-cell office:value-type="string" table:style-name="ce30">
            <text:p>local authority</text:p>
          </table:table-cell>
          <table:table-cell office:value-type="string" table:style-name="ce30">
            <text:p>housing association</text:p>
          </table:table-cell>
          <table:table-cell office:value-type="string" table:style-name="ce31">
            <text:p>all social renters</text:p>
          </table:table-cell>
          <table:table-cell office:value-type="string" table:style-name="ce31">
            <text:p>all<text:s/></text:p>
            <text:p>renters</text:p>
          </table:table-cell>
          <table:table-cell table:number-columns-repeated="16377"/>
        </table:table-row>
        <table:table-row table:style-name="ro1">
          <table:table-cell/>
          <table:table-cell table:style-name="ce15"/>
          <table:table-cell table:number-columns-repeated="3" table:style-name="ce438"/>
          <table:table-cell table:style-name="ce49"/>
          <table:table-cell office:value-type="string" table:style-name="ce36">
            <text:p>thousands of househol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39">
            <text:p>very easy</text:p>
          </table:table-cell>
          <table:table-cell office:value-type="float" office:value="1062.7029487362067" table:style-name="ce440">
            <text:p>1,063</text:p>
          </table:table-cell>
          <table:table-cell office:value-type="float" office:value="293.54037159690949" table:style-name="ce440">
            <text:p>294</text:p>
          </table:table-cell>
          <table:table-cell office:value-type="float" office:value="571.9893439697621" table:style-name="ce440">
            <text:p>572</text:p>
          </table:table-cell>
          <table:table-cell office:value-type="float" office:value="865.52971556667228" table:style-name="ce441">
            <text:p>866</text:p>
          </table:table-cell>
          <table:table-cell office:value-type="float" office:value="1928.2326643028816" table:style-name="ce440">
            <text:p>1,92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39">
            <text:p>fairly easy</text:p>
          </table:table-cell>
          <table:table-cell office:value-type="float" office:value="2042.2883973274379" table:style-name="ce440">
            <text:p>2,042</text:p>
          </table:table-cell>
          <table:table-cell office:value-type="float" office:value="594.44152291855255" table:style-name="ce440">
            <text:p>594</text:p>
          </table:table-cell>
          <table:table-cell office:value-type="float" office:value="870.15093550513291" table:style-name="ce440">
            <text:p>870</text:p>
          </table:table-cell>
          <table:table-cell office:value-type="float" office:value="1464.592458423687" table:style-name="ce441">
            <text:p>1,465</text:p>
          </table:table-cell>
          <table:table-cell office:value-type="float" office:value="3506.8808557511256" table:style-name="ce440">
            <text:p>3,507</text:p>
          </table:table-cell>
          <table:table-cell table:number-columns-repeated="16377"/>
        </table:table-row>
        <table:table-row table:style-name="ro11">
          <table:table-cell/>
          <table:table-cell office:value-type="string" table:style-name="ce442">
            <text:p>very or fairly easy</text:p>
          </table:table-cell>
          <table:table-cell office:value-type="float" office:value="3104.9913460636421" table:style-name="ce443">
            <text:p>3,105</text:p>
          </table:table-cell>
          <table:table-cell office:value-type="float" office:value="887.98189451546284" table:style-name="ce443">
            <text:p>888</text:p>
          </table:table-cell>
          <table:table-cell office:value-type="float" office:value="1442.1402794748974" table:style-name="ce443">
            <text:p>1,442</text:p>
          </table:table-cell>
          <table:table-cell office:value-type="float" office:value="2330.1221739903581" table:style-name="ce444">
            <text:p>2,330</text:p>
          </table:table-cell>
          <table:table-cell office:value-type="float" office:value="5435.1135200539966" table:style-name="ce443">
            <text:p>5,435</text:p>
          </table:table-cell>
          <table:table-cell table:number-columns-repeated="16377"/>
        </table:table-row>
        <table:table-row table:style-name="ro10">
          <table:table-cell/>
          <table:table-cell office:value-type="string" table:style-name="ce439">
            <text:p>fairly difficult</text:p>
          </table:table-cell>
          <table:table-cell office:value-type="float" office:value="769.1926142627492" table:style-name="ce440">
            <text:p>769</text:p>
          </table:table-cell>
          <table:table-cell office:value-type="float" office:value="221.90126765743872" table:style-name="ce440">
            <text:p>222</text:p>
          </table:table-cell>
          <table:table-cell office:value-type="float" office:value="241.24797316848043" table:style-name="ce440">
            <text:p>241</text:p>
          </table:table-cell>
          <table:table-cell office:value-type="float" office:value="463.14924082591921" table:style-name="ce441">
            <text:p>463</text:p>
          </table:table-cell>
          <table:table-cell office:value-type="float" office:value="1232.3418550886686" table:style-name="ce440">
            <text:p>1,2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39">
            <text:p>very difficult</text:p>
          </table:table-cell>
          <table:table-cell office:value-type="float" office:value="282.10746672971123" table:style-name="ce440">
            <text:p>282</text:p>
          </table:table-cell>
          <table:table-cell office:value-type="float" office:value="89.451368229212918" table:style-name="ce440">
            <text:p>89</text:p>
          </table:table-cell>
          <table:table-cell office:value-type="float" office:value="125.83480086976522" table:style-name="ce440">
            <text:p>126</text:p>
          </table:table-cell>
          <table:table-cell office:value-type="float" office:value="215.28616909897812" table:style-name="ce441">
            <text:p>215</text:p>
          </table:table-cell>
          <table:table-cell office:value-type="float" office:value="497.39363582868941" table:style-name="ce440">
            <text:p>497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442">
            <text:p>very or fairly difficult</text:p>
          </table:table-cell>
          <table:table-cell office:value-type="float" office:value="1051.3000809924606" table:style-name="ce443">
            <text:p>1,051</text:p>
          </table:table-cell>
          <table:table-cell office:value-type="float" office:value="311.35263588665157" table:style-name="ce443">
            <text:p>311</text:p>
          </table:table-cell>
          <table:table-cell office:value-type="float" office:value="367.08277403824587" table:style-name="ce443">
            <text:p>367</text:p>
          </table:table-cell>
          <table:table-cell office:value-type="float" office:value="678.43540992489727" table:style-name="ce444">
            <text:p>678</text:p>
          </table:table-cell>
          <table:table-cell office:value-type="float" office:value="1729.7354909173603" table:style-name="ce443">
            <text:p>1,7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45">
            <text:p>total</text:p>
          </table:table-cell>
          <table:table-cell office:value-type="float" office:value="4156.2914270561023" table:style-name="ce446">
            <text:p>4,156</text:p>
          </table:table-cell>
          <table:table-cell office:value-type="float" office:value="1199.3345304021141" table:style-name="ce446">
            <text:p>1,199</text:p>
          </table:table-cell>
          <table:table-cell office:value-type="float" office:value="1809.2230535131437" table:style-name="ce446">
            <text:p>1,809</text:p>
          </table:table-cell>
          <table:table-cell office:value-type="float" office:value="3008.5575839152543" table:style-name="ce446">
            <text:p>3,009</text:p>
          </table:table-cell>
          <table:table-cell office:value-type="float" office:value="7164.8490109713521" table:style-name="ce446">
            <text:p>7,165</text:p>
          </table:table-cell>
          <table:table-cell table:number-columns-repeated="16377"/>
        </table:table-row>
        <table:table-row table:style-name="ro1">
          <table:table-cell/>
          <table:table-cell table:style-name="ce442"/>
          <table:table-cell table:style-name="ce447"/>
          <table:table-cell table:number-columns-repeated="2" table:style-name="ce448"/>
          <table:table-cell table:style-name="ce447"/>
          <table:table-cell office:value-type="string" table:style-name="ce449">
            <text:p>percentag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39">
            <text:p>very easy</text:p>
          </table:table-cell>
          <table:table-cell office:value-type="float" office:value="25.568537899396489" table:style-name="ce450">
            <text:p>25.6</text:p>
          </table:table-cell>
          <table:table-cell office:value-type="float" office:value="24.4752705901406" table:style-name="ce450">
            <text:p>24.5</text:p>
          </table:table-cell>
          <table:table-cell office:value-type="float" office:value="31.61519210464818" table:style-name="ce450">
            <text:p>31.6</text:p>
          </table:table-cell>
          <table:table-cell office:value-type="float" office:value="28.768926351753443" table:style-name="ce450">
            <text:p>28.8</text:p>
          </table:table-cell>
          <table:table-cell office:value-type="float" office:value="26.912397753954448" table:style-name="ce450">
            <text:p>26.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39">
            <text:p>fairly easy</text:p>
          </table:table-cell>
          <table:table-cell office:value-type="float" office:value="49.137276179259381" table:style-name="ce450">
            <text:p>49.1</text:p>
          </table:table-cell>
          <table:table-cell office:value-type="float" office:value="49.564279844360655" table:style-name="ce450">
            <text:p>49.6</text:p>
          </table:table-cell>
          <table:table-cell office:value-type="float" office:value="48.095282326602934" table:style-name="ce450">
            <text:p>48.1</text:p>
          </table:table-cell>
          <table:table-cell office:value-type="float" office:value="48.680885027891222" table:style-name="ce450">
            <text:p>48.7</text:p>
          </table:table-cell>
          <table:table-cell office:value-type="float" office:value="48.945635147106763" table:style-name="ce450">
            <text:p>48.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42">
            <text:p>very or fairly easy</text:p>
          </table:table-cell>
          <table:table-cell office:value-type="float" office:value="74.705814078655806" table:style-name="ce451">
            <text:p>74.7</text:p>
          </table:table-cell>
          <table:table-cell office:value-type="float" office:value="74.039550434501322" table:style-name="ce451">
            <text:p>74.0</text:p>
          </table:table-cell>
          <table:table-cell office:value-type="float" office:value="79.710474431251242" table:style-name="ce451">
            <text:p>79.7</text:p>
          </table:table-cell>
          <table:table-cell office:value-type="float" office:value="77.449811379644629" table:style-name="ce451">
            <text:p>77.4</text:p>
          </table:table-cell>
          <table:table-cell office:value-type="float" office:value="75.858032901061065" table:style-name="ce451">
            <text:p>75.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39">
            <text:p>fairly difficult</text:p>
          </table:table-cell>
          <table:table-cell office:value-type="float" office:value="18.506705503265628" table:style-name="ce450">
            <text:p>18.5</text:p>
          </table:table-cell>
          <table:table-cell office:value-type="float" office:value="18.502032755034531" table:style-name="ce450">
            <text:p>18.5</text:p>
          </table:table-cell>
          <table:table-cell office:value-type="float" office:value="13.334341097413382" table:style-name="ce450">
            <text:p>13.3</text:p>
          </table:table-cell>
          <table:table-cell office:value-type="float" office:value="15.39439508494265" table:style-name="ce450">
            <text:p>15.4</text:p>
          </table:table-cell>
          <table:table-cell office:value-type="float" office:value="17.199830075994829" table:style-name="ce450">
            <text:p>17.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39">
            <text:p>very difficult</text:p>
          </table:table-cell>
          <table:table-cell office:value-type="float" office:value="6.7874804180785686" table:style-name="ce450">
            <text:p>6.8</text:p>
          </table:table-cell>
          <table:table-cell office:value-type="float" office:value="7.4584168104641817" table:style-name="ce450">
            <text:p>7.5</text:p>
          </table:table-cell>
          <table:table-cell office:value-type="float" office:value="6.9551844713353388" table:style-name="ce450">
            <text:p>7.0</text:p>
          </table:table-cell>
          <table:table-cell office:value-type="float" office:value="7.1557935354127604" table:style-name="ce450">
            <text:p>7.2</text:p>
          </table:table-cell>
          <table:table-cell office:value-type="float" office:value="6.9421370229441424" table:style-name="ce450">
            <text:p>6.9</text:p>
          </table:table-cell>
          <table:table-cell table:number-columns-repeated="16377"/>
        </table:table-row>
        <table:table-row table:style-name="ro20">
          <table:table-cell/>
          <table:table-cell office:value-type="string" table:style-name="ce442">
            <text:p>very or fairly difficult</text:p>
          </table:table-cell>
          <table:table-cell office:value-type="float" office:value="25.294185921344202" table:style-name="ce451">
            <text:p>25.3</text:p>
          </table:table-cell>
          <table:table-cell office:value-type="float" office:value="25.960449565498706" table:style-name="ce451">
            <text:p>26.0</text:p>
          </table:table-cell>
          <table:table-cell office:value-type="float" office:value="20.289525568748733" table:style-name="ce451">
            <text:p>20.3</text:p>
          </table:table-cell>
          <table:table-cell office:value-type="float" office:value="22.550188620355406" table:style-name="ce451">
            <text:p>22.6</text:p>
          </table:table-cell>
          <table:table-cell office:value-type="float" office:value="24.141967098939002" table:style-name="ce451">
            <text:p>24.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45">
            <text:p>total</text:p>
          </table:table-cell>
          <table:table-cell office:value-type="float" office:value="100" table:style-name="ce451">
            <text:p>100.0</text:p>
          </table:table-cell>
          <table:table-cell office:value-type="float" office:value="100" table:style-name="ce451">
            <text:p>100.0</text:p>
          </table:table-cell>
          <table:table-cell office:value-type="float" office:value="100" table:style-name="ce451">
            <text:p>100.0</text:p>
          </table:table-cell>
          <table:table-cell office:value-type="float" office:value="100" table:style-name="ce451">
            <text:p>100.0</text:p>
          </table:table-cell>
          <table:table-cell office:value-type="float" office:value="100" table:style-name="ce451">
            <text:p>100.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52">
            <text:p>sample size</text:p>
          </table:table-cell>
          <table:table-cell office:value-type="float" office:value="841" table:style-name="ce453">
            <text:p>841</text:p>
          </table:table-cell>
          <table:table-cell office:value-type="float" office:value="235" table:style-name="ce453">
            <text:p>235</text:p>
          </table:table-cell>
          <table:table-cell office:value-type="float" office:value="382" table:style-name="ce453">
            <text:p>382</text:p>
          </table:table-cell>
          <table:table-cell office:value-type="float" office:value="617" table:style-name="ce453">
            <text:p>617</text:p>
          </table:table-cell>
          <table:table-cell office:value-type="float" office:value="1458" table:style-name="ce453">
            <text:p>1,45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61">
            <text:p>Source: English Housing Survey, full household sample</text:p>
          </table:table-cell>
          <table:table-cell table:number-columns-repeated="16382" table:style-name="ce2"/>
        </table:table-row>
        <table:table-row table:number-rows-repeated="1048553" table:style-name="ro1">
          <table:table-cell table:number-columns-repeated="16384"/>
        </table:table-row>
        <table:named-expressions>
          <table:named-range table:name="Print_Area" table:cell-range-address="AT1_16.$A$1:AT1_16.$I$24" table:base-cell-address="AT1_16.$A$1"/>
        </table:named-expressions>
      </table:table>
      <table:table table:name="AT1_17" table:style-name="ta2">
        <table:table-column table:style-name="co1" table:default-cell-style-name="ce60"/>
        <table:table-column table:style-name="co53" table:default-cell-style-name="ce60"/>
        <table:table-column table:style-name="co54" table:number-columns-repeated="7" table:default-cell-style-name="ce60"/>
        <table:table-column table:style-name="co55" table:number-columns-repeated="7" table:default-cell-style-name="ce60"/>
        <table:table-column table:style-name="co56" table:default-cell-style-name="ce60"/>
        <table:table-column table:style-name="co55" table:default-cell-style-name="ce60"/>
        <table:table-column table:style-name="co1" table:number-columns-repeated="16366" table:default-cell-style-name="ce60"/>
        <table:table-row table:style-name="ro5">
          <table:table-cell table:style-name="ce2"/>
          <table:table-cell table:number-columns-repeated="18" table:style-name="ce60"/>
          <table:table-cell table:number-columns-repeated="16365" table:style-name="ce2"/>
        </table:table-row>
        <table:table-row table:style-name="ro25">
          <table:table-cell table:style-name="ce2"/>
          <table:table-cell office:value-type="string" table:style-name="ce18">
            <text:p>Annex Table 1.17: Receipt of Housing Benefit and mean amount received, 2008-09 to 2020-21</text:p>
          </table:table-cell>
          <table:table-cell table:number-columns-repeated="13" table:style-name="ce18"/>
          <table:table-cell table:number-columns-repeated="4" table:style-name="ce60"/>
          <table:table-cell table:number-columns-repeated="16365" table:style-name="ce2"/>
        </table:table-row>
        <table:table-row table:style-name="ro13">
          <table:table-cell table:number-columns-repeated="16384"/>
        </table:table-row>
        <table:table-row table:style-name="ro13">
          <table:table-cell table:style-name="ce2"/>
          <table:table-cell office:value-type="string" table:style-name="ce74">
            <text:p>all renters</text:p>
          </table:table-cell>
          <table:table-cell table:style-name="ce258"/>
          <table:table-cell table:style-name="ce75"/>
          <table:table-cell table:number-columns-repeated="15" table:style-name="ce60"/>
          <table:table-cell table:number-columns-repeated="16365" table:style-name="ce2"/>
        </table:table-row>
        <table:table-row table:style-name="ro5">
          <table:table-cell table:style-name="ce2"/>
          <table:table-cell table:style-name="ce76"/>
          <table:table-cell office:value-type="string" table:style-name="ce454">
            <text:p>2008-09</text:p>
          </table:table-cell>
          <table:table-cell office:value-type="string" table:style-name="ce454">
            <text:p>2009-10</text:p>
          </table:table-cell>
          <table:table-cell office:value-type="string" table:style-name="ce454">
            <text:p>2010-11</text:p>
          </table:table-cell>
          <table:table-cell office:value-type="string" table:style-name="ce454">
            <text:p>2011-12</text:p>
          </table:table-cell>
          <table:table-cell office:value-type="string" table:style-name="ce454">
            <text:p>2012-13</text:p>
          </table:table-cell>
          <table:table-cell office:value-type="string" table:style-name="ce454">
            <text:p>2013-14</text:p>
          </table:table-cell>
          <table:table-cell office:value-type="string" table:style-name="ce454">
            <text:p>2014-15</text:p>
          </table:table-cell>
          <table:table-cell office:value-type="string" table:style-name="ce454">
            <text:p>2015-16</text:p>
          </table:table-cell>
          <table:table-cell office:value-type="string" table:style-name="ce454">
            <text:p>2016-17</text:p>
          </table:table-cell>
          <table:table-cell office:value-type="string" table:style-name="ce454">
            <text:p>2017-18</text:p>
          </table:table-cell>
          <table:table-cell office:value-type="string" table:style-name="ce454">
            <text:p>2018-19</text:p>
          </table:table-cell>
          <table:table-cell office:value-type="string" table:style-name="ce454">
            <text:p>2019-20</text:p>
          </table:table-cell>
          <table:table-cell office:value-type="string" table:style-name="ce454">
            <text:p>2020-21</text:p>
          </table:table-cell>
          <table:table-cell table:number-columns-repeated="4" table:style-name="ce60"/>
          <table:table-cell table:number-columns-repeated="16365" table:style-name="ce2"/>
        </table:table-row>
        <table:table-row table:style-name="ro5">
          <table:table-cell table:style-name="ce2"/>
          <table:table-cell table:style-name="ce82"/>
          <table:table-cell table:style-name="ce60"/>
          <table:table-cell table:style-name="ce210"/>
          <table:table-cell table:style-name="ce60"/>
          <table:table-cell table:style-name="ce124"/>
          <table:table-cell table:style-name="ce455"/>
          <table:table-cell table:style-name="ce163"/>
          <table:table-cell table:number-columns-repeated="3" table:style-name="ce60"/>
          <table:table-cell table:number-columns-repeated="3" table:style-name="ce37"/>
          <table:table-cell office:value-type="string" table:style-name="ce37">
            <text:p>thousands of households</text:p>
          </table:table-cell>
          <table:table-cell table:number-columns-repeated="4" table:style-name="ce60"/>
          <table:table-cell table:number-columns-repeated="16365" table:style-name="ce2"/>
        </table:table-row>
        <table:table-row table:style-name="ro5">
          <table:table-cell table:style-name="ce2"/>
          <table:table-cell table:style-name="ce82"/>
          <table:table-cell table:style-name="ce60"/>
          <table:table-cell table:style-name="ce210"/>
          <table:table-cell table:style-name="ce60"/>
          <table:table-cell table:style-name="ce124"/>
          <table:table-cell table:style-name="ce455"/>
          <table:table-cell table:style-name="ce163"/>
          <table:table-cell table:number-columns-repeated="3" table:style-name="ce37"/>
          <table:table-cell table:number-columns-repeated="8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88">
            <text:p>private renters</text:p>
          </table:table-cell>
          <table:table-cell office:value-type="float" office:value="598.02261794842752" table:style-name="ce455">
            <text:p><text:s/>598<text:s/></text:p>
          </table:table-cell>
          <table:table-cell office:value-type="float" office:value="796.77301373394846" table:style-name="ce455">
            <text:p><text:s/>797<text:s/></text:p>
          </table:table-cell>
          <table:table-cell office:value-type="float" office:value="889.68370317669178" table:style-name="ce455">
            <text:p><text:s/>890<text:s/></text:p>
          </table:table-cell>
          <table:table-cell office:value-type="float" office:value="981.72671768972475" table:style-name="ce455">
            <text:p><text:s/>982<text:s/></text:p>
          </table:table-cell>
          <table:table-cell office:value-type="float" office:value="987.64693257616318" table:style-name="ce455">
            <text:p><text:s/>988<text:s/></text:p>
          </table:table-cell>
          <table:table-cell office:value-type="float" office:value="1120.4197788876349" table:style-name="ce455">
            <text:p><text:s/>1,120<text:s/></text:p>
          </table:table-cell>
          <table:table-cell office:value-type="float" office:value="1139.4608894147009" table:style-name="ce455">
            <text:p><text:s/>1,139<text:s/></text:p>
          </table:table-cell>
          <table:table-cell office:value-type="float" office:value="1073.6049407227063" table:style-name="ce455">
            <text:p><text:s/>1,074<text:s/></text:p>
          </table:table-cell>
          <table:table-cell office:value-type="float" office:value="1048.870202464188" table:style-name="ce455">
            <text:p><text:s/>1,049<text:s/></text:p>
          </table:table-cell>
          <table:table-cell office:value-type="float" office:value="889.02010070683446" table:style-name="ce455">
            <text:p><text:s/>889<text:s/></text:p>
          </table:table-cell>
          <table:table-cell office:value-type="float" office:value="923.97876132974397" table:style-name="ce455">
            <text:p><text:s/>924<text:s/></text:p>
          </table:table-cell>
          <table:table-cell office:value-type="float" office:value="901.36104746604849" table:style-name="ce455">
            <text:p><text:s/>901<text:s/></text:p>
          </table:table-cell>
          <table:table-cell office:value-type="float" office:value="1140.4291456752355" table:style-name="ce455">
            <text:p><text:s/>1,140<text:s/></text:p>
          </table:table-cell>
          <table:table-cell table:number-columns-repeated="4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120">
            <text:p>social renters</text:p>
          </table:table-cell>
          <table:table-cell office:value-type="float" office:value="2269.2880409807494" table:style-name="ce456">
            <text:p><text:s/>2,269<text:s/></text:p>
          </table:table-cell>
          <table:table-cell office:value-type="float" office:value="2276.3818701728096" table:style-name="ce456">
            <text:p><text:s/>2,276<text:s/></text:p>
          </table:table-cell>
          <table:table-cell office:value-type="float" office:value="2395.0009952179648" table:style-name="ce456">
            <text:p><text:s/>2,395<text:s/></text:p>
          </table:table-cell>
          <table:table-cell office:value-type="float" office:value="2439.0264347093366" table:style-name="ce456">
            <text:p><text:s/>2,439<text:s/></text:p>
          </table:table-cell>
          <table:table-cell office:value-type="float" office:value="2416.0818575598482" table:style-name="ce456">
            <text:p><text:s/>2,416<text:s/></text:p>
          </table:table-cell>
          <table:table-cell office:value-type="float" office:value="2477.8386559282017" table:style-name="ce456">
            <text:p><text:s/>2,478<text:s/></text:p>
          </table:table-cell>
          <table:table-cell office:value-type="float" office:value="2445.8227659112908" table:style-name="ce456">
            <text:p><text:s/>2,446<text:s/></text:p>
          </table:table-cell>
          <table:table-cell office:value-type="float" office:value="2303.9056255033261" table:style-name="ce456">
            <text:p><text:s/>2,304<text:s/></text:p>
          </table:table-cell>
          <table:table-cell office:value-type="float" office:value="2330.4284155478567" table:style-name="ce456">
            <text:p><text:s/>2,330<text:s/></text:p>
          </table:table-cell>
          <table:table-cell office:value-type="float" office:value="2361.2829424397542" table:style-name="ce456">
            <text:p><text:s/>2,361<text:s/></text:p>
          </table:table-cell>
          <table:table-cell office:value-type="float" office:value="2276.6799733109201" table:style-name="ce456">
            <text:p><text:s/>2,277<text:s/></text:p>
          </table:table-cell>
          <table:table-cell office:value-type="float" office:value="2241.8517186297095" table:style-name="ce456">
            <text:p><text:s/>2,242<text:s/></text:p>
          </table:table-cell>
          <table:table-cell office:value-type="float" office:value="2379.6946996022189" table:style-name="ce456">
            <text:p><text:s/>2,380<text:s/></text:p>
          </table:table-cell>
          <table:table-cell table:number-columns-repeated="4" table:style-name="ce60"/>
          <table:table-cell table:number-columns-repeated="16365" table:style-name="ce2"/>
        </table:table-row>
        <table:table-row table:style-name="ro5">
          <table:table-cell table:style-name="ce2"/>
          <table:table-cell table:style-name="ce82"/>
          <table:table-cell table:style-name="ce60"/>
          <table:table-cell table:style-name="ce210"/>
          <table:table-cell table:style-name="ce60"/>
          <table:table-cell table:style-name="ce124"/>
          <table:table-cell table:number-columns-repeated="2" table:style-name="ce163"/>
          <table:table-cell table:number-columns-repeated="2" table:style-name="ce37"/>
          <table:table-cell table:number-columns-repeated="2" table:style-name="ce60"/>
          <table:table-cell table:number-columns-repeated="2" table:style-name="ce37"/>
          <table:table-cell office:value-type="string" table:style-name="ce37">
            <text:p>percentages</text:p>
          </table:table-cell>
          <table:table-cell table:number-columns-repeated="4" table:style-name="ce60"/>
          <table:table-cell table:number-columns-repeated="16365" table:style-name="ce2"/>
        </table:table-row>
        <table:table-row table:style-name="ro5">
          <table:table-cell table:style-name="ce2"/>
          <table:table-cell table:style-name="ce82"/>
          <table:table-cell table:style-name="ce60"/>
          <table:table-cell table:style-name="ce210"/>
          <table:table-cell table:style-name="ce60"/>
          <table:table-cell table:style-name="ce124"/>
          <table:table-cell table:style-name="ce163"/>
          <table:table-cell table:style-name="ce60"/>
          <table:table-cell table:number-columns-repeated="3" table:style-name="ce124"/>
          <table:table-cell table:number-columns-repeated="8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88">
            <text:p>private renters</text:p>
          </table:table-cell>
          <table:table-cell office:value-type="float" office:value="19.496911058841739" table:style-name="ce163">
            <text:p>19.5</text:p>
          </table:table-cell>
          <table:table-cell office:value-type="float" office:value="23.749814112480099" table:style-name="ce163">
            <text:p>23.7</text:p>
          </table:table-cell>
          <table:table-cell office:value-type="float" office:value="24.598146055354754" table:style-name="ce163">
            <text:p>24.6</text:p>
          </table:table-cell>
          <table:table-cell office:value-type="float" office:value="25.54356240621054" table:style-name="ce163">
            <text:p>25.5</text:p>
          </table:table-cell>
          <table:table-cell office:value-type="float" office:value="24.965216495879339" table:style-name="ce163">
            <text:p>25.0</text:p>
          </table:table-cell>
          <table:table-cell office:value-type="float" office:value="25.596710444562923" table:style-name="ce163">
            <text:p>25.6</text:p>
          </table:table-cell>
          <table:table-cell office:value-type="float" office:value="26.633576924115516" table:style-name="ce163">
            <text:p>26.6</text:p>
          </table:table-cell>
          <table:table-cell office:value-type="float" office:value="23.710361978653278" table:style-name="ce163">
            <text:p>23.7</text:p>
          </table:table-cell>
          <table:table-cell office:value-type="float" office:value="22.354113241194302" table:style-name="ce163">
            <text:p>22.4</text:p>
          </table:table-cell>
          <table:table-cell office:value-type="float" office:value="19.62667351880258" table:style-name="ce163">
            <text:p>19.6</text:p>
          </table:table-cell>
          <table:table-cell office:value-type="float" office:value="20.299050411083002" table:style-name="ce102">
            <text:p>20.3</text:p>
          </table:table-cell>
          <table:table-cell office:value-type="float" office:value="20.310339382819105" table:style-name="ce102">
            <text:p>20.3</text:p>
          </table:table-cell>
          <table:table-cell office:value-type="float" office:value="25.722205703580741" table:style-name="ce102">
            <text:p>25.7</text:p>
          </table:table-cell>
          <table:table-cell table:number-columns-repeated="4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120">
            <text:p>social renters</text:p>
          </table:table-cell>
          <table:table-cell office:value-type="float" office:value="59.06636394231932" table:style-name="ce457">
            <text:p>59.1</text:p>
          </table:table-cell>
          <table:table-cell office:value-type="float" office:value="61.944285351241227" table:style-name="ce457">
            <text:p>61.9</text:p>
          </table:table-cell>
          <table:table-cell office:value-type="float" office:value="62.597630575282921" table:style-name="ce457">
            <text:p>62.6</text:p>
          </table:table-cell>
          <table:table-cell office:value-type="float" office:value="64.047154231421146" table:style-name="ce457">
            <text:p>64.0</text:p>
          </table:table-cell>
          <table:table-cell office:value-type="float" office:value="65.583272531335055" table:style-name="ce457">
            <text:p>65.6</text:p>
          </table:table-cell>
          <table:table-cell office:value-type="float" office:value="63.20604703146477" table:style-name="ce457">
            <text:p>63.2</text:p>
          </table:table-cell>
          <table:table-cell office:value-type="float" office:value="62.526034528028603" table:style-name="ce457">
            <text:p>62.5</text:p>
          </table:table-cell>
          <table:table-cell office:value-type="float" office:value="58.799541594780905" table:style-name="ce457">
            <text:p>58.8</text:p>
          </table:table-cell>
          <table:table-cell office:value-type="float" office:value="59.043695602430404" table:style-name="ce457">
            <text:p>59.0</text:p>
          </table:table-cell>
          <table:table-cell office:value-type="float" office:value="59.65284341271434" table:style-name="ce457">
            <text:p>59.7</text:p>
          </table:table-cell>
          <table:table-cell office:value-type="float" office:value="57.445320696299099" table:style-name="ce458">
            <text:p>57.4</text:p>
          </table:table-cell>
          <table:table-cell office:value-type="float" office:value="56.350992689479042" table:style-name="ce458">
            <text:p>56.4</text:p>
          </table:table-cell>
          <table:table-cell office:value-type="float" office:value="59.726178707381493" table:style-name="ce458">
            <text:p>59.7</text:p>
          </table:table-cell>
          <table:table-cell table:number-columns-repeated="4" table:style-name="ce60"/>
          <table:table-cell table:number-columns-repeated="16365" table:style-name="ce2"/>
        </table:table-row>
        <table:table-row table:style-name="ro5">
          <table:table-cell table:style-name="ce2"/>
          <table:table-cell table:style-name="ce88"/>
          <table:table-cell table:number-columns-repeated="6" table:style-name="ce163"/>
          <table:table-cell table:number-columns-repeated="2" table:style-name="ce37"/>
          <table:table-cell table:number-columns-repeated="2" table:style-name="ce60"/>
          <table:table-cell table:number-columns-repeated="2" table:style-name="ce37"/>
          <table:table-cell office:value-type="string" table:style-name="ce37">
            <text:p>£ per week (means)</text:p>
          </table:table-cell>
          <table:table-cell table:number-columns-repeated="4" table:style-name="ce60"/>
          <table:table-cell table:number-columns-repeated="16365" table:style-name="ce2"/>
        </table:table-row>
        <table:table-row table:style-name="ro5">
          <table:table-cell table:style-name="ce2"/>
          <table:table-cell table:style-name="ce88"/>
          <table:table-cell table:number-columns-repeated="6" table:style-name="ce163"/>
          <table:table-cell table:number-columns-repeated="3" table:style-name="ce37"/>
          <table:table-cell table:number-columns-repeated="8" table:style-name="ce60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88">
            <text:p>private renters</text:p>
          </table:table-cell>
          <table:table-cell office:value-type="float" office:value="100.064714807939" table:style-name="ce143">
            <text:p>100</text:p>
          </table:table-cell>
          <table:table-cell office:value-type="float" office:value="111.9244576464143" table:style-name="ce143">
            <text:p>112</text:p>
          </table:table-cell>
          <table:table-cell office:value-type="float" office:value="107.4503790774521" table:style-name="ce143">
            <text:p>107</text:p>
          </table:table-cell>
          <table:table-cell office:value-type="float" office:value="114.65841193333303" table:style-name="ce143">
            <text:p>115</text:p>
          </table:table-cell>
          <table:table-cell office:value-type="float" office:value="109.31978540380811" table:style-name="ce143">
            <text:p>109</text:p>
          </table:table-cell>
          <table:table-cell office:value-type="float" office:value="107.55410274049909" table:style-name="ce143">
            <text:p>108</text:p>
          </table:table-cell>
          <table:table-cell office:value-type="float" office:value="108.03890443744477" table:style-name="ce143">
            <text:p>108</text:p>
          </table:table-cell>
          <table:table-cell office:value-type="float" office:value="110.8386382956778" table:style-name="ce143">
            <text:p>111</text:p>
          </table:table-cell>
          <table:table-cell office:value-type="float" office:value="102.58164764316703" table:style-name="ce143">
            <text:p>103</text:p>
          </table:table-cell>
          <table:table-cell office:value-type="float" office:value="99.989259751443072" table:style-name="ce143">
            <text:p>100</text:p>
          </table:table-cell>
          <table:table-cell office:value-type="float" office:value="119.102461532981" table:style-name="ce143">
            <text:p>119</text:p>
          </table:table-cell>
          <table:table-cell office:value-type="float" office:value="113.236701468196" table:style-name="ce143">
            <text:p>113</text:p>
          </table:table-cell>
          <table:table-cell office:value-type="float" office:value="128.2157213568083" table:style-name="ce143">
            <text:p>128</text:p>
          </table:table-cell>
          <table:table-cell table:number-columns-repeated="4" table:style-name="ce459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120">
            <text:p>social renters</text:p>
          </table:table-cell>
          <table:table-cell office:value-type="float" office:value="62.237871728081444" table:style-name="ce460">
            <text:p>62</text:p>
          </table:table-cell>
          <table:table-cell office:value-type="float" office:value="67.009559269753765" table:style-name="ce460">
            <text:p>67</text:p>
          </table:table-cell>
          <table:table-cell office:value-type="float" office:value="70.852375155605969" table:style-name="ce460">
            <text:p>71</text:p>
          </table:table-cell>
          <table:table-cell office:value-type="float" office:value="72.991941039443233" table:style-name="ce460">
            <text:p>73</text:p>
          </table:table-cell>
          <table:table-cell office:value-type="float" office:value="76.73972901513946" table:style-name="ce460">
            <text:p>77</text:p>
          </table:table-cell>
          <table:table-cell office:value-type="float" office:value="78.350806318047972" table:style-name="ce460">
            <text:p>78</text:p>
          </table:table-cell>
          <table:table-cell office:value-type="float" office:value="79.88734818243006" table:style-name="ce460">
            <text:p>80</text:p>
          </table:table-cell>
          <table:table-cell office:value-type="float" office:value="80.969602301483832" table:style-name="ce460">
            <text:p>81</text:p>
          </table:table-cell>
          <table:table-cell office:value-type="float" office:value="82.248307934382026" table:style-name="ce460">
            <text:p>82</text:p>
          </table:table-cell>
          <table:table-cell office:value-type="float" office:value="81.025853423974496" table:style-name="ce460">
            <text:p>81</text:p>
          </table:table-cell>
          <table:table-cell office:value-type="float" office:value="80.390945795637194" table:style-name="ce460">
            <text:p>80</text:p>
          </table:table-cell>
          <table:table-cell office:value-type="float" office:value="80.963557628091138" table:style-name="ce460">
            <text:p>81</text:p>
          </table:table-cell>
          <table:table-cell office:value-type="float" office:value="84.870957830991344" table:style-name="ce460">
            <text:p>85</text:p>
          </table:table-cell>
          <table:table-cell table:number-columns-repeated="4" table:style-name="ce459"/>
          <table:table-cell table:number-columns-repeated="16365" table:style-name="ce2"/>
        </table:table-row>
        <table:table-row table:style-name="ro5">
          <table:table-cell table:style-name="ce2"/>
          <table:table-cell table:style-name="ce88"/>
          <table:table-cell table:number-columns-repeated="6" table:style-name="ce143"/>
          <table:table-cell table:number-columns-repeated="2" table:style-name="ce210"/>
          <table:table-cell table:number-columns-repeated="2" table:style-name="ce60"/>
          <table:table-cell table:style-name="ce210"/>
          <table:table-cell table:style-name="ce124"/>
          <table:table-cell office:value-type="string" table:style-name="ce124">
            <text:p>sample size</text:p>
          </table:table-cell>
          <table:table-cell table:style-name="ce459"/>
          <table:table-cell table:number-columns-repeated="3" table:style-name="ce461"/>
          <table:table-cell table:number-columns-repeated="16365" table:style-name="ce2"/>
        </table:table-row>
        <table:table-row table:style-name="ro5">
          <table:table-cell table:style-name="ce2"/>
          <table:table-cell table:style-name="ce88"/>
          <table:table-cell table:number-columns-repeated="6" table:style-name="ce143"/>
          <table:table-cell table:number-columns-repeated="3" table:style-name="ce210"/>
          <table:table-cell table:number-columns-repeated="4" table:style-name="ce60"/>
          <table:table-cell table:style-name="ce462"/>
          <table:table-cell table:style-name="ce463"/>
          <table:table-cell table:style-name="ce464"/>
          <table:table-cell table:style-name="ce465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164">
            <text:p>private renters</text:p>
          </table:table-cell>
          <table:table-cell office:value-type="float" office:value="2223" table:style-name="ce466">
            <text:p>2,223</text:p>
          </table:table-cell>
          <table:table-cell office:value-type="float" office:value="2331" table:style-name="ce466">
            <text:p>2,331</text:p>
          </table:table-cell>
          <table:table-cell office:value-type="float" office:value="2470" table:style-name="ce466">
            <text:p>2,470</text:p>
          </table:table-cell>
          <table:table-cell office:value-type="float" office:value="2079" table:style-name="ce466">
            <text:p>2,079</text:p>
          </table:table-cell>
          <table:table-cell office:value-type="float" office:value="2103" table:style-name="ce466">
            <text:p>2,103</text:p>
          </table:table-cell>
          <table:table-cell office:value-type="float" office:value="2058" table:style-name="ce466">
            <text:p>2,058</text:p>
          </table:table-cell>
          <table:table-cell office:value-type="float" office:value="2087" table:style-name="ce466">
            <text:p>2,087</text:p>
          </table:table-cell>
          <table:table-cell office:value-type="float" office:value="2061" table:style-name="ce466">
            <text:p>2,061</text:p>
          </table:table-cell>
          <table:table-cell office:value-type="float" office:value="2507" table:style-name="ce466">
            <text:p>2,507</text:p>
          </table:table-cell>
          <table:table-cell office:value-type="float" office:value="2406" table:style-name="ce466">
            <text:p>2,406</text:p>
          </table:table-cell>
          <table:table-cell office:value-type="float" office:value="2483" table:style-name="ce466">
            <text:p>2,483</text:p>
          </table:table-cell>
          <table:table-cell office:value-type="float" office:value="2438" table:style-name="ce466">
            <text:p>2,438</text:p>
          </table:table-cell>
          <table:table-cell office:value-type="float" office:value="900" table:style-name="ce466">
            <text:p>900</text:p>
          </table:table-cell>
          <table:table-cell table:style-name="ce462"/>
          <table:table-cell table:style-name="ce463"/>
          <table:table-cell table:style-name="ce464"/>
          <table:table-cell table:style-name="ce465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167">
            <text:p>social renters</text:p>
          </table:table-cell>
          <table:table-cell office:value-type="float" office:value="3200" table:style-name="ce467">
            <text:p>3,200</text:p>
          </table:table-cell>
          <table:table-cell office:value-type="float" office:value="3089" table:style-name="ce467">
            <text:p>3,089</text:p>
          </table:table-cell>
          <table:table-cell office:value-type="float" office:value="3049" table:style-name="ce467">
            <text:p>3,049</text:p>
          </table:table-cell>
          <table:table-cell office:value-type="float" office:value="3191" table:style-name="ce467">
            <text:p>3,191</text:p>
          </table:table-cell>
          <table:table-cell office:value-type="float" office:value="3269" table:style-name="ce467">
            <text:p>3,269</text:p>
          </table:table-cell>
          <table:table-cell office:value-type="float" office:value="3449" table:style-name="ce467">
            <text:p>3,449</text:p>
          </table:table-cell>
          <table:table-cell office:value-type="float" office:value="3270" table:style-name="ce467">
            <text:p>3,270</text:p>
          </table:table-cell>
          <table:table-cell office:value-type="float" office:value="3659" table:style-name="ce467">
            <text:p>3,659</text:p>
          </table:table-cell>
          <table:table-cell office:value-type="float" office:value="3156" table:style-name="ce467">
            <text:p>3,156</text:p>
          </table:table-cell>
          <table:table-cell office:value-type="float" office:value="3719" table:style-name="ce467">
            <text:p>3,719</text:p>
          </table:table-cell>
          <table:table-cell office:value-type="float" office:value="3498" table:style-name="ce467">
            <text:p>3,498</text:p>
          </table:table-cell>
          <table:table-cell office:value-type="float" office:value="3430" table:style-name="ce467">
            <text:p>3,430</text:p>
          </table:table-cell>
          <table:table-cell office:value-type="float" office:value="807" table:style-name="ce467">
            <text:p>807</text:p>
          </table:table-cell>
          <table:table-cell table:style-name="ce462"/>
          <table:table-cell table:style-name="ce463"/>
          <table:table-cell table:style-name="ce464"/>
          <table:table-cell table:style-name="ce465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1">
            <text:p>Source: English Housing Survey, full household sample</text:p>
          </table:table-cell>
          <table:table-cell table:number-columns-repeated="17" table:style-name="ce60"/>
          <table:table-cell table:number-columns-repeated="16365" table:style-name="ce2"/>
        </table:table-row>
        <table:table-row table:number-rows-repeated="1048554" table:style-name="ro13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17.$A$1:AT1_17.$P$23" table:base-cell-address="AT1_17.$A$1"/>
        </table:named-expressions>
      </table:table>
      <table:table table:name="AT1_18" table:style-name="ta1">
        <table:table-column table:style-name="co1" table:default-cell-style-name="ce60"/>
        <table:table-column table:style-name="co57" table:default-cell-style-name="ce60"/>
        <table:table-column table:style-name="co27" table:number-columns-repeated="13" table:default-cell-style-name="ce60"/>
        <table:table-column table:style-name="co1" table:default-cell-style-name="ce60"/>
        <table:table-column table:style-name="co24" table:number-columns-repeated="16368" table:default-cell-style-name="ce60"/>
        <table:table-row table:style-name="ro5">
          <table:table-cell table:style-name="ce2"/>
          <table:table-cell table:number-columns-repeated="14" table:style-name="ce60"/>
          <table:table-cell table:number-columns-repeated="16369" table:style-name="ce2"/>
        </table:table-row>
        <table:table-row table:style-name="ro33">
          <table:table-cell table:style-name="ce2"/>
          <table:table-cell office:value-type="string" table:style-name="ce18">
            <text:p>Annex Table 1.18: Receipt of Housing Benefit, by economic status, 2008-09 to 2020-21</text:p>
          </table:table-cell>
          <table:table-cell table:number-columns-repeated="8" table:style-name="ce18"/>
          <table:table-cell table:number-columns-repeated="5" table:style-name="ce468"/>
          <table:table-cell table:number-columns-repeated="16369" table:style-name="ce2"/>
        </table:table-row>
        <table:table-row table:style-name="ro5">
          <table:table-cell table:style-name="ce2"/>
          <table:table-cell table:number-columns-repeated="14" table:style-name="ce73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74">
            <text:p>all renters</text:p>
          </table:table-cell>
          <table:table-cell table:number-columns-repeated="7" table:style-name="ce75"/>
          <table:table-cell table:number-columns-repeated="6" table:style-name="ce60"/>
          <table:table-cell table:number-columns-repeated="16369" table:style-name="ce2"/>
        </table:table-row>
        <table:table-row table:style-name="ro5">
          <table:table-cell table:style-name="ce2"/>
          <table:table-cell table:style-name="ce76"/>
          <table:table-cell office:value-type="string" table:style-name="ce77">
            <text:p>2008-09</text:p>
          </table:table-cell>
          <table:table-cell office:value-type="string" table:style-name="ce77">
            <text:p>2009-10</text:p>
          </table:table-cell>
          <table:table-cell office:value-type="string" table:style-name="ce77">
            <text:p>2010-11</text:p>
          </table:table-cell>
          <table:table-cell office:value-type="string" table:style-name="ce78">
            <text:p>2011-12</text:p>
          </table:table-cell>
          <table:table-cell office:value-type="string" table:style-name="ce78">
            <text:p>2012-13</text:p>
          </table:table-cell>
          <table:table-cell office:value-type="string" table:style-name="ce78">
            <text:p>2013-14</text:p>
          </table:table-cell>
          <table:table-cell office:value-type="string" table:style-name="ce78">
            <text:p>2014-15</text:p>
          </table:table-cell>
          <table:table-cell office:value-type="string" table:style-name="ce78">
            <text:p>2015-16</text:p>
          </table:table-cell>
          <table:table-cell office:value-type="string" table:style-name="ce78">
            <text:p>2016-17</text:p>
          </table:table-cell>
          <table:table-cell office:value-type="string" table:style-name="ce78">
            <text:p>2017-18</text:p>
          </table:table-cell>
          <table:table-cell office:value-type="string" table:style-name="ce78">
            <text:p>2018-19</text:p>
          </table:table-cell>
          <table:table-cell office:value-type="string" table:style-name="ce78">
            <text:p>2019-20</text:p>
          </table:table-cell>
          <table:table-cell office:value-type="string" table:style-name="ce78">
            <text:p>2020-21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table:style-name="ce60"/>
          <table:table-cell table:number-columns-repeated="4" table:style-name="ce79"/>
          <table:table-cell table:number-columns-repeated="4" table:style-name="ce60"/>
          <table:table-cell table:style-name="ce402"/>
          <table:table-cell table:number-columns-repeated="3" table:style-name="ce420"/>
          <table:table-cell office:value-type="string" table:style-name="ce420">
            <text:p>thousands of households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2">
            <text:p>private renters</text:p>
          </table:table-cell>
          <table:table-cell table:number-columns-repeated="9" table:style-name="ce79"/>
          <table:table-cell table:number-columns-repeated="4" table:style-name="ce60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working full-time or part-time</text:p>
          </table:table-cell>
          <table:table-cell office:value-type="float" office:value="154.78975757434526" table:style-name="ce179">
            <text:p><text:s/>155<text:s/></text:p>
          </table:table-cell>
          <table:table-cell office:value-type="float" office:value="214.53803028715535" table:style-name="ce179">
            <text:p><text:s/>215<text:s/></text:p>
          </table:table-cell>
          <table:table-cell office:value-type="float" office:value="277.8061951119447" table:style-name="ce179">
            <text:p><text:s/>278<text:s/></text:p>
          </table:table-cell>
          <table:table-cell office:value-type="float" office:value="325.46019961616497" table:style-name="ce179">
            <text:p><text:s/>325<text:s/></text:p>
          </table:table-cell>
          <table:table-cell office:value-type="float" office:value="351.2989570760098" table:style-name="ce179">
            <text:p><text:s/>351<text:s/></text:p>
          </table:table-cell>
          <table:table-cell office:value-type="float" office:value="431.87105414466913" table:style-name="ce179">
            <text:p><text:s/>432<text:s/></text:p>
          </table:table-cell>
          <table:table-cell office:value-type="float" office:value="529.93410878921054" table:style-name="ce179">
            <text:p><text:s/>530<text:s/></text:p>
          </table:table-cell>
          <table:table-cell office:value-type="float" office:value="427.86913457969541" table:style-name="ce179">
            <text:p><text:s/>428<text:s/></text:p>
          </table:table-cell>
          <table:table-cell office:value-type="float" office:value="473.57184437081099" table:style-name="ce179">
            <text:p><text:s/>474<text:s/></text:p>
          </table:table-cell>
          <table:table-cell office:value-type="float" office:value="416.40755375344702" table:style-name="ce179">
            <text:p><text:s/>416<text:s/></text:p>
          </table:table-cell>
          <table:table-cell office:value-type="float" office:value="391.85948567552902" table:style-name="ce179">
            <text:p><text:s/>392<text:s/></text:p>
          </table:table-cell>
          <table:table-cell office:value-type="float" office:value="385.45098749811098" table:style-name="ce179">
            <text:p><text:s/>385<text:s/></text:p>
          </table:table-cell>
          <table:table-cell office:value-type="float" office:value="524.16446060638714" table:style-name="ce179">
            <text:p><text:s/>524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not working</text:p>
          </table:table-cell>
          <table:table-cell office:value-type="float" office:value="443.23286037408252" table:style-name="ce179">
            <text:p><text:s/>443<text:s/></text:p>
          </table:table-cell>
          <table:table-cell office:value-type="float" office:value="582.23498344679285" table:style-name="ce179">
            <text:p><text:s/>582<text:s/></text:p>
          </table:table-cell>
          <table:table-cell office:value-type="float" office:value="611.87750806474719" table:style-name="ce179">
            <text:p><text:s/>612<text:s/></text:p>
          </table:table-cell>
          <table:table-cell office:value-type="float" office:value="656.26651807355961" table:style-name="ce179">
            <text:p><text:s/>656<text:s/></text:p>
          </table:table-cell>
          <table:table-cell office:value-type="float" office:value="636.34797550015355" table:style-name="ce179">
            <text:p><text:s/>636<text:s/></text:p>
          </table:table-cell>
          <table:table-cell office:value-type="float" office:value="688.54872474296599" table:style-name="ce179">
            <text:p><text:s/>689<text:s/></text:p>
          </table:table-cell>
          <table:table-cell office:value-type="float" office:value="609.52678062548955" table:style-name="ce179">
            <text:p><text:s/>610<text:s/></text:p>
          </table:table-cell>
          <table:table-cell office:value-type="float" office:value="645.73580614301045" table:style-name="ce179">
            <text:p><text:s/>646<text:s/></text:p>
          </table:table-cell>
          <table:table-cell office:value-type="float" office:value="575.29835809337703" table:style-name="ce179">
            <text:p><text:s/>575<text:s/></text:p>
          </table:table-cell>
          <table:table-cell office:value-type="float" office:value="472.61254695338874" table:style-name="ce179">
            <text:p><text:s/>473<text:s/></text:p>
          </table:table-cell>
          <table:table-cell office:value-type="float" office:value="532.11927565421502" table:style-name="ce179">
            <text:p><text:s/>532<text:s/></text:p>
          </table:table-cell>
          <table:table-cell office:value-type="float" office:value="515.91005996793672" table:style-name="ce179">
            <text:p><text:s/>516<text:s/></text:p>
          </table:table-cell>
          <table:table-cell office:value-type="float" office:value="616.26468506884783" table:style-name="ce179">
            <text:p><text:s/>616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table:style-name="ce86"/>
          <table:table-cell table:number-columns-repeated="13" table:style-name="ce179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205">
            <text:p>local authority</text:p>
          </table:table-cell>
          <table:table-cell table:number-columns-repeated="13" table:style-name="ce179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working full-time or part-time</text:p>
          </table:table-cell>
          <table:table-cell office:value-type="float" office:value="118.32447484074675" table:style-name="ce179">
            <text:p><text:s/>118<text:s/></text:p>
          </table:table-cell>
          <table:table-cell office:value-type="float" office:value="120.43133831662595" table:style-name="ce179">
            <text:p><text:s/>120<text:s/></text:p>
          </table:table-cell>
          <table:table-cell office:value-type="float" office:value="136.37110974245775" table:style-name="ce179">
            <text:p><text:s/>136<text:s/></text:p>
          </table:table-cell>
          <table:table-cell office:value-type="float" office:value="161.98585523847041" table:style-name="ce179">
            <text:p><text:s/>162<text:s/></text:p>
          </table:table-cell>
          <table:table-cell office:value-type="float" office:value="203.35650720419957" table:style-name="ce179">
            <text:p><text:s/>203<text:s/></text:p>
          </table:table-cell>
          <table:table-cell office:value-type="float" office:value="189.02377049140071" table:style-name="ce179">
            <text:p><text:s/>189<text:s/></text:p>
          </table:table-cell>
          <table:table-cell office:value-type="float" office:value="167.83003217832325" table:style-name="ce179">
            <text:p><text:s/>168<text:s/></text:p>
          </table:table-cell>
          <table:table-cell office:value-type="float" office:value="176.25050672954961" table:style-name="ce179">
            <text:p><text:s/>176<text:s/></text:p>
          </table:table-cell>
          <table:table-cell office:value-type="float" office:value="194.87714268298075" table:style-name="ce179">
            <text:p><text:s/>195<text:s/></text:p>
          </table:table-cell>
          <table:table-cell office:value-type="float" office:value="189.57347537613543" table:style-name="ce179">
            <text:p><text:s/>190<text:s/></text:p>
          </table:table-cell>
          <table:table-cell office:value-type="float" office:value="199.051324463952" table:style-name="ce179">
            <text:p><text:s/>199<text:s/></text:p>
          </table:table-cell>
          <table:table-cell office:value-type="float" office:value="171.41292440985765" table:style-name="ce179">
            <text:p><text:s/>171<text:s/></text:p>
          </table:table-cell>
          <table:table-cell office:value-type="float" office:value="195.4634980359854" table:style-name="ce179">
            <text:p><text:s/>195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not working</text:p>
          </table:table-cell>
          <table:table-cell office:value-type="float" office:value="995.18803258500816" table:style-name="ce179">
            <text:p><text:s/>995<text:s/></text:p>
          </table:table-cell>
          <table:table-cell office:value-type="float" office:value="975.17165916391104" table:style-name="ce179">
            <text:p><text:s/>975<text:s/></text:p>
          </table:table-cell>
          <table:table-cell office:value-type="float" office:value="1058.9194627217184" table:style-name="ce179">
            <text:p><text:s/>1,059<text:s/></text:p>
          </table:table-cell>
          <table:table-cell office:value-type="float" office:value="1005.164946401444" table:style-name="ce179">
            <text:p><text:s/>1,005<text:s/></text:p>
          </table:table-cell>
          <table:table-cell office:value-type="float" office:value="911.05442226604623" table:style-name="ce179">
            <text:p><text:s/>911<text:s/></text:p>
          </table:table-cell>
          <table:table-cell office:value-type="float" office:value="856.18239261257565" table:style-name="ce179">
            <text:p><text:s/>856<text:s/></text:p>
          </table:table-cell>
          <table:table-cell office:value-type="float" office:value="830.80489247106175" table:style-name="ce179">
            <text:p><text:s/>831<text:s/></text:p>
          </table:table-cell>
          <table:table-cell office:value-type="float" office:value="788.51243997082929" table:style-name="ce179">
            <text:p><text:s/>789<text:s/></text:p>
          </table:table-cell>
          <table:table-cell office:value-type="float" office:value="741.44553558181406" table:style-name="ce179">
            <text:p><text:s/>741<text:s/></text:p>
          </table:table-cell>
          <table:table-cell office:value-type="float" office:value="771.27351735323657" table:style-name="ce179">
            <text:p><text:s/>771<text:s/></text:p>
          </table:table-cell>
          <table:table-cell office:value-type="float" office:value="750.79604594363605" table:style-name="ce179">
            <text:p><text:s/>751<text:s/></text:p>
          </table:table-cell>
          <table:table-cell office:value-type="float" office:value="726.67943363922984" table:style-name="ce179">
            <text:p><text:s/>727<text:s/></text:p>
          </table:table-cell>
          <table:table-cell office:value-type="float" office:value="735.6731270906804" table:style-name="ce179">
            <text:p><text:s/>736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205">
            <text:p>housing association</text:p>
          </table:table-cell>
          <table:table-cell table:number-columns-repeated="13" table:style-name="ce179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working full-time or part-time</text:p>
          </table:table-cell>
          <table:table-cell office:value-type="float" office:value="130.45629263625023" table:style-name="ce179">
            <text:p><text:s/>130<text:s/></text:p>
          </table:table-cell>
          <table:table-cell office:value-type="float" office:value="124.97376511850135" table:style-name="ce179">
            <text:p><text:s/>125<text:s/></text:p>
          </table:table-cell>
          <table:table-cell office:value-type="float" office:value="156.79630753415921" table:style-name="ce179">
            <text:p><text:s/>157<text:s/></text:p>
          </table:table-cell>
          <table:table-cell office:value-type="float" office:value="197.89369749299203" table:style-name="ce179">
            <text:p><text:s/>198<text:s/></text:p>
          </table:table-cell>
          <table:table-cell office:value-type="float" office:value="207.55927897086832" table:style-name="ce179">
            <text:p><text:s/>208<text:s/></text:p>
          </table:table-cell>
          <table:table-cell office:value-type="float" office:value="270.47318993417758" table:style-name="ce179">
            <text:p><text:s/>270<text:s/></text:p>
          </table:table-cell>
          <table:table-cell office:value-type="float" office:value="264.4236598848413" table:style-name="ce179">
            <text:p><text:s/>264<text:s/></text:p>
          </table:table-cell>
          <table:table-cell office:value-type="float" office:value="304.33309550728563" table:style-name="ce179">
            <text:p><text:s/>304<text:s/></text:p>
          </table:table-cell>
          <table:table-cell office:value-type="float" office:value="307.22660103816048" table:style-name="ce179">
            <text:p><text:s/>307<text:s/></text:p>
          </table:table-cell>
          <table:table-cell office:value-type="float" office:value="289.72276632414889" table:style-name="ce179">
            <text:p><text:s/>290<text:s/></text:p>
          </table:table-cell>
          <table:table-cell office:value-type="float" office:value="269.71808538816202" table:style-name="ce179">
            <text:p><text:s/>270<text:s/></text:p>
          </table:table-cell>
          <table:table-cell office:value-type="float" office:value="304.04782520019324" table:style-name="ce179">
            <text:p><text:s/>304<text:s/></text:p>
          </table:table-cell>
          <table:table-cell office:value-type="float" office:value="255.12301448832406" table:style-name="ce179">
            <text:p><text:s/>255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not working</text:p>
          </table:table-cell>
          <table:table-cell office:value-type="float" office:value="1025.3192409187463" table:style-name="ce179">
            <text:p><text:s/>1,025<text:s/></text:p>
          </table:table-cell>
          <table:table-cell office:value-type="float" office:value="1055.805107573771" table:style-name="ce179">
            <text:p><text:s/>1,056<text:s/></text:p>
          </table:table-cell>
          <table:table-cell office:value-type="float" office:value="1042.9141152196351" table:style-name="ce179">
            <text:p><text:s/>1,043<text:s/></text:p>
          </table:table-cell>
          <table:table-cell office:value-type="float" office:value="1073.9819355764312" table:style-name="ce179">
            <text:p><text:s/>1,074<text:s/></text:p>
          </table:table-cell>
          <table:table-cell office:value-type="float" office:value="1094.111649118732" table:style-name="ce179">
            <text:p><text:s/>1,094<text:s/></text:p>
          </table:table-cell>
          <table:table-cell office:value-type="float" office:value="1162.1593028900459" table:style-name="ce179">
            <text:p><text:s/>1,162<text:s/></text:p>
          </table:table-cell>
          <table:table-cell office:value-type="float" office:value="1182.7641813770617" table:style-name="ce179">
            <text:p><text:s/>1,183<text:s/></text:p>
          </table:table-cell>
          <table:table-cell office:value-type="float" office:value="1034.8095832956594" table:style-name="ce179">
            <text:p><text:s/>1,035<text:s/></text:p>
          </table:table-cell>
          <table:table-cell office:value-type="float" office:value="1086.8791362449003" table:style-name="ce179">
            <text:p><text:s/>1,087<text:s/></text:p>
          </table:table-cell>
          <table:table-cell office:value-type="float" office:value="1110.7131833862329" table:style-name="ce179">
            <text:p><text:s/>1,111<text:s/></text:p>
          </table:table-cell>
          <table:table-cell office:value-type="float" office:value="1057.1145175151701" table:style-name="ce179">
            <text:p><text:s/>1,057<text:s/></text:p>
          </table:table-cell>
          <table:table-cell office:value-type="float" office:value="1039.711535380432" table:style-name="ce179">
            <text:p><text:s/>1,040<text:s/></text:p>
          </table:table-cell>
          <table:table-cell office:value-type="float" office:value="1193.4350599872305" table:style-name="ce179">
            <text:p><text:s/>1,193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2">
            <text:p>all social renters</text:p>
          </table:table-cell>
          <table:table-cell table:number-columns-repeated="9" table:style-name="ce179"/>
          <table:table-cell office:value-type="string" table:style-name="ce179">
            <text:p><text:s/></text:p>
          </table:table-cell>
          <table:table-cell table:number-columns-repeated="3" table:style-name="ce179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working full-time or part-time</text:p>
          </table:table-cell>
          <table:table-cell office:value-type="float" office:value="248.78076747699683" table:style-name="ce179">
            <text:p><text:s/>249<text:s/></text:p>
          </table:table-cell>
          <table:table-cell office:value-type="float" office:value="245.40510343512722" table:style-name="ce179">
            <text:p><text:s/>245<text:s/></text:p>
          </table:table-cell>
          <table:table-cell office:value-type="float" office:value="293.16741727661662" table:style-name="ce179">
            <text:p><text:s/>293<text:s/></text:p>
          </table:table-cell>
          <table:table-cell office:value-type="float" office:value="359.87955273146213" table:style-name="ce179">
            <text:p><text:s/>360<text:s/></text:p>
          </table:table-cell>
          <table:table-cell office:value-type="float" office:value="410.91578617506809" table:style-name="ce179">
            <text:p><text:s/>411<text:s/></text:p>
          </table:table-cell>
          <table:table-cell office:value-type="float" office:value="459.49696042557798" table:style-name="ce179">
            <text:p><text:s/>459<text:s/></text:p>
          </table:table-cell>
          <table:table-cell office:value-type="float" office:value="432.25369206316486" table:style-name="ce179">
            <text:p><text:s/>432<text:s/></text:p>
          </table:table-cell>
          <table:table-cell office:value-type="float" office:value="480.58360223683547" table:style-name="ce179">
            <text:p><text:s/>481<text:s/></text:p>
          </table:table-cell>
          <table:table-cell office:value-type="float" office:value="502.1037437211412" table:style-name="ce179">
            <text:p><text:s/>502<text:s/></text:p>
          </table:table-cell>
          <table:table-cell office:value-type="float" office:value="479.29624170028455" table:style-name="ce179">
            <text:p><text:s/>479<text:s/></text:p>
          </table:table-cell>
          <table:table-cell office:value-type="float" office:value="468.76940985211399" table:style-name="ce179">
            <text:p><text:s/>469<text:s/></text:p>
          </table:table-cell>
          <table:table-cell office:value-type="float" office:value="475.46074961005093" table:style-name="ce179">
            <text:p><text:s/>475<text:s/></text:p>
          </table:table-cell>
          <table:table-cell office:value-type="float" office:value="450.58651252430963" table:style-name="ce179">
            <text:p><text:s/>451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not working</text:p>
          </table:table-cell>
          <table:table-cell office:value-type="float" office:value="2020.5072735037525" table:style-name="ce179">
            <text:p><text:s/>2,021<text:s/></text:p>
          </table:table-cell>
          <table:table-cell office:value-type="float" office:value="2030.9767667376821" table:style-name="ce179">
            <text:p><text:s/>2,031<text:s/></text:p>
          </table:table-cell>
          <table:table-cell office:value-type="float" office:value="2101.833577941351" table:style-name="ce179">
            <text:p><text:s/>2,102<text:s/></text:p>
          </table:table-cell>
          <table:table-cell office:value-type="float" office:value="2079.1468819778775" table:style-name="ce179">
            <text:p><text:s/>2,079<text:s/></text:p>
          </table:table-cell>
          <table:table-cell office:value-type="float" office:value="2005.1660713847768" table:style-name="ce179">
            <text:p><text:s/>2,005<text:s/></text:p>
          </table:table-cell>
          <table:table-cell office:value-type="float" office:value="2018.3416955026266" table:style-name="ce179">
            <text:p><text:s/>2,018<text:s/></text:p>
          </table:table-cell>
          <table:table-cell office:value-type="float" office:value="2013.5690738481246" table:style-name="ce179">
            <text:p><text:s/>2,014<text:s/></text:p>
          </table:table-cell>
          <table:table-cell office:value-type="float" office:value="1823.3220232664878" table:style-name="ce179">
            <text:p><text:s/>1,823<text:s/></text:p>
          </table:table-cell>
          <table:table-cell office:value-type="float" office:value="1828.3246718267173" table:style-name="ce179">
            <text:p><text:s/>1,828<text:s/></text:p>
          </table:table-cell>
          <table:table-cell office:value-type="float" office:value="1881.9867007394721" table:style-name="ce179">
            <text:p><text:s/>1,882<text:s/></text:p>
          </table:table-cell>
          <table:table-cell office:value-type="float" office:value="1807.9105634588" table:style-name="ce179">
            <text:p><text:s/>1,808<text:s/></text:p>
          </table:table-cell>
          <table:table-cell office:value-type="float" office:value="1766.3909690196613" table:style-name="ce179">
            <text:p><text:s/>1,766<text:s/></text:p>
          </table:table-cell>
          <table:table-cell office:value-type="float" office:value="1929.1081870779112" table:style-name="ce179">
            <text:p><text:s/>1,929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table:style-name="ce469"/>
          <table:table-cell table:number-columns-repeated="13" table:style-name="ce179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2">
            <text:p>all renters</text:p>
          </table:table-cell>
          <table:table-cell table:number-columns-repeated="13" table:style-name="ce79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working full-time or part-time</text:p>
          </table:table-cell>
          <table:table-cell office:value-type="float" office:value="403.57052505134226" table:style-name="ce179">
            <text:p><text:s/>404<text:s/></text:p>
          </table:table-cell>
          <table:table-cell office:value-type="float" office:value="459.9431337222826" table:style-name="ce179">
            <text:p><text:s/>460<text:s/></text:p>
          </table:table-cell>
          <table:table-cell office:value-type="float" office:value="570.97361238856161" table:style-name="ce179">
            <text:p><text:s/>571<text:s/></text:p>
          </table:table-cell>
          <table:table-cell office:value-type="float" office:value="685.33975234762738" table:style-name="ce179">
            <text:p><text:s/>685<text:s/></text:p>
          </table:table-cell>
          <table:table-cell office:value-type="float" office:value="762.21474325107761" table:style-name="ce179">
            <text:p><text:s/>762<text:s/></text:p>
          </table:table-cell>
          <table:table-cell office:value-type="float" office:value="891.3680145702474" table:style-name="ce179">
            <text:p><text:s/>891<text:s/></text:p>
          </table:table-cell>
          <table:table-cell office:value-type="float" office:value="962.18780085237506" table:style-name="ce179">
            <text:p><text:s/>962<text:s/></text:p>
          </table:table-cell>
          <table:table-cell office:value-type="float" office:value="908.45273681653066" table:style-name="ce179">
            <text:p><text:s/>908<text:s/></text:p>
          </table:table-cell>
          <table:table-cell office:value-type="float" office:value="975.67558809195202" table:style-name="ce179">
            <text:p><text:s/>976<text:s/></text:p>
          </table:table-cell>
          <table:table-cell office:value-type="float" office:value="895.70379545373123" table:style-name="ce179">
            <text:p><text:s/>896<text:s/></text:p>
          </table:table-cell>
          <table:table-cell office:value-type="float" office:value="860.62889552764295" table:style-name="ce179">
            <text:p><text:s/>861<text:s/></text:p>
          </table:table-cell>
          <table:table-cell office:value-type="float" office:value="860.91173710816179" table:style-name="ce179">
            <text:p><text:s/>861<text:s/></text:p>
          </table:table-cell>
          <table:table-cell office:value-type="float" office:value="974.75097313069659" table:style-name="ce179">
            <text:p><text:s/>975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not working</text:p>
          </table:table-cell>
          <table:table-cell office:value-type="float" office:value="2463.7401338778373" table:style-name="ce179">
            <text:p><text:s/>2,464<text:s/></text:p>
          </table:table-cell>
          <table:table-cell office:value-type="float" office:value="2613.211750184475" table:style-name="ce179">
            <text:p><text:s/>2,613<text:s/></text:p>
          </table:table-cell>
          <table:table-cell office:value-type="float" office:value="2713.7110860061007" table:style-name="ce179">
            <text:p><text:s/>2,714<text:s/></text:p>
          </table:table-cell>
          <table:table-cell office:value-type="float" office:value="2735.413400051435" table:style-name="ce179">
            <text:p><text:s/>2,735<text:s/></text:p>
          </table:table-cell>
          <table:table-cell office:value-type="float" office:value="2641.5140468849318" table:style-name="ce179">
            <text:p><text:s/>2,642<text:s/></text:p>
          </table:table-cell>
          <table:table-cell office:value-type="float" office:value="2706.8904202455878" table:style-name="ce179">
            <text:p><text:s/>2,707<text:s/></text:p>
          </table:table-cell>
          <table:table-cell office:value-type="float" office:value="2623.0958544736131" table:style-name="ce179">
            <text:p><text:s/>2,623<text:s/></text:p>
          </table:table-cell>
          <table:table-cell office:value-type="float" office:value="2469.0578294094994" table:style-name="ce179">
            <text:p><text:s/>2,469<text:s/></text:p>
          </table:table-cell>
          <table:table-cell office:value-type="float" office:value="2403.6230299200915" table:style-name="ce470">
            <text:p><text:s/>2,404<text:s/></text:p>
          </table:table-cell>
          <table:table-cell office:value-type="float" office:value="2354.5992476928582" table:style-name="ce470">
            <text:p><text:s/>2,355<text:s/></text:p>
          </table:table-cell>
          <table:table-cell office:value-type="float" office:value="2340.02983911302" table:style-name="ce470">
            <text:p><text:s/>2,340<text:s/></text:p>
          </table:table-cell>
          <table:table-cell office:value-type="float" office:value="2282.3010289875983" table:style-name="ce470">
            <text:p><text:s/>2,282<text:s/></text:p>
          </table:table-cell>
          <table:table-cell office:value-type="float" office:value="2545.3728721467587" table:style-name="ce470">
            <text:p><text:s/>2,545<text:s/>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table:number-columns-repeated="4" table:style-name="ce216"/>
          <table:table-cell table:number-columns-repeated="3" table:style-name="ce471"/>
          <table:table-cell table:number-columns-repeated="2" table:style-name="ce472"/>
          <table:table-cell table:style-name="ce60"/>
          <table:table-cell table:number-columns-repeated="3" table:style-name="ce472"/>
          <table:table-cell office:value-type="string" table:style-name="ce472">
            <text:p>percentages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2">
            <text:p>private renters</text:p>
          </table:table-cell>
          <table:table-cell table:number-columns-repeated="3" table:style-name="ce60"/>
          <table:table-cell table:number-columns-repeated="3" table:style-name="ce210"/>
          <table:table-cell table:number-columns-repeated="3" table:style-name="ce124"/>
          <table:table-cell table:number-columns-repeated="4" table:style-name="ce60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working full-time or part-time</text:p>
          </table:table-cell>
          <table:table-cell office:value-type="float" office:value="7.2555302523112886" table:style-name="ce473">
            <text:p><text:s/>7.3<text:s/></text:p>
          </table:table-cell>
          <table:table-cell office:value-type="float" office:value="9.2784729163515163" table:style-name="ce473">
            <text:p><text:s/>9.3<text:s/></text:p>
          </table:table-cell>
          <table:table-cell office:value-type="float" office:value="11.075826069449207" table:style-name="ce473">
            <text:p><text:s/>11.1<text:s/></text:p>
          </table:table-cell>
          <table:table-cell office:value-type="float" office:value="12.297571651899956" table:style-name="ce474">
            <text:p><text:s/>12.3<text:s/></text:p>
          </table:table-cell>
          <table:table-cell office:value-type="float" office:value="12.363046810909065" table:style-name="ce474">
            <text:p><text:s/>12.4<text:s/></text:p>
          </table:table-cell>
          <table:table-cell office:value-type="float" office:value="13.640683160594893" table:style-name="ce474">
            <text:p><text:s/>13.6<text:s/></text:p>
          </table:table-cell>
          <table:table-cell office:value-type="float" office:value="17.5224222032437" table:style-name="ce118">
            <text:p>17.5</text:p>
          </table:table-cell>
          <table:table-cell office:value-type="float" office:value="12.804406108580096" table:style-name="ce118">
            <text:p>12.8</text:p>
          </table:table-cell>
          <table:table-cell office:value-type="float" office:value="13.731844711828201" table:style-name="ce118">
            <text:p>13.7</text:p>
          </table:table-cell>
          <table:table-cell office:value-type="float" office:value="12.033826082028" table:style-name="ce118">
            <text:p>12.0</text:p>
          </table:table-cell>
          <table:table-cell office:value-type="float" office:value="11.702451502374499" table:style-name="ce118">
            <text:p>11.7</text:p>
          </table:table-cell>
          <table:table-cell office:value-type="float" office:value="11.235406843869978" table:style-name="ce118">
            <text:p>11.2</text:p>
          </table:table-cell>
          <table:table-cell office:value-type="float" office:value="16.122792340949708" table:style-name="ce118">
            <text:p>16.1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not working</text:p>
          </table:table-cell>
          <table:table-cell office:value-type="float" office:value="47.462211695444395" table:style-name="ce474">
            <text:p><text:s/>47.5<text:s/></text:p>
          </table:table-cell>
          <table:table-cell office:value-type="float" office:value="55.841988979713733" table:style-name="ce474">
            <text:p><text:s/>55.8<text:s/></text:p>
          </table:table-cell>
          <table:table-cell office:value-type="float" office:value="55.191124594761611" table:style-name="ce474">
            <text:p><text:s/>55.2<text:s/></text:p>
          </table:table-cell>
          <table:table-cell office:value-type="float" office:value="54.834983438731179" table:style-name="ce474">
            <text:p><text:s/>54.8<text:s/></text:p>
          </table:table-cell>
          <table:table-cell office:value-type="float" office:value="57.093694050699803" table:style-name="ce474">
            <text:p><text:s/>57.1<text:s/></text:p>
          </table:table-cell>
          <table:table-cell office:value-type="float" office:value="56.850787633979706" table:style-name="ce474">
            <text:p><text:s/>56.9<text:s/></text:p>
          </table:table-cell>
          <table:table-cell office:value-type="float" office:value="48.607873781989667" table:style-name="ce118">
            <text:p>48.6</text:p>
          </table:table-cell>
          <table:table-cell office:value-type="float" office:value="54.427179078177659" table:style-name="ce118">
            <text:p>54.4</text:p>
          </table:table-cell>
          <table:table-cell office:value-type="float" office:value="46.269818922508094" table:style-name="ce118">
            <text:p>46.3</text:p>
          </table:table-cell>
          <table:table-cell office:value-type="float" office:value="44.196510683427995" table:style-name="ce118">
            <text:p>44.2</text:p>
          </table:table-cell>
          <table:table-cell office:value-type="float" office:value="44.221381081096503" table:style-name="ce118">
            <text:p>44.2</text:p>
          </table:table-cell>
          <table:table-cell office:value-type="float" office:value="51.219121566750822" table:style-name="ce118">
            <text:p>51.2</text:p>
          </table:table-cell>
          <table:table-cell office:value-type="float" office:value="52.112795223892007" table:style-name="ce118">
            <text:p>52.1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table:style-name="ce86"/>
          <table:table-cell table:number-columns-repeated="6" table:style-name="ce474"/>
          <table:table-cell table:number-columns-repeated="5" table:style-name="ce60"/>
          <table:table-cell table:number-columns-repeated="2" table:style-name="ce118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205">
            <text:p>local authority</text:p>
          </table:table-cell>
          <table:table-cell table:number-columns-repeated="6" table:style-name="ce179"/>
          <table:table-cell table:number-columns-repeated="7" table:style-name="ce118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working full-time or part-time</text:p>
          </table:table-cell>
          <table:table-cell office:value-type="float" office:value="18.294568648137329" table:style-name="ce473">
            <text:p><text:s/>18.3<text:s/></text:p>
          </table:table-cell>
          <table:table-cell office:value-type="float" office:value="20.709472382230356" table:style-name="ce473">
            <text:p><text:s/>20.7<text:s/></text:p>
          </table:table-cell>
          <table:table-cell office:value-type="float" office:value="23.90481312232701" table:style-name="ce473">
            <text:p><text:s/>23.9<text:s/></text:p>
          </table:table-cell>
          <table:table-cell office:value-type="float" office:value="27.543994063692335" table:style-name="ce474">
            <text:p><text:s/>27.5<text:s/></text:p>
          </table:table-cell>
          <table:table-cell office:value-type="float" office:value="34.302574610722381" table:style-name="ce474">
            <text:p><text:s/>34.3<text:s/></text:p>
          </table:table-cell>
          <table:table-cell office:value-type="float" office:value="31.433234572568718" table:style-name="ce474">
            <text:p><text:s/>31.4<text:s/></text:p>
          </table:table-cell>
          <table:table-cell office:value-type="float" office:value="26.891865832041077" table:style-name="ce118">
            <text:p>26.9</text:p>
          </table:table-cell>
          <table:table-cell office:value-type="float" office:value="27.196723116114242" table:style-name="ce118">
            <text:p>27.2</text:p>
          </table:table-cell>
          <table:table-cell office:value-type="float" office:value="29.430032442639991" table:style-name="ce118">
            <text:p>29.4</text:p>
          </table:table-cell>
          <table:table-cell office:value-type="float" office:value="30.192222237253791" table:style-name="ce118">
            <text:p>30.2</text:p>
          </table:table-cell>
          <table:table-cell office:value-type="float" office:value="31.1585252830271" table:style-name="ce118">
            <text:p>31.2</text:p>
          </table:table-cell>
          <table:table-cell office:value-type="float" office:value="25.510326614214474" table:style-name="ce118">
            <text:p>25.5</text:p>
          </table:table-cell>
          <table:table-cell office:value-type="float" office:value="31.175888200009798" table:style-name="ce118">
            <text:p>31.2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not working</text:p>
          </table:table-cell>
          <table:table-cell office:value-type="float" office:value="80.24179904760436" table:style-name="ce473">
            <text:p><text:s/>80.2<text:s/></text:p>
          </table:table-cell>
          <table:table-cell office:value-type="float" office:value="83.806005255036581" table:style-name="ce473">
            <text:p><text:s/>83.8<text:s/></text:p>
          </table:table-cell>
          <table:table-cell office:value-type="float" office:value="83.772337256724953" table:style-name="ce473">
            <text:p><text:s/>83.8<text:s/></text:p>
          </table:table-cell>
          <table:table-cell office:value-type="float" office:value="84.18455746784629" table:style-name="ce474">
            <text:p><text:s/>84.2<text:s/></text:p>
          </table:table-cell>
          <table:table-cell office:value-type="float" office:value="83.484692066360836" table:style-name="ce474">
            <text:p><text:s/>83.5<text:s/></text:p>
          </table:table-cell>
          <table:table-cell office:value-type="float" office:value="82.334143606485881" table:style-name="ce474">
            <text:p><text:s/>82.3<text:s/></text:p>
          </table:table-cell>
          <table:table-cell office:value-type="float" office:value="81.830261886623148" table:style-name="ce118">
            <text:p>81.8</text:p>
          </table:table-cell>
          <table:table-cell office:value-type="float" office:value="82.420542763336769" table:style-name="ce118">
            <text:p>82.4</text:p>
          </table:table-cell>
          <table:table-cell office:value-type="float" office:value="82.05282476232459" table:style-name="ce118">
            <text:p>82.1</text:p>
          </table:table-cell>
          <table:table-cell office:value-type="float" office:value="80.908652564308682" table:style-name="ce118">
            <text:p>80.9</text:p>
          </table:table-cell>
          <table:table-cell office:value-type="float" office:value="78.819200349981699" table:style-name="ce118">
            <text:p>78.8</text:p>
          </table:table-cell>
          <table:table-cell office:value-type="float" office:value="79.979005531656753" table:style-name="ce118">
            <text:p>80.0</text:p>
          </table:table-cell>
          <table:table-cell office:value-type="float" office:value="78.004770764842448" table:style-name="ce118">
            <text:p>78.0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205">
            <text:p>housing association</text:p>
          </table:table-cell>
          <table:table-cell table:number-columns-repeated="6" table:style-name="ce179"/>
          <table:table-cell table:number-columns-repeated="7" table:style-name="ce118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working full-time or part-time</text:p>
          </table:table-cell>
          <table:table-cell office:value-type="float" office:value="19.429550000451478" table:style-name="ce473">
            <text:p><text:s/>19.4<text:s/></text:p>
          </table:table-cell>
          <table:table-cell office:value-type="float" office:value="19.822190339422761" table:style-name="ce473">
            <text:p><text:s/>19.8<text:s/></text:p>
          </table:table-cell>
          <table:table-cell office:value-type="float" office:value="23.456061986806159" table:style-name="ce473">
            <text:p><text:s/>23.5<text:s/></text:p>
          </table:table-cell>
          <table:table-cell office:value-type="float" office:value="28.746773342781118" table:style-name="ce474">
            <text:p><text:s/>28.7<text:s/></text:p>
          </table:table-cell>
          <table:table-cell office:value-type="float" office:value="30.332011995836332" table:style-name="ce474">
            <text:p><text:s/>30.3<text:s/></text:p>
          </table:table-cell>
          <table:table-cell office:value-type="float" office:value="32.309464471785297" table:style-name="ce474">
            <text:p><text:s/>32.3<text:s/></text:p>
          </table:table-cell>
          <table:table-cell office:value-type="float" office:value="31.181528559041165" table:style-name="ce118">
            <text:p>31.2</text:p>
          </table:table-cell>
          <table:table-cell office:value-type="float" office:value="29.927235408881209" table:style-name="ce118">
            <text:p>29.9</text:p>
          </table:table-cell>
          <table:table-cell office:value-type="float" office:value="29.989311600468184" table:style-name="ce118">
            <text:p>30.0</text:p>
          </table:table-cell>
          <table:table-cell office:value-type="float" office:value="28.646765124023698" table:style-name="ce118">
            <text:p>28.6</text:p>
          </table:table-cell>
          <table:table-cell office:value-type="float" office:value="26.2148817077125" table:style-name="ce118">
            <text:p>26.2</text:p>
          </table:table-cell>
          <table:table-cell office:value-type="float" office:value="27.346763645684536" table:style-name="ce118">
            <text:p>27.3</text:p>
          </table:table-cell>
          <table:table-cell office:value-type="float" office:value="28.353778145035623" table:style-name="ce118">
            <text:p>28.4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not working</text:p>
          </table:table-cell>
          <table:table-cell office:value-type="float" office:value="79.885450068539967" table:style-name="ce473">
            <text:p><text:s/>79.9<text:s/></text:p>
          </table:table-cell>
          <table:table-cell office:value-type="float" office:value="81.260895125397198" table:style-name="ce473">
            <text:p><text:s/>81.3<text:s/></text:p>
          </table:table-cell>
          <table:table-cell office:value-type="float" office:value="78.827283137646944" table:style-name="ce473">
            <text:p><text:s/>78.8<text:s/></text:p>
          </table:table-cell>
          <table:table-cell office:value-type="float" office:value="80.287533314121461" table:style-name="ce474">
            <text:p><text:s/>80.3<text:s/></text:p>
          </table:table-cell>
          <table:table-cell office:value-type="float" office:value="83.165408391181458" table:style-name="ce474">
            <text:p><text:s/>83.2<text:s/></text:p>
          </table:table-cell>
          <table:table-cell office:value-type="float" office:value="80.599986411692782" table:style-name="ce474">
            <text:p><text:s/>80.6<text:s/></text:p>
          </table:table-cell>
          <table:table-cell office:value-type="float" office:value="83.04162805199843" table:style-name="ce118">
            <text:p>83.0</text:p>
          </table:table-cell>
          <table:table-cell office:value-type="float" office:value="79.810990179365504" table:style-name="ce118">
            <text:p>79.8</text:p>
          </table:table-cell>
          <table:table-cell office:value-type="float" office:value="80.111316648338871" table:style-name="ce118">
            <text:p>80.1</text:p>
          </table:table-cell>
          <table:table-cell office:value-type="float" office:value="81.319781484533834" table:style-name="ce118">
            <text:p>81.3</text:p>
          </table:table-cell>
          <table:table-cell office:value-type="float" office:value="78.715891757086794" table:style-name="ce118">
            <text:p>78.7</text:p>
          </table:table-cell>
          <table:table-cell office:value-type="float" office:value="80.846956694089272" table:style-name="ce118">
            <text:p>80.8</text:p>
          </table:table-cell>
          <table:table-cell office:value-type="float" office:value="78.801996348014271" table:style-name="ce118">
            <text:p>78.8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2">
            <text:p>all social renters</text:p>
          </table:table-cell>
          <table:table-cell table:number-columns-repeated="6" table:style-name="ce474"/>
          <table:table-cell table:number-columns-repeated="5" table:style-name="ce60"/>
          <table:table-cell table:number-columns-repeated="2" table:style-name="ce118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working full-time or part-time</text:p>
          </table:table-cell>
          <table:table-cell office:value-type="float" office:value="18.872674908066717" table:style-name="ce474">
            <text:p><text:s/>18.9<text:s/></text:p>
          </table:table-cell>
          <table:table-cell office:value-type="float" office:value="20.247915081425425" table:style-name="ce474">
            <text:p><text:s/>20.2<text:s/></text:p>
          </table:table-cell>
          <table:table-cell office:value-type="float" office:value="23.662690861836154" table:style-name="ce474">
            <text:p><text:s/>23.7<text:s/></text:p>
          </table:table-cell>
          <table:table-cell office:value-type="float" office:value="28.192639492512058" table:style-name="ce474">
            <text:p><text:s/>28.2<text:s/></text:p>
          </table:table-cell>
          <table:table-cell office:value-type="float" office:value="32.175119863691577" table:style-name="ce474">
            <text:p><text:s/>32.2<text:s/></text:p>
          </table:table-cell>
          <table:table-cell office:value-type="float" office:value="31.943161309062269" table:style-name="ce474">
            <text:p><text:s/>31.9<text:s/></text:p>
          </table:table-cell>
          <table:table-cell office:value-type="float" office:value="29.362946857328541" table:style-name="ce118">
            <text:p>29.4</text:p>
          </table:table-cell>
          <table:table-cell office:value-type="float" office:value="28.864434220491102" table:style-name="ce118">
            <text:p>28.9</text:p>
          </table:table-cell>
          <table:table-cell office:value-type="float" office:value="29.769737885929075" table:style-name="ce118">
            <text:p>29.8</text:p>
          </table:table-cell>
          <table:table-cell office:value-type="float" office:value="29.238727207373461" table:style-name="ce118">
            <text:p>29.2</text:p>
          </table:table-cell>
          <table:table-cell office:value-type="float" office:value="28.108599562089498" table:style-name="ce118">
            <text:p>28.1</text:p>
          </table:table-cell>
          <table:table-cell office:value-type="float" office:value="26.654984678743602" table:style-name="ce118">
            <text:p>26.7</text:p>
          </table:table-cell>
          <table:table-cell office:value-type="float" office:value="29.512692722680772" table:style-name="ce118">
            <text:p>29.5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not working</text:p>
          </table:table-cell>
          <table:table-cell office:value-type="float" office:value="80.060571086111167" table:style-name="ce474">
            <text:p><text:s/>80.1<text:s/></text:p>
          </table:table-cell>
          <table:table-cell office:value-type="float" office:value="82.463349274633899" table:style-name="ce474">
            <text:p><text:s/>82.5<text:s/></text:p>
          </table:table-cell>
          <table:table-cell office:value-type="float" office:value="81.243429672867791" table:style-name="ce474">
            <text:p><text:s/>81.2<text:s/></text:p>
          </table:table-cell>
          <table:table-cell office:value-type="float" office:value="82.125470646332232" table:style-name="ce474">
            <text:p><text:s/>82.1<text:s/></text:p>
          </table:table-cell>
          <table:table-cell office:value-type="float" office:value="83.310172823850678" table:style-name="ce474">
            <text:p><text:s/>83.3<text:s/></text:p>
          </table:table-cell>
          <table:table-cell office:value-type="float" office:value="81.326615515657508" table:style-name="ce474">
            <text:p><text:s/>81.3<text:s/></text:p>
          </table:table-cell>
          <table:table-cell office:value-type="float" office:value="82.537494857444386" table:style-name="ce118">
            <text:p>82.5</text:p>
          </table:table-cell>
          <table:table-cell office:value-type="float" office:value="80.918955125423423" table:style-name="ce118">
            <text:p>80.9</text:p>
          </table:table-cell>
          <table:table-cell office:value-type="float" office:value="80.88747960428438" table:style-name="ce118">
            <text:p>80.9</text:p>
          </table:table-cell>
          <table:table-cell office:value-type="float" office:value="81.150788889659381" table:style-name="ce118">
            <text:p>81.2</text:p>
          </table:table-cell>
          <table:table-cell office:value-type="float" office:value="78.758761248676606" table:style-name="ce118">
            <text:p>78.8</text:p>
          </table:table-cell>
          <table:table-cell office:value-type="float" office:value="80.487617660284599" table:style-name="ce118">
            <text:p>80.5</text:p>
          </table:table-cell>
          <table:table-cell office:value-type="float" office:value="78.496056385904978" table:style-name="ce118">
            <text:p>78.5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table:style-name="ce469"/>
          <table:table-cell table:number-columns-repeated="6" table:style-name="ce179"/>
          <table:table-cell table:number-columns-repeated="7" table:style-name="ce118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2">
            <text:p>all renters</text:p>
          </table:table-cell>
          <table:table-cell table:number-columns-repeated="6" table:style-name="ce79"/>
          <table:table-cell table:number-columns-repeated="7" table:style-name="ce118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working full-time or part-time</text:p>
          </table:table-cell>
          <table:table-cell table:number-columns-repeated="6" table:style-name="ce179"/>
          <table:table-cell table:number-columns-repeated="7" table:style-name="ce118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on housing benefit<text:s/></text:p>
          </table:table-cell>
          <table:table-cell office:value-type="float" office:value="11.69224008341955" table:style-name="ce473">
            <text:p><text:s/>11.7<text:s/></text:p>
          </table:table-cell>
          <table:table-cell office:value-type="float" office:value="13.050940197584824" table:style-name="ce473">
            <text:p><text:s/>13.1<text:s/></text:p>
          </table:table-cell>
          <table:table-cell office:value-type="float" office:value="15.237483771212091" table:style-name="ce473">
            <text:p><text:s/>15.2<text:s/></text:p>
          </table:table-cell>
          <table:table-cell office:value-type="float" office:value="17.469599342763065" table:style-name="ce474">
            <text:p><text:s/>17.5<text:s/></text:p>
          </table:table-cell>
          <table:table-cell office:value-type="float" office:value="18.506435760870744" table:style-name="ce474">
            <text:p><text:s/>18.5<text:s/></text:p>
          </table:table-cell>
          <table:table-cell office:value-type="float" office:value="19.358482487479652" table:style-name="ce474">
            <text:p><text:s/>19.4<text:s/></text:p>
          </table:table-cell>
          <table:table-cell office:value-type="float" office:value="21.398947099718125" table:style-name="ce118">
            <text:p>21.4</text:p>
          </table:table-cell>
          <table:table-cell office:value-type="float" office:value="18.145301145560296" table:style-name="ce118">
            <text:p>18.1</text:p>
          </table:table-cell>
          <table:table-cell office:value-type="float" office:value="18.999250809138097" table:style-name="ce118">
            <text:p>19.0</text:p>
          </table:table-cell>
          <table:table-cell office:value-type="float" office:value="17.564333913302995" table:style-name="ce118">
            <text:p>17.6</text:p>
          </table:table-cell>
          <table:table-cell office:value-type="float" office:value="17.1568766654683" table:style-name="ce118">
            <text:p>17.2</text:p>
          </table:table-cell>
          <table:table-cell office:value-type="float" office:value="16.510146251436026" table:style-name="ce118">
            <text:p>16.5</text:p>
          </table:table-cell>
          <table:table-cell office:value-type="float" office:value="20.401531233587324" table:style-name="ce118">
            <text:p>20.4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not on housing benefit</text:p>
          </table:table-cell>
          <table:table-cell office:value-type="float" office:value="88.307759916580508" table:style-name="ce473">
            <text:p><text:s/>88.3<text:s/></text:p>
          </table:table-cell>
          <table:table-cell office:value-type="float" office:value="86.949059802415121" table:style-name="ce473">
            <text:p><text:s/>86.9<text:s/></text:p>
          </table:table-cell>
          <table:table-cell office:value-type="float" office:value="84.762516228787874" table:style-name="ce473">
            <text:p><text:s/>84.8<text:s/></text:p>
          </table:table-cell>
          <table:table-cell office:value-type="float" office:value="82.530400657236896" table:style-name="ce473">
            <text:p><text:s/>82.5<text:s/></text:p>
          </table:table-cell>
          <table:table-cell office:value-type="float" office:value="81.493564239129327" table:style-name="ce473">
            <text:p><text:s/>81.5<text:s/></text:p>
          </table:table-cell>
          <table:table-cell office:value-type="float" office:value="80.641517512520153" table:style-name="ce473">
            <text:p><text:s/>80.6<text:s/></text:p>
          </table:table-cell>
          <table:table-cell office:value-type="float" office:value="78.601052900281744" table:style-name="ce118">
            <text:p>78.6</text:p>
          </table:table-cell>
          <table:table-cell office:value-type="float" office:value="81.854698854439661" table:style-name="ce118">
            <text:p>81.9</text:p>
          </table:table-cell>
          <table:table-cell office:value-type="float" office:value="81.000749190862024" table:style-name="ce118">
            <text:p>81.0</text:p>
          </table:table-cell>
          <table:table-cell office:value-type="float" office:value="82.435666086696912" table:style-name="ce118">
            <text:p>82.4</text:p>
          </table:table-cell>
          <table:table-cell office:value-type="float" office:value="82.843123334531398" table:style-name="ce118">
            <text:p>82.8</text:p>
          </table:table-cell>
          <table:table-cell office:value-type="float" office:value="83.48985374856413" table:style-name="ce118">
            <text:p>83.5</text:p>
          </table:table-cell>
          <table:table-cell office:value-type="float" office:value="79.598468766412722" table:style-name="ce118">
            <text:p>79.6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not working</text:p>
          </table:table-cell>
          <table:table-cell table:number-columns-repeated="6" table:style-name="ce179"/>
          <table:table-cell table:number-columns-repeated="7" table:style-name="ce118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on housing benefit<text:s/></text:p>
          </table:table-cell>
          <table:table-cell office:value-type="float" office:value="71.256035023642823" table:style-name="ce473">
            <text:p><text:s/>71.3<text:s/></text:p>
          </table:table-cell>
          <table:table-cell office:value-type="float" office:value="74.545380338318566" table:style-name="ce473">
            <text:p><text:s/>74.5<text:s/></text:p>
          </table:table-cell>
          <table:table-cell office:value-type="float" office:value="73.428217421749096" table:style-name="ce473">
            <text:p><text:s/>73.4<text:s/></text:p>
          </table:table-cell>
          <table:table-cell office:value-type="float" office:value="73.365498544865304" table:style-name="ce474">
            <text:p><text:s/>73.4<text:s/></text:p>
          </table:table-cell>
          <table:table-cell office:value-type="float" office:value="75.012408967260853" table:style-name="ce474">
            <text:p><text:s/>75.0<text:s/></text:p>
          </table:table-cell>
          <table:table-cell office:value-type="float" office:value="73.299393265247005" table:style-name="ce474">
            <text:p><text:s/>73.3<text:s/></text:p>
          </table:table-cell>
          <table:table-cell office:value-type="float" office:value="71.018319098755072" table:style-name="ce118">
            <text:p>71.0</text:p>
          </table:table-cell>
          <table:table-cell office:value-type="float" office:value="71.781385619134625" table:style-name="ce118">
            <text:p>71.8</text:p>
          </table:table-cell>
          <table:table-cell office:value-type="float" office:value="68.602687187158608" table:style-name="ce118">
            <text:p>68.6</text:p>
          </table:table-cell>
          <table:table-cell office:value-type="float" office:value="69.488635002742654" table:style-name="ce118">
            <text:p>69.5</text:p>
          </table:table-cell>
          <table:table-cell office:value-type="float" office:value="66.880701519731005" table:style-name="ce118">
            <text:p>66.9</text:p>
          </table:table-cell>
          <table:table-cell office:value-type="float" office:value="71.280192151658511" table:style-name="ce118">
            <text:p>71.3</text:p>
          </table:table-cell>
          <table:table-cell office:value-type="float" office:value="69.925033386617244" table:style-name="ce118">
            <text:p>69.9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not on housing benefit</text:p>
          </table:table-cell>
          <table:table-cell office:value-type="float" office:value="28.743964976357216" table:style-name="ce473">
            <text:p><text:s/>28.7<text:s/></text:p>
          </table:table-cell>
          <table:table-cell office:value-type="float" office:value="25.454619661681477" table:style-name="ce473">
            <text:p><text:s/>25.5<text:s/></text:p>
          </table:table-cell>
          <table:table-cell office:value-type="float" office:value="26.571782578250914" table:style-name="ce473">
            <text:p><text:s/>26.6<text:s/></text:p>
          </table:table-cell>
          <table:table-cell office:value-type="float" office:value="26.634501455134657" table:style-name="ce473">
            <text:p><text:s/>26.6<text:s/></text:p>
          </table:table-cell>
          <table:table-cell office:value-type="float" office:value="24.987591032739374" table:style-name="ce473">
            <text:p><text:s/>25.0<text:s/></text:p>
          </table:table-cell>
          <table:table-cell office:value-type="float" office:value="26.700606734753034" table:style-name="ce473">
            <text:p><text:s/>26.7<text:s/></text:p>
          </table:table-cell>
          <table:table-cell office:value-type="float" office:value="28.981680901244765" table:style-name="ce118">
            <text:p>29.0</text:p>
          </table:table-cell>
          <table:table-cell office:value-type="float" office:value="28.218614380865436" table:style-name="ce118">
            <text:p>28.2</text:p>
          </table:table-cell>
          <table:table-cell office:value-type="float" office:value="31.397312812841321" table:style-name="ce258">
            <text:p>31.4</text:p>
          </table:table-cell>
          <table:table-cell office:value-type="float" office:value="30.511364997257289" table:style-name="ce258">
            <text:p>30.5</text:p>
          </table:table-cell>
          <table:table-cell office:value-type="float" office:value="33.119298480269002" table:style-name="ce258">
            <text:p>33.1</text:p>
          </table:table-cell>
          <table:table-cell office:value-type="float" office:value="28.719807848341421" table:style-name="ce118">
            <text:p>28.7</text:p>
          </table:table-cell>
          <table:table-cell office:value-type="float" office:value="30.074966613382877" table:style-name="ce118">
            <text:p>30.1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table:style-name="ce475"/>
          <table:table-cell table:number-columns-repeated="6" table:style-name="ce476"/>
          <table:table-cell table:number-columns-repeated="2" table:style-name="ce472"/>
          <table:table-cell table:style-name="ce60"/>
          <table:table-cell table:number-columns-repeated="3" table:style-name="ce472"/>
          <table:table-cell office:value-type="string" table:style-name="ce472">
            <text:p>sample size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private renters</text:p>
          </table:table-cell>
          <table:table-cell table:number-columns-repeated="9" table:style-name="ce473"/>
          <table:table-cell table:number-columns-repeated="4" table:style-name="ce60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working full-time or part-time</text:p>
          </table:table-cell>
          <table:table-cell office:value-type="float" office:value="1477" table:style-name="ce194">
            <text:p><text:s/>1,477<text:s/></text:p>
          </table:table-cell>
          <table:table-cell office:value-type="float" office:value="1527" table:style-name="ce194">
            <text:p><text:s/>1,527<text:s/></text:p>
          </table:table-cell>
          <table:table-cell office:value-type="float" office:value="1650" table:style-name="ce194">
            <text:p><text:s/>1,650<text:s/></text:p>
          </table:table-cell>
          <table:table-cell office:value-type="float" office:value="1372" table:style-name="ce194">
            <text:p><text:s/>1,372<text:s/></text:p>
          </table:table-cell>
          <table:table-cell office:value-type="float" office:value="1471" table:style-name="ce194">
            <text:p><text:s/>1,471<text:s/></text:p>
          </table:table-cell>
          <table:table-cell office:value-type="float" office:value="1441" table:style-name="ce194">
            <text:p><text:s/>1,441<text:s/></text:p>
          </table:table-cell>
          <table:table-cell office:value-type="float" office:value="1439" table:style-name="ce477">
            <text:p>1,439</text:p>
          </table:table-cell>
          <table:table-cell office:value-type="float" office:value="1480" table:style-name="ce477">
            <text:p>1,480</text:p>
          </table:table-cell>
          <table:table-cell office:value-type="float" office:value="1782" table:style-name="ce477">
            <text:p>1,782</text:p>
          </table:table-cell>
          <table:table-cell office:value-type="float" office:value="1782" table:style-name="ce477">
            <text:p>1,782</text:p>
          </table:table-cell>
          <table:table-cell office:value-type="float" office:value="1813" table:style-name="ce477">
            <text:p>1,813</text:p>
          </table:table-cell>
          <table:table-cell office:value-type="float" office:value="1821" table:style-name="ce477">
            <text:p>1,821</text:p>
          </table:table-cell>
          <table:table-cell office:value-type="float" office:value="658" table:style-name="ce477">
            <text:p>658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not working</text:p>
          </table:table-cell>
          <table:table-cell office:value-type="float" office:value="746" table:style-name="ce194">
            <text:p><text:s/>746<text:s/></text:p>
          </table:table-cell>
          <table:table-cell office:value-type="float" office:value="804" table:style-name="ce194">
            <text:p><text:s/>804<text:s/></text:p>
          </table:table-cell>
          <table:table-cell office:value-type="float" office:value="820" table:style-name="ce194">
            <text:p><text:s/>820<text:s/></text:p>
          </table:table-cell>
          <table:table-cell office:value-type="float" office:value="707" table:style-name="ce194">
            <text:p><text:s/>707<text:s/></text:p>
          </table:table-cell>
          <table:table-cell office:value-type="float" office:value="632" table:style-name="ce194">
            <text:p><text:s/>632<text:s/></text:p>
          </table:table-cell>
          <table:table-cell office:value-type="float" office:value="617" table:style-name="ce194">
            <text:p><text:s/>617<text:s/></text:p>
          </table:table-cell>
          <table:table-cell office:value-type="float" office:value="648" table:style-name="ce477">
            <text:p>648</text:p>
          </table:table-cell>
          <table:table-cell office:value-type="float" office:value="581" table:style-name="ce477">
            <text:p>581</text:p>
          </table:table-cell>
          <table:table-cell office:value-type="float" office:value="725" table:style-name="ce477">
            <text:p>725</text:p>
          </table:table-cell>
          <table:table-cell office:value-type="float" office:value="624" table:style-name="ce477">
            <text:p>624</text:p>
          </table:table-cell>
          <table:table-cell office:value-type="float" office:value="670" table:style-name="ce477">
            <text:p>670</text:p>
          </table:table-cell>
          <table:table-cell office:value-type="float" office:value="617" table:style-name="ce477">
            <text:p>617</text:p>
          </table:table-cell>
          <table:table-cell office:value-type="float" office:value="242" table:style-name="ce477">
            <text:p>242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table:number-columns-repeated="6" table:style-name="ce473"/>
          <table:table-cell table:number-columns-repeated="7" table:style-name="ce477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working full-time or part-time</text:p>
          </table:table-cell>
          <table:table-cell office:value-type="float" office:value="461" table:style-name="ce194">
            <text:p><text:s/>461<text:s/></text:p>
          </table:table-cell>
          <table:table-cell office:value-type="float" office:value="446" table:style-name="ce194">
            <text:p><text:s/>446<text:s/></text:p>
          </table:table-cell>
          <table:table-cell office:value-type="float" office:value="421" table:style-name="ce194">
            <text:p><text:s/>421<text:s/></text:p>
          </table:table-cell>
          <table:table-cell office:value-type="float" office:value="488" table:style-name="ce194">
            <text:p><text:s/>488<text:s/></text:p>
          </table:table-cell>
          <table:table-cell office:value-type="float" office:value="522" table:style-name="ce194">
            <text:p><text:s/>522<text:s/></text:p>
          </table:table-cell>
          <table:table-cell office:value-type="float" office:value="505" table:style-name="ce194">
            <text:p><text:s/>505<text:s/></text:p>
          </table:table-cell>
          <table:table-cell office:value-type="float" office:value="541" table:style-name="ce477">
            <text:p>541</text:p>
          </table:table-cell>
          <table:table-cell office:value-type="float" office:value="587" table:style-name="ce477">
            <text:p>587</text:p>
          </table:table-cell>
          <table:table-cell office:value-type="float" office:value="527" table:style-name="ce477">
            <text:p>527</text:p>
          </table:table-cell>
          <table:table-cell office:value-type="float" office:value="572" table:style-name="ce477">
            <text:p>572</text:p>
          </table:table-cell>
          <table:table-cell office:value-type="float" office:value="530" table:style-name="ce477">
            <text:p>530</text:p>
          </table:table-cell>
          <table:table-cell office:value-type="float" office:value="581" table:style-name="ce477">
            <text:p>581</text:p>
          </table:table-cell>
          <table:table-cell office:value-type="float" office:value="123" table:style-name="ce477">
            <text:p>123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not working</text:p>
          </table:table-cell>
          <table:table-cell office:value-type="float" office:value="1049" table:style-name="ce194">
            <text:p><text:s/>1,049<text:s/></text:p>
          </table:table-cell>
          <table:table-cell office:value-type="float" office:value="994" table:style-name="ce194">
            <text:p><text:s/>994<text:s/></text:p>
          </table:table-cell>
          <table:table-cell office:value-type="float" office:value="1039" table:style-name="ce194">
            <text:p><text:s/>1,039<text:s/></text:p>
          </table:table-cell>
          <table:table-cell office:value-type="float" office:value="1032" table:style-name="ce194">
            <text:p><text:s/>1,032<text:s/></text:p>
          </table:table-cell>
          <table:table-cell office:value-type="float" office:value="1001" table:style-name="ce194">
            <text:p><text:s/>1,001<text:s/></text:p>
          </table:table-cell>
          <table:table-cell office:value-type="float" office:value="956" table:style-name="ce194">
            <text:p><text:s/>956<text:s/></text:p>
          </table:table-cell>
          <table:table-cell office:value-type="float" office:value="905" table:style-name="ce477">
            <text:p>905</text:p>
          </table:table-cell>
          <table:table-cell office:value-type="float" office:value="949" table:style-name="ce477">
            <text:p>949</text:p>
          </table:table-cell>
          <table:table-cell office:value-type="float" office:value="748" table:style-name="ce477">
            <text:p>748</text:p>
          </table:table-cell>
          <table:table-cell office:value-type="float" office:value="974" table:style-name="ce477">
            <text:p>974</text:p>
          </table:table-cell>
          <table:table-cell office:value-type="float" office:value="902" table:style-name="ce477">
            <text:p>902</text:p>
          </table:table-cell>
          <table:table-cell office:value-type="float" office:value="865" table:style-name="ce477">
            <text:p>865</text:p>
          </table:table-cell>
          <table:table-cell office:value-type="float" office:value="189" table:style-name="ce477">
            <text:p>189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table:number-columns-repeated="6" table:style-name="ce473"/>
          <table:table-cell table:number-columns-repeated="7" table:style-name="ce477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working full-time or part-time</text:p>
          </table:table-cell>
          <table:table-cell office:value-type="float" office:value="552" table:style-name="ce194">
            <text:p><text:s/>552<text:s/></text:p>
          </table:table-cell>
          <table:table-cell office:value-type="float" office:value="514" table:style-name="ce194">
            <text:p><text:s/>514<text:s/></text:p>
          </table:table-cell>
          <table:table-cell office:value-type="float" office:value="503" table:style-name="ce194">
            <text:p><text:s/>503<text:s/></text:p>
          </table:table-cell>
          <table:table-cell office:value-type="float" office:value="551" table:style-name="ce194">
            <text:p><text:s/>551<text:s/></text:p>
          </table:table-cell>
          <table:table-cell office:value-type="float" office:value="622" table:style-name="ce194">
            <text:p><text:s/>622<text:s/></text:p>
          </table:table-cell>
          <table:table-cell office:value-type="float" office:value="719" table:style-name="ce194">
            <text:p><text:s/>719<text:s/></text:p>
          </table:table-cell>
          <table:table-cell office:value-type="float" office:value="663" table:style-name="ce477">
            <text:p>663</text:p>
          </table:table-cell>
          <table:table-cell office:value-type="float" office:value="875" table:style-name="ce477">
            <text:p>875</text:p>
          </table:table-cell>
          <table:table-cell office:value-type="float" office:value="773" table:style-name="ce477">
            <text:p>773</text:p>
          </table:table-cell>
          <table:table-cell office:value-type="float" office:value="858" table:style-name="ce477">
            <text:p>858</text:p>
          </table:table-cell>
          <table:table-cell office:value-type="float" office:value="837" table:style-name="ce477">
            <text:p>837</text:p>
          </table:table-cell>
          <table:table-cell office:value-type="float" office:value="846" table:style-name="ce477">
            <text:p>846</text:p>
          </table:table-cell>
          <table:table-cell office:value-type="float" office:value="195" table:style-name="ce477">
            <text:p>195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86">
            <text:p>not working</text:p>
          </table:table-cell>
          <table:table-cell office:value-type="float" office:value="1138" table:style-name="ce194">
            <text:p><text:s/>1,138<text:s/></text:p>
          </table:table-cell>
          <table:table-cell office:value-type="float" office:value="1135" table:style-name="ce194">
            <text:p><text:s/>1,135<text:s/></text:p>
          </table:table-cell>
          <table:table-cell office:value-type="float" office:value="1086" table:style-name="ce194">
            <text:p><text:s/>1,086<text:s/></text:p>
          </table:table-cell>
          <table:table-cell office:value-type="float" office:value="1120" table:style-name="ce194">
            <text:p><text:s/>1,120<text:s/></text:p>
          </table:table-cell>
          <table:table-cell office:value-type="float" office:value="1124" table:style-name="ce194">
            <text:p><text:s/>1,124<text:s/></text:p>
          </table:table-cell>
          <table:table-cell office:value-type="float" office:value="1269" table:style-name="ce194">
            <text:p><text:s/>1,269<text:s/></text:p>
          </table:table-cell>
          <table:table-cell office:value-type="float" office:value="1161" table:style-name="ce477">
            <text:p>1,161</text:p>
          </table:table-cell>
          <table:table-cell office:value-type="float" office:value="1248" table:style-name="ce477">
            <text:p>1,248</text:p>
          </table:table-cell>
          <table:table-cell office:value-type="float" office:value="1108" table:style-name="ce477">
            <text:p>1,108</text:p>
          </table:table-cell>
          <table:table-cell office:value-type="float" office:value="1315" table:style-name="ce477">
            <text:p>1,315</text:p>
          </table:table-cell>
          <table:table-cell office:value-type="float" office:value="1229" table:style-name="ce477">
            <text:p>1,229</text:p>
          </table:table-cell>
          <table:table-cell office:value-type="float" office:value="1138" table:style-name="ce477">
            <text:p>1,138</text:p>
          </table:table-cell>
          <table:table-cell office:value-type="float" office:value="300" table:style-name="ce477">
            <text:p>300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all social renters</text:p>
          </table:table-cell>
          <table:table-cell table:number-columns-repeated="6" table:style-name="ce473"/>
          <table:table-cell table:number-columns-repeated="7" table:style-name="ce477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working full-time or part-time</text:p>
          </table:table-cell>
          <table:table-cell office:value-type="float" office:value="1013" table:style-name="ce194">
            <text:p><text:s/>1,013<text:s/></text:p>
          </table:table-cell>
          <table:table-cell office:value-type="float" office:value="960" table:style-name="ce194">
            <text:p><text:s/>960<text:s/></text:p>
          </table:table-cell>
          <table:table-cell office:value-type="float" office:value="924" table:style-name="ce194">
            <text:p><text:s/>924<text:s/></text:p>
          </table:table-cell>
          <table:table-cell office:value-type="float" office:value="1039" table:style-name="ce194">
            <text:p><text:s/>1,039<text:s/></text:p>
          </table:table-cell>
          <table:table-cell office:value-type="float" office:value="1144" table:style-name="ce194">
            <text:p><text:s/>1,144<text:s/></text:p>
          </table:table-cell>
          <table:table-cell office:value-type="float" office:value="1224" table:style-name="ce194">
            <text:p><text:s/>1,224<text:s/></text:p>
          </table:table-cell>
          <table:table-cell office:value-type="float" office:value="1204" table:style-name="ce477">
            <text:p>1,204</text:p>
          </table:table-cell>
          <table:table-cell office:value-type="float" office:value="1462" table:style-name="ce477">
            <text:p>1,462</text:p>
          </table:table-cell>
          <table:table-cell office:value-type="float" office:value="1300" table:style-name="ce477">
            <text:p>1,300</text:p>
          </table:table-cell>
          <table:table-cell office:value-type="float" office:value="1430" table:style-name="ce477">
            <text:p>1,430</text:p>
          </table:table-cell>
          <table:table-cell office:value-type="float" office:value="1367" table:style-name="ce477">
            <text:p>1,367</text:p>
          </table:table-cell>
          <table:table-cell office:value-type="float" office:value="1427" table:style-name="ce477">
            <text:p>1,427</text:p>
          </table:table-cell>
          <table:table-cell office:value-type="float" office:value="318" table:style-name="ce477">
            <text:p>318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not working</text:p>
          </table:table-cell>
          <table:table-cell office:value-type="float" office:value="2187" table:style-name="ce194">
            <text:p><text:s/>2,187<text:s/></text:p>
          </table:table-cell>
          <table:table-cell office:value-type="float" office:value="2129" table:style-name="ce194">
            <text:p><text:s/>2,129<text:s/></text:p>
          </table:table-cell>
          <table:table-cell office:value-type="float" office:value="2125" table:style-name="ce194">
            <text:p><text:s/>2,125<text:s/></text:p>
          </table:table-cell>
          <table:table-cell office:value-type="float" office:value="2152" table:style-name="ce194">
            <text:p><text:s/>2,152<text:s/></text:p>
          </table:table-cell>
          <table:table-cell office:value-type="float" office:value="2125" table:style-name="ce194">
            <text:p><text:s/>2,125<text:s/></text:p>
          </table:table-cell>
          <table:table-cell office:value-type="float" office:value="2225" table:style-name="ce194">
            <text:p><text:s/>2,225<text:s/></text:p>
          </table:table-cell>
          <table:table-cell office:value-type="float" office:value="2066" table:style-name="ce477">
            <text:p>2,066</text:p>
          </table:table-cell>
          <table:table-cell office:value-type="float" office:value="2197" table:style-name="ce477">
            <text:p>2,197</text:p>
          </table:table-cell>
          <table:table-cell office:value-type="float" office:value="1856" table:style-name="ce477">
            <text:p>1,856</text:p>
          </table:table-cell>
          <table:table-cell office:value-type="float" office:value="2289" table:style-name="ce477">
            <text:p>2,289</text:p>
          </table:table-cell>
          <table:table-cell office:value-type="float" office:value="2131" table:style-name="ce477">
            <text:p>2,131</text:p>
          </table:table-cell>
          <table:table-cell office:value-type="float" office:value="2003" table:style-name="ce477">
            <text:p>2,003</text:p>
          </table:table-cell>
          <table:table-cell office:value-type="float" office:value="489" table:style-name="ce477">
            <text:p>489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all renters</text:p>
          </table:table-cell>
          <table:table-cell table:number-columns-repeated="6" table:style-name="ce473"/>
          <table:table-cell table:number-columns-repeated="7" table:style-name="ce477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44">
            <text:p>working full-time or part-time</text:p>
          </table:table-cell>
          <table:table-cell office:value-type="float" office:value="2490" table:style-name="ce194">
            <text:p><text:s/>2,490<text:s/></text:p>
          </table:table-cell>
          <table:table-cell office:value-type="float" office:value="2487" table:style-name="ce194">
            <text:p><text:s/>2,487<text:s/></text:p>
          </table:table-cell>
          <table:table-cell office:value-type="float" office:value="2574" table:style-name="ce194">
            <text:p><text:s/>2,574<text:s/></text:p>
          </table:table-cell>
          <table:table-cell office:value-type="float" office:value="2411" table:style-name="ce194">
            <text:p><text:s/>2,411<text:s/></text:p>
          </table:table-cell>
          <table:table-cell office:value-type="float" office:value="2615" table:style-name="ce194">
            <text:p><text:s/>2,615<text:s/></text:p>
          </table:table-cell>
          <table:table-cell office:value-type="float" office:value="2665" table:style-name="ce194">
            <text:p><text:s/>2,665<text:s/></text:p>
          </table:table-cell>
          <table:table-cell office:value-type="float" office:value="2643" table:style-name="ce477">
            <text:p>2,643</text:p>
          </table:table-cell>
          <table:table-cell office:value-type="float" office:value="2942" table:style-name="ce477">
            <text:p>2,942</text:p>
          </table:table-cell>
          <table:table-cell office:value-type="float" office:value="3082" table:style-name="ce477">
            <text:p>3,082</text:p>
          </table:table-cell>
          <table:table-cell office:value-type="float" office:value="3212" table:style-name="ce477">
            <text:p>3,212</text:p>
          </table:table-cell>
          <table:table-cell office:value-type="float" office:value="3180" table:style-name="ce477">
            <text:p>3,180</text:p>
          </table:table-cell>
          <table:table-cell office:value-type="float" office:value="3248" table:style-name="ce477">
            <text:p>3,248</text:p>
          </table:table-cell>
          <table:table-cell office:value-type="float" office:value="976" table:style-name="ce477">
            <text:p>976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294">
            <text:p>not working</text:p>
          </table:table-cell>
          <table:table-cell office:value-type="float" office:value="2933" table:style-name="ce199">
            <text:p><text:s/>2,933<text:s/></text:p>
          </table:table-cell>
          <table:table-cell office:value-type="float" office:value="2933" table:style-name="ce199">
            <text:p><text:s/>2,933<text:s/></text:p>
          </table:table-cell>
          <table:table-cell office:value-type="float" office:value="2945" table:style-name="ce199">
            <text:p><text:s/>2,945<text:s/></text:p>
          </table:table-cell>
          <table:table-cell office:value-type="float" office:value="2859" table:style-name="ce199">
            <text:p><text:s/>2,859<text:s/></text:p>
          </table:table-cell>
          <table:table-cell office:value-type="float" office:value="2757" table:style-name="ce199">
            <text:p><text:s/>2,757<text:s/></text:p>
          </table:table-cell>
          <table:table-cell office:value-type="float" office:value="2842" table:style-name="ce199">
            <text:p><text:s/>2,842<text:s/></text:p>
          </table:table-cell>
          <table:table-cell office:value-type="float" office:value="2714" table:style-name="ce478">
            <text:p>2,714</text:p>
          </table:table-cell>
          <table:table-cell office:value-type="float" office:value="2778" table:style-name="ce478">
            <text:p>2,778</text:p>
          </table:table-cell>
          <table:table-cell office:value-type="float" office:value="2581" table:style-name="ce478">
            <text:p>2,581</text:p>
          </table:table-cell>
          <table:table-cell office:value-type="float" office:value="2913" table:style-name="ce478">
            <text:p>2,913</text:p>
          </table:table-cell>
          <table:table-cell office:value-type="float" office:value="2801" table:style-name="ce478">
            <text:p>2,801</text:p>
          </table:table-cell>
          <table:table-cell office:value-type="float" office:value="2620" table:style-name="ce478">
            <text:p>2,620</text:p>
          </table:table-cell>
          <table:table-cell office:value-type="float" office:value="731" table:style-name="ce478">
            <text:p>731</text:p>
          </table:table-cell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number-columns-spanned="9" table:number-rows-spanned="1" table:style-name="ce116">
            <text:p>Source: English Housing Survey, full household sample</text:p>
          </table:table-cell>
          <table:covered-table-cell table:number-columns-repeated="8"/>
          <table:table-cell table:style-name="ce114"/>
          <table:table-cell table:number-columns-repeated="4" table:style-name="ce60"/>
          <table:table-cell table:number-columns-repeated="16369" table:style-name="ce2"/>
        </table:table-row>
        <table:table-row table:style-name="ro5">
          <table:table-cell table:style-name="ce2"/>
          <table:table-cell table:style-name="ce63"/>
          <table:table-cell table:style-name="ce479"/>
          <table:table-cell table:number-columns-repeated="7" table:style-name="ce61"/>
          <table:table-cell table:style-name="ce114"/>
          <table:table-cell table:number-columns-repeated="4" table:style-name="ce60"/>
          <table:table-cell table:number-columns-repeated="16369" table:style-name="ce2"/>
        </table:table-row>
        <table:table-row table:style-name="ro5">
          <table:table-cell table:style-name="ce2"/>
          <table:table-cell table:style-name="ce63"/>
          <table:table-cell table:number-columns-repeated="8" table:style-name="ce61"/>
          <table:table-cell table:number-columns-repeated="5" table:style-name="ce60"/>
          <table:table-cell table:number-columns-repeated="16369" table:style-name="ce2"/>
        </table:table-row>
        <table:table-row table:style-name="ro1">
          <table:table-cell table:style-name="ce2"/>
          <table:table-cell table:style-name="ce63"/>
          <table:table-cell table:number-columns-repeated="16382" table:style-name="ce2"/>
        </table:table-row>
        <table:table-row table:number-rows-repeated="4" table:style-name="ro1">
          <table:table-cell table:style-name="ce2"/>
          <table:table-cell table:style-name="ce235"/>
          <table:table-cell table:number-columns-repeated="16382" table:style-name="ce2"/>
        </table:table-row>
        <table:table-row table:number-rows-repeated="1048507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18.$A$1:AT1_18.$P$63" table:base-cell-address="AT1_18.$A$1"/>
        </table:named-expressions>
      </table:table>
      <table:table table:name="AT1_19" table:style-name="ta5">
        <table:table-column table:style-name="co58" table:default-cell-style-name="ce480"/>
        <table:table-column table:style-name="co30" table:default-cell-style-name="ce480"/>
        <table:table-column table:style-name="co59" table:default-cell-style-name="ce480"/>
        <table:table-column table:style-name="co60" table:default-cell-style-name="ce480"/>
        <table:table-column table:style-name="co51" table:default-cell-style-name="ce480"/>
        <table:table-column table:style-name="co58" table:default-cell-style-name="ce480"/>
        <table:table-column table:style-name="co60" table:default-cell-style-name="ce480"/>
        <table:table-column table:style-name="co61" table:default-cell-style-name="ce480"/>
        <table:table-column table:style-name="co13" table:default-cell-style-name="ce480"/>
        <table:table-column table:style-name="co62" table:default-cell-style-name="ce480"/>
        <table:table-column table:style-name="co58" table:number-columns-repeated="16374" table:default-cell-style-name="ce480"/>
        <table:table-row table:style-name="ro2">
          <table:table-cell table:style-name="ce2"/>
          <table:table-cell table:number-columns-repeated="9" table:style-name="ce480"/>
          <table:table-cell table:number-columns-repeated="16374" table:style-name="ce2"/>
        </table:table-row>
        <table:table-row table:style-name="ro2">
          <table:table-cell table:style-name="ce2"/>
          <table:table-cell office:value-type="string" table:style-name="ce394">
            <text:p>Annex Table 1.19: Presence of savings, by tenure, 2020-21</text:p>
          </table:table-cell>
          <table:table-cell table:number-columns-repeated="3" table:style-name="ce394"/>
          <table:table-cell table:number-columns-repeated="3" table:style-name="ce481"/>
          <table:table-cell table:number-columns-repeated="2" table:style-name="ce482"/>
          <table:table-cell table:number-columns-repeated="16374" table:style-name="ce2"/>
        </table:table-row>
        <table:table-row table:style-name="ro2">
          <table:table-cell table:style-name="ce2"/>
          <table:table-cell table:number-columns-repeated="7" table:style-name="ce481"/>
          <table:table-cell table:number-columns-repeated="2" table:style-name="ce482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483">
            <text:p>all households</text:p>
          </table:table-cell>
          <table:table-cell table:style-name="ce484"/>
          <table:table-cell table:number-columns-repeated="2" table:style-name="ce485"/>
          <table:table-cell table:number-columns-repeated="5" table:style-name="ce486"/>
          <table:table-cell table:number-columns-repeated="16374" table:style-name="ce2"/>
        </table:table-row>
        <table:table-row table:style-name="ro1">
          <table:table-cell table:style-name="ce2"/>
          <table:table-cell table:style-name="ce487"/>
          <table:table-cell office:value-type="string" table:number-columns-spanned="3" table:number-rows-spanned="1" table:style-name="ce519">
            <text:p>owner occupiers</text:p>
          </table:table-cell>
          <table:covered-table-cell table:number-columns-repeated="2"/>
          <table:table-cell table:style-name="ce488"/>
          <table:table-cell office:value-type="string" table:number-columns-spanned="3" table:number-rows-spanned="1" table:style-name="ce519">
            <text:p>social renters</text:p>
          </table:table-cell>
          <table:covered-table-cell table:number-columns-repeated="2"/>
          <table:table-cell table:style-name="ce489"/>
          <table:table-cell table:number-columns-repeated="16374" table:style-name="ce2"/>
        </table:table-row>
        <table:table-row table:style-name="ro1">
          <table:table-cell table:style-name="ce2"/>
          <table:table-cell table:number-columns-spanned="1" table:number-rows-spanned="3" table:style-name="ce520"/>
          <table:table-cell office:value-type="string" table:number-columns-spanned="1" table:number-rows-spanned="3" table:style-name="ce521">
            <text:p>own</text:p>
            <text:p>outright</text:p>
          </table:table-cell>
          <table:table-cell office:value-type="string" table:number-columns-spanned="1" table:number-rows-spanned="3" table:style-name="ce521">
            <text:p>buying</text:p>
            <text:p>with</text:p>
            <text:p>mortgage<text:span text:style-name="T9">1</text:span></text:p>
          </table:table-cell>
          <table:table-cell office:value-type="string" table:number-columns-spanned="1" table:number-rows-spanned="3" table:style-name="ce522">
            <text:p>all<text:s/></text:p>
            <text:p>owner</text:p>
            <text:p>occupiers</text:p>
          </table:table-cell>
          <table:table-cell office:value-type="string" table:number-columns-spanned="1" table:number-rows-spanned="3" table:style-name="ce523">
            <text:p>private renters</text:p>
          </table:table-cell>
          <table:table-cell office:value-type="string" table:number-columns-spanned="1" table:number-rows-spanned="3" table:style-name="ce521">
            <text:p>local authority</text:p>
          </table:table-cell>
          <table:table-cell table:style-name="ce490"/>
          <table:table-cell office:value-type="string" table:number-columns-spanned="1" table:number-rows-spanned="3" table:style-name="ce522">
            <text:p>all<text:s/></text:p>
            <text:p>social</text:p>
            <text:p>renters</text:p>
          </table:table-cell>
          <table:table-cell office:value-type="string" table:number-columns-spanned="1" table:number-rows-spanned="3" table:style-name="ce524">
            <text:p>all</text:p>
            <text:p>households</text:p>
          </table:table-cell>
          <table:table-cell table:number-columns-repeated="16374" table:style-name="ce2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523">
            <text:p>housing association<text:s/></text:p>
          </table:table-cell>
          <table:covered-table-cell/>
          <table:covered-table-cell/>
          <table:table-cell table:number-columns-repeated="16374" table:style-name="ce2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2"/>
        </table:table-row>
        <table:table-row table:style-name="ro1">
          <table:table-cell table:style-name="ce2"/>
          <table:table-cell table:style-name="ce491"/>
          <table:table-cell table:number-columns-repeated="2" table:style-name="ce486"/>
          <table:table-cell table:number-columns-repeated="3" table:style-name="ce492"/>
          <table:table-cell table:style-name="ce493"/>
          <table:table-cell table:style-name="ce486"/>
          <table:table-cell office:value-type="string" table:style-name="ce493">
            <text:p>thousands of households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494">
            <text:p>savings</text:p>
          </table:table-cell>
          <table:table-cell office:value-type="float" office:value="7125.221791085778" table:style-name="ce126">
            <text:p>7,125</text:p>
          </table:table-cell>
          <table:table-cell office:value-type="float" office:value="5340.2513304510567" table:style-name="ce126">
            <text:p>5,340</text:p>
          </table:table-cell>
          <table:table-cell office:value-type="float" office:value="12465.473121536839" table:style-name="ce127">
            <text:p>12,465</text:p>
          </table:table-cell>
          <table:table-cell office:value-type="float" office:value="2396.1303282709437" table:style-name="ce136">
            <text:p>2,396</text:p>
          </table:table-cell>
          <table:table-cell office:value-type="float" office:value="446.99361944248744" table:style-name="ce136">
            <text:p>447</text:p>
          </table:table-cell>
          <table:table-cell office:value-type="float" office:value="759.08092865772755" table:style-name="ce136">
            <text:p>759</text:p>
          </table:table-cell>
          <table:table-cell office:value-type="float" office:value="1206.0745481002148" table:style-name="ce495">
            <text:p>1,206</text:p>
          </table:table-cell>
          <table:table-cell office:value-type="float" office:value="16067.677997908004" table:style-name="ce127">
            <text:p>16,068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496">
            <text:p>no savings</text:p>
          </table:table-cell>
          <table:table-cell office:value-type="float" office:value="1048.6352356870091" table:style-name="ce126">
            <text:p>1,049</text:p>
          </table:table-cell>
          <table:table-cell office:value-type="float" office:value="1805.0105900869285" table:style-name="ce126">
            <text:p>1,805</text:p>
          </table:table-cell>
          <table:table-cell office:value-type="float" office:value="2853.6458257739355" table:style-name="ce127">
            <text:p>2,854</text:p>
          </table:table-cell>
          <table:table-cell office:value-type="float" office:value="1975.9071895883037" table:style-name="ce136">
            <text:p>1,976</text:p>
          </table:table-cell>
          <table:table-cell office:value-type="float" office:value="1094.8904084733101" table:style-name="ce136">
            <text:p>1,095</text:p>
          </table:table-cell>
          <table:table-cell office:value-type="float" office:value="1602.1973213464596" table:style-name="ce126">
            <text:p>1,602</text:p>
          </table:table-cell>
          <table:table-cell office:value-type="float" office:value="2697.0877298197652" table:style-name="ce495">
            <text:p>2,697</text:p>
          </table:table-cell>
          <table:table-cell office:value-type="float" office:value="7526.6407451820141" table:style-name="ce130">
            <text:p>7,527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497"/>
          <table:table-cell table:number-columns-repeated="2" table:style-name="ce126"/>
          <table:table-cell table:style-name="ce127"/>
          <table:table-cell table:number-columns-repeated="2" table:style-name="ce136"/>
          <table:table-cell table:style-name="ce126"/>
          <table:table-cell table:style-name="ce495"/>
          <table:table-cell table:style-name="ce130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498">
            <text:p>total</text:p>
          </table:table-cell>
          <table:table-cell office:value-type="float" office:value="8173.8570267727937" table:style-name="ce156">
            <text:p>8,174</text:p>
          </table:table-cell>
          <table:table-cell office:value-type="float" office:value="7145.2619205379915" table:style-name="ce156">
            <text:p>7,145</text:p>
          </table:table-cell>
          <table:table-cell office:value-type="float" office:value="15319.11894731077" table:style-name="ce154">
            <text:p>15,319</text:p>
          </table:table-cell>
          <table:table-cell office:value-type="float" office:value="4372.0375178592476" table:style-name="ce154">
            <text:p>4,372</text:p>
          </table:table-cell>
          <table:table-cell office:value-type="float" office:value="1541.8840279157971" table:style-name="ce154">
            <text:p>1,542</text:p>
          </table:table-cell>
          <table:table-cell office:value-type="float" office:value="2361.278250004184" table:style-name="ce156">
            <text:p>2,361</text:p>
          </table:table-cell>
          <table:table-cell office:value-type="float" office:value="3903.1622779199779" table:style-name="ce499">
            <text:p>3,903</text:p>
          </table:table-cell>
          <table:table-cell office:value-type="float" office:value="23594.318743089989" table:style-name="ce156">
            <text:p>23,594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491"/>
          <table:table-cell table:number-columns-repeated="2" table:style-name="ce500"/>
          <table:table-cell table:style-name="ce501"/>
          <table:table-cell table:style-name="ce500"/>
          <table:table-cell table:style-name="ce501"/>
          <table:table-cell table:style-name="ce502"/>
          <table:table-cell table:style-name="ce503"/>
          <table:table-cell office:value-type="string" table:style-name="ce502">
            <text:p>percentages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494">
            <text:p>savings</text:p>
          </table:table-cell>
          <table:table-cell office:value-type="float" office:value="87.170863984379736" table:style-name="ce504">
            <text:p>87.2</text:p>
          </table:table-cell>
          <table:table-cell office:value-type="float" office:value="74.738356547872641" table:style-name="ce504">
            <text:p>74.7</text:p>
          </table:table-cell>
          <table:table-cell office:value-type="float" office:value="81.371997726573696" table:style-name="ce505">
            <text:p>81.4</text:p>
          </table:table-cell>
          <table:table-cell office:value-type="float" office:value="54.805804352845541" table:style-name="ce504">
            <text:p>54.8</text:p>
          </table:table-cell>
          <table:table-cell office:value-type="float" office:value="28.990093376004406" table:style-name="ce504">
            <text:p>29.0</text:p>
          </table:table-cell>
          <table:table-cell office:value-type="float" office:value="32.14703428773727" table:style-name="ce506">
            <text:p>32.1</text:p>
          </table:table-cell>
          <table:table-cell office:value-type="float" office:value="30.899933495538395" table:style-name="ce507">
            <text:p>30.9</text:p>
          </table:table-cell>
          <table:table-cell office:value-type="float" office:value="68.099775089347332" table:style-name="ce507">
            <text:p>68.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496">
            <text:p>no savings</text:p>
          </table:table-cell>
          <table:table-cell office:value-type="float" office:value="12.829136015620177" table:style-name="ce504">
            <text:p>12.8</text:p>
          </table:table-cell>
          <table:table-cell office:value-type="float" office:value="25.261643452127263" table:style-name="ce504">
            <text:p>25.3</text:p>
          </table:table-cell>
          <table:table-cell office:value-type="float" office:value="18.628002273426343" table:style-name="ce505">
            <text:p>18.6</text:p>
          </table:table-cell>
          <table:table-cell office:value-type="float" office:value="45.194195647154459" table:style-name="ce504">
            <text:p>45.2</text:p>
          </table:table-cell>
          <table:table-cell office:value-type="float" office:value="71.009906623995604" table:style-name="ce504">
            <text:p>71.0</text:p>
          </table:table-cell>
          <table:table-cell office:value-type="float" office:value="67.852965712262872" table:style-name="ce506">
            <text:p>67.9</text:p>
          </table:table-cell>
          <table:table-cell office:value-type="float" office:value="69.100066504461651" table:style-name="ce507">
            <text:p>69.1</text:p>
          </table:table-cell>
          <table:table-cell office:value-type="float" office:value="31.900224910652796" table:style-name="ce507">
            <text:p>31.9</text:p>
          </table:table-cell>
          <table:table-cell table:number-columns-repeated="16374" table:style-name="ce2"/>
        </table:table-row>
        <table:table-row table:style-name="ro2">
          <table:table-cell table:style-name="ce2"/>
          <table:table-cell table:style-name="ce497"/>
          <table:table-cell table:number-columns-repeated="2" table:style-name="ce504"/>
          <table:table-cell table:style-name="ce505"/>
          <table:table-cell table:number-columns-repeated="2" table:style-name="ce504"/>
          <table:table-cell table:style-name="ce506"/>
          <table:table-cell table:number-columns-repeated="2" table:style-name="ce507"/>
          <table:table-cell table:style-name="ce480"/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498">
            <text:p>total</text:p>
          </table:table-cell>
          <table:table-cell office:value-type="float" office:value="100" table:style-name="ce508">
            <text:p>100.0</text:p>
          </table:table-cell>
          <table:table-cell office:value-type="float" office:value="100" table:style-name="ce508">
            <text:p>100.0</text:p>
          </table:table-cell>
          <table:table-cell office:value-type="float" office:value="100" table:style-name="ce508">
            <text:p>100.0</text:p>
          </table:table-cell>
          <table:table-cell office:value-type="float" office:value="100" table:style-name="ce508">
            <text:p>100.0</text:p>
          </table:table-cell>
          <table:table-cell office:value-type="float" office:value="100" table:style-name="ce508">
            <text:p>100.0</text:p>
          </table:table-cell>
          <table:table-cell office:value-type="float" office:value="100" table:style-name="ce508">
            <text:p>100.0</text:p>
          </table:table-cell>
          <table:table-cell office:value-type="float" office:value="100" table:style-name="ce508">
            <text:p>100.0</text:p>
          </table:table-cell>
          <table:table-cell office:value-type="float" office:value="100" table:style-name="ce508">
            <text:p>100.0</text:p>
          </table:table-cell>
          <table:table-cell table:style-name="ce509"/>
          <table:table-cell table:number-columns-repeated="16373" table:style-name="ce2"/>
        </table:table-row>
        <table:table-row table:style-name="ro2">
          <table:table-cell table:style-name="ce2"/>
          <table:table-cell table:style-name="ce491"/>
          <table:table-cell table:number-columns-repeated="2" table:style-name="ce500"/>
          <table:table-cell table:number-columns-repeated="4" table:style-name="ce501"/>
          <table:table-cell table:style-name="ce486"/>
          <table:table-cell table:number-columns-repeated="2" table:style-name="ce480"/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510">
            <text:p>sample size</text:p>
          </table:table-cell>
          <table:table-cell office:value-type="float" office:value="3419" table:style-name="ce511">
            <text:p><text:s/>3,419<text:s/></text:p>
          </table:table-cell>
          <table:table-cell office:value-type="float" office:value="2267" table:style-name="ce511">
            <text:p><text:s/>2,267<text:s/></text:p>
          </table:table-cell>
          <table:table-cell office:value-type="float" office:value="5686" table:style-name="ce511">
            <text:p><text:s/>5,686<text:s/></text:p>
          </table:table-cell>
          <table:table-cell office:value-type="float" office:value="888" table:style-name="ce511">
            <text:p><text:s/>888<text:s/></text:p>
          </table:table-cell>
          <table:table-cell office:value-type="float" office:value="307" table:style-name="ce511">
            <text:p><text:s/>307<text:s/></text:p>
          </table:table-cell>
          <table:table-cell office:value-type="float" office:value="488" table:style-name="ce511">
            <text:p><text:s/>488<text:s/></text:p>
          </table:table-cell>
          <table:table-cell office:value-type="float" office:value="795" table:style-name="ce512">
            <text:p><text:s/>795<text:s/></text:p>
          </table:table-cell>
          <table:table-cell office:value-type="float" office:value="7369" table:style-name="ce513">
            <text:p>7,369</text:p>
          </table:table-cell>
          <table:table-cell table:style-name="ce480"/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514">
            <text:p><text:span text:style-name="T7">1<text:s/></text:span>includes shared owners</text:p>
          </table:table-cell>
          <table:table-cell table:style-name="ce514"/>
          <table:table-cell table:number-columns-repeated="6" table:style-name="ce515"/>
          <table:table-cell table:number-columns-repeated="2" table:style-name="ce480"/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516">
            <text:p>Source: English Housing Survey, full household sample</text:p>
          </table:table-cell>
          <table:table-cell table:number-columns-repeated="6" table:style-name="ce517"/>
          <table:table-cell table:style-name="ce486"/>
          <table:table-cell table:number-columns-repeated="2" table:style-name="ce480"/>
          <table:table-cell table:number-columns-repeated="16373" table:style-name="ce2"/>
        </table:table-row>
        <table:table-row table:style-name="ro2">
          <table:table-cell table:style-name="ce2"/>
          <table:table-cell table:number-columns-repeated="10" table:style-name="ce480"/>
          <table:table-cell table:number-columns-repeated="16373" table:style-name="ce2"/>
        </table:table-row>
        <table:table-row table:style-name="ro2">
          <table:table-cell table:style-name="ce2"/>
          <table:table-cell table:style-name="ce518"/>
          <table:table-cell table:number-columns-repeated="9" table:style-name="ce480"/>
          <table:table-cell table:number-columns-repeated="16373" table:style-name="ce2"/>
        </table:table-row>
        <table:table-row table:number-rows-repeated="2" table:style-name="ro2">
          <table:table-cell table:style-name="ce2"/>
          <table:table-cell table:number-columns-repeated="10" table:style-name="ce480"/>
          <table:table-cell table:number-columns-repeated="16373" table:style-name="ce2"/>
        </table:table-row>
        <table:table-row table:number-rows-repeated="2" table:style-name="ro2">
          <table:table-cell table:style-name="ce2"/>
          <table:table-cell table:style-name="ce480"/>
          <table:table-cell table:number-columns-repeated="8" table:style-name="ce509"/>
          <table:table-cell table:style-name="ce480"/>
          <table:table-cell table:number-columns-repeated="16373" table:style-name="ce2"/>
        </table:table-row>
        <table:table-row table:number-rows-repeated="1048548" table:style-name="ro1">
          <table:table-cell table:number-columns-repeated="16384"/>
        </table:table-row>
        <table:named-expressions>
          <table:named-range table:name="Print_Area" table:cell-range-address="AT1_19.$A$1:AT1_19.$K$23" table:base-cell-address="AT1_19.$A$1"/>
        </table:named-expressions>
      </table:table>
      <table:table table:name="AT1_20" table:style-name="ta1">
        <table:table-column table:style-name="co1" table:default-cell-style-name="ce60"/>
        <table:table-column table:style-name="co63" table:default-cell-style-name="ce60"/>
        <table:table-column table:style-name="co3" table:number-columns-repeated="5" table:default-cell-style-name="ce402"/>
        <table:table-column table:style-name="co17" table:number-columns-repeated="2" table:default-cell-style-name="ce60"/>
        <table:table-column table:style-name="co1" table:number-columns-repeated="16375" table:default-cell-style-name="ce60"/>
        <table:table-row table:style-name="ro5">
          <table:table-cell table:style-name="ce2"/>
          <table:table-cell table:style-name="ce235"/>
          <table:table-cell table:number-columns-repeated="5" table:style-name="ce402"/>
          <table:table-cell table:number-columns-repeated="2" table:style-name="ce60"/>
          <table:table-cell table:number-columns-repeated="16375" table:style-name="ce2"/>
        </table:table-row>
        <table:table-row table:style-name="ro4">
          <table:table-cell table:style-name="ce2"/>
          <table:table-cell office:value-type="string" table:style-name="ce18">
            <text:p>Annex Table 1.20: Buying expectations, social and private renters, 2020-21</text:p>
          </table:table-cell>
          <table:table-cell table:number-columns-repeated="2" table:style-name="ce18"/>
          <table:table-cell table:number-columns-repeated="3" table:style-name="ce402"/>
          <table:table-cell table:number-columns-repeated="2" table:style-name="ce60"/>
          <table:table-cell table:number-columns-repeated="16375" table:style-name="ce2"/>
        </table:table-row>
        <table:table-row table:style-name="ro4">
          <table:table-cell table:style-name="ce2"/>
          <table:table-cell table:style-name="ce435"/>
          <table:table-cell table:number-columns-repeated="5" table:style-name="ce402"/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23">
            <text:p>all renting households</text:p>
          </table:table-cell>
          <table:table-cell table:number-columns-repeated="2" table:style-name="ce436"/>
          <table:table-cell table:number-columns-repeated="3" table:style-name="ce437"/>
          <table:table-cell table:number-columns-repeated="2" table:style-name="ce25"/>
          <table:table-cell table:number-columns-repeated="16375" table:style-name="ce2"/>
        </table:table-row>
        <table:table-row table:style-name="ro15">
          <table:table-cell table:style-name="ce2"/>
          <table:table-cell table:style-name="ce29"/>
          <table:table-cell office:value-type="string" table:style-name="ce31">
            <text:p>private renters</text:p>
          </table:table-cell>
          <table:table-cell office:value-type="string" table:style-name="ce30">
            <text:p>local authority</text:p>
          </table:table-cell>
          <table:table-cell office:value-type="string" table:style-name="ce30">
            <text:p>housing association</text:p>
          </table:table-cell>
          <table:table-cell office:value-type="string" table:style-name="ce31">
            <text:p>all social renters</text:p>
          </table:table-cell>
          <table:table-cell office:value-type="string" table:style-name="ce31">
            <text:p>all<text:s/></text:p>
            <text:p>renters</text:p>
          </table:table-cell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table:style-name="ce15"/>
          <table:table-cell table:number-columns-repeated="3" table:style-name="ce438"/>
          <table:table-cell table:style-name="ce49"/>
          <table:table-cell office:value-type="string" table:style-name="ce36">
            <text:p>thousands of households</text:p>
          </table:table-cell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525">
            <text:p>expect to buy</text:p>
          </table:table-cell>
          <table:table-cell table:style-name="ce40"/>
          <table:table-cell table:number-columns-repeated="2" table:style-name="ce39"/>
          <table:table-cell table:number-columns-repeated="2" table:style-name="ce40"/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137">
            <text:p>yes</text:p>
          </table:table-cell>
          <table:table-cell office:value-type="float" office:value="2521.0006404995011" table:style-name="ce440">
            <text:p>2,521</text:p>
          </table:table-cell>
          <table:table-cell office:value-type="float" office:value="351.86176866053108" table:style-name="ce440">
            <text:p>352</text:p>
          </table:table-cell>
          <table:table-cell office:value-type="float" office:value="627.85827173272742" table:style-name="ce440">
            <text:p>628</text:p>
          </table:table-cell>
          <table:table-cell office:value-type="float" office:value="979.72004039325827" table:style-name="ce441">
            <text:p>980</text:p>
          </table:table-cell>
          <table:table-cell office:value-type="float" office:value="3500.7206808927572" table:style-name="ce443">
            <text:p>3,501</text:p>
          </table:table-cell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137">
            <text:p>no</text:p>
          </table:table-cell>
          <table:table-cell office:value-type="float" office:value="1580.0020362978439" table:style-name="ce440">
            <text:p>1,580</text:p>
          </table:table-cell>
          <table:table-cell office:value-type="float" office:value="1165.6172276326677" table:style-name="ce440">
            <text:p>1,166</text:p>
          </table:table-cell>
          <table:table-cell office:value-type="float" office:value="1737.7873883713739" table:style-name="ce440">
            <text:p>1,738</text:p>
          </table:table-cell>
          <table:table-cell office:value-type="float" office:value="2903.4046160040398" table:style-name="ce441">
            <text:p>2,903</text:p>
          </table:table-cell>
          <table:table-cell office:value-type="float" office:value="4483.406652301881" table:style-name="ce443">
            <text:p>4,483</text:p>
          </table:table-cell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442">
            <text:p>all</text:p>
          </table:table-cell>
          <table:table-cell office:value-type="float" office:value="4101.002676797345" table:style-name="ce440">
            <text:p>4,101</text:p>
          </table:table-cell>
          <table:table-cell office:value-type="float" office:value="1517.4789962931989" table:style-name="ce440">
            <text:p>1,517</text:p>
          </table:table-cell>
          <table:table-cell office:value-type="float" office:value="2365.6456601041" table:style-name="ce440">
            <text:p>2,366</text:p>
          </table:table-cell>
          <table:table-cell office:value-type="float" office:value="3883.1246563972968" table:style-name="ce440">
            <text:p>3,883</text:p>
          </table:table-cell>
          <table:table-cell office:value-type="float" office:value="7984.1273331946368" table:style-name="ce443">
            <text:p>7,984</text:p>
          </table:table-cell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table:style-name="ce442"/>
          <table:table-cell table:style-name="ce447"/>
          <table:table-cell table:number-columns-repeated="2" table:style-name="ce448"/>
          <table:table-cell table:number-columns-repeated="2" table:style-name="ce447"/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526">
            <text:p>expect to buy current home</text:p>
          </table:table-cell>
          <table:table-cell table:style-name="ce447"/>
          <table:table-cell table:number-columns-repeated="2" table:style-name="ce448"/>
          <table:table-cell table:number-columns-repeated="2" table:style-name="ce447"/>
          <table:table-cell table:style-name="ce117"/>
          <table:table-cell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137">
            <text:p>yes</text:p>
          </table:table-cell>
          <table:table-cell office:value-type="float" office:value="279.39761790428815" table:style-name="ce440">
            <text:p>279</text:p>
          </table:table-cell>
          <table:table-cell office:value-type="float" office:value="171.57597964054841" table:style-name="ce440">
            <text:p>172</text:p>
          </table:table-cell>
          <table:table-cell office:value-type="float" office:value="141.28496905424208" table:style-name="ce440">
            <text:p>141</text:p>
          </table:table-cell>
          <table:table-cell office:value-type="float" office:value="312.86094869479052" table:style-name="ce441">
            <text:p>313</text:p>
          </table:table-cell>
          <table:table-cell office:value-type="float" office:value="592.25856659907856" table:style-name="ce443">
            <text:p>592</text:p>
          </table:table-cell>
          <table:table-cell table:style-name="ce117"/>
          <table:table-cell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137">
            <text:p>no</text:p>
          </table:table-cell>
          <table:table-cell office:value-type="float" office:value="2208.8009989710522" table:style-name="ce440">
            <text:p>2,209</text:p>
          </table:table-cell>
          <table:table-cell office:value-type="float" office:value="162.36827070014095" table:style-name="ce440">
            <text:p>162</text:p>
          </table:table-cell>
          <table:table-cell office:value-type="float" office:value="464.32090464805634" table:style-name="ce440">
            <text:p>464</text:p>
          </table:table-cell>
          <table:table-cell office:value-type="float" office:value="626.68917534819752" table:style-name="ce441">
            <text:p>627</text:p>
          </table:table-cell>
          <table:table-cell office:value-type="float" office:value="2835.4901743192463" table:style-name="ce443">
            <text:p>2,835</text:p>
          </table:table-cell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442">
            <text:p>all</text:p>
          </table:table-cell>
          <table:table-cell office:value-type="float" office:value="2488.1986168753378" table:style-name="ce440">
            <text:p>2,488</text:p>
          </table:table-cell>
          <table:table-cell office:value-type="float" office:value="333.94425034068951" table:style-name="ce440">
            <text:p>334</text:p>
          </table:table-cell>
          <table:table-cell office:value-type="float" office:value="605.60587370229848" table:style-name="ce440">
            <text:p>606</text:p>
          </table:table-cell>
          <table:table-cell office:value-type="float" office:value="939.55012404298793" table:style-name="ce440">
            <text:p>940</text:p>
          </table:table-cell>
          <table:table-cell office:value-type="float" office:value="3427.7487409183232" table:style-name="ce443">
            <text:p>3,428</text:p>
          </table:table-cell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table:style-name="ce137"/>
          <table:table-cell table:number-columns-repeated="4" table:style-name="ce448"/>
          <table:table-cell table:style-name="ce447"/>
          <table:table-cell table:number-columns-repeated="2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526">
            <text:p>how long before expect to buy</text:p>
          </table:table-cell>
          <table:table-cell table:number-columns-repeated="4" table:style-name="ce448"/>
          <table:table-cell table:style-name="ce447"/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less than 2 years</text:p>
          </table:table-cell>
          <table:table-cell office:value-type="float" office:value="878.99600868879213" table:style-name="ce440">
            <text:p>879</text:p>
          </table:table-cell>
          <table:table-cell office:value-type="float" office:value="67.748634831393247" table:style-name="ce440">
            <text:p>68</text:p>
          </table:table-cell>
          <table:table-cell office:value-type="float" office:value="107.63314223944674" table:style-name="ce440">
            <text:p>108</text:p>
          </table:table-cell>
          <table:table-cell office:value-type="float" office:value="175.38177707083997" table:style-name="ce441">
            <text:p>175</text:p>
          </table:table-cell>
          <table:table-cell office:value-type="float" office:value="1054.3777857596319" table:style-name="ce443">
            <text:p>1,054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2 years but less than 5 years</text:p>
          </table:table-cell>
          <table:table-cell office:value-type="float" office:value="764.01583742133448" table:style-name="ce440">
            <text:p>764</text:p>
          </table:table-cell>
          <table:table-cell office:value-type="float" office:value="118.85658859394346" table:style-name="ce440">
            <text:p>119</text:p>
          </table:table-cell>
          <table:table-cell office:value-type="float" office:value="141.01580247879323" table:style-name="ce440">
            <text:p>141</text:p>
          </table:table-cell>
          <table:table-cell office:value-type="float" office:value="259.87239107273666" table:style-name="ce441">
            <text:p>260</text:p>
          </table:table-cell>
          <table:table-cell office:value-type="float" office:value="1023.8882284940709" table:style-name="ce443">
            <text:p>1,024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5 years but less than 10 years</text:p>
          </table:table-cell>
          <table:table-cell office:value-type="float" office:value="654.97901406364235" table:style-name="ce440">
            <text:p>655</text:p>
          </table:table-cell>
          <table:table-cell office:value-type="float" office:value="76.395668618585404" table:style-name="ce440">
            <text:p>76</text:p>
          </table:table-cell>
          <table:table-cell office:value-type="float" office:value="219.9530813546682" table:style-name="ce440">
            <text:p>220</text:p>
          </table:table-cell>
          <table:table-cell office:value-type="float" office:value="296.34874997325363" table:style-name="ce441">
            <text:p>296</text:p>
          </table:table-cell>
          <table:table-cell office:value-type="float" office:value="951.32776403689581" table:style-name="ce443">
            <text:p>951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10 years or more</text:p>
          </table:table-cell>
          <table:table-cell office:value-type="float" office:value="179.4815175257049" table:style-name="ce136">
            <text:p>179</text:p>
          </table:table-cell>
          <table:table-cell office:value-type="float" office:value="65.265395563923605" table:style-name="ce136">
            <text:p>65</text:p>
          </table:table-cell>
          <table:table-cell office:value-type="float" office:value="135.12465911611463" table:style-name="ce136">
            <text:p>135</text:p>
          </table:table-cell>
          <table:table-cell office:value-type="float" office:value="200.39005468003819" table:style-name="ce136">
            <text:p>200</text:p>
          </table:table-cell>
          <table:table-cell office:value-type="float" office:value="379.87157220574312" table:style-name="ce127">
            <text:p>380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445">
            <text:p>all</text:p>
          </table:table-cell>
          <table:table-cell office:value-type="float" office:value="2477.4723776994733" table:style-name="ce527">
            <text:p>2,477</text:p>
          </table:table-cell>
          <table:table-cell office:value-type="float" office:value="328.2662876078457" table:style-name="ce527">
            <text:p>328</text:p>
          </table:table-cell>
          <table:table-cell office:value-type="float" office:value="603.7266851890231" table:style-name="ce527">
            <text:p>604</text:p>
          </table:table-cell>
          <table:table-cell office:value-type="float" office:value="931.99297279686857" table:style-name="ce527">
            <text:p>932</text:p>
          </table:table-cell>
          <table:table-cell office:value-type="float" office:value="3409.4653504963403" table:style-name="ce446">
            <text:p>3,409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table:style-name="ce15"/>
          <table:table-cell table:number-columns-repeated="3" table:style-name="ce438"/>
          <table:table-cell table:style-name="ce49"/>
          <table:table-cell office:value-type="string" table:style-name="ce36">
            <text:p>percentages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525">
            <text:p>expect to buy</text:p>
          </table:table-cell>
          <table:table-cell table:style-name="ce40"/>
          <table:table-cell table:number-columns-repeated="2" table:style-name="ce39"/>
          <table:table-cell table:number-columns-repeated="2" table:style-name="ce40"/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yes</text:p>
          </table:table-cell>
          <table:table-cell office:value-type="float" office:value="61.472787003110717" table:style-name="ce290">
            <text:p>61.5</text:p>
          </table:table-cell>
          <table:table-cell office:value-type="float" office:value="23.187257913950482" table:style-name="ce290">
            <text:p>23.2</text:p>
          </table:table-cell>
          <table:table-cell office:value-type="float" office:value="26.540672693352501" table:style-name="ce290">
            <text:p>26.5</text:p>
          </table:table-cell>
          <table:table-cell office:value-type="float" office:value="25.230198025685517" table:style-name="ce290">
            <text:p>25.2</text:p>
          </table:table-cell>
          <table:table-cell office:value-type="float" office:value="43.846002634980977" table:style-name="ce315">
            <text:p>43.8</text:p>
          </table:table-cell>
          <table:table-cell table:style-name="ce118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no</text:p>
          </table:table-cell>
          <table:table-cell office:value-type="float" office:value="38.527212996889276" table:style-name="ce290">
            <text:p>38.5</text:p>
          </table:table-cell>
          <table:table-cell office:value-type="float" office:value="76.812742086049511" table:style-name="ce290">
            <text:p>76.8</text:p>
          </table:table-cell>
          <table:table-cell office:value-type="float" office:value="73.459327306647566" table:style-name="ce290">
            <text:p>73.5</text:p>
          </table:table-cell>
          <table:table-cell office:value-type="float" office:value="74.769801974314518" table:style-name="ce290">
            <text:p>74.8</text:p>
          </table:table-cell>
          <table:table-cell office:value-type="float" office:value="56.153997365019038" table:style-name="ce315">
            <text:p>56.2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442">
            <text:p>all</text:p>
          </table:table-cell>
          <table:table-cell office:value-type="float" office:value="100" table:style-name="ce290">
            <text:p>100.0</text:p>
          </table:table-cell>
          <table:table-cell office:value-type="float" office:value="100" table:style-name="ce290">
            <text:p>100.0</text:p>
          </table:table-cell>
          <table:table-cell office:value-type="float" office:value="100" table:style-name="ce290">
            <text:p>100.0</text:p>
          </table:table-cell>
          <table:table-cell office:value-type="float" office:value="100" table:style-name="ce290">
            <text:p>100.0</text:p>
          </table:table-cell>
          <table:table-cell office:value-type="float" office:value="100" table:style-name="ce315">
            <text:p>100.0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table:style-name="ce442"/>
          <table:table-cell table:style-name="ce528"/>
          <table:table-cell table:number-columns-repeated="2" table:style-name="ce529"/>
          <table:table-cell table:number-columns-repeated="2" table:style-name="ce528"/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526">
            <text:p>expect to buy current home</text:p>
          </table:table-cell>
          <table:table-cell table:style-name="ce528"/>
          <table:table-cell table:number-columns-repeated="2" table:style-name="ce529"/>
          <table:table-cell table:number-columns-repeated="2" table:style-name="ce528"/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yes</text:p>
          </table:table-cell>
          <table:table-cell office:value-type="float" office:value="11.228911390327582" table:style-name="ce290">
            <text:p>11.2</text:p>
          </table:table-cell>
          <table:table-cell office:value-type="float" office:value="51.378629656149734" table:style-name="ce290">
            <text:p>51.4</text:p>
          </table:table-cell>
          <table:table-cell office:value-type="float" office:value="23.3295242317439" table:style-name="ce290">
            <text:p>23.3</text:p>
          </table:table-cell>
          <table:table-cell office:value-type="float" office:value="33.299016272651357" table:style-name="ce290">
            <text:p>33.3</text:p>
          </table:table-cell>
          <table:table-cell office:value-type="float" office:value="17.278354143320534" table:style-name="ce315">
            <text:p>17.3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no</text:p>
          </table:table-cell>
          <table:table-cell office:value-type="float" office:value="88.771088609672518" table:style-name="ce290">
            <text:p>88.8</text:p>
          </table:table-cell>
          <table:table-cell office:value-type="float" office:value="48.621370343850224" table:style-name="ce290">
            <text:p>48.6</text:p>
          </table:table-cell>
          <table:table-cell office:value-type="float" office:value="76.670475768256082" table:style-name="ce290">
            <text:p>76.7</text:p>
          </table:table-cell>
          <table:table-cell office:value-type="float" office:value="66.700983727348657" table:style-name="ce290">
            <text:p>66.7</text:p>
          </table:table-cell>
          <table:table-cell office:value-type="float" office:value="82.721645856679515" table:style-name="ce315">
            <text:p>82.7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442">
            <text:p>all</text:p>
          </table:table-cell>
          <table:table-cell office:value-type="float" office:value="100" table:style-name="ce290">
            <text:p>100.0</text:p>
          </table:table-cell>
          <table:table-cell office:value-type="float" office:value="100" table:style-name="ce290">
            <text:p>100.0</text:p>
          </table:table-cell>
          <table:table-cell office:value-type="float" office:value="100" table:style-name="ce290">
            <text:p>100.0</text:p>
          </table:table-cell>
          <table:table-cell office:value-type="float" office:value="100" table:style-name="ce290">
            <text:p>100.0</text:p>
          </table:table-cell>
          <table:table-cell office:value-type="float" office:value="100" table:style-name="ce315">
            <text:p>100.0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table:style-name="ce137"/>
          <table:table-cell table:number-columns-repeated="4" table:style-name="ce529"/>
          <table:table-cell table:style-name="ce528"/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526">
            <text:p>how long before expect to buy</text:p>
          </table:table-cell>
          <table:table-cell table:number-columns-repeated="4" table:style-name="ce529"/>
          <table:table-cell table:style-name="ce528"/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less than 2 years</text:p>
          </table:table-cell>
          <table:table-cell office:value-type="float" office:value="35.479548292885852" table:style-name="ce290">
            <text:p>35.5</text:p>
          </table:table-cell>
          <table:table-cell office:value-type="float" office:value="20.638316326995874" table:style-name="ce290">
            <text:p>20.6</text:p>
          </table:table-cell>
          <table:table-cell office:value-type="float" office:value="17.828124030288219" table:style-name="ce290">
            <text:p>17.8</text:p>
          </table:table-cell>
          <table:table-cell office:value-type="float" office:value="18.817929124994066" table:style-name="ce290">
            <text:p>18.8</text:p>
          </table:table-cell>
          <table:table-cell office:value-type="float" office:value="30.925018364129691" table:style-name="ce315">
            <text:p>30.9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2 years but less than 5 years</text:p>
          </table:table-cell>
          <table:table-cell office:value-type="float" office:value="30.838520917467623" table:style-name="ce290">
            <text:p>30.8</text:p>
          </table:table-cell>
          <table:table-cell office:value-type="float" office:value="36.207369772899803" table:style-name="ce290">
            <text:p>36.2</text:p>
          </table:table-cell>
          <table:table-cell office:value-type="float" office:value="23.357556645792798" table:style-name="ce290">
            <text:p>23.4</text:p>
          </table:table-cell>
          <table:table-cell office:value-type="float" office:value="27.883514002565001" table:style-name="ce290">
            <text:p>27.9</text:p>
          </table:table-cell>
          <table:table-cell office:value-type="float" office:value="30.030756239978096" table:style-name="ce315">
            <text:p>30.0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5 years but less than 10 years</text:p>
          </table:table-cell>
          <table:table-cell office:value-type="float" office:value="26.437389169676294" table:style-name="ce290">
            <text:p>26.4</text:p>
          </table:table-cell>
          <table:table-cell office:value-type="float" office:value="23.272468572785453" table:style-name="ce290">
            <text:p>23.3</text:p>
          </table:table-cell>
          <table:table-cell office:value-type="float" office:value="36.432559095147873" table:style-name="ce290">
            <text:p>36.4</text:p>
          </table:table-cell>
          <table:table-cell office:value-type="float" office:value="31.797315926527268" table:style-name="ce290">
            <text:p>31.8</text:p>
          </table:table-cell>
          <table:table-cell office:value-type="float" office:value="27.902549703237316" table:style-name="ce315">
            <text:p>27.9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37">
            <text:p>10 years or more</text:p>
          </table:table-cell>
          <table:table-cell office:value-type="float" office:value="7.2445416199702501" table:style-name="ce290">
            <text:p>7.2</text:p>
          </table:table-cell>
          <table:table-cell office:value-type="float" office:value="19.881845327318874" table:style-name="ce290">
            <text:p>19.9</text:p>
          </table:table-cell>
          <table:table-cell office:value-type="float" office:value="22.381760228771057" table:style-name="ce290">
            <text:p>22.4</text:p>
          </table:table-cell>
          <table:table-cell office:value-type="float" office:value="21.501240945913651" table:style-name="ce290">
            <text:p>21.5</text:p>
          </table:table-cell>
          <table:table-cell office:value-type="float" office:value="11.141675692654934" table:style-name="ce315">
            <text:p>11.1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445">
            <text:p>all</text:p>
          </table:table-cell>
          <table:table-cell office:value-type="float" office:value="100" table:style-name="ce296">
            <text:p>100.0</text:p>
          </table:table-cell>
          <table:table-cell office:value-type="float" office:value="100" table:style-name="ce296">
            <text:p>100.0</text:p>
          </table:table-cell>
          <table:table-cell office:value-type="float" office:value="100" table:style-name="ce296">
            <text:p>100.0</text:p>
          </table:table-cell>
          <table:table-cell office:value-type="float" office:value="100" table:style-name="ce296">
            <text:p>100.0</text:p>
          </table:table-cell>
          <table:table-cell office:value-type="float" office:value="100" table:style-name="ce530">
            <text:p>100.0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table:style-name="ce442"/>
          <table:table-cell table:number-columns-repeated="4" table:style-name="ce402"/>
          <table:table-cell office:value-type="string" table:style-name="ce36">
            <text:p>sample size</text:p>
          </table:table-cell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61">
            <text:p>expect to buy</text:p>
          </table:table-cell>
          <table:table-cell office:value-type="float" office:value="838" table:style-name="ce354">
            <text:p>838</text:p>
          </table:table-cell>
          <table:table-cell office:value-type="float" office:value="300" table:style-name="ce194">
            <text:p><text:s/>300<text:s/></text:p>
          </table:table-cell>
          <table:table-cell office:value-type="float" office:value="481" table:style-name="ce194">
            <text:p><text:s/>481<text:s/></text:p>
          </table:table-cell>
          <table:table-cell office:value-type="float" office:value="781" table:style-name="ce194">
            <text:p><text:s/>781<text:s/></text:p>
          </table:table-cell>
          <table:table-cell office:value-type="float" office:value="1619" table:style-name="ce194">
            <text:p><text:s/>1,619<text:s/></text:p>
          </table:table-cell>
          <table:table-cell table:style-name="ce192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61">
            <text:p>expect to buy current home</text:p>
          </table:table-cell>
          <table:table-cell office:value-type="float" office:value="500" table:style-name="ce354">
            <text:p>500</text:p>
          </table:table-cell>
          <table:table-cell office:value-type="float" office:value="56" table:style-name="ce194">
            <text:p><text:s/>56<text:s/></text:p>
          </table:table-cell>
          <table:table-cell office:value-type="float" office:value="119" table:style-name="ce194">
            <text:p><text:s/>119<text:s/></text:p>
          </table:table-cell>
          <table:table-cell office:value-type="float" office:value="175" table:style-name="ce194">
            <text:p><text:s/>175<text:s/></text:p>
          </table:table-cell>
          <table:table-cell office:value-type="float" office:value="675" table:style-name="ce194">
            <text:p><text:s/>675<text:s/></text:p>
          </table:table-cell>
          <table:table-cell table:style-name="ce192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198">
            <text:p>how long before expect to buy</text:p>
          </table:table-cell>
          <table:table-cell office:value-type="float" office:value="495" table:style-name="ce531">
            <text:p>495</text:p>
          </table:table-cell>
          <table:table-cell office:value-type="float" office:value="55" table:style-name="ce199">
            <text:p><text:s/>55<text:s/></text:p>
          </table:table-cell>
          <table:table-cell office:value-type="float" office:value="117" table:style-name="ce199">
            <text:p><text:s/>117<text:s/></text:p>
          </table:table-cell>
          <table:table-cell office:value-type="float" office:value="172" table:style-name="ce199">
            <text:p><text:s/>172<text:s/></text:p>
          </table:table-cell>
          <table:table-cell office:value-type="float" office:value="667" table:style-name="ce199">
            <text:p><text:s/>667<text:s/></text:p>
          </table:table-cell>
          <table:table-cell table:style-name="ce192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1">
            <text:p>Note: excludes non-response cases and renters who already own property</text:p>
          </table:table-cell>
          <table:table-cell table:number-columns-repeated="5" table:style-name="ce402"/>
          <table:table-cell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1">
            <text:p>Source: English Housing Survey, full household sample</text:p>
          </table:table-cell>
          <table:table-cell table:number-columns-repeated="5" table:style-name="ce402"/>
          <table:table-cell table:style-name="ce60"/>
          <table:table-cell table:number-columns-repeated="16376" table:style-name="ce2"/>
        </table:table-row>
        <table:table-row table:number-rows-repeated="3" table:style-name="ro1">
          <table:table-cell table:style-name="ce2"/>
          <table:table-cell table:style-name="ce60"/>
          <table:table-cell table:number-columns-repeated="5" table:style-name="ce402"/>
          <table:table-cell table:style-name="ce60"/>
          <table:table-cell table:number-columns-repeated="16376" table:style-name="ce2"/>
        </table:table-row>
        <table:table-row table:style-name="ro34">
          <table:table-cell table:number-columns-repeated="16384"/>
        </table:table-row>
        <table:table-row table:number-rows-repeated="1048527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20.$A$1:AT1_20.$H$46" table:base-cell-address="AT1_20.$A$1"/>
        </table:named-expressions>
      </table:table>
      <table:table table:name="AT1_21" table:style-name="ta1">
        <table:table-column table:style-name="co1" table:default-cell-style-name="ce60"/>
        <table:table-column table:style-name="co64" table:default-cell-style-name="ce60"/>
        <table:table-column table:style-name="co3" table:number-columns-repeated="3" table:default-cell-style-name="ce60"/>
        <table:table-column table:style-name="co65" table:default-cell-style-name="ce60"/>
        <table:table-column table:style-name="co3" table:number-columns-repeated="3" table:default-cell-style-name="ce60"/>
        <table:table-column table:style-name="co27" table:default-cell-style-name="ce60"/>
        <table:table-column table:style-name="co55" table:number-columns-repeated="2" table:default-cell-style-name="ce60"/>
        <table:table-column table:style-name="co1" table:number-columns-repeated="7" table:default-cell-style-name="ce60"/>
        <table:table-column table:style-name="co55" table:number-columns-repeated="8" table:default-cell-style-name="ce60"/>
        <table:table-column table:style-name="co4" table:default-cell-style-name="ce60"/>
        <table:table-column table:style-name="co55" table:number-columns-repeated="2" table:default-cell-style-name="ce60"/>
        <table:table-column table:style-name="co1" table:default-cell-style-name="ce60"/>
        <table:table-column table:style-name="co24" table:number-columns-repeated="16353" table:default-cell-style-name="ce60"/>
        <table:table-row table:style-name="ro5">
          <table:table-cell table:style-name="ce2"/>
          <table:table-cell table:style-name="ce235"/>
          <table:table-cell table:number-columns-repeated="14" table:style-name="ce60"/>
          <table:table-cell table:number-columns-repeated="16368" table:style-name="ce2"/>
        </table:table-row>
        <table:table-row table:style-name="ro2">
          <table:table-cell table:style-name="ce2"/>
          <table:table-cell office:value-type="string" table:style-name="ce18">
            <text:p>Annex Table 1.21: Number and proportion of renters who expect to buy, 2008-09 to 2020-21</text:p>
          </table:table-cell>
          <table:table-cell table:number-columns-repeated="5" table:style-name="ce18"/>
          <table:table-cell table:number-columns-repeated="9" table:style-name="ce60"/>
          <table:table-cell table:number-columns-repeated="16368" table:style-name="ce2"/>
        </table:table-row>
        <table:table-row table:style-name="ro1">
          <table:table-cell table:style-name="ce2"/>
          <table:table-cell table:style-name="ce82"/>
          <table:table-cell table:style-name="ce117"/>
          <table:table-cell table:number-columns-repeated="13" table:style-name="ce60"/>
          <table:table-cell table:number-columns-repeated="16368" table:style-name="ce2"/>
        </table:table-row>
        <table:table-row table:style-name="ro1">
          <table:table-cell table:style-name="ce2"/>
          <table:table-cell office:value-type="string" table:style-name="ce23">
            <text:p>all renting households</text:p>
          </table:table-cell>
          <table:table-cell table:number-columns-repeated="2" table:style-name="ce532"/>
          <table:table-cell table:number-columns-repeated="3" table:style-name="ce533"/>
          <table:table-cell table:number-columns-repeated="3" table:style-name="ce25"/>
          <table:table-cell table:number-columns-repeated="6" table:style-name="ce60"/>
          <table:table-cell table:number-columns-repeated="16368" table:style-name="ce2"/>
        </table:table-row>
        <table:table-row table:style-name="ro6">
          <table:table-cell table:style-name="ce2"/>
          <table:table-cell table:style-name="ce29"/>
          <table:table-cell office:value-type="string" table:style-name="ce31">
            <text:p>private renters</text:p>
          </table:table-cell>
          <table:table-cell office:value-type="string" table:style-name="ce30">
            <text:p>local authority</text:p>
          </table:table-cell>
          <table:table-cell office:value-type="string" table:style-name="ce30">
            <text:p>housing association</text:p>
          </table:table-cell>
          <table:table-cell office:value-type="string" table:style-name="ce31">
            <text:p>all social renters</text:p>
          </table:table-cell>
          <table:table-cell office:value-type="string" table:style-name="ce31">
            <text:p>all<text:s/></text:p>
            <text:p>renters</text:p>
          </table:table-cell>
          <table:table-cell table:style-name="ce60"/>
          <table:table-cell table:style-name="ce235"/>
          <table:table-cell table:style-name="ce142"/>
          <table:table-cell table:number-columns-repeated="6" table:style-name="ce60"/>
          <table:table-cell table:number-columns-repeated="16368" table:style-name="ce2"/>
        </table:table-row>
        <table:table-row table:style-name="ro1">
          <table:table-cell table:style-name="ce2"/>
          <table:table-cell table:style-name="ce15"/>
          <table:table-cell table:number-columns-repeated="3" table:style-name="ce237"/>
          <table:table-cell table:style-name="ce240"/>
          <table:table-cell office:value-type="string" table:style-name="ce36">
            <text:p>thousands of households</text:p>
          </table:table-cell>
          <table:table-cell table:style-name="ce60"/>
          <table:table-cell table:number-columns-repeated="2" table:style-name="ce142"/>
          <table:table-cell table:number-columns-repeated="6" table:style-name="ce60"/>
          <table:table-cell table:number-columns-repeated="16368" table:style-name="ce2"/>
        </table:table-row>
        <table:table-row table:style-name="ro1">
          <table:table-cell table:style-name="ce2"/>
          <table:table-cell table:style-name="ce15"/>
          <table:table-cell table:number-columns-repeated="3" table:style-name="ce237"/>
          <table:table-cell table:style-name="ce240"/>
          <table:table-cell table:style-name="ce36"/>
          <table:table-cell table:style-name="ce60"/>
          <table:table-cell table:number-columns-repeated="2" table:style-name="ce142"/>
          <table:table-cell table:number-columns-repeated="6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08-09</text:p>
          </table:table-cell>
          <table:table-cell office:value-type="float" office:value="1573.0262011990001" table:style-name="ce40">
            <text:p><text:s/>1,573<text:s/></text:p>
          </table:table-cell>
          <table:table-cell office:value-type="float" office:value="551.93985903816974" table:style-name="ce39">
            <text:p><text:s/>552<text:s/></text:p>
          </table:table-cell>
          <table:table-cell office:value-type="float" office:value="465.23539309215568" table:style-name="ce39">
            <text:p><text:s/>465<text:s/></text:p>
          </table:table-cell>
          <table:table-cell office:value-type="float" office:value="1017.1752521303257" table:style-name="ce40">
            <text:p><text:s/>1,017<text:s/></text:p>
          </table:table-cell>
          <table:table-cell office:value-type="float" office:value="2590.2014533293191" table:style-name="ce40">
            <text:p><text:s/>2,590<text:s/></text:p>
          </table:table-cell>
          <table:table-cell table:style-name="ce60"/>
          <table:table-cell table:number-columns-repeated="2" table:style-name="ce142"/>
          <table:table-cell table:style-name="ce15"/>
          <table:table-cell table:style-name="ce136"/>
          <table:table-cell table:number-columns-repeated="3" table:style-name="ce534"/>
          <table:table-cell table:style-name="ce136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09-10</text:p>
          </table:table-cell>
          <table:table-cell office:value-type="float" office:value="1777.4914969086255" table:style-name="ce40">
            <text:p><text:s/>1,777<text:s/></text:p>
          </table:table-cell>
          <table:table-cell office:value-type="float" office:value="427.83896951121056" table:style-name="ce39">
            <text:p><text:s/>428<text:s/></text:p>
          </table:table-cell>
          <table:table-cell office:value-type="float" office:value="449.77016681707278" table:style-name="ce39">
            <text:p><text:s/>450<text:s/></text:p>
          </table:table-cell>
          <table:table-cell office:value-type="float" office:value="877.60913632828442" table:style-name="ce40">
            <text:p><text:s/>878<text:s/></text:p>
          </table:table-cell>
          <table:table-cell office:value-type="float" office:value="2655.1006332369102" table:style-name="ce40">
            <text:p><text:s/>2,655<text:s/></text:p>
          </table:table-cell>
          <table:table-cell table:style-name="ce60"/>
          <table:table-cell table:number-columns-repeated="2" table:style-name="ce142"/>
          <table:table-cell table:number-columns-repeated="6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1916.2912005042488" table:style-name="ce40">
            <text:p><text:s/>1,916<text:s/></text:p>
          </table:table-cell>
          <table:table-cell office:value-type="float" office:value="399.59043858908802" table:style-name="ce39">
            <text:p><text:s/>400<text:s/></text:p>
          </table:table-cell>
          <table:table-cell office:value-type="float" office:value="455.24685598493767" table:style-name="ce39">
            <text:p><text:s/>455<text:s/></text:p>
          </table:table-cell>
          <table:table-cell office:value-type="float" office:value="854.83729457402455" table:style-name="ce40">
            <text:p><text:s/>855<text:s/></text:p>
          </table:table-cell>
          <table:table-cell office:value-type="float" office:value="2771.1284950782688" table:style-name="ce40">
            <text:p><text:s/>2,771<text:s/></text:p>
          </table:table-cell>
          <table:table-cell table:number-columns-repeated="9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1-12</text:p>
          </table:table-cell>
          <table:table-cell office:value-type="float" office:value="2162.6566019227371" table:style-name="ce40">
            <text:p><text:s/>2,163<text:s/></text:p>
          </table:table-cell>
          <table:table-cell office:value-type="float" office:value="377.06968608079859" table:style-name="ce39">
            <text:p><text:s/>377<text:s/></text:p>
          </table:table-cell>
          <table:table-cell office:value-type="float" office:value="385.7077639866672" table:style-name="ce39">
            <text:p><text:s/>386<text:s/></text:p>
          </table:table-cell>
          <table:table-cell office:value-type="float" office:value="762.77745006746602" table:style-name="ce40">
            <text:p><text:s/>763<text:s/></text:p>
          </table:table-cell>
          <table:table-cell office:value-type="float" office:value="2925.4340519901984" table:style-name="ce40">
            <text:p><text:s/>2,925<text:s/></text:p>
          </table:table-cell>
          <table:table-cell table:number-columns-repeated="9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2-13</text:p>
          </table:table-cell>
          <table:table-cell office:value-type="float" office:value="2256.1758686250423" table:style-name="ce40">
            <text:p><text:s/>2,256<text:s/></text:p>
          </table:table-cell>
          <table:table-cell office:value-type="float" office:value="428.74800712897746" table:style-name="ce39">
            <text:p><text:s/>429<text:s/></text:p>
          </table:table-cell>
          <table:table-cell office:value-type="float" office:value="387.21699674148601" table:style-name="ce39">
            <text:p><text:s/>387<text:s/></text:p>
          </table:table-cell>
          <table:table-cell office:value-type="float" office:value="815.96500387046285" table:style-name="ce40">
            <text:p><text:s/>816<text:s/></text:p>
          </table:table-cell>
          <table:table-cell office:value-type="float" office:value="3072.1408724955058" table:style-name="ce40">
            <text:p><text:s/>3,072<text:s/></text:p>
          </table:table-cell>
          <table:table-cell table:number-columns-repeated="9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3-14</text:p>
          </table:table-cell>
          <table:table-cell office:value-type="float" office:value="2521.69820337075" table:style-name="ce40">
            <text:p><text:s/>2,522<text:s/></text:p>
          </table:table-cell>
          <table:table-cell office:value-type="float" office:value="428.88624688672456" table:style-name="ce39">
            <text:p><text:s/>429<text:s/></text:p>
          </table:table-cell>
          <table:table-cell office:value-type="float" office:value="540.64649124336972" table:style-name="ce39">
            <text:p><text:s/>541<text:s/></text:p>
          </table:table-cell>
          <table:table-cell office:value-type="float" office:value="969.53273813009628" table:style-name="ce40">
            <text:p><text:s/>970<text:s/></text:p>
          </table:table-cell>
          <table:table-cell office:value-type="float" office:value="3491.2309415008458" table:style-name="ce40">
            <text:p><text:s/>3,491<text:s/></text:p>
          </table:table-cell>
          <table:table-cell table:number-columns-repeated="9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4-15</text:p>
          </table:table-cell>
          <table:table-cell office:value-type="float" office:value="2330.3319917188874" table:style-name="ce40">
            <text:p><text:s/>2,330<text:s/></text:p>
          </table:table-cell>
          <table:table-cell office:value-type="float" office:value="398.04233131675136" table:style-name="ce39">
            <text:p><text:s/>398<text:s/></text:p>
          </table:table-cell>
          <table:table-cell office:value-type="float" office:value="513.10060487083797" table:style-name="ce39">
            <text:p><text:s/>513<text:s/></text:p>
          </table:table-cell>
          <table:table-cell office:value-type="float" office:value="911.1429361875895" table:style-name="ce40">
            <text:p><text:s/>911<text:s/></text:p>
          </table:table-cell>
          <table:table-cell office:value-type="float" office:value="3241.4749279064745" table:style-name="ce40">
            <text:p><text:s/>3,241<text:s/></text:p>
          </table:table-cell>
          <table:table-cell table:number-columns-repeated="9" table:style-name="ce60"/>
          <table:table-cell table:number-columns-repeated="16368" table:style-name="ce2"/>
        </table:table-row>
        <table:table-row table:style-name="ro1">
          <table:table-cell table:style-name="ce2"/>
          <table:table-cell office:value-type="string" table:style-name="ce15">
            <text:p>2015-16</text:p>
          </table:table-cell>
          <table:table-cell office:value-type="float" office:value="2574.4412016385477" table:style-name="ce40">
            <text:p><text:s/>2,574<text:s/></text:p>
          </table:table-cell>
          <table:table-cell office:value-type="float" office:value="433.27148071987807" table:style-name="ce39">
            <text:p><text:s/>433<text:s/></text:p>
          </table:table-cell>
          <table:table-cell office:value-type="float" office:value="602.64729371117414" table:style-name="ce39">
            <text:p><text:s/>603<text:s/></text:p>
          </table:table-cell>
          <table:table-cell office:value-type="float" office:value="1035.9187744310525" table:style-name="ce40">
            <text:p><text:s/>1,036<text:s/></text:p>
          </table:table-cell>
          <table:table-cell office:value-type="float" office:value="3610.3599760695997" table:style-name="ce40">
            <text:p><text:s/>3,610<text:s/></text:p>
          </table:table-cell>
          <table:table-cell table:number-columns-repeated="9" table:style-name="ce60"/>
          <table:table-cell table:number-columns-repeated="16368" table:style-name="ce2"/>
        </table:table-row>
        <table:table-row table:style-name="ro1">
          <table:table-cell table:style-name="ce2"/>
          <table:table-cell office:value-type="string" table:style-name="ce15">
            <text:p>2016-17</text:p>
          </table:table-cell>
          <table:table-cell office:value-type="float" office:value="2679.5531190216711" table:style-name="ce40">
            <text:p><text:s/>2,680<text:s/></text:p>
          </table:table-cell>
          <table:table-cell office:value-type="float" office:value="469.39678684344938" table:style-name="ce39">
            <text:p><text:s/>469<text:s/></text:p>
          </table:table-cell>
          <table:table-cell office:value-type="float" office:value="689.62784659961687" table:style-name="ce39">
            <text:p><text:s/>690<text:s/></text:p>
          </table:table-cell>
          <table:table-cell office:value-type="float" office:value="1159.0246334430665" table:style-name="ce40">
            <text:p><text:s/>1,159<text:s/></text:p>
          </table:table-cell>
          <table:table-cell office:value-type="float" office:value="3838.5777524647428" table:style-name="ce40">
            <text:p><text:s/>3,839<text:s/></text:p>
          </table:table-cell>
          <table:table-cell table:number-columns-repeated="9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5">
            <text:p>2017-18</text:p>
          </table:table-cell>
          <table:table-cell office:value-type="float" office:value="2496.82359794474" table:style-name="ce40">
            <text:p><text:s/>2,497<text:s/></text:p>
          </table:table-cell>
          <table:table-cell office:value-type="float" office:value="406.43179262249146" table:style-name="ce39">
            <text:p><text:s/>406<text:s/></text:p>
          </table:table-cell>
          <table:table-cell office:value-type="float" office:value="582.3710476211952" table:style-name="ce39">
            <text:p><text:s/>582<text:s/></text:p>
          </table:table-cell>
          <table:table-cell office:value-type="float" office:value="988.802840243687" table:style-name="ce40">
            <text:p><text:s/>989<text:s/></text:p>
          </table:table-cell>
          <table:table-cell office:value-type="float" office:value="3485.6264381884298" table:style-name="ce40">
            <text:p><text:s/>3,486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8-19</text:p>
          </table:table-cell>
          <table:table-cell office:value-type="float" office:value="2416.8072979430299" table:style-name="ce40">
            <text:p><text:s/>2,417<text:s/></text:p>
          </table:table-cell>
          <table:table-cell office:value-type="float" office:value="404.57473306204901" table:style-name="ce39">
            <text:p><text:s/>405<text:s/></text:p>
          </table:table-cell>
          <table:table-cell office:value-type="float" office:value="652.43083505463096" table:style-name="ce39">
            <text:p><text:s/>652<text:s/></text:p>
          </table:table-cell>
          <table:table-cell office:value-type="float" office:value="1057.00556811668" table:style-name="ce40">
            <text:p><text:s/>1,057<text:s/></text:p>
          </table:table-cell>
          <table:table-cell office:value-type="float" office:value="3473.8128660597099" table:style-name="ce40">
            <text:p><text:s/>3,474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9-20</text:p>
          </table:table-cell>
          <table:table-cell office:value-type="float" office:value="2539.15055111423" table:style-name="ce40">
            <text:p><text:s/>2,539<text:s/></text:p>
          </table:table-cell>
          <table:table-cell office:value-type="float" office:value="418.76629633720302" table:style-name="ce39">
            <text:p><text:s/>419<text:s/></text:p>
          </table:table-cell>
          <table:table-cell office:value-type="float" office:value="690.97393258938303" table:style-name="ce39">
            <text:p><text:s/>691<text:s/></text:p>
          </table:table-cell>
          <table:table-cell office:value-type="float" office:value="1109.7402289265899" table:style-name="ce40">
            <text:p><text:s/>1,110<text:s/></text:p>
          </table:table-cell>
          <table:table-cell office:value-type="float" office:value="3648.8907800408201" table:style-name="ce40">
            <text:p><text:s/>3,649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54">
            <text:p>2020-21</text:p>
          </table:table-cell>
          <table:table-cell office:value-type="float" office:value="2521.0006404995011" table:style-name="ce56">
            <text:p><text:s/>2,521<text:s/></text:p>
          </table:table-cell>
          <table:table-cell office:value-type="float" office:value="351.86176866053108" table:style-name="ce55">
            <text:p><text:s/>352<text:s/></text:p>
          </table:table-cell>
          <table:table-cell office:value-type="float" office:value="627.85827173272742" table:style-name="ce55">
            <text:p><text:s/>628<text:s/></text:p>
          </table:table-cell>
          <table:table-cell office:value-type="float" office:value="979.72004039325827" table:style-name="ce56">
            <text:p><text:s/>980<text:s/></text:p>
          </table:table-cell>
          <table:table-cell office:value-type="float" office:value="3500.7206808927572" table:style-name="ce56">
            <text:p><text:s/>3,501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table:number-columns-repeated="5" table:style-name="ce60"/>
          <table:table-cell office:value-type="string" table:style-name="ce36">
            <text:p>percentages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table:style-name="ce15"/>
          <table:table-cell table:number-columns-repeated="3" table:style-name="ce237"/>
          <table:table-cell table:style-name="ce240"/>
          <table:table-cell table:style-name="ce535"/>
          <table:table-cell table:style-name="ce60"/>
          <table:table-cell table:number-columns-repeated="2" table:style-name="ce142"/>
          <table:table-cell table:number-columns-repeated="4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08-09</text:p>
          </table:table-cell>
          <table:table-cell office:value-type="float" office:value="59.194115620665897" table:style-name="ce536">
            <text:p><text:s/>59.2<text:s/></text:p>
          </table:table-cell>
          <table:table-cell office:value-type="float" office:value="29.81990323270335" table:style-name="ce241">
            <text:p><text:s/>29.8<text:s/></text:p>
          </table:table-cell>
          <table:table-cell office:value-type="float" office:value="24.493087846115387" table:style-name="ce241">
            <text:p><text:s/>24.5<text:s/></text:p>
          </table:table-cell>
          <table:table-cell office:value-type="float" office:value="27.1220202847949" table:style-name="ce536">
            <text:p><text:s/>27.1<text:s/></text:p>
          </table:table-cell>
          <table:table-cell office:value-type="float" office:value="40.422822987817788" table:style-name="ce536">
            <text:p><text:s/>40.4<text:s/></text:p>
          </table:table-cell>
          <table:table-cell table:style-name="ce60"/>
          <table:table-cell table:number-columns-repeated="2" table:style-name="ce142"/>
          <table:table-cell table:number-columns-repeated="4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09-10</text:p>
          </table:table-cell>
          <table:table-cell office:value-type="float" office:value="60.357508907106983" table:style-name="ce536">
            <text:p><text:s/>60.4<text:s/></text:p>
          </table:table-cell>
          <table:table-cell office:value-type="float" office:value="25.113265616241303" table:style-name="ce241">
            <text:p><text:s/>25.1<text:s/></text:p>
          </table:table-cell>
          <table:table-cell office:value-type="float" office:value="23.767848049203586" table:style-name="ce241">
            <text:p><text:s/>23.8<text:s/></text:p>
          </table:table-cell>
          <table:table-cell office:value-type="float" office:value="24.405254491086247" table:style-name="ce536">
            <text:p><text:s/>24.4<text:s/></text:p>
          </table:table-cell>
          <table:table-cell office:value-type="float" office:value="40.592141214115429" table:style-name="ce536">
            <text:p><text:s/>40.6<text:s/></text:p>
          </table:table-cell>
          <table:table-cell table:style-name="ce60"/>
          <table:table-cell table:number-columns-repeated="2" table:style-name="ce142"/>
          <table:table-cell table:number-columns-repeated="4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59.2565252019063" table:style-name="ce536">
            <text:p><text:s/>59.3<text:s/></text:p>
          </table:table-cell>
          <table:table-cell office:value-type="float" office:value="22.164246963768562" table:style-name="ce241">
            <text:p><text:s/>22.2<text:s/></text:p>
          </table:table-cell>
          <table:table-cell office:value-type="float" office:value="23.391246594351184" table:style-name="ce241">
            <text:p><text:s/>23.4<text:s/></text:p>
          </table:table-cell>
          <table:table-cell office:value-type="float" office:value="22.80120731833809" table:style-name="ce536">
            <text:p><text:s/>22.8<text:s/></text:p>
          </table:table-cell>
          <table:table-cell office:value-type="float" office:value="39.684047590257173" table:style-name="ce536">
            <text:p><text:s/>39.7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1-12</text:p>
          </table:table-cell>
          <table:table-cell office:value-type="float" office:value="58.984405144855003" table:style-name="ce536">
            <text:p><text:s/>59.0<text:s/></text:p>
          </table:table-cell>
          <table:table-cell office:value-type="float" office:value="21.448628969841884" table:style-name="ce241">
            <text:p><text:s/>21.4<text:s/></text:p>
          </table:table-cell>
          <table:table-cell office:value-type="float" office:value="19.294832220022521" table:style-name="ce241">
            <text:p><text:s/>19.3<text:s/></text:p>
          </table:table-cell>
          <table:table-cell office:value-type="float" office:value="20.302649185349015" table:style-name="ce536">
            <text:p><text:s/>20.3<text:s/></text:p>
          </table:table-cell>
          <table:table-cell office:value-type="float" office:value="39.407624945648948" table:style-name="ce536">
            <text:p><text:s/>39.4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2-13</text:p>
          </table:table-cell>
          <table:table-cell office:value-type="float" office:value="60.685797249529358" table:style-name="ce536">
            <text:p><text:s/>60.7<text:s/></text:p>
          </table:table-cell>
          <table:table-cell office:value-type="float" office:value="26.167668597578299" table:style-name="ce241">
            <text:p><text:s/>26.2<text:s/></text:p>
          </table:table-cell>
          <table:table-cell office:value-type="float" office:value="19.705213259159056" table:style-name="ce241">
            <text:p><text:s/>19.7<text:s/></text:p>
          </table:table-cell>
          <table:table-cell office:value-type="float" office:value="22.643597079574295" table:style-name="ce536">
            <text:p><text:s/>22.6<text:s/></text:p>
          </table:table-cell>
          <table:table-cell office:value-type="float" office:value="41.961616508905877" table:style-name="ce536">
            <text:p><text:s/>42.0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3-14</text:p>
          </table:table-cell>
          <table:table-cell office:value-type="float" office:value="61.051773935817899" table:style-name="ce536">
            <text:p><text:s/>61.1<text:s/></text:p>
          </table:table-cell>
          <table:table-cell office:value-type="float" office:value="26.787108732906191" table:style-name="ce241">
            <text:p><text:s/>26.8<text:s/></text:p>
          </table:table-cell>
          <table:table-cell office:value-type="float" office:value="24.061434454746713" table:style-name="ce241">
            <text:p><text:s/>24.1<text:s/></text:p>
          </table:table-cell>
          <table:table-cell office:value-type="float" office:value="25.195534404034301" table:style-name="ce536">
            <text:p><text:s/>25.2<text:s/></text:p>
          </table:table-cell>
          <table:table-cell office:value-type="float" office:value="43.758206832617084" table:style-name="ce536">
            <text:p><text:s/>43.8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4-15</text:p>
          </table:table-cell>
          <table:table-cell office:value-type="float" office:value="57.123097466019502" table:style-name="ce536">
            <text:p><text:s/>57.1<text:s/></text:p>
          </table:table-cell>
          <table:table-cell office:value-type="float" office:value="24.772177171006355" table:style-name="ce241">
            <text:p><text:s/>24.8<text:s/></text:p>
          </table:table-cell>
          <table:table-cell office:value-type="float" office:value="23.173481854602151" table:style-name="ce241">
            <text:p><text:s/>23.2<text:s/></text:p>
          </table:table-cell>
          <table:table-cell office:value-type="float" office:value="23.845770272824709" table:style-name="ce536">
            <text:p><text:s/>23.8<text:s/></text:p>
          </table:table-cell>
          <table:table-cell office:value-type="float" office:value="41.028860741732501" table:style-name="ce536">
            <text:p><text:s/>41.0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5-16</text:p>
          </table:table-cell>
          <table:table-cell office:value-type="float" office:value="59.464258394022231" table:style-name="ce536">
            <text:p><text:s/>59.5<text:s/></text:p>
          </table:table-cell>
          <table:table-cell office:value-type="float" office:value="27.361619961532966" table:style-name="ce241">
            <text:p><text:s/>27.4<text:s/></text:p>
          </table:table-cell>
          <table:table-cell office:value-type="float" office:value="26.441079428657453" table:style-name="ce241">
            <text:p><text:s/>26.4<text:s/></text:p>
          </table:table-cell>
          <table:table-cell office:value-type="float" office:value="26.818451016293459" table:style-name="ce536">
            <text:p><text:s/>26.8<text:s/></text:p>
          </table:table-cell>
          <table:table-cell office:value-type="float" office:value="44.071229402906447" table:style-name="ce536">
            <text:p><text:s/>44.1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6-17</text:p>
          </table:table-cell>
          <table:table-cell office:value-type="float" office:value="60.468466429134573" table:style-name="ce536">
            <text:p><text:s/>60.5<text:s/></text:p>
          </table:table-cell>
          <table:table-cell office:value-type="float" office:value="30.572590757688438" table:style-name="ce241">
            <text:p><text:s/>30.6<text:s/></text:p>
          </table:table-cell>
          <table:table-cell office:value-type="float" office:value="29.57711572700325" table:style-name="ce241">
            <text:p><text:s/>29.6<text:s/></text:p>
          </table:table-cell>
          <table:table-cell office:value-type="float" office:value="29.972360856541275" table:style-name="ce536">
            <text:p><text:s/>30.0<text:s/></text:p>
          </table:table-cell>
          <table:table-cell office:value-type="float" office:value="46.257392408371103" table:style-name="ce536">
            <text:p><text:s/>46.3<text:s/></text:p>
          </table:table-cell>
          <table:table-cell table:number-columns-repeated="7" table:style-name="ce60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7-18</text:p>
          </table:table-cell>
          <table:table-cell office:value-type="float" office:value="58.010946333069711" table:style-name="ce536">
            <text:p><text:s/>58.0<text:s/></text:p>
          </table:table-cell>
          <table:table-cell office:value-type="float" office:value="26.221350774694329" table:style-name="ce241">
            <text:p><text:s/>26.2<text:s/></text:p>
          </table:table-cell>
          <table:table-cell office:value-type="float" office:value="24.907039441904548" table:style-name="ce241">
            <text:p><text:s/>24.9<text:s/></text:p>
          </table:table-cell>
          <table:table-cell office:value-type="float" office:value="25.430982756585124" table:style-name="ce536">
            <text:p><text:s/>25.4<text:s/></text:p>
          </table:table-cell>
          <table:table-cell office:value-type="float" office:value="42.547915985034145" table:style-name="ce536">
            <text:p><text:s/>42.5<text:s/></text:p>
          </table:table-cell>
          <table:table-cell table:style-name="ce60"/>
          <table:table-cell table:style-name="ce15"/>
          <table:table-cell table:number-columns-repeated="5" table:style-name="ce537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style-name="ce15">
            <text:p>2018-19</text:p>
          </table:table-cell>
          <table:table-cell office:value-type="float" office:value="55.772059963477403" table:style-name="ce536">
            <text:p><text:s/>55.8<text:s/></text:p>
          </table:table-cell>
          <table:table-cell office:value-type="float" office:value="25.8782445520694" table:style-name="ce241">
            <text:p><text:s/>25.9<text:s/></text:p>
          </table:table-cell>
          <table:table-cell office:value-type="float" office:value="28.109679475281101" table:style-name="ce241">
            <text:p><text:s/>28.1<text:s/></text:p>
          </table:table-cell>
          <table:table-cell office:value-type="float" office:value="27.211579578098501" table:style-name="ce536">
            <text:p><text:s/>27.2<text:s/></text:p>
          </table:table-cell>
          <table:table-cell office:value-type="float" office:value="42.272006839542499" table:style-name="ce536">
            <text:p><text:s/>42.3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9-20</text:p>
          </table:table-cell>
          <table:table-cell office:value-type="float" office:value="59.490247729467796" table:style-name="ce536">
            <text:p><text:s/>59.5<text:s/></text:p>
          </table:table-cell>
          <table:table-cell office:value-type="float" office:value="26.848168151302598" table:style-name="ce241">
            <text:p><text:s/>26.8<text:s/></text:p>
          </table:table-cell>
          <table:table-cell office:value-type="float" office:value="29.4801980928214" table:style-name="ce241">
            <text:p><text:s/>29.5<text:s/></text:p>
          </table:table-cell>
          <table:table-cell office:value-type="float" office:value="28.428524715187098" table:style-name="ce536">
            <text:p><text:s/>28.4<text:s/></text:p>
          </table:table-cell>
          <table:table-cell office:value-type="float" office:value="44.652256848303203" table:style-name="ce536">
            <text:p><text:s/>44.7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54">
            <text:p>2020-21</text:p>
          </table:table-cell>
          <table:table-cell office:value-type="float" office:value="61.472787003110717" table:style-name="ce538">
            <text:p><text:s/>61.5<text:s/></text:p>
          </table:table-cell>
          <table:table-cell office:value-type="float" office:value="23.187257913950482" table:style-name="ce539">
            <text:p><text:s/>23.2<text:s/></text:p>
          </table:table-cell>
          <table:table-cell office:value-type="float" office:value="26.540672693352501" table:style-name="ce539">
            <text:p><text:s/>26.5<text:s/></text:p>
          </table:table-cell>
          <table:table-cell office:value-type="float" office:value="25.230198025685517" table:style-name="ce538">
            <text:p><text:s/>25.2<text:s/></text:p>
          </table:table-cell>
          <table:table-cell office:value-type="float" office:value="43.846002634980977" table:style-name="ce538">
            <text:p><text:s/>43.8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table:style-name="ce15"/>
          <table:table-cell table:number-columns-repeated="3" table:style-name="ce237"/>
          <table:table-cell table:style-name="ce240"/>
          <table:table-cell office:value-type="string" table:style-name="ce36">
            <text:p>sample size</text:p>
          </table:table-cell>
          <table:table-cell table:style-name="ce60"/>
          <table:table-cell table:number-columns-repeated="2" table:style-name="ce142"/>
          <table:table-cell table:number-columns-repeated="16374" table:style-name="ce2"/>
        </table:table-row>
        <table:table-row table:style-name="ro5">
          <table:table-cell table:style-name="ce2"/>
          <table:table-cell table:style-name="ce15"/>
          <table:table-cell table:number-columns-repeated="3" table:style-name="ce237"/>
          <table:table-cell table:style-name="ce240"/>
          <table:table-cell table:style-name="ce36"/>
          <table:table-cell table:style-name="ce60"/>
          <table:table-cell table:number-columns-repeated="2" table:style-name="ce142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4">
            <text:p>2008-09</text:p>
          </table:table-cell>
          <table:table-cell office:value-type="float" office:value="1936" table:style-name="ce259">
            <text:p><text:s/>1,936<text:s/></text:p>
          </table:table-cell>
          <table:table-cell office:value-type="float" office:value="1478" table:style-name="ce259">
            <text:p><text:s/>1,478<text:s/></text:p>
          </table:table-cell>
          <table:table-cell office:value-type="float" office:value="1652" table:style-name="ce259">
            <text:p><text:s/>1,652<text:s/></text:p>
          </table:table-cell>
          <table:table-cell office:value-type="float" office:value="3130" table:style-name="ce259">
            <text:p><text:s/>3,130<text:s/></text:p>
          </table:table-cell>
          <table:table-cell office:value-type="float" office:value="5066" table:style-name="ce259">
            <text:p><text:s/>5,066<text:s/></text:p>
          </table:table-cell>
          <table:table-cell table:style-name="ce60"/>
          <table:table-cell table:number-columns-repeated="2" table:style-name="ce142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4">
            <text:p>2009-10</text:p>
          </table:table-cell>
          <table:table-cell office:value-type="float" office:value="2036" table:style-name="ce259">
            <text:p><text:s/>2,036<text:s/></text:p>
          </table:table-cell>
          <table:table-cell office:value-type="float" office:value="1410" table:style-name="ce259">
            <text:p><text:s/>1,410<text:s/></text:p>
          </table:table-cell>
          <table:table-cell office:value-type="float" office:value="1613" table:style-name="ce259">
            <text:p><text:s/>1,613<text:s/></text:p>
          </table:table-cell>
          <table:table-cell office:value-type="float" office:value="3023" table:style-name="ce259">
            <text:p><text:s/>3,023<text:s/></text:p>
          </table:table-cell>
          <table:table-cell office:value-type="float" office:value="5059" table:style-name="ce259">
            <text:p><text:s/>5,059<text:s/></text:p>
          </table:table-cell>
          <table:table-cell table:style-name="ce60"/>
          <table:table-cell table:number-columns-repeated="2" table:style-name="ce142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2190" table:style-name="ce259">
            <text:p><text:s/>2,190<text:s/></text:p>
          </table:table-cell>
          <table:table-cell office:value-type="float" office:value="1434" table:style-name="ce259">
            <text:p><text:s/>1,434<text:s/></text:p>
          </table:table-cell>
          <table:table-cell office:value-type="float" office:value="1555" table:style-name="ce259">
            <text:p><text:s/>1,555<text:s/></text:p>
          </table:table-cell>
          <table:table-cell office:value-type="float" office:value="2989" table:style-name="ce259">
            <text:p><text:s/>2,989<text:s/></text:p>
          </table:table-cell>
          <table:table-cell office:value-type="float" office:value="5179" table:style-name="ce259">
            <text:p><text:s/>5,179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1-12</text:p>
          </table:table-cell>
          <table:table-cell office:value-type="float" office:value="1979" table:style-name="ce259">
            <text:p><text:s/>1,979<text:s/></text:p>
          </table:table-cell>
          <table:table-cell office:value-type="float" office:value="1501" table:style-name="ce259">
            <text:p><text:s/>1,501<text:s/></text:p>
          </table:table-cell>
          <table:table-cell office:value-type="float" office:value="1647" table:style-name="ce259">
            <text:p><text:s/>1,647<text:s/></text:p>
          </table:table-cell>
          <table:table-cell office:value-type="float" office:value="3148" table:style-name="ce259">
            <text:p><text:s/>3,148<text:s/></text:p>
          </table:table-cell>
          <table:table-cell office:value-type="float" office:value="5127" table:style-name="ce259">
            <text:p><text:s/>5,127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2-13</text:p>
          </table:table-cell>
          <table:table-cell office:value-type="float" office:value="1971" table:style-name="ce259">
            <text:p><text:s/>1,971<text:s/></text:p>
          </table:table-cell>
          <table:table-cell office:value-type="float" office:value="1486" table:style-name="ce259">
            <text:p><text:s/>1,486<text:s/></text:p>
          </table:table-cell>
          <table:table-cell office:value-type="float" office:value="1712" table:style-name="ce259">
            <text:p><text:s/>1,712<text:s/></text:p>
          </table:table-cell>
          <table:table-cell office:value-type="float" office:value="3198" table:style-name="ce259">
            <text:p><text:s/>3,198<text:s/></text:p>
          </table:table-cell>
          <table:table-cell office:value-type="float" office:value="5169" table:style-name="ce259">
            <text:p><text:s/>5,169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3-14</text:p>
          </table:table-cell>
          <table:table-cell office:value-type="float" office:value="1928" table:style-name="ce259">
            <text:p><text:s/>1,928<text:s/></text:p>
          </table:table-cell>
          <table:table-cell office:value-type="float" office:value="1424" table:style-name="ce259">
            <text:p><text:s/>1,424<text:s/></text:p>
          </table:table-cell>
          <table:table-cell office:value-type="float" office:value="1961" table:style-name="ce259">
            <text:p><text:s/>1,961<text:s/></text:p>
          </table:table-cell>
          <table:table-cell office:value-type="float" office:value="3385" table:style-name="ce259">
            <text:p><text:s/>3,385<text:s/></text:p>
          </table:table-cell>
          <table:table-cell office:value-type="float" office:value="5313" table:style-name="ce259">
            <text:p><text:s/>5,313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4-15</text:p>
          </table:table-cell>
          <table:table-cell office:value-type="float" office:value="1981" table:style-name="ce259">
            <text:p><text:s/>1,981<text:s/></text:p>
          </table:table-cell>
          <table:table-cell office:value-type="float" office:value="1419" table:style-name="ce259">
            <text:p><text:s/>1,419<text:s/></text:p>
          </table:table-cell>
          <table:table-cell office:value-type="float" office:value="1777" table:style-name="ce259">
            <text:p><text:s/>1,777<text:s/></text:p>
          </table:table-cell>
          <table:table-cell office:value-type="float" office:value="3196" table:style-name="ce259">
            <text:p><text:s/>3,196<text:s/></text:p>
          </table:table-cell>
          <table:table-cell office:value-type="float" office:value="5177" table:style-name="ce259">
            <text:p><text:s/>5,177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5-16</text:p>
          </table:table-cell>
          <table:table-cell office:value-type="float" office:value="1970" table:style-name="ce259">
            <text:p><text:s/>1,970<text:s/></text:p>
          </table:table-cell>
          <table:table-cell office:value-type="float" office:value="1511" table:style-name="ce259">
            <text:p><text:s/>1,511<text:s/></text:p>
          </table:table-cell>
          <table:table-cell office:value-type="float" office:value="2090" table:style-name="ce259">
            <text:p><text:s/>2,090<text:s/></text:p>
          </table:table-cell>
          <table:table-cell office:value-type="float" office:value="3601" table:style-name="ce259">
            <text:p><text:s/>3,601<text:s/></text:p>
          </table:table-cell>
          <table:table-cell office:value-type="float" office:value="5571" table:style-name="ce259">
            <text:p><text:s/>5,571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6-17</text:p>
          </table:table-cell>
          <table:table-cell office:value-type="float" office:value="2367" table:style-name="ce259">
            <text:p><text:s/>2,367<text:s/></text:p>
          </table:table-cell>
          <table:table-cell office:value-type="float" office:value="1253" table:style-name="ce259">
            <text:p><text:s/>1,253<text:s/></text:p>
          </table:table-cell>
          <table:table-cell office:value-type="float" office:value="1842" table:style-name="ce259">
            <text:p><text:s/>1,842<text:s/></text:p>
          </table:table-cell>
          <table:table-cell office:value-type="float" office:value="3095" table:style-name="ce259">
            <text:p><text:s/>3,095<text:s/></text:p>
          </table:table-cell>
          <table:table-cell office:value-type="float" office:value="5462" table:style-name="ce259">
            <text:p><text:s/>5,462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7-18</text:p>
          </table:table-cell>
          <table:table-cell office:value-type="float" office:value="2275" table:style-name="ce259">
            <text:p><text:s/>2,275<text:s/></text:p>
          </table:table-cell>
          <table:table-cell office:value-type="float" office:value="1516" table:style-name="ce259">
            <text:p><text:s/>1,516<text:s/></text:p>
          </table:table-cell>
          <table:table-cell office:value-type="float" office:value="2135" table:style-name="ce259">
            <text:p><text:s/>2,135<text:s/></text:p>
          </table:table-cell>
          <table:table-cell office:value-type="float" office:value="3651" table:style-name="ce259">
            <text:p><text:s/>3,651<text:s/></text:p>
          </table:table-cell>
          <table:table-cell office:value-type="float" office:value="5926" table:style-name="ce259">
            <text:p><text:s/>5,926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8-19</text:p>
          </table:table-cell>
          <table:table-cell office:value-type="float" office:value="2364" table:style-name="ce259">
            <text:p><text:s/>2,364<text:s/></text:p>
          </table:table-cell>
          <table:table-cell office:value-type="float" office:value="1401" table:style-name="ce259">
            <text:p><text:s/>1,401<text:s/></text:p>
          </table:table-cell>
          <table:table-cell office:value-type="float" office:value="2024" table:style-name="ce259">
            <text:p><text:s/>2,024<text:s/></text:p>
          </table:table-cell>
          <table:table-cell office:value-type="float" office:value="3425" table:style-name="ce259">
            <text:p><text:s/>3,425<text:s/></text:p>
          </table:table-cell>
          <table:table-cell office:value-type="float" office:value="5789" table:style-name="ce259">
            <text:p><text:s/>5,789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5">
            <text:p>2019-20</text:p>
          </table:table-cell>
          <table:table-cell office:value-type="float" office:value="2337" table:style-name="ce259">
            <text:p><text:s/>2,337<text:s/></text:p>
          </table:table-cell>
          <table:table-cell office:value-type="float" office:value="1429" table:style-name="ce259">
            <text:p><text:s/>1,429<text:s/></text:p>
          </table:table-cell>
          <table:table-cell office:value-type="float" office:value="1944" table:style-name="ce259">
            <text:p><text:s/>1,944<text:s/></text:p>
          </table:table-cell>
          <table:table-cell office:value-type="float" office:value="3373" table:style-name="ce259">
            <text:p><text:s/>3,373<text:s/></text:p>
          </table:table-cell>
          <table:table-cell office:value-type="float" office:value="5710" table:style-name="ce259">
            <text:p><text:s/>5,710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54">
            <text:p>2020-21</text:p>
          </table:table-cell>
          <table:table-cell office:value-type="float" office:value="838" table:style-name="ce262">
            <text:p><text:s/>838<text:s/></text:p>
          </table:table-cell>
          <table:table-cell office:value-type="float" office:value="300" table:style-name="ce262">
            <text:p><text:s/>300<text:s/></text:p>
          </table:table-cell>
          <table:table-cell office:value-type="float" office:value="481" table:style-name="ce262">
            <text:p><text:s/>481<text:s/></text:p>
          </table:table-cell>
          <table:table-cell office:value-type="float" office:value="781" table:style-name="ce262">
            <text:p><text:s/>781<text:s/></text:p>
          </table:table-cell>
          <table:table-cell office:value-type="float" office:value="1619" table:style-name="ce262">
            <text:p><text:s/>1,619<text:s/></text:p>
          </table:table-cell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540">
            <text:p>Note: excludes non-response cases and renters who already own property</text:p>
          </table:table-cell>
          <table:table-cell table:number-columns-repeated="5" table:style-name="ce241"/>
          <table:table-cell table:number-columns-repeated="3" table:style-name="ce6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61">
            <text:p>Source: English Housing Survey, full household sample</text:p>
          </table:table-cell>
          <table:table-cell table:number-columns-repeated="8" table:style-name="ce541"/>
          <table:table-cell table:number-columns-repeated="16374" table:style-name="ce2"/>
        </table:table-row>
        <table:table-row table:style-name="ro1">
          <table:table-cell table:style-name="ce2"/>
          <table:table-cell table:style-name="ce542"/>
          <table:table-cell table:number-columns-repeated="5" table:style-name="ce543"/>
          <table:table-cell table:number-columns-repeated="2" table:style-name="ce142"/>
          <table:table-cell table:style-name="ce543"/>
          <table:table-cell table:number-columns-repeated="16374" table:style-name="ce2"/>
        </table:table-row>
        <table:table-row table:number-rows-repeated="2" table:style-name="ro1">
          <table:table-cell table:style-name="ce2"/>
          <table:table-cell table:style-name="ce173"/>
          <table:table-cell table:number-columns-repeated="5" table:style-name="ce543"/>
          <table:table-cell table:number-columns-repeated="2" table:style-name="ce142"/>
          <table:table-cell table:style-name="ce543"/>
          <table:table-cell table:number-columns-repeated="16374" table:style-name="ce2"/>
        </table:table-row>
        <table:table-row table:style-name="ro27">
          <table:table-cell table:style-name="ce544"/>
          <table:table-cell table:number-columns-repeated="16383" table:style-name="ce544"/>
        </table:table-row>
        <table:table-row table:style-name="ro1">
          <table:table-cell table:style-name="ce2"/>
          <table:table-cell table:number-columns-repeated="6" table:style-name="ce60"/>
          <table:table-cell table:style-name="ce142"/>
          <table:table-cell office:value-type="string" table:style-name="ce142">
            <text:p><text:s/></text:p>
          </table:table-cell>
          <table:table-cell table:style-name="ce60"/>
          <table:table-cell table:number-columns-repeated="16374" table:style-name="ce2"/>
        </table:table-row>
        <table:table-row table:number-rows-repeated="2" table:style-name="ro1">
          <table:table-cell table:style-name="ce2"/>
          <table:table-cell table:number-columns-repeated="6" table:style-name="ce60"/>
          <table:table-cell table:number-columns-repeated="2" table:style-name="ce142"/>
          <table:table-cell table:style-name="ce60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60"/>
          <table:table-cell table:number-columns-repeated="4" table:style-name="ce545"/>
          <table:table-cell table:number-columns-repeated="2" table:style-name="ce546"/>
          <table:table-cell table:style-name="ce545"/>
          <table:table-cell table:number-columns-repeated="16374" table:style-name="ce2"/>
        </table:table-row>
        <table:table-row table:style-name="ro1">
          <table:table-cell table:style-name="ce2"/>
          <table:table-cell table:style-name="ce547"/>
          <table:table-cell table:style-name="ce173"/>
          <table:table-cell table:number-columns-repeated="3" table:style-name="ce548"/>
          <table:table-cell table:style-name="ce545"/>
          <table:table-cell table:number-columns-repeated="2" table:style-name="ce546"/>
          <table:table-cell table:style-name="ce545"/>
          <table:table-cell table:number-columns-repeated="16374" table:style-name="ce2"/>
        </table:table-row>
        <table:table-row table:style-name="ro1">
          <table:table-cell table:style-name="ce2"/>
          <table:table-cell table:style-name="ce549"/>
          <table:table-cell table:style-name="ce541"/>
          <table:table-cell table:number-columns-repeated="3" table:style-name="ce550"/>
          <table:table-cell table:number-columns-repeated="4" table:style-name="ce545"/>
          <table:table-cell table:number-columns-repeated="16374" table:style-name="ce2"/>
        </table:table-row>
        <table:table-row table:style-name="ro1">
          <table:table-cell table:style-name="ce2"/>
          <table:table-cell table:style-name="ce551"/>
          <table:table-cell table:style-name="ce552"/>
          <table:table-cell table:number-columns-repeated="3" table:style-name="ce553"/>
          <table:table-cell table:number-columns-repeated="4" table:style-name="ce545"/>
          <table:table-cell table:number-columns-repeated="16374" table:style-name="ce2"/>
        </table:table-row>
        <table:table-row table:style-name="ro1">
          <table:table-cell table:style-name="ce2"/>
          <table:table-cell table:style-name="ce554"/>
          <table:table-cell table:style-name="ce552"/>
          <table:table-cell table:number-columns-repeated="3" table:style-name="ce543"/>
          <table:table-cell table:number-columns-repeated="4" table:style-name="ce60"/>
          <table:table-cell table:number-columns-repeated="16374" table:style-name="ce2"/>
        </table:table-row>
        <table:table-row table:number-rows-repeated="6" table:style-name="ro1">
          <table:table-cell table:style-name="ce2"/>
          <table:table-cell table:style-name="ce554"/>
          <table:table-cell table:style-name="ce552"/>
          <table:table-cell table:number-columns-repeated="3" table:style-name="ce543"/>
          <table:table-cell table:number-columns-repeated="16378" table:style-name="ce2"/>
        </table:table-row>
        <table:table-row table:style-name="ro1">
          <table:table-cell table:style-name="ce2"/>
          <table:table-cell table:style-name="ce554"/>
          <table:table-cell table:style-name="ce552"/>
          <table:table-cell table:number-columns-repeated="2" table:style-name="ce543"/>
          <table:table-cell table:style-name="ce554"/>
          <table:table-cell table:number-columns-repeated="16378" table:style-name="ce2"/>
        </table:table-row>
        <table:table-row table:number-rows-repeated="2" table:style-name="ro1">
          <table:table-cell table:style-name="ce2"/>
          <table:table-cell table:style-name="ce551"/>
          <table:table-cell table:style-name="ce552"/>
          <table:table-cell table:style-name="ce543"/>
          <table:table-cell table:number-columns-repeated="2" table:style-name="ce554"/>
          <table:table-cell table:number-columns-repeated="16378" table:style-name="ce2"/>
        </table:table-row>
        <table:table-row table:number-rows-repeated="1048503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21.$A$1:AT1_21.$K$53" table:base-cell-address="AT1_21.$A$1"/>
        </table:named-expressions>
      </table:table>
      <table:table table:name="AT1_22" table:style-name="ta4">
        <table:table-column table:style-name="co27" table:default-cell-style-name="ce60"/>
        <table:table-column table:style-name="co66" table:default-cell-style-name="ce60"/>
        <table:table-column table:style-name="co3" table:number-columns-repeated="5" table:default-cell-style-name="ce60"/>
        <table:table-column table:style-name="co1" table:number-columns-repeated="16377" table:default-cell-style-name="ce60"/>
        <table:table-row table:style-name="ro5">
          <table:table-cell table:style-name="ce2"/>
          <table:table-cell table:number-columns-repeated="6" table:style-name="ce60"/>
          <table:table-cell table:number-columns-repeated="2" table:style-name="ce2"/>
          <table:table-cell table:number-columns-repeated="2" table:style-name="ce555"/>
          <table:table-cell table:number-columns-repeated="10" table:style-name="ce60"/>
          <table:table-cell table:number-columns-repeated="16363" table:style-name="ce2"/>
        </table:table-row>
        <table:table-row table:style-name="ro2">
          <table:table-cell table:style-name="ce173"/>
          <table:table-cell office:value-type="string" table:style-name="ce394">
            <text:p>Annex Table 1.22: Average number of years in current home, by tenure, 2010-11 to 2020-21</text:p>
          </table:table-cell>
          <table:table-cell table:number-columns-repeated="5" table:style-name="ce556"/>
          <table:table-cell table:number-columns-repeated="2" table:style-name="ce2"/>
          <table:table-cell table:number-columns-repeated="2" table:style-name="ce557"/>
          <table:table-cell table:number-columns-repeated="4" table:style-name="ce459"/>
          <table:table-cell table:style-name="ce558"/>
          <table:table-cell table:number-columns-repeated="16368" table:style-name="ce173"/>
        </table:table-row>
        <table:table-row table:style-name="ro5">
          <table:table-cell table:style-name="ce2"/>
          <table:table-cell table:style-name="ce73"/>
          <table:table-cell table:number-columns-repeated="5" table:style-name="ce60"/>
          <table:table-cell table:number-columns-repeated="2" table:style-name="ce2"/>
          <table:table-cell table:number-columns-repeated="2" table:style-name="ce559"/>
          <table:table-cell table:number-columns-repeated="5" table:style-name="ce461"/>
          <table:table-cell table:number-columns-repeated="5"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74">
            <text:p>all households</text:p>
          </table:table-cell>
          <table:table-cell table:style-name="ce75"/>
          <table:table-cell table:number-columns-repeated="4" table:style-name="ce60"/>
          <table:table-cell table:number-columns-repeated="2" table:style-name="ce2"/>
          <table:table-cell table:number-columns-repeated="2" table:style-name="ce560"/>
          <table:table-cell table:number-columns-repeated="4" table:style-name="ce561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5">
          <table:table-cell table:style-name="ce2"/>
          <table:table-cell table:style-name="ce76"/>
          <table:table-cell office:value-type="string" table:style-name="ce77">
            <text:p>2010-11</text:p>
          </table:table-cell>
          <table:table-cell office:value-type="string" table:style-name="ce78">
            <text:p>2011-12</text:p>
          </table:table-cell>
          <table:table-cell office:value-type="string" table:style-name="ce78">
            <text:p>2012-13</text:p>
          </table:table-cell>
          <table:table-cell office:value-type="string" table:style-name="ce78">
            <text:p>2013-14</text:p>
          </table:table-cell>
          <table:table-cell office:value-type="string" table:style-name="ce78">
            <text:p>2014-15</text:p>
          </table:table-cell>
          <table:table-cell office:value-type="string" table:style-name="ce78">
            <text:p>2015-16</text:p>
          </table:table-cell>
          <table:table-cell office:value-type="string" table:style-name="ce78">
            <text:p>2016-17</text:p>
          </table:table-cell>
          <table:table-cell office:value-type="string" table:style-name="ce78">
            <text:p>2017-18</text:p>
          </table:table-cell>
          <table:table-cell office:value-type="string" table:style-name="ce78">
            <text:p>2018-19</text:p>
          </table:table-cell>
          <table:table-cell office:value-type="string" table:style-name="ce78">
            <text:p>2019-20</text:p>
          </table:table-cell>
          <table:table-cell office:value-type="string" table:style-name="ce78">
            <text:p>2020-21</text:p>
          </table:table-cell>
          <table:table-cell table:number-columns-repeated="2" table:style-name="ce561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5">
          <table:table-cell table:style-name="ce2"/>
          <table:table-cell table:style-name="ce60"/>
          <table:table-cell table:number-columns-repeated="4" table:style-name="ce79"/>
          <table:table-cell table:style-name="ce176"/>
          <table:table-cell table:style-name="ce562"/>
          <table:table-cell table:style-name="ce60"/>
          <table:table-cell table:number-columns-repeated="3" table:style-name="ce176"/>
          <table:table-cell office:value-type="string" table:style-name="ce176">
            <text:p>number of years (mean)</text:p>
          </table:table-cell>
          <table:table-cell table:style-name="ce563"/>
          <table:table-cell table:style-name="ce564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82">
            <text:p>Average number of years in current home<text:s/></text:p>
          </table:table-cell>
          <table:table-cell table:number-columns-repeated="4" table:style-name="ce79"/>
          <table:table-cell table:style-name="ce176"/>
          <table:table-cell table:style-name="ce562"/>
          <table:table-cell table:style-name="ce60"/>
          <table:table-cell table:number-columns-repeated="4" table:style-name="ce176"/>
          <table:table-cell table:style-name="ce563"/>
          <table:table-cell table:style-name="ce564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60">
            <text:p><text:s text:c="2"/>own outright</text:p>
          </table:table-cell>
          <table:table-cell office:value-type="float" office:value="23.817863379661453" table:style-name="ce565">
            <text:p>23.8</text:p>
          </table:table-cell>
          <table:table-cell office:value-type="float" office:value="24.348873976379409" table:style-name="ce565">
            <text:p>24.3</text:p>
          </table:table-cell>
          <table:table-cell office:value-type="float" office:value="24.037064728845998" table:style-name="ce565">
            <text:p>24.0</text:p>
          </table:table-cell>
          <table:table-cell office:value-type="float" office:value="23.521276456567598" table:style-name="ce565">
            <text:p>23.5</text:p>
          </table:table-cell>
          <table:table-cell office:value-type="float" office:value="24.108390773097639" table:style-name="ce565">
            <text:p>24.1</text:p>
          </table:table-cell>
          <table:table-cell office:value-type="float" office:value="24.358280592388223" table:style-name="ce565">
            <text:p>24.4</text:p>
          </table:table-cell>
          <table:table-cell office:value-type="float" office:value="23.753842622108657" table:style-name="ce565">
            <text:p>23.8</text:p>
          </table:table-cell>
          <table:table-cell office:value-type="float" office:value="24.295749682618993" table:style-name="ce565">
            <text:p>24.3</text:p>
          </table:table-cell>
          <table:table-cell office:value-type="float" office:value="24.672316406809099" table:style-name="ce565">
            <text:p>24.7</text:p>
          </table:table-cell>
          <table:table-cell office:value-type="float" office:value="23.7915711021171" table:style-name="ce565">
            <text:p>23.8</text:p>
          </table:table-cell>
          <table:table-cell office:value-type="float" office:value="22.353581600743599" table:style-name="ce565">
            <text:p>22.4</text:p>
          </table:table-cell>
          <table:table-cell table:style-name="ce566"/>
          <table:table-cell table:style-name="ce564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60">
            <text:p><text:s text:c="2"/>buying with mortgage</text:p>
          </table:table-cell>
          <table:table-cell office:value-type="float" office:value="10.007284406634799" table:style-name="ce565">
            <text:p>10.0</text:p>
          </table:table-cell>
          <table:table-cell office:value-type="float" office:value="10.258461976386601" table:style-name="ce565">
            <text:p>10.3</text:p>
          </table:table-cell>
          <table:table-cell office:value-type="float" office:value="10.6658811451376" table:style-name="ce565">
            <text:p>10.7</text:p>
          </table:table-cell>
          <table:table-cell office:value-type="float" office:value="10.292979949022312" table:style-name="ce565">
            <text:p>10.3</text:p>
          </table:table-cell>
          <table:table-cell office:value-type="float" office:value="10.385649413606229" table:style-name="ce565">
            <text:p>10.4</text:p>
          </table:table-cell>
          <table:table-cell office:value-type="float" office:value="10.20777900715869" table:style-name="ce565">
            <text:p>10.2</text:p>
          </table:table-cell>
          <table:table-cell office:value-type="float" office:value="9.9963995347143264" table:style-name="ce565">
            <text:p>10.0</text:p>
          </table:table-cell>
          <table:table-cell office:value-type="float" office:value="10.3057432975325" table:style-name="ce565">
            <text:p>10.3</text:p>
          </table:table-cell>
          <table:table-cell office:value-type="float" office:value="10.3435988170086" table:style-name="ce565">
            <text:p>10.3</text:p>
          </table:table-cell>
          <table:table-cell office:value-type="float" office:value="9.9794763838488905" table:style-name="ce565">
            <text:p>10.0</text:p>
          </table:table-cell>
          <table:table-cell office:value-type="float" office:value="8.6551566900215704" table:style-name="ce565">
            <text:p>8.7</text:p>
          </table:table-cell>
          <table:table-cell table:style-name="ce561"/>
          <table:table-cell table:style-name="ce459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82">
            <text:p>all owner occupiers</text:p>
          </table:table-cell>
          <table:table-cell office:value-type="float" office:value="16.703567894382381" table:style-name="ce567">
            <text:p>16.7</text:p>
          </table:table-cell>
          <table:table-cell office:value-type="float" office:value="17.107796756793235" table:style-name="ce567">
            <text:p>17.1</text:p>
          </table:table-cell>
          <table:table-cell office:value-type="float" office:value="17.336346678427788" table:style-name="ce567">
            <text:p>17.3</text:p>
          </table:table-cell>
          <table:table-cell office:value-type="float" office:value="17.117447471109561" table:style-name="ce567">
            <text:p>17.1</text:p>
          </table:table-cell>
          <table:table-cell office:value-type="float" office:value="17.547273693521664" table:style-name="ce567">
            <text:p>17.5</text:p>
          </table:table-cell>
          <table:table-cell office:value-type="float" office:value="17.840468392787116" table:style-name="ce567">
            <text:p>17.8</text:p>
          </table:table-cell>
          <table:table-cell office:value-type="float" office:value="17.50267532069573" table:style-name="ce567">
            <text:p>17.5</text:p>
          </table:table-cell>
          <table:table-cell office:value-type="float" office:value="17.77378914767694" table:style-name="ce567">
            <text:p>17.8</text:p>
          </table:table-cell>
          <table:table-cell office:value-type="float" office:value="18.068152094891801" table:style-name="ce567">
            <text:p>18.1</text:p>
          </table:table-cell>
          <table:table-cell office:value-type="float" office:value="17.4459338698978" table:style-name="ce567">
            <text:p>17.4</text:p>
          </table:table-cell>
          <table:table-cell office:value-type="float" office:value="15.9922622811045" table:style-name="ce567">
            <text:p>16.0</text:p>
          </table:table-cell>
          <table:table-cell table:number-columns-repeated="2" table:style-name="ce561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5">
          <table:table-cell table:style-name="ce2"/>
          <table:table-cell table:style-name="ce60"/>
          <table:table-cell table:number-columns-repeated="11" table:style-name="ce565"/>
          <table:table-cell table:number-columns-repeated="8"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82">
            <text:p>private renters</text:p>
          </table:table-cell>
          <table:table-cell office:value-type="float" office:value="3.7333033843072765" table:style-name="ce567">
            <text:p>3.7</text:p>
          </table:table-cell>
          <table:table-cell office:value-type="float" office:value="3.7665345829000145" table:style-name="ce567">
            <text:p>3.8</text:p>
          </table:table-cell>
          <table:table-cell office:value-type="float" office:value="3.8427437966747071" table:style-name="ce567">
            <text:p>3.8</text:p>
          </table:table-cell>
          <table:table-cell office:value-type="float" office:value="3.5260568634198308" table:style-name="ce567">
            <text:p>3.5</text:p>
          </table:table-cell>
          <table:table-cell office:value-type="float" office:value="3.9828008649926994" table:style-name="ce567">
            <text:p>4.0</text:p>
          </table:table-cell>
          <table:table-cell office:value-type="float" office:value="4.2834741535075089" table:style-name="ce567">
            <text:p>4.3</text:p>
          </table:table-cell>
          <table:table-cell office:value-type="float" office:value="3.9141702499321291" table:style-name="ce567">
            <text:p>3.9</text:p>
          </table:table-cell>
          <table:table-cell office:value-type="float" office:value="4.0951189964227002" table:style-name="ce567">
            <text:p>4.1</text:p>
          </table:table-cell>
          <table:table-cell office:value-type="float" office:value="4.3560571825842196" table:style-name="ce567">
            <text:p>4.4</text:p>
          </table:table-cell>
          <table:table-cell office:value-type="float" office:value="4.3403099197327197" table:style-name="ce567">
            <text:p>4.3</text:p>
          </table:table-cell>
          <table:table-cell office:value-type="float" office:value="4.1580731176162899" table:style-name="ce567">
            <text:p>4.2</text:p>
          </table:table-cell>
          <table:table-cell table:number-columns-repeated="8" table:style-name="ce60"/>
          <table:table-cell table:number-columns-repeated="16363" table:style-name="ce2"/>
        </table:table-row>
        <table:table-row table:style-name="ro5">
          <table:table-cell table:style-name="ce2"/>
          <table:table-cell table:style-name="ce60"/>
          <table:table-cell table:number-columns-repeated="11" table:style-name="ce565"/>
          <table:table-cell table:number-columns-repeated="5" table:style-name="ce459"/>
          <table:table-cell table:style-name="ce559"/>
          <table:table-cell table:style-name="ce461"/>
          <table:table-cell table:style-name="ce558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86">
            <text:p>local authority</text:p>
          </table:table-cell>
          <table:table-cell office:value-type="float" office:value="12.345646034144101" table:style-name="ce568">
            <text:p>12.3</text:p>
          </table:table-cell>
          <table:table-cell office:value-type="float" office:value="13.419321484905142" table:style-name="ce568">
            <text:p>13.4</text:p>
          </table:table-cell>
          <table:table-cell office:value-type="float" office:value="12.810257729488029" table:style-name="ce568">
            <text:p>12.8</text:p>
          </table:table-cell>
          <table:table-cell office:value-type="float" office:value="12.692566948195745" table:style-name="ce568">
            <text:p>12.7</text:p>
          </table:table-cell>
          <table:table-cell office:value-type="float" office:value="12.209941599248403" table:style-name="ce568">
            <text:p>12.2</text:p>
          </table:table-cell>
          <table:table-cell office:value-type="float" office:value="12.85059699224953" table:style-name="ce568">
            <text:p>12.9</text:p>
          </table:table-cell>
          <table:table-cell office:value-type="float" office:value="11.97529581605381" table:style-name="ce568">
            <text:p>12.0</text:p>
          </table:table-cell>
          <table:table-cell office:value-type="float" office:value="13.437503134074333" table:style-name="ce568">
            <text:p>13.4</text:p>
          </table:table-cell>
          <table:table-cell office:value-type="float" office:value="12.6334633893267" table:style-name="ce568">
            <text:p>12.6</text:p>
          </table:table-cell>
          <table:table-cell office:value-type="float" office:value="13.290633386083799" table:style-name="ce568">
            <text:p>13.3</text:p>
          </table:table-cell>
          <table:table-cell office:value-type="float" office:value="13.3239642041693" table:style-name="ce568">
            <text:p>13.3</text:p>
          </table:table-cell>
          <table:table-cell table:number-columns-repeated="5" table:style-name="ce461"/>
          <table:table-cell table:number-columns-repeated="3"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86">
            <text:p>housing association</text:p>
          </table:table-cell>
          <table:table-cell office:value-type="float" office:value="10.629949340053829" table:style-name="ce568">
            <text:p>10.6</text:p>
          </table:table-cell>
          <table:table-cell office:value-type="float" office:value="10.232854003002357" table:style-name="ce568">
            <text:p>10.2</text:p>
          </table:table-cell>
          <table:table-cell office:value-type="float" office:value="9.976739329382518" table:style-name="ce568">
            <text:p>10.0</text:p>
          </table:table-cell>
          <table:table-cell office:value-type="float" office:value="10.657449668660897" table:style-name="ce568">
            <text:p>10.7</text:p>
          </table:table-cell>
          <table:table-cell office:value-type="float" office:value="10.858695118756925" table:style-name="ce568">
            <text:p>10.9</text:p>
          </table:table-cell>
          <table:table-cell office:value-type="float" office:value="10.660069439135322" table:style-name="ce568">
            <text:p>10.7</text:p>
          </table:table-cell>
          <table:table-cell office:value-type="float" office:value="10.814650502949887" table:style-name="ce568">
            <text:p>10.8</text:p>
          </table:table-cell>
          <table:table-cell office:value-type="float" office:value="10.8684036393729" table:style-name="ce568">
            <text:p>10.9</text:p>
          </table:table-cell>
          <table:table-cell office:value-type="float" office:value="10.8334926490441" table:style-name="ce568">
            <text:p>10.8</text:p>
          </table:table-cell>
          <table:table-cell office:value-type="float" office:value="11.398209508734199" table:style-name="ce568">
            <text:p>11.4</text:p>
          </table:table-cell>
          <table:table-cell office:value-type="float" office:value="9.2161342641962296" table:style-name="ce568">
            <text:p>9.2</text:p>
          </table:table-cell>
          <table:table-cell table:number-columns-repeated="5" table:style-name="ce464"/>
          <table:table-cell table:number-columns-repeated="3" table:style-name="ce60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82">
            <text:p>all social renters</text:p>
          </table:table-cell>
          <table:table-cell office:value-type="float" office:value="11.452598029903987" table:style-name="ce569">
            <text:p>11.5</text:p>
          </table:table-cell>
          <table:table-cell office:value-type="float" office:value="11.724016408079361" table:style-name="ce569">
            <text:p>11.7</text:p>
          </table:table-cell>
          <table:table-cell office:value-type="float" office:value="11.272065601414345" table:style-name="ce569">
            <text:p>11.3</text:p>
          </table:table-cell>
          <table:table-cell office:value-type="float" office:value="11.509463151198586" table:style-name="ce569">
            <text:p>11.5</text:p>
          </table:table-cell>
          <table:table-cell office:value-type="float" office:value="11.424628187786926" table:style-name="ce569">
            <text:p>11.4</text:p>
          </table:table-cell>
          <table:table-cell office:value-type="float" office:value="11.557590772525979" table:style-name="ce569">
            <text:p>11.6</text:p>
          </table:table-cell>
          <table:table-cell office:value-type="float" office:value="11.275088350332329" table:style-name="ce569">
            <text:p>11.3</text:p>
          </table:table-cell>
          <table:table-cell office:value-type="float" office:value="11.894617660288899" table:style-name="ce569">
            <text:p>11.9</text:p>
          </table:table-cell>
          <table:table-cell office:value-type="float" office:value="11.5562532417322" table:style-name="ce569">
            <text:p>11.6</text:p>
          </table:table-cell>
          <table:table-cell office:value-type="float" office:value="12.150029678821101" table:style-name="ce569">
            <text:p>12.2</text:p>
          </table:table-cell>
          <table:table-cell office:value-type="float" office:value="10.8348797832451" table:style-name="ce569">
            <text:p>10.8</text:p>
          </table:table-cell>
          <table:table-cell table:number-columns-repeated="5" table:style-name="ce461"/>
          <table:table-cell table:style-name="ce462"/>
          <table:table-cell table:style-name="ce464"/>
          <table:table-cell table:style-name="ce558"/>
          <table:table-cell table:number-columns-repeated="16363" table:style-name="ce2"/>
        </table:table-row>
        <table:table-row table:style-name="ro5">
          <table:table-cell table:style-name="ce2"/>
          <table:table-cell table:style-name="ce86"/>
          <table:table-cell table:number-columns-repeated="11" table:style-name="ce118"/>
          <table:table-cell table:number-columns-repeated="3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23">
            <text:p>all tenures</text:p>
          </table:table-cell>
          <table:table-cell office:value-type="float" office:value="13.645457913609135" table:style-name="ce567">
            <text:p>13.6</text:p>
          </table:table-cell>
          <table:table-cell office:value-type="float" office:value="13.851162389361347" table:style-name="ce567">
            <text:p>13.9</text:p>
          </table:table-cell>
          <table:table-cell office:value-type="float" office:value="13.891193931376835" table:style-name="ce567">
            <text:p>13.9</text:p>
          </table:table-cell>
          <table:table-cell office:value-type="float" office:value="13.514459974241376" table:style-name="ce567">
            <text:p>13.5</text:p>
          </table:table-cell>
          <table:table-cell office:value-type="float" office:value="13.90687404173614" table:style-name="ce567">
            <text:p>13.9</text:p>
          </table:table-cell>
          <table:table-cell office:value-type="float" office:value="14.06535237543865" table:style-name="ce567">
            <text:p>14.1</text:p>
          </table:table-cell>
          <table:table-cell office:value-type="float" office:value="13.675707897536348" table:style-name="ce567">
            <text:p>13.7</text:p>
          </table:table-cell>
          <table:table-cell office:value-type="float" office:value="14.11134929458489" table:style-name="ce567">
            <text:p>14.1</text:p>
          </table:table-cell>
          <table:table-cell office:value-type="float" office:value="14.3" table:style-name="ce567">
            <text:p>14.3</text:p>
          </table:table-cell>
          <table:table-cell office:value-type="float" office:value="14.1138326907453" table:style-name="ce567">
            <text:p>14.1</text:p>
          </table:table-cell>
          <table:table-cell office:value-type="float" office:value="12.944594707905701" table:style-name="ce567">
            <text:p>12.9</text:p>
          </table:table-cell>
          <table:table-cell table:number-columns-repeated="3" table:style-name="ce60"/>
          <table:table-cell table:number-columns-repeated="16368" table:style-name="ce2"/>
        </table:table-row>
        <table:table-row table:style-name="ro5">
          <table:table-cell table:style-name="ce2"/>
          <table:table-cell table:style-name="ce123"/>
          <table:table-cell table:number-columns-repeated="11" table:style-name="ce565"/>
          <table:table-cell table:number-columns-repeated="3" table:style-name="ce60"/>
          <table:table-cell table:number-columns-repeated="16368" table:style-name="ce2"/>
        </table:table-row>
        <table:table-row table:style-name="ro5">
          <table:table-cell table:style-name="ce2"/>
          <table:table-cell table:style-name="ce82"/>
          <table:table-cell table:number-columns-repeated="7" table:style-name="ce314"/>
          <table:table-cell table:number-columns-repeated="7" table:style-name="ce60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198">
            <text:p>sample size</text:p>
          </table:table-cell>
          <table:table-cell office:value-type="float" office:value="17556" table:formula="of:=['file://STEADSP002.DESKTOP21.DCLG.GOV.UK/DCLGDFS/EHS/REPORTING/Headline/2015-16/Households/Analysis/Working%20Tables/AT%201.15-%20Average%20number%20of%20years%20in%20current%20home,%20by%20tenure,%202010-11%20to%202015-16.xlsx'#'2010-11'.C14]" table:style-name="ce570">
            <text:p><text:s/>17,556<text:s/></text:p>
          </table:table-cell>
          <table:table-cell office:value-type="float" office:value="13829" table:formula="of:=['file://STEADSP002.DESKTOP21.DCLG.GOV.UK/DCLGDFS/EHS/REPORTING/Headline/2015-16/Households/Analysis/Working%20Tables/AT%201.15-%20Average%20number%20of%20years%20in%20current%20home,%20by%20tenure,%202010-11%20to%202015-16.xlsx'#'2011-12'.D10]" table:style-name="ce570">
            <text:p><text:s/>13,829<text:s/></text:p>
          </table:table-cell>
          <table:table-cell office:value-type="float" office:value="13652" table:formula="of:=['file://STEADSP002.DESKTOP21.DCLG.GOV.UK/DCLGDFS/EHS/REPORTING/Headline/2015-16/Households/Analysis/Working%20Tables/AT%201.15-%20Average%20number%20of%20years%20in%20current%20home,%20by%20tenure,%202010-11%20to%202015-16.xlsx'#'2012-13'.D10]" table:style-name="ce570">
            <text:p><text:s/>13,652<text:s/></text:p>
          </table:table-cell>
          <table:table-cell office:value-type="float" office:value="13276" table:formula="of:=['file://STEADSP002.DESKTOP21.DCLG.GOV.UK/DCLGDFS/EHS/REPORTING/Headline/2015-16/Households/Analysis/Working%20Tables/AT%201.15-%20Average%20number%20of%20years%20in%20current%20home,%20by%20tenure,%202010-11%20to%202015-16.xlsx'#'2013-14'.D10]" table:style-name="ce570">
            <text:p><text:s/>13,276<text:s/></text:p>
          </table:table-cell>
          <table:table-cell office:value-type="float" office:value="13174" table:formula="of:=['file://STEADSP002.DESKTOP21.DCLG.GOV.UK/DCLGDFS/EHS/REPORTING/Headline/2015-16/Households/Analysis/Working%20Tables/AT%201.15-%20Average%20number%20of%20years%20in%20current%20home,%20by%20tenure,%202010-11%20to%202015-16.xlsx'#'2014-15'.D10]" table:style-name="ce570">
            <text:p><text:s/>13,174<text:s/></text:p>
          </table:table-cell>
          <table:table-cell office:value-type="float" office:value="13468" table:style-name="ce570">
            <text:p><text:s/>13,468<text:s/></text:p>
          </table:table-cell>
          <table:table-cell office:value-type="float" office:value="12970" table:style-name="ce570">
            <text:p><text:s/>12,970<text:s/></text:p>
          </table:table-cell>
          <table:table-cell office:value-type="float" office:value="13395" table:style-name="ce570">
            <text:p><text:s/>13,395<text:s/></text:p>
          </table:table-cell>
          <table:table-cell office:value-type="float" office:value="13431" table:style-name="ce570">
            <text:p><text:s/>13,431<text:s/></text:p>
          </table:table-cell>
          <table:table-cell office:value-type="float" office:value="13332" table:style-name="ce570">
            <text:p><text:s/>13,332<text:s/></text:p>
          </table:table-cell>
          <table:table-cell office:value-type="float" office:value="7474" table:style-name="ce570">
            <text:p><text:s/>7,474<text:s/></text:p>
          </table:table-cell>
          <table:table-cell table:number-columns-repeated="2" table:style-name="ce459"/>
          <table:table-cell table:style-name="ce55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357">
            <text:p>Notes</text:p>
          </table:table-cell>
          <table:table-cell table:number-columns-repeated="11" table:style-name="ce571"/>
          <table:table-cell table:number-columns-repeated="2" table:style-name="ce459"/>
          <table:table-cell table:style-name="ce558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3">
            <text:p>1) data for 2012-13 and 2013-14 were modelled from banded length of residence data</text:p>
          </table:table-cell>
          <table:table-cell table:style-name="ce114"/>
          <table:table-cell table:number-columns-repeated="6" table:style-name="ce60"/>
          <table:table-cell table:number-columns-repeated="2" table:style-name="ce559"/>
          <table:table-cell table:number-columns-repeated="5" table:style-name="ce461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357">
            <text:p>Source: English Housing Survey, full household sample</text:p>
          </table:table-cell>
          <table:table-cell table:style-name="ce114"/>
          <table:table-cell table:number-columns-repeated="6" table:style-name="ce60"/>
          <table:table-cell table:number-columns-repeated="2" table:style-name="ce559"/>
          <table:table-cell table:number-columns-repeated="5" table:style-name="ce461"/>
          <table:table-cell table:number-columns-repeated="16368" table:style-name="ce2"/>
        </table:table-row>
        <table:table-row table:style-name="ro5">
          <table:table-cell table:style-name="ce2"/>
          <table:table-cell table:style-name="ce2"/>
          <table:table-cell table:style-name="ce114"/>
          <table:table-cell table:number-columns-repeated="6" table:style-name="ce60"/>
          <table:table-cell table:number-columns-repeated="2" table:style-name="ce560"/>
          <table:table-cell table:number-columns-repeated="4" table:style-name="ce561"/>
          <table:table-cell table:style-name="ce461"/>
          <table:table-cell table:number-columns-repeated="16368" table:style-name="ce2"/>
        </table:table-row>
        <table:table-row table:number-rows-repeated="3" table:style-name="ro1">
          <table:table-cell table:style-name="ce2"/>
          <table:table-cell table:style-name="ce63"/>
          <table:table-cell table:number-columns-repeated="7" table:style-name="ce60"/>
          <table:table-cell table:number-columns-repeated="2" table:style-name="ce572"/>
          <table:table-cell table:number-columns-repeated="4" table:style-name="ce561"/>
          <table:table-cell table:style-name="ce461"/>
          <table:table-cell table:number-columns-repeated="16368" table:style-name="ce2"/>
        </table:table-row>
        <table:table-row table:style-name="ro1">
          <table:table-cell table:style-name="ce2"/>
          <table:table-cell table:number-columns-repeated="8" table:style-name="ce60"/>
          <table:table-cell table:number-columns-repeated="2" table:style-name="ce572"/>
          <table:table-cell table:number-columns-repeated="4" table:style-name="ce561"/>
          <table:table-cell table:style-name="ce461"/>
          <table:table-cell table:number-columns-repeated="16368" table:style-name="ce2"/>
        </table:table-row>
        <table:table-row table:style-name="ro1">
          <table:table-cell table:style-name="ce2"/>
          <table:table-cell table:number-columns-repeated="8" table:style-name="ce60"/>
          <table:table-cell table:number-columns-repeated="2" table:style-name="ce572"/>
          <table:table-cell table:number-columns-repeated="3" table:style-name="ce561"/>
          <table:table-cell table:style-name="ce459"/>
          <table:table-cell table:style-name="ce461"/>
          <table:table-cell table:number-columns-repeated="16368" table:style-name="ce2"/>
        </table:table-row>
        <table:table-row table:number-rows-repeated="2" table:style-name="ro1">
          <table:table-cell table:style-name="ce2"/>
          <table:table-cell table:number-columns-repeated="15" table:style-name="ce60"/>
          <table:table-cell table:number-columns-repeated="16368" table:style-name="ce2"/>
        </table:table-row>
        <table:table-row table:style-name="ro1">
          <table:table-cell table:number-columns-repeated="9" table:style-name="ce2"/>
          <table:table-cell table:style-name="ce573"/>
          <table:table-cell table:number-columns-spanned="8" table:number-rows-spanned="1" table:style-name="ce277"/>
          <table:covered-table-cell table:number-columns-repeated="7"/>
          <table:table-cell table:style-name="ce559"/>
          <table:table-cell table:style-name="ce461"/>
          <table:table-cell table:style-name="ce558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repeated="2" table:style-name="ce572"/>
          <table:table-cell table:number-columns-repeated="7" table:style-name="ce461"/>
          <table:table-cell table:style-name="ce462"/>
          <table:table-cell table:style-name="ce464"/>
          <table:table-cell table:style-name="ce558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repeated="2" table:style-name="ce572"/>
          <table:table-cell table:number-columns-repeated="7" table:style-name="ce461"/>
          <table:table-cell table:number-columns-repeated="3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repeated="2" table:style-name="ce462"/>
          <table:table-cell table:number-columns-repeated="7" table:style-name="ce464"/>
          <table:table-cell table:number-columns-repeated="3" table:style-name="ce60"/>
          <table:table-cell table:number-columns-repeated="16363" table:style-name="ce2"/>
        </table:table-row>
        <table:table-row table:number-rows-repeated="4" table:style-name="ro1">
          <table:table-cell table:number-columns-repeated="9" table:style-name="ce2"/>
          <table:table-cell table:number-columns-repeated="12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spanned="6" table:number-rows-spanned="1" table:style-name="ce277"/>
          <table:covered-table-cell table:number-columns-repeated="5"/>
          <table:table-cell table:style-name="ce558"/>
          <table:table-cell table:number-columns-repeated="5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repeated="2" table:style-name="ce559"/>
          <table:table-cell table:number-columns-repeated="5" table:style-name="ce461"/>
          <table:table-cell table:number-columns-repeated="5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spanned="1" table:number-rows-spanned="6" table:style-name="ce277"/>
          <table:table-cell table:number-columns-spanned="1" table:number-rows-spanned="6" table:style-name="ce277"/>
          <table:table-cell table:number-columns-repeated="4" table:style-name="ce561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number-rows-repeated="4" table:style-name="ro1">
          <table:table-cell table:number-columns-repeated="9" table:style-name="ce2"/>
          <table:covered-table-cell/>
          <table:covered-table-cell/>
          <table:table-cell table:number-columns-repeated="4" table:style-name="ce561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covered-table-cell/>
          <table:covered-table-cell/>
          <table:table-cell table:number-columns-repeated="3" table:style-name="ce561"/>
          <table:table-cell table:style-name="ce459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number-rows-repeated="2" table:style-name="ro1">
          <table:table-cell table:number-columns-repeated="9" table:style-name="ce2"/>
          <table:table-cell table:number-columns-repeated="12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spanned="1" table:number-rows-spanned="3" table:style-name="ce277"/>
          <table:table-cell table:number-columns-spanned="8" table:number-rows-spanned="1" table:style-name="ce277"/>
          <table:covered-table-cell table:number-columns-repeated="7"/>
          <table:table-cell table:number-columns-repeated="3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8" table:style-name="ce461"/>
          <table:table-cell table:number-columns-repeated="3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8" table:style-name="ce461"/>
          <table:table-cell table:style-name="ce559"/>
          <table:table-cell table:style-name="ce461"/>
          <table:table-cell table:style-name="ce558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repeated="2" table:style-name="ce462"/>
          <table:table-cell table:number-columns-repeated="7" table:style-name="ce574"/>
          <table:table-cell table:style-name="ce462"/>
          <table:table-cell table:style-name="ce574"/>
          <table:table-cell table:style-name="ce558"/>
          <table:table-cell table:number-columns-repeated="16363" table:style-name="ce2"/>
        </table:table-row>
        <table:table-row table:number-rows-repeated="3" table:style-name="ro1">
          <table:table-cell table:number-columns-repeated="9" table:style-name="ce2"/>
          <table:table-cell table:number-columns-repeated="12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spanned="6" table:number-rows-spanned="1" table:style-name="ce277"/>
          <table:covered-table-cell table:number-columns-repeated="5"/>
          <table:table-cell table:style-name="ce558"/>
          <table:table-cell table:number-columns-repeated="5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repeated="2" table:style-name="ce559"/>
          <table:table-cell table:number-columns-repeated="5" table:style-name="ce461"/>
          <table:table-cell table:number-columns-repeated="5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spanned="1" table:number-rows-spanned="6" table:style-name="ce277"/>
          <table:table-cell table:number-columns-spanned="1" table:number-rows-spanned="6" table:style-name="ce277"/>
          <table:table-cell table:number-columns-repeated="4" table:style-name="ce561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number-rows-repeated="4" table:style-name="ro1">
          <table:table-cell table:number-columns-repeated="9" table:style-name="ce2"/>
          <table:covered-table-cell/>
          <table:covered-table-cell/>
          <table:table-cell table:number-columns-repeated="4" table:style-name="ce561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covered-table-cell/>
          <table:covered-table-cell/>
          <table:table-cell table:number-columns-repeated="3" table:style-name="ce561"/>
          <table:table-cell table:style-name="ce459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number-rows-repeated="2" table:style-name="ro1">
          <table:table-cell table:number-columns-repeated="9" table:style-name="ce2"/>
          <table:table-cell table:number-columns-repeated="12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spanned="1" table:number-rows-spanned="3" table:style-name="ce277"/>
          <table:table-cell table:number-columns-spanned="8" table:number-rows-spanned="1" table:style-name="ce277"/>
          <table:covered-table-cell table:number-columns-repeated="7"/>
          <table:table-cell table:number-columns-repeated="3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8" table:style-name="ce461"/>
          <table:table-cell table:number-columns-repeated="3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8" table:style-name="ce461"/>
          <table:table-cell table:style-name="ce559"/>
          <table:table-cell table:style-name="ce461"/>
          <table:table-cell table:style-name="ce558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repeated="2" table:style-name="ce462"/>
          <table:table-cell table:number-columns-repeated="7" table:style-name="ce574"/>
          <table:table-cell table:style-name="ce462"/>
          <table:table-cell table:style-name="ce574"/>
          <table:table-cell table:style-name="ce558"/>
          <table:table-cell table:number-columns-repeated="16363" table:style-name="ce2"/>
        </table:table-row>
        <table:table-row table:number-rows-repeated="3" table:style-name="ro1">
          <table:table-cell table:number-columns-repeated="9" table:style-name="ce2"/>
          <table:table-cell table:number-columns-repeated="12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spanned="6" table:number-rows-spanned="1" table:style-name="ce277"/>
          <table:covered-table-cell table:number-columns-repeated="5"/>
          <table:table-cell table:style-name="ce558"/>
          <table:table-cell table:number-columns-repeated="5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repeated="2" table:style-name="ce559"/>
          <table:table-cell table:number-columns-repeated="5" table:style-name="ce461"/>
          <table:table-cell table:number-columns-repeated="5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spanned="1" table:number-rows-spanned="6" table:style-name="ce277"/>
          <table:table-cell table:number-columns-spanned="1" table:number-rows-spanned="6" table:style-name="ce277"/>
          <table:table-cell table:number-columns-repeated="4" table:style-name="ce561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number-rows-repeated="4" table:style-name="ro1">
          <table:table-cell table:number-columns-repeated="9" table:style-name="ce2"/>
          <table:covered-table-cell/>
          <table:covered-table-cell/>
          <table:table-cell table:number-columns-repeated="4" table:style-name="ce561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covered-table-cell/>
          <table:covered-table-cell/>
          <table:table-cell table:number-columns-repeated="3" table:style-name="ce561"/>
          <table:table-cell table:style-name="ce459"/>
          <table:table-cell table:style-name="ce461"/>
          <table:table-cell table:number-columns-repeated="5" table:style-name="ce60"/>
          <table:table-cell table:number-columns-repeated="16363" table:style-name="ce2"/>
        </table:table-row>
        <table:table-row table:number-rows-repeated="2" table:style-name="ro1">
          <table:table-cell table:number-columns-repeated="9" table:style-name="ce2"/>
          <table:table-cell table:number-columns-repeated="12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spanned="1" table:number-rows-spanned="3" table:style-name="ce277"/>
          <table:table-cell table:number-columns-spanned="8" table:number-rows-spanned="1" table:style-name="ce277"/>
          <table:covered-table-cell table:number-columns-repeated="7"/>
          <table:table-cell table:number-columns-repeated="3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8" table:style-name="ce461"/>
          <table:table-cell table:number-columns-repeated="3" table:style-name="ce60"/>
          <table:table-cell table:number-columns-repeated="16363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8" table:style-name="ce461"/>
          <table:table-cell table:style-name="ce559"/>
          <table:table-cell table:style-name="ce461"/>
          <table:table-cell table:style-name="ce558"/>
          <table:table-cell table:number-columns-repeated="16363" table:style-name="ce2"/>
        </table:table-row>
        <table:table-row table:style-name="ro1">
          <table:table-cell table:number-columns-repeated="9" table:style-name="ce2"/>
          <table:table-cell table:number-columns-repeated="2" table:style-name="ce462"/>
          <table:table-cell table:number-columns-repeated="7" table:style-name="ce464"/>
          <table:table-cell table:style-name="ce462"/>
          <table:table-cell table:style-name="ce464"/>
          <table:table-cell table:style-name="ce558"/>
          <table:table-cell table:number-columns-repeated="16363" table:style-name="ce2"/>
        </table:table-row>
        <table:table-row table:number-rows-repeated="1048488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22.$A$1:AT1_22.$N$26" table:base-cell-address="AT1_22.$A$1"/>
        </table:named-expressions>
      </table:table>
      <table:table table:name="AT1_23" table:style-name="ta6">
        <table:table-column table:style-name="co1" table:default-cell-style-name="ce2"/>
        <table:table-column table:style-name="co67" table:default-cell-style-name="ce2"/>
        <table:table-column table:style-name="co10" table:default-cell-style-name="ce2"/>
        <table:table-column table:style-name="co68" table:default-cell-style-name="ce2"/>
        <table:table-column table:style-name="co13" table:default-cell-style-name="ce2"/>
        <table:table-column table:style-name="co54" table:default-cell-style-name="ce2"/>
        <table:table-column table:style-name="co68" table:default-cell-style-name="ce2"/>
        <table:table-column table:style-name="co10" table:default-cell-style-name="ce2"/>
        <table:table-column table:style-name="co19" table:default-cell-style-name="ce2"/>
        <table:table-column table:style-name="co54" table:default-cell-style-name="ce2"/>
        <table:table-column table:style-name="co1" table:default-cell-style-name="ce2"/>
        <table:table-column table:style-name="co69" table:default-cell-style-name="ce2"/>
        <table:table-column table:style-name="co1" table:number-columns-repeated="16372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94">
            <text:p>Annex Table 1.23: Previous tenure by current tenure, 2020-21</text:p>
          </table:table-cell>
          <table:table-cell table:number-columns-repeated="3" table:style-name="ce575"/>
          <table:table-cell table:number-columns-repeated="4" table:style-name="ce576"/>
          <table:table-cell table:number-columns-repeated="16375" table:style-name="ce2"/>
        </table:table-row>
        <table:table-row table:style-name="ro1">
          <table:table-cell/>
          <table:table-cell table:style-name="ce577"/>
          <table:table-cell table:number-columns-repeated="6" table:style-name="ce578"/>
          <table:table-cell table:style-name="ce577"/>
          <table:table-cell table:number-columns-repeated="16375" table:style-name="ce2"/>
        </table:table-row>
        <table:table-row table:style-name="ro1">
          <table:table-cell/>
          <table:table-cell office:value-type="string" table:style-name="ce579">
            <text:p>household reference persons resident less than a year</text:p>
          </table:table-cell>
          <table:table-cell table:number-columns-repeated="6" table:style-name="ce580"/>
          <table:table-cell table:style-name="ce581"/>
          <table:table-cell table:number-columns-repeated="16375" table:style-name="ce2"/>
        </table:table-row>
        <table:table-row table:style-name="ro1">
          <table:table-cell/>
          <table:table-cell table:style-name="ce582"/>
          <table:table-cell office:value-type="string" table:number-columns-spanned="6" table:number-rows-spanned="1" table:style-name="ce619">
            <text:p>previous tenure</text:p>
          </table:table-cell>
          <table:covered-table-cell table:number-columns-repeated="5"/>
          <table:table-cell table:style-name="ce583"/>
          <table:table-cell table:style-name="ce584"/>
          <table:table-cell table:number-columns-repeated="16374" table:style-name="ce2"/>
        </table:table-row>
        <table:table-row table:style-name="ro1">
          <table:table-cell/>
          <table:table-cell table:style-name="ce582"/>
          <table:table-cell office:value-type="string" table:number-columns-spanned="1" table:number-rows-spanned="3" table:style-name="ce620">
            <text:p>new household</text:p>
          </table:table-cell>
          <table:table-cell office:value-type="string" table:number-columns-spanned="3" table:number-rows-spanned="1" table:style-name="ce619">
            <text:p>owner occupiers</text:p>
          </table:table-cell>
          <table:covered-table-cell table:number-columns-repeated="2"/>
          <table:table-cell office:value-type="string" table:number-columns-spanned="1" table:number-rows-spanned="3" table:style-name="ce620">
            <text:p>all</text:p>
            <text:p>social</text:p>
            <text:p>renters</text:p>
          </table:table-cell>
          <table:table-cell office:value-type="string" table:number-columns-spanned="1" table:number-rows-spanned="3" table:style-name="ce621">
            <text:p>all<text:s/></text:p>
            <text:p>private</text:p>
            <text:p>renters</text:p>
          </table:table-cell>
          <table:table-cell table:style-name="ce585"/>
          <table:table-cell table:style-name="ce584"/>
          <table:table-cell table:number-columns-repeated="16374" table:style-name="ce2"/>
        </table:table-row>
        <table:table-row table:style-name="ro1">
          <table:table-cell/>
          <table:table-cell table:style-name="ce586"/>
          <table:covered-table-cell/>
          <table:table-cell office:value-type="string" table:number-columns-spanned="1" table:number-rows-spanned="2" table:style-name="ce620">
            <text:p>owned outright</text:p>
          </table:table-cell>
          <table:table-cell office:value-type="string" table:number-columns-spanned="1" table:number-rows-spanned="2" table:style-name="ce620">
            <text:p>buying with a mortgage</text:p>
          </table:table-cell>
          <table:table-cell office:value-type="string" table:number-columns-spanned="1" table:number-rows-spanned="2" table:style-name="ce620">
            <text:p>all owner occupiers<text:span text:style-name="T8">1</text:span></text:p>
          </table:table-cell>
          <table:covered-table-cell/>
          <table:covered-table-cell/>
          <table:table-cell office:value-type="string" table:number-columns-spanned="1" table:number-rows-spanned="2" table:style-name="ce622">
            <text:p>all households</text:p>
          </table:table-cell>
          <table:table-cell office:value-type="string" table:number-columns-spanned="1" table:number-rows-spanned="2" table:style-name="ce623">
            <text:p>sample size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587">
            <text:p>current ten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2"/>
          <table:table-cell table:style-name="ce588"/>
          <table:table-cell table:number-columns-repeated="16370"/>
        </table:table-row>
        <table:table-row table:style-name="ro1">
          <table:table-cell/>
          <table:table-cell table:number-columns-repeated="4" table:style-name="ce589"/>
          <table:table-cell table:number-columns-repeated="2" table:style-name="ce590"/>
          <table:table-cell table:style-name="ce591"/>
          <table:table-cell office:value-type="string" table:style-name="ce592">
            <text:p>thousands of households</text:p>
          </table:table-cell>
          <table:table-cell table:number-columns-repeated="16375" table:style-name="ce2"/>
        </table:table-row>
        <table:table-row table:style-name="ro1">
          <table:table-cell/>
          <table:table-cell office:value-type="string" table:style-name="ce591">
            <text:p>owned outright</text:p>
          </table:table-cell>
          <table:table-cell office:value-type="string" table:style-name="ce593">
            <text:p>u</text:p>
          </table:table-cell>
          <table:table-cell office:value-type="float" office:value="97.672714975332468" table:style-name="ce593">
            <text:p>98</text:p>
          </table:table-cell>
          <table:table-cell office:value-type="float" office:value="21.983208304558389" table:style-name="ce593">
            <text:p>22</text:p>
          </table:table-cell>
          <table:table-cell office:value-type="float" office:value="119.65592327989086" table:style-name="ce593">
            <text:p>120</text:p>
          </table:table-cell>
          <table:table-cell office:value-type="float" office:value="0" table:style-name="ce593">
            <text:p>0</text:p>
          </table:table-cell>
          <table:table-cell office:value-type="float" office:value="14.657342316357623" table:style-name="ce593">
            <text:p>15</text:p>
          </table:table-cell>
          <table:table-cell office:value-type="float" office:value="146.52150187669463" table:style-name="ce594">
            <text:p>147</text:p>
          </table:table-cell>
          <table:table-cell office:value-type="float" office:value="59" table:style-name="ce595">
            <text:p>59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591">
            <text:p>buying with a mortgage</text:p>
          </table:table-cell>
          <table:table-cell office:value-type="float" office:value="74.467064549008114" table:style-name="ce593">
            <text:p>74</text:p>
          </table:table-cell>
          <table:table-cell office:value-type="float" office:value="20.196835526284872" table:style-name="ce593">
            <text:p>20</text:p>
          </table:table-cell>
          <table:table-cell office:value-type="float" office:value="119.30859930496551" table:style-name="ce593">
            <text:p>119</text:p>
          </table:table-cell>
          <table:table-cell office:value-type="float" office:value="139.50543483125037" table:style-name="ce593">
            <text:p>140</text:p>
          </table:table-cell>
          <table:table-cell office:value-type="float" office:value="0" table:style-name="ce593">
            <text:p>0</text:p>
          </table:table-cell>
          <table:table-cell office:value-type="float" office:value="151.37178906908775" table:style-name="ce593">
            <text:p>151</text:p>
          </table:table-cell>
          <table:table-cell office:value-type="float" office:value="365.34428844934598" table:style-name="ce594">
            <text:p>365</text:p>
          </table:table-cell>
          <table:table-cell office:value-type="float" office:value="106" table:style-name="ce595">
            <text:p>106</text:p>
          </table:table-cell>
          <table:table-cell table:number-columns-repeated="3" table:style-name="ce2"/>
          <table:table-cell table:style-name="ce588"/>
          <table:table-cell table:number-columns-repeated="16370"/>
        </table:table-row>
        <table:table-row table:style-name="ro1">
          <table:table-cell/>
          <table:table-cell office:value-type="string" table:style-name="ce596">
            <text:p>owner occupiers</text:p>
          </table:table-cell>
          <table:table-cell office:value-type="float" office:value="86.675300829454287" table:style-name="ce594">
            <text:p>87</text:p>
          </table:table-cell>
          <table:table-cell office:value-type="float" office:value="117.86955050161731" table:style-name="ce594">
            <text:p>118</text:p>
          </table:table-cell>
          <table:table-cell office:value-type="float" office:value="141.29180760952389" table:style-name="ce594">
            <text:p>141</text:p>
          </table:table-cell>
          <table:table-cell office:value-type="float" office:value="259.1613581111414" table:style-name="ce594">
            <text:p>259</text:p>
          </table:table-cell>
          <table:table-cell office:value-type="float" office:value="0" table:style-name="ce594">
            <text:p>0</text:p>
          </table:table-cell>
          <table:table-cell office:value-type="float" office:value="166.0291313854454" table:style-name="ce594">
            <text:p>166</text:p>
          </table:table-cell>
          <table:table-cell office:value-type="float" office:value="511.86579032604067" table:style-name="ce594">
            <text:p>512</text:p>
          </table:table-cell>
          <table:table-cell office:value-type="float" office:value="165" table:style-name="ce595">
            <text:p>165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591"/>
          <table:table-cell table:number-columns-repeated="5" table:style-name="ce593"/>
          <table:table-cell table:style-name="ce597"/>
          <table:table-cell table:style-name="ce598"/>
          <table:table-cell table:style-name="ce595"/>
          <table:table-cell table:number-columns-repeated="16374" table:style-name="ce2"/>
        </table:table-row>
        <table:table-row table:style-name="ro1">
          <table:table-cell/>
          <table:table-cell office:value-type="string" table:style-name="ce596">
            <text:p>social renters</text:p>
          </table:table-cell>
          <table:table-cell office:value-type="float" office:value="41.726391805624509" table:style-name="ce593">
            <text:p>42</text:p>
          </table:table-cell>
          <table:table-cell office:value-type="string" table:style-name="ce593">
            <text:p>u</text:p>
          </table:table-cell>
          <table:table-cell office:value-type="string" table:style-name="ce593">
            <text:p>u</text:p>
          </table:table-cell>
          <table:table-cell office:value-type="string" table:style-name="ce593">
            <text:p>u</text:p>
          </table:table-cell>
          <table:table-cell office:value-type="float" office:value="128.89544904644259" table:style-name="ce593">
            <text:p>129</text:p>
          </table:table-cell>
          <table:table-cell office:value-type="float" office:value="35.004191751742013" table:style-name="ce593">
            <text:p>35</text:p>
          </table:table-cell>
          <table:table-cell office:value-type="float" office:value="221.40632770289093" table:style-name="ce594">
            <text:p>221</text:p>
          </table:table-cell>
          <table:table-cell office:value-type="float" office:value="35" table:style-name="ce595">
            <text:p>35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591"/>
          <table:table-cell table:number-columns-repeated="3" table:style-name="ce593"/>
          <table:table-cell table:style-name="ce597"/>
          <table:table-cell table:number-columns-repeated="2" table:style-name="ce593"/>
          <table:table-cell table:style-name="ce598"/>
          <table:table-cell table:style-name="ce595"/>
          <table:table-cell table:number-columns-repeated="16374" table:style-name="ce2"/>
        </table:table-row>
        <table:table-row table:style-name="ro1">
          <table:table-cell/>
          <table:table-cell office:value-type="string" table:style-name="ce596">
            <text:p>private renters</text:p>
          </table:table-cell>
          <table:table-cell office:value-type="float" office:value="193.37600582656074" table:style-name="ce593">
            <text:p>193</text:p>
          </table:table-cell>
          <table:table-cell office:value-type="string" table:style-name="ce593">
            <text:p>u</text:p>
          </table:table-cell>
          <table:table-cell office:value-type="float" office:value="47.406533153143904" table:style-name="ce593">
            <text:p>47</text:p>
          </table:table-cell>
          <table:table-cell office:value-type="float" office:value="66.005606434559724" table:style-name="ce593">
            <text:p>66</text:p>
          </table:table-cell>
          <table:table-cell office:value-type="string" table:style-name="ce593">
            <text:p>u</text:p>
          </table:table-cell>
          <table:table-cell office:value-type="float" office:value="610.85512955885179" table:style-name="ce593">
            <text:p>611</text:p>
          </table:table-cell>
          <table:table-cell office:value-type="float" office:value="890.78577545970734" table:style-name="ce594">
            <text:p>891</text:p>
          </table:table-cell>
          <table:table-cell office:value-type="float" office:value="170" table:style-name="ce595">
            <text:p>170</text:p>
          </table:table-cell>
          <table:table-cell table:style-name="ce2"/>
          <table:table-cell table:style-name="ce599"/>
          <table:table-cell table:number-columns-repeated="16372" table:style-name="ce2"/>
        </table:table-row>
        <table:table-row table:style-name="ro1">
          <table:table-cell/>
          <table:table-cell table:style-name="ce591"/>
          <table:table-cell table:number-columns-repeated="6" table:style-name="ce593"/>
          <table:table-cell table:style-name="ce598"/>
          <table:table-cell table:style-name="ce595"/>
          <table:table-cell table:style-name="ce2"/>
          <table:table-cell table:style-name="ce588"/>
          <table:table-cell table:number-columns-repeated="16372" table:style-name="ce2"/>
        </table:table-row>
        <table:table-row table:style-name="ro1">
          <table:table-cell/>
          <table:table-cell office:value-type="string" table:style-name="ce587">
            <text:p>all tenures</text:p>
          </table:table-cell>
          <table:table-cell office:value-type="float" office:value="321.77769846163977" table:style-name="ce600">
            <text:p>322</text:p>
          </table:table-cell>
          <table:table-cell office:value-type="float" office:value="143.14128756293832" table:style-name="ce600">
            <text:p>143</text:p>
          </table:table-cell>
          <table:table-cell office:value-type="float" office:value="192.69473760944601" table:style-name="ce600">
            <text:p>193</text:p>
          </table:table-cell>
          <table:table-cell office:value-type="float" office:value="340.94725964478272" table:style-name="ce600">
            <text:p>341</text:p>
          </table:table-cell>
          <table:table-cell office:value-type="float" office:value="149.44448268617816" table:style-name="ce600">
            <text:p>149</text:p>
          </table:table-cell>
          <table:table-cell office:value-type="float" office:value="811.88845269603871" table:style-name="ce600">
            <text:p>812</text:p>
          </table:table-cell>
          <table:table-cell office:value-type="float" office:value="1624.0578934886398" table:style-name="ce600">
            <text:p>1,624</text:p>
          </table:table-cell>
          <table:table-cell office:value-type="float" office:value="370" table:style-name="ce601">
            <text:p>370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602"/>
          <table:table-cell table:number-columns-repeated="6" table:style-name="ce603"/>
          <table:table-cell office:value-type="string" table:style-name="ce604">
            <text:p>percentages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591">
            <text:p>owned outright</text:p>
          </table:table-cell>
          <table:table-cell office:value-type="string" table:style-name="ce290">
            <text:p>u</text:p>
          </table:table-cell>
          <table:table-cell office:value-type="float" office:value="66.661011335748583" table:style-name="ce290">
            <text:p>66.7</text:p>
          </table:table-cell>
          <table:table-cell office:value-type="float" office:value="15.003400881775283" table:style-name="ce290">
            <text:p>15.0</text:p>
          </table:table-cell>
          <table:table-cell office:value-type="float" office:value="81.664412217523861" table:style-name="ce290">
            <text:p>81.7</text:p>
          </table:table-cell>
          <table:table-cell office:value-type="float" office:value="0" table:style-name="ce290">
            <text:p>0.0</text:p>
          </table:table-cell>
          <table:table-cell office:value-type="float" office:value="10.003543595050322" table:style-name="ce290">
            <text:p>10.0</text:p>
          </table:table-cell>
          <table:table-cell office:value-type="float" office:value="100" table:style-name="ce315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591">
            <text:p>buying with a mortgage</text:p>
          </table:table-cell>
          <table:table-cell office:value-type="float" office:value="20.382709379438595" table:style-name="ce290">
            <text:p>20.4</text:p>
          </table:table-cell>
          <table:table-cell office:value-type="float" office:value="5.5281651211813285" table:style-name="ce290">
            <text:p>5.5</text:p>
          </table:table-cell>
          <table:table-cell office:value-type="float" office:value="32.65648405545204" table:style-name="ce290">
            <text:p>32.7</text:p>
          </table:table-cell>
          <table:table-cell office:value-type="float" office:value="38.184649176633364" table:style-name="ce290">
            <text:p>38.2</text:p>
          </table:table-cell>
          <table:table-cell office:value-type="float" office:value="0" table:style-name="ce290">
            <text:p>0.0</text:p>
          </table:table-cell>
          <table:table-cell office:value-type="float" office:value="41.432641443928006" table:style-name="ce290">
            <text:p>41.4</text:p>
          </table:table-cell>
          <table:table-cell office:value-type="float" office:value="100" table:style-name="ce315">
            <text:p>100.0</text:p>
          </table:table-cell>
          <table:table-cell table:style-name="ce5"/>
          <table:table-cell table:number-columns-repeated="3" table:style-name="ce2"/>
          <table:table-cell table:style-name="ce605"/>
          <table:table-cell table:number-columns-repeated="16370"/>
        </table:table-row>
        <table:table-row table:style-name="ro1">
          <table:table-cell/>
          <table:table-cell office:value-type="string" table:style-name="ce596">
            <text:p>owner occupiers</text:p>
          </table:table-cell>
          <table:table-cell office:value-type="float" office:value="16.933208365858" table:style-name="ce315">
            <text:p>16.9</text:p>
          </table:table-cell>
          <table:table-cell office:value-type="float" office:value="23.027432723436846" table:style-name="ce315">
            <text:p>23.0</text:p>
          </table:table-cell>
          <table:table-cell office:value-type="float" office:value="27.603291776839772" table:style-name="ce315">
            <text:p>27.6</text:p>
          </table:table-cell>
          <table:table-cell office:value-type="float" office:value="50.630724500276656" table:style-name="ce315">
            <text:p>50.6</text:p>
          </table:table-cell>
          <table:table-cell office:value-type="float" office:value="0" table:style-name="ce315">
            <text:p>0.0</text:p>
          </table:table-cell>
          <table:table-cell office:value-type="float" office:value="32.436067133865429" table:style-name="ce315">
            <text:p>32.4</text:p>
          </table:table-cell>
          <table:table-cell office:value-type="float" office:value="100" table:style-name="ce315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table:style-name="ce591"/>
          <table:table-cell table:number-columns-repeated="6" table:style-name="ce529"/>
          <table:table-cell table:style-name="ce315"/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596">
            <text:p>social renters</text:p>
          </table:table-cell>
          <table:table-cell office:value-type="float" office:value="18.846070136540042" table:style-name="ce290">
            <text:p>18.8</text:p>
          </table:table-cell>
          <table:table-cell office:value-type="string" table:style-name="ce290">
            <text:p>u</text:p>
          </table:table-cell>
          <table:table-cell office:value-type="string" table:style-name="ce290">
            <text:p>u</text:p>
          </table:table-cell>
          <table:table-cell office:value-type="string" table:style-name="ce290">
            <text:p>u</text:p>
          </table:table-cell>
          <table:table-cell office:value-type="float" office:value="58.21669614583449" table:style-name="ce290">
            <text:p>58.2</text:p>
          </table:table-cell>
          <table:table-cell office:value-type="float" office:value="15.809932857345773" table:style-name="ce290">
            <text:p>15.8</text:p>
          </table:table-cell>
          <table:table-cell office:value-type="float" office:value="100" table:style-name="ce315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table:style-name="ce591"/>
          <table:table-cell table:number-columns-repeated="6" table:style-name="ce529"/>
          <table:table-cell table:style-name="ce315"/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596">
            <text:p>private renters</text:p>
          </table:table-cell>
          <table:table-cell office:value-type="float" office:value="21.708474826819646" table:style-name="ce290">
            <text:p>21.7</text:p>
          </table:table-cell>
          <table:table-cell office:value-type="string" table:style-name="ce290">
            <text:p>u</text:p>
          </table:table-cell>
          <table:table-cell office:value-type="float" office:value="5.3218781057296116" table:style-name="ce290">
            <text:p>5.3</text:p>
          </table:table-cell>
          <table:table-cell office:value-type="float" office:value="7.4098181911915066" table:style-name="ce290">
            <text:p>7.4</text:p>
          </table:table-cell>
          <table:table-cell office:value-type="string" table:style-name="ce290">
            <text:p>u</text:p>
          </table:table-cell>
          <table:table-cell office:value-type="float" office:value="68.574863495502953" table:style-name="ce290">
            <text:p>68.6</text:p>
          </table:table-cell>
          <table:table-cell office:value-type="float" office:value="100" table:style-name="ce315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table:style-name="ce591"/>
          <table:table-cell table:number-columns-repeated="6" table:style-name="ce529"/>
          <table:table-cell table:style-name="ce315"/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596">
            <text:p>all tenures</text:p>
          </table:table-cell>
          <table:table-cell office:value-type="float" office:value="19.813191374011236" table:style-name="ce315">
            <text:p>19.8</text:p>
          </table:table-cell>
          <table:table-cell office:value-type="float" office:value="8.8138044916278453" table:style-name="ce315">
            <text:p>8.8</text:p>
          </table:table-cell>
          <table:table-cell office:value-type="float" office:value="11.865016535557013" table:style-name="ce315">
            <text:p>11.9</text:p>
          </table:table-cell>
          <table:table-cell office:value-type="float" office:value="20.993540994551228" table:style-name="ce315">
            <text:p>21.0</text:p>
          </table:table-cell>
          <table:table-cell office:value-type="float" office:value="9.2019184343949938" table:style-name="ce315">
            <text:p>9.2</text:p>
          </table:table-cell>
          <table:table-cell office:value-type="float" office:value="49.99134919704251" table:style-name="ce315">
            <text:p>50.0</text:p>
          </table:table-cell>
          <table:table-cell office:value-type="float" office:value="100" table:style-name="ce315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table:style-name="ce606"/>
          <table:table-cell table:number-columns-repeated="6" table:style-name="ce607"/>
          <table:table-cell table:style-name="ce608"/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609">
            <text:p>sample size</text:p>
          </table:table-cell>
          <table:table-cell office:value-type="float" office:value="56" table:style-name="ce610">
            <text:p>56</text:p>
          </table:table-cell>
          <table:table-cell office:value-type="float" office:value="56" table:style-name="ce610">
            <text:p>56</text:p>
          </table:table-cell>
          <table:table-cell office:value-type="float" office:value="63" table:style-name="ce610">
            <text:p>63</text:p>
          </table:table-cell>
          <table:table-cell office:value-type="float" office:value="120" table:style-name="ce610">
            <text:p>120</text:p>
          </table:table-cell>
          <table:table-cell office:value-type="float" office:value="22" table:style-name="ce610">
            <text:p>22</text:p>
          </table:table-cell>
          <table:table-cell office:value-type="float" office:value="172" table:style-name="ce610">
            <text:p>172</text:p>
          </table:table-cell>
          <table:table-cell office:value-type="float" office:value="370" table:style-name="ce610">
            <text:p>370</text:p>
          </table:table-cell>
          <table:table-cell table:style-name="ce584"/>
          <table:table-cell table:number-columns-repeated="16374" table:style-name="ce2"/>
        </table:table-row>
        <table:table-row table:style-name="ro1">
          <table:table-cell/>
          <table:table-cell office:value-type="string" table:style-name="ce611">
            <text:p>1<text:span text:style-name="T2"><text:s/>includes those owner occupiers who did not state whether they owned outright or bought with a mortgage</text:span></text:p>
          </table:table-cell>
          <table:table-cell table:number-columns-repeated="5" table:style-name="ce612"/>
          <table:table-cell table:style-name="ce576"/>
          <table:table-cell table:style-name="ce612"/>
          <table:table-cell table:number-columns-repeated="16375" table:style-name="ce2"/>
        </table:table-row>
        <table:table-row table:style-name="ro1">
          <table:table-cell/>
          <table:table-cell office:value-type="string" table:style-name="ce613">
            <text:p>Notes:</text:p>
          </table:table-cell>
          <table:table-cell table:number-columns-repeated="7" table:style-name="ce576"/>
          <table:table-cell table:number-columns-repeated="16375" table:style-name="ce2"/>
        </table:table-row>
        <table:table-row table:style-name="ro1">
          <table:table-cell/>
          <table:table-cell office:value-type="string" table:style-name="ce614">
            <text:p>1) u indicates sample size too small for reliable estimate<text:s text:c="2"/></text:p>
          </table:table-cell>
          <table:table-cell table:number-columns-repeated="5" table:style-name="ce615"/>
          <table:table-cell table:style-name="ce576"/>
          <table:table-cell table:style-name="ce616"/>
          <table:table-cell table:number-columns-repeated="16375" table:style-name="ce2"/>
        </table:table-row>
        <table:table-row table:style-name="ro1">
          <table:table-cell/>
          <table:table-cell office:value-type="string" table:style-name="ce614">
            <text:p>2) a cell count of ‘0’ or ‘0%’ means that there were no cases in the sample: these scenarios, although less prevalent, may exist in households in England.</text:p>
          </table:table-cell>
          <table:table-cell table:number-columns-repeated="5" table:style-name="ce615"/>
          <table:table-cell table:style-name="ce576"/>
          <table:table-cell table:style-name="ce616"/>
          <table:table-cell table:number-columns-repeated="16375" table:style-name="ce2"/>
        </table:table-row>
        <table:table-row table:style-name="ro1">
          <table:table-cell/>
          <table:table-cell office:value-type="string" table:style-name="ce617">
            <text:p>3) a small number of cases with unknown landlord at previous tenure have been excluded</text:p>
          </table:table-cell>
          <table:table-cell table:number-columns-repeated="5" table:style-name="ce617"/>
          <table:table-cell table:number-columns-repeated="2" table:style-name="ce576"/>
          <table:table-cell table:number-columns-repeated="16375" table:style-name="ce2"/>
        </table:table-row>
        <table:table-row table:style-name="ro1">
          <table:table-cell/>
          <table:table-cell office:value-type="string" table:style-name="ce618">
            <text:p>Source: English Housing Survey, full household sample</text:p>
          </table:table-cell>
          <table:table-cell table:number-columns-repeated="7" table:style-name="ce576"/>
          <table:table-cell table:style-name="ce584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repeated="5" table:style-name="ce617"/>
          <table:table-cell table:number-columns-repeated="16377" table:style-name="ce2"/>
        </table:table-row>
        <table:table-row table:number-rows-repeated="1048538" table:style-name="ro1">
          <table:table-cell table:number-columns-repeated="16384"/>
        </table:table-row>
        <table:named-expressions>
          <table:named-range table:name="Print_Area" table:cell-range-address="AT1_23.$A$1:AT1_23.$K$37" table:base-cell-address="AT1_23.$A$1"/>
        </table:named-expressions>
      </table:table>
      <table:table table:name="AT1_24" table:style-name="ta1">
        <table:table-column table:style-name="co1" table:default-cell-style-name="ce60"/>
        <table:table-column table:style-name="co70" table:default-cell-style-name="ce60"/>
        <table:table-column table:style-name="co44" table:number-columns-repeated="4" table:default-cell-style-name="ce60"/>
        <table:table-column table:style-name="co71" table:default-cell-style-name="ce60"/>
        <table:table-column table:style-name="co1" table:default-cell-style-name="ce60"/>
        <table:table-column table:style-name="co47" table:default-cell-style-name="ce60"/>
        <table:table-column table:style-name="co72" table:default-cell-style-name="ce60"/>
        <table:table-column table:style-name="co20" table:default-cell-style-name="ce60"/>
        <table:table-column table:style-name="co73" table:default-cell-style-name="ce60"/>
        <table:table-column table:style-name="co10" table:default-cell-style-name="ce60"/>
        <table:table-column table:style-name="co19" table:default-cell-style-name="ce60"/>
        <table:table-column table:style-name="co13" table:default-cell-style-name="ce60"/>
        <table:table-column table:style-name="co1" table:number-columns-repeated="2" table:default-cell-style-name="ce60"/>
        <table:table-column table:style-name="co72" table:default-cell-style-name="ce60"/>
        <table:table-column table:style-name="co20" table:default-cell-style-name="ce60"/>
        <table:table-column table:style-name="co73" table:default-cell-style-name="ce60"/>
        <table:table-column table:style-name="co10" table:default-cell-style-name="ce60"/>
        <table:table-column table:style-name="co19" table:default-cell-style-name="ce60"/>
        <table:table-column table:style-name="co13" table:default-cell-style-name="ce60"/>
        <table:table-column table:style-name="co1" table:default-cell-style-name="ce60"/>
        <table:table-column table:style-name="co24" table:number-columns-repeated="16360" table:default-cell-style-name="ce60"/>
        <table:table-row table:style-name="ro10">
          <table:table-cell table:style-name="ce2"/>
          <table:table-cell table:number-columns-repeated="8" table:style-name="ce60"/>
          <table:table-cell table:number-columns-repeated="16375" table:style-name="ce2"/>
        </table:table-row>
        <table:table-row table:style-name="ro2">
          <table:table-cell table:style-name="ce2"/>
          <table:table-cell office:value-type="string" table:style-name="ce624">
            <text:p>Annex Table 1.24: Overcrowding, by tenure, 1995-96 to 2020-21</text:p>
          </table:table-cell>
          <table:table-cell table:number-columns-repeated="4" table:style-name="ce435"/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table:number-columns-repeated="5" table:style-name="ce625"/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26">
            <text:p>all households</text:p>
          </table:table-cell>
          <table:table-cell table:number-columns-repeated="4" table:style-name="ce75"/>
          <table:table-cell table:number-columns-repeated="3" table:style-name="ce60"/>
          <table:table-cell table:number-columns-repeated="16375" table:style-name="ce2"/>
        </table:table-row>
        <table:table-row table:style-name="ro15">
          <table:table-cell table:style-name="ce2"/>
          <table:table-cell table:style-name="ce122"/>
          <table:table-cell office:value-type="string" table:style-name="ce627">
            <text:p>owner occupiers</text:p>
          </table:table-cell>
          <table:table-cell office:value-type="string" table:style-name="ce627">
            <text:p>private<text:s/></text:p>
            <text:p>renters</text:p>
          </table:table-cell>
          <table:table-cell office:value-type="string" table:style-name="ce627">
            <text:p>social<text:s/></text:p>
            <text:p>renters</text:p>
          </table:table-cell>
          <table:table-cell office:value-type="string" table:style-name="ce627">
            <text:p>all<text:s/></text:p>
            <text:p>tenures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table:style-name="ce121"/>
          <table:table-cell table:number-columns-repeated="3" table:style-name="ce125"/>
          <table:table-cell office:value-type="string" table:style-name="ce628">
            <text:p>thousands of overcrowded households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5-96</text:p>
          </table:table-cell>
          <table:table-cell office:value-type="float" office:value="241.2012857034108" table:style-name="ce629">
            <text:p>241</text:p>
          </table:table-cell>
          <table:table-cell office:value-type="float" office:value="62.588524703445046" table:style-name="ce629">
            <text:p>63</text:p>
          </table:table-cell>
          <table:table-cell office:value-type="float" office:value="226.72754762089843" table:style-name="ce629">
            <text:p>227</text:p>
          </table:table-cell>
          <table:table-cell office:value-type="float" office:value="530.51735802775431" table:style-name="ce630">
            <text:p>531</text:p>
          </table:table-cell>
          <table:table-cell table:style-name="ce60"/>
          <table:table-cell table:style-name="ce631"/>
          <table:table-cell table:style-name="ce632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6-97</text:p>
          </table:table-cell>
          <table:table-cell office:value-type="float" office:value="230.37465777064699" table:style-name="ce629">
            <text:p>230</text:p>
          </table:table-cell>
          <table:table-cell office:value-type="float" office:value="61.616878369488404" table:style-name="ce629">
            <text:p>62</text:p>
          </table:table-cell>
          <table:table-cell office:value-type="float" office:value="219.22644841158231" table:style-name="ce629">
            <text:p>219</text:p>
          </table:table-cell>
          <table:table-cell office:value-type="float" office:value="511.21798455171773" table:style-name="ce630">
            <text:p>511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7-98</text:p>
          </table:table-cell>
          <table:table-cell office:value-type="float" office:value="213.67645286850026" table:style-name="ce629">
            <text:p>214</text:p>
          </table:table-cell>
          <table:table-cell office:value-type="float" office:value="68.681245345261033" table:style-name="ce629">
            <text:p>69</text:p>
          </table:table-cell>
          <table:table-cell office:value-type="float" office:value="212.93957962402976" table:style-name="ce629">
            <text:p>213</text:p>
          </table:table-cell>
          <table:table-cell office:value-type="float" office:value="495.297277837791" table:style-name="ce630">
            <text:p>495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8-99</text:p>
          </table:table-cell>
          <table:table-cell office:value-type="float" office:value="215.79088947366563" table:style-name="ce629">
            <text:p>216</text:p>
          </table:table-cell>
          <table:table-cell office:value-type="float" office:value="70.336932405449957" table:style-name="ce629">
            <text:p>70</text:p>
          </table:table-cell>
          <table:table-cell office:value-type="float" office:value="211.88445950048245" table:style-name="ce629">
            <text:p>212</text:p>
          </table:table-cell>
          <table:table-cell office:value-type="float" office:value="498.01228137959805" table:style-name="ce630">
            <text:p>498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9-00</text:p>
          </table:table-cell>
          <table:table-cell office:value-type="float" office:value="208.67286694829747" table:style-name="ce629">
            <text:p>209</text:p>
          </table:table-cell>
          <table:table-cell office:value-type="float" office:value="72.569929253494934" table:style-name="ce629">
            <text:p>73</text:p>
          </table:table-cell>
          <table:table-cell office:value-type="float" office:value="215.37428092387995" table:style-name="ce629">
            <text:p>215</text:p>
          </table:table-cell>
          <table:table-cell office:value-type="float" office:value="496.61707712567232" table:style-name="ce630">
            <text:p>497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0-01</text:p>
          </table:table-cell>
          <table:table-cell office:value-type="float" office:value="206.2947121576336" table:style-name="ce629">
            <text:p>206</text:p>
          </table:table-cell>
          <table:table-cell office:value-type="float" office:value="72.253473607135376" table:style-name="ce629">
            <text:p>72</text:p>
          </table:table-cell>
          <table:table-cell office:value-type="float" office:value="224.37691791458454" table:style-name="ce629">
            <text:p>224</text:p>
          </table:table-cell>
          <table:table-cell office:value-type="float" office:value="502.92510367935353" table:style-name="ce630">
            <text:p>503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1-02</text:p>
          </table:table-cell>
          <table:table-cell office:value-type="float" office:value="200.58716821414859" table:style-name="ce629">
            <text:p>201</text:p>
          </table:table-cell>
          <table:table-cell office:value-type="float" office:value="75.289961423948554" table:style-name="ce629">
            <text:p>75</text:p>
          </table:table-cell>
          <table:table-cell office:value-type="float" office:value="226.1878294355613" table:style-name="ce629">
            <text:p>226</text:p>
          </table:table-cell>
          <table:table-cell office:value-type="float" office:value="502.06495907365843" table:style-name="ce630">
            <text:p>502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2-03</text:p>
          </table:table-cell>
          <table:table-cell office:value-type="float" office:value="204.40262003230404" table:style-name="ce629">
            <text:p>204</text:p>
          </table:table-cell>
          <table:table-cell office:value-type="float" office:value="79.648627048766997" table:style-name="ce629">
            <text:p>80</text:p>
          </table:table-cell>
          <table:table-cell office:value-type="float" office:value="216.49489474886227" table:style-name="ce629">
            <text:p>216</text:p>
          </table:table-cell>
          <table:table-cell office:value-type="float" office:value="500.54614182993333" table:style-name="ce630">
            <text:p>501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3-04</text:p>
          </table:table-cell>
          <table:table-cell office:value-type="float" office:value="202.66353196195527" table:style-name="ce629">
            <text:p>203</text:p>
          </table:table-cell>
          <table:table-cell office:value-type="float" office:value="86.493380814996442" table:style-name="ce629">
            <text:p>86</text:p>
          </table:table-cell>
          <table:table-cell office:value-type="float" office:value="196.55529190007022" table:style-name="ce629">
            <text:p>197</text:p>
          </table:table-cell>
          <table:table-cell office:value-type="float" office:value="485.71220467702187" table:style-name="ce630">
            <text:p>486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4-05</text:p>
          </table:table-cell>
          <table:table-cell office:value-type="float" office:value="203.14668671379488" table:style-name="ce629">
            <text:p>203</text:p>
          </table:table-cell>
          <table:table-cell office:value-type="float" office:value="101.62154263369477" table:style-name="ce629">
            <text:p>102</text:p>
          </table:table-cell>
          <table:table-cell office:value-type="float" office:value="206.18922724313904" table:style-name="ce629">
            <text:p>206</text:p>
          </table:table-cell>
          <table:table-cell office:value-type="float" office:value="510.95745659062868" table:style-name="ce630">
            <text:p>511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5-06</text:p>
          </table:table-cell>
          <table:table-cell office:value-type="float" office:value="201.74536338898989" table:style-name="ce629">
            <text:p>202</text:p>
          </table:table-cell>
          <table:table-cell office:value-type="float" office:value="108.3927330063154" table:style-name="ce629">
            <text:p>108</text:p>
          </table:table-cell>
          <table:table-cell office:value-type="float" office:value="215.57921593364918" table:style-name="ce629">
            <text:p>216</text:p>
          </table:table-cell>
          <table:table-cell office:value-type="float" office:value="525.71731232895456" table:style-name="ce630">
            <text:p>526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06-07</text:p>
          </table:table-cell>
          <table:table-cell office:value-type="float" office:value="199.52552317465316" table:style-name="ce629">
            <text:p>200</text:p>
          </table:table-cell>
          <table:table-cell office:value-type="float" office:value="125.03207548580791" table:style-name="ce629">
            <text:p>125</text:p>
          </table:table-cell>
          <table:table-cell office:value-type="float" office:value="229.31858488431581" table:style-name="ce629">
            <text:p>229</text:p>
          </table:table-cell>
          <table:table-cell office:value-type="float" office:value="553.87618354477684" table:style-name="ce630">
            <text:p>554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07-08</text:p>
          </table:table-cell>
          <table:table-cell office:value-type="float" office:value="205.51890579888746" table:style-name="ce629">
            <text:p>206</text:p>
          </table:table-cell>
          <table:table-cell office:value-type="float" office:value="126.12739732274206" table:style-name="ce629">
            <text:p>126</text:p>
          </table:table-cell>
          <table:table-cell office:value-type="float" office:value="233.81975650064919" table:style-name="ce629">
            <text:p>234</text:p>
          </table:table-cell>
          <table:table-cell office:value-type="float" office:value="565.46605962227875" table:style-name="ce630">
            <text:p>565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08-09</text:p>
          </table:table-cell>
          <table:table-cell office:value-type="float" office:value="203.45224610411401" table:style-name="ce629">
            <text:p>203</text:p>
          </table:table-cell>
          <table:table-cell office:value-type="float" office:value="144.84613299118917" table:style-name="ce629">
            <text:p>145</text:p>
          </table:table-cell>
          <table:table-cell office:value-type="float" office:value="250.60944533677775" table:style-name="ce629">
            <text:p>251</text:p>
          </table:table-cell>
          <table:table-cell office:value-type="float" office:value="598.90782443208116" table:style-name="ce630">
            <text:p>599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09-10</text:p>
          </table:table-cell>
          <table:table-cell office:value-type="float" office:value="204.38679667909898" table:style-name="ce629">
            <text:p>204</text:p>
          </table:table-cell>
          <table:table-cell office:value-type="float" office:value="152.13754020610199" table:style-name="ce629">
            <text:p>152</text:p>
          </table:table-cell>
          <table:table-cell office:value-type="float" office:value="273.05513690185683" table:style-name="ce629">
            <text:p>273</text:p>
          </table:table-cell>
          <table:table-cell office:value-type="float" office:value="629.57947378705785" table:style-name="ce630">
            <text:p>630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10-11</text:p>
          </table:table-cell>
          <table:table-cell office:value-type="float" office:value="190.6719375159542" table:style-name="ce629">
            <text:p>191</text:p>
          </table:table-cell>
          <table:table-cell office:value-type="float" office:value="186.64889969548071" table:style-name="ce629">
            <text:p>187</text:p>
          </table:table-cell>
          <table:table-cell office:value-type="float" office:value="277.59381336840465" table:style-name="ce629">
            <text:p>278</text:p>
          </table:table-cell>
          <table:table-cell office:value-type="float" office:value="654.91465057983817" table:style-name="ce630">
            <text:p>655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121"/>
          <table:table-cell office:value-type="string" table:style-name="ce60">
            <text:p>2011-12</text:p>
          </table:table-cell>
          <table:table-cell office:value-type="float" office:value="186.66577053670031" table:style-name="ce629">
            <text:p>187</text:p>
          </table:table-cell>
          <table:table-cell office:value-type="float" office:value="206.81441972249377" table:style-name="ce629">
            <text:p>207</text:p>
          </table:table-cell>
          <table:table-cell office:value-type="float" office:value="249.16971945407661" table:style-name="ce629">
            <text:p>249</text:p>
          </table:table-cell>
          <table:table-cell office:value-type="float" office:value="642.6499097132712" table:style-name="ce630">
            <text:p>643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2-13</text:p>
          </table:table-cell>
          <table:table-cell office:value-type="float" office:value="196.97094999066698" table:style-name="ce629">
            <text:p>197</text:p>
          </table:table-cell>
          <table:table-cell office:value-type="float" office:value="213.68194664691745" table:style-name="ce629">
            <text:p>214</text:p>
          </table:table-cell>
          <table:table-cell office:value-type="float" office:value="240.92732814212727" table:style-name="ce629">
            <text:p>241</text:p>
          </table:table-cell>
          <table:table-cell office:value-type="float" office:value="651.58022477971167" table:style-name="ce630">
            <text:p>652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3-14</text:p>
          </table:table-cell>
          <table:table-cell office:value-type="float" office:value="212.49949623781274" table:style-name="ce629">
            <text:p>212</text:p>
          </table:table-cell>
          <table:table-cell office:value-type="float" office:value="218.1575452366682" table:style-name="ce629">
            <text:p>218</text:p>
          </table:table-cell>
          <table:table-cell office:value-type="float" office:value="235.75454194959806" table:style-name="ce629">
            <text:p>236</text:p>
          </table:table-cell>
          <table:table-cell office:value-type="float" office:value="666.41158342407925" table:style-name="ce630">
            <text:p>666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4-15</text:p>
          </table:table-cell>
          <table:table-cell office:value-type="float" office:value="211.24956750660718" table:style-name="ce629">
            <text:p>211</text:p>
          </table:table-cell>
          <table:table-cell office:value-type="float" office:value="215.93047278370332" table:style-name="ce629">
            <text:p>216</text:p>
          </table:table-cell>
          <table:table-cell office:value-type="float" office:value="247.48673152966651" table:style-name="ce629">
            <text:p>247</text:p>
          </table:table-cell>
          <table:table-cell office:value-type="float" office:value="674.66677181997636" table:style-name="ce630">
            <text:p>675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5-16</text:p>
          </table:table-cell>
          <table:table-cell office:value-type="float" office:value="190.6122759722098" table:style-name="ce629">
            <text:p>191</text:p>
          </table:table-cell>
          <table:table-cell office:value-type="float" office:value="229.42854970803941" table:style-name="ce629">
            <text:p>229</text:p>
          </table:table-cell>
          <table:table-cell office:value-type="float" office:value="257.7393011365503" table:style-name="ce629">
            <text:p>258</text:p>
          </table:table-cell>
          <table:table-cell office:value-type="float" office:value="677.78012681679832" table:style-name="ce630">
            <text:p>678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6-17</text:p>
          </table:table-cell>
          <table:table-cell office:value-type="float" office:value="183.32189575712096" table:style-name="ce629">
            <text:p>183</text:p>
          </table:table-cell>
          <table:table-cell office:value-type="float" office:value="230.64545395921542" table:style-name="ce629">
            <text:p>231</text:p>
          </table:table-cell>
          <table:table-cell office:value-type="float" office:value="267.65026455132124" table:style-name="ce629">
            <text:p>268</text:p>
          </table:table-cell>
          <table:table-cell office:value-type="float" office:value="681.61761426765906" table:style-name="ce630">
            <text:p>682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7-18</text:p>
          </table:table-cell>
          <table:table-cell office:value-type="float" office:value="179.66961449546872" table:style-name="ce629">
            <text:p>180</text:p>
          </table:table-cell>
          <table:table-cell office:value-type="float" office:value="260.76155232994029" table:style-name="ce629">
            <text:p>261</text:p>
          </table:table-cell>
          <table:table-cell office:value-type="float" office:value="305.49718177315157" table:style-name="ce629">
            <text:p>305</text:p>
          </table:table-cell>
          <table:table-cell office:value-type="float" office:value="745.928348598561" table:style-name="ce630">
            <text:p>746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8-19</text:p>
          </table:table-cell>
          <table:table-cell office:value-type="float" office:value="187.13794535210101" table:style-name="ce634">
            <text:p><text:s/>187<text:s/></text:p>
          </table:table-cell>
          <table:table-cell office:value-type="float" office:value="283.06431000775802" table:style-name="ce634">
            <text:p><text:s/>283<text:s/></text:p>
          </table:table-cell>
          <table:table-cell office:value-type="float" office:value="318.25833107690198" table:style-name="ce634">
            <text:p><text:s/>318<text:s/></text:p>
          </table:table-cell>
          <table:table-cell office:value-type="float" office:value="788.46058643676099" table:style-name="ce635">
            <text:p><text:s/>788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9-20</text:p>
          </table:table-cell>
          <table:table-cell office:value-type="float" office:value="183.03087294756401" table:style-name="ce634">
            <text:p><text:s/>183<text:s/></text:p>
          </table:table-cell>
          <table:table-cell office:value-type="float" office:value="302.18075018684999" table:style-name="ce634">
            <text:p><text:s/>302<text:s/></text:p>
          </table:table-cell>
          <table:table-cell office:value-type="float" office:value="343.617941311121" table:style-name="ce634">
            <text:p><text:s/>344<text:s/></text:p>
          </table:table-cell>
          <table:table-cell office:value-type="float" office:value="828.82956444553497" table:style-name="ce635">
            <text:p><text:s/>829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75">
            <text:p>2020-21</text:p>
          </table:table-cell>
          <table:table-cell office:value-type="float" office:value="172.0899301324834" table:style-name="ce636">
            <text:p><text:s/>172<text:s/></text:p>
          </table:table-cell>
          <table:table-cell office:value-type="float" office:value="250.25659071337549" table:style-name="ce636">
            <text:p><text:s/>250<text:s/></text:p>
          </table:table-cell>
          <table:table-cell office:value-type="float" office:value="315.92568345654922" table:style-name="ce636">
            <text:p><text:s/>316<text:s/></text:p>
          </table:table-cell>
          <table:table-cell office:value-type="float" office:value="738.27220430240902" table:style-name="ce180">
            <text:p><text:s/>738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2"/>
          <table:table-cell table:number-columns-repeated="4" table:style-name="ce121"/>
          <table:table-cell office:value-type="string" table:style-name="ce124">
            <text:p>percentages</text:p>
          </table:table-cell>
          <table:table-cell table:number-columns-repeated="12" table:style-name="ce60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1995-96</text:p>
          </table:table-cell>
          <table:table-cell office:value-type="float" office:value="1.8062438748716219" table:style-name="ce118">
            <text:p>1.8</text:p>
          </table:table-cell>
          <table:table-cell office:value-type="float" office:value="3.2297338996586422" table:style-name="ce118">
            <text:p>3.2</text:p>
          </table:table-cell>
          <table:table-cell office:value-type="float" office:value="5.1352047684108362" table:style-name="ce118">
            <text:p>5.1</text:p>
          </table:table-cell>
          <table:table-cell office:value-type="float" office:value="2.6921440227492361" table:style-name="ce192">
            <text:p>2.7</text:p>
          </table:table-cell>
          <table:table-cell table:number-columns-repeated="12" table:style-name="ce60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1996-97</text:p>
          </table:table-cell>
          <table:table-cell office:value-type="float" office:value="1.7104658638469801" table:style-name="ce118">
            <text:p>1.7</text:p>
          </table:table-cell>
          <table:table-cell office:value-type="float" office:value="3.0788672270452353" table:style-name="ce118">
            <text:p>3.1</text:p>
          </table:table-cell>
          <table:table-cell office:value-type="float" office:value="4.9284667873758492" table:style-name="ce118">
            <text:p>4.9</text:p>
          </table:table-cell>
          <table:table-cell office:value-type="float" office:value="2.5666571172624155" table:style-name="ce192">
            <text:p>2.6</text:p>
          </table:table-cell>
          <table:table-cell table:number-columns-repeated="12" table:style-name="ce60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1997-98</text:p>
          </table:table-cell>
          <table:table-cell office:value-type="float" office:value="1.5619281517942294" table:style-name="ce118">
            <text:p>1.6</text:p>
          </table:table-cell>
          <table:table-cell office:value-type="float" office:value="3.4083866974375439" table:style-name="ce118">
            <text:p>3.4</text:p>
          </table:table-cell>
          <table:table-cell office:value-type="float" office:value="4.8329359876450262" table:style-name="ce118">
            <text:p>4.8</text:p>
          </table:table-cell>
          <table:table-cell office:value-type="float" office:value="2.4631851893605634" table:style-name="ce192">
            <text:p>2.5</text:p>
          </table:table-cell>
          <table:table-cell table:number-columns-repeated="12" table:style-name="ce60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1998-99</text:p>
          </table:table-cell>
          <table:table-cell office:value-type="float" office:value="1.5572438727557103" table:style-name="ce118">
            <text:p>1.6</text:p>
          </table:table-cell>
          <table:table-cell office:value-type="float" office:value="3.4723121418247849" table:style-name="ce118">
            <text:p>3.5</text:p>
          </table:table-cell>
          <table:table-cell office:value-type="float" office:value="4.8269354069956405" table:style-name="ce118">
            <text:p>4.8</text:p>
          </table:table-cell>
          <table:table-cell office:value-type="float" office:value="2.4566820376715377" table:style-name="ce192">
            <text:p>2.5</text:p>
          </table:table-cell>
          <table:table-cell table:number-columns-repeated="12" table:style-name="ce60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1999-00</text:p>
          </table:table-cell>
          <table:table-cell office:value-type="float" office:value="1.4849108841328966" table:style-name="ce118">
            <text:p>1.5</text:p>
          </table:table-cell>
          <table:table-cell office:value-type="float" office:value="3.5519632242195294" table:style-name="ce118">
            <text:p>3.6</text:p>
          </table:table-cell>
          <table:table-cell office:value-type="float" office:value="4.9839998434890846" table:style-name="ce118">
            <text:p>5.0</text:p>
          </table:table-cell>
          <table:table-cell office:value-type="float" office:value="2.4314000024199096" table:style-name="ce192">
            <text:p>2.4</text:p>
          </table:table-cell>
          <table:table-cell table:number-columns-repeated="12" table:style-name="ce60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0-01</text:p>
          </table:table-cell>
          <table:table-cell office:value-type="float" office:value="1.4510839883961772" table:style-name="ce118">
            <text:p>1.5</text:p>
          </table:table-cell>
          <table:table-cell office:value-type="float" office:value="3.5282525854534348" table:style-name="ce118">
            <text:p>3.5</text:p>
          </table:table-cell>
          <table:table-cell office:value-type="float" office:value="5.2360629362913365" table:style-name="ce118">
            <text:p>5.2</text:p>
          </table:table-cell>
          <table:table-cell office:value-type="float" office:value="2.4456297350549798" table:style-name="ce192">
            <text:p>2.4</text:p>
          </table:table-cell>
          <table:table-cell table:number-columns-repeated="12" table:style-name="ce60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1-02</text:p>
          </table:table-cell>
          <table:table-cell office:value-type="float" office:value="1.4016561142528472" table:style-name="ce118">
            <text:p>1.4</text:p>
          </table:table-cell>
          <table:table-cell office:value-type="float" office:value="3.7315923121871308" table:style-name="ce118">
            <text:p>3.7</text:p>
          </table:table-cell>
          <table:table-cell office:value-type="float" office:value="5.4042723130193266" table:style-name="ce118">
            <text:p>5.4</text:p>
          </table:table-cell>
          <table:table-cell office:value-type="float" office:value="2.4474237493547344" table:style-name="ce192">
            <text:p>2.4</text:p>
          </table:table-cell>
          <table:table-cell table:number-columns-repeated="10" table:style-name="ce60"/>
          <table:table-cell table:number-columns-repeated="2" table:style-name="ce88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2-03</text:p>
          </table:table-cell>
          <table:table-cell office:value-type="float" office:value="1.4224836972097217" table:style-name="ce118">
            <text:p>1.4</text:p>
          </table:table-cell>
          <table:table-cell office:value-type="float" office:value="3.9629883149420846" table:style-name="ce118">
            <text:p>4.0</text:p>
          </table:table-cell>
          <table:table-cell office:value-type="float" office:value="5.3000928054266128" table:style-name="ce118">
            <text:p>5.3</text:p>
          </table:table-cell>
          <table:table-cell office:value-type="float" office:value="2.4463182600268887" table:style-name="ce192">
            <text:p>2.4</text:p>
          </table:table-cell>
          <table:table-cell table:number-columns-repeated="9" table:style-name="ce60"/>
          <table:table-cell table:number-columns-repeated="3" table:style-name="ce88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3-04</text:p>
          </table:table-cell>
          <table:table-cell office:value-type="float" office:value="1.4070355815479363" table:style-name="ce118">
            <text:p>1.4</text:p>
          </table:table-cell>
          <table:table-cell office:value-type="float" office:value="4.1974329771757697" table:style-name="ce118">
            <text:p>4.2</text:p>
          </table:table-cell>
          <table:table-cell office:value-type="float" office:value="4.9317330974059779" table:style-name="ce118">
            <text:p>4.9</text:p>
          </table:table-cell>
          <table:table-cell office:value-type="float" office:value="2.375763688133111" table:style-name="ce192">
            <text:p>2.4</text:p>
          </table:table-cell>
          <table:table-cell table:number-columns-repeated="9" table:style-name="ce60"/>
          <table:table-cell table:number-columns-repeated="3" table:style-name="ce88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4-05</text:p>
          </table:table-cell>
          <table:table-cell office:value-type="float" office:value="1.4026927425799549" table:style-name="ce118">
            <text:p>1.4</text:p>
          </table:table-cell>
          <table:table-cell office:value-type="float" office:value="4.6224379484529647" table:style-name="ce118">
            <text:p>4.6</text:p>
          </table:table-cell>
          <table:table-cell office:value-type="float" office:value="5.2443108463977621" table:style-name="ce118">
            <text:p>5.2</text:p>
          </table:table-cell>
          <table:table-cell office:value-type="float" office:value="2.4792471933357252" table:style-name="ce192">
            <text:p>2.5</text:p>
          </table:table-cell>
          <table:table-cell table:number-columns-repeated="9" table:style-name="ce60"/>
          <table:table-cell table:number-columns-repeated="3" table:style-name="ce88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5-06</text:p>
          </table:table-cell>
          <table:table-cell office:value-type="float" office:value="1.3875083170817142" table:style-name="ce118">
            <text:p>1.4</text:p>
          </table:table-cell>
          <table:table-cell office:value-type="float" office:value="4.6505784481607639" table:style-name="ce118">
            <text:p>4.7</text:p>
          </table:table-cell>
          <table:table-cell office:value-type="float" office:value="5.5460171668746705" table:style-name="ce118">
            <text:p>5.5</text:p>
          </table:table-cell>
          <table:table-cell office:value-type="float" office:value="2.5314416079963085" table:style-name="ce192">
            <text:p>2.5</text:p>
          </table:table-cell>
          <table:table-cell table:number-columns-repeated="9" table:style-name="ce60"/>
          <table:table-cell table:number-columns-repeated="3" table:style-name="ce88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6-07</text:p>
          </table:table-cell>
          <table:table-cell office:value-type="float" office:value="1.3765688221878902" table:style-name="ce118">
            <text:p>1.4</text:p>
          </table:table-cell>
          <table:table-cell office:value-type="float" office:value="5.051348528129342" table:style-name="ce118">
            <text:p>5.1</text:p>
          </table:table-cell>
          <table:table-cell office:value-type="float" office:value="5.8650776467465677" table:style-name="ce118">
            <text:p>5.9</text:p>
          </table:table-cell>
          <table:table-cell office:value-type="float" office:value="2.6528320527683196" table:style-name="ce192">
            <text:p>2.7</text:p>
          </table:table-cell>
          <table:table-cell table:number-columns-repeated="9" table:style-name="ce60"/>
          <table:table-cell table:number-columns-repeated="3" table:style-name="ce88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7-08</text:p>
          </table:table-cell>
          <table:table-cell office:value-type="float" office:value="1.4198227183576122" table:style-name="ce118">
            <text:p>1.4</text:p>
          </table:table-cell>
          <table:table-cell office:value-type="float" office:value="4.9382453536445929" table:style-name="ce118">
            <text:p>4.9</text:p>
          </table:table-cell>
          <table:table-cell office:value-type="float" office:value="5.9340462110070833" table:style-name="ce118">
            <text:p>5.9</text:p>
          </table:table-cell>
          <table:table-cell office:value-type="float" office:value="2.6968142906824273" table:style-name="ce192">
            <text:p>2.7</text:p>
          </table:table-cell>
          <table:table-cell table:number-columns-repeated="9" table:style-name="ce60"/>
          <table:table-cell table:number-columns-repeated="3" table:style-name="ce88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8-09</text:p>
          </table:table-cell>
          <table:table-cell office:value-type="float" office:value="1.4036046350432148" table:style-name="ce118">
            <text:p>1.4</text:p>
          </table:table-cell>
          <table:table-cell office:value-type="float" office:value="5.283221204143361" table:style-name="ce118">
            <text:p>5.3</text:p>
          </table:table-cell>
          <table:table-cell office:value-type="float" office:value="6.3827392921968835" table:style-name="ce118">
            <text:p>6.4</text:p>
          </table:table-cell>
          <table:table-cell office:value-type="float" office:value="2.8274193316563552" table:style-name="ce192">
            <text:p>2.8</text:p>
          </table:table-cell>
          <table:table-cell table:number-columns-repeated="9" table:style-name="ce60"/>
          <table:table-cell table:number-columns-repeated="3" table:style-name="ce88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09-10</text:p>
          </table:table-cell>
          <table:table-cell office:value-type="float" office:value="1.4064188142618701" table:style-name="ce118">
            <text:p>1.4</text:p>
          </table:table-cell>
          <table:table-cell office:value-type="float" office:value="5.0675950606158429" table:style-name="ce118">
            <text:p>5.1</text:p>
          </table:table-cell>
          <table:table-cell office:value-type="float" office:value="7.1553912297409603" table:style-name="ce118">
            <text:p>7.2</text:p>
          </table:table-cell>
          <table:table-cell office:value-type="float" office:value="2.946181541073964" table:style-name="ce192">
            <text:p>2.9</text:p>
          </table:table-cell>
          <table:table-cell table:number-columns-repeated="9" table:style-name="ce60"/>
          <table:table-cell table:number-columns-repeated="3" table:style-name="ce88"/>
          <table:table-cell table:number-columns-repeated="16366" table:style-name="ce2"/>
        </table:table-row>
        <table:table-row table:style-name="ro5">
          <table:table-cell table:style-name="ce2"/>
          <table:table-cell office:value-type="string" table:style-name="ce60">
            <text:p>2010-11</text:p>
          </table:table-cell>
          <table:table-cell office:value-type="float" office:value="1.3121782028915516" table:style-name="ce118">
            <text:p>1.3</text:p>
          </table:table-cell>
          <table:table-cell office:value-type="float" office:value="5.5777130545062912" table:style-name="ce118">
            <text:p>5.6</text:p>
          </table:table-cell>
          <table:table-cell office:value-type="float" office:value="7.3419126591645991" table:style-name="ce118">
            <text:p>7.3</text:p>
          </table:table-cell>
          <table:table-cell office:value-type="float" office:value="3.0238605783853396" table:style-name="ce192">
            <text:p>3.0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11-12</text:p>
          </table:table-cell>
          <table:table-cell office:value-type="float" office:value="1.2915110879433367" table:style-name="ce118">
            <text:p>1.3</text:p>
          </table:table-cell>
          <table:table-cell office:value-type="float" office:value="5.7368367930792212" table:style-name="ce118">
            <text:p>5.7</text:p>
          </table:table-cell>
          <table:table-cell office:value-type="float" office:value="6.6098117085541856" table:style-name="ce118">
            <text:p>6.6</text:p>
          </table:table-cell>
          <table:table-cell office:value-type="float" office:value="2.9441532907743775" table:style-name="ce192">
            <text:p>2.9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12-13</text:p>
          </table:table-cell>
          <table:table-cell office:value-type="float" office:value="1.3686539750461455" table:style-name="ce118">
            <text:p>1.4</text:p>
          </table:table-cell>
          <table:table-cell office:value-type="float" office:value="5.6151764645869111" table:style-name="ce118">
            <text:p>5.6</text:p>
          </table:table-cell>
          <table:table-cell office:value-type="float" office:value="6.3860215130386981" table:style-name="ce118">
            <text:p>6.4</text:p>
          </table:table-cell>
          <table:table-cell office:value-type="float" office:value="2.9658066830706455" table:style-name="ce192">
            <text:p>3.0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13-14</text:p>
          </table:table-cell>
          <table:table-cell office:value-type="float" office:value="1.4810352252075081" table:style-name="ce118">
            <text:p>1.5</text:p>
          </table:table-cell>
          <table:table-cell office:value-type="float" office:value="5.374822487215086" table:style-name="ce118">
            <text:p>5.4</text:p>
          </table:table-cell>
          <table:table-cell office:value-type="float" office:value="6.1973152494092609" table:style-name="ce118">
            <text:p>6.2</text:p>
          </table:table-cell>
          <table:table-cell office:value-type="float" office:value="3.0003596209976551" table:style-name="ce192">
            <text:p>3.0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121"/>
          <table:table-cell office:value-type="string" table:style-name="ce60">
            <text:p>2014-15</text:p>
          </table:table-cell>
          <table:table-cell office:value-type="float" office:value="1.4745393475442301" table:style-name="ce125">
            <text:p>1.5</text:p>
          </table:table-cell>
          <table:table-cell office:value-type="float" office:value="5.1364805174450288" table:style-name="ce125">
            <text:p>5.1</text:p>
          </table:table-cell>
          <table:table-cell office:value-type="float" office:value="6.447242701522665" table:style-name="ce125">
            <text:p>6.4</text:p>
          </table:table-cell>
          <table:table-cell office:value-type="float" office:value="3.0160814480767062" table:style-name="ce184">
            <text:p>3.0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5-16</text:p>
          </table:table-cell>
          <table:table-cell office:value-type="float" office:value="1.3307077462932864" table:style-name="ce125">
            <text:p>1.3</text:p>
          </table:table-cell>
          <table:table-cell office:value-type="float" office:value="5.2208158740858241" table:style-name="ce125">
            <text:p>5.2</text:p>
          </table:table-cell>
          <table:table-cell office:value-type="float" office:value="6.5804770455782968" table:style-name="ce125">
            <text:p>6.6</text:p>
          </table:table-cell>
          <table:table-cell office:value-type="float" office:value="2.9943434239097253" table:style-name="ce184">
            <text:p>3.0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6-17</text:p>
          </table:table-cell>
          <table:table-cell office:value-type="float" office:value="1.2761027285100599" table:style-name="ce125">
            <text:p>1.3</text:p>
          </table:table-cell>
          <table:table-cell office:value-type="float" office:value="5.126079497183893" table:style-name="ce125">
            <text:p>5.1</text:p>
          </table:table-cell>
          <table:table-cell office:value-type="float" office:value="6.81802648877943" table:style-name="ce125">
            <text:p>6.8</text:p>
          </table:table-cell>
          <table:table-cell office:value-type="float" office:value="2.9907523329063701" table:style-name="ce184">
            <text:p>3.0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7-18</text:p>
          </table:table-cell>
          <table:table-cell office:value-type="float" office:value="1.2374641661387089" table:style-name="ce125">
            <text:p>1.2</text:p>
          </table:table-cell>
          <table:table-cell office:value-type="float" office:value="5.6894590460582597" table:style-name="ce125">
            <text:p>5.7</text:p>
          </table:table-cell>
          <table:table-cell office:value-type="float" office:value="7.7513961025486804" table:style-name="ce125">
            <text:p>7.8</text:p>
          </table:table-cell>
          <table:table-cell office:value-type="float" office:value="3.23702959024153" table:style-name="ce184">
            <text:p>3.2</text:p>
          </table:table-cell>
          <table:table-cell table:style-name="ce121"/>
          <table:table-cell table:style-name="ce637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8-19</text:p>
          </table:table-cell>
          <table:table-cell office:value-type="float" office:value="1.2688376184221899" table:style-name="ce638">
            <text:p><text:s/>1.3<text:s/></text:p>
          </table:table-cell>
          <table:table-cell office:value-type="float" office:value="6.1653876359861304" table:style-name="ce638">
            <text:p><text:s/>6.2<text:s/></text:p>
          </table:table-cell>
          <table:table-cell office:value-type="float" office:value="8.0445851869401803" table:style-name="ce638">
            <text:p><text:s/>8.0<text:s/></text:p>
          </table:table-cell>
          <table:table-cell office:value-type="float" office:value="3.38451238876497" table:style-name="ce639">
            <text:p><text:s/>3.4<text:s/></text:p>
          </table:table-cell>
          <table:table-cell table:style-name="ce121"/>
          <table:table-cell table:style-name="ce637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9-20</text:p>
          </table:table-cell>
          <table:table-cell office:value-type="float" office:value="1.2157736313193499" table:style-name="ce638">
            <text:p><text:s/>1.2<text:s/></text:p>
          </table:table-cell>
          <table:table-cell office:value-type="float" office:value="6.7054784822875098" table:style-name="ce638">
            <text:p><text:s/>6.7<text:s/></text:p>
          </table:table-cell>
          <table:table-cell office:value-type="float" office:value="8.6626677328312205" table:style-name="ce638">
            <text:p><text:s/>8.7<text:s/></text:p>
          </table:table-cell>
          <table:table-cell office:value-type="float" office:value="3.5227651904352801" table:style-name="ce639">
            <text:p><text:s/>3.5<text:s/></text:p>
          </table:table-cell>
          <table:table-cell table:style-name="ce121"/>
          <table:table-cell table:style-name="ce637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75">
            <text:p>2020-21</text:p>
          </table:table-cell>
          <table:table-cell office:value-type="float" office:value="1.1242636591124253" table:style-name="ce640">
            <text:p><text:s/>1.1<text:s/></text:p>
          </table:table-cell>
          <table:table-cell office:value-type="float" office:value="5.5929880657848914" table:style-name="ce640">
            <text:p><text:s/>5.6<text:s/></text:p>
          </table:table-cell>
          <table:table-cell office:value-type="float" office:value="7.9471997221673485" table:style-name="ce640">
            <text:p><text:s/>7.9<text:s/></text:p>
          </table:table-cell>
          <table:table-cell office:value-type="float" office:value="3.1076404846330461" table:style-name="ce641">
            <text:p><text:s/>3.1<text:s/></text:p>
          </table:table-cell>
          <table:table-cell table:style-name="ce121"/>
          <table:table-cell table:style-name="ce637"/>
          <table:table-cell table:number-columns-repeated="16376" table:style-name="ce121"/>
        </table:table-row>
        <table:table-row table:style-name="ro1">
          <table:table-cell table:style-name="ce2"/>
          <table:table-cell table:number-columns-repeated="4" table:style-name="ce121"/>
          <table:table-cell office:value-type="string" table:style-name="ce124">
            <text:p>sample size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1995-96</text:p>
          </table:table-cell>
          <table:table-cell office:value-type="float" office:value="41929" table:style-name="ce194">
            <text:p><text:s/>41,929<text:s/></text:p>
          </table:table-cell>
          <table:table-cell office:value-type="float" office:value="5560" table:style-name="ce194">
            <text:p><text:s/>5,560<text:s/></text:p>
          </table:table-cell>
          <table:table-cell office:value-type="float" office:value="14103" table:style-name="ce194">
            <text:p><text:s/>14,103<text:s/></text:p>
          </table:table-cell>
          <table:table-cell office:value-type="float" office:value="61592" table:style-name="ce194">
            <text:p><text:s/>61,592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1996-97</text:p>
          </table:table-cell>
          <table:table-cell office:value-type="float" office:value="42047" table:style-name="ce194">
            <text:p><text:s/>42,047<text:s/></text:p>
          </table:table-cell>
          <table:table-cell office:value-type="float" office:value="5753" table:style-name="ce194">
            <text:p><text:s/>5,753<text:s/></text:p>
          </table:table-cell>
          <table:table-cell office:value-type="float" office:value="13795" table:style-name="ce194">
            <text:p><text:s/>13,795<text:s/></text:p>
          </table:table-cell>
          <table:table-cell office:value-type="float" office:value="61595" table:style-name="ce194">
            <text:p><text:s/>61,595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60">
            <text:p>1997-98</text:p>
          </table:table-cell>
          <table:table-cell office:value-type="float" office:value="42507" table:style-name="ce194">
            <text:p><text:s/>42,507<text:s/></text:p>
          </table:table-cell>
          <table:table-cell office:value-type="float" office:value="5814" table:style-name="ce194">
            <text:p><text:s/>5,814<text:s/></text:p>
          </table:table-cell>
          <table:table-cell office:value-type="float" office:value="13568" table:style-name="ce194">
            <text:p><text:s/>13,568<text:s/></text:p>
          </table:table-cell>
          <table:table-cell office:value-type="float" office:value="61889" table:style-name="ce194">
            <text:p><text:s/>61,889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60">
            <text:p>1998-99</text:p>
          </table:table-cell>
          <table:table-cell office:value-type="float" office:value="42445" table:style-name="ce194">
            <text:p><text:s/>42,445<text:s/></text:p>
          </table:table-cell>
          <table:table-cell office:value-type="float" office:value="5787" table:style-name="ce194">
            <text:p><text:s/>5,787<text:s/></text:p>
          </table:table-cell>
          <table:table-cell office:value-type="float" office:value="13333" table:style-name="ce194">
            <text:p><text:s/>13,333<text:s/></text:p>
          </table:table-cell>
          <table:table-cell office:value-type="float" office:value="61565" table:style-name="ce194">
            <text:p><text:s/>61,565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60">
            <text:p>1999-00</text:p>
          </table:table-cell>
          <table:table-cell office:value-type="float" office:value="41597" table:style-name="ce194">
            <text:p><text:s/>41,597<text:s/></text:p>
          </table:table-cell>
          <table:table-cell office:value-type="float" office:value="5649" table:style-name="ce194">
            <text:p><text:s/>5,649<text:s/></text:p>
          </table:table-cell>
          <table:table-cell office:value-type="float" office:value="12671" table:style-name="ce194">
            <text:p><text:s/>12,671<text:s/></text:p>
          </table:table-cell>
          <table:table-cell office:value-type="float" office:value="59917" table:style-name="ce194">
            <text:p><text:s/>59,917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0-01</text:p>
          </table:table-cell>
          <table:table-cell office:value-type="float" office:value="41298" table:style-name="ce194">
            <text:p><text:s/>41,298<text:s/></text:p>
          </table:table-cell>
          <table:table-cell office:value-type="float" office:value="5487" table:style-name="ce194">
            <text:p><text:s/>5,487<text:s/></text:p>
          </table:table-cell>
          <table:table-cell office:value-type="float" office:value="12323" table:style-name="ce194">
            <text:p><text:s/>12,323<text:s/></text:p>
          </table:table-cell>
          <table:table-cell office:value-type="float" office:value="59108" table:style-name="ce194">
            <text:p><text:s/>59,108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1-02</text:p>
          </table:table-cell>
          <table:table-cell office:value-type="float" office:value="41217" table:style-name="ce194">
            <text:p><text:s/>41,217<text:s/></text:p>
          </table:table-cell>
          <table:table-cell office:value-type="float" office:value="5373" table:style-name="ce194">
            <text:p><text:s/>5,373<text:s/></text:p>
          </table:table-cell>
          <table:table-cell office:value-type="float" office:value="11924" table:style-name="ce194">
            <text:p><text:s/>11,924<text:s/></text:p>
          </table:table-cell>
          <table:table-cell office:value-type="float" office:value="58514" table:style-name="ce194">
            <text:p><text:s/>58,514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2-03</text:p>
          </table:table-cell>
          <table:table-cell office:value-type="float" office:value="42156" table:style-name="ce194">
            <text:p><text:s/>42,156<text:s/></text:p>
          </table:table-cell>
          <table:table-cell office:value-type="float" office:value="5462" table:style-name="ce194">
            <text:p><text:s/>5,462<text:s/></text:p>
          </table:table-cell>
          <table:table-cell office:value-type="float" office:value="11886" table:style-name="ce194">
            <text:p><text:s/>11,886<text:s/></text:p>
          </table:table-cell>
          <table:table-cell office:value-type="float" office:value="59504" table:style-name="ce194">
            <text:p><text:s/>59,504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3-04</text:p>
          </table:table-cell>
          <table:table-cell office:value-type="float" office:value="41878" table:style-name="ce194">
            <text:p><text:s/>41,878<text:s/></text:p>
          </table:table-cell>
          <table:table-cell office:value-type="float" office:value="5554" table:style-name="ce194">
            <text:p><text:s/>5,554<text:s/></text:p>
          </table:table-cell>
          <table:table-cell office:value-type="float" office:value="11507" table:style-name="ce194">
            <text:p><text:s/>11,507<text:s/></text:p>
          </table:table-cell>
          <table:table-cell office:value-type="float" office:value="58939" table:style-name="ce194">
            <text:p><text:s/>58,939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4-05</text:p>
          </table:table-cell>
          <table:table-cell office:value-type="float" office:value="40846" table:style-name="ce194">
            <text:p><text:s/>40,846<text:s/></text:p>
          </table:table-cell>
          <table:table-cell office:value-type="float" office:value="5571" table:style-name="ce194">
            <text:p><text:s/>5,571<text:s/></text:p>
          </table:table-cell>
          <table:table-cell office:value-type="float" office:value="11007" table:style-name="ce194">
            <text:p><text:s/>11,007<text:s/></text:p>
          </table:table-cell>
          <table:table-cell office:value-type="float" office:value="57424" table:style-name="ce194">
            <text:p><text:s/>57,424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5-06</text:p>
          </table:table-cell>
          <table:table-cell office:value-type="float" office:value="40454" table:style-name="ce194">
            <text:p><text:s/>40,454<text:s/></text:p>
          </table:table-cell>
          <table:table-cell office:value-type="float" office:value="5732" table:style-name="ce194">
            <text:p><text:s/>5,732<text:s/></text:p>
          </table:table-cell>
          <table:table-cell office:value-type="float" office:value="10659" table:style-name="ce194">
            <text:p><text:s/>10,659<text:s/></text:p>
          </table:table-cell>
          <table:table-cell office:value-type="float" office:value="56845" table:style-name="ce194">
            <text:p><text:s/>56,845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6-07</text:p>
          </table:table-cell>
          <table:table-cell office:value-type="float" office:value="38832" table:style-name="ce194">
            <text:p><text:s/>38,832<text:s/></text:p>
          </table:table-cell>
          <table:table-cell office:value-type="float" office:value="5806" table:style-name="ce194">
            <text:p><text:s/>5,806<text:s/></text:p>
          </table:table-cell>
          <table:table-cell office:value-type="float" office:value="10298" table:style-name="ce194">
            <text:p><text:s/>10,298<text:s/></text:p>
          </table:table-cell>
          <table:table-cell office:value-type="float" office:value="54936" table:style-name="ce194">
            <text:p><text:s/>54,936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7-08</text:p>
          </table:table-cell>
          <table:table-cell office:value-type="float" office:value="36670" table:style-name="ce194">
            <text:p><text:s/>36,670<text:s/></text:p>
          </table:table-cell>
          <table:table-cell office:value-type="float" office:value="5710" table:style-name="ce194">
            <text:p><text:s/>5,710<text:s/></text:p>
          </table:table-cell>
          <table:table-cell office:value-type="float" office:value="9792" table:style-name="ce194">
            <text:p><text:s/>9,792<text:s/></text:p>
          </table:table-cell>
          <table:table-cell office:value-type="float" office:value="52172" table:style-name="ce194">
            <text:p><text:s/>52,172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8-09</text:p>
          </table:table-cell>
          <table:table-cell office:value-type="float" office:value="35401" table:style-name="ce194">
            <text:p><text:s/>35,401<text:s/></text:p>
          </table:table-cell>
          <table:table-cell office:value-type="float" office:value="5914" table:style-name="ce194">
            <text:p><text:s/>5,914<text:s/></text:p>
          </table:table-cell>
          <table:table-cell office:value-type="float" office:value="9487" table:style-name="ce194">
            <text:p><text:s/>9,487<text:s/></text:p>
          </table:table-cell>
          <table:table-cell office:value-type="float" office:value="50802" table:style-name="ce194">
            <text:p><text:s/>50,802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09-10</text:p>
          </table:table-cell>
          <table:table-cell office:value-type="float" office:value="34815" table:style-name="ce194">
            <text:p><text:s/>34,815<text:s/></text:p>
          </table:table-cell>
          <table:table-cell office:value-type="float" office:value="6302" table:style-name="ce194">
            <text:p><text:s/>6,302<text:s/></text:p>
          </table:table-cell>
          <table:table-cell office:value-type="float" office:value="9238" table:style-name="ce194">
            <text:p><text:s/>9,238<text:s/></text:p>
          </table:table-cell>
          <table:table-cell office:value-type="float" office:value="50355" table:style-name="ce194">
            <text:p><text:s/>50,355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10-11</text:p>
          </table:table-cell>
          <table:table-cell office:value-type="float" office:value="35927" table:style-name="ce194">
            <text:p><text:s/>35,927<text:s/></text:p>
          </table:table-cell>
          <table:table-cell office:value-type="float" office:value="7024" table:style-name="ce194">
            <text:p><text:s/>7,024<text:s/></text:p>
          </table:table-cell>
          <table:table-cell office:value-type="float" office:value="9338" table:style-name="ce194">
            <text:p><text:s/>9,338<text:s/></text:p>
          </table:table-cell>
          <table:table-cell office:value-type="float" office:value="52289" table:style-name="ce194">
            <text:p><text:s/>52,289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11-12</text:p>
          </table:table-cell>
          <table:table-cell office:value-type="float" office:value="32218" table:style-name="ce194">
            <text:p><text:s/>32,218<text:s/></text:p>
          </table:table-cell>
          <table:table-cell office:value-type="float" office:value="6880" table:style-name="ce194">
            <text:p><text:s/>6,880<text:s/></text:p>
          </table:table-cell>
          <table:table-cell office:value-type="float" office:value="9329" table:style-name="ce194">
            <text:p><text:s/>9,329<text:s/></text:p>
          </table:table-cell>
          <table:table-cell office:value-type="float" office:value="48427" table:style-name="ce194">
            <text:p><text:s/>48,427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12-13</text:p>
          </table:table-cell>
          <table:table-cell office:value-type="float" office:value="28876" table:style-name="ce194">
            <text:p><text:s/>28,876<text:s/></text:p>
          </table:table-cell>
          <table:table-cell office:value-type="float" office:value="6652" table:style-name="ce194">
            <text:p><text:s/>6,652<text:s/></text:p>
          </table:table-cell>
          <table:table-cell office:value-type="float" office:value="9509" table:style-name="ce194">
            <text:p><text:s/>9,509<text:s/></text:p>
          </table:table-cell>
          <table:table-cell office:value-type="float" office:value="45037" table:style-name="ce194">
            <text:p><text:s/>45,037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13-14</text:p>
          </table:table-cell>
          <table:table-cell office:value-type="float" office:value="24608" table:style-name="ce194">
            <text:p><text:s/>24,608<text:s/></text:p>
          </table:table-cell>
          <table:table-cell office:value-type="float" office:value="6240" table:style-name="ce194">
            <text:p><text:s/>6,240<text:s/></text:p>
          </table:table-cell>
          <table:table-cell office:value-type="float" office:value="9909" table:style-name="ce194">
            <text:p><text:s/>9,909<text:s/></text:p>
          </table:table-cell>
          <table:table-cell office:value-type="float" office:value="40757" table:style-name="ce194">
            <text:p><text:s/>40,757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14-15</text:p>
          </table:table-cell>
          <table:table-cell office:value-type="float" office:value="23866" table:style-name="ce194">
            <text:p><text:s/>23,866<text:s/></text:p>
          </table:table-cell>
          <table:table-cell office:value-type="float" office:value="6248" table:style-name="ce194">
            <text:p><text:s/>6,248<text:s/></text:p>
          </table:table-cell>
          <table:table-cell office:value-type="float" office:value="9988" table:style-name="ce194">
            <text:p><text:s/>9,988<text:s/></text:p>
          </table:table-cell>
          <table:table-cell office:value-type="float" office:value="40102" table:style-name="ce194">
            <text:p><text:s/>40,102<text:s/>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0">
            <text:p>2015-16</text:p>
          </table:table-cell>
          <table:table-cell office:value-type="float" office:value="23334" table:style-name="ce194">
            <text:p><text:s/>23,334<text:s/></text:p>
          </table:table-cell>
          <table:table-cell office:value-type="float" office:value="6206" table:style-name="ce194">
            <text:p><text:s/>6,206<text:s/></text:p>
          </table:table-cell>
          <table:table-cell office:value-type="float" office:value="10378" table:style-name="ce194">
            <text:p><text:s/>10,378<text:s/></text:p>
          </table:table-cell>
          <table:table-cell office:value-type="float" office:value="39918" table:style-name="ce194">
            <text:p><text:s/>39,918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60">
            <text:p>2016-17</text:p>
          </table:table-cell>
          <table:table-cell office:value-type="float" office:value="22872" table:style-name="ce194">
            <text:p><text:s/>22,872<text:s/></text:p>
          </table:table-cell>
          <table:table-cell office:value-type="float" office:value="6655" table:style-name="ce194">
            <text:p><text:s/>6,655<text:s/></text:p>
          </table:table-cell>
          <table:table-cell office:value-type="float" office:value="10085" table:style-name="ce194">
            <text:p><text:s/>10,085<text:s/></text:p>
          </table:table-cell>
          <table:table-cell office:value-type="float" office:value="39612" table:style-name="ce194">
            <text:p><text:s/>39,612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60">
            <text:p>2017-18</text:p>
          </table:table-cell>
          <table:table-cell office:value-type="float" office:value="22235" table:style-name="ce194">
            <text:p><text:s/>22,235<text:s/></text:p>
          </table:table-cell>
          <table:table-cell office:value-type="float" office:value="6974" table:style-name="ce194">
            <text:p><text:s/>6,974<text:s/></text:p>
          </table:table-cell>
          <table:table-cell office:value-type="float" office:value="10534" table:style-name="ce194">
            <text:p><text:s/>10,534<text:s/></text:p>
          </table:table-cell>
          <table:table-cell office:value-type="float" office:value="39833" table:style-name="ce194">
            <text:p><text:s/>39,833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121"/>
          <table:table-cell office:value-type="string" table:style-name="ce60">
            <text:p>2018-19</text:p>
          </table:table-cell>
          <table:table-cell office:value-type="float" office:value="22027" table:style-name="ce642">
            <text:p><text:s/>22,027<text:s/></text:p>
          </table:table-cell>
          <table:table-cell office:value-type="float" office:value="7396" table:style-name="ce642">
            <text:p><text:s/>7,396<text:s/></text:p>
          </table:table-cell>
          <table:table-cell office:value-type="float" office:value="10373" table:style-name="ce642">
            <text:p><text:s/>10,373<text:s/></text:p>
          </table:table-cell>
          <table:table-cell office:value-type="float" office:value="39796" table:style-name="ce642">
            <text:p><text:s/>39,796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9-20</text:p>
          </table:table-cell>
          <table:table-cell office:value-type="float" office:value="22184" table:style-name="ce642">
            <text:p><text:s/>22,184<text:s/></text:p>
          </table:table-cell>
          <table:table-cell office:value-type="float" office:value="7327" table:style-name="ce642">
            <text:p><text:s/>7,327<text:s/></text:p>
          </table:table-cell>
          <table:table-cell office:value-type="float" office:value="10647" table:style-name="ce642">
            <text:p><text:s/>10,647<text:s/></text:p>
          </table:table-cell>
          <table:table-cell office:value-type="float" office:value="40158" table:style-name="ce642">
            <text:p><text:s/>40,158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75">
            <text:p>2020-21</text:p>
          </table:table-cell>
          <table:table-cell office:value-type="float" office:value="20681" table:style-name="ce643">
            <text:p><text:s/>20,681<text:s/></text:p>
          </table:table-cell>
          <table:table-cell office:value-type="float" office:value="5821" table:style-name="ce643">
            <text:p><text:s/>5,821<text:s/></text:p>
          </table:table-cell>
          <table:table-cell office:value-type="float" office:value="7735" table:style-name="ce643">
            <text:p><text:s/>7,735<text:s/></text:p>
          </table:table-cell>
          <table:table-cell office:value-type="float" office:value="34237" table:style-name="ce643">
            <text:p><text:s/>34,237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35">
          <table:table-cell table:style-name="ce2"/>
          <table:table-cell office:value-type="string" table:number-columns-spanned="5" table:number-rows-spanned="1" table:style-name="ce116">
            <text:p>Note: data are based on three year averages, which are the average of the three years up to and including the labelled date</text:p>
          </table:table-cell>
          <table:covered-table-cell table:number-columns-repeated="4"/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1">
            <text:p>Sources:</text:p>
          </table:table-cell>
          <table:table-cell table:number-columns-repeated="6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3">
            <text:p>1995-96 to 2007-08: Survey of English Housing;</text:p>
          </table:table-cell>
          <table:table-cell table:number-columns-repeated="6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3">
            <text:p>2008-09 onwards: English Housing Survey, full household sample</text:p>
          </table:table-cell>
          <table:table-cell table:number-columns-repeated="6" table:style-name="ce60"/>
          <table:table-cell table:number-columns-repeated="16376" table:style-name="ce2"/>
        </table:table-row>
        <table:table-row table:number-rows-repeated="1048486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24.$A$1:AT1_24.$G$91" table:base-cell-address="AT1_24.$A$1"/>
        </table:named-expressions>
      </table:table>
      <table:table table:name="AT1_25" table:style-name="ta1">
        <table:table-column table:style-name="co1" table:default-cell-style-name="ce60"/>
        <table:table-column table:style-name="co70" table:default-cell-style-name="ce60"/>
        <table:table-column table:style-name="co44" table:number-columns-repeated="3" table:default-cell-style-name="ce60"/>
        <table:table-column table:style-name="co59" table:default-cell-style-name="ce60"/>
        <table:table-column table:style-name="co71" table:default-cell-style-name="ce60"/>
        <table:table-column table:style-name="co1" table:default-cell-style-name="ce60"/>
        <table:table-column table:style-name="co47" table:default-cell-style-name="ce60"/>
        <table:table-column table:style-name="co62" table:default-cell-style-name="ce60"/>
        <table:table-column table:style-name="co20" table:default-cell-style-name="ce60"/>
        <table:table-column table:style-name="co73" table:default-cell-style-name="ce60"/>
        <table:table-column table:style-name="co10" table:default-cell-style-name="ce60"/>
        <table:table-column table:style-name="co19" table:default-cell-style-name="ce60"/>
        <table:table-column table:style-name="co13" table:default-cell-style-name="ce60"/>
        <table:table-column table:style-name="co1" table:number-columns-repeated="2" table:default-cell-style-name="ce60"/>
        <table:table-column table:style-name="co72" table:default-cell-style-name="ce60"/>
        <table:table-column table:style-name="co20" table:default-cell-style-name="ce60"/>
        <table:table-column table:style-name="co73" table:default-cell-style-name="ce60"/>
        <table:table-column table:style-name="co10" table:default-cell-style-name="ce60"/>
        <table:table-column table:style-name="co19" table:default-cell-style-name="ce60"/>
        <table:table-column table:style-name="co13" table:default-cell-style-name="ce60"/>
        <table:table-column table:style-name="co1" table:number-columns-repeated="16361" table:default-cell-style-name="ce60"/>
        <table:table-row table:style-name="ro5">
          <table:table-cell table:style-name="ce2"/>
          <table:table-cell table:style-name="ce235"/>
          <table:table-cell table:number-columns-repeated="7" table:style-name="ce60"/>
          <table:table-cell table:number-columns-repeated="16375" table:style-name="ce2"/>
        </table:table-row>
        <table:table-row table:style-name="ro4">
          <table:table-cell table:style-name="ce2"/>
          <table:table-cell office:value-type="string" table:style-name="ce394">
            <text:p>Annex Table 1.25: Under-occupation, by tenure, 1995-96 to 2020-21</text:p>
          </table:table-cell>
          <table:table-cell table:number-columns-repeated="4" table:style-name="ce435"/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table:number-columns-repeated="5" table:style-name="ce625"/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26">
            <text:p>all households</text:p>
          </table:table-cell>
          <table:table-cell table:number-columns-repeated="4" table:style-name="ce75"/>
          <table:table-cell table:number-columns-repeated="3" table:style-name="ce60"/>
          <table:table-cell table:number-columns-repeated="16375" table:style-name="ce2"/>
        </table:table-row>
        <table:table-row table:style-name="ro15">
          <table:table-cell table:style-name="ce2"/>
          <table:table-cell table:style-name="ce122"/>
          <table:table-cell office:value-type="string" table:style-name="ce627">
            <text:p>owner occupiers</text:p>
          </table:table-cell>
          <table:table-cell office:value-type="string" table:style-name="ce627">
            <text:p>private<text:s/></text:p>
            <text:p>renters</text:p>
          </table:table-cell>
          <table:table-cell office:value-type="string" table:style-name="ce627">
            <text:p>social<text:s/></text:p>
            <text:p>renters</text:p>
          </table:table-cell>
          <table:table-cell office:value-type="string" table:style-name="ce627">
            <text:p>all<text:s/></text:p>
            <text:p>tenures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table:style-name="ce121"/>
          <table:table-cell table:number-columns-repeated="3" table:style-name="ce125"/>
          <table:table-cell office:value-type="string" table:style-name="ce628">
            <text:p>thousands of under-occupied households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5-96</text:p>
          </table:table-cell>
          <table:table-cell office:value-type="float" office:value="5319.4063782999174" table:style-name="ce634">
            <text:p><text:s/>5,319<text:s/></text:p>
          </table:table-cell>
          <table:table-cell office:value-type="float" office:value="370.04057806968359" table:style-name="ce634">
            <text:p><text:s/>370<text:s/></text:p>
          </table:table-cell>
          <table:table-cell office:value-type="float" office:value="534.74921457413188" table:style-name="ce634">
            <text:p><text:s/>535<text:s/></text:p>
          </table:table-cell>
          <table:table-cell office:value-type="float" office:value="6224.1961709437328" table:style-name="ce635">
            <text:p><text:s/>6,224<text:s/></text:p>
          </table:table-cell>
          <table:table-cell table:style-name="ce60"/>
          <table:table-cell table:style-name="ce631"/>
          <table:table-cell table:style-name="ce632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6-97</text:p>
          </table:table-cell>
          <table:table-cell office:value-type="float" office:value="5366.5796377897723" table:style-name="ce634">
            <text:p><text:s/>5,367<text:s/></text:p>
          </table:table-cell>
          <table:table-cell office:value-type="float" office:value="352.07150415994653" table:style-name="ce634">
            <text:p><text:s/>352<text:s/></text:p>
          </table:table-cell>
          <table:table-cell office:value-type="float" office:value="541.93200675466687" table:style-name="ce634">
            <text:p><text:s/>542<text:s/></text:p>
          </table:table-cell>
          <table:table-cell office:value-type="float" office:value="6260.5831487043861" table:style-name="ce635">
            <text:p><text:s/>6,261<text:s/>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7-98</text:p>
          </table:table-cell>
          <table:table-cell office:value-type="float" office:value="5725.9597886337442" table:style-name="ce634">
            <text:p><text:s/>5,726<text:s/></text:p>
          </table:table-cell>
          <table:table-cell office:value-type="float" office:value="336.16001870385776" table:style-name="ce634">
            <text:p><text:s/>336<text:s/></text:p>
          </table:table-cell>
          <table:table-cell office:value-type="float" office:value="502.5757215468127" table:style-name="ce634">
            <text:p><text:s/>503<text:s/></text:p>
          </table:table-cell>
          <table:table-cell office:value-type="float" office:value="6564.6955288844147" table:style-name="ce635">
            <text:p><text:s/>6,565<text:s/>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8-99</text:p>
          </table:table-cell>
          <table:table-cell office:value-type="float" office:value="5823.6197370873115" table:style-name="ce634">
            <text:p><text:s/>5,824<text:s/></text:p>
          </table:table-cell>
          <table:table-cell office:value-type="float" office:value="408.0203846914128" table:style-name="ce634">
            <text:p><text:s/>408<text:s/></text:p>
          </table:table-cell>
          <table:table-cell office:value-type="float" office:value="534.03290820742302" table:style-name="ce634">
            <text:p><text:s/>534<text:s/></text:p>
          </table:table-cell>
          <table:table-cell office:value-type="float" office:value="6765.6730299861474" table:style-name="ce635">
            <text:p><text:s/>6,766<text:s/>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1999-00</text:p>
          </table:table-cell>
          <table:table-cell office:value-type="float" office:value="6101.8600659475642" table:style-name="ce634">
            <text:p><text:s/>6,102<text:s/></text:p>
          </table:table-cell>
          <table:table-cell office:value-type="float" office:value="402.77395082428404" table:style-name="ce634">
            <text:p><text:s/>403<text:s/></text:p>
          </table:table-cell>
          <table:table-cell office:value-type="float" office:value="498.27251490031472" table:style-name="ce634">
            <text:p><text:s/>498<text:s/></text:p>
          </table:table-cell>
          <table:table-cell office:value-type="float" office:value="7002.9065316721626" table:style-name="ce635">
            <text:p><text:s/>7,003<text:s/>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0-01</text:p>
          </table:table-cell>
          <table:table-cell office:value-type="float" office:value="6184.1003763038707" table:style-name="ce634">
            <text:p><text:s/>6,184<text:s/></text:p>
          </table:table-cell>
          <table:table-cell office:value-type="float" office:value="333.45256526469922" table:style-name="ce634">
            <text:p><text:s/>333<text:s/></text:p>
          </table:table-cell>
          <table:table-cell office:value-type="float" office:value="537.04669856102907" table:style-name="ce634">
            <text:p><text:s/>537<text:s/></text:p>
          </table:table-cell>
          <table:table-cell office:value-type="float" office:value="7054.5996401295988" table:style-name="ce635">
            <text:p><text:s/>7,055<text:s/>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1-02</text:p>
          </table:table-cell>
          <table:table-cell office:value-type="float" office:value="6326.7871413617995" table:style-name="ce634">
            <text:p><text:s/>6,327<text:s/></text:p>
          </table:table-cell>
          <table:table-cell office:value-type="float" office:value="377.18864515488684" table:style-name="ce634">
            <text:p><text:s/>377<text:s/></text:p>
          </table:table-cell>
          <table:table-cell office:value-type="float" office:value="456.46457777666603" table:style-name="ce634">
            <text:p><text:s/>456<text:s/></text:p>
          </table:table-cell>
          <table:table-cell office:value-type="float" office:value="7160.440364293353" table:style-name="ce635">
            <text:p><text:s/>7,160<text:s/>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2-03</text:p>
          </table:table-cell>
          <table:table-cell office:value-type="float" office:value="6465.1200068704829" table:style-name="ce634">
            <text:p><text:s/>6,465<text:s/></text:p>
          </table:table-cell>
          <table:table-cell office:value-type="float" office:value="355.75311355947571" table:style-name="ce634">
            <text:p><text:s/>356<text:s/></text:p>
          </table:table-cell>
          <table:table-cell office:value-type="float" office:value="527.59610418605723" table:style-name="ce634">
            <text:p><text:s/>528<text:s/></text:p>
          </table:table-cell>
          <table:table-cell office:value-type="float" office:value="7348.4692246160157" table:style-name="ce635">
            <text:p><text:s/>7,348<text:s/>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3-04</text:p>
          </table:table-cell>
          <table:table-cell office:value-type="float" office:value="6539.2957364203312" table:style-name="ce634">
            <text:p><text:s/>6,539<text:s/></text:p>
          </table:table-cell>
          <table:table-cell office:value-type="float" office:value="372.45747310613041" table:style-name="ce634">
            <text:p><text:s/>372<text:s/></text:p>
          </table:table-cell>
          <table:table-cell office:value-type="float" office:value="465.79472912282148" table:style-name="ce634">
            <text:p><text:s/>466<text:s/></text:p>
          </table:table-cell>
          <table:table-cell office:value-type="float" office:value="7377.5479386492825" table:style-name="ce635">
            <text:p><text:s/>7,378<text:s/>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4-05</text:p>
          </table:table-cell>
          <table:table-cell office:value-type="float" office:value="6744.426159314582" table:style-name="ce634">
            <text:p><text:s/>6,744<text:s/></text:p>
          </table:table-cell>
          <table:table-cell office:value-type="float" office:value="386.83055521157718" table:style-name="ce634">
            <text:p><text:s/>387<text:s/></text:p>
          </table:table-cell>
          <table:table-cell office:value-type="float" office:value="449.99300496231643" table:style-name="ce634">
            <text:p><text:s/>450<text:s/></text:p>
          </table:table-cell>
          <table:table-cell office:value-type="float" office:value="7581.2497194884754" table:style-name="ce635">
            <text:p><text:s/>7,581<text:s/></text:p>
          </table:table-cell>
          <table:table-cell table:number-columns-repeated="3" table:style-name="ce60"/>
          <table:table-cell table:number-columns-repeated="16375" table:style-name="ce2"/>
        </table:table-row>
        <table:table-row table:style-name="ro5">
          <table:table-cell table:style-name="ce2"/>
          <table:table-cell office:value-type="string" table:style-name="ce60">
            <text:p>2005-06</text:p>
          </table:table-cell>
          <table:table-cell office:value-type="float" office:value="6786.7461114066682" table:style-name="ce634">
            <text:p><text:s/>6,787<text:s/></text:p>
          </table:table-cell>
          <table:table-cell office:value-type="float" office:value="454.50329370912624" table:style-name="ce634">
            <text:p><text:s/>455<text:s/></text:p>
          </table:table-cell>
          <table:table-cell office:value-type="float" office:value="445.37371320305152" table:style-name="ce634">
            <text:p><text:s/>445<text:s/></text:p>
          </table:table-cell>
          <table:table-cell office:value-type="float" office:value="7686.6231183188465" table:style-name="ce635">
            <text:p><text:s/>7,687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06-07</text:p>
          </table:table-cell>
          <table:table-cell office:value-type="float" office:value="6779.865124847518" table:style-name="ce634">
            <text:p><text:s/>6,780<text:s/></text:p>
          </table:table-cell>
          <table:table-cell office:value-type="float" office:value="439.51461785764042" table:style-name="ce634">
            <text:p><text:s/>440<text:s/></text:p>
          </table:table-cell>
          <table:table-cell office:value-type="float" office:value="441.09284080586059" table:style-name="ce634">
            <text:p><text:s/>441<text:s/></text:p>
          </table:table-cell>
          <table:table-cell office:value-type="float" office:value="7660.4725835110194" table:style-name="ce635">
            <text:p><text:s/>7,660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07-08</text:p>
          </table:table-cell>
          <table:table-cell office:value-type="float" office:value="6762.1128967975965" table:style-name="ce634">
            <text:p><text:s/>6,762<text:s/></text:p>
          </table:table-cell>
          <table:table-cell office:value-type="float" office:value="416.30560292630389" table:style-name="ce634">
            <text:p><text:s/>416<text:s/></text:p>
          </table:table-cell>
          <table:table-cell office:value-type="float" office:value="481.49002024047502" table:style-name="ce634">
            <text:p><text:s/>481<text:s/></text:p>
          </table:table-cell>
          <table:table-cell office:value-type="float" office:value="7659.908519964376" table:style-name="ce635">
            <text:p><text:s/>7,660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08-09</text:p>
          </table:table-cell>
          <table:table-cell office:value-type="float" office:value="7016.3943151191788" table:style-name="ce634">
            <text:p><text:s/>7,016<text:s/></text:p>
          </table:table-cell>
          <table:table-cell office:value-type="float" office:value="557.96524244676607" table:style-name="ce634">
            <text:p><text:s/>558<text:s/></text:p>
          </table:table-cell>
          <table:table-cell office:value-type="float" office:value="403.83277680208568" table:style-name="ce634">
            <text:p><text:s/>404<text:s/></text:p>
          </table:table-cell>
          <table:table-cell office:value-type="float" office:value="7978.1923343680301" table:style-name="ce635">
            <text:p><text:s/>7,978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09-10</text:p>
          </table:table-cell>
          <table:table-cell office:value-type="float" office:value="7094.9120490828072" table:style-name="ce634">
            <text:p><text:s/>7,095<text:s/></text:p>
          </table:table-cell>
          <table:table-cell office:value-type="float" office:value="544.94961335479377" table:style-name="ce634">
            <text:p><text:s/>545<text:s/></text:p>
          </table:table-cell>
          <table:table-cell office:value-type="float" office:value="384.63510214886242" table:style-name="ce634">
            <text:p><text:s/>385<text:s/></text:p>
          </table:table-cell>
          <table:table-cell office:value-type="float" office:value="8024.4967645864635" table:style-name="ce635">
            <text:p><text:s/>8,024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10-11</text:p>
          </table:table-cell>
          <table:table-cell office:value-type="float" office:value="7128.8116155550979" table:style-name="ce634">
            <text:p><text:s/>7,129<text:s/></text:p>
          </table:table-cell>
          <table:table-cell office:value-type="float" office:value="560.20357777039908" table:style-name="ce634">
            <text:p><text:s/>560<text:s/></text:p>
          </table:table-cell>
          <table:table-cell office:value-type="float" office:value="382.92642642210569" table:style-name="ce634">
            <text:p><text:s/>383<text:s/></text:p>
          </table:table-cell>
          <table:table-cell office:value-type="float" office:value="8071.9416197476021" table:style-name="ce635">
            <text:p><text:s/>8,072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121"/>
          <table:table-cell office:value-type="string" table:style-name="ce60">
            <text:p>2011-12</text:p>
          </table:table-cell>
          <table:table-cell office:value-type="float" office:value="7015.6967838638029" table:style-name="ce634">
            <text:p><text:s/>7,016<text:s/></text:p>
          </table:table-cell>
          <table:table-cell office:value-type="float" office:value="593.42515638181715" table:style-name="ce634">
            <text:p><text:s/>593<text:s/></text:p>
          </table:table-cell>
          <table:table-cell office:value-type="float" office:value="390.0360145074946" table:style-name="ce634">
            <text:p><text:s/>390<text:s/></text:p>
          </table:table-cell>
          <table:table-cell office:value-type="float" office:value="7999.1579547531146" table:style-name="ce635">
            <text:p><text:s/>7,999<text:s/>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2-13</text:p>
          </table:table-cell>
          <table:table-cell office:value-type="float" office:value="7144.1733496842216" table:style-name="ce634">
            <text:p><text:s/>7,144<text:s/></text:p>
          </table:table-cell>
          <table:table-cell office:value-type="float" office:value="592.15966058842491" table:style-name="ce634">
            <text:p><text:s/>592<text:s/></text:p>
          </table:table-cell>
          <table:table-cell office:value-type="float" office:value="348.0791051344064" table:style-name="ce634">
            <text:p><text:s/>348<text:s/></text:p>
          </table:table-cell>
          <table:table-cell office:value-type="float" office:value="8084.4121154070535" table:style-name="ce635">
            <text:p><text:s/>8,084<text:s/>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3-14</text:p>
          </table:table-cell>
          <table:table-cell office:value-type="float" office:value="7226.4831469399314" table:style-name="ce634">
            <text:p><text:s/>7,226<text:s/></text:p>
          </table:table-cell>
          <table:table-cell office:value-type="float" office:value="622.4802639196497" table:style-name="ce634">
            <text:p><text:s/>622<text:s/></text:p>
          </table:table-cell>
          <table:table-cell office:value-type="float" office:value="400.99673850361302" table:style-name="ce634">
            <text:p><text:s/>401<text:s/></text:p>
          </table:table-cell>
          <table:table-cell office:value-type="float" office:value="8249.9601493631944" table:style-name="ce635">
            <text:p><text:s/>8,250<text:s/>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4-15</text:p>
          </table:table-cell>
          <table:table-cell office:value-type="float" office:value="7260.9552449451467" table:style-name="ce634">
            <text:p><text:s/>7,261<text:s/></text:p>
          </table:table-cell>
          <table:table-cell office:value-type="float" office:value="559.64383486046427" table:style-name="ce634">
            <text:p><text:s/>560<text:s/></text:p>
          </table:table-cell>
          <table:table-cell office:value-type="float" office:value="338.08641082860117" table:style-name="ce634">
            <text:p><text:s/>338<text:s/></text:p>
          </table:table-cell>
          <table:table-cell office:value-type="float" office:value="8158.6854906342123" table:style-name="ce635">
            <text:p><text:s/>8,159<text:s/>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5-16</text:p>
          </table:table-cell>
          <table:table-cell office:value-type="float" office:value="7430.0478254357713" table:style-name="ce634">
            <text:p><text:s/>7,430<text:s/></text:p>
          </table:table-cell>
          <table:table-cell office:value-type="float" office:value="653.55548165700884" table:style-name="ce634">
            <text:p><text:s/>654<text:s/></text:p>
          </table:table-cell>
          <table:table-cell office:value-type="float" office:value="390.18122477620909" table:style-name="ce634">
            <text:p><text:s/>390<text:s/></text:p>
          </table:table-cell>
          <table:table-cell office:value-type="float" office:value="8473.7845318689815" table:style-name="ce635">
            <text:p><text:s/>8,474<text:s/>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6-17</text:p>
          </table:table-cell>
          <table:table-cell office:value-type="float" office:value="7301.1292670989051" table:style-name="ce634">
            <text:p><text:s/>7,301<text:s/></text:p>
          </table:table-cell>
          <table:table-cell office:value-type="float" office:value="693.9249486303014" table:style-name="ce634">
            <text:p><text:s/>694<text:s/></text:p>
          </table:table-cell>
          <table:table-cell office:value-type="float" office:value="314.35493787103212" table:style-name="ce634">
            <text:p><text:s/>314<text:s/></text:p>
          </table:table-cell>
          <table:table-cell office:value-type="float" office:value="8309.4091536002488" table:style-name="ce635">
            <text:p><text:s/>8,309<text:s/>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7-18</text:p>
          </table:table-cell>
          <table:table-cell office:value-type="float" office:value="7916.5944873572171" table:style-name="ce634">
            <text:p><text:s/>7,917<text:s/></text:p>
          </table:table-cell>
          <table:table-cell office:value-type="float" office:value="663.01841307749191" table:style-name="ce634">
            <text:p><text:s/>663<text:s/></text:p>
          </table:table-cell>
          <table:table-cell office:value-type="float" office:value="378.99909760629788" table:style-name="ce634">
            <text:p><text:s/>379<text:s/></text:p>
          </table:table-cell>
          <table:table-cell office:value-type="float" office:value="8958.6119980410167" table:style-name="ce635">
            <text:p><text:s/>8,959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8-19</text:p>
          </table:table-cell>
          <table:table-cell office:value-type="float" office:value="7781.9655457272202" table:style-name="ce634">
            <text:p><text:s/>7,782<text:s/></text:p>
          </table:table-cell>
          <table:table-cell office:value-type="float" office:value="623.26202162364405" table:style-name="ce634">
            <text:p><text:s/>623<text:s/></text:p>
          </table:table-cell>
          <table:table-cell office:value-type="float" office:value="335.65299349903302" table:style-name="ce634">
            <text:p><text:s/>336<text:s/></text:p>
          </table:table-cell>
          <table:table-cell office:value-type="float" office:value="8740.8805608498897" table:style-name="ce635">
            <text:p><text:s/>8,741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60">
            <text:p>2019-20</text:p>
          </table:table-cell>
          <table:table-cell office:value-type="float" office:value="8041.0910391742673" table:style-name="ce634">
            <text:p><text:s/>8,041<text:s/></text:p>
          </table:table-cell>
          <table:table-cell office:value-type="float" office:value="681.60625125750892" table:style-name="ce634">
            <text:p><text:s/>682<text:s/></text:p>
          </table:table-cell>
          <table:table-cell office:value-type="float" office:value="405.91477859838136" table:style-name="ce634">
            <text:p><text:s/>406<text:s/></text:p>
          </table:table-cell>
          <table:table-cell office:value-type="float" office:value="9128.612069030165" table:style-name="ce635">
            <text:p><text:s/>9,129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75">
            <text:p>2020-21</text:p>
          </table:table-cell>
          <table:table-cell office:value-type="float" office:value="8164.6466379375843" table:style-name="ce636">
            <text:p><text:s/>8,165<text:s/></text:p>
          </table:table-cell>
          <table:table-cell office:value-type="float" office:value="565.26182262990631" table:style-name="ce636">
            <text:p><text:s/>565<text:s/></text:p>
          </table:table-cell>
          <table:table-cell office:value-type="float" office:value="320.22708670652878" table:style-name="ce636">
            <text:p><text:s/>320<text:s/></text:p>
          </table:table-cell>
          <table:table-cell office:value-type="float" office:value="9050.1355472740142" table:style-name="ce180">
            <text:p><text:s/>9,050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table:number-columns-repeated="4" table:style-name="ce121"/>
          <table:table-cell office:value-type="string" table:style-name="ce124">
            <text:p>percentages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2"/>
          <table:table-cell office:value-type="string" table:style-name="ce60">
            <text:p>1995-96</text:p>
          </table:table-cell>
          <table:table-cell office:value-type="float" office:value="39.394168382469466" table:style-name="ce125">
            <text:p>39.4</text:p>
          </table:table-cell>
          <table:table-cell office:value-type="float" office:value="18.398846029053399" table:style-name="ce125">
            <text:p>18.4</text:p>
          </table:table-cell>
          <table:table-cell office:value-type="float" office:value="12.142562406410899" table:style-name="ce125">
            <text:p>12.1</text:p>
          </table:table-cell>
          <table:table-cell office:value-type="float" office:value="31.248835156168301" table:style-name="ce184">
            <text:p>31.2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1996-97</text:p>
          </table:table-cell>
          <table:table-cell office:value-type="float" office:value="39.43117648768645" table:style-name="ce125">
            <text:p>39.4</text:p>
          </table:table-cell>
          <table:table-cell office:value-type="float" office:value="17.197873335553293" table:style-name="ce125">
            <text:p>17.2</text:p>
          </table:table-cell>
          <table:table-cell office:value-type="float" office:value="12.062909905685027" table:style-name="ce125">
            <text:p>12.1</text:p>
          </table:table-cell>
          <table:table-cell office:value-type="float" office:value="31.070324000214793" table:style-name="ce184">
            <text:p>31.1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1997-98</text:p>
          </table:table-cell>
          <table:table-cell office:value-type="float" office:value="41.075730363289395" table:style-name="ce125">
            <text:p>41.1</text:p>
          </table:table-cell>
          <table:table-cell office:value-type="float" office:value="16.887653135727557" table:style-name="ce125">
            <text:p>16.9</text:p>
          </table:table-cell>
          <table:table-cell office:value-type="float" office:value="11.634180122815605" table:style-name="ce125">
            <text:p>11.6</text:p>
          </table:table-cell>
          <table:table-cell office:value-type="float" office:value="32.417617565461541" table:style-name="ce184">
            <text:p>32.4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1998-99</text:p>
          </table:table-cell>
          <table:table-cell office:value-type="float" office:value="41.516241497802753" table:style-name="ce125">
            <text:p>41.5</text:p>
          </table:table-cell>
          <table:table-cell office:value-type="float" office:value="19.960942282886364" table:style-name="ce125">
            <text:p>20.0</text:p>
          </table:table-cell>
          <table:table-cell office:value-type="float" office:value="12.272175545101454" table:style-name="ce125">
            <text:p>12.3</text:p>
          </table:table-cell>
          <table:table-cell office:value-type="float" office:value="33.127717934665" table:style-name="ce184">
            <text:p>33.1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1999-00</text:p>
          </table:table-cell>
          <table:table-cell office:value-type="float" office:value="42.950458293143186" table:style-name="ce125">
            <text:p>43.0</text:p>
          </table:table-cell>
          <table:table-cell office:value-type="float" office:value="19.190861572289453" table:style-name="ce125">
            <text:p>19.2</text:p>
          </table:table-cell>
          <table:table-cell office:value-type="float" office:value="11.594003516245312" table:style-name="ce125">
            <text:p>11.6</text:p>
          </table:table-cell>
          <table:table-cell office:value-type="float" office:value="33.98942094676994" table:style-name="ce184">
            <text:p>34.0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0-01</text:p>
          </table:table-cell>
          <table:table-cell office:value-type="float" office:value="42.834991235195503" table:style-name="ce125">
            <text:p>42.8</text:p>
          </table:table-cell>
          <table:table-cell office:value-type="float" office:value="16.646364189377291" table:style-name="ce125">
            <text:p>16.6</text:p>
          </table:table-cell>
          <table:table-cell office:value-type="float" office:value="12.725303737772705" table:style-name="ce125">
            <text:p>12.7</text:p>
          </table:table-cell>
          <table:table-cell office:value-type="float" office:value="34.14536344784419" table:style-name="ce184">
            <text:p>34.1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1-02</text:p>
          </table:table-cell>
          <table:table-cell office:value-type="float" office:value="44.28762513599105" table:style-name="ce125">
            <text:p>44.3</text:p>
          </table:table-cell>
          <table:table-cell office:value-type="float" office:value="19.246217155565372" table:style-name="ce125">
            <text:p>19.2</text:p>
          </table:table-cell>
          <table:table-cell office:value-type="float" office:value="11.345068588120446" table:style-name="ce125">
            <text:p>11.3</text:p>
          </table:table-cell>
          <table:table-cell office:value-type="float" office:value="35.327146589985873" table:style-name="ce184">
            <text:p>35.3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2-03</text:p>
          </table:table-cell>
          <table:table-cell office:value-type="float" office:value="44.940244327131474" table:style-name="ce125">
            <text:p>44.9</text:p>
          </table:table-cell>
          <table:table-cell office:value-type="float" office:value="17.242855709011526" table:style-name="ce125">
            <text:p>17.2</text:p>
          </table:table-cell>
          <table:table-cell office:value-type="float" office:value="13.204827133606518" table:style-name="ce125">
            <text:p>13.2</text:p>
          </table:table-cell>
          <table:table-cell office:value-type="float" office:value="35.943137738983332" table:style-name="ce184">
            <text:p>35.9</text:p>
          </table:table-cell>
          <table:table-cell table:number-columns-repeated="4" table:style-name="ce60"/>
          <table:table-cell table:number-columns-repeated="2" table:style-name="ce88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3-04</text:p>
          </table:table-cell>
          <table:table-cell office:value-type="float" office:value="44.958998826159309" table:style-name="ce125">
            <text:p>45.0</text:p>
          </table:table-cell>
          <table:table-cell office:value-type="float" office:value="17.329041002537579" table:style-name="ce125">
            <text:p>17.3</text:p>
          </table:table-cell>
          <table:table-cell office:value-type="float" office:value="11.844609003133817" table:style-name="ce125">
            <text:p>11.8</text:p>
          </table:table-cell>
          <table:table-cell office:value-type="float" office:value="35.76664764239559" table:style-name="ce184">
            <text:p>35.8</text:p>
          </table:table-cell>
          <table:table-cell table:number-columns-repeated="3" table:style-name="ce60"/>
          <table:table-cell table:number-columns-repeated="3" table:style-name="ce88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4-05</text:p>
          </table:table-cell>
          <table:table-cell office:value-type="float" office:value="46.447944103564481" table:style-name="ce125">
            <text:p>46.4</text:p>
          </table:table-cell>
          <table:table-cell office:value-type="float" office:value="16.478529753861274" table:style-name="ce125">
            <text:p>16.5</text:p>
          </table:table-cell>
          <table:table-cell office:value-type="float" office:value="11.610592409225223" table:style-name="ce125">
            <text:p>11.6</text:p>
          </table:table-cell>
          <table:table-cell office:value-type="float" office:value="36.547431905049045" table:style-name="ce184">
            <text:p>36.5</text:p>
          </table:table-cell>
          <table:table-cell table:number-columns-repeated="3" table:style-name="ce60"/>
          <table:table-cell table:number-columns-repeated="3" table:style-name="ce88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5-06</text:p>
          </table:table-cell>
          <table:table-cell office:value-type="float" office:value="46.627170866927898" table:style-name="ce125">
            <text:p>46.6</text:p>
          </table:table-cell>
          <table:table-cell office:value-type="float" office:value="18.201857588778843" table:style-name="ce125">
            <text:p>18.2</text:p>
          </table:table-cell>
          <table:table-cell office:value-type="float" office:value="11.526047147470532" table:style-name="ce125">
            <text:p>11.5</text:p>
          </table:table-cell>
          <table:table-cell office:value-type="float" office:value="36.749220321939028" table:style-name="ce184">
            <text:p>36.7</text:p>
          </table:table-cell>
          <table:table-cell table:number-columns-repeated="3" table:style-name="ce60"/>
          <table:table-cell table:number-columns-repeated="3" table:style-name="ce88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6-07</text:p>
          </table:table-cell>
          <table:table-cell office:value-type="float" office:value="47.071332105280426" table:style-name="ce125">
            <text:p>47.1</text:p>
          </table:table-cell>
          <table:table-cell office:value-type="float" office:value="17.046312615614301" table:style-name="ce125">
            <text:p>17.0</text:p>
          </table:table-cell>
          <table:table-cell office:value-type="float" office:value="11.035238818197177" table:style-name="ce125">
            <text:p>11.0</text:p>
          </table:table-cell>
          <table:table-cell office:value-type="float" office:value="36.515180667097354" table:style-name="ce184">
            <text:p>36.5</text:p>
          </table:table-cell>
          <table:table-cell table:number-columns-repeated="3" table:style-name="ce60"/>
          <table:table-cell table:number-columns-repeated="3" table:style-name="ce88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7-08</text:p>
          </table:table-cell>
          <table:table-cell office:value-type="float" office:value="46.74988737945641" table:style-name="ce125">
            <text:p>46.7</text:p>
          </table:table-cell>
          <table:table-cell office:value-type="float" office:value="16.160467731984632" table:style-name="ce125">
            <text:p>16.2</text:p>
          </table:table-cell>
          <table:table-cell office:value-type="float" office:value="12.14523778935995" table:style-name="ce125">
            <text:p>12.1</text:p>
          </table:table-cell>
          <table:table-cell office:value-type="float" office:value="36.467148399929087" table:style-name="ce184">
            <text:p>36.5</text:p>
          </table:table-cell>
          <table:table-cell table:number-columns-repeated="3" table:style-name="ce60"/>
          <table:table-cell table:number-columns-repeated="3" table:style-name="ce88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8-09</text:p>
          </table:table-cell>
          <table:table-cell office:value-type="float" office:value="47.987797962747763" table:style-name="ce125">
            <text:p>48.0</text:p>
          </table:table-cell>
          <table:table-cell office:value-type="float" office:value="18.190948601960411" table:style-name="ce125">
            <text:p>18.2</text:p>
          </table:table-cell>
          <table:table-cell office:value-type="float" office:value="10.511197051970759" table:style-name="ce125">
            <text:p>10.5</text:p>
          </table:table-cell>
          <table:table-cell office:value-type="float" office:value="37.05547143900661" table:style-name="ce184">
            <text:p>37.1</text:p>
          </table:table-cell>
          <table:table-cell table:number-columns-repeated="3" table:style-name="ce60"/>
          <table:table-cell table:number-columns-repeated="3" table:style-name="ce88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09-10</text:p>
          </table:table-cell>
          <table:table-cell office:value-type="float" office:value="48.856774868315583" table:style-name="ce125">
            <text:p>48.9</text:p>
          </table:table-cell>
          <table:table-cell office:value-type="float" office:value="16.243587313771464" table:style-name="ce125">
            <text:p>16.2</text:p>
          </table:table-cell>
          <table:table-cell office:value-type="float" office:value="10.46658596073082" table:style-name="ce125">
            <text:p>10.5</text:p>
          </table:table-cell>
          <table:table-cell office:value-type="float" office:value="37.23387049558081" table:style-name="ce184">
            <text:p>37.2</text:p>
          </table:table-cell>
          <table:table-cell table:number-columns-repeated="3" table:style-name="ce60"/>
          <table:table-cell table:number-columns-repeated="3" table:style-name="ce88"/>
          <table:table-cell table:number-columns-repeated="16372" table:style-name="ce2"/>
        </table:table-row>
        <table:table-row table:style-name="ro5">
          <table:table-cell table:style-name="ce2"/>
          <table:table-cell office:value-type="string" table:style-name="ce60">
            <text:p>2010-11</text:p>
          </table:table-cell>
          <table:table-cell office:value-type="float" office:value="49.335084148023356" table:style-name="ce125">
            <text:p>49.3</text:p>
          </table:table-cell>
          <table:table-cell office:value-type="float" office:value="15.488616209924952" table:style-name="ce125">
            <text:p>15.5</text:p>
          </table:table-cell>
          <table:table-cell office:value-type="float" office:value="10.008466395857468" table:style-name="ce125">
            <text:p>10.0</text:p>
          </table:table-cell>
          <table:table-cell office:value-type="float" office:value="36.870506436181678" table:style-name="ce184">
            <text:p>36.9</text:p>
          </table:table-cell>
          <table:table-cell table:number-columns-repeated="3" table:style-name="ce60"/>
          <table:table-cell table:number-columns-repeated="3" table:style-name="ce88"/>
          <table:table-cell table:number-columns-repeated="3" table:style-name="ce60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60">
            <text:p>2011-12</text:p>
          </table:table-cell>
          <table:table-cell office:value-type="float" office:value="48.760028669743768" table:style-name="ce125">
            <text:p>48.8</text:p>
          </table:table-cell>
          <table:table-cell office:value-type="float" office:value="15.440338173871476" table:style-name="ce125">
            <text:p>15.4</text:p>
          </table:table-cell>
          <table:table-cell office:value-type="float" office:value="10.242077093333066" table:style-name="ce125">
            <text:p>10.2</text:p>
          </table:table-cell>
          <table:table-cell office:value-type="float" office:value="36.294266389360381" table:style-name="ce184">
            <text:p>36.3</text:p>
          </table:table-cell>
          <table:table-cell table:number-columns-repeated="9" table:style-name="ce60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60">
            <text:p>2012-13</text:p>
          </table:table-cell>
          <table:table-cell office:value-type="float" office:value="49.831191516098279" table:style-name="ce125">
            <text:p>49.8</text:p>
          </table:table-cell>
          <table:table-cell office:value-type="float" office:value="14.968298527648619" table:style-name="ce125">
            <text:p>15.0</text:p>
          </table:table-cell>
          <table:table-cell office:value-type="float" office:value="9.4484244161944773" table:style-name="ce125">
            <text:p>9.4</text:p>
          </table:table-cell>
          <table:table-cell office:value-type="float" office:value="36.78606519605011" table:style-name="ce184">
            <text:p>36.8</text:p>
          </table:table-cell>
          <table:table-cell table:number-columns-repeated="9" table:style-name="ce60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60">
            <text:p>2013-14</text:p>
          </table:table-cell>
          <table:table-cell office:value-type="float" office:value="50.467260351280501" table:style-name="ce125">
            <text:p>50.5</text:p>
          </table:table-cell>
          <table:table-cell office:value-type="float" office:value="14.220961976256186" table:style-name="ce125">
            <text:p>14.2</text:p>
          </table:table-cell>
          <table:table-cell office:value-type="float" office:value="10.228841435129235" table:style-name="ce125">
            <text:p>10.2</text:p>
          </table:table-cell>
          <table:table-cell office:value-type="float" office:value="36.477441112544234" table:style-name="ce184">
            <text:p>36.5</text:p>
          </table:table-cell>
          <table:table-cell table:number-columns-repeated="9" table:style-name="ce60"/>
          <table:table-cell table:number-columns-repeated="16369" table:style-name="ce2"/>
        </table:table-row>
        <table:table-row table:style-name="ro5">
          <table:table-cell table:style-name="ce121"/>
          <table:table-cell office:value-type="string" table:style-name="ce60">
            <text:p>2014-15</text:p>
          </table:table-cell>
          <table:table-cell office:value-type="float" office:value="50.692478663474837" table:style-name="ce163">
            <text:p>50.7</text:p>
          </table:table-cell>
          <table:table-cell office:value-type="float" office:value="13.081025653736548" table:style-name="ce163">
            <text:p>13.1</text:p>
          </table:table-cell>
          <table:table-cell office:value-type="float" office:value="8.6429821864259928" table:style-name="ce163">
            <text:p>8.6</text:p>
          </table:table-cell>
          <table:table-cell office:value-type="float" office:value="36.239065260331117" table:style-name="ce644">
            <text:p>36.2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5-16</text:p>
          </table:table-cell>
          <table:table-cell office:value-type="float" office:value="51.850699561613567" table:style-name="ce163">
            <text:p>51.9</text:p>
          </table:table-cell>
          <table:table-cell office:value-type="float" office:value="14.433649152908595" table:style-name="ce163">
            <text:p>14.4</text:p>
          </table:table-cell>
          <table:table-cell office:value-type="float" office:value="9.9580802710697416" table:style-name="ce163">
            <text:p>10.0</text:p>
          </table:table-cell>
          <table:table-cell office:value-type="float" office:value="37.204994547889243" table:style-name="ce644">
            <text:p>37.2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6-17</text:p>
          </table:table-cell>
          <table:table-cell office:value-type="float" office:value="50.547633719027644" table:style-name="ce125">
            <text:p>50.5</text:p>
          </table:table-cell>
          <table:table-cell office:value-type="float" office:value="14.789319828257142" table:style-name="ce125">
            <text:p>14.8</text:p>
          </table:table-cell>
          <table:table-cell office:value-type="float" office:value="7.9644914810287109" table:style-name="ce125">
            <text:p>8.0</text:p>
          </table:table-cell>
          <table:table-cell office:value-type="float" office:value="35.997833797737435" table:style-name="ce184">
            <text:p>36.0</text:p>
          </table:table-cell>
          <table:table-cell table:number-columns-repeated="16378" table:style-name="ce121"/>
        </table:table-row>
        <table:table-row table:style-name="ro5">
          <table:table-cell table:style-name="ce121"/>
          <table:table-cell office:value-type="string" table:style-name="ce60">
            <text:p>2017-18</text:p>
          </table:table-cell>
          <table:table-cell office:value-type="float" office:value="53.549199036582806" table:style-name="ce125">
            <text:p>53.5</text:p>
          </table:table-cell>
          <table:table-cell office:value-type="float" office:value="14.637291012970778" table:style-name="ce125">
            <text:p>14.6</text:p>
          </table:table-cell>
          <table:table-cell office:value-type="float" office:value="9.5746144677218652" table:style-name="ce125">
            <text:p>9.6</text:p>
          </table:table-cell>
          <table:table-cell office:value-type="float" office:value="38.495562200849314" table:style-name="ce184">
            <text:p>38.5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2"/>
          <table:table-cell office:value-type="string" table:style-name="ce60">
            <text:p>2018-19</text:p>
          </table:table-cell>
          <table:table-cell office:value-type="float" office:value="51.815947834554201" table:style-name="ce101">
            <text:p>51.8</text:p>
          </table:table-cell>
          <table:table-cell office:value-type="float" office:value="13.6925519565453" table:style-name="ce101">
            <text:p>13.7</text:p>
          </table:table-cell>
          <table:table-cell office:value-type="float" office:value="8.4692157353076993" table:style-name="ce101">
            <text:p>8.5</text:p>
          </table:table-cell>
          <table:table-cell office:value-type="float" office:value="37.142256734603002" table:style-name="ce186">
            <text:p>37.1</text:p>
          </table:table-cell>
          <table:table-cell table:number-columns-repeated="2" table:style-name="ce60"/>
          <table:table-cell table:style-name="ce121"/>
          <table:table-cell table:number-columns-repeated="2" table:style-name="ce60"/>
          <table:table-cell table:number-columns-repeated="4" table:style-name="ce118"/>
          <table:table-cell table:number-columns-repeated="16369" table:style-name="ce2"/>
        </table:table-row>
        <table:table-row table:style-name="ro5">
          <table:table-cell table:style-name="ce121"/>
          <table:table-cell office:value-type="string" table:style-name="ce60">
            <text:p>2019-20</text:p>
          </table:table-cell>
          <table:table-cell office:value-type="float" office:value="52.344727990318852" table:style-name="ce101">
            <text:p>52.3</text:p>
          </table:table-cell>
          <table:table-cell office:value-type="float" office:value="15.358611654463051" table:style-name="ce101">
            <text:p>15.4</text:p>
          </table:table-cell>
          <table:table-cell office:value-type="float" office:value="10.203039090975215" table:style-name="ce101">
            <text:p>10.2</text:p>
          </table:table-cell>
          <table:table-cell office:value-type="float" office:value="38.390821996558721" table:style-name="ce186">
            <text:p>38.4</text:p>
          </table:table-cell>
          <table:table-cell table:style-name="ce121"/>
          <table:table-cell table:style-name="ce645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75">
            <text:p>2020-21</text:p>
          </table:table-cell>
          <table:table-cell office:value-type="float" office:value="52.538095775692895" table:style-name="ce640">
            <text:p><text:s/>52.5<text:s/></text:p>
          </table:table-cell>
          <table:table-cell office:value-type="float" office:value="12.749394325114846" table:style-name="ce640">
            <text:p><text:s/>12.7<text:s/></text:p>
          </table:table-cell>
          <table:table-cell office:value-type="float" office:value="8.0371403150056651" table:style-name="ce640">
            <text:p><text:s/>8.0<text:s/></text:p>
          </table:table-cell>
          <table:table-cell office:value-type="float" office:value="37.774359477163294" table:style-name="ce641">
            <text:p><text:s/>37.8<text:s/></text:p>
          </table:table-cell>
          <table:table-cell table:style-name="ce121"/>
          <table:table-cell table:style-name="ce645"/>
          <table:table-cell table:number-columns-repeated="16376" table:style-name="ce121"/>
        </table:table-row>
        <table:table-row table:style-name="ro36">
          <table:table-cell table:style-name="ce2"/>
          <table:table-cell table:number-columns-repeated="4" table:style-name="ce121"/>
          <table:table-cell office:value-type="string" table:style-name="ce124">
            <text:p>sample size</text:p>
          </table:table-cell>
          <table:table-cell table:number-columns-repeated="9" table:style-name="ce60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style-name="ce60">
            <text:p>1995-96</text:p>
          </table:table-cell>
          <table:table-cell office:value-type="float" office:value="14262" table:style-name="ce646">
            <text:p><text:s/>14,262<text:s/></text:p>
          </table:table-cell>
          <table:table-cell office:value-type="float" office:value="1968" table:style-name="ce646">
            <text:p><text:s/>1,968<text:s/></text:p>
          </table:table-cell>
          <table:table-cell office:value-type="float" office:value="4589" table:style-name="ce646">
            <text:p><text:s/>4,589<text:s/></text:p>
          </table:table-cell>
          <table:table-cell office:value-type="float" office:value="20819" table:style-name="ce646">
            <text:p><text:s/>20,819<text:s/></text:p>
          </table:table-cell>
          <table:table-cell table:number-columns-repeated="9" table:style-name="ce60"/>
          <table:table-cell table:number-columns-repeated="16369" table:style-name="ce2"/>
        </table:table-row>
        <table:table-row table:style-name="ro1">
          <table:table-cell table:style-name="ce2"/>
          <table:table-cell office:value-type="string" table:style-name="ce60">
            <text:p>1996-97</text:p>
          </table:table-cell>
          <table:table-cell office:value-type="float" office:value="13838" table:style-name="ce646">
            <text:p><text:s/>13,838<text:s/></text:p>
          </table:table-cell>
          <table:table-cell office:value-type="float" office:value="1907" table:style-name="ce646">
            <text:p><text:s/>1,907<text:s/></text:p>
          </table:table-cell>
          <table:table-cell office:value-type="float" office:value="4553" table:style-name="ce646">
            <text:p><text:s/>4,553<text:s/></text:p>
          </table:table-cell>
          <table:table-cell office:value-type="float" office:value="20298" table:style-name="ce646">
            <text:p><text:s/>20,298<text:s/></text:p>
          </table:table-cell>
          <table:table-cell table:number-columns-repeated="9" table:style-name="ce60"/>
          <table:table-cell table:number-columns-repeated="16369" table:style-name="ce2"/>
        </table:table-row>
        <table:table-row table:style-name="ro1">
          <table:table-cell table:style-name="ce2"/>
          <table:table-cell office:value-type="string" table:style-name="ce60">
            <text:p>1997-98</text:p>
          </table:table-cell>
          <table:table-cell office:value-type="float" office:value="14407" table:style-name="ce646">
            <text:p><text:s/>14,407<text:s/></text:p>
          </table:table-cell>
          <table:table-cell office:value-type="float" office:value="1939" table:style-name="ce646">
            <text:p><text:s/>1,939<text:s/></text:p>
          </table:table-cell>
          <table:table-cell office:value-type="float" office:value="4426" table:style-name="ce646">
            <text:p><text:s/>4,426<text:s/></text:p>
          </table:table-cell>
          <table:table-cell office:value-type="float" office:value="20772" table:style-name="ce646">
            <text:p><text:s/>20,772<text:s/></text:p>
          </table:table-cell>
          <table:table-cell table:number-columns-repeated="9" table:style-name="ce60"/>
          <table:table-cell table:number-columns-repeated="16369" table:style-name="ce2"/>
        </table:table-row>
        <table:table-row table:style-name="ro1">
          <table:table-cell table:style-name="ce2"/>
          <table:table-cell office:value-type="string" table:style-name="ce60">
            <text:p>1998-99</text:p>
          </table:table-cell>
          <table:table-cell office:value-type="float" office:value="14200" table:style-name="ce646">
            <text:p><text:s/>14,200<text:s/></text:p>
          </table:table-cell>
          <table:table-cell office:value-type="float" office:value="1941" table:style-name="ce646">
            <text:p><text:s/>1,941<text:s/></text:p>
          </table:table-cell>
          <table:table-cell office:value-type="float" office:value="4354" table:style-name="ce646">
            <text:p><text:s/>4,354<text:s/></text:p>
          </table:table-cell>
          <table:table-cell office:value-type="float" office:value="20495" table:style-name="ce646">
            <text:p><text:s/>20,495<text:s/></text:p>
          </table:table-cell>
          <table:table-cell table:number-columns-repeated="9" table:style-name="ce60"/>
          <table:table-cell table:number-columns-repeated="16369" table:style-name="ce2"/>
        </table:table-row>
        <table:table-row table:style-name="ro1">
          <table:table-cell table:style-name="ce2"/>
          <table:table-cell office:value-type="string" table:style-name="ce60">
            <text:p>1999-00</text:p>
          </table:table-cell>
          <table:table-cell office:value-type="float" office:value="12990" table:style-name="ce646">
            <text:p><text:s/>12,990<text:s/></text:p>
          </table:table-cell>
          <table:table-cell office:value-type="float" office:value="1769" table:style-name="ce646">
            <text:p><text:s/>1,769<text:s/></text:p>
          </table:table-cell>
          <table:table-cell office:value-type="float" office:value="3891" table:style-name="ce646">
            <text:p><text:s/>3,891<text:s/></text:p>
          </table:table-cell>
          <table:table-cell office:value-type="float" office:value="18650" table:style-name="ce646">
            <text:p><text:s/>18,650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0-01</text:p>
          </table:table-cell>
          <table:table-cell office:value-type="float" office:value="14108" table:style-name="ce646">
            <text:p><text:s/>14,108<text:s/></text:p>
          </table:table-cell>
          <table:table-cell office:value-type="float" office:value="1777" table:style-name="ce646">
            <text:p><text:s/>1,777<text:s/></text:p>
          </table:table-cell>
          <table:table-cell office:value-type="float" office:value="4078" table:style-name="ce646">
            <text:p><text:s/>4,078<text:s/></text:p>
          </table:table-cell>
          <table:table-cell office:value-type="float" office:value="19963" table:style-name="ce646">
            <text:p><text:s/>19,963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1-02</text:p>
          </table:table-cell>
          <table:table-cell office:value-type="float" office:value="14119" table:style-name="ce646">
            <text:p><text:s/>14,119<text:s/></text:p>
          </table:table-cell>
          <table:table-cell office:value-type="float" office:value="1827" table:style-name="ce646">
            <text:p><text:s/>1,827<text:s/></text:p>
          </table:table-cell>
          <table:table-cell office:value-type="float" office:value="3955" table:style-name="ce646">
            <text:p><text:s/>3,955<text:s/></text:p>
          </table:table-cell>
          <table:table-cell office:value-type="float" office:value="19901" table:style-name="ce646">
            <text:p><text:s/>19,901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2-03</text:p>
          </table:table-cell>
          <table:table-cell office:value-type="float" office:value="13929" table:style-name="ce646">
            <text:p><text:s/>13,929<text:s/></text:p>
          </table:table-cell>
          <table:table-cell office:value-type="float" office:value="1858" table:style-name="ce646">
            <text:p><text:s/>1,858<text:s/></text:p>
          </table:table-cell>
          <table:table-cell office:value-type="float" office:value="3853" table:style-name="ce646">
            <text:p><text:s/>3,853<text:s/></text:p>
          </table:table-cell>
          <table:table-cell office:value-type="float" office:value="19640" table:style-name="ce646">
            <text:p><text:s/>19,640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3-04</text:p>
          </table:table-cell>
          <table:table-cell office:value-type="float" office:value="13830" table:style-name="ce646">
            <text:p><text:s/>13,830<text:s/></text:p>
          </table:table-cell>
          <table:table-cell office:value-type="float" office:value="1869" table:style-name="ce646">
            <text:p><text:s/>1,869<text:s/></text:p>
          </table:table-cell>
          <table:table-cell office:value-type="float" office:value="3699" table:style-name="ce646">
            <text:p><text:s/>3,699<text:s/></text:p>
          </table:table-cell>
          <table:table-cell office:value-type="float" office:value="19398" table:style-name="ce646">
            <text:p><text:s/>19,398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4-05</text:p>
          </table:table-cell>
          <table:table-cell office:value-type="float" office:value="13087" table:style-name="ce646">
            <text:p><text:s/>13,087<text:s/></text:p>
          </table:table-cell>
          <table:table-cell office:value-type="float" office:value="1844" table:style-name="ce646">
            <text:p><text:s/>1,844<text:s/></text:p>
          </table:table-cell>
          <table:table-cell office:value-type="float" office:value="3455" table:style-name="ce646">
            <text:p><text:s/>3,455<text:s/></text:p>
          </table:table-cell>
          <table:table-cell office:value-type="float" office:value="18386" table:style-name="ce646">
            <text:p><text:s/>18,386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5-06</text:p>
          </table:table-cell>
          <table:table-cell office:value-type="float" office:value="13537" table:style-name="ce646">
            <text:p><text:s/>13,537<text:s/></text:p>
          </table:table-cell>
          <table:table-cell office:value-type="float" office:value="2019" table:style-name="ce646">
            <text:p><text:s/>2,019<text:s/></text:p>
          </table:table-cell>
          <table:table-cell office:value-type="float" office:value="3505" table:style-name="ce646">
            <text:p><text:s/>3,505<text:s/></text:p>
          </table:table-cell>
          <table:table-cell office:value-type="float" office:value="19061" table:style-name="ce646">
            <text:p><text:s/>19,061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6-07</text:p>
          </table:table-cell>
          <table:table-cell office:value-type="float" office:value="12208" table:style-name="ce646">
            <text:p><text:s/>12,208<text:s/></text:p>
          </table:table-cell>
          <table:table-cell office:value-type="float" office:value="1943" table:style-name="ce646">
            <text:p><text:s/>1,943<text:s/></text:p>
          </table:table-cell>
          <table:table-cell office:value-type="float" office:value="3338" table:style-name="ce646">
            <text:p><text:s/>3,338<text:s/></text:p>
          </table:table-cell>
          <table:table-cell office:value-type="float" office:value="17489" table:style-name="ce646">
            <text:p><text:s/>17,489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7-08</text:p>
          </table:table-cell>
          <table:table-cell office:value-type="float" office:value="10925" table:style-name="ce646">
            <text:p><text:s/>10,925<text:s/></text:p>
          </table:table-cell>
          <table:table-cell office:value-type="float" office:value="1748" table:style-name="ce646">
            <text:p><text:s/>1,748<text:s/></text:p>
          </table:table-cell>
          <table:table-cell office:value-type="float" office:value="2949" table:style-name="ce646">
            <text:p><text:s/>2,949<text:s/></text:p>
          </table:table-cell>
          <table:table-cell office:value-type="float" office:value="15622" table:style-name="ce646">
            <text:p><text:s/>15,622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8-09</text:p>
          </table:table-cell>
          <table:table-cell office:value-type="float" office:value="12268" table:style-name="ce646">
            <text:p><text:s/>12,268<text:s/></text:p>
          </table:table-cell>
          <table:table-cell office:value-type="float" office:value="2223" table:style-name="ce646">
            <text:p><text:s/>2,223<text:s/></text:p>
          </table:table-cell>
          <table:table-cell office:value-type="float" office:value="3200" table:style-name="ce646">
            <text:p><text:s/>3,200<text:s/></text:p>
          </table:table-cell>
          <table:table-cell office:value-type="float" office:value="17691" table:style-name="ce646">
            <text:p><text:s/>17,691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09-10</text:p>
          </table:table-cell>
          <table:table-cell office:value-type="float" office:value="11620" table:style-name="ce646">
            <text:p><text:s/>11,620<text:s/></text:p>
          </table:table-cell>
          <table:table-cell office:value-type="float" office:value="2331" table:style-name="ce646">
            <text:p><text:s/>2,331<text:s/></text:p>
          </table:table-cell>
          <table:table-cell office:value-type="float" office:value="3089" table:style-name="ce646">
            <text:p><text:s/>3,089<text:s/></text:p>
          </table:table-cell>
          <table:table-cell office:value-type="float" office:value="17040" table:style-name="ce646">
            <text:p><text:s/>17,040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10-11</text:p>
          </table:table-cell>
          <table:table-cell office:value-type="float" office:value="12037" table:style-name="ce646">
            <text:p><text:s/>12,037<text:s/></text:p>
          </table:table-cell>
          <table:table-cell office:value-type="float" office:value="2470" table:style-name="ce646">
            <text:p><text:s/>2,470<text:s/></text:p>
          </table:table-cell>
          <table:table-cell office:value-type="float" office:value="3049" table:style-name="ce646">
            <text:p><text:s/>3,049<text:s/></text:p>
          </table:table-cell>
          <table:table-cell office:value-type="float" office:value="17556" table:style-name="ce646">
            <text:p><text:s/>17,556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11-12</text:p>
          </table:table-cell>
          <table:table-cell office:value-type="float" office:value="8559" table:style-name="ce646">
            <text:p><text:s/>8,559<text:s/></text:p>
          </table:table-cell>
          <table:table-cell office:value-type="float" office:value="2079" table:style-name="ce646">
            <text:p><text:s/>2,079<text:s/></text:p>
          </table:table-cell>
          <table:table-cell office:value-type="float" office:value="3191" table:style-name="ce646">
            <text:p><text:s/>3,191<text:s/></text:p>
          </table:table-cell>
          <table:table-cell office:value-type="float" office:value="13829" table:style-name="ce646">
            <text:p><text:s/>13,829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12-13</text:p>
          </table:table-cell>
          <table:table-cell office:value-type="float" office:value="8280" table:style-name="ce646">
            <text:p><text:s/>8,280<text:s/></text:p>
          </table:table-cell>
          <table:table-cell office:value-type="float" office:value="2103" table:style-name="ce646">
            <text:p><text:s/>2,103<text:s/></text:p>
          </table:table-cell>
          <table:table-cell office:value-type="float" office:value="3269" table:style-name="ce646">
            <text:p><text:s/>3,269<text:s/></text:p>
          </table:table-cell>
          <table:table-cell office:value-type="float" office:value="13652" table:style-name="ce646">
            <text:p><text:s/>13,652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13-14</text:p>
          </table:table-cell>
          <table:table-cell office:value-type="float" office:value="7769" table:style-name="ce646">
            <text:p><text:s/>7,769<text:s/></text:p>
          </table:table-cell>
          <table:table-cell office:value-type="float" office:value="2058" table:style-name="ce646">
            <text:p><text:s/>2,058<text:s/></text:p>
          </table:table-cell>
          <table:table-cell office:value-type="float" office:value="3449" table:style-name="ce646">
            <text:p><text:s/>3,449<text:s/></text:p>
          </table:table-cell>
          <table:table-cell office:value-type="float" office:value="13276" table:style-name="ce646">
            <text:p><text:s/>13,276<text:s/></text:p>
          </table:table-cell>
          <table:table-cell table:number-columns-repeated="2" table:style-name="ce60"/>
          <table:table-cell table:number-columns-repeated="4" table:style-name="ce647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14-15</text:p>
          </table:table-cell>
          <table:table-cell office:value-type="float" office:value="7817" table:style-name="ce646">
            <text:p><text:s/>7,817<text:s/></text:p>
          </table:table-cell>
          <table:table-cell office:value-type="float" office:value="2087" table:style-name="ce646">
            <text:p><text:s/>2,087<text:s/></text:p>
          </table:table-cell>
          <table:table-cell office:value-type="float" office:value="3270" table:style-name="ce646">
            <text:p><text:s/>3,270<text:s/></text:p>
          </table:table-cell>
          <table:table-cell office:value-type="float" office:value="13174" table:style-name="ce646">
            <text:p><text:s/>13,174<text:s/></text:p>
          </table:table-cell>
          <table:table-cell table:number-columns-repeated="6" table:style-name="ce60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60">
            <text:p>2015-16</text:p>
          </table:table-cell>
          <table:table-cell office:value-type="float" office:value="7748" table:style-name="ce646">
            <text:p><text:s/>7,748<text:s/></text:p>
          </table:table-cell>
          <table:table-cell office:value-type="float" office:value="2061" table:style-name="ce646">
            <text:p><text:s/>2,061<text:s/></text:p>
          </table:table-cell>
          <table:table-cell office:value-type="float" office:value="3659" table:style-name="ce646">
            <text:p><text:s/>3,659<text:s/></text:p>
          </table:table-cell>
          <table:table-cell office:value-type="float" office:value="13468" table:style-name="ce646">
            <text:p><text:s/>13,468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60">
            <text:p>2016-17</text:p>
          </table:table-cell>
          <table:table-cell office:value-type="float" office:value="7307" table:style-name="ce646">
            <text:p><text:s/>7,307<text:s/></text:p>
          </table:table-cell>
          <table:table-cell office:value-type="float" office:value="2507" table:style-name="ce646">
            <text:p><text:s/>2,507<text:s/></text:p>
          </table:table-cell>
          <table:table-cell office:value-type="float" office:value="3156" table:style-name="ce646">
            <text:p><text:s/>3,156<text:s/></text:p>
          </table:table-cell>
          <table:table-cell office:value-type="float" office:value="12970" table:style-name="ce646">
            <text:p><text:s/>12,970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17-18</text:p>
          </table:table-cell>
          <table:table-cell office:value-type="float" office:value="7270" table:style-name="ce646">
            <text:p><text:s/>7,270<text:s/></text:p>
          </table:table-cell>
          <table:table-cell office:value-type="float" office:value="2406" table:style-name="ce646">
            <text:p><text:s/>2,406<text:s/></text:p>
          </table:table-cell>
          <table:table-cell office:value-type="float" office:value="3719" table:style-name="ce646">
            <text:p><text:s/>3,719<text:s/></text:p>
          </table:table-cell>
          <table:table-cell office:value-type="float" office:value="13395" table:style-name="ce646">
            <text:p><text:s/>13,395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0">
            <text:p>2018-19</text:p>
          </table:table-cell>
          <table:table-cell office:value-type="float" office:value="7450" table:style-name="ce646">
            <text:p><text:s/>7,450<text:s/></text:p>
          </table:table-cell>
          <table:table-cell office:value-type="float" office:value="2483" table:style-name="ce646">
            <text:p><text:s/>2,483<text:s/></text:p>
          </table:table-cell>
          <table:table-cell office:value-type="float" office:value="3498" table:style-name="ce646">
            <text:p><text:s/>3,498<text:s/></text:p>
          </table:table-cell>
          <table:table-cell office:value-type="float" office:value="13431" table:style-name="ce646">
            <text:p><text:s/>13,431<text:s/></text:p>
          </table:table-cell>
          <table:table-cell table:number-columns-repeated="2" table:style-name="ce60"/>
          <table:table-cell table:number-columns-repeated="16376" table:style-name="ce2"/>
        </table:table-row>
        <table:table-row table:style-name="ro5">
          <table:table-cell table:style-name="ce121"/>
          <table:table-cell office:value-type="string" table:style-name="ce60">
            <text:p>2019-20</text:p>
          </table:table-cell>
          <table:table-cell office:value-type="float" office:value="7464" table:style-name="ce646">
            <text:p><text:s/>7,464<text:s/></text:p>
          </table:table-cell>
          <table:table-cell office:value-type="float" office:value="2438" table:style-name="ce646">
            <text:p><text:s/>2,438<text:s/></text:p>
          </table:table-cell>
          <table:table-cell office:value-type="float" office:value="3430" table:style-name="ce646">
            <text:p><text:s/>3,430<text:s/></text:p>
          </table:table-cell>
          <table:table-cell office:value-type="float" office:value="13332" table:style-name="ce646">
            <text:p><text:s/>13,332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121"/>
          <table:table-cell office:value-type="string" table:style-name="ce75">
            <text:p>2020-21</text:p>
          </table:table-cell>
          <table:table-cell office:value-type="float" office:value="5767" table:style-name="ce643">
            <text:p><text:s/>5,767<text:s/></text:p>
          </table:table-cell>
          <table:table-cell office:value-type="float" office:value="900" table:style-name="ce643">
            <text:p><text:s/>900<text:s/></text:p>
          </table:table-cell>
          <table:table-cell office:value-type="float" office:value="807" table:style-name="ce643">
            <text:p><text:s/>807<text:s/></text:p>
          </table:table-cell>
          <table:table-cell office:value-type="float" office:value="7474" table:style-name="ce643">
            <text:p><text:s/>7,474<text:s/></text:p>
          </table:table-cell>
          <table:table-cell table:style-name="ce121"/>
          <table:table-cell table:style-name="ce633"/>
          <table:table-cell table:number-columns-repeated="16376" table:style-name="ce121"/>
        </table:table-row>
        <table:table-row table:style-name="ro5">
          <table:table-cell table:style-name="ce2"/>
          <table:table-cell office:value-type="string" table:style-name="ce61">
            <text:p>Sources:</text:p>
          </table:table-cell>
          <table:table-cell table:number-columns-repeated="6" table:style-name="ce60"/>
          <table:table-cell table:number-columns-repeated="16376" table:style-name="ce2"/>
        </table:table-row>
        <table:table-row table:style-name="ro5">
          <table:table-cell table:style-name="ce2"/>
          <table:table-cell office:value-type="string" table:style-name="ce63">
            <text:p>1995-96 to 2007-08: Survey of English Housing;</text:p>
          </table:table-cell>
          <table:table-cell table:number-columns-repeated="6" table:style-name="ce60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63">
            <text:p>2008-09 onwards: English Housing Survey, full household sample</text:p>
          </table:table-cell>
          <table:table-cell table:number-columns-repeated="6" table:style-name="ce60"/>
          <table:table-cell table:number-columns-repeated="16376" table:style-name="ce2"/>
        </table:table-row>
        <table:table-row table:number-rows-repeated="1048487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25.$A$1:AT1_25.$H$90" table:base-cell-address="AT1_25.$A$1"/>
        </table:named-expressions>
      </table:table>
      <table:table table:name="AT1_26" table:style-name="ta4">
        <table:table-column table:style-name="co1" table:default-cell-style-name="ce60"/>
        <table:table-column table:style-name="co66" table:default-cell-style-name="ce60"/>
        <table:table-column table:style-name="co13" table:number-columns-repeated="8" table:default-cell-style-name="ce60"/>
        <table:table-column table:style-name="co74" table:default-cell-style-name="ce60"/>
        <table:table-column table:style-name="co7" table:number-columns-repeated="2" table:default-cell-style-name="ce60"/>
        <table:table-column table:style-name="co55" table:default-cell-style-name="ce60"/>
        <table:table-column table:style-name="co1" table:number-columns-repeated="16370" table:default-cell-style-name="ce60"/>
        <table:table-row table:style-name="ro5">
          <table:table-cell table:style-name="ce2"/>
          <table:table-cell table:number-columns-repeated="18" table:style-name="ce60"/>
          <table:table-cell table:number-columns-repeated="16365" table:style-name="ce2"/>
        </table:table-row>
        <table:table-row table:style-name="ro25">
          <table:table-cell table:style-name="ce2"/>
          <table:table-cell office:value-type="string" table:style-name="ce394">
            <text:p>Annex Table 1.26: Well-being, by tenure, 2020-21</text:p>
          </table:table-cell>
          <table:table-cell table:style-name="ce648"/>
          <table:table-cell table:number-columns-repeated="16" table:style-name="ce60"/>
          <table:table-cell table:number-columns-repeated="16365" table:style-name="ce2"/>
        </table:table-row>
        <table:table-row table:style-name="ro13">
          <table:table-cell table:number-columns-repeated="16384"/>
        </table:table-row>
        <table:table-row table:style-name="ro13">
          <table:table-cell table:style-name="ce2"/>
          <table:table-cell office:value-type="string" table:style-name="ce74">
            <text:p>all household reference persons</text:p>
          </table:table-cell>
          <table:table-cell table:style-name="ce649"/>
          <table:table-cell table:number-columns-repeated="2" table:style-name="ce118"/>
          <table:table-cell table:number-columns-repeated="9" table:style-name="ce60"/>
          <table:table-cell table:number-columns-repeated="16370" table:style-name="ce2"/>
        </table:table-row>
        <table:table-row table:style-name="ro15">
          <table:table-cell table:style-name="ce2"/>
          <table:table-cell table:style-name="ce454"/>
          <table:table-cell office:value-type="string" table:style-name="ce78">
            <text:p>own outright</text:p>
          </table:table-cell>
          <table:table-cell office:value-type="string" table:style-name="ce78">
            <text:p>buying with mortgage</text:p>
          </table:table-cell>
          <table:table-cell office:value-type="string" table:style-name="ce78">
            <text:p>all owner occupiers</text:p>
          </table:table-cell>
          <table:table-cell office:value-type="string" table:style-name="ce78">
            <text:p>private renters</text:p>
          </table:table-cell>
          <table:table-cell office:value-type="string" table:style-name="ce78">
            <text:p>local authority</text:p>
          </table:table-cell>
          <table:table-cell office:value-type="string" table:style-name="ce78">
            <text:p>housing association</text:p>
          </table:table-cell>
          <table:table-cell office:value-type="string" table:style-name="ce78">
            <text:p>all social renters</text:p>
          </table:table-cell>
          <table:table-cell office:value-type="string" table:style-name="ce78">
            <text:p>all households</text:p>
          </table:table-cell>
          <table:table-cell table:style-name="ce79"/>
          <table:table-cell table:style-name="ce650"/>
          <table:table-cell table:style-name="ce79"/>
          <table:table-cell table:style-name="ce60"/>
          <table:table-cell table:number-columns-spanned="4" table:number-rows-spanned="1" table:style-name="ce277"/>
          <table:covered-table-cell table:number-columns-repeated="3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table:style-name="ce60"/>
          <table:table-cell table:style-name="ce210"/>
          <table:table-cell table:number-columns-repeated="2" table:style-name="ce60"/>
          <table:table-cell table:style-name="ce124"/>
          <table:table-cell table:style-name="ce60"/>
          <table:table-cell table:number-columns-repeated="2" table:style-name="ce124"/>
          <table:table-cell office:value-type="string" table:style-name="ce210">
            <text:p>mean score (out of 10)</text:p>
          </table:table-cell>
          <table:table-cell table:number-columns-repeated="4" table:style-name="ce60"/>
          <table:table-cell table:number-columns-spanned="4" table:number-rows-spanned="1" table:style-name="ce277"/>
          <table:covered-table-cell table:number-columns-repeated="3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88">
            <text:p>Life satisfaction</text:p>
          </table:table-cell>
          <table:table-cell office:value-type="float" office:value="7.5631338472706382" table:style-name="ce652">
            <text:p>7.6</text:p>
          </table:table-cell>
          <table:table-cell office:value-type="float" office:value="7.3518164434247195" table:style-name="ce652">
            <text:p>7.4</text:p>
          </table:table-cell>
          <table:table-cell office:value-type="float" office:value="7.4699684431513571" table:style-name="ce652">
            <text:p>7.5</text:p>
          </table:table-cell>
          <table:table-cell office:value-type="float" office:value="7.0966645923616651" table:style-name="ce652">
            <text:p>7.1</text:p>
          </table:table-cell>
          <table:table-cell office:value-type="float" office:value="6.7189914029083031" table:style-name="ce652">
            <text:p>6.7</text:p>
          </table:table-cell>
          <table:table-cell office:value-type="float" office:value="6.6648219206512183" table:style-name="ce652">
            <text:p>6.7</text:p>
          </table:table-cell>
          <table:table-cell office:value-type="float" office:value="6.6865893161712782" table:style-name="ce652">
            <text:p>6.7</text:p>
          </table:table-cell>
          <table:table-cell office:value-type="float" office:value="7.2593485192228124" table:style-name="ce652">
            <text:p>7.3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88">
            <text:p>Life is worthwhile</text:p>
          </table:table-cell>
          <table:table-cell office:value-type="float" office:value="7.816168485051203" table:style-name="ce652">
            <text:p>7.8</text:p>
          </table:table-cell>
          <table:table-cell office:value-type="float" office:value="7.7623023518339958" table:style-name="ce652">
            <text:p>7.8</text:p>
          </table:table-cell>
          <table:table-cell office:value-type="float" office:value="7.7924043971713637" table:style-name="ce652">
            <text:p>7.8</text:p>
          </table:table-cell>
          <table:table-cell office:value-type="float" office:value="7.5631668583002014" table:style-name="ce652">
            <text:p>7.6</text:p>
          </table:table-cell>
          <table:table-cell office:value-type="float" office:value="7.1123137281362458" table:style-name="ce652">
            <text:p>7.1</text:p>
          </table:table-cell>
          <table:table-cell office:value-type="float" office:value="7.2361513169954685" table:style-name="ce652">
            <text:p>7.2</text:p>
          </table:table-cell>
          <table:table-cell office:value-type="float" office:value="7.1860705313976343" table:style-name="ce652">
            <text:p>7.2</text:p>
          </table:table-cell>
          <table:table-cell office:value-type="float" office:value="7.6410430628625496" table:style-name="ce652">
            <text:p>7.6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88">
            <text:p>Happiness</text:p>
          </table:table-cell>
          <table:table-cell office:value-type="float" office:value="7.4822763945909418" table:style-name="ce652">
            <text:p>7.5</text:p>
          </table:table-cell>
          <table:table-cell office:value-type="float" office:value="7.3239041493140791" table:style-name="ce652">
            <text:p>7.3</text:p>
          </table:table-cell>
          <table:table-cell office:value-type="float" office:value="7.4124153528140937" table:style-name="ce652">
            <text:p>7.4</text:p>
          </table:table-cell>
          <table:table-cell office:value-type="float" office:value="7.1997431973764376" table:style-name="ce652">
            <text:p>7.2</text:p>
          </table:table-cell>
          <table:table-cell office:value-type="float" office:value="6.8076089581732377" table:style-name="ce652">
            <text:p>6.8</text:p>
          </table:table-cell>
          <table:table-cell office:value-type="float" office:value="6.5997753840829558" table:style-name="ce652">
            <text:p>6.6</text:p>
          </table:table-cell>
          <table:table-cell office:value-type="float" office:value="6.6835551161569224" table:style-name="ce652">
            <text:p>6.7</text:p>
          </table:table-cell>
          <table:table-cell office:value-type="float" office:value="7.2421332498917206" table:style-name="ce652">
            <text:p>7.2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91">
            <text:p>Anxiety<text:s/></text:p>
          </table:table-cell>
          <table:table-cell office:value-type="float" office:value="2.6244243931093698" table:style-name="ce657">
            <text:p>2.6</text:p>
          </table:table-cell>
          <table:table-cell office:value-type="float" office:value="2.9925459990937311" table:style-name="ce657">
            <text:p>3.0</text:p>
          </table:table-cell>
          <table:table-cell office:value-type="float" office:value="2.7868293832253817" table:style-name="ce657">
            <text:p>2.8</text:p>
          </table:table-cell>
          <table:table-cell office:value-type="float" office:value="3.3111506207393226" table:style-name="ce657">
            <text:p>3.3</text:p>
          </table:table-cell>
          <table:table-cell office:value-type="float" office:value="3.6336011632580334" table:style-name="ce657">
            <text:p>3.6</text:p>
          </table:table-cell>
          <table:table-cell office:value-type="float" office:value="3.9264259195775355" table:style-name="ce657">
            <text:p>3.9</text:p>
          </table:table-cell>
          <table:table-cell office:value-type="float" office:value="3.8085708623444017" table:style-name="ce657">
            <text:p>3.8</text:p>
          </table:table-cell>
          <table:table-cell office:value-type="float" office:value="3.0682252888613077" table:style-name="ce657">
            <text:p>3.1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table:style-name="ce88"/>
          <table:table-cell table:number-columns-repeated="7" table:style-name="ce658"/>
          <table:table-cell office:value-type="string" table:style-name="ce658">
            <text:p>sample size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59">
            <text:p>Life satisfaction</text:p>
          </table:table-cell>
          <table:table-cell office:value-type="float" office:value="2886" table:style-name="ce355">
            <text:p>2886</text:p>
          </table:table-cell>
          <table:table-cell office:value-type="float" office:value="1734" table:style-name="ce355">
            <text:p>1734</text:p>
          </table:table-cell>
          <table:table-cell office:value-type="float" office:value="4620" table:style-name="ce355">
            <text:p>4620</text:p>
          </table:table-cell>
          <table:table-cell office:value-type="float" office:value="755" table:style-name="ce355">
            <text:p>755</text:p>
          </table:table-cell>
          <table:table-cell office:value-type="float" office:value="281" table:style-name="ce355">
            <text:p>281</text:p>
          </table:table-cell>
          <table:table-cell office:value-type="float" office:value="431" table:style-name="ce355">
            <text:p>431</text:p>
          </table:table-cell>
          <table:table-cell office:value-type="float" office:value="712" table:style-name="ce355">
            <text:p>712</text:p>
          </table:table-cell>
          <table:table-cell office:value-type="float" office:value="6087" table:style-name="ce355">
            <text:p>6087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59">
            <text:p>Life is worthwhile</text:p>
          </table:table-cell>
          <table:table-cell office:value-type="float" office:value="2882" table:style-name="ce355">
            <text:p>2882</text:p>
          </table:table-cell>
          <table:table-cell office:value-type="float" office:value="1733" table:style-name="ce355">
            <text:p>1733</text:p>
          </table:table-cell>
          <table:table-cell office:value-type="float" office:value="4615" table:style-name="ce355">
            <text:p>4615</text:p>
          </table:table-cell>
          <table:table-cell office:value-type="float" office:value="754" table:style-name="ce355">
            <text:p>754</text:p>
          </table:table-cell>
          <table:table-cell office:value-type="float" office:value="281" table:style-name="ce355">
            <text:p>281</text:p>
          </table:table-cell>
          <table:table-cell office:value-type="float" office:value="426" table:style-name="ce355">
            <text:p>426</text:p>
          </table:table-cell>
          <table:table-cell office:value-type="float" office:value="707" table:style-name="ce355">
            <text:p>707</text:p>
          </table:table-cell>
          <table:table-cell office:value-type="float" office:value="6076" table:style-name="ce355">
            <text:p>6076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659">
            <text:p>Happiness</text:p>
          </table:table-cell>
          <table:table-cell office:value-type="float" office:value="2885" table:style-name="ce355">
            <text:p>2885</text:p>
          </table:table-cell>
          <table:table-cell office:value-type="float" office:value="1735" table:style-name="ce355">
            <text:p>1735</text:p>
          </table:table-cell>
          <table:table-cell office:value-type="float" office:value="4620" table:style-name="ce355">
            <text:p>4620</text:p>
          </table:table-cell>
          <table:table-cell office:value-type="float" office:value="754" table:style-name="ce355">
            <text:p>754</text:p>
          </table:table-cell>
          <table:table-cell office:value-type="float" office:value="281" table:style-name="ce355">
            <text:p>281</text:p>
          </table:table-cell>
          <table:table-cell office:value-type="float" office:value="428" table:style-name="ce355">
            <text:p>428</text:p>
          </table:table-cell>
          <table:table-cell office:value-type="float" office:value="709" table:style-name="ce355">
            <text:p>709</text:p>
          </table:table-cell>
          <table:table-cell office:value-type="float" office:value="6083" table:style-name="ce355">
            <text:p>6083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110">
            <text:p>Anxiety<text:s/></text:p>
          </table:table-cell>
          <table:table-cell office:value-type="float" office:value="2883" table:style-name="ce660">
            <text:p>2883</text:p>
          </table:table-cell>
          <table:table-cell office:value-type="float" office:value="1734" table:style-name="ce660">
            <text:p>1734</text:p>
          </table:table-cell>
          <table:table-cell office:value-type="float" office:value="4617" table:style-name="ce660">
            <text:p>4617</text:p>
          </table:table-cell>
          <table:table-cell office:value-type="float" office:value="754" table:style-name="ce660">
            <text:p>754</text:p>
          </table:table-cell>
          <table:table-cell office:value-type="float" office:value="280" table:style-name="ce660">
            <text:p>280</text:p>
          </table:table-cell>
          <table:table-cell office:value-type="float" office:value="428" table:style-name="ce660">
            <text:p>428</text:p>
          </table:table-cell>
          <table:table-cell office:value-type="float" office:value="708" table:style-name="ce660">
            <text:p>708</text:p>
          </table:table-cell>
          <table:table-cell office:value-type="float" office:value="6079" table:style-name="ce660">
            <text:p>6079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61">
            <text:p>Source: English Housing Survey, full household sample</text:p>
          </table:table-cell>
          <table:table-cell table:style-name="ce61"/>
          <table:table-cell table:number-columns-repeated="11" table:style-name="ce60"/>
          <table:table-cell table:style-name="ce655"/>
          <table:table-cell table:style-name="ce661"/>
          <table:table-cell table:style-name="ce662"/>
          <table:table-cell table:style-name="ce663"/>
          <table:table-cell table:style-name="ce651"/>
          <table:table-cell table:number-columns-repeated="16365" table:style-name="ce2"/>
        </table:table-row>
        <table:table-row table:style-name="ro13">
          <table:table-cell table:number-columns-repeated="14" table:style-name="ce2"/>
          <table:table-cell table:style-name="ce655"/>
          <table:table-cell table:style-name="ce661"/>
          <table:table-cell table:style-name="ce662"/>
          <table:table-cell table:style-name="ce663"/>
          <table:table-cell table:style-name="ce651"/>
          <table:table-cell table:number-columns-repeated="16365" table:style-name="ce2"/>
        </table:table-row>
        <table:table-row table:number-rows-repeated="1048559" table:style-name="ro13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26.$A$1:AT1_26.$L$17" table:base-cell-address="AT1_26.$A$1"/>
        </table:named-expressions>
      </table:table>
      <table:table table:name="AT1_27" table:style-name="ta4">
        <table:table-column table:style-name="co1" table:default-cell-style-name="ce60"/>
        <table:table-column table:style-name="co75" table:default-cell-style-name="ce60"/>
        <table:table-column table:style-name="co13" table:number-columns-repeated="8" table:default-cell-style-name="ce60"/>
        <table:table-column table:style-name="co74" table:default-cell-style-name="ce60"/>
        <table:table-column table:style-name="co7" table:number-columns-repeated="2" table:default-cell-style-name="ce60"/>
        <table:table-column table:style-name="co55" table:default-cell-style-name="ce60"/>
        <table:table-column table:style-name="co76" table:default-cell-style-name="ce60"/>
        <table:table-column table:style-name="co1" table:number-columns-repeated="6" table:default-cell-style-name="ce60"/>
        <table:table-column table:style-name="co24" table:number-columns-repeated="16363" table:default-cell-style-name="ce60"/>
        <table:table-row table:style-name="ro5">
          <table:table-cell table:style-name="ce2"/>
          <table:table-cell table:number-columns-repeated="18" table:style-name="ce60"/>
          <table:table-cell table:number-columns-repeated="16365" table:style-name="ce2"/>
        </table:table-row>
        <table:table-row table:style-name="ro25">
          <table:table-cell table:style-name="ce2"/>
          <table:table-cell office:value-type="string" table:style-name="ce624">
            <text:p>Annex Table 1.27: Loneliness, by tenure, 2020-21</text:p>
          </table:table-cell>
          <table:table-cell table:style-name="ce648"/>
          <table:table-cell table:number-columns-repeated="16" table:style-name="ce60"/>
          <table:table-cell table:number-columns-repeated="16365" table:style-name="ce2"/>
        </table:table-row>
        <table:table-row table:style-name="ro13">
          <table:table-cell table:number-columns-repeated="16384"/>
        </table:table-row>
        <table:table-row table:style-name="ro13">
          <table:table-cell table:style-name="ce2"/>
          <table:table-cell office:value-type="string" table:style-name="ce74">
            <text:p>all household reference persons</text:p>
          </table:table-cell>
          <table:table-cell table:style-name="ce649"/>
          <table:table-cell table:number-columns-repeated="2" table:style-name="ce118"/>
          <table:table-cell table:number-columns-repeated="9" table:style-name="ce60"/>
          <table:table-cell table:number-columns-repeated="5" table:style-name="ce329"/>
          <table:table-cell table:number-columns-repeated="16365" table:style-name="ce2"/>
        </table:table-row>
        <table:table-row table:style-name="ro15">
          <table:table-cell table:style-name="ce2"/>
          <table:table-cell table:style-name="ce454"/>
          <table:table-cell office:value-type="string" table:style-name="ce78">
            <text:p>own outright</text:p>
          </table:table-cell>
          <table:table-cell office:value-type="string" table:style-name="ce78">
            <text:p>buying with mortgage</text:p>
          </table:table-cell>
          <table:table-cell office:value-type="string" table:style-name="ce78">
            <text:p>all owner occupiers</text:p>
          </table:table-cell>
          <table:table-cell office:value-type="string" table:style-name="ce78">
            <text:p>private renters</text:p>
          </table:table-cell>
          <table:table-cell office:value-type="string" table:style-name="ce78">
            <text:p>local authority</text:p>
          </table:table-cell>
          <table:table-cell office:value-type="string" table:style-name="ce78">
            <text:p>housing association</text:p>
          </table:table-cell>
          <table:table-cell office:value-type="string" table:style-name="ce78">
            <text:p>all social renters</text:p>
          </table:table-cell>
          <table:table-cell office:value-type="string" table:style-name="ce78">
            <text:p>all households</text:p>
          </table:table-cell>
          <table:table-cell table:style-name="ce79"/>
          <table:table-cell table:style-name="ce650"/>
          <table:table-cell table:style-name="ce79"/>
          <table:table-cell table:style-name="ce60"/>
          <table:table-cell table:number-columns-spanned="4" table:number-rows-spanned="1" table:style-name="ce277"/>
          <table:covered-table-cell table:number-columns-repeated="3"/>
          <table:table-cell table:style-name="ce651"/>
          <table:table-cell table:number-columns-repeated="16365" table:style-name="ce2"/>
        </table:table-row>
        <table:table-row table:style-name="ro5">
          <table:table-cell table:style-name="ce2"/>
          <table:table-cell table:style-name="ce60"/>
          <table:table-cell table:style-name="ce210"/>
          <table:table-cell table:number-columns-repeated="2" table:style-name="ce60"/>
          <table:table-cell table:style-name="ce124"/>
          <table:table-cell table:style-name="ce60"/>
          <table:table-cell table:number-columns-repeated="2" table:style-name="ce124"/>
          <table:table-cell office:value-type="string" table:style-name="ce124">
            <text:p>percentages</text:p>
          </table:table-cell>
          <table:table-cell table:style-name="ce653"/>
          <table:table-cell table:style-name="ce654"/>
          <table:table-cell table:number-columns-repeated="2" table:style-name="ce60"/>
          <table:table-cell table:style-name="ce655"/>
          <table:table-cell table:number-columns-repeated="3" table:style-name="ce656"/>
          <table:table-cell table:style-name="ce651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82">
            <text:p>How often do you feel lonely?</text:p>
          </table:table-cell>
          <table:table-cell table:number-columns-repeated="8" table:style-name="ce652"/>
          <table:table-cell table:number-columns-repeated="4" table:style-name="ce60"/>
          <table:table-cell table:style-name="ce655"/>
          <table:table-cell table:style-name="ce661"/>
          <table:table-cell table:style-name="ce662"/>
          <table:table-cell table:style-name="ce663"/>
          <table:table-cell table:style-name="ce651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172">
            <text:p>Often or always</text:p>
          </table:table-cell>
          <table:table-cell office:value-type="float" office:value="6.7432047527716019" table:style-name="ce652">
            <text:p>6.7</text:p>
          </table:table-cell>
          <table:table-cell office:value-type="float" office:value="4.9327539364707" table:style-name="ce652">
            <text:p>4.9</text:p>
          </table:table-cell>
          <table:table-cell office:value-type="float" office:value="5.9439598146065151" table:style-name="ce652">
            <text:p>5.9</text:p>
          </table:table-cell>
          <table:table-cell office:value-type="float" office:value="9.2722749305761791" table:style-name="ce652">
            <text:p>9.3</text:p>
          </table:table-cell>
          <table:table-cell office:value-type="float" office:value="18.732504395678394" table:style-name="ce652">
            <text:p>18.7</text:p>
          </table:table-cell>
          <table:table-cell office:value-type="float" office:value="15.974265082335009" table:style-name="ce652">
            <text:p>16.0</text:p>
          </table:table-cell>
          <table:table-cell office:value-type="float" office:value="17.08153067904378" table:style-name="ce652">
            <text:p>17.1</text:p>
          </table:table-cell>
          <table:table-cell office:value-type="float" office:value="8.565174478551123" table:style-name="ce652">
            <text:p>8.6</text:p>
          </table:table-cell>
          <table:table-cell table:number-columns-repeated="4" table:style-name="ce60"/>
          <table:table-cell table:style-name="ce655"/>
          <table:table-cell table:style-name="ce664"/>
          <table:table-cell table:style-name="ce665"/>
          <table:table-cell table:style-name="ce666"/>
          <table:table-cell table:style-name="ce651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172">
            <text:p>Some of the time<text:s/></text:p>
          </table:table-cell>
          <table:table-cell office:value-type="float" office:value="12.116054510782101" table:style-name="ce652">
            <text:p>12.1</text:p>
          </table:table-cell>
          <table:table-cell office:value-type="float" office:value="13.855644499044464" table:style-name="ce652">
            <text:p>13.9</text:p>
          </table:table-cell>
          <table:table-cell office:value-type="float" office:value="12.884017097825609" table:style-name="ce652">
            <text:p>12.9</text:p>
          </table:table-cell>
          <table:table-cell office:value-type="float" office:value="19.172866016454485" table:style-name="ce652">
            <text:p>19.2</text:p>
          </table:table-cell>
          <table:table-cell office:value-type="float" office:value="20.361974019518506" table:style-name="ce652">
            <text:p>20.4</text:p>
          </table:table-cell>
          <table:table-cell office:value-type="float" office:value="18.795615272046039" table:style-name="ce652">
            <text:p>18.8</text:p>
          </table:table-cell>
          <table:table-cell office:value-type="float" office:value="19.424413195703291" table:style-name="ce652">
            <text:p>19.4</text:p>
          </table:table-cell>
          <table:table-cell office:value-type="float" office:value="15.241208692634961" table:style-name="ce652">
            <text:p>15.2</text:p>
          </table:table-cell>
          <table:table-cell table:number-columns-repeated="9" table:style-name="ce60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172">
            <text:p>Occasionally</text:p>
          </table:table-cell>
          <table:table-cell office:value-type="float" office:value="18.019833205187858" table:style-name="ce652">
            <text:p>18.0</text:p>
          </table:table-cell>
          <table:table-cell office:value-type="float" office:value="17.637769421866672" table:style-name="ce652">
            <text:p>17.6</text:p>
          </table:table-cell>
          <table:table-cell office:value-type="float" office:value="17.851166626606329" table:style-name="ce652">
            <text:p>17.9</text:p>
          </table:table-cell>
          <table:table-cell office:value-type="float" office:value="23.917036091519371" table:style-name="ce652">
            <text:p>23.9</text:p>
          </table:table-cell>
          <table:table-cell office:value-type="float" office:value="21.453029165786003" table:style-name="ce652">
            <text:p>21.5</text:p>
          </table:table-cell>
          <table:table-cell office:value-type="float" office:value="22.790530740338479" table:style-name="ce652">
            <text:p>22.8</text:p>
          </table:table-cell>
          <table:table-cell office:value-type="float" office:value="22.253605074794795" table:style-name="ce652">
            <text:p>22.3</text:p>
          </table:table-cell>
          <table:table-cell office:value-type="float" office:value="19.783679172117012" table:style-name="ce652">
            <text:p>19.8</text:p>
          </table:table-cell>
          <table:table-cell table:number-columns-repeated="9" table:style-name="ce60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172">
            <text:p>Hardly ever</text:p>
          </table:table-cell>
          <table:table-cell office:value-type="float" office:value="30.93639789321595" table:style-name="ce652">
            <text:p>30.9</text:p>
          </table:table-cell>
          <table:table-cell office:value-type="float" office:value="34.417688639160673" table:style-name="ce652">
            <text:p>34.4</text:p>
          </table:table-cell>
          <table:table-cell office:value-type="float" office:value="32.473254891442771" table:style-name="ce652">
            <text:p>32.5</text:p>
          </table:table-cell>
          <table:table-cell office:value-type="float" office:value="26.248831579172936" table:style-name="ce652">
            <text:p>26.2</text:p>
          </table:table-cell>
          <table:table-cell office:value-type="float" office:value="20.90647591715911" table:style-name="ce652">
            <text:p>20.9</text:p>
          </table:table-cell>
          <table:table-cell office:value-type="float" office:value="25.924599407695403" table:style-name="ce652">
            <text:p>25.9</text:p>
          </table:table-cell>
          <table:table-cell office:value-type="float" office:value="23.910127539998172" table:style-name="ce652">
            <text:p>23.9</text:p>
          </table:table-cell>
          <table:table-cell office:value-type="float" office:value="29.766239894722339" table:style-name="ce652">
            <text:p>29.8</text:p>
          </table:table-cell>
          <table:table-cell table:number-columns-repeated="9" table:style-name="ce60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667">
            <text:p>Never<text:s/></text:p>
          </table:table-cell>
          <table:table-cell office:value-type="float" office:value="32.184509638042428" table:style-name="ce657">
            <text:p>32.2</text:p>
          </table:table-cell>
          <table:table-cell office:value-type="float" office:value="29.156143503457375" table:style-name="ce657">
            <text:p>29.2</text:p>
          </table:table-cell>
          <table:table-cell office:value-type="float" office:value="30.84760156951895" table:style-name="ce657">
            <text:p>30.8</text:p>
          </table:table-cell>
          <table:table-cell office:value-type="float" office:value="21.388991382277108" table:style-name="ce657">
            <text:p>21.4</text:p>
          </table:table-cell>
          <table:table-cell office:value-type="float" office:value="18.546016501857931" table:style-name="ce657">
            <text:p>18.5</text:p>
          </table:table-cell>
          <table:table-cell office:value-type="float" office:value="16.514989497585038" table:style-name="ce657">
            <text:p>16.5</text:p>
          </table:table-cell>
          <table:table-cell office:value-type="float" office:value="17.330323510460051" table:style-name="ce657">
            <text:p>17.3</text:p>
          </table:table-cell>
          <table:table-cell office:value-type="float" office:value="26.643697761974771" table:style-name="ce657">
            <text:p>26.6</text:p>
          </table:table-cell>
          <table:table-cell table:number-columns-repeated="9" table:style-name="ce60"/>
          <table:table-cell table:number-columns-repeated="16365" table:style-name="ce2"/>
        </table:table-row>
        <table:table-row table:style-name="ro13">
          <table:table-cell table:style-name="ce2"/>
          <table:table-cell table:style-name="ce88"/>
          <table:table-cell table:number-columns-repeated="8" table:style-name="ce652"/>
          <table:table-cell table:number-columns-repeated="9" table:style-name="ce60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668">
            <text:p>sample size</text:p>
          </table:table-cell>
          <table:table-cell office:value-type="float" office:value="2884" table:style-name="ce669">
            <text:p><text:s/>2,884<text:s/></text:p>
          </table:table-cell>
          <table:table-cell office:value-type="float" office:value="1734" table:style-name="ce669">
            <text:p><text:s/>1,734<text:s/></text:p>
          </table:table-cell>
          <table:table-cell office:value-type="float" office:value="4618" table:style-name="ce669">
            <text:p><text:s/>4,618<text:s/></text:p>
          </table:table-cell>
          <table:table-cell office:value-type="float" office:value="755" table:style-name="ce669">
            <text:p><text:s/>755<text:s/></text:p>
          </table:table-cell>
          <table:table-cell office:value-type="float" office:value="280" table:style-name="ce669">
            <text:p><text:s/>280<text:s/></text:p>
          </table:table-cell>
          <table:table-cell office:value-type="float" office:value="431" table:style-name="ce669">
            <text:p><text:s/>431<text:s/></text:p>
          </table:table-cell>
          <table:table-cell office:value-type="float" office:value="711" table:style-name="ce669">
            <text:p><text:s/>711<text:s/></text:p>
          </table:table-cell>
          <table:table-cell office:value-type="float" office:value="6084" table:style-name="ce669">
            <text:p><text:s/>6,084<text:s/></text:p>
          </table:table-cell>
          <table:table-cell table:number-columns-repeated="9" table:style-name="ce60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61">
            <text:p>Note: loneliness questions are only asked of the HRP. For this reason, only proportions are reported.</text:p>
          </table:table-cell>
          <table:table-cell table:number-columns-repeated="4" table:style-name="ce60"/>
          <table:table-cell table:number-columns-repeated="4" table:style-name="ce654"/>
          <table:table-cell table:number-columns-repeated="9" table:style-name="ce60"/>
          <table:table-cell table:number-columns-repeated="16365" table:style-name="ce2"/>
        </table:table-row>
        <table:table-row table:style-name="ro13">
          <table:table-cell table:style-name="ce2"/>
          <table:table-cell office:value-type="string" table:style-name="ce61">
            <text:p>Source: English Housing Survey</text:p>
          </table:table-cell>
          <table:table-cell table:style-name="ce61"/>
          <table:table-cell table:number-columns-repeated="16" table:style-name="ce60"/>
          <table:table-cell table:number-columns-repeated="16365" table:style-name="ce2"/>
        </table:table-row>
        <table:table-row table:number-rows-repeated="2" table:style-name="ro13">
          <table:table-cell table:number-columns-repeated="16384"/>
        </table:table-row>
        <table:table-row table:number-rows-repeated="4" table:style-name="ro13">
          <table:table-cell table:number-columns-repeated="2" table:style-name="ce2"/>
          <table:table-cell table:number-columns-repeated="3" table:style-name="ce235"/>
          <table:table-cell table:number-columns-repeated="16379" table:style-name="ce2"/>
        </table:table-row>
        <table:table-row table:number-rows-repeated="1048554" table:style-name="ro13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27.$A$1:AT1_27.$K$17" table:base-cell-address="AT1_27.$A$1"/>
        </table:named-expressions>
      </table:table>
      <table:table table:name="'file:///C:/Windows%20NT%204.0%20Workstation%20Profile/ContinEHCS/ContinEHCS/Regional%20Report/Dwelling%20EHCS%202004.xls'#Survey_estimates" table:style-name="ta7">
        <table:table-source xlink:href="file:///C:/Windows%20NT%204.0%20Workstation%20Profile/ContinEHCS/ContinEHCS/Regional%20Report/Dwelling%20EHCS%202004.xls" table:table-name="Survey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" table:style-name="ta7">
        <table:table-source xlink:href="file:///C:/Windows%20NT%204.0%20Workstation%20Profile/ContinEHCS/ContinEHCS/Regional%20Report/Dwelling%20EHCS%202004.xls" table:table-name="SE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" table:style-name="ta7">
        <table:table-source xlink:href="file:///C:/Windows%20NT%204.0%20Workstation%20Profile/ContinEHCS/ContinEHCS/Regional%20Report/Dwelling%20EHCS%202004.xls" table:table-name="Social_Sec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" table:style-name="ta7">
        <table:table-source xlink:href="file:///C:/Windows%20NT%204.0%20Workstation%20Profile/ContinEHCS/ContinEHCS/Regional%20Report/Dwelling%20EHCS%202004.xls" table:table-name="Modelled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" table:style-name="ta7">
        <table:table-source xlink:href="file:///C:/Windows%20NT%204.0%20Workstation%20Profile/ContinEHCS/ContinEHCS/Regional%20Report/Dwelling%20EHCS%202004.xls" table:table-name="Mod_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" table:style-name="ta7">
        <table:table-source xlink:href="file:///C:/Windows%20NT%204.0%20Workstation%20Profile/ContinEHCS/ContinEHCS/Regional%20Report/Dwelling%20EHCS%202004.xls" table:table-name="CI_pri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" table:style-name="ta7">
        <table:table-source xlink:href="file:///C:/Windows%20NT%204.0%20Workstation%20Profile/ContinEHCS/ContinEHCS/Regional%20Report/Dwelling%20EHCS%202004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" table:style-name="ta7">
        <table:table-source xlink:href="file:///C:/Windows%20NT%204.0%20Workstation%20Profile/ContinEHCS/ContinEHCS/Regional%20Report/Dwelling%20EHCS%202004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" table:style-name="ta7">
        <table:table-source xlink:href="file:///C:/Windows%20NT%204.0%20Workstation%20Profile/ContinEHCS/ContinEHCS/Regional%20Report/Dwelling%20EHCS%202004.xls" table:table-name="Survey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" table:style-name="ta7">
        <table:table-source xlink:href="file:///C:/Windows%20NT%204.0%20Workstation%20Profile/ContinEHCS/ContinEHCS/Regional%20Report/Dwelling%20EHCS%202004.xls" table:table-name="SE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" table:style-name="ta7">
        <table:table-source xlink:href="file:///C:/Windows%20NT%204.0%20Workstation%20Profile/ContinEHCS/ContinEHCS/Regional%20Report/Dwelling%20EHCS%202004.xls" table:table-name="Social_Secto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" table:style-name="ta7">
        <table:table-source xlink:href="file:///C:/Windows%20NT%204.0%20Workstation%20Profile/ContinEHCS/ContinEHCS/Regional%20Report/Dwelling%20EHCS%202004.xls" table:table-name="Modelled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" table:style-name="ta7">
        <table:table-source xlink:href="file:///C:/Windows%20NT%204.0%20Workstation%20Profile/ContinEHCS/ContinEHCS/Regional%20Report/Dwelling%20EHCS%202004.xls" table:table-name="Mod_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" table:style-name="ta7">
        <table:table-source xlink:href="file:///C:/Windows%20NT%204.0%20Workstation%20Profile/ContinEHCS/ContinEHCS/Regional%20Report/Dwelling%20EHCS%202004.xls" table:table-name="CI_pri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" table:style-name="ta7">
        <table:table-source xlink:href="file:///C:/Windows%20NT%204.0%20Workstation%20Profile/ContinEHCS/ContinEHCS/Regional%20Report/Dwelling%20EHCS%202004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" table:style-name="ta7">
        <table:table-source xlink:href="file:///C:/Windows%20NT%204.0%20Workstation%20Profile/ContinEHCS/ContinEHCS/Regional%20Report/Dwelling%20EHCS%202004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5" table:style-name="ta7">
        <table:table-source xlink:href="file:///C:/Windows%20NT%204.0%20Workstation%20Profile/ContinEHCS/ContinEHCS/Regional%20Report/Dwelling%20EHCS%202004.xls" table:table-name="Survey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5" table:style-name="ta7">
        <table:table-source xlink:href="file:///C:/Windows%20NT%204.0%20Workstation%20Profile/ContinEHCS/ContinEHCS/Regional%20Report/Dwelling%20EHCS%202004.xls" table:table-name="SE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5" table:style-name="ta7">
        <table:table-source xlink:href="file:///C:/Windows%20NT%204.0%20Workstation%20Profile/ContinEHCS/ContinEHCS/Regional%20Report/Dwelling%20EHCS%202004.xls" table:table-name="Social_Secto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5" table:style-name="ta7">
        <table:table-source xlink:href="file:///C:/Windows%20NT%204.0%20Workstation%20Profile/ContinEHCS/ContinEHCS/Regional%20Report/Dwelling%20EHCS%202004.xls" table:table-name="Modelled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5" table:style-name="ta7">
        <table:table-source xlink:href="file:///C:/Windows%20NT%204.0%20Workstation%20Profile/ContinEHCS/ContinEHCS/Regional%20Report/Dwelling%20EHCS%202004.xls" table:table-name="Mod_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5" table:style-name="ta7">
        <table:table-source xlink:href="file:///C:/Windows%20NT%204.0%20Workstation%20Profile/ContinEHCS/ContinEHCS/Regional%20Report/Dwelling%20EHCS%202004.xls" table:table-name="CI_pri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5" table:style-name="ta7">
        <table:table-source xlink:href="file:///C:/Windows%20NT%204.0%20Workstation%20Profile/ContinEHCS/ContinEHCS/Regional%20Report/Dwelling%20EHCS%202004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5" table:style-name="ta7">
        <table:table-source xlink:href="file:///C:/Windows%20NT%204.0%20Workstation%20Profile/ContinEHCS/ContinEHCS/Regional%20Report/Dwelling%20EHCS%202004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" table:style-name="ta7">
        <table:table-source xlink:href="file:///C:/Windows%20NT%204.0%20Workstation%20Profile/ContinEHCS/ContinEHCS/Regional%20Report/Dwelling%20EHCS%202004.xls" table:table-name="Survey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" table:style-name="ta7">
        <table:table-source xlink:href="file:///C:/Windows%20NT%204.0%20Workstation%20Profile/ContinEHCS/ContinEHCS/Regional%20Report/Dwelling%20EHCS%202004.xls" table:table-name="SE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" table:style-name="ta7">
        <table:table-source xlink:href="file:///C:/Windows%20NT%204.0%20Workstation%20Profile/ContinEHCS/ContinEHCS/Regional%20Report/Dwelling%20EHCS%202004.xls" table:table-name="Social_Secto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" table:style-name="ta7">
        <table:table-source xlink:href="file:///C:/Windows%20NT%204.0%20Workstation%20Profile/ContinEHCS/ContinEHCS/Regional%20Report/Dwelling%20EHCS%202004.xls" table:table-name="Modelled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" table:style-name="ta7">
        <table:table-source xlink:href="file:///C:/Windows%20NT%204.0%20Workstation%20Profile/ContinEHCS/ContinEHCS/Regional%20Report/Dwelling%20EHCS%202004.xls" table:table-name="Mod_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" table:style-name="ta7">
        <table:table-source xlink:href="file:///C:/Windows%20NT%204.0%20Workstation%20Profile/ContinEHCS/ContinEHCS/Regional%20Report/Dwelling%20EHCS%202004.xls" table:table-name="CI_pri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" table:style-name="ta7">
        <table:table-source xlink:href="file:///C:/Windows%20NT%204.0%20Workstation%20Profile/ContinEHCS/ContinEHCS/Regional%20Report/Dwelling%20EHCS%202004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" table:style-name="ta7">
        <table:table-source xlink:href="file:///C:/Windows%20NT%204.0%20Workstation%20Profile/ContinEHCS/ContinEHCS/Regional%20Report/Dwelling%20EHCS%202004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3" table:style-name="ta7">
        <table:table-source xlink:href="file:///C:/Windows%20NT%204.0%20Workstation%20Profile/ContinEHCS/ContinEHCS/Regional%20Report/Dwelling%20EHCS%202004.xls" table:table-name="Survey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3" table:style-name="ta7">
        <table:table-source xlink:href="file:///C:/Windows%20NT%204.0%20Workstation%20Profile/ContinEHCS/ContinEHCS/Regional%20Report/Dwelling%20EHCS%202004.xls" table:table-name="SE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3" table:style-name="ta7">
        <table:table-source xlink:href="file:///C:/Windows%20NT%204.0%20Workstation%20Profile/ContinEHCS/ContinEHCS/Regional%20Report/Dwelling%20EHCS%202004.xls" table:table-name="Social_Secto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3" table:style-name="ta7">
        <table:table-source xlink:href="file:///C:/Windows%20NT%204.0%20Workstation%20Profile/ContinEHCS/ContinEHCS/Regional%20Report/Dwelling%20EHCS%202004.xls" table:table-name="Modelled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3" table:style-name="ta7">
        <table:table-source xlink:href="file:///C:/Windows%20NT%204.0%20Workstation%20Profile/ContinEHCS/ContinEHCS/Regional%20Report/Dwelling%20EHCS%202004.xls" table:table-name="Mod_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3" table:style-name="ta7">
        <table:table-source xlink:href="file:///C:/Windows%20NT%204.0%20Workstation%20Profile/ContinEHCS/ContinEHCS/Regional%20Report/Dwelling%20EHCS%202004.xls" table:table-name="CI_pri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3" table:style-name="ta7">
        <table:table-source xlink:href="file:///C:/Windows%20NT%204.0%20Workstation%20Profile/ContinEHCS/ContinEHCS/Regional%20Report/Dwelling%20EHCS%202004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3" table:style-name="ta7">
        <table:table-source xlink:href="file:///C:/Windows%20NT%204.0%20Workstation%20Profile/ContinEHCS/ContinEHCS/Regional%20Report/Dwelling%20EHCS%202004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4" table:style-name="ta7">
        <table:table-source xlink:href="file:///C:/Windows%20NT%204.0%20Workstation%20Profile/ContinEHCS/ContinEHCS/Regional%20Report/Dwelling%20EHCS%202004.xls" table:table-name="Survey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4" table:style-name="ta7">
        <table:table-source xlink:href="file:///C:/Windows%20NT%204.0%20Workstation%20Profile/ContinEHCS/ContinEHCS/Regional%20Report/Dwelling%20EHCS%202004.xls" table:table-name="SE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4" table:style-name="ta7">
        <table:table-source xlink:href="file:///C:/Windows%20NT%204.0%20Workstation%20Profile/ContinEHCS/ContinEHCS/Regional%20Report/Dwelling%20EHCS%202004.xls" table:table-name="Social_Secto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4" table:style-name="ta7">
        <table:table-source xlink:href="file:///C:/Windows%20NT%204.0%20Workstation%20Profile/ContinEHCS/ContinEHCS/Regional%20Report/Dwelling%20EHCS%202004.xls" table:table-name="Modelled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4" table:style-name="ta7">
        <table:table-source xlink:href="file:///C:/Windows%20NT%204.0%20Workstation%20Profile/ContinEHCS/ContinEHCS/Regional%20Report/Dwelling%20EHCS%202004.xls" table:table-name="Mod_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4" table:style-name="ta7">
        <table:table-source xlink:href="file:///C:/Windows%20NT%204.0%20Workstation%20Profile/ContinEHCS/ContinEHCS/Regional%20Report/Dwelling%20EHCS%202004.xls" table:table-name="CI_pri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4" table:style-name="ta7">
        <table:table-source xlink:href="file:///C:/Windows%20NT%204.0%20Workstation%20Profile/ContinEHCS/ContinEHCS/Regional%20Report/Dwelling%20EHCS%202004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4" table:style-name="ta7">
        <table:table-source xlink:href="file:///C:/Windows%20NT%204.0%20Workstation%20Profile/ContinEHCS/ContinEHCS/Regional%20Report/Dwelling%20EHCS%202004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0" table:style-name="ta7">
        <table:table-source xlink:href="file:///C:/Windows%20NT%204.0%20Workstation%20Profile/ContinEHCS/ContinEHCS/Regional%20Report/Dwelling%20EHCS%202004.xls" table:table-name="Survey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0" table:style-name="ta7">
        <table:table-source xlink:href="file:///C:/Windows%20NT%204.0%20Workstation%20Profile/ContinEHCS/ContinEHCS/Regional%20Report/Dwelling%20EHCS%202004.xls" table:table-name="SE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0" table:style-name="ta7">
        <table:table-source xlink:href="file:///C:/Windows%20NT%204.0%20Workstation%20Profile/ContinEHCS/ContinEHCS/Regional%20Report/Dwelling%20EHCS%202004.xls" table:table-name="Social_Secto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0" table:style-name="ta7">
        <table:table-source xlink:href="file:///C:/Windows%20NT%204.0%20Workstation%20Profile/ContinEHCS/ContinEHCS/Regional%20Report/Dwelling%20EHCS%202004.xls" table:table-name="Modelled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0" table:style-name="ta7">
        <table:table-source xlink:href="file:///C:/Windows%20NT%204.0%20Workstation%20Profile/ContinEHCS/ContinEHCS/Regional%20Report/Dwelling%20EHCS%202004.xls" table:table-name="Mod_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0" table:style-name="ta7">
        <table:table-source xlink:href="file:///C:/Windows%20NT%204.0%20Workstation%20Profile/ContinEHCS/ContinEHCS/Regional%20Report/Dwelling%20EHCS%202004.xls" table:table-name="CI_pri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0" table:style-name="ta7">
        <table:table-source xlink:href="file:///C:/Windows%20NT%204.0%20Workstation%20Profile/ContinEHCS/ContinEHCS/Regional%20Report/Dwelling%20EHCS%202004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0" table:style-name="ta7">
        <table:table-source xlink:href="file:///C:/Windows%20NT%204.0%20Workstation%20Profile/ContinEHCS/ContinEHCS/Regional%20Report/Dwelling%20EHCS%202004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7" table:style-name="ta7">
        <table:table-source xlink:href="file:///C:/Windows%20NT%204.0%20Workstation%20Profile/ContinEHCS/ContinEHCS/Regional%20Report/Dwelling%20EHCS%202004.xls" table:table-name="Survey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7" table:style-name="ta7">
        <table:table-source xlink:href="file:///C:/Windows%20NT%204.0%20Workstation%20Profile/ContinEHCS/ContinEHCS/Regional%20Report/Dwelling%20EHCS%202004.xls" table:table-name="SE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7" table:style-name="ta7">
        <table:table-source xlink:href="file:///C:/Windows%20NT%204.0%20Workstation%20Profile/ContinEHCS/ContinEHCS/Regional%20Report/Dwelling%20EHCS%202004.xls" table:table-name="Social_Secto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7" table:style-name="ta7">
        <table:table-source xlink:href="file:///C:/Windows%20NT%204.0%20Workstation%20Profile/ContinEHCS/ContinEHCS/Regional%20Report/Dwelling%20EHCS%202004.xls" table:table-name="Modelled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7" table:style-name="ta7">
        <table:table-source xlink:href="file:///C:/Windows%20NT%204.0%20Workstation%20Profile/ContinEHCS/ContinEHCS/Regional%20Report/Dwelling%20EHCS%202004.xls" table:table-name="Mod_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7" table:style-name="ta7">
        <table:table-source xlink:href="file:///C:/Windows%20NT%204.0%20Workstation%20Profile/ContinEHCS/ContinEHCS/Regional%20Report/Dwelling%20EHCS%202004.xls" table:table-name="CI_pri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7" table:style-name="ta7">
        <table:table-source xlink:href="file:///C:/Windows%20NT%204.0%20Workstation%20Profile/ContinEHCS/ContinEHCS/Regional%20Report/Dwelling%20EHCS%202004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7" table:style-name="ta7">
        <table:table-source xlink:href="file:///C:/Windows%20NT%204.0%20Workstation%20Profile/ContinEHCS/ContinEHCS/Regional%20Report/Dwelling%20EHCS%202004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6" table:style-name="ta7">
        <table:table-source xlink:href="file:///C:/Windows%20NT%204.0%20Workstation%20Profile/ContinEHCS/ContinEHCS/Regional%20Report/Dwelling%20EHCS%202004.xls" table:table-name="Survey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6" table:style-name="ta7">
        <table:table-source xlink:href="file:///C:/Windows%20NT%204.0%20Workstation%20Profile/ContinEHCS/ContinEHCS/Regional%20Report/Dwelling%20EHCS%202004.xls" table:table-name="SE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6" table:style-name="ta7">
        <table:table-source xlink:href="file:///C:/Windows%20NT%204.0%20Workstation%20Profile/ContinEHCS/ContinEHCS/Regional%20Report/Dwelling%20EHCS%202004.xls" table:table-name="Social_Secto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6" table:style-name="ta7">
        <table:table-source xlink:href="file:///C:/Windows%20NT%204.0%20Workstation%20Profile/ContinEHCS/ContinEHCS/Regional%20Report/Dwelling%20EHCS%202004.xls" table:table-name="Modelled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6" table:style-name="ta7">
        <table:table-source xlink:href="file:///C:/Windows%20NT%204.0%20Workstation%20Profile/ContinEHCS/ContinEHCS/Regional%20Report/Dwelling%20EHCS%202004.xls" table:table-name="Mod_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6" table:style-name="ta7">
        <table:table-source xlink:href="file:///C:/Windows%20NT%204.0%20Workstation%20Profile/ContinEHCS/ContinEHCS/Regional%20Report/Dwelling%20EHCS%202004.xls" table:table-name="CI_pri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6" table:style-name="ta7">
        <table:table-source xlink:href="file:///C:/Windows%20NT%204.0%20Workstation%20Profile/ContinEHCS/ContinEHCS/Regional%20Report/Dwelling%20EHCS%202004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6" table:style-name="ta7">
        <table:table-source xlink:href="file:///C:/Windows%20NT%204.0%20Workstation%20Profile/ContinEHCS/ContinEHCS/Regional%20Report/Dwelling%20EHCS%202004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9" table:style-name="ta7">
        <table:table-source xlink:href="file:///C:/Windows%20NT%204.0%20Workstation%20Profile/ContinEHCS/ContinEHCS/Regional%20Report/Dwelling%20EHCS%202004.xls" table:table-name="Survey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9" table:style-name="ta7">
        <table:table-source xlink:href="file:///C:/Windows%20NT%204.0%20Workstation%20Profile/ContinEHCS/ContinEHCS/Regional%20Report/Dwelling%20EHCS%202004.xls" table:table-name="SE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9" table:style-name="ta7">
        <table:table-source xlink:href="file:///C:/Windows%20NT%204.0%20Workstation%20Profile/ContinEHCS/ContinEHCS/Regional%20Report/Dwelling%20EHCS%202004.xls" table:table-name="Social_Secto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9" table:style-name="ta7">
        <table:table-source xlink:href="file:///C:/Windows%20NT%204.0%20Workstation%20Profile/ContinEHCS/ContinEHCS/Regional%20Report/Dwelling%20EHCS%202004.xls" table:table-name="Modelled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9" table:style-name="ta7">
        <table:table-source xlink:href="file:///C:/Windows%20NT%204.0%20Workstation%20Profile/ContinEHCS/ContinEHCS/Regional%20Report/Dwelling%20EHCS%202004.xls" table:table-name="Mod_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9" table:style-name="ta7">
        <table:table-source xlink:href="file:///C:/Windows%20NT%204.0%20Workstation%20Profile/ContinEHCS/ContinEHCS/Regional%20Report/Dwelling%20EHCS%202004.xls" table:table-name="CI_pri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9" table:style-name="ta7">
        <table:table-source xlink:href="file:///C:/Windows%20NT%204.0%20Workstation%20Profile/ContinEHCS/ContinEHCS/Regional%20Report/Dwelling%20EHCS%202004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9" table:style-name="ta7">
        <table:table-source xlink:href="file:///C:/Windows%20NT%204.0%20Workstation%20Profile/ContinEHCS/ContinEHCS/Regional%20Report/Dwelling%20EHCS%202004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8" table:style-name="ta7">
        <table:table-source xlink:href="file:///C:/Windows%20NT%204.0%20Workstation%20Profile/ContinEHCS/ContinEHCS/Regional%20Report/Dwelling%20EHCS%202004.xls" table:table-name="Survey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8" table:style-name="ta7">
        <table:table-source xlink:href="file:///C:/Windows%20NT%204.0%20Workstation%20Profile/ContinEHCS/ContinEHCS/Regional%20Report/Dwelling%20EHCS%202004.xls" table:table-name="SE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8" table:style-name="ta7">
        <table:table-source xlink:href="file:///C:/Windows%20NT%204.0%20Workstation%20Profile/ContinEHCS/ContinEHCS/Regional%20Report/Dwelling%20EHCS%202004.xls" table:table-name="Social_Secto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8" table:style-name="ta7">
        <table:table-source xlink:href="file:///C:/Windows%20NT%204.0%20Workstation%20Profile/ContinEHCS/ContinEHCS/Regional%20Report/Dwelling%20EHCS%202004.xls" table:table-name="Modelled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8" table:style-name="ta7">
        <table:table-source xlink:href="file:///C:/Windows%20NT%204.0%20Workstation%20Profile/ContinEHCS/ContinEHCS/Regional%20Report/Dwelling%20EHCS%202004.xls" table:table-name="Mod_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8" table:style-name="ta7">
        <table:table-source xlink:href="file:///C:/Windows%20NT%204.0%20Workstation%20Profile/ContinEHCS/ContinEHCS/Regional%20Report/Dwelling%20EHCS%202004.xls" table:table-name="CI_pri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8" table:style-name="ta7">
        <table:table-source xlink:href="file:///C:/Windows%20NT%204.0%20Workstation%20Profile/ContinEHCS/ContinEHCS/Regional%20Report/Dwelling%20EHCS%202004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8" table:style-name="ta7">
        <table:table-source xlink:href="file:///C:/Windows%20NT%204.0%20Workstation%20Profile/ContinEHCS/ContinEHCS/Regional%20Report/Dwelling%20EHCS%202004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1" table:style-name="ta7">
        <table:table-source xlink:href="file:///C:/Windows%20NT%204.0%20Workstation%20Profile/ContinEHCS/ContinEHCS/Regional%20Report/Dwelling%20EHCS%202004.xls" table:table-name="Survey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1" table:style-name="ta7">
        <table:table-source xlink:href="file:///C:/Windows%20NT%204.0%20Workstation%20Profile/ContinEHCS/ContinEHCS/Regional%20Report/Dwelling%20EHCS%202004.xls" table:table-name="SE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1" table:style-name="ta7">
        <table:table-source xlink:href="file:///C:/Windows%20NT%204.0%20Workstation%20Profile/ContinEHCS/ContinEHCS/Regional%20Report/Dwelling%20EHCS%202004.xls" table:table-name="Social_Secto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1" table:style-name="ta7">
        <table:table-source xlink:href="file:///C:/Windows%20NT%204.0%20Workstation%20Profile/ContinEHCS/ContinEHCS/Regional%20Report/Dwelling%20EHCS%202004.xls" table:table-name="Modelled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1" table:style-name="ta7">
        <table:table-source xlink:href="file:///C:/Windows%20NT%204.0%20Workstation%20Profile/ContinEHCS/ContinEHCS/Regional%20Report/Dwelling%20EHCS%202004.xls" table:table-name="Mod_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1" table:style-name="ta7">
        <table:table-source xlink:href="file:///C:/Windows%20NT%204.0%20Workstation%20Profile/ContinEHCS/ContinEHCS/Regional%20Report/Dwelling%20EHCS%202004.xls" table:table-name="CI_pri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1" table:style-name="ta7">
        <table:table-source xlink:href="file:///C:/Windows%20NT%204.0%20Workstation%20Profile/ContinEHCS/ContinEHCS/Regional%20Report/Dwelling%20EHCS%202004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1" table:style-name="ta7">
        <table:table-source xlink:href="file:///C:/Windows%20NT%204.0%20Workstation%20Profile/ContinEHCS/ContinEHCS/Regional%20Report/Dwelling%20EHCS%202004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2" table:style-name="ta7">
        <table:table-source xlink:href="file:///C:/Windows%20NT%204.0%20Workstation%20Profile/ContinEHCS/ContinEHCS/Regional%20Report/Dwelling%20EHCS%202004.xls" table:table-name="Survey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2" table:style-name="ta7">
        <table:table-source xlink:href="file:///C:/Windows%20NT%204.0%20Workstation%20Profile/ContinEHCS/ContinEHCS/Regional%20Report/Dwelling%20EHCS%202004.xls" table:table-name="SE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2" table:style-name="ta7">
        <table:table-source xlink:href="file:///C:/Windows%20NT%204.0%20Workstation%20Profile/ContinEHCS/ContinEHCS/Regional%20Report/Dwelling%20EHCS%202004.xls" table:table-name="Social_Secto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2" table:style-name="ta7">
        <table:table-source xlink:href="file:///C:/Windows%20NT%204.0%20Workstation%20Profile/ContinEHCS/ContinEHCS/Regional%20Report/Dwelling%20EHCS%202004.xls" table:table-name="Modelled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2" table:style-name="ta7">
        <table:table-source xlink:href="file:///C:/Windows%20NT%204.0%20Workstation%20Profile/ContinEHCS/ContinEHCS/Regional%20Report/Dwelling%20EHCS%202004.xls" table:table-name="Mod_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2" table:style-name="ta7">
        <table:table-source xlink:href="file:///C:/Windows%20NT%204.0%20Workstation%20Profile/ContinEHCS/ContinEHCS/Regional%20Report/Dwelling%20EHCS%202004.xls" table:table-name="CI_pri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2" table:style-name="ta7">
        <table:table-source xlink:href="file:///C:/Windows%20NT%204.0%20Workstation%20Profile/ContinEHCS/ContinEHCS/Regional%20Report/Dwelling%20EHCS%202004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2" table:style-name="ta7">
        <table:table-source xlink:href="file:///C:/Windows%20NT%204.0%20Workstation%20Profile/ContinEHCS/ContinEHCS/Regional%20Report/Dwelling%20EHCS%202004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" table:style-name="ta7">
        <table:table-source xlink:href="file:///C:/Windows%20NT%204.0%20Workstation%20Profile/ContinEHCS/PSSCI%20Comparison%202005.xls" table:table-name="SE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" table:style-name="ta7">
        <table:table-source xlink:href="file:///C:/Windows%20NT%204.0%20Workstation%20Profile/ContinEHCS/PSSCI%20Comparison%202005.xls" table:table-name="SE_v_M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" table:style-name="ta7">
        <table:table-source xlink:href="file:///C:/Windows%20NT%204.0%20Workstation%20Profile/ContinEHCS/PSSCI%20Comparison%202005.xls" table:table-name="Mo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" table:style-name="ta7">
        <table:table-source xlink:href="file:///C:/Windows%20NT%204.0%20Workstation%20Profile/ContinEHCS/PSSCI%20Comparison%202005.xls" table:table-name="V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" table:style-name="ta7">
        <table:table-source xlink:href="file:///C:/Windows%20NT%204.0%20Workstation%20Profile/ContinEHCS/PSSCI%20Comparison%202005.xls" table:table-name="VN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" table:style-name="ta7">
        <table:table-source xlink:href="file:///C:/Windows%20NT%204.0%20Workstation%20Profile/ContinEHCS/PSSCI%20Comparison%202005.xls" table:table-name="Social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" table:style-name="ta7">
        <table:table-source xlink:href="file:///C:/Windows%20NT%204.0%20Workstation%20Profile/ContinEHCS/PSSCI%20Comparison%202005.xls" table:table-name="CI_around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" table:style-name="ta7">
        <table:table-source xlink:href="file:///C:/Windows%20NT%204.0%20Workstation%20Profile/ContinEHCS/PSSCI%20Comparison%202005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harts" table:style-name="ta7">
        <table:table-source xlink:href="file:///C:/Windows%20NT%204.0%20Workstation%20Profile/ContinEHCS/PSSCI%20Comparison%202005.xls" table:table-name="Cha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" table:style-name="ta7">
        <table:table-source xlink:href="file:///C:/Windows%20NT%204.0%20Workstation%20Profile/ContinEHCS/PSSCI%20Comparison%202005.xls" table:table-name="CI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" table:style-name="ta7">
        <table:table-source xlink:href="file:///C:/Windows%20NT%204.0%20Workstation%20Profile/ContinEHCS/PSSCI%20Comparison%202005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" table:style-name="ta7">
        <table:table-source xlink:href="file:///C:/Windows%20NT%204.0%20Workstation%20Profile/ContinEHCS/PSSCI%20Comparison%202005.xls" table:table-name="199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" table:style-name="ta7">
        <table:table-source xlink:href="file:///C:/Windows%20NT%204.0%20Workstation%20Profile/ContinEHCS/PSSCI%20Comparison%202005.xls" table:table-name="1996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" table:style-name="ta7">
        <table:table-source xlink:href="file:///C:/Windows%20NT%204.0%20Workstation%20Profile/ContinEHCS/PSSCI%20Comparison%202005.xls" table:table-name="200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" table:style-name="ta7">
        <table:table-source xlink:href="file:///C:/Windows%20NT%204.0%20Workstation%20Profile/ContinEHCS/PSSCI%20Comparison%202005.xls" table:table-name="Costs_Comparison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2" table:style-name="ta7">
        <table:table-source xlink:href="file:///C:/Windows%20NT%204.0%20Workstation%20Profile/ContinEHCS/PSSCI%20Comparison%202005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1" table:style-name="ta7">
        <table:table-source xlink:href="file:///C:/Windows%20NT%204.0%20Workstation%20Profile/ContinEHCS/PSSCI%20Comparison%202005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" table:style-name="ta7">
        <table:table-source xlink:href="file:///C:/Windows%20NT%204.0%20Workstation%20Profile/ContinEHCS/PSSCI%20Comparison%202005.xls" table:table-name="SE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" table:style-name="ta7">
        <table:table-source xlink:href="file:///C:/Windows%20NT%204.0%20Workstation%20Profile/ContinEHCS/PSSCI%20Comparison%202005.xls" table:table-name="SE_v_Mod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" table:style-name="ta7">
        <table:table-source xlink:href="file:///C:/Windows%20NT%204.0%20Workstation%20Profile/ContinEHCS/PSSCI%20Comparison%202005.xls" table:table-name="Mo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" table:style-name="ta7">
        <table:table-source xlink:href="file:///C:/Windows%20NT%204.0%20Workstation%20Profile/ContinEHCS/PSSCI%20Comparison%202005.xls" table:table-name="V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" table:style-name="ta7">
        <table:table-source xlink:href="file:///C:/Windows%20NT%204.0%20Workstation%20Profile/ContinEHCS/PSSCI%20Comparison%202005.xls" table:table-name="VN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" table:style-name="ta7">
        <table:table-source xlink:href="file:///C:/Windows%20NT%204.0%20Workstation%20Profile/ContinEHCS/PSSCI%20Comparison%202005.xls" table:table-name="Social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" table:style-name="ta7">
        <table:table-source xlink:href="file:///C:/Windows%20NT%204.0%20Workstation%20Profile/ContinEHCS/PSSCI%20Comparison%202005.xls" table:table-name="CI_around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" table:style-name="ta7">
        <table:table-source xlink:href="file:///C:/Windows%20NT%204.0%20Workstation%20Profile/ContinEHCS/PSSCI%20Comparison%202005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" table:style-name="ta7">
        <table:table-source xlink:href="file:///C:/Windows%20NT%204.0%20Workstation%20Profile/ContinEHCS/PSSCI%20Comparison%202005.xls" table:table-name="CI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" table:style-name="ta7">
        <table:table-source xlink:href="file:///C:/Windows%20NT%204.0%20Workstation%20Profile/ContinEHCS/PSSCI%20Comparison%202005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" table:style-name="ta7">
        <table:table-source xlink:href="file:///C:/Windows%20NT%204.0%20Workstation%20Profile/ContinEHCS/PSSCI%20Comparison%202005.xls" table:table-name="199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" table:style-name="ta7">
        <table:table-source xlink:href="file:///C:/Windows%20NT%204.0%20Workstation%20Profile/ContinEHCS/PSSCI%20Comparison%202005.xls" table:table-name="1996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" table:style-name="ta7">
        <table:table-source xlink:href="file:///C:/Windows%20NT%204.0%20Workstation%20Profile/ContinEHCS/PSSCI%20Comparison%202005.xls" table:table-name="200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" table:style-name="ta7">
        <table:table-source xlink:href="file:///C:/Windows%20NT%204.0%20Workstation%20Profile/ContinEHCS/PSSCI%20Comparison%202005.xls" table:table-name="Costs_Comparison_(2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5" table:style-name="ta7">
        <table:table-source xlink:href="file:///C:/Windows%20NT%204.0%20Workstation%20Profile/ContinEHCS/PSSCI%20Comparison%202005.xls" table:table-name="SE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5" table:style-name="ta7">
        <table:table-source xlink:href="file:///C:/Windows%20NT%204.0%20Workstation%20Profile/ContinEHCS/PSSCI%20Comparison%202005.xls" table:table-name="SE_v_Mod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5" table:style-name="ta7">
        <table:table-source xlink:href="file:///C:/Windows%20NT%204.0%20Workstation%20Profile/ContinEHCS/PSSCI%20Comparison%202005.xls" table:table-name="Mo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5" table:style-name="ta7">
        <table:table-source xlink:href="file:///C:/Windows%20NT%204.0%20Workstation%20Profile/ContinEHCS/PSSCI%20Comparison%202005.xls" table:table-name="V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5" table:style-name="ta7">
        <table:table-source xlink:href="file:///C:/Windows%20NT%204.0%20Workstation%20Profile/ContinEHCS/PSSCI%20Comparison%202005.xls" table:table-name="VN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5" table:style-name="ta7">
        <table:table-source xlink:href="file:///C:/Windows%20NT%204.0%20Workstation%20Profile/ContinEHCS/PSSCI%20Comparison%202005.xls" table:table-name="Social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5" table:style-name="ta7">
        <table:table-source xlink:href="file:///C:/Windows%20NT%204.0%20Workstation%20Profile/ContinEHCS/PSSCI%20Comparison%202005.xls" table:table-name="CI_around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5" table:style-name="ta7">
        <table:table-source xlink:href="file:///C:/Windows%20NT%204.0%20Workstation%20Profile/ContinEHCS/PSSCI%20Comparison%202005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5" table:style-name="ta7">
        <table:table-source xlink:href="file:///C:/Windows%20NT%204.0%20Workstation%20Profile/ContinEHCS/PSSCI%20Comparison%202005.xls" table:table-name="CI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5" table:style-name="ta7">
        <table:table-source xlink:href="file:///C:/Windows%20NT%204.0%20Workstation%20Profile/ContinEHCS/PSSCI%20Comparison%202005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5" table:style-name="ta7">
        <table:table-source xlink:href="file:///C:/Windows%20NT%204.0%20Workstation%20Profile/ContinEHCS/PSSCI%20Comparison%202005.xls" table:table-name="199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5" table:style-name="ta7">
        <table:table-source xlink:href="file:///C:/Windows%20NT%204.0%20Workstation%20Profile/ContinEHCS/PSSCI%20Comparison%202005.xls" table:table-name="1996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5" table:style-name="ta7">
        <table:table-source xlink:href="file:///C:/Windows%20NT%204.0%20Workstation%20Profile/ContinEHCS/PSSCI%20Comparison%202005.xls" table:table-name="200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5" table:style-name="ta7">
        <table:table-source xlink:href="file:///C:/Windows%20NT%204.0%20Workstation%20Profile/ContinEHCS/PSSCI%20Comparison%202005.xls" table:table-name="Costs_Comparison_(2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" table:style-name="ta7">
        <table:table-source xlink:href="file:///C:/Windows%20NT%204.0%20Workstation%20Profile/ContinEHCS/PSSCI%20Comparison%202005.xls" table:table-name="SE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" table:style-name="ta7">
        <table:table-source xlink:href="file:///C:/Windows%20NT%204.0%20Workstation%20Profile/ContinEHCS/PSSCI%20Comparison%202005.xls" table:table-name="SE_v_Mod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" table:style-name="ta7">
        <table:table-source xlink:href="file:///C:/Windows%20NT%204.0%20Workstation%20Profile/ContinEHCS/PSSCI%20Comparison%202005.xls" table:table-name="Mo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" table:style-name="ta7">
        <table:table-source xlink:href="file:///C:/Windows%20NT%204.0%20Workstation%20Profile/ContinEHCS/PSSCI%20Comparison%202005.xls" table:table-name="V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" table:style-name="ta7">
        <table:table-source xlink:href="file:///C:/Windows%20NT%204.0%20Workstation%20Profile/ContinEHCS/PSSCI%20Comparison%202005.xls" table:table-name="VN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" table:style-name="ta7">
        <table:table-source xlink:href="file:///C:/Windows%20NT%204.0%20Workstation%20Profile/ContinEHCS/PSSCI%20Comparison%202005.xls" table:table-name="Social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" table:style-name="ta7">
        <table:table-source xlink:href="file:///C:/Windows%20NT%204.0%20Workstation%20Profile/ContinEHCS/PSSCI%20Comparison%202005.xls" table:table-name="CI_around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" table:style-name="ta7">
        <table:table-source xlink:href="file:///C:/Windows%20NT%204.0%20Workstation%20Profile/ContinEHCS/PSSCI%20Comparison%202005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" table:style-name="ta7">
        <table:table-source xlink:href="file:///C:/Windows%20NT%204.0%20Workstation%20Profile/ContinEHCS/PSSCI%20Comparison%202005.xls" table:table-name="CI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" table:style-name="ta7">
        <table:table-source xlink:href="file:///C:/Windows%20NT%204.0%20Workstation%20Profile/ContinEHCS/PSSCI%20Comparison%202005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" table:style-name="ta7">
        <table:table-source xlink:href="file:///C:/Windows%20NT%204.0%20Workstation%20Profile/ContinEHCS/PSSCI%20Comparison%202005.xls" table:table-name="199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" table:style-name="ta7">
        <table:table-source xlink:href="file:///C:/Windows%20NT%204.0%20Workstation%20Profile/ContinEHCS/PSSCI%20Comparison%202005.xls" table:table-name="1996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" table:style-name="ta7">
        <table:table-source xlink:href="file:///C:/Windows%20NT%204.0%20Workstation%20Profile/ContinEHCS/PSSCI%20Comparison%202005.xls" table:table-name="200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" table:style-name="ta7">
        <table:table-source xlink:href="file:///C:/Windows%20NT%204.0%20Workstation%20Profile/ContinEHCS/PSSCI%20Comparison%202005.xls" table:table-name="Costs_Comparison_(2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3" table:style-name="ta7">
        <table:table-source xlink:href="file:///C:/Windows%20NT%204.0%20Workstation%20Profile/ContinEHCS/PSSCI%20Comparison%202005.xls" table:table-name="SE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3" table:style-name="ta7">
        <table:table-source xlink:href="file:///C:/Windows%20NT%204.0%20Workstation%20Profile/ContinEHCS/PSSCI%20Comparison%202005.xls" table:table-name="SE_v_Mod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3" table:style-name="ta7">
        <table:table-source xlink:href="file:///C:/Windows%20NT%204.0%20Workstation%20Profile/ContinEHCS/PSSCI%20Comparison%202005.xls" table:table-name="Mo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3" table:style-name="ta7">
        <table:table-source xlink:href="file:///C:/Windows%20NT%204.0%20Workstation%20Profile/ContinEHCS/PSSCI%20Comparison%202005.xls" table:table-name="V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3" table:style-name="ta7">
        <table:table-source xlink:href="file:///C:/Windows%20NT%204.0%20Workstation%20Profile/ContinEHCS/PSSCI%20Comparison%202005.xls" table:table-name="VN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3" table:style-name="ta7">
        <table:table-source xlink:href="file:///C:/Windows%20NT%204.0%20Workstation%20Profile/ContinEHCS/PSSCI%20Comparison%202005.xls" table:table-name="Social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3" table:style-name="ta7">
        <table:table-source xlink:href="file:///C:/Windows%20NT%204.0%20Workstation%20Profile/ContinEHCS/PSSCI%20Comparison%202005.xls" table:table-name="CI_around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3" table:style-name="ta7">
        <table:table-source xlink:href="file:///C:/Windows%20NT%204.0%20Workstation%20Profile/ContinEHCS/PSSCI%20Comparison%202005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3" table:style-name="ta7">
        <table:table-source xlink:href="file:///C:/Windows%20NT%204.0%20Workstation%20Profile/ContinEHCS/PSSCI%20Comparison%202005.xls" table:table-name="CI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3" table:style-name="ta7">
        <table:table-source xlink:href="file:///C:/Windows%20NT%204.0%20Workstation%20Profile/ContinEHCS/PSSCI%20Comparison%202005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3" table:style-name="ta7">
        <table:table-source xlink:href="file:///C:/Windows%20NT%204.0%20Workstation%20Profile/ContinEHCS/PSSCI%20Comparison%202005.xls" table:table-name="199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3" table:style-name="ta7">
        <table:table-source xlink:href="file:///C:/Windows%20NT%204.0%20Workstation%20Profile/ContinEHCS/PSSCI%20Comparison%202005.xls" table:table-name="1996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3" table:style-name="ta7">
        <table:table-source xlink:href="file:///C:/Windows%20NT%204.0%20Workstation%20Profile/ContinEHCS/PSSCI%20Comparison%202005.xls" table:table-name="200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3" table:style-name="ta7">
        <table:table-source xlink:href="file:///C:/Windows%20NT%204.0%20Workstation%20Profile/ContinEHCS/PSSCI%20Comparison%202005.xls" table:table-name="Costs_Comparison_(2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4" table:style-name="ta7">
        <table:table-source xlink:href="file:///C:/Windows%20NT%204.0%20Workstation%20Profile/ContinEHCS/PSSCI%20Comparison%202005.xls" table:table-name="SE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4" table:style-name="ta7">
        <table:table-source xlink:href="file:///C:/Windows%20NT%204.0%20Workstation%20Profile/ContinEHCS/PSSCI%20Comparison%202005.xls" table:table-name="SE_v_Mod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4" table:style-name="ta7">
        <table:table-source xlink:href="file:///C:/Windows%20NT%204.0%20Workstation%20Profile/ContinEHCS/PSSCI%20Comparison%202005.xls" table:table-name="Mo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4" table:style-name="ta7">
        <table:table-source xlink:href="file:///C:/Windows%20NT%204.0%20Workstation%20Profile/ContinEHCS/PSSCI%20Comparison%202005.xls" table:table-name="V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4" table:style-name="ta7">
        <table:table-source xlink:href="file:///C:/Windows%20NT%204.0%20Workstation%20Profile/ContinEHCS/PSSCI%20Comparison%202005.xls" table:table-name="VN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4" table:style-name="ta7">
        <table:table-source xlink:href="file:///C:/Windows%20NT%204.0%20Workstation%20Profile/ContinEHCS/PSSCI%20Comparison%202005.xls" table:table-name="Social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4" table:style-name="ta7">
        <table:table-source xlink:href="file:///C:/Windows%20NT%204.0%20Workstation%20Profile/ContinEHCS/PSSCI%20Comparison%202005.xls" table:table-name="CI_around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4" table:style-name="ta7">
        <table:table-source xlink:href="file:///C:/Windows%20NT%204.0%20Workstation%20Profile/ContinEHCS/PSSCI%20Comparison%202005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4" table:style-name="ta7">
        <table:table-source xlink:href="file:///C:/Windows%20NT%204.0%20Workstation%20Profile/ContinEHCS/PSSCI%20Comparison%202005.xls" table:table-name="CI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4" table:style-name="ta7">
        <table:table-source xlink:href="file:///C:/Windows%20NT%204.0%20Workstation%20Profile/ContinEHCS/PSSCI%20Comparison%202005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4" table:style-name="ta7">
        <table:table-source xlink:href="file:///C:/Windows%20NT%204.0%20Workstation%20Profile/ContinEHCS/PSSCI%20Comparison%202005.xls" table:table-name="199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4" table:style-name="ta7">
        <table:table-source xlink:href="file:///C:/Windows%20NT%204.0%20Workstation%20Profile/ContinEHCS/PSSCI%20Comparison%202005.xls" table:table-name="1996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4" table:style-name="ta7">
        <table:table-source xlink:href="file:///C:/Windows%20NT%204.0%20Workstation%20Profile/ContinEHCS/PSSCI%20Comparison%202005.xls" table:table-name="200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4" table:style-name="ta7">
        <table:table-source xlink:href="file:///C:/Windows%20NT%204.0%20Workstation%20Profile/ContinEHCS/PSSCI%20Comparison%202005.xls" table:table-name="Costs_Comparison_(2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0" table:style-name="ta7">
        <table:table-source xlink:href="file:///C:/Windows%20NT%204.0%20Workstation%20Profile/ContinEHCS/PSSCI%20Comparison%202005.xls" table:table-name="SE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0" table:style-name="ta7">
        <table:table-source xlink:href="file:///C:/Windows%20NT%204.0%20Workstation%20Profile/ContinEHCS/PSSCI%20Comparison%202005.xls" table:table-name="SE_v_Mod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0" table:style-name="ta7">
        <table:table-source xlink:href="file:///C:/Windows%20NT%204.0%20Workstation%20Profile/ContinEHCS/PSSCI%20Comparison%202005.xls" table:table-name="Mo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0" table:style-name="ta7">
        <table:table-source xlink:href="file:///C:/Windows%20NT%204.0%20Workstation%20Profile/ContinEHCS/PSSCI%20Comparison%202005.xls" table:table-name="V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0" table:style-name="ta7">
        <table:table-source xlink:href="file:///C:/Windows%20NT%204.0%20Workstation%20Profile/ContinEHCS/PSSCI%20Comparison%202005.xls" table:table-name="VN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0" table:style-name="ta7">
        <table:table-source xlink:href="file:///C:/Windows%20NT%204.0%20Workstation%20Profile/ContinEHCS/PSSCI%20Comparison%202005.xls" table:table-name="Social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0" table:style-name="ta7">
        <table:table-source xlink:href="file:///C:/Windows%20NT%204.0%20Workstation%20Profile/ContinEHCS/PSSCI%20Comparison%202005.xls" table:table-name="CI_around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0" table:style-name="ta7">
        <table:table-source xlink:href="file:///C:/Windows%20NT%204.0%20Workstation%20Profile/ContinEHCS/PSSCI%20Comparison%202005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0" table:style-name="ta7">
        <table:table-source xlink:href="file:///C:/Windows%20NT%204.0%20Workstation%20Profile/ContinEHCS/PSSCI%20Comparison%202005.xls" table:table-name="CI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0" table:style-name="ta7">
        <table:table-source xlink:href="file:///C:/Windows%20NT%204.0%20Workstation%20Profile/ContinEHCS/PSSCI%20Comparison%202005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0" table:style-name="ta7">
        <table:table-source xlink:href="file:///C:/Windows%20NT%204.0%20Workstation%20Profile/ContinEHCS/PSSCI%20Comparison%202005.xls" table:table-name="199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0" table:style-name="ta7">
        <table:table-source xlink:href="file:///C:/Windows%20NT%204.0%20Workstation%20Profile/ContinEHCS/PSSCI%20Comparison%202005.xls" table:table-name="1996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0" table:style-name="ta7">
        <table:table-source xlink:href="file:///C:/Windows%20NT%204.0%20Workstation%20Profile/ContinEHCS/PSSCI%20Comparison%202005.xls" table:table-name="200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0" table:style-name="ta7">
        <table:table-source xlink:href="file:///C:/Windows%20NT%204.0%20Workstation%20Profile/ContinEHCS/PSSCI%20Comparison%202005.xls" table:table-name="Costs_Comparison_(2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7" table:style-name="ta7">
        <table:table-source xlink:href="file:///C:/Windows%20NT%204.0%20Workstation%20Profile/ContinEHCS/PSSCI%20Comparison%202005.xls" table:table-name="SE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7" table:style-name="ta7">
        <table:table-source xlink:href="file:///C:/Windows%20NT%204.0%20Workstation%20Profile/ContinEHCS/PSSCI%20Comparison%202005.xls" table:table-name="SE_v_Mod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7" table:style-name="ta7">
        <table:table-source xlink:href="file:///C:/Windows%20NT%204.0%20Workstation%20Profile/ContinEHCS/PSSCI%20Comparison%202005.xls" table:table-name="Mo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7" table:style-name="ta7">
        <table:table-source xlink:href="file:///C:/Windows%20NT%204.0%20Workstation%20Profile/ContinEHCS/PSSCI%20Comparison%202005.xls" table:table-name="V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7" table:style-name="ta7">
        <table:table-source xlink:href="file:///C:/Windows%20NT%204.0%20Workstation%20Profile/ContinEHCS/PSSCI%20Comparison%202005.xls" table:table-name="VN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7" table:style-name="ta7">
        <table:table-source xlink:href="file:///C:/Windows%20NT%204.0%20Workstation%20Profile/ContinEHCS/PSSCI%20Comparison%202005.xls" table:table-name="Social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7" table:style-name="ta7">
        <table:table-source xlink:href="file:///C:/Windows%20NT%204.0%20Workstation%20Profile/ContinEHCS/PSSCI%20Comparison%202005.xls" table:table-name="CI_around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7" table:style-name="ta7">
        <table:table-source xlink:href="file:///C:/Windows%20NT%204.0%20Workstation%20Profile/ContinEHCS/PSSCI%20Comparison%202005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7" table:style-name="ta7">
        <table:table-source xlink:href="file:///C:/Windows%20NT%204.0%20Workstation%20Profile/ContinEHCS/PSSCI%20Comparison%202005.xls" table:table-name="CI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7" table:style-name="ta7">
        <table:table-source xlink:href="file:///C:/Windows%20NT%204.0%20Workstation%20Profile/ContinEHCS/PSSCI%20Comparison%202005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7" table:style-name="ta7">
        <table:table-source xlink:href="file:///C:/Windows%20NT%204.0%20Workstation%20Profile/ContinEHCS/PSSCI%20Comparison%202005.xls" table:table-name="199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7" table:style-name="ta7">
        <table:table-source xlink:href="file:///C:/Windows%20NT%204.0%20Workstation%20Profile/ContinEHCS/PSSCI%20Comparison%202005.xls" table:table-name="1996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7" table:style-name="ta7">
        <table:table-source xlink:href="file:///C:/Windows%20NT%204.0%20Workstation%20Profile/ContinEHCS/PSSCI%20Comparison%202005.xls" table:table-name="200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7" table:style-name="ta7">
        <table:table-source xlink:href="file:///C:/Windows%20NT%204.0%20Workstation%20Profile/ContinEHCS/PSSCI%20Comparison%202005.xls" table:table-name="Costs_Comparison_(2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6" table:style-name="ta7">
        <table:table-source xlink:href="file:///C:/Windows%20NT%204.0%20Workstation%20Profile/ContinEHCS/PSSCI%20Comparison%202005.xls" table:table-name="SE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6" table:style-name="ta7">
        <table:table-source xlink:href="file:///C:/Windows%20NT%204.0%20Workstation%20Profile/ContinEHCS/PSSCI%20Comparison%202005.xls" table:table-name="SE_v_Mod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6" table:style-name="ta7">
        <table:table-source xlink:href="file:///C:/Windows%20NT%204.0%20Workstation%20Profile/ContinEHCS/PSSCI%20Comparison%202005.xls" table:table-name="Mo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6" table:style-name="ta7">
        <table:table-source xlink:href="file:///C:/Windows%20NT%204.0%20Workstation%20Profile/ContinEHCS/PSSCI%20Comparison%202005.xls" table:table-name="V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6" table:style-name="ta7">
        <table:table-source xlink:href="file:///C:/Windows%20NT%204.0%20Workstation%20Profile/ContinEHCS/PSSCI%20Comparison%202005.xls" table:table-name="VN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6" table:style-name="ta7">
        <table:table-source xlink:href="file:///C:/Windows%20NT%204.0%20Workstation%20Profile/ContinEHCS/PSSCI%20Comparison%202005.xls" table:table-name="Social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6" table:style-name="ta7">
        <table:table-source xlink:href="file:///C:/Windows%20NT%204.0%20Workstation%20Profile/ContinEHCS/PSSCI%20Comparison%202005.xls" table:table-name="CI_around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6" table:style-name="ta7">
        <table:table-source xlink:href="file:///C:/Windows%20NT%204.0%20Workstation%20Profile/ContinEHCS/PSSCI%20Comparison%202005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6" table:style-name="ta7">
        <table:table-source xlink:href="file:///C:/Windows%20NT%204.0%20Workstation%20Profile/ContinEHCS/PSSCI%20Comparison%202005.xls" table:table-name="CI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6" table:style-name="ta7">
        <table:table-source xlink:href="file:///C:/Windows%20NT%204.0%20Workstation%20Profile/ContinEHCS/PSSCI%20Comparison%202005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6" table:style-name="ta7">
        <table:table-source xlink:href="file:///C:/Windows%20NT%204.0%20Workstation%20Profile/ContinEHCS/PSSCI%20Comparison%202005.xls" table:table-name="199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6" table:style-name="ta7">
        <table:table-source xlink:href="file:///C:/Windows%20NT%204.0%20Workstation%20Profile/ContinEHCS/PSSCI%20Comparison%202005.xls" table:table-name="1996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6" table:style-name="ta7">
        <table:table-source xlink:href="file:///C:/Windows%20NT%204.0%20Workstation%20Profile/ContinEHCS/PSSCI%20Comparison%202005.xls" table:table-name="200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6" table:style-name="ta7">
        <table:table-source xlink:href="file:///C:/Windows%20NT%204.0%20Workstation%20Profile/ContinEHCS/PSSCI%20Comparison%202005.xls" table:table-name="Costs_Comparison_(2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9" table:style-name="ta7">
        <table:table-source xlink:href="file:///C:/Windows%20NT%204.0%20Workstation%20Profile/ContinEHCS/PSSCI%20Comparison%202005.xls" table:table-name="SE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9" table:style-name="ta7">
        <table:table-source xlink:href="file:///C:/Windows%20NT%204.0%20Workstation%20Profile/ContinEHCS/PSSCI%20Comparison%202005.xls" table:table-name="SE_v_Mod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9" table:style-name="ta7">
        <table:table-source xlink:href="file:///C:/Windows%20NT%204.0%20Workstation%20Profile/ContinEHCS/PSSCI%20Comparison%202005.xls" table:table-name="Mo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9" table:style-name="ta7">
        <table:table-source xlink:href="file:///C:/Windows%20NT%204.0%20Workstation%20Profile/ContinEHCS/PSSCI%20Comparison%202005.xls" table:table-name="V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9" table:style-name="ta7">
        <table:table-source xlink:href="file:///C:/Windows%20NT%204.0%20Workstation%20Profile/ContinEHCS/PSSCI%20Comparison%202005.xls" table:table-name="VN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9" table:style-name="ta7">
        <table:table-source xlink:href="file:///C:/Windows%20NT%204.0%20Workstation%20Profile/ContinEHCS/PSSCI%20Comparison%202005.xls" table:table-name="Social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9" table:style-name="ta7">
        <table:table-source xlink:href="file:///C:/Windows%20NT%204.0%20Workstation%20Profile/ContinEHCS/PSSCI%20Comparison%202005.xls" table:table-name="CI_around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9" table:style-name="ta7">
        <table:table-source xlink:href="file:///C:/Windows%20NT%204.0%20Workstation%20Profile/ContinEHCS/PSSCI%20Comparison%202005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9" table:style-name="ta7">
        <table:table-source xlink:href="file:///C:/Windows%20NT%204.0%20Workstation%20Profile/ContinEHCS/PSSCI%20Comparison%202005.xls" table:table-name="CI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9" table:style-name="ta7">
        <table:table-source xlink:href="file:///C:/Windows%20NT%204.0%20Workstation%20Profile/ContinEHCS/PSSCI%20Comparison%202005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9" table:style-name="ta7">
        <table:table-source xlink:href="file:///C:/Windows%20NT%204.0%20Workstation%20Profile/ContinEHCS/PSSCI%20Comparison%202005.xls" table:table-name="199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9" table:style-name="ta7">
        <table:table-source xlink:href="file:///C:/Windows%20NT%204.0%20Workstation%20Profile/ContinEHCS/PSSCI%20Comparison%202005.xls" table:table-name="1996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9" table:style-name="ta7">
        <table:table-source xlink:href="file:///C:/Windows%20NT%204.0%20Workstation%20Profile/ContinEHCS/PSSCI%20Comparison%202005.xls" table:table-name="200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9" table:style-name="ta7">
        <table:table-source xlink:href="file:///C:/Windows%20NT%204.0%20Workstation%20Profile/ContinEHCS/PSSCI%20Comparison%202005.xls" table:table-name="Costs_Comparison_(2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8" table:style-name="ta7">
        <table:table-source xlink:href="file:///C:/Windows%20NT%204.0%20Workstation%20Profile/ContinEHCS/PSSCI%20Comparison%202005.xls" table:table-name="SE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8" table:style-name="ta7">
        <table:table-source xlink:href="file:///C:/Windows%20NT%204.0%20Workstation%20Profile/ContinEHCS/PSSCI%20Comparison%202005.xls" table:table-name="SE_v_Mod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8" table:style-name="ta7">
        <table:table-source xlink:href="file:///C:/Windows%20NT%204.0%20Workstation%20Profile/ContinEHCS/PSSCI%20Comparison%202005.xls" table:table-name="Mo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8" table:style-name="ta7">
        <table:table-source xlink:href="file:///C:/Windows%20NT%204.0%20Workstation%20Profile/ContinEHCS/PSSCI%20Comparison%202005.xls" table:table-name="V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8" table:style-name="ta7">
        <table:table-source xlink:href="file:///C:/Windows%20NT%204.0%20Workstation%20Profile/ContinEHCS/PSSCI%20Comparison%202005.xls" table:table-name="VN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8" table:style-name="ta7">
        <table:table-source xlink:href="file:///C:/Windows%20NT%204.0%20Workstation%20Profile/ContinEHCS/PSSCI%20Comparison%202005.xls" table:table-name="Social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8" table:style-name="ta7">
        <table:table-source xlink:href="file:///C:/Windows%20NT%204.0%20Workstation%20Profile/ContinEHCS/PSSCI%20Comparison%202005.xls" table:table-name="CI_around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8" table:style-name="ta7">
        <table:table-source xlink:href="file:///C:/Windows%20NT%204.0%20Workstation%20Profile/ContinEHCS/PSSCI%20Comparison%202005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8" table:style-name="ta7">
        <table:table-source xlink:href="file:///C:/Windows%20NT%204.0%20Workstation%20Profile/ContinEHCS/PSSCI%20Comparison%202005.xls" table:table-name="CI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8" table:style-name="ta7">
        <table:table-source xlink:href="file:///C:/Windows%20NT%204.0%20Workstation%20Profile/ContinEHCS/PSSCI%20Comparison%202005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8" table:style-name="ta7">
        <table:table-source xlink:href="file:///C:/Windows%20NT%204.0%20Workstation%20Profile/ContinEHCS/PSSCI%20Comparison%202005.xls" table:table-name="199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8" table:style-name="ta7">
        <table:table-source xlink:href="file:///C:/Windows%20NT%204.0%20Workstation%20Profile/ContinEHCS/PSSCI%20Comparison%202005.xls" table:table-name="1996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8" table:style-name="ta7">
        <table:table-source xlink:href="file:///C:/Windows%20NT%204.0%20Workstation%20Profile/ContinEHCS/PSSCI%20Comparison%202005.xls" table:table-name="200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8" table:style-name="ta7">
        <table:table-source xlink:href="file:///C:/Windows%20NT%204.0%20Workstation%20Profile/ContinEHCS/PSSCI%20Comparison%202005.xls" table:table-name="Costs_Comparison_(2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1" table:style-name="ta7">
        <table:table-source xlink:href="file:///C:/Windows%20NT%204.0%20Workstation%20Profile/ContinEHCS/PSSCI%20Comparison%202005.xls" table:table-name="SE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1" table:style-name="ta7">
        <table:table-source xlink:href="file:///C:/Windows%20NT%204.0%20Workstation%20Profile/ContinEHCS/PSSCI%20Comparison%202005.xls" table:table-name="SE_v_Mod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1" table:style-name="ta7">
        <table:table-source xlink:href="file:///C:/Windows%20NT%204.0%20Workstation%20Profile/ContinEHCS/PSSCI%20Comparison%202005.xls" table:table-name="Mo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1" table:style-name="ta7">
        <table:table-source xlink:href="file:///C:/Windows%20NT%204.0%20Workstation%20Profile/ContinEHCS/PSSCI%20Comparison%202005.xls" table:table-name="V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1" table:style-name="ta7">
        <table:table-source xlink:href="file:///C:/Windows%20NT%204.0%20Workstation%20Profile/ContinEHCS/PSSCI%20Comparison%202005.xls" table:table-name="VN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1" table:style-name="ta7">
        <table:table-source xlink:href="file:///C:/Windows%20NT%204.0%20Workstation%20Profile/ContinEHCS/PSSCI%20Comparison%202005.xls" table:table-name="Social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1" table:style-name="ta7">
        <table:table-source xlink:href="file:///C:/Windows%20NT%204.0%20Workstation%20Profile/ContinEHCS/PSSCI%20Comparison%202005.xls" table:table-name="CI_around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1" table:style-name="ta7">
        <table:table-source xlink:href="file:///C:/Windows%20NT%204.0%20Workstation%20Profile/ContinEHCS/PSSCI%20Comparison%202005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1" table:style-name="ta7">
        <table:table-source xlink:href="file:///C:/Windows%20NT%204.0%20Workstation%20Profile/ContinEHCS/PSSCI%20Comparison%202005.xls" table:table-name="CI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1" table:style-name="ta7">
        <table:table-source xlink:href="file:///C:/Windows%20NT%204.0%20Workstation%20Profile/ContinEHCS/PSSCI%20Comparison%202005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1" table:style-name="ta7">
        <table:table-source xlink:href="file:///C:/Windows%20NT%204.0%20Workstation%20Profile/ContinEHCS/PSSCI%20Comparison%202005.xls" table:table-name="199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1" table:style-name="ta7">
        <table:table-source xlink:href="file:///C:/Windows%20NT%204.0%20Workstation%20Profile/ContinEHCS/PSSCI%20Comparison%202005.xls" table:table-name="1996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1" table:style-name="ta7">
        <table:table-source xlink:href="file:///C:/Windows%20NT%204.0%20Workstation%20Profile/ContinEHCS/PSSCI%20Comparison%202005.xls" table:table-name="200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1" table:style-name="ta7">
        <table:table-source xlink:href="file:///C:/Windows%20NT%204.0%20Workstation%20Profile/ContinEHCS/PSSCI%20Comparison%202005.xls" table:table-name="Costs_Comparison_(2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2" table:style-name="ta7">
        <table:table-source xlink:href="file:///C:/Windows%20NT%204.0%20Workstation%20Profile/ContinEHCS/PSSCI%20Comparison%202005.xls" table:table-name="SE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2" table:style-name="ta7">
        <table:table-source xlink:href="file:///C:/Windows%20NT%204.0%20Workstation%20Profile/ContinEHCS/PSSCI%20Comparison%202005.xls" table:table-name="SE_v_Mod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2" table:style-name="ta7">
        <table:table-source xlink:href="file:///C:/Windows%20NT%204.0%20Workstation%20Profile/ContinEHCS/PSSCI%20Comparison%202005.xls" table:table-name="Mo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2" table:style-name="ta7">
        <table:table-source xlink:href="file:///C:/Windows%20NT%204.0%20Workstation%20Profile/ContinEHCS/PSSCI%20Comparison%202005.xls" table:table-name="V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2" table:style-name="ta7">
        <table:table-source xlink:href="file:///C:/Windows%20NT%204.0%20Workstation%20Profile/ContinEHCS/PSSCI%20Comparison%202005.xls" table:table-name="VN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2" table:style-name="ta7">
        <table:table-source xlink:href="file:///C:/Windows%20NT%204.0%20Workstation%20Profile/ContinEHCS/PSSCI%20Comparison%202005.xls" table:table-name="Social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2" table:style-name="ta7">
        <table:table-source xlink:href="file:///C:/Windows%20NT%204.0%20Workstation%20Profile/ContinEHCS/PSSCI%20Comparison%202005.xls" table:table-name="CI_around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2" table:style-name="ta7">
        <table:table-source xlink:href="file:///C:/Windows%20NT%204.0%20Workstation%20Profile/ContinEHCS/PSSCI%20Comparison%202005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2" table:style-name="ta7">
        <table:table-source xlink:href="file:///C:/Windows%20NT%204.0%20Workstation%20Profile/ContinEHCS/PSSCI%20Comparison%202005.xls" table:table-name="CI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2" table:style-name="ta7">
        <table:table-source xlink:href="file:///C:/Windows%20NT%204.0%20Workstation%20Profile/ContinEHCS/PSSCI%20Comparison%202005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2" table:style-name="ta7">
        <table:table-source xlink:href="file:///C:/Windows%20NT%204.0%20Workstation%20Profile/ContinEHCS/PSSCI%20Comparison%202005.xls" table:table-name="199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2" table:style-name="ta7">
        <table:table-source xlink:href="file:///C:/Windows%20NT%204.0%20Workstation%20Profile/ContinEHCS/PSSCI%20Comparison%202005.xls" table:table-name="1996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2" table:style-name="ta7">
        <table:table-source xlink:href="file:///C:/Windows%20NT%204.0%20Workstation%20Profile/ContinEHCS/PSSCI%20Comparison%202005.xls" table:table-name="200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2" table:style-name="ta7">
        <table:table-source xlink:href="file:///C:/Windows%20NT%204.0%20Workstation%20Profile/ContinEHCS/PSSCI%20Comparison%202005.xls" table:table-name="Costs_Comparison_(2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Table" table:style-name="ta7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Tab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0-11" table:style-name="ta7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0-11" table:mode="copy-results-only"/>
        <table:table-column/>
        <table:table-row table:number-rows-repeated="13">
          <table:table-cell table:number-columns-repeated="16384"/>
        </table:table-row>
        <table:table-row>
          <table:table-cell table:number-columns-repeated="2"/>
          <table:table-cell office:value-type="float" office:value="17556"/>
          <table:table-cell table:number-columns-repeated="16381"/>
        </table:table-row>
        <table:table-row table:number-rows-repeated="1048562">
          <table:table-cell table:number-columns-repeated="16381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1-12" table:style-name="ta7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1-1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829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2-13" table:style-name="ta7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2-13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652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3-14" table:style-name="ta7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3-14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276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4-15" table:style-name="ta7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4-15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174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5-16" table:style-name="ta7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5-16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468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named-expressions>
        <table:named-expression table:name="aq" table:expression="of:=[.#REF!]" table:base-cell-address="List_of_contents.$A$1"/>
        <table:named-range table:name="b" table:cell-range-address="'file:///C:/Windows%20NT%204.0%20Workstation%20Profile/ContinEHCS/ContinEHCS/Regional%20Report/Dwelling%20EHCS%202004.xls'#CI_pri_WLS_line.$G$3" table:base-cell-address="List_of_contents.$A$1"/>
        <table:named-range table:name="d" table:cell-range-address="'file:///C:/Windows%20NT%204.0%20Workstation%20Profile/ContinEHCS/PSSCI%20Comparison%202005.xls'#CI_around_WLS_line.$G$3" table:base-cell-address="List_of_contents.$A$1"/>
        <table:named-expression table:name="e" table:expression="of:=[.#REF!]" table:base-cell-address="List_of_contents.$A$1"/>
        <table:named-expression table:name="lab" table:expression="of:=[.#REF!]" table:base-cell-address="List_of_contents.$A$1"/>
        <table:named-expression table:name="LABELS" table:expression="of:=[.#REF!]" table:base-cell-address="List_of_contents.$A$1"/>
        <table:named-range table:name="m" table:cell-range-address="'file:///C:/Windows%20NT%204.0%20Workstation%20Profile/ContinEHCS/ContinEHCS/Regional%20Report/Dwelling%20EHCS%202004.xls'#CI_pri_WLS_line.$G$2" table:base-cell-address="List_of_contents.$A$1"/>
        <table:named-range table:name="y" table:cell-range-address="'file:///C:/Windows%20NT%204.0%20Workstation%20Profile/ContinEHCS/PSSCI%20Comparison%202005.xls'#CI_around_WLS_line.$G$2" table:base-cell-address="List_of_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Book Antiqua" svg:font-family="&quot;Book Antiqua&quot;"/>
    <style:font-face style:name="Cambria" svg:font-family="Cambria"/>
    <style:font-face style:name="Times New Roman" svg:font-family="&quot;Times New Roman&quot;"/>
    <style:font-face style:name="Arial Bold" svg:font-family="&quot;Arial Bold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21">
      <number:day number:style="long"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3" number:min-integer-digits="1" number:grouping="true"/>
      <number:text> </number:text>
    </number:number-style>
    <number:number-style style:name="N39P1">
      <number:text>-</number:text>
      <number:number number:decimal-places="3" number:min-integer-digits="1" number:grouping="true"/>
      <number:text> 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1" number:min-integer-digits="1"/>
      <number:text>%</number:text>
    </number:percentage-style>
    <number:number-style style:name="N42">
      <number:number number:decimal-places="0" number:min-integer-digits="1">
        <number:embedded-text number:position="3"> </number:embedded-text>
      </number:number>
    </number:number-style>
    <number:number-style style:name="N43">
      <number:number number:decimal-places="3" number:min-integer-digits="1"/>
    </number:number-style>
    <number:number-style style:name="N44P0">
      <number:text> </number:text>
      <number:number number:decimal-places="1" number:min-integer-digits="1" number:grouping="true"/>
      <number:text> </number:text>
    </number:number-style>
    <number:number-style style:name="N44P1">
      <number:text> (</number:text>
      <number:number number:decimal-places="1" number:min-integer-digits="1" number:grouping="true"/>
      <number:text>)</number:text>
    </number:number-style>
    <number:number-style style:name="N44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-</number:text>
      <number:number number:decimal-places="2" number:min-integer-digits="1" number:grouping="true"/>
      <number:text> </number:text>
    </number:number-style>
    <number:number-style style:name="N45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text> </number:text>
      <number:number number:decimal-places="1" number:min-integer-digits="1" number:grouping="true"/>
      <number:text> </number:text>
    </number:number-style>
    <number:number-style style:name="N46P1">
      <number:text>-</number:text>
      <number:number number:decimal-places="1" number:min-integer-digits="1" number:grouping="true"/>
      <number:text> </number:text>
    </number:number-style>
    <number:number-style style:name="N46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currency-style style:name="N47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number-style style:name="N48P0">
      <number:text> </number:text>
      <number:number number:decimal-places="4" number:min-integer-digits="1" number:grouping="true"/>
      <number:text> </number:text>
    </number:number-style>
    <number:number-style style:name="N48P1">
      <number:text>-</number:text>
      <number:number number:decimal-places="4" number:min-integer-digits="1" number:grouping="true"/>
      <number:text> </number:text>
    </number:number-style>
    <number:number-style style:name="N48P2">
      <number:text> -</number:text>
      <number:number number:decimal-places="4" number:min-integer-digits="0"/>
      <number:text> </number:text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number number:decimal-places="4" number:min-integer-digits="0"/>
    </number:number-style>
    <number:number-style style:name="N50">
      <number:number number:decimal-places="5" number:min-integer-digits="0"/>
    </number:number-style>
    <number:number-style style:name="N51">
      <number:number number:decimal-places="1" number:min-integer-digits="0"/>
    </number:number-style>
    <number:number-style style:name="N52">
      <number:number number:decimal-places="2" number:min-integer-digits="0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number-style style:name="N53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3" number:min-integer-digits="0"/>
    </number:number-style>
    <number:number-style style:name="N55">
      <number:number number:decimal-places="7" number:min-integer-digits="0"/>
    </number:number-style>
    <number:number-style style:name="N56">
      <number:number number:decimal-places="7" number:min-integer-digits="1"/>
    </number:number-style>
    <number:number-style style:name="N57">
      <number:number number:decimal-places="9" number:min-integer-digits="0"/>
    </number:number-style>
    <number:currency-style style:name="N58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8P1" number:language="en" number:country="GB">
      <number:text> </number:text>
      <number:currency-symbol number:language="en" number:country="GB">£</number:currency-symbol>
      <number:text>(</number:text>
      <number:number number:decimal-places="2" number:min-integer-digits="1" number:grouping="true"/>
      <number:text>)</number:text>
    </number:currency-style>
    <number:currency-style style:name="N58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0"/>
      <number:text> </number:text>
    </number:currency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number:currency-style style:name="N59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9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9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0"/>
      <number:text> </number:text>
    </number:currency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_50_0_37__32_-_32_Accent1_32_2" style:display-name="20% - Accent1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808080" fo:background-color="#FFFFFF"/>
      <style:text-properties fo:color="#6600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45"/>
    <style:style style:name="Comma_32_2" style:display-name="Comma 2" style:family="table-cell" style:data-style-name="N53"/>
    <style:style style:name="Comma_32_2_32_2" style:display-name="Comma 2 2" style:family="table-cell" style:data-style-name="N53"/>
    <style:style style:name="Comma_32_2_32_2_32_2" style:display-name="Comma 2 2 2" style:family="table-cell" style:data-style-name="N53"/>
    <style:style style:name="Comma_32_2_32_2_32_2_32_2" style:display-name="Comma 2 2 2 2" style:family="table-cell" style:data-style-name="N45"/>
    <style:style style:name="Comma_32_2_32_2_32_3" style:display-name="Comma 2 2 3" style:family="table-cell" style:data-style-name="N45"/>
    <style:style style:name="Comma_32_2_32_3" style:display-name="Comma 2 3" style:family="table-cell" style:data-style-name="N53"/>
    <style:style style:name="Comma_32_2_32_3_32_2" style:display-name="Comma 2 3 2" style:family="table-cell" style:data-style-name="N45"/>
    <style:style style:name="Comma_32_2_32_4" style:display-name="Comma 2 4" style:family="table-cell" style:data-style-name="N45"/>
    <style:style style:name="Comma_32_3" style:display-name="Comma 3" style:family="table-cell" style:data-style-name="N53"/>
    <style:style style:name="Comma_32_3_32_2" style:display-name="Comma 3 2" style:family="table-cell" style:data-style-name="N53"/>
    <style:style style:name="Comma_32_3_32_2_32_2" style:display-name="Comma 3 2 2" style:family="table-cell" style:data-style-name="N45"/>
    <style:style style:name="Comma_32_3_32_2_32_3" style:display-name="Comma 3 2 3" style:family="table-cell" style:data-style-name="N45"/>
    <style:style style:name="Comma_32_3_32_3" style:display-name="Comma 3 3" style:family="table-cell" style:data-style-name="N45"/>
    <style:style style:name="Comma_32_4" style:display-name="Comma 4" style:family="table-cell" style:data-style-name="N53"/>
    <style:style style:name="Comma_32_4_32_2" style:display-name="Comma 4 2" style:family="table-cell" style:data-style-name="N53"/>
    <style:style style:name="Comma_32_4_32_2_32_2" style:display-name="Comma 4 2 2" style:family="table-cell" style:data-style-name="N45"/>
    <style:style style:name="Comma_32_4_32_3" style:display-name="Comma 4 3" style:family="table-cell" style:data-style-name="N45"/>
    <style:style style:name="Comma_32_5" style:display-name="Comma 5" style:family="table-cell" style:data-style-name="N53"/>
    <style:style style:name="Comma_32_5_32_2" style:display-name="Comma 5 2" style:family="table-cell" style:data-style-name="N53"/>
    <style:style style:name="Comma_32_5_32_2_32_2" style:display-name="Comma 5 2 2" style:family="table-cell" style:data-style-name="N45"/>
    <style:style style:name="Comma_32_5_32_3" style:display-name="Comma 5 3" style:family="table-cell" style:data-style-name="N45"/>
    <style:style style:name="Comma_32_6" style:display-name="Comma 6" style:family="table-cell" style:data-style-name="N53"/>
    <style:style style:name="Comma_32_6_32_2" style:display-name="Comma 6 2" style:family="table-cell" style:data-style-name="N45"/>
    <style:style style:name="Comma_32_7" style:display-name="Comma 7" style:family="table-cell" style:data-style-name="N53"/>
    <style:style style:name="Comma_32_7_32_2" style:display-name="Comma 7 2" style:family="table-cell" style:data-style-name="N45"/>
    <style:style style:name="Comma_32_8" style:display-name="Comma 8" style:family="table-cell" style:data-style-name="N53"/>
    <style:style style:name="Comma_32_8_32_2" style:display-name="Comma 8 2" style:family="table-cell" style:data-style-name="N45"/>
    <style:style style:name="Comma_32_8_32_3" style:display-name="Comma 8 3" style:family="table-cell" style:data-style-name="N45"/>
    <style:style style:name="Comma_32_9" style:display-name="Comma 9" style:family="table-cell" style:data-style-name="N45"/>
    <style:style style:name="Currency_32_2" style:display-name="Currency 2" style:family="table-cell" style:data-style-name="N58"/>
    <style:style style:name="Currency_32_2_32_2" style:display-name="Currency 2 2" style:family="table-cell" style:data-style-name="N59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993366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660066" fo:border-left="none" fo:border-right="none"/>
      <style:text-properties fo:color="#660066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Xl0000052" style:display-name="Normal 3_Xl000005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1.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1.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13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1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1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2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8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Benefit_32_unit" style:display-name="Normal_Benefit unit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FA1201_32_2" style:display-name="Normal_FA120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Length_32_of_32_residence" style:display-name="Normal_Length of residence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relim_32_07-08_32_tables_32__32_charts_32_v3" style:display-name="Normal_Prelim 07-08 tables  charts v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roportion_32_on_32_income_32_spent_32_on_32_housing" style:display-name="Normal_Proportion on income spent on housing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eligion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1_32_2" style:display-name="Normal_Sheet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tabA1.1-1.16" style:family="table-cell" style:data-style-name="N0">
      <style:table-cell-properties style:vertical-align="automatic" fo:background-color="transparent"/>
      <style:text-properties style:font-name="Book Antiqua" style:font-name-asian="Book Antiqua" style:font-name-complex="Book Antiqua" fo:font-size="11pt" style:font-size-asian="11pt" style:font-size-complex="11pt" style:font-family-generic="roman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6" style:display-name="Percent 16" style:family="table-cell" style:data-style-name="N13"/>
    <style:style style:name="Percent_32_16_32_2" style:display-name="Percent 16 2" style:family="table-cell" style:data-style-name="N13"/>
    <style:style style:name="Percent_32_18" style:display-name="Percent 18" style:family="table-cell" style:data-style-name="N13"/>
    <style:style style:name="Percent_32_18_32_2" style:display-name="Percent 18 2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3" style:display-name="Percent 5 3" style:family="table-cell" style:data-style-name="N13"/>
    <style:style style:name="Percent_32_6" style:display-name="Percent 6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style143601848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6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69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03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0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7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8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4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1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6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9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1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4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6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2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195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05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1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9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33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9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56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6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9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itle_32_2" style:display-name="Title 2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CCFFFF" fo:border-bottom="thin double #CCFFFF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6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/>
    <dc:creator>Smy, Liz</dc:creator>
    <meta:creation-date>2017-11-30T14:23:04Z</meta:creation-date>
    <dc:date>2023-02-24T10:41:15Z</dc:date>
    <meta:print-date>2020-12-16T10:11:00Z</meta:print-date>
    <meta:editing-duration>PT0S</meta:editing-duration>
    <meta:user-defined meta:name="docIndexRef">ffcdd206-d58b-42b2-a8b9-486f541706c6</meta:user-defined>
    <meta:user-defined meta:name="bjSaver">vAdqP+5tRgJUiLs595TOHHQTrbZpKYrd</meta:user-defined>
    <meta:user-defined meta:name="bjDocumentSecurityLabel">No Marking</meta:user-defined>
    <meta:user-defined meta:name="ContentTypeId">0x010100ECCB7E1F660E4D499F35AD51896216AD</meta:user-defined>
  </office:meta>
</office:document-meta>
</file>